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06pt"/>
    </style:style>
    <style:style style:name="co2" style:family="table-column">
      <style:table-column-properties fo:break-before="auto" style:column-width="47.3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eft_motor" table:style-name="ta1">
        <office:forms form:automatic-focus="false" form:apply-design-mode="false"/>
        <table:shapes>
          <draw:frame draw:z-index="0" draw:style-name="gr1" draw:text-style-name="P1" svg:width="547.54pt" svg:height="302.68pt" svg:x="369.72pt" svg:y="312.46pt">
            <loext:p draw:notify-on-update-of-ranges="left_motor.F2:left_motor.F52 left_motor.F1:left_motor.F1 left_motor.E2:left_motor.E5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24.48pt" svg:height="718.3pt" svg:x="397.02pt" svg:y="640.77pt">
            <loext:p draw:notify-on-update-of-ranges="left_motor.F52:left_motor.F101 left_motor.E52:left_motor.E10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<text:s/>vel</text:p>
          </table:table-cell>
          <table:table-cell table:number-columns-repeated="2"/>
          <table:table-cell office:value-type="string" calcext:value-type="string">
            <text:p>Power</text:p>
          </table:table-cell>
          <table:table-cell office:value-type="string" calcext:value-type="string">
            <text:p>Vel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AVERAGE([.B2:.B52])" office:value-type="float" office:value="-363.091098039216" calcext:value-type="float">
            <text:p>-363.0910980392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 table:formula="of:=AVERAGE(OFFSET([.B$2];ROWS([.F$2:.F2])*51-51;;51))" office:value-type="float" office:value="-363.091098039216" calcext:value-type="float">
            <text:p>-363.0910980392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AVERAGE([.B3:.B53])" office:value-type="float" office:value="-370.819078431372" calcext:value-type="float">
            <text:p>-370.8190784314</text:p>
          </table:table-cell>
          <table:table-cell/>
          <table:table-cell office:value-type="float" office:value="-0.98" calcext:value-type="float">
            <text:p>-0.98</text:p>
          </table:table-cell>
          <table:table-cell table:style-name="ce1" table:formula="of:=AVERAGE(OFFSET([.B$2];ROWS([.F$2:.F3])*51-51;;51))" office:value-type="float" office:value="-388.164862745098" calcext:value-type="float">
            <text:p>-388.164862745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219.1" calcext:value-type="float">
            <text:p>-219.1</text:p>
          </table:table-cell>
          <table:table-cell table:formula="of:=AVERAGE([.B4:.B54])" office:value-type="float" office:value="-378.442294117647" calcext:value-type="float">
            <text:p>-378.4422941176</text:p>
          </table:table-cell>
          <table:table-cell/>
          <table:table-cell office:value-type="float" office:value="-0.96" calcext:value-type="float">
            <text:p>-0.96</text:p>
          </table:table-cell>
          <table:table-cell table:style-name="ce1" table:formula="of:=AVERAGE(OFFSET([.B$2];ROWS([.F$2:.F4])*51-51;;51))" office:value-type="float" office:value="-365.140215686274" calcext:value-type="float">
            <text:p>-365.1402156863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294.107" calcext:value-type="float">
            <text:p>-294.107</text:p>
          </table:table-cell>
          <table:table-cell table:formula="of:=AVERAGE([.B5:.B55])" office:value-type="float" office:value="-381.720823529412" calcext:value-type="float">
            <text:p>-381.7208235294</text:p>
          </table:table-cell>
          <table:table-cell/>
          <table:table-cell office:value-type="float" office:value="-0.94" calcext:value-type="float">
            <text:p>-0.94</text:p>
          </table:table-cell>
          <table:table-cell table:style-name="ce1" table:formula="of:=AVERAGE(OFFSET([.B$2];ROWS([.F$2:.F5])*51-51;;51))" office:value-type="float" office:value="-355.519117647059" calcext:value-type="float">
            <text:p>-355.519117647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24.254" calcext:value-type="float">
            <text:p>-324.254</text:p>
          </table:table-cell>
          <table:table-cell table:formula="of:=AVERAGE([.B6:.B56])" office:value-type="float" office:value="-383.481745098039" calcext:value-type="float">
            <text:p>-383.481745098</text:p>
          </table:table-cell>
          <table:table-cell/>
          <table:table-cell office:value-type="float" office:value="-0.92" calcext:value-type="float">
            <text:p>-0.92</text:p>
          </table:table-cell>
          <table:table-cell table:style-name="ce1" table:formula="of:=AVERAGE(OFFSET([.B$2];ROWS([.F$2:.F6])*51-51;;51))" office:value-type="float" office:value="-347.408098039216" calcext:value-type="float">
            <text:p>-347.4080980392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52.128" calcext:value-type="float">
            <text:p>-352.128</text:p>
          </table:table-cell>
          <table:table-cell table:formula="of:=AVERAGE([.B7:.B57])" office:value-type="float" office:value="-384.613803921569" calcext:value-type="float">
            <text:p>-384.6138039216</text:p>
          </table:table-cell>
          <table:table-cell/>
          <table:table-cell office:value-type="float" office:value="-0.9" calcext:value-type="float">
            <text:p>-0.9</text:p>
          </table:table-cell>
          <table:table-cell table:style-name="ce1" table:formula="of:=AVERAGE(OFFSET([.B$2];ROWS([.F$2:.F7])*51-51;;51))" office:value-type="float" office:value="-341.304470588235" calcext:value-type="float">
            <text:p>-341.3044705882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49.91" calcext:value-type="float">
            <text:p>-349.91</text:p>
          </table:table-cell>
          <table:table-cell table:formula="of:=AVERAGE([.B8:.B58])" office:value-type="float" office:value="-385.348137254902" calcext:value-type="float">
            <text:p>-385.3481372549</text:p>
          </table:table-cell>
          <table:table-cell/>
          <table:table-cell office:value-type="float" office:value="-0.88" calcext:value-type="float">
            <text:p>-0.88</text:p>
          </table:table-cell>
          <table:table-cell table:style-name="ce1" table:formula="of:=AVERAGE(OFFSET([.B$2];ROWS([.F$2:.F8])*51-51;;51))" office:value-type="float" office:value="-333.243509803921" calcext:value-type="float">
            <text:p>-333.2435098039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67.613" calcext:value-type="float">
            <text:p>-367.613</text:p>
          </table:table-cell>
          <table:table-cell table:formula="of:=AVERAGE([.B9:.B59])" office:value-type="float" office:value="-386.12037254902" calcext:value-type="float">
            <text:p>-386.120372549</text:p>
          </table:table-cell>
          <table:table-cell/>
          <table:table-cell office:value-type="float" office:value="-0.86" calcext:value-type="float">
            <text:p>-0.86</text:p>
          </table:table-cell>
          <table:table-cell table:style-name="ce1" table:formula="of:=AVERAGE(OFFSET([.B$2];ROWS([.F$2:.F9])*51-51;;51))" office:value-type="float" office:value="-324.30337254902" calcext:value-type="float">
            <text:p>-324.303372549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64.947" calcext:value-type="float">
            <text:p>-364.947</text:p>
          </table:table-cell>
          <table:table-cell table:formula="of:=AVERAGE([.B10:.B60])" office:value-type="float" office:value="-386.479215686275" calcext:value-type="float">
            <text:p>-386.4792156863</text:p>
          </table:table-cell>
          <table:table-cell/>
          <table:table-cell office:value-type="float" office:value="-0.84" calcext:value-type="float">
            <text:p>-0.84</text:p>
          </table:table-cell>
          <table:table-cell table:style-name="ce1" table:formula="of:=AVERAGE(OFFSET([.B$2];ROWS([.F$2:.F10])*51-51;;51))" office:value-type="float" office:value="-315.772" calcext:value-type="float">
            <text:p>-315.772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81.279" calcext:value-type="float">
            <text:p>-381.279</text:p>
          </table:table-cell>
          <table:table-cell table:formula="of:=AVERAGE([.B11:.B61])" office:value-type="float" office:value="-387.118196078431" calcext:value-type="float">
            <text:p>-387.1181960784</text:p>
          </table:table-cell>
          <table:table-cell/>
          <table:table-cell office:value-type="float" office:value="-0.82" calcext:value-type="float">
            <text:p>-0.82</text:p>
          </table:table-cell>
          <table:table-cell table:style-name="ce1" table:formula="of:=AVERAGE(OFFSET([.B$2];ROWS([.F$2:.F11])*51-51;;51))" office:value-type="float" office:value="-308.691745098039" calcext:value-type="float">
            <text:p>-308.69174509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72.439" calcext:value-type="float">
            <text:p>-372.439</text:p>
          </table:table-cell>
          <table:table-cell table:formula="of:=AVERAGE([.B12:.B62])" office:value-type="float" office:value="-387.320196078431" calcext:value-type="float">
            <text:p>-387.3201960784</text:p>
          </table:table-cell>
          <table:table-cell/>
          <table:table-cell office:value-type="float" office:value="-0.8" calcext:value-type="float">
            <text:p>-0.8</text:p>
          </table:table-cell>
          <table:table-cell table:style-name="ce1" table:formula="of:=AVERAGE(OFFSET([.B$2];ROWS([.F$2:.F12])*51-51;;51))" office:value-type="float" office:value="-300.119352941176" calcext:value-type="float">
            <text:p>-300.1193529412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84.911" calcext:value-type="float">
            <text:p>-384.911</text:p>
          </table:table-cell>
          <table:table-cell table:formula="of:=AVERAGE([.B13:.B63])" office:value-type="float" office:value="-387.660745098039" calcext:value-type="float">
            <text:p>-387.660745098</text:p>
          </table:table-cell>
          <table:table-cell/>
          <table:table-cell office:value-type="float" office:value="-0.78" calcext:value-type="float">
            <text:p>-0.78</text:p>
          </table:table-cell>
          <table:table-cell table:style-name="ce1" table:formula="of:=AVERAGE(OFFSET([.B$2];ROWS([.F$2:.F13])*51-51;;51))" office:value-type="float" office:value="-291.735254901961" calcext:value-type="float">
            <text:p>-291.735254902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96" calcext:value-type="float">
            <text:p>-396</text:p>
          </table:table-cell>
          <table:table-cell table:formula="of:=AVERAGE([.B14:.B64])" office:value-type="float" office:value="-387.81868627451" calcext:value-type="float">
            <text:p>-387.8186862745</text:p>
          </table:table-cell>
          <table:table-cell/>
          <table:table-cell office:value-type="float" office:value="-0.76" calcext:value-type="float">
            <text:p>-0.76</text:p>
          </table:table-cell>
          <table:table-cell table:style-name="ce1" table:formula="of:=AVERAGE(OFFSET([.B$2];ROWS([.F$2:.F14])*51-51;;51))" office:value-type="float" office:value="-284.328647058823" calcext:value-type="float">
            <text:p>-284.328647058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81.935" calcext:value-type="float">
            <text:p>-381.935</text:p>
          </table:table-cell>
          <table:table-cell table:formula="of:=AVERAGE([.B15:.B65])" office:value-type="float" office:value="-387.484352941176" calcext:value-type="float">
            <text:p>-387.4843529412</text:p>
          </table:table-cell>
          <table:table-cell/>
          <table:table-cell office:value-type="float" office:value="-0.74" calcext:value-type="float">
            <text:p>-0.74</text:p>
          </table:table-cell>
          <table:table-cell table:style-name="ce1" table:formula="of:=AVERAGE(OFFSET([.B$2];ROWS([.F$2:.F15])*51-51;;51))" office:value-type="float" office:value="-276.081666666667" calcext:value-type="float">
            <text:p>-276.0816666667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90.434" calcext:value-type="float">
            <text:p>-390.434</text:p>
          </table:table-cell>
          <table:table-cell table:formula="of:=AVERAGE([.B16:.B66])" office:value-type="float" office:value="-387.477921568627" calcext:value-type="float">
            <text:p>-387.4779215686</text:p>
          </table:table-cell>
          <table:table-cell/>
          <table:table-cell office:value-type="float" office:value="-0.72" calcext:value-type="float">
            <text:p>-0.72</text:p>
          </table:table-cell>
          <table:table-cell table:style-name="ce1" table:formula="of:=AVERAGE(OFFSET([.B$2];ROWS([.F$2:.F16])*51-51;;51))" office:value-type="float" office:value="-268.231549019608" calcext:value-type="float">
            <text:p>-268.2315490196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79.543" calcext:value-type="float">
            <text:p>-379.543</text:p>
          </table:table-cell>
          <table:table-cell table:formula="of:=AVERAGE([.B17:.B67])" office:value-type="float" office:value="-387.485784313725" calcext:value-type="float">
            <text:p>-387.4857843137</text:p>
          </table:table-cell>
          <table:table-cell/>
          <table:table-cell office:value-type="float" office:value="-0.7" calcext:value-type="float">
            <text:p>-0.7</text:p>
          </table:table-cell>
          <table:table-cell table:style-name="ce1" table:formula="of:=AVERAGE(OFFSET([.B$2];ROWS([.F$2:.F17])*51-51;;51))" office:value-type="float" office:value="-258.869156862745" calcext:value-type="float">
            <text:p>-258.8691568627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82.867" calcext:value-type="float">
            <text:p>-382.867</text:p>
          </table:table-cell>
          <table:table-cell table:formula="of:=AVERAGE([.B18:.B68])" office:value-type="float" office:value="-387.71168627451" calcext:value-type="float">
            <text:p>-387.7116862745</text:p>
          </table:table-cell>
          <table:table-cell/>
          <table:table-cell office:value-type="float" office:value="-0.68" calcext:value-type="float">
            <text:p>-0.68</text:p>
          </table:table-cell>
          <table:table-cell table:style-name="ce1" table:formula="of:=AVERAGE(OFFSET([.B$2];ROWS([.F$2:.F18])*51-51;;51))" office:value-type="float" office:value="-250.310529411765" calcext:value-type="float">
            <text:p>-250.310529411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83.638" calcext:value-type="float">
            <text:p>-383.638</text:p>
          </table:table-cell>
          <table:table-cell table:formula="of:=AVERAGE([.B19:.B69])" office:value-type="float" office:value="-387.971509803921" calcext:value-type="float">
            <text:p>-387.9715098039</text:p>
          </table:table-cell>
          <table:table-cell/>
          <table:table-cell office:value-type="float" office:value="-0.66" calcext:value-type="float">
            <text:p>-0.66</text:p>
          </table:table-cell>
          <table:table-cell table:style-name="ce1" table:formula="of:=AVERAGE(OFFSET([.B$2];ROWS([.F$2:.F19])*51-51;;51))" office:value-type="float" office:value="-243.071764705882" calcext:value-type="float">
            <text:p>-243.0717647059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90.263" calcext:value-type="float">
            <text:p>-390.263</text:p>
          </table:table-cell>
          <table:table-cell table:formula="of:=AVERAGE([.B20:.B70])" office:value-type="float" office:value="-388.163509803921" calcext:value-type="float">
            <text:p>-388.1635098039</text:p>
          </table:table-cell>
          <table:table-cell/>
          <table:table-cell office:value-type="float" office:value="-0.64" calcext:value-type="float">
            <text:p>-0.64</text:p>
          </table:table-cell>
          <table:table-cell table:style-name="ce1" table:formula="of:=AVERAGE(OFFSET([.B$2];ROWS([.F$2:.F20])*51-51;;51))" office:value-type="float" office:value="-234.892137254902" calcext:value-type="float">
            <text:p>-234.8921372549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88.274" calcext:value-type="float">
            <text:p>-388.274</text:p>
          </table:table-cell>
          <table:table-cell table:formula="of:=AVERAGE([.B21:.B71])" office:value-type="float" office:value="-388.058568627451" calcext:value-type="float">
            <text:p>-388.0585686275</text:p>
          </table:table-cell>
          <table:table-cell/>
          <table:table-cell office:value-type="float" office:value="-0.62" calcext:value-type="float">
            <text:p>-0.62</text:p>
          </table:table-cell>
          <table:table-cell table:style-name="ce1" table:formula="of:=AVERAGE(OFFSET([.B$2];ROWS([.F$2:.F21])*51-51;;51))" office:value-type="float" office:value="-225.760862745098" calcext:value-type="float">
            <text:p>-225.760862745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92.85" calcext:value-type="float">
            <text:p>-392.85</text:p>
          </table:table-cell>
          <table:table-cell table:formula="of:=AVERAGE([.B22:.B72])" office:value-type="float" office:value="-387.938549019608" calcext:value-type="float">
            <text:p>-387.9385490196</text:p>
          </table:table-cell>
          <table:table-cell/>
          <table:table-cell office:value-type="float" office:value="-0.6" calcext:value-type="float">
            <text:p>-0.6</text:p>
          </table:table-cell>
          <table:table-cell table:style-name="ce1" table:formula="of:=AVERAGE(OFFSET([.B$2];ROWS([.F$2:.F22])*51-51;;51))" office:value-type="float" office:value="-217.443647058823" calcext:value-type="float">
            <text:p>-217.443647058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88.954" calcext:value-type="float">
            <text:p>-388.954</text:p>
          </table:table-cell>
          <table:table-cell table:formula="of:=AVERAGE([.B23:.B73])" office:value-type="float" office:value="-387.864372549019" calcext:value-type="float">
            <text:p>-387.864372549</text:p>
          </table:table-cell>
          <table:table-cell/>
          <table:table-cell office:value-type="float" office:value="-0.58" calcext:value-type="float">
            <text:p>-0.58</text:p>
          </table:table-cell>
          <table:table-cell table:style-name="ce1" table:formula="of:=AVERAGE(OFFSET([.B$2];ROWS([.F$2:.F23])*51-51;;51))" office:value-type="float" office:value="-209.584862745098" calcext:value-type="float">
            <text:p>-209.584862745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81.443" calcext:value-type="float">
            <text:p>-381.443</text:p>
          </table:table-cell>
          <table:table-cell table:formula="of:=AVERAGE([.B24:.B74])" office:value-type="float" office:value="-387.809156862745" calcext:value-type="float">
            <text:p>-387.8091568627</text:p>
          </table:table-cell>
          <table:table-cell/>
          <table:table-cell office:value-type="float" office:value="-0.56" calcext:value-type="float">
            <text:p>-0.56</text:p>
          </table:table-cell>
          <table:table-cell table:style-name="ce1" table:formula="of:=AVERAGE(OFFSET([.B$2];ROWS([.F$2:.F24])*51-51;;51))" office:value-type="float" office:value="-201.096490196078" calcext:value-type="float">
            <text:p>-201.096490196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91.926" calcext:value-type="float">
            <text:p>-391.926</text:p>
          </table:table-cell>
          <table:table-cell table:formula="of:=AVERAGE([.B25:.B75])" office:value-type="float" office:value="-387.960882352941" calcext:value-type="float">
            <text:p>-387.9608823529</text:p>
          </table:table-cell>
          <table:table-cell/>
          <table:table-cell office:value-type="float" office:value="-0.54" calcext:value-type="float">
            <text:p>-0.54</text:p>
          </table:table-cell>
          <table:table-cell table:style-name="ce1" table:formula="of:=AVERAGE(OFFSET([.B$2];ROWS([.F$2:.F25])*51-51;;51))" office:value-type="float" office:value="-192.674274509804" calcext:value-type="float">
            <text:p>-192.674274509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78.412" calcext:value-type="float">
            <text:p>-378.412</text:p>
          </table:table-cell>
          <table:table-cell table:formula="of:=AVERAGE([.B26:.B76])" office:value-type="float" office:value="-387.874901960784" calcext:value-type="float">
            <text:p>-387.8749019608</text:p>
          </table:table-cell>
          <table:table-cell/>
          <table:table-cell office:value-type="float" office:value="-0.519999999999999" calcext:value-type="float">
            <text:p>-0.52</text:p>
          </table:table-cell>
          <table:table-cell table:style-name="ce1" table:formula="of:=AVERAGE(OFFSET([.B$2];ROWS([.F$2:.F26])*51-51;;51))" office:value-type="float" office:value="-185.377098039216" calcext:value-type="float">
            <text:p>-185.3770980392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89.238" calcext:value-type="float">
            <text:p>-389.238</text:p>
          </table:table-cell>
          <table:table-cell table:formula="of:=AVERAGE([.B27:.B77])" office:value-type="float" office:value="-387.896019607843" calcext:value-type="float">
            <text:p>-387.8960196078</text:p>
          </table:table-cell>
          <table:table-cell/>
          <table:table-cell office:value-type="float" office:value="-0.5" calcext:value-type="float">
            <text:p>-0.5</text:p>
          </table:table-cell>
          <table:table-cell table:style-name="ce1" table:formula="of:=AVERAGE(OFFSET([.B$2];ROWS([.F$2:.F27])*51-51;;51))" office:value-type="float" office:value="-175.991352941176" calcext:value-type="float">
            <text:p>-175.9913529412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83.803" calcext:value-type="float">
            <text:p>-383.803</text:p>
          </table:table-cell>
          <table:table-cell table:formula="of:=AVERAGE([.B28:.B78])" office:value-type="float" office:value="-387.886" calcext:value-type="float">
            <text:p>-387.886</text:p>
          </table:table-cell>
          <table:table-cell/>
          <table:table-cell office:value-type="float" office:value="-0.479999999999999" calcext:value-type="float">
            <text:p>-0.48</text:p>
          </table:table-cell>
          <table:table-cell table:style-name="ce1" table:formula="of:=AVERAGE(OFFSET([.B$2];ROWS([.F$2:.F28])*51-51;;51))" office:value-type="float" office:value="-168.514980392157" calcext:value-type="float">
            <text:p>-168.5149803922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81.825" calcext:value-type="float">
            <text:p>-381.825</text:p>
          </table:table-cell>
          <table:table-cell table:formula="of:=AVERAGE([.B29:.B79])" office:value-type="float" office:value="-387.895764705882" calcext:value-type="float">
            <text:p>-387.8957647059</text:p>
          </table:table-cell>
          <table:table-cell/>
          <table:table-cell office:value-type="float" office:value="-0.459999999999999" calcext:value-type="float">
            <text:p>-0.46</text:p>
          </table:table-cell>
          <table:table-cell table:style-name="ce1" table:formula="of:=AVERAGE(OFFSET([.B$2];ROWS([.F$2:.F29])*51-51;;51))" office:value-type="float" office:value="-160.181431372549" calcext:value-type="float">
            <text:p>-160.181431372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86.81" calcext:value-type="float">
            <text:p>-386.81</text:p>
          </table:table-cell>
          <table:table-cell table:formula="of:=AVERAGE([.B30:.B80])" office:value-type="float" office:value="-387.966098039216" calcext:value-type="float">
            <text:p>-387.9660980392</text:p>
          </table:table-cell>
          <table:table-cell/>
          <table:table-cell office:value-type="float" office:value="-0.439999999999999" calcext:value-type="float">
            <text:p>-0.44</text:p>
          </table:table-cell>
          <table:table-cell table:style-name="ce1" table:formula="of:=AVERAGE(OFFSET([.B$2];ROWS([.F$2:.F30])*51-51;;51))" office:value-type="float" office:value="-151.794588235294" calcext:value-type="float">
            <text:p>-151.7945882353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90.492" calcext:value-type="float">
            <text:p>-390.492</text:p>
          </table:table-cell>
          <table:table-cell table:formula="of:=AVERAGE([.B31:.B81])" office:value-type="float" office:value="-388.101588235294" calcext:value-type="float">
            <text:p>-388.1015882353</text:p>
          </table:table-cell>
          <table:table-cell/>
          <table:table-cell office:value-type="float" office:value="-0.419999999999999" calcext:value-type="float">
            <text:p>-0.42</text:p>
          </table:table-cell>
          <table:table-cell table:style-name="ce1" table:formula="of:=AVERAGE(OFFSET([.B$2];ROWS([.F$2:.F31])*51-51;;51))" office:value-type="float" office:value="-143.029352941177" calcext:value-type="float">
            <text:p>-143.0293529412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81.279" calcext:value-type="float">
            <text:p>-381.279</text:p>
          </table:table-cell>
          <table:table-cell table:formula="of:=AVERAGE([.B32:.B82])" office:value-type="float" office:value="-387.933803921569" calcext:value-type="float">
            <text:p>-387.9338039216</text:p>
          </table:table-cell>
          <table:table-cell/>
          <table:table-cell office:value-type="float" office:value="-0.399999999999999" calcext:value-type="float">
            <text:p>-0.4</text:p>
          </table:table-cell>
          <table:table-cell table:style-name="ce1" table:formula="of:=AVERAGE(OFFSET([.B$2];ROWS([.F$2:.F32])*51-51;;51))" office:value-type="float" office:value="-135.495392156863" calcext:value-type="float">
            <text:p>-135.4953921569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83.362" calcext:value-type="float">
            <text:p>-383.362</text:p>
          </table:table-cell>
          <table:table-cell table:formula="of:=AVERAGE([.B33:.B83])" office:value-type="float" office:value="-388.077627450981" calcext:value-type="float">
            <text:p>-388.077627451</text:p>
          </table:table-cell>
          <table:table-cell/>
          <table:table-cell office:value-type="float" office:value="-0.379999999999999" calcext:value-type="float">
            <text:p>-0.38</text:p>
          </table:table-cell>
          <table:table-cell table:style-name="ce1" table:formula="of:=AVERAGE(OFFSET([.B$2];ROWS([.F$2:.F33])*51-51;;51))" office:value-type="float" office:value="-127.363333333333" calcext:value-type="float">
            <text:p>-127.3633333333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81.007" calcext:value-type="float">
            <text:p>-381.007</text:p>
          </table:table-cell>
          <table:table-cell table:formula="of:=AVERAGE([.B34:.B84])" office:value-type="float" office:value="-388.235411764706" calcext:value-type="float">
            <text:p>-388.2354117647</text:p>
          </table:table-cell>
          <table:table-cell/>
          <table:table-cell office:value-type="float" office:value="-0.359999999999999" calcext:value-type="float">
            <text:p>-0.36</text:p>
          </table:table-cell>
          <table:table-cell table:style-name="ce1" table:formula="of:=AVERAGE(OFFSET([.B$2];ROWS([.F$2:.F34])*51-51;;51))" office:value-type="float" office:value="-119.223078431373" calcext:value-type="float">
            <text:p>-119.2230784314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86.698" calcext:value-type="float">
            <text:p>-386.698</text:p>
          </table:table-cell>
          <table:table-cell table:formula="of:=AVERAGE([.B35:.B85])" office:value-type="float" office:value="-388.560666666667" calcext:value-type="float">
            <text:p>-388.5606666667</text:p>
          </table:table-cell>
          <table:table-cell/>
          <table:table-cell office:value-type="float" office:value="-0.339999999999999" calcext:value-type="float">
            <text:p>-0.34</text:p>
          </table:table-cell>
          <table:table-cell table:style-name="ce1" table:formula="of:=AVERAGE(OFFSET([.B$2];ROWS([.F$2:.F35])*51-51;;51))" office:value-type="float" office:value="-111.098823529412" calcext:value-type="float">
            <text:p>-111.0988235294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90.206" calcext:value-type="float">
            <text:p>-390.206</text:p>
          </table:table-cell>
          <table:table-cell table:formula="of:=AVERAGE([.B36:.B86])" office:value-type="float" office:value="-388.523450980392" calcext:value-type="float">
            <text:p>-388.5234509804</text:p>
          </table:table-cell>
          <table:table-cell/>
          <table:table-cell office:value-type="float" office:value="-0.319999999999999" calcext:value-type="float">
            <text:p>-0.32</text:p>
          </table:table-cell>
          <table:table-cell table:style-name="ce1" table:formula="of:=AVERAGE(OFFSET([.B$2];ROWS([.F$2:.F36])*51-51;;51))" office:value-type="float" office:value="-103.057756862745" calcext:value-type="float">
            <text:p>-103.0577568627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90.035" calcext:value-type="float">
            <text:p>-390.035</text:p>
          </table:table-cell>
          <table:table-cell table:formula="of:=AVERAGE([.B37:.B87])" office:value-type="float" office:value="-388.579843137255" calcext:value-type="float">
            <text:p>-388.5798431373</text:p>
          </table:table-cell>
          <table:table-cell/>
          <table:table-cell office:value-type="float" office:value="-0.299999999999999" calcext:value-type="float">
            <text:p>-0.3</text:p>
          </table:table-cell>
          <table:table-cell table:style-name="ce1" table:formula="of:=AVERAGE(OFFSET([.B$2];ROWS([.F$2:.F37])*51-51;;51))" office:value-type="float" office:value="-95.2933411764706" calcext:value-type="float">
            <text:p>-95.293341176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92.966" calcext:value-type="float">
            <text:p>-392.966</text:p>
          </table:table-cell>
          <table:table-cell table:formula="of:=AVERAGE([.B38:.B88])" office:value-type="float" office:value="-388.425294117647" calcext:value-type="float">
            <text:p>-388.4252941176</text:p>
          </table:table-cell>
          <table:table-cell/>
          <table:table-cell office:value-type="float" office:value="-0.279999999999999" calcext:value-type="float">
            <text:p>-0.28</text:p>
          </table:table-cell>
          <table:table-cell table:style-name="ce1" table:formula="of:=AVERAGE(OFFSET([.B$2];ROWS([.F$2:.F38])*51-51;;51))" office:value-type="float" office:value="-86.3556176470588" calcext:value-type="float">
            <text:p>-86.355617647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78.465" calcext:value-type="float">
            <text:p>-378.465</text:p>
          </table:table-cell>
          <table:table-cell table:formula="of:=AVERAGE([.B39:.B89])" office:value-type="float" office:value="-388.314490196078" calcext:value-type="float">
            <text:p>-388.3144901961</text:p>
          </table:table-cell>
          <table:table-cell/>
          <table:table-cell office:value-type="float" office:value="-0.259999999999999" calcext:value-type="float">
            <text:p>-0.26</text:p>
          </table:table-cell>
          <table:table-cell table:style-name="ce1" table:formula="of:=AVERAGE(OFFSET([.B$2];ROWS([.F$2:.F39])*51-51;;51))" office:value-type="float" office:value="-78.370237254902" calcext:value-type="float">
            <text:p>-78.3702372549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94.069" calcext:value-type="float">
            <text:p>-394.069</text:p>
          </table:table-cell>
          <table:table-cell table:formula="of:=AVERAGE([.B40:.B90])" office:value-type="float" office:value="-388.659470588235" calcext:value-type="float">
            <text:p>-388.6594705882</text:p>
          </table:table-cell>
          <table:table-cell/>
          <table:table-cell office:value-type="float" office:value="-0.239999999999999" calcext:value-type="float">
            <text:p>-0.24</text:p>
          </table:table-cell>
          <table:table-cell table:style-name="ce1" table:formula="of:=AVERAGE(OFFSET([.B$2];ROWS([.F$2:.F40])*51-51;;51))" office:value-type="float" office:value="-70.3430352941176" calcext:value-type="float">
            <text:p>-70.343035294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77.608" calcext:value-type="float">
            <text:p>-377.608</text:p>
          </table:table-cell>
          <table:table-cell table:formula="of:=AVERAGE([.B41:.B91])" office:value-type="float" office:value="-388.381" calcext:value-type="float">
            <text:p>-388.381</text:p>
          </table:table-cell>
          <table:table-cell/>
          <table:table-cell office:value-type="float" office:value="-0.219999999999999" calcext:value-type="float">
            <text:p>-0.22</text:p>
          </table:table-cell>
          <table:table-cell table:style-name="ce1" table:formula="of:=AVERAGE(OFFSET([.B$2];ROWS([.F$2:.F41])*51-51;;51))" office:value-type="float" office:value="-62.3948039215686" calcext:value-type="float">
            <text:p>-62.3948039216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92.157" calcext:value-type="float">
            <text:p>-392.157</text:p>
          </table:table-cell>
          <table:table-cell table:formula="of:=AVERAGE([.B42:.B92])" office:value-type="float" office:value="-388.561431372549" calcext:value-type="float">
            <text:p>-388.5614313725</text:p>
          </table:table-cell>
          <table:table-cell/>
          <table:table-cell office:value-type="float" office:value="-0.199999999999999" calcext:value-type="float">
            <text:p>-0.2</text:p>
          </table:table-cell>
          <table:table-cell table:style-name="ce1" table:formula="of:=AVERAGE(OFFSET([.B$2];ROWS([.F$2:.F42])*51-51;;51))" office:value-type="float" office:value="-53.8206235294118" calcext:value-type="float">
            <text:p>-53.8206235294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85.579" calcext:value-type="float">
            <text:p>-385.579</text:p>
          </table:table-cell>
          <table:table-cell table:formula="of:=AVERAGE([.B43:.B93])" office:value-type="float" office:value="-388.350274509804" calcext:value-type="float">
            <text:p>-388.3502745098</text:p>
          </table:table-cell>
          <table:table-cell/>
          <table:table-cell office:value-type="float" office:value="-0.179999999999999" calcext:value-type="float">
            <text:p>-0.18</text:p>
          </table:table-cell>
          <table:table-cell table:style-name="ce1" table:formula="of:=AVERAGE(OFFSET([.B$2];ROWS([.F$2:.F43])*51-51;;51))" office:value-type="float" office:value="-46.1760666666667" calcext:value-type="float">
            <text:p>-46.1760666667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92.157" calcext:value-type="float">
            <text:p>-392.157</text:p>
          </table:table-cell>
          <table:table-cell table:formula="of:=AVERAGE([.B44:.B94])" office:value-type="float" office:value="-388.415333333333" calcext:value-type="float">
            <text:p>-388.4153333333</text:p>
          </table:table-cell>
          <table:table-cell/>
          <table:table-cell office:value-type="float" office:value="-0.159999999999999" calcext:value-type="float">
            <text:p>-0.16</text:p>
          </table:table-cell>
          <table:table-cell table:style-name="ce1" table:formula="of:=AVERAGE(OFFSET([.B$2];ROWS([.F$2:.F44])*51-51;;51))" office:value-type="float" office:value="-37.8098019607843" calcext:value-type="float">
            <text:p>-37.809801960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89.75" calcext:value-type="float">
            <text:p>-389.75</text:p>
          </table:table-cell>
          <table:table-cell table:formula="of:=AVERAGE([.B45:.B95])" office:value-type="float" office:value="-388.31268627451" calcext:value-type="float">
            <text:p>-388.3126862745</text:p>
          </table:table-cell>
          <table:table-cell/>
          <table:table-cell office:value-type="float" office:value="-0.139999999999999" calcext:value-type="float">
            <text:p>-0.14</text:p>
          </table:table-cell>
          <table:table-cell table:style-name="ce1" table:formula="of:=AVERAGE(OFFSET([.B$2];ROWS([.F$2:.F45])*51-51;;51))" office:value-type="float" office:value="-30.6302274509804" calcext:value-type="float">
            <text:p>-30.63022745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99.56" calcext:value-type="float">
            <text:p>-399.56</text:p>
          </table:table-cell>
          <table:table-cell table:formula="of:=AVERAGE([.B46:.B96])" office:value-type="float" office:value="-388.229823529412" calcext:value-type="float">
            <text:p>-388.2298235294</text:p>
          </table:table-cell>
          <table:table-cell/>
          <table:table-cell office:value-type="float" office:value="-0.119999999999999" calcext:value-type="float">
            <text:p>-0.12</text:p>
          </table:table-cell>
          <table:table-cell table:style-name="ce1" table:formula="of:=AVERAGE(OFFSET([.B$2];ROWS([.F$2:.F46])*51-51;;51))" office:value-type="float" office:value="-21.9189470588235" calcext:value-type="float">
            <text:p>-21.918947058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97.121" calcext:value-type="float">
            <text:p>-397.121</text:p>
          </table:table-cell>
          <table:table-cell table:formula="of:=AVERAGE([.B47:.B97])" office:value-type="float" office:value="-388.035235294118" calcext:value-type="float">
            <text:p>-388.0352352941</text:p>
          </table:table-cell>
          <table:table-cell/>
          <table:table-cell office:value-type="float" office:value="-0.0999999999999991" calcext:value-type="float">
            <text:p>-0.1</text:p>
          </table:table-cell>
          <table:table-cell table:style-name="ce1" table:formula="of:=AVERAGE(OFFSET([.B$2];ROWS([.F$2:.F47])*51-51;;51))" office:value-type="float" office:value="-14.7150705882353" calcext:value-type="float">
            <text:p>-14.7150705882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85.747" calcext:value-type="float">
            <text:p>-385.747</text:p>
          </table:table-cell>
          <table:table-cell table:formula="of:=AVERAGE([.B48:.B98])" office:value-type="float" office:value="-387.989117647059" calcext:value-type="float">
            <text:p>-387.9891176471</text:p>
          </table:table-cell>
          <table:table-cell/>
          <table:table-cell office:value-type="float" office:value="-0.0799999999999991" calcext:value-type="float">
            <text:p>-0.08</text:p>
          </table:table-cell>
          <table:table-cell table:style-name="ce1" table:formula="of:=AVERAGE(OFFSET([.B$2];ROWS([.F$2:.F48])*51-51;;51))" office:value-type="float" office:value="-7.69458647058824" calcext:value-type="float">
            <text:p>-7.6945864706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85.97" calcext:value-type="float">
            <text:p>-385.97</text:p>
          </table:table-cell>
          <table:table-cell table:formula="of:=AVERAGE([.B49:.B99])" office:value-type="float" office:value="-387.965117647059" calcext:value-type="float">
            <text:p>-387.9651176471</text:p>
          </table:table-cell>
          <table:table-cell/>
          <table:table-cell office:value-type="float" office:value="-0.0599999999999991" calcext:value-type="float">
            <text:p>-0.06</text:p>
          </table:table-cell>
          <table:table-cell table:style-name="ce1" table:formula="of:=AVERAGE(OFFSET([.B$2];ROWS([.F$2:.F49])*51-51;;51))" office:value-type="float" office:value="-0.82386568627451" calcext:value-type="float">
            <text:p>-0.8238656863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83.638" calcext:value-type="float">
            <text:p>-383.638</text:p>
          </table:table-cell>
          <table:table-cell table:formula="of:=AVERAGE([.B50:.B100])" office:value-type="float" office:value="-388.133078431372" calcext:value-type="float">
            <text:p>-388.1330784314</text:p>
          </table:table-cell>
          <table:table-cell/>
          <table:table-cell office:value-type="float" office:value="-0.0399999999999989" calcext:value-type="float">
            <text:p>-0.04</text:p>
          </table:table-cell>
          <table:table-cell table:style-name="ce1" table:formula="of:=AVERAGE(OFFSET([.B$2];ROWS([.F$2:.F50])*51-51;;51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89.238" calcext:value-type="float">
            <text:p>-389.238</text:p>
          </table:table-cell>
          <table:table-cell table:formula="of:=AVERAGE([.B51:.B101])" office:value-type="float" office:value="-388.206294117647" calcext:value-type="float">
            <text:p>-388.2062941176</text:p>
          </table:table-cell>
          <table:table-cell/>
          <table:table-cell office:value-type="float" office:value="-0.0199999999999989" calcext:value-type="float">
            <text:p>-0.02</text:p>
          </table:table-cell>
          <table:table-cell table:style-name="ce1" table:formula="of:=AVERAGE(OFFSET([.B$2];ROWS([.F$2:.F51])*51-51;;51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91.639" calcext:value-type="float">
            <text:p>-391.639</text:p>
          </table:table-cell>
          <table:table-cell table:formula="of:=AVERAGE([.B52:.B102])" office:value-type="float" office:value="-388.277117647059" calcext:value-type="float">
            <text:p>-388.2771176471</text:p>
          </table:table-cell>
          <table:table-cell/>
          <table:table-cell office:value-type="float" office:value="1.11022302462516E-015" calcext:value-type="float">
            <text:p>1.11022302462516E-15</text:p>
          </table:table-cell>
          <table:table-cell table:style-name="ce1" table:formula="of:=AVERAGE(OFFSET([.B$2];ROWS([.F$2:.F52])*51-51;;51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-394.127" calcext:value-type="float">
            <text:p>-394.127</text:p>
          </table:table-cell>
          <table:table-cell table:formula="of:=AVERAGE([.B53:.B103])" office:value-type="float" office:value="-388.164862745098" calcext:value-type="float">
            <text:p>-388.1648627451</text:p>
          </table:table-cell>
          <table:table-cell/>
          <table:table-cell office:value-type="float" office:value="0.0200000000000011" calcext:value-type="float">
            <text:p>0.02</text:p>
          </table:table-cell>
          <table:table-cell table:style-name="ce1" table:formula="of:=AVERAGE(OFFSET([.B$2];ROWS([.F$2:.F53])*51-51;;51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-388.784" calcext:value-type="float">
            <text:p>-388.784</text:p>
          </table:table-cell>
          <table:table-cell table:formula="of:=AVERAGE([.B54:.B104])" office:value-type="float" office:value="-388.120588235294" calcext:value-type="float">
            <text:p>-388.1205882353</text:p>
          </table:table-cell>
          <table:table-cell/>
          <table:table-cell office:value-type="float" office:value="0.0400000000000011" calcext:value-type="float">
            <text:p>0.04</text:p>
          </table:table-cell>
          <table:table-cell table:style-name="ce1" table:formula="of:=AVERAGE(OFFSET([.B$2];ROWS([.F$2:.F54])*51-51;;51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-386.305" calcext:value-type="float">
            <text:p>-386.305</text:p>
          </table:table-cell>
          <table:table-cell table:formula="of:=AVERAGE([.B55:.B105])" office:value-type="float" office:value="-388.055568627451" calcext:value-type="float">
            <text:p>-388.0555686275</text:p>
          </table:table-cell>
          <table:table-cell/>
          <table:table-cell office:value-type="float" office:value="0.0600000000000012" calcext:value-type="float">
            <text:p>0.06</text:p>
          </table:table-cell>
          <table:table-cell table:style-name="ce1" table:formula="of:=AVERAGE(OFFSET([.B$2];ROWS([.F$2:.F55])*51-51;;51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-383.914" calcext:value-type="float">
            <text:p>-383.914</text:p>
          </table:table-cell>
          <table:table-cell table:formula="of:=AVERAGE([.B56:.B106])" office:value-type="float" office:value="-387.957019607843" calcext:value-type="float">
            <text:p>-387.9570196078</text:p>
          </table:table-cell>
          <table:table-cell/>
          <table:table-cell office:value-type="float" office:value="0.0800000000000012" calcext:value-type="float">
            <text:p>0.08</text:p>
          </table:table-cell>
          <table:table-cell table:style-name="ce1" table:formula="of:=AVERAGE(OFFSET([.B$2];ROWS([.F$2:.F56])*51-51;;51))" office:value-type="float" office:value="1.74651607843137" calcext:value-type="float">
            <text:p>1.7465160784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-381.989" calcext:value-type="float">
            <text:p>-381.989</text:p>
          </table:table-cell>
          <table:table-cell table:formula="of:=AVERAGE([.B57:.B107])" office:value-type="float" office:value="-388.065862745098" calcext:value-type="float">
            <text:p>-388.0658627451</text:p>
          </table:table-cell>
          <table:table-cell/>
          <table:table-cell office:value-type="float" office:value="0.100000000000001" calcext:value-type="float">
            <text:p>0.1</text:p>
          </table:table-cell>
          <table:table-cell table:style-name="ce1" table:formula="of:=AVERAGE(OFFSET([.B$2];ROWS([.F$2:.F57])*51-51;;51))" office:value-type="float" office:value="6.94451274509804" calcext:value-type="float">
            <text:p>6.9445127451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-389.579" calcext:value-type="float">
            <text:p>-389.579</text:p>
          </table:table-cell>
          <table:table-cell table:formula="of:=AVERAGE([.B58:.B108])" office:value-type="float" office:value="-387.767137254902" calcext:value-type="float">
            <text:p>-387.7671372549</text:p>
          </table:table-cell>
          <table:table-cell/>
          <table:table-cell office:value-type="float" office:value="0.120000000000001" calcext:value-type="float">
            <text:p>0.12</text:p>
          </table:table-cell>
          <table:table-cell table:style-name="ce1" table:formula="of:=AVERAGE(OFFSET([.B$2];ROWS([.F$2:.F58])*51-51;;51))" office:value-type="float" office:value="18.2586490196078" calcext:value-type="float">
            <text:p>18.2586490196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-389.294" calcext:value-type="float">
            <text:p>-389.294</text:p>
          </table:table-cell>
          <table:table-cell table:formula="of:=AVERAGE([.B59:.B109])" office:value-type="float" office:value="-387.367372549019" calcext:value-type="float">
            <text:p>-387.367372549</text:p>
          </table:table-cell>
          <table:table-cell/>
          <table:table-cell office:value-type="float" office:value="0.140000000000001" calcext:value-type="float">
            <text:p>0.14</text:p>
          </table:table-cell>
          <table:table-cell table:style-name="ce1" table:formula="of:=AVERAGE(OFFSET([.B$2];ROWS([.F$2:.F59])*51-51;;51))" office:value-type="float" office:value="26.4433549019608" calcext:value-type="float">
            <text:p>26.443354902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-385.914" calcext:value-type="float">
            <text:p>-385.914</text:p>
          </table:table-cell>
          <table:table-cell table:formula="of:=AVERAGE([.B60:.B110])" office:value-type="float" office:value="-386.894882352941" calcext:value-type="float">
            <text:p>-386.8948823529</text:p>
          </table:table-cell>
          <table:table-cell/>
          <table:table-cell office:value-type="float" office:value="0.160000000000001" calcext:value-type="float">
            <text:p>0.16</text:p>
          </table:table-cell>
          <table:table-cell table:style-name="ce1" table:formula="of:=AVERAGE(OFFSET([.B$2];ROWS([.F$2:.F60])*51-51;;51))" office:value-type="float" office:value="35.2154176470588" calcext:value-type="float">
            <text:p>35.2154176471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-397.535" calcext:value-type="float">
            <text:p>-397.535</text:p>
          </table:table-cell>
          <table:table-cell table:formula="of:=AVERAGE([.B61:.B111])" office:value-type="float" office:value="-386.478862745098" calcext:value-type="float">
            <text:p>-386.4788627451</text:p>
          </table:table-cell>
          <table:table-cell/>
          <table:table-cell office:value-type="float" office:value="0.180000000000001" calcext:value-type="float">
            <text:p>0.18</text:p>
          </table:table-cell>
          <table:table-cell table:style-name="ce1" table:formula="of:=AVERAGE(OFFSET([.B$2];ROWS([.F$2:.F61])*51-51;;51))" office:value-type="float" office:value="41.9164764705882" calcext:value-type="float">
            <text:p>41.9164764706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-391.581" calcext:value-type="float">
            <text:p>-391.581</text:p>
          </table:table-cell>
          <table:table-cell table:formula="of:=AVERAGE([.B62:.B112])" office:value-type="float" office:value="-385.785450980392" calcext:value-type="float">
            <text:p>-385.7854509804</text:p>
          </table:table-cell>
          <table:table-cell/>
          <table:table-cell office:value-type="float" office:value="0.200000000000001" calcext:value-type="float">
            <text:p>0.2</text:p>
          </table:table-cell>
          <table:table-cell table:style-name="ce1" table:formula="of:=AVERAGE(OFFSET([.B$2];ROWS([.F$2:.F62])*51-51;;51))" office:value-type="float" office:value="48.632168627451" calcext:value-type="float">
            <text:p>48.6321686275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-389.807" calcext:value-type="float">
            <text:p>-389.807</text:p>
          </table:table-cell>
          <table:table-cell table:formula="of:=AVERAGE([.B63:.B113])" office:value-type="float" office:value="-385.188588235294" calcext:value-type="float">
            <text:p>-385.1885882353</text:p>
          </table:table-cell>
          <table:table-cell/>
          <table:table-cell office:value-type="float" office:value="0.220000000000001" calcext:value-type="float">
            <text:p>0.22</text:p>
          </table:table-cell>
          <table:table-cell table:style-name="ce1" table:formula="of:=AVERAGE(OFFSET([.B$2];ROWS([.F$2:.F63])*51-51;;51))" office:value-type="float" office:value="57.233968627451" calcext:value-type="float">
            <text:p>57.2339686275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-392.966" calcext:value-type="float">
            <text:p>-392.966</text:p>
          </table:table-cell>
          <table:table-cell table:formula="of:=AVERAGE([.B64:.B114])" office:value-type="float" office:value="-384.900431372549" calcext:value-type="float">
            <text:p>-384.9004313725</text:p>
          </table:table-cell>
          <table:table-cell/>
          <table:table-cell office:value-type="float" office:value="0.240000000000001" calcext:value-type="float">
            <text:p>0.24</text:p>
          </table:table-cell>
          <table:table-cell table:style-name="ce1" table:formula="of:=AVERAGE(OFFSET([.B$2];ROWS([.F$2:.F64])*51-51;;51))" office:value-type="float" office:value="65.0398980392157" calcext:value-type="float">
            <text:p>65.0398980392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-378.949" calcext:value-type="float">
            <text:p>-378.949</text:p>
          </table:table-cell>
          <table:table-cell table:formula="of:=AVERAGE([.B65:.B115])" office:value-type="float" office:value="-384.350058823529" calcext:value-type="float">
            <text:p>-384.3500588235</text:p>
          </table:table-cell>
          <table:table-cell/>
          <table:table-cell office:value-type="float" office:value="0.260000000000001" calcext:value-type="float">
            <text:p>0.26</text:p>
          </table:table-cell>
          <table:table-cell table:style-name="ce1" table:formula="of:=AVERAGE(OFFSET([.B$2];ROWS([.F$2:.F65])*51-51;;51))" office:value-type="float" office:value="72.9404078431373" calcext:value-type="float">
            <text:p>72.9404078431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-381.607" calcext:value-type="float">
            <text:p>-381.607</text:p>
          </table:table-cell>
          <table:table-cell table:formula="of:=AVERAGE([.B66:.B116])" office:value-type="float" office:value="-384.132764705882" calcext:value-type="float">
            <text:p>-384.1327647059</text:p>
          </table:table-cell>
          <table:table-cell/>
          <table:table-cell office:value-type="float" office:value="0.280000000000001" calcext:value-type="float">
            <text:p>0.28</text:p>
          </table:table-cell>
          <table:table-cell table:style-name="ce1" table:formula="of:=AVERAGE(OFFSET([.B$2];ROWS([.F$2:.F66])*51-51;;51))" office:value-type="float" office:value="80.3277490196079" calcext:value-type="float">
            <text:p>80.3277490196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-390.835" calcext:value-type="float">
            <text:p>-390.835</text:p>
          </table:table-cell>
          <table:table-cell table:formula="of:=AVERAGE([.B67:.B117])" office:value-type="float" office:value="-383.667803921569" calcext:value-type="float">
            <text:p>-383.6678039216</text:p>
          </table:table-cell>
          <table:table-cell/>
          <table:table-cell office:value-type="float" office:value="0.300000000000001" calcext:value-type="float">
            <text:p>0.3</text:p>
          </table:table-cell>
          <table:table-cell table:style-name="ce1" table:formula="of:=AVERAGE(OFFSET([.B$2];ROWS([.F$2:.F67])*51-51;;51))" office:value-type="float" office:value="88.8369313725491" calcext:value-type="float">
            <text:p>88.8369313725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-391.064" calcext:value-type="float">
            <text:p>-391.064</text:p>
          </table:table-cell>
          <table:table-cell table:formula="of:=AVERAGE([.B68:.B118])" office:value-type="float" office:value="-383.071215686275" calcext:value-type="float">
            <text:p>-383.0712156863</text:p>
          </table:table-cell>
          <table:table-cell/>
          <table:table-cell office:value-type="float" office:value="0.320000000000001" calcext:value-type="float">
            <text:p>0.32</text:p>
          </table:table-cell>
          <table:table-cell table:style-name="ce1" table:formula="of:=AVERAGE(OFFSET([.B$2];ROWS([.F$2:.F68])*51-51;;51))" office:value-type="float" office:value="98.2972607843137" calcext:value-type="float">
            <text:p>98.2972607843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-396.118" calcext:value-type="float">
            <text:p>-396.118</text:p>
          </table:table-cell>
          <table:table-cell table:formula="of:=AVERAGE([.B69:.B119])" office:value-type="float" office:value="-382.48737254902" calcext:value-type="float">
            <text:p>-382.487372549</text:p>
          </table:table-cell>
          <table:table-cell/>
          <table:table-cell office:value-type="float" office:value="0.340000000000001" calcext:value-type="float">
            <text:p>0.34</text:p>
          </table:table-cell>
          <table:table-cell table:style-name="ce1" table:formula="of:=AVERAGE(OFFSET([.B$2];ROWS([.F$2:.F69])*51-51;;51))" office:value-type="float" office:value="105.337282352941" calcext:value-type="float">
            <text:p>105.3372823529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-393.43" calcext:value-type="float">
            <text:p>-393.43</text:p>
          </table:table-cell>
          <table:table-cell table:formula="of:=AVERAGE([.B70:.B120])" office:value-type="float" office:value="-381.723784313726" calcext:value-type="float">
            <text:p>-381.7237843137</text:p>
          </table:table-cell>
          <table:table-cell/>
          <table:table-cell office:value-type="float" office:value="0.360000000000001" calcext:value-type="float">
            <text:p>0.36</text:p>
          </table:table-cell>
          <table:table-cell table:style-name="ce1" table:formula="of:=AVERAGE(OFFSET([.B$2];ROWS([.F$2:.F70])*51-51;;51))" office:value-type="float" office:value="113.397" calcext:value-type="float">
            <text:p>113.397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-384.911" calcext:value-type="float">
            <text:p>-384.911</text:p>
          </table:table-cell>
          <table:table-cell table:formula="of:=AVERAGE([.B71:.B121])" office:value-type="float" office:value="-381.131176470588" calcext:value-type="float">
            <text:p>-381.1311764706</text:p>
          </table:table-cell>
          <table:table-cell/>
          <table:table-cell office:value-type="float" office:value="0.380000000000001" calcext:value-type="float">
            <text:p>0.38</text:p>
          </table:table-cell>
          <table:table-cell table:style-name="ce1" table:formula="of:=AVERAGE(OFFSET([.B$2];ROWS([.F$2:.F71])*51-51;;51))" office:value-type="float" office:value="122.258058823529" calcext:value-type="float">
            <text:p>122.2580588235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-382.153" calcext:value-type="float">
            <text:p>-382.153</text:p>
          </table:table-cell>
          <table:table-cell table:formula="of:=AVERAGE([.B72:.B122])" office:value-type="float" office:value="-380.727019607843" calcext:value-type="float">
            <text:p>-380.7270196078</text:p>
          </table:table-cell>
          <table:table-cell/>
          <table:table-cell office:value-type="float" office:value="0.400000000000001" calcext:value-type="float">
            <text:p>0.4</text:p>
          </table:table-cell>
          <table:table-cell table:style-name="ce1" table:formula="of:=AVERAGE(OFFSET([.B$2];ROWS([.F$2:.F72])*51-51;;51))" office:value-type="float" office:value="131.052705882353" calcext:value-type="float">
            <text:p>131.0527058824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-389.067" calcext:value-type="float">
            <text:p>-389.067</text:p>
          </table:table-cell>
          <table:table-cell table:formula="of:=AVERAGE([.B73:.B123])" office:value-type="float" office:value="-380.524333333333" calcext:value-type="float">
            <text:p>-380.5243333333</text:p>
          </table:table-cell>
          <table:table-cell/>
          <table:table-cell office:value-type="float" office:value="0.420000000000001" calcext:value-type="float">
            <text:p>0.42</text:p>
          </table:table-cell>
          <table:table-cell table:style-name="ce1" table:formula="of:=AVERAGE(OFFSET([.B$2];ROWS([.F$2:.F73])*51-51;;51))" office:value-type="float" office:value="138.794117647059" calcext:value-type="float">
            <text:p>138.7941176471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-386.138" calcext:value-type="float">
            <text:p>-386.138</text:p>
          </table:table-cell>
          <table:table-cell table:formula="of:=AVERAGE([.B74:.B124])" office:value-type="float" office:value="-380.047470588235" calcext:value-type="float">
            <text:p>-380.0474705882</text:p>
          </table:table-cell>
          <table:table-cell/>
          <table:table-cell office:value-type="float" office:value="0.440000000000001" calcext:value-type="float">
            <text:p>0.44</text:p>
          </table:table-cell>
          <table:table-cell table:style-name="ce1" table:formula="of:=AVERAGE(OFFSET([.B$2];ROWS([.F$2:.F74])*51-51;;51))" office:value-type="float" office:value="147.53637254902" calcext:value-type="float">
            <text:p>147.536372549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-389.181" calcext:value-type="float">
            <text:p>-389.181</text:p>
          </table:table-cell>
          <table:table-cell table:formula="of:=AVERAGE([.B75:.B125])" office:value-type="float" office:value="-379.905470588235" calcext:value-type="float">
            <text:p>-379.9054705882</text:p>
          </table:table-cell>
          <table:table-cell/>
          <table:table-cell office:value-type="float" office:value="0.460000000000002" calcext:value-type="float">
            <text:p>0.46</text:p>
          </table:table-cell>
          <table:table-cell table:style-name="ce1" table:formula="of:=AVERAGE(OFFSET([.B$2];ROWS([.F$2:.F75])*51-51;;51))" office:value-type="float" office:value="156.278254901961" calcext:value-type="float">
            <text:p>156.278254902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-387.541" calcext:value-type="float">
            <text:p>-387.541</text:p>
          </table:table-cell>
          <table:table-cell table:formula="of:=AVERAGE([.B76:.B126])" office:value-type="float" office:value="-379.286352941177" calcext:value-type="float">
            <text:p>-379.2863529412</text:p>
          </table:table-cell>
          <table:table-cell/>
          <table:table-cell office:value-type="float" office:value="0.480000000000002" calcext:value-type="float">
            <text:p>0.48</text:p>
          </table:table-cell>
          <table:table-cell table:style-name="ce1" table:formula="of:=AVERAGE(OFFSET([.B$2];ROWS([.F$2:.F76])*51-51;;51))" office:value-type="float" office:value="163.89331372549" calcext:value-type="float">
            <text:p>163.8933137255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-379.489" calcext:value-type="float">
            <text:p>-379.489</text:p>
          </table:table-cell>
          <table:table-cell table:formula="of:=AVERAGE([.B77:.B127])" office:value-type="float" office:value="-378.786019607843" calcext:value-type="float">
            <text:p>-378.7860196078</text:p>
          </table:table-cell>
          <table:table-cell/>
          <table:table-cell office:value-type="float" office:value="0.500000000000002" calcext:value-type="float">
            <text:p>0.5</text:p>
          </table:table-cell>
          <table:table-cell table:style-name="ce1" table:formula="of:=AVERAGE(OFFSET([.B$2];ROWS([.F$2:.F77])*51-51;;51))" office:value-type="float" office:value="172.395235294118" calcext:value-type="float">
            <text:p>172.3952352941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-388.727" calcext:value-type="float">
            <text:p>-388.727</text:p>
          </table:table-cell>
          <table:table-cell table:formula="of:=AVERAGE([.B78:.B128])" office:value-type="float" office:value="-378.411901960784" calcext:value-type="float">
            <text:p>-378.4119019608</text:p>
          </table:table-cell>
          <table:table-cell/>
          <table:table-cell office:value-type="float" office:value="0.520000000000002" calcext:value-type="float">
            <text:p>0.52</text:p>
          </table:table-cell>
          <table:table-cell table:style-name="ce1" table:formula="of:=AVERAGE(OFFSET([.B$2];ROWS([.F$2:.F78])*51-51;;51))" office:value-type="float" office:value="179.995529411765" calcext:value-type="float">
            <text:p>179.9955294118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-384.301" calcext:value-type="float">
            <text:p>-384.301</text:p>
          </table:table-cell>
          <table:table-cell table:formula="of:=AVERAGE([.B79:.B129])" office:value-type="float" office:value="-378.003882352941" calcext:value-type="float">
            <text:p>-378.0038823529</text:p>
          </table:table-cell>
          <table:table-cell/>
          <table:table-cell office:value-type="float" office:value="0.540000000000002" calcext:value-type="float">
            <text:p>0.54</text:p>
          </table:table-cell>
          <table:table-cell table:style-name="ce1" table:formula="of:=AVERAGE(OFFSET([.B$2];ROWS([.F$2:.F79])*51-51;;51))" office:value-type="float" office:value="188.713882352941" calcext:value-type="float">
            <text:p>188.7138823529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-385.412" calcext:value-type="float">
            <text:p>-385.412</text:p>
          </table:table-cell>
          <table:table-cell table:formula="of:=AVERAGE([.B80:.B130])" office:value-type="float" office:value="-377.395901960785" calcext:value-type="float">
            <text:p>-377.3959019608</text:p>
          </table:table-cell>
          <table:table-cell/>
          <table:table-cell office:value-type="float" office:value="0.560000000000002" calcext:value-type="float">
            <text:p>0.56</text:p>
          </table:table-cell>
          <table:table-cell table:style-name="ce1" table:formula="of:=AVERAGE(OFFSET([.B$2];ROWS([.F$2:.F80])*51-51;;51))" office:value-type="float" office:value="197.394117647059" calcext:value-type="float">
            <text:p>197.3941176471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-393.72" calcext:value-type="float">
            <text:p>-393.72</text:p>
          </table:table-cell>
          <table:table-cell table:formula="of:=AVERAGE([.B81:.B131])" office:value-type="float" office:value="-377.021156862745" calcext:value-type="float">
            <text:p>-377.0211568627</text:p>
          </table:table-cell>
          <table:table-cell/>
          <table:table-cell office:value-type="float" office:value="0.580000000000002" calcext:value-type="float">
            <text:p>0.58</text:p>
          </table:table-cell>
          <table:table-cell table:style-name="ce1" table:formula="of:=AVERAGE(OFFSET([.B$2];ROWS([.F$2:.F81])*51-51;;51))" office:value-type="float" office:value="205.695411764706" calcext:value-type="float">
            <text:p>205.6954117647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-381.935" calcext:value-type="float">
            <text:p>-381.935</text:p>
          </table:table-cell>
          <table:table-cell table:formula="of:=AVERAGE([.B82:.B132])" office:value-type="float" office:value="-376.438411764706" calcext:value-type="float">
            <text:p>-376.4384117647</text:p>
          </table:table-cell>
          <table:table-cell/>
          <table:table-cell office:value-type="float" office:value="0.600000000000002" calcext:value-type="float">
            <text:p>0.6</text:p>
          </table:table-cell>
          <table:table-cell table:style-name="ce1" table:formula="of:=AVERAGE(OFFSET([.B$2];ROWS([.F$2:.F82])*51-51;;51))" office:value-type="float" office:value="213.501176470588" calcext:value-type="float">
            <text:p>213.5011764706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-388.614" calcext:value-type="float">
            <text:p>-388.614</text:p>
          </table:table-cell>
          <table:table-cell table:formula="of:=AVERAGE([.B83:.B133])" office:value-type="float" office:value="-376.059568627451" calcext:value-type="float">
            <text:p>-376.0595686275</text:p>
          </table:table-cell>
          <table:table-cell/>
          <table:table-cell office:value-type="float" office:value="0.620000000000002" calcext:value-type="float">
            <text:p>0.62</text:p>
          </table:table-cell>
          <table:table-cell table:style-name="ce1" table:formula="of:=AVERAGE(OFFSET([.B$2];ROWS([.F$2:.F83])*51-51;;51))" office:value-type="float" office:value="222.44231372549" calcext:value-type="float">
            <text:p>222.4423137255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-391.409" calcext:value-type="float">
            <text:p>-391.409</text:p>
          </table:table-cell>
          <table:table-cell table:formula="of:=AVERAGE([.B84:.B134])" office:value-type="float" office:value="-375.468529411765" calcext:value-type="float">
            <text:p>-375.4685294118</text:p>
          </table:table-cell>
          <table:table-cell/>
          <table:table-cell office:value-type="float" office:value="0.640000000000002" calcext:value-type="float">
            <text:p>0.64</text:p>
          </table:table-cell>
          <table:table-cell table:style-name="ce1" table:formula="of:=AVERAGE(OFFSET([.B$2];ROWS([.F$2:.F84])*51-51;;51))" office:value-type="float" office:value="231.310588235294" calcext:value-type="float">
            <text:p>231.3105882353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-397.595" calcext:value-type="float">
            <text:p>-397.595</text:p>
          </table:table-cell>
          <table:table-cell table:formula="of:=AVERAGE([.B85:.B135])" office:value-type="float" office:value="-374.69831372549" calcext:value-type="float">
            <text:p>-374.6983137255</text:p>
          </table:table-cell>
          <table:table-cell/>
          <table:table-cell office:value-type="float" office:value="0.660000000000002" calcext:value-type="float">
            <text:p>0.66</text:p>
          </table:table-cell>
          <table:table-cell table:style-name="ce1" table:formula="of:=AVERAGE(OFFSET([.B$2];ROWS([.F$2:.F85])*51-51;;51))" office:value-type="float" office:value="242.305568627451" calcext:value-type="float">
            <text:p>242.3055686275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-384.8" calcext:value-type="float">
            <text:p>-384.8</text:p>
          </table:table-cell>
          <table:table-cell table:formula="of:=AVERAGE([.B86:.B136])" office:value-type="float" office:value="-373.988333333333" calcext:value-type="float">
            <text:p>-373.9883333333</text:p>
          </table:table-cell>
          <table:table-cell/>
          <table:table-cell office:value-type="float" office:value="0.680000000000002" calcext:value-type="float">
            <text:p>0.68</text:p>
          </table:table-cell>
          <table:table-cell table:style-name="ce1" table:formula="of:=AVERAGE(OFFSET([.B$2];ROWS([.F$2:.F86])*51-51;;51))" office:value-type="float" office:value="248.432137254902" calcext:value-type="float">
            <text:p>248.4321372549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-393.082" calcext:value-type="float">
            <text:p>-393.082</text:p>
          </table:table-cell>
          <table:table-cell table:formula="of:=AVERAGE([.B87:.B137])" office:value-type="float" office:value="-373.423294117647" calcext:value-type="float">
            <text:p>-373.4232941176</text:p>
          </table:table-cell>
          <table:table-cell/>
          <table:table-cell office:value-type="float" office:value="0.700000000000002" calcext:value-type="float">
            <text:p>0.7</text:p>
          </table:table-cell>
          <table:table-cell table:style-name="ce1" table:formula="of:=AVERAGE(OFFSET([.B$2];ROWS([.F$2:.F87])*51-51;;51))" office:value-type="float" office:value="256.254352941176" calcext:value-type="float">
            <text:p>256.2543529412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-382.153" calcext:value-type="float">
            <text:p>-382.153</text:p>
          </table:table-cell>
          <table:table-cell table:formula="of:=AVERAGE([.B88:.B138])" office:value-type="float" office:value="-372.768352941176" calcext:value-type="float">
            <text:p>-372.7683529412</text:p>
          </table:table-cell>
          <table:table-cell/>
          <table:table-cell office:value-type="float" office:value="0.720000000000002" calcext:value-type="float">
            <text:p>0.72</text:p>
          </table:table-cell>
          <table:table-cell table:style-name="ce1" table:formula="of:=AVERAGE(OFFSET([.B$2];ROWS([.F$2:.F88])*51-51;;51))" office:value-type="float" office:value="265.104647058824" calcext:value-type="float">
            <text:p>265.1046470588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-387.315" calcext:value-type="float">
            <text:p>-387.315</text:p>
          </table:table-cell>
          <table:table-cell table:formula="of:=AVERAGE([.B89:.B139])" office:value-type="float" office:value="-372.325803921569" calcext:value-type="float">
            <text:p>-372.3258039216</text:p>
          </table:table-cell>
          <table:table-cell/>
          <table:table-cell office:value-type="float" office:value="0.740000000000002" calcext:value-type="float">
            <text:p>0.74</text:p>
          </table:table-cell>
          <table:table-cell table:style-name="ce1" table:formula="of:=AVERAGE(OFFSET([.B$2];ROWS([.F$2:.F89])*51-51;;51))" office:value-type="float" office:value="273.45037254902" calcext:value-type="float">
            <text:p>273.450372549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-396.059" calcext:value-type="float">
            <text:p>-396.059</text:p>
          </table:table-cell>
          <table:table-cell table:formula="of:=AVERAGE([.B90:.B140])" office:value-type="float" office:value="-371.868647058823" calcext:value-type="float">
            <text:p>-371.8686470588</text:p>
          </table:table-cell>
          <table:table-cell/>
          <table:table-cell office:value-type="float" office:value="0.760000000000002" calcext:value-type="float">
            <text:p>0.76</text:p>
          </table:table-cell>
          <table:table-cell table:style-name="ce1" table:formula="of:=AVERAGE(OFFSET([.B$2];ROWS([.F$2:.F90])*51-51;;51))" office:value-type="float" office:value="281.434529411765" calcext:value-type="float">
            <text:p>281.4345294118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-379.867" calcext:value-type="float">
            <text:p>-379.867</text:p>
          </table:table-cell>
          <table:table-cell table:formula="of:=AVERAGE([.B91:.B141])" office:value-type="float" office:value="-371.531058823529" calcext:value-type="float">
            <text:p>-371.5310588235</text:p>
          </table:table-cell>
          <table:table-cell/>
          <table:table-cell office:value-type="float" office:value="0.780000000000002" calcext:value-type="float">
            <text:p>0.78</text:p>
          </table:table-cell>
          <table:table-cell table:style-name="ce1" table:formula="of:=AVERAGE(OFFSET([.B$2];ROWS([.F$2:.F91])*51-51;;51))" office:value-type="float" office:value="289.743529411765" calcext:value-type="float">
            <text:p>289.7435294118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-386.81" calcext:value-type="float">
            <text:p>-386.81</text:p>
          </table:table-cell>
          <table:table-cell table:formula="of:=AVERAGE([.B92:.B142])" office:value-type="float" office:value="-371.177333333333" calcext:value-type="float">
            <text:p>-371.1773333333</text:p>
          </table:table-cell>
          <table:table-cell/>
          <table:table-cell office:value-type="float" office:value="0.800000000000002" calcext:value-type="float">
            <text:p>0.8</text:p>
          </table:table-cell>
          <table:table-cell table:style-name="ce1" table:formula="of:=AVERAGE(OFFSET([.B$2];ROWS([.F$2:.F92])*51-51;;51))" office:value-type="float" office:value="299.239764705882" calcext:value-type="float">
            <text:p>299.2397647059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-381.388" calcext:value-type="float">
            <text:p>-381.388</text:p>
          </table:table-cell>
          <table:table-cell table:formula="of:=AVERAGE([.B93:.B143])" office:value-type="float" office:value="-370.904745098039" calcext:value-type="float">
            <text:p>-370.904745098</text:p>
          </table:table-cell>
          <table:table-cell/>
          <table:table-cell office:value-type="float" office:value="0.820000000000002" calcext:value-type="float">
            <text:p>0.82</text:p>
          </table:table-cell>
          <table:table-cell table:style-name="ce1" table:formula="of:=AVERAGE(OFFSET([.B$2];ROWS([.F$2:.F93])*51-51;;51))" office:value-type="float" office:value="306.806764705882" calcext:value-type="float">
            <text:p>306.8067647059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-388.897" calcext:value-type="float">
            <text:p>-388.897</text:p>
          </table:table-cell>
          <table:table-cell table:formula="of:=AVERAGE([.B94:.B144])" office:value-type="float" office:value="-370.370450980392" calcext:value-type="float">
            <text:p>-370.3704509804</text:p>
          </table:table-cell>
          <table:table-cell/>
          <table:table-cell office:value-type="float" office:value="0.840000000000002" calcext:value-type="float">
            <text:p>0.84</text:p>
          </table:table-cell>
          <table:table-cell table:style-name="ce1" table:formula="of:=AVERAGE(OFFSET([.B$2];ROWS([.F$2:.F94])*51-51;;51))" office:value-type="float" office:value="314.72168627451" calcext:value-type="float">
            <text:p>314.7216862745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-386.922" calcext:value-type="float">
            <text:p>-386.922</text:p>
          </table:table-cell>
          <table:table-cell table:formula="of:=AVERAGE([.B95:.B145])" office:value-type="float" office:value="-369.943196078431" calcext:value-type="float">
            <text:p>-369.9431960784</text:p>
          </table:table-cell>
          <table:table-cell/>
          <table:table-cell office:value-type="float" office:value="0.860000000000002" calcext:value-type="float">
            <text:p>0.86</text:p>
          </table:table-cell>
          <table:table-cell table:style-name="ce1" table:formula="of:=AVERAGE(OFFSET([.B$2];ROWS([.F$2:.F95])*51-51;;51))" office:value-type="float" office:value="322.623823529412" calcext:value-type="float">
            <text:p>322.6238235294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-385.524" calcext:value-type="float">
            <text:p>-385.524</text:p>
          </table:table-cell>
          <table:table-cell table:formula="of:=AVERAGE([.B96:.B146])" office:value-type="float" office:value="-369.347745098039" calcext:value-type="float">
            <text:p>-369.347745098</text:p>
          </table:table-cell>
          <table:table-cell/>
          <table:table-cell office:value-type="float" office:value="0.880000000000002" calcext:value-type="float">
            <text:p>0.88</text:p>
          </table:table-cell>
          <table:table-cell table:style-name="ce1" table:formula="of:=AVERAGE(OFFSET([.B$2];ROWS([.F$2:.F96])*51-51;;51))" office:value-type="float" office:value="331.594764705882" calcext:value-type="float">
            <text:p>331.5947647059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-389.636" calcext:value-type="float">
            <text:p>-389.636</text:p>
          </table:table-cell>
          <table:table-cell table:formula="of:=AVERAGE([.B97:.B147])" office:value-type="float" office:value="-369.053647058824" calcext:value-type="float">
            <text:p>-369.0536470588</text:p>
          </table:table-cell>
          <table:table-cell/>
          <table:table-cell office:value-type="float" office:value="0.900000000000002" calcext:value-type="float">
            <text:p>0.9</text:p>
          </table:table-cell>
          <table:table-cell table:style-name="ce1" table:formula="of:=AVERAGE(OFFSET([.B$2];ROWS([.F$2:.F97])*51-51;;51))" office:value-type="float" office:value="339.250843137255" calcext:value-type="float">
            <text:p>339.2508431373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-394.769" calcext:value-type="float">
            <text:p>-394.769</text:p>
          </table:table-cell>
          <table:table-cell table:formula="of:=AVERAGE([.B98:.B148])" office:value-type="float" office:value="-368.491098039216" calcext:value-type="float">
            <text:p>-368.4910980392</text:p>
          </table:table-cell>
          <table:table-cell/>
          <table:table-cell office:value-type="float" office:value="0.920000000000002" calcext:value-type="float">
            <text:p>0.92</text:p>
          </table:table-cell>
          <table:table-cell table:style-name="ce1" table:formula="of:=AVERAGE(OFFSET([.B$2];ROWS([.F$2:.F98])*51-51;;51))" office:value-type="float" office:value="347.175294117647" calcext:value-type="float">
            <text:p>347.1752941176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-384.523" calcext:value-type="float">
            <text:p>-384.523</text:p>
          </table:table-cell>
          <table:table-cell table:formula="of:=AVERAGE([.B99:.B149])" office:value-type="float" office:value="-368.00362745098" calcext:value-type="float">
            <text:p>-368.003627451</text:p>
          </table:table-cell>
          <table:table-cell/>
          <table:table-cell office:value-type="float" office:value="0.940000000000002" calcext:value-type="float">
            <text:p>0.94</text:p>
          </table:table-cell>
          <table:table-cell table:style-name="ce1" table:formula="of:=AVERAGE(OFFSET([.B$2];ROWS([.F$2:.F99])*51-51;;51))" office:value-type="float" office:value="355.122882352941" calcext:value-type="float">
            <text:p>355.1228823529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-394.536" calcext:value-type="float">
            <text:p>-394.536</text:p>
          </table:table-cell>
          <table:table-cell table:formula="of:=AVERAGE([.B100:.B150])" office:value-type="float" office:value="-367.424509803922" calcext:value-type="float">
            <text:p>-367.4245098039</text:p>
          </table:table-cell>
          <table:table-cell/>
          <table:table-cell office:value-type="float" office:value="0.960000000000002" calcext:value-type="float">
            <text:p>0.96</text:p>
          </table:table-cell>
          <table:table-cell table:style-name="ce1" table:formula="of:=AVERAGE(OFFSET([.B$2];ROWS([.F$2:.F100])*51-51;;51))" office:value-type="float" office:value="363.615450980392" calcext:value-type="float">
            <text:p>363.6154509804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-387.372" calcext:value-type="float">
            <text:p>-387.372</text:p>
          </table:table-cell>
          <table:table-cell table:formula="of:=AVERAGE([.B101:.B151])" office:value-type="float" office:value="-366.822843137255" calcext:value-type="float">
            <text:p>-366.8228431373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-392.85" calcext:value-type="float">
            <text:p>-392.85</text:p>
          </table:table-cell>
          <table:table-cell table:formula="of:=AVERAGE([.B102:.B152])" office:value-type="float" office:value="-366.301803921569" calcext:value-type="float">
            <text:p>-366.3018039216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-385.914" calcext:value-type="float">
            <text:p>-385.914</text:p>
          </table:table-cell>
          <table:table-cell table:formula="of:=AVERAGE([.B103:.B153])" office:value-type="float" office:value="-365.585450980392" calcext:value-type="float">
            <text:p>-365.5854509804</text:p>
          </table:table-cell>
          <table:table-cell table:number-columns-repeated="3"/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391.869" calcext:value-type="float">
            <text:p>-391.869</text:p>
          </table:table-cell>
          <table:table-cell table:formula="of:=AVERAGE([.B104:.B154])" office:value-type="float" office:value="-365.140215686274" calcext:value-type="float">
            <text:p>-365.1402156863</text:p>
          </table:table-cell>
          <table:table-cell table:number-columns-repeated="3"/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385.468" calcext:value-type="float">
            <text:p>-385.468</text:p>
          </table:table-cell>
          <table:table-cell table:formula="of:=AVERAGE([.B105:.B155])" office:value-type="float" office:value="-364.534843137255" calcext:value-type="float">
            <text:p>-364.5348431373</text:p>
          </table:table-cell>
          <table:table-cell table:number-columns-repeated="3"/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381.279" calcext:value-type="float">
            <text:p>-381.279</text:p>
          </table:table-cell>
          <table:table-cell table:formula="of:=AVERAGE([.B106:.B156])" office:value-type="float" office:value="-364.12562745098" calcext:value-type="float">
            <text:p>-364.125627451</text:p>
          </table:table-cell>
          <table:table-cell table:number-columns-repeated="3"/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389.465" calcext:value-type="float">
            <text:p>-389.465</text:p>
          </table:table-cell>
          <table:table-cell table:formula="of:=AVERAGE([.B107:.B157])" office:value-type="float" office:value="-363.725019607843" calcext:value-type="float">
            <text:p>-363.7250196078</text:p>
          </table:table-cell>
          <table:table-cell table:number-columns-repeated="3"/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366.754" calcext:value-type="float">
            <text:p>-366.754</text:p>
          </table:table-cell>
          <table:table-cell table:formula="of:=AVERAGE([.B108:.B158])" office:value-type="float" office:value="-363.043431372549" calcext:value-type="float">
            <text:p>-363.0434313726</text:p>
          </table:table-cell>
          <table:table-cell table:number-columns-repeated="3"/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369.191" calcext:value-type="float">
            <text:p>-369.191</text:p>
          </table:table-cell>
          <table:table-cell table:formula="of:=AVERAGE([.B109:.B159])" office:value-type="float" office:value="-362.690725490196" calcext:value-type="float">
            <text:p>-362.6907254902</text:p>
          </table:table-cell>
          <table:table-cell table:number-columns-repeated="3"/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365.197" calcext:value-type="float">
            <text:p>-365.197</text:p>
          </table:table-cell>
          <table:table-cell table:formula="of:=AVERAGE([.B110:.B160])" office:value-type="float" office:value="-362.44668627451" calcext:value-type="float">
            <text:p>-362.4466862745</text:p>
          </table:table-cell>
          <table:table-cell table:number-columns-repeated="3"/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364.697" calcext:value-type="float">
            <text:p>-364.697</text:p>
          </table:table-cell>
          <table:table-cell table:formula="of:=AVERAGE([.B111:.B161])" office:value-type="float" office:value="-362.072156862745" calcext:value-type="float">
            <text:p>-362.0721568627</text:p>
          </table:table-cell>
          <table:table-cell table:number-columns-repeated="3"/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362.171" calcext:value-type="float">
            <text:p>-362.171</text:p>
          </table:table-cell>
          <table:table-cell table:formula="of:=AVERAGE([.B112:.B162])" office:value-type="float" office:value="-361.866980392157" calcext:value-type="float">
            <text:p>-361.8669803922</text:p>
          </table:table-cell>
          <table:table-cell table:number-columns-repeated="3"/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361.141" calcext:value-type="float">
            <text:p>-361.141</text:p>
          </table:table-cell>
          <table:table-cell table:formula="of:=AVERAGE([.B113:.B163])" office:value-type="float" office:value="-361.544745098039" calcext:value-type="float">
            <text:p>-361.544745098</text:p>
          </table:table-cell>
          <table:table-cell table:number-columns-repeated="3"/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375.111" calcext:value-type="float">
            <text:p>-375.111</text:p>
          </table:table-cell>
          <table:table-cell table:formula="of:=AVERAGE([.B114:.B164])" office:value-type="float" office:value="-361.484843137255" calcext:value-type="float">
            <text:p>-361.4848431373</text:p>
          </table:table-cell>
          <table:table-cell table:number-columns-repeated="3"/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364.897" calcext:value-type="float">
            <text:p>-364.897</text:p>
          </table:table-cell>
          <table:table-cell table:formula="of:=AVERAGE([.B115:.B165])" office:value-type="float" office:value="-361.024176470588" calcext:value-type="float">
            <text:p>-361.0241764706</text:p>
          </table:table-cell>
          <table:table-cell table:number-columns-repeated="3"/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367.867" calcext:value-type="float">
            <text:p>-367.867</text:p>
          </table:table-cell>
          <table:table-cell table:formula="of:=AVERAGE([.B116:.B166])" office:value-type="float" office:value="-360.83637254902" calcext:value-type="float">
            <text:p>-360.836372549</text:p>
          </table:table-cell>
          <table:table-cell table:number-columns-repeated="3"/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357.894" calcext:value-type="float">
            <text:p>-357.894</text:p>
          </table:table-cell>
          <table:table-cell table:formula="of:=AVERAGE([.B117:.B167])" office:value-type="float" office:value="-360.548803921569" calcext:value-type="float">
            <text:p>-360.5488039216</text:p>
          </table:table-cell>
          <table:table-cell table:number-columns-repeated="3"/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360.409" calcext:value-type="float">
            <text:p>-360.409</text:p>
          </table:table-cell>
          <table:table-cell table:formula="of:=AVERAGE([.B118:.B168])" office:value-type="float" office:value="-360.398568627451" calcext:value-type="float">
            <text:p>-360.3985686275</text:p>
          </table:table-cell>
          <table:table-cell table:number-columns-repeated="3"/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361.288" calcext:value-type="float">
            <text:p>-361.288</text:p>
          </table:table-cell>
          <table:table-cell table:formula="of:=AVERAGE([.B119:.B169])" office:value-type="float" office:value="-360.220725490196" calcext:value-type="float">
            <text:p>-360.2207254902</text:p>
          </table:table-cell>
          <table:table-cell table:number-columns-repeated="3"/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357.175" calcext:value-type="float">
            <text:p>-357.175</text:p>
          </table:table-cell>
          <table:table-cell table:formula="of:=AVERAGE([.B120:.B170])" office:value-type="float" office:value="-360.116705882353" calcext:value-type="float">
            <text:p>-360.1167058824</text:p>
          </table:table-cell>
          <table:table-cell table:number-columns-repeated="3"/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363.207" calcext:value-type="float">
            <text:p>-363.207</text:p>
          </table:table-cell>
          <table:table-cell table:formula="of:=AVERAGE([.B121:.B171])" office:value-type="float" office:value="-360.13268627451" calcext:value-type="float">
            <text:p>-360.1326862745</text:p>
          </table:table-cell>
          <table:table-cell table:number-columns-repeated="3"/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364.299" calcext:value-type="float">
            <text:p>-364.299</text:p>
          </table:table-cell>
          <table:table-cell table:formula="of:=AVERAGE([.B122:.B172])" office:value-type="float" office:value="-359.956725490196" calcext:value-type="float">
            <text:p>-359.9567254902</text:p>
          </table:table-cell>
          <table:table-cell table:number-columns-repeated="3"/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371.816" calcext:value-type="float">
            <text:p>-371.816</text:p>
          </table:table-cell>
          <table:table-cell table:formula="of:=AVERAGE([.B123:.B173])" office:value-type="float" office:value="-359.899607843137" calcext:value-type="float">
            <text:p>-359.8996078431</text:p>
          </table:table-cell>
          <table:table-cell table:number-columns-repeated="3"/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364.747" calcext:value-type="float">
            <text:p>-364.747</text:p>
          </table:table-cell>
          <table:table-cell table:formula="of:=AVERAGE([.B124:.B174])" office:value-type="float" office:value="-359.605960784314" calcext:value-type="float">
            <text:p>-359.6059607843</text:p>
          </table:table-cell>
          <table:table-cell table:number-columns-repeated="3"/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378.896" calcext:value-type="float">
            <text:p>-378.896</text:p>
          </table:table-cell>
          <table:table-cell table:formula="of:=AVERAGE([.B125:.B175])" office:value-type="float" office:value="-359.41737254902" calcext:value-type="float">
            <text:p>-359.417372549</text:p>
          </table:table-cell>
          <table:table-cell table:number-columns-repeated="3"/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357.606" calcext:value-type="float">
            <text:p>-357.606</text:p>
          </table:table-cell>
          <table:table-cell table:formula="of:=AVERAGE([.B126:.B176])" office:value-type="float" office:value="-358.810529411765" calcext:value-type="float">
            <text:p>-358.8105294118</text:p>
          </table:table-cell>
          <table:table-cell table:number-columns-repeated="3"/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362.024" calcext:value-type="float">
            <text:p>-362.024</text:p>
          </table:table-cell>
          <table:table-cell table:formula="of:=AVERAGE([.B127:.B177])" office:value-type="float" office:value="-358.658725490196" calcext:value-type="float">
            <text:p>-358.6587254902</text:p>
          </table:table-cell>
          <table:table-cell table:number-columns-repeated="3"/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360.409" calcext:value-type="float">
            <text:p>-360.409</text:p>
          </table:table-cell>
          <table:table-cell table:formula="of:=AVERAGE([.B128:.B178])" office:value-type="float" office:value="-358.508725490196" calcext:value-type="float">
            <text:p>-358.5087254902</text:p>
          </table:table-cell>
          <table:table-cell table:number-columns-repeated="3"/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367.918" calcext:value-type="float">
            <text:p>-367.918</text:p>
          </table:table-cell>
          <table:table-cell table:formula="of:=AVERAGE([.B129:.B179])" office:value-type="float" office:value="-358.486823529412" calcext:value-type="float">
            <text:p>-358.4868235294</text:p>
          </table:table-cell>
          <table:table-cell table:number-columns-repeated="3"/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353.294" calcext:value-type="float">
            <text:p>-353.294</text:p>
          </table:table-cell>
          <table:table-cell table:formula="of:=AVERAGE([.B130:.B180])" office:value-type="float" office:value="-358.241627450981" calcext:value-type="float">
            <text:p>-358.241627451</text:p>
          </table:table-cell>
          <table:table-cell table:number-columns-repeated="3"/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366.3" calcext:value-type="float">
            <text:p>-366.3</text:p>
          </table:table-cell>
          <table:table-cell table:formula="of:=AVERAGE([.B131:.B181])" office:value-type="float" office:value="-358.579490196078" calcext:value-type="float">
            <text:p>-358.5794901961</text:p>
          </table:table-cell>
          <table:table-cell table:number-columns-repeated="3"/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364" calcext:value-type="float">
            <text:p>-364</text:p>
          </table:table-cell>
          <table:table-cell table:formula="of:=AVERAGE([.B132:.B182])" office:value-type="float" office:value="-358.424098039216" calcext:value-type="float">
            <text:p>-358.4240980392</text:p>
          </table:table-cell>
          <table:table-cell table:number-columns-repeated="3"/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362.614" calcext:value-type="float">
            <text:p>-362.614</text:p>
          </table:table-cell>
          <table:table-cell table:formula="of:=AVERAGE([.B133:.B183])" office:value-type="float" office:value="-358.475137254902" calcext:value-type="float">
            <text:p>-358.4751372549</text:p>
          </table:table-cell>
          <table:table-cell table:number-columns-repeated="3"/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358.471" calcext:value-type="float">
            <text:p>-358.471</text:p>
          </table:table-cell>
          <table:table-cell table:formula="of:=AVERAGE([.B134:.B184])" office:value-type="float" office:value="-358.232352941176" calcext:value-type="float">
            <text:p>-358.2323529412</text:p>
          </table:table-cell>
          <table:table-cell table:number-columns-repeated="3"/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352.128" calcext:value-type="float">
            <text:p>-352.128</text:p>
          </table:table-cell>
          <table:table-cell table:formula="of:=AVERAGE([.B135:.B185])" office:value-type="float" office:value="-358.192901960784" calcext:value-type="float">
            <text:p>-358.1929019608</text:p>
          </table:table-cell>
          <table:table-cell table:number-columns-repeated="3"/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361.386" calcext:value-type="float">
            <text:p>-361.386</text:p>
          </table:table-cell>
          <table:table-cell table:formula="of:=AVERAGE([.B136:.B186])" office:value-type="float" office:value="-358.190176470588" calcext:value-type="float">
            <text:p>-358.1901764706</text:p>
          </table:table-cell>
          <table:table-cell table:number-columns-repeated="3"/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355.983" calcext:value-type="float">
            <text:p>-355.983</text:p>
          </table:table-cell>
          <table:table-cell table:formula="of:=AVERAGE([.B137:.B187])" office:value-type="float" office:value="-357.845745098039" calcext:value-type="float">
            <text:p>-357.845745098</text:p>
          </table:table-cell>
          <table:table-cell table:number-columns-repeated="3"/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359.68" calcext:value-type="float">
            <text:p>-359.68</text:p>
          </table:table-cell>
          <table:table-cell table:formula="of:=AVERAGE([.B138:.B188])" office:value-type="float" office:value="-357.78294117647" calcext:value-type="float">
            <text:p>-357.7829411765</text:p>
          </table:table-cell>
          <table:table-cell table:number-columns-repeated="3"/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359.583" calcext:value-type="float">
            <text:p>-359.583</text:p>
          </table:table-cell>
          <table:table-cell table:formula="of:=AVERAGE([.B139:.B189])" office:value-type="float" office:value="-357.814470588235" calcext:value-type="float">
            <text:p>-357.8144705882</text:p>
          </table:table-cell>
          <table:table-cell table:number-columns-repeated="3"/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364" calcext:value-type="float">
            <text:p>-364</text:p>
          </table:table-cell>
          <table:table-cell table:formula="of:=AVERAGE([.B140:.B190])" office:value-type="float" office:value="-357.878745098039" calcext:value-type="float">
            <text:p>-357.878745098</text:p>
          </table:table-cell>
          <table:table-cell table:number-columns-repeated="3"/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378.842" calcext:value-type="float">
            <text:p>-378.842</text:p>
          </table:table-cell>
          <table:table-cell table:formula="of:=AVERAGE([.B141:.B191])" office:value-type="float" office:value="-357.752431372549" calcext:value-type="float">
            <text:p>-357.7524313725</text:p>
          </table:table-cell>
          <table:table-cell table:number-columns-repeated="3"/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361.827" calcext:value-type="float">
            <text:p>-361.827</text:p>
          </table:table-cell>
          <table:table-cell table:formula="of:=AVERAGE([.B142:.B192])" office:value-type="float" office:value="-357.122705882353" calcext:value-type="float">
            <text:p>-357.1227058824</text:p>
          </table:table-cell>
          <table:table-cell table:number-columns-repeated="3"/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372.908" calcext:value-type="float">
            <text:p>-372.908</text:p>
          </table:table-cell>
          <table:table-cell table:formula="of:=AVERAGE([.B143:.B193])" office:value-type="float" office:value="-357.184862745098" calcext:value-type="float">
            <text:p>-357.1848627451</text:p>
          </table:table-cell>
          <table:table-cell table:number-columns-repeated="3"/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354.139" calcext:value-type="float">
            <text:p>-354.139</text:p>
          </table:table-cell>
          <table:table-cell table:formula="of:=AVERAGE([.B144:.B194])" office:value-type="float" office:value="-356.848333333333" calcext:value-type="float">
            <text:p>-356.8483333333</text:p>
          </table:table-cell>
          <table:table-cell table:number-columns-repeated="3"/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367.107" calcext:value-type="float">
            <text:p>-367.107</text:p>
          </table:table-cell>
          <table:table-cell table:formula="of:=AVERAGE([.B145:.B195])" office:value-type="float" office:value="-356.890078431373" calcext:value-type="float">
            <text:p>-356.8900784314</text:p>
          </table:table-cell>
          <table:table-cell table:number-columns-repeated="3"/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356.554" calcext:value-type="float">
            <text:p>-356.554</text:p>
          </table:table-cell>
          <table:table-cell table:formula="of:=AVERAGE([.B146:.B196])" office:value-type="float" office:value="-356.604588235294" calcext:value-type="float">
            <text:p>-356.6045882353</text:p>
          </table:table-cell>
          <table:table-cell table:number-columns-repeated="3"/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370.525" calcext:value-type="float">
            <text:p>-370.525</text:p>
          </table:table-cell>
          <table:table-cell table:formula="of:=AVERAGE([.B147:.B197])" office:value-type="float" office:value="-356.585941176471" calcext:value-type="float">
            <text:p>-356.5859411765</text:p>
          </table:table-cell>
          <table:table-cell table:number-columns-repeated="3"/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360.946" calcext:value-type="float">
            <text:p>-360.946</text:p>
          </table:table-cell>
          <table:table-cell table:formula="of:=AVERAGE([.B148:.B198])" office:value-type="float" office:value="-356.183529411765" calcext:value-type="float">
            <text:p>-356.1835294118</text:p>
          </table:table-cell>
          <table:table-cell table:number-columns-repeated="3"/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369.908" calcext:value-type="float">
            <text:p>-369.908</text:p>
          </table:table-cell>
          <table:table-cell table:formula="of:=AVERAGE([.B149:.B199])" office:value-type="float" office:value="-356.103019607843" calcext:value-type="float">
            <text:p>-356.1030196078</text:p>
          </table:table-cell>
          <table:table-cell table:number-columns-repeated="3"/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354.988" calcext:value-type="float">
            <text:p>-354.988</text:p>
          </table:table-cell>
          <table:table-cell table:formula="of:=AVERAGE([.B150:.B200])" office:value-type="float" office:value="-355.798431372549" calcext:value-type="float">
            <text:p>-355.7984313725</text:p>
          </table:table-cell>
          <table:table-cell table:number-columns-repeated="3"/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363.851" calcext:value-type="float">
            <text:p>-363.851</text:p>
          </table:table-cell>
          <table:table-cell table:formula="of:=AVERAGE([.B151:.B201])" office:value-type="float" office:value="-355.86862745098" calcext:value-type="float">
            <text:p>-355.868627451</text:p>
          </table:table-cell>
          <table:table-cell table:number-columns-repeated="3"/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360.799" calcext:value-type="float">
            <text:p>-360.799</text:p>
          </table:table-cell>
          <table:table-cell table:formula="of:=AVERAGE([.B152:.B202])" office:value-type="float" office:value="-355.59168627451" calcext:value-type="float">
            <text:p>-355.5916862745</text:p>
          </table:table-cell>
          <table:table-cell table:number-columns-repeated="3"/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356.316" calcext:value-type="float">
            <text:p>-356.316</text:p>
          </table:table-cell>
          <table:table-cell table:formula="of:=AVERAGE([.B153:.B203])" office:value-type="float" office:value="-355.485156862745" calcext:value-type="float">
            <text:p>-355.4851568627</text:p>
          </table:table-cell>
          <table:table-cell table:number-columns-repeated="3"/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363.207" calcext:value-type="float">
            <text:p>-363.207</text:p>
          </table:table-cell>
          <table:table-cell table:formula="of:=AVERAGE([.B154:.B204])" office:value-type="float" office:value="-355.427745098039" calcext:value-type="float">
            <text:p>-355.427745098</text:p>
          </table:table-cell>
          <table:table-cell table:number-columns-repeated="3"/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-360.995" calcext:value-type="float">
            <text:p>-360.995</text:p>
          </table:table-cell>
          <table:table-cell table:formula="of:=AVERAGE([.B155:.B205])" office:value-type="float" office:value="-355.519117647059" calcext:value-type="float">
            <text:p>-355.5191176471</text:p>
          </table:table-cell>
          <table:table-cell table:number-columns-repeated="3"/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-364.598" calcext:value-type="float">
            <text:p>-364.598</text:p>
          </table:table-cell>
          <table:table-cell table:formula="of:=AVERAGE([.B156:.B206])" office:value-type="float" office:value="-355.257941176471" calcext:value-type="float">
            <text:p>-355.2579411765</text:p>
          </table:table-cell>
          <table:table-cell table:number-columns-repeated="3"/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-360.848" calcext:value-type="float">
            <text:p>-360.848</text:p>
          </table:table-cell>
          <table:table-cell table:formula="of:=AVERAGE([.B157:.B207])" office:value-type="float" office:value="-355.045490196078" calcext:value-type="float">
            <text:p>-355.0454901961</text:p>
          </table:table-cell>
          <table:table-cell table:number-columns-repeated="3"/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-354.704" calcext:value-type="float">
            <text:p>-354.704</text:p>
          </table:table-cell>
          <table:table-cell table:formula="of:=AVERAGE([.B158:.B208])" office:value-type="float" office:value="-354.739529411765" calcext:value-type="float">
            <text:p>-354.7395294118</text:p>
          </table:table-cell>
          <table:table-cell table:number-columns-repeated="3"/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-348.766" calcext:value-type="float">
            <text:p>-348.766</text:p>
          </table:table-cell>
          <table:table-cell table:formula="of:=AVERAGE([.B159:.B209])" office:value-type="float" office:value="-354.672647058824" calcext:value-type="float">
            <text:p>-354.6726470588</text:p>
          </table:table-cell>
          <table:table-cell table:number-columns-repeated="3"/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-356.745" calcext:value-type="float">
            <text:p>-356.745</text:p>
          </table:table-cell>
          <table:table-cell table:formula="of:=AVERAGE([.B160:.B210])" office:value-type="float" office:value="-354.673549019608" calcext:value-type="float">
            <text:p>-354.6735490196</text:p>
          </table:table-cell>
          <table:table-cell table:number-columns-repeated="3"/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-346.096" calcext:value-type="float">
            <text:p>-346.096</text:p>
          </table:table-cell>
          <table:table-cell table:formula="of:=AVERAGE([.B161:.B211])" office:value-type="float" office:value="-354.617843137255" calcext:value-type="float">
            <text:p>-354.6178431373</text:p>
          </table:table-cell>
          <table:table-cell table:number-columns-repeated="3"/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-354.233" calcext:value-type="float">
            <text:p>-354.233</text:p>
          </table:table-cell>
          <table:table-cell table:formula="of:=AVERAGE([.B162:.B212])" office:value-type="float" office:value="-354.570607843137" calcext:value-type="float">
            <text:p>-354.5706078431</text:p>
          </table:table-cell>
          <table:table-cell table:number-columns-repeated="3"/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-345.737" calcext:value-type="float">
            <text:p>-345.737</text:p>
          </table:table-cell>
          <table:table-cell table:formula="of:=AVERAGE([.B163:.B213])" office:value-type="float" office:value="-354.563235294118" calcext:value-type="float">
            <text:p>-354.5632352941</text:p>
          </table:table-cell>
          <table:table-cell table:number-columns-repeated="3"/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-358.086" calcext:value-type="float">
            <text:p>-358.086</text:p>
          </table:table-cell>
          <table:table-cell table:formula="of:=AVERAGE([.B164:.B214])" office:value-type="float" office:value="-354.623529411765" calcext:value-type="float">
            <text:p>-354.6235294118</text:p>
          </table:table-cell>
          <table:table-cell table:number-columns-repeated="3"/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-351.617" calcext:value-type="float">
            <text:p>-351.617</text:p>
          </table:table-cell>
          <table:table-cell table:formula="of:=AVERAGE([.B165:.B215])" office:value-type="float" office:value="-354.626352941177" calcext:value-type="float">
            <text:p>-354.6263529412</text:p>
          </table:table-cell>
          <table:table-cell table:number-columns-repeated="3"/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-355.319" calcext:value-type="float">
            <text:p>-355.319</text:p>
          </table:table-cell>
          <table:table-cell table:formula="of:=AVERAGE([.B166:.B216])" office:value-type="float" office:value="-354.46131372549" calcext:value-type="float">
            <text:p>-354.4613137255</text:p>
          </table:table-cell>
          <table:table-cell table:number-columns-repeated="3"/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-353.201" calcext:value-type="float">
            <text:p>-353.201</text:p>
          </table:table-cell>
          <table:table-cell table:formula="of:=AVERAGE([.B167:.B217])" office:value-type="float" office:value="-354.386" calcext:value-type="float">
            <text:p>-354.386</text:p>
          </table:table-cell>
          <table:table-cell table:number-columns-repeated="3"/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-350.232" calcext:value-type="float">
            <text:p>-350.232</text:p>
          </table:table-cell>
          <table:table-cell table:formula="of:=AVERAGE([.B168:.B218])" office:value-type="float" office:value="-354.025156862745" calcext:value-type="float">
            <text:p>-354.0251568627</text:p>
          </table:table-cell>
          <table:table-cell table:number-columns-repeated="3"/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-351.339" calcext:value-type="float">
            <text:p>-351.339</text:p>
          </table:table-cell>
          <table:table-cell table:formula="of:=AVERAGE([.B169:.B219])" office:value-type="float" office:value="-354.060509803922" calcext:value-type="float">
            <text:p>-354.0605098039</text:p>
          </table:table-cell>
          <table:table-cell table:number-columns-repeated="3"/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-355.983" calcext:value-type="float">
            <text:p>-355.983</text:p>
          </table:table-cell>
          <table:table-cell table:formula="of:=AVERAGE([.B170:.B220])" office:value-type="float" office:value="-353.778490196078" calcext:value-type="float">
            <text:p>-353.7784901961</text:p>
          </table:table-cell>
          <table:table-cell table:number-columns-repeated="3"/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-357.99" calcext:value-type="float">
            <text:p>-357.99</text:p>
          </table:table-cell>
          <table:table-cell table:formula="of:=AVERAGE([.B171:.B221])" office:value-type="float" office:value="-353.544352941176" calcext:value-type="float">
            <text:p>-353.5443529412</text:p>
          </table:table-cell>
          <table:table-cell table:number-columns-repeated="3"/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-354.233" calcext:value-type="float">
            <text:p>-354.233</text:p>
          </table:table-cell>
          <table:table-cell table:formula="of:=AVERAGE([.B172:.B222])" office:value-type="float" office:value="-353.304960784314" calcext:value-type="float">
            <text:p>-353.3049607843</text:p>
          </table:table-cell>
          <table:table-cell table:number-columns-repeated="3"/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-361.386" calcext:value-type="float">
            <text:p>-361.386</text:p>
          </table:table-cell>
          <table:table-cell table:formula="of:=AVERAGE([.B173:.B223])" office:value-type="float" office:value="-353.049019607843" calcext:value-type="float">
            <text:p>-353.0490196078</text:p>
          </table:table-cell>
          <table:table-cell table:number-columns-repeated="3"/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-356.84" calcext:value-type="float">
            <text:p>-356.84</text:p>
          </table:table-cell>
          <table:table-cell table:formula="of:=AVERAGE([.B174:.B224])" office:value-type="float" office:value="-352.957078431373" calcext:value-type="float">
            <text:p>-352.9570784314</text:p>
          </table:table-cell>
          <table:table-cell table:number-columns-repeated="3"/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-355.129" calcext:value-type="float">
            <text:p>-355.129</text:p>
          </table:table-cell>
          <table:table-cell table:formula="of:=AVERAGE([.B175:.B225])" office:value-type="float" office:value="-352.765843137255" calcext:value-type="float">
            <text:p>-352.7658431373</text:p>
          </table:table-cell>
          <table:table-cell table:number-columns-repeated="3"/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-347.947" calcext:value-type="float">
            <text:p>-347.947</text:p>
          </table:table-cell>
          <table:table-cell table:formula="of:=AVERAGE([.B176:.B226])" office:value-type="float" office:value="-352.650039215686" calcext:value-type="float">
            <text:p>-352.6500392157</text:p>
          </table:table-cell>
          <table:table-cell table:number-columns-repeated="3"/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-349.864" calcext:value-type="float">
            <text:p>-349.864</text:p>
          </table:table-cell>
          <table:table-cell table:formula="of:=AVERAGE([.B177:.B227])" office:value-type="float" office:value="-352.389745098039" calcext:value-type="float">
            <text:p>-352.389745098</text:p>
          </table:table-cell>
          <table:table-cell table:number-columns-repeated="3"/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-354.374" calcext:value-type="float">
            <text:p>-354.374</text:p>
          </table:table-cell>
          <table:table-cell table:formula="of:=AVERAGE([.B178:.B228])" office:value-type="float" office:value="-352.285176470588" calcext:value-type="float">
            <text:p>-352.2851764706</text:p>
          </table:table-cell>
          <table:table-cell table:number-columns-repeated="3"/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-359.292" calcext:value-type="float">
            <text:p>-359.292</text:p>
          </table:table-cell>
          <table:table-cell table:formula="of:=AVERAGE([.B179:.B229])" office:value-type="float" office:value="-352.086941176471" calcext:value-type="float">
            <text:p>-352.0869411765</text:p>
          </table:table-cell>
          <table:table-cell table:number-columns-repeated="3"/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-355.413" calcext:value-type="float">
            <text:p>-355.413</text:p>
          </table:table-cell>
          <table:table-cell table:formula="of:=AVERAGE([.B180:.B230])" office:value-type="float" office:value="-351.85737254902" calcext:value-type="float">
            <text:p>-351.857372549</text:p>
          </table:table-cell>
          <table:table-cell table:number-columns-repeated="3"/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-370.525" calcext:value-type="float">
            <text:p>-370.525</text:p>
          </table:table-cell>
          <table:table-cell table:formula="of:=AVERAGE([.B181:.B231])" office:value-type="float" office:value="-351.573176470588" calcext:value-type="float">
            <text:p>-351.5731764706</text:p>
          </table:table-cell>
          <table:table-cell table:number-columns-repeated="3"/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-358.375" calcext:value-type="float">
            <text:p>-358.375</text:p>
          </table:table-cell>
          <table:table-cell table:formula="of:=AVERAGE([.B182:.B232])" office:value-type="float" office:value="-351.091529411765" calcext:value-type="float">
            <text:p>-351.0915294118</text:p>
          </table:table-cell>
          <table:table-cell table:number-columns-repeated="3"/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-366.603" calcext:value-type="float">
            <text:p>-366.603</text:p>
          </table:table-cell>
          <table:table-cell table:formula="of:=AVERAGE([.B183:.B233])" office:value-type="float" office:value="-350.919254901961" calcext:value-type="float">
            <text:p>-350.919254902</text:p>
          </table:table-cell>
          <table:table-cell table:number-columns-repeated="3"/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-350.232" calcext:value-type="float">
            <text:p>-350.232</text:p>
          </table:table-cell>
          <table:table-cell table:formula="of:=AVERAGE([.B184:.B234])" office:value-type="float" office:value="-350.714745098039" calcext:value-type="float">
            <text:p>-350.714745098</text:p>
          </table:table-cell>
          <table:table-cell table:number-columns-repeated="3"/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-356.459" calcext:value-type="float">
            <text:p>-356.459</text:p>
          </table:table-cell>
          <table:table-cell table:formula="of:=AVERAGE([.B185:.B235])" office:value-type="float" office:value="-350.550980392157" calcext:value-type="float">
            <text:p>-350.5509803922</text:p>
          </table:table-cell>
          <table:table-cell table:number-columns-repeated="3"/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-351.989" calcext:value-type="float">
            <text:p>-351.989</text:p>
          </table:table-cell>
          <table:table-cell table:formula="of:=AVERAGE([.B186:.B236])" office:value-type="float" office:value="-350.287549019608" calcext:value-type="float">
            <text:p>-350.2875490196</text:p>
          </table:table-cell>
          <table:table-cell table:number-columns-repeated="3"/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-343.82" calcext:value-type="float">
            <text:p>-343.82</text:p>
          </table:table-cell>
          <table:table-cell table:formula="of:=AVERAGE([.B187:.B237])" office:value-type="float" office:value="-350.001137254902" calcext:value-type="float">
            <text:p>-350.0011372549</text:p>
          </table:table-cell>
          <table:table-cell table:number-columns-repeated="3"/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-352.78" calcext:value-type="float">
            <text:p>-352.78</text:p>
          </table:table-cell>
          <table:table-cell table:formula="of:=AVERAGE([.B188:.B238])" office:value-type="float" office:value="-350.073176470588" calcext:value-type="float">
            <text:p>-350.0731764706</text:p>
          </table:table-cell>
          <table:table-cell table:number-columns-repeated="3"/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-361.288" calcext:value-type="float">
            <text:p>-361.288</text:p>
          </table:table-cell>
          <table:table-cell table:formula="of:=AVERAGE([.B189:.B239])" office:value-type="float" office:value="-349.980196078431" calcext:value-type="float">
            <text:p>-349.9801960784</text:p>
          </table:table-cell>
          <table:table-cell table:number-columns-repeated="3"/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-362.861" calcext:value-type="float">
            <text:p>-362.861</text:p>
          </table:table-cell>
          <table:table-cell table:formula="of:=AVERAGE([.B190:.B240])" office:value-type="float" office:value="-349.630745098039" calcext:value-type="float">
            <text:p>-349.630745098</text:p>
          </table:table-cell>
          <table:table-cell table:number-columns-repeated="3"/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-357.558" calcext:value-type="float">
            <text:p>-357.558</text:p>
          </table:table-cell>
          <table:table-cell table:formula="of:=AVERAGE([.B191:.B241])" office:value-type="float" office:value="-349.378607843137" calcext:value-type="float">
            <text:p>-349.3786078431</text:p>
          </table:table-cell>
          <table:table-cell table:number-columns-repeated="3"/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-346.726" calcext:value-type="float">
            <text:p>-346.726</text:p>
          </table:table-cell>
          <table:table-cell table:formula="of:=AVERAGE([.B192:.B242])" office:value-type="float" office:value="-349.092764705882" calcext:value-type="float">
            <text:p>-349.0927647059</text:p>
          </table:table-cell>
          <table:table-cell table:number-columns-repeated="3"/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-364.997" calcext:value-type="float">
            <text:p>-364.997</text:p>
          </table:table-cell>
          <table:table-cell table:formula="of:=AVERAGE([.B193:.B243])" office:value-type="float" office:value="-349.377333333333" calcext:value-type="float">
            <text:p>-349.3773333333</text:p>
          </table:table-cell>
          <table:table-cell table:number-columns-repeated="3"/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-355.745" calcext:value-type="float">
            <text:p>-355.745</text:p>
          </table:table-cell>
          <table:table-cell table:formula="of:=AVERAGE([.B194:.B244])" office:value-type="float" office:value="-349.147862745098" calcext:value-type="float">
            <text:p>-349.1478627451</text:p>
          </table:table-cell>
          <table:table-cell table:number-columns-repeated="3"/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-356.268" calcext:value-type="float">
            <text:p>-356.268</text:p>
          </table:table-cell>
          <table:table-cell table:formula="of:=AVERAGE([.B195:.B245])" office:value-type="float" office:value="-348.826529411765" calcext:value-type="float">
            <text:p>-348.8265294118</text:p>
          </table:table-cell>
          <table:table-cell table:number-columns-repeated="3"/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-352.547" calcext:value-type="float">
            <text:p>-352.547</text:p>
          </table:table-cell>
          <table:table-cell table:formula="of:=AVERAGE([.B196:.B246])" office:value-type="float" office:value="-348.553019607843" calcext:value-type="float">
            <text:p>-348.5530196078</text:p>
          </table:table-cell>
          <table:table-cell table:number-columns-repeated="3"/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-355.603" calcext:value-type="float">
            <text:p>-355.603</text:p>
          </table:table-cell>
          <table:table-cell table:formula="of:=AVERAGE([.B197:.B247])" office:value-type="float" office:value="-348.476196078431" calcext:value-type="float">
            <text:p>-348.4761960784</text:p>
          </table:table-cell>
          <table:table-cell table:number-columns-repeated="3"/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-350.002" calcext:value-type="float">
            <text:p>-350.002</text:p>
          </table:table-cell>
          <table:table-cell table:formula="of:=AVERAGE([.B198:.B248])" office:value-type="float" office:value="-348.30831372549" calcext:value-type="float">
            <text:p>-348.3083137255</text:p>
          </table:table-cell>
          <table:table-cell table:number-columns-repeated="3"/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-356.84" calcext:value-type="float">
            <text:p>-356.84</text:p>
          </table:table-cell>
          <table:table-cell table:formula="of:=AVERAGE([.B199:.B249])" office:value-type="float" office:value="-348.407921568627" calcext:value-type="float">
            <text:p>-348.4079215686</text:p>
          </table:table-cell>
          <table:table-cell table:number-columns-repeated="3"/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-354.374" calcext:value-type="float">
            <text:p>-354.374</text:p>
          </table:table-cell>
          <table:table-cell table:formula="of:=AVERAGE([.B200:.B250])" office:value-type="float" office:value="-348.167431372549" calcext:value-type="float">
            <text:p>-348.1674313725</text:p>
          </table:table-cell>
          <table:table-cell table:number-columns-repeated="3"/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-358.568" calcext:value-type="float">
            <text:p>-358.568</text:p>
          </table:table-cell>
          <table:table-cell table:formula="of:=AVERAGE([.B201:.B251])" office:value-type="float" office:value="-348.11337254902" calcext:value-type="float">
            <text:p>-348.113372549</text:p>
          </table:table-cell>
          <table:table-cell table:number-columns-repeated="3"/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-349.727" calcext:value-type="float">
            <text:p>-349.727</text:p>
          </table:table-cell>
          <table:table-cell table:formula="of:=AVERAGE([.B202:.B252])" office:value-type="float" office:value="-347.919392156863" calcext:value-type="float">
            <text:p>-347.9193921569</text:p>
          </table:table-cell>
          <table:table-cell table:number-columns-repeated="3"/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-355.366" calcext:value-type="float">
            <text:p>-355.366</text:p>
          </table:table-cell>
          <table:table-cell table:formula="of:=AVERAGE([.B203:.B253])" office:value-type="float" office:value="-348.233529411765" calcext:value-type="float">
            <text:p>-348.2335294118</text:p>
          </table:table-cell>
          <table:table-cell table:number-columns-repeated="3"/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-353.388" calcext:value-type="float">
            <text:p>-353.388</text:p>
          </table:table-cell>
          <table:table-cell table:formula="of:=AVERAGE([.B204:.B254])" office:value-type="float" office:value="-347.970823529412" calcext:value-type="float">
            <text:p>-347.9708235294</text:p>
          </table:table-cell>
          <table:table-cell table:number-columns-repeated="3"/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-367.867" calcext:value-type="float">
            <text:p>-367.867</text:p>
          </table:table-cell>
          <table:table-cell table:formula="of:=AVERAGE([.B205:.B255])" office:value-type="float" office:value="-347.850803921569" calcext:value-type="float">
            <text:p>-347.8508039216</text:p>
          </table:table-cell>
          <table:table-cell table:number-columns-repeated="3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347.675" calcext:value-type="float">
            <text:p>-347.675</text:p>
          </table:table-cell>
          <table:table-cell table:formula="of:=AVERAGE([.B206:.B256])" office:value-type="float" office:value="-347.408098039216" calcext:value-type="float">
            <text:p>-347.4080980392</text:p>
          </table:table-cell>
          <table:table-cell table:number-columns-repeated="3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353.763" calcext:value-type="float">
            <text:p>-353.763</text:p>
          </table:table-cell>
          <table:table-cell table:formula="of:=AVERAGE([.B207:.B257])" office:value-type="float" office:value="-347.452823529412" calcext:value-type="float">
            <text:p>-347.4528235294</text:p>
          </table:table-cell>
          <table:table-cell table:number-columns-repeated="3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345.244" calcext:value-type="float">
            <text:p>-345.244</text:p>
          </table:table-cell>
          <table:table-cell table:formula="of:=AVERAGE([.B208:.B258])" office:value-type="float" office:value="-347.32368627451" calcext:value-type="float">
            <text:p>-347.3236862745</text:p>
          </table:table-cell>
          <table:table-cell table:number-columns-repeated="3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351.293" calcext:value-type="float">
            <text:p>-351.293</text:p>
          </table:table-cell>
          <table:table-cell table:formula="of:=AVERAGE([.B209:.B259])" office:value-type="float" office:value="-347.209098039216" calcext:value-type="float">
            <text:p>-347.2090980392</text:p>
          </table:table-cell>
          <table:table-cell table:number-columns-repeated="3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348.812" calcext:value-type="float">
            <text:p>-348.812</text:p>
          </table:table-cell>
          <table:table-cell table:formula="of:=AVERAGE([.B210:.B260])" office:value-type="float" office:value="-347.07737254902" calcext:value-type="float">
            <text:p>-347.077372549</text:p>
          </table:table-cell>
          <table:table-cell table:number-columns-repeated="3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353.904" calcext:value-type="float">
            <text:p>-353.904</text:p>
          </table:table-cell>
          <table:table-cell table:formula="of:=AVERAGE([.B211:.B261])" office:value-type="float" office:value="-347.103411764706" calcext:value-type="float">
            <text:p>-347.1034117647</text:p>
          </table:table-cell>
          <table:table-cell table:number-columns-repeated="3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343.687" calcext:value-type="float">
            <text:p>-343.687</text:p>
          </table:table-cell>
          <table:table-cell table:formula="of:=AVERAGE([.B212:.B262])" office:value-type="float" office:value="-346.824098039216" calcext:value-type="float">
            <text:p>-346.8240980392</text:p>
          </table:table-cell>
          <table:table-cell table:number-columns-repeated="3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353.857" calcext:value-type="float">
            <text:p>-353.857</text:p>
          </table:table-cell>
          <table:table-cell table:formula="of:=AVERAGE([.B213:.B263])" office:value-type="float" office:value="-346.485862745098" calcext:value-type="float">
            <text:p>-346.4858627451</text:p>
          </table:table-cell>
          <table:table-cell table:number-columns-repeated="3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348.812" calcext:value-type="float">
            <text:p>-348.812</text:p>
          </table:table-cell>
          <table:table-cell table:formula="of:=AVERAGE([.B214:.B264])" office:value-type="float" office:value="-346.34868627451" calcext:value-type="float">
            <text:p>-346.3486862745</text:p>
          </table:table-cell>
          <table:table-cell table:number-columns-repeated="3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358.23" calcext:value-type="float">
            <text:p>-358.23</text:p>
          </table:table-cell>
          <table:table-cell table:formula="of:=AVERAGE([.B215:.B265])" office:value-type="float" office:value="-346.153137254902" calcext:value-type="float">
            <text:p>-346.1531372549</text:p>
          </table:table-cell>
          <table:table-cell table:number-columns-repeated="3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343.2" calcext:value-type="float">
            <text:p>-343.2</text:p>
          </table:table-cell>
          <table:table-cell table:formula="of:=AVERAGE([.B216:.B266])" office:value-type="float" office:value="-345.894137254902" calcext:value-type="float">
            <text:p>-345.8941372549</text:p>
          </table:table-cell>
          <table:table-cell table:number-columns-repeated="3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351.478" calcext:value-type="float">
            <text:p>-351.478</text:p>
          </table:table-cell>
          <table:table-cell table:formula="of:=AVERAGE([.B217:.B267])" office:value-type="float" office:value="-345.770862745098" calcext:value-type="float">
            <text:p>-345.7708627451</text:p>
          </table:table-cell>
          <table:table-cell table:number-columns-repeated="3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334.798" calcext:value-type="float">
            <text:p>-334.798</text:p>
          </table:table-cell>
          <table:table-cell table:formula="of:=AVERAGE([.B218:.B268])" office:value-type="float" office:value="-345.608549019608" calcext:value-type="float">
            <text:p>-345.6085490196</text:p>
          </table:table-cell>
          <table:table-cell table:number-columns-repeated="3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352.035" calcext:value-type="float">
            <text:p>-352.035</text:p>
          </table:table-cell>
          <table:table-cell table:formula="of:=AVERAGE([.B219:.B269])" office:value-type="float" office:value="-345.722588235294" calcext:value-type="float">
            <text:p>-345.7225882353</text:p>
          </table:table-cell>
          <table:table-cell table:number-columns-repeated="3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336.956" calcext:value-type="float">
            <text:p>-336.956</text:p>
          </table:table-cell>
          <table:table-cell table:formula="of:=AVERAGE([.B220:.B270])" office:value-type="float" office:value="-345.696274509804" calcext:value-type="float">
            <text:p>-345.6962745098</text:p>
          </table:table-cell>
          <table:table-cell table:number-columns-repeated="3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344.042" calcext:value-type="float">
            <text:p>-344.042</text:p>
          </table:table-cell>
          <table:table-cell table:formula="of:=AVERAGE([.B221:.B271])" office:value-type="float" office:value="-345.698764705882" calcext:value-type="float">
            <text:p>-345.6987647059</text:p>
          </table:table-cell>
          <table:table-cell table:number-columns-repeated="3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345.781" calcext:value-type="float">
            <text:p>-345.781</text:p>
          </table:table-cell>
          <table:table-cell table:formula="of:=AVERAGE([.B222:.B272])" office:value-type="float" office:value="-345.463568627451" calcext:value-type="float">
            <text:p>-345.4635686275</text:p>
          </table:table-cell>
          <table:table-cell table:number-columns-repeated="3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341.18" calcext:value-type="float">
            <text:p>-341.18</text:p>
          </table:table-cell>
          <table:table-cell table:formula="of:=AVERAGE([.B223:.B273])" office:value-type="float" office:value="-345.460941176471" calcext:value-type="float">
            <text:p>-345.4609411765</text:p>
          </table:table-cell>
          <table:table-cell table:number-columns-repeated="3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356.697" calcext:value-type="float">
            <text:p>-356.697</text:p>
          </table:table-cell>
          <table:table-cell table:formula="of:=AVERAGE([.B224:.B274])" office:value-type="float" office:value="-345.378941176471" calcext:value-type="float">
            <text:p>-345.3789411765</text:p>
          </table:table-cell>
          <table:table-cell table:number-columns-repeated="3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347.087" calcext:value-type="float">
            <text:p>-347.087</text:p>
          </table:table-cell>
          <table:table-cell table:formula="of:=AVERAGE([.B225:.B275])" office:value-type="float" office:value="-345.135156862745" calcext:value-type="float">
            <text:p>-345.1351568627</text:p>
          </table:table-cell>
          <table:table-cell table:number-columns-repeated="3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349.223" calcext:value-type="float">
            <text:p>-349.223</text:p>
          </table:table-cell>
          <table:table-cell table:formula="of:=AVERAGE([.B226:.B276])" office:value-type="float" office:value="-344.863843137255" calcext:value-type="float">
            <text:p>-344.8638431373</text:p>
          </table:table-cell>
          <table:table-cell table:number-columns-repeated="3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334.672" calcext:value-type="float">
            <text:p>-334.672</text:p>
          </table:table-cell>
          <table:table-cell table:formula="of:=AVERAGE([.B227:.B277])" office:value-type="float" office:value="-344.647607843137" calcext:value-type="float">
            <text:p>-344.6476078431</text:p>
          </table:table-cell>
          <table:table-cell table:number-columns-repeated="3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344.531" calcext:value-type="float">
            <text:p>-344.531</text:p>
          </table:table-cell>
          <table:table-cell table:formula="of:=AVERAGE([.B228:.B278])" office:value-type="float" office:value="-344.906117647059" calcext:value-type="float">
            <text:p>-344.9061176471</text:p>
          </table:table-cell>
          <table:table-cell table:number-columns-repeated="3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344.264" calcext:value-type="float">
            <text:p>-344.264</text:p>
          </table:table-cell>
          <table:table-cell table:formula="of:=AVERAGE([.B229:.B279])" office:value-type="float" office:value="-344.889568627451" calcext:value-type="float">
            <text:p>-344.8895686275</text:p>
          </table:table-cell>
          <table:table-cell table:number-columns-repeated="3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347.584" calcext:value-type="float">
            <text:p>-347.584</text:p>
          </table:table-cell>
          <table:table-cell table:formula="of:=AVERAGE([.B230:.B280])" office:value-type="float" office:value="-344.742098039216" calcext:value-type="float">
            <text:p>-344.7420980392</text:p>
          </table:table-cell>
          <table:table-cell table:number-columns-repeated="3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340.919" calcext:value-type="float">
            <text:p>-340.919</text:p>
          </table:table-cell>
          <table:table-cell table:formula="of:=AVERAGE([.B231:.B281])" office:value-type="float" office:value="-344.44068627451" calcext:value-type="float">
            <text:p>-344.4406862745</text:p>
          </table:table-cell>
          <table:table-cell table:number-columns-repeated="3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345.961" calcext:value-type="float">
            <text:p>-345.961</text:p>
          </table:table-cell>
          <table:table-cell table:formula="of:=AVERAGE([.B232:.B282])" office:value-type="float" office:value="-344.633235294118" calcext:value-type="float">
            <text:p>-344.6332352941</text:p>
          </table:table-cell>
          <table:table-cell table:number-columns-repeated="3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349.589" calcext:value-type="float">
            <text:p>-349.589</text:p>
          </table:table-cell>
          <table:table-cell table:formula="of:=AVERAGE([.B233:.B283])" office:value-type="float" office:value="-344.402019607843" calcext:value-type="float">
            <text:p>-344.4020196078</text:p>
          </table:table-cell>
          <table:table-cell table:number-columns-repeated="3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356.173" calcext:value-type="float">
            <text:p>-356.173</text:p>
          </table:table-cell>
          <table:table-cell table:formula="of:=AVERAGE([.B234:.B284])" office:value-type="float" office:value="-344.496764705882" calcext:value-type="float">
            <text:p>-344.4967647059</text:p>
          </table:table-cell>
          <table:table-cell table:number-columns-repeated="3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341.88" calcext:value-type="float">
            <text:p>-341.88</text:p>
          </table:table-cell>
          <table:table-cell table:formula="of:=AVERAGE([.B235:.B285])" office:value-type="float" office:value="-344.358705882353" calcext:value-type="float">
            <text:p>-344.3587058824</text:p>
          </table:table-cell>
          <table:table-cell table:number-columns-repeated="3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343.024" calcext:value-type="float">
            <text:p>-343.024</text:p>
          </table:table-cell>
          <table:table-cell table:formula="of:=AVERAGE([.B236:.B286])" office:value-type="float" office:value="-344.32962745098" calcext:value-type="float">
            <text:p>-344.329627451</text:p>
          </table:table-cell>
          <table:table-cell table:number-columns-repeated="3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337.382" calcext:value-type="float">
            <text:p>-337.382</text:p>
          </table:table-cell>
          <table:table-cell table:formula="of:=AVERAGE([.B237:.B287])" office:value-type="float" office:value="-344.284078431373" calcext:value-type="float">
            <text:p>-344.2840784314</text:p>
          </table:table-cell>
          <table:table-cell table:number-columns-repeated="3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347.494" calcext:value-type="float">
            <text:p>-347.494</text:p>
          </table:table-cell>
          <table:table-cell table:formula="of:=AVERAGE([.B238:.B288])" office:value-type="float" office:value="-344.205509803922" calcext:value-type="float">
            <text:p>-344.2055098039</text:p>
          </table:table-cell>
          <table:table-cell table:number-columns-repeated="3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348.038" calcext:value-type="float">
            <text:p>-348.038</text:p>
          </table:table-cell>
          <table:table-cell table:formula="of:=AVERAGE([.B239:.B289])" office:value-type="float" office:value="-343.938490196078" calcext:value-type="float">
            <text:p>-343.9384901961</text:p>
          </table:table-cell>
          <table:table-cell table:number-columns-repeated="3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343.466" calcext:value-type="float">
            <text:p>-343.466</text:p>
          </table:table-cell>
          <table:table-cell table:formula="of:=AVERAGE([.B240:.B290])" office:value-type="float" office:value="-343.702862745098" calcext:value-type="float">
            <text:p>-343.7028627451</text:p>
          </table:table-cell>
          <table:table-cell table:number-columns-repeated="3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350.002" calcext:value-type="float">
            <text:p>-350.002</text:p>
          </table:table-cell>
          <table:table-cell table:formula="of:=AVERAGE([.B241:.B291])" office:value-type="float" office:value="-343.874529411765" calcext:value-type="float">
            <text:p>-343.8745294118</text:p>
          </table:table-cell>
          <table:table-cell table:number-columns-repeated="3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342.98" calcext:value-type="float">
            <text:p>-342.98</text:p>
          </table:table-cell>
          <table:table-cell table:formula="of:=AVERAGE([.B242:.B292])" office:value-type="float" office:value="-343.540352941176" calcext:value-type="float">
            <text:p>-343.5403529412</text:p>
          </table:table-cell>
          <table:table-cell table:number-columns-repeated="3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361.239" calcext:value-type="float">
            <text:p>-361.239</text:p>
          </table:table-cell>
          <table:table-cell table:formula="of:=AVERAGE([.B243:.B293])" office:value-type="float" office:value="-343.685254901961" calcext:value-type="float">
            <text:p>-343.685254902</text:p>
          </table:table-cell>
          <table:table-cell table:number-columns-repeated="3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353.294" calcext:value-type="float">
            <text:p>-353.294</text:p>
          </table:table-cell>
          <table:table-cell table:formula="of:=AVERAGE([.B244:.B294])" office:value-type="float" office:value="-343.227529411765" calcext:value-type="float">
            <text:p>-343.2275294118</text:p>
          </table:table-cell>
          <table:table-cell table:number-columns-repeated="3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339.357" calcext:value-type="float">
            <text:p>-339.357</text:p>
          </table:table-cell>
          <table:table-cell table:formula="of:=AVERAGE([.B245:.B295])" office:value-type="float" office:value="-343.008901960784" calcext:value-type="float">
            <text:p>-343.0089019608</text:p>
          </table:table-cell>
          <table:table-cell table:number-columns-repeated="3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342.319" calcext:value-type="float">
            <text:p>-342.319</text:p>
          </table:table-cell>
          <table:table-cell table:formula="of:=AVERAGE([.B246:.B296])" office:value-type="float" office:value="-342.938529411765" calcext:value-type="float">
            <text:p>-342.9385294118</text:p>
          </table:table-cell>
          <table:table-cell table:number-columns-repeated="3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348.629" calcext:value-type="float">
            <text:p>-348.629</text:p>
          </table:table-cell>
          <table:table-cell table:formula="of:=AVERAGE([.B247:.B297])" office:value-type="float" office:value="-343.011705882353" calcext:value-type="float">
            <text:p>-343.0117058824</text:p>
          </table:table-cell>
          <table:table-cell table:number-columns-repeated="3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347.041" calcext:value-type="float">
            <text:p>-347.041</text:p>
          </table:table-cell>
          <table:table-cell table:formula="of:=AVERAGE([.B248:.B298])" office:value-type="float" office:value="-342.777803921569" calcext:value-type="float">
            <text:p>-342.7778039216</text:p>
          </table:table-cell>
          <table:table-cell table:number-columns-repeated="3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355.082" calcext:value-type="float">
            <text:p>-355.082</text:p>
          </table:table-cell>
          <table:table-cell table:formula="of:=AVERAGE([.B249:.B299])" office:value-type="float" office:value="-342.580882352941" calcext:value-type="float">
            <text:p>-342.5808823529</text:p>
          </table:table-cell>
          <table:table-cell table:number-columns-repeated="3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344.575" calcext:value-type="float">
            <text:p>-344.575</text:p>
          </table:table-cell>
          <table:table-cell table:formula="of:=AVERAGE([.B250:.B300])" office:value-type="float" office:value="-342.528431372549" calcext:value-type="float">
            <text:p>-342.5284313725</text:p>
          </table:table-cell>
          <table:table-cell table:number-columns-repeated="3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351.617" calcext:value-type="float">
            <text:p>-351.617</text:p>
          </table:table-cell>
          <table:table-cell table:formula="of:=AVERAGE([.B251:.B301])" office:value-type="float" office:value="-342.337549019608" calcext:value-type="float">
            <text:p>-342.3375490196</text:p>
          </table:table-cell>
          <table:table-cell table:number-columns-repeated="3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348.675" calcext:value-type="float">
            <text:p>-348.675</text:p>
          </table:table-cell>
          <table:table-cell table:formula="of:=AVERAGE([.B252:.B302])" office:value-type="float" office:value="-342.423156862745" calcext:value-type="float">
            <text:p>-342.4231568627</text:p>
          </table:table-cell>
          <table:table-cell table:number-columns-repeated="3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365.748" calcext:value-type="float">
            <text:p>-365.748</text:p>
          </table:table-cell>
          <table:table-cell table:formula="of:=AVERAGE([.B253:.B303])" office:value-type="float" office:value="-342.205901960784" calcext:value-type="float">
            <text:p>-342.2059019608</text:p>
          </table:table-cell>
          <table:table-cell table:number-columns-repeated="3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341.968" calcext:value-type="float">
            <text:p>-341.968</text:p>
          </table:table-cell>
          <table:table-cell table:formula="of:=AVERAGE([.B254:.B304])" office:value-type="float" office:value="-341.627176470588" calcext:value-type="float">
            <text:p>-341.6271764706</text:p>
          </table:table-cell>
          <table:table-cell table:number-columns-repeated="3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347.267" calcext:value-type="float">
            <text:p>-347.267</text:p>
          </table:table-cell>
          <table:table-cell table:formula="of:=AVERAGE([.B255:.B305])" office:value-type="float" office:value="-341.679176470588" calcext:value-type="float">
            <text:p>-341.6791764706</text:p>
          </table:table-cell>
          <table:table-cell table:number-columns-repeated="3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345.289" calcext:value-type="float">
            <text:p>-345.289</text:p>
          </table:table-cell>
          <table:table-cell table:formula="of:=AVERAGE([.B256:.B306])" office:value-type="float" office:value="-341.48368627451" calcext:value-type="float">
            <text:p>-341.4836862745</text:p>
          </table:table-cell>
          <table:table-cell table:number-columns-repeated="3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349.956" calcext:value-type="float">
            <text:p>-349.956</text:p>
          </table:table-cell>
          <table:table-cell table:formula="of:=AVERAGE([.B257:.B307])" office:value-type="float" office:value="-341.304470588235" calcext:value-type="float">
            <text:p>-341.3044705882</text:p>
          </table:table-cell>
          <table:table-cell table:number-columns-repeated="3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347.177" calcext:value-type="float">
            <text:p>-347.177</text:p>
          </table:table-cell>
          <table:table-cell table:formula="of:=AVERAGE([.B258:.B308])" office:value-type="float" office:value="-340.932294117647" calcext:value-type="float">
            <text:p>-340.9322941176</text:p>
          </table:table-cell>
          <table:table-cell table:number-columns-repeated="3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339.4" calcext:value-type="float">
            <text:p>-339.4</text:p>
          </table:table-cell>
          <table:table-cell table:formula="of:=AVERAGE([.B259:.B309])" office:value-type="float" office:value="-341.022098039216" calcext:value-type="float">
            <text:p>-341.0220980392</text:p>
          </table:table-cell>
          <table:table-cell table:number-columns-repeated="3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344.575" calcext:value-type="float">
            <text:p>-344.575</text:p>
          </table:table-cell>
          <table:table-cell table:formula="of:=AVERAGE([.B260:.B310])" office:value-type="float" office:value="-341.022098039216" calcext:value-type="float">
            <text:p>-341.0220980392</text:p>
          </table:table-cell>
          <table:table-cell table:number-columns-repeated="3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350.14" calcext:value-type="float">
            <text:p>-350.14</text:p>
          </table:table-cell>
          <table:table-cell table:formula="of:=AVERAGE([.B261:.B311])" office:value-type="float" office:value="-340.933352941176" calcext:value-type="float">
            <text:p>-340.9333529412</text:p>
          </table:table-cell>
          <table:table-cell table:number-columns-repeated="3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339.659" calcext:value-type="float">
            <text:p>-339.659</text:p>
          </table:table-cell>
          <table:table-cell table:formula="of:=AVERAGE([.B262:.B312])" office:value-type="float" office:value="-340.665666666667" calcext:value-type="float">
            <text:p>-340.6656666667</text:p>
          </table:table-cell>
          <table:table-cell table:number-columns-repeated="3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326.437" calcext:value-type="float">
            <text:p>-326.437</text:p>
          </table:table-cell>
          <table:table-cell table:formula="of:=AVERAGE([.B263:.B313])" office:value-type="float" office:value="-340.662294117647" calcext:value-type="float">
            <text:p>-340.6622941176</text:p>
          </table:table-cell>
          <table:table-cell table:number-columns-repeated="3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346.861" calcext:value-type="float">
            <text:p>-346.861</text:p>
          </table:table-cell>
          <table:table-cell table:formula="of:=AVERAGE([.B264:.B314])" office:value-type="float" office:value="-340.732" calcext:value-type="float">
            <text:p>-340.732</text:p>
          </table:table-cell>
          <table:table-cell table:number-columns-repeated="3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338.839" calcext:value-type="float">
            <text:p>-338.839</text:p>
          </table:table-cell>
          <table:table-cell table:formula="of:=AVERAGE([.B265:.B315])" office:value-type="float" office:value="-340.355137254902" calcext:value-type="float">
            <text:p>-340.3551372549</text:p>
          </table:table-cell>
          <table:table-cell table:number-columns-repeated="3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345.021" calcext:value-type="float">
            <text:p>-345.021</text:p>
          </table:table-cell>
          <table:table-cell table:formula="of:=AVERAGE([.B266:.B316])" office:value-type="float" office:value="-340.209823529412" calcext:value-type="float">
            <text:p>-340.2098235294</text:p>
          </table:table-cell>
          <table:table-cell table:number-columns-repeated="3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336.913" calcext:value-type="float">
            <text:p>-336.913</text:p>
          </table:table-cell>
          <table:table-cell table:formula="of:=AVERAGE([.B267:.B317])" office:value-type="float" office:value="-339.921549019608" calcext:value-type="float">
            <text:p>-339.9215490196</text:p>
          </table:table-cell>
          <table:table-cell table:number-columns-repeated="3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343.2" calcext:value-type="float">
            <text:p>-343.2</text:p>
          </table:table-cell>
          <table:table-cell table:formula="of:=AVERAGE([.B268:.B318])" office:value-type="float" office:value="-340.187215686274" calcext:value-type="float">
            <text:p>-340.1872156863</text:p>
          </table:table-cell>
          <table:table-cell table:number-columns-repeated="3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340.614" calcext:value-type="float">
            <text:p>-340.614</text:p>
          </table:table-cell>
          <table:table-cell table:formula="of:=AVERAGE([.B269:.B319])" office:value-type="float" office:value="-340.029078431372" calcext:value-type="float">
            <text:p>-340.0290784314</text:p>
          </table:table-cell>
          <table:table-cell table:number-columns-repeated="3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350.693" calcext:value-type="float">
            <text:p>-350.693</text:p>
          </table:table-cell>
          <table:table-cell table:formula="of:=AVERAGE([.B270:.B320])" office:value-type="float" office:value="-339.905156862745" calcext:value-type="float">
            <text:p>-339.9051568627</text:p>
          </table:table-cell>
          <table:table-cell table:number-columns-repeated="3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337.083" calcext:value-type="float">
            <text:p>-337.083</text:p>
          </table:table-cell>
          <table:table-cell table:formula="of:=AVERAGE([.B271:.B321])" office:value-type="float" office:value="-339.624960784314" calcext:value-type="float">
            <text:p>-339.6249607843</text:p>
          </table:table-cell>
          <table:table-cell table:number-columns-repeated="3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332.047" calcext:value-type="float">
            <text:p>-332.047</text:p>
          </table:table-cell>
          <table:table-cell table:formula="of:=AVERAGE([.B272:.B322])" office:value-type="float" office:value="-339.55062745098" calcext:value-type="float">
            <text:p>-339.550627451</text:p>
          </table:table-cell>
          <table:table-cell table:number-columns-repeated="3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345.647" calcext:value-type="float">
            <text:p>-345.647</text:p>
          </table:table-cell>
          <table:table-cell table:formula="of:=AVERAGE([.B273:.B323])" office:value-type="float" office:value="-339.562803921569" calcext:value-type="float">
            <text:p>-339.5628039216</text:p>
          </table:table-cell>
          <table:table-cell table:number-columns-repeated="3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336.998" calcext:value-type="float">
            <text:p>-336.998</text:p>
          </table:table-cell>
          <table:table-cell table:formula="of:=AVERAGE([.B274:.B324])" office:value-type="float" office:value="-339.336098039216" calcext:value-type="float">
            <text:p>-339.3360980392</text:p>
          </table:table-cell>
          <table:table-cell table:number-columns-repeated="3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344.264" calcext:value-type="float">
            <text:p>-344.264</text:p>
          </table:table-cell>
          <table:table-cell table:formula="of:=AVERAGE([.B275:.B325])" office:value-type="float" office:value="-339.06694117647" calcext:value-type="float">
            <text:p>-339.0669411765</text:p>
          </table:table-cell>
          <table:table-cell table:number-columns-repeated="3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333.25" calcext:value-type="float">
            <text:p>-333.25</text:p>
          </table:table-cell>
          <table:table-cell table:formula="of:=AVERAGE([.B276:.B326])" office:value-type="float" office:value="-338.885450980392" calcext:value-type="float">
            <text:p>-338.8854509804</text:p>
          </table:table-cell>
          <table:table-cell table:number-columns-repeated="3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338.195" calcext:value-type="float">
            <text:p>-338.195</text:p>
          </table:table-cell>
          <table:table-cell table:formula="of:=AVERAGE([.B277:.B327])" office:value-type="float" office:value="-338.690568627451" calcext:value-type="float">
            <text:p>-338.6905686275</text:p>
          </table:table-cell>
          <table:table-cell table:number-columns-repeated="3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347.856" calcext:value-type="float">
            <text:p>-347.856</text:p>
          </table:table-cell>
          <table:table-cell table:formula="of:=AVERAGE([.B278:.B328])" office:value-type="float" office:value="-338.596882352941" calcext:value-type="float">
            <text:p>-338.5968823529</text:p>
          </table:table-cell>
          <table:table-cell table:number-columns-repeated="3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343.687" calcext:value-type="float">
            <text:p>-343.687</text:p>
          </table:table-cell>
          <table:table-cell table:formula="of:=AVERAGE([.B279:.B329])" office:value-type="float" office:value="-338.292568627451" calcext:value-type="float">
            <text:p>-338.2925686275</text:p>
          </table:table-cell>
          <table:table-cell table:number-columns-repeated="3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336.743" calcext:value-type="float">
            <text:p>-336.743</text:p>
          </table:table-cell>
          <table:table-cell table:formula="of:=AVERAGE([.B280:.B330])" office:value-type="float" office:value="-338.161411764706" calcext:value-type="float">
            <text:p>-338.1614117647</text:p>
          </table:table-cell>
          <table:table-cell table:number-columns-repeated="3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332.212" calcext:value-type="float">
            <text:p>-332.212</text:p>
          </table:table-cell>
          <table:table-cell table:formula="of:=AVERAGE([.B281:.B331])" office:value-type="float" office:value="-338.016254901961" calcext:value-type="float">
            <text:p>-338.016254902</text:p>
          </table:table-cell>
          <table:table-cell table:number-columns-repeated="3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350.739" calcext:value-type="float">
            <text:p>-350.739</text:p>
          </table:table-cell>
          <table:table-cell table:formula="of:=AVERAGE([.B282:.B332])" office:value-type="float" office:value="-337.953568627451" calcext:value-type="float">
            <text:p>-337.9535686275</text:p>
          </table:table-cell>
          <table:table-cell table:number-columns-repeated="3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334.169" calcext:value-type="float">
            <text:p>-334.169</text:p>
          </table:table-cell>
          <table:table-cell table:formula="of:=AVERAGE([.B283:.B333])" office:value-type="float" office:value="-337.580568627451" calcext:value-type="float">
            <text:p>-337.5805686275</text:p>
          </table:table-cell>
          <table:table-cell table:number-columns-repeated="3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354.421" calcext:value-type="float">
            <text:p>-354.421</text:p>
          </table:table-cell>
          <table:table-cell table:formula="of:=AVERAGE([.B284:.B334])" office:value-type="float" office:value="-337.339352941176" calcext:value-type="float">
            <text:p>-337.3393529412</text:p>
          </table:table-cell>
          <table:table-cell table:number-columns-repeated="3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349.132" calcext:value-type="float">
            <text:p>-349.132</text:p>
          </table:table-cell>
          <table:table-cell table:formula="of:=AVERAGE([.B285:.B335])" office:value-type="float" office:value="-336.759470588235" calcext:value-type="float">
            <text:p>-336.7594705882</text:p>
          </table:table-cell>
          <table:table-cell table:number-columns-repeated="3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340.397" calcext:value-type="float">
            <text:p>-340.397</text:p>
          </table:table-cell>
          <table:table-cell table:formula="of:=AVERAGE([.B286:.B336])" office:value-type="float" office:value="-336.523215686274" calcext:value-type="float">
            <text:p>-336.5232156863</text:p>
          </table:table-cell>
          <table:table-cell table:number-columns-repeated="3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340.701" calcext:value-type="float">
            <text:p>-340.701</text:p>
          </table:table-cell>
          <table:table-cell table:formula="of:=AVERAGE([.B287:.B337])" office:value-type="float" office:value="-336.203607843137" calcext:value-type="float">
            <text:p>-336.2036078431</text:p>
          </table:table-cell>
          <table:table-cell table:number-columns-repeated="3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333.375" calcext:value-type="float">
            <text:p>-333.375</text:p>
          </table:table-cell>
          <table:table-cell table:formula="of:=AVERAGE([.B288:.B338])" office:value-type="float" office:value="-336.117666666667" calcext:value-type="float">
            <text:p>-336.1176666667</text:p>
          </table:table-cell>
          <table:table-cell table:number-columns-repeated="3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333.876" calcext:value-type="float">
            <text:p>-333.876</text:p>
          </table:table-cell>
          <table:table-cell table:formula="of:=AVERAGE([.B289:.B339])" office:value-type="float" office:value="-336.059352941176" calcext:value-type="float">
            <text:p>-336.0593529412</text:p>
          </table:table-cell>
          <table:table-cell table:number-columns-repeated="3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336.021" calcext:value-type="float">
            <text:p>-336.021</text:p>
          </table:table-cell>
          <table:table-cell table:formula="of:=AVERAGE([.B290:.B340])" office:value-type="float" office:value="-336.075784313725" calcext:value-type="float">
            <text:p>-336.0757843137</text:p>
          </table:table-cell>
          <table:table-cell table:number-columns-repeated="3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352.221" calcext:value-type="float">
            <text:p>-352.221</text:p>
          </table:table-cell>
          <table:table-cell table:formula="of:=AVERAGE([.B291:.B341])" office:value-type="float" office:value="-336.115039215686" calcext:value-type="float">
            <text:p>-336.1150392157</text:p>
          </table:table-cell>
          <table:table-cell table:number-columns-repeated="3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332.959" calcext:value-type="float">
            <text:p>-332.959</text:p>
          </table:table-cell>
          <table:table-cell table:formula="of:=AVERAGE([.B292:.B342])" office:value-type="float" office:value="-335.572862745098" calcext:value-type="float">
            <text:p>-335.5728627451</text:p>
          </table:table-cell>
          <table:table-cell table:number-columns-repeated="3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350.37" calcext:value-type="float">
            <text:p>-350.37</text:p>
          </table:table-cell>
          <table:table-cell table:formula="of:=AVERAGE([.B293:.B343])" office:value-type="float" office:value="-335.771078431372" calcext:value-type="float">
            <text:p>-335.7710784314</text:p>
          </table:table-cell>
          <table:table-cell table:number-columns-repeated="3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337.895" calcext:value-type="float">
            <text:p>-337.895</text:p>
          </table:table-cell>
          <table:table-cell table:formula="of:=AVERAGE([.B294:.B344])" office:value-type="float" office:value="-335.238196078431" calcext:value-type="float">
            <text:p>-335.2381960784</text:p>
          </table:table-cell>
          <table:table-cell table:number-columns-repeated="3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342.144" calcext:value-type="float">
            <text:p>-342.144</text:p>
          </table:table-cell>
          <table:table-cell table:formula="of:=AVERAGE([.B295:.B345])" office:value-type="float" office:value="-335.331843137255" calcext:value-type="float">
            <text:p>-335.3318431373</text:p>
          </table:table-cell>
          <table:table-cell table:number-columns-repeated="3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335.768" calcext:value-type="float">
            <text:p>-335.768</text:p>
          </table:table-cell>
          <table:table-cell table:formula="of:=AVERAGE([.B296:.B346])" office:value-type="float" office:value="-335.178745098039" calcext:value-type="float">
            <text:p>-335.178745098</text:p>
          </table:table-cell>
          <table:table-cell table:number-columns-repeated="3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346.051" calcext:value-type="float">
            <text:p>-346.051</text:p>
          </table:table-cell>
          <table:table-cell table:formula="of:=AVERAGE([.B297:.B347])" office:value-type="float" office:value="-335.272901960784" calcext:value-type="float">
            <text:p>-335.2729019608</text:p>
          </table:table-cell>
          <table:table-cell table:number-columns-repeated="3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336.7" calcext:value-type="float">
            <text:p>-336.7</text:p>
          </table:table-cell>
          <table:table-cell table:formula="of:=AVERAGE([.B298:.B348])" office:value-type="float" office:value="-335.088725490196" calcext:value-type="float">
            <text:p>-335.0887254902</text:p>
          </table:table-cell>
          <table:table-cell table:number-columns-repeated="3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336.998" calcext:value-type="float">
            <text:p>-336.998</text:p>
          </table:table-cell>
          <table:table-cell table:formula="of:=AVERAGE([.B299:.B349])" office:value-type="float" office:value="-334.93168627451" calcext:value-type="float">
            <text:p>-334.9316862745</text:p>
          </table:table-cell>
          <table:table-cell table:number-columns-repeated="3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352.407" calcext:value-type="float">
            <text:p>-352.407</text:p>
          </table:table-cell>
          <table:table-cell table:formula="of:=AVERAGE([.B300:.B350])" office:value-type="float" office:value="-334.815196078431" calcext:value-type="float">
            <text:p>-334.8151960784</text:p>
          </table:table-cell>
          <table:table-cell table:number-columns-repeated="3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334.84" calcext:value-type="float">
            <text:p>-334.84</text:p>
          </table:table-cell>
          <table:table-cell table:formula="of:=AVERAGE([.B301:.B351])" office:value-type="float" office:value="-334.356529411765" calcext:value-type="float">
            <text:p>-334.3565294118</text:p>
          </table:table-cell>
          <table:table-cell table:number-columns-repeated="3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355.983" calcext:value-type="float">
            <text:p>-355.983</text:p>
          </table:table-cell>
          <table:table-cell table:formula="of:=AVERAGE([.B302:.B352])" office:value-type="float" office:value="-334.180823529412" calcext:value-type="float">
            <text:p>-334.1808235294</text:p>
          </table:table-cell>
          <table:table-cell table:number-columns-repeated="3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337.595" calcext:value-type="float">
            <text:p>-337.595</text:p>
          </table:table-cell>
          <table:table-cell table:formula="of:=AVERAGE([.B303:.B353])" office:value-type="float" office:value="-333.717156862745" calcext:value-type="float">
            <text:p>-333.7171568627</text:p>
          </table:table-cell>
          <table:table-cell table:number-columns-repeated="3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336.233" calcext:value-type="float">
            <text:p>-336.233</text:p>
          </table:table-cell>
          <table:table-cell table:formula="of:=AVERAGE([.B304:.B354])" office:value-type="float" office:value="-333.42862745098" calcext:value-type="float">
            <text:p>-333.428627451</text:p>
          </table:table-cell>
          <table:table-cell table:number-columns-repeated="3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344.62" calcext:value-type="float">
            <text:p>-344.62</text:p>
          </table:table-cell>
          <table:table-cell table:formula="of:=AVERAGE([.B305:.B355])" office:value-type="float" office:value="-333.465411764706" calcext:value-type="float">
            <text:p>-333.4654117647</text:p>
          </table:table-cell>
          <table:table-cell table:number-columns-repeated="3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337.297" calcext:value-type="float">
            <text:p>-337.297</text:p>
          </table:table-cell>
          <table:table-cell table:formula="of:=AVERAGE([.B306:.B356])" office:value-type="float" office:value="-333.169803921569" calcext:value-type="float">
            <text:p>-333.1698039216</text:p>
          </table:table-cell>
          <table:table-cell table:number-columns-repeated="3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336.149" calcext:value-type="float">
            <text:p>-336.149</text:p>
          </table:table-cell>
          <table:table-cell table:formula="of:=AVERAGE([.B307:.B357])" office:value-type="float" office:value="-333.286431372549" calcext:value-type="float">
            <text:p>-333.2864313725</text:p>
          </table:table-cell>
          <table:table-cell table:number-columns-repeated="3"/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-330.975" calcext:value-type="float">
            <text:p>-330.975</text:p>
          </table:table-cell>
          <table:table-cell table:formula="of:=AVERAGE([.B308:.B358])" office:value-type="float" office:value="-333.243509803921" calcext:value-type="float">
            <text:p>-333.2435098039</text:p>
          </table:table-cell>
          <table:table-cell table:number-columns-repeated="3"/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-351.757" calcext:value-type="float">
            <text:p>-351.757</text:p>
          </table:table-cell>
          <table:table-cell table:formula="of:=AVERAGE([.B309:.B359])" office:value-type="float" office:value="-333.300392156863" calcext:value-type="float">
            <text:p>-333.3003921569</text:p>
          </table:table-cell>
          <table:table-cell table:number-columns-repeated="3"/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-339.4" calcext:value-type="float">
            <text:p>-339.4</text:p>
          </table:table-cell>
          <table:table-cell table:formula="of:=AVERAGE([.B310:.B360])" office:value-type="float" office:value="-333.188509803922" calcext:value-type="float">
            <text:p>-333.1885098039</text:p>
          </table:table-cell>
          <table:table-cell table:number-columns-repeated="3"/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-340.049" calcext:value-type="float">
            <text:p>-340.049</text:p>
          </table:table-cell>
          <table:table-cell table:formula="of:=AVERAGE([.B311:.B361])" office:value-type="float" office:value="-332.830274509804" calcext:value-type="float">
            <text:p>-332.8302745098</text:p>
          </table:table-cell>
          <table:table-cell table:number-columns-repeated="3"/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-336.488" calcext:value-type="float">
            <text:p>-336.488</text:p>
          </table:table-cell>
          <table:table-cell table:formula="of:=AVERAGE([.B312:.B362])" office:value-type="float" office:value="-332.590921568627" calcext:value-type="float">
            <text:p>-332.5909215686</text:p>
          </table:table-cell>
          <table:table-cell table:number-columns-repeated="3"/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-339.487" calcext:value-type="float">
            <text:p>-339.487</text:p>
          </table:table-cell>
          <table:table-cell table:formula="of:=AVERAGE([.B313:.B363])" office:value-type="float" office:value="-332.434058823529" calcext:value-type="float">
            <text:p>-332.4340588235</text:p>
          </table:table-cell>
          <table:table-cell table:number-columns-repeated="3"/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-329.992" calcext:value-type="float">
            <text:p>-329.992</text:p>
          </table:table-cell>
          <table:table-cell table:formula="of:=AVERAGE([.B314:.B364])" office:value-type="float" office:value="-332.03794117647" calcext:value-type="float">
            <text:p>-332.0379411765</text:p>
          </table:table-cell>
          <table:table-cell table:number-columns-repeated="3"/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-327.641" calcext:value-type="float">
            <text:p>-327.641</text:p>
          </table:table-cell>
          <table:table-cell table:formula="of:=AVERAGE([.B315:.B365])" office:value-type="float" office:value="-332.017196078431" calcext:value-type="float">
            <text:p>-332.0171960784</text:p>
          </table:table-cell>
          <table:table-cell table:number-columns-repeated="3"/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-331.428" calcext:value-type="float">
            <text:p>-331.428</text:p>
          </table:table-cell>
          <table:table-cell table:formula="of:=AVERAGE([.B316:.B366])" office:value-type="float" office:value="-331.94537254902" calcext:value-type="float">
            <text:p>-331.945372549</text:p>
          </table:table-cell>
          <table:table-cell table:number-columns-repeated="3"/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-330.319" calcext:value-type="float">
            <text:p>-330.319</text:p>
          </table:table-cell>
          <table:table-cell table:formula="of:=AVERAGE([.B317:.B367])" office:value-type="float" office:value="-331.885352941176" calcext:value-type="float">
            <text:p>-331.8853529412</text:p>
          </table:table-cell>
          <table:table-cell table:number-columns-repeated="3"/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-350.462" calcext:value-type="float">
            <text:p>-350.462</text:p>
          </table:table-cell>
          <table:table-cell table:formula="of:=AVERAGE([.B318:.B368])" office:value-type="float" office:value="-331.841529411765" calcext:value-type="float">
            <text:p>-331.8415294118</text:p>
          </table:table-cell>
          <table:table-cell table:number-columns-repeated="3"/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-335.135" calcext:value-type="float">
            <text:p>-335.135</text:p>
          </table:table-cell>
          <table:table-cell table:formula="of:=AVERAGE([.B319:.B369])" office:value-type="float" office:value="-331.173019607843" calcext:value-type="float">
            <text:p>-331.1730196078</text:p>
          </table:table-cell>
          <table:table-cell table:number-columns-repeated="3"/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-334.294" calcext:value-type="float">
            <text:p>-334.294</text:p>
          </table:table-cell>
          <table:table-cell table:formula="of:=AVERAGE([.B320:.B370])" office:value-type="float" office:value="-331.017392156863" calcext:value-type="float">
            <text:p>-331.0173921569</text:p>
          </table:table-cell>
          <table:table-cell table:number-columns-repeated="3"/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-336.403" calcext:value-type="float">
            <text:p>-336.403</text:p>
          </table:table-cell>
          <table:table-cell table:formula="of:=AVERAGE([.B321:.B371])" office:value-type="float" office:value="-330.723098039216" calcext:value-type="float">
            <text:p>-330.7230980392</text:p>
          </table:table-cell>
          <table:table-cell table:number-columns-repeated="3"/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-333.292" calcext:value-type="float">
            <text:p>-333.292</text:p>
          </table:table-cell>
          <table:table-cell table:formula="of:=AVERAGE([.B322:.B372])" office:value-type="float" office:value="-330.530039215686" calcext:value-type="float">
            <text:p>-330.5300392157</text:p>
          </table:table-cell>
          <table:table-cell table:number-columns-repeated="3"/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-332.668" calcext:value-type="float">
            <text:p>-332.668</text:p>
          </table:table-cell>
          <table:table-cell table:formula="of:=AVERAGE([.B323:.B373])" office:value-type="float" office:value="-330.355156862745" calcext:value-type="float">
            <text:p>-330.3551568627</text:p>
          </table:table-cell>
          <table:table-cell table:number-columns-repeated="3"/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-334.085" calcext:value-type="float">
            <text:p>-334.085</text:p>
          </table:table-cell>
          <table:table-cell table:formula="of:=AVERAGE([.B324:.B374])" office:value-type="float" office:value="-330.089745098039" calcext:value-type="float">
            <text:p>-330.089745098</text:p>
          </table:table-cell>
          <table:table-cell table:number-columns-repeated="3"/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-323.271" calcext:value-type="float">
            <text:p>-323.271</text:p>
          </table:table-cell>
          <table:table-cell table:formula="of:=AVERAGE([.B325:.B375])" office:value-type="float" office:value="-329.948431372549" calcext:value-type="float">
            <text:p>-329.9484313725</text:p>
          </table:table-cell>
          <table:table-cell table:number-columns-repeated="3"/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-335.008" calcext:value-type="float">
            <text:p>-335.008</text:p>
          </table:table-cell>
          <table:table-cell table:formula="of:=AVERAGE([.B326:.B376])" office:value-type="float" office:value="-330.129431372549" calcext:value-type="float">
            <text:p>-330.1294313725</text:p>
          </table:table-cell>
          <table:table-cell table:number-columns-repeated="3"/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-323.311" calcext:value-type="float">
            <text:p>-323.311</text:p>
          </table:table-cell>
          <table:table-cell table:formula="of:=AVERAGE([.B327:.B377])" office:value-type="float" office:value="-329.975509803922" calcext:value-type="float">
            <text:p>-329.9755098039</text:p>
          </table:table-cell>
          <table:table-cell table:number-columns-repeated="3"/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-333.417" calcext:value-type="float">
            <text:p>-333.417</text:p>
          </table:table-cell>
          <table:table-cell table:formula="of:=AVERAGE([.B328:.B378])" office:value-type="float" office:value="-329.947960784314" calcext:value-type="float">
            <text:p>-329.9479607843</text:p>
          </table:table-cell>
          <table:table-cell table:number-columns-repeated="3"/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-332.336" calcext:value-type="float">
            <text:p>-332.336</text:p>
          </table:table-cell>
          <table:table-cell table:formula="of:=AVERAGE([.B329:.B379])" office:value-type="float" office:value="-329.739058823529" calcext:value-type="float">
            <text:p>-329.7390588235</text:p>
          </table:table-cell>
          <table:table-cell table:number-columns-repeated="3"/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-336.998" calcext:value-type="float">
            <text:p>-336.998</text:p>
          </table:table-cell>
          <table:table-cell table:formula="of:=AVERAGE([.B330:.B380])" office:value-type="float" office:value="-329.533784313725" calcext:value-type="float">
            <text:p>-329.5337843137</text:p>
          </table:table-cell>
          <table:table-cell table:number-columns-repeated="3"/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-329.34" calcext:value-type="float">
            <text:p>-329.34</text:p>
          </table:table-cell>
          <table:table-cell table:formula="of:=AVERAGE([.B331:.B381])" office:value-type="float" office:value="-329.218862745098" calcext:value-type="float">
            <text:p>-329.2188627451</text:p>
          </table:table-cell>
          <table:table-cell table:number-columns-repeated="3"/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-329.015" calcext:value-type="float">
            <text:p>-329.015</text:p>
          </table:table-cell>
          <table:table-cell table:formula="of:=AVERAGE([.B332:.B382])" office:value-type="float" office:value="-328.985196078431" calcext:value-type="float">
            <text:p>-328.9851960784</text:p>
          </table:table-cell>
          <table:table-cell table:number-columns-repeated="3"/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-331.716" calcext:value-type="float">
            <text:p>-331.716</text:p>
          </table:table-cell>
          <table:table-cell table:formula="of:=AVERAGE([.B333:.B383])" office:value-type="float" office:value="-328.871803921569" calcext:value-type="float">
            <text:p>-328.8718039216</text:p>
          </table:table-cell>
          <table:table-cell table:number-columns-repeated="3"/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-321.867" calcext:value-type="float">
            <text:p>-321.867</text:p>
          </table:table-cell>
          <table:table-cell table:formula="of:=AVERAGE([.B334:.B384])" office:value-type="float" office:value="-328.707" calcext:value-type="float">
            <text:p>-328.707</text:p>
          </table:table-cell>
          <table:table-cell table:number-columns-repeated="3"/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-324.847" calcext:value-type="float">
            <text:p>-324.847</text:p>
          </table:table-cell>
          <table:table-cell table:formula="of:=AVERAGE([.B335:.B385])" office:value-type="float" office:value="-328.756901960784" calcext:value-type="float">
            <text:p>-328.7569019608</text:p>
          </table:table-cell>
          <table:table-cell table:number-columns-repeated="3"/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-337.083" calcext:value-type="float">
            <text:p>-337.083</text:p>
          </table:table-cell>
          <table:table-cell table:formula="of:=AVERAGE([.B336:.B386])" office:value-type="float" office:value="-328.712980392157" calcext:value-type="float">
            <text:p>-328.7129803922</text:p>
          </table:table-cell>
          <table:table-cell table:number-columns-repeated="3"/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-324.097" calcext:value-type="float">
            <text:p>-324.097</text:p>
          </table:table-cell>
          <table:table-cell table:formula="of:=AVERAGE([.B337:.B387])" office:value-type="float" office:value="-328.506588235294" calcext:value-type="float">
            <text:p>-328.5065882353</text:p>
          </table:table-cell>
          <table:table-cell table:number-columns-repeated="3"/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-336.318" calcext:value-type="float">
            <text:p>-336.318</text:p>
          </table:table-cell>
          <table:table-cell table:formula="of:=AVERAGE([.B338:.B388])" office:value-type="float" office:value="-328.507352941177" calcext:value-type="float">
            <text:p>-328.5073529412</text:p>
          </table:table-cell>
          <table:table-cell table:number-columns-repeated="3"/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-330.401" calcext:value-type="float">
            <text:p>-330.401</text:p>
          </table:table-cell>
          <table:table-cell table:formula="of:=AVERAGE([.B339:.B389])" office:value-type="float" office:value="-328.156176470588" calcext:value-type="float">
            <text:p>-328.1561764706</text:p>
          </table:table-cell>
          <table:table-cell table:number-columns-repeated="3"/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-334.714" calcext:value-type="float">
            <text:p>-334.714</text:p>
          </table:table-cell>
          <table:table-cell table:formula="of:=AVERAGE([.B340:.B390])" office:value-type="float" office:value="-327.981235294118" calcext:value-type="float">
            <text:p>-327.9812352941</text:p>
          </table:table-cell>
          <table:table-cell table:number-columns-repeated="3"/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-338.023" calcext:value-type="float">
            <text:p>-338.023</text:p>
          </table:table-cell>
          <table:table-cell table:formula="of:=AVERAGE([.B341:.B391])" office:value-type="float" office:value="-327.724764705882" calcext:value-type="float">
            <text:p>-327.7247647059</text:p>
          </table:table-cell>
          <table:table-cell table:number-columns-repeated="3"/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-324.57" calcext:value-type="float">
            <text:p>-324.57</text:p>
          </table:table-cell>
          <table:table-cell table:formula="of:=AVERAGE([.B342:.B392])" office:value-type="float" office:value="-327.392784313726" calcext:value-type="float">
            <text:p>-327.3927843137</text:p>
          </table:table-cell>
          <table:table-cell table:number-columns-repeated="3"/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-343.068" calcext:value-type="float">
            <text:p>-343.068</text:p>
          </table:table-cell>
          <table:table-cell table:formula="of:=AVERAGE([.B343:.B393])" office:value-type="float" office:value="-327.374254901961" calcext:value-type="float">
            <text:p>-327.374254902</text:p>
          </table:table-cell>
          <table:table-cell table:number-columns-repeated="3"/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-323.193" calcext:value-type="float">
            <text:p>-323.193</text:p>
          </table:table-cell>
          <table:table-cell table:formula="of:=AVERAGE([.B344:.B394])" office:value-type="float" office:value="-327.048156862745" calcext:value-type="float">
            <text:p>-327.0481568627</text:p>
          </table:table-cell>
          <table:table-cell table:number-columns-repeated="3"/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-342.671" calcext:value-type="float">
            <text:p>-342.671</text:p>
          </table:table-cell>
          <table:table-cell table:formula="of:=AVERAGE([.B345:.B395])" office:value-type="float" office:value="-327.082137254902" calcext:value-type="float">
            <text:p>-327.0821372549</text:p>
          </table:table-cell>
          <table:table-cell table:number-columns-repeated="3"/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-334.336" calcext:value-type="float">
            <text:p>-334.336</text:p>
          </table:table-cell>
          <table:table-cell table:formula="of:=AVERAGE([.B346:.B396])" office:value-type="float" office:value="-326.653705882353" calcext:value-type="float">
            <text:p>-326.6537058824</text:p>
          </table:table-cell>
          <table:table-cell table:number-columns-repeated="3"/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-340.57" calcext:value-type="float">
            <text:p>-340.57</text:p>
          </table:table-cell>
          <table:table-cell table:formula="of:=AVERAGE([.B347:.B397])" office:value-type="float" office:value="-326.41837254902" calcext:value-type="float">
            <text:p>-326.418372549</text:p>
          </table:table-cell>
          <table:table-cell table:number-columns-repeated="3"/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-336.658" calcext:value-type="float">
            <text:p>-336.658</text:p>
          </table:table-cell>
          <table:table-cell table:formula="of:=AVERAGE([.B348:.B398])" office:value-type="float" office:value="-326.043274509804" calcext:value-type="float">
            <text:p>-326.0432745098</text:p>
          </table:table-cell>
          <table:table-cell table:number-columns-repeated="3"/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-328.691" calcext:value-type="float">
            <text:p>-328.691</text:p>
          </table:table-cell>
          <table:table-cell table:formula="of:=AVERAGE([.B349:.B399])" office:value-type="float" office:value="-325.65205882353" calcext:value-type="float">
            <text:p>-325.6520588235</text:p>
          </table:table-cell>
          <table:table-cell table:number-columns-repeated="3"/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-331.057" calcext:value-type="float">
            <text:p>-331.057</text:p>
          </table:table-cell>
          <table:table-cell table:formula="of:=AVERAGE([.B350:.B400])" office:value-type="float" office:value="-325.858647058824" calcext:value-type="float">
            <text:p>-325.8586470588</text:p>
          </table:table-cell>
          <table:table-cell table:number-columns-repeated="3"/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-329.015" calcext:value-type="float">
            <text:p>-329.015</text:p>
          </table:table-cell>
          <table:table-cell table:formula="of:=AVERAGE([.B351:.B401])" office:value-type="float" office:value="-325.636823529412" calcext:value-type="float">
            <text:p>-325.6368235294</text:p>
          </table:table-cell>
          <table:table-cell table:number-columns-repeated="3"/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-325.879" calcext:value-type="float">
            <text:p>-325.879</text:p>
          </table:table-cell>
          <table:table-cell table:formula="of:=AVERAGE([.B352:.B402])" office:value-type="float" office:value="-325.595705882353" calcext:value-type="float">
            <text:p>-325.5957058824</text:p>
          </table:table-cell>
          <table:table-cell table:number-columns-repeated="3"/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-332.336" calcext:value-type="float">
            <text:p>-332.336</text:p>
          </table:table-cell>
          <table:table-cell table:formula="of:=AVERAGE([.B353:.B403])" office:value-type="float" office:value="-325.590235294118" calcext:value-type="float">
            <text:p>-325.5902352941</text:p>
          </table:table-cell>
          <table:table-cell table:number-columns-repeated="3"/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-322.88" calcext:value-type="float">
            <text:p>-322.88</text:p>
          </table:table-cell>
          <table:table-cell table:formula="of:=AVERAGE([.B354:.B404])" office:value-type="float" office:value="-325.29262745098" calcext:value-type="float">
            <text:p>-325.292627451</text:p>
          </table:table-cell>
          <table:table-cell table:number-columns-repeated="3"/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-338.109" calcext:value-type="float">
            <text:p>-338.109</text:p>
          </table:table-cell>
          <table:table-cell table:formula="of:=AVERAGE([.B355:.B405])" office:value-type="float" office:value="-325.376509803922" calcext:value-type="float">
            <text:p>-325.3765098039</text:p>
          </table:table-cell>
          <table:table-cell table:number-columns-repeated="3"/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-329.544" calcext:value-type="float">
            <text:p>-329.544</text:p>
          </table:table-cell>
          <table:table-cell table:formula="of:=AVERAGE([.B356:.B406])" office:value-type="float" office:value="-325.072549019608" calcext:value-type="float">
            <text:p>-325.0725490196</text:p>
          </table:table-cell>
          <table:table-cell table:number-columns-repeated="3"/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-343.245" calcext:value-type="float">
            <text:p>-343.245</text:p>
          </table:table-cell>
          <table:table-cell table:formula="of:=AVERAGE([.B357:.B407])" office:value-type="float" office:value="-324.927352941176" calcext:value-type="float">
            <text:p>-324.9273529412</text:p>
          </table:table-cell>
          <table:table-cell table:number-columns-repeated="3"/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-333.96" calcext:value-type="float">
            <text:p>-333.96</text:p>
          </table:table-cell>
          <table:table-cell table:formula="of:=AVERAGE([.B358:.B408])" office:value-type="float" office:value="-324.638" calcext:value-type="float">
            <text:p>-324.638</text:p>
          </table:table-cell>
          <table:table-cell table:number-columns-repeated="3"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-333.876" calcext:value-type="float">
            <text:p>-333.876</text:p>
          </table:table-cell>
          <table:table-cell table:formula="of:=AVERAGE([.B359:.B409])" office:value-type="float" office:value="-324.30337254902" calcext:value-type="float">
            <text:p>-324.303372549</text:p>
          </table:table-cell>
          <table:table-cell table:number-columns-repeated="3"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-346.051" calcext:value-type="float">
            <text:p>-346.051</text:p>
          </table:table-cell>
          <table:table-cell table:formula="of:=AVERAGE([.B360:.B410])" office:value-type="float" office:value="-324.318156862745" calcext:value-type="float">
            <text:p>-324.3181568627</text:p>
          </table:table-cell>
          <table:table-cell table:number-columns-repeated="3"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-321.13" calcext:value-type="float">
            <text:p>-321.13</text:p>
          </table:table-cell>
          <table:table-cell table:formula="of:=AVERAGE([.B361:.B411])" office:value-type="float" office:value="-323.89462745098" calcext:value-type="float">
            <text:p>-323.894627451</text:p>
          </table:table-cell>
          <table:table-cell table:number-columns-repeated="3"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-327.842" calcext:value-type="float">
            <text:p>-327.842</text:p>
          </table:table-cell>
          <table:table-cell table:formula="of:=AVERAGE([.B362:.B412])" office:value-type="float" office:value="-323.842" calcext:value-type="float">
            <text:p>-323.842</text:p>
          </table:table-cell>
          <table:table-cell table:number-columns-repeated="3"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-328.488" calcext:value-type="float">
            <text:p>-328.488</text:p>
          </table:table-cell>
          <table:table-cell table:formula="of:=AVERAGE([.B363:.B413])" office:value-type="float" office:value="-323.765470588235" calcext:value-type="float">
            <text:p>-323.7654705882</text:p>
          </table:table-cell>
          <table:table-cell table:number-columns-repeated="3"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-319.285" calcext:value-type="float">
            <text:p>-319.285</text:p>
          </table:table-cell>
          <table:table-cell table:formula="of:=AVERAGE([.B364:.B414])" office:value-type="float" office:value="-323.513137254902" calcext:value-type="float">
            <text:p>-323.5131372549</text:p>
          </table:table-cell>
          <table:table-cell table:number-columns-repeated="3"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-328.934" calcext:value-type="float">
            <text:p>-328.934</text:p>
          </table:table-cell>
          <table:table-cell table:formula="of:=AVERAGE([.B365:.B415])" office:value-type="float" office:value="-323.444921568627" calcext:value-type="float">
            <text:p>-323.4449215686</text:p>
          </table:table-cell>
          <table:table-cell table:number-columns-repeated="3"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-323.978" calcext:value-type="float">
            <text:p>-323.978</text:p>
          </table:table-cell>
          <table:table-cell table:formula="of:=AVERAGE([.B366:.B416])" office:value-type="float" office:value="-323.139490196078" calcext:value-type="float">
            <text:p>-323.1394901961</text:p>
          </table:table-cell>
          <table:table-cell table:number-columns-repeated="3"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-328.367" calcext:value-type="float">
            <text:p>-328.367</text:p>
          </table:table-cell>
          <table:table-cell table:formula="of:=AVERAGE([.B367:.B417])" office:value-type="float" office:value="-323.031764705882" calcext:value-type="float">
            <text:p>-323.0317647059</text:p>
          </table:table-cell>
          <table:table-cell table:number-columns-repeated="3"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-328.084" calcext:value-type="float">
            <text:p>-328.084</text:p>
          </table:table-cell>
          <table:table-cell table:formula="of:=AVERAGE([.B368:.B418])" office:value-type="float" office:value="-322.746843137255" calcext:value-type="float">
            <text:p>-322.7468431373</text:p>
          </table:table-cell>
          <table:table-cell table:number-columns-repeated="3"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-316.368" calcext:value-type="float">
            <text:p>-316.368</text:p>
          </table:table-cell>
          <table:table-cell table:formula="of:=AVERAGE([.B369:.B419])" office:value-type="float" office:value="-322.476901960784" calcext:value-type="float">
            <text:p>-322.4769019608</text:p>
          </table:table-cell>
          <table:table-cell table:number-columns-repeated="3"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-327.198" calcext:value-type="float">
            <text:p>-327.198</text:p>
          </table:table-cell>
          <table:table-cell table:formula="of:=AVERAGE([.B370:.B420])" office:value-type="float" office:value="-322.240470588235" calcext:value-type="float">
            <text:p>-322.2404705882</text:p>
          </table:table-cell>
          <table:table-cell table:number-columns-repeated="3"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-319.285" calcext:value-type="float">
            <text:p>-319.285</text:p>
          </table:table-cell>
          <table:table-cell table:formula="of:=AVERAGE([.B371:.B421])" office:value-type="float" office:value="-322.284862745098" calcext:value-type="float">
            <text:p>-322.2848627451</text:p>
          </table:table-cell>
          <table:table-cell table:number-columns-repeated="3"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-326.557" calcext:value-type="float">
            <text:p>-326.557</text:p>
          </table:table-cell>
          <table:table-cell table:formula="of:=AVERAGE([.B372:.B422])" office:value-type="float" office:value="-322.336254901961" calcext:value-type="float">
            <text:p>-322.336254902</text:p>
          </table:table-cell>
          <table:table-cell table:number-columns-repeated="3"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-324.373" calcext:value-type="float">
            <text:p>-324.373</text:p>
          </table:table-cell>
          <table:table-cell table:formula="of:=AVERAGE([.B373:.B423])" office:value-type="float" office:value="-322.011705882353" calcext:value-type="float">
            <text:p>-322.0117058824</text:p>
          </table:table-cell>
          <table:table-cell table:number-columns-repeated="3"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-319.132" calcext:value-type="float">
            <text:p>-319.132</text:p>
          </table:table-cell>
          <table:table-cell table:formula="of:=AVERAGE([.B374:.B424])" office:value-type="float" office:value="-321.899960784314" calcext:value-type="float">
            <text:p>-321.8999607843</text:p>
          </table:table-cell>
          <table:table-cell table:number-columns-repeated="3"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-326.878" calcext:value-type="float">
            <text:p>-326.878</text:p>
          </table:table-cell>
          <table:table-cell table:formula="of:=AVERAGE([.B375:.B425])" office:value-type="float" office:value="-322.008901960784" calcext:value-type="float">
            <text:p>-322.0089019608</text:p>
          </table:table-cell>
          <table:table-cell table:number-columns-repeated="3"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-332.502" calcext:value-type="float">
            <text:p>-332.502</text:p>
          </table:table-cell>
          <table:table-cell table:formula="of:=AVERAGE([.B376:.B426])" office:value-type="float" office:value="-321.707176470588" calcext:value-type="float">
            <text:p>-321.7071764706</text:p>
          </table:table-cell>
          <table:table-cell table:number-columns-repeated="3"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-327.158" calcext:value-type="float">
            <text:p>-327.158</text:p>
          </table:table-cell>
          <table:table-cell table:formula="of:=AVERAGE([.B377:.B427])" office:value-type="float" office:value="-321.352784313725" calcext:value-type="float">
            <text:p>-321.3527843137</text:p>
          </table:table-cell>
          <table:table-cell table:number-columns-repeated="3"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-321.906" calcext:value-type="float">
            <text:p>-321.906</text:p>
          </table:table-cell>
          <table:table-cell table:formula="of:=AVERAGE([.B378:.B428])" office:value-type="float" office:value="-321.085058823529" calcext:value-type="float">
            <text:p>-321.0850588235</text:p>
          </table:table-cell>
          <table:table-cell table:number-columns-repeated="3"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-322.763" calcext:value-type="float">
            <text:p>-322.763</text:p>
          </table:table-cell>
          <table:table-cell table:formula="of:=AVERAGE([.B379:.B429])" office:value-type="float" office:value="-320.853137254902" calcext:value-type="float">
            <text:p>-320.8531372549</text:p>
          </table:table-cell>
          <table:table-cell table:number-columns-repeated="3"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-321.867" calcext:value-type="float">
            <text:p>-321.867</text:p>
          </table:table-cell>
          <table:table-cell table:formula="of:=AVERAGE([.B380:.B430])" office:value-type="float" office:value="-320.731431372549" calcext:value-type="float">
            <text:p>-320.7314313725</text:p>
          </table:table-cell>
          <table:table-cell table:number-columns-repeated="3"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-320.937" calcext:value-type="float">
            <text:p>-320.937</text:p>
          </table:table-cell>
          <table:table-cell table:formula="of:=AVERAGE([.B381:.B431])" office:value-type="float" office:value="-320.606" calcext:value-type="float">
            <text:p>-320.606</text:p>
          </table:table-cell>
          <table:table-cell table:number-columns-repeated="3"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-317.423" calcext:value-type="float">
            <text:p>-317.423</text:p>
          </table:table-cell>
          <table:table-cell table:formula="of:=AVERAGE([.B382:.B432])" office:value-type="float" office:value="-320.373333333333" calcext:value-type="float">
            <text:p>-320.3733333333</text:p>
          </table:table-cell>
          <table:table-cell table:number-columns-repeated="3"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-323.232" calcext:value-type="float">
            <text:p>-323.232</text:p>
          </table:table-cell>
          <table:table-cell table:formula="of:=AVERAGE([.B383:.B433])" office:value-type="float" office:value="-320.424862745098" calcext:value-type="float">
            <text:p>-320.4248627451</text:p>
          </table:table-cell>
          <table:table-cell table:number-columns-repeated="3"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-323.311" calcext:value-type="float">
            <text:p>-323.311</text:p>
          </table:table-cell>
          <table:table-cell table:formula="of:=AVERAGE([.B384:.B434])" office:value-type="float" office:value="-320.292490196078" calcext:value-type="float">
            <text:p>-320.2924901961</text:p>
          </table:table-cell>
          <table:table-cell table:number-columns-repeated="3"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-324.412" calcext:value-type="float">
            <text:p>-324.412</text:p>
          </table:table-cell>
          <table:table-cell table:formula="of:=AVERAGE([.B385:.B435])" office:value-type="float" office:value="-319.917196078431" calcext:value-type="float">
            <text:p>-319.9171960784</text:p>
          </table:table-cell>
          <table:table-cell table:number-columns-repeated="3"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-322.607" calcext:value-type="float">
            <text:p>-322.607</text:p>
          </table:table-cell>
          <table:table-cell table:formula="of:=AVERAGE([.B386:.B436])" office:value-type="float" office:value="-320.109333333333" calcext:value-type="float">
            <text:p>-320.1093333333</text:p>
          </table:table-cell>
          <table:table-cell table:number-columns-repeated="3"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-326.557" calcext:value-type="float">
            <text:p>-326.557</text:p>
          </table:table-cell>
          <table:table-cell table:formula="of:=AVERAGE([.B387:.B437])" office:value-type="float" office:value="-319.847431372549" calcext:value-type="float">
            <text:p>-319.8474313725</text:p>
          </table:table-cell>
          <table:table-cell table:number-columns-repeated="3"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-324.136" calcext:value-type="float">
            <text:p>-324.136</text:p>
          </table:table-cell>
          <table:table-cell table:formula="of:=AVERAGE([.B388:.B438])" office:value-type="float" office:value="-319.525725490196" calcext:value-type="float">
            <text:p>-319.5257254902</text:p>
          </table:table-cell>
          <table:table-cell table:number-columns-repeated="3"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-318.408" calcext:value-type="float">
            <text:p>-318.408</text:p>
          </table:table-cell>
          <table:table-cell table:formula="of:=AVERAGE([.B389:.B439])" office:value-type="float" office:value="-319.343392156863" calcext:value-type="float">
            <text:p>-319.3433921569</text:p>
          </table:table-cell>
          <table:table-cell table:number-columns-repeated="3"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-321.479" calcext:value-type="float">
            <text:p>-321.479</text:p>
          </table:table-cell>
          <table:table-cell table:formula="of:=AVERAGE([.B390:.B440])" office:value-type="float" office:value="-319.219901960784" calcext:value-type="float">
            <text:p>-319.2199019608</text:p>
          </table:table-cell>
          <table:table-cell table:number-columns-repeated="3"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-321.634" calcext:value-type="float">
            <text:p>-321.634</text:p>
          </table:table-cell>
          <table:table-cell table:formula="of:=AVERAGE([.B391:.B441])" office:value-type="float" office:value="-319.203215686275" calcext:value-type="float">
            <text:p>-319.2032156863</text:p>
          </table:table-cell>
          <table:table-cell table:number-columns-repeated="3"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-321.092" calcext:value-type="float">
            <text:p>-321.092</text:p>
          </table:table-cell>
          <table:table-cell table:formula="of:=AVERAGE([.B392:.B442])" office:value-type="float" office:value="-319.166156862745" calcext:value-type="float">
            <text:p>-319.1661568627</text:p>
          </table:table-cell>
          <table:table-cell table:number-columns-repeated="3"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-323.625" calcext:value-type="float">
            <text:p>-323.625</text:p>
          </table:table-cell>
          <table:table-cell table:formula="of:=AVERAGE([.B393:.B443])" office:value-type="float" office:value="-318.946647058824" calcext:value-type="float">
            <text:p>-318.9466470588</text:p>
          </table:table-cell>
          <table:table-cell table:number-columns-repeated="3"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-326.437" calcext:value-type="float">
            <text:p>-326.437</text:p>
          </table:table-cell>
          <table:table-cell table:formula="of:=AVERAGE([.B394:.B444])" office:value-type="float" office:value="-318.598725490196" calcext:value-type="float">
            <text:p>-318.5987254902</text:p>
          </table:table-cell>
          <table:table-cell table:number-columns-repeated="3"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-324.926" calcext:value-type="float">
            <text:p>-324.926</text:p>
          </table:table-cell>
          <table:table-cell table:formula="of:=AVERAGE([.B395:.B445])" office:value-type="float" office:value="-318.437568627451" calcext:value-type="float">
            <text:p>-318.4375686275</text:p>
          </table:table-cell>
          <table:table-cell table:number-columns-repeated="3"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-320.821" calcext:value-type="float">
            <text:p>-320.821</text:p>
          </table:table-cell>
          <table:table-cell table:formula="of:=AVERAGE([.B396:.B446])" office:value-type="float" office:value="-318.176254901961" calcext:value-type="float">
            <text:p>-318.176254902</text:p>
          </table:table-cell>
          <table:table-cell table:number-columns-repeated="3"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-322.334" calcext:value-type="float">
            <text:p>-322.334</text:p>
          </table:table-cell>
          <table:table-cell table:formula="of:=AVERAGE([.B397:.B447])" office:value-type="float" office:value="-317.848431372549" calcext:value-type="float">
            <text:p>-317.8484313725</text:p>
          </table:table-cell>
          <table:table-cell table:number-columns-repeated="3"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-321.44" calcext:value-type="float">
            <text:p>-321.44</text:p>
          </table:table-cell>
          <table:table-cell table:formula="of:=AVERAGE([.B398:.B448])" office:value-type="float" office:value="-317.811215686275" calcext:value-type="float">
            <text:p>-317.8112156863</text:p>
          </table:table-cell>
          <table:table-cell table:number-columns-repeated="3"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-316.706" calcext:value-type="float">
            <text:p>-316.706</text:p>
          </table:table-cell>
          <table:table-cell table:formula="of:=AVERAGE([.B399:.B449])" office:value-type="float" office:value="-317.748784313725" calcext:value-type="float">
            <text:p>-317.7487843137</text:p>
          </table:table-cell>
          <table:table-cell table:number-columns-repeated="3"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-339.227" calcext:value-type="float">
            <text:p>-339.227</text:p>
          </table:table-cell>
          <table:table-cell table:formula="of:=AVERAGE([.B400:.B450])" office:value-type="float" office:value="-317.737019607843" calcext:value-type="float">
            <text:p>-317.7370196078</text:p>
          </table:table-cell>
          <table:table-cell table:number-columns-repeated="3"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-319.744" calcext:value-type="float">
            <text:p>-319.744</text:p>
          </table:table-cell>
          <table:table-cell table:formula="of:=AVERAGE([.B401:.B451])" office:value-type="float" office:value="-317.305784313726" calcext:value-type="float">
            <text:p>-317.3057843137</text:p>
          </table:table-cell>
          <table:table-cell table:number-columns-repeated="3"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-326.918" calcext:value-type="float">
            <text:p>-326.918</text:p>
          </table:table-cell>
          <table:table-cell table:formula="of:=AVERAGE([.B402:.B452])" office:value-type="float" office:value="-317.309549019608" calcext:value-type="float">
            <text:p>-317.3095490196</text:p>
          </table:table-cell>
          <table:table-cell table:number-columns-repeated="3"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-325.6" calcext:value-type="float">
            <text:p>-325.6</text:p>
          </table:table-cell>
          <table:table-cell table:formula="of:=AVERAGE([.B403:.B453])" office:value-type="float" office:value="-317.135980392157" calcext:value-type="float">
            <text:p>-317.1359803922</text:p>
          </table:table-cell>
          <table:table-cell table:number-columns-repeated="3"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-317.158" calcext:value-type="float">
            <text:p>-317.158</text:p>
          </table:table-cell>
          <table:table-cell table:formula="of:=AVERAGE([.B404:.B454])" office:value-type="float" office:value="-316.720568627451" calcext:value-type="float">
            <text:p>-316.7205686275</text:p>
          </table:table-cell>
          <table:table-cell table:number-columns-repeated="3"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-327.158" calcext:value-type="float">
            <text:p>-327.158</text:p>
          </table:table-cell>
          <table:table-cell table:formula="of:=AVERAGE([.B405:.B455])" office:value-type="float" office:value="-316.420019607843" calcext:value-type="float">
            <text:p>-316.4200196078</text:p>
          </table:table-cell>
          <table:table-cell table:number-columns-repeated="3"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-322.607" calcext:value-type="float">
            <text:p>-322.607</text:p>
          </table:table-cell>
          <table:table-cell table:formula="of:=AVERAGE([.B406:.B456])" office:value-type="float" office:value="-316.135725490196" calcext:value-type="float">
            <text:p>-316.1357254902</text:p>
          </table:table-cell>
          <table:table-cell table:number-columns-repeated="3"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-322.139" calcext:value-type="float">
            <text:p>-322.139</text:p>
          </table:table-cell>
          <table:table-cell table:formula="of:=AVERAGE([.B407:.B457])" office:value-type="float" office:value="-316.237588235294" calcext:value-type="float">
            <text:p>-316.2375882353</text:p>
          </table:table-cell>
          <table:table-cell table:number-columns-repeated="3"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-328.488" calcext:value-type="float">
            <text:p>-328.488</text:p>
          </table:table-cell>
          <table:table-cell table:formula="of:=AVERAGE([.B408:.B458])" office:value-type="float" office:value="-316.038078431373" calcext:value-type="float">
            <text:p>-316.0380784314</text:p>
          </table:table-cell>
          <table:table-cell table:number-columns-repeated="3"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-316.894" calcext:value-type="float">
            <text:p>-316.894</text:p>
          </table:table-cell>
          <table:table-cell table:formula="of:=AVERAGE([.B409:.B459])" office:value-type="float" office:value="-315.662274509804" calcext:value-type="float">
            <text:p>-315.6622745098</text:p>
          </table:table-cell>
          <table:table-cell table:number-columns-repeated="3"/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334.63" calcext:value-type="float">
            <text:p>-334.63</text:p>
          </table:table-cell>
          <table:table-cell table:formula="of:=AVERAGE([.B410:.B460])" office:value-type="float" office:value="-315.772" calcext:value-type="float">
            <text:p>-315.772</text:p>
          </table:table-cell>
          <table:table-cell table:number-columns-repeated="3"/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324.451" calcext:value-type="float">
            <text:p>-324.451</text:p>
          </table:table-cell>
          <table:table-cell table:formula="of:=AVERAGE([.B411:.B461])" office:value-type="float" office:value="-315.337607843137" calcext:value-type="float">
            <text:p>-315.3376078431</text:p>
          </table:table-cell>
          <table:table-cell table:number-columns-repeated="3"/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318.446" calcext:value-type="float">
            <text:p>-318.446</text:p>
          </table:table-cell>
          <table:table-cell table:formula="of:=AVERAGE([.B412:.B462])" office:value-type="float" office:value="-315.125137254902" calcext:value-type="float">
            <text:p>-315.1251372549</text:p>
          </table:table-cell>
          <table:table-cell table:number-columns-repeated="3"/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323.939" calcext:value-type="float">
            <text:p>-323.939</text:p>
          </table:table-cell>
          <table:table-cell table:formula="of:=AVERAGE([.B413:.B463])" office:value-type="float" office:value="-314.905705882353" calcext:value-type="float">
            <text:p>-314.9057058824</text:p>
          </table:table-cell>
          <table:table-cell table:number-columns-repeated="3"/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315.619" calcext:value-type="float">
            <text:p>-315.619</text:p>
          </table:table-cell>
          <table:table-cell table:formula="of:=AVERAGE([.B414:.B464])" office:value-type="float" office:value="-314.476215686275" calcext:value-type="float">
            <text:p>-314.4762156863</text:p>
          </table:table-cell>
          <table:table-cell table:number-columns-repeated="3"/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315.806" calcext:value-type="float">
            <text:p>-315.806</text:p>
          </table:table-cell>
          <table:table-cell table:formula="of:=AVERAGE([.B415:.B465])" office:value-type="float" office:value="-314.549588235294" calcext:value-type="float">
            <text:p>-314.5495882353</text:p>
          </table:table-cell>
          <table:table-cell table:number-columns-repeated="3"/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313.357" calcext:value-type="float">
            <text:p>-313.357</text:p>
          </table:table-cell>
          <table:table-cell table:formula="of:=AVERAGE([.B416:.B466])" office:value-type="float" office:value="-314.390960784314" calcext:value-type="float">
            <text:p>-314.3909607843</text:p>
          </table:table-cell>
          <table:table-cell table:number-columns-repeated="3"/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318.484" calcext:value-type="float">
            <text:p>-318.484</text:p>
          </table:table-cell>
          <table:table-cell table:formula="of:=AVERAGE([.B417:.B467])" office:value-type="float" office:value="-314.292215686274" calcext:value-type="float">
            <text:p>-314.2922156863</text:p>
          </table:table-cell>
          <table:table-cell table:number-columns-repeated="3"/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313.836" calcext:value-type="float">
            <text:p>-313.836</text:p>
          </table:table-cell>
          <table:table-cell table:formula="of:=AVERAGE([.B418:.B468])" office:value-type="float" office:value="-313.976392156863" calcext:value-type="float">
            <text:p>-313.9763921569</text:p>
          </table:table-cell>
          <table:table-cell table:number-columns-repeated="3"/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314.317" calcext:value-type="float">
            <text:p>-314.317</text:p>
          </table:table-cell>
          <table:table-cell table:formula="of:=AVERAGE([.B419:.B469])" office:value-type="float" office:value="-314.071254901961" calcext:value-type="float">
            <text:p>-314.071254902</text:p>
          </table:table-cell>
          <table:table-cell table:number-columns-repeated="3"/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304.31" calcext:value-type="float">
            <text:p>-304.31</text:p>
          </table:table-cell>
          <table:table-cell table:formula="of:=AVERAGE([.B420:.B470])" office:value-type="float" office:value="-313.939725490196" calcext:value-type="float">
            <text:p>-313.9397254902</text:p>
          </table:table-cell>
          <table:table-cell table:number-columns-repeated="3"/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329.462" calcext:value-type="float">
            <text:p>-329.462</text:p>
          </table:table-cell>
          <table:table-cell table:formula="of:=AVERAGE([.B421:.B471])" office:value-type="float" office:value="-313.981549019608" calcext:value-type="float">
            <text:p>-313.9815490196</text:p>
          </table:table-cell>
          <table:table-cell table:number-columns-repeated="3"/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321.906" calcext:value-type="float">
            <text:p>-321.906</text:p>
          </table:table-cell>
          <table:table-cell table:formula="of:=AVERAGE([.B422:.B472])" office:value-type="float" office:value="-313.660705882353" calcext:value-type="float">
            <text:p>-313.6607058824</text:p>
          </table:table-cell>
          <table:table-cell table:number-columns-repeated="3"/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310.005" calcext:value-type="float">
            <text:p>-310.005</text:p>
          </table:table-cell>
          <table:table-cell table:formula="of:=AVERAGE([.B423:.B473])" office:value-type="float" office:value="-313.523549019608" calcext:value-type="float">
            <text:p>-313.5235490196</text:p>
          </table:table-cell>
          <table:table-cell table:number-columns-repeated="3"/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318.674" calcext:value-type="float">
            <text:p>-318.674</text:p>
          </table:table-cell>
          <table:table-cell table:formula="of:=AVERAGE([.B424:.B474])" office:value-type="float" office:value="-313.378019607843" calcext:value-type="float">
            <text:p>-313.3780196078</text:p>
          </table:table-cell>
          <table:table-cell table:number-columns-repeated="3"/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324.688" calcext:value-type="float">
            <text:p>-324.688</text:p>
          </table:table-cell>
          <table:table-cell table:formula="of:=AVERAGE([.B425:.B475])" office:value-type="float" office:value="-313.321784313726" calcext:value-type="float">
            <text:p>-313.3217843137</text:p>
          </table:table-cell>
          <table:table-cell table:number-columns-repeated="3"/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311.49" calcext:value-type="float">
            <text:p>-311.49</text:p>
          </table:table-cell>
          <table:table-cell table:formula="of:=AVERAGE([.B426:.B476])" office:value-type="float" office:value="-312.917450980392" calcext:value-type="float">
            <text:p>-312.9174509804</text:p>
          </table:table-cell>
          <table:table-cell table:number-columns-repeated="3"/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314.428" calcext:value-type="float">
            <text:p>-314.428</text:p>
          </table:table-cell>
          <table:table-cell table:formula="of:=AVERAGE([.B427:.B477])" office:value-type="float" office:value="-312.768509803922" calcext:value-type="float">
            <text:p>-312.7685098039</text:p>
          </table:table-cell>
          <table:table-cell table:number-columns-repeated="3"/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313.504" calcext:value-type="float">
            <text:p>-313.504</text:p>
          </table:table-cell>
          <table:table-cell table:formula="of:=AVERAGE([.B428:.B478])" office:value-type="float" office:value="-312.564" calcext:value-type="float">
            <text:p>-312.564</text:p>
          </table:table-cell>
          <table:table-cell table:number-columns-repeated="3"/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310.078" calcext:value-type="float">
            <text:p>-310.078</text:p>
          </table:table-cell>
          <table:table-cell table:formula="of:=AVERAGE([.B429:.B479])" office:value-type="float" office:value="-312.538803921569" calcext:value-type="float">
            <text:p>-312.5388039216</text:p>
          </table:table-cell>
          <table:table-cell table:number-columns-repeated="3"/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316.556" calcext:value-type="float">
            <text:p>-316.556</text:p>
          </table:table-cell>
          <table:table-cell table:formula="of:=AVERAGE([.B430:.B480])" office:value-type="float" office:value="-312.484843137255" calcext:value-type="float">
            <text:p>-312.4848431373</text:p>
          </table:table-cell>
          <table:table-cell table:number-columns-repeated="3"/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315.47" calcext:value-type="float">
            <text:p>-315.47</text:p>
          </table:table-cell>
          <table:table-cell table:formula="of:=AVERAGE([.B431:.B481])" office:value-type="float" office:value="-312.353568627451" calcext:value-type="float">
            <text:p>-312.3535686275</text:p>
          </table:table-cell>
          <table:table-cell table:number-columns-repeated="3"/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309.071" calcext:value-type="float">
            <text:p>-309.071</text:p>
          </table:table-cell>
          <table:table-cell table:formula="of:=AVERAGE([.B432:.B482])" office:value-type="float" office:value="-312.456980392157" calcext:value-type="float">
            <text:p>-312.4569803922</text:p>
          </table:table-cell>
          <table:table-cell table:number-columns-repeated="3"/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320.051" calcext:value-type="float">
            <text:p>-320.051</text:p>
          </table:table-cell>
          <table:table-cell table:formula="of:=AVERAGE([.B433:.B483])" office:value-type="float" office:value="-312.450666666667" calcext:value-type="float">
            <text:p>-312.4506666667</text:p>
          </table:table-cell>
          <table:table-cell table:number-columns-repeated="3"/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316.481" calcext:value-type="float">
            <text:p>-316.481</text:p>
          </table:table-cell>
          <table:table-cell table:formula="of:=AVERAGE([.B434:.B484])" office:value-type="float" office:value="-311.984235294118" calcext:value-type="float">
            <text:p>-311.9842352941</text:p>
          </table:table-cell>
          <table:table-cell table:number-columns-repeated="3"/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304.171" calcext:value-type="float">
            <text:p>-304.171</text:p>
          </table:table-cell>
          <table:table-cell table:formula="of:=AVERAGE([.B435:.B485])" office:value-type="float" office:value="-311.826333333333" calcext:value-type="float">
            <text:p>-311.8263333333</text:p>
          </table:table-cell>
          <table:table-cell table:number-columns-repeated="3"/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334.211" calcext:value-type="float">
            <text:p>-334.211</text:p>
          </table:table-cell>
          <table:table-cell table:formula="of:=AVERAGE([.B436:.B486])" office:value-type="float" office:value="-311.840647058823" calcext:value-type="float">
            <text:p>-311.8406470588</text:p>
          </table:table-cell>
          <table:table-cell table:number-columns-repeated="3"/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309.25" calcext:value-type="float">
            <text:p>-309.25</text:p>
          </table:table-cell>
          <table:table-cell table:formula="of:=AVERAGE([.B437:.B487])" office:value-type="float" office:value="-311.261843137255" calcext:value-type="float">
            <text:p>-311.2618431373</text:p>
          </table:table-cell>
          <table:table-cell table:number-columns-repeated="3"/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310.15" calcext:value-type="float">
            <text:p>-310.15</text:p>
          </table:table-cell>
          <table:table-cell table:formula="of:=AVERAGE([.B438:.B488])" office:value-type="float" office:value="-311.391137254902" calcext:value-type="float">
            <text:p>-311.3911372549</text:p>
          </table:table-cell>
          <table:table-cell table:number-columns-repeated="3"/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314.837" calcext:value-type="float">
            <text:p>-314.837</text:p>
          </table:table-cell>
          <table:table-cell table:formula="of:=AVERAGE([.B439:.B489])" office:value-type="float" office:value="-311.572509803921" calcext:value-type="float">
            <text:p>-311.5725098039</text:p>
          </table:table-cell>
          <table:table-cell table:number-columns-repeated="3"/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312.11" calcext:value-type="float">
            <text:p>-312.11</text:p>
          </table:table-cell>
          <table:table-cell table:formula="of:=AVERAGE([.B440:.B490])" office:value-type="float" office:value="-311.483431372549" calcext:value-type="float">
            <text:p>-311.4834313725</text:p>
          </table:table-cell>
          <table:table-cell table:number-columns-repeated="3"/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320.628" calcext:value-type="float">
            <text:p>-320.628</text:p>
          </table:table-cell>
          <table:table-cell table:formula="of:=AVERAGE([.B441:.B491])" office:value-type="float" office:value="-311.498509803922" calcext:value-type="float">
            <text:p>-311.4985098039</text:p>
          </table:table-cell>
          <table:table-cell table:number-columns-repeated="3"/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319.744" calcext:value-type="float">
            <text:p>-319.744</text:p>
          </table:table-cell>
          <table:table-cell table:formula="of:=AVERAGE([.B442:.B492])" office:value-type="float" office:value="-311.208647058823" calcext:value-type="float">
            <text:p>-311.2086470588</text:p>
          </table:table-cell>
          <table:table-cell table:number-columns-repeated="3"/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309.897" calcext:value-type="float">
            <text:p>-309.897</text:p>
          </table:table-cell>
          <table:table-cell table:formula="of:=AVERAGE([.B443:.B493])" office:value-type="float" office:value="-310.938196078431" calcext:value-type="float">
            <text:p>-310.9381960784</text:p>
          </table:table-cell>
          <table:table-cell table:number-columns-repeated="3"/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305.881" calcext:value-type="float">
            <text:p>-305.881</text:p>
          </table:table-cell>
          <table:table-cell table:formula="of:=AVERAGE([.B444:.B494])" office:value-type="float" office:value="-310.638137254902" calcext:value-type="float">
            <text:p>-310.6381372549</text:p>
          </table:table-cell>
          <table:table-cell table:number-columns-repeated="3"/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318.218" calcext:value-type="float">
            <text:p>-318.218</text:p>
          </table:table-cell>
          <table:table-cell table:formula="of:=AVERAGE([.B445:.B495])" office:value-type="float" office:value="-310.767450980392" calcext:value-type="float">
            <text:p>-310.7674509804</text:p>
          </table:table-cell>
          <table:table-cell table:number-columns-repeated="3"/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311.599" calcext:value-type="float">
            <text:p>-311.599</text:p>
          </table:table-cell>
          <table:table-cell table:formula="of:=AVERAGE([.B446:.B496])" office:value-type="float" office:value="-310.619882352941" calcext:value-type="float">
            <text:p>-310.6198823529</text:p>
          </table:table-cell>
          <table:table-cell table:number-columns-repeated="3"/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304.102" calcext:value-type="float">
            <text:p>-304.102</text:p>
          </table:table-cell>
          <table:table-cell table:formula="of:=AVERAGE([.B447:.B497])" office:value-type="float" office:value="-310.501568627451" calcext:value-type="float">
            <text:p>-310.5015686275</text:p>
          </table:table-cell>
          <table:table-cell table:number-columns-repeated="3"/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320.436" calcext:value-type="float">
            <text:p>-320.436</text:p>
          </table:table-cell>
          <table:table-cell table:formula="of:=AVERAGE([.B448:.B498])" office:value-type="float" office:value="-310.747235294118" calcext:value-type="float">
            <text:p>-310.7472352941</text:p>
          </table:table-cell>
          <table:table-cell table:number-columns-repeated="3"/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318.256" calcext:value-type="float">
            <text:p>-318.256</text:p>
          </table:table-cell>
          <table:table-cell table:formula="of:=AVERAGE([.B449:.B499])" office:value-type="float" office:value="-310.480470588235" calcext:value-type="float">
            <text:p>-310.4804705882</text:p>
          </table:table-cell>
          <table:table-cell table:number-columns-repeated="3"/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316.106" calcext:value-type="float">
            <text:p>-316.106</text:p>
          </table:table-cell>
          <table:table-cell table:formula="of:=AVERAGE([.B450:.B500])" office:value-type="float" office:value="-310.347803921569" calcext:value-type="float">
            <text:p>-310.3478039216</text:p>
          </table:table-cell>
          <table:table-cell table:number-columns-repeated="3"/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317.234" calcext:value-type="float">
            <text:p>-317.234</text:p>
          </table:table-cell>
          <table:table-cell table:formula="of:=AVERAGE([.B451:.B501])" office:value-type="float" office:value="-310.152803921569" calcext:value-type="float">
            <text:p>-310.1528039216</text:p>
          </table:table-cell>
          <table:table-cell table:number-columns-repeated="3"/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319.936" calcext:value-type="float">
            <text:p>-319.936</text:p>
          </table:table-cell>
          <table:table-cell table:formula="of:=AVERAGE([.B452:.B502])" office:value-type="float" office:value="-309.930882352941" calcext:value-type="float">
            <text:p>-309.9308823529</text:p>
          </table:table-cell>
          <table:table-cell table:number-columns-repeated="3"/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318.066" calcext:value-type="float">
            <text:p>-318.066</text:p>
          </table:table-cell>
          <table:table-cell table:formula="of:=AVERAGE([.B453:.B503])" office:value-type="float" office:value="-309.633352941176" calcext:value-type="float">
            <text:p>-309.6333529412</text:p>
          </table:table-cell>
          <table:table-cell table:number-columns-repeated="3"/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304.414" calcext:value-type="float">
            <text:p>-304.414</text:p>
          </table:table-cell>
          <table:table-cell table:formula="of:=AVERAGE([.B454:.B504])" office:value-type="float" office:value="-309.366352941176" calcext:value-type="float">
            <text:p>-309.3663529412</text:p>
          </table:table-cell>
          <table:table-cell table:number-columns-repeated="3"/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301.83" calcext:value-type="float">
            <text:p>-301.83</text:p>
          </table:table-cell>
          <table:table-cell table:formula="of:=AVERAGE([.B455:.B505])" office:value-type="float" office:value="-309.572176470588" calcext:value-type="float">
            <text:p>-309.5721764706</text:p>
          </table:table-cell>
          <table:table-cell table:number-columns-repeated="3"/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312.659" calcext:value-type="float">
            <text:p>-312.659</text:p>
          </table:table-cell>
          <table:table-cell table:formula="of:=AVERAGE([.B456:.B506])" office:value-type="float" office:value="-309.668156862745" calcext:value-type="float">
            <text:p>-309.6681568627</text:p>
          </table:table-cell>
          <table:table-cell table:number-columns-repeated="3"/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327.802" calcext:value-type="float">
            <text:p>-327.802</text:p>
          </table:table-cell>
          <table:table-cell table:formula="of:=AVERAGE([.B457:.B507])" office:value-type="float" office:value="-309.490862745098" calcext:value-type="float">
            <text:p>-309.4908627451</text:p>
          </table:table-cell>
          <table:table-cell table:number-columns-repeated="3"/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311.964" calcext:value-type="float">
            <text:p>-311.964</text:p>
          </table:table-cell>
          <table:table-cell table:formula="of:=AVERAGE([.B458:.B508])" office:value-type="float" office:value="-309.097019607843" calcext:value-type="float">
            <text:p>-309.0970196078</text:p>
          </table:table-cell>
          <table:table-cell table:number-columns-repeated="3"/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309.322" calcext:value-type="float">
            <text:p>-309.322</text:p>
          </table:table-cell>
          <table:table-cell table:formula="of:=AVERAGE([.B459:.B509])" office:value-type="float" office:value="-309.03468627451" calcext:value-type="float">
            <text:p>-309.0346862745</text:p>
          </table:table-cell>
          <table:table-cell table:number-columns-repeated="3"/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322.49" calcext:value-type="float">
            <text:p>-322.49</text:p>
          </table:table-cell>
          <table:table-cell table:formula="of:=AVERAGE([.B460:.B510])" office:value-type="float" office:value="-308.954156862745" calcext:value-type="float">
            <text:p>-308.9541568627</text:p>
          </table:table-cell>
          <table:table-cell table:number-columns-repeated="3"/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-312.476" calcext:value-type="float">
            <text:p>-312.476</text:p>
          </table:table-cell>
          <table:table-cell table:formula="of:=AVERAGE([.B461:.B511])" office:value-type="float" office:value="-308.691745098039" calcext:value-type="float">
            <text:p>-308.691745098</text:p>
          </table:table-cell>
          <table:table-cell table:number-columns-repeated="3"/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-313.615" calcext:value-type="float">
            <text:p>-313.615</text:p>
          </table:table-cell>
          <table:table-cell table:formula="of:=AVERAGE([.B462:.B512])" office:value-type="float" office:value="-308.806568627451" calcext:value-type="float">
            <text:p>-308.8065686275</text:p>
          </table:table-cell>
          <table:table-cell table:number-columns-repeated="3"/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-307.255" calcext:value-type="float">
            <text:p>-307.255</text:p>
          </table:table-cell>
          <table:table-cell table:formula="of:=AVERAGE([.B463:.B513])" office:value-type="float" office:value="-308.572803921569" calcext:value-type="float">
            <text:p>-308.5728039216</text:p>
          </table:table-cell>
          <table:table-cell table:number-columns-repeated="3"/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-302.035" calcext:value-type="float">
            <text:p>-302.035</text:p>
          </table:table-cell>
          <table:table-cell table:formula="of:=AVERAGE([.B464:.B514])" office:value-type="float" office:value="-308.515745098039" calcext:value-type="float">
            <text:p>-308.515745098</text:p>
          </table:table-cell>
          <table:table-cell table:number-columns-repeated="3"/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-319.361" calcext:value-type="float">
            <text:p>-319.361</text:p>
          </table:table-cell>
          <table:table-cell table:formula="of:=AVERAGE([.B465:.B515])" office:value-type="float" office:value="-308.705431372549" calcext:value-type="float">
            <text:p>-308.7054313725</text:p>
          </table:table-cell>
          <table:table-cell table:number-columns-repeated="3"/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-307.716" calcext:value-type="float">
            <text:p>-307.716</text:p>
          </table:table-cell>
          <table:table-cell table:formula="of:=AVERAGE([.B466:.B516])" office:value-type="float" office:value="-308.316490196078" calcext:value-type="float">
            <text:p>-308.3164901961</text:p>
          </table:table-cell>
          <table:table-cell table:number-columns-repeated="3"/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-308.321" calcext:value-type="float">
            <text:p>-308.321</text:p>
          </table:table-cell>
          <table:table-cell table:formula="of:=AVERAGE([.B467:.B517])" office:value-type="float" office:value="-308.138117647059" calcext:value-type="float">
            <text:p>-308.1381176471</text:p>
          </table:table-cell>
          <table:table-cell table:number-columns-repeated="3"/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-302.377" calcext:value-type="float">
            <text:p>-302.377</text:p>
          </table:table-cell>
          <table:table-cell table:formula="of:=AVERAGE([.B468:.B518])" office:value-type="float" office:value="-308.20168627451" calcext:value-type="float">
            <text:p>-308.2016862745</text:p>
          </table:table-cell>
          <table:table-cell table:number-columns-repeated="3"/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-318.674" calcext:value-type="float">
            <text:p>-318.674</text:p>
          </table:table-cell>
          <table:table-cell table:formula="of:=AVERAGE([.B469:.B519])" office:value-type="float" office:value="-308.155666666667" calcext:value-type="float">
            <text:p>-308.1556666667</text:p>
          </table:table-cell>
          <table:table-cell table:number-columns-repeated="3"/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-307.609" calcext:value-type="float">
            <text:p>-307.609</text:p>
          </table:table-cell>
          <table:table-cell table:formula="of:=AVERAGE([.B470:.B520])" office:value-type="float" office:value="-307.724" calcext:value-type="float">
            <text:p>-307.724</text:p>
          </table:table-cell>
          <table:table-cell table:number-columns-repeated="3"/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-306.443" calcext:value-type="float">
            <text:p>-306.443</text:p>
          </table:table-cell>
          <table:table-cell table:formula="of:=AVERAGE([.B471:.B521])" office:value-type="float" office:value="-307.638960784314" calcext:value-type="float">
            <text:p>-307.6389607843</text:p>
          </table:table-cell>
          <table:table-cell table:number-columns-repeated="3"/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-313.099" calcext:value-type="float">
            <text:p>-313.099</text:p>
          </table:table-cell>
          <table:table-cell table:formula="of:=AVERAGE([.B472:.B522])" office:value-type="float" office:value="-307.443235294118" calcext:value-type="float">
            <text:p>-307.4432352941</text:p>
          </table:table-cell>
          <table:table-cell table:number-columns-repeated="3"/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-314.911" calcext:value-type="float">
            <text:p>-314.911</text:p>
          </table:table-cell>
          <table:table-cell table:formula="of:=AVERAGE([.B473:.B523])" office:value-type="float" office:value="-307.157352941176" calcext:value-type="float">
            <text:p>-307.1573529412</text:p>
          </table:table-cell>
          <table:table-cell table:number-columns-repeated="3"/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-302.583" calcext:value-type="float">
            <text:p>-302.583</text:p>
          </table:table-cell>
          <table:table-cell table:formula="of:=AVERAGE([.B474:.B524])" office:value-type="float" office:value="-306.684647058824" calcext:value-type="float">
            <text:p>-306.6846470588</text:p>
          </table:table-cell>
          <table:table-cell table:number-columns-repeated="3"/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-315.806" calcext:value-type="float">
            <text:p>-315.806</text:p>
          </table:table-cell>
          <table:table-cell table:formula="of:=AVERAGE([.B475:.B525])" office:value-type="float" office:value="-306.745862745098" calcext:value-type="float">
            <text:p>-306.7458627451</text:p>
          </table:table-cell>
          <table:table-cell table:number-columns-repeated="3"/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-304.067" calcext:value-type="float">
            <text:p>-304.067</text:p>
          </table:table-cell>
          <table:table-cell table:formula="of:=AVERAGE([.B476:.B526])" office:value-type="float" office:value="-306.515" calcext:value-type="float">
            <text:p>-306.515</text:p>
          </table:table-cell>
          <table:table-cell table:number-columns-repeated="3"/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-303.894" calcext:value-type="float">
            <text:p>-303.894</text:p>
          </table:table-cell>
          <table:table-cell table:formula="of:=AVERAGE([.B477:.B527])" office:value-type="float" office:value="-306.338843137255" calcext:value-type="float">
            <text:p>-306.3388431373</text:p>
          </table:table-cell>
          <table:table-cell table:number-columns-repeated="3"/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-303.998" calcext:value-type="float">
            <text:p>-303.998</text:p>
          </table:table-cell>
          <table:table-cell table:formula="of:=AVERAGE([.B478:.B528])" office:value-type="float" office:value="-306.184058823529" calcext:value-type="float">
            <text:p>-306.1840588235</text:p>
          </table:table-cell>
          <table:table-cell table:number-columns-repeated="3"/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-312.219" calcext:value-type="float">
            <text:p>-312.219</text:p>
          </table:table-cell>
          <table:table-cell table:formula="of:=AVERAGE([.B479:.B529])" office:value-type="float" office:value="-306.188803921569" calcext:value-type="float">
            <text:p>-306.1888039216</text:p>
          </table:table-cell>
          <table:table-cell table:number-columns-repeated="3"/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-307.326" calcext:value-type="float">
            <text:p>-307.326</text:p>
          </table:table-cell>
          <table:table-cell table:formula="of:=AVERAGE([.B480:.B530])" office:value-type="float" office:value="-305.838117647059" calcext:value-type="float">
            <text:p>-305.8381176471</text:p>
          </table:table-cell>
          <table:table-cell table:number-columns-repeated="3"/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-309.861" calcext:value-type="float">
            <text:p>-309.861</text:p>
          </table:table-cell>
          <table:table-cell table:formula="of:=AVERAGE([.B481:.B531])" office:value-type="float" office:value="-305.630901960784" calcext:value-type="float">
            <text:p>-305.6309019608</text:p>
          </table:table-cell>
          <table:table-cell table:number-columns-repeated="3"/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-320.744" calcext:value-type="float">
            <text:p>-320.744</text:p>
          </table:table-cell>
          <table:table-cell table:formula="of:=AVERAGE([.B482:.B532])" office:value-type="float" office:value="-305.405235294118" calcext:value-type="float">
            <text:p>-305.4052352941</text:p>
          </table:table-cell>
          <table:table-cell table:number-columns-repeated="3"/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-308.749" calcext:value-type="float">
            <text:p>-308.749</text:p>
          </table:table-cell>
          <table:table-cell table:formula="of:=AVERAGE([.B483:.B533])" office:value-type="float" office:value="-304.886764705882" calcext:value-type="float">
            <text:p>-304.8867647059</text:p>
          </table:table-cell>
          <table:table-cell table:number-columns-repeated="3"/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-296.263" calcext:value-type="float">
            <text:p>-296.263</text:p>
          </table:table-cell>
          <table:table-cell table:formula="of:=AVERAGE([.B484:.B534])" office:value-type="float" office:value="-304.703921568627" calcext:value-type="float">
            <text:p>-304.7039215686</text:p>
          </table:table-cell>
          <table:table-cell table:number-columns-repeated="3"/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-308.428" calcext:value-type="float">
            <text:p>-308.428</text:p>
          </table:table-cell>
          <table:table-cell table:formula="of:=AVERAGE([.B485:.B535])" office:value-type="float" office:value="-304.572725490196" calcext:value-type="float">
            <text:p>-304.5727254902</text:p>
          </table:table-cell>
          <table:table-cell table:number-columns-repeated="3"/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-304.901" calcext:value-type="float">
            <text:p>-304.901</text:p>
          </table:table-cell>
          <table:table-cell table:formula="of:=AVERAGE([.B486:.B536])" office:value-type="float" office:value="-304.514529411765" calcext:value-type="float">
            <text:p>-304.5145294118</text:p>
          </table:table-cell>
          <table:table-cell table:number-columns-repeated="3"/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-304.692" calcext:value-type="float">
            <text:p>-304.692</text:p>
          </table:table-cell>
          <table:table-cell table:formula="of:=AVERAGE([.B487:.B537])" office:value-type="float" office:value="-304.495450980392" calcext:value-type="float">
            <text:p>-304.4954509804</text:p>
          </table:table-cell>
          <table:table-cell table:number-columns-repeated="3"/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-315.844" calcext:value-type="float">
            <text:p>-315.844</text:p>
          </table:table-cell>
          <table:table-cell table:formula="of:=AVERAGE([.B488:.B538])" office:value-type="float" office:value="-304.273941176471" calcext:value-type="float">
            <text:p>-304.2739411765</text:p>
          </table:table-cell>
          <table:table-cell table:number-columns-repeated="3"/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-319.4" calcext:value-type="float">
            <text:p>-319.4</text:p>
          </table:table-cell>
          <table:table-cell table:formula="of:=AVERAGE([.B489:.B539])" office:value-type="float" office:value="-303.933568627451" calcext:value-type="float">
            <text:p>-303.9335686275</text:p>
          </table:table-cell>
          <table:table-cell table:number-columns-repeated="3"/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-310.294" calcext:value-type="float">
            <text:p>-310.294</text:p>
          </table:table-cell>
          <table:table-cell table:formula="of:=AVERAGE([.B490:.B540])" office:value-type="float" office:value="-303.590392156863" calcext:value-type="float">
            <text:p>-303.5903921569</text:p>
          </table:table-cell>
          <table:table-cell table:number-columns-repeated="3"/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-312.879" calcext:value-type="float">
            <text:p>-312.879</text:p>
          </table:table-cell>
          <table:table-cell table:formula="of:=AVERAGE([.B491:.B541])" office:value-type="float" office:value="-303.437862745098" calcext:value-type="float">
            <text:p>-303.4378627451</text:p>
          </table:table-cell>
          <table:table-cell table:number-columns-repeated="3"/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-305.845" calcext:value-type="float">
            <text:p>-305.845</text:p>
          </table:table-cell>
          <table:table-cell table:formula="of:=AVERAGE([.B492:.B542])" office:value-type="float" office:value="-303.070411764706" calcext:value-type="float">
            <text:p>-303.0704117647</text:p>
          </table:table-cell>
          <table:table-cell table:number-columns-repeated="3"/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-305.951" calcext:value-type="float">
            <text:p>-305.951</text:p>
          </table:table-cell>
          <table:table-cell table:formula="of:=AVERAGE([.B493:.B543])" office:value-type="float" office:value="-302.854921568627" calcext:value-type="float">
            <text:p>-302.8549215686</text:p>
          </table:table-cell>
          <table:table-cell table:number-columns-repeated="3"/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-294.594" calcext:value-type="float">
            <text:p>-294.594</text:p>
          </table:table-cell>
          <table:table-cell table:formula="of:=AVERAGE([.B494:.B544])" office:value-type="float" office:value="-302.758078431372" calcext:value-type="float">
            <text:p>-302.7580784314</text:p>
          </table:table-cell>
          <table:table-cell table:number-columns-repeated="3"/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-312.476" calcext:value-type="float">
            <text:p>-312.476</text:p>
          </table:table-cell>
          <table:table-cell table:formula="of:=AVERAGE([.B495:.B545])" office:value-type="float" office:value="-302.873274509804" calcext:value-type="float">
            <text:p>-302.8732745098</text:p>
          </table:table-cell>
          <table:table-cell table:number-columns-repeated="3"/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-310.692" calcext:value-type="float">
            <text:p>-310.692</text:p>
          </table:table-cell>
          <table:table-cell table:formula="of:=AVERAGE([.B496:.B546])" office:value-type="float" office:value="-302.508647058823" calcext:value-type="float">
            <text:p>-302.5086470588</text:p>
          </table:table-cell>
          <table:table-cell table:number-columns-repeated="3"/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-305.565" calcext:value-type="float">
            <text:p>-305.565</text:p>
          </table:table-cell>
          <table:table-cell table:formula="of:=AVERAGE([.B497:.B547])" office:value-type="float" office:value="-302.428784313725" calcext:value-type="float">
            <text:p>-302.4287843137</text:p>
          </table:table-cell>
          <table:table-cell table:number-columns-repeated="3"/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-316.631" calcext:value-type="float">
            <text:p>-316.631</text:p>
          </table:table-cell>
          <table:table-cell table:formula="of:=AVERAGE([.B498:.B548])" office:value-type="float" office:value="-302.398058823529" calcext:value-type="float">
            <text:p>-302.3980588235</text:p>
          </table:table-cell>
          <table:table-cell table:number-columns-repeated="3"/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-306.831" calcext:value-type="float">
            <text:p>-306.831</text:p>
          </table:table-cell>
          <table:table-cell table:formula="of:=AVERAGE([.B499:.B549])" office:value-type="float" office:value="-302.030490196078" calcext:value-type="float">
            <text:p>-302.0304901961</text:p>
          </table:table-cell>
          <table:table-cell table:number-columns-repeated="3"/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-311.49" calcext:value-type="float">
            <text:p>-311.49</text:p>
          </table:table-cell>
          <table:table-cell table:formula="of:=AVERAGE([.B500:.B550])" office:value-type="float" office:value="-301.883274509804" calcext:value-type="float">
            <text:p>-301.8832745098</text:p>
          </table:table-cell>
          <table:table-cell table:number-columns-repeated="3"/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-306.161" calcext:value-type="float">
            <text:p>-306.161</text:p>
          </table:table-cell>
          <table:table-cell table:formula="of:=AVERAGE([.B501:.B551])" office:value-type="float" office:value="-301.712666666667" calcext:value-type="float">
            <text:p>-301.7126666667</text:p>
          </table:table-cell>
          <table:table-cell table:number-columns-repeated="3"/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-305.916" calcext:value-type="float">
            <text:p>-305.916</text:p>
          </table:table-cell>
          <table:table-cell table:formula="of:=AVERAGE([.B502:.B552])" office:value-type="float" office:value="-301.496725490196" calcext:value-type="float">
            <text:p>-301.4967254902</text:p>
          </table:table-cell>
          <table:table-cell table:number-columns-repeated="3"/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-304.762" calcext:value-type="float">
            <text:p>-304.762</text:p>
          </table:table-cell>
          <table:table-cell table:formula="of:=AVERAGE([.B503:.B553])" office:value-type="float" office:value="-301.24237254902" calcext:value-type="float">
            <text:p>-301.242372549</text:p>
          </table:table-cell>
          <table:table-cell table:number-columns-repeated="3"/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-304.449" calcext:value-type="float">
            <text:p>-304.449</text:p>
          </table:table-cell>
          <table:table-cell table:formula="of:=AVERAGE([.B504:.B554])" office:value-type="float" office:value="-301.125196078431" calcext:value-type="float">
            <text:p>-301.1251960784</text:p>
          </table:table-cell>
          <table:table-cell table:number-columns-repeated="3"/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-314.911" calcext:value-type="float">
            <text:p>-314.911</text:p>
          </table:table-cell>
          <table:table-cell table:formula="of:=AVERAGE([.B505:.B555])" office:value-type="float" office:value="-300.99062745098" calcext:value-type="float">
            <text:p>-300.990627451</text:p>
          </table:table-cell>
          <table:table-cell table:number-columns-repeated="3"/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-306.725" calcext:value-type="float">
            <text:p>-306.725</text:p>
          </table:table-cell>
          <table:table-cell table:formula="of:=AVERAGE([.B506:.B556])" office:value-type="float" office:value="-300.656137254902" calcext:value-type="float">
            <text:p>-300.6561372549</text:p>
          </table:table-cell>
          <table:table-cell table:number-columns-repeated="3"/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-303.617" calcext:value-type="float">
            <text:p>-303.617</text:p>
          </table:table-cell>
          <table:table-cell table:formula="of:=AVERAGE([.B507:.B557])" office:value-type="float" office:value="-300.571568627451" calcext:value-type="float">
            <text:p>-300.5715686275</text:p>
          </table:table-cell>
          <table:table-cell table:number-columns-repeated="3"/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-307.716" calcext:value-type="float">
            <text:p>-307.716</text:p>
          </table:table-cell>
          <table:table-cell table:formula="of:=AVERAGE([.B508:.B558])" office:value-type="float" office:value="-300.593333333333" calcext:value-type="float">
            <text:p>-300.5933333333</text:p>
          </table:table-cell>
          <table:table-cell table:number-columns-repeated="3"/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-308.785" calcext:value-type="float">
            <text:p>-308.785</text:p>
          </table:table-cell>
          <table:table-cell table:formula="of:=AVERAGE([.B509:.B559])" office:value-type="float" office:value="-300.536098039216" calcext:value-type="float">
            <text:p>-300.5360980392</text:p>
          </table:table-cell>
          <table:table-cell table:number-columns-repeated="3"/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-305.215" calcext:value-type="float">
            <text:p>-305.215</text:p>
          </table:table-cell>
          <table:table-cell table:formula="of:=AVERAGE([.B510:.B560])" office:value-type="float" office:value="-300.385019607843" calcext:value-type="float">
            <text:p>-300.3850196078</text:p>
          </table:table-cell>
          <table:table-cell table:number-columns-repeated="3"/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-309.107" calcext:value-type="float">
            <text:p>-309.107</text:p>
          </table:table-cell>
          <table:table-cell table:formula="of:=AVERAGE([.B511:.B561])" office:value-type="float" office:value="-300.303941176471" calcext:value-type="float">
            <text:p>-300.3039411765</text:p>
          </table:table-cell>
          <table:table-cell table:number-columns-repeated="3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318.332" calcext:value-type="float">
            <text:p>-318.332</text:p>
          </table:table-cell>
          <table:table-cell table:formula="of:=AVERAGE([.B512:.B562])" office:value-type="float" office:value="-300.119352941176" calcext:value-type="float">
            <text:p>-300.1193529412</text:p>
          </table:table-cell>
          <table:table-cell table:number-columns-repeated="3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301.693" calcext:value-type="float">
            <text:p>-301.693</text:p>
          </table:table-cell>
          <table:table-cell table:formula="of:=AVERAGE([.B513:.B563])" office:value-type="float" office:value="-299.535156862745" calcext:value-type="float">
            <text:p>-299.5351568627</text:p>
          </table:table-cell>
          <table:table-cell table:number-columns-repeated="3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304.345" calcext:value-type="float">
            <text:p>-304.345</text:p>
          </table:table-cell>
          <table:table-cell table:formula="of:=AVERAGE([.B514:.B564])" office:value-type="float" office:value="-299.461803921569" calcext:value-type="float">
            <text:p>-299.4618039216</text:p>
          </table:table-cell>
          <table:table-cell table:number-columns-repeated="3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311.709" calcext:value-type="float">
            <text:p>-311.709</text:p>
          </table:table-cell>
          <table:table-cell table:formula="of:=AVERAGE([.B515:.B565])" office:value-type="float" office:value="-299.345588235294" calcext:value-type="float">
            <text:p>-299.3455882353</text:p>
          </table:table-cell>
          <table:table-cell table:number-columns-repeated="3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299.525" calcext:value-type="float">
            <text:p>-299.525</text:p>
          </table:table-cell>
          <table:table-cell table:formula="of:=AVERAGE([.B516:.B566])" office:value-type="float" office:value="-299.179470588235" calcext:value-type="float">
            <text:p>-299.1794705882</text:p>
          </table:table-cell>
          <table:table-cell table:number-columns-repeated="3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298.619" calcext:value-type="float">
            <text:p>-298.619</text:p>
          </table:table-cell>
          <table:table-cell table:formula="of:=AVERAGE([.B517:.B567])" office:value-type="float" office:value="-299.071333333333" calcext:value-type="float">
            <text:p>-299.0713333333</text:p>
          </table:table-cell>
          <table:table-cell table:number-columns-repeated="3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311.563" calcext:value-type="float">
            <text:p>-311.563</text:p>
          </table:table-cell>
          <table:table-cell table:formula="of:=AVERAGE([.B518:.B568])" office:value-type="float" office:value="-298.916215686274" calcext:value-type="float">
            <text:p>-298.9162156863</text:p>
          </table:table-cell>
          <table:table-cell table:number-columns-repeated="3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300.03" calcext:value-type="float">
            <text:p>-300.03</text:p>
          </table:table-cell>
          <table:table-cell table:formula="of:=AVERAGE([.B519:.B569])" office:value-type="float" office:value="-298.678196078431" calcext:value-type="float">
            <text:p>-298.6781960784</text:p>
          </table:table-cell>
          <table:table-cell table:number-columns-repeated="3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296.659" calcext:value-type="float">
            <text:p>-296.659</text:p>
          </table:table-cell>
          <table:table-cell table:formula="of:=AVERAGE([.B520:.B570])" office:value-type="float" office:value="-298.560156862745" calcext:value-type="float">
            <text:p>-298.5601568627</text:p>
          </table:table-cell>
          <table:table-cell table:number-columns-repeated="3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303.272" calcext:value-type="float">
            <text:p>-303.272</text:p>
          </table:table-cell>
          <table:table-cell table:formula="of:=AVERAGE([.B521:.B571])" office:value-type="float" office:value="-298.423039215686" calcext:value-type="float">
            <text:p>-298.4230392157</text:p>
          </table:table-cell>
          <table:table-cell table:number-columns-repeated="3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296.461" calcext:value-type="float">
            <text:p>-296.461</text:p>
          </table:table-cell>
          <table:table-cell table:formula="of:=AVERAGE([.B522:.B572])" office:value-type="float" office:value="-298.007274509804" calcext:value-type="float">
            <text:p>-298.0072745098</text:p>
          </table:table-cell>
          <table:table-cell table:number-columns-repeated="3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298.519" calcext:value-type="float">
            <text:p>-298.519</text:p>
          </table:table-cell>
          <table:table-cell table:formula="of:=AVERAGE([.B523:.B573])" office:value-type="float" office:value="-297.864803921569" calcext:value-type="float">
            <text:p>-297.8648039216</text:p>
          </table:table-cell>
          <table:table-cell table:number-columns-repeated="3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290.803" calcext:value-type="float">
            <text:p>-290.803</text:p>
          </table:table-cell>
          <table:table-cell table:formula="of:=AVERAGE([.B524:.B574])" office:value-type="float" office:value="-297.788490196078" calcext:value-type="float">
            <text:p>-297.7884901961</text:p>
          </table:table-cell>
          <table:table-cell table:number-columns-repeated="3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305.705" calcext:value-type="float">
            <text:p>-305.705</text:p>
          </table:table-cell>
          <table:table-cell table:formula="of:=AVERAGE([.B525:.B575])" office:value-type="float" office:value="-297.824784313725" calcext:value-type="float">
            <text:p>-297.8247843137</text:p>
          </table:table-cell>
          <table:table-cell table:number-columns-repeated="3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304.032" calcext:value-type="float">
            <text:p>-304.032</text:p>
          </table:table-cell>
          <table:table-cell table:formula="of:=AVERAGE([.B526:.B576])" office:value-type="float" office:value="-297.469254901961" calcext:value-type="float">
            <text:p>-297.469254902</text:p>
          </table:table-cell>
          <table:table-cell table:number-columns-repeated="3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295.083" calcext:value-type="float">
            <text:p>-295.083</text:p>
          </table:table-cell>
          <table:table-cell table:formula="of:=AVERAGE([.B527:.B577])" office:value-type="float" office:value="-297.12231372549" calcext:value-type="float">
            <text:p>-297.1223137255</text:p>
          </table:table-cell>
          <table:table-cell table:number-columns-repeated="3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296" calcext:value-type="float">
            <text:p>-296</text:p>
          </table:table-cell>
          <table:table-cell table:formula="of:=AVERAGE([.B528:.B578])" office:value-type="float" office:value="-297.078470588235" calcext:value-type="float">
            <text:p>-297.0784705882</text:p>
          </table:table-cell>
          <table:table-cell table:number-columns-repeated="3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304.24" calcext:value-type="float">
            <text:p>-304.24</text:p>
          </table:table-cell>
          <table:table-cell table:formula="of:=AVERAGE([.B529:.B579])" office:value-type="float" office:value="-297.112176470588" calcext:value-type="float">
            <text:p>-297.1121764706</text:p>
          </table:table-cell>
          <table:table-cell table:number-columns-repeated="3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294.334" calcext:value-type="float">
            <text:p>-294.334</text:p>
          </table:table-cell>
          <table:table-cell table:formula="of:=AVERAGE([.B530:.B580])" office:value-type="float" office:value="-296.782941176471" calcext:value-type="float">
            <text:p>-296.7829411765</text:p>
          </table:table-cell>
          <table:table-cell table:number-columns-repeated="3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296.758" calcext:value-type="float">
            <text:p>-296.758</text:p>
          </table:table-cell>
          <table:table-cell table:formula="of:=AVERAGE([.B531:.B581])" office:value-type="float" office:value="-296.809823529412" calcext:value-type="float">
            <text:p>-296.8098235294</text:p>
          </table:table-cell>
          <table:table-cell table:number-columns-repeated="3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298.352" calcext:value-type="float">
            <text:p>-298.352</text:p>
          </table:table-cell>
          <table:table-cell table:formula="of:=AVERAGE([.B532:.B582])" office:value-type="float" office:value="-296.891235294118" calcext:value-type="float">
            <text:p>-296.8912352941</text:p>
          </table:table-cell>
          <table:table-cell table:number-columns-repeated="3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294.302" calcext:value-type="float">
            <text:p>-294.302</text:p>
          </table:table-cell>
          <table:table-cell table:formula="of:=AVERAGE([.B533:.B583])" office:value-type="float" office:value="-296.676843137255" calcext:value-type="float">
            <text:p>-296.6768431373</text:p>
          </table:table-cell>
          <table:table-cell table:number-columns-repeated="3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299.424" calcext:value-type="float">
            <text:p>-299.424</text:p>
          </table:table-cell>
          <table:table-cell table:formula="of:=AVERAGE([.B534:.B584])" office:value-type="float" office:value="-296.443980392157" calcext:value-type="float">
            <text:p>-296.4439803922</text:p>
          </table:table-cell>
          <table:table-cell table:number-columns-repeated="3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289.572" calcext:value-type="float">
            <text:p>-289.572</text:p>
          </table:table-cell>
          <table:table-cell table:formula="of:=AVERAGE([.B535:.B585])" office:value-type="float" office:value="-296.093725490196" calcext:value-type="float">
            <text:p>-296.0937254902</text:p>
          </table:table-cell>
          <table:table-cell table:number-columns-repeated="3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305.46" calcext:value-type="float">
            <text:p>-305.46</text:p>
          </table:table-cell>
          <table:table-cell table:formula="of:=AVERAGE([.B536:.B586])" office:value-type="float" office:value="-296.152901960784" calcext:value-type="float">
            <text:p>-296.1529019608</text:p>
          </table:table-cell>
          <table:table-cell table:number-columns-repeated="3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303.928" calcext:value-type="float">
            <text:p>-303.928</text:p>
          </table:table-cell>
          <table:table-cell table:formula="of:=AVERAGE([.B537:.B587])" office:value-type="float" office:value="-295.990058823529" calcext:value-type="float">
            <text:p>-295.9900588235</text:p>
          </table:table-cell>
          <table:table-cell table:number-columns-repeated="3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293.395" calcext:value-type="float">
            <text:p>-293.395</text:p>
          </table:table-cell>
          <table:table-cell table:formula="of:=AVERAGE([.B538:.B588])" office:value-type="float" office:value="-295.741431372549" calcext:value-type="float">
            <text:p>-295.7414313725</text:p>
          </table:table-cell>
          <table:table-cell table:number-columns-repeated="3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298.485" calcext:value-type="float">
            <text:p>-298.485</text:p>
          </table:table-cell>
          <table:table-cell table:formula="of:=AVERAGE([.B539:.B589])" office:value-type="float" office:value="-295.714960784314" calcext:value-type="float">
            <text:p>-295.7149607843</text:p>
          </table:table-cell>
          <table:table-cell table:number-columns-repeated="3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301.898" calcext:value-type="float">
            <text:p>-301.898</text:p>
          </table:table-cell>
          <table:table-cell table:formula="of:=AVERAGE([.B540:.B590])" office:value-type="float" office:value="-295.575549019608" calcext:value-type="float">
            <text:p>-295.5755490196</text:p>
          </table:table-cell>
          <table:table-cell table:number-columns-repeated="3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302.515" calcext:value-type="float">
            <text:p>-302.515</text:p>
          </table:table-cell>
          <table:table-cell table:formula="of:=AVERAGE([.B541:.B591])" office:value-type="float" office:value="-295.420882352941" calcext:value-type="float">
            <text:p>-295.4208823529</text:p>
          </table:table-cell>
          <table:table-cell table:number-columns-repeated="3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294.139" calcext:value-type="float">
            <text:p>-294.139</text:p>
          </table:table-cell>
          <table:table-cell table:formula="of:=AVERAGE([.B542:.B592])" office:value-type="float" office:value="-295.120019607843" calcext:value-type="float">
            <text:p>-295.1200196078</text:p>
          </table:table-cell>
          <table:table-cell table:number-columns-repeated="3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294.855" calcext:value-type="float">
            <text:p>-294.855</text:p>
          </table:table-cell>
          <table:table-cell table:formula="of:=AVERAGE([.B543:.B593])" office:value-type="float" office:value="-295.026156862745" calcext:value-type="float">
            <text:p>-295.0261568627</text:p>
          </table:table-cell>
          <table:table-cell table:number-columns-repeated="3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301.012" calcext:value-type="float">
            <text:p>-301.012</text:p>
          </table:table-cell>
          <table:table-cell table:formula="of:=AVERAGE([.B544:.B594])" office:value-type="float" office:value="-295.085568627451" calcext:value-type="float">
            <text:p>-295.0855686275</text:p>
          </table:table-cell>
          <table:table-cell table:number-columns-repeated="3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300.469" calcext:value-type="float">
            <text:p>-300.469</text:p>
          </table:table-cell>
          <table:table-cell table:formula="of:=AVERAGE([.B545:.B595])" office:value-type="float" office:value="-294.944450980392" calcext:value-type="float">
            <text:p>-294.9444509804</text:p>
          </table:table-cell>
          <table:table-cell table:number-columns-repeated="3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293.88" calcext:value-type="float">
            <text:p>-293.88</text:p>
          </table:table-cell>
          <table:table-cell table:formula="of:=AVERAGE([.B546:.B596])" office:value-type="float" office:value="-294.687941176471" calcext:value-type="float">
            <text:p>-294.6879411765</text:p>
          </table:table-cell>
          <table:table-cell table:number-columns-repeated="3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306.619" calcext:value-type="float">
            <text:p>-306.619</text:p>
          </table:table-cell>
          <table:table-cell table:formula="of:=AVERAGE([.B547:.B597])" office:value-type="float" office:value="-294.542470588235" calcext:value-type="float">
            <text:p>-294.5424705882</text:p>
          </table:table-cell>
          <table:table-cell table:number-columns-repeated="3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303.998" calcext:value-type="float">
            <text:p>-303.998</text:p>
          </table:table-cell>
          <table:table-cell table:formula="of:=AVERAGE([.B548:.B598])" office:value-type="float" office:value="-294.295862745098" calcext:value-type="float">
            <text:p>-294.2958627451</text:p>
          </table:table-cell>
          <table:table-cell table:number-columns-repeated="3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297.885" calcext:value-type="float">
            <text:p>-297.885</text:p>
          </table:table-cell>
          <table:table-cell table:formula="of:=AVERAGE([.B549:.B599])" office:value-type="float" office:value="-294.074705882353" calcext:value-type="float">
            <text:p>-294.0747058824</text:p>
          </table:table-cell>
          <table:table-cell table:number-columns-repeated="3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299.323" calcext:value-type="float">
            <text:p>-299.323</text:p>
          </table:table-cell>
          <table:table-cell table:formula="of:=AVERAGE([.B550:.B600])" office:value-type="float" office:value="-293.960823529412" calcext:value-type="float">
            <text:p>-293.9608235294</text:p>
          </table:table-cell>
          <table:table-cell table:number-columns-repeated="3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302.789" calcext:value-type="float">
            <text:p>-302.789</text:p>
          </table:table-cell>
          <table:table-cell table:formula="of:=AVERAGE([.B551:.B601])" office:value-type="float" office:value="-293.886019607843" calcext:value-type="float">
            <text:p>-293.8860196078</text:p>
          </table:table-cell>
          <table:table-cell table:number-columns-repeated="3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295.148" calcext:value-type="float">
            <text:p>-295.148</text:p>
          </table:table-cell>
          <table:table-cell table:formula="of:=AVERAGE([.B552:.B602])" office:value-type="float" office:value="-293.637980392157" calcext:value-type="float">
            <text:p>-293.6379803922</text:p>
          </table:table-cell>
          <table:table-cell table:number-columns-repeated="3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292.944" calcext:value-type="float">
            <text:p>-292.944</text:p>
          </table:table-cell>
          <table:table-cell table:formula="of:=AVERAGE([.B553:.B603])" office:value-type="float" office:value="-293.625215686274" calcext:value-type="float">
            <text:p>-293.6252156863</text:p>
          </table:table-cell>
          <table:table-cell table:number-columns-repeated="3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298.786" calcext:value-type="float">
            <text:p>-298.786</text:p>
          </table:table-cell>
          <table:table-cell table:formula="of:=AVERAGE([.B554:.B604])" office:value-type="float" office:value="-293.560941176471" calcext:value-type="float">
            <text:p>-293.5609411765</text:p>
          </table:table-cell>
          <table:table-cell table:number-columns-repeated="3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297.586" calcext:value-type="float">
            <text:p>-297.586</text:p>
          </table:table-cell>
          <table:table-cell table:formula="of:=AVERAGE([.B555:.B605])" office:value-type="float" office:value="-293.263117647059" calcext:value-type="float">
            <text:p>-293.2631176471</text:p>
          </table:table-cell>
          <table:table-cell table:number-columns-repeated="3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297.852" calcext:value-type="float">
            <text:p>-297.852</text:p>
          </table:table-cell>
          <table:table-cell table:formula="of:=AVERAGE([.B556:.B606])" office:value-type="float" office:value="-292.997725490196" calcext:value-type="float">
            <text:p>-292.9977254902</text:p>
          </table:table-cell>
          <table:table-cell table:number-columns-repeated="3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302.412" calcext:value-type="float">
            <text:p>-302.412</text:p>
          </table:table-cell>
          <table:table-cell table:formula="of:=AVERAGE([.B557:.B607])" office:value-type="float" office:value="-292.917941176471" calcext:value-type="float">
            <text:p>-292.9179411765</text:p>
          </table:table-cell>
          <table:table-cell table:number-columns-repeated="3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304.727" calcext:value-type="float">
            <text:p>-304.727</text:p>
          </table:table-cell>
          <table:table-cell table:formula="of:=AVERAGE([.B558:.B608])" office:value-type="float" office:value="-292.889156862745" calcext:value-type="float">
            <text:p>-292.8891568627</text:p>
          </table:table-cell>
          <table:table-cell table:number-columns-repeated="3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304.797" calcext:value-type="float">
            <text:p>-304.797</text:p>
          </table:table-cell>
          <table:table-cell table:formula="of:=AVERAGE([.B559:.B609])" office:value-type="float" office:value="-292.647411764706" calcext:value-type="float">
            <text:p>-292.6474117647</text:p>
          </table:table-cell>
          <table:table-cell table:number-columns-repeated="3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301.08" calcext:value-type="float">
            <text:p>-301.08</text:p>
          </table:table-cell>
          <table:table-cell table:formula="of:=AVERAGE([.B560:.B610])" office:value-type="float" office:value="-292.250117647059" calcext:value-type="float">
            <text:p>-292.2501176471</text:p>
          </table:table-cell>
          <table:table-cell table:number-columns-repeated="3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301.08" calcext:value-type="float">
            <text:p>-301.08</text:p>
          </table:table-cell>
          <table:table-cell table:formula="of:=AVERAGE([.B561:.B611])" office:value-type="float" office:value="-292.101960784314" calcext:value-type="float">
            <text:p>-292.1019607843</text:p>
          </table:table-cell>
          <table:table-cell table:number-columns-repeated="3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299.693" calcext:value-type="float">
            <text:p>-299.693</text:p>
          </table:table-cell>
          <table:table-cell table:formula="of:=AVERAGE([.B562:.B612])" office:value-type="float" office:value="-291.973509803921" calcext:value-type="float">
            <text:p>-291.9735098039</text:p>
          </table:table-cell>
          <table:table-cell table:number-columns-repeated="3"/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-288.538" calcext:value-type="float">
            <text:p>-288.538</text:p>
          </table:table-cell>
          <table:table-cell table:formula="of:=AVERAGE([.B563:.B613])" office:value-type="float" office:value="-291.735254901961" calcext:value-type="float">
            <text:p>-291.735254902</text:p>
          </table:table-cell>
          <table:table-cell table:number-columns-repeated="3"/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-297.952" calcext:value-type="float">
            <text:p>-297.952</text:p>
          </table:table-cell>
          <table:table-cell table:formula="of:=AVERAGE([.B564:.B614])" office:value-type="float" office:value="-291.643117647059" calcext:value-type="float">
            <text:p>-291.6431176471</text:p>
          </table:table-cell>
          <table:table-cell table:number-columns-repeated="3"/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-298.418" calcext:value-type="float">
            <text:p>-298.418</text:p>
          </table:table-cell>
          <table:table-cell table:formula="of:=AVERAGE([.B565:.B615])" office:value-type="float" office:value="-291.570274509804" calcext:value-type="float">
            <text:p>-291.5702745098</text:p>
          </table:table-cell>
          <table:table-cell table:number-columns-repeated="3"/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-303.237" calcext:value-type="float">
            <text:p>-303.237</text:p>
          </table:table-cell>
          <table:table-cell table:formula="of:=AVERAGE([.B566:.B616])" office:value-type="float" office:value="-291.403" calcext:value-type="float">
            <text:p>-291.403</text:p>
          </table:table-cell>
          <table:table-cell table:number-columns-repeated="3"/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-294.01" calcext:value-type="float">
            <text:p>-294.01</text:p>
          </table:table-cell>
          <table:table-cell table:formula="of:=AVERAGE([.B567:.B617])" office:value-type="float" office:value="-291.24568627451" calcext:value-type="float">
            <text:p>-291.2456862745</text:p>
          </table:table-cell>
          <table:table-cell table:number-columns-repeated="3"/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-290.708" calcext:value-type="float">
            <text:p>-290.708</text:p>
          </table:table-cell>
          <table:table-cell table:formula="of:=AVERAGE([.B568:.B618])" office:value-type="float" office:value="-291.009764705882" calcext:value-type="float">
            <text:p>-291.0097647059</text:p>
          </table:table-cell>
          <table:table-cell table:number-columns-repeated="3"/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-299.424" calcext:value-type="float">
            <text:p>-299.424</text:p>
          </table:table-cell>
          <table:table-cell table:formula="of:=AVERAGE([.B569:.B619])" office:value-type="float" office:value="-290.807196078431" calcext:value-type="float">
            <text:p>-290.8071960784</text:p>
          </table:table-cell>
          <table:table-cell table:number-columns-repeated="3"/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-294.01" calcext:value-type="float">
            <text:p>-294.01</text:p>
          </table:table-cell>
          <table:table-cell table:formula="of:=AVERAGE([.B570:.B620])" office:value-type="float" office:value="-290.704215686274" calcext:value-type="float">
            <text:p>-290.7042156863</text:p>
          </table:table-cell>
          <table:table-cell table:number-columns-repeated="3"/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-289.666" calcext:value-type="float">
            <text:p>-289.666</text:p>
          </table:table-cell>
          <table:table-cell table:formula="of:=AVERAGE([.B571:.B621])" office:value-type="float" office:value="-290.538745098039" calcext:value-type="float">
            <text:p>-290.538745098</text:p>
          </table:table-cell>
          <table:table-cell table:number-columns-repeated="3"/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-282.068" calcext:value-type="float">
            <text:p>-282.068</text:p>
          </table:table-cell>
          <table:table-cell table:formula="of:=AVERAGE([.B572:.B622])" office:value-type="float" office:value="-290.379254901961" calcext:value-type="float">
            <text:p>-290.379254902</text:p>
          </table:table-cell>
          <table:table-cell table:number-columns-repeated="3"/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-289.195" calcext:value-type="float">
            <text:p>-289.195</text:p>
          </table:table-cell>
          <table:table-cell table:formula="of:=AVERAGE([.B573:.B623])" office:value-type="float" office:value="-290.328235294118" calcext:value-type="float">
            <text:p>-290.3282352941</text:p>
          </table:table-cell>
          <table:table-cell table:number-columns-repeated="3"/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-294.627" calcext:value-type="float">
            <text:p>-294.627</text:p>
          </table:table-cell>
          <table:table-cell table:formula="of:=AVERAGE([.B574:.B624])" office:value-type="float" office:value="-290.253588235294" calcext:value-type="float">
            <text:p>-290.2535882353</text:p>
          </table:table-cell>
          <table:table-cell table:number-columns-repeated="3"/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-292.654" calcext:value-type="float">
            <text:p>-292.654</text:p>
          </table:table-cell>
          <table:table-cell table:formula="of:=AVERAGE([.B575:.B625])" office:value-type="float" office:value="-290.041470588235" calcext:value-type="float">
            <text:p>-290.0414705882</text:p>
          </table:table-cell>
          <table:table-cell table:number-columns-repeated="3"/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-287.573" calcext:value-type="float">
            <text:p>-287.573</text:p>
          </table:table-cell>
          <table:table-cell table:formula="of:=AVERAGE([.B576:.B626])" office:value-type="float" office:value="-289.775431372549" calcext:value-type="float">
            <text:p>-289.7754313725</text:p>
          </table:table-cell>
          <table:table-cell table:number-columns-repeated="3"/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-286.338" calcext:value-type="float">
            <text:p>-286.338</text:p>
          </table:table-cell>
          <table:table-cell table:formula="of:=AVERAGE([.B577:.B627])" office:value-type="float" office:value="-289.660470588235" calcext:value-type="float">
            <text:p>-289.6604705882</text:p>
          </table:table-cell>
          <table:table-cell table:number-columns-repeated="3"/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-292.847" calcext:value-type="float">
            <text:p>-292.847</text:p>
          </table:table-cell>
          <table:table-cell table:formula="of:=AVERAGE([.B578:.B628])" office:value-type="float" office:value="-289.653843137255" calcext:value-type="float">
            <text:p>-289.6538431373</text:p>
          </table:table-cell>
          <table:table-cell table:number-columns-repeated="3"/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-297.719" calcext:value-type="float">
            <text:p>-297.719</text:p>
          </table:table-cell>
          <table:table-cell table:formula="of:=AVERAGE([.B579:.B629])" office:value-type="float" office:value="-289.480764705882" calcext:value-type="float">
            <text:p>-289.4807647059</text:p>
          </table:table-cell>
          <table:table-cell table:number-columns-repeated="3"/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-287.449" calcext:value-type="float">
            <text:p>-287.449</text:p>
          </table:table-cell>
          <table:table-cell table:formula="of:=AVERAGE([.B580:.B630])" office:value-type="float" office:value="-289.179725490196" calcext:value-type="float">
            <text:p>-289.1797254902</text:p>
          </table:table-cell>
          <table:table-cell table:number-columns-repeated="3"/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-295.705" calcext:value-type="float">
            <text:p>-295.705</text:p>
          </table:table-cell>
          <table:table-cell table:formula="of:=AVERAGE([.B581:.B631])" office:value-type="float" office:value="-289.223823529412" calcext:value-type="float">
            <text:p>-289.2238235294</text:p>
          </table:table-cell>
          <table:table-cell table:number-columns-repeated="3"/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-300.91" calcext:value-type="float">
            <text:p>-300.91</text:p>
          </table:table-cell>
          <table:table-cell table:formula="of:=AVERAGE([.B582:.B632])" office:value-type="float" office:value="-288.930215686275" calcext:value-type="float">
            <text:p>-288.9302156863</text:p>
          </table:table-cell>
          <table:table-cell table:number-columns-repeated="3"/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-287.418" calcext:value-type="float">
            <text:p>-287.418</text:p>
          </table:table-cell>
          <table:table-cell table:formula="of:=AVERAGE([.B583:.B633])" office:value-type="float" office:value="-288.674803921569" calcext:value-type="float">
            <text:p>-288.6748039216</text:p>
          </table:table-cell>
          <table:table-cell table:number-columns-repeated="3"/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-282.426" calcext:value-type="float">
            <text:p>-282.426</text:p>
          </table:table-cell>
          <table:table-cell table:formula="of:=AVERAGE([.B584:.B634])" office:value-type="float" office:value="-288.452509803922" calcext:value-type="float">
            <text:p>-288.4525098039</text:p>
          </table:table-cell>
          <table:table-cell table:number-columns-repeated="3"/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-281.561" calcext:value-type="float">
            <text:p>-281.561</text:p>
          </table:table-cell>
          <table:table-cell table:formula="of:=AVERAGE([.B585:.B635])" office:value-type="float" office:value="-288.555862745098" calcext:value-type="float">
            <text:p>-288.5558627451</text:p>
          </table:table-cell>
          <table:table-cell table:number-columns-repeated="3"/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-292.59" calcext:value-type="float">
            <text:p>-292.59</text:p>
          </table:table-cell>
          <table:table-cell table:formula="of:=AVERAGE([.B586:.B636])" office:value-type="float" office:value="-288.469784313726" calcext:value-type="float">
            <text:p>-288.4697843137</text:p>
          </table:table-cell>
          <table:table-cell table:number-columns-repeated="3"/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-297.155" calcext:value-type="float">
            <text:p>-297.155</text:p>
          </table:table-cell>
          <table:table-cell table:formula="of:=AVERAGE([.B587:.B637])" office:value-type="float" office:value="-288.174254901961" calcext:value-type="float">
            <text:p>-288.174254902</text:p>
          </table:table-cell>
          <table:table-cell table:number-columns-repeated="3"/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-291.248" calcext:value-type="float">
            <text:p>-291.248</text:p>
          </table:table-cell>
          <table:table-cell table:formula="of:=AVERAGE([.B588:.B638])" office:value-type="float" office:value="-287.893666666667" calcext:value-type="float">
            <text:p>-287.8936666667</text:p>
          </table:table-cell>
          <table:table-cell table:number-columns-repeated="3"/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-292.045" calcext:value-type="float">
            <text:p>-292.045</text:p>
          </table:table-cell>
          <table:table-cell table:formula="of:=AVERAGE([.B589:.B639])" office:value-type="float" office:value="-287.825254901961" calcext:value-type="float">
            <text:p>-287.825254902</text:p>
          </table:table-cell>
          <table:table-cell table:number-columns-repeated="3"/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-291.375" calcext:value-type="float">
            <text:p>-291.375</text:p>
          </table:table-cell>
          <table:table-cell table:formula="of:=AVERAGE([.B590:.B640])" office:value-type="float" office:value="-287.686352941176" calcext:value-type="float">
            <text:p>-287.6863529412</text:p>
          </table:table-cell>
          <table:table-cell table:number-columns-repeated="3"/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-294.01" calcext:value-type="float">
            <text:p>-294.01</text:p>
          </table:table-cell>
          <table:table-cell table:formula="of:=AVERAGE([.B591:.B641])" office:value-type="float" office:value="-287.491588235294" calcext:value-type="float">
            <text:p>-287.4915882353</text:p>
          </table:table-cell>
          <table:table-cell table:number-columns-repeated="3"/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-287.171" calcext:value-type="float">
            <text:p>-287.171</text:p>
          </table:table-cell>
          <table:table-cell table:formula="of:=AVERAGE([.B592:.B642])" office:value-type="float" office:value="-287.425607843137" calcext:value-type="float">
            <text:p>-287.4256078431</text:p>
          </table:table-cell>
          <table:table-cell table:number-columns-repeated="3"/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-289.352" calcext:value-type="float">
            <text:p>-289.352</text:p>
          </table:table-cell>
          <table:table-cell table:formula="of:=AVERAGE([.B593:.B643])" office:value-type="float" office:value="-287.320274509804" calcext:value-type="float">
            <text:p>-287.3202745098</text:p>
          </table:table-cell>
          <table:table-cell table:number-columns-repeated="3"/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-297.885" calcext:value-type="float">
            <text:p>-297.885</text:p>
          </table:table-cell>
          <table:table-cell table:formula="of:=AVERAGE([.B594:.B644])" office:value-type="float" office:value="-287.231784313725" calcext:value-type="float">
            <text:p>-287.2317843137</text:p>
          </table:table-cell>
          <table:table-cell table:number-columns-repeated="3"/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-293.815" calcext:value-type="float">
            <text:p>-293.815</text:p>
          </table:table-cell>
          <table:table-cell table:formula="of:=AVERAGE([.B595:.B645])" office:value-type="float" office:value="-286.885607843137" calcext:value-type="float">
            <text:p>-286.8856078431</text:p>
          </table:table-cell>
          <table:table-cell table:number-columns-repeated="3"/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-287.387" calcext:value-type="float">
            <text:p>-287.387</text:p>
          </table:table-cell>
          <table:table-cell table:formula="of:=AVERAGE([.B596:.B646])" office:value-type="float" office:value="-286.716176470588" calcext:value-type="float">
            <text:p>-286.7161764706</text:p>
          </table:table-cell>
          <table:table-cell table:number-columns-repeated="3"/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-286.461" calcext:value-type="float">
            <text:p>-286.461</text:p>
          </table:table-cell>
          <table:table-cell table:formula="of:=AVERAGE([.B597:.B647])" office:value-type="float" office:value="-286.514745098039" calcext:value-type="float">
            <text:p>-286.514745098</text:p>
          </table:table-cell>
          <table:table-cell table:number-columns-repeated="3"/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-294.042" calcext:value-type="float">
            <text:p>-294.042</text:p>
          </table:table-cell>
          <table:table-cell table:formula="of:=AVERAGE([.B598:.B648])" office:value-type="float" office:value="-286.341647058823" calcext:value-type="float">
            <text:p>-286.3416470588</text:p>
          </table:table-cell>
          <table:table-cell table:number-columns-repeated="3"/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-292.719" calcext:value-type="float">
            <text:p>-292.719</text:p>
          </table:table-cell>
          <table:table-cell table:formula="of:=AVERAGE([.B599:.B649])" office:value-type="float" office:value="-286.192392156863" calcext:value-type="float">
            <text:p>-286.1923921569</text:p>
          </table:table-cell>
          <table:table-cell table:number-columns-repeated="3"/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-292.077" calcext:value-type="float">
            <text:p>-292.077</text:p>
          </table:table-cell>
          <table:table-cell table:formula="of:=AVERAGE([.B600:.B650])" office:value-type="float" office:value="-286.179176470588" calcext:value-type="float">
            <text:p>-286.1791764706</text:p>
          </table:table-cell>
          <table:table-cell table:number-columns-repeated="3"/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-295.508" calcext:value-type="float">
            <text:p>-295.508</text:p>
          </table:table-cell>
          <table:table-cell table:formula="of:=AVERAGE([.B601:.B651])" office:value-type="float" office:value="-285.920450980392" calcext:value-type="float">
            <text:p>-285.9204509804</text:p>
          </table:table-cell>
          <table:table-cell table:number-columns-repeated="3"/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-290.139" calcext:value-type="float">
            <text:p>-290.139</text:p>
          </table:table-cell>
          <table:table-cell table:formula="of:=AVERAGE([.B602:.B652])" office:value-type="float" office:value="-285.664529411765" calcext:value-type="float">
            <text:p>-285.6645294118</text:p>
          </table:table-cell>
          <table:table-cell table:number-columns-repeated="3"/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-294.497" calcext:value-type="float">
            <text:p>-294.497</text:p>
          </table:table-cell>
          <table:table-cell table:formula="of:=AVERAGE([.B603:.B653])" office:value-type="float" office:value="-285.683784313725" calcext:value-type="float">
            <text:p>-285.6837843137</text:p>
          </table:table-cell>
          <table:table-cell table:number-columns-repeated="3"/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-289.666" calcext:value-type="float">
            <text:p>-289.666</text:p>
          </table:table-cell>
          <table:table-cell table:formula="of:=AVERAGE([.B604:.B654])" office:value-type="float" office:value="-285.464745098039" calcext:value-type="float">
            <text:p>-285.464745098</text:p>
          </table:table-cell>
          <table:table-cell table:number-columns-repeated="3"/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-283.597" calcext:value-type="float">
            <text:p>-283.597</text:p>
          </table:table-cell>
          <table:table-cell table:formula="of:=AVERAGE([.B605:.B655])" office:value-type="float" office:value="-285.300588235294" calcext:value-type="float">
            <text:p>-285.3005882353</text:p>
          </table:table-cell>
          <table:table-cell table:number-columns-repeated="3"/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-284.051" calcext:value-type="float">
            <text:p>-284.051</text:p>
          </table:table-cell>
          <table:table-cell table:formula="of:=AVERAGE([.B606:.B656])" office:value-type="float" office:value="-285.22994117647" calcext:value-type="float">
            <text:p>-285.2299411765</text:p>
          </table:table-cell>
          <table:table-cell table:number-columns-repeated="3"/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-293.783" calcext:value-type="float">
            <text:p>-293.783</text:p>
          </table:table-cell>
          <table:table-cell table:formula="of:=AVERAGE([.B607:.B657])" office:value-type="float" office:value="-285.110901960784" calcext:value-type="float">
            <text:p>-285.1109019608</text:p>
          </table:table-cell>
          <table:table-cell table:number-columns-repeated="3"/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-300.944" calcext:value-type="float">
            <text:p>-300.944</text:p>
          </table:table-cell>
          <table:table-cell table:formula="of:=AVERAGE([.B608:.B658])" office:value-type="float" office:value="-284.952294117647" calcext:value-type="float">
            <text:p>-284.9522941176</text:p>
          </table:table-cell>
          <table:table-cell table:number-columns-repeated="3"/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-292.398" calcext:value-type="float">
            <text:p>-292.398</text:p>
          </table:table-cell>
          <table:table-cell table:formula="of:=AVERAGE([.B609:.B659])" office:value-type="float" office:value="-284.526568627451" calcext:value-type="float">
            <text:p>-284.5265686275</text:p>
          </table:table-cell>
          <table:table-cell table:number-columns-repeated="3"/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-284.535" calcext:value-type="float">
            <text:p>-284.535</text:p>
          </table:table-cell>
          <table:table-cell table:formula="of:=AVERAGE([.B610:.B660])" office:value-type="float" office:value="-284.574745098039" calcext:value-type="float">
            <text:p>-284.574745098</text:p>
          </table:table-cell>
          <table:table-cell table:number-columns-repeated="3"/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-293.524" calcext:value-type="float">
            <text:p>-293.524</text:p>
          </table:table-cell>
          <table:table-cell table:formula="of:=AVERAGE([.B611:.B661])" office:value-type="float" office:value="-284.538666666667" calcext:value-type="float">
            <text:p>-284.5386666667</text:p>
          </table:table-cell>
          <table:table-cell table:number-columns-repeated="3"/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-294.529" calcext:value-type="float">
            <text:p>-294.529</text:p>
          </table:table-cell>
          <table:table-cell table:formula="of:=AVERAGE([.B612:.B662])" office:value-type="float" office:value="-284.305274509804" calcext:value-type="float">
            <text:p>-284.3052745098</text:p>
          </table:table-cell>
          <table:table-cell table:number-columns-repeated="3"/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-287.542" calcext:value-type="float">
            <text:p>-287.542</text:p>
          </table:table-cell>
          <table:table-cell table:formula="of:=AVERAGE([.B613:.B663])" office:value-type="float" office:value="-284.205" calcext:value-type="float">
            <text:p>-284.205</text:p>
          </table:table-cell>
          <table:table-cell table:number-columns-repeated="3"/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-283.839" calcext:value-type="float">
            <text:p>-283.839</text:p>
          </table:table-cell>
          <table:table-cell table:formula="of:=AVERAGE([.B614:.B664])" office:value-type="float" office:value="-284.328647058823" calcext:value-type="float">
            <text:p>-284.3286470588</text:p>
          </table:table-cell>
          <table:table-cell table:number-columns-repeated="3"/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-294.237" calcext:value-type="float">
            <text:p>-294.237</text:p>
          </table:table-cell>
          <table:table-cell table:formula="of:=AVERAGE([.B615:.B665])" office:value-type="float" office:value="-284.259039215686" calcext:value-type="float">
            <text:p>-284.2590392157</text:p>
          </table:table-cell>
          <table:table-cell table:number-columns-repeated="3"/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-289.887" calcext:value-type="float">
            <text:p>-289.887</text:p>
          </table:table-cell>
          <table:table-cell table:formula="of:=AVERAGE([.B616:.B666])" office:value-type="float" office:value="-283.923294117647" calcext:value-type="float">
            <text:p>-283.9232941176</text:p>
          </table:table-cell>
          <table:table-cell table:number-columns-repeated="3"/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-295.214" calcext:value-type="float">
            <text:p>-295.214</text:p>
          </table:table-cell>
          <table:table-cell table:formula="of:=AVERAGE([.B617:.B667])" office:value-type="float" office:value="-283.627490196078" calcext:value-type="float">
            <text:p>-283.6274901961</text:p>
          </table:table-cell>
          <table:table-cell table:number-columns-repeated="3"/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-281.978" calcext:value-type="float">
            <text:p>-281.978</text:p>
          </table:table-cell>
          <table:table-cell table:formula="of:=AVERAGE([.B618:.B668])" office:value-type="float" office:value="-283.344098039216" calcext:value-type="float">
            <text:p>-283.3440980392</text:p>
          </table:table-cell>
          <table:table-cell table:number-columns-repeated="3"/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-280.377" calcext:value-type="float">
            <text:p>-280.377</text:p>
          </table:table-cell>
          <table:table-cell table:formula="of:=AVERAGE([.B619:.B669])" office:value-type="float" office:value="-283.265137254902" calcext:value-type="float">
            <text:p>-283.2651372549</text:p>
          </table:table-cell>
          <table:table-cell table:number-columns-repeated="3"/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-294.172" calcext:value-type="float">
            <text:p>-294.172</text:p>
          </table:table-cell>
          <table:table-cell table:formula="of:=AVERAGE([.B620:.B670])" office:value-type="float" office:value="-283.377196078431" calcext:value-type="float">
            <text:p>-283.3771960784</text:p>
          </table:table-cell>
          <table:table-cell table:number-columns-repeated="3"/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-285.571" calcext:value-type="float">
            <text:p>-285.571</text:p>
          </table:table-cell>
          <table:table-cell table:formula="of:=AVERAGE([.B621:.B671])" office:value-type="float" office:value="-283.039901960784" calcext:value-type="float">
            <text:p>-283.0399019608</text:p>
          </table:table-cell>
          <table:table-cell table:number-columns-repeated="3"/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-281.532" calcext:value-type="float">
            <text:p>-281.532</text:p>
          </table:table-cell>
          <table:table-cell table:formula="of:=AVERAGE([.B622:.B672])" office:value-type="float" office:value="-282.801098039216" calcext:value-type="float">
            <text:p>-282.8010980392</text:p>
          </table:table-cell>
          <table:table-cell table:number-columns-repeated="3"/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-279.466" calcext:value-type="float">
            <text:p>-279.466</text:p>
          </table:table-cell>
          <table:table-cell table:formula="of:=AVERAGE([.B623:.B673])" office:value-type="float" office:value="-282.636" calcext:value-type="float">
            <text:p>-282.636</text:p>
          </table:table-cell>
          <table:table-cell table:number-columns-repeated="3"/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-285.388" calcext:value-type="float">
            <text:p>-285.388</text:p>
          </table:table-cell>
          <table:table-cell table:formula="of:=AVERAGE([.B624:.B674])" office:value-type="float" office:value="-282.627411764706" calcext:value-type="float">
            <text:p>-282.6274117647</text:p>
          </table:table-cell>
          <table:table-cell table:number-columns-repeated="3"/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-283.809" calcext:value-type="float">
            <text:p>-283.809</text:p>
          </table:table-cell>
          <table:table-cell table:formula="of:=AVERAGE([.B625:.B675])" office:value-type="float" office:value="-282.663588235294" calcext:value-type="float">
            <text:p>-282.6635882353</text:p>
          </table:table-cell>
          <table:table-cell table:number-columns-repeated="3"/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-279.086" calcext:value-type="float">
            <text:p>-279.086</text:p>
          </table:table-cell>
          <table:table-cell table:formula="of:=AVERAGE([.B626:.B676])" office:value-type="float" office:value="-282.532882352941" calcext:value-type="float">
            <text:p>-282.5328823529</text:p>
          </table:table-cell>
          <table:table-cell table:number-columns-repeated="3"/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-281.71" calcext:value-type="float">
            <text:p>-281.71</text:p>
          </table:table-cell>
          <table:table-cell table:formula="of:=AVERAGE([.B627:.B677])" office:value-type="float" office:value="-282.419588235294" calcext:value-type="float">
            <text:p>-282.4195882353</text:p>
          </table:table-cell>
          <table:table-cell table:number-columns-repeated="3"/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-286" calcext:value-type="float">
            <text:p>-286</text:p>
          </table:table-cell>
          <table:table-cell table:formula="of:=AVERAGE([.B628:.B678])" office:value-type="float" office:value="-282.304745098039" calcext:value-type="float">
            <text:p>-282.304745098</text:p>
          </table:table-cell>
          <table:table-cell table:number-columns-repeated="3"/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-284.02" calcext:value-type="float">
            <text:p>-284.02</text:p>
          </table:table-cell>
          <table:table-cell table:formula="of:=AVERAGE([.B629:.B679])" office:value-type="float" office:value="-282.112490196078" calcext:value-type="float">
            <text:p>-282.1124901961</text:p>
          </table:table-cell>
          <table:table-cell table:number-columns-repeated="3"/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-282.366" calcext:value-type="float">
            <text:p>-282.366</text:p>
          </table:table-cell>
          <table:table-cell table:formula="of:=AVERAGE([.B630:.B680])" office:value-type="float" office:value="-281.922843137255" calcext:value-type="float">
            <text:p>-281.9228431373</text:p>
          </table:table-cell>
          <table:table-cell table:number-columns-repeated="3"/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-289.698" calcext:value-type="float">
            <text:p>-289.698</text:p>
          </table:table-cell>
          <table:table-cell table:formula="of:=AVERAGE([.B631:.B681])" office:value-type="float" office:value="-281.802980392157" calcext:value-type="float">
            <text:p>-281.8029803922</text:p>
          </table:table-cell>
          <table:table-cell table:number-columns-repeated="3"/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-280.731" calcext:value-type="float">
            <text:p>-280.731</text:p>
          </table:table-cell>
          <table:table-cell table:formula="of:=AVERAGE([.B632:.B682])" office:value-type="float" office:value="-281.548901960784" calcext:value-type="float">
            <text:p>-281.5489019608</text:p>
          </table:table-cell>
          <table:table-cell table:number-columns-repeated="3"/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-287.884" calcext:value-type="float">
            <text:p>-287.884</text:p>
          </table:table-cell>
          <table:table-cell table:formula="of:=AVERAGE([.B633:.B683])" office:value-type="float" office:value="-281.443196078431" calcext:value-type="float">
            <text:p>-281.4431960784</text:p>
          </table:table-cell>
          <table:table-cell table:number-columns-repeated="3"/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-276.081" calcext:value-type="float">
            <text:p>-276.081</text:p>
          </table:table-cell>
          <table:table-cell table:formula="of:=AVERAGE([.B634:.B684])" office:value-type="float" office:value="-281.110568627451" calcext:value-type="float">
            <text:p>-281.1105686275</text:p>
          </table:table-cell>
          <table:table-cell table:number-columns-repeated="3"/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-287.697" calcext:value-type="float">
            <text:p>-287.697</text:p>
          </table:table-cell>
          <table:table-cell table:formula="of:=AVERAGE([.B635:.B685])" office:value-type="float" office:value="-281.201745098039" calcext:value-type="float">
            <text:p>-281.201745098</text:p>
          </table:table-cell>
          <table:table-cell table:number-columns-repeated="3"/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-277.171" calcext:value-type="float">
            <text:p>-277.171</text:p>
          </table:table-cell>
          <table:table-cell table:formula="of:=AVERAGE([.B636:.B686])" office:value-type="float" office:value="-280.886862745098" calcext:value-type="float">
            <text:p>-280.8868627451</text:p>
          </table:table-cell>
          <table:table-cell table:number-columns-repeated="3"/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-277.518" calcext:value-type="float">
            <text:p>-277.518</text:p>
          </table:table-cell>
          <table:table-cell table:formula="of:=AVERAGE([.B637:.B687])" office:value-type="float" office:value="-280.787058823529" calcext:value-type="float">
            <text:p>-280.7870588235</text:p>
          </table:table-cell>
          <table:table-cell table:number-columns-repeated="3"/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-282.845" calcext:value-type="float">
            <text:p>-282.845</text:p>
          </table:table-cell>
          <table:table-cell table:formula="of:=AVERAGE([.B638:.B688])" office:value-type="float" office:value="-280.666333333333" calcext:value-type="float">
            <text:p>-280.6663333333</text:p>
          </table:table-cell>
          <table:table-cell table:number-columns-repeated="3"/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-287.759" calcext:value-type="float">
            <text:p>-287.759</text:p>
          </table:table-cell>
          <table:table-cell table:formula="of:=AVERAGE([.B639:.B689])" office:value-type="float" office:value="-280.341803921569" calcext:value-type="float">
            <text:p>-280.3418039216</text:p>
          </table:table-cell>
          <table:table-cell table:number-columns-repeated="3"/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-284.961" calcext:value-type="float">
            <text:p>-284.961</text:p>
          </table:table-cell>
          <table:table-cell table:formula="of:=AVERAGE([.B640:.B690])" office:value-type="float" office:value="-280.136470588235" calcext:value-type="float">
            <text:p>-280.1364705882</text:p>
          </table:table-cell>
          <table:table-cell table:number-columns-repeated="3"/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-281.442" calcext:value-type="float">
            <text:p>-281.442</text:p>
          </table:table-cell>
          <table:table-cell table:formula="of:=AVERAGE([.B641:.B691])" office:value-type="float" office:value="-279.781941176471" calcext:value-type="float">
            <text:p>-279.7819411765</text:p>
          </table:table-cell>
          <table:table-cell table:number-columns-repeated="3"/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-290.645" calcext:value-type="float">
            <text:p>-290.645</text:p>
          </table:table-cell>
          <table:table-cell table:formula="of:=AVERAGE([.B642:.B692])" office:value-type="float" office:value="-279.813588235294" calcext:value-type="float">
            <text:p>-279.8135882353</text:p>
          </table:table-cell>
          <table:table-cell table:number-columns-repeated="3"/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-281.799" calcext:value-type="float">
            <text:p>-281.799</text:p>
          </table:table-cell>
          <table:table-cell table:formula="of:=AVERAGE([.B643:.B693])" office:value-type="float" office:value="-279.480803921569" calcext:value-type="float">
            <text:p>-279.4808039216</text:p>
          </table:table-cell>
          <table:table-cell table:number-columns-repeated="3"/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-284.839" calcext:value-type="float">
            <text:p>-284.839</text:p>
          </table:table-cell>
          <table:table-cell table:formula="of:=AVERAGE([.B644:.B694])" office:value-type="float" office:value="-279.455235294118" calcext:value-type="float">
            <text:p>-279.4552352941</text:p>
          </table:table-cell>
          <table:table-cell table:number-columns-repeated="3"/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-280.23" calcext:value-type="float">
            <text:p>-280.23</text:p>
          </table:table-cell>
          <table:table-cell table:formula="of:=AVERAGE([.B645:.B695])" office:value-type="float" office:value="-279.300941176471" calcext:value-type="float">
            <text:p>-279.3009411765</text:p>
          </table:table-cell>
          <table:table-cell table:number-columns-repeated="3"/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-285.174" calcext:value-type="float">
            <text:p>-285.174</text:p>
          </table:table-cell>
          <table:table-cell table:formula="of:=AVERAGE([.B646:.B696])" office:value-type="float" office:value="-279.182843137255" calcext:value-type="float">
            <text:p>-279.1828431373</text:p>
          </table:table-cell>
          <table:table-cell table:number-columns-repeated="3"/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-277.114" calcext:value-type="float">
            <text:p>-277.114</text:p>
          </table:table-cell>
          <table:table-cell table:formula="of:=AVERAGE([.B647:.B697])" office:value-type="float" office:value="-279.184647058824" calcext:value-type="float">
            <text:p>-279.1846470588</text:p>
          </table:table-cell>
          <table:table-cell table:number-columns-repeated="3"/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-277.633" calcext:value-type="float">
            <text:p>-277.633</text:p>
          </table:table-cell>
          <table:table-cell table:formula="of:=AVERAGE([.B648:.B698])" office:value-type="float" office:value="-279.121019607843" calcext:value-type="float">
            <text:p>-279.1210196078</text:p>
          </table:table-cell>
          <table:table-cell table:number-columns-repeated="3"/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-286.43" calcext:value-type="float">
            <text:p>-286.43</text:p>
          </table:table-cell>
          <table:table-cell table:formula="of:=AVERAGE([.B649:.B699])" office:value-type="float" office:value="-279.053294117647" calcext:value-type="float">
            <text:p>-279.0532941176</text:p>
          </table:table-cell>
          <table:table-cell table:number-columns-repeated="3"/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-292.045" calcext:value-type="float">
            <text:p>-292.045</text:p>
          </table:table-cell>
          <table:table-cell table:formula="of:=AVERAGE([.B650:.B700])" office:value-type="float" office:value="-278.843098039216" calcext:value-type="float">
            <text:p>-278.8430980392</text:p>
          </table:table-cell>
          <table:table-cell table:number-columns-repeated="3"/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-278.882" calcext:value-type="float">
            <text:p>-278.882</text:p>
          </table:table-cell>
          <table:table-cell table:formula="of:=AVERAGE([.B651:.B701])" office:value-type="float" office:value="-278.360156862745" calcext:value-type="float">
            <text:p>-278.3601568627</text:p>
          </table:table-cell>
          <table:table-cell table:number-columns-repeated="3"/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-282.456" calcext:value-type="float">
            <text:p>-282.456</text:p>
          </table:table-cell>
          <table:table-cell table:formula="of:=AVERAGE([.B652:.B702])" office:value-type="float" office:value="-278.368745098039" calcext:value-type="float">
            <text:p>-278.368745098</text:p>
          </table:table-cell>
          <table:table-cell table:number-columns-repeated="3"/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-291.121" calcext:value-type="float">
            <text:p>-291.121</text:p>
          </table:table-cell>
          <table:table-cell table:formula="of:=AVERAGE([.B653:.B703])" office:value-type="float" office:value="-278.175137254902" calcext:value-type="float">
            <text:p>-278.1751372549</text:p>
          </table:table-cell>
          <table:table-cell table:number-columns-repeated="3"/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-283.326" calcext:value-type="float">
            <text:p>-283.326</text:p>
          </table:table-cell>
          <table:table-cell table:formula="of:=AVERAGE([.B654:.B704])" office:value-type="float" office:value="-278.057941176471" calcext:value-type="float">
            <text:p>-278.0579411765</text:p>
          </table:table-cell>
          <table:table-cell table:number-columns-repeated="3"/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-281.294" calcext:value-type="float">
            <text:p>-281.294</text:p>
          </table:table-cell>
          <table:table-cell table:formula="of:=AVERAGE([.B655:.B705])" office:value-type="float" office:value="-277.844529411765" calcext:value-type="float">
            <text:p>-277.8445294118</text:p>
          </table:table-cell>
          <table:table-cell table:number-columns-repeated="3"/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-279.994" calcext:value-type="float">
            <text:p>-279.994</text:p>
          </table:table-cell>
          <table:table-cell table:formula="of:=AVERAGE([.B656:.B706])" office:value-type="float" office:value="-277.768215686275" calcext:value-type="float">
            <text:p>-277.7682156863</text:p>
          </table:table-cell>
          <table:table-cell table:number-columns-repeated="3"/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-277.98" calcext:value-type="float">
            <text:p>-277.98</text:p>
          </table:table-cell>
          <table:table-cell table:formula="of:=AVERAGE([.B657:.B707])" office:value-type="float" office:value="-277.759588235294" calcext:value-type="float">
            <text:p>-277.7595882353</text:p>
          </table:table-cell>
          <table:table-cell table:number-columns-repeated="3"/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-285.694" calcext:value-type="float">
            <text:p>-285.694</text:p>
          </table:table-cell>
          <table:table-cell table:formula="of:=AVERAGE([.B658:.B708])" office:value-type="float" office:value="-277.678980392157" calcext:value-type="float">
            <text:p>-277.6789803922</text:p>
          </table:table-cell>
          <table:table-cell table:number-columns-repeated="3"/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-279.232" calcext:value-type="float">
            <text:p>-279.232</text:p>
          </table:table-cell>
          <table:table-cell table:formula="of:=AVERAGE([.B659:.B709])" office:value-type="float" office:value="-277.612549019608" calcext:value-type="float">
            <text:p>-277.6125490196</text:p>
          </table:table-cell>
          <table:table-cell table:number-columns-repeated="3"/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-294.855" calcext:value-type="float">
            <text:p>-294.855</text:p>
          </table:table-cell>
          <table:table-cell table:formula="of:=AVERAGE([.B660:.B710])" office:value-type="float" office:value="-277.540137254902" calcext:value-type="float">
            <text:p>-277.5401372549</text:p>
          </table:table-cell>
          <table:table-cell table:number-columns-repeated="3"/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-282.695" calcext:value-type="float">
            <text:p>-282.695</text:p>
          </table:table-cell>
          <table:table-cell table:formula="of:=AVERAGE([.B661:.B711])" office:value-type="float" office:value="-276.981156862745" calcext:value-type="float">
            <text:p>-276.9811568627</text:p>
          </table:table-cell>
          <table:table-cell table:number-columns-repeated="3"/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-281.621" calcext:value-type="float">
            <text:p>-281.621</text:p>
          </table:table-cell>
          <table:table-cell table:formula="of:=AVERAGE([.B662:.B712])" office:value-type="float" office:value="-276.880196078431" calcext:value-type="float">
            <text:p>-276.8801960784</text:p>
          </table:table-cell>
          <table:table-cell table:number-columns-repeated="3"/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-289.415" calcext:value-type="float">
            <text:p>-289.415</text:p>
          </table:table-cell>
          <table:table-cell table:formula="of:=AVERAGE([.B663:.B713])" office:value-type="float" office:value="-276.599019607843" calcext:value-type="float">
            <text:p>-276.5990196078</text:p>
          </table:table-cell>
          <table:table-cell table:number-columns-repeated="3"/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-293.848" calcext:value-type="float">
            <text:p>-293.848</text:p>
          </table:table-cell>
          <table:table-cell table:formula="of:=AVERAGE([.B664:.B714])" office:value-type="float" office:value="-276.414294117647" calcext:value-type="float">
            <text:p>-276.4142941176</text:p>
          </table:table-cell>
          <table:table-cell table:number-columns-repeated="3"/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-280.289" calcext:value-type="float">
            <text:p>-280.289</text:p>
          </table:table-cell>
          <table:table-cell table:formula="of:=AVERAGE([.B665:.B715])" office:value-type="float" office:value="-276.081666666667" calcext:value-type="float">
            <text:p>-276.0816666667</text:p>
          </table:table-cell>
          <table:table-cell table:number-columns-repeated="3"/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-277.114" calcext:value-type="float">
            <text:p>-277.114</text:p>
          </table:table-cell>
          <table:table-cell table:formula="of:=AVERAGE([.B666:.B716])" office:value-type="float" office:value="-276.088019607843" calcext:value-type="float">
            <text:p>-276.0880196078</text:p>
          </table:table-cell>
          <table:table-cell table:number-columns-repeated="3"/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-274.801" calcext:value-type="float">
            <text:p>-274.801</text:p>
          </table:table-cell>
          <table:table-cell table:formula="of:=AVERAGE([.B667:.B717])" office:value-type="float" office:value="-275.968196078431" calcext:value-type="float">
            <text:p>-275.9681960784</text:p>
          </table:table-cell>
          <table:table-cell table:number-columns-repeated="3"/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-280.761" calcext:value-type="float">
            <text:p>-280.761</text:p>
          </table:table-cell>
          <table:table-cell table:formula="of:=AVERAGE([.B668:.B718])" office:value-type="float" office:value="-275.975980392157" calcext:value-type="float">
            <text:p>-275.9759803922</text:p>
          </table:table-cell>
          <table:table-cell table:number-columns-repeated="3"/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-277.951" calcext:value-type="float">
            <text:p>-277.951</text:p>
          </table:table-cell>
          <table:table-cell table:formula="of:=AVERAGE([.B669:.B719])" office:value-type="float" office:value="-275.81068627451" calcext:value-type="float">
            <text:p>-275.8106862745</text:p>
          </table:table-cell>
          <table:table-cell table:number-columns-repeated="3"/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-286.092" calcext:value-type="float">
            <text:p>-286.092</text:p>
          </table:table-cell>
          <table:table-cell table:formula="of:=AVERAGE([.B670:.B720])" office:value-type="float" office:value="-275.555137254902" calcext:value-type="float">
            <text:p>-275.5551372549</text:p>
          </table:table-cell>
          <table:table-cell table:number-columns-repeated="3"/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-276.97" calcext:value-type="float">
            <text:p>-276.97</text:p>
          </table:table-cell>
          <table:table-cell table:formula="of:=AVERAGE([.B671:.B721])" office:value-type="float" office:value="-275.414901960784" calcext:value-type="float">
            <text:p>-275.4149019608</text:p>
          </table:table-cell>
          <table:table-cell table:number-columns-repeated="3"/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-273.392" calcext:value-type="float">
            <text:p>-273.392</text:p>
          </table:table-cell>
          <table:table-cell table:formula="of:=AVERAGE([.B672:.B722])" office:value-type="float" office:value="-275.053196078431" calcext:value-type="float">
            <text:p>-275.0531960784</text:p>
          </table:table-cell>
          <table:table-cell table:number-columns-repeated="3"/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-273.112" calcext:value-type="float">
            <text:p>-273.112</text:p>
          </table:table-cell>
          <table:table-cell table:formula="of:=AVERAGE([.B673:.B723])" office:value-type="float" office:value="-274.96031372549" calcext:value-type="float">
            <text:p>-274.9603137255</text:p>
          </table:table-cell>
          <table:table-cell table:number-columns-repeated="3"/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-279.028" calcext:value-type="float">
            <text:p>-279.028</text:p>
          </table:table-cell>
          <table:table-cell table:formula="of:=AVERAGE([.B674:.B724])" office:value-type="float" office:value="-274.679666666667" calcext:value-type="float">
            <text:p>-274.6796666667</text:p>
          </table:table-cell>
          <table:table-cell table:number-columns-repeated="3"/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-287.233" calcext:value-type="float">
            <text:p>-287.233</text:p>
          </table:table-cell>
          <table:table-cell table:formula="of:=AVERAGE([.B675:.B725])" office:value-type="float" office:value="-274.478921568628" calcext:value-type="float">
            <text:p>-274.4789215686</text:p>
          </table:table-cell>
          <table:table-cell table:number-columns-repeated="3"/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-277.143" calcext:value-type="float">
            <text:p>-277.143</text:p>
          </table:table-cell>
          <table:table-cell table:formula="of:=AVERAGE([.B676:.B726])" office:value-type="float" office:value="-274.096137254902" calcext:value-type="float">
            <text:p>-274.0961372549</text:p>
          </table:table-cell>
          <table:table-cell table:number-columns-repeated="3"/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-273.308" calcext:value-type="float">
            <text:p>-273.308</text:p>
          </table:table-cell>
          <table:table-cell table:formula="of:=AVERAGE([.B677:.B727])" office:value-type="float" office:value="-273.867294117647" calcext:value-type="float">
            <text:p>-273.8672941176</text:p>
          </table:table-cell>
          <table:table-cell table:number-columns-repeated="3"/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-275.853" calcext:value-type="float">
            <text:p>-275.853</text:p>
          </table:table-cell>
          <table:table-cell table:formula="of:=AVERAGE([.B678:.B728])" office:value-type="float" office:value="-273.898784313725" calcext:value-type="float">
            <text:p>-273.8987843137</text:p>
          </table:table-cell>
          <table:table-cell table:number-columns-repeated="3"/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-276.195" calcext:value-type="float">
            <text:p>-276.195</text:p>
          </table:table-cell>
          <table:table-cell table:formula="of:=AVERAGE([.B679:.B729])" office:value-type="float" office:value="-273.709784313726" calcext:value-type="float">
            <text:p>-273.7097843137</text:p>
          </table:table-cell>
          <table:table-cell table:number-columns-repeated="3"/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-274.348" calcext:value-type="float">
            <text:p>-274.348</text:p>
          </table:table-cell>
          <table:table-cell table:formula="of:=AVERAGE([.B680:.B730])" office:value-type="float" office:value="-273.794098039216" calcext:value-type="float">
            <text:p>-273.7940980392</text:p>
          </table:table-cell>
          <table:table-cell table:number-columns-repeated="3"/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-276.253" calcext:value-type="float">
            <text:p>-276.253</text:p>
          </table:table-cell>
          <table:table-cell table:formula="of:=AVERAGE([.B681:.B731])" office:value-type="float" office:value="-273.620058823529" calcext:value-type="float">
            <text:p>-273.6200588235</text:p>
          </table:table-cell>
          <table:table-cell table:number-columns-repeated="3"/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-276.74" calcext:value-type="float">
            <text:p>-276.74</text:p>
          </table:table-cell>
          <table:table-cell table:formula="of:=AVERAGE([.B682:.B732])" office:value-type="float" office:value="-273.511176470588" calcext:value-type="float">
            <text:p>-273.5111764706</text:p>
          </table:table-cell>
          <table:table-cell table:number-columns-repeated="3"/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-275.34" calcext:value-type="float">
            <text:p>-275.34</text:p>
          </table:table-cell>
          <table:table-cell table:formula="of:=AVERAGE([.B683:.B733])" office:value-type="float" office:value="-273.081803921569" calcext:value-type="float">
            <text:p>-273.0818039216</text:p>
          </table:table-cell>
          <table:table-cell table:number-columns-repeated="3"/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-270.92" calcext:value-type="float">
            <text:p>-270.92</text:p>
          </table:table-cell>
          <table:table-cell table:formula="of:=AVERAGE([.B684:.B734])" office:value-type="float" office:value="-272.912254901961" calcext:value-type="float">
            <text:p>-272.912254902</text:p>
          </table:table-cell>
          <table:table-cell table:number-columns-repeated="3"/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-280.731" calcext:value-type="float">
            <text:p>-280.731</text:p>
          </table:table-cell>
          <table:table-cell table:formula="of:=AVERAGE([.B685:.B735])" office:value-type="float" office:value="-272.837764705882" calcext:value-type="float">
            <text:p>-272.8377647059</text:p>
          </table:table-cell>
          <table:table-cell table:number-columns-repeated="3"/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-271.638" calcext:value-type="float">
            <text:p>-271.638</text:p>
          </table:table-cell>
          <table:table-cell table:formula="of:=AVERAGE([.B686:.B736])" office:value-type="float" office:value="-272.593549019608" calcext:value-type="float">
            <text:p>-272.5935490196</text:p>
          </table:table-cell>
          <table:table-cell table:number-columns-repeated="3"/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-272.081" calcext:value-type="float">
            <text:p>-272.081</text:p>
          </table:table-cell>
          <table:table-cell table:formula="of:=AVERAGE([.B687:.B737])" office:value-type="float" office:value="-272.406137254902" calcext:value-type="float">
            <text:p>-272.4061372549</text:p>
          </table:table-cell>
          <table:table-cell table:number-columns-repeated="3"/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-271.361" calcext:value-type="float">
            <text:p>-271.361</text:p>
          </table:table-cell>
          <table:table-cell table:formula="of:=AVERAGE([.B688:.B738])" office:value-type="float" office:value="-272.26362745098" calcext:value-type="float">
            <text:p>-272.263627451</text:p>
          </table:table-cell>
          <table:table-cell table:number-columns-repeated="3"/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-266.294" calcext:value-type="float">
            <text:p>-266.294</text:p>
          </table:table-cell>
          <table:table-cell table:formula="of:=AVERAGE([.B689:.B739])" office:value-type="float" office:value="-272.315568627451" calcext:value-type="float">
            <text:p>-272.3155686275</text:p>
          </table:table-cell>
          <table:table-cell table:number-columns-repeated="3"/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-277.287" calcext:value-type="float">
            <text:p>-277.287</text:p>
          </table:table-cell>
          <table:table-cell table:formula="of:=AVERAGE([.B690:.B740])" office:value-type="float" office:value="-272.267" calcext:value-type="float">
            <text:p>-272.267</text:p>
          </table:table-cell>
          <table:table-cell table:number-columns-repeated="3"/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-266.88" calcext:value-type="float">
            <text:p>-266.88</text:p>
          </table:table-cell>
          <table:table-cell table:formula="of:=AVERAGE([.B691:.B741])" office:value-type="float" office:value="-272.105176470588" calcext:value-type="float">
            <text:p>-272.1051764706</text:p>
          </table:table-cell>
          <table:table-cell table:number-columns-repeated="3"/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-283.056" calcext:value-type="float">
            <text:p>-283.056</text:p>
          </table:table-cell>
          <table:table-cell table:formula="of:=AVERAGE([.B692:.B742])" office:value-type="float" office:value="-272.144764705882" calcext:value-type="float">
            <text:p>-272.1447647059</text:p>
          </table:table-cell>
          <table:table-cell table:number-columns-repeated="3"/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-273.673" calcext:value-type="float">
            <text:p>-273.673</text:p>
          </table:table-cell>
          <table:table-cell table:formula="of:=AVERAGE([.B693:.B743])" office:value-type="float" office:value="-271.838607843137" calcext:value-type="float">
            <text:p>-271.8386078431</text:p>
          </table:table-cell>
          <table:table-cell table:number-columns-repeated="3"/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-280.495" calcext:value-type="float">
            <text:p>-280.495</text:p>
          </table:table-cell>
          <table:table-cell table:formula="of:=AVERAGE([.B694:.B744])" office:value-type="float" office:value="-271.697039215686" calcext:value-type="float">
            <text:p>-271.6970392157</text:p>
          </table:table-cell>
          <table:table-cell table:number-columns-repeated="3"/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-276.97" calcext:value-type="float">
            <text:p>-276.97</text:p>
          </table:table-cell>
          <table:table-cell table:formula="of:=AVERAGE([.B695:.B745])" office:value-type="float" office:value="-271.508215686275" calcext:value-type="float">
            <text:p>-271.5082156863</text:p>
          </table:table-cell>
          <table:table-cell table:number-columns-repeated="3"/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-274.207" calcext:value-type="float">
            <text:p>-274.207</text:p>
          </table:table-cell>
          <table:table-cell table:formula="of:=AVERAGE([.B696:.B746])" office:value-type="float" office:value="-271.249803921569" calcext:value-type="float">
            <text:p>-271.2498039216</text:p>
          </table:table-cell>
          <table:table-cell table:number-columns-repeated="3"/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-285.266" calcext:value-type="float">
            <text:p>-285.266</text:p>
          </table:table-cell>
          <table:table-cell table:formula="of:=AVERAGE([.B697:.B747])" office:value-type="float" office:value="-271.088921568627" calcext:value-type="float">
            <text:p>-271.0889215686</text:p>
          </table:table-cell>
          <table:table-cell table:number-columns-repeated="3"/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-273.869" calcext:value-type="float">
            <text:p>-273.869</text:p>
          </table:table-cell>
          <table:table-cell table:formula="of:=AVERAGE([.B698:.B748])" office:value-type="float" office:value="-270.791490196078" calcext:value-type="float">
            <text:p>-270.7914901961</text:p>
          </table:table-cell>
          <table:table-cell table:number-columns-repeated="3"/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-274.179" calcext:value-type="float">
            <text:p>-274.179</text:p>
          </table:table-cell>
          <table:table-cell table:formula="of:=AVERAGE([.B699:.B749])" office:value-type="float" office:value="-270.561862745098" calcext:value-type="float">
            <text:p>-270.5618627451</text:p>
          </table:table-cell>
          <table:table-cell table:number-columns-repeated="3"/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-275.71" calcext:value-type="float">
            <text:p>-275.71</text:p>
          </table:table-cell>
          <table:table-cell table:formula="of:=AVERAGE([.B700:.B750])" office:value-type="float" office:value="-270.424" calcext:value-type="float">
            <text:p>-270.424</text:p>
          </table:table-cell>
          <table:table-cell table:number-columns-repeated="3"/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-267.415" calcext:value-type="float">
            <text:p>-267.415</text:p>
          </table:table-cell>
          <table:table-cell table:formula="of:=AVERAGE([.B701:.B751])" office:value-type="float" office:value="-270.341980392157" calcext:value-type="float">
            <text:p>-270.3419803922</text:p>
          </table:table-cell>
          <table:table-cell table:number-columns-repeated="3"/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-279.32" calcext:value-type="float">
            <text:p>-279.32</text:p>
          </table:table-cell>
          <table:table-cell table:formula="of:=AVERAGE([.B702:.B752])" office:value-type="float" office:value="-270.501823529412" calcext:value-type="float">
            <text:p>-270.5018235294</text:p>
          </table:table-cell>
          <table:table-cell table:number-columns-repeated="3"/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-272.582" calcext:value-type="float">
            <text:p>-272.582</text:p>
          </table:table-cell>
          <table:table-cell table:formula="of:=AVERAGE([.B703:.B753])" office:value-type="float" office:value="-270.238607843137" calcext:value-type="float">
            <text:p>-270.2386078431</text:p>
          </table:table-cell>
          <table:table-cell table:number-columns-repeated="3"/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-285.144" calcext:value-type="float">
            <text:p>-285.144</text:p>
          </table:table-cell>
          <table:table-cell table:formula="of:=AVERAGE([.B704:.B754])" office:value-type="float" office:value="-270.253941176471" calcext:value-type="float">
            <text:p>-270.2539411765</text:p>
          </table:table-cell>
          <table:table-cell table:number-columns-repeated="3"/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-272.442" calcext:value-type="float">
            <text:p>-272.442</text:p>
          </table:table-cell>
          <table:table-cell table:formula="of:=AVERAGE([.B705:.B755])" office:value-type="float" office:value="-269.79262745098" calcext:value-type="float">
            <text:p>-269.792627451</text:p>
          </table:table-cell>
          <table:table-cell table:number-columns-repeated="3"/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-277.402" calcext:value-type="float">
            <text:p>-277.402</text:p>
          </table:table-cell>
          <table:table-cell table:formula="of:=AVERAGE([.B706:.B756])" office:value-type="float" office:value="-269.696176470588" calcext:value-type="float">
            <text:p>-269.6961764706</text:p>
          </table:table-cell>
          <table:table-cell table:number-columns-repeated="3"/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-279.554" calcext:value-type="float">
            <text:p>-279.554</text:p>
          </table:table-cell>
          <table:table-cell table:formula="of:=AVERAGE([.B707:.B757])" office:value-type="float" office:value="-269.45862745098" calcext:value-type="float">
            <text:p>-269.458627451</text:p>
          </table:table-cell>
          <table:table-cell table:number-columns-repeated="3"/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-273.869" calcext:value-type="float">
            <text:p>-273.869</text:p>
          </table:table-cell>
          <table:table-cell table:formula="of:=AVERAGE([.B708:.B758])" office:value-type="float" office:value="-269.221137254902" calcext:value-type="float">
            <text:p>-269.2211372549</text:p>
          </table:table-cell>
          <table:table-cell table:number-columns-repeated="3"/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-282.306" calcext:value-type="float">
            <text:p>-282.306</text:p>
          </table:table-cell>
          <table:table-cell table:formula="of:=AVERAGE([.B709:.B759])" office:value-type="float" office:value="-269.114117647059" calcext:value-type="float">
            <text:p>-269.1141176471</text:p>
          </table:table-cell>
          <table:table-cell table:number-columns-repeated="3"/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-275.539" calcext:value-type="float">
            <text:p>-275.539</text:p>
          </table:table-cell>
          <table:table-cell table:formula="of:=AVERAGE([.B710:.B760])" office:value-type="float" office:value="-268.852823529412" calcext:value-type="float">
            <text:p>-268.8528235294</text:p>
          </table:table-cell>
          <table:table-cell table:number-columns-repeated="3"/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-266.347" calcext:value-type="float">
            <text:p>-266.347</text:p>
          </table:table-cell>
          <table:table-cell table:formula="of:=AVERAGE([.B711:.B761])" office:value-type="float" office:value="-268.713058823529" calcext:value-type="float">
            <text:p>-268.7130588235</text:p>
          </table:table-cell>
          <table:table-cell table:number-columns-repeated="3"/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-277.546" calcext:value-type="float">
            <text:p>-277.546</text:p>
          </table:table-cell>
          <table:table-cell table:formula="of:=AVERAGE([.B712:.B762])" office:value-type="float" office:value="-268.67937254902" calcext:value-type="float">
            <text:p>-268.679372549</text:p>
          </table:table-cell>
          <table:table-cell table:number-columns-repeated="3"/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-267.281" calcext:value-type="float">
            <text:p>-267.281</text:p>
          </table:table-cell>
          <table:table-cell table:formula="of:=AVERAGE([.B713:.B763])" office:value-type="float" office:value="-268.623333333333" calcext:value-type="float">
            <text:p>-268.6233333333</text:p>
          </table:table-cell>
          <table:table-cell table:number-columns-repeated="3"/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-279.994" calcext:value-type="float">
            <text:p>-279.994</text:p>
          </table:table-cell>
          <table:table-cell table:formula="of:=AVERAGE([.B714:.B764])" office:value-type="float" office:value="-268.704411764706" calcext:value-type="float">
            <text:p>-268.7044117647</text:p>
          </table:table-cell>
          <table:table-cell table:number-columns-repeated="3"/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-276.884" calcext:value-type="float">
            <text:p>-276.884</text:p>
          </table:table-cell>
          <table:table-cell table:formula="of:=AVERAGE([.B715:.B765])" office:value-type="float" office:value="-268.409843137255" calcext:value-type="float">
            <text:p>-268.4098431373</text:p>
          </table:table-cell>
          <table:table-cell table:number-columns-repeated="3"/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280.613" calcext:value-type="float">
            <text:p>-280.613</text:p>
          </table:table-cell>
          <table:table-cell table:formula="of:=AVERAGE([.B716:.B766])" office:value-type="float" office:value="-268.231549019608" calcext:value-type="float">
            <text:p>-268.2315490196</text:p>
          </table:table-cell>
          <table:table-cell table:number-columns-repeated="3"/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271.003" calcext:value-type="float">
            <text:p>-271.003</text:p>
          </table:table-cell>
          <table:table-cell table:formula="of:=AVERAGE([.B717:.B767])" office:value-type="float" office:value="-267.997078431373" calcext:value-type="float">
            <text:p>-267.9970784314</text:p>
          </table:table-cell>
          <table:table-cell table:number-columns-repeated="3"/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275.198" calcext:value-type="float">
            <text:p>-275.198</text:p>
          </table:table-cell>
          <table:table-cell table:formula="of:=AVERAGE([.B718:.B768])" office:value-type="float" office:value="-267.965941176471" calcext:value-type="float">
            <text:p>-267.9659411765</text:p>
          </table:table-cell>
          <table:table-cell table:number-columns-repeated="3"/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272.331" calcext:value-type="float">
            <text:p>-272.331</text:p>
          </table:table-cell>
          <table:table-cell table:formula="of:=AVERAGE([.B719:.B769])" office:value-type="float" office:value="-267.665666666667" calcext:value-type="float">
            <text:p>-267.6656666667</text:p>
          </table:table-cell>
          <table:table-cell table:number-columns-repeated="3"/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264.918" calcext:value-type="float">
            <text:p>-264.918</text:p>
          </table:table-cell>
          <table:table-cell table:formula="of:=AVERAGE([.B720:.B770])" office:value-type="float" office:value="-267.387568627451" calcext:value-type="float">
            <text:p>-267.3875686275</text:p>
          </table:table-cell>
          <table:table-cell table:number-columns-repeated="3"/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278.94" calcext:value-type="float">
            <text:p>-278.94</text:p>
          </table:table-cell>
          <table:table-cell table:formula="of:=AVERAGE([.B721:.B771])" office:value-type="float" office:value="-267.216411764706" calcext:value-type="float">
            <text:p>-267.2164117647</text:p>
          </table:table-cell>
          <table:table-cell table:number-columns-repeated="3"/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258.523" calcext:value-type="float">
            <text:p>-258.523</text:p>
          </table:table-cell>
          <table:table-cell table:formula="of:=AVERAGE([.B722:.B772])" office:value-type="float" office:value="-266.927058823529" calcext:value-type="float">
            <text:p>-266.9270588235</text:p>
          </table:table-cell>
          <table:table-cell table:number-columns-repeated="3"/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268.655" calcext:value-type="float">
            <text:p>-268.655</text:p>
          </table:table-cell>
          <table:table-cell table:formula="of:=AVERAGE([.B723:.B773])" office:value-type="float" office:value="-267.040098039216" calcext:value-type="float">
            <text:p>-267.0400980392</text:p>
          </table:table-cell>
          <table:table-cell table:number-columns-repeated="3"/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258.799" calcext:value-type="float">
            <text:p>-258.799</text:p>
          </table:table-cell>
          <table:table-cell table:formula="of:=AVERAGE([.B724:.B774])" office:value-type="float" office:value="-266.889058823529" calcext:value-type="float">
            <text:p>-266.8890588235</text:p>
          </table:table-cell>
          <table:table-cell table:number-columns-repeated="3"/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268.79" calcext:value-type="float">
            <text:p>-268.79</text:p>
          </table:table-cell>
          <table:table-cell table:formula="of:=AVERAGE([.B725:.B775])" office:value-type="float" office:value="-267.010588235294" calcext:value-type="float">
            <text:p>-267.0105882353</text:p>
          </table:table-cell>
          <table:table-cell table:number-columns-repeated="3"/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267.711" calcext:value-type="float">
            <text:p>-267.711</text:p>
          </table:table-cell>
          <table:table-cell table:formula="of:=AVERAGE([.B726:.B776])" office:value-type="float" office:value="-266.868431372549" calcext:value-type="float">
            <text:p>-266.8684313725</text:p>
          </table:table-cell>
          <table:table-cell table:number-columns-repeated="3"/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265.472" calcext:value-type="float">
            <text:p>-265.472</text:p>
          </table:table-cell>
          <table:table-cell table:formula="of:=AVERAGE([.B727:.B777])" office:value-type="float" office:value="-266.573960784314" calcext:value-type="float">
            <text:p>-266.5739607843</text:p>
          </table:table-cell>
          <table:table-cell table:number-columns-repeated="3"/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274.914" calcext:value-type="float">
            <text:p>-274.914</text:p>
          </table:table-cell>
          <table:table-cell table:formula="of:=AVERAGE([.B728:.B778])" office:value-type="float" office:value="-266.43868627451" calcext:value-type="float">
            <text:p>-266.4386862745</text:p>
          </table:table-cell>
          <table:table-cell table:number-columns-repeated="3"/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266.214" calcext:value-type="float">
            <text:p>-266.214</text:p>
          </table:table-cell>
          <table:table-cell table:formula="of:=AVERAGE([.B729:.B779])" office:value-type="float" office:value="-266.127137254902" calcext:value-type="float">
            <text:p>-266.1271372549</text:p>
          </table:table-cell>
          <table:table-cell table:number-columns-repeated="3"/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280.495" calcext:value-type="float">
            <text:p>-280.495</text:p>
          </table:table-cell>
          <table:table-cell table:formula="of:=AVERAGE([.B730:.B780])" office:value-type="float" office:value="-265.84237254902" calcext:value-type="float">
            <text:p>-265.842372549</text:p>
          </table:table-cell>
          <table:table-cell table:number-columns-repeated="3"/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265.472" calcext:value-type="float">
            <text:p>-265.472</text:p>
          </table:table-cell>
          <table:table-cell table:formula="of:=AVERAGE([.B731:.B781])" office:value-type="float" office:value="-265.295823529412" calcext:value-type="float">
            <text:p>-265.2958235294</text:p>
          </table:table-cell>
          <table:table-cell table:number-columns-repeated="3"/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270.7" calcext:value-type="float">
            <text:p>-270.7</text:p>
          </table:table-cell>
          <table:table-cell table:formula="of:=AVERAGE([.B732:.B782])" office:value-type="float" office:value="-265.44837254902" calcext:value-type="float">
            <text:p>-265.448372549</text:p>
          </table:table-cell>
          <table:table-cell table:number-columns-repeated="3"/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254.842" calcext:value-type="float">
            <text:p>-254.842</text:p>
          </table:table-cell>
          <table:table-cell table:formula="of:=AVERAGE([.B733:.B783])" office:value-type="float" office:value="-265.253235294118" calcext:value-type="float">
            <text:p>-265.2532352941</text:p>
          </table:table-cell>
          <table:table-cell table:number-columns-repeated="3"/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266.693" calcext:value-type="float">
            <text:p>-266.693</text:p>
          </table:table-cell>
          <table:table-cell table:formula="of:=AVERAGE([.B734:.B784])" office:value-type="float" office:value="-265.342176470588" calcext:value-type="float">
            <text:p>-265.3421764706</text:p>
          </table:table-cell>
          <table:table-cell table:number-columns-repeated="3"/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267.121" calcext:value-type="float">
            <text:p>-267.121</text:p>
          </table:table-cell>
          <table:table-cell table:formula="of:=AVERAGE([.B735:.B785])" office:value-type="float" office:value="-265.206176470588" calcext:value-type="float">
            <text:p>-265.2061764706</text:p>
          </table:table-cell>
          <table:table-cell table:number-columns-repeated="3"/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268.276" calcext:value-type="float">
            <text:p>-268.276</text:p>
          </table:table-cell>
          <table:table-cell table:formula="of:=AVERAGE([.B736:.B786])" office:value-type="float" office:value="-265.090725490196" calcext:value-type="float">
            <text:p>-265.0907254902</text:p>
          </table:table-cell>
          <table:table-cell table:number-columns-repeated="3"/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262.08" calcext:value-type="float">
            <text:p>-262.08</text:p>
          </table:table-cell>
          <table:table-cell table:formula="of:=AVERAGE([.B737:.B787])" office:value-type="float" office:value="-264.786117647059" calcext:value-type="float">
            <text:p>-264.7861176471</text:p>
          </table:table-cell>
          <table:table-cell table:number-columns-repeated="3"/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264.813" calcext:value-type="float">
            <text:p>-264.813</text:p>
          </table:table-cell>
          <table:table-cell table:formula="of:=AVERAGE([.B738:.B788])" office:value-type="float" office:value="-264.748529411765" calcext:value-type="float">
            <text:p>-264.7485294118</text:p>
          </table:table-cell>
          <table:table-cell table:number-columns-repeated="3"/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274.01" calcext:value-type="float">
            <text:p>-274.01</text:p>
          </table:table-cell>
          <table:table-cell table:formula="of:=AVERAGE([.B739:.B789])" office:value-type="float" office:value="-264.631098039216" calcext:value-type="float">
            <text:p>-264.6310980392</text:p>
          </table:table-cell>
          <table:table-cell table:number-columns-repeated="3"/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263.817" calcext:value-type="float">
            <text:p>-263.817</text:p>
          </table:table-cell>
          <table:table-cell table:formula="of:=AVERAGE([.B740:.B790])" office:value-type="float" office:value="-264.171666666667" calcext:value-type="float">
            <text:p>-264.1716666667</text:p>
          </table:table-cell>
          <table:table-cell table:number-columns-repeated="3"/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269.034" calcext:value-type="float">
            <text:p>-269.034</text:p>
          </table:table-cell>
          <table:table-cell table:formula="of:=AVERAGE([.B741:.B791])" office:value-type="float" office:value="-263.950725490196" calcext:value-type="float">
            <text:p>-263.9507254902</text:p>
          </table:table-cell>
          <table:table-cell table:number-columns-repeated="3"/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268.899" calcext:value-type="float">
            <text:p>-268.899</text:p>
          </table:table-cell>
          <table:table-cell table:formula="of:=AVERAGE([.B742:.B792])" office:value-type="float" office:value="-263.721156862745" calcext:value-type="float">
            <text:p>-263.7211568627</text:p>
          </table:table-cell>
          <table:table-cell table:number-columns-repeated="3"/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267.442" calcext:value-type="float">
            <text:p>-267.442</text:p>
          </table:table-cell>
          <table:table-cell table:formula="of:=AVERAGE([.B743:.B793])" office:value-type="float" office:value="-263.544392156863" calcext:value-type="float">
            <text:p>-263.5443921569</text:p>
          </table:table-cell>
          <table:table-cell table:number-columns-repeated="3"/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266.453" calcext:value-type="float">
            <text:p>-266.453</text:p>
          </table:table-cell>
          <table:table-cell table:formula="of:=AVERAGE([.B744:.B794])" office:value-type="float" office:value="-263.348960784314" calcext:value-type="float">
            <text:p>-263.3489607843</text:p>
          </table:table-cell>
          <table:table-cell table:number-columns-repeated="3"/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270.865" calcext:value-type="float">
            <text:p>-270.865</text:p>
          </table:table-cell>
          <table:table-cell table:formula="of:=AVERAGE([.B745:.B795])" office:value-type="float" office:value="-263.36362745098" calcext:value-type="float">
            <text:p>-263.363627451</text:p>
          </table:table-cell>
          <table:table-cell table:number-columns-repeated="3"/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263.791" calcext:value-type="float">
            <text:p>-263.791</text:p>
          </table:table-cell>
          <table:table-cell table:formula="of:=AVERAGE([.B746:.B796])" office:value-type="float" office:value="-263.089411764706" calcext:value-type="float">
            <text:p>-263.0894117647</text:p>
          </table:table-cell>
          <table:table-cell table:number-columns-repeated="3"/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266.002" calcext:value-type="float">
            <text:p>-266.002</text:p>
          </table:table-cell>
          <table:table-cell table:formula="of:=AVERAGE([.B747:.B797])" office:value-type="float" office:value="-262.898235294118" calcext:value-type="float">
            <text:p>-262.8982352941</text:p>
          </table:table-cell>
          <table:table-cell table:number-columns-repeated="3"/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270.097" calcext:value-type="float">
            <text:p>-270.097</text:p>
          </table:table-cell>
          <table:table-cell table:formula="of:=AVERAGE([.B748:.B798])" office:value-type="float" office:value="-262.779764705882" calcext:value-type="float">
            <text:p>-262.7797647059</text:p>
          </table:table-cell>
          <table:table-cell table:number-columns-repeated="3"/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262.158" calcext:value-type="float">
            <text:p>-262.158</text:p>
          </table:table-cell>
          <table:table-cell table:formula="of:=AVERAGE([.B749:.B799])" office:value-type="float" office:value="-262.63268627451" calcext:value-type="float">
            <text:p>-262.6326862745</text:p>
          </table:table-cell>
          <table:table-cell table:number-columns-repeated="3"/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267.148" calcext:value-type="float">
            <text:p>-267.148</text:p>
          </table:table-cell>
          <table:table-cell table:formula="of:=AVERAGE([.B750:.B800])" office:value-type="float" office:value="-262.396901960784" calcext:value-type="float">
            <text:p>-262.3969019608</text:p>
          </table:table-cell>
          <table:table-cell table:number-columns-repeated="3"/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271.527" calcext:value-type="float">
            <text:p>-271.527</text:p>
          </table:table-cell>
          <table:table-cell table:formula="of:=AVERAGE([.B751:.B801])" office:value-type="float" office:value="-262.232705882353" calcext:value-type="float">
            <text:p>-262.2327058824</text:p>
          </table:table-cell>
          <table:table-cell table:number-columns-repeated="3"/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275.567" calcext:value-type="float">
            <text:p>-275.567</text:p>
          </table:table-cell>
          <table:table-cell table:formula="of:=AVERAGE([.B752:.B802])" office:value-type="float" office:value="-261.956196078431" calcext:value-type="float">
            <text:p>-261.9561960784</text:p>
          </table:table-cell>
          <table:table-cell table:number-columns-repeated="3"/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265.896" calcext:value-type="float">
            <text:p>-265.896</text:p>
          </table:table-cell>
          <table:table-cell table:formula="of:=AVERAGE([.B753:.B803])" office:value-type="float" office:value="-261.584450980392" calcext:value-type="float">
            <text:p>-261.5844509804</text:p>
          </table:table-cell>
          <table:table-cell table:number-columns-repeated="3"/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273.364" calcext:value-type="float">
            <text:p>-273.364</text:p>
          </table:table-cell>
          <table:table-cell table:formula="of:=AVERAGE([.B754:.B804])" office:value-type="float" office:value="-261.450725490196" calcext:value-type="float">
            <text:p>-261.4507254902</text:p>
          </table:table-cell>
          <table:table-cell table:number-columns-repeated="3"/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261.617" calcext:value-type="float">
            <text:p>-261.617</text:p>
          </table:table-cell>
          <table:table-cell table:formula="of:=AVERAGE([.B755:.B805])" office:value-type="float" office:value="-261.220901960784" calcext:value-type="float">
            <text:p>-261.2209019608</text:p>
          </table:table-cell>
          <table:table-cell table:number-columns-repeated="3"/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267.523" calcext:value-type="float">
            <text:p>-267.523</text:p>
          </table:table-cell>
          <table:table-cell table:formula="of:=AVERAGE([.B756:.B806])" office:value-type="float" office:value="-261.246196078431" calcext:value-type="float">
            <text:p>-261.2461960784</text:p>
          </table:table-cell>
          <table:table-cell table:number-columns-repeated="3"/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265.287" calcext:value-type="float">
            <text:p>-265.287</text:p>
          </table:table-cell>
          <table:table-cell table:formula="of:=AVERAGE([.B757:.B807])" office:value-type="float" office:value="-261.096901960784" calcext:value-type="float">
            <text:p>-261.0969019608</text:p>
          </table:table-cell>
          <table:table-cell table:number-columns-repeated="3"/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267.442" calcext:value-type="float">
            <text:p>-267.442</text:p>
          </table:table-cell>
          <table:table-cell table:formula="of:=AVERAGE([.B758:.B808])" office:value-type="float" office:value="-260.908862745098" calcext:value-type="float">
            <text:p>-260.9088627451</text:p>
          </table:table-cell>
          <table:table-cell table:number-columns-repeated="3"/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268.411" calcext:value-type="float">
            <text:p>-268.411</text:p>
          </table:table-cell>
          <table:table-cell table:formula="of:=AVERAGE([.B759:.B809])" office:value-type="float" office:value="-260.733490196078" calcext:value-type="float">
            <text:p>-260.7334901961</text:p>
          </table:table-cell>
          <table:table-cell table:number-columns-repeated="3"/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268.98" calcext:value-type="float">
            <text:p>-268.98</text:p>
          </table:table-cell>
          <table:table-cell table:formula="of:=AVERAGE([.B760:.B810])" office:value-type="float" office:value="-260.492392156863" calcext:value-type="float">
            <text:p>-260.4923921569</text:p>
          </table:table-cell>
          <table:table-cell table:number-columns-repeated="3"/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268.411" calcext:value-type="float">
            <text:p>-268.411</text:p>
          </table:table-cell>
          <table:table-cell table:formula="of:=AVERAGE([.B761:.B811])" office:value-type="float" office:value="-260.283431372549" calcext:value-type="float">
            <text:p>-260.2834313725</text:p>
          </table:table-cell>
          <table:table-cell table:number-columns-repeated="3"/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264.629" calcext:value-type="float">
            <text:p>-264.629</text:p>
          </table:table-cell>
          <table:table-cell table:formula="of:=AVERAGE([.B762:.B812])" office:value-type="float" office:value="-260.045215686274" calcext:value-type="float">
            <text:p>-260.0452156863</text:p>
          </table:table-cell>
          <table:table-cell table:number-columns-repeated="3"/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274.688" calcext:value-type="float">
            <text:p>-274.688</text:p>
          </table:table-cell>
          <table:table-cell table:formula="of:=AVERAGE([.B763:.B813])" office:value-type="float" office:value="-259.766960784314" calcext:value-type="float">
            <text:p>-259.7669607843</text:p>
          </table:table-cell>
          <table:table-cell table:number-columns-repeated="3"/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271.416" calcext:value-type="float">
            <text:p>-271.416</text:p>
          </table:table-cell>
          <table:table-cell table:formula="of:=AVERAGE([.B764:.B814])" office:value-type="float" office:value="-259.460843137255" calcext:value-type="float">
            <text:p>-259.4608431373</text:p>
          </table:table-cell>
          <table:table-cell table:number-columns-repeated="3"/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264.971" calcext:value-type="float">
            <text:p>-264.971</text:p>
          </table:table-cell>
          <table:table-cell table:formula="of:=AVERAGE([.B765:.B815])" office:value-type="float" office:value="-259.327254901961" calcext:value-type="float">
            <text:p>-259.327254902</text:p>
          </table:table-cell>
          <table:table-cell table:number-columns-repeated="3"/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267.791" calcext:value-type="float">
            <text:p>-267.791</text:p>
          </table:table-cell>
          <table:table-cell table:formula="of:=AVERAGE([.B766:.B816])" office:value-type="float" office:value="-259.17831372549" calcext:value-type="float">
            <text:p>-259.1783137255</text:p>
          </table:table-cell>
          <table:table-cell table:number-columns-repeated="3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268.655" calcext:value-type="float">
            <text:p>-268.655</text:p>
          </table:table-cell>
          <table:table-cell table:formula="of:=AVERAGE([.B767:.B817])" office:value-type="float" office:value="-258.869156862745" calcext:value-type="float">
            <text:p>-258.8691568627</text:p>
          </table:table-cell>
          <table:table-cell table:number-columns-repeated="3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269.415" calcext:value-type="float">
            <text:p>-269.415</text:p>
          </table:table-cell>
          <table:table-cell table:formula="of:=AVERAGE([.B768:.B818])" office:value-type="float" office:value="-258.619901960784" calcext:value-type="float">
            <text:p>-258.6199019608</text:p>
          </table:table-cell>
          <table:table-cell table:number-columns-repeated="3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259.884" calcext:value-type="float">
            <text:p>-259.884</text:p>
          </table:table-cell>
          <table:table-cell table:formula="of:=AVERAGE([.B769:.B819])" office:value-type="float" office:value="-258.351411764706" calcext:value-type="float">
            <text:p>-258.3514117647</text:p>
          </table:table-cell>
          <table:table-cell table:number-columns-repeated="3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258.148" calcext:value-type="float">
            <text:p>-258.148</text:p>
          </table:table-cell>
          <table:table-cell table:formula="of:=AVERAGE([.B770:.B820])" office:value-type="float" office:value="-258.168509803921" calcext:value-type="float">
            <text:p>-258.1685098039</text:p>
          </table:table-cell>
          <table:table-cell table:number-columns-repeated="3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256.189" calcext:value-type="float">
            <text:p>-256.189</text:p>
          </table:table-cell>
          <table:table-cell table:formula="of:=AVERAGE([.B771:.B821])" office:value-type="float" office:value="-258.075666666667" calcext:value-type="float">
            <text:p>-258.0756666667</text:p>
          </table:table-cell>
          <table:table-cell table:number-columns-repeated="3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264.183" calcext:value-type="float">
            <text:p>-264.183</text:p>
          </table:table-cell>
          <table:table-cell table:formula="of:=AVERAGE([.B772:.B822])" office:value-type="float" office:value="-258.098450980392" calcext:value-type="float">
            <text:p>-258.0984509804</text:p>
          </table:table-cell>
          <table:table-cell table:number-columns-repeated="3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264.288" calcext:value-type="float">
            <text:p>-264.288</text:p>
          </table:table-cell>
          <table:table-cell table:formula="of:=AVERAGE([.B773:.B823])" office:value-type="float" office:value="-257.846529411765" calcext:value-type="float">
            <text:p>-257.8465294118</text:p>
          </table:table-cell>
          <table:table-cell table:number-columns-repeated="3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260.952" calcext:value-type="float">
            <text:p>-260.952</text:p>
          </table:table-cell>
          <table:table-cell table:formula="of:=AVERAGE([.B774:.B824])" office:value-type="float" office:value="-257.478666666667" calcext:value-type="float">
            <text:p>-257.4786666667</text:p>
          </table:table-cell>
          <table:table-cell table:number-columns-repeated="3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264.997" calcext:value-type="float">
            <text:p>-264.997</text:p>
          </table:table-cell>
          <table:table-cell table:formula="of:=AVERAGE([.B775:.B825])" office:value-type="float" office:value="-257.153705882353" calcext:value-type="float">
            <text:p>-257.1537058824</text:p>
          </table:table-cell>
          <table:table-cell table:number-columns-repeated="3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261.54" calcext:value-type="float">
            <text:p>-261.54</text:p>
          </table:table-cell>
          <table:table-cell table:formula="of:=AVERAGE([.B776:.B826])" office:value-type="float" office:value="-256.812607843137" calcext:value-type="float">
            <text:p>-256.8126078431</text:p>
          </table:table-cell>
          <table:table-cell table:number-columns-repeated="3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252.693" calcext:value-type="float">
            <text:p>-252.693</text:p>
          </table:table-cell>
          <table:table-cell table:formula="of:=AVERAGE([.B777:.B827])" office:value-type="float" office:value="-256.589392156863" calcext:value-type="float">
            <text:p>-256.5893921569</text:p>
          </table:table-cell>
          <table:table-cell table:number-columns-repeated="3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258.573" calcext:value-type="float">
            <text:p>-258.573</text:p>
          </table:table-cell>
          <table:table-cell table:formula="of:=AVERAGE([.B778:.B828])" office:value-type="float" office:value="-256.679254901961" calcext:value-type="float">
            <text:p>-256.679254902</text:p>
          </table:table-cell>
          <table:table-cell table:number-columns-repeated="3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259.025" calcext:value-type="float">
            <text:p>-259.025</text:p>
          </table:table-cell>
          <table:table-cell table:formula="of:=AVERAGE([.B779:.B829])" office:value-type="float" office:value="-256.604666666667" calcext:value-type="float">
            <text:p>-256.6046666667</text:p>
          </table:table-cell>
          <table:table-cell table:number-columns-repeated="3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251.691" calcext:value-type="float">
            <text:p>-251.691</text:p>
          </table:table-cell>
          <table:table-cell table:formula="of:=AVERAGE([.B780:.B830])" office:value-type="float" office:value="-256.37662745098" calcext:value-type="float">
            <text:p>-256.376627451</text:p>
          </table:table-cell>
          <table:table-cell table:number-columns-repeated="3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252.621" calcext:value-type="float">
            <text:p>-252.621</text:p>
          </table:table-cell>
          <table:table-cell table:formula="of:=AVERAGE([.B781:.B831])" office:value-type="float" office:value="-256.285196078431" calcext:value-type="float">
            <text:p>-256.2851960784</text:p>
          </table:table-cell>
          <table:table-cell table:number-columns-repeated="3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273.252" calcext:value-type="float">
            <text:p>-273.252</text:p>
          </table:table-cell>
          <table:table-cell table:formula="of:=AVERAGE([.B782:.B832])" office:value-type="float" office:value="-256.16568627451" calcext:value-type="float">
            <text:p>-256.1656862745</text:p>
          </table:table-cell>
          <table:table-cell table:number-columns-repeated="3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260.748" calcext:value-type="float">
            <text:p>-260.748</text:p>
          </table:table-cell>
          <table:table-cell table:formula="of:=AVERAGE([.B783:.B833])" office:value-type="float" office:value="-255.67131372549" calcext:value-type="float">
            <text:p>-255.6713137255</text:p>
          </table:table-cell>
          <table:table-cell table:number-columns-repeated="3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259.378" calcext:value-type="float">
            <text:p>-259.378</text:p>
          </table:table-cell>
          <table:table-cell table:formula="of:=AVERAGE([.B784:.B834])" office:value-type="float" office:value="-255.568431372549" calcext:value-type="float">
            <text:p>-255.5684313726</text:p>
          </table:table-cell>
          <table:table-cell table:number-columns-repeated="3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259.757" calcext:value-type="float">
            <text:p>-259.757</text:p>
          </table:table-cell>
          <table:table-cell table:formula="of:=AVERAGE([.B785:.B835])" office:value-type="float" office:value="-255.393607843137" calcext:value-type="float">
            <text:p>-255.3936078431</text:p>
          </table:table-cell>
          <table:table-cell table:number-columns-repeated="3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261.233" calcext:value-type="float">
            <text:p>-261.233</text:p>
          </table:table-cell>
          <table:table-cell table:formula="of:=AVERAGE([.B786:.B836])" office:value-type="float" office:value="-255.04468627451" calcext:value-type="float">
            <text:p>-255.0446862745</text:p>
          </table:table-cell>
          <table:table-cell table:number-columns-repeated="3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252.741" calcext:value-type="float">
            <text:p>-252.741</text:p>
          </table:table-cell>
          <table:table-cell table:formula="of:=AVERAGE([.B787:.B837])" office:value-type="float" office:value="-254.763019607843" calcext:value-type="float">
            <text:p>-254.7630196078</text:p>
          </table:table-cell>
          <table:table-cell table:number-columns-repeated="3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260.163" calcext:value-type="float">
            <text:p>-260.163</text:p>
          </table:table-cell>
          <table:table-cell table:formula="of:=AVERAGE([.B788:.B838])" office:value-type="float" office:value="-254.642941176471" calcext:value-type="float">
            <text:p>-254.6429411765</text:p>
          </table:table-cell>
          <table:table-cell table:number-columns-repeated="3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258.824" calcext:value-type="float">
            <text:p>-258.824</text:p>
          </table:table-cell>
          <table:table-cell table:formula="of:=AVERAGE([.B789:.B839])" office:value-type="float" office:value="-254.440294117647" calcext:value-type="float">
            <text:p>-254.4402941176</text:p>
          </table:table-cell>
          <table:table-cell table:number-columns-repeated="3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250.579" calcext:value-type="float">
            <text:p>-250.579</text:p>
          </table:table-cell>
          <table:table-cell table:formula="of:=AVERAGE([.B790:.B840])" office:value-type="float" office:value="-254.344607843137" calcext:value-type="float">
            <text:p>-254.3446078431</text:p>
          </table:table-cell>
          <table:table-cell table:number-columns-repeated="3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252.549" calcext:value-type="float">
            <text:p>-252.549</text:p>
          </table:table-cell>
          <table:table-cell table:formula="of:=AVERAGE([.B791:.B841])" office:value-type="float" office:value="-254.30931372549" calcext:value-type="float">
            <text:p>-254.3093137255</text:p>
          </table:table-cell>
          <table:table-cell table:number-columns-repeated="3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257.326" calcext:value-type="float">
            <text:p>-257.326</text:p>
          </table:table-cell>
          <table:table-cell table:formula="of:=AVERAGE([.B792:.B842])" office:value-type="float" office:value="-254.346647058824" calcext:value-type="float">
            <text:p>-254.3466470588</text:p>
          </table:table-cell>
          <table:table-cell table:number-columns-repeated="3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259.884" calcext:value-type="float">
            <text:p>-259.884</text:p>
          </table:table-cell>
          <table:table-cell table:formula="of:=AVERAGE([.B793:.B843])" office:value-type="float" office:value="-254.130411764706" calcext:value-type="float">
            <text:p>-254.1304117647</text:p>
          </table:table-cell>
          <table:table-cell table:number-columns-repeated="3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257.475" calcext:value-type="float">
            <text:p>-257.475</text:p>
          </table:table-cell>
          <table:table-cell table:formula="of:=AVERAGE([.B794:.B844])" office:value-type="float" office:value="-253.977235294118" calcext:value-type="float">
            <text:p>-253.9772352941</text:p>
          </table:table-cell>
          <table:table-cell table:number-columns-repeated="3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267.201" calcext:value-type="float">
            <text:p>-267.201</text:p>
          </table:table-cell>
          <table:table-cell table:formula="of:=AVERAGE([.B795:.B845])" office:value-type="float" office:value="-254.018019607843" calcext:value-type="float">
            <text:p>-254.0180196078</text:p>
          </table:table-cell>
          <table:table-cell table:number-columns-repeated="3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256.88" calcext:value-type="float">
            <text:p>-256.88</text:p>
          </table:table-cell>
          <table:table-cell table:formula="of:=AVERAGE([.B796:.B846])" office:value-type="float" office:value="-253.858215686274" calcext:value-type="float">
            <text:p>-253.8582156863</text:p>
          </table:table-cell>
          <table:table-cell table:number-columns-repeated="3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254.041" calcext:value-type="float">
            <text:p>-254.041</text:p>
          </table:table-cell>
          <table:table-cell table:formula="of:=AVERAGE([.B797:.B847])" office:value-type="float" office:value="-253.652058823529" calcext:value-type="float">
            <text:p>-253.6520588235</text:p>
          </table:table-cell>
          <table:table-cell table:number-columns-repeated="3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259.96" calcext:value-type="float">
            <text:p>-259.96</text:p>
          </table:table-cell>
          <table:table-cell table:formula="of:=AVERAGE([.B798:.B848])" office:value-type="float" office:value="-253.458666666667" calcext:value-type="float">
            <text:p>-253.4586666667</text:p>
          </table:table-cell>
          <table:table-cell table:number-columns-repeated="3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262.596" calcext:value-type="float">
            <text:p>-262.596</text:p>
          </table:table-cell>
          <table:table-cell table:formula="of:=AVERAGE([.B799:.B849])" office:value-type="float" office:value="-253.114823529412" calcext:value-type="float">
            <text:p>-253.1148235294</text:p>
          </table:table-cell>
          <table:table-cell table:number-columns-repeated="3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250.133" calcext:value-type="float">
            <text:p>-250.133</text:p>
          </table:table-cell>
          <table:table-cell table:formula="of:=AVERAGE([.B800:.B850])" office:value-type="float" office:value="-252.803745098039" calcext:value-type="float">
            <text:p>-252.803745098</text:p>
          </table:table-cell>
          <table:table-cell table:number-columns-repeated="3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258.774" calcext:value-type="float">
            <text:p>-258.774</text:p>
          </table:table-cell>
          <table:table-cell table:formula="of:=AVERAGE([.B801:.B851])" office:value-type="float" office:value="-252.916705882353" calcext:value-type="float">
            <text:p>-252.9167058824</text:p>
          </table:table-cell>
          <table:table-cell table:number-columns-repeated="3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257.425" calcext:value-type="float">
            <text:p>-257.425</text:p>
          </table:table-cell>
          <table:table-cell table:formula="of:=AVERAGE([.B802:.B852])" office:value-type="float" office:value="-252.860235294118" calcext:value-type="float">
            <text:p>-252.8602352941</text:p>
          </table:table-cell>
          <table:table-cell table:number-columns-repeated="3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256.608" calcext:value-type="float">
            <text:p>-256.608</text:p>
          </table:table-cell>
          <table:table-cell table:formula="of:=AVERAGE([.B803:.B853])" office:value-type="float" office:value="-252.703490196078" calcext:value-type="float">
            <text:p>-252.7034901961</text:p>
          </table:table-cell>
          <table:table-cell table:number-columns-repeated="3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259.076" calcext:value-type="float">
            <text:p>-259.076</text:p>
          </table:table-cell>
          <table:table-cell table:formula="of:=AVERAGE([.B804:.B854])" office:value-type="float" office:value="-252.566431372549" calcext:value-type="float">
            <text:p>-252.5664313725</text:p>
          </table:table-cell>
          <table:table-cell table:number-columns-repeated="3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261.643" calcext:value-type="float">
            <text:p>-261.643</text:p>
          </table:table-cell>
          <table:table-cell table:formula="of:=AVERAGE([.B805:.B855])" office:value-type="float" office:value="-252.383725490196" calcext:value-type="float">
            <text:p>-252.3837254902</text:p>
          </table:table-cell>
          <table:table-cell table:number-columns-repeated="3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262.907" calcext:value-type="float">
            <text:p>-262.907</text:p>
          </table:table-cell>
          <table:table-cell table:formula="of:=AVERAGE([.B806:.B856])" office:value-type="float" office:value="-252.108392156863" calcext:value-type="float">
            <text:p>-252.1083921569</text:p>
          </table:table-cell>
          <table:table-cell table:number-columns-repeated="3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259.909" calcext:value-type="float">
            <text:p>-259.909</text:p>
          </table:table-cell>
          <table:table-cell table:formula="of:=AVERAGE([.B807:.B857])" office:value-type="float" office:value="-251.827294117647" calcext:value-type="float">
            <text:p>-251.8272941176</text:p>
          </table:table-cell>
          <table:table-cell table:number-columns-repeated="3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255.697" calcext:value-type="float">
            <text:p>-255.697</text:p>
          </table:table-cell>
          <table:table-cell table:formula="of:=AVERAGE([.B808:.B858])" office:value-type="float" office:value="-251.65731372549" calcext:value-type="float">
            <text:p>-251.6573137255</text:p>
          </table:table-cell>
          <table:table-cell table:number-columns-repeated="3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258.498" calcext:value-type="float">
            <text:p>-258.498</text:p>
          </table:table-cell>
          <table:table-cell table:formula="of:=AVERAGE([.B809:.B859])" office:value-type="float" office:value="-251.680019607843" calcext:value-type="float">
            <text:p>-251.6800196078</text:p>
          </table:table-cell>
          <table:table-cell table:number-columns-repeated="3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256.115" calcext:value-type="float">
            <text:p>-256.115</text:p>
          </table:table-cell>
          <table:table-cell table:formula="of:=AVERAGE([.B810:.B860])" office:value-type="float" office:value="-251.427450980392" calcext:value-type="float">
            <text:p>-251.4274509804</text:p>
          </table:table-cell>
          <table:table-cell table:number-columns-repeated="3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258.323" calcext:value-type="float">
            <text:p>-258.323</text:p>
          </table:table-cell>
          <table:table-cell table:formula="of:=AVERAGE([.B811:.B861])" office:value-type="float" office:value="-251.247470588235" calcext:value-type="float">
            <text:p>-251.2474705882</text:p>
          </table:table-cell>
          <table:table-cell table:number-columns-repeated="3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256.262" calcext:value-type="float">
            <text:p>-256.262</text:p>
          </table:table-cell>
          <table:table-cell table:formula="of:=AVERAGE([.B812:.B862])" office:value-type="float" office:value="-251.021058823529" calcext:value-type="float">
            <text:p>-251.0210588235</text:p>
          </table:table-cell>
          <table:table-cell table:number-columns-repeated="3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250.438" calcext:value-type="float">
            <text:p>-250.438</text:p>
          </table:table-cell>
          <table:table-cell table:formula="of:=AVERAGE([.B813:.B863])" office:value-type="float" office:value="-250.90962745098" calcext:value-type="float">
            <text:p>-250.909627451</text:p>
          </table:table-cell>
          <table:table-cell table:number-columns-repeated="3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259.076" calcext:value-type="float">
            <text:p>-259.076</text:p>
          </table:table-cell>
          <table:table-cell table:formula="of:=AVERAGE([.B814:.B864])" office:value-type="float" office:value="-251.067176470588" calcext:value-type="float">
            <text:p>-251.0671764706</text:p>
          </table:table-cell>
          <table:table-cell table:number-columns-repeated="3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264.603" calcext:value-type="float">
            <text:p>-264.603</text:p>
          </table:table-cell>
          <table:table-cell table:formula="of:=AVERAGE([.B815:.B865])" office:value-type="float" office:value="-250.866196078431" calcext:value-type="float">
            <text:p>-250.8661960784</text:p>
          </table:table-cell>
          <table:table-cell table:number-columns-repeated="3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257.375" calcext:value-type="float">
            <text:p>-257.375</text:p>
          </table:table-cell>
          <table:table-cell table:formula="of:=AVERAGE([.B816:.B866])" office:value-type="float" office:value="-250.54231372549" calcext:value-type="float">
            <text:p>-250.5423137255</text:p>
          </table:table-cell>
          <table:table-cell table:number-columns-repeated="3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252.024" calcext:value-type="float">
            <text:p>-252.024</text:p>
          </table:table-cell>
          <table:table-cell table:formula="of:=AVERAGE([.B817:.B867])" office:value-type="float" office:value="-250.308666666667" calcext:value-type="float">
            <text:p>-250.3086666667</text:p>
          </table:table-cell>
          <table:table-cell table:number-columns-repeated="3"/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255.943" calcext:value-type="float">
            <text:p>-255.943</text:p>
          </table:table-cell>
          <table:table-cell table:formula="of:=AVERAGE([.B818:.B868])" office:value-type="float" office:value="-250.310529411765" calcext:value-type="float">
            <text:p>-250.3105294118</text:p>
          </table:table-cell>
          <table:table-cell table:number-columns-repeated="3"/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255.722" calcext:value-type="float">
            <text:p>-255.722</text:p>
          </table:table-cell>
          <table:table-cell table:formula="of:=AVERAGE([.B819:.B869])" office:value-type="float" office:value="-250.25668627451" calcext:value-type="float">
            <text:p>-250.2566862745</text:p>
          </table:table-cell>
          <table:table-cell table:number-columns-repeated="3"/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250.556" calcext:value-type="float">
            <text:p>-250.556</text:p>
          </table:table-cell>
          <table:table-cell table:formula="of:=AVERAGE([.B820:.B870])" office:value-type="float" office:value="-250.162784313726" calcext:value-type="float">
            <text:p>-250.1627843137</text:p>
          </table:table-cell>
          <table:table-cell table:number-columns-repeated="3"/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253.413" calcext:value-type="float">
            <text:p>-253.413</text:p>
          </table:table-cell>
          <table:table-cell table:formula="of:=AVERAGE([.B821:.B871])" office:value-type="float" office:value="-250.012431372549" calcext:value-type="float">
            <text:p>-250.0124313725</text:p>
          </table:table-cell>
          <table:table-cell table:number-columns-repeated="3"/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257.351" calcext:value-type="float">
            <text:p>-257.351</text:p>
          </table:table-cell>
          <table:table-cell table:formula="of:=AVERAGE([.B822:.B872])" office:value-type="float" office:value="-249.932058823529" calcext:value-type="float">
            <text:p>-249.9320588235</text:p>
          </table:table-cell>
          <table:table-cell table:number-columns-repeated="3"/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251.335" calcext:value-type="float">
            <text:p>-251.335</text:p>
          </table:table-cell>
          <table:table-cell table:formula="of:=AVERAGE([.B823:.B873])" office:value-type="float" office:value="-249.532921568627" calcext:value-type="float">
            <text:p>-249.5329215686</text:p>
          </table:table-cell>
          <table:table-cell table:number-columns-repeated="3"/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245.527" calcext:value-type="float">
            <text:p>-245.527</text:p>
          </table:table-cell>
          <table:table-cell table:formula="of:=AVERAGE([.B824:.B874])" office:value-type="float" office:value="-249.241431372549" calcext:value-type="float">
            <text:p>-249.2414313725</text:p>
          </table:table-cell>
          <table:table-cell table:number-columns-repeated="3"/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244.379" calcext:value-type="float">
            <text:p>-244.379</text:p>
          </table:table-cell>
          <table:table-cell table:formula="of:=AVERAGE([.B825:.B875])" office:value-type="float" office:value="-249.10531372549" calcext:value-type="float">
            <text:p>-249.1053137255</text:p>
          </table:table-cell>
          <table:table-cell table:number-columns-repeated="3"/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247.601" calcext:value-type="float">
            <text:p>-247.601</text:p>
          </table:table-cell>
          <table:table-cell table:formula="of:=AVERAGE([.B826:.B876])" office:value-type="float" office:value="-249.075647058824" calcext:value-type="float">
            <text:p>-249.0756470588</text:p>
          </table:table-cell>
          <table:table-cell table:number-columns-repeated="3"/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250.156" calcext:value-type="float">
            <text:p>-250.156</text:p>
          </table:table-cell>
          <table:table-cell table:formula="of:=AVERAGE([.B827:.B877])" office:value-type="float" office:value="-249.014235294118" calcext:value-type="float">
            <text:p>-249.0142352941</text:p>
          </table:table-cell>
          <table:table-cell table:number-columns-repeated="3"/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257.276" calcext:value-type="float">
            <text:p>-257.276</text:p>
          </table:table-cell>
          <table:table-cell table:formula="of:=AVERAGE([.B828:.B878])" office:value-type="float" office:value="-248.794058823529" calcext:value-type="float">
            <text:p>-248.7940588235</text:p>
          </table:table-cell>
          <table:table-cell table:number-columns-repeated="3"/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254.769" calcext:value-type="float">
            <text:p>-254.769</text:p>
          </table:table-cell>
          <table:table-cell table:formula="of:=AVERAGE([.B829:.B879])" office:value-type="float" office:value="-248.525431372549" calcext:value-type="float">
            <text:p>-248.5254313725</text:p>
          </table:table-cell>
          <table:table-cell table:number-columns-repeated="3"/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247.395" calcext:value-type="float">
            <text:p>-247.395</text:p>
          </table:table-cell>
          <table:table-cell table:formula="of:=AVERAGE([.B830:.B880])" office:value-type="float" office:value="-248.285098039216" calcext:value-type="float">
            <text:p>-248.2850980392</text:p>
          </table:table-cell>
          <table:table-cell table:number-columns-repeated="3"/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247.028" calcext:value-type="float">
            <text:p>-247.028</text:p>
          </table:table-cell>
          <table:table-cell table:formula="of:=AVERAGE([.B831:.B881])" office:value-type="float" office:value="-248.188921568627" calcext:value-type="float">
            <text:p>-248.1889215686</text:p>
          </table:table-cell>
          <table:table-cell table:number-columns-repeated="3"/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246.526" calcext:value-type="float">
            <text:p>-246.526</text:p>
          </table:table-cell>
          <table:table-cell table:formula="of:=AVERAGE([.B832:.B882])" office:value-type="float" office:value="-248.083137254902" calcext:value-type="float">
            <text:p>-248.0831372549</text:p>
          </table:table-cell>
          <table:table-cell table:number-columns-repeated="3"/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248.039" calcext:value-type="float">
            <text:p>-248.039</text:p>
          </table:table-cell>
          <table:table-cell table:formula="of:=AVERAGE([.B833:.B883])" office:value-type="float" office:value="-248.133705882353" calcext:value-type="float">
            <text:p>-248.1337058824</text:p>
          </table:table-cell>
          <table:table-cell table:number-columns-repeated="3"/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255.501" calcext:value-type="float">
            <text:p>-255.501</text:p>
          </table:table-cell>
          <table:table-cell table:formula="of:=AVERAGE([.B834:.B884])" office:value-type="float" office:value="-247.987156862745" calcext:value-type="float">
            <text:p>-247.9871568627</text:p>
          </table:table-cell>
          <table:table-cell table:number-columns-repeated="3"/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250.462" calcext:value-type="float">
            <text:p>-250.462</text:p>
          </table:table-cell>
          <table:table-cell table:formula="of:=AVERAGE([.B835:.B885])" office:value-type="float" office:value="-247.80268627451" calcext:value-type="float">
            <text:p>-247.8026862745</text:p>
          </table:table-cell>
          <table:table-cell table:number-columns-repeated="3"/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241.962" calcext:value-type="float">
            <text:p>-241.962</text:p>
          </table:table-cell>
          <table:table-cell table:formula="of:=AVERAGE([.B836:.B886])" office:value-type="float" office:value="-247.692647058823" calcext:value-type="float">
            <text:p>-247.6926470588</text:p>
          </table:table-cell>
          <table:table-cell table:number-columns-repeated="3"/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246.868" calcext:value-type="float">
            <text:p>-246.868</text:p>
          </table:table-cell>
          <table:table-cell table:formula="of:=AVERAGE([.B837:.B887])" office:value-type="float" office:value="-247.756352941176" calcext:value-type="float">
            <text:p>-247.7563529412</text:p>
          </table:table-cell>
          <table:table-cell table:number-columns-repeated="3"/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246.617" calcext:value-type="float">
            <text:p>-246.617</text:p>
          </table:table-cell>
          <table:table-cell table:formula="of:=AVERAGE([.B838:.B888])" office:value-type="float" office:value="-247.793823529412" calcext:value-type="float">
            <text:p>-247.7938235294</text:p>
          </table:table-cell>
          <table:table-cell table:number-columns-repeated="3"/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249.828" calcext:value-type="float">
            <text:p>-249.828</text:p>
          </table:table-cell>
          <table:table-cell table:formula="of:=AVERAGE([.B839:.B889])" office:value-type="float" office:value="-247.832588235294" calcext:value-type="float">
            <text:p>-247.8325882353</text:p>
          </table:table-cell>
          <table:table-cell table:number-columns-repeated="3"/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253.944" calcext:value-type="float">
            <text:p>-253.944</text:p>
          </table:table-cell>
          <table:table-cell table:formula="of:=AVERAGE([.B840:.B890])" office:value-type="float" office:value="-247.811568627451" calcext:value-type="float">
            <text:p>-247.8115686275</text:p>
          </table:table-cell>
          <table:table-cell table:number-columns-repeated="3"/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248.779" calcext:value-type="float">
            <text:p>-248.779</text:p>
          </table:table-cell>
          <table:table-cell table:formula="of:=AVERAGE([.B841:.B891])" office:value-type="float" office:value="-247.634137254902" calcext:value-type="float">
            <text:p>-247.6341372549</text:p>
          </table:table-cell>
          <table:table-cell table:number-columns-repeated="3"/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254.453" calcext:value-type="float">
            <text:p>-254.453</text:p>
          </table:table-cell>
          <table:table-cell table:formula="of:=AVERAGE([.B842:.B892])" office:value-type="float" office:value="-247.563294117647" calcext:value-type="float">
            <text:p>-247.5632941176</text:p>
          </table:table-cell>
          <table:table-cell table:number-columns-repeated="3"/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246.298" calcext:value-type="float">
            <text:p>-246.298</text:p>
          </table:table-cell>
          <table:table-cell table:formula="of:=AVERAGE([.B843:.B893])" office:value-type="float" office:value="-247.383392156863" calcext:value-type="float">
            <text:p>-247.3833921569</text:p>
          </table:table-cell>
          <table:table-cell table:number-columns-repeated="3"/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252.072" calcext:value-type="float">
            <text:p>-252.072</text:p>
          </table:table-cell>
          <table:table-cell table:formula="of:=AVERAGE([.B844:.B894])" office:value-type="float" office:value="-247.314784313725" calcext:value-type="float">
            <text:p>-247.3147843137</text:p>
          </table:table-cell>
          <table:table-cell table:number-columns-repeated="3"/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259.555" calcext:value-type="float">
            <text:p>-259.555</text:p>
          </table:table-cell>
          <table:table-cell table:formula="of:=AVERAGE([.B845:.B895])" office:value-type="float" office:value="-247.053274509804" calcext:value-type="float">
            <text:p>-247.0532745098</text:p>
          </table:table-cell>
          <table:table-cell table:number-columns-repeated="3"/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259.051" calcext:value-type="float">
            <text:p>-259.051</text:p>
          </table:table-cell>
          <table:table-cell table:formula="of:=AVERAGE([.B846:.B896])" office:value-type="float" office:value="-246.682196078431" calcext:value-type="float">
            <text:p>-246.6821960784</text:p>
          </table:table-cell>
          <table:table-cell table:number-columns-repeated="3"/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246.366" calcext:value-type="float">
            <text:p>-246.366</text:p>
          </table:table-cell>
          <table:table-cell table:formula="of:=AVERAGE([.B847:.B897])" office:value-type="float" office:value="-246.317607843137" calcext:value-type="float">
            <text:p>-246.3176078431</text:p>
          </table:table-cell>
          <table:table-cell table:number-columns-repeated="3"/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244.178" calcext:value-type="float">
            <text:p>-244.178</text:p>
          </table:table-cell>
          <table:table-cell table:formula="of:=AVERAGE([.B848:.B898])" office:value-type="float" office:value="-246.130137254902" calcext:value-type="float">
            <text:p>-246.1301372549</text:p>
          </table:table-cell>
          <table:table-cell table:number-columns-repeated="3"/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242.424" calcext:value-type="float">
            <text:p>-242.424</text:p>
          </table:table-cell>
          <table:table-cell table:formula="of:=AVERAGE([.B849:.B899])" office:value-type="float" office:value="-245.995490196078" calcext:value-type="float">
            <text:p>-245.9954901961</text:p>
          </table:table-cell>
          <table:table-cell table:number-columns-repeated="3"/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246.731" calcext:value-type="float">
            <text:p>-246.731</text:p>
          </table:table-cell>
          <table:table-cell table:formula="of:=AVERAGE([.B850:.B900])" office:value-type="float" office:value="-245.909352941176" calcext:value-type="float">
            <text:p>-245.9093529412</text:p>
          </table:table-cell>
          <table:table-cell table:number-columns-repeated="3"/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255.894" calcext:value-type="float">
            <text:p>-255.894</text:p>
          </table:table-cell>
          <table:table-cell table:formula="of:=AVERAGE([.B851:.B901])" office:value-type="float" office:value="-245.768960784314" calcext:value-type="float">
            <text:p>-245.7689607843</text:p>
          </table:table-cell>
          <table:table-cell table:number-columns-repeated="3"/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255.894" calcext:value-type="float">
            <text:p>-255.894</text:p>
          </table:table-cell>
          <table:table-cell table:formula="of:=AVERAGE([.B852:.B902])" office:value-type="float" office:value="-245.396333333333" calcext:value-type="float">
            <text:p>-245.3963333333</text:p>
          </table:table-cell>
          <table:table-cell table:number-columns-repeated="3"/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249.431" calcext:value-type="float">
            <text:p>-249.431</text:p>
          </table:table-cell>
          <table:table-cell table:formula="of:=AVERAGE([.B853:.B903])" office:value-type="float" office:value="-245.034450980392" calcext:value-type="float">
            <text:p>-245.0344509804</text:p>
          </table:table-cell>
          <table:table-cell table:number-columns-repeated="3"/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249.618" calcext:value-type="float">
            <text:p>-249.618</text:p>
          </table:table-cell>
          <table:table-cell table:formula="of:=AVERAGE([.B854:.B904])" office:value-type="float" office:value="-244.907450980392" calcext:value-type="float">
            <text:p>-244.9074509804</text:p>
          </table:table-cell>
          <table:table-cell table:number-columns-repeated="3"/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249.758" calcext:value-type="float">
            <text:p>-249.758</text:p>
          </table:table-cell>
          <table:table-cell table:formula="of:=AVERAGE([.B855:.B905])" office:value-type="float" office:value="-244.76337254902" calcext:value-type="float">
            <text:p>-244.763372549</text:p>
          </table:table-cell>
          <table:table-cell table:number-columns-repeated="3"/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247.601" calcext:value-type="float">
            <text:p>-247.601</text:p>
          </table:table-cell>
          <table:table-cell table:formula="of:=AVERAGE([.B856:.B906])" office:value-type="float" office:value="-244.62" calcext:value-type="float">
            <text:p>-244.62</text:p>
          </table:table-cell>
          <table:table-cell table:number-columns-repeated="3"/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248.571" calcext:value-type="float">
            <text:p>-248.571</text:p>
          </table:table-cell>
          <table:table-cell table:formula="of:=AVERAGE([.B857:.B907])" office:value-type="float" office:value="-244.481196078431" calcext:value-type="float">
            <text:p>-244.4811960784</text:p>
          </table:table-cell>
          <table:table-cell table:number-columns-repeated="3"/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251.24" calcext:value-type="float">
            <text:p>-251.24</text:p>
          </table:table-cell>
          <table:table-cell table:formula="of:=AVERAGE([.B858:.B908])" office:value-type="float" office:value="-244.262490196078" calcext:value-type="float">
            <text:p>-244.2624901961</text:p>
          </table:table-cell>
          <table:table-cell table:number-columns-repeated="3"/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256.855" calcext:value-type="float">
            <text:p>-256.855</text:p>
          </table:table-cell>
          <table:table-cell table:formula="of:=AVERAGE([.B859:.B909])" office:value-type="float" office:value="-244.014784313726" calcext:value-type="float">
            <text:p>-244.0147843137</text:p>
          </table:table-cell>
          <table:table-cell table:number-columns-repeated="3"/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245.617" calcext:value-type="float">
            <text:p>-245.617</text:p>
          </table:table-cell>
          <table:table-cell table:formula="of:=AVERAGE([.B860:.B910])" office:value-type="float" office:value="-243.745254901961" calcext:value-type="float">
            <text:p>-243.745254902</text:p>
          </table:table-cell>
          <table:table-cell table:number-columns-repeated="3"/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246.936" calcext:value-type="float">
            <text:p>-246.936</text:p>
          </table:table-cell>
          <table:table-cell table:formula="of:=AVERAGE([.B861:.B911])" office:value-type="float" office:value="-243.591117647059" calcext:value-type="float">
            <text:p>-243.5911176471</text:p>
          </table:table-cell>
          <table:table-cell table:number-columns-repeated="3"/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246.776" calcext:value-type="float">
            <text:p>-246.776</text:p>
          </table:table-cell>
          <table:table-cell table:formula="of:=AVERAGE([.B862:.B912])" office:value-type="float" office:value="-243.527411764706" calcext:value-type="float">
            <text:p>-243.5274117647</text:p>
          </table:table-cell>
          <table:table-cell table:number-columns-repeated="3"/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250.579" calcext:value-type="float">
            <text:p>-250.579</text:p>
          </table:table-cell>
          <table:table-cell table:formula="of:=AVERAGE([.B863:.B913])" office:value-type="float" office:value="-243.395450980392" calcext:value-type="float">
            <text:p>-243.3954509804</text:p>
          </table:table-cell>
          <table:table-cell table:number-columns-repeated="3"/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258.473" calcext:value-type="float">
            <text:p>-258.473</text:p>
          </table:table-cell>
          <table:table-cell table:formula="of:=AVERAGE([.B864:.B914])" office:value-type="float" office:value="-243.434078431373" calcext:value-type="float">
            <text:p>-243.4340784314</text:p>
          </table:table-cell>
          <table:table-cell table:number-columns-repeated="3"/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248.826" calcext:value-type="float">
            <text:p>-248.826</text:p>
          </table:table-cell>
          <table:table-cell table:formula="of:=AVERAGE([.B865:.B915])" office:value-type="float" office:value="-243.084215686275" calcext:value-type="float">
            <text:p>-243.0842156863</text:p>
          </table:table-cell>
          <table:table-cell table:number-columns-repeated="3"/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248.085" calcext:value-type="float">
            <text:p>-248.085</text:p>
          </table:table-cell>
          <table:table-cell table:formula="of:=AVERAGE([.B866:.B916])" office:value-type="float" office:value="-242.921392156863" calcext:value-type="float">
            <text:p>-242.9213921569</text:p>
          </table:table-cell>
          <table:table-cell table:number-columns-repeated="3"/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245.459" calcext:value-type="float">
            <text:p>-245.459</text:p>
          </table:table-cell>
          <table:table-cell table:formula="of:=AVERAGE([.B867:.B917])" office:value-type="float" office:value="-243.067764705882" calcext:value-type="float">
            <text:p>-243.0677647059</text:p>
          </table:table-cell>
          <table:table-cell table:number-columns-repeated="3"/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252.119" calcext:value-type="float">
            <text:p>-252.119</text:p>
          </table:table-cell>
          <table:table-cell table:formula="of:=AVERAGE([.B868:.B918])" office:value-type="float" office:value="-243.232725490196" calcext:value-type="float">
            <text:p>-243.2327254902</text:p>
          </table:table-cell>
          <table:table-cell table:number-columns-repeated="3"/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-253.197" calcext:value-type="float">
            <text:p>-253.197</text:p>
          </table:table-cell>
          <table:table-cell table:formula="of:=AVERAGE([.B869:.B919])" office:value-type="float" office:value="-243.071764705882" calcext:value-type="float">
            <text:p>-243.0717647059</text:p>
          </table:table-cell>
          <table:table-cell table:number-columns-repeated="3"/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-250.933" calcext:value-type="float">
            <text:p>-250.933</text:p>
          </table:table-cell>
          <table:table-cell table:formula="of:=AVERAGE([.B870:.B920])" office:value-type="float" office:value="-242.976960784314" calcext:value-type="float">
            <text:p>-242.9769607843</text:p>
          </table:table-cell>
          <table:table-cell table:number-columns-repeated="3"/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-242.888" calcext:value-type="float">
            <text:p>-242.888</text:p>
          </table:table-cell>
          <table:table-cell table:formula="of:=AVERAGE([.B871:.B921])" office:value-type="float" office:value="-242.797196078431" calcext:value-type="float">
            <text:p>-242.7971960784</text:p>
          </table:table-cell>
          <table:table-cell table:number-columns-repeated="3"/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-249.314" calcext:value-type="float">
            <text:p>-249.314</text:p>
          </table:table-cell>
          <table:table-cell table:formula="of:=AVERAGE([.B872:.B922])" office:value-type="float" office:value="-242.75037254902" calcext:value-type="float">
            <text:p>-242.750372549</text:p>
          </table:table-cell>
          <table:table-cell table:number-columns-repeated="3"/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-236.995" calcext:value-type="float">
            <text:p>-236.995</text:p>
          </table:table-cell>
          <table:table-cell table:formula="of:=AVERAGE([.B873:.B923])" office:value-type="float" office:value="-242.435254901961" calcext:value-type="float">
            <text:p>-242.435254902</text:p>
          </table:table-cell>
          <table:table-cell table:number-columns-repeated="3"/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-236.469" calcext:value-type="float">
            <text:p>-236.469</text:p>
          </table:table-cell>
          <table:table-cell table:formula="of:=AVERAGE([.B874:.B924])" office:value-type="float" office:value="-242.530078431372" calcext:value-type="float">
            <text:p>-242.5300784314</text:p>
          </table:table-cell>
          <table:table-cell table:number-columns-repeated="3"/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-238.585" calcext:value-type="float">
            <text:p>-238.585</text:p>
          </table:table-cell>
          <table:table-cell table:formula="of:=AVERAGE([.B875:.B925])" office:value-type="float" office:value="-242.510019607843" calcext:value-type="float">
            <text:p>-242.5100196078</text:p>
          </table:table-cell>
          <table:table-cell table:number-columns-repeated="3"/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-242.866" calcext:value-type="float">
            <text:p>-242.866</text:p>
          </table:table-cell>
          <table:table-cell table:formula="of:=AVERAGE([.B876:.B926])" office:value-type="float" office:value="-242.360901960784" calcext:value-type="float">
            <text:p>-242.3609019608</text:p>
          </table:table-cell>
          <table:table-cell table:number-columns-repeated="3"/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-244.469" calcext:value-type="float">
            <text:p>-244.469</text:p>
          </table:table-cell>
          <table:table-cell table:formula="of:=AVERAGE([.B877:.B927])" office:value-type="float" office:value="-242.200392156863" calcext:value-type="float">
            <text:p>-242.2003921569</text:p>
          </table:table-cell>
          <table:table-cell table:number-columns-repeated="3"/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-238.927" calcext:value-type="float">
            <text:p>-238.927</text:p>
          </table:table-cell>
          <table:table-cell table:formula="of:=AVERAGE([.B878:.B928])" office:value-type="float" office:value="-241.917941176471" calcext:value-type="float">
            <text:p>-241.9179411765</text:p>
          </table:table-cell>
          <table:table-cell table:number-columns-repeated="3"/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-243.576" calcext:value-type="float">
            <text:p>-243.576</text:p>
          </table:table-cell>
          <table:table-cell table:formula="of:=AVERAGE([.B879:.B929])" office:value-type="float" office:value="-241.757019607843" calcext:value-type="float">
            <text:p>-241.7570196078</text:p>
          </table:table-cell>
          <table:table-cell table:number-columns-repeated="3"/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-242.512" calcext:value-type="float">
            <text:p>-242.512</text:p>
          </table:table-cell>
          <table:table-cell table:formula="of:=AVERAGE([.B880:.B930])" office:value-type="float" office:value="-241.506117647059" calcext:value-type="float">
            <text:p>-241.5061176471</text:p>
          </table:table-cell>
          <table:table-cell table:number-columns-repeated="3"/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-242.49" calcext:value-type="float">
            <text:p>-242.49</text:p>
          </table:table-cell>
          <table:table-cell table:formula="of:=AVERAGE([.B881:.B931])" office:value-type="float" office:value="-241.266705882353" calcext:value-type="float">
            <text:p>-241.2667058824</text:p>
          </table:table-cell>
          <table:table-cell table:number-columns-repeated="3"/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-241.633" calcext:value-type="float">
            <text:p>-241.633</text:p>
          </table:table-cell>
          <table:table-cell table:formula="of:=AVERAGE([.B882:.B932])" office:value-type="float" office:value="-241.09862745098" calcext:value-type="float">
            <text:p>-241.098627451</text:p>
          </table:table-cell>
          <table:table-cell table:number-columns-repeated="3"/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-249.105" calcext:value-type="float">
            <text:p>-249.105</text:p>
          </table:table-cell>
          <table:table-cell table:formula="of:=AVERAGE([.B883:.B933])" office:value-type="float" office:value="-240.898" calcext:value-type="float">
            <text:p>-240.898</text:p>
          </table:table-cell>
          <table:table-cell table:number-columns-repeated="3"/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-240.565" calcext:value-type="float">
            <text:p>-240.565</text:p>
          </table:table-cell>
          <table:table-cell table:formula="of:=AVERAGE([.B884:.B934])" office:value-type="float" office:value="-240.63262745098" calcext:value-type="float">
            <text:p>-240.632627451</text:p>
          </table:table-cell>
          <table:table-cell table:number-columns-repeated="3"/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-246.093" calcext:value-type="float">
            <text:p>-246.093</text:p>
          </table:table-cell>
          <table:table-cell table:formula="of:=AVERAGE([.B885:.B935])" office:value-type="float" office:value="-240.55437254902" calcext:value-type="float">
            <text:p>-240.554372549</text:p>
          </table:table-cell>
          <table:table-cell table:number-columns-repeated="3"/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-244.85" calcext:value-type="float">
            <text:p>-244.85</text:p>
          </table:table-cell>
          <table:table-cell table:formula="of:=AVERAGE([.B886:.B936])" office:value-type="float" office:value="-240.357470588235" calcext:value-type="float">
            <text:p>-240.3574705882</text:p>
          </table:table-cell>
          <table:table-cell table:number-columns-repeated="3"/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-245.211" calcext:value-type="float">
            <text:p>-245.211</text:p>
          </table:table-cell>
          <table:table-cell table:formula="of:=AVERAGE([.B887:.B937])" office:value-type="float" office:value="-240.00762745098" calcext:value-type="float">
            <text:p>-240.007627451</text:p>
          </table:table-cell>
          <table:table-cell table:number-columns-repeated="3"/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-248.779" calcext:value-type="float">
            <text:p>-248.779</text:p>
          </table:table-cell>
          <table:table-cell table:formula="of:=AVERAGE([.B888:.B938])" office:value-type="float" office:value="-239.706333333333" calcext:value-type="float">
            <text:p>-239.7063333333</text:p>
          </table:table-cell>
          <table:table-cell table:number-columns-repeated="3"/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-248.594" calcext:value-type="float">
            <text:p>-248.594</text:p>
          </table:table-cell>
          <table:table-cell table:formula="of:=AVERAGE([.B889:.B939])" office:value-type="float" office:value="-239.377823529412" calcext:value-type="float">
            <text:p>-239.3778235294</text:p>
          </table:table-cell>
          <table:table-cell table:number-columns-repeated="3"/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-248.756" calcext:value-type="float">
            <text:p>-248.756</text:p>
          </table:table-cell>
          <table:table-cell table:formula="of:=AVERAGE([.B890:.B940])" office:value-type="float" office:value="-239.058098039216" calcext:value-type="float">
            <text:p>-239.0580980392</text:p>
          </table:table-cell>
          <table:table-cell table:number-columns-repeated="3"/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-244.895" calcext:value-type="float">
            <text:p>-244.895</text:p>
          </table:table-cell>
          <table:table-cell table:formula="of:=AVERAGE([.B891:.B941])" office:value-type="float" office:value="-238.883921568627" calcext:value-type="float">
            <text:p>-238.8839215686</text:p>
          </table:table-cell>
          <table:table-cell table:number-columns-repeated="3"/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-245.166" calcext:value-type="float">
            <text:p>-245.166</text:p>
          </table:table-cell>
          <table:table-cell table:formula="of:=AVERAGE([.B892:.B942])" office:value-type="float" office:value="-238.720764705882" calcext:value-type="float">
            <text:p>-238.7207647059</text:p>
          </table:table-cell>
          <table:table-cell table:number-columns-repeated="3"/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-245.278" calcext:value-type="float">
            <text:p>-245.278</text:p>
          </table:table-cell>
          <table:table-cell table:formula="of:=AVERAGE([.B893:.B943])" office:value-type="float" office:value="-238.650647058824" calcext:value-type="float">
            <text:p>-238.6506470588</text:p>
          </table:table-cell>
          <table:table-cell table:number-columns-repeated="3"/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-242.799" calcext:value-type="float">
            <text:p>-242.799</text:p>
          </table:table-cell>
          <table:table-cell table:formula="of:=AVERAGE([.B894:.B944])" office:value-type="float" office:value="-238.433137254902" calcext:value-type="float">
            <text:p>-238.4331372549</text:p>
          </table:table-cell>
          <table:table-cell table:number-columns-repeated="3"/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-238.735" calcext:value-type="float">
            <text:p>-238.735</text:p>
          </table:table-cell>
          <table:table-cell table:formula="of:=AVERAGE([.B895:.B945])" office:value-type="float" office:value="-238.30862745098" calcext:value-type="float">
            <text:p>-238.308627451</text:p>
          </table:table-cell>
          <table:table-cell table:number-columns-repeated="3"/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-240.63" calcext:value-type="float">
            <text:p>-240.63</text:p>
          </table:table-cell>
          <table:table-cell table:formula="of:=AVERAGE([.B896:.B946])" office:value-type="float" office:value="-238.253137254902" calcext:value-type="float">
            <text:p>-238.2531372549</text:p>
          </table:table-cell>
          <table:table-cell table:number-columns-repeated="3"/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-240.457" calcext:value-type="float">
            <text:p>-240.457</text:p>
          </table:table-cell>
          <table:table-cell table:formula="of:=AVERAGE([.B897:.B947])" office:value-type="float" office:value="-238.107490196078" calcext:value-type="float">
            <text:p>-238.1074901961</text:p>
          </table:table-cell>
          <table:table-cell table:number-columns-repeated="3"/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-236.805" calcext:value-type="float">
            <text:p>-236.805</text:p>
          </table:table-cell>
          <table:table-cell table:formula="of:=AVERAGE([.B898:.B948])" office:value-type="float" office:value="-237.922843137255" calcext:value-type="float">
            <text:p>-237.9228431373</text:p>
          </table:table-cell>
          <table:table-cell table:number-columns-repeated="3"/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-237.311" calcext:value-type="float">
            <text:p>-237.311</text:p>
          </table:table-cell>
          <table:table-cell table:formula="of:=AVERAGE([.B899:.B949])" office:value-type="float" office:value="-237.745196078431" calcext:value-type="float">
            <text:p>-237.7451960784</text:p>
          </table:table-cell>
          <table:table-cell table:number-columns-repeated="3"/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-238.031" calcext:value-type="float">
            <text:p>-238.031</text:p>
          </table:table-cell>
          <table:table-cell table:formula="of:=AVERAGE([.B900:.B950])" office:value-type="float" office:value="-237.617529411765" calcext:value-type="float">
            <text:p>-237.6175294118</text:p>
          </table:table-cell>
          <table:table-cell table:number-columns-repeated="3"/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-239.571" calcext:value-type="float">
            <text:p>-239.571</text:p>
          </table:table-cell>
          <table:table-cell table:formula="of:=AVERAGE([.B901:.B951])" office:value-type="float" office:value="-237.635529411765" calcext:value-type="float">
            <text:p>-237.6355294118</text:p>
          </table:table-cell>
          <table:table-cell table:number-columns-repeated="3"/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-236.89" calcext:value-type="float">
            <text:p>-236.89</text:p>
          </table:table-cell>
          <table:table-cell table:formula="of:=AVERAGE([.B902:.B952])" office:value-type="float" office:value="-237.591215686274" calcext:value-type="float">
            <text:p>-237.5912156863</text:p>
          </table:table-cell>
          <table:table-cell table:number-columns-repeated="3"/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-237.438" calcext:value-type="float">
            <text:p>-237.438</text:p>
          </table:table-cell>
          <table:table-cell table:formula="of:=AVERAGE([.B903:.B953])" office:value-type="float" office:value="-237.664137254902" calcext:value-type="float">
            <text:p>-237.6641372549</text:p>
          </table:table-cell>
          <table:table-cell table:number-columns-repeated="3"/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-242.954" calcext:value-type="float">
            <text:p>-242.954</text:p>
          </table:table-cell>
          <table:table-cell table:formula="of:=AVERAGE([.B904:.B954])" office:value-type="float" office:value="-237.732274509804" calcext:value-type="float">
            <text:p>-237.7322745098</text:p>
          </table:table-cell>
          <table:table-cell table:number-columns-repeated="3"/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-242.27" calcext:value-type="float">
            <text:p>-242.27</text:p>
          </table:table-cell>
          <table:table-cell table:formula="of:=AVERAGE([.B905:.B955])" office:value-type="float" office:value="-237.615019607843" calcext:value-type="float">
            <text:p>-237.6150196078</text:p>
          </table:table-cell>
          <table:table-cell table:number-columns-repeated="3"/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-242.446" calcext:value-type="float">
            <text:p>-242.446</text:p>
          </table:table-cell>
          <table:table-cell table:formula="of:=AVERAGE([.B906:.B956])" office:value-type="float" office:value="-237.448843137255" calcext:value-type="float">
            <text:p>-237.4488431373</text:p>
          </table:table-cell>
          <table:table-cell table:number-columns-repeated="3"/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-240.522" calcext:value-type="float">
            <text:p>-240.522</text:p>
          </table:table-cell>
          <table:table-cell table:formula="of:=AVERAGE([.B907:.B957])" office:value-type="float" office:value="-237.235431372549" calcext:value-type="float">
            <text:p>-237.2354313725</text:p>
          </table:table-cell>
          <table:table-cell table:number-columns-repeated="3"/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-237.417" calcext:value-type="float">
            <text:p>-237.417</text:p>
          </table:table-cell>
          <table:table-cell table:formula="of:=AVERAGE([.B908:.B958])" office:value-type="float" office:value="-237.016784313725" calcext:value-type="float">
            <text:p>-237.0167843137</text:p>
          </table:table-cell>
          <table:table-cell table:number-columns-repeated="3"/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-238.607" calcext:value-type="float">
            <text:p>-238.607</text:p>
          </table:table-cell>
          <table:table-cell table:formula="of:=AVERAGE([.B909:.B959])" office:value-type="float" office:value="-236.850529411765" calcext:value-type="float">
            <text:p>-236.8505294118</text:p>
          </table:table-cell>
          <table:table-cell table:number-columns-repeated="3"/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-243.109" calcext:value-type="float">
            <text:p>-243.109</text:p>
          </table:table-cell>
          <table:table-cell table:formula="of:=AVERAGE([.B910:.B960])" office:value-type="float" office:value="-236.727823529412" calcext:value-type="float">
            <text:p>-236.7278235294</text:p>
          </table:table-cell>
          <table:table-cell table:number-columns-repeated="3"/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-237.756" calcext:value-type="float">
            <text:p>-237.756</text:p>
          </table:table-cell>
          <table:table-cell table:formula="of:=AVERAGE([.B911:.B961])" office:value-type="float" office:value="-236.543588235294" calcext:value-type="float">
            <text:p>-236.5435882353</text:p>
          </table:table-cell>
          <table:table-cell table:number-columns-repeated="3"/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-243.687" calcext:value-type="float">
            <text:p>-243.687</text:p>
          </table:table-cell>
          <table:table-cell table:formula="of:=AVERAGE([.B912:.B962])" office:value-type="float" office:value="-236.402901960784" calcext:value-type="float">
            <text:p>-236.4029019608</text:p>
          </table:table-cell>
          <table:table-cell table:number-columns-repeated="3"/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-240.046" calcext:value-type="float">
            <text:p>-240.046</text:p>
          </table:table-cell>
          <table:table-cell table:formula="of:=AVERAGE([.B913:.B963])" office:value-type="float" office:value="-236.258098039216" calcext:value-type="float">
            <text:p>-236.2580980392</text:p>
          </table:table-cell>
          <table:table-cell table:number-columns-repeated="3"/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-252.549" calcext:value-type="float">
            <text:p>-252.549</text:p>
          </table:table-cell>
          <table:table-cell table:formula="of:=AVERAGE([.B914:.B964])" office:value-type="float" office:value="-236.18837254902" calcext:value-type="float">
            <text:p>-236.188372549</text:p>
          </table:table-cell>
          <table:table-cell table:number-columns-repeated="3"/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-240.63" calcext:value-type="float">
            <text:p>-240.63</text:p>
          </table:table-cell>
          <table:table-cell table:formula="of:=AVERAGE([.B915:.B965])" office:value-type="float" office:value="-235.770568627451" calcext:value-type="float">
            <text:p>-235.7705686275</text:p>
          </table:table-cell>
          <table:table-cell table:number-columns-repeated="3"/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-240.522" calcext:value-type="float">
            <text:p>-240.522</text:p>
          </table:table-cell>
          <table:table-cell table:formula="of:=AVERAGE([.B916:.B966])" office:value-type="float" office:value="-235.707980392157" calcext:value-type="float">
            <text:p>-235.7079803922</text:p>
          </table:table-cell>
          <table:table-cell table:number-columns-repeated="3"/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-255.55" calcext:value-type="float">
            <text:p>-255.55</text:p>
          </table:table-cell>
          <table:table-cell table:formula="of:=AVERAGE([.B917:.B967])" office:value-type="float" office:value="-235.55168627451" calcext:value-type="float">
            <text:p>-235.5516862745</text:p>
          </table:table-cell>
          <table:table-cell table:number-columns-repeated="3"/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-253.872" calcext:value-type="float">
            <text:p>-253.872</text:p>
          </table:table-cell>
          <table:table-cell table:formula="of:=AVERAGE([.B918:.B968])" office:value-type="float" office:value="-235.182078431372" calcext:value-type="float">
            <text:p>-235.1820784314</text:p>
          </table:table-cell>
          <table:table-cell table:number-columns-repeated="3"/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-243.91" calcext:value-type="float">
            <text:p>-243.91</text:p>
          </table:table-cell>
          <table:table-cell table:formula="of:=AVERAGE([.B919:.B969])" office:value-type="float" office:value="-234.888196078431" calcext:value-type="float">
            <text:p>-234.8881960784</text:p>
          </table:table-cell>
          <table:table-cell table:number-columns-repeated="3"/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248.362" calcext:value-type="float">
            <text:p>-248.362</text:p>
          </table:table-cell>
          <table:table-cell table:formula="of:=AVERAGE([.B920:.B970])" office:value-type="float" office:value="-234.892137254902" calcext:value-type="float">
            <text:p>-234.8921372549</text:p>
          </table:table-cell>
          <table:table-cell table:number-columns-repeated="3"/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241.765" calcext:value-type="float">
            <text:p>-241.765</text:p>
          </table:table-cell>
          <table:table-cell table:formula="of:=AVERAGE([.B921:.B971])" office:value-type="float" office:value="-234.687490196078" calcext:value-type="float">
            <text:p>-234.6874901961</text:p>
          </table:table-cell>
          <table:table-cell table:number-columns-repeated="3"/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240.5" calcext:value-type="float">
            <text:p>-240.5</text:p>
          </table:table-cell>
          <table:table-cell table:formula="of:=AVERAGE([.B922:.B972])" office:value-type="float" office:value="-234.501666666667" calcext:value-type="float">
            <text:p>-234.5016666667</text:p>
          </table:table-cell>
          <table:table-cell table:number-columns-repeated="3"/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233.243" calcext:value-type="float">
            <text:p>-233.243</text:p>
          </table:table-cell>
          <table:table-cell table:formula="of:=AVERAGE([.B923:.B973])" office:value-type="float" office:value="-234.318137254902" calcext:value-type="float">
            <text:p>-234.3181372549</text:p>
          </table:table-cell>
          <table:table-cell table:number-columns-repeated="3"/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241.831" calcext:value-type="float">
            <text:p>-241.831</text:p>
          </table:table-cell>
          <table:table-cell table:formula="of:=AVERAGE([.B924:.B974])" office:value-type="float" office:value="-234.161294117647" calcext:value-type="float">
            <text:p>-234.1612941176</text:p>
          </table:table-cell>
          <table:table-cell table:number-columns-repeated="3"/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235.446" calcext:value-type="float">
            <text:p>-235.446</text:p>
          </table:table-cell>
          <table:table-cell table:formula="of:=AVERAGE([.B925:.B975])" office:value-type="float" office:value="-233.819333333333" calcext:value-type="float">
            <text:p>-233.8193333333</text:p>
          </table:table-cell>
          <table:table-cell table:number-columns-repeated="3"/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230.98" calcext:value-type="float">
            <text:p>-230.98</text:p>
          </table:table-cell>
          <table:table-cell table:formula="of:=AVERAGE([.B926:.B976])" office:value-type="float" office:value="-233.677509803922" calcext:value-type="float">
            <text:p>-233.6775098039</text:p>
          </table:table-cell>
          <table:table-cell table:number-columns-repeated="3"/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234.68" calcext:value-type="float">
            <text:p>-234.68</text:p>
          </table:table-cell>
          <table:table-cell table:formula="of:=AVERAGE([.B927:.B977])" office:value-type="float" office:value="-233.606078431373" calcext:value-type="float">
            <text:p>-233.6060784314</text:p>
          </table:table-cell>
          <table:table-cell table:number-columns-repeated="3"/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230.064" calcext:value-type="float">
            <text:p>-230.064</text:p>
          </table:table-cell>
          <table:table-cell table:formula="of:=AVERAGE([.B928:.B978])" office:value-type="float" office:value="-233.546117647059" calcext:value-type="float">
            <text:p>-233.5461176471</text:p>
          </table:table-cell>
          <table:table-cell table:number-columns-repeated="3"/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230.72" calcext:value-type="float">
            <text:p>-230.72</text:p>
          </table:table-cell>
          <table:table-cell table:formula="of:=AVERAGE([.B929:.B979])" office:value-type="float" office:value="-233.44862745098" calcext:value-type="float">
            <text:p>-233.448627451</text:p>
          </table:table-cell>
          <table:table-cell table:number-columns-repeated="3"/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230.78" calcext:value-type="float">
            <text:p>-230.78</text:p>
          </table:table-cell>
          <table:table-cell table:formula="of:=AVERAGE([.B930:.B980])" office:value-type="float" office:value="-233.369039215686" calcext:value-type="float">
            <text:p>-233.3690392157</text:p>
          </table:table-cell>
          <table:table-cell table:number-columns-repeated="3"/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230.302" calcext:value-type="float">
            <text:p>-230.302</text:p>
          </table:table-cell>
          <table:table-cell table:formula="of:=AVERAGE([.B931:.B981])" office:value-type="float" office:value="-233.314490196078" calcext:value-type="float">
            <text:p>-233.3144901961</text:p>
          </table:table-cell>
          <table:table-cell table:number-columns-repeated="3"/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233.918" calcext:value-type="float">
            <text:p>-233.918</text:p>
          </table:table-cell>
          <table:table-cell table:formula="of:=AVERAGE([.B932:.B982])" office:value-type="float" office:value="-233.199333333333" calcext:value-type="float">
            <text:p>-233.1993333333</text:p>
          </table:table-cell>
          <table:table-cell table:number-columns-repeated="3"/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231.401" calcext:value-type="float">
            <text:p>-231.401</text:p>
          </table:table-cell>
          <table:table-cell table:formula="of:=AVERAGE([.B933:.B983])" office:value-type="float" office:value="-232.926862745098" calcext:value-type="float">
            <text:p>-232.9268627451</text:p>
          </table:table-cell>
          <table:table-cell table:number-columns-repeated="3"/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235.571" calcext:value-type="float">
            <text:p>-235.571</text:p>
          </table:table-cell>
          <table:table-cell table:formula="of:=AVERAGE([.B934:.B984])" office:value-type="float" office:value="-232.854803921569" calcext:value-type="float">
            <text:p>-232.8548039216</text:p>
          </table:table-cell>
          <table:table-cell table:number-columns-repeated="3"/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236.574" calcext:value-type="float">
            <text:p>-236.574</text:p>
          </table:table-cell>
          <table:table-cell table:formula="of:=AVERAGE([.B935:.B985])" office:value-type="float" office:value="-232.70937254902" calcext:value-type="float">
            <text:p>-232.709372549</text:p>
          </table:table-cell>
          <table:table-cell table:number-columns-repeated="3"/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236.051" calcext:value-type="float">
            <text:p>-236.051</text:p>
          </table:table-cell>
          <table:table-cell table:formula="of:=AVERAGE([.B936:.B986])" office:value-type="float" office:value="-232.483117647059" calcext:value-type="float">
            <text:p>-232.4831176471</text:p>
          </table:table-cell>
          <table:table-cell table:number-columns-repeated="3"/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227.008" calcext:value-type="float">
            <text:p>-227.008</text:p>
          </table:table-cell>
          <table:table-cell table:formula="of:=AVERAGE([.B937:.B987])" office:value-type="float" office:value="-232.073450980392" calcext:value-type="float">
            <text:p>-232.0734509804</text:p>
          </table:table-cell>
          <table:table-cell table:number-columns-repeated="3"/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229.845" calcext:value-type="float">
            <text:p>-229.845</text:p>
          </table:table-cell>
          <table:table-cell table:formula="of:=AVERAGE([.B938:.B988])" office:value-type="float" office:value="-232.000411764706" calcext:value-type="float">
            <text:p>-232.0004117647</text:p>
          </table:table-cell>
          <table:table-cell table:number-columns-repeated="3"/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232.025" calcext:value-type="float">
            <text:p>-232.025</text:p>
          </table:table-cell>
          <table:table-cell table:formula="of:=AVERAGE([.B939:.B989])" office:value-type="float" office:value="-231.882392156863" calcext:value-type="float">
            <text:p>-231.8823921569</text:p>
          </table:table-cell>
          <table:table-cell table:number-columns-repeated="3"/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232.288" calcext:value-type="float">
            <text:p>-232.288</text:p>
          </table:table-cell>
          <table:table-cell table:formula="of:=AVERAGE([.B940:.B990])" office:value-type="float" office:value="-231.68837254902" calcext:value-type="float">
            <text:p>-231.688372549</text:p>
          </table:table-cell>
          <table:table-cell table:number-columns-repeated="3"/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239.873" calcext:value-type="float">
            <text:p>-239.873</text:p>
          </table:table-cell>
          <table:table-cell table:formula="of:=AVERAGE([.B941:.B991])" office:value-type="float" office:value="-231.554" calcext:value-type="float">
            <text:p>-231.554</text:p>
          </table:table-cell>
          <table:table-cell table:number-columns-repeated="3"/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236.574" calcext:value-type="float">
            <text:p>-236.574</text:p>
          </table:table-cell>
          <table:table-cell table:formula="of:=AVERAGE([.B942:.B992])" office:value-type="float" office:value="-231.363607843137" calcext:value-type="float">
            <text:p>-231.3636078431</text:p>
          </table:table-cell>
          <table:table-cell table:number-columns-repeated="3"/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241.59" calcext:value-type="float">
            <text:p>-241.59</text:p>
          </table:table-cell>
          <table:table-cell table:formula="of:=AVERAGE([.B943:.B993])" office:value-type="float" office:value="-231.08837254902" calcext:value-type="float">
            <text:p>-231.088372549</text:p>
          </table:table-cell>
          <table:table-cell table:number-columns-repeated="3"/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234.185" calcext:value-type="float">
            <text:p>-234.185</text:p>
          </table:table-cell>
          <table:table-cell table:formula="of:=AVERAGE([.B944:.B994])" office:value-type="float" office:value="-230.738960784314" calcext:value-type="float">
            <text:p>-230.7389607843</text:p>
          </table:table-cell>
          <table:table-cell table:number-columns-repeated="3"/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236.449" calcext:value-type="float">
            <text:p>-236.449</text:p>
          </table:table-cell>
          <table:table-cell table:formula="of:=AVERAGE([.B945:.B995])" office:value-type="float" office:value="-230.582392156863" calcext:value-type="float">
            <text:p>-230.5823921569</text:p>
          </table:table-cell>
          <table:table-cell table:number-columns-repeated="3"/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235.905" calcext:value-type="float">
            <text:p>-235.905</text:p>
          </table:table-cell>
          <table:table-cell table:formula="of:=AVERAGE([.B946:.B996])" office:value-type="float" office:value="-230.484980392157" calcext:value-type="float">
            <text:p>-230.4849803922</text:p>
          </table:table-cell>
          <table:table-cell table:number-columns-repeated="3"/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233.202" calcext:value-type="float">
            <text:p>-233.202</text:p>
          </table:table-cell>
          <table:table-cell table:formula="of:=AVERAGE([.B947:.B997])" office:value-type="float" office:value="-230.369666666667" calcext:value-type="float">
            <text:p>-230.3696666667</text:p>
          </table:table-cell>
          <table:table-cell table:number-columns-repeated="3"/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231.04" calcext:value-type="float">
            <text:p>-231.04</text:p>
          </table:table-cell>
          <table:table-cell table:formula="of:=AVERAGE([.B948:.B998])" office:value-type="float" office:value="-230.171509803922" calcext:value-type="float">
            <text:p>-230.1715098039</text:p>
          </table:table-cell>
          <table:table-cell table:number-columns-repeated="3"/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227.745" calcext:value-type="float">
            <text:p>-227.745</text:p>
          </table:table-cell>
          <table:table-cell table:formula="of:=AVERAGE([.B949:.B999])" office:value-type="float" office:value="-229.970470588235" calcext:value-type="float">
            <text:p>-229.9704705882</text:p>
          </table:table-cell>
          <table:table-cell table:number-columns-repeated="3"/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230.8" calcext:value-type="float">
            <text:p>-230.8</text:p>
          </table:table-cell>
          <table:table-cell table:formula="of:=AVERAGE([.B950:.B1000])" office:value-type="float" office:value="-229.940921568627" calcext:value-type="float">
            <text:p>-229.9409215686</text:p>
          </table:table-cell>
          <table:table-cell table:number-columns-repeated="3"/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238.949" calcext:value-type="float">
            <text:p>-238.949</text:p>
          </table:table-cell>
          <table:table-cell table:formula="of:=AVERAGE([.B951:.B1001])" office:value-type="float" office:value="-229.840215686274" calcext:value-type="float">
            <text:p>-229.8402156863</text:p>
          </table:table-cell>
          <table:table-cell table:number-columns-repeated="3"/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237.311" calcext:value-type="float">
            <text:p>-237.311</text:p>
          </table:table-cell>
          <table:table-cell table:formula="of:=AVERAGE([.B952:.B1002])" office:value-type="float" office:value="-229.505705882353" calcext:value-type="float">
            <text:p>-229.5057058824</text:p>
          </table:table-cell>
          <table:table-cell table:number-columns-repeated="3"/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240.609" calcext:value-type="float">
            <text:p>-240.609</text:p>
          </table:table-cell>
          <table:table-cell table:formula="of:=AVERAGE([.B953:.B1003])" office:value-type="float" office:value="-229.251274509804" calcext:value-type="float">
            <text:p>-229.2512745098</text:p>
          </table:table-cell>
          <table:table-cell table:number-columns-repeated="3"/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240.913" calcext:value-type="float">
            <text:p>-240.913</text:p>
          </table:table-cell>
          <table:table-cell table:formula="of:=AVERAGE([.B954:.B1004])" office:value-type="float" office:value="-228.987254901961" calcext:value-type="float">
            <text:p>-228.987254902</text:p>
          </table:table-cell>
          <table:table-cell table:number-columns-repeated="3"/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236.974" calcext:value-type="float">
            <text:p>-236.974</text:p>
          </table:table-cell>
          <table:table-cell table:formula="of:=AVERAGE([.B955:.B1005])" office:value-type="float" office:value="-228.74168627451" calcext:value-type="float">
            <text:p>-228.7416862745</text:p>
          </table:table-cell>
          <table:table-cell table:number-columns-repeated="3"/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233.795" calcext:value-type="float">
            <text:p>-233.795</text:p>
          </table:table-cell>
          <table:table-cell table:formula="of:=AVERAGE([.B956:.B1006])" office:value-type="float" office:value="-228.413568627451" calcext:value-type="float">
            <text:p>-228.4135686275</text:p>
          </table:table-cell>
          <table:table-cell table:number-columns-repeated="3"/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231.562" calcext:value-type="float">
            <text:p>-231.562</text:p>
          </table:table-cell>
          <table:table-cell table:formula="of:=AVERAGE([.B957:.B1007])" office:value-type="float" office:value="-228.302196078431" calcext:value-type="float">
            <text:p>-228.3021960784</text:p>
          </table:table-cell>
          <table:table-cell table:number-columns-repeated="3"/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229.371" calcext:value-type="float">
            <text:p>-229.371</text:p>
          </table:table-cell>
          <table:table-cell table:formula="of:=AVERAGE([.B958:.B1008])" office:value-type="float" office:value="-228.331156862745" calcext:value-type="float">
            <text:p>-228.3311568627</text:p>
          </table:table-cell>
          <table:table-cell table:number-columns-repeated="3"/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228.938" calcext:value-type="float">
            <text:p>-228.938</text:p>
          </table:table-cell>
          <table:table-cell table:formula="of:=AVERAGE([.B959:.B1009])" office:value-type="float" office:value="-228.173980392157" calcext:value-type="float">
            <text:p>-228.1739803922</text:p>
          </table:table-cell>
          <table:table-cell table:number-columns-repeated="3"/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232.349" calcext:value-type="float">
            <text:p>-232.349</text:p>
          </table:table-cell>
          <table:table-cell table:formula="of:=AVERAGE([.B960:.B1010])" office:value-type="float" office:value="-228.033235294118" calcext:value-type="float">
            <text:p>-228.0332352941</text:p>
          </table:table-cell>
          <table:table-cell table:number-columns-repeated="3"/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233.713" calcext:value-type="float">
            <text:p>-233.713</text:p>
          </table:table-cell>
          <table:table-cell table:formula="of:=AVERAGE([.B961:.B1011])" office:value-type="float" office:value="-227.879803921569" calcext:value-type="float">
            <text:p>-227.8798039216</text:p>
          </table:table-cell>
          <table:table-cell table:number-columns-repeated="3"/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230.581" calcext:value-type="float">
            <text:p>-230.581</text:p>
          </table:table-cell>
          <table:table-cell table:formula="of:=AVERAGE([.B962:.B1012])" office:value-type="float" office:value="-227.65231372549" calcext:value-type="float">
            <text:p>-227.6523137255</text:p>
          </table:table-cell>
          <table:table-cell table:number-columns-repeated="3"/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236.302" calcext:value-type="float">
            <text:p>-236.302</text:p>
          </table:table-cell>
          <table:table-cell table:formula="of:=AVERAGE([.B963:.B1013])" office:value-type="float" office:value="-227.541333333333" calcext:value-type="float">
            <text:p>-227.5413333333</text:p>
          </table:table-cell>
          <table:table-cell table:number-columns-repeated="3"/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236.49" calcext:value-type="float">
            <text:p>-236.49</text:p>
          </table:table-cell>
          <table:table-cell table:formula="of:=AVERAGE([.B964:.B1014])" office:value-type="float" office:value="-227.292294117647" calcext:value-type="float">
            <text:p>-227.2922941176</text:p>
          </table:table-cell>
          <table:table-cell table:number-columns-repeated="3"/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231.241" calcext:value-type="float">
            <text:p>-231.241</text:p>
          </table:table-cell>
          <table:table-cell table:formula="of:=AVERAGE([.B965:.B1015])" office:value-type="float" office:value="-226.960862745098" calcext:value-type="float">
            <text:p>-226.9608627451</text:p>
          </table:table-cell>
          <table:table-cell table:number-columns-repeated="3"/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237.438" calcext:value-type="float">
            <text:p>-237.438</text:p>
          </table:table-cell>
          <table:table-cell table:formula="of:=AVERAGE([.B966:.B1016])" office:value-type="float" office:value="-226.888509803922" calcext:value-type="float">
            <text:p>-226.8885098039</text:p>
          </table:table-cell>
          <table:table-cell table:number-columns-repeated="3"/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232.551" calcext:value-type="float">
            <text:p>-232.551</text:p>
          </table:table-cell>
          <table:table-cell table:formula="of:=AVERAGE([.B967:.B1017])" office:value-type="float" office:value="-226.609490196078" calcext:value-type="float">
            <text:p>-226.6094901961</text:p>
          </table:table-cell>
          <table:table-cell table:number-columns-repeated="3"/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236.7" calcext:value-type="float">
            <text:p>-236.7</text:p>
          </table:table-cell>
          <table:table-cell table:formula="of:=AVERAGE([.B968:.B1018])" office:value-type="float" office:value="-226.38062745098" calcext:value-type="float">
            <text:p>-226.380627451</text:p>
          </table:table-cell>
          <table:table-cell table:number-columns-repeated="3"/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238.884" calcext:value-type="float">
            <text:p>-238.884</text:p>
          </table:table-cell>
          <table:table-cell table:formula="of:=AVERAGE([.B969:.B1019])" office:value-type="float" office:value="-226.264549019608" calcext:value-type="float">
            <text:p>-226.2645490196</text:p>
          </table:table-cell>
          <table:table-cell table:number-columns-repeated="3"/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244.111" calcext:value-type="float">
            <text:p>-244.111</text:p>
          </table:table-cell>
          <table:table-cell table:formula="of:=AVERAGE([.B970:.B1020])" office:value-type="float" office:value="-226.070294117647" calcext:value-type="float">
            <text:p>-226.0702941176</text:p>
          </table:table-cell>
          <table:table-cell table:number-columns-repeated="3"/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-237.925" calcext:value-type="float">
            <text:p>-237.925</text:p>
          </table:table-cell>
          <table:table-cell table:formula="of:=AVERAGE([.B971:.B1021])" office:value-type="float" office:value="-225.760862745098" calcext:value-type="float">
            <text:p>-225.7608627451</text:p>
          </table:table-cell>
          <table:table-cell table:number-columns-repeated="3"/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-232.288" calcext:value-type="float">
            <text:p>-232.288</text:p>
          </table:table-cell>
          <table:table-cell table:formula="of:=AVERAGE([.B972:.B1022])" office:value-type="float" office:value="-225.464254901961" calcext:value-type="float">
            <text:p>-225.464254902</text:p>
          </table:table-cell>
          <table:table-cell table:number-columns-repeated="3"/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-231.14" calcext:value-type="float">
            <text:p>-231.14</text:p>
          </table:table-cell>
          <table:table-cell table:formula="of:=AVERAGE([.B973:.B1023])" office:value-type="float" office:value="-225.30831372549" calcext:value-type="float">
            <text:p>-225.3083137255</text:p>
          </table:table-cell>
          <table:table-cell table:number-columns-repeated="3"/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-225.244" calcext:value-type="float">
            <text:p>-225.244</text:p>
          </table:table-cell>
          <table:table-cell table:formula="of:=AVERAGE([.B974:.B1024])" office:value-type="float" office:value="-225.131274509804" calcext:value-type="float">
            <text:p>-225.1312745098</text:p>
          </table:table-cell>
          <table:table-cell table:number-columns-repeated="3"/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-224.391" calcext:value-type="float">
            <text:p>-224.391</text:p>
          </table:table-cell>
          <table:table-cell table:formula="of:=AVERAGE([.B975:.B1025])" office:value-type="float" office:value="-224.926705882353" calcext:value-type="float">
            <text:p>-224.9267058824</text:p>
          </table:table-cell>
          <table:table-cell table:number-columns-repeated="3"/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-228.213" calcext:value-type="float">
            <text:p>-228.213</text:p>
          </table:table-cell>
          <table:table-cell table:formula="of:=AVERAGE([.B976:.B1026])" office:value-type="float" office:value="-224.847450980392" calcext:value-type="float">
            <text:p>-224.8474509804</text:p>
          </table:table-cell>
          <table:table-cell table:number-columns-repeated="3"/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-227.337" calcext:value-type="float">
            <text:p>-227.337</text:p>
          </table:table-cell>
          <table:table-cell table:formula="of:=AVERAGE([.B977:.B1027])" office:value-type="float" office:value="-224.605803921569" calcext:value-type="float">
            <text:p>-224.6058039216</text:p>
          </table:table-cell>
          <table:table-cell table:number-columns-repeated="3"/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-231.622" calcext:value-type="float">
            <text:p>-231.622</text:p>
          </table:table-cell>
          <table:table-cell table:formula="of:=AVERAGE([.B978:.B1028])" office:value-type="float" office:value="-224.403392156863" calcext:value-type="float">
            <text:p>-224.4033921569</text:p>
          </table:table-cell>
          <table:table-cell table:number-columns-repeated="3"/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-225.092" calcext:value-type="float">
            <text:p>-225.092</text:p>
          </table:table-cell>
          <table:table-cell table:formula="of:=AVERAGE([.B979:.B1029])" office:value-type="float" office:value="-224.011254901961" calcext:value-type="float">
            <text:p>-224.011254902</text:p>
          </table:table-cell>
          <table:table-cell table:number-columns-repeated="3"/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-226.661" calcext:value-type="float">
            <text:p>-226.661</text:p>
          </table:table-cell>
          <table:table-cell table:formula="of:=AVERAGE([.B980:.B1030])" office:value-type="float" office:value="-223.879" calcext:value-type="float">
            <text:p>-223.879</text:p>
          </table:table-cell>
          <table:table-cell table:number-columns-repeated="3"/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-227.998" calcext:value-type="float">
            <text:p>-227.998</text:p>
          </table:table-cell>
          <table:table-cell table:formula="of:=AVERAGE([.B981:.B1031])" office:value-type="float" office:value="-223.606333333333" calcext:value-type="float">
            <text:p>-223.6063333333</text:p>
          </table:table-cell>
          <table:table-cell table:number-columns-repeated="3"/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-224.429" calcext:value-type="float">
            <text:p>-224.429</text:p>
          </table:table-cell>
          <table:table-cell table:formula="of:=AVERAGE([.B982:.B1032])" office:value-type="float" office:value="-223.468882352941" calcext:value-type="float">
            <text:p>-223.4688823529</text:p>
          </table:table-cell>
          <table:table-cell table:number-columns-repeated="3"/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-220.022" calcext:value-type="float">
            <text:p>-220.022</text:p>
          </table:table-cell>
          <table:table-cell table:formula="of:=AVERAGE([.B983:.B1033])" office:value-type="float" office:value="-223.279274509804" calcext:value-type="float">
            <text:p>-223.2792745098</text:p>
          </table:table-cell>
          <table:table-cell table:number-columns-repeated="3"/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-227.726" calcext:value-type="float">
            <text:p>-227.726</text:p>
          </table:table-cell>
          <table:table-cell table:formula="of:=AVERAGE([.B984:.B1034])" office:value-type="float" office:value="-223.246431372549" calcext:value-type="float">
            <text:p>-223.2464313725</text:p>
          </table:table-cell>
          <table:table-cell table:number-columns-repeated="3"/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-228.154" calcext:value-type="float">
            <text:p>-228.154</text:p>
          </table:table-cell>
          <table:table-cell table:formula="of:=AVERAGE([.B985:.B1035])" office:value-type="float" office:value="-223.053784313725" calcext:value-type="float">
            <text:p>-223.0537843137</text:p>
          </table:table-cell>
          <table:table-cell table:number-columns-repeated="3"/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-225.035" calcext:value-type="float">
            <text:p>-225.035</text:p>
          </table:table-cell>
          <table:table-cell table:formula="of:=AVERAGE([.B986:.B1036])" office:value-type="float" office:value="-222.823274509804" calcext:value-type="float">
            <text:p>-222.8232745098</text:p>
          </table:table-cell>
          <table:table-cell table:number-columns-repeated="3"/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-215.158" calcext:value-type="float">
            <text:p>-215.158</text:p>
          </table:table-cell>
          <table:table-cell table:formula="of:=AVERAGE([.B987:.B1037])" office:value-type="float" office:value="-222.697745098039" calcext:value-type="float">
            <text:p>-222.697745098</text:p>
          </table:table-cell>
          <table:table-cell table:number-columns-repeated="3"/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-223.283" calcext:value-type="float">
            <text:p>-223.283</text:p>
          </table:table-cell>
          <table:table-cell table:formula="of:=AVERAGE([.B988:.B1038])" office:value-type="float" office:value="-222.763764705882" calcext:value-type="float">
            <text:p>-222.7637647059</text:p>
          </table:table-cell>
          <table:table-cell table:number-columns-repeated="3"/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-223.826" calcext:value-type="float">
            <text:p>-223.826</text:p>
          </table:table-cell>
          <table:table-cell table:formula="of:=AVERAGE([.B989:.B1039])" office:value-type="float" office:value="-222.583784313725" calcext:value-type="float">
            <text:p>-222.5837843137</text:p>
          </table:table-cell>
          <table:table-cell table:number-columns-repeated="3"/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-222.13" calcext:value-type="float">
            <text:p>-222.13</text:p>
          </table:table-cell>
          <table:table-cell table:formula="of:=AVERAGE([.B990:.B1040])" office:value-type="float" office:value="-222.453333333333" calcext:value-type="float">
            <text:p>-222.4533333333</text:p>
          </table:table-cell>
          <table:table-cell table:number-columns-repeated="3"/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-225.435" calcext:value-type="float">
            <text:p>-225.435</text:p>
          </table:table-cell>
          <table:table-cell table:formula="of:=AVERAGE([.B991:.B1041])" office:value-type="float" office:value="-222.340235294117" calcext:value-type="float">
            <text:p>-222.3402352941</text:p>
          </table:table-cell>
          <table:table-cell table:number-columns-repeated="3"/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-230.163" calcext:value-type="float">
            <text:p>-230.163</text:p>
          </table:table-cell>
          <table:table-cell table:formula="of:=AVERAGE([.B992:.B1042])" office:value-type="float" office:value="-222.033509803921" calcext:value-type="float">
            <text:p>-222.0335098039</text:p>
          </table:table-cell>
          <table:table-cell table:number-columns-repeated="3"/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-222.537" calcext:value-type="float">
            <text:p>-222.537</text:p>
          </table:table-cell>
          <table:table-cell table:formula="of:=AVERAGE([.B993:.B1043])" office:value-type="float" office:value="-221.777764705882" calcext:value-type="float">
            <text:p>-221.7777647059</text:p>
          </table:table-cell>
          <table:table-cell table:number-columns-repeated="3"/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-223.77" calcext:value-type="float">
            <text:p>-223.77</text:p>
          </table:table-cell>
          <table:table-cell table:formula="of:=AVERAGE([.B994:.B1044])" office:value-type="float" office:value="-221.593960784314" calcext:value-type="float">
            <text:p>-221.5939607843</text:p>
          </table:table-cell>
          <table:table-cell table:number-columns-repeated="3"/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-226.2" calcext:value-type="float">
            <text:p>-226.2</text:p>
          </table:table-cell>
          <table:table-cell table:formula="of:=AVERAGE([.B995:.B1045])" office:value-type="float" office:value="-221.497450980392" calcext:value-type="float">
            <text:p>-221.4974509804</text:p>
          </table:table-cell>
          <table:table-cell table:number-columns-repeated="3"/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-231.481" calcext:value-type="float">
            <text:p>-231.481</text:p>
          </table:table-cell>
          <table:table-cell table:formula="of:=AVERAGE([.B996:.B1046])" office:value-type="float" office:value="-221.344862745098" calcext:value-type="float">
            <text:p>-221.3448627451</text:p>
          </table:table-cell>
          <table:table-cell table:number-columns-repeated="3"/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-230.024" calcext:value-type="float">
            <text:p>-230.024</text:p>
          </table:table-cell>
          <table:table-cell table:formula="of:=AVERAGE([.B997:.B1047])" office:value-type="float" office:value="-221.118745098039" calcext:value-type="float">
            <text:p>-221.118745098</text:p>
          </table:table-cell>
          <table:table-cell table:number-columns-repeated="3"/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-223.096" calcext:value-type="float">
            <text:p>-223.096</text:p>
          </table:table-cell>
          <table:table-cell table:formula="of:=AVERAGE([.B998:.B1048])" office:value-type="float" office:value="-220.963588235294" calcext:value-type="float">
            <text:p>-220.9635882353</text:p>
          </table:table-cell>
          <table:table-cell table:number-columns-repeated="3"/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-220.787" calcext:value-type="float">
            <text:p>-220.787</text:p>
          </table:table-cell>
          <table:table-cell table:formula="of:=AVERAGE([.B999:.B1049])" office:value-type="float" office:value="-220.83568627451" calcext:value-type="float">
            <text:p>-220.8356862745</text:p>
          </table:table-cell>
          <table:table-cell table:number-columns-repeated="3"/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-226.238" calcext:value-type="float">
            <text:p>-226.238</text:p>
          </table:table-cell>
          <table:table-cell table:formula="of:=AVERAGE([.B1000:.B1050])" office:value-type="float" office:value="-220.833901960784" calcext:value-type="float">
            <text:p>-220.8339019608</text:p>
          </table:table-cell>
          <table:table-cell table:number-columns-repeated="3"/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-225.664" calcext:value-type="float">
            <text:p>-225.664</text:p>
          </table:table-cell>
          <table:table-cell table:formula="of:=AVERAGE([.B1001:.B1051])" office:value-type="float" office:value="-220.628941176471" calcext:value-type="float">
            <text:p>-220.6289411765</text:p>
          </table:table-cell>
          <table:table-cell table:number-columns-repeated="3"/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-221.889" calcext:value-type="float">
            <text:p>-221.889</text:p>
          </table:table-cell>
          <table:table-cell table:formula="of:=AVERAGE([.B1002:.B1052])" office:value-type="float" office:value="-220.526509803922" calcext:value-type="float">
            <text:p>-220.5265098039</text:p>
          </table:table-cell>
          <table:table-cell table:number-columns-repeated="3"/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-224.335" calcext:value-type="float">
            <text:p>-224.335</text:p>
          </table:table-cell>
          <table:table-cell table:formula="of:=AVERAGE([.B1003:.B1053])" office:value-type="float" office:value="-220.398960784314" calcext:value-type="float">
            <text:p>-220.3989607843</text:p>
          </table:table-cell>
          <table:table-cell table:number-columns-repeated="3"/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-227.144" calcext:value-type="float">
            <text:p>-227.144</text:p>
          </table:table-cell>
          <table:table-cell table:formula="of:=AVERAGE([.B1004:.B1054])" office:value-type="float" office:value="-220.281549019608" calcext:value-type="float">
            <text:p>-220.2815490196</text:p>
          </table:table-cell>
          <table:table-cell table:number-columns-repeated="3"/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-228.389" calcext:value-type="float">
            <text:p>-228.389</text:p>
          </table:table-cell>
          <table:table-cell table:formula="of:=AVERAGE([.B1005:.B1055])" office:value-type="float" office:value="-219.927764705882" calcext:value-type="float">
            <text:p>-219.9277647059</text:p>
          </table:table-cell>
          <table:table-cell table:number-columns-repeated="3"/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-220.24" calcext:value-type="float">
            <text:p>-220.24</text:p>
          </table:table-cell>
          <table:table-cell table:formula="of:=AVERAGE([.B1006:.B1056])" office:value-type="float" office:value="-219.70368627451" calcext:value-type="float">
            <text:p>-219.7036862745</text:p>
          </table:table-cell>
          <table:table-cell table:number-columns-repeated="3"/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-228.115" calcext:value-type="float">
            <text:p>-228.115</text:p>
          </table:table-cell>
          <table:table-cell table:formula="of:=AVERAGE([.B1007:.B1057])" office:value-type="float" office:value="-219.571607843137" calcext:value-type="float">
            <text:p>-219.5716078431</text:p>
          </table:table-cell>
          <table:table-cell table:number-columns-repeated="3"/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-233.039" calcext:value-type="float">
            <text:p>-233.039</text:p>
          </table:table-cell>
          <table:table-cell table:formula="of:=AVERAGE([.B1008:.B1058])" office:value-type="float" office:value="-219.430078431373" calcext:value-type="float">
            <text:p>-219.4300784314</text:p>
          </table:table-cell>
          <table:table-cell table:number-columns-repeated="3"/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-221.355" calcext:value-type="float">
            <text:p>-221.355</text:p>
          </table:table-cell>
          <table:table-cell table:formula="of:=AVERAGE([.B1009:.B1059])" office:value-type="float" office:value="-219.140588235294" calcext:value-type="float">
            <text:p>-219.1405882353</text:p>
          </table:table-cell>
          <table:table-cell table:number-columns-repeated="3"/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-221.76" calcext:value-type="float">
            <text:p>-221.76</text:p>
          </table:table-cell>
          <table:table-cell table:formula="of:=AVERAGE([.B1010:.B1060])" office:value-type="float" office:value="-219.092490196078" calcext:value-type="float">
            <text:p>-219.0924901961</text:p>
          </table:table-cell>
          <table:table-cell table:number-columns-repeated="3"/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-224.524" calcext:value-type="float">
            <text:p>-224.524</text:p>
          </table:table-cell>
          <table:table-cell table:formula="of:=AVERAGE([.B1011:.B1061])" office:value-type="float" office:value="-219.132647058824" calcext:value-type="float">
            <text:p>-219.1326470588</text:p>
          </table:table-cell>
          <table:table-cell table:number-columns-repeated="3"/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-222.111" calcext:value-type="float">
            <text:p>-222.111</text:p>
          </table:table-cell>
          <table:table-cell table:formula="of:=AVERAGE([.B1012:.B1062])" office:value-type="float" office:value="-219.005921568627" calcext:value-type="float">
            <text:p>-219.0059215686</text:p>
          </table:table-cell>
          <table:table-cell table:number-columns-repeated="3"/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-224.921" calcext:value-type="float">
            <text:p>-224.921</text:p>
          </table:table-cell>
          <table:table-cell table:formula="of:=AVERAGE([.B1013:.B1063])" office:value-type="float" office:value="-219.006647058824" calcext:value-type="float">
            <text:p>-219.0066470588</text:p>
          </table:table-cell>
          <table:table-cell table:number-columns-repeated="3"/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-223.601" calcext:value-type="float">
            <text:p>-223.601</text:p>
          </table:table-cell>
          <table:table-cell table:formula="of:=AVERAGE([.B1014:.B1064])" office:value-type="float" office:value="-218.858882352941" calcext:value-type="float">
            <text:p>-218.8588823529</text:p>
          </table:table-cell>
          <table:table-cell table:number-columns-repeated="3"/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-219.587" calcext:value-type="float">
            <text:p>-219.587</text:p>
          </table:table-cell>
          <table:table-cell table:formula="of:=AVERAGE([.B1015:.B1065])" office:value-type="float" office:value="-218.645882352941" calcext:value-type="float">
            <text:p>-218.6458823529</text:p>
          </table:table-cell>
          <table:table-cell table:number-columns-repeated="3"/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-227.551" calcext:value-type="float">
            <text:p>-227.551</text:p>
          </table:table-cell>
          <table:table-cell table:formula="of:=AVERAGE([.B1016:.B1066])" office:value-type="float" office:value="-218.640568627451" calcext:value-type="float">
            <text:p>-218.6405686275</text:p>
          </table:table-cell>
          <table:table-cell table:number-columns-repeated="3"/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-223.208" calcext:value-type="float">
            <text:p>-223.208</text:p>
          </table:table-cell>
          <table:table-cell table:formula="of:=AVERAGE([.B1017:.B1067])" office:value-type="float" office:value="-218.420843137255" calcext:value-type="float">
            <text:p>-218.4208431373</text:p>
          </table:table-cell>
          <table:table-cell table:number-columns-repeated="3"/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-220.879" calcext:value-type="float">
            <text:p>-220.879</text:p>
          </table:table-cell>
          <table:table-cell table:formula="of:=AVERAGE([.B1018:.B1068])" office:value-type="float" office:value="-218.212215686274" calcext:value-type="float">
            <text:p>-218.2122156863</text:p>
          </table:table-cell>
          <table:table-cell table:number-columns-repeated="3"/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-230.78" calcext:value-type="float">
            <text:p>-230.78</text:p>
          </table:table-cell>
          <table:table-cell table:formula="of:=AVERAGE([.B1019:.B1069])" office:value-type="float" office:value="-218.234196078431" calcext:value-type="float">
            <text:p>-218.2341960784</text:p>
          </table:table-cell>
          <table:table-cell table:number-columns-repeated="3"/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-228.977" calcext:value-type="float">
            <text:p>-228.977</text:p>
          </table:table-cell>
          <table:table-cell table:formula="of:=AVERAGE([.B1020:.B1070])" office:value-type="float" office:value="-217.864176470588" calcext:value-type="float">
            <text:p>-217.8641764706</text:p>
          </table:table-cell>
          <table:table-cell table:number-columns-repeated="3"/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-228.33" calcext:value-type="float">
            <text:p>-228.33</text:p>
          </table:table-cell>
          <table:table-cell table:formula="of:=AVERAGE([.B1021:.B1071])" office:value-type="float" office:value="-217.679" calcext:value-type="float">
            <text:p>-217.679</text:p>
          </table:table-cell>
          <table:table-cell table:number-columns-repeated="3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222.798" calcext:value-type="float">
            <text:p>-222.798</text:p>
          </table:table-cell>
          <table:table-cell table:formula="of:=AVERAGE([.B1022:.B1072])" office:value-type="float" office:value="-217.443647058823" calcext:value-type="float">
            <text:p>-217.4436470588</text:p>
          </table:table-cell>
          <table:table-cell table:number-columns-repeated="3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224.335" calcext:value-type="float">
            <text:p>-224.335</text:p>
          </table:table-cell>
          <table:table-cell table:formula="of:=AVERAGE([.B1023:.B1073])" office:value-type="float" office:value="-217.308862745098" calcext:value-type="float">
            <text:p>-217.3088627451</text:p>
          </table:table-cell>
          <table:table-cell table:number-columns-repeated="3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222.111" calcext:value-type="float">
            <text:p>-222.111</text:p>
          </table:table-cell>
          <table:table-cell table:formula="of:=AVERAGE([.B1024:.B1074])" office:value-type="float" office:value="-217.243235294118" calcext:value-type="float">
            <text:p>-217.2432352941</text:p>
          </table:table-cell>
          <table:table-cell table:number-columns-repeated="3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214.811" calcext:value-type="float">
            <text:p>-214.811</text:p>
          </table:table-cell>
          <table:table-cell table:formula="of:=AVERAGE([.B1025:.B1075])" office:value-type="float" office:value="-217.050470588235" calcext:value-type="float">
            <text:p>-217.0504705882</text:p>
          </table:table-cell>
          <table:table-cell table:number-columns-repeated="3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220.349" calcext:value-type="float">
            <text:p>-220.349</text:p>
          </table:table-cell>
          <table:table-cell table:formula="of:=AVERAGE([.B1026:.B1076])" office:value-type="float" office:value="-217.100254901961" calcext:value-type="float">
            <text:p>-217.100254902</text:p>
          </table:table-cell>
          <table:table-cell table:number-columns-repeated="3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215.889" calcext:value-type="float">
            <text:p>-215.889</text:p>
          </table:table-cell>
          <table:table-cell table:formula="of:=AVERAGE([.B1027:.B1077])" office:value-type="float" office:value="-216.878098039216" calcext:value-type="float">
            <text:p>-216.8780980392</text:p>
          </table:table-cell>
          <table:table-cell table:number-columns-repeated="3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217.014" calcext:value-type="float">
            <text:p>-217.014</text:p>
          </table:table-cell>
          <table:table-cell table:formula="of:=AVERAGE([.B1028:.B1078])" office:value-type="float" office:value="-216.824647058823" calcext:value-type="float">
            <text:p>-216.8246470588</text:p>
          </table:table-cell>
          <table:table-cell table:number-columns-repeated="3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211.623" calcext:value-type="float">
            <text:p>-211.623</text:p>
          </table:table-cell>
          <table:table-cell table:formula="of:=AVERAGE([.B1029:.B1079])" office:value-type="float" office:value="-216.650294117647" calcext:value-type="float">
            <text:p>-216.6502941176</text:p>
          </table:table-cell>
          <table:table-cell table:number-columns-repeated="3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218.347" calcext:value-type="float">
            <text:p>-218.347</text:p>
          </table:table-cell>
          <table:table-cell table:formula="of:=AVERAGE([.B1030:.B1080])" office:value-type="float" office:value="-216.689862745098" calcext:value-type="float">
            <text:p>-216.6898627451</text:p>
          </table:table-cell>
          <table:table-cell table:number-columns-repeated="3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212.755" calcext:value-type="float">
            <text:p>-212.755</text:p>
          </table:table-cell>
          <table:table-cell table:formula="of:=AVERAGE([.B1031:.B1081])" office:value-type="float" office:value="-216.562647058823" calcext:value-type="float">
            <text:p>-216.5626470588</text:p>
          </table:table-cell>
          <table:table-cell table:number-columns-repeated="3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220.988" calcext:value-type="float">
            <text:p>-220.988</text:p>
          </table:table-cell>
          <table:table-cell table:formula="of:=AVERAGE([.B1032:.B1082])" office:value-type="float" office:value="-216.508117647059" calcext:value-type="float">
            <text:p>-216.5081176471</text:p>
          </table:table-cell>
          <table:table-cell table:number-columns-repeated="3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214.759" calcext:value-type="float">
            <text:p>-214.759</text:p>
          </table:table-cell>
          <table:table-cell table:formula="of:=AVERAGE([.B1033:.B1083])" office:value-type="float" office:value="-216.134705882353" calcext:value-type="float">
            <text:p>-216.1347058824</text:p>
          </table:table-cell>
          <table:table-cell table:number-columns-repeated="3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218.347" calcext:value-type="float">
            <text:p>-218.347</text:p>
          </table:table-cell>
          <table:table-cell table:formula="of:=AVERAGE([.B1034:.B1084])" office:value-type="float" office:value="-216.065333333333" calcext:value-type="float">
            <text:p>-216.0653333333</text:p>
          </table:table-cell>
          <table:table-cell table:number-columns-repeated="3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217.901" calcext:value-type="float">
            <text:p>-217.901</text:p>
          </table:table-cell>
          <table:table-cell table:formula="of:=AVERAGE([.B1035:.B1085])" office:value-type="float" office:value="-215.797803921569" calcext:value-type="float">
            <text:p>-215.7978039216</text:p>
          </table:table-cell>
          <table:table-cell table:number-columns-repeated="3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216.398" calcext:value-type="float">
            <text:p>-216.398</text:p>
          </table:table-cell>
          <table:table-cell table:formula="of:=AVERAGE([.B1036:.B1086])" office:value-type="float" office:value="-215.684607843137" calcext:value-type="float">
            <text:p>-215.6846078431</text:p>
          </table:table-cell>
          <table:table-cell table:number-columns-repeated="3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218.633" calcext:value-type="float">
            <text:p>-218.633</text:p>
          </table:table-cell>
          <table:table-cell table:formula="of:=AVERAGE([.B1037:.B1087])" office:value-type="float" office:value="-215.489156862745" calcext:value-type="float">
            <text:p>-215.4891568627</text:p>
          </table:table-cell>
          <table:table-cell table:number-columns-repeated="3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218.525" calcext:value-type="float">
            <text:p>-218.525</text:p>
          </table:table-cell>
          <table:table-cell table:formula="of:=AVERAGE([.B1038:.B1088])" office:value-type="float" office:value="-215.346784313726" calcext:value-type="float">
            <text:p>-215.3467843137</text:p>
          </table:table-cell>
          <table:table-cell table:number-columns-repeated="3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214.104" calcext:value-type="float">
            <text:p>-214.104</text:p>
          </table:table-cell>
          <table:table-cell table:formula="of:=AVERAGE([.B1039:.B1089])" office:value-type="float" office:value="-215.078549019608" calcext:value-type="float">
            <text:p>-215.0785490196</text:p>
          </table:table-cell>
          <table:table-cell table:number-columns-repeated="3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217.173" calcext:value-type="float">
            <text:p>-217.173</text:p>
          </table:table-cell>
          <table:table-cell table:formula="of:=AVERAGE([.B1040:.B1090])" office:value-type="float" office:value="-215.016450980392" calcext:value-type="float">
            <text:p>-215.0164509804</text:p>
          </table:table-cell>
          <table:table-cell table:number-columns-repeated="3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216.362" calcext:value-type="float">
            <text:p>-216.362</text:p>
          </table:table-cell>
          <table:table-cell table:formula="of:=AVERAGE([.B1041:.B1091])" office:value-type="float" office:value="-214.811450980392" calcext:value-type="float">
            <text:p>-214.8114509804</text:p>
          </table:table-cell>
          <table:table-cell table:number-columns-repeated="3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209.792" calcext:value-type="float">
            <text:p>-209.792</text:p>
          </table:table-cell>
          <table:table-cell table:formula="of:=AVERAGE([.B1042:.B1092])" office:value-type="float" office:value="-214.725803921569" calcext:value-type="float">
            <text:p>-214.7258039216</text:p>
          </table:table-cell>
          <table:table-cell table:number-columns-repeated="3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217.12" calcext:value-type="float">
            <text:p>-217.12</text:p>
          </table:table-cell>
          <table:table-cell table:formula="of:=AVERAGE([.B1043:.B1093])" office:value-type="float" office:value="-214.661764705882" calcext:value-type="float">
            <text:p>-214.6617647059</text:p>
          </table:table-cell>
          <table:table-cell table:number-columns-repeated="3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213.163" calcext:value-type="float">
            <text:p>-213.163</text:p>
          </table:table-cell>
          <table:table-cell table:formula="of:=AVERAGE([.B1044:.B1094])" office:value-type="float" office:value="-214.46631372549" calcext:value-type="float">
            <text:p>-214.4663137255</text:p>
          </table:table-cell>
          <table:table-cell table:number-columns-repeated="3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218.848" calcext:value-type="float">
            <text:p>-218.848</text:p>
          </table:table-cell>
          <table:table-cell table:formula="of:=AVERAGE([.B1045:.B1095])" office:value-type="float" office:value="-214.415490196078" calcext:value-type="float">
            <text:p>-214.4154901961</text:p>
          </table:table-cell>
          <table:table-cell table:number-columns-repeated="3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218.418" calcext:value-type="float">
            <text:p>-218.418</text:p>
          </table:table-cell>
          <table:table-cell table:formula="of:=AVERAGE([.B1046:.B1096])" office:value-type="float" office:value="-214.20231372549" calcext:value-type="float">
            <text:p>-214.2023137255</text:p>
          </table:table-cell>
          <table:table-cell table:number-columns-repeated="3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219.949" calcext:value-type="float">
            <text:p>-219.949</text:p>
          </table:table-cell>
          <table:table-cell table:formula="of:=AVERAGE([.B1047:.B1097])" office:value-type="float" office:value="-213.941725490196" calcext:value-type="float">
            <text:p>-213.9417254902</text:p>
          </table:table-cell>
          <table:table-cell table:number-columns-repeated="3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222.111" calcext:value-type="float">
            <text:p>-222.111</text:p>
          </table:table-cell>
          <table:table-cell table:formula="of:=AVERAGE([.B1048:.B1098])" office:value-type="float" office:value="-213.70631372549" calcext:value-type="float">
            <text:p>-213.7063137255</text:p>
          </table:table-cell>
          <table:table-cell table:number-columns-repeated="3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216.573" calcext:value-type="float">
            <text:p>-216.573</text:p>
          </table:table-cell>
          <table:table-cell table:formula="of:=AVERAGE([.B1049:.B1099])" office:value-type="float" office:value="-213.429470588235" calcext:value-type="float">
            <text:p>-213.4294705882</text:p>
          </table:table-cell>
          <table:table-cell table:number-columns-repeated="3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220.696" calcext:value-type="float">
            <text:p>-220.696</text:p>
          </table:table-cell>
          <table:table-cell table:formula="of:=AVERAGE([.B1050:.B1100])" office:value-type="float" office:value="-213.311784313726" calcext:value-type="float">
            <text:p>-213.3117843137</text:p>
          </table:table-cell>
          <table:table-cell table:number-columns-repeated="3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215.785" calcext:value-type="float">
            <text:p>-215.785</text:p>
          </table:table-cell>
          <table:table-cell table:formula="of:=AVERAGE([.B1051:.B1101])" office:value-type="float" office:value="-213.120764705882" calcext:value-type="float">
            <text:p>-213.1207647059</text:p>
          </table:table-cell>
          <table:table-cell table:number-columns-repeated="3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220.44" calcext:value-type="float">
            <text:p>-220.44</text:p>
          </table:table-cell>
          <table:table-cell table:formula="of:=AVERAGE([.B1052:.B1102])" office:value-type="float" office:value="-212.965098039216" calcext:value-type="float">
            <text:p>-212.9650980392</text:p>
          </table:table-cell>
          <table:table-cell table:number-columns-repeated="3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215.384" calcext:value-type="float">
            <text:p>-215.384</text:p>
          </table:table-cell>
          <table:table-cell table:formula="of:=AVERAGE([.B1053:.B1103])" office:value-type="float" office:value="-212.837156862745" calcext:value-type="float">
            <text:p>-212.8371568627</text:p>
          </table:table-cell>
          <table:table-cell table:number-columns-repeated="3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218.347" calcext:value-type="float">
            <text:p>-218.347</text:p>
          </table:table-cell>
          <table:table-cell table:formula="of:=AVERAGE([.B1054:.B1104])" office:value-type="float" office:value="-212.672901960784" calcext:value-type="float">
            <text:p>-212.6729019608</text:p>
          </table:table-cell>
          <table:table-cell table:number-columns-repeated="3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209.101" calcext:value-type="float">
            <text:p>-209.101</text:p>
          </table:table-cell>
          <table:table-cell table:formula="of:=AVERAGE([.B1055:.B1105])" office:value-type="float" office:value="-212.524019607843" calcext:value-type="float">
            <text:p>-212.5240196078</text:p>
          </table:table-cell>
          <table:table-cell table:number-columns-repeated="3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216.961" calcext:value-type="float">
            <text:p>-216.961</text:p>
          </table:table-cell>
          <table:table-cell table:formula="of:=AVERAGE([.B1056:.B1106])" office:value-type="float" office:value="-212.536607843137" calcext:value-type="float">
            <text:p>-212.5366078431</text:p>
          </table:table-cell>
          <table:table-cell table:number-columns-repeated="3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213.504" calcext:value-type="float">
            <text:p>-213.504</text:p>
          </table:table-cell>
          <table:table-cell table:formula="of:=AVERAGE([.B1057:.B1107])" office:value-type="float" office:value="-212.377039215686" calcext:value-type="float">
            <text:p>-212.3770392157</text:p>
          </table:table-cell>
          <table:table-cell table:number-columns-repeated="3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220.897" calcext:value-type="float">
            <text:p>-220.897</text:p>
          </table:table-cell>
          <table:table-cell table:formula="of:=AVERAGE([.B1058:.B1108])" office:value-type="float" office:value="-212.273098039216" calcext:value-type="float">
            <text:p>-212.2730980392</text:p>
          </table:table-cell>
          <table:table-cell table:number-columns-repeated="3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218.275" calcext:value-type="float">
            <text:p>-218.275</text:p>
          </table:table-cell>
          <table:table-cell table:formula="of:=AVERAGE([.B1059:.B1109])" office:value-type="float" office:value="-212.167725490196" calcext:value-type="float">
            <text:p>-212.1677254902</text:p>
          </table:table-cell>
          <table:table-cell table:number-columns-repeated="3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218.902" calcext:value-type="float">
            <text:p>-218.902</text:p>
          </table:table-cell>
          <table:table-cell table:formula="of:=AVERAGE([.B1060:.B1110])" office:value-type="float" office:value="-211.919862745098" calcext:value-type="float">
            <text:p>-211.9198627451</text:p>
          </table:table-cell>
          <table:table-cell table:number-columns-repeated="3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223.808" calcext:value-type="float">
            <text:p>-223.808</text:p>
          </table:table-cell>
          <table:table-cell table:formula="of:=AVERAGE([.B1061:.B1111])" office:value-type="float" office:value="-211.621529411765" calcext:value-type="float">
            <text:p>-211.6215294118</text:p>
          </table:table-cell>
          <table:table-cell table:number-columns-repeated="3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218.061" calcext:value-type="float">
            <text:p>-218.061</text:p>
          </table:table-cell>
          <table:table-cell table:formula="of:=AVERAGE([.B1062:.B1112])" office:value-type="float" office:value="-211.257117647059" calcext:value-type="float">
            <text:p>-211.2571176471</text:p>
          </table:table-cell>
          <table:table-cell table:number-columns-repeated="3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222.148" calcext:value-type="float">
            <text:p>-222.148</text:p>
          </table:table-cell>
          <table:table-cell table:formula="of:=AVERAGE([.B1063:.B1113])" office:value-type="float" office:value="-211.101137254902" calcext:value-type="float">
            <text:p>-211.1011372549</text:p>
          </table:table-cell>
          <table:table-cell table:number-columns-repeated="3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217.385" calcext:value-type="float">
            <text:p>-217.385</text:p>
          </table:table-cell>
          <table:table-cell table:formula="of:=AVERAGE([.B1064:.B1114])" office:value-type="float" office:value="-210.725176470588" calcext:value-type="float">
            <text:p>-210.7251764706</text:p>
          </table:table-cell>
          <table:table-cell table:number-columns-repeated="3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212.738" calcext:value-type="float">
            <text:p>-212.738</text:p>
          </table:table-cell>
          <table:table-cell table:formula="of:=AVERAGE([.B1065:.B1115])" office:value-type="float" office:value="-210.637058823529" calcext:value-type="float">
            <text:p>-210.6370588235</text:p>
          </table:table-cell>
          <table:table-cell table:number-columns-repeated="3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219.316" calcext:value-type="float">
            <text:p>-219.316</text:p>
          </table:table-cell>
          <table:table-cell table:formula="of:=AVERAGE([.B1066:.B1116])" office:value-type="float" office:value="-210.519960784314" calcext:value-type="float">
            <text:p>-210.5199607843</text:p>
          </table:table-cell>
          <table:table-cell table:number-columns-repeated="3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216.345" calcext:value-type="float">
            <text:p>-216.345</text:p>
          </table:table-cell>
          <table:table-cell table:formula="of:=AVERAGE([.B1067:.B1117])" office:value-type="float" office:value="-210.356" calcext:value-type="float">
            <text:p>-210.356</text:p>
          </table:table-cell>
          <table:table-cell table:number-columns-repeated="3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212.568" calcext:value-type="float">
            <text:p>-212.568</text:p>
          </table:table-cell>
          <table:table-cell table:formula="of:=AVERAGE([.B1068:.B1118])" office:value-type="float" office:value="-210.182058823529" calcext:value-type="float">
            <text:p>-210.1820588235</text:p>
          </table:table-cell>
          <table:table-cell table:number-columns-repeated="3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222" calcext:value-type="float">
            <text:p>-222</text:p>
          </table:table-cell>
          <table:table-cell table:formula="of:=AVERAGE([.B1069:.B1119])" office:value-type="float" office:value="-210.149431372549" calcext:value-type="float">
            <text:p>-210.1494313725</text:p>
          </table:table-cell>
          <table:table-cell table:number-columns-repeated="3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211.909" calcext:value-type="float">
            <text:p>-211.909</text:p>
          </table:table-cell>
          <table:table-cell table:formula="of:=AVERAGE([.B1070:.B1120])" office:value-type="float" office:value="-209.916862745098" calcext:value-type="float">
            <text:p>-209.9168627451</text:p>
          </table:table-cell>
          <table:table-cell table:number-columns-repeated="3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219.533" calcext:value-type="float">
            <text:p>-219.533</text:p>
          </table:table-cell>
          <table:table-cell table:formula="of:=AVERAGE([.B1071:.B1121])" office:value-type="float" office:value="-209.885745098039" calcext:value-type="float">
            <text:p>-209.885745098</text:p>
          </table:table-cell>
          <table:table-cell table:number-columns-repeated="3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216.327" calcext:value-type="float">
            <text:p>-216.327</text:p>
          </table:table-cell>
          <table:table-cell table:formula="of:=AVERAGE([.B1072:.B1122])" office:value-type="float" office:value="-209.606078431372" calcext:value-type="float">
            <text:p>-209.6060784314</text:p>
          </table:table-cell>
          <table:table-cell table:number-columns-repeated="3"/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-215.924" calcext:value-type="float">
            <text:p>-215.924</text:p>
          </table:table-cell>
          <table:table-cell table:formula="of:=AVERAGE([.B1073:.B1123])" office:value-type="float" office:value="-209.584862745098" calcext:value-type="float">
            <text:p>-209.5848627451</text:p>
          </table:table-cell>
          <table:table-cell table:number-columns-repeated="3"/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-220.988" calcext:value-type="float">
            <text:p>-220.988</text:p>
          </table:table-cell>
          <table:table-cell table:formula="of:=AVERAGE([.B1074:.B1124])" office:value-type="float" office:value="-209.351333333333" calcext:value-type="float">
            <text:p>-209.3513333333</text:p>
          </table:table-cell>
          <table:table-cell table:number-columns-repeated="3"/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-212.28" calcext:value-type="float">
            <text:p>-212.28</text:p>
          </table:table-cell>
          <table:table-cell table:formula="of:=AVERAGE([.B1075:.B1125])" office:value-type="float" office:value="-209.155901960784" calcext:value-type="float">
            <text:p>-209.1559019608</text:p>
          </table:table-cell>
          <table:table-cell table:number-columns-repeated="3"/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-217.35" calcext:value-type="float">
            <text:p>-217.35</text:p>
          </table:table-cell>
          <table:table-cell table:formula="of:=AVERAGE([.B1076:.B1126])" office:value-type="float" office:value="-209.060098039216" calcext:value-type="float">
            <text:p>-209.0600980392</text:p>
          </table:table-cell>
          <table:table-cell table:number-columns-repeated="3"/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-209.019" calcext:value-type="float">
            <text:p>-209.019</text:p>
          </table:table-cell>
          <table:table-cell table:formula="of:=AVERAGE([.B1077:.B1127])" office:value-type="float" office:value="-208.77337254902" calcext:value-type="float">
            <text:p>-208.773372549</text:p>
          </table:table-cell>
          <table:table-cell table:number-columns-repeated="3"/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-213.163" calcext:value-type="float">
            <text:p>-213.163</text:p>
          </table:table-cell>
          <table:table-cell table:formula="of:=AVERAGE([.B1078:.B1128])" office:value-type="float" office:value="-208.611980392157" calcext:value-type="float">
            <text:p>-208.6119803922</text:p>
          </table:table-cell>
          <table:table-cell table:number-columns-repeated="3"/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-208.122" calcext:value-type="float">
            <text:p>-208.122</text:p>
          </table:table-cell>
          <table:table-cell table:formula="of:=AVERAGE([.B1079:.B1129])" office:value-type="float" office:value="-208.424039215686" calcext:value-type="float">
            <text:p>-208.4240392157</text:p>
          </table:table-cell>
          <table:table-cell table:number-columns-repeated="3"/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-213.641" calcext:value-type="float">
            <text:p>-213.641</text:p>
          </table:table-cell>
          <table:table-cell table:formula="of:=AVERAGE([.B1080:.B1130])" office:value-type="float" office:value="-208.263117647059" calcext:value-type="float">
            <text:p>-208.2631176471</text:p>
          </table:table-cell>
          <table:table-cell table:number-columns-repeated="3"/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-211.859" calcext:value-type="float">
            <text:p>-211.859</text:p>
          </table:table-cell>
          <table:table-cell table:formula="of:=AVERAGE([.B1081:.B1131])" office:value-type="float" office:value="-208.07037254902" calcext:value-type="float">
            <text:p>-208.070372549</text:p>
          </table:table-cell>
          <table:table-cell table:number-columns-repeated="3"/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-209.974" calcext:value-type="float">
            <text:p>-209.974</text:p>
          </table:table-cell>
          <table:table-cell table:formula="of:=AVERAGE([.B1082:.B1132])" office:value-type="float" office:value="-207.760666666667" calcext:value-type="float">
            <text:p>-207.7606666667</text:p>
          </table:table-cell>
          <table:table-cell table:number-columns-repeated="3"/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-201.944" calcext:value-type="float">
            <text:p>-201.944</text:p>
          </table:table-cell>
          <table:table-cell table:formula="of:=AVERAGE([.B1083:.B1133])" office:value-type="float" office:value="-207.54762745098" calcext:value-type="float">
            <text:p>-207.547627451</text:p>
          </table:table-cell>
          <table:table-cell table:number-columns-repeated="3"/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-211.221" calcext:value-type="float">
            <text:p>-211.221</text:p>
          </table:table-cell>
          <table:table-cell table:formula="of:=AVERAGE([.B1084:.B1134])" office:value-type="float" office:value="-207.74268627451" calcext:value-type="float">
            <text:p>-207.7426862745</text:p>
          </table:table-cell>
          <table:table-cell table:number-columns-repeated="3"/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-204.703" calcext:value-type="float">
            <text:p>-204.703</text:p>
          </table:table-cell>
          <table:table-cell table:formula="of:=AVERAGE([.B1085:.B1135])" office:value-type="float" office:value="-207.553588235294" calcext:value-type="float">
            <text:p>-207.5535882353</text:p>
          </table:table-cell>
          <table:table-cell table:number-columns-repeated="3"/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-212.128" calcext:value-type="float">
            <text:p>-212.128</text:p>
          </table:table-cell>
          <table:table-cell table:formula="of:=AVERAGE([.B1086:.B1136])" office:value-type="float" office:value="-207.486039215686" calcext:value-type="float">
            <text:p>-207.4860392157</text:p>
          </table:table-cell>
          <table:table-cell table:number-columns-repeated="3"/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-206.43" calcext:value-type="float">
            <text:p>-206.43</text:p>
          </table:table-cell>
          <table:table-cell table:formula="of:=AVERAGE([.B1087:.B1137])" office:value-type="float" office:value="-207.273196078431" calcext:value-type="float">
            <text:p>-207.2731960784</text:p>
          </table:table-cell>
          <table:table-cell table:number-columns-repeated="3"/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-211.372" calcext:value-type="float">
            <text:p>-211.372</text:p>
          </table:table-cell>
          <table:table-cell table:formula="of:=AVERAGE([.B1088:.B1138])" office:value-type="float" office:value="-207.084117647059" calcext:value-type="float">
            <text:p>-207.0841176471</text:p>
          </table:table-cell>
          <table:table-cell table:number-columns-repeated="3"/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-204.845" calcext:value-type="float">
            <text:p>-204.845</text:p>
          </table:table-cell>
          <table:table-cell table:formula="of:=AVERAGE([.B1089:.B1139])" office:value-type="float" office:value="-206.807568627451" calcext:value-type="float">
            <text:p>-206.8075686275</text:p>
          </table:table-cell>
          <table:table-cell table:number-columns-repeated="3"/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-210.937" calcext:value-type="float">
            <text:p>-210.937</text:p>
          </table:table-cell>
          <table:table-cell table:formula="of:=AVERAGE([.B1090:.B1140])" office:value-type="float" office:value="-206.730098039216" calcext:value-type="float">
            <text:p>-206.7300980392</text:p>
          </table:table-cell>
          <table:table-cell table:number-columns-repeated="3"/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-206.718" calcext:value-type="float">
            <text:p>-206.718</text:p>
          </table:table-cell>
          <table:table-cell table:formula="of:=AVERAGE([.B1091:.B1141])" office:value-type="float" office:value="-206.562470588235" calcext:value-type="float">
            <text:p>-206.5624705882</text:p>
          </table:table-cell>
          <table:table-cell table:number-columns-repeated="3"/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-211.994" calcext:value-type="float">
            <text:p>-211.994</text:p>
          </table:table-cell>
          <table:table-cell table:formula="of:=AVERAGE([.B1092:.B1142])" office:value-type="float" office:value="-206.394705882353" calcext:value-type="float">
            <text:p>-206.3947058824</text:p>
          </table:table-cell>
          <table:table-cell table:number-columns-repeated="3"/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-206.526" calcext:value-type="float">
            <text:p>-206.526</text:p>
          </table:table-cell>
          <table:table-cell table:formula="of:=AVERAGE([.B1093:.B1143])" office:value-type="float" office:value="-206.162568627451" calcext:value-type="float">
            <text:p>-206.1625686275</text:p>
          </table:table-cell>
          <table:table-cell table:number-columns-repeated="3"/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-207.152" calcext:value-type="float">
            <text:p>-207.152</text:p>
          </table:table-cell>
          <table:table-cell table:formula="of:=AVERAGE([.B1094:.B1144])" office:value-type="float" office:value="-205.993666666667" calcext:value-type="float">
            <text:p>-205.9936666667</text:p>
          </table:table-cell>
          <table:table-cell table:number-columns-repeated="3"/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-210.571" calcext:value-type="float">
            <text:p>-210.571</text:p>
          </table:table-cell>
          <table:table-cell table:formula="of:=AVERAGE([.B1095:.B1145])" office:value-type="float" office:value="-205.871254901961" calcext:value-type="float">
            <text:p>-205.871254902</text:p>
          </table:table-cell>
          <table:table-cell table:number-columns-repeated="3"/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-207.976" calcext:value-type="float">
            <text:p>-207.976</text:p>
          </table:table-cell>
          <table:table-cell table:formula="of:=AVERAGE([.B1096:.B1146])" office:value-type="float" office:value="-205.63662745098" calcext:value-type="float">
            <text:p>-205.636627451</text:p>
          </table:table-cell>
          <table:table-cell table:number-columns-repeated="3"/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-205.128" calcext:value-type="float">
            <text:p>-205.128</text:p>
          </table:table-cell>
          <table:table-cell table:formula="of:=AVERAGE([.B1097:.B1147])" office:value-type="float" office:value="-205.437" calcext:value-type="float">
            <text:p>-205.437</text:p>
          </table:table-cell>
          <table:table-cell table:number-columns-repeated="3"/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-207.943" calcext:value-type="float">
            <text:p>-207.943</text:p>
          </table:table-cell>
          <table:table-cell table:formula="of:=AVERAGE([.B1098:.B1148])" office:value-type="float" office:value="-205.421588235294" calcext:value-type="float">
            <text:p>-205.4215882353</text:p>
          </table:table-cell>
          <table:table-cell table:number-columns-repeated="3"/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-207.992" calcext:value-type="float">
            <text:p>-207.992</text:p>
          </table:table-cell>
          <table:table-cell table:formula="of:=AVERAGE([.B1099:.B1149])" office:value-type="float" office:value="-205.329607843137" calcext:value-type="float">
            <text:p>-205.3296078431</text:p>
          </table:table-cell>
          <table:table-cell table:number-columns-repeated="3"/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-210.571" calcext:value-type="float">
            <text:p>-210.571</text:p>
          </table:table-cell>
          <table:table-cell table:formula="of:=AVERAGE([.B1100:.B1150])" office:value-type="float" office:value="-205.185980392157" calcext:value-type="float">
            <text:p>-205.1859803922</text:p>
          </table:table-cell>
          <table:table-cell table:number-columns-repeated="3"/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-210.954" calcext:value-type="float">
            <text:p>-210.954</text:p>
          </table:table-cell>
          <table:table-cell table:formula="of:=AVERAGE([.B1101:.B1151])" office:value-type="float" office:value="-204.926274509804" calcext:value-type="float">
            <text:p>-204.9262745098</text:p>
          </table:table-cell>
          <table:table-cell table:number-columns-repeated="3"/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-207.846" calcext:value-type="float">
            <text:p>-207.846</text:p>
          </table:table-cell>
          <table:table-cell table:formula="of:=AVERAGE([.B1102:.B1152])" office:value-type="float" office:value="-204.715117647059" calcext:value-type="float">
            <text:p>-204.7151176471</text:p>
          </table:table-cell>
          <table:table-cell table:number-columns-repeated="3"/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-213.915" calcext:value-type="float">
            <text:p>-213.915</text:p>
          </table:table-cell>
          <table:table-cell table:formula="of:=AVERAGE([.B1103:.B1153])" office:value-type="float" office:value="-204.55931372549" calcext:value-type="float">
            <text:p>-204.5593137255</text:p>
          </table:table-cell>
          <table:table-cell table:number-columns-repeated="3"/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-207.007" calcext:value-type="float">
            <text:p>-207.007</text:p>
          </table:table-cell>
          <table:table-cell table:formula="of:=AVERAGE([.B1104:.B1154])" office:value-type="float" office:value="-204.35937254902" calcext:value-type="float">
            <text:p>-204.359372549</text:p>
          </table:table-cell>
          <table:table-cell table:number-columns-repeated="3"/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-210.754" calcext:value-type="float">
            <text:p>-210.754</text:p>
          </table:table-cell>
          <table:table-cell table:formula="of:=AVERAGE([.B1105:.B1155])" office:value-type="float" office:value="-204.152176470588" calcext:value-type="float">
            <text:p>-204.1521764706</text:p>
          </table:table-cell>
          <table:table-cell table:number-columns-repeated="3"/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-209.743" calcext:value-type="float">
            <text:p>-209.743</text:p>
          </table:table-cell>
          <table:table-cell table:formula="of:=AVERAGE([.B1106:.B1156])" office:value-type="float" office:value="-203.96568627451" calcext:value-type="float">
            <text:p>-203.9656862745</text:p>
          </table:table-cell>
          <table:table-cell table:number-columns-repeated="3"/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-208.823" calcext:value-type="float">
            <text:p>-208.823</text:p>
          </table:table-cell>
          <table:table-cell table:formula="of:=AVERAGE([.B1107:.B1157])" office:value-type="float" office:value="-203.805274509804" calcext:value-type="float">
            <text:p>-203.8052745098</text:p>
          </table:table-cell>
          <table:table-cell table:number-columns-repeated="3"/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-208.203" calcext:value-type="float">
            <text:p>-208.203</text:p>
          </table:table-cell>
          <table:table-cell table:formula="of:=AVERAGE([.B1108:.B1158])" office:value-type="float" office:value="-203.530098039216" calcext:value-type="float">
            <text:p>-203.5300980392</text:p>
          </table:table-cell>
          <table:table-cell table:number-columns-repeated="3"/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-215.523" calcext:value-type="float">
            <text:p>-215.523</text:p>
          </table:table-cell>
          <table:table-cell table:formula="of:=AVERAGE([.B1109:.B1159])" office:value-type="float" office:value="-203.410058823529" calcext:value-type="float">
            <text:p>-203.4100588235</text:p>
          </table:table-cell>
          <table:table-cell table:number-columns-repeated="3"/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-205.634" calcext:value-type="float">
            <text:p>-205.634</text:p>
          </table:table-cell>
          <table:table-cell table:formula="of:=AVERAGE([.B1110:.B1160])" office:value-type="float" office:value="-203.207784313726" calcext:value-type="float">
            <text:p>-203.2077843137</text:p>
          </table:table-cell>
          <table:table-cell table:number-columns-repeated="3"/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-203.687" calcext:value-type="float">
            <text:p>-203.687</text:p>
          </table:table-cell>
          <table:table-cell table:formula="of:=AVERAGE([.B1111:.B1161])" office:value-type="float" office:value="-203.109509803922" calcext:value-type="float">
            <text:p>-203.1095098039</text:p>
          </table:table-cell>
          <table:table-cell table:number-columns-repeated="3"/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-205.223" calcext:value-type="float">
            <text:p>-205.223</text:p>
          </table:table-cell>
          <table:table-cell table:formula="of:=AVERAGE([.B1112:.B1162])" office:value-type="float" office:value="-202.961745098039" calcext:value-type="float">
            <text:p>-202.961745098</text:p>
          </table:table-cell>
          <table:table-cell table:number-columns-repeated="3"/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-210.106" calcext:value-type="float">
            <text:p>-210.106</text:p>
          </table:table-cell>
          <table:table-cell table:formula="of:=AVERAGE([.B1113:.B1163])" office:value-type="float" office:value="-202.984156862745" calcext:value-type="float">
            <text:p>-202.9841568627</text:p>
          </table:table-cell>
          <table:table-cell table:number-columns-repeated="3"/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-202.974" calcext:value-type="float">
            <text:p>-202.974</text:p>
          </table:table-cell>
          <table:table-cell table:formula="of:=AVERAGE([.B1114:.B1164])" office:value-type="float" office:value="-202.834941176471" calcext:value-type="float">
            <text:p>-202.8349411765</text:p>
          </table:table-cell>
          <table:table-cell table:number-columns-repeated="3"/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-212.891" calcext:value-type="float">
            <text:p>-212.891</text:p>
          </table:table-cell>
          <table:table-cell table:formula="of:=AVERAGE([.B1115:.B1165])" office:value-type="float" office:value="-202.905215686274" calcext:value-type="float">
            <text:p>-202.9052156863</text:p>
          </table:table-cell>
          <table:table-cell table:number-columns-repeated="3"/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-206.766" calcext:value-type="float">
            <text:p>-206.766</text:p>
          </table:table-cell>
          <table:table-cell table:formula="of:=AVERAGE([.B1116:.B1166])" office:value-type="float" office:value="-202.697176470588" calcext:value-type="float">
            <text:p>-202.6971764706</text:p>
          </table:table-cell>
          <table:table-cell table:number-columns-repeated="3"/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-210.954" calcext:value-type="float">
            <text:p>-210.954</text:p>
          </table:table-cell>
          <table:table-cell table:formula="of:=AVERAGE([.B1117:.B1167])" office:value-type="float" office:value="-202.542666666667" calcext:value-type="float">
            <text:p>-202.5426666667</text:p>
          </table:table-cell>
          <table:table-cell table:number-columns-repeated="3"/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-207.474" calcext:value-type="float">
            <text:p>-207.474</text:p>
          </table:table-cell>
          <table:table-cell table:formula="of:=AVERAGE([.B1118:.B1168])" office:value-type="float" office:value="-202.359411764706" calcext:value-type="float">
            <text:p>-202.3594117647</text:p>
          </table:table-cell>
          <table:table-cell table:number-columns-repeated="3"/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-210.904" calcext:value-type="float">
            <text:p>-210.904</text:p>
          </table:table-cell>
          <table:table-cell table:formula="of:=AVERAGE([.B1119:.B1169])" office:value-type="float" office:value="-202.21237254902" calcext:value-type="float">
            <text:p>-202.212372549</text:p>
          </table:table-cell>
          <table:table-cell table:number-columns-repeated="3"/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-210.139" calcext:value-type="float">
            <text:p>-210.139</text:p>
          </table:table-cell>
          <table:table-cell table:formula="of:=AVERAGE([.B1120:.B1170])" office:value-type="float" office:value="-201.973823529412" calcext:value-type="float">
            <text:p>-201.9738235294</text:p>
          </table:table-cell>
          <table:table-cell table:number-columns-repeated="3"/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-210.322" calcext:value-type="float">
            <text:p>-210.322</text:p>
          </table:table-cell>
          <table:table-cell table:formula="of:=AVERAGE([.B1121:.B1171])" office:value-type="float" office:value="-201.72431372549" calcext:value-type="float">
            <text:p>-201.7243137255</text:p>
          </table:table-cell>
          <table:table-cell table:number-columns-repeated="3"/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-205.27" calcext:value-type="float">
            <text:p>-205.27</text:p>
          </table:table-cell>
          <table:table-cell table:formula="of:=AVERAGE([.B1122:.B1172])" office:value-type="float" office:value="-201.502117647059" calcext:value-type="float">
            <text:p>-201.5021176471</text:p>
          </table:table-cell>
          <table:table-cell table:number-columns-repeated="3"/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-215.245" calcext:value-type="float">
            <text:p>-215.245</text:p>
          </table:table-cell>
          <table:table-cell table:formula="of:=AVERAGE([.B1123:.B1173])" office:value-type="float" office:value="-201.298568627451" calcext:value-type="float">
            <text:p>-201.2985686275</text:p>
          </table:table-cell>
          <table:table-cell table:number-columns-repeated="3"/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204.014" calcext:value-type="float">
            <text:p>-204.014</text:p>
          </table:table-cell>
          <table:table-cell table:formula="of:=AVERAGE([.B1124:.B1174])" office:value-type="float" office:value="-201.096490196078" calcext:value-type="float">
            <text:p>-201.0964901961</text:p>
          </table:table-cell>
          <table:table-cell table:number-columns-repeated="3"/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211.021" calcext:value-type="float">
            <text:p>-211.021</text:p>
          </table:table-cell>
          <table:table-cell table:formula="of:=AVERAGE([.B1125:.B1175])" office:value-type="float" office:value="-201.031450980392" calcext:value-type="float">
            <text:p>-201.0314509804</text:p>
          </table:table-cell>
          <table:table-cell table:number-columns-repeated="3"/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207.394" calcext:value-type="float">
            <text:p>-207.394</text:p>
          </table:table-cell>
          <table:table-cell table:formula="of:=AVERAGE([.B1126:.B1176])" office:value-type="float" office:value="-200.78162745098" calcext:value-type="float">
            <text:p>-200.781627451</text:p>
          </table:table-cell>
          <table:table-cell table:number-columns-repeated="3"/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202.727" calcext:value-type="float">
            <text:p>-202.727</text:p>
          </table:table-cell>
          <table:table-cell table:formula="of:=AVERAGE([.B1127:.B1177])" office:value-type="float" office:value="-200.670568627451" calcext:value-type="float">
            <text:p>-200.6705686275</text:p>
          </table:table-cell>
          <table:table-cell table:number-columns-repeated="3"/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200.788" calcext:value-type="float">
            <text:p>-200.788</text:p>
          </table:table-cell>
          <table:table-cell table:formula="of:=AVERAGE([.B1128:.B1178])" office:value-type="float" office:value="-200.484764705882" calcext:value-type="float">
            <text:p>-200.4847647059</text:p>
          </table:table-cell>
          <table:table-cell table:number-columns-repeated="3"/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203.578" calcext:value-type="float">
            <text:p>-203.578</text:p>
          </table:table-cell>
          <table:table-cell table:formula="of:=AVERAGE([.B1129:.B1179])" office:value-type="float" office:value="-200.381431372549" calcext:value-type="float">
            <text:p>-200.3814313725</text:p>
          </table:table-cell>
          <table:table-cell table:number-columns-repeated="3"/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199.915" calcext:value-type="float">
            <text:p>-199.915</text:p>
          </table:table-cell>
          <table:table-cell table:formula="of:=AVERAGE([.B1130:.B1180])" office:value-type="float" office:value="-200.181137254902" calcext:value-type="float">
            <text:p>-200.1811372549</text:p>
          </table:table-cell>
          <table:table-cell table:number-columns-repeated="3"/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203.811" calcext:value-type="float">
            <text:p>-203.811</text:p>
          </table:table-cell>
          <table:table-cell table:formula="of:=AVERAGE([.B1131:.B1181])" office:value-type="float" office:value="-200.064235294118" calcext:value-type="float">
            <text:p>-200.0642352941</text:p>
          </table:table-cell>
          <table:table-cell table:number-columns-repeated="3"/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196.064" calcext:value-type="float">
            <text:p>-196.064</text:p>
          </table:table-cell>
          <table:table-cell table:formula="of:=AVERAGE([.B1132:.B1182])" office:value-type="float" office:value="-199.861019607843" calcext:value-type="float">
            <text:p>-199.8610196078</text:p>
          </table:table-cell>
          <table:table-cell table:number-columns-repeated="3"/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199.109" calcext:value-type="float">
            <text:p>-199.109</text:p>
          </table:table-cell>
          <table:table-cell table:formula="of:=AVERAGE([.B1133:.B1183])" office:value-type="float" office:value="-199.842176470588" calcext:value-type="float">
            <text:p>-199.8421764706</text:p>
          </table:table-cell>
          <table:table-cell table:number-columns-repeated="3"/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211.892" calcext:value-type="float">
            <text:p>-211.892</text:p>
          </table:table-cell>
          <table:table-cell table:formula="of:=AVERAGE([.B1134:.B1184])" office:value-type="float" office:value="-199.68737254902" calcext:value-type="float">
            <text:p>-199.687372549</text:p>
          </table:table-cell>
          <table:table-cell table:number-columns-repeated="3"/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201.577" calcext:value-type="float">
            <text:p>-201.577</text:p>
          </table:table-cell>
          <table:table-cell table:formula="of:=AVERAGE([.B1135:.B1185])" office:value-type="float" office:value="-199.282176470588" calcext:value-type="float">
            <text:p>-199.2821764706</text:p>
          </table:table-cell>
          <table:table-cell table:number-columns-repeated="3"/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201.258" calcext:value-type="float">
            <text:p>-201.258</text:p>
          </table:table-cell>
          <table:table-cell table:formula="of:=AVERAGE([.B1136:.B1186])" office:value-type="float" office:value="-199.008549019608" calcext:value-type="float">
            <text:p>-199.0085490196</text:p>
          </table:table-cell>
          <table:table-cell table:number-columns-repeated="3"/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201.273" calcext:value-type="float">
            <text:p>-201.273</text:p>
          </table:table-cell>
          <table:table-cell table:formula="of:=AVERAGE([.B1137:.B1187])" office:value-type="float" office:value="-198.881431372549" calcext:value-type="float">
            <text:p>-198.8814313725</text:p>
          </table:table-cell>
          <table:table-cell table:number-columns-repeated="3"/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196.787" calcext:value-type="float">
            <text:p>-196.787</text:p>
          </table:table-cell>
          <table:table-cell table:formula="of:=AVERAGE([.B1138:.B1188])" office:value-type="float" office:value="-198.689039215686" calcext:value-type="float">
            <text:p>-198.6890392157</text:p>
          </table:table-cell>
          <table:table-cell table:number-columns-repeated="3"/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197.268" calcext:value-type="float">
            <text:p>-197.268</text:p>
          </table:table-cell>
          <table:table-cell table:formula="of:=AVERAGE([.B1139:.B1189])" office:value-type="float" office:value="-198.487450980392" calcext:value-type="float">
            <text:p>-198.4874509804</text:p>
          </table:table-cell>
          <table:table-cell table:number-columns-repeated="3"/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200.894" calcext:value-type="float">
            <text:p>-200.894</text:p>
          </table:table-cell>
          <table:table-cell table:formula="of:=AVERAGE([.B1140:.B1190])" office:value-type="float" office:value="-198.44668627451" calcext:value-type="float">
            <text:p>-198.4466862745</text:p>
          </table:table-cell>
          <table:table-cell table:number-columns-repeated="3"/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202.388" calcext:value-type="float">
            <text:p>-202.388</text:p>
          </table:table-cell>
          <table:table-cell table:formula="of:=AVERAGE([.B1141:.B1191])" office:value-type="float" office:value="-198.232568627451" calcext:value-type="float">
            <text:p>-198.2325686275</text:p>
          </table:table-cell>
          <table:table-cell table:number-columns-repeated="3"/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198.162" calcext:value-type="float">
            <text:p>-198.162</text:p>
          </table:table-cell>
          <table:table-cell table:formula="of:=AVERAGE([.B1142:.B1192])" office:value-type="float" office:value="-198.199411764706" calcext:value-type="float">
            <text:p>-198.1994117647</text:p>
          </table:table-cell>
          <table:table-cell table:number-columns-repeated="3"/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200.155" calcext:value-type="float">
            <text:p>-200.155</text:p>
          </table:table-cell>
          <table:table-cell table:formula="of:=AVERAGE([.B1143:.B1193])" office:value-type="float" office:value="-198.101745098039" calcext:value-type="float">
            <text:p>-198.101745098</text:p>
          </table:table-cell>
          <table:table-cell table:number-columns-repeated="3"/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197.912" calcext:value-type="float">
            <text:p>-197.912</text:p>
          </table:table-cell>
          <table:table-cell table:formula="of:=AVERAGE([.B1144:.B1194])" office:value-type="float" office:value="-197.855725490196" calcext:value-type="float">
            <text:p>-197.8557254902</text:p>
          </table:table-cell>
          <table:table-cell table:number-columns-repeated="3"/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200.909" calcext:value-type="float">
            <text:p>-200.909</text:p>
          </table:table-cell>
          <table:table-cell table:formula="of:=AVERAGE([.B1145:.B1195])" office:value-type="float" office:value="-197.764333333333" calcext:value-type="float">
            <text:p>-197.7643333333</text:p>
          </table:table-cell>
          <table:table-cell table:number-columns-repeated="3"/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198.605" calcext:value-type="float">
            <text:p>-198.605</text:p>
          </table:table-cell>
          <table:table-cell table:formula="of:=AVERAGE([.B1146:.B1196])" office:value-type="float" office:value="-197.529333333333" calcext:value-type="float">
            <text:p>-197.5293333333</text:p>
          </table:table-cell>
          <table:table-cell table:number-columns-repeated="3"/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197.795" calcext:value-type="float">
            <text:p>-197.795</text:p>
          </table:table-cell>
          <table:table-cell table:formula="of:=AVERAGE([.B1147:.B1197])" office:value-type="float" office:value="-197.474431372549" calcext:value-type="float">
            <text:p>-197.4744313725</text:p>
          </table:table-cell>
          <table:table-cell table:number-columns-repeated="3"/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204.342" calcext:value-type="float">
            <text:p>-204.342</text:p>
          </table:table-cell>
          <table:table-cell table:formula="of:=AVERAGE([.B1148:.B1198])" office:value-type="float" office:value="-197.438235294118" calcext:value-type="float">
            <text:p>-197.4382352941</text:p>
          </table:table-cell>
          <table:table-cell table:number-columns-repeated="3"/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203.252" calcext:value-type="float">
            <text:p>-203.252</text:p>
          </table:table-cell>
          <table:table-cell table:formula="of:=AVERAGE([.B1149:.B1199])" office:value-type="float" office:value="-197.179745098039" calcext:value-type="float">
            <text:p>-197.179745098</text:p>
          </table:table-cell>
          <table:table-cell table:number-columns-repeated="3"/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200.667" calcext:value-type="float">
            <text:p>-200.667</text:p>
          </table:table-cell>
          <table:table-cell table:formula="of:=AVERAGE([.B1150:.B1200])" office:value-type="float" office:value="-196.888333333333" calcext:value-type="float">
            <text:p>-196.8883333333</text:p>
          </table:table-cell>
          <table:table-cell table:number-columns-repeated="3"/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197.326" calcext:value-type="float">
            <text:p>-197.326</text:p>
          </table:table-cell>
          <table:table-cell table:formula="of:=AVERAGE([.B1151:.B1201])" office:value-type="float" office:value="-196.727882352941" calcext:value-type="float">
            <text:p>-196.7278823529</text:p>
          </table:table-cell>
          <table:table-cell table:number-columns-repeated="3"/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200.185" calcext:value-type="float">
            <text:p>-200.185</text:p>
          </table:table-cell>
          <table:table-cell table:formula="of:=AVERAGE([.B1152:.B1202])" office:value-type="float" office:value="-196.676745098039" calcext:value-type="float">
            <text:p>-196.676745098</text:p>
          </table:table-cell>
          <table:table-cell table:number-columns-repeated="3"/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199.9" calcext:value-type="float">
            <text:p>-199.9</text:p>
          </table:table-cell>
          <table:table-cell table:formula="of:=AVERAGE([.B1153:.B1203])" office:value-type="float" office:value="-196.490117647059" calcext:value-type="float">
            <text:p>-196.4901176471</text:p>
          </table:table-cell>
          <table:table-cell table:number-columns-repeated="3"/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203.718" calcext:value-type="float">
            <text:p>-203.718</text:p>
          </table:table-cell>
          <table:table-cell table:formula="of:=AVERAGE([.B1154:.B1204])" office:value-type="float" office:value="-196.224176470588" calcext:value-type="float">
            <text:p>-196.2241764706</text:p>
          </table:table-cell>
          <table:table-cell table:number-columns-repeated="3"/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196.44" calcext:value-type="float">
            <text:p>-196.44</text:p>
          </table:table-cell>
          <table:table-cell table:formula="of:=AVERAGE([.B1155:.B1205])" office:value-type="float" office:value="-196.024431372549" calcext:value-type="float">
            <text:p>-196.0244313725</text:p>
          </table:table-cell>
          <table:table-cell table:number-columns-repeated="3"/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201.243" calcext:value-type="float">
            <text:p>-201.243</text:p>
          </table:table-cell>
          <table:table-cell table:formula="of:=AVERAGE([.B1156:.B1206])" office:value-type="float" office:value="-195.938960784314" calcext:value-type="float">
            <text:p>-195.9389607843</text:p>
          </table:table-cell>
          <table:table-cell table:number-columns-repeated="3"/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201.562" calcext:value-type="float">
            <text:p>-201.562</text:p>
          </table:table-cell>
          <table:table-cell table:formula="of:=AVERAGE([.B1157:.B1207])" office:value-type="float" office:value="-195.714294117647" calcext:value-type="float">
            <text:p>-195.7142941176</text:p>
          </table:table-cell>
          <table:table-cell table:number-columns-repeated="3"/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194.789" calcext:value-type="float">
            <text:p>-194.789</text:p>
          </table:table-cell>
          <table:table-cell table:formula="of:=AVERAGE([.B1158:.B1208])" office:value-type="float" office:value="-195.576764705882" calcext:value-type="float">
            <text:p>-195.5767647059</text:p>
          </table:table-cell>
          <table:table-cell table:number-columns-repeated="3"/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202.081" calcext:value-type="float">
            <text:p>-202.081</text:p>
          </table:table-cell>
          <table:table-cell table:formula="of:=AVERAGE([.B1159:.B1209])" office:value-type="float" office:value="-195.526666666667" calcext:value-type="float">
            <text:p>-195.5266666667</text:p>
          </table:table-cell>
          <table:table-cell table:number-columns-repeated="3"/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205.207" calcext:value-type="float">
            <text:p>-205.207</text:p>
          </table:table-cell>
          <table:table-cell table:formula="of:=AVERAGE([.B1160:.B1210])" office:value-type="float" office:value="-195.31331372549" calcext:value-type="float">
            <text:p>-195.3133137255</text:p>
          </table:table-cell>
          <table:table-cell table:number-columns-repeated="3"/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200.622" calcext:value-type="float">
            <text:p>-200.622</text:p>
          </table:table-cell>
          <table:table-cell table:formula="of:=AVERAGE([.B1161:.B1211])" office:value-type="float" office:value="-195.068745098039" calcext:value-type="float">
            <text:p>-195.068745098</text:p>
          </table:table-cell>
          <table:table-cell table:number-columns-repeated="3"/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196.151" calcext:value-type="float">
            <text:p>-196.151</text:p>
          </table:table-cell>
          <table:table-cell table:formula="of:=AVERAGE([.B1162:.B1212])" office:value-type="float" office:value="-194.954941176471" calcext:value-type="float">
            <text:p>-194.9549411765</text:p>
          </table:table-cell>
          <table:table-cell table:number-columns-repeated="3"/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206.366" calcext:value-type="float">
            <text:p>-206.366</text:p>
          </table:table-cell>
          <table:table-cell table:formula="of:=AVERAGE([.B1163:.B1213])" office:value-type="float" office:value="-194.961156862745" calcext:value-type="float">
            <text:p>-194.9611568627</text:p>
          </table:table-cell>
          <table:table-cell table:number-columns-repeated="3"/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202.496" calcext:value-type="float">
            <text:p>-202.496</text:p>
          </table:table-cell>
          <table:table-cell table:formula="of:=AVERAGE([.B1164:.B1214])" office:value-type="float" office:value="-194.732490196079" calcext:value-type="float">
            <text:p>-194.7324901961</text:p>
          </table:table-cell>
          <table:table-cell table:number-columns-repeated="3"/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206.558" calcext:value-type="float">
            <text:p>-206.558</text:p>
          </table:table-cell>
          <table:table-cell table:formula="of:=AVERAGE([.B1165:.B1215])" office:value-type="float" office:value="-194.495745098039" calcext:value-type="float">
            <text:p>-194.495745098</text:p>
          </table:table-cell>
          <table:table-cell table:number-columns-repeated="3"/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202.281" calcext:value-type="float">
            <text:p>-202.281</text:p>
          </table:table-cell>
          <table:table-cell table:formula="of:=AVERAGE([.B1166:.B1216])" office:value-type="float" office:value="-194.231254901961" calcext:value-type="float">
            <text:p>-194.231254902</text:p>
          </table:table-cell>
          <table:table-cell table:number-columns-repeated="3"/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198.886" calcext:value-type="float">
            <text:p>-198.886</text:p>
          </table:table-cell>
          <table:table-cell table:formula="of:=AVERAGE([.B1167:.B1217])" office:value-type="float" office:value="-193.917098039216" calcext:value-type="float">
            <text:p>-193.9170980392</text:p>
          </table:table-cell>
          <table:table-cell table:number-columns-repeated="3"/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201.608" calcext:value-type="float">
            <text:p>-201.608</text:p>
          </table:table-cell>
          <table:table-cell table:formula="of:=AVERAGE([.B1168:.B1218])" office:value-type="float" office:value="-193.851058823529" calcext:value-type="float">
            <text:p>-193.8510588235</text:p>
          </table:table-cell>
          <table:table-cell table:number-columns-repeated="3"/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199.975" calcext:value-type="float">
            <text:p>-199.975</text:p>
          </table:table-cell>
          <table:table-cell table:formula="of:=AVERAGE([.B1169:.B1219])" office:value-type="float" office:value="-193.53762745098" calcext:value-type="float">
            <text:p>-193.537627451</text:p>
          </table:table-cell>
          <table:table-cell table:number-columns-repeated="3"/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198.738" calcext:value-type="float">
            <text:p>-198.738</text:p>
          </table:table-cell>
          <table:table-cell table:formula="of:=AVERAGE([.B1170:.B1220])" office:value-type="float" office:value="-193.33331372549" calcext:value-type="float">
            <text:p>-193.3333137255</text:p>
          </table:table-cell>
          <table:table-cell table:number-columns-repeated="3"/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197.414" calcext:value-type="float">
            <text:p>-197.414</text:p>
          </table:table-cell>
          <table:table-cell table:formula="of:=AVERAGE([.B1171:.B1221])" office:value-type="float" office:value="-193.201431372549" calcext:value-type="float">
            <text:p>-193.2014313725</text:p>
          </table:table-cell>
          <table:table-cell table:number-columns-repeated="3"/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198.99" calcext:value-type="float">
            <text:p>-198.99</text:p>
          </table:table-cell>
          <table:table-cell table:formula="of:=AVERAGE([.B1172:.B1222])" office:value-type="float" office:value="-193.079588235294" calcext:value-type="float">
            <text:p>-193.0795882353</text:p>
          </table:table-cell>
          <table:table-cell table:number-columns-repeated="3"/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194.889" calcext:value-type="float">
            <text:p>-194.889</text:p>
          </table:table-cell>
          <table:table-cell table:formula="of:=AVERAGE([.B1173:.B1223])" office:value-type="float" office:value="-193.035823529412" calcext:value-type="float">
            <text:p>-193.0358235294</text:p>
          </table:table-cell>
          <table:table-cell table:number-columns-repeated="3"/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204.939" calcext:value-type="float">
            <text:p>-204.939</text:p>
          </table:table-cell>
          <table:table-cell table:formula="of:=AVERAGE([.B1174:.B1224])" office:value-type="float" office:value="-192.957058823529" calcext:value-type="float">
            <text:p>-192.9570588235</text:p>
          </table:table-cell>
          <table:table-cell table:number-columns-repeated="3"/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-200.697" calcext:value-type="float">
            <text:p>-200.697</text:p>
          </table:table-cell>
          <table:table-cell table:formula="of:=AVERAGE([.B1175:.B1225])" office:value-type="float" office:value="-192.674274509804" calcext:value-type="float">
            <text:p>-192.6742745098</text:p>
          </table:table-cell>
          <table:table-cell table:number-columns-repeated="3"/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-198.28" calcext:value-type="float">
            <text:p>-198.28</text:p>
          </table:table-cell>
          <table:table-cell table:formula="of:=AVERAGE([.B1176:.B1226])" office:value-type="float" office:value="-192.537352941177" calcext:value-type="float">
            <text:p>-192.5373529412</text:p>
          </table:table-cell>
          <table:table-cell table:number-columns-repeated="3"/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-201.73" calcext:value-type="float">
            <text:p>-201.73</text:p>
          </table:table-cell>
          <table:table-cell table:formula="of:=AVERAGE([.B1177:.B1227])" office:value-type="float" office:value="-192.471705882353" calcext:value-type="float">
            <text:p>-192.4717058824</text:p>
          </table:table-cell>
          <table:table-cell table:number-columns-repeated="3"/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-193.251" calcext:value-type="float">
            <text:p>-193.251</text:p>
          </table:table-cell>
          <table:table-cell table:formula="of:=AVERAGE([.B1178:.B1228])" office:value-type="float" office:value="-192.283607843137" calcext:value-type="float">
            <text:p>-192.2836078431</text:p>
          </table:table-cell>
          <table:table-cell table:number-columns-repeated="3"/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-195.518" calcext:value-type="float">
            <text:p>-195.518</text:p>
          </table:table-cell>
          <table:table-cell table:formula="of:=AVERAGE([.B1179:.B1229])" office:value-type="float" office:value="-192.164960784314" calcext:value-type="float">
            <text:p>-192.1649607843</text:p>
          </table:table-cell>
          <table:table-cell table:number-columns-repeated="3"/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-193.363" calcext:value-type="float">
            <text:p>-193.363</text:p>
          </table:table-cell>
          <table:table-cell table:formula="of:=AVERAGE([.B1180:.B1230])" office:value-type="float" office:value="-192.07037254902" calcext:value-type="float">
            <text:p>-192.070372549</text:p>
          </table:table-cell>
          <table:table-cell table:number-columns-repeated="3"/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-193.953" calcext:value-type="float">
            <text:p>-193.953</text:p>
          </table:table-cell>
          <table:table-cell table:formula="of:=AVERAGE([.B1181:.B1231])" office:value-type="float" office:value="-191.887215686275" calcext:value-type="float">
            <text:p>-191.8872156863</text:p>
          </table:table-cell>
          <table:table-cell table:number-columns-repeated="3"/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-193.447" calcext:value-type="float">
            <text:p>-193.447</text:p>
          </table:table-cell>
          <table:table-cell table:formula="of:=AVERAGE([.B1182:.B1232])" office:value-type="float" office:value="-191.692490196079" calcext:value-type="float">
            <text:p>-191.6924901961</text:p>
          </table:table-cell>
          <table:table-cell table:number-columns-repeated="3"/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-195.103" calcext:value-type="float">
            <text:p>-195.103</text:p>
          </table:table-cell>
          <table:table-cell table:formula="of:=AVERAGE([.B1183:.B1233])" office:value-type="float" office:value="-191.523941176471" calcext:value-type="float">
            <text:p>-191.5239411765</text:p>
          </table:table-cell>
          <table:table-cell table:number-columns-repeated="3"/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-191.214" calcext:value-type="float">
            <text:p>-191.214</text:p>
          </table:table-cell>
          <table:table-cell table:formula="of:=AVERAGE([.B1184:.B1234])" office:value-type="float" office:value="-191.286607843137" calcext:value-type="float">
            <text:p>-191.2866078431</text:p>
          </table:table-cell>
          <table:table-cell table:number-columns-repeated="3"/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-191.227" calcext:value-type="float">
            <text:p>-191.227</text:p>
          </table:table-cell>
          <table:table-cell table:formula="of:=AVERAGE([.B1185:.B1235])" office:value-type="float" office:value="-191.071450980392" calcext:value-type="float">
            <text:p>-191.0714509804</text:p>
          </table:table-cell>
          <table:table-cell table:number-columns-repeated="3"/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-187.622" calcext:value-type="float">
            <text:p>-187.622</text:p>
          </table:table-cell>
          <table:table-cell table:formula="of:=AVERAGE([.B1186:.B1236])" office:value-type="float" office:value="-190.951470588235" calcext:value-type="float">
            <text:p>-190.9514705882</text:p>
          </table:table-cell>
          <table:table-cell table:number-columns-repeated="3"/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-194.775" calcext:value-type="float">
            <text:p>-194.775</text:p>
          </table:table-cell>
          <table:table-cell table:formula="of:=AVERAGE([.B1187:.B1237])" office:value-type="float" office:value="-190.874431372549" calcext:value-type="float">
            <text:p>-190.8744313725</text:p>
          </table:table-cell>
          <table:table-cell table:number-columns-repeated="3"/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-191.461" calcext:value-type="float">
            <text:p>-191.461</text:p>
          </table:table-cell>
          <table:table-cell table:formula="of:=AVERAGE([.B1188:.B1238])" office:value-type="float" office:value="-190.632725490196" calcext:value-type="float">
            <text:p>-190.6327254902</text:p>
          </table:table-cell>
          <table:table-cell table:number-columns-repeated="3"/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-186.506" calcext:value-type="float">
            <text:p>-186.506</text:p>
          </table:table-cell>
          <table:table-cell table:formula="of:=AVERAGE([.B1189:.B1239])" office:value-type="float" office:value="-190.52562745098" calcext:value-type="float">
            <text:p>-190.525627451</text:p>
          </table:table-cell>
          <table:table-cell table:number-columns-repeated="3"/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-195.189" calcext:value-type="float">
            <text:p>-195.189</text:p>
          </table:table-cell>
          <table:table-cell table:formula="of:=AVERAGE([.B1190:.B1240])" office:value-type="float" office:value="-190.538215686274" calcext:value-type="float">
            <text:p>-190.5382156863</text:p>
          </table:table-cell>
          <table:table-cell table:number-columns-repeated="3"/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-189.974" calcext:value-type="float">
            <text:p>-189.974</text:p>
          </table:table-cell>
          <table:table-cell table:formula="of:=AVERAGE([.B1191:.B1241])" office:value-type="float" office:value="-190.337529411765" calcext:value-type="float">
            <text:p>-190.3375294118</text:p>
          </table:table-cell>
          <table:table-cell table:number-columns-repeated="3"/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-200.697" calcext:value-type="float">
            <text:p>-200.697</text:p>
          </table:table-cell>
          <table:table-cell table:formula="of:=AVERAGE([.B1192:.B1242])" office:value-type="float" office:value="-190.336196078431" calcext:value-type="float">
            <text:p>-190.3361960784</text:p>
          </table:table-cell>
          <table:table-cell table:number-columns-repeated="3"/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-193.181" calcext:value-type="float">
            <text:p>-193.181</text:p>
          </table:table-cell>
          <table:table-cell table:formula="of:=AVERAGE([.B1193:.B1243])" office:value-type="float" office:value="-190.13631372549" calcext:value-type="float">
            <text:p>-190.1363137255</text:p>
          </table:table-cell>
          <table:table-cell table:number-columns-repeated="3"/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-187.608" calcext:value-type="float">
            <text:p>-187.608</text:p>
          </table:table-cell>
          <table:table-cell table:formula="of:=AVERAGE([.B1194:.B1244])" office:value-type="float" office:value="-190.022647058824" calcext:value-type="float">
            <text:p>-190.0226470588</text:p>
          </table:table-cell>
          <table:table-cell table:number-columns-repeated="3"/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-193.251" calcext:value-type="float">
            <text:p>-193.251</text:p>
          </table:table-cell>
          <table:table-cell table:formula="of:=AVERAGE([.B1195:.B1245])" office:value-type="float" office:value="-189.951098039216" calcext:value-type="float">
            <text:p>-189.9510980392</text:p>
          </table:table-cell>
          <table:table-cell table:number-columns-repeated="3"/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-188.924" calcext:value-type="float">
            <text:p>-188.924</text:p>
          </table:table-cell>
          <table:table-cell table:formula="of:=AVERAGE([.B1196:.B1246])" office:value-type="float" office:value="-189.706058823529" calcext:value-type="float">
            <text:p>-189.7060588235</text:p>
          </table:table-cell>
          <table:table-cell table:number-columns-repeated="3"/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-195.805" calcext:value-type="float">
            <text:p>-195.805</text:p>
          </table:table-cell>
          <table:table-cell table:formula="of:=AVERAGE([.B1197:.B1247])" office:value-type="float" office:value="-189.533176470588" calcext:value-type="float">
            <text:p>-189.5331764706</text:p>
          </table:table-cell>
          <table:table-cell table:number-columns-repeated="3"/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-195.949" calcext:value-type="float">
            <text:p>-195.949</text:p>
          </table:table-cell>
          <table:table-cell table:formula="of:=AVERAGE([.B1198:.B1248])" office:value-type="float" office:value="-189.316137254902" calcext:value-type="float">
            <text:p>-189.3161372549</text:p>
          </table:table-cell>
          <table:table-cell table:number-columns-repeated="3"/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-191.159" calcext:value-type="float">
            <text:p>-191.159</text:p>
          </table:table-cell>
          <table:table-cell table:formula="of:=AVERAGE([.B1199:.B1249])" office:value-type="float" office:value="-189.036549019608" calcext:value-type="float">
            <text:p>-189.0365490196</text:p>
          </table:table-cell>
          <table:table-cell table:number-columns-repeated="3"/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-188.39" calcext:value-type="float">
            <text:p>-188.39</text:p>
          </table:table-cell>
          <table:table-cell table:formula="of:=AVERAGE([.B1200:.B1250])" office:value-type="float" office:value="-188.976529411765" calcext:value-type="float">
            <text:p>-188.9765294118</text:p>
          </table:table-cell>
          <table:table-cell table:number-columns-repeated="3"/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-192.484" calcext:value-type="float">
            <text:p>-192.484</text:p>
          </table:table-cell>
          <table:table-cell table:formula="of:=AVERAGE([.B1201:.B1251])" office:value-type="float" office:value="-188.837176470588" calcext:value-type="float">
            <text:p>-188.8371764706</text:p>
          </table:table-cell>
          <table:table-cell table:number-columns-repeated="3"/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-194.718" calcext:value-type="float">
            <text:p>-194.718</text:p>
          </table:table-cell>
          <table:table-cell table:formula="of:=AVERAGE([.B1202:.B1252])" office:value-type="float" office:value="-188.673509803922" calcext:value-type="float">
            <text:p>-188.6735098039</text:p>
          </table:table-cell>
          <table:table-cell table:number-columns-repeated="3"/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-190.667" calcext:value-type="float">
            <text:p>-190.667</text:p>
          </table:table-cell>
          <table:table-cell table:formula="of:=AVERAGE([.B1203:.B1253])" office:value-type="float" office:value="-188.464294117647" calcext:value-type="float">
            <text:p>-188.4642941176</text:p>
          </table:table-cell>
          <table:table-cell table:number-columns-repeated="3"/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-186.337" calcext:value-type="float">
            <text:p>-186.337</text:p>
          </table:table-cell>
          <table:table-cell table:formula="of:=AVERAGE([.B1204:.B1254])" office:value-type="float" office:value="-188.339745098039" calcext:value-type="float">
            <text:p>-188.339745098</text:p>
          </table:table-cell>
          <table:table-cell table:number-columns-repeated="3"/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-193.531" calcext:value-type="float">
            <text:p>-193.531</text:p>
          </table:table-cell>
          <table:table-cell table:formula="of:=AVERAGE([.B1205:.B1255])" office:value-type="float" office:value="-188.280960784314" calcext:value-type="float">
            <text:p>-188.2809607843</text:p>
          </table:table-cell>
          <table:table-cell table:number-columns-repeated="3"/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-192.081" calcext:value-type="float">
            <text:p>-192.081</text:p>
          </table:table-cell>
          <table:table-cell table:formula="of:=AVERAGE([.B1206:.B1256])" office:value-type="float" office:value="-188.254705882353" calcext:value-type="float">
            <text:p>-188.2547058824</text:p>
          </table:table-cell>
          <table:table-cell table:number-columns-repeated="3"/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-189.785" calcext:value-type="float">
            <text:p>-189.785</text:p>
          </table:table-cell>
          <table:table-cell table:formula="of:=AVERAGE([.B1207:.B1257])" office:value-type="float" office:value="-188.227784313725" calcext:value-type="float">
            <text:p>-188.2277843137</text:p>
          </table:table-cell>
          <table:table-cell table:number-columns-repeated="3"/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-194.548" calcext:value-type="float">
            <text:p>-194.548</text:p>
          </table:table-cell>
          <table:table-cell table:formula="of:=AVERAGE([.B1208:.B1258])" office:value-type="float" office:value="-188.22937254902" calcext:value-type="float">
            <text:p>-188.229372549</text:p>
          </table:table-cell>
          <table:table-cell table:number-columns-repeated="3"/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-192.234" calcext:value-type="float">
            <text:p>-192.234</text:p>
          </table:table-cell>
          <table:table-cell table:formula="of:=AVERAGE([.B1209:.B1259])" office:value-type="float" office:value="-187.993588235294" calcext:value-type="float">
            <text:p>-187.9935882353</text:p>
          </table:table-cell>
          <table:table-cell table:number-columns-repeated="3"/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-191.2" calcext:value-type="float">
            <text:p>-191.2</text:p>
          </table:table-cell>
          <table:table-cell table:formula="of:=AVERAGE([.B1210:.B1260])" office:value-type="float" office:value="-187.767529411765" calcext:value-type="float">
            <text:p>-187.7675294118</text:p>
          </table:table-cell>
          <table:table-cell table:number-columns-repeated="3"/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-192.734" calcext:value-type="float">
            <text:p>-192.734</text:p>
          </table:table-cell>
          <table:table-cell table:formula="of:=AVERAGE([.B1211:.B1261])" office:value-type="float" office:value="-187.639039215686" calcext:value-type="float">
            <text:p>-187.6390392157</text:p>
          </table:table-cell>
          <table:table-cell table:number-columns-repeated="3"/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-194.818" calcext:value-type="float">
            <text:p>-194.818</text:p>
          </table:table-cell>
          <table:table-cell table:formula="of:=AVERAGE([.B1212:.B1262])" office:value-type="float" office:value="-187.451117647059" calcext:value-type="float">
            <text:p>-187.4511176471</text:p>
          </table:table-cell>
          <table:table-cell table:number-columns-repeated="3"/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-196.468" calcext:value-type="float">
            <text:p>-196.468</text:p>
          </table:table-cell>
          <table:table-cell table:formula="of:=AVERAGE([.B1213:.B1263])" office:value-type="float" office:value="-187.15837254902" calcext:value-type="float">
            <text:p>-187.158372549</text:p>
          </table:table-cell>
          <table:table-cell table:number-columns-repeated="3"/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-194.704" calcext:value-type="float">
            <text:p>-194.704</text:p>
          </table:table-cell>
          <table:table-cell table:formula="of:=AVERAGE([.B1214:.B1264])" office:value-type="float" office:value="-187.016235294118" calcext:value-type="float">
            <text:p>-187.0162352941</text:p>
          </table:table-cell>
          <table:table-cell table:number-columns-repeated="3"/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-190.422" calcext:value-type="float">
            <text:p>-190.422</text:p>
          </table:table-cell>
          <table:table-cell table:formula="of:=AVERAGE([.B1215:.B1265])" office:value-type="float" office:value="-186.702098039216" calcext:value-type="float">
            <text:p>-186.7020980392</text:p>
          </table:table-cell>
          <table:table-cell table:number-columns-repeated="3"/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-193.069" calcext:value-type="float">
            <text:p>-193.069</text:p>
          </table:table-cell>
          <table:table-cell table:formula="of:=AVERAGE([.B1216:.B1266])" office:value-type="float" office:value="-186.570392156863" calcext:value-type="float">
            <text:p>-186.5703921569</text:p>
          </table:table-cell>
          <table:table-cell table:number-columns-repeated="3"/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-186.259" calcext:value-type="float">
            <text:p>-186.259</text:p>
          </table:table-cell>
          <table:table-cell table:formula="of:=AVERAGE([.B1217:.B1267])" office:value-type="float" office:value="-186.382333333333" calcext:value-type="float">
            <text:p>-186.3823333333</text:p>
          </table:table-cell>
          <table:table-cell table:number-columns-repeated="3"/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-195.518" calcext:value-type="float">
            <text:p>-195.518</text:p>
          </table:table-cell>
          <table:table-cell table:formula="of:=AVERAGE([.B1218:.B1268])" office:value-type="float" office:value="-186.21231372549" calcext:value-type="float">
            <text:p>-186.2123137255</text:p>
          </table:table-cell>
          <table:table-cell table:number-columns-repeated="3"/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-185.623" calcext:value-type="float">
            <text:p>-185.623</text:p>
          </table:table-cell>
          <table:table-cell table:formula="of:=AVERAGE([.B1219:.B1269])" office:value-type="float" office:value="-185.938274509804" calcext:value-type="float">
            <text:p>-185.9382745098</text:p>
          </table:table-cell>
          <table:table-cell table:number-columns-repeated="3"/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-189.555" calcext:value-type="float">
            <text:p>-189.555</text:p>
          </table:table-cell>
          <table:table-cell table:formula="of:=AVERAGE([.B1220:.B1270])" office:value-type="float" office:value="-185.98031372549" calcext:value-type="float">
            <text:p>-185.9803137255</text:p>
          </table:table-cell>
          <table:table-cell table:number-columns-repeated="3"/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-192.012" calcext:value-type="float">
            <text:p>-192.012</text:p>
          </table:table-cell>
          <table:table-cell table:formula="of:=AVERAGE([.B1221:.B1271])" office:value-type="float" office:value="-186.014725490196" calcext:value-type="float">
            <text:p>-186.0147254902</text:p>
          </table:table-cell>
          <table:table-cell table:number-columns-repeated="3"/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-191.2" calcext:value-type="float">
            <text:p>-191.2</text:p>
          </table:table-cell>
          <table:table-cell table:formula="of:=AVERAGE([.B1222:.B1272])" office:value-type="float" office:value="-185.841215686274" calcext:value-type="float">
            <text:p>-185.8412156863</text:p>
          </table:table-cell>
          <table:table-cell table:number-columns-repeated="3"/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-196.758" calcext:value-type="float">
            <text:p>-196.758</text:p>
          </table:table-cell>
          <table:table-cell table:formula="of:=AVERAGE([.B1223:.B1273])" office:value-type="float" office:value="-185.772607843137" calcext:value-type="float">
            <text:p>-185.7726078431</text:p>
          </table:table-cell>
          <table:table-cell table:number-columns-repeated="3"/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-190.872" calcext:value-type="float">
            <text:p>-190.872</text:p>
          </table:table-cell>
          <table:table-cell table:formula="of:=AVERAGE([.B1224:.B1274])" office:value-type="float" office:value="-185.576980392157" calcext:value-type="float">
            <text:p>-185.5769803922</text:p>
          </table:table-cell>
          <table:table-cell table:number-columns-repeated="3"/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-190.517" calcext:value-type="float">
            <text:p>-190.517</text:p>
          </table:table-cell>
          <table:table-cell table:formula="of:=AVERAGE([.B1225:.B1275])" office:value-type="float" office:value="-185.516607843137" calcext:value-type="float">
            <text:p>-185.5166078431</text:p>
          </table:table-cell>
          <table:table-cell table:number-columns-repeated="3"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193.714" calcext:value-type="float">
            <text:p>-193.714</text:p>
          </table:table-cell>
          <table:table-cell table:formula="of:=AVERAGE([.B1226:.B1276])" office:value-type="float" office:value="-185.377098039216" calcext:value-type="float">
            <text:p>-185.3770980392</text:p>
          </table:table-cell>
          <table:table-cell table:number-columns-repeated="3"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194.932" calcext:value-type="float">
            <text:p>-194.932</text:p>
          </table:table-cell>
          <table:table-cell table:formula="of:=AVERAGE([.B1227:.B1277])" office:value-type="float" office:value="-185.223274509804" calcext:value-type="float">
            <text:p>-185.2232745098</text:p>
          </table:table-cell>
          <table:table-cell table:number-columns-repeated="3"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192.137" calcext:value-type="float">
            <text:p>-192.137</text:p>
          </table:table-cell>
          <table:table-cell table:formula="of:=AVERAGE([.B1228:.B1278])" office:value-type="float" office:value="-184.978745098039" calcext:value-type="float">
            <text:p>-184.978745098</text:p>
          </table:table-cell>
          <table:table-cell table:number-columns-repeated="3"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187.2" calcext:value-type="float">
            <text:p>-187.2</text:p>
          </table:table-cell>
          <table:table-cell table:formula="of:=AVERAGE([.B1229:.B1279])" office:value-type="float" office:value="-184.696725490196" calcext:value-type="float">
            <text:p>-184.6967254902</text:p>
          </table:table-cell>
          <table:table-cell table:number-columns-repeated="3"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190.694" calcext:value-type="float">
            <text:p>-190.694</text:p>
          </table:table-cell>
          <table:table-cell table:formula="of:=AVERAGE([.B1230:.B1280])" office:value-type="float" office:value="-184.421882352941" calcext:value-type="float">
            <text:p>-184.4218823529</text:p>
          </table:table-cell>
          <table:table-cell table:number-columns-repeated="3"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184.022" calcext:value-type="float">
            <text:p>-184.022</text:p>
          </table:table-cell>
          <table:table-cell table:formula="of:=AVERAGE([.B1231:.B1281])" office:value-type="float" office:value="-184.151058823529" calcext:value-type="float">
            <text:p>-184.1510588235</text:p>
          </table:table-cell>
          <table:table-cell table:number-columns-repeated="3"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184.022" calcext:value-type="float">
            <text:p>-184.022</text:p>
          </table:table-cell>
          <table:table-cell table:formula="of:=AVERAGE([.B1232:.B1282])" office:value-type="float" office:value="-183.955137254902" calcext:value-type="float">
            <text:p>-183.9551372549</text:p>
          </table:table-cell>
          <table:table-cell table:number-columns-repeated="3"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184.851" calcext:value-type="float">
            <text:p>-184.851</text:p>
          </table:table-cell>
          <table:table-cell table:formula="of:=AVERAGE([.B1233:.B1283])" office:value-type="float" office:value="-183.723960784314" calcext:value-type="float">
            <text:p>-183.7239607843</text:p>
          </table:table-cell>
          <table:table-cell table:number-columns-repeated="3"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182.999" calcext:value-type="float">
            <text:p>-182.999</text:p>
          </table:table-cell>
          <table:table-cell table:formula="of:=AVERAGE([.B1234:.B1284])" office:value-type="float" office:value="-183.514235294118" calcext:value-type="float">
            <text:p>-183.5142352941</text:p>
          </table:table-cell>
          <table:table-cell table:number-columns-repeated="3"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180.241" calcext:value-type="float">
            <text:p>-180.241</text:p>
          </table:table-cell>
          <table:table-cell table:formula="of:=AVERAGE([.B1235:.B1285])" office:value-type="float" office:value="-183.408607843137" calcext:value-type="float">
            <text:p>-183.4086078431</text:p>
          </table:table-cell>
          <table:table-cell table:number-columns-repeated="3"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185.108" calcext:value-type="float">
            <text:p>-185.108</text:p>
          </table:table-cell>
          <table:table-cell table:formula="of:=AVERAGE([.B1236:.B1286])" office:value-type="float" office:value="-183.309921568627" calcext:value-type="float">
            <text:p>-183.3099215686</text:p>
          </table:table-cell>
          <table:table-cell table:number-columns-repeated="3"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183.693" calcext:value-type="float">
            <text:p>-183.693</text:p>
          </table:table-cell>
          <table:table-cell table:formula="of:=AVERAGE([.B1237:.B1287])" office:value-type="float" office:value="-183.267843137255" calcext:value-type="float">
            <text:p>-183.2678431373</text:p>
          </table:table-cell>
          <table:table-cell table:number-columns-repeated="3"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182.448" calcext:value-type="float">
            <text:p>-182.448</text:p>
          </table:table-cell>
          <table:table-cell table:formula="of:=AVERAGE([.B1238:.B1288])" office:value-type="float" office:value="-183.030509803922" calcext:value-type="float">
            <text:p>-183.0305098039</text:p>
          </table:table-cell>
          <table:table-cell table:number-columns-repeated="3"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185.999" calcext:value-type="float">
            <text:p>-185.999</text:p>
          </table:table-cell>
          <table:table-cell table:formula="of:=AVERAGE([.B1239:.B1289])" office:value-type="float" office:value="-182.988901960784" calcext:value-type="float">
            <text:p>-182.9889019608</text:p>
          </table:table-cell>
          <table:table-cell table:number-columns-repeated="3"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187.148" calcext:value-type="float">
            <text:p>-187.148</text:p>
          </table:table-cell>
          <table:table-cell table:formula="of:=AVERAGE([.B1240:.B1290])" office:value-type="float" office:value="-182.805078431373" calcext:value-type="float">
            <text:p>-182.8050784314</text:p>
          </table:table-cell>
          <table:table-cell table:number-columns-repeated="3"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184.954" calcext:value-type="float">
            <text:p>-184.954</text:p>
          </table:table-cell>
          <table:table-cell table:formula="of:=AVERAGE([.B1241:.B1291])" office:value-type="float" office:value="-182.569607843137" calcext:value-type="float">
            <text:p>-182.5696078431</text:p>
          </table:table-cell>
          <table:table-cell table:number-columns-repeated="3"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189.906" calcext:value-type="float">
            <text:p>-189.906</text:p>
          </table:table-cell>
          <table:table-cell table:formula="of:=AVERAGE([.B1242:.B1292])" office:value-type="float" office:value="-182.377156862745" calcext:value-type="float">
            <text:p>-182.3771568627</text:p>
          </table:table-cell>
          <table:table-cell table:number-columns-repeated="3"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190.503" calcext:value-type="float">
            <text:p>-190.503</text:p>
          </table:table-cell>
          <table:table-cell table:formula="of:=AVERAGE([.B1243:.B1293])" office:value-type="float" office:value="-182.157568627451" calcext:value-type="float">
            <text:p>-182.1575686275</text:p>
          </table:table-cell>
          <table:table-cell table:number-columns-repeated="3"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187.384" calcext:value-type="float">
            <text:p>-187.384</text:p>
          </table:table-cell>
          <table:table-cell table:formula="of:=AVERAGE([.B1244:.B1294])" office:value-type="float" office:value="-181.952294117647" calcext:value-type="float">
            <text:p>-181.9522941176</text:p>
          </table:table-cell>
          <table:table-cell table:number-columns-repeated="3"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183.959" calcext:value-type="float">
            <text:p>-183.959</text:p>
          </table:table-cell>
          <table:table-cell table:formula="of:=AVERAGE([.B1245:.B1295])" office:value-type="float" office:value="-181.653019607843" calcext:value-type="float">
            <text:p>-181.6530196078</text:p>
          </table:table-cell>
          <table:table-cell table:number-columns-repeated="3"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180.754" calcext:value-type="float">
            <text:p>-180.754</text:p>
          </table:table-cell>
          <table:table-cell table:formula="of:=AVERAGE([.B1246:.B1296])" office:value-type="float" office:value="-181.43731372549" calcext:value-type="float">
            <text:p>-181.4373137255</text:p>
          </table:table-cell>
          <table:table-cell table:number-columns-repeated="3"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180.107" calcext:value-type="float">
            <text:p>-180.107</text:p>
          </table:table-cell>
          <table:table-cell table:formula="of:=AVERAGE([.B1247:.B1297])" office:value-type="float" office:value="-181.29637254902" calcext:value-type="float">
            <text:p>-181.296372549</text:p>
          </table:table-cell>
          <table:table-cell table:number-columns-repeated="3"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184.736" calcext:value-type="float">
            <text:p>-184.736</text:p>
          </table:table-cell>
          <table:table-cell table:formula="of:=AVERAGE([.B1248:.B1298])" office:value-type="float" office:value="-181.221666666667" calcext:value-type="float">
            <text:p>-181.2216666667</text:p>
          </table:table-cell>
          <table:table-cell table:number-columns-repeated="3"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181.69" calcext:value-type="float">
            <text:p>-181.69</text:p>
          </table:table-cell>
          <table:table-cell table:formula="of:=AVERAGE([.B1249:.B1299])" office:value-type="float" office:value="-181.045941176471" calcext:value-type="float">
            <text:p>-181.0459411765</text:p>
          </table:table-cell>
          <table:table-cell table:number-columns-repeated="3"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188.098" calcext:value-type="float">
            <text:p>-188.098</text:p>
          </table:table-cell>
          <table:table-cell table:formula="of:=AVERAGE([.B1250:.B1300])" office:value-type="float" office:value="-181.020647058824" calcext:value-type="float">
            <text:p>-181.0206470588</text:p>
          </table:table-cell>
          <table:table-cell table:number-columns-repeated="3"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181.283" calcext:value-type="float">
            <text:p>-181.283</text:p>
          </table:table-cell>
          <table:table-cell table:formula="of:=AVERAGE([.B1251:.B1301])" office:value-type="float" office:value="-180.687882352941" calcext:value-type="float">
            <text:p>-180.6878823529</text:p>
          </table:table-cell>
          <table:table-cell table:number-columns-repeated="3"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184.137" calcext:value-type="float">
            <text:p>-184.137</text:p>
          </table:table-cell>
          <table:table-cell table:formula="of:=AVERAGE([.B1252:.B1302])" office:value-type="float" office:value="-180.635019607843" calcext:value-type="float">
            <text:p>-180.6350196078</text:p>
          </table:table-cell>
          <table:table-cell table:number-columns-repeated="3"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184.048" calcext:value-type="float">
            <text:p>-184.048</text:p>
          </table:table-cell>
          <table:table-cell table:formula="of:=AVERAGE([.B1253:.B1303])" office:value-type="float" office:value="-180.449823529412" calcext:value-type="float">
            <text:p>-180.4498235294</text:p>
          </table:table-cell>
          <table:table-cell table:number-columns-repeated="3"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184.315" calcext:value-type="float">
            <text:p>-184.315</text:p>
          </table:table-cell>
          <table:table-cell table:formula="of:=AVERAGE([.B1254:.B1304])" office:value-type="float" office:value="-180.264784313725" calcext:value-type="float">
            <text:p>-180.2647843137</text:p>
          </table:table-cell>
          <table:table-cell table:number-columns-repeated="3"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183.339" calcext:value-type="float">
            <text:p>-183.339</text:p>
          </table:table-cell>
          <table:table-cell table:formula="of:=AVERAGE([.B1255:.B1305])" office:value-type="float" office:value="-180.166607843137" calcext:value-type="float">
            <text:p>-180.1666078431</text:p>
          </table:table-cell>
          <table:table-cell table:number-columns-repeated="3"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192.192" calcext:value-type="float">
            <text:p>-192.192</text:p>
          </table:table-cell>
          <table:table-cell table:formula="of:=AVERAGE([.B1256:.B1306])" office:value-type="float" office:value="-179.984529411765" calcext:value-type="float">
            <text:p>-179.9845294118</text:p>
          </table:table-cell>
          <table:table-cell table:number-columns-repeated="3"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190.708" calcext:value-type="float">
            <text:p>-190.708</text:p>
          </table:table-cell>
          <table:table-cell table:formula="of:=AVERAGE([.B1257:.B1307])" office:value-type="float" office:value="-179.709117647059" calcext:value-type="float">
            <text:p>-179.7091176471</text:p>
          </table:table-cell>
          <table:table-cell table:number-columns-repeated="3"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189.866" calcext:value-type="float">
            <text:p>-189.866</text:p>
          </table:table-cell>
          <table:table-cell table:formula="of:=AVERAGE([.B1258:.B1308])" office:value-type="float" office:value="-179.472862745098" calcext:value-type="float">
            <text:p>-179.4728627451</text:p>
          </table:table-cell>
          <table:table-cell table:number-columns-repeated="3"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182.523" calcext:value-type="float">
            <text:p>-182.523</text:p>
          </table:table-cell>
          <table:table-cell table:formula="of:=AVERAGE([.B1259:.B1309])" office:value-type="float" office:value="-179.218725490196" calcext:value-type="float">
            <text:p>-179.2187254902</text:p>
          </table:table-cell>
          <table:table-cell table:number-columns-repeated="3"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180.705" calcext:value-type="float">
            <text:p>-180.705</text:p>
          </table:table-cell>
          <table:table-cell table:formula="of:=AVERAGE([.B1260:.B1310])" office:value-type="float" office:value="-179.015411764706" calcext:value-type="float">
            <text:p>-179.0154117647</text:p>
          </table:table-cell>
          <table:table-cell table:number-columns-repeated="3"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184.647" calcext:value-type="float">
            <text:p>-184.647</text:p>
          </table:table-cell>
          <table:table-cell table:formula="of:=AVERAGE([.B1261:.B1311])" office:value-type="float" office:value="-178.902215686275" calcext:value-type="float">
            <text:p>-178.9022156863</text:p>
          </table:table-cell>
          <table:table-cell table:number-columns-repeated="3"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183.15" calcext:value-type="float">
            <text:p>-183.15</text:p>
          </table:table-cell>
          <table:table-cell table:formula="of:=AVERAGE([.B1262:.B1312])" office:value-type="float" office:value="-178.697607843137" calcext:value-type="float">
            <text:p>-178.6976078431</text:p>
          </table:table-cell>
          <table:table-cell table:number-columns-repeated="3"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179.888" calcext:value-type="float">
            <text:p>-179.888</text:p>
          </table:table-cell>
          <table:table-cell table:formula="of:=AVERAGE([.B1263:.B1313])" office:value-type="float" office:value="-178.512352941176" calcext:value-type="float">
            <text:p>-178.5123529412</text:p>
          </table:table-cell>
          <table:table-cell table:number-columns-repeated="3"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189.219" calcext:value-type="float">
            <text:p>-189.219</text:p>
          </table:table-cell>
          <table:table-cell table:formula="of:=AVERAGE([.B1264:.B1314])" office:value-type="float" office:value="-178.423745098039" calcext:value-type="float">
            <text:p>-178.423745098</text:p>
          </table:table-cell>
          <table:table-cell table:number-columns-repeated="3"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178.683" calcext:value-type="float">
            <text:p>-178.683</text:p>
          </table:table-cell>
          <table:table-cell table:formula="of:=AVERAGE([.B1265:.B1315])" office:value-type="float" office:value="-178.234862745098" calcext:value-type="float">
            <text:p>-178.2348627451</text:p>
          </table:table-cell>
          <table:table-cell table:number-columns-repeated="3"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183.705" calcext:value-type="float">
            <text:p>-183.705</text:p>
          </table:table-cell>
          <table:table-cell table:formula="of:=AVERAGE([.B1266:.B1316])" office:value-type="float" office:value="-178.137862745098" calcext:value-type="float">
            <text:p>-178.1378627451</text:p>
          </table:table-cell>
          <table:table-cell table:number-columns-repeated="3"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183.478" calcext:value-type="float">
            <text:p>-183.478</text:p>
          </table:table-cell>
          <table:table-cell table:formula="of:=AVERAGE([.B1267:.B1317])" office:value-type="float" office:value="-178.008450980392" calcext:value-type="float">
            <text:p>-178.0084509804</text:p>
          </table:table-cell>
          <table:table-cell table:number-columns-repeated="3"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177.588" calcext:value-type="float">
            <text:p>-177.588</text:p>
          </table:table-cell>
          <table:table-cell table:formula="of:=AVERAGE([.B1268:.B1318])" office:value-type="float" office:value="-177.755960784314" calcext:value-type="float">
            <text:p>-177.7559607843</text:p>
          </table:table-cell>
          <table:table-cell table:number-columns-repeated="3"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181.542" calcext:value-type="float">
            <text:p>-181.542</text:p>
          </table:table-cell>
          <table:table-cell table:formula="of:=AVERAGE([.B1269:.B1319])" office:value-type="float" office:value="-177.722901960784" calcext:value-type="float">
            <text:p>-177.7229019608</text:p>
          </table:table-cell>
          <table:table-cell table:number-columns-repeated="3"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187.767" calcext:value-type="float">
            <text:p>-187.767</text:p>
          </table:table-cell>
          <table:table-cell table:formula="of:=AVERAGE([.B1270:.B1320])" office:value-type="float" office:value="-177.614352941176" calcext:value-type="float">
            <text:p>-177.6143529412</text:p>
          </table:table-cell>
          <table:table-cell table:number-columns-repeated="3"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191.31" calcext:value-type="float">
            <text:p>-191.31</text:p>
          </table:table-cell>
          <table:table-cell table:formula="of:=AVERAGE([.B1271:.B1321])" office:value-type="float" office:value="-177.375568627451" calcext:value-type="float">
            <text:p>-177.3755686275</text:p>
          </table:table-cell>
          <table:table-cell table:number-columns-repeated="3"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183.163" calcext:value-type="float">
            <text:p>-183.163</text:p>
          </table:table-cell>
          <table:table-cell table:formula="of:=AVERAGE([.B1272:.B1322])" office:value-type="float" office:value="-177.094274509804" calcext:value-type="float">
            <text:p>-177.0942745098</text:p>
          </table:table-cell>
          <table:table-cell table:number-columns-repeated="3"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187.701" calcext:value-type="float">
            <text:p>-187.701</text:p>
          </table:table-cell>
          <table:table-cell table:formula="of:=AVERAGE([.B1273:.B1323])" office:value-type="float" office:value="-176.902117647059" calcext:value-type="float">
            <text:p>-176.9021176471</text:p>
          </table:table-cell>
          <table:table-cell table:number-columns-repeated="3"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186.781" calcext:value-type="float">
            <text:p>-186.781</text:p>
          </table:table-cell>
          <table:table-cell table:formula="of:=AVERAGE([.B1274:.B1324])" office:value-type="float" office:value="-176.645235294118" calcext:value-type="float">
            <text:p>-176.6452352941</text:p>
          </table:table-cell>
          <table:table-cell table:number-columns-repeated="3"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187.793" calcext:value-type="float">
            <text:p>-187.793</text:p>
          </table:table-cell>
          <table:table-cell table:formula="of:=AVERAGE([.B1275:.B1325])" office:value-type="float" office:value="-176.385" calcext:value-type="float">
            <text:p>-176.385</text:p>
          </table:table-cell>
          <table:table-cell table:number-columns-repeated="3"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183.402" calcext:value-type="float">
            <text:p>-183.402</text:p>
          </table:table-cell>
          <table:table-cell table:formula="of:=AVERAGE([.B1276:.B1326])" office:value-type="float" office:value="-176.117588235294" calcext:value-type="float">
            <text:p>-176.1175882353</text:p>
          </table:table-cell>
          <table:table-cell table:number-columns-repeated="3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185.869" calcext:value-type="float">
            <text:p>-185.869</text:p>
          </table:table-cell>
          <table:table-cell table:formula="of:=AVERAGE([.B1277:.B1327])" office:value-type="float" office:value="-175.991352941176" calcext:value-type="float">
            <text:p>-175.9913529412</text:p>
          </table:table-cell>
          <table:table-cell table:number-columns-repeated="3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182.461" calcext:value-type="float">
            <text:p>-182.461</text:p>
          </table:table-cell>
          <table:table-cell table:formula="of:=AVERAGE([.B1278:.B1328])" office:value-type="float" office:value="-175.866019607843" calcext:value-type="float">
            <text:p>-175.8660196078</text:p>
          </table:table-cell>
          <table:table-cell table:number-columns-repeated="3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177.754" calcext:value-type="float">
            <text:p>-177.754</text:p>
          </table:table-cell>
          <table:table-cell table:formula="of:=AVERAGE([.B1279:.B1329])" office:value-type="float" office:value="-175.706745098039" calcext:value-type="float">
            <text:p>-175.706745098</text:p>
          </table:table-cell>
          <table:table-cell table:number-columns-repeated="3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173.183" calcext:value-type="float">
            <text:p>-173.183</text:p>
          </table:table-cell>
          <table:table-cell table:formula="of:=AVERAGE([.B1280:.B1330])" office:value-type="float" office:value="-175.570568627451" calcext:value-type="float">
            <text:p>-175.5705686275</text:p>
          </table:table-cell>
          <table:table-cell table:number-columns-repeated="3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176.882" calcext:value-type="float">
            <text:p>-176.882</text:p>
          </table:table-cell>
          <table:table-cell table:formula="of:=AVERAGE([.B1281:.B1331])" office:value-type="float" office:value="-175.450784313725" calcext:value-type="float">
            <text:p>-175.4507843137</text:p>
          </table:table-cell>
          <table:table-cell table:number-columns-repeated="3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174.03" calcext:value-type="float">
            <text:p>-174.03</text:p>
          </table:table-cell>
          <table:table-cell table:formula="of:=AVERAGE([.B1282:.B1332])" office:value-type="float" office:value="-175.30362745098" calcext:value-type="float">
            <text:p>-175.303627451</text:p>
          </table:table-cell>
          <table:table-cell table:number-columns-repeated="3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172.232" calcext:value-type="float">
            <text:p>-172.232</text:p>
          </table:table-cell>
          <table:table-cell table:formula="of:=AVERAGE([.B1283:.B1333])" office:value-type="float" office:value="-175.231274509804" calcext:value-type="float">
            <text:p>-175.2312745098</text:p>
          </table:table-cell>
          <table:table-cell table:number-columns-repeated="3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174.155" calcext:value-type="float">
            <text:p>-174.155</text:p>
          </table:table-cell>
          <table:table-cell table:formula="of:=AVERAGE([.B1284:.B1334])" office:value-type="float" office:value="-175.045941176471" calcext:value-type="float">
            <text:p>-175.0459411765</text:p>
          </table:table-cell>
          <table:table-cell table:number-columns-repeated="3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177.612" calcext:value-type="float">
            <text:p>-177.612</text:p>
          </table:table-cell>
          <table:table-cell table:formula="of:=AVERAGE([.B1285:.B1335])" office:value-type="float" office:value="-175.046176470588" calcext:value-type="float">
            <text:p>-175.0461764706</text:p>
          </table:table-cell>
          <table:table-cell table:number-columns-repeated="3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175.208" calcext:value-type="float">
            <text:p>-175.208</text:p>
          </table:table-cell>
          <table:table-cell table:formula="of:=AVERAGE([.B1286:.B1336])" office:value-type="float" office:value="-174.804411764706" calcext:value-type="float">
            <text:p>-174.8044117647</text:p>
          </table:table-cell>
          <table:table-cell table:number-columns-repeated="3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182.962" calcext:value-type="float">
            <text:p>-182.962</text:p>
          </table:table-cell>
          <table:table-cell table:formula="of:=AVERAGE([.B1287:.B1337])" office:value-type="float" office:value="-174.637352941176" calcext:value-type="float">
            <text:p>-174.6373529412</text:p>
          </table:table-cell>
          <table:table-cell table:number-columns-repeated="3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171.589" calcext:value-type="float">
            <text:p>-171.589</text:p>
          </table:table-cell>
          <table:table-cell table:formula="of:=AVERAGE([.B1288:.B1338])" office:value-type="float" office:value="-174.386666666667" calcext:value-type="float">
            <text:p>-174.3866666667</text:p>
          </table:table-cell>
          <table:table-cell table:number-columns-repeated="3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180.326" calcext:value-type="float">
            <text:p>-180.326</text:p>
          </table:table-cell>
          <table:table-cell table:formula="of:=AVERAGE([.B1289:.B1339])" office:value-type="float" office:value="-174.286882352941" calcext:value-type="float">
            <text:p>-174.2868823529</text:p>
          </table:table-cell>
          <table:table-cell table:number-columns-repeated="3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176.624" calcext:value-type="float">
            <text:p>-176.624</text:p>
          </table:table-cell>
          <table:table-cell table:formula="of:=AVERAGE([.B1290:.B1340])" office:value-type="float" office:value="-174.061882352941" calcext:value-type="float">
            <text:p>-174.0618823529</text:p>
          </table:table-cell>
          <table:table-cell table:number-columns-repeated="3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175.139" calcext:value-type="float">
            <text:p>-175.139</text:p>
          </table:table-cell>
          <table:table-cell table:formula="of:=AVERAGE([.B1291:.B1341])" office:value-type="float" office:value="-173.957333333333" calcext:value-type="float">
            <text:p>-173.9573333333</text:p>
          </table:table-cell>
          <table:table-cell table:number-columns-repeated="3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175.139" calcext:value-type="float">
            <text:p>-175.139</text:p>
          </table:table-cell>
          <table:table-cell table:formula="of:=AVERAGE([.B1292:.B1342])" office:value-type="float" office:value="-173.769098039216" calcext:value-type="float">
            <text:p>-173.7690980392</text:p>
          </table:table-cell>
          <table:table-cell table:number-columns-repeated="3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178.707" calcext:value-type="float">
            <text:p>-178.707</text:p>
          </table:table-cell>
          <table:table-cell table:formula="of:=AVERAGE([.B1293:.B1343])" office:value-type="float" office:value="-173.682254901961" calcext:value-type="float">
            <text:p>-173.682254902</text:p>
          </table:table-cell>
          <table:table-cell table:number-columns-repeated="3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180.034" calcext:value-type="float">
            <text:p>-180.034</text:p>
          </table:table-cell>
          <table:table-cell table:formula="of:=AVERAGE([.B1294:.B1344])" office:value-type="float" office:value="-173.412215686275" calcext:value-type="float">
            <text:p>-173.4122156863</text:p>
          </table:table-cell>
          <table:table-cell table:number-columns-repeated="3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172.121" calcext:value-type="float">
            <text:p>-172.121</text:p>
          </table:table-cell>
          <table:table-cell table:formula="of:=AVERAGE([.B1295:.B1345])" office:value-type="float" office:value="-173.335058823529" calcext:value-type="float">
            <text:p>-173.3350588235</text:p>
          </table:table-cell>
          <table:table-cell table:number-columns-repeated="3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172.958" calcext:value-type="float">
            <text:p>-172.958</text:p>
          </table:table-cell>
          <table:table-cell table:formula="of:=AVERAGE([.B1296:.B1346])" office:value-type="float" office:value="-173.255509803922" calcext:value-type="float">
            <text:p>-173.2555098039</text:p>
          </table:table-cell>
          <table:table-cell table:number-columns-repeated="3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173.566" calcext:value-type="float">
            <text:p>-173.566</text:p>
          </table:table-cell>
          <table:table-cell table:formula="of:=AVERAGE([.B1297:.B1347])" office:value-type="float" office:value="-173.199058823529" calcext:value-type="float">
            <text:p>-173.1990588235</text:p>
          </table:table-cell>
          <table:table-cell table:number-columns-repeated="3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176.297" calcext:value-type="float">
            <text:p>-176.297</text:p>
          </table:table-cell>
          <table:table-cell table:formula="of:=AVERAGE([.B1298:.B1348])" office:value-type="float" office:value="-173.212843137255" calcext:value-type="float">
            <text:p>-173.2128431373</text:p>
          </table:table-cell>
          <table:table-cell table:number-columns-repeated="3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175.774" calcext:value-type="float">
            <text:p>-175.774</text:p>
          </table:table-cell>
          <table:table-cell table:formula="of:=AVERAGE([.B1299:.B1349])" office:value-type="float" office:value="-173.043941176471" calcext:value-type="float">
            <text:p>-173.0439411765</text:p>
          </table:table-cell>
          <table:table-cell table:number-columns-repeated="3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180.4" calcext:value-type="float">
            <text:p>-180.4</text:p>
          </table:table-cell>
          <table:table-cell table:formula="of:=AVERAGE([.B1300:.B1350])" office:value-type="float" office:value="-172.823823529412" calcext:value-type="float">
            <text:p>-172.8238235294</text:p>
          </table:table-cell>
          <table:table-cell table:number-columns-repeated="3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171.127" calcext:value-type="float">
            <text:p>-171.127</text:p>
          </table:table-cell>
          <table:table-cell table:formula="of:=AVERAGE([.B1301:.B1351])" office:value-type="float" office:value="-172.478137254902" calcext:value-type="float">
            <text:p>-172.4781372549</text:p>
          </table:table-cell>
          <table:table-cell table:number-columns-repeated="3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178.587" calcext:value-type="float">
            <text:p>-178.587</text:p>
          </table:table-cell>
          <table:table-cell table:formula="of:=AVERAGE([.B1302:.B1352])" office:value-type="float" office:value="-172.410196078431" calcext:value-type="float">
            <text:p>-172.4101960784</text:p>
          </table:table-cell>
          <table:table-cell table:number-columns-repeated="3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174.692" calcext:value-type="float">
            <text:p>-174.692</text:p>
          </table:table-cell>
          <table:table-cell table:formula="of:=AVERAGE([.B1303:.B1353])" office:value-type="float" office:value="-172.141509803922" calcext:value-type="float">
            <text:p>-172.1415098039</text:p>
          </table:table-cell>
          <table:table-cell table:number-columns-repeated="3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174.611" calcext:value-type="float">
            <text:p>-174.611</text:p>
          </table:table-cell>
          <table:table-cell table:formula="of:=AVERAGE([.B1304:.B1354])" office:value-type="float" office:value="-171.932882352941" calcext:value-type="float">
            <text:p>-171.9328823529</text:p>
          </table:table-cell>
          <table:table-cell table:number-columns-repeated="3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179.308" calcext:value-type="float">
            <text:p>-179.308</text:p>
          </table:table-cell>
          <table:table-cell table:formula="of:=AVERAGE([.B1305:.B1355])" office:value-type="float" office:value="-171.888196078431" calcext:value-type="float">
            <text:p>-171.8881960784</text:p>
          </table:table-cell>
          <table:table-cell table:number-columns-repeated="3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174.053" calcext:value-type="float">
            <text:p>-174.053</text:p>
          </table:table-cell>
          <table:table-cell table:formula="of:=AVERAGE([.B1306:.B1356])" office:value-type="float" office:value="-171.63931372549" calcext:value-type="float">
            <text:p>-171.6393137255</text:p>
          </table:table-cell>
          <table:table-cell table:number-columns-repeated="3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178.146" calcext:value-type="float">
            <text:p>-178.146</text:p>
          </table:table-cell>
          <table:table-cell table:formula="of:=AVERAGE([.B1307:.B1357])" office:value-type="float" office:value="-171.55862745098" calcext:value-type="float">
            <text:p>-171.558627451</text:p>
          </table:table-cell>
          <table:table-cell table:number-columns-repeated="3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178.659" calcext:value-type="float">
            <text:p>-178.659</text:p>
          </table:table-cell>
          <table:table-cell table:formula="of:=AVERAGE([.B1308:.B1358])" office:value-type="float" office:value="-171.359274509804" calcext:value-type="float">
            <text:p>-171.3592745098</text:p>
          </table:table-cell>
          <table:table-cell table:number-columns-repeated="3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176.905" calcext:value-type="float">
            <text:p>-176.905</text:p>
          </table:table-cell>
          <table:table-cell table:formula="of:=AVERAGE([.B1309:.B1359])" office:value-type="float" office:value="-171.175784313726" calcext:value-type="float">
            <text:p>-171.1757843137</text:p>
          </table:table-cell>
          <table:table-cell table:number-columns-repeated="3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172.154" calcext:value-type="float">
            <text:p>-172.154</text:p>
          </table:table-cell>
          <table:table-cell table:formula="of:=AVERAGE([.B1310:.B1360])" office:value-type="float" office:value="-171.096411764706" calcext:value-type="float">
            <text:p>-171.0964117647</text:p>
          </table:table-cell>
          <table:table-cell table:number-columns-repeated="3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174.932" calcext:value-type="float">
            <text:p>-174.932</text:p>
          </table:table-cell>
          <table:table-cell table:formula="of:=AVERAGE([.B1311:.B1361])" office:value-type="float" office:value="-171.074117647059" calcext:value-type="float">
            <text:p>-171.0741176471</text:p>
          </table:table-cell>
          <table:table-cell table:number-columns-repeated="3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174.212" calcext:value-type="float">
            <text:p>-174.212</text:p>
          </table:table-cell>
          <table:table-cell table:formula="of:=AVERAGE([.B1312:.B1362])" office:value-type="float" office:value="-170.958882352941" calcext:value-type="float">
            <text:p>-170.9588823529</text:p>
          </table:table-cell>
          <table:table-cell table:number-columns-repeated="3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173.702" calcext:value-type="float">
            <text:p>-173.702</text:p>
          </table:table-cell>
          <table:table-cell table:formula="of:=AVERAGE([.B1313:.B1363])" office:value-type="float" office:value="-170.800137254902" calcext:value-type="float">
            <text:p>-170.8001372549</text:p>
          </table:table-cell>
          <table:table-cell table:number-columns-repeated="3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175.369" calcext:value-type="float">
            <text:p>-175.369</text:p>
          </table:table-cell>
          <table:table-cell table:formula="of:=AVERAGE([.B1314:.B1364])" office:value-type="float" office:value="-170.72931372549" calcext:value-type="float">
            <text:p>-170.7293137255</text:p>
          </table:table-cell>
          <table:table-cell table:number-columns-repeated="3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179.586" calcext:value-type="float">
            <text:p>-179.586</text:p>
          </table:table-cell>
          <table:table-cell table:formula="of:=AVERAGE([.B1315:.B1365])" office:value-type="float" office:value="-170.593568627451" calcext:value-type="float">
            <text:p>-170.5935686275</text:p>
          </table:table-cell>
          <table:table-cell table:number-columns-repeated="3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173.736" calcext:value-type="float">
            <text:p>-173.736</text:p>
          </table:table-cell>
          <table:table-cell table:formula="of:=AVERAGE([.B1316:.B1366])" office:value-type="float" office:value="-170.408862745098" calcext:value-type="float">
            <text:p>-170.4088627451</text:p>
          </table:table-cell>
          <table:table-cell table:number-columns-repeated="3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177.105" calcext:value-type="float">
            <text:p>-177.105</text:p>
          </table:table-cell>
          <table:table-cell table:formula="of:=AVERAGE([.B1317:.B1367])" office:value-type="float" office:value="-170.221745098039" calcext:value-type="float">
            <text:p>-170.221745098</text:p>
          </table:table-cell>
          <table:table-cell table:number-columns-repeated="3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170.601" calcext:value-type="float">
            <text:p>-170.601</text:p>
          </table:table-cell>
          <table:table-cell table:formula="of:=AVERAGE([.B1318:.B1368])" office:value-type="float" office:value="-170.017490196079" calcext:value-type="float">
            <text:p>-170.0174901961</text:p>
          </table:table-cell>
          <table:table-cell table:number-columns-repeated="3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175.902" calcext:value-type="float">
            <text:p>-175.902</text:p>
          </table:table-cell>
          <table:table-cell table:formula="of:=AVERAGE([.B1319:.B1369])" office:value-type="float" office:value="-169.832705882353" calcext:value-type="float">
            <text:p>-169.8327058824</text:p>
          </table:table-cell>
          <table:table-cell table:number-columns-repeated="3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176.006" calcext:value-type="float">
            <text:p>-176.006</text:p>
          </table:table-cell>
          <table:table-cell table:formula="of:=AVERAGE([.B1320:.B1370])" office:value-type="float" office:value="-169.749" calcext:value-type="float">
            <text:p>-169.749</text:p>
          </table:table-cell>
          <table:table-cell table:number-columns-repeated="3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175.589" calcext:value-type="float">
            <text:p>-175.589</text:p>
          </table:table-cell>
          <table:table-cell table:formula="of:=AVERAGE([.B1321:.B1371])" office:value-type="float" office:value="-169.488901960784" calcext:value-type="float">
            <text:p>-169.4889019608</text:p>
          </table:table-cell>
          <table:table-cell table:number-columns-repeated="3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176.964" calcext:value-type="float">
            <text:p>-176.964</text:p>
          </table:table-cell>
          <table:table-cell table:formula="of:=AVERAGE([.B1322:.B1372])" office:value-type="float" office:value="-169.364980392157" calcext:value-type="float">
            <text:p>-169.3649803922</text:p>
          </table:table-cell>
          <table:table-cell table:number-columns-repeated="3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173.363" calcext:value-type="float">
            <text:p>-173.363</text:p>
          </table:table-cell>
          <table:table-cell table:formula="of:=AVERAGE([.B1323:.B1373])" office:value-type="float" office:value="-169.215156862745" calcext:value-type="float">
            <text:p>-169.2151568627</text:p>
          </table:table-cell>
          <table:table-cell table:number-columns-repeated="3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174.6" calcext:value-type="float">
            <text:p>-174.6</text:p>
          </table:table-cell>
          <table:table-cell table:formula="of:=AVERAGE([.B1324:.B1374])" office:value-type="float" office:value="-169.114784313726" calcext:value-type="float">
            <text:p>-169.1147843137</text:p>
          </table:table-cell>
          <table:table-cell table:number-columns-repeated="3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173.509" calcext:value-type="float">
            <text:p>-173.509</text:p>
          </table:table-cell>
          <table:table-cell table:formula="of:=AVERAGE([.B1325:.B1375])" office:value-type="float" office:value="-168.962294117647" calcext:value-type="float">
            <text:p>-168.9622941176</text:p>
          </table:table-cell>
          <table:table-cell table:number-columns-repeated="3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174.155" calcext:value-type="float">
            <text:p>-174.155</text:p>
          </table:table-cell>
          <table:table-cell table:formula="of:=AVERAGE([.B1326:.B1376])" office:value-type="float" office:value="-168.855117647059" calcext:value-type="float">
            <text:p>-168.8551176471</text:p>
          </table:table-cell>
          <table:table-cell table:number-columns-repeated="3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176.964" calcext:value-type="float">
            <text:p>-176.964</text:p>
          </table:table-cell>
          <table:table-cell table:formula="of:=AVERAGE([.B1327:.B1377])" office:value-type="float" office:value="-168.717509803922" calcext:value-type="float">
            <text:p>-168.7175098039</text:p>
          </table:table-cell>
          <table:table-cell table:number-columns-repeated="3"/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179.477" calcext:value-type="float">
            <text:p>-179.477</text:p>
          </table:table-cell>
          <table:table-cell table:formula="of:=AVERAGE([.B1328:.B1378])" office:value-type="float" office:value="-168.514980392157" calcext:value-type="float">
            <text:p>-168.5149803922</text:p>
          </table:table-cell>
          <table:table-cell table:number-columns-repeated="3"/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174.338" calcext:value-type="float">
            <text:p>-174.338</text:p>
          </table:table-cell>
          <table:table-cell table:formula="of:=AVERAGE([.B1329:.B1379])" office:value-type="float" office:value="-168.339666666667" calcext:value-type="float">
            <text:p>-168.3396666667</text:p>
          </table:table-cell>
          <table:table-cell table:number-columns-repeated="3"/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170.809" calcext:value-type="float">
            <text:p>-170.809</text:p>
          </table:table-cell>
          <table:table-cell table:formula="of:=AVERAGE([.B1330:.B1380])" office:value-type="float" office:value="-168.293588235294" calcext:value-type="float">
            <text:p>-168.2935882353</text:p>
          </table:table-cell>
          <table:table-cell table:number-columns-repeated="3"/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167.074" calcext:value-type="float">
            <text:p>-167.074</text:p>
          </table:table-cell>
          <table:table-cell table:formula="of:=AVERAGE([.B1331:.B1381])" office:value-type="float" office:value="-168.141431372549" calcext:value-type="float">
            <text:p>-168.1414313725</text:p>
          </table:table-cell>
          <table:table-cell table:number-columns-repeated="3"/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169.377" calcext:value-type="float">
            <text:p>-169.377</text:p>
          </table:table-cell>
          <table:table-cell table:formula="of:=AVERAGE([.B1332:.B1382])" office:value-type="float" office:value="-168.177745098039" calcext:value-type="float">
            <text:p>-168.177745098</text:p>
          </table:table-cell>
          <table:table-cell table:number-columns-repeated="3"/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170.34" calcext:value-type="float">
            <text:p>-170.34</text:p>
          </table:table-cell>
          <table:table-cell table:formula="of:=AVERAGE([.B1333:.B1383])" office:value-type="float" office:value="-167.977705882353" calcext:value-type="float">
            <text:p>-167.9777058824</text:p>
          </table:table-cell>
          <table:table-cell table:number-columns-repeated="3"/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162.78" calcext:value-type="float">
            <text:p>-162.78</text:p>
          </table:table-cell>
          <table:table-cell table:formula="of:=AVERAGE([.B1334:.B1384])" office:value-type="float" office:value="-167.865333333333" calcext:value-type="float">
            <text:p>-167.8653333333</text:p>
          </table:table-cell>
          <table:table-cell table:number-columns-repeated="3"/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174.167" calcext:value-type="float">
            <text:p>-174.167</text:p>
          </table:table-cell>
          <table:table-cell table:formula="of:=AVERAGE([.B1335:.B1385])" office:value-type="float" office:value="-167.833705882353" calcext:value-type="float">
            <text:p>-167.8337058824</text:p>
          </table:table-cell>
          <table:table-cell table:number-columns-repeated="3"/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165.282" calcext:value-type="float">
            <text:p>-165.282</text:p>
          </table:table-cell>
          <table:table-cell table:formula="of:=AVERAGE([.B1336:.B1386])" office:value-type="float" office:value="-167.544980392157" calcext:value-type="float">
            <text:p>-167.5449803922</text:p>
          </table:table-cell>
          <table:table-cell table:number-columns-repeated="3"/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166.688" calcext:value-type="float">
            <text:p>-166.688</text:p>
          </table:table-cell>
          <table:table-cell table:formula="of:=AVERAGE([.B1337:.B1387])" office:value-type="float" office:value="-167.460862745098" calcext:value-type="float">
            <text:p>-167.4608627451</text:p>
          </table:table-cell>
          <table:table-cell table:number-columns-repeated="3"/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170.177" calcext:value-type="float">
            <text:p>-170.177</text:p>
          </table:table-cell>
          <table:table-cell table:formula="of:=AVERAGE([.B1338:.B1388])" office:value-type="float" office:value="-167.413529411765" calcext:value-type="float">
            <text:p>-167.4135294118</text:p>
          </table:table-cell>
          <table:table-cell table:number-columns-repeated="3"/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166.5" calcext:value-type="float">
            <text:p>-166.5</text:p>
          </table:table-cell>
          <table:table-cell table:formula="of:=AVERAGE([.B1339:.B1389])" office:value-type="float" office:value="-167.047941176471" calcext:value-type="float">
            <text:p>-167.0479411765</text:p>
          </table:table-cell>
          <table:table-cell table:number-columns-repeated="3"/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168.851" calcext:value-type="float">
            <text:p>-168.851</text:p>
          </table:table-cell>
          <table:table-cell table:formula="of:=AVERAGE([.B1340:.B1390])" office:value-type="float" office:value="-167.015058823529" calcext:value-type="float">
            <text:p>-167.0150588235</text:p>
          </table:table-cell>
          <table:table-cell table:number-columns-repeated="3"/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171.292" calcext:value-type="float">
            <text:p>-171.292</text:p>
          </table:table-cell>
          <table:table-cell table:formula="of:=AVERAGE([.B1341:.B1391])" office:value-type="float" office:value="-166.798568627451" calcext:value-type="float">
            <text:p>-166.7985686275</text:p>
          </table:table-cell>
          <table:table-cell table:number-columns-repeated="3"/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165.539" calcext:value-type="float">
            <text:p>-165.539</text:p>
          </table:table-cell>
          <table:table-cell table:formula="of:=AVERAGE([.B1342:.B1392])" office:value-type="float" office:value="-166.541" calcext:value-type="float">
            <text:p>-166.541</text:p>
          </table:table-cell>
          <table:table-cell table:number-columns-repeated="3"/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170.71" calcext:value-type="float">
            <text:p>-170.71</text:p>
          </table:table-cell>
          <table:table-cell table:formula="of:=AVERAGE([.B1343:.B1393])" office:value-type="float" office:value="-166.419019607843" calcext:value-type="float">
            <text:p>-166.4190196078</text:p>
          </table:table-cell>
          <table:table-cell table:number-columns-repeated="3"/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164.935" calcext:value-type="float">
            <text:p>-164.935</text:p>
          </table:table-cell>
          <table:table-cell table:formula="of:=AVERAGE([.B1344:.B1394])" office:value-type="float" office:value="-166.196392156863" calcext:value-type="float">
            <text:p>-166.1963921569</text:p>
          </table:table-cell>
          <table:table-cell table:number-columns-repeated="3"/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176.099" calcext:value-type="float">
            <text:p>-176.099</text:p>
          </table:table-cell>
          <table:table-cell table:formula="of:=AVERAGE([.B1345:.B1395])" office:value-type="float" office:value="-166.04337254902" calcext:value-type="float">
            <text:p>-166.043372549</text:p>
          </table:table-cell>
          <table:table-cell table:number-columns-repeated="3"/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168.064" calcext:value-type="float">
            <text:p>-168.064</text:p>
          </table:table-cell>
          <table:table-cell table:formula="of:=AVERAGE([.B1346:.B1396])" office:value-type="float" office:value="-165.824666666667" calcext:value-type="float">
            <text:p>-165.8246666667</text:p>
          </table:table-cell>
          <table:table-cell table:number-columns-repeated="3"/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170.079" calcext:value-type="float">
            <text:p>-170.079</text:p>
          </table:table-cell>
          <table:table-cell table:formula="of:=AVERAGE([.B1347:.B1397])" office:value-type="float" office:value="-165.605039215686" calcext:value-type="float">
            <text:p>-165.6050392157</text:p>
          </table:table-cell>
          <table:table-cell table:number-columns-repeated="3"/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174.269" calcext:value-type="float">
            <text:p>-174.269</text:p>
          </table:table-cell>
          <table:table-cell table:formula="of:=AVERAGE([.B1348:.B1398])" office:value-type="float" office:value="-165.401705882353" calcext:value-type="float">
            <text:p>-165.4017058824</text:p>
          </table:table-cell>
          <table:table-cell table:number-columns-repeated="3"/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167.683" calcext:value-type="float">
            <text:p>-167.683</text:p>
          </table:table-cell>
          <table:table-cell table:formula="of:=AVERAGE([.B1349:.B1399])" office:value-type="float" office:value="-165.138705882353" calcext:value-type="float">
            <text:p>-165.1387058824</text:p>
          </table:table-cell>
          <table:table-cell table:number-columns-repeated="3"/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164.548" calcext:value-type="float">
            <text:p>-164.548</text:p>
          </table:table-cell>
          <table:table-cell table:formula="of:=AVERAGE([.B1350:.B1400])" office:value-type="float" office:value="-164.919862745098" calcext:value-type="float">
            <text:p>-164.9198627451</text:p>
          </table:table-cell>
          <table:table-cell table:number-columns-repeated="3"/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162.77" calcext:value-type="float">
            <text:p>-162.77</text:p>
          </table:table-cell>
          <table:table-cell table:formula="of:=AVERAGE([.B1351:.B1401])" office:value-type="float" office:value="-164.865254901961" calcext:value-type="float">
            <text:p>-164.865254902</text:p>
          </table:table-cell>
          <table:table-cell table:number-columns-repeated="3"/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167.662" calcext:value-type="float">
            <text:p>-167.662</text:p>
          </table:table-cell>
          <table:table-cell table:formula="of:=AVERAGE([.B1352:.B1402])" office:value-type="float" office:value="-164.930470588235" calcext:value-type="float">
            <text:p>-164.9304705882</text:p>
          </table:table-cell>
          <table:table-cell table:number-columns-repeated="3"/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164.884" calcext:value-type="float">
            <text:p>-164.884</text:p>
          </table:table-cell>
          <table:table-cell table:formula="of:=AVERAGE([.B1353:.B1403])" office:value-type="float" office:value="-164.633411764706" calcext:value-type="float">
            <text:p>-164.6334117647</text:p>
          </table:table-cell>
          <table:table-cell table:number-columns-repeated="3"/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164.052" calcext:value-type="float">
            <text:p>-164.052</text:p>
          </table:table-cell>
          <table:table-cell table:formula="of:=AVERAGE([.B1354:.B1404])" office:value-type="float" office:value="-164.557666666667" calcext:value-type="float">
            <text:p>-164.5576666667</text:p>
          </table:table-cell>
          <table:table-cell table:number-columns-repeated="3"/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172.332" calcext:value-type="float">
            <text:p>-172.332</text:p>
          </table:table-cell>
          <table:table-cell table:formula="of:=AVERAGE([.B1355:.B1405])" office:value-type="float" office:value="-164.524764705882" calcext:value-type="float">
            <text:p>-164.5247647059</text:p>
          </table:table-cell>
          <table:table-cell table:number-columns-repeated="3"/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166.615" calcext:value-type="float">
            <text:p>-166.615</text:p>
          </table:table-cell>
          <table:table-cell table:formula="of:=AVERAGE([.B1356:.B1406])" office:value-type="float" office:value="-164.198450980392" calcext:value-type="float">
            <text:p>-164.1984509804</text:p>
          </table:table-cell>
          <table:table-cell table:number-columns-repeated="3"/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169.938" calcext:value-type="float">
            <text:p>-169.938</text:p>
          </table:table-cell>
          <table:table-cell table:formula="of:=AVERAGE([.B1357:.B1407])" office:value-type="float" office:value="-164.034607843137" calcext:value-type="float">
            <text:p>-164.0346078431</text:p>
          </table:table-cell>
          <table:table-cell table:number-columns-repeated="3"/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167.979" calcext:value-type="float">
            <text:p>-167.979</text:p>
          </table:table-cell>
          <table:table-cell table:formula="of:=AVERAGE([.B1358:.B1408])" office:value-type="float" office:value="-163.806529411765" calcext:value-type="float">
            <text:p>-163.8065294118</text:p>
          </table:table-cell>
          <table:table-cell table:number-columns-repeated="3"/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169.301" calcext:value-type="float">
            <text:p>-169.301</text:p>
          </table:table-cell>
          <table:table-cell table:formula="of:=AVERAGE([.B1359:.B1409])" office:value-type="float" office:value="-163.63131372549" calcext:value-type="float">
            <text:p>-163.6313137255</text:p>
          </table:table-cell>
          <table:table-cell table:number-columns-repeated="3"/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172.857" calcext:value-type="float">
            <text:p>-172.857</text:p>
          </table:table-cell>
          <table:table-cell table:formula="of:=AVERAGE([.B1360:.B1410])" office:value-type="float" office:value="-163.445862745098" calcext:value-type="float">
            <text:p>-163.4458627451</text:p>
          </table:table-cell>
          <table:table-cell table:number-columns-repeated="3"/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171.017" calcext:value-type="float">
            <text:p>-171.017</text:p>
          </table:table-cell>
          <table:table-cell table:formula="of:=AVERAGE([.B1361:.B1411])" office:value-type="float" office:value="-163.132784313725" calcext:value-type="float">
            <text:p>-163.1327843137</text:p>
          </table:table-cell>
          <table:table-cell table:number-columns-repeated="3"/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169.055" calcext:value-type="float">
            <text:p>-169.055</text:p>
          </table:table-cell>
          <table:table-cell table:formula="of:=AVERAGE([.B1362:.B1412])" office:value-type="float" office:value="-162.926137254902" calcext:value-type="float">
            <text:p>-162.9261372549</text:p>
          </table:table-cell>
          <table:table-cell table:number-columns-repeated="3"/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166.116" calcext:value-type="float">
            <text:p>-166.116</text:p>
          </table:table-cell>
          <table:table-cell table:formula="of:=AVERAGE([.B1363:.B1413])" office:value-type="float" office:value="-162.793588235294" calcext:value-type="float">
            <text:p>-162.7935882353</text:p>
          </table:table-cell>
          <table:table-cell table:number-columns-repeated="3"/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170.09" calcext:value-type="float">
            <text:p>-170.09</text:p>
          </table:table-cell>
          <table:table-cell table:formula="of:=AVERAGE([.B1364:.B1414])" office:value-type="float" office:value="-162.692352941176" calcext:value-type="float">
            <text:p>-162.6923529412</text:p>
          </table:table-cell>
          <table:table-cell table:number-columns-repeated="3"/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168.446" calcext:value-type="float">
            <text:p>-168.446</text:p>
          </table:table-cell>
          <table:table-cell table:formula="of:=AVERAGE([.B1365:.B1415])" office:value-type="float" office:value="-162.535058823529" calcext:value-type="float">
            <text:p>-162.5350588235</text:p>
          </table:table-cell>
          <table:table-cell table:number-columns-repeated="3"/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170.166" calcext:value-type="float">
            <text:p>-170.166</text:p>
          </table:table-cell>
          <table:table-cell table:formula="of:=AVERAGE([.B1366:.B1416])" office:value-type="float" office:value="-162.386039215686" calcext:value-type="float">
            <text:p>-162.3860392157</text:p>
          </table:table-cell>
          <table:table-cell table:number-columns-repeated="3"/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164.193" calcext:value-type="float">
            <text:p>-164.193</text:p>
          </table:table-cell>
          <table:table-cell table:formula="of:=AVERAGE([.B1367:.B1417])" office:value-type="float" office:value="-162.203098039216" calcext:value-type="float">
            <text:p>-162.2030980392</text:p>
          </table:table-cell>
          <table:table-cell table:number-columns-repeated="3"/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166.688" calcext:value-type="float">
            <text:p>-166.688</text:p>
          </table:table-cell>
          <table:table-cell table:formula="of:=AVERAGE([.B1368:.B1418])" office:value-type="float" office:value="-162.112" calcext:value-type="float">
            <text:p>-162.112</text:p>
          </table:table-cell>
          <table:table-cell table:number-columns-repeated="3"/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161.177" calcext:value-type="float">
            <text:p>-161.177</text:p>
          </table:table-cell>
          <table:table-cell table:formula="of:=AVERAGE([.B1369:.B1419])" office:value-type="float" office:value="-161.950960784314" calcext:value-type="float">
            <text:p>-161.9509607843</text:p>
          </table:table-cell>
          <table:table-cell table:number-columns-repeated="3"/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171.633" calcext:value-type="float">
            <text:p>-171.633</text:p>
          </table:table-cell>
          <table:table-cell table:formula="of:=AVERAGE([.B1370:.B1420])" office:value-type="float" office:value="-161.905588235294" calcext:value-type="float">
            <text:p>-161.9055882353</text:p>
          </table:table-cell>
          <table:table-cell table:number-columns-repeated="3"/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162.741" calcext:value-type="float">
            <text:p>-162.741</text:p>
          </table:table-cell>
          <table:table-cell table:formula="of:=AVERAGE([.B1371:.B1421])" office:value-type="float" office:value="-161.676666666667" calcext:value-type="float">
            <text:p>-161.6766666667</text:p>
          </table:table-cell>
          <table:table-cell table:number-columns-repeated="3"/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169.269" calcext:value-type="float">
            <text:p>-169.269</text:p>
          </table:table-cell>
          <table:table-cell table:formula="of:=AVERAGE([.B1372:.B1422])" office:value-type="float" office:value="-161.638176470588" calcext:value-type="float">
            <text:p>-161.6381764706</text:p>
          </table:table-cell>
          <table:table-cell table:number-columns-repeated="3"/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169.323" calcext:value-type="float">
            <text:p>-169.323</text:p>
          </table:table-cell>
          <table:table-cell table:formula="of:=AVERAGE([.B1373:.B1423])" office:value-type="float" office:value="-161.446803921569" calcext:value-type="float">
            <text:p>-161.4468039216</text:p>
          </table:table-cell>
          <table:table-cell table:number-columns-repeated="3"/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168.244" calcext:value-type="float">
            <text:p>-168.244</text:p>
          </table:table-cell>
          <table:table-cell table:formula="of:=AVERAGE([.B1374:.B1424])" office:value-type="float" office:value="-161.225274509804" calcext:value-type="float">
            <text:p>-161.2252745098</text:p>
          </table:table-cell>
          <table:table-cell table:number-columns-repeated="3"/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166.823" calcext:value-type="float">
            <text:p>-166.823</text:p>
          </table:table-cell>
          <table:table-cell table:formula="of:=AVERAGE([.B1375:.B1425])" office:value-type="float" office:value="-160.968823529412" calcext:value-type="float">
            <text:p>-160.9688235294</text:p>
          </table:table-cell>
          <table:table-cell table:number-columns-repeated="3"/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168.043" calcext:value-type="float">
            <text:p>-168.043</text:p>
          </table:table-cell>
          <table:table-cell table:formula="of:=AVERAGE([.B1376:.B1426])" office:value-type="float" office:value="-160.786607843137" calcext:value-type="float">
            <text:p>-160.7866078431</text:p>
          </table:table-cell>
          <table:table-cell table:number-columns-repeated="3"/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167.137" calcext:value-type="float">
            <text:p>-167.137</text:p>
          </table:table-cell>
          <table:table-cell table:formula="of:=AVERAGE([.B1377:.B1427])" office:value-type="float" office:value="-160.637137254902" calcext:value-type="float">
            <text:p>-160.6371372549</text:p>
          </table:table-cell>
          <table:table-cell table:number-columns-repeated="3"/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166.635" calcext:value-type="float">
            <text:p>-166.635</text:p>
          </table:table-cell>
          <table:table-cell table:formula="of:=AVERAGE([.B1378:.B1428])" office:value-type="float" office:value="-160.411274509804" calcext:value-type="float">
            <text:p>-160.4112745098</text:p>
          </table:table-cell>
          <table:table-cell table:number-columns-repeated="3"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-170.536" calcext:value-type="float">
            <text:p>-170.536</text:p>
          </table:table-cell>
          <table:table-cell table:formula="of:=AVERAGE([.B1379:.B1429])" office:value-type="float" office:value="-160.181431372549" calcext:value-type="float">
            <text:p>-160.1814313725</text:p>
          </table:table-cell>
          <table:table-cell table:number-columns-repeated="3"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-171.988" calcext:value-type="float">
            <text:p>-171.988</text:p>
          </table:table-cell>
          <table:table-cell table:formula="of:=AVERAGE([.B1380:.B1430])" office:value-type="float" office:value="-160.012117647059" calcext:value-type="float">
            <text:p>-160.0121176471</text:p>
          </table:table-cell>
          <table:table-cell table:number-columns-repeated="3"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-163.049" calcext:value-type="float">
            <text:p>-163.049</text:p>
          </table:table-cell>
          <table:table-cell table:formula="of:=AVERAGE([.B1381:.B1431])" office:value-type="float" office:value="-159.790039215686" calcext:value-type="float">
            <text:p>-159.7900392157</text:p>
          </table:table-cell>
          <table:table-cell table:number-columns-repeated="3"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-168.926" calcext:value-type="float">
            <text:p>-168.926</text:p>
          </table:table-cell>
          <table:table-cell table:formula="of:=AVERAGE([.B1382:.B1432])" office:value-type="float" office:value="-159.713156862745" calcext:value-type="float">
            <text:p>-159.7131568627</text:p>
          </table:table-cell>
          <table:table-cell table:number-columns-repeated="3"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-159.175" calcext:value-type="float">
            <text:p>-159.175</text:p>
          </table:table-cell>
          <table:table-cell table:formula="of:=AVERAGE([.B1383:.B1433])" office:value-type="float" office:value="-159.428352941176" calcext:value-type="float">
            <text:p>-159.4283529412</text:p>
          </table:table-cell>
          <table:table-cell table:number-columns-repeated="3"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-164.609" calcext:value-type="float">
            <text:p>-164.609</text:p>
          </table:table-cell>
          <table:table-cell table:formula="of:=AVERAGE([.B1384:.B1434])" office:value-type="float" office:value="-159.378137254902" calcext:value-type="float">
            <text:p>-159.3781372549</text:p>
          </table:table-cell>
          <table:table-cell table:number-columns-repeated="3"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-161.167" calcext:value-type="float">
            <text:p>-161.167</text:p>
          </table:table-cell>
          <table:table-cell table:formula="of:=AVERAGE([.B1385:.B1435])" office:value-type="float" office:value="-159.13837254902" calcext:value-type="float">
            <text:p>-159.138372549</text:p>
          </table:table-cell>
          <table:table-cell table:number-columns-repeated="3"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-159.442" calcext:value-type="float">
            <text:p>-159.442</text:p>
          </table:table-cell>
          <table:table-cell table:formula="of:=AVERAGE([.B1386:.B1436])" office:value-type="float" office:value="-158.969862745098" calcext:value-type="float">
            <text:p>-158.9698627451</text:p>
          </table:table-cell>
          <table:table-cell table:number-columns-repeated="3"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-160.992" calcext:value-type="float">
            <text:p>-160.992</text:p>
          </table:table-cell>
          <table:table-cell table:formula="of:=AVERAGE([.B1387:.B1437])" office:value-type="float" office:value="-158.795980392157" calcext:value-type="float">
            <text:p>-158.7959803922</text:p>
          </table:table-cell>
          <table:table-cell table:number-columns-repeated="3"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-164.274" calcext:value-type="float">
            <text:p>-164.274</text:p>
          </table:table-cell>
          <table:table-cell table:formula="of:=AVERAGE([.B1388:.B1438])" office:value-type="float" office:value="-158.691843137255" calcext:value-type="float">
            <text:p>-158.6918431373</text:p>
          </table:table-cell>
          <table:table-cell table:number-columns-repeated="3"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-151.532" calcext:value-type="float">
            <text:p>-151.532</text:p>
          </table:table-cell>
          <table:table-cell table:formula="of:=AVERAGE([.B1389:.B1439])" office:value-type="float" office:value="-158.455235294118" calcext:value-type="float">
            <text:p>-158.4552352941</text:p>
          </table:table-cell>
          <table:table-cell table:number-columns-repeated="3"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-164.823" calcext:value-type="float">
            <text:p>-164.823</text:p>
          </table:table-cell>
          <table:table-cell table:formula="of:=AVERAGE([.B1390:.B1440])" office:value-type="float" office:value="-158.477529411765" calcext:value-type="float">
            <text:p>-158.4775294118</text:p>
          </table:table-cell>
          <table:table-cell table:number-columns-repeated="3"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-157.81" calcext:value-type="float">
            <text:p>-157.81</text:p>
          </table:table-cell>
          <table:table-cell table:formula="of:=AVERAGE([.B1391:.B1441])" office:value-type="float" office:value="-158.198647058824" calcext:value-type="float">
            <text:p>-158.1986470588</text:p>
          </table:table-cell>
          <table:table-cell table:number-columns-repeated="3"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-158.156" calcext:value-type="float">
            <text:p>-158.156</text:p>
          </table:table-cell>
          <table:table-cell table:formula="of:=AVERAGE([.B1392:.B1442])" office:value-type="float" office:value="-157.979803921569" calcext:value-type="float">
            <text:p>-157.9798039216</text:p>
          </table:table-cell>
          <table:table-cell table:number-columns-repeated="3"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-159.318" calcext:value-type="float">
            <text:p>-159.318</text:p>
          </table:table-cell>
          <table:table-cell table:formula="of:=AVERAGE([.B1393:.B1443])" office:value-type="float" office:value="-157.842019607843" calcext:value-type="float">
            <text:p>-157.8420196078</text:p>
          </table:table-cell>
          <table:table-cell table:number-columns-repeated="3"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-159.356" calcext:value-type="float">
            <text:p>-159.356</text:p>
          </table:table-cell>
          <table:table-cell table:formula="of:=AVERAGE([.B1394:.B1444])" office:value-type="float" office:value="-157.607274509804" calcext:value-type="float">
            <text:p>-157.6072745098</text:p>
          </table:table-cell>
          <table:table-cell table:number-columns-repeated="3"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-157.131" calcext:value-type="float">
            <text:p>-157.131</text:p>
          </table:table-cell>
          <table:table-cell table:formula="of:=AVERAGE([.B1395:.B1445])" office:value-type="float" office:value="-157.339117647059" calcext:value-type="float">
            <text:p>-157.3391176471</text:p>
          </table:table-cell>
          <table:table-cell table:number-columns-repeated="3"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-164.945" calcext:value-type="float">
            <text:p>-164.945</text:p>
          </table:table-cell>
          <table:table-cell table:formula="of:=AVERAGE([.B1396:.B1446])" office:value-type="float" office:value="-157.165568627451" calcext:value-type="float">
            <text:p>-157.1655686275</text:p>
          </table:table-cell>
          <table:table-cell table:number-columns-repeated="3"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-156.863" calcext:value-type="float">
            <text:p>-156.863</text:p>
          </table:table-cell>
          <table:table-cell table:formula="of:=AVERAGE([.B1397:.B1447])" office:value-type="float" office:value="-156.864411764706" calcext:value-type="float">
            <text:p>-156.8644117647</text:p>
          </table:table-cell>
          <table:table-cell table:number-columns-repeated="3"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-159.709" calcext:value-type="float">
            <text:p>-159.709</text:p>
          </table:table-cell>
          <table:table-cell table:formula="of:=AVERAGE([.B1398:.B1448])" office:value-type="float" office:value="-156.772098039216" calcext:value-type="float">
            <text:p>-156.7720980392</text:p>
          </table:table-cell>
          <table:table-cell table:number-columns-repeated="3"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-160.856" calcext:value-type="float">
            <text:p>-160.856</text:p>
          </table:table-cell>
          <table:table-cell table:formula="of:=AVERAGE([.B1399:.B1449])" office:value-type="float" office:value="-156.592980392157" calcext:value-type="float">
            <text:p>-156.5929803922</text:p>
          </table:table-cell>
          <table:table-cell table:number-columns-repeated="3"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-156.522" calcext:value-type="float">
            <text:p>-156.522</text:p>
          </table:table-cell>
          <table:table-cell table:formula="of:=AVERAGE([.B1400:.B1450])" office:value-type="float" office:value="-156.313156862745" calcext:value-type="float">
            <text:p>-156.3131568627</text:p>
          </table:table-cell>
          <table:table-cell table:number-columns-repeated="3"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-161.763" calcext:value-type="float">
            <text:p>-161.763</text:p>
          </table:table-cell>
          <table:table-cell table:formula="of:=AVERAGE([.B1401:.B1451])" office:value-type="float" office:value="-156.156411764706" calcext:value-type="float">
            <text:p>-156.1564117647</text:p>
          </table:table-cell>
          <table:table-cell table:number-columns-repeated="3"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-166.096" calcext:value-type="float">
            <text:p>-166.096</text:p>
          </table:table-cell>
          <table:table-cell table:formula="of:=AVERAGE([.B1402:.B1452])" office:value-type="float" office:value="-155.887039215686" calcext:value-type="float">
            <text:p>-155.8870392157</text:p>
          </table:table-cell>
          <table:table-cell table:number-columns-repeated="3"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-152.512" calcext:value-type="float">
            <text:p>-152.512</text:p>
          </table:table-cell>
          <table:table-cell table:formula="of:=AVERAGE([.B1403:.B1453])" office:value-type="float" office:value="-155.57637254902" calcext:value-type="float">
            <text:p>-155.576372549</text:p>
          </table:table-cell>
          <table:table-cell table:number-columns-repeated="3"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-161.021" calcext:value-type="float">
            <text:p>-161.021</text:p>
          </table:table-cell>
          <table:table-cell table:formula="of:=AVERAGE([.B1404:.B1454])" office:value-type="float" office:value="-155.540215686275" calcext:value-type="float">
            <text:p>-155.5402156863</text:p>
          </table:table-cell>
          <table:table-cell table:number-columns-repeated="3"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-162.374" calcext:value-type="float">
            <text:p>-162.374</text:p>
          </table:table-cell>
          <table:table-cell table:formula="of:=AVERAGE([.B1405:.B1455])" office:value-type="float" office:value="-155.397156862745" calcext:value-type="float">
            <text:p>-155.3971568627</text:p>
          </table:table-cell>
          <table:table-cell table:number-columns-repeated="3"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-155.69" calcext:value-type="float">
            <text:p>-155.69</text:p>
          </table:table-cell>
          <table:table-cell table:formula="of:=AVERAGE([.B1406:.B1456])" office:value-type="float" office:value="-155.164450980392" calcext:value-type="float">
            <text:p>-155.1644509804</text:p>
          </table:table-cell>
          <table:table-cell table:number-columns-repeated="3"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-158.259" calcext:value-type="float">
            <text:p>-158.259</text:p>
          </table:table-cell>
          <table:table-cell table:formula="of:=AVERAGE([.B1407:.B1457])" office:value-type="float" office:value="-155.059803921569" calcext:value-type="float">
            <text:p>-155.0598039216</text:p>
          </table:table-cell>
          <table:table-cell table:number-columns-repeated="3"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-158.306" calcext:value-type="float">
            <text:p>-158.306</text:p>
          </table:table-cell>
          <table:table-cell table:formula="of:=AVERAGE([.B1408:.B1458])" office:value-type="float" office:value="-154.882843137255" calcext:value-type="float">
            <text:p>-154.8828431373</text:p>
          </table:table-cell>
          <table:table-cell table:number-columns-repeated="3"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-159.043" calcext:value-type="float">
            <text:p>-159.043</text:p>
          </table:table-cell>
          <table:table-cell table:formula="of:=AVERAGE([.B1409:.B1459])" office:value-type="float" office:value="-154.659019607843" calcext:value-type="float">
            <text:p>-154.6590196078</text:p>
          </table:table-cell>
          <table:table-cell table:number-columns-repeated="3"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-159.843" calcext:value-type="float">
            <text:p>-159.843</text:p>
          </table:table-cell>
          <table:table-cell table:formula="of:=AVERAGE([.B1410:.B1460])" office:value-type="float" office:value="-154.46031372549" calcext:value-type="float">
            <text:p>-154.4603137255</text:p>
          </table:table-cell>
          <table:table-cell table:number-columns-repeated="3"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-156.89" calcext:value-type="float">
            <text:p>-156.89</text:p>
          </table:table-cell>
          <table:table-cell table:formula="of:=AVERAGE([.B1411:.B1461])" office:value-type="float" office:value="-154.308882352941" calcext:value-type="float">
            <text:p>-154.3088823529</text:p>
          </table:table-cell>
          <table:table-cell table:number-columns-repeated="3"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-160.478" calcext:value-type="float">
            <text:p>-160.478</text:p>
          </table:table-cell>
          <table:table-cell table:formula="of:=AVERAGE([.B1412:.B1462])" office:value-type="float" office:value="-154.067078431373" calcext:value-type="float">
            <text:p>-154.0670784314</text:p>
          </table:table-cell>
          <table:table-cell table:number-columns-repeated="3"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-162.295" calcext:value-type="float">
            <text:p>-162.295</text:p>
          </table:table-cell>
          <table:table-cell table:formula="of:=AVERAGE([.B1413:.B1463])" office:value-type="float" office:value="-153.95831372549" calcext:value-type="float">
            <text:p>-153.9583137255</text:p>
          </table:table-cell>
          <table:table-cell table:number-columns-repeated="3"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-160.953" calcext:value-type="float">
            <text:p>-160.953</text:p>
          </table:table-cell>
          <table:table-cell table:formula="of:=AVERAGE([.B1414:.B1464])" office:value-type="float" office:value="-153.631901960784" calcext:value-type="float">
            <text:p>-153.6319019608</text:p>
          </table:table-cell>
          <table:table-cell table:number-columns-repeated="3"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-162.068" calcext:value-type="float">
            <text:p>-162.068</text:p>
          </table:table-cell>
          <table:table-cell table:formula="of:=AVERAGE([.B1415:.B1465])" office:value-type="float" office:value="-153.500980392157" calcext:value-type="float">
            <text:p>-153.5009803922</text:p>
          </table:table-cell>
          <table:table-cell table:number-columns-repeated="3"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-160.846" calcext:value-type="float">
            <text:p>-160.846</text:p>
          </table:table-cell>
          <table:table-cell table:formula="of:=AVERAGE([.B1416:.B1466])" office:value-type="float" office:value="-153.280450980392" calcext:value-type="float">
            <text:p>-153.2804509804</text:p>
          </table:table-cell>
          <table:table-cell table:number-columns-repeated="3"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-160.836" calcext:value-type="float">
            <text:p>-160.836</text:p>
          </table:table-cell>
          <table:table-cell table:formula="of:=AVERAGE([.B1417:.B1467])" office:value-type="float" office:value="-153.222019607843" calcext:value-type="float">
            <text:p>-153.2220196078</text:p>
          </table:table-cell>
          <table:table-cell table:number-columns-repeated="3"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-159.547" calcext:value-type="float">
            <text:p>-159.547</text:p>
          </table:table-cell>
          <table:table-cell table:formula="of:=AVERAGE([.B1418:.B1468])" office:value-type="float" office:value="-153.008196078431" calcext:value-type="float">
            <text:p>-153.0081960784</text:p>
          </table:table-cell>
          <table:table-cell table:number-columns-repeated="3"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-158.475" calcext:value-type="float">
            <text:p>-158.475</text:p>
          </table:table-cell>
          <table:table-cell table:formula="of:=AVERAGE([.B1419:.B1469])" office:value-type="float" office:value="-152.904843137255" calcext:value-type="float">
            <text:p>-152.9048431373</text:p>
          </table:table-cell>
          <table:table-cell table:number-columns-repeated="3"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-158.863" calcext:value-type="float">
            <text:p>-158.863</text:p>
          </table:table-cell>
          <table:table-cell table:formula="of:=AVERAGE([.B1420:.B1470])" office:value-type="float" office:value="-152.804588235294" calcext:value-type="float">
            <text:p>-152.8045882353</text:p>
          </table:table-cell>
          <table:table-cell table:number-columns-repeated="3"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-159.958" calcext:value-type="float">
            <text:p>-159.958</text:p>
          </table:table-cell>
          <table:table-cell table:formula="of:=AVERAGE([.B1421:.B1471])" office:value-type="float" office:value="-152.604862745098" calcext:value-type="float">
            <text:p>-152.6048627451</text:p>
          </table:table-cell>
          <table:table-cell table:number-columns-repeated="3"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-160.778" calcext:value-type="float">
            <text:p>-160.778</text:p>
          </table:table-cell>
          <table:table-cell table:formula="of:=AVERAGE([.B1422:.B1472])" office:value-type="float" office:value="-152.449470588235" calcext:value-type="float">
            <text:p>-152.4494705882</text:p>
          </table:table-cell>
          <table:table-cell table:number-columns-repeated="3"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-159.509" calcext:value-type="float">
            <text:p>-159.509</text:p>
          </table:table-cell>
          <table:table-cell table:formula="of:=AVERAGE([.B1423:.B1473])" office:value-type="float" office:value="-152.297862745098" calcext:value-type="float">
            <text:p>-152.2978627451</text:p>
          </table:table-cell>
          <table:table-cell table:number-columns-repeated="3"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-158.025" calcext:value-type="float">
            <text:p>-158.025</text:p>
          </table:table-cell>
          <table:table-cell table:formula="of:=AVERAGE([.B1424:.B1474])" office:value-type="float" office:value="-152.250137254902" calcext:value-type="float">
            <text:p>-152.2501372549</text:p>
          </table:table-cell>
          <table:table-cell table:number-columns-repeated="3"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-155.165" calcext:value-type="float">
            <text:p>-155.165</text:p>
          </table:table-cell>
          <table:table-cell table:formula="of:=AVERAGE([.B1425:.B1475])" office:value-type="float" office:value="-152.223549019608" calcext:value-type="float">
            <text:p>-152.2235490196</text:p>
          </table:table-cell>
          <table:table-cell table:number-columns-repeated="3"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-157.53" calcext:value-type="float">
            <text:p>-157.53</text:p>
          </table:table-cell>
          <table:table-cell table:formula="of:=AVERAGE([.B1426:.B1476])" office:value-type="float" office:value="-152.14037254902" calcext:value-type="float">
            <text:p>-152.140372549</text:p>
          </table:table-cell>
          <table:table-cell table:number-columns-repeated="3"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-160.42" calcext:value-type="float">
            <text:p>-160.42</text:p>
          </table:table-cell>
          <table:table-cell table:formula="of:=AVERAGE([.B1427:.B1477])" office:value-type="float" office:value="-152.091529411765" calcext:value-type="float">
            <text:p>-152.0915294118</text:p>
          </table:table-cell>
          <table:table-cell table:number-columns-repeated="3"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-155.618" calcext:value-type="float">
            <text:p>-155.618</text:p>
          </table:table-cell>
          <table:table-cell table:formula="of:=AVERAGE([.B1428:.B1478])" office:value-type="float" office:value="-151.938509803922" calcext:value-type="float">
            <text:p>-151.9385098039</text:p>
          </table:table-cell>
          <table:table-cell table:number-columns-repeated="3"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-154.913" calcext:value-type="float">
            <text:p>-154.913</text:p>
          </table:table-cell>
          <table:table-cell table:formula="of:=AVERAGE([.B1429:.B1479])" office:value-type="float" office:value="-151.839274509804" calcext:value-type="float">
            <text:p>-151.8392745098</text:p>
          </table:table-cell>
          <table:table-cell table:number-columns-repeated="3"/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161.901" calcext:value-type="float">
            <text:p>-161.901</text:p>
          </table:table-cell>
          <table:table-cell table:formula="of:=AVERAGE([.B1430:.B1480])" office:value-type="float" office:value="-151.794588235294" calcext:value-type="float">
            <text:p>-151.7945882353</text:p>
          </table:table-cell>
          <table:table-cell table:number-columns-repeated="3"/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160.662" calcext:value-type="float">
            <text:p>-160.662</text:p>
          </table:table-cell>
          <table:table-cell table:formula="of:=AVERAGE([.B1431:.B1481])" office:value-type="float" office:value="-151.518490196078" calcext:value-type="float">
            <text:p>-151.5184901961</text:p>
          </table:table-cell>
          <table:table-cell table:number-columns-repeated="3"/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159.128" calcext:value-type="float">
            <text:p>-159.128</text:p>
          </table:table-cell>
          <table:table-cell table:formula="of:=AVERAGE([.B1432:.B1482])" office:value-type="float" office:value="-151.34337254902" calcext:value-type="float">
            <text:p>-151.343372549</text:p>
          </table:table-cell>
          <table:table-cell table:number-columns-repeated="3"/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154.401" calcext:value-type="float">
            <text:p>-154.401</text:p>
          </table:table-cell>
          <table:table-cell table:formula="of:=AVERAGE([.B1433:.B1483])" office:value-type="float" office:value="-151.088607843137" calcext:value-type="float">
            <text:p>-151.0886078431</text:p>
          </table:table-cell>
          <table:table-cell table:number-columns-repeated="3"/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156.614" calcext:value-type="float">
            <text:p>-156.614</text:p>
          </table:table-cell>
          <table:table-cell table:formula="of:=AVERAGE([.B1434:.B1484])" office:value-type="float" office:value="-150.929509803922" calcext:value-type="float">
            <text:p>-150.9295098039</text:p>
          </table:table-cell>
          <table:table-cell table:number-columns-repeated="3"/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152.381" calcext:value-type="float">
            <text:p>-152.381</text:p>
          </table:table-cell>
          <table:table-cell table:formula="of:=AVERAGE([.B1435:.B1485])" office:value-type="float" office:value="-150.716509803922" calcext:value-type="float">
            <text:p>-150.7165098039</text:p>
          </table:table-cell>
          <table:table-cell table:number-columns-repeated="3"/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152.573" calcext:value-type="float">
            <text:p>-152.573</text:p>
          </table:table-cell>
          <table:table-cell table:formula="of:=AVERAGE([.B1436:.B1486])" office:value-type="float" office:value="-150.503705882353" calcext:value-type="float">
            <text:p>-150.5037058824</text:p>
          </table:table-cell>
          <table:table-cell table:number-columns-repeated="3"/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150.574" calcext:value-type="float">
            <text:p>-150.574</text:p>
          </table:table-cell>
          <table:table-cell table:formula="of:=AVERAGE([.B1437:.B1487])" office:value-type="float" office:value="-150.433490196078" calcext:value-type="float">
            <text:p>-150.4334901961</text:p>
          </table:table-cell>
          <table:table-cell table:number-columns-repeated="3"/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155.681" calcext:value-type="float">
            <text:p>-155.681</text:p>
          </table:table-cell>
          <table:table-cell table:formula="of:=AVERAGE([.B1438:.B1488])" office:value-type="float" office:value="-150.363666666667" calcext:value-type="float">
            <text:p>-150.3636666667</text:p>
          </table:table-cell>
          <table:table-cell table:number-columns-repeated="3"/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152.207" calcext:value-type="float">
            <text:p>-152.207</text:p>
          </table:table-cell>
          <table:table-cell table:formula="of:=AVERAGE([.B1439:.B1489])" office:value-type="float" office:value="-150.104235294118" calcext:value-type="float">
            <text:p>-150.1042352941</text:p>
          </table:table-cell>
          <table:table-cell table:number-columns-repeated="3"/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152.669" calcext:value-type="float">
            <text:p>-152.669</text:p>
          </table:table-cell>
          <table:table-cell table:formula="of:=AVERAGE([.B1440:.B1490])" office:value-type="float" office:value="-149.945843137255" calcext:value-type="float">
            <text:p>-149.9458431373</text:p>
          </table:table-cell>
          <table:table-cell table:number-columns-repeated="3"/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150.6" calcext:value-type="float">
            <text:p>-150.6</text:p>
          </table:table-cell>
          <table:table-cell table:formula="of:=AVERAGE([.B1441:.B1491])" office:value-type="float" office:value="-149.718137254902" calcext:value-type="float">
            <text:p>-149.7181372549</text:p>
          </table:table-cell>
          <table:table-cell table:number-columns-repeated="3"/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146.649" calcext:value-type="float">
            <text:p>-146.649</text:p>
          </table:table-cell>
          <table:table-cell table:formula="of:=AVERAGE([.B1442:.B1492])" office:value-type="float" office:value="-149.544980392157" calcext:value-type="float">
            <text:p>-149.5449803922</text:p>
          </table:table-cell>
          <table:table-cell table:number-columns-repeated="3"/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151.129" calcext:value-type="float">
            <text:p>-151.129</text:p>
          </table:table-cell>
          <table:table-cell table:formula="of:=AVERAGE([.B1443:.B1493])" office:value-type="float" office:value="-149.406509803922" calcext:value-type="float">
            <text:p>-149.4065098039</text:p>
          </table:table-cell>
          <table:table-cell table:number-columns-repeated="3"/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147.346" calcext:value-type="float">
            <text:p>-147.346</text:p>
          </table:table-cell>
          <table:table-cell table:formula="of:=AVERAGE([.B1444:.B1494])" office:value-type="float" office:value="-149.244117647059" calcext:value-type="float">
            <text:p>-149.2441176471</text:p>
          </table:table-cell>
          <table:table-cell table:number-columns-repeated="3"/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145.68" calcext:value-type="float">
            <text:p>-145.68</text:p>
          </table:table-cell>
          <table:table-cell table:formula="of:=AVERAGE([.B1445:.B1495])" office:value-type="float" office:value="-149.184549019608" calcext:value-type="float">
            <text:p>-149.1845490196</text:p>
          </table:table-cell>
          <table:table-cell table:number-columns-repeated="3"/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148.28" calcext:value-type="float">
            <text:p>-148.28</text:p>
          </table:table-cell>
          <table:table-cell table:formula="of:=AVERAGE([.B1446:.B1496])" office:value-type="float" office:value="-149.112882352941" calcext:value-type="float">
            <text:p>-149.1128823529</text:p>
          </table:table-cell>
          <table:table-cell table:number-columns-repeated="3"/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149.586" calcext:value-type="float">
            <text:p>-149.586</text:p>
          </table:table-cell>
          <table:table-cell table:formula="of:=AVERAGE([.B1447:.B1497])" office:value-type="float" office:value="-149.024784313725" calcext:value-type="float">
            <text:p>-149.0247843137</text:p>
          </table:table-cell>
          <table:table-cell table:number-columns-repeated="3"/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152.155" calcext:value-type="float">
            <text:p>-152.155</text:p>
          </table:table-cell>
          <table:table-cell table:formula="of:=AVERAGE([.B1448:.B1498])" office:value-type="float" office:value="-148.934823529412" calcext:value-type="float">
            <text:p>-148.9348235294</text:p>
          </table:table-cell>
          <table:table-cell table:number-columns-repeated="3"/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150.574" calcext:value-type="float">
            <text:p>-150.574</text:p>
          </table:table-cell>
          <table:table-cell table:formula="of:=AVERAGE([.B1449:.B1499])" office:value-type="float" office:value="-148.830352941176" calcext:value-type="float">
            <text:p>-148.8303529412</text:p>
          </table:table-cell>
          <table:table-cell table:number-columns-repeated="3"/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146.585" calcext:value-type="float">
            <text:p>-146.585</text:p>
          </table:table-cell>
          <table:table-cell table:formula="of:=AVERAGE([.B1450:.B1500])" office:value-type="float" office:value="-148.648862745098" calcext:value-type="float">
            <text:p>-148.6488627451</text:p>
          </table:table-cell>
          <table:table-cell table:number-columns-repeated="3"/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148.528" calcext:value-type="float">
            <text:p>-148.528</text:p>
          </table:table-cell>
          <table:table-cell table:formula="of:=AVERAGE([.B1451:.B1501])" office:value-type="float" office:value="-148.657568627451" calcext:value-type="float">
            <text:p>-148.6575686275</text:p>
          </table:table-cell>
          <table:table-cell table:number-columns-repeated="3"/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148.025" calcext:value-type="float">
            <text:p>-148.025</text:p>
          </table:table-cell>
          <table:table-cell table:formula="of:=AVERAGE([.B1452:.B1502])" office:value-type="float" office:value="-148.528882352941" calcext:value-type="float">
            <text:p>-148.5288823529</text:p>
          </table:table-cell>
          <table:table-cell table:number-columns-repeated="3"/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150.252" calcext:value-type="float">
            <text:p>-150.252</text:p>
          </table:table-cell>
          <table:table-cell table:formula="of:=AVERAGE([.B1453:.B1503])" office:value-type="float" office:value="-148.403411764706" calcext:value-type="float">
            <text:p>-148.4034117647</text:p>
          </table:table-cell>
          <table:table-cell table:number-columns-repeated="3"/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150.668" calcext:value-type="float">
            <text:p>-150.668</text:p>
          </table:table-cell>
          <table:table-cell table:formula="of:=AVERAGE([.B1454:.B1504])" office:value-type="float" office:value="-148.251039215686" calcext:value-type="float">
            <text:p>-148.2510392157</text:p>
          </table:table-cell>
          <table:table-cell table:number-columns-repeated="3"/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153.725" calcext:value-type="float">
            <text:p>-153.725</text:p>
          </table:table-cell>
          <table:table-cell table:formula="of:=AVERAGE([.B1455:.B1505])" office:value-type="float" office:value="-148.034039215686" calcext:value-type="float">
            <text:p>-148.0340392157</text:p>
          </table:table-cell>
          <table:table-cell table:number-columns-repeated="3"/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150.506" calcext:value-type="float">
            <text:p>-150.506</text:p>
          </table:table-cell>
          <table:table-cell table:formula="of:=AVERAGE([.B1456:.B1506])" office:value-type="float" office:value="-147.90037254902" calcext:value-type="float">
            <text:p>-147.900372549</text:p>
          </table:table-cell>
          <table:table-cell table:number-columns-repeated="3"/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150.353" calcext:value-type="float">
            <text:p>-150.353</text:p>
          </table:table-cell>
          <table:table-cell table:formula="of:=AVERAGE([.B1457:.B1507])" office:value-type="float" office:value="-147.685980392157" calcext:value-type="float">
            <text:p>-147.6859803922</text:p>
          </table:table-cell>
          <table:table-cell table:number-columns-repeated="3"/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149.234" calcext:value-type="float">
            <text:p>-149.234</text:p>
          </table:table-cell>
          <table:table-cell table:formula="of:=AVERAGE([.B1458:.B1508])" office:value-type="float" office:value="-147.542254901961" calcext:value-type="float">
            <text:p>-147.542254902</text:p>
          </table:table-cell>
          <table:table-cell table:number-columns-repeated="3"/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146.891" calcext:value-type="float">
            <text:p>-146.891</text:p>
          </table:table-cell>
          <table:table-cell table:formula="of:=AVERAGE([.B1459:.B1509])" office:value-type="float" office:value="-147.342960784314" calcext:value-type="float">
            <text:p>-147.3429607843</text:p>
          </table:table-cell>
          <table:table-cell table:number-columns-repeated="3"/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148.909" calcext:value-type="float">
            <text:p>-148.909</text:p>
          </table:table-cell>
          <table:table-cell table:formula="of:=AVERAGE([.B1460:.B1510])" office:value-type="float" office:value="-147.212980392157" calcext:value-type="float">
            <text:p>-147.2129803922</text:p>
          </table:table-cell>
          <table:table-cell table:number-columns-repeated="3"/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152.12" calcext:value-type="float">
            <text:p>-152.12</text:p>
          </table:table-cell>
          <table:table-cell table:formula="of:=AVERAGE([.B1461:.B1511])" office:value-type="float" office:value="-147.140941176471" calcext:value-type="float">
            <text:p>-147.1409411765</text:p>
          </table:table-cell>
          <table:table-cell table:number-columns-repeated="3"/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144.558" calcext:value-type="float">
            <text:p>-144.558</text:p>
          </table:table-cell>
          <table:table-cell table:formula="of:=AVERAGE([.B1462:.B1512])" office:value-type="float" office:value="-147.00068627451" calcext:value-type="float">
            <text:p>-147.0006862745</text:p>
          </table:table-cell>
          <table:table-cell table:number-columns-repeated="3"/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154.931" calcext:value-type="float">
            <text:p>-154.931</text:p>
          </table:table-cell>
          <table:table-cell table:formula="of:=AVERAGE([.B1463:.B1513])" office:value-type="float" office:value="-146.895490196078" calcext:value-type="float">
            <text:p>-146.8954901961</text:p>
          </table:table-cell>
          <table:table-cell table:number-columns-repeated="3"/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145.648" calcext:value-type="float">
            <text:p>-145.648</text:p>
          </table:table-cell>
          <table:table-cell table:formula="of:=AVERAGE([.B1464:.B1514])" office:value-type="float" office:value="-146.581078431373" calcext:value-type="float">
            <text:p>-146.5810784314</text:p>
          </table:table-cell>
          <table:table-cell table:number-columns-repeated="3"/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154.276" calcext:value-type="float">
            <text:p>-154.276</text:p>
          </table:table-cell>
          <table:table-cell table:formula="of:=AVERAGE([.B1465:.B1515])" office:value-type="float" office:value="-146.439215686274" calcext:value-type="float">
            <text:p>-146.4392156863</text:p>
          </table:table-cell>
          <table:table-cell table:number-columns-repeated="3"/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150.821" calcext:value-type="float">
            <text:p>-150.821</text:p>
          </table:table-cell>
          <table:table-cell table:formula="of:=AVERAGE([.B1466:.B1516])" office:value-type="float" office:value="-146.358647058824" calcext:value-type="float">
            <text:p>-146.3586470588</text:p>
          </table:table-cell>
          <table:table-cell table:number-columns-repeated="3"/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157.866" calcext:value-type="float">
            <text:p>-157.866</text:p>
          </table:table-cell>
          <table:table-cell table:formula="of:=AVERAGE([.B1467:.B1517])" office:value-type="float" office:value="-146.124254901961" calcext:value-type="float">
            <text:p>-146.124254902</text:p>
          </table:table-cell>
          <table:table-cell table:number-columns-repeated="3"/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149.931" calcext:value-type="float">
            <text:p>-149.931</text:p>
          </table:table-cell>
          <table:table-cell table:formula="of:=AVERAGE([.B1468:.B1518])" office:value-type="float" office:value="-145.769862745098" calcext:value-type="float">
            <text:p>-145.7698627451</text:p>
          </table:table-cell>
          <table:table-cell table:number-columns-repeated="3"/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154.276" calcext:value-type="float">
            <text:p>-154.276</text:p>
          </table:table-cell>
          <table:table-cell table:formula="of:=AVERAGE([.B1469:.B1519])" office:value-type="float" office:value="-145.673450980392" calcext:value-type="float">
            <text:p>-145.6734509804</text:p>
          </table:table-cell>
          <table:table-cell table:number-columns-repeated="3"/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153.362" calcext:value-type="float">
            <text:p>-153.362</text:p>
          </table:table-cell>
          <table:table-cell table:formula="of:=AVERAGE([.B1470:.B1520])" office:value-type="float" office:value="-145.373725490196" calcext:value-type="float">
            <text:p>-145.3737254902</text:p>
          </table:table-cell>
          <table:table-cell table:number-columns-repeated="3"/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148.677" calcext:value-type="float">
            <text:p>-148.677</text:p>
          </table:table-cell>
          <table:table-cell table:formula="of:=AVERAGE([.B1471:.B1521])" office:value-type="float" office:value="-145.229666666667" calcext:value-type="float">
            <text:p>-145.2296666667</text:p>
          </table:table-cell>
          <table:table-cell table:number-columns-repeated="3"/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152.033" calcext:value-type="float">
            <text:p>-152.033</text:p>
          </table:table-cell>
          <table:table-cell table:formula="of:=AVERAGE([.B1472:.B1522])" office:value-type="float" office:value="-145.007588235294" calcext:value-type="float">
            <text:p>-145.0075882353</text:p>
          </table:table-cell>
          <table:table-cell table:number-columns-repeated="3"/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153.046" calcext:value-type="float">
            <text:p>-153.046</text:p>
          </table:table-cell>
          <table:table-cell table:formula="of:=AVERAGE([.B1473:.B1523])" office:value-type="float" office:value="-144.779549019608" calcext:value-type="float">
            <text:p>-144.7795490196</text:p>
          </table:table-cell>
          <table:table-cell table:number-columns-repeated="3"/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157.075" calcext:value-type="float">
            <text:p>-157.075</text:p>
          </table:table-cell>
          <table:table-cell table:formula="of:=AVERAGE([.B1474:.B1524])" office:value-type="float" office:value="-144.591921568627" calcext:value-type="float">
            <text:p>-144.5919215686</text:p>
          </table:table-cell>
          <table:table-cell table:number-columns-repeated="3"/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156.669" calcext:value-type="float">
            <text:p>-156.669</text:p>
          </table:table-cell>
          <table:table-cell table:formula="of:=AVERAGE([.B1475:.B1525])" office:value-type="float" office:value="-144.264725490196" calcext:value-type="float">
            <text:p>-144.2647254902</text:p>
          </table:table-cell>
          <table:table-cell table:number-columns-repeated="3"/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150.923" calcext:value-type="float">
            <text:p>-150.923</text:p>
          </table:table-cell>
          <table:table-cell table:formula="of:=AVERAGE([.B1476:.B1526])" office:value-type="float" office:value="-144.000019607843" calcext:value-type="float">
            <text:p>-144.0000196078</text:p>
          </table:table-cell>
          <table:table-cell table:number-columns-repeated="3"/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155.039" calcext:value-type="float">
            <text:p>-155.039</text:p>
          </table:table-cell>
          <table:table-cell table:formula="of:=AVERAGE([.B1477:.B1527])" office:value-type="float" office:value="-143.77031372549" calcext:value-type="float">
            <text:p>-143.7703137255</text:p>
          </table:table-cell>
          <table:table-cell table:number-columns-repeated="3"/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152.616" calcext:value-type="float">
            <text:p>-152.616</text:p>
          </table:table-cell>
          <table:table-cell table:formula="of:=AVERAGE([.B1478:.B1528])" office:value-type="float" office:value="-143.527215686275" calcext:value-type="float">
            <text:p>-143.5272156863</text:p>
          </table:table-cell>
          <table:table-cell table:number-columns-repeated="3"/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150.557" calcext:value-type="float">
            <text:p>-150.557</text:p>
          </table:table-cell>
          <table:table-cell table:formula="of:=AVERAGE([.B1479:.B1529])" office:value-type="float" office:value="-143.413215686275" calcext:value-type="float">
            <text:p>-143.4132156863</text:p>
          </table:table-cell>
          <table:table-cell table:number-columns-repeated="3"/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152.634" calcext:value-type="float">
            <text:p>-152.634</text:p>
          </table:table-cell>
          <table:table-cell table:formula="of:=AVERAGE([.B1480:.B1530])" office:value-type="float" office:value="-143.236176470588" calcext:value-type="float">
            <text:p>-143.2361764706</text:p>
          </table:table-cell>
          <table:table-cell table:number-columns-repeated="3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-147.82" calcext:value-type="float">
            <text:p>-147.82</text:p>
          </table:table-cell>
          <table:table-cell table:formula="of:=AVERAGE([.B1481:.B1531])" office:value-type="float" office:value="-143.029352941177" calcext:value-type="float">
            <text:p>-143.0293529412</text:p>
          </table:table-cell>
          <table:table-cell table:number-columns-repeated="3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-151.731" calcext:value-type="float">
            <text:p>-151.731</text:p>
          </table:table-cell>
          <table:table-cell table:formula="of:=AVERAGE([.B1482:.B1532])" office:value-type="float" office:value="-142.966019607843" calcext:value-type="float">
            <text:p>-142.9660196078</text:p>
          </table:table-cell>
          <table:table-cell table:number-columns-repeated="3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-146.135" calcext:value-type="float">
            <text:p>-146.135</text:p>
          </table:table-cell>
          <table:table-cell table:formula="of:=AVERAGE([.B1483:.B1533])" office:value-type="float" office:value="-142.824450980392" calcext:value-type="float">
            <text:p>-142.8244509804</text:p>
          </table:table-cell>
          <table:table-cell table:number-columns-repeated="3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-146.287" calcext:value-type="float">
            <text:p>-146.287</text:p>
          </table:table-cell>
          <table:table-cell table:formula="of:=AVERAGE([.B1484:.B1534])" office:value-type="float" office:value="-142.654980392157" calcext:value-type="float">
            <text:p>-142.6549803922</text:p>
          </table:table-cell>
          <table:table-cell table:number-columns-repeated="3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-145.751" calcext:value-type="float">
            <text:p>-145.751</text:p>
          </table:table-cell>
          <table:table-cell table:formula="of:=AVERAGE([.B1485:.B1535])" office:value-type="float" office:value="-142.578705882353" calcext:value-type="float">
            <text:p>-142.5787058824</text:p>
          </table:table-cell>
          <table:table-cell table:number-columns-repeated="3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-141.528" calcext:value-type="float">
            <text:p>-141.528</text:p>
          </table:table-cell>
          <table:table-cell table:formula="of:=AVERAGE([.B1486:.B1536])" office:value-type="float" office:value="-142.415941176471" calcext:value-type="float">
            <text:p>-142.4159411765</text:p>
          </table:table-cell>
          <table:table-cell table:number-columns-repeated="3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-148.992" calcext:value-type="float">
            <text:p>-148.992</text:p>
          </table:table-cell>
          <table:table-cell table:formula="of:=AVERAGE([.B1487:.B1537])" office:value-type="float" office:value="-142.301294117647" calcext:value-type="float">
            <text:p>-142.3012941176</text:p>
          </table:table-cell>
          <table:table-cell table:number-columns-repeated="3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-147.013" calcext:value-type="float">
            <text:p>-147.013</text:p>
          </table:table-cell>
          <table:table-cell table:formula="of:=AVERAGE([.B1488:.B1538])" office:value-type="float" office:value="-142.038941176471" calcext:value-type="float">
            <text:p>-142.0389411765</text:p>
          </table:table-cell>
          <table:table-cell table:number-columns-repeated="3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-142.45" calcext:value-type="float">
            <text:p>-142.45</text:p>
          </table:table-cell>
          <table:table-cell table:formula="of:=AVERAGE([.B1489:.B1539])" office:value-type="float" office:value="-141.766019607843" calcext:value-type="float">
            <text:p>-141.7660196078</text:p>
          </table:table-cell>
          <table:table-cell table:number-columns-repeated="3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-144.129" calcext:value-type="float">
            <text:p>-144.129</text:p>
          </table:table-cell>
          <table:table-cell table:formula="of:=AVERAGE([.B1490:.B1540])" office:value-type="float" office:value="-141.524745098039" calcext:value-type="float">
            <text:p>-141.524745098</text:p>
          </table:table-cell>
          <table:table-cell table:number-columns-repeated="3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-141.056" calcext:value-type="float">
            <text:p>-141.056</text:p>
          </table:table-cell>
          <table:table-cell table:formula="of:=AVERAGE([.B1491:.B1541])" office:value-type="float" office:value="-141.420019607843" calcext:value-type="float">
            <text:p>-141.4200196078</text:p>
          </table:table-cell>
          <table:table-cell table:number-columns-repeated="3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-141.769" calcext:value-type="float">
            <text:p>-141.769</text:p>
          </table:table-cell>
          <table:table-cell table:formula="of:=AVERAGE([.B1492:.B1542])" office:value-type="float" office:value="-141.282784313726" calcext:value-type="float">
            <text:p>-141.2827843137</text:p>
          </table:table-cell>
          <table:table-cell table:number-columns-repeated="3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-139.587" calcext:value-type="float">
            <text:p>-139.587</text:p>
          </table:table-cell>
          <table:table-cell table:formula="of:=AVERAGE([.B1493:.B1543])" office:value-type="float" office:value="-141.221647058824" calcext:value-type="float">
            <text:p>-141.2216470588</text:p>
          </table:table-cell>
          <table:table-cell table:number-columns-repeated="3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-142.847" calcext:value-type="float">
            <text:p>-142.847</text:p>
          </table:table-cell>
          <table:table-cell table:formula="of:=AVERAGE([.B1494:.B1544])" office:value-type="float" office:value="-141.137098039216" calcext:value-type="float">
            <text:p>-141.1370980392</text:p>
          </table:table-cell>
          <table:table-cell table:number-columns-repeated="3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-144.308" calcext:value-type="float">
            <text:p>-144.308</text:p>
          </table:table-cell>
          <table:table-cell table:formula="of:=AVERAGE([.B1495:.B1545])" office:value-type="float" office:value="-140.941823529412" calcext:value-type="float">
            <text:p>-140.9418235294</text:p>
          </table:table-cell>
          <table:table-cell table:number-columns-repeated="3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-142.025" calcext:value-type="float">
            <text:p>-142.025</text:p>
          </table:table-cell>
          <table:table-cell table:formula="of:=AVERAGE([.B1496:.B1546])" office:value-type="float" office:value="-140.791196078431" calcext:value-type="float">
            <text:p>-140.7911960784</text:p>
          </table:table-cell>
          <table:table-cell table:number-columns-repeated="3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-143.787" calcext:value-type="float">
            <text:p>-143.787</text:p>
          </table:table-cell>
          <table:table-cell table:formula="of:=AVERAGE([.B1497:.B1547])" office:value-type="float" office:value="-140.505078431373" calcext:value-type="float">
            <text:p>-140.5050784314</text:p>
          </table:table-cell>
          <table:table-cell table:number-columns-repeated="3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-144.998" calcext:value-type="float">
            <text:p>-144.998</text:p>
          </table:table-cell>
          <table:table-cell table:formula="of:=AVERAGE([.B1498:.B1548])" office:value-type="float" office:value="-140.353588235294" calcext:value-type="float">
            <text:p>-140.3535882353</text:p>
          </table:table-cell>
          <table:table-cell table:number-columns-repeated="3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-146.827" calcext:value-type="float">
            <text:p>-146.827</text:p>
          </table:table-cell>
          <table:table-cell table:formula="of:=AVERAGE([.B1499:.B1549])" office:value-type="float" office:value="-140.132470588235" calcext:value-type="float">
            <text:p>-140.1324705882</text:p>
          </table:table-cell>
          <table:table-cell table:number-columns-repeated="3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-141.318" calcext:value-type="float">
            <text:p>-141.318</text:p>
          </table:table-cell>
          <table:table-cell table:formula="of:=AVERAGE([.B1500:.B1550])" office:value-type="float" office:value="-139.94431372549" calcext:value-type="float">
            <text:p>-139.9443137255</text:p>
          </table:table-cell>
          <table:table-cell table:number-columns-repeated="3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-147.029" calcext:value-type="float">
            <text:p>-147.029</text:p>
          </table:table-cell>
          <table:table-cell table:formula="of:=AVERAGE([.B1501:.B1551])" office:value-type="float" office:value="-139.766352941176" calcext:value-type="float">
            <text:p>-139.7663529412</text:p>
          </table:table-cell>
          <table:table-cell table:number-columns-repeated="3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-141.965" calcext:value-type="float">
            <text:p>-141.965</text:p>
          </table:table-cell>
          <table:table-cell table:formula="of:=AVERAGE([.B1502:.B1552])" office:value-type="float" office:value="-139.478607843137" calcext:value-type="float">
            <text:p>-139.4786078431</text:p>
          </table:table-cell>
          <table:table-cell table:number-columns-repeated="3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-141.626" calcext:value-type="float">
            <text:p>-141.626</text:p>
          </table:table-cell>
          <table:table-cell table:formula="of:=AVERAGE([.B1503:.B1553])" office:value-type="float" office:value="-139.316823529412" calcext:value-type="float">
            <text:p>-139.3168235294</text:p>
          </table:table-cell>
          <table:table-cell table:number-columns-repeated="3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-142.481" calcext:value-type="float">
            <text:p>-142.481</text:p>
          </table:table-cell>
          <table:table-cell table:formula="of:=AVERAGE([.B1504:.B1554])" office:value-type="float" office:value="-139.179156862745" calcext:value-type="float">
            <text:p>-139.1791568627</text:p>
          </table:table-cell>
          <table:table-cell table:number-columns-repeated="3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-139.601" calcext:value-type="float">
            <text:p>-139.601</text:p>
          </table:table-cell>
          <table:table-cell table:formula="of:=AVERAGE([.B1505:.B1555])" office:value-type="float" office:value="-139.015960784314" calcext:value-type="float">
            <text:p>-139.0159607843</text:p>
          </table:table-cell>
          <table:table-cell table:number-columns-repeated="3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-146.908" calcext:value-type="float">
            <text:p>-146.908</text:p>
          </table:table-cell>
          <table:table-cell table:formula="of:=AVERAGE([.B1506:.B1556])" office:value-type="float" office:value="-138.881352941177" calcext:value-type="float">
            <text:p>-138.8813529412</text:p>
          </table:table-cell>
          <table:table-cell table:number-columns-repeated="3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-139.572" calcext:value-type="float">
            <text:p>-139.572</text:p>
          </table:table-cell>
          <table:table-cell table:formula="of:=AVERAGE([.B1507:.B1557])" office:value-type="float" office:value="-138.633745098039" calcext:value-type="float">
            <text:p>-138.633745098</text:p>
          </table:table-cell>
          <table:table-cell table:number-columns-repeated="3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-143.023" calcext:value-type="float">
            <text:p>-143.023</text:p>
          </table:table-cell>
          <table:table-cell table:formula="of:=AVERAGE([.B1508:.B1558])" office:value-type="float" office:value="-138.62831372549" calcext:value-type="float">
            <text:p>-138.6283137255</text:p>
          </table:table-cell>
          <table:table-cell table:number-columns-repeated="3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-139.07" calcext:value-type="float">
            <text:p>-139.07</text:p>
          </table:table-cell>
          <table:table-cell table:formula="of:=AVERAGE([.B1509:.B1559])" office:value-type="float" office:value="-138.475843137255" calcext:value-type="float">
            <text:p>-138.4758431373</text:p>
          </table:table-cell>
          <table:table-cell table:number-columns-repeated="3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-140.262" calcext:value-type="float">
            <text:p>-140.262</text:p>
          </table:table-cell>
          <table:table-cell table:formula="of:=AVERAGE([.B1510:.B1560])" office:value-type="float" office:value="-138.40331372549" calcext:value-type="float">
            <text:p>-138.4033137255</text:p>
          </table:table-cell>
          <table:table-cell table:number-columns-repeated="3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-145.235" calcext:value-type="float">
            <text:p>-145.235</text:p>
          </table:table-cell>
          <table:table-cell table:formula="of:=AVERAGE([.B1511:.B1561])" office:value-type="float" office:value="-138.317823529412" calcext:value-type="float">
            <text:p>-138.3178235294</text:p>
          </table:table-cell>
          <table:table-cell table:number-columns-repeated="3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-144.967" calcext:value-type="float">
            <text:p>-144.967</text:p>
          </table:table-cell>
          <table:table-cell table:formula="of:=AVERAGE([.B1512:.B1562])" office:value-type="float" office:value="-138.178431372549" calcext:value-type="float">
            <text:p>-138.1784313725</text:p>
          </table:table-cell>
          <table:table-cell table:number-columns-repeated="3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-139.193" calcext:value-type="float">
            <text:p>-139.193</text:p>
          </table:table-cell>
          <table:table-cell table:formula="of:=AVERAGE([.B1513:.B1563])" office:value-type="float" office:value="-137.966098039216" calcext:value-type="float">
            <text:p>-137.9660980392</text:p>
          </table:table-cell>
          <table:table-cell table:number-columns-repeated="3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-138.896" calcext:value-type="float">
            <text:p>-138.896</text:p>
          </table:table-cell>
          <table:table-cell table:formula="of:=AVERAGE([.B1514:.B1564])" office:value-type="float" office:value="-137.81662745098" calcext:value-type="float">
            <text:p>-137.816627451</text:p>
          </table:table-cell>
          <table:table-cell table:number-columns-repeated="3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-138.413" calcext:value-type="float">
            <text:p>-138.413</text:p>
          </table:table-cell>
          <table:table-cell table:formula="of:=AVERAGE([.B1515:.B1565])" office:value-type="float" office:value="-137.773901960784" calcext:value-type="float">
            <text:p>-137.7739019608</text:p>
          </table:table-cell>
          <table:table-cell table:number-columns-repeated="3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-150.167" calcext:value-type="float">
            <text:p>-150.167</text:p>
          </table:table-cell>
          <table:table-cell table:formula="of:=AVERAGE([.B1516:.B1566])" office:value-type="float" office:value="-137.649823529412" calcext:value-type="float">
            <text:p>-137.6498235294</text:p>
          </table:table-cell>
          <table:table-cell table:number-columns-repeated="3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-138.867" calcext:value-type="float">
            <text:p>-138.867</text:p>
          </table:table-cell>
          <table:table-cell table:formula="of:=AVERAGE([.B1517:.B1567])" office:value-type="float" office:value="-137.360509803922" calcext:value-type="float">
            <text:p>-137.3605098039</text:p>
          </table:table-cell>
          <table:table-cell table:number-columns-repeated="3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-139.792" calcext:value-type="float">
            <text:p>-139.792</text:p>
          </table:table-cell>
          <table:table-cell table:formula="of:=AVERAGE([.B1518:.B1568])" office:value-type="float" office:value="-137.231764705882" calcext:value-type="float">
            <text:p>-137.2317647059</text:p>
          </table:table-cell>
          <table:table-cell table:number-columns-repeated="3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-145.014" calcext:value-type="float">
            <text:p>-145.014</text:p>
          </table:table-cell>
          <table:table-cell table:formula="of:=AVERAGE([.B1519:.B1569])" office:value-type="float" office:value="-137.085137254902" calcext:value-type="float">
            <text:p>-137.0851372549</text:p>
          </table:table-cell>
          <table:table-cell table:number-columns-repeated="3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-138.99" calcext:value-type="float">
            <text:p>-138.99</text:p>
          </table:table-cell>
          <table:table-cell table:formula="of:=AVERAGE([.B1520:.B1570])" office:value-type="float" office:value="-136.988784313726" calcext:value-type="float">
            <text:p>-136.9887843137</text:p>
          </table:table-cell>
          <table:table-cell table:number-columns-repeated="3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-146.015" calcext:value-type="float">
            <text:p>-146.015</text:p>
          </table:table-cell>
          <table:table-cell table:formula="of:=AVERAGE([.B1521:.B1571])" office:value-type="float" office:value="-136.848921568627" calcext:value-type="float">
            <text:p>-136.8489215686</text:p>
          </table:table-cell>
          <table:table-cell table:number-columns-repeated="3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-137.351" calcext:value-type="float">
            <text:p>-137.351</text:p>
          </table:table-cell>
          <table:table-cell table:formula="of:=AVERAGE([.B1522:.B1572])" office:value-type="float" office:value="-136.631078431373" calcext:value-type="float">
            <text:p>-136.6310784314</text:p>
          </table:table-cell>
          <table:table-cell table:number-columns-repeated="3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-140.403" calcext:value-type="float">
            <text:p>-140.403</text:p>
          </table:table-cell>
          <table:table-cell table:formula="of:=AVERAGE([.B1523:.B1573])" office:value-type="float" office:value="-136.591705882353" calcext:value-type="float">
            <text:p>-136.5917058824</text:p>
          </table:table-cell>
          <table:table-cell table:number-columns-repeated="3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-143.477" calcext:value-type="float">
            <text:p>-143.477</text:p>
          </table:table-cell>
          <table:table-cell table:formula="of:=AVERAGE([.B1524:.B1574])" office:value-type="float" office:value="-136.456352941176" calcext:value-type="float">
            <text:p>-136.4563529412</text:p>
          </table:table-cell>
          <table:table-cell table:number-columns-repeated="3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-140.388" calcext:value-type="float">
            <text:p>-140.388</text:p>
          </table:table-cell>
          <table:table-cell table:formula="of:=AVERAGE([.B1525:.B1575])" office:value-type="float" office:value="-136.232078431373" calcext:value-type="float">
            <text:p>-136.2320784314</text:p>
          </table:table-cell>
          <table:table-cell table:number-columns-repeated="3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-143.169" calcext:value-type="float">
            <text:p>-143.169</text:p>
          </table:table-cell>
          <table:table-cell table:formula="of:=AVERAGE([.B1526:.B1576])" office:value-type="float" office:value="-136.236862745098" calcext:value-type="float">
            <text:p>-136.2368627451</text:p>
          </table:table-cell>
          <table:table-cell table:number-columns-repeated="3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-139.208" calcext:value-type="float">
            <text:p>-139.208</text:p>
          </table:table-cell>
          <table:table-cell table:formula="of:=AVERAGE([.B1527:.B1577])" office:value-type="float" office:value="-136.010078431373" calcext:value-type="float">
            <text:p>-136.0100784314</text:p>
          </table:table-cell>
          <table:table-cell table:number-columns-repeated="3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-142.641" calcext:value-type="float">
            <text:p>-142.641</text:p>
          </table:table-cell>
          <table:table-cell table:formula="of:=AVERAGE([.B1528:.B1578])" office:value-type="float" office:value="-136.008215686275" calcext:value-type="float">
            <text:p>-136.0082156863</text:p>
          </table:table-cell>
          <table:table-cell table:number-columns-repeated="3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-146.802" calcext:value-type="float">
            <text:p>-146.802</text:p>
          </table:table-cell>
          <table:table-cell table:formula="of:=AVERAGE([.B1529:.B1579])" office:value-type="float" office:value="-135.82662745098" calcext:value-type="float">
            <text:p>-135.826627451</text:p>
          </table:table-cell>
          <table:table-cell table:number-columns-repeated="3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-141.528" calcext:value-type="float">
            <text:p>-141.528</text:p>
          </table:table-cell>
          <table:table-cell table:formula="of:=AVERAGE([.B1530:.B1580])" office:value-type="float" office:value="-135.62531372549" calcext:value-type="float">
            <text:p>-135.6253137255</text:p>
          </table:table-cell>
          <table:table-cell table:number-columns-repeated="3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-142.086" calcext:value-type="float">
            <text:p>-142.086</text:p>
          </table:table-cell>
          <table:table-cell table:formula="of:=AVERAGE([.B1531:.B1581])" office:value-type="float" office:value="-135.53331372549" calcext:value-type="float">
            <text:p>-135.5333137255</text:p>
          </table:table-cell>
          <table:table-cell table:number-columns-repeated="3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144.59" calcext:value-type="float">
            <text:p>-144.59</text:p>
          </table:table-cell>
          <table:table-cell table:formula="of:=AVERAGE([.B1532:.B1582])" office:value-type="float" office:value="-135.495392156863" calcext:value-type="float">
            <text:p>-135.4953921569</text:p>
          </table:table-cell>
          <table:table-cell table:number-columns-repeated="3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144.511" calcext:value-type="float">
            <text:p>-144.511</text:p>
          </table:table-cell>
          <table:table-cell table:formula="of:=AVERAGE([.B1533:.B1583])" office:value-type="float" office:value="-135.260882352941" calcext:value-type="float">
            <text:p>-135.2608823529</text:p>
          </table:table-cell>
          <table:table-cell table:number-columns-repeated="3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137.492" calcext:value-type="float">
            <text:p>-137.492</text:p>
          </table:table-cell>
          <table:table-cell table:formula="of:=AVERAGE([.B1534:.B1584])" office:value-type="float" office:value="-135.095470588235" calcext:value-type="float">
            <text:p>-135.0954705882</text:p>
          </table:table-cell>
          <table:table-cell table:number-columns-repeated="3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142.397" calcext:value-type="float">
            <text:p>-142.397</text:p>
          </table:table-cell>
          <table:table-cell table:formula="of:=AVERAGE([.B1535:.B1585])" office:value-type="float" office:value="-134.925392156863" calcext:value-type="float">
            <text:p>-134.9253921569</text:p>
          </table:table-cell>
          <table:table-cell table:number-columns-repeated="3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137.45" calcext:value-type="float">
            <text:p>-137.45</text:p>
          </table:table-cell>
          <table:table-cell table:formula="of:=AVERAGE([.B1536:.B1586])" office:value-type="float" office:value="-134.730274509804" calcext:value-type="float">
            <text:p>-134.7302745098</text:p>
          </table:table-cell>
          <table:table-cell table:number-columns-repeated="3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135.681" calcext:value-type="float">
            <text:p>-135.681</text:p>
          </table:table-cell>
          <table:table-cell table:formula="of:=AVERAGE([.B1537:.B1587])" office:value-type="float" office:value="-134.515137254902" calcext:value-type="float">
            <text:p>-134.5151372549</text:p>
          </table:table-cell>
          <table:table-cell table:number-columns-repeated="3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135.612" calcext:value-type="float">
            <text:p>-135.612</text:p>
          </table:table-cell>
          <table:table-cell table:formula="of:=AVERAGE([.B1538:.B1588])" office:value-type="float" office:value="-134.434156862745" calcext:value-type="float">
            <text:p>-134.4341568627</text:p>
          </table:table-cell>
          <table:table-cell table:number-columns-repeated="3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133.094" calcext:value-type="float">
            <text:p>-133.094</text:p>
          </table:table-cell>
          <table:table-cell table:formula="of:=AVERAGE([.B1539:.B1589])" office:value-type="float" office:value="-134.198058823529" calcext:value-type="float">
            <text:p>-134.1980588235</text:p>
          </table:table-cell>
          <table:table-cell table:number-columns-repeated="3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130.145" calcext:value-type="float">
            <text:p>-130.145</text:p>
          </table:table-cell>
          <table:table-cell table:formula="of:=AVERAGE([.B1540:.B1590])" office:value-type="float" office:value="-134.058490196078" calcext:value-type="float">
            <text:p>-134.0584901961</text:p>
          </table:table-cell>
          <table:table-cell table:number-columns-repeated="3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138.788" calcext:value-type="float">
            <text:p>-138.788</text:p>
          </table:table-cell>
          <table:table-cell table:formula="of:=AVERAGE([.B1541:.B1591])" office:value-type="float" office:value="-133.921098039216" calcext:value-type="float">
            <text:p>-133.9210980392</text:p>
          </table:table-cell>
          <table:table-cell table:number-columns-repeated="3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134.057" calcext:value-type="float">
            <text:p>-134.057</text:p>
          </table:table-cell>
          <table:table-cell table:formula="of:=AVERAGE([.B1542:.B1592])" office:value-type="float" office:value="-133.654803921569" calcext:value-type="float">
            <text:p>-133.6548039216</text:p>
          </table:table-cell>
          <table:table-cell table:number-columns-repeated="3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138.651" calcext:value-type="float">
            <text:p>-138.651</text:p>
          </table:table-cell>
          <table:table-cell table:formula="of:=AVERAGE([.B1543:.B1593])" office:value-type="float" office:value="-133.529705882353" calcext:value-type="float">
            <text:p>-133.5297058824</text:p>
          </table:table-cell>
          <table:table-cell table:number-columns-repeated="3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135.275" calcext:value-type="float">
            <text:p>-135.275</text:p>
          </table:table-cell>
          <table:table-cell table:formula="of:=AVERAGE([.B1544:.B1594])" office:value-type="float" office:value="-133.250411764706" calcext:value-type="float">
            <text:p>-133.2504117647</text:p>
          </table:table-cell>
          <table:table-cell table:number-columns-repeated="3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132.888" calcext:value-type="float">
            <text:p>-132.888</text:p>
          </table:table-cell>
          <table:table-cell table:formula="of:=AVERAGE([.B1545:.B1595])" office:value-type="float" office:value="-133.016666666667" calcext:value-type="float">
            <text:p>-133.0166666667</text:p>
          </table:table-cell>
          <table:table-cell table:number-columns-repeated="3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136.626" calcext:value-type="float">
            <text:p>-136.626</text:p>
          </table:table-cell>
          <table:table-cell table:formula="of:=AVERAGE([.B1546:.B1596])" office:value-type="float" office:value="-132.850941176471" calcext:value-type="float">
            <text:p>-132.8509411765</text:p>
          </table:table-cell>
          <table:table-cell table:number-columns-repeated="3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127.433" calcext:value-type="float">
            <text:p>-127.433</text:p>
          </table:table-cell>
          <table:table-cell table:formula="of:=AVERAGE([.B1547:.B1597])" office:value-type="float" office:value="-132.63062745098" calcext:value-type="float">
            <text:p>-132.630627451</text:p>
          </table:table-cell>
          <table:table-cell table:number-columns-repeated="3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136.061" calcext:value-type="float">
            <text:p>-136.061</text:p>
          </table:table-cell>
          <table:table-cell table:formula="of:=AVERAGE([.B1548:.B1598])" office:value-type="float" office:value="-132.674980392157" calcext:value-type="float">
            <text:p>-132.6749803922</text:p>
          </table:table-cell>
          <table:table-cell table:number-columns-repeated="3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133.721" calcext:value-type="float">
            <text:p>-133.721</text:p>
          </table:table-cell>
          <table:table-cell table:formula="of:=AVERAGE([.B1549:.B1599])" office:value-type="float" office:value="-132.475254901961" calcext:value-type="float">
            <text:p>-132.475254902</text:p>
          </table:table-cell>
          <table:table-cell table:number-columns-repeated="3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137.231" calcext:value-type="float">
            <text:p>-137.231</text:p>
          </table:table-cell>
          <table:table-cell table:formula="of:=AVERAGE([.B1550:.B1600])" office:value-type="float" office:value="-132.316764705882" calcext:value-type="float">
            <text:p>-132.3167647059</text:p>
          </table:table-cell>
          <table:table-cell table:number-columns-repeated="3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132.242" calcext:value-type="float">
            <text:p>-132.242</text:p>
          </table:table-cell>
          <table:table-cell table:formula="of:=AVERAGE([.B1551:.B1601])" office:value-type="float" office:value="-132.047019607843" calcext:value-type="float">
            <text:p>-132.0470196078</text:p>
          </table:table-cell>
          <table:table-cell table:number-columns-repeated="3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132.354" calcext:value-type="float">
            <text:p>-132.354</text:p>
          </table:table-cell>
          <table:table-cell table:formula="of:=AVERAGE([.B1552:.B1602])" office:value-type="float" office:value="-131.943450980392" calcext:value-type="float">
            <text:p>-131.9434509804</text:p>
          </table:table-cell>
          <table:table-cell table:number-columns-repeated="3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133.714" calcext:value-type="float">
            <text:p>-133.714</text:p>
          </table:table-cell>
          <table:table-cell table:formula="of:=AVERAGE([.B1553:.B1603])" office:value-type="float" office:value="-131.888470588235" calcext:value-type="float">
            <text:p>-131.8884705882</text:p>
          </table:table-cell>
          <table:table-cell table:number-columns-repeated="3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134.605" calcext:value-type="float">
            <text:p>-134.605</text:p>
          </table:table-cell>
          <table:table-cell table:formula="of:=AVERAGE([.B1554:.B1604])" office:value-type="float" office:value="-131.755450980392" calcext:value-type="float">
            <text:p>-131.7554509804</text:p>
          </table:table-cell>
          <table:table-cell table:number-columns-repeated="3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134.158" calcext:value-type="float">
            <text:p>-134.158</text:p>
          </table:table-cell>
          <table:table-cell table:formula="of:=AVERAGE([.B1555:.B1605])" office:value-type="float" office:value="-131.660549019608" calcext:value-type="float">
            <text:p>-131.6605490196</text:p>
          </table:table-cell>
          <table:table-cell table:number-columns-repeated="3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132.736" calcext:value-type="float">
            <text:p>-132.736</text:p>
          </table:table-cell>
          <table:table-cell table:formula="of:=AVERAGE([.B1556:.B1606])" office:value-type="float" office:value="-131.544196078431" calcext:value-type="float">
            <text:p>-131.5441960784</text:p>
          </table:table-cell>
          <table:table-cell table:number-columns-repeated="3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134.28" calcext:value-type="float">
            <text:p>-134.28</text:p>
          </table:table-cell>
          <table:table-cell table:formula="of:=AVERAGE([.B1557:.B1607])" office:value-type="float" office:value="-131.433549019608" calcext:value-type="float">
            <text:p>-131.4335490196</text:p>
          </table:table-cell>
          <table:table-cell table:number-columns-repeated="3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139.295" calcext:value-type="float">
            <text:p>-139.295</text:p>
          </table:table-cell>
          <table:table-cell table:formula="of:=AVERAGE([.B1558:.B1608])" office:value-type="float" office:value="-131.274470588235" calcext:value-type="float">
            <text:p>-131.2744705882</text:p>
          </table:table-cell>
          <table:table-cell table:number-columns-repeated="3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135.247" calcext:value-type="float">
            <text:p>-135.247</text:p>
          </table:table-cell>
          <table:table-cell table:formula="of:=AVERAGE([.B1559:.B1609])" office:value-type="float" office:value="-131.007274509804" calcext:value-type="float">
            <text:p>-131.0072745098</text:p>
          </table:table-cell>
          <table:table-cell table:number-columns-repeated="3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135.371" calcext:value-type="float">
            <text:p>-135.371</text:p>
          </table:table-cell>
          <table:table-cell table:formula="of:=AVERAGE([.B1560:.B1610])" office:value-type="float" office:value="-130.864019607843" calcext:value-type="float">
            <text:p>-130.8640196078</text:p>
          </table:table-cell>
          <table:table-cell table:number-columns-repeated="3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135.902" calcext:value-type="float">
            <text:p>-135.902</text:p>
          </table:table-cell>
          <table:table-cell table:formula="of:=AVERAGE([.B1561:.B1611])" office:value-type="float" office:value="-130.656803921569" calcext:value-type="float">
            <text:p>-130.6568039216</text:p>
          </table:table-cell>
          <table:table-cell table:number-columns-repeated="3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138.126" calcext:value-type="float">
            <text:p>-138.126</text:p>
          </table:table-cell>
          <table:table-cell table:formula="of:=AVERAGE([.B1562:.B1612])" office:value-type="float" office:value="-130.569960784314" calcext:value-type="float">
            <text:p>-130.5699607843</text:p>
          </table:table-cell>
          <table:table-cell table:number-columns-repeated="3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134.138" calcext:value-type="float">
            <text:p>-134.138</text:p>
          </table:table-cell>
          <table:table-cell table:formula="of:=AVERAGE([.B1563:.B1613])" office:value-type="float" office:value="-130.205607843137" calcext:value-type="float">
            <text:p>-130.2056078431</text:p>
          </table:table-cell>
          <table:table-cell table:number-columns-repeated="3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131.57" calcext:value-type="float">
            <text:p>-131.57</text:p>
          </table:table-cell>
          <table:table-cell table:formula="of:=AVERAGE([.B1564:.B1614])" office:value-type="float" office:value="-130.170490196078" calcext:value-type="float">
            <text:p>-130.1704901961</text:p>
          </table:table-cell>
          <table:table-cell table:number-columns-repeated="3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136.717" calcext:value-type="float">
            <text:p>-136.717</text:p>
          </table:table-cell>
          <table:table-cell table:formula="of:=AVERAGE([.B1565:.B1615])" office:value-type="float" office:value="-130.061392156863" calcext:value-type="float">
            <text:p>-130.0613921569</text:p>
          </table:table-cell>
          <table:table-cell table:number-columns-repeated="3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132.085" calcext:value-type="float">
            <text:p>-132.085</text:p>
          </table:table-cell>
          <table:table-cell table:formula="of:=AVERAGE([.B1566:.B1616])" office:value-type="float" office:value="-129.81968627451" calcext:value-type="float">
            <text:p>-129.8196862745</text:p>
          </table:table-cell>
          <table:table-cell table:number-columns-repeated="3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135.412" calcext:value-type="float">
            <text:p>-135.412</text:p>
          </table:table-cell>
          <table:table-cell table:formula="of:=AVERAGE([.B1567:.B1617])" office:value-type="float" office:value="-129.624019607843" calcext:value-type="float">
            <text:p>-129.6240196078</text:p>
          </table:table-cell>
          <table:table-cell table:number-columns-repeated="3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132.301" calcext:value-type="float">
            <text:p>-132.301</text:p>
          </table:table-cell>
          <table:table-cell table:formula="of:=AVERAGE([.B1568:.B1618])" office:value-type="float" office:value="-129.418529411765" calcext:value-type="float">
            <text:p>-129.4185294118</text:p>
          </table:table-cell>
          <table:table-cell table:number-columns-repeated="3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132.314" calcext:value-type="float">
            <text:p>-132.314</text:p>
          </table:table-cell>
          <table:table-cell table:formula="of:=AVERAGE([.B1569:.B1619])" office:value-type="float" office:value="-129.321882352941" calcext:value-type="float">
            <text:p>-129.3218823529</text:p>
          </table:table-cell>
          <table:table-cell table:number-columns-repeated="3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140.1" calcext:value-type="float">
            <text:p>-140.1</text:p>
          </table:table-cell>
          <table:table-cell table:formula="of:=AVERAGE([.B1570:.B1620])" office:value-type="float" office:value="-129.197725490196" calcext:value-type="float">
            <text:p>-129.1977254902</text:p>
          </table:table-cell>
          <table:table-cell table:number-columns-repeated="3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131.857" calcext:value-type="float">
            <text:p>-131.857</text:p>
          </table:table-cell>
          <table:table-cell table:formula="of:=AVERAGE([.B1571:.B1621])" office:value-type="float" office:value="-128.963764705882" calcext:value-type="float">
            <text:p>-128.9637647059</text:p>
          </table:table-cell>
          <table:table-cell table:number-columns-repeated="3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134.905" calcext:value-type="float">
            <text:p>-134.905</text:p>
          </table:table-cell>
          <table:table-cell table:formula="of:=AVERAGE([.B1572:.B1622])" office:value-type="float" office:value="-128.881803921569" calcext:value-type="float">
            <text:p>-128.8818039216</text:p>
          </table:table-cell>
          <table:table-cell table:number-columns-repeated="3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135.343" calcext:value-type="float">
            <text:p>-135.343</text:p>
          </table:table-cell>
          <table:table-cell table:formula="of:=AVERAGE([.B1573:.B1623])" office:value-type="float" office:value="-128.67631372549" calcext:value-type="float">
            <text:p>-128.6763137255</text:p>
          </table:table-cell>
          <table:table-cell table:number-columns-repeated="3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133.5" calcext:value-type="float">
            <text:p>-133.5</text:p>
          </table:table-cell>
          <table:table-cell table:formula="of:=AVERAGE([.B1574:.B1624])" office:value-type="float" office:value="-128.600058823529" calcext:value-type="float">
            <text:p>-128.6000588235</text:p>
          </table:table-cell>
          <table:table-cell table:number-columns-repeated="3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132.039" calcext:value-type="float">
            <text:p>-132.039</text:p>
          </table:table-cell>
          <table:table-cell table:formula="of:=AVERAGE([.B1575:.B1625])" office:value-type="float" office:value="-128.502529411765" calcext:value-type="float">
            <text:p>-128.5025294118</text:p>
          </table:table-cell>
          <table:table-cell table:number-columns-repeated="3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140.632" calcext:value-type="float">
            <text:p>-140.632</text:p>
          </table:table-cell>
          <table:table-cell table:formula="of:=AVERAGE([.B1576:.B1626])" office:value-type="float" office:value="-128.435960784314" calcext:value-type="float">
            <text:p>-128.4359607843</text:p>
          </table:table-cell>
          <table:table-cell table:number-columns-repeated="3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131.603" calcext:value-type="float">
            <text:p>-131.603</text:p>
          </table:table-cell>
          <table:table-cell table:formula="of:=AVERAGE([.B1577:.B1627])" office:value-type="float" office:value="-128.192666666667" calcext:value-type="float">
            <text:p>-128.1926666667</text:p>
          </table:table-cell>
          <table:table-cell table:number-columns-repeated="3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139.113" calcext:value-type="float">
            <text:p>-139.113</text:p>
          </table:table-cell>
          <table:table-cell table:formula="of:=AVERAGE([.B1578:.B1628])" office:value-type="float" office:value="-128.139294117647" calcext:value-type="float">
            <text:p>-128.1392941176</text:p>
          </table:table-cell>
          <table:table-cell table:number-columns-repeated="3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133.38" calcext:value-type="float">
            <text:p>-133.38</text:p>
          </table:table-cell>
          <table:table-cell table:formula="of:=AVERAGE([.B1579:.B1629])" office:value-type="float" office:value="-128.007529411765" calcext:value-type="float">
            <text:p>-128.0075294118</text:p>
          </table:table-cell>
          <table:table-cell table:number-columns-repeated="3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136.535" calcext:value-type="float">
            <text:p>-136.535</text:p>
          </table:table-cell>
          <table:table-cell table:formula="of:=AVERAGE([.B1580:.B1630])" office:value-type="float" office:value="-127.875725490196" calcext:value-type="float">
            <text:p>-127.8757254902</text:p>
          </table:table-cell>
          <table:table-cell table:number-columns-repeated="3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136.836" calcext:value-type="float">
            <text:p>-136.836</text:p>
          </table:table-cell>
          <table:table-cell table:formula="of:=AVERAGE([.B1581:.B1631])" office:value-type="float" office:value="-127.773803921569" calcext:value-type="float">
            <text:p>-127.7738039216</text:p>
          </table:table-cell>
          <table:table-cell table:number-columns-repeated="3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140.152" calcext:value-type="float">
            <text:p>-140.152</text:p>
          </table:table-cell>
          <table:table-cell table:formula="of:=AVERAGE([.B1582:.B1632])" office:value-type="float" office:value="-127.636019607843" calcext:value-type="float">
            <text:p>-127.6360196078</text:p>
          </table:table-cell>
          <table:table-cell table:number-columns-repeated="3"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-132.63" calcext:value-type="float">
            <text:p>-132.63</text:p>
          </table:table-cell>
          <table:table-cell table:formula="of:=AVERAGE([.B1583:.B1633])" office:value-type="float" office:value="-127.363333333333" calcext:value-type="float">
            <text:p>-127.3633333333</text:p>
          </table:table-cell>
          <table:table-cell table:number-columns-repeated="3"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-136.075" calcext:value-type="float">
            <text:p>-136.075</text:p>
          </table:table-cell>
          <table:table-cell table:formula="of:=AVERAGE([.B1584:.B1634])" office:value-type="float" office:value="-127.260607843137" calcext:value-type="float">
            <text:p>-127.2606078431</text:p>
          </table:table-cell>
          <table:table-cell table:number-columns-repeated="3"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-128.818" calcext:value-type="float">
            <text:p>-128.818</text:p>
          </table:table-cell>
          <table:table-cell table:formula="of:=AVERAGE([.B1585:.B1635])" office:value-type="float" office:value="-127.039019607843" calcext:value-type="float">
            <text:p>-127.0390196078</text:p>
          </table:table-cell>
          <table:table-cell table:number-columns-repeated="3"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-132.446" calcext:value-type="float">
            <text:p>-132.446</text:p>
          </table:table-cell>
          <table:table-cell table:formula="of:=AVERAGE([.B1586:.B1636])" office:value-type="float" office:value="-126.941882352941" calcext:value-type="float">
            <text:p>-126.9418823529</text:p>
          </table:table-cell>
          <table:table-cell table:number-columns-repeated="3"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-126.478" calcext:value-type="float">
            <text:p>-126.478</text:p>
          </table:table-cell>
          <table:table-cell table:formula="of:=AVERAGE([.B1587:.B1637])" office:value-type="float" office:value="-126.649235294118" calcext:value-type="float">
            <text:p>-126.6492352941</text:p>
          </table:table-cell>
          <table:table-cell table:number-columns-repeated="3"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-131.551" calcext:value-type="float">
            <text:p>-131.551</text:p>
          </table:table-cell>
          <table:table-cell table:formula="of:=AVERAGE([.B1588:.B1638])" office:value-type="float" office:value="-126.601019607843" calcext:value-type="float">
            <text:p>-126.6010196078</text:p>
          </table:table-cell>
          <table:table-cell table:number-columns-repeated="3"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-123.571" calcext:value-type="float">
            <text:p>-123.571</text:p>
          </table:table-cell>
          <table:table-cell table:formula="of:=AVERAGE([.B1589:.B1639])" office:value-type="float" office:value="-126.295450980392" calcext:value-type="float">
            <text:p>-126.2954509804</text:p>
          </table:table-cell>
          <table:table-cell table:number-columns-repeated="3"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-125.976" calcext:value-type="float">
            <text:p>-125.976</text:p>
          </table:table-cell>
          <table:table-cell table:formula="of:=AVERAGE([.B1590:.B1640])" office:value-type="float" office:value="-126.313549019608" calcext:value-type="float">
            <text:p>-126.3135490196</text:p>
          </table:table-cell>
          <table:table-cell table:number-columns-repeated="3"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-123.138" calcext:value-type="float">
            <text:p>-123.138</text:p>
          </table:table-cell>
          <table:table-cell table:formula="of:=AVERAGE([.B1591:.B1641])" office:value-type="float" office:value="-126.095450980392" calcext:value-type="float">
            <text:p>-126.0954509804</text:p>
          </table:table-cell>
          <table:table-cell table:number-columns-repeated="3"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-125.207" calcext:value-type="float">
            <text:p>-125.207</text:p>
          </table:table-cell>
          <table:table-cell table:formula="of:=AVERAGE([.B1592:.B1642])" office:value-type="float" office:value="-126.025196078431" calcext:value-type="float">
            <text:p>-126.0251960784</text:p>
          </table:table-cell>
          <table:table-cell table:number-columns-repeated="3"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-127.677" calcext:value-type="float">
            <text:p>-127.677</text:p>
          </table:table-cell>
          <table:table-cell table:formula="of:=AVERAGE([.B1593:.B1643])" office:value-type="float" office:value="-125.811941176471" calcext:value-type="float">
            <text:p>-125.8119411765</text:p>
          </table:table-cell>
          <table:table-cell table:number-columns-repeated="3"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-124.407" calcext:value-type="float">
            <text:p>-124.407</text:p>
          </table:table-cell>
          <table:table-cell table:formula="of:=AVERAGE([.B1594:.B1644])" office:value-type="float" office:value="-125.606529411765" calcext:value-type="float">
            <text:p>-125.6065294118</text:p>
          </table:table-cell>
          <table:table-cell table:number-columns-repeated="3"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-123.354" calcext:value-type="float">
            <text:p>-123.354</text:p>
          </table:table-cell>
          <table:table-cell table:formula="of:=AVERAGE([.B1595:.B1645])" office:value-type="float" office:value="-125.429823529412" calcext:value-type="float">
            <text:p>-125.4298235294</text:p>
          </table:table-cell>
          <table:table-cell table:number-columns-repeated="3"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-124.436" calcext:value-type="float">
            <text:p>-124.436</text:p>
          </table:table-cell>
          <table:table-cell table:formula="of:=AVERAGE([.B1596:.B1646])" office:value-type="float" office:value="-125.375039215686" calcext:value-type="float">
            <text:p>-125.3750392157</text:p>
          </table:table-cell>
          <table:table-cell table:number-columns-repeated="3"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-125.39" calcext:value-type="float">
            <text:p>-125.39</text:p>
          </table:table-cell>
          <table:table-cell table:formula="of:=AVERAGE([.B1597:.B1647])" office:value-type="float" office:value="-125.227529411765" calcext:value-type="float">
            <text:p>-125.2275294118</text:p>
          </table:table-cell>
          <table:table-cell table:number-columns-repeated="3"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-129.695" calcext:value-type="float">
            <text:p>-129.695</text:p>
          </table:table-cell>
          <table:table-cell table:formula="of:=AVERAGE([.B1598:.B1648])" office:value-type="float" office:value="-125.124843137255" calcext:value-type="float">
            <text:p>-125.1248431373</text:p>
          </table:table-cell>
          <table:table-cell table:number-columns-repeated="3"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-125.875" calcext:value-type="float">
            <text:p>-125.875</text:p>
          </table:table-cell>
          <table:table-cell table:formula="of:=AVERAGE([.B1599:.B1649])" office:value-type="float" office:value="-124.899921568627" calcext:value-type="float">
            <text:p>-124.8999215686</text:p>
          </table:table-cell>
          <table:table-cell table:number-columns-repeated="3"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-125.638" calcext:value-type="float">
            <text:p>-125.638</text:p>
          </table:table-cell>
          <table:table-cell table:formula="of:=AVERAGE([.B1600:.B1650])" office:value-type="float" office:value="-124.709215686275" calcext:value-type="float">
            <text:p>-124.7092156863</text:p>
          </table:table-cell>
          <table:table-cell table:number-columns-repeated="3"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-123.474" calcext:value-type="float">
            <text:p>-123.474</text:p>
          </table:table-cell>
          <table:table-cell table:formula="of:=AVERAGE([.B1601:.B1651])" office:value-type="float" office:value="-124.537431372549" calcext:value-type="float">
            <text:p>-124.5374313725</text:p>
          </table:table-cell>
          <table:table-cell table:number-columns-repeated="3"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-126.96" calcext:value-type="float">
            <text:p>-126.96</text:p>
          </table:table-cell>
          <table:table-cell table:formula="of:=AVERAGE([.B1602:.B1652])" office:value-type="float" office:value="-124.452098039216" calcext:value-type="float">
            <text:p>-124.4520980392</text:p>
          </table:table-cell>
          <table:table-cell table:number-columns-repeated="3"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-129.55" calcext:value-type="float">
            <text:p>-129.55</text:p>
          </table:table-cell>
          <table:table-cell table:formula="of:=AVERAGE([.B1603:.B1653])" office:value-type="float" office:value="-124.299882352941" calcext:value-type="float">
            <text:p>-124.2998823529</text:p>
          </table:table-cell>
          <table:table-cell table:number-columns-repeated="3"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-126.93" calcext:value-type="float">
            <text:p>-126.93</text:p>
          </table:table-cell>
          <table:table-cell table:formula="of:=AVERAGE([.B1604:.B1654])" office:value-type="float" office:value="-124.056333333333" calcext:value-type="float">
            <text:p>-124.0563333333</text:p>
          </table:table-cell>
          <table:table-cell table:number-columns-repeated="3"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-129.765" calcext:value-type="float">
            <text:p>-129.765</text:p>
          </table:table-cell>
          <table:table-cell table:formula="of:=AVERAGE([.B1605:.B1655])" office:value-type="float" office:value="-123.905529411765" calcext:value-type="float">
            <text:p>-123.9055294118</text:p>
          </table:table-cell>
          <table:table-cell table:number-columns-repeated="3"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-128.224" calcext:value-type="float">
            <text:p>-128.224</text:p>
          </table:table-cell>
          <table:table-cell table:formula="of:=AVERAGE([.B1606:.B1656])" office:value-type="float" office:value="-123.684490196078" calcext:value-type="float">
            <text:p>-123.6844901961</text:p>
          </table:table-cell>
          <table:table-cell table:number-columns-repeated="3"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-127.093" calcext:value-type="float">
            <text:p>-127.093</text:p>
          </table:table-cell>
          <table:table-cell table:formula="of:=AVERAGE([.B1607:.B1657])" office:value-type="float" office:value="-123.460901960784" calcext:value-type="float">
            <text:p>-123.4609019608</text:p>
          </table:table-cell>
          <table:table-cell table:number-columns-repeated="3"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-126.167" calcext:value-type="float">
            <text:p>-126.167</text:p>
          </table:table-cell>
          <table:table-cell table:formula="of:=AVERAGE([.B1608:.B1658])" office:value-type="float" office:value="-123.38737254902" calcext:value-type="float">
            <text:p>-123.387372549</text:p>
          </table:table-cell>
          <table:table-cell table:number-columns-repeated="3"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-125.668" calcext:value-type="float">
            <text:p>-125.668</text:p>
          </table:table-cell>
          <table:table-cell table:formula="of:=AVERAGE([.B1609:.B1659])" office:value-type="float" office:value="-123.221098039216" calcext:value-type="float">
            <text:p>-123.2210980392</text:p>
          </table:table-cell>
          <table:table-cell table:number-columns-repeated="3"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-127.941" calcext:value-type="float">
            <text:p>-127.941</text:p>
          </table:table-cell>
          <table:table-cell table:formula="of:=AVERAGE([.B1610:.B1660])" office:value-type="float" office:value="-123.152666666667" calcext:value-type="float">
            <text:p>-123.1526666667</text:p>
          </table:table-cell>
          <table:table-cell table:number-columns-repeated="3"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-124.803" calcext:value-type="float">
            <text:p>-124.803</text:p>
          </table:table-cell>
          <table:table-cell table:formula="of:=AVERAGE([.B1611:.B1661])" office:value-type="float" office:value="-122.903450980392" calcext:value-type="float">
            <text:p>-122.9034509804</text:p>
          </table:table-cell>
          <table:table-cell table:number-columns-repeated="3"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-131.473" calcext:value-type="float">
            <text:p>-131.473</text:p>
          </table:table-cell>
          <table:table-cell table:formula="of:=AVERAGE([.B1612:.B1662])" office:value-type="float" office:value="-122.85937254902" calcext:value-type="float">
            <text:p>-122.859372549</text:p>
          </table:table-cell>
          <table:table-cell table:number-columns-repeated="3"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-119.544" calcext:value-type="float">
            <text:p>-119.544</text:p>
          </table:table-cell>
          <table:table-cell table:formula="of:=AVERAGE([.B1613:.B1663])" office:value-type="float" office:value="-122.557019607843" calcext:value-type="float">
            <text:p>-122.5570196078</text:p>
          </table:table-cell>
          <table:table-cell table:number-columns-repeated="3"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-132.347" calcext:value-type="float">
            <text:p>-132.347</text:p>
          </table:table-cell>
          <table:table-cell table:formula="of:=AVERAGE([.B1614:.B1664])" office:value-type="float" office:value="-122.537843137255" calcext:value-type="float">
            <text:p>-122.5378431373</text:p>
          </table:table-cell>
          <table:table-cell table:number-columns-repeated="3"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-126.006" calcext:value-type="float">
            <text:p>-126.006</text:p>
          </table:table-cell>
          <table:table-cell table:formula="of:=AVERAGE([.B1615:.B1665])" office:value-type="float" office:value="-122.218941176471" calcext:value-type="float">
            <text:p>-122.2189411765</text:p>
          </table:table-cell>
          <table:table-cell table:number-columns-repeated="3"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-124.39" calcext:value-type="float">
            <text:p>-124.39</text:p>
          </table:table-cell>
          <table:table-cell table:formula="of:=AVERAGE([.B1616:.B1666])" office:value-type="float" office:value="-122.11868627451" calcext:value-type="float">
            <text:p>-122.1186862745</text:p>
          </table:table-cell>
          <table:table-cell table:number-columns-repeated="3"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-122.106" calcext:value-type="float">
            <text:p>-122.106</text:p>
          </table:table-cell>
          <table:table-cell table:formula="of:=AVERAGE([.B1617:.B1667])" office:value-type="float" office:value="-121.968764705882" calcext:value-type="float">
            <text:p>-121.9687647059</text:p>
          </table:table-cell>
          <table:table-cell table:number-columns-repeated="3"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-124.932" calcext:value-type="float">
            <text:p>-124.932</text:p>
          </table:table-cell>
          <table:table-cell table:formula="of:=AVERAGE([.B1618:.B1668])" office:value-type="float" office:value="-121.939411764706" calcext:value-type="float">
            <text:p>-121.9394117647</text:p>
          </table:table-cell>
          <table:table-cell table:number-columns-repeated="3"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-127.372" calcext:value-type="float">
            <text:p>-127.372</text:p>
          </table:table-cell>
          <table:table-cell table:formula="of:=AVERAGE([.B1619:.B1669])" office:value-type="float" office:value="-121.750156862745" calcext:value-type="float">
            <text:p>-121.7501568627</text:p>
          </table:table-cell>
          <table:table-cell table:number-columns-repeated="3"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-125.982" calcext:value-type="float">
            <text:p>-125.982</text:p>
          </table:table-cell>
          <table:table-cell table:formula="of:=AVERAGE([.B1620:.B1670])" office:value-type="float" office:value="-121.632509803922" calcext:value-type="float">
            <text:p>-121.6325098039</text:p>
          </table:table-cell>
          <table:table-cell table:number-columns-repeated="3"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-128.168" calcext:value-type="float">
            <text:p>-128.168</text:p>
          </table:table-cell>
          <table:table-cell table:formula="of:=AVERAGE([.B1621:.B1671])" office:value-type="float" office:value="-121.418960784314" calcext:value-type="float">
            <text:p>-121.4189607843</text:p>
          </table:table-cell>
          <table:table-cell table:number-columns-repeated="3"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-127.677" calcext:value-type="float">
            <text:p>-127.677</text:p>
          </table:table-cell>
          <table:table-cell table:formula="of:=AVERAGE([.B1622:.B1672])" office:value-type="float" office:value="-121.298882352941" calcext:value-type="float">
            <text:p>-121.2988823529</text:p>
          </table:table-cell>
          <table:table-cell table:number-columns-repeated="3"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-124.425" calcext:value-type="float">
            <text:p>-124.425</text:p>
          </table:table-cell>
          <table:table-cell table:formula="of:=AVERAGE([.B1623:.B1673])" office:value-type="float" office:value="-121.122196078431" calcext:value-type="float">
            <text:p>-121.1221960784</text:p>
          </table:table-cell>
          <table:table-cell table:number-columns-repeated="3"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-131.454" calcext:value-type="float">
            <text:p>-131.454</text:p>
          </table:table-cell>
          <table:table-cell table:formula="of:=AVERAGE([.B1624:.B1674])" office:value-type="float" office:value="-121.058549019608" calcext:value-type="float">
            <text:p>-121.0585490196</text:p>
          </table:table-cell>
          <table:table-cell table:number-columns-repeated="3"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-128.526" calcext:value-type="float">
            <text:p>-128.526</text:p>
          </table:table-cell>
          <table:table-cell table:formula="of:=AVERAGE([.B1625:.B1675])" office:value-type="float" office:value="-120.870431372549" calcext:value-type="float">
            <text:p>-120.8704313725</text:p>
          </table:table-cell>
          <table:table-cell table:number-columns-repeated="3"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-128.644" calcext:value-type="float">
            <text:p>-128.644</text:p>
          </table:table-cell>
          <table:table-cell table:formula="of:=AVERAGE([.B1626:.B1676])" office:value-type="float" office:value="-120.732" calcext:value-type="float">
            <text:p>-120.732</text:p>
          </table:table-cell>
          <table:table-cell table:number-columns-repeated="3"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-128.224" calcext:value-type="float">
            <text:p>-128.224</text:p>
          </table:table-cell>
          <table:table-cell table:formula="of:=AVERAGE([.B1627:.B1677])" office:value-type="float" office:value="-120.51431372549" calcext:value-type="float">
            <text:p>-120.5143137255</text:p>
          </table:table-cell>
          <table:table-cell table:number-columns-repeated="3"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-128.881" calcext:value-type="float">
            <text:p>-128.881</text:p>
          </table:table-cell>
          <table:table-cell table:formula="of:=AVERAGE([.B1628:.B1678])" office:value-type="float" office:value="-120.359666666667" calcext:value-type="float">
            <text:p>-120.3596666667</text:p>
          </table:table-cell>
          <table:table-cell table:number-columns-repeated="3"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-132.393" calcext:value-type="float">
            <text:p>-132.393</text:p>
          </table:table-cell>
          <table:table-cell table:formula="of:=AVERAGE([.B1629:.B1679])" office:value-type="float" office:value="-120.238607843137" calcext:value-type="float">
            <text:p>-120.2386078431</text:p>
          </table:table-cell>
          <table:table-cell table:number-columns-repeated="3"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-126.658" calcext:value-type="float">
            <text:p>-126.658</text:p>
          </table:table-cell>
          <table:table-cell table:formula="of:=AVERAGE([.B1630:.B1680])" office:value-type="float" office:value="-119.957196078431" calcext:value-type="float">
            <text:p>-119.9571960784</text:p>
          </table:table-cell>
          <table:table-cell table:number-columns-repeated="3"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-131.337" calcext:value-type="float">
            <text:p>-131.337</text:p>
          </table:table-cell>
          <table:table-cell table:formula="of:=AVERAGE([.B1631:.B1681])" office:value-type="float" office:value="-119.859411764706" calcext:value-type="float">
            <text:p>-119.8594117647</text:p>
          </table:table-cell>
          <table:table-cell table:number-columns-repeated="3"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-129.809" calcext:value-type="float">
            <text:p>-129.809</text:p>
          </table:table-cell>
          <table:table-cell table:formula="of:=AVERAGE([.B1632:.B1682])" office:value-type="float" office:value="-119.554490196078" calcext:value-type="float">
            <text:p>-119.5544901961</text:p>
          </table:table-cell>
          <table:table-cell table:number-columns-repeated="3"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-126.245" calcext:value-type="float">
            <text:p>-126.245</text:p>
          </table:table-cell>
          <table:table-cell table:formula="of:=AVERAGE([.B1633:.B1683])" office:value-type="float" office:value="-119.451764705882" calcext:value-type="float">
            <text:p>-119.4517647059</text:p>
          </table:table-cell>
          <table:table-cell table:number-columns-repeated="3"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127.391" calcext:value-type="float">
            <text:p>-127.391</text:p>
          </table:table-cell>
          <table:table-cell table:formula="of:=AVERAGE([.B1634:.B1684])" office:value-type="float" office:value="-119.223078431373" calcext:value-type="float">
            <text:p>-119.2230784314</text:p>
          </table:table-cell>
          <table:table-cell table:number-columns-repeated="3"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124.774" calcext:value-type="float">
            <text:p>-124.774</text:p>
          </table:table-cell>
          <table:table-cell table:formula="of:=AVERAGE([.B1635:.B1685])" office:value-type="float" office:value="-119.098156862745" calcext:value-type="float">
            <text:p>-119.0981568627</text:p>
          </table:table-cell>
          <table:table-cell table:number-columns-repeated="3"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123.864" calcext:value-type="float">
            <text:p>-123.864</text:p>
          </table:table-cell>
          <table:table-cell table:formula="of:=AVERAGE([.B1636:.B1686])" office:value-type="float" office:value="-118.947549019608" calcext:value-type="float">
            <text:p>-118.9475490196</text:p>
          </table:table-cell>
          <table:table-cell table:number-columns-repeated="3"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117.521" calcext:value-type="float">
            <text:p>-117.521</text:p>
          </table:table-cell>
          <table:table-cell table:formula="of:=AVERAGE([.B1637:.B1687])" office:value-type="float" office:value="-118.759490196078" calcext:value-type="float">
            <text:p>-118.7594901961</text:p>
          </table:table-cell>
          <table:table-cell table:number-columns-repeated="3"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124.019" calcext:value-type="float">
            <text:p>-124.019</text:p>
          </table:table-cell>
          <table:table-cell table:formula="of:=AVERAGE([.B1638:.B1688])" office:value-type="float" office:value="-118.635705882353" calcext:value-type="float">
            <text:p>-118.6357058824</text:p>
          </table:table-cell>
          <table:table-cell table:number-columns-repeated="3"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115.967" calcext:value-type="float">
            <text:p>-115.967</text:p>
          </table:table-cell>
          <table:table-cell table:formula="of:=AVERAGE([.B1639:.B1689])" office:value-type="float" office:value="-118.466019607843" calcext:value-type="float">
            <text:p>-118.4660196078</text:p>
          </table:table-cell>
          <table:table-cell table:number-columns-repeated="3"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124.494" calcext:value-type="float">
            <text:p>-124.494</text:p>
          </table:table-cell>
          <table:table-cell table:formula="of:=AVERAGE([.B1640:.B1690])" office:value-type="float" office:value="-118.327137254902" calcext:value-type="float">
            <text:p>-118.3271372549</text:p>
          </table:table-cell>
          <table:table-cell table:number-columns-repeated="3"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114.853" calcext:value-type="float">
            <text:p>-114.853</text:p>
          </table:table-cell>
          <table:table-cell table:formula="of:=AVERAGE([.B1641:.B1691])" office:value-type="float" office:value="-118.063725490196" calcext:value-type="float">
            <text:p>-118.0637254902</text:p>
          </table:table-cell>
          <table:table-cell table:number-columns-repeated="3"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119.555" calcext:value-type="float">
            <text:p>-119.555</text:p>
          </table:table-cell>
          <table:table-cell table:formula="of:=AVERAGE([.B1642:.B1692])" office:value-type="float" office:value="-117.973235294118" calcext:value-type="float">
            <text:p>-117.9732352941</text:p>
          </table:table-cell>
          <table:table-cell table:number-columns-repeated="3"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114.331" calcext:value-type="float">
            <text:p>-114.331</text:p>
          </table:table-cell>
          <table:table-cell table:formula="of:=AVERAGE([.B1643:.B1693])" office:value-type="float" office:value="-117.781117647059" calcext:value-type="float">
            <text:p>-117.7811176471</text:p>
          </table:table-cell>
          <table:table-cell table:number-columns-repeated="3"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117.201" calcext:value-type="float">
            <text:p>-117.201</text:p>
          </table:table-cell>
          <table:table-cell table:formula="of:=AVERAGE([.B1644:.B1694])" office:value-type="float" office:value="-117.711098039216" calcext:value-type="float">
            <text:p>-117.7110980392</text:p>
          </table:table-cell>
          <table:table-cell table:number-columns-repeated="3"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115.395" calcext:value-type="float">
            <text:p>-115.395</text:p>
          </table:table-cell>
          <table:table-cell table:formula="of:=AVERAGE([.B1645:.B1695])" office:value-type="float" office:value="-117.557196078431" calcext:value-type="float">
            <text:p>-117.5571960784</text:p>
          </table:table-cell>
          <table:table-cell table:number-columns-repeated="3"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120.56" calcext:value-type="float">
            <text:p>-120.56</text:p>
          </table:table-cell>
          <table:table-cell table:formula="of:=AVERAGE([.B1646:.B1696])" office:value-type="float" office:value="-117.497607843137" calcext:value-type="float">
            <text:p>-117.4976078431</text:p>
          </table:table-cell>
          <table:table-cell table:number-columns-repeated="3"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116.913" calcext:value-type="float">
            <text:p>-116.913</text:p>
          </table:table-cell>
          <table:table-cell table:formula="of:=AVERAGE([.B1647:.B1697])" office:value-type="float" office:value="-117.21462745098" calcext:value-type="float">
            <text:p>-117.214627451</text:p>
          </table:table-cell>
          <table:table-cell table:number-columns-repeated="3"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120.153" calcext:value-type="float">
            <text:p>-120.153</text:p>
          </table:table-cell>
          <table:table-cell table:formula="of:=AVERAGE([.B1648:.B1698])" office:value-type="float" office:value="-117.191941176471" calcext:value-type="float">
            <text:p>-117.1919411765</text:p>
          </table:table-cell>
          <table:table-cell table:number-columns-repeated="3"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118.224" calcext:value-type="float">
            <text:p>-118.224</text:p>
          </table:table-cell>
          <table:table-cell table:formula="of:=AVERAGE([.B1649:.B1699])" office:value-type="float" office:value="-116.950941176471" calcext:value-type="float">
            <text:p>-116.9509411765</text:p>
          </table:table-cell>
          <table:table-cell table:number-columns-repeated="3"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116.149" calcext:value-type="float">
            <text:p>-116.149</text:p>
          </table:table-cell>
          <table:table-cell table:formula="of:=AVERAGE([.B1650:.B1700])" office:value-type="float" office:value="-116.780078431373" calcext:value-type="float">
            <text:p>-116.7800784314</text:p>
          </table:table-cell>
          <table:table-cell table:number-columns-repeated="3"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116.877" calcext:value-type="float">
            <text:p>-116.877</text:p>
          </table:table-cell>
          <table:table-cell table:formula="of:=AVERAGE([.B1651:.B1701])" office:value-type="float" office:value="-116.635098039216" calcext:value-type="float">
            <text:p>-116.6350980392</text:p>
          </table:table-cell>
          <table:table-cell table:number-columns-repeated="3"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119.122" calcext:value-type="float">
            <text:p>-119.122</text:p>
          </table:table-cell>
          <table:table-cell table:formula="of:=AVERAGE([.B1652:.B1702])" office:value-type="float" office:value="-116.470725490196" calcext:value-type="float">
            <text:p>-116.4707254902</text:p>
          </table:table-cell>
          <table:table-cell table:number-columns-repeated="3"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119.197" calcext:value-type="float">
            <text:p>-119.197</text:p>
          </table:table-cell>
          <table:table-cell table:formula="of:=AVERAGE([.B1653:.B1703])" office:value-type="float" office:value="-116.340666666667" calcext:value-type="float">
            <text:p>-116.3406666667</text:p>
          </table:table-cell>
          <table:table-cell table:number-columns-repeated="3"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117.129" calcext:value-type="float">
            <text:p>-117.129</text:p>
          </table:table-cell>
          <table:table-cell table:formula="of:=AVERAGE([.B1654:.B1704])" office:value-type="float" office:value="-116.237019607843" calcext:value-type="float">
            <text:p>-116.2370196078</text:p>
          </table:table-cell>
          <table:table-cell table:number-columns-repeated="3"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119.239" calcext:value-type="float">
            <text:p>-119.239</text:p>
          </table:table-cell>
          <table:table-cell table:formula="of:=AVERAGE([.B1655:.B1705])" office:value-type="float" office:value="-116.166137254902" calcext:value-type="float">
            <text:p>-116.1661372549</text:p>
          </table:table-cell>
          <table:table-cell table:number-columns-repeated="3"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118.492" calcext:value-type="float">
            <text:p>-118.492</text:p>
          </table:table-cell>
          <table:table-cell table:formula="of:=AVERAGE([.B1656:.B1706])" office:value-type="float" office:value="-116.065980392157" calcext:value-type="float">
            <text:p>-116.0659803922</text:p>
          </table:table-cell>
          <table:table-cell table:number-columns-repeated="3"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116.821" calcext:value-type="float">
            <text:p>-116.821</text:p>
          </table:table-cell>
          <table:table-cell table:formula="of:=AVERAGE([.B1657:.B1707])" office:value-type="float" office:value="-115.93937254902" calcext:value-type="float">
            <text:p>-115.939372549</text:p>
          </table:table-cell>
          <table:table-cell table:number-columns-repeated="3"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123.343" calcext:value-type="float">
            <text:p>-123.343</text:p>
          </table:table-cell>
          <table:table-cell table:formula="of:=AVERAGE([.B1658:.B1708])" office:value-type="float" office:value="-115.761058823529" calcext:value-type="float">
            <text:p>-115.7610588235</text:p>
          </table:table-cell>
          <table:table-cell table:number-columns-repeated="3"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117.687" calcext:value-type="float">
            <text:p>-117.687</text:p>
          </table:table-cell>
          <table:table-cell table:formula="of:=AVERAGE([.B1659:.B1709])" office:value-type="float" office:value="-115.542666666667" calcext:value-type="float">
            <text:p>-115.5426666667</text:p>
          </table:table-cell>
          <table:table-cell table:number-columns-repeated="3"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122.178" calcext:value-type="float">
            <text:p>-122.178</text:p>
          </table:table-cell>
          <table:table-cell table:formula="of:=AVERAGE([.B1660:.B1710])" office:value-type="float" office:value="-115.379862745098" calcext:value-type="float">
            <text:p>-115.3798627451</text:p>
          </table:table-cell>
          <table:table-cell table:number-columns-repeated="3"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115.231" calcext:value-type="float">
            <text:p>-115.231</text:p>
          </table:table-cell>
          <table:table-cell table:formula="of:=AVERAGE([.B1661:.B1711])" office:value-type="float" office:value="-115.23537254902" calcext:value-type="float">
            <text:p>-115.235372549</text:p>
          </table:table-cell>
          <table:table-cell table:number-columns-repeated="3"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122.555" calcext:value-type="float">
            <text:p>-122.555</text:p>
          </table:table-cell>
          <table:table-cell table:formula="of:=AVERAGE([.B1662:.B1712])" office:value-type="float" office:value="-115.08362745098" calcext:value-type="float">
            <text:p>-115.083627451</text:p>
          </table:table-cell>
          <table:table-cell table:number-columns-repeated="3"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116.053" calcext:value-type="float">
            <text:p>-116.053</text:p>
          </table:table-cell>
          <table:table-cell table:formula="of:=AVERAGE([.B1663:.B1713])" office:value-type="float" office:value="-114.884862745098" calcext:value-type="float">
            <text:p>-114.8848627451</text:p>
          </table:table-cell>
          <table:table-cell table:number-columns-repeated="3"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118.566" calcext:value-type="float">
            <text:p>-118.566</text:p>
          </table:table-cell>
          <table:table-cell table:formula="of:=AVERAGE([.B1664:.B1714])" office:value-type="float" office:value="-114.772450980392" calcext:value-type="float">
            <text:p>-114.7724509804</text:p>
          </table:table-cell>
          <table:table-cell table:number-columns-repeated="3"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116.083" calcext:value-type="float">
            <text:p>-116.083</text:p>
          </table:table-cell>
          <table:table-cell table:formula="of:=AVERAGE([.B1665:.B1715])" office:value-type="float" office:value="-114.557450980392" calcext:value-type="float">
            <text:p>-114.5574509804</text:p>
          </table:table-cell>
          <table:table-cell table:number-columns-repeated="3"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120.893" calcext:value-type="float">
            <text:p>-120.893</text:p>
          </table:table-cell>
          <table:table-cell table:formula="of:=AVERAGE([.B1666:.B1716])" office:value-type="float" office:value="-114.433333333333" calcext:value-type="float">
            <text:p>-114.4333333333</text:p>
          </table:table-cell>
          <table:table-cell table:number-columns-repeated="3"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116.744" calcext:value-type="float">
            <text:p>-116.744</text:p>
          </table:table-cell>
          <table:table-cell table:formula="of:=AVERAGE([.B1667:.B1717])" office:value-type="float" office:value="-114.238274509804" calcext:value-type="float">
            <text:p>-114.2382745098</text:p>
          </table:table-cell>
          <table:table-cell table:number-columns-repeated="3"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120.609" calcext:value-type="float">
            <text:p>-120.609</text:p>
          </table:table-cell>
          <table:table-cell table:formula="of:=AVERAGE([.B1668:.B1718])" office:value-type="float" office:value="-114.025980392157" calcext:value-type="float">
            <text:p>-114.0259803922</text:p>
          </table:table-cell>
          <table:table-cell table:number-columns-repeated="3"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115.28" calcext:value-type="float">
            <text:p>-115.28</text:p>
          </table:table-cell>
          <table:table-cell table:formula="of:=AVERAGE([.B1669:.B1719])" office:value-type="float" office:value="-113.824607843137" calcext:value-type="float">
            <text:p>-113.8246078431</text:p>
          </table:table-cell>
          <table:table-cell table:number-columns-repeated="3"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121.372" calcext:value-type="float">
            <text:p>-121.372</text:p>
          </table:table-cell>
          <table:table-cell table:formula="of:=AVERAGE([.B1670:.B1720])" office:value-type="float" office:value="-113.667333333333" calcext:value-type="float">
            <text:p>-113.6673333333</text:p>
          </table:table-cell>
          <table:table-cell table:number-columns-repeated="3"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115.091" calcext:value-type="float">
            <text:p>-115.091</text:p>
          </table:table-cell>
          <table:table-cell table:formula="of:=AVERAGE([.B1671:.B1721])" office:value-type="float" office:value="-113.452431372549" calcext:value-type="float">
            <text:p>-113.4524313725</text:p>
          </table:table-cell>
          <table:table-cell table:number-columns-repeated="3"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122.044" calcext:value-type="float">
            <text:p>-122.044</text:p>
          </table:table-cell>
          <table:table-cell table:formula="of:=AVERAGE([.B1672:.B1722])" office:value-type="float" office:value="-113.312647058824" calcext:value-type="float">
            <text:p>-113.3126470588</text:p>
          </table:table-cell>
          <table:table-cell table:number-columns-repeated="3"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118.666" calcext:value-type="float">
            <text:p>-118.666</text:p>
          </table:table-cell>
          <table:table-cell table:formula="of:=AVERAGE([.B1673:.B1723])" office:value-type="float" office:value="-113.14662745098" calcext:value-type="float">
            <text:p>-113.146627451</text:p>
          </table:table-cell>
          <table:table-cell table:number-columns-repeated="3"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121.179" calcext:value-type="float">
            <text:p>-121.179</text:p>
          </table:table-cell>
          <table:table-cell table:formula="of:=AVERAGE([.B1674:.B1724])" office:value-type="float" office:value="-112.944411764706" calcext:value-type="float">
            <text:p>-112.9444117647</text:p>
          </table:table-cell>
          <table:table-cell table:number-columns-repeated="3"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121.86" calcext:value-type="float">
            <text:p>-121.86</text:p>
          </table:table-cell>
          <table:table-cell table:formula="of:=AVERAGE([.B1675:.B1725])" office:value-type="float" office:value="-112.735176470588" calcext:value-type="float">
            <text:p>-112.7351764706</text:p>
          </table:table-cell>
          <table:table-cell table:number-columns-repeated="3"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121.466" calcext:value-type="float">
            <text:p>-121.466</text:p>
          </table:table-cell>
          <table:table-cell table:formula="of:=AVERAGE([.B1676:.B1726])" office:value-type="float" office:value="-112.501156862745" calcext:value-type="float">
            <text:p>-112.5011568627</text:p>
          </table:table-cell>
          <table:table-cell table:number-columns-repeated="3"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117.542" calcext:value-type="float">
            <text:p>-117.542</text:p>
          </table:table-cell>
          <table:table-cell table:formula="of:=AVERAGE([.B1677:.B1727])" office:value-type="float" office:value="-112.24931372549" calcext:value-type="float">
            <text:p>-112.2493137255</text:p>
          </table:table-cell>
          <table:table-cell table:number-columns-repeated="3"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120.337" calcext:value-type="float">
            <text:p>-120.337</text:p>
          </table:table-cell>
          <table:table-cell table:formula="of:=AVERAGE([.B1678:.B1728])" office:value-type="float" office:value="-112.175274509804" calcext:value-type="float">
            <text:p>-112.1752745098</text:p>
          </table:table-cell>
          <table:table-cell table:number-columns-repeated="3"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122.707" calcext:value-type="float">
            <text:p>-122.707</text:p>
          </table:table-cell>
          <table:table-cell table:formula="of:=AVERAGE([.B1679:.B1729])" office:value-type="float" office:value="-111.957509803922" calcext:value-type="float">
            <text:p>-111.9575098039</text:p>
          </table:table-cell>
          <table:table-cell table:number-columns-repeated="3"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118.041" calcext:value-type="float">
            <text:p>-118.041</text:p>
          </table:table-cell>
          <table:table-cell table:formula="of:=AVERAGE([.B1680:.B1730])" office:value-type="float" office:value="-111.773098039216" calcext:value-type="float">
            <text:p>-111.7730980392</text:p>
          </table:table-cell>
          <table:table-cell table:number-columns-repeated="3"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121.671" calcext:value-type="float">
            <text:p>-121.671</text:p>
          </table:table-cell>
          <table:table-cell table:formula="of:=AVERAGE([.B1681:.B1731])" office:value-type="float" office:value="-111.633588235294" calcext:value-type="float">
            <text:p>-111.6335882353</text:p>
          </table:table-cell>
          <table:table-cell table:number-columns-repeated="3"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115.786" calcext:value-type="float">
            <text:p>-115.786</text:p>
          </table:table-cell>
          <table:table-cell table:formula="of:=AVERAGE([.B1682:.B1732])" office:value-type="float" office:value="-111.425450980392" calcext:value-type="float">
            <text:p>-111.4254509804</text:p>
          </table:table-cell>
          <table:table-cell table:number-columns-repeated="3"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124.57" calcext:value-type="float">
            <text:p>-124.57</text:p>
          </table:table-cell>
          <table:table-cell table:formula="of:=AVERAGE([.B1683:.B1733])" office:value-type="float" office:value="-111.324745098039" calcext:value-type="float">
            <text:p>-111.324745098</text:p>
          </table:table-cell>
          <table:table-cell table:number-columns-repeated="3"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114.582" calcext:value-type="float">
            <text:p>-114.582</text:p>
          </table:table-cell>
          <table:table-cell table:formula="of:=AVERAGE([.B1684:.B1734])" office:value-type="float" office:value="-111.129960784314" calcext:value-type="float">
            <text:p>-111.1299607843</text:p>
          </table:table-cell>
          <table:table-cell table:number-columns-repeated="3"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-121.02" calcext:value-type="float">
            <text:p>-121.02</text:p>
          </table:table-cell>
          <table:table-cell table:formula="of:=AVERAGE([.B1685:.B1735])" office:value-type="float" office:value="-111.098823529412" calcext:value-type="float">
            <text:p>-111.0988235294</text:p>
          </table:table-cell>
          <table:table-cell table:number-columns-repeated="3"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-117.093" calcext:value-type="float">
            <text:p>-117.093</text:p>
          </table:table-cell>
          <table:table-cell table:formula="of:=AVERAGE([.B1686:.B1736])" office:value-type="float" office:value="-110.933137254902" calcext:value-type="float">
            <text:p>-110.9331372549</text:p>
          </table:table-cell>
          <table:table-cell table:number-columns-repeated="3"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-114.273" calcext:value-type="float">
            <text:p>-114.273</text:p>
          </table:table-cell>
          <table:table-cell table:formula="of:=AVERAGE([.B1687:.B1737])" office:value-type="float" office:value="-110.885921568627" calcext:value-type="float">
            <text:p>-110.8859215686</text:p>
          </table:table-cell>
          <table:table-cell table:number-columns-repeated="3"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-111.208" calcext:value-type="float">
            <text:p>-111.208</text:p>
          </table:table-cell>
          <table:table-cell table:formula="of:=AVERAGE([.B1688:.B1738])" office:value-type="float" office:value="-110.675392156863" calcext:value-type="float">
            <text:p>-110.6753921569</text:p>
          </table:table-cell>
          <table:table-cell table:number-columns-repeated="3"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-115.365" calcext:value-type="float">
            <text:p>-115.365</text:p>
          </table:table-cell>
          <table:table-cell table:formula="of:=AVERAGE([.B1689:.B1739])" office:value-type="float" office:value="-110.577176470588" calcext:value-type="float">
            <text:p>-110.5771764706</text:p>
          </table:table-cell>
          <table:table-cell table:number-columns-repeated="3"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-108.884" calcext:value-type="float">
            <text:p>-108.884</text:p>
          </table:table-cell>
          <table:table-cell table:formula="of:=AVERAGE([.B1690:.B1740])" office:value-type="float" office:value="-110.384529411765" calcext:value-type="float">
            <text:p>-110.3845294118</text:p>
          </table:table-cell>
          <table:table-cell table:number-columns-repeated="3"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-111.06" calcext:value-type="float">
            <text:p>-111.06</text:p>
          </table:table-cell>
          <table:table-cell table:formula="of:=AVERAGE([.B1691:.B1741])" office:value-type="float" office:value="-110.365078431373" calcext:value-type="float">
            <text:p>-110.3650784314</text:p>
          </table:table-cell>
          <table:table-cell table:number-columns-repeated="3"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-110.238" calcext:value-type="float">
            <text:p>-110.238</text:p>
          </table:table-cell>
          <table:table-cell table:formula="of:=AVERAGE([.B1692:.B1742])" office:value-type="float" office:value="-110.205784313726" calcext:value-type="float">
            <text:p>-110.2057843137</text:p>
          </table:table-cell>
          <table:table-cell table:number-columns-repeated="3"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-109.757" calcext:value-type="float">
            <text:p>-109.757</text:p>
          </table:table-cell>
          <table:table-cell table:formula="of:=AVERAGE([.B1693:.B1743])" office:value-type="float" office:value="-110.066196078431" calcext:value-type="float">
            <text:p>-110.0661960784</text:p>
          </table:table-cell>
          <table:table-cell table:number-columns-repeated="3"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-110.76" calcext:value-type="float">
            <text:p>-110.76</text:p>
          </table:table-cell>
          <table:table-cell table:formula="of:=AVERAGE([.B1694:.B1744])" office:value-type="float" office:value="-109.867750980392" calcext:value-type="float">
            <text:p>-109.8677509804</text:p>
          </table:table-cell>
          <table:table-cell table:number-columns-repeated="3"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-109.352" calcext:value-type="float">
            <text:p>-109.352</text:p>
          </table:table-cell>
          <table:table-cell table:formula="of:=AVERAGE([.B1695:.B1745])" office:value-type="float" office:value="-109.74398627451" calcext:value-type="float">
            <text:p>-109.7439862745</text:p>
          </table:table-cell>
          <table:table-cell table:number-columns-repeated="3"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-112.356" calcext:value-type="float">
            <text:p>-112.356</text:p>
          </table:table-cell>
          <table:table-cell table:formula="of:=AVERAGE([.B1696:.B1746])" office:value-type="float" office:value="-109.565750980392" calcext:value-type="float">
            <text:p>-109.5657509804</text:p>
          </table:table-cell>
          <table:table-cell table:number-columns-repeated="3"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-106.128" calcext:value-type="float">
            <text:p>-106.128</text:p>
          </table:table-cell>
          <table:table-cell table:formula="of:=AVERAGE([.B1697:.B1747])" office:value-type="float" office:value="-109.311249019608" calcext:value-type="float">
            <text:p>-109.3112490196</text:p>
          </table:table-cell>
          <table:table-cell table:number-columns-repeated="3"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-115.756" calcext:value-type="float">
            <text:p>-115.756</text:p>
          </table:table-cell>
          <table:table-cell table:formula="of:=AVERAGE([.B1698:.B1748])" office:value-type="float" office:value="-109.266347058824" calcext:value-type="float">
            <text:p>-109.2663470588</text:p>
          </table:table-cell>
          <table:table-cell table:number-columns-repeated="3"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-107.862" calcext:value-type="float">
            <text:p>-107.862</text:p>
          </table:table-cell>
          <table:table-cell table:formula="of:=AVERAGE([.B1699:.B1749])" office:value-type="float" office:value="-108.955325490196" calcext:value-type="float">
            <text:p>-108.9553254902</text:p>
          </table:table-cell>
          <table:table-cell table:number-columns-repeated="3"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-109.51" calcext:value-type="float">
            <text:p>-109.51</text:p>
          </table:table-cell>
          <table:table-cell table:formula="of:=AVERAGE([.B1700:.B1750])" office:value-type="float" office:value="-108.79732745098" calcext:value-type="float">
            <text:p>-108.797327451</text:p>
          </table:table-cell>
          <table:table-cell table:number-columns-repeated="3"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-108.755" calcext:value-type="float">
            <text:p>-108.755</text:p>
          </table:table-cell>
          <table:table-cell table:formula="of:=AVERAGE([.B1701:.B1751])" office:value-type="float" office:value="-108.680268627451" calcext:value-type="float">
            <text:p>-108.6802686275</text:p>
          </table:table-cell>
          <table:table-cell table:number-columns-repeated="3"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-108.494" calcext:value-type="float">
            <text:p>-108.494</text:p>
          </table:table-cell>
          <table:table-cell table:formula="of:=AVERAGE([.B1702:.B1752])" office:value-type="float" office:value="-108.597347058824" calcext:value-type="float">
            <text:p>-108.5973470588</text:p>
          </table:table-cell>
          <table:table-cell table:number-columns-repeated="3"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-112.489" calcext:value-type="float">
            <text:p>-112.489</text:p>
          </table:table-cell>
          <table:table-cell table:formula="of:=AVERAGE([.B1703:.B1753])" office:value-type="float" office:value="-108.428790196078" calcext:value-type="float">
            <text:p>-108.4287901961</text:p>
          </table:table-cell>
          <table:table-cell table:number-columns-repeated="3"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-113.911" calcext:value-type="float">
            <text:p>-113.911</text:p>
          </table:table-cell>
          <table:table-cell table:formula="of:=AVERAGE([.B1704:.B1754])" office:value-type="float" office:value="-108.264162745098" calcext:value-type="float">
            <text:p>-108.2641627451</text:p>
          </table:table-cell>
          <table:table-cell table:number-columns-repeated="3"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-113.514" calcext:value-type="float">
            <text:p>-113.514</text:p>
          </table:table-cell>
          <table:table-cell table:formula="of:=AVERAGE([.B1705:.B1755])" office:value-type="float" office:value="-108.008809803922" calcext:value-type="float">
            <text:p>-108.0088098039</text:p>
          </table:table-cell>
          <table:table-cell table:number-columns-repeated="3"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-114.131" calcext:value-type="float">
            <text:p>-114.131</text:p>
          </table:table-cell>
          <table:table-cell table:formula="of:=AVERAGE([.B1706:.B1756])" office:value-type="float" office:value="-107.743584313725" calcext:value-type="float">
            <text:p>-107.7435843137</text:p>
          </table:table-cell>
          <table:table-cell table:number-columns-repeated="3"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-112.035" calcext:value-type="float">
            <text:p>-112.035</text:p>
          </table:table-cell>
          <table:table-cell table:formula="of:=AVERAGE([.B1707:.B1757])" office:value-type="float" office:value="-107.577250980392" calcext:value-type="float">
            <text:p>-107.5772509804</text:p>
          </table:table-cell>
          <table:table-cell table:number-columns-repeated="3"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-107.727" calcext:value-type="float">
            <text:p>-107.727</text:p>
          </table:table-cell>
          <table:table-cell table:formula="of:=AVERAGE([.B1708:.B1758])" office:value-type="float" office:value="-107.432662745098" calcext:value-type="float">
            <text:p>-107.4326627451</text:p>
          </table:table-cell>
          <table:table-cell table:number-columns-repeated="3"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-112.205" calcext:value-type="float">
            <text:p>-112.205</text:p>
          </table:table-cell>
          <table:table-cell table:formula="of:=AVERAGE([.B1709:.B1759])" office:value-type="float" office:value="-107.3438" calcext:value-type="float">
            <text:p>-107.3438</text:p>
          </table:table-cell>
          <table:table-cell table:number-columns-repeated="3"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-109.384" calcext:value-type="float">
            <text:p>-109.384</text:p>
          </table:table-cell>
          <table:table-cell table:formula="of:=AVERAGE([.B1710:.B1760])" office:value-type="float" office:value="-107.123760784314" calcext:value-type="float">
            <text:p>-107.1237607843</text:p>
          </table:table-cell>
          <table:table-cell table:number-columns-repeated="3"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-114.809" calcext:value-type="float">
            <text:p>-114.809</text:p>
          </table:table-cell>
          <table:table-cell table:formula="of:=AVERAGE([.B1711:.B1761])" office:value-type="float" office:value="-107.08048627451" calcext:value-type="float">
            <text:p>-107.0804862745</text:p>
          </table:table-cell>
          <table:table-cell table:number-columns-repeated="3"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-107.492" calcext:value-type="float">
            <text:p>-107.492</text:p>
          </table:table-cell>
          <table:table-cell table:formula="of:=AVERAGE([.B1712:.B1762])" office:value-type="float" office:value="-106.750960784314" calcext:value-type="float">
            <text:p>-106.7509607843</text:p>
          </table:table-cell>
          <table:table-cell table:number-columns-repeated="3"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-112.418" calcext:value-type="float">
            <text:p>-112.418</text:p>
          </table:table-cell>
          <table:table-cell table:formula="of:=AVERAGE([.B1713:.B1763])" office:value-type="float" office:value="-106.700862745098" calcext:value-type="float">
            <text:p>-106.7008627451</text:p>
          </table:table-cell>
          <table:table-cell table:number-columns-repeated="3"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-110.32" calcext:value-type="float">
            <text:p>-110.32</text:p>
          </table:table-cell>
          <table:table-cell table:formula="of:=AVERAGE([.B1714:.B1764])" office:value-type="float" office:value="-106.521588235294" calcext:value-type="float">
            <text:p>-106.5215882353</text:p>
          </table:table-cell>
          <table:table-cell table:number-columns-repeated="3"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-107.601" calcext:value-type="float">
            <text:p>-107.601</text:p>
          </table:table-cell>
          <table:table-cell table:formula="of:=AVERAGE([.B1715:.B1765])" office:value-type="float" office:value="-106.426705882353" calcext:value-type="float">
            <text:p>-106.4267058824</text:p>
          </table:table-cell>
          <table:table-cell table:number-columns-repeated="3"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-109.753" calcext:value-type="float">
            <text:p>-109.753</text:p>
          </table:table-cell>
          <table:table-cell table:formula="of:=AVERAGE([.B1716:.B1766])" office:value-type="float" office:value="-106.318470588235" calcext:value-type="float">
            <text:p>-106.3184705882</text:p>
          </table:table-cell>
          <table:table-cell table:number-columns-repeated="3"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-110.945" calcext:value-type="float">
            <text:p>-110.945</text:p>
          </table:table-cell>
          <table:table-cell table:formula="of:=AVERAGE([.B1717:.B1767])" office:value-type="float" office:value="-106.17837254902" calcext:value-type="float">
            <text:p>-106.178372549</text:p>
          </table:table-cell>
          <table:table-cell table:number-columns-repeated="3"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-105.917" calcext:value-type="float">
            <text:p>-105.917</text:p>
          </table:table-cell>
          <table:table-cell table:formula="of:=AVERAGE([.B1718:.B1768])" office:value-type="float" office:value="-106.033176470588" calcext:value-type="float">
            <text:p>-106.0331764706</text:p>
          </table:table-cell>
          <table:table-cell table:number-columns-repeated="3"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-110.339" calcext:value-type="float">
            <text:p>-110.339</text:p>
          </table:table-cell>
          <table:table-cell table:formula="of:=AVERAGE([.B1719:.B1769])" office:value-type="float" office:value="-105.952843137255" calcext:value-type="float">
            <text:p>-105.9528431373</text:p>
          </table:table-cell>
          <table:table-cell table:number-columns-repeated="3"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-107.259" calcext:value-type="float">
            <text:p>-107.259</text:p>
          </table:table-cell>
          <table:table-cell table:formula="of:=AVERAGE([.B1720:.B1770])" office:value-type="float" office:value="-105.811901960784" calcext:value-type="float">
            <text:p>-105.8119019608</text:p>
          </table:table-cell>
          <table:table-cell table:number-columns-repeated="3"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-110.412" calcext:value-type="float">
            <text:p>-110.412</text:p>
          </table:table-cell>
          <table:table-cell table:formula="of:=AVERAGE([.B1721:.B1771])" office:value-type="float" office:value="-105.692607843137" calcext:value-type="float">
            <text:p>-105.6926078431</text:p>
          </table:table-cell>
          <table:table-cell table:number-columns-repeated="3"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-107.962" calcext:value-type="float">
            <text:p>-107.962</text:p>
          </table:table-cell>
          <table:table-cell table:formula="of:=AVERAGE([.B1722:.B1772])" office:value-type="float" office:value="-105.648352941176" calcext:value-type="float">
            <text:p>-105.6483529412</text:p>
          </table:table-cell>
          <table:table-cell table:number-columns-repeated="3"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-113.577" calcext:value-type="float">
            <text:p>-113.577</text:p>
          </table:table-cell>
          <table:table-cell table:formula="of:=AVERAGE([.B1723:.B1773])" office:value-type="float" office:value="-105.496862745098" calcext:value-type="float">
            <text:p>-105.4968627451</text:p>
          </table:table-cell>
          <table:table-cell table:number-columns-repeated="3"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-108.353" calcext:value-type="float">
            <text:p>-108.353</text:p>
          </table:table-cell>
          <table:table-cell table:formula="of:=AVERAGE([.B1724:.B1774])" office:value-type="float" office:value="-105.235490196078" calcext:value-type="float">
            <text:p>-105.2354901961</text:p>
          </table:table-cell>
          <table:table-cell table:number-columns-repeated="3"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-110.508" calcext:value-type="float">
            <text:p>-110.508</text:p>
          </table:table-cell>
          <table:table-cell table:formula="of:=AVERAGE([.B1725:.B1775])" office:value-type="float" office:value="-105.237215686274" calcext:value-type="float">
            <text:p>-105.2372156863</text:p>
          </table:table-cell>
          <table:table-cell table:number-columns-repeated="3"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-109.925" calcext:value-type="float">
            <text:p>-109.925</text:p>
          </table:table-cell>
          <table:table-cell table:formula="of:=AVERAGE([.B1726:.B1776])" office:value-type="float" office:value="-104.978698039216" calcext:value-type="float">
            <text:p>-104.9786980392</text:p>
          </table:table-cell>
          <table:table-cell table:number-columns-repeated="3"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-108.622" calcext:value-type="float">
            <text:p>-108.622</text:p>
          </table:table-cell>
          <table:table-cell table:formula="of:=AVERAGE([.B1727:.B1777])" office:value-type="float" office:value="-104.781935294118" calcext:value-type="float">
            <text:p>-104.7819352941</text:p>
          </table:table-cell>
          <table:table-cell table:number-columns-repeated="3"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-113.766" calcext:value-type="float">
            <text:p>-113.766</text:p>
          </table:table-cell>
          <table:table-cell table:formula="of:=AVERAGE([.B1728:.B1778])" office:value-type="float" office:value="-104.733190196078" calcext:value-type="float">
            <text:p>-104.7331901961</text:p>
          </table:table-cell>
          <table:table-cell table:number-columns-repeated="3"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-109.231" calcext:value-type="float">
            <text:p>-109.231</text:p>
          </table:table-cell>
          <table:table-cell table:formula="of:=AVERAGE([.B1729:.B1779])" office:value-type="float" office:value="-104.418623529412" calcext:value-type="float">
            <text:p>-104.4186235294</text:p>
          </table:table-cell>
          <table:table-cell table:number-columns-repeated="3"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-113.302" calcext:value-type="float">
            <text:p>-113.302</text:p>
          </table:table-cell>
          <table:table-cell table:formula="of:=AVERAGE([.B1730:.B1780])" office:value-type="float" office:value="-104.274525490196" calcext:value-type="float">
            <text:p>-104.2745254902</text:p>
          </table:table-cell>
          <table:table-cell table:number-columns-repeated="3"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-110.926" calcext:value-type="float">
            <text:p>-110.926</text:p>
          </table:table-cell>
          <table:table-cell table:formula="of:=AVERAGE([.B1731:.B1781])" office:value-type="float" office:value="-104.023662745098" calcext:value-type="float">
            <text:p>-104.0236627451</text:p>
          </table:table-cell>
          <table:table-cell table:number-columns-repeated="3"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-111.056" calcext:value-type="float">
            <text:p>-111.056</text:p>
          </table:table-cell>
          <table:table-cell table:formula="of:=AVERAGE([.B1732:.B1782])" office:value-type="float" office:value="-103.889682352941" calcext:value-type="float">
            <text:p>-103.8896823529</text:p>
          </table:table-cell>
          <table:table-cell table:number-columns-repeated="3"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-110.65" calcext:value-type="float">
            <text:p>-110.65</text:p>
          </table:table-cell>
          <table:table-cell table:formula="of:=AVERAGE([.B1733:.B1783])" office:value-type="float" office:value="-103.660090196078" calcext:value-type="float">
            <text:p>-103.6600901961</text:p>
          </table:table-cell>
          <table:table-cell table:number-columns-repeated="3"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-114.636" calcext:value-type="float">
            <text:p>-114.636</text:p>
          </table:table-cell>
          <table:table-cell table:formula="of:=AVERAGE([.B1734:.B1784])" office:value-type="float" office:value="-103.525090196078" calcext:value-type="float">
            <text:p>-103.5250901961</text:p>
          </table:table-cell>
          <table:table-cell table:number-columns-repeated="3"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-112.994" calcext:value-type="float">
            <text:p>-112.994</text:p>
          </table:table-cell>
          <table:table-cell table:formula="of:=AVERAGE([.B1735:.B1785])" office:value-type="float" office:value="-103.24628627451" calcext:value-type="float">
            <text:p>-103.2462862745</text:p>
          </table:table-cell>
          <table:table-cell table:number-columns-repeated="3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112.57" calcext:value-type="float">
            <text:p>-112.57</text:p>
          </table:table-cell>
          <table:table-cell table:formula="of:=AVERAGE([.B1736:.B1786])" office:value-type="float" office:value="-103.057756862745" calcext:value-type="float">
            <text:p>-103.0577568627</text:p>
          </table:table-cell>
          <table:table-cell table:number-columns-repeated="3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114.685" calcext:value-type="float">
            <text:p>-114.685</text:p>
          </table:table-cell>
          <table:table-cell table:formula="of:=AVERAGE([.B1737:.B1787])" office:value-type="float" office:value="-102.84422745098" calcext:value-type="float">
            <text:p>-102.844227451</text:p>
          </table:table-cell>
          <table:table-cell table:number-columns-repeated="3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103.536" calcext:value-type="float">
            <text:p>-103.536</text:p>
          </table:table-cell>
          <table:table-cell table:formula="of:=AVERAGE([.B1738:.B1788])" office:value-type="float" office:value="-102.638462745098" calcext:value-type="float">
            <text:p>-102.6384627451</text:p>
          </table:table-cell>
          <table:table-cell table:number-columns-repeated="3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106.199" calcext:value-type="float">
            <text:p>-106.199</text:p>
          </table:table-cell>
          <table:table-cell table:formula="of:=AVERAGE([.B1739:.B1789])" office:value-type="float" office:value="-102.580129411765" calcext:value-type="float">
            <text:p>-102.5801294118</text:p>
          </table:table-cell>
          <table:table-cell table:number-columns-repeated="3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105.54" calcext:value-type="float">
            <text:p>-105.54</text:p>
          </table:table-cell>
          <table:table-cell table:formula="of:=AVERAGE([.B1740:.B1790])" office:value-type="float" office:value="-102.372574509804" calcext:value-type="float">
            <text:p>-102.3725745098</text:p>
          </table:table-cell>
          <table:table-cell table:number-columns-repeated="3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107.892" calcext:value-type="float">
            <text:p>-107.892</text:p>
          </table:table-cell>
          <table:table-cell table:formula="of:=AVERAGE([.B1741:.B1791])" office:value-type="float" office:value="-102.213909803922" calcext:value-type="float">
            <text:p>-102.2139098039</text:p>
          </table:table-cell>
          <table:table-cell table:number-columns-repeated="3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102.936" calcext:value-type="float">
            <text:p>-102.936</text:p>
          </table:table-cell>
          <table:table-cell table:formula="of:=AVERAGE([.B1742:.B1792])" office:value-type="float" office:value="-101.946390196078" calcext:value-type="float">
            <text:p>-101.9463901961</text:p>
          </table:table-cell>
          <table:table-cell table:number-columns-repeated="3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103.119" calcext:value-type="float">
            <text:p>-103.119</text:p>
          </table:table-cell>
          <table:table-cell table:formula="of:=AVERAGE([.B1743:.B1793])" office:value-type="float" office:value="-101.825470588235" calcext:value-type="float">
            <text:p>-101.8254705882</text:p>
          </table:table-cell>
          <table:table-cell table:number-columns-repeated="3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99.6363" calcext:value-type="float">
            <text:p>-99.6363</text:p>
          </table:table-cell>
          <table:table-cell table:formula="of:=AVERAGE([.B1744:.B1794])" office:value-type="float" office:value="-101.727280392157" calcext:value-type="float">
            <text:p>-101.7272803922</text:p>
          </table:table-cell>
          <table:table-cell table:number-columns-repeated="3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104.448" calcext:value-type="float">
            <text:p>-104.448</text:p>
          </table:table-cell>
          <table:table-cell table:formula="of:=AVERAGE([.B1745:.B1795])" office:value-type="float" office:value="-101.611568627451" calcext:value-type="float">
            <text:p>-101.6115686275</text:p>
          </table:table-cell>
          <table:table-cell table:number-columns-repeated="3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100.262" calcext:value-type="float">
            <text:p>-100.262</text:p>
          </table:table-cell>
          <table:table-cell table:formula="of:=AVERAGE([.B1746:.B1796])" office:value-type="float" office:value="-101.490084313725" calcext:value-type="float">
            <text:p>-101.4900843137</text:p>
          </table:table-cell>
          <table:table-cell table:number-columns-repeated="3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99.3764" calcext:value-type="float">
            <text:p>-99.3764</text:p>
          </table:table-cell>
          <table:table-cell table:formula="of:=AVERAGE([.B1747:.B1797])" office:value-type="float" office:value="-101.341976470588" calcext:value-type="float">
            <text:p>-101.3419764706</text:p>
          </table:table-cell>
          <table:table-cell table:number-columns-repeated="3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103.838" calcext:value-type="float">
            <text:p>-103.838</text:p>
          </table:table-cell>
          <table:table-cell table:formula="of:=AVERAGE([.B1748:.B1798])" office:value-type="float" office:value="-101.2742" calcext:value-type="float">
            <text:p>-101.2742</text:p>
          </table:table-cell>
          <table:table-cell table:number-columns-repeated="3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99.8939" calcext:value-type="float">
            <text:p>-99.8939</text:p>
          </table:table-cell>
          <table:table-cell table:formula="of:=AVERAGE([.B1749:.B1799])" office:value-type="float" office:value="-101.146745098039" calcext:value-type="float">
            <text:p>-101.146745098</text:p>
          </table:table-cell>
          <table:table-cell table:number-columns-repeated="3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99.8041" calcext:value-type="float">
            <text:p>-99.8041</text:p>
          </table:table-cell>
          <table:table-cell table:formula="of:=AVERAGE([.B1750:.B1800])" office:value-type="float" office:value="-101.0094" calcext:value-type="float">
            <text:p>-101.0094</text:p>
          </table:table-cell>
          <table:table-cell table:number-columns-repeated="3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103.54" calcext:value-type="float">
            <text:p>-103.54</text:p>
          </table:table-cell>
          <table:table-cell table:formula="of:=AVERAGE([.B1751:.B1801])" office:value-type="float" office:value="-100.934252941176" calcext:value-type="float">
            <text:p>-100.9342529412</text:p>
          </table:table-cell>
          <table:table-cell table:number-columns-repeated="3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104.526" calcext:value-type="float">
            <text:p>-104.526</text:p>
          </table:table-cell>
          <table:table-cell table:formula="of:=AVERAGE([.B1752:.B1802])" office:value-type="float" office:value="-100.720354901961" calcext:value-type="float">
            <text:p>-100.720354902</text:p>
          </table:table-cell>
          <table:table-cell table:number-columns-repeated="3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99.8976" calcext:value-type="float">
            <text:p>-99.8976</text:p>
          </table:table-cell>
          <table:table-cell table:formula="of:=AVERAGE([.B1753:.B1803])" office:value-type="float" office:value="-100.646845098039" calcext:value-type="float">
            <text:p>-100.646845098</text:p>
          </table:table-cell>
          <table:table-cell table:number-columns-repeated="3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104.093" calcext:value-type="float">
            <text:p>-104.093</text:p>
          </table:table-cell>
          <table:table-cell table:formula="of:=AVERAGE([.B1754:.B1804])" office:value-type="float" office:value="-100.481133333333" calcext:value-type="float">
            <text:p>-100.4811333333</text:p>
          </table:table-cell>
          <table:table-cell table:number-columns-repeated="3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100.888" calcext:value-type="float">
            <text:p>-100.888</text:p>
          </table:table-cell>
          <table:table-cell table:formula="of:=AVERAGE([.B1755:.B1805])" office:value-type="float" office:value="-100.258033333333" calcext:value-type="float">
            <text:p>-100.2580333333</text:p>
          </table:table-cell>
          <table:table-cell table:number-columns-repeated="3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99.9875" calcext:value-type="float">
            <text:p>-99.9875</text:p>
          </table:table-cell>
          <table:table-cell table:formula="of:=AVERAGE([.B1756:.B1806])" office:value-type="float" office:value="-100.189398039216" calcext:value-type="float">
            <text:p>-100.1893980392</text:p>
          </table:table-cell>
          <table:table-cell table:number-columns-repeated="3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105.648" calcext:value-type="float">
            <text:p>-105.648</text:p>
          </table:table-cell>
          <table:table-cell table:formula="of:=AVERAGE([.B1757:.B1807])" office:value-type="float" office:value="-100.039370588235" calcext:value-type="float">
            <text:p>-100.0393705882</text:p>
          </table:table-cell>
          <table:table-cell table:number-columns-repeated="3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104.661" calcext:value-type="float">
            <text:p>-104.661</text:p>
          </table:table-cell>
          <table:table-cell table:formula="of:=AVERAGE([.B1758:.B1808])" office:value-type="float" office:value="-99.8168960784314" calcext:value-type="float">
            <text:p>-99.8168960784</text:p>
          </table:table-cell>
          <table:table-cell table:number-columns-repeated="3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103.195" calcext:value-type="float">
            <text:p>-103.195</text:p>
          </table:table-cell>
          <table:table-cell table:formula="of:=AVERAGE([.B1759:.B1809])" office:value-type="float" office:value="-99.6031784313725" calcext:value-type="float">
            <text:p>-99.6031784314</text:p>
          </table:table-cell>
          <table:table-cell table:number-columns-repeated="3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100.983" calcext:value-type="float">
            <text:p>-100.983</text:p>
          </table:table-cell>
          <table:table-cell table:formula="of:=AVERAGE([.B1760:.B1810])" office:value-type="float" office:value="-99.3700490196079" calcext:value-type="float">
            <text:p>-99.3700490196</text:p>
          </table:table-cell>
          <table:table-cell table:number-columns-repeated="3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107.177" calcext:value-type="float">
            <text:p>-107.177</text:p>
          </table:table-cell>
          <table:table-cell table:formula="of:=AVERAGE([.B1761:.B1811])" office:value-type="float" office:value="-99.3092941176471" calcext:value-type="float">
            <text:p>-99.3092941176</text:p>
          </table:table-cell>
          <table:table-cell table:number-columns-repeated="3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98.0032" calcext:value-type="float">
            <text:p>-98.0032</text:p>
          </table:table-cell>
          <table:table-cell table:formula="of:=AVERAGE([.B1762:.B1812])" office:value-type="float" office:value="-99.017794117647" calcext:value-type="float">
            <text:p>-99.0177941176</text:p>
          </table:table-cell>
          <table:table-cell table:number-columns-repeated="3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104.937" calcext:value-type="float">
            <text:p>-104.937</text:p>
          </table:table-cell>
          <table:table-cell table:formula="of:=AVERAGE([.B1763:.B1813])" office:value-type="float" office:value="-99.0071196078432" calcext:value-type="float">
            <text:p>-99.0071196078</text:p>
          </table:table-cell>
          <table:table-cell table:number-columns-repeated="3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103.275" calcext:value-type="float">
            <text:p>-103.275</text:p>
          </table:table-cell>
          <table:table-cell table:formula="of:=AVERAGE([.B1764:.B1814])" office:value-type="float" office:value="-98.7266901960784" calcext:value-type="float">
            <text:p>-98.7266901961</text:p>
          </table:table-cell>
          <table:table-cell table:number-columns-repeated="3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105.481" calcext:value-type="float">
            <text:p>-105.481</text:p>
          </table:table-cell>
          <table:table-cell table:formula="of:=AVERAGE([.B1765:.B1815])" office:value-type="float" office:value="-98.5856549019608" calcext:value-type="float">
            <text:p>-98.585654902</text:p>
          </table:table-cell>
          <table:table-cell table:number-columns-repeated="3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102.081" calcext:value-type="float">
            <text:p>-102.081</text:p>
          </table:table-cell>
          <table:table-cell table:formula="of:=AVERAGE([.B1766:.B1816])" office:value-type="float" office:value="-98.371831372549" calcext:value-type="float">
            <text:p>-98.3718313725</text:p>
          </table:table-cell>
          <table:table-cell table:number-columns-repeated="3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102.608" calcext:value-type="float">
            <text:p>-102.608</text:p>
          </table:table-cell>
          <table:table-cell table:formula="of:=AVERAGE([.B1767:.B1817])" office:value-type="float" office:value="-98.1770019607843" calcext:value-type="float">
            <text:p>-98.1770019608</text:p>
          </table:table-cell>
          <table:table-cell table:number-columns-repeated="3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103.54" calcext:value-type="float">
            <text:p>-103.54</text:p>
          </table:table-cell>
          <table:table-cell table:formula="of:=AVERAGE([.B1768:.B1818])" office:value-type="float" office:value="-98.1094352941176" calcext:value-type="float">
            <text:p>-98.1094352941</text:p>
          </table:table-cell>
          <table:table-cell table:number-columns-repeated="3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101.82" calcext:value-type="float">
            <text:p>-101.82</text:p>
          </table:table-cell>
          <table:table-cell table:formula="of:=AVERAGE([.B1769:.B1819])" office:value-type="float" office:value="-97.9081803921569" calcext:value-type="float">
            <text:p>-97.9081803922</text:p>
          </table:table-cell>
          <table:table-cell table:number-columns-repeated="3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103.151" calcext:value-type="float">
            <text:p>-103.151</text:p>
          </table:table-cell>
          <table:table-cell table:formula="of:=AVERAGE([.B1770:.B1820])" office:value-type="float" office:value="-97.8005078431373" calcext:value-type="float">
            <text:p>-97.8005078431</text:p>
          </table:table-cell>
          <table:table-cell table:number-columns-repeated="3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101.175" calcext:value-type="float">
            <text:p>-101.175</text:p>
          </table:table-cell>
          <table:table-cell table:formula="of:=AVERAGE([.B1771:.B1821])" office:value-type="float" office:value="-97.6635352941177" calcext:value-type="float">
            <text:p>-97.6635352941</text:p>
          </table:table-cell>
          <table:table-cell table:number-columns-repeated="3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108.155" calcext:value-type="float">
            <text:p>-108.155</text:p>
          </table:table-cell>
          <table:table-cell table:formula="of:=AVERAGE([.B1772:.B1822])" office:value-type="float" office:value="-97.5004372549019" calcext:value-type="float">
            <text:p>-97.5004372549</text:p>
          </table:table-cell>
          <table:table-cell table:number-columns-repeated="3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100.236" calcext:value-type="float">
            <text:p>-100.236</text:p>
          </table:table-cell>
          <table:table-cell table:formula="of:=AVERAGE([.B1773:.B1823])" office:value-type="float" office:value="-97.2562784313725" calcext:value-type="float">
            <text:p>-97.2562784314</text:p>
          </table:table-cell>
          <table:table-cell table:number-columns-repeated="3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100.247" calcext:value-type="float">
            <text:p>-100.247</text:p>
          </table:table-cell>
          <table:table-cell table:formula="of:=AVERAGE([.B1774:.B1824])" office:value-type="float" office:value="-97.1308117647059" calcext:value-type="float">
            <text:p>-97.1308117647</text:p>
          </table:table-cell>
          <table:table-cell table:number-columns-repeated="3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108.441" calcext:value-type="float">
            <text:p>-108.441</text:p>
          </table:table-cell>
          <table:table-cell table:formula="of:=AVERAGE([.B1775:.B1825])" office:value-type="float" office:value="-97.0537078431372" calcext:value-type="float">
            <text:p>-97.0537078431</text:p>
          </table:table-cell>
          <table:table-cell table:number-columns-repeated="3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97.3236" calcext:value-type="float">
            <text:p>-97.3236</text:p>
          </table:table-cell>
          <table:table-cell table:formula="of:=AVERAGE([.B1776:.B1826])" office:value-type="float" office:value="-96.8015882352941" calcext:value-type="float">
            <text:p>-96.8015882353</text:p>
          </table:table-cell>
          <table:table-cell table:number-columns-repeated="3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99.8901" calcext:value-type="float">
            <text:p>-99.8901</text:p>
          </table:table-cell>
          <table:table-cell table:formula="of:=AVERAGE([.B1777:.B1827])" office:value-type="float" office:value="-96.7509431372549" calcext:value-type="float">
            <text:p>-96.7509431373</text:p>
          </table:table-cell>
          <table:table-cell table:number-columns-repeated="3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106.136" calcext:value-type="float">
            <text:p>-106.136</text:p>
          </table:table-cell>
          <table:table-cell table:formula="of:=AVERAGE([.B1778:.B1828])" office:value-type="float" office:value="-96.6290921568628" calcext:value-type="float">
            <text:p>-96.6290921569</text:p>
          </table:table-cell>
          <table:table-cell table:number-columns-repeated="3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97.7231" calcext:value-type="float">
            <text:p>-97.7231</text:p>
          </table:table-cell>
          <table:table-cell table:formula="of:=AVERAGE([.B1779:.B1829])" office:value-type="float" office:value="-96.4077039215686" calcext:value-type="float">
            <text:p>-96.4077039216</text:p>
          </table:table-cell>
          <table:table-cell table:number-columns-repeated="3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101.882" calcext:value-type="float">
            <text:p>-101.882</text:p>
          </table:table-cell>
          <table:table-cell table:formula="of:=AVERAGE([.B1780:.B1830])" office:value-type="float" office:value="-96.3586450980392" calcext:value-type="float">
            <text:p>-96.358645098</text:p>
          </table:table-cell>
          <table:table-cell table:number-columns-repeated="3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100.508" calcext:value-type="float">
            <text:p>-100.508</text:p>
          </table:table-cell>
          <table:table-cell table:formula="of:=AVERAGE([.B1781:.B1831])" office:value-type="float" office:value="-96.1885568627451" calcext:value-type="float">
            <text:p>-96.1885568627</text:p>
          </table:table-cell>
          <table:table-cell table:number-columns-repeated="3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104.093" calcext:value-type="float">
            <text:p>-104.093</text:p>
          </table:table-cell>
          <table:table-cell table:formula="of:=AVERAGE([.B1782:.B1832])" office:value-type="float" office:value="-96.0818294117647" calcext:value-type="float">
            <text:p>-96.0818294118</text:p>
          </table:table-cell>
          <table:table-cell table:number-columns-repeated="3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99.3468" calcext:value-type="float">
            <text:p>-99.3468</text:p>
          </table:table-cell>
          <table:table-cell table:formula="of:=AVERAGE([.B1783:.B1833])" office:value-type="float" office:value="-95.9157039215686" calcext:value-type="float">
            <text:p>-95.9157039216</text:p>
          </table:table-cell>
          <table:table-cell table:number-columns-repeated="3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103.765" calcext:value-type="float">
            <text:p>-103.765</text:p>
          </table:table-cell>
          <table:table-cell table:formula="of:=AVERAGE([.B1784:.B1834])" office:value-type="float" office:value="-95.8007078431372" calcext:value-type="float">
            <text:p>-95.8007078431</text:p>
          </table:table-cell>
          <table:table-cell table:number-columns-repeated="3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100.417" calcext:value-type="float">
            <text:p>-100.417</text:p>
          </table:table-cell>
          <table:table-cell table:formula="of:=AVERAGE([.B1785:.B1835])" office:value-type="float" office:value="-95.6138490196078" calcext:value-type="float">
            <text:p>-95.6138490196</text:p>
          </table:table-cell>
          <table:table-cell table:number-columns-repeated="3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103.379" calcext:value-type="float">
            <text:p>-103.379</text:p>
          </table:table-cell>
          <table:table-cell table:formula="of:=AVERAGE([.B1786:.B1836])" office:value-type="float" office:value="-95.4750450980392" calcext:value-type="float">
            <text:p>-95.475045098</text:p>
          </table:table-cell>
          <table:table-cell table:number-columns-repeated="3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101.68" calcext:value-type="float">
            <text:p>-101.68</text:p>
          </table:table-cell>
          <table:table-cell table:formula="of:=AVERAGE([.B1787:.B1837])" office:value-type="float" office:value="-95.2933411764706" calcext:value-type="float">
            <text:p>-95.2933411765</text:p>
          </table:table-cell>
          <table:table-cell table:number-columns-repeated="3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104.191" calcext:value-type="float">
            <text:p>-104.191</text:p>
          </table:table-cell>
          <table:table-cell table:formula="of:=AVERAGE([.B1788:.B1838])" office:value-type="float" office:value="-95.1806" calcext:value-type="float">
            <text:p>-95.1806</text:p>
          </table:table-cell>
          <table:table-cell table:number-columns-repeated="3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100.561" calcext:value-type="float">
            <text:p>-100.561</text:p>
          </table:table-cell>
          <table:table-cell table:formula="of:=AVERAGE([.B1789:.B1839])" office:value-type="float" office:value="-94.984931372549" calcext:value-type="float">
            <text:p>-94.9849313725</text:p>
          </table:table-cell>
          <table:table-cell table:number-columns-repeated="3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95.6137" calcext:value-type="float">
            <text:p>-95.6137</text:p>
          </table:table-cell>
          <table:table-cell table:formula="of:=AVERAGE([.B1790:.B1840])" office:value-type="float" office:value="-94.7426333333333" calcext:value-type="float">
            <text:p>-94.7426333333</text:p>
          </table:table-cell>
          <table:table-cell table:number-columns-repeated="3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97.4481" calcext:value-type="float">
            <text:p>-97.4481</text:p>
          </table:table-cell>
          <table:table-cell table:formula="of:=AVERAGE([.B1791:.B1841])" office:value-type="float" office:value="-94.6184764705882" calcext:value-type="float">
            <text:p>-94.6184764706</text:p>
          </table:table-cell>
          <table:table-cell table:number-columns-repeated="3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94.2485" calcext:value-type="float">
            <text:p>-94.2485</text:p>
          </table:table-cell>
          <table:table-cell table:formula="of:=AVERAGE([.B1792:.B1842])" office:value-type="float" office:value="-94.3766058823529" calcext:value-type="float">
            <text:p>-94.3766058824</text:p>
          </table:table-cell>
          <table:table-cell table:number-columns-repeated="3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96.7691" calcext:value-type="float">
            <text:p>-96.7691</text:p>
          </table:table-cell>
          <table:table-cell table:formula="of:=AVERAGE([.B1793:.B1843])" office:value-type="float" office:value="-94.3142529411765" calcext:value-type="float">
            <text:p>-94.3142529412</text:p>
          </table:table-cell>
          <table:table-cell table:number-columns-repeated="3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98.1113" calcext:value-type="float">
            <text:p>-98.1113</text:p>
          </table:table-cell>
          <table:table-cell table:formula="of:=AVERAGE([.B1794:.B1844])" office:value-type="float" office:value="-94.1404352941176" calcext:value-type="float">
            <text:p>-94.1404352941</text:p>
          </table:table-cell>
          <table:table-cell table:number-columns-repeated="3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93.735" calcext:value-type="float">
            <text:p>-93.735</text:p>
          </table:table-cell>
          <table:table-cell table:formula="of:=AVERAGE([.B1795:.B1845])" office:value-type="float" office:value="-93.9174254901961" calcext:value-type="float">
            <text:p>-93.9174254902</text:p>
          </table:table-cell>
          <table:table-cell table:number-columns-repeated="3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98.2523" calcext:value-type="float">
            <text:p>-98.2523</text:p>
          </table:table-cell>
          <table:table-cell table:formula="of:=AVERAGE([.B1796:.B1846])" office:value-type="float" office:value="-93.8271803921569" calcext:value-type="float">
            <text:p>-93.8271803922</text:p>
          </table:table-cell>
          <table:table-cell table:number-columns-repeated="3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92.7085" calcext:value-type="float">
            <text:p>-92.7085</text:p>
          </table:table-cell>
          <table:table-cell table:formula="of:=AVERAGE([.B1797:.B1847])" office:value-type="float" office:value="-93.5670960784313" calcext:value-type="float">
            <text:p>-93.5670960784</text:p>
          </table:table-cell>
          <table:table-cell table:number-columns-repeated="3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95.9198" calcext:value-type="float">
            <text:p>-95.9198</text:p>
          </table:table-cell>
          <table:table-cell table:formula="of:=AVERAGE([.B1798:.B1848])" office:value-type="float" office:value="-93.4053666666667" calcext:value-type="float">
            <text:p>-93.4053666667</text:p>
          </table:table-cell>
          <table:table-cell table:number-columns-repeated="3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97.3378" calcext:value-type="float">
            <text:p>-97.3378</text:p>
          </table:table-cell>
          <table:table-cell table:formula="of:=AVERAGE([.B1799:.B1849])" office:value-type="float" office:value="-93.2078607843137" calcext:value-type="float">
            <text:p>-93.2078607843</text:p>
          </table:table-cell>
          <table:table-cell table:number-columns-repeated="3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92.8893" calcext:value-type="float">
            <text:p>-92.8893</text:p>
          </table:table-cell>
          <table:table-cell table:formula="of:=AVERAGE([.B1800:.B1850])" office:value-type="float" office:value="-92.9451960784313" calcext:value-type="float">
            <text:p>-92.9451960784</text:p>
          </table:table-cell>
          <table:table-cell table:number-columns-repeated="3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95.9716" calcext:value-type="float">
            <text:p>-95.9716</text:p>
          </table:table-cell>
          <table:table-cell table:formula="of:=AVERAGE([.B1801:.B1851])" office:value-type="float" office:value="-92.8162117647058" calcext:value-type="float">
            <text:p>-92.8162117647</text:p>
          </table:table-cell>
          <table:table-cell table:number-columns-repeated="3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92.6312" calcext:value-type="float">
            <text:p>-92.6312</text:p>
          </table:table-cell>
          <table:table-cell table:formula="of:=AVERAGE([.B1802:.B1852])" office:value-type="float" office:value="-92.6699294117647" calcext:value-type="float">
            <text:p>-92.6699294118</text:p>
          </table:table-cell>
          <table:table-cell table:number-columns-repeated="3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100.777" calcext:value-type="float">
            <text:p>-100.777</text:p>
          </table:table-cell>
          <table:table-cell table:formula="of:=AVERAGE([.B1803:.B1853])" office:value-type="float" office:value="-92.5219764705882" calcext:value-type="float">
            <text:p>-92.5219764706</text:p>
          </table:table-cell>
          <table:table-cell table:number-columns-repeated="3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91.4463" calcext:value-type="float">
            <text:p>-91.4463</text:p>
          </table:table-cell>
          <table:table-cell table:formula="of:=AVERAGE([.B1804:.B1854])" office:value-type="float" office:value="-92.2336333333333" calcext:value-type="float">
            <text:p>-92.2336333333</text:p>
          </table:table-cell>
          <table:table-cell table:number-columns-repeated="3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92.7149" calcext:value-type="float">
            <text:p>-92.7149</text:p>
          </table:table-cell>
          <table:table-cell table:formula="of:=AVERAGE([.B1805:.B1855])" office:value-type="float" office:value="-92.1054078431373" calcext:value-type="float">
            <text:p>-92.1054078431</text:p>
          </table:table-cell>
          <table:table-cell table:number-columns-repeated="3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97.3876" calcext:value-type="float">
            <text:p>-97.3876</text:p>
          </table:table-cell>
          <table:table-cell table:formula="of:=AVERAGE([.B1806:.B1856])" office:value-type="float" office:value="-91.9717745098039" calcext:value-type="float">
            <text:p>-91.9717745098</text:p>
          </table:table-cell>
          <table:table-cell table:number-columns-repeated="3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92.3361" calcext:value-type="float">
            <text:p>-92.3361</text:p>
          </table:table-cell>
          <table:table-cell table:formula="of:=AVERAGE([.B1807:.B1857])" office:value-type="float" office:value="-91.7494549019608" calcext:value-type="float">
            <text:p>-91.749454902</text:p>
          </table:table-cell>
          <table:table-cell table:number-columns-repeated="3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94.3018" calcext:value-type="float">
            <text:p>-94.3018</text:p>
          </table:table-cell>
          <table:table-cell table:formula="of:=AVERAGE([.B1808:.B1858])" office:value-type="float" office:value="-91.5764607843137" calcext:value-type="float">
            <text:p>-91.5764607843</text:p>
          </table:table-cell>
          <table:table-cell table:number-columns-repeated="3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93.7614" calcext:value-type="float">
            <text:p>-93.7614</text:p>
          </table:table-cell>
          <table:table-cell table:formula="of:=AVERAGE([.B1809:.B1859])" office:value-type="float" office:value="-91.487694117647" calcext:value-type="float">
            <text:p>-91.4876941176</text:p>
          </table:table-cell>
          <table:table-cell table:number-columns-repeated="3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91.3054" calcext:value-type="float">
            <text:p>-91.3054</text:p>
          </table:table-cell>
          <table:table-cell table:formula="of:=AVERAGE([.B1810:.B1860])" office:value-type="float" office:value="-91.3294274509804" calcext:value-type="float">
            <text:p>-91.329427451</text:p>
          </table:table-cell>
          <table:table-cell table:number-columns-repeated="3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97.8845" calcext:value-type="float">
            <text:p>-97.8845</text:p>
          </table:table-cell>
          <table:table-cell table:formula="of:=AVERAGE([.B1811:.B1861])" office:value-type="float" office:value="-91.2278372549019" calcext:value-type="float">
            <text:p>-91.2278372549</text:p>
          </table:table-cell>
          <table:table-cell table:number-columns-repeated="3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92.3105" calcext:value-type="float">
            <text:p>-92.3105</text:p>
          </table:table-cell>
          <table:table-cell table:formula="of:=AVERAGE([.B1812:.B1862])" office:value-type="float" office:value="-90.9561647058823" calcext:value-type="float">
            <text:p>-90.9561647059</text:p>
          </table:table-cell>
          <table:table-cell table:number-columns-repeated="3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97.4588" calcext:value-type="float">
            <text:p>-97.4588</text:p>
          </table:table-cell>
          <table:table-cell table:formula="of:=AVERAGE([.B1813:.B1863])" office:value-type="float" office:value="-90.8519450980392" calcext:value-type="float">
            <text:p>-90.851945098</text:p>
          </table:table-cell>
          <table:table-cell table:number-columns-repeated="3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90.6351" calcext:value-type="float">
            <text:p>-90.6351</text:p>
          </table:table-cell>
          <table:table-cell table:formula="of:=AVERAGE([.B1814:.B1864])" office:value-type="float" office:value="-90.6090137254902" calcext:value-type="float">
            <text:p>-90.6090137255</text:p>
          </table:table-cell>
          <table:table-cell table:number-columns-repeated="3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96.0822" calcext:value-type="float">
            <text:p>-96.0822</text:p>
          </table:table-cell>
          <table:table-cell table:formula="of:=AVERAGE([.B1815:.B1865])" office:value-type="float" office:value="-90.5279058823529" calcext:value-type="float">
            <text:p>-90.5279058824</text:p>
          </table:table-cell>
          <table:table-cell table:number-columns-repeated="3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94.576" calcext:value-type="float">
            <text:p>-94.576</text:p>
          </table:table-cell>
          <table:table-cell table:formula="of:=AVERAGE([.B1816:.B1866])" office:value-type="float" office:value="-90.3546431372549" calcext:value-type="float">
            <text:p>-90.3546431373</text:p>
          </table:table-cell>
          <table:table-cell table:number-columns-repeated="3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92.1447" calcext:value-type="float">
            <text:p>-92.1447</text:p>
          </table:table-cell>
          <table:table-cell table:formula="of:=AVERAGE([.B1817:.B1867])" office:value-type="float" office:value="-90.1418431372549" calcext:value-type="float">
            <text:p>-90.1418431373</text:p>
          </table:table-cell>
          <table:table-cell table:number-columns-repeated="3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99.1621" calcext:value-type="float">
            <text:p>-99.1621</text:p>
          </table:table-cell>
          <table:table-cell table:formula="of:=AVERAGE([.B1818:.B1868])" office:value-type="float" office:value="-90.0484764705882" calcext:value-type="float">
            <text:p>-90.0484764706</text:p>
          </table:table-cell>
          <table:table-cell table:number-columns-repeated="3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93.276" calcext:value-type="float">
            <text:p>-93.276</text:p>
          </table:table-cell>
          <table:table-cell table:formula="of:=AVERAGE([.B1819:.B1869])" office:value-type="float" office:value="-89.7459588235294" calcext:value-type="float">
            <text:p>-89.7459588235</text:p>
          </table:table-cell>
          <table:table-cell table:number-columns-repeated="3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96.3287" calcext:value-type="float">
            <text:p>-96.3287</text:p>
          </table:table-cell>
          <table:table-cell table:formula="of:=AVERAGE([.B1820:.B1870])" office:value-type="float" office:value="-89.5868" calcext:value-type="float">
            <text:p>-89.5868</text:p>
          </table:table-cell>
          <table:table-cell table:number-columns-repeated="3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96.1654" calcext:value-type="float">
            <text:p>-96.1654</text:p>
          </table:table-cell>
          <table:table-cell table:formula="of:=AVERAGE([.B1821:.B1871])" office:value-type="float" office:value="-89.3674117647059" calcext:value-type="float">
            <text:p>-89.3674117647</text:p>
          </table:table-cell>
          <table:table-cell table:number-columns-repeated="3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92.857" calcext:value-type="float">
            <text:p>-92.857</text:p>
          </table:table-cell>
          <table:table-cell table:formula="of:=AVERAGE([.B1822:.B1872])" office:value-type="float" office:value="-89.0812156862745" calcext:value-type="float">
            <text:p>-89.0812156863</text:p>
          </table:table-cell>
          <table:table-cell table:number-columns-repeated="3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95.7029" calcext:value-type="float">
            <text:p>-95.7029</text:p>
          </table:table-cell>
          <table:table-cell table:formula="of:=AVERAGE([.B1823:.B1873])" office:value-type="float" office:value="-88.932837254902" calcext:value-type="float">
            <text:p>-88.9328372549</text:p>
          </table:table-cell>
          <table:table-cell table:number-columns-repeated="3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93.8372" calcext:value-type="float">
            <text:p>-93.8372</text:p>
          </table:table-cell>
          <table:table-cell table:formula="of:=AVERAGE([.B1824:.B1874])" office:value-type="float" office:value="-88.6903980392157" calcext:value-type="float">
            <text:p>-88.6903980392</text:p>
          </table:table-cell>
          <table:table-cell table:number-columns-repeated="3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96.3147" calcext:value-type="float">
            <text:p>-96.3147</text:p>
          </table:table-cell>
          <table:table-cell table:formula="of:=AVERAGE([.B1825:.B1875])" office:value-type="float" office:value="-88.5278960784314" calcext:value-type="float">
            <text:p>-88.5278960784</text:p>
          </table:table-cell>
          <table:table-cell table:number-columns-repeated="3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95.5829" calcext:value-type="float">
            <text:p>-95.5829</text:p>
          </table:table-cell>
          <table:table-cell table:formula="of:=AVERAGE([.B1826:.B1876])" office:value-type="float" office:value="-88.3364705882353" calcext:value-type="float">
            <text:p>-88.3364705882</text:p>
          </table:table-cell>
          <table:table-cell table:number-columns-repeated="3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94.7407" calcext:value-type="float">
            <text:p>-94.7407</text:p>
          </table:table-cell>
          <table:table-cell table:formula="of:=AVERAGE([.B1827:.B1877])" office:value-type="float" office:value="-88.1500254901961" calcext:value-type="float">
            <text:p>-88.1500254902</text:p>
          </table:table-cell>
          <table:table-cell table:number-columns-repeated="3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93.6757" calcext:value-type="float">
            <text:p>-93.6757</text:p>
          </table:table-cell>
          <table:table-cell table:formula="of:=AVERAGE([.B1828:.B1878])" office:value-type="float" office:value="-87.9634823529412" calcext:value-type="float">
            <text:p>-87.9634823529</text:p>
          </table:table-cell>
          <table:table-cell table:number-columns-repeated="3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94.8452" calcext:value-type="float">
            <text:p>-94.8452</text:p>
          </table:table-cell>
          <table:table-cell table:formula="of:=AVERAGE([.B1829:.B1879])" office:value-type="float" office:value="-87.8074901960784" calcext:value-type="float">
            <text:p>-87.8074901961</text:p>
          </table:table-cell>
          <table:table-cell table:number-columns-repeated="3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95.2211" calcext:value-type="float">
            <text:p>-95.2211</text:p>
          </table:table-cell>
          <table:table-cell table:formula="of:=AVERAGE([.B1830:.B1880])" office:value-type="float" office:value="-87.5885352941176" calcext:value-type="float">
            <text:p>-87.5885352941</text:p>
          </table:table-cell>
          <table:table-cell table:number-columns-repeated="3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93.2075" calcext:value-type="float">
            <text:p>-93.2075</text:p>
          </table:table-cell>
          <table:table-cell table:formula="of:=AVERAGE([.B1831:.B1881])" office:value-type="float" office:value="-87.4302549019608" calcext:value-type="float">
            <text:p>-87.430254902</text:p>
          </table:table-cell>
          <table:table-cell table:number-columns-repeated="3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95.0649" calcext:value-type="float">
            <text:p>-95.0649</text:p>
          </table:table-cell>
          <table:table-cell table:formula="of:=AVERAGE([.B1832:.B1882])" office:value-type="float" office:value="-87.3043392156863" calcext:value-type="float">
            <text:p>-87.3043392157</text:p>
          </table:table-cell>
          <table:table-cell table:number-columns-repeated="3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95.6206" calcext:value-type="float">
            <text:p>-95.6206</text:p>
          </table:table-cell>
          <table:table-cell table:formula="of:=AVERAGE([.B1833:.B1883])" office:value-type="float" office:value="-87.1385215686274" calcext:value-type="float">
            <text:p>-87.1385215686</text:p>
          </table:table-cell>
          <table:table-cell table:number-columns-repeated="3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93.482" calcext:value-type="float">
            <text:p>-93.482</text:p>
          </table:table-cell>
          <table:table-cell table:formula="of:=AVERAGE([.B1834:.B1884])" office:value-type="float" office:value="-86.9406196078431" calcext:value-type="float">
            <text:p>-86.9406196078</text:p>
          </table:table-cell>
          <table:table-cell table:number-columns-repeated="3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94.2352" calcext:value-type="float">
            <text:p>-94.2352</text:p>
          </table:table-cell>
          <table:table-cell table:formula="of:=AVERAGE([.B1835:.B1885])" office:value-type="float" office:value="-86.7942254901961" calcext:value-type="float">
            <text:p>-86.7942254902</text:p>
          </table:table-cell>
          <table:table-cell table:number-columns-repeated="3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93.338" calcext:value-type="float">
            <text:p>-93.338</text:p>
          </table:table-cell>
          <table:table-cell table:formula="of:=AVERAGE([.B1836:.B1886])" office:value-type="float" office:value="-86.6114215686274" calcext:value-type="float">
            <text:p>-86.6114215686</text:p>
          </table:table-cell>
          <table:table-cell table:number-columns-repeated="3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94.1121" calcext:value-type="float">
            <text:p>-94.1121</text:p>
          </table:table-cell>
          <table:table-cell table:formula="of:=AVERAGE([.B1837:.B1887])" office:value-type="float" office:value="-86.5144196078431" calcext:value-type="float">
            <text:p>-86.5144196078</text:p>
          </table:table-cell>
          <table:table-cell table:number-columns-repeated="3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95.9302" calcext:value-type="float">
            <text:p>-95.9302</text:p>
          </table:table-cell>
          <table:table-cell table:formula="of:=AVERAGE([.B1838:.B1888])" office:value-type="float" office:value="-86.3556176470588" calcext:value-type="float">
            <text:p>-86.3556176471</text:p>
          </table:table-cell>
          <table:table-cell table:number-columns-repeated="3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94.2119" calcext:value-type="float">
            <text:p>-94.2119</text:p>
          </table:table-cell>
          <table:table-cell table:formula="of:=AVERAGE([.B1839:.B1889])" office:value-type="float" office:value="-86.1319784313725" calcext:value-type="float">
            <text:p>-86.1319784314</text:p>
          </table:table-cell>
          <table:table-cell table:number-columns-repeated="3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88.2038" calcext:value-type="float">
            <text:p>-88.2038</text:p>
          </table:table-cell>
          <table:table-cell table:formula="of:=AVERAGE([.B1840:.B1890])" office:value-type="float" office:value="-85.944662745098" calcext:value-type="float">
            <text:p>-85.9446627451</text:p>
          </table:table-cell>
          <table:table-cell table:number-columns-repeated="3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89.2817" calcext:value-type="float">
            <text:p>-89.2817</text:p>
          </table:table-cell>
          <table:table-cell table:formula="of:=AVERAGE([.B1841:.B1891])" office:value-type="float" office:value="-85.7891078431372" calcext:value-type="float">
            <text:p>-85.7891078431</text:p>
          </table:table-cell>
          <table:table-cell table:number-columns-repeated="3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85.1127" calcext:value-type="float">
            <text:p>-85.1127</text:p>
          </table:table-cell>
          <table:table-cell table:formula="of:=AVERAGE([.B1842:.B1892])" office:value-type="float" office:value="-85.6665705882353" calcext:value-type="float">
            <text:p>-85.6665705882</text:p>
          </table:table-cell>
          <table:table-cell table:number-columns-repeated="3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91.0685" calcext:value-type="float">
            <text:p>-91.0685</text:p>
          </table:table-cell>
          <table:table-cell table:formula="of:=AVERAGE([.B1843:.B1893])" office:value-type="float" office:value="-85.5645039215686" calcext:value-type="float">
            <text:p>-85.5645039216</text:p>
          </table:table-cell>
          <table:table-cell table:number-columns-repeated="3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87.9044" calcext:value-type="float">
            <text:p>-87.9044</text:p>
          </table:table-cell>
          <table:table-cell table:formula="of:=AVERAGE([.B1844:.B1894])" office:value-type="float" office:value="-85.3209803921569" calcext:value-type="float">
            <text:p>-85.3209803922</text:p>
          </table:table-cell>
          <table:table-cell table:number-columns-repeated="3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86.7378" calcext:value-type="float">
            <text:p>-86.7378</text:p>
          </table:table-cell>
          <table:table-cell table:formula="of:=AVERAGE([.B1845:.B1895])" office:value-type="float" office:value="-85.1962254901961" calcext:value-type="float">
            <text:p>-85.1962254902</text:p>
          </table:table-cell>
          <table:table-cell table:number-columns-repeated="3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89.1325" calcext:value-type="float">
            <text:p>-89.1325</text:p>
          </table:table-cell>
          <table:table-cell table:formula="of:=AVERAGE([.B1846:.B1896])" office:value-type="float" office:value="-85.0354823529412" calcext:value-type="float">
            <text:p>-85.0354823529</text:p>
          </table:table-cell>
          <table:table-cell table:number-columns-repeated="3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84.988" calcext:value-type="float">
            <text:p>-84.988</text:p>
          </table:table-cell>
          <table:table-cell table:formula="of:=AVERAGE([.B1847:.B1897])" office:value-type="float" office:value="-84.8089235294118" calcext:value-type="float">
            <text:p>-84.8089235294</text:p>
          </table:table-cell>
          <table:table-cell table:number-columns-repeated="3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84.4603" calcext:value-type="float">
            <text:p>-84.4603</text:p>
          </table:table-cell>
          <table:table-cell table:formula="of:=AVERAGE([.B1848:.B1898])" office:value-type="float" office:value="-84.6947431372549" calcext:value-type="float">
            <text:p>-84.6947431373</text:p>
          </table:table-cell>
          <table:table-cell table:number-columns-repeated="3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85.847" calcext:value-type="float">
            <text:p>-85.847</text:p>
          </table:table-cell>
          <table:table-cell table:formula="of:=AVERAGE([.B1849:.B1899])" office:value-type="float" office:value="-84.5532745098039" calcext:value-type="float">
            <text:p>-84.5532745098</text:p>
          </table:table-cell>
          <table:table-cell table:number-columns-repeated="3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83.9419" calcext:value-type="float">
            <text:p>-83.9419</text:p>
          </table:table-cell>
          <table:table-cell table:formula="of:=AVERAGE([.B1850:.B1900])" office:value-type="float" office:value="-84.3450509803922" calcext:value-type="float">
            <text:p>-84.3450509804</text:p>
          </table:table-cell>
          <table:table-cell table:number-columns-repeated="3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86.3111" calcext:value-type="float">
            <text:p>-86.3111</text:p>
          </table:table-cell>
          <table:table-cell table:formula="of:=AVERAGE([.B1851:.B1901])" office:value-type="float" office:value="-84.2470176470588" calcext:value-type="float">
            <text:p>-84.2470176471</text:p>
          </table:table-cell>
          <table:table-cell table:number-columns-repeated="3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88.5112" calcext:value-type="float">
            <text:p>-88.5112</text:p>
          </table:table-cell>
          <table:table-cell table:formula="of:=AVERAGE([.B1852:.B1902])" office:value-type="float" office:value="-84.0771529411765" calcext:value-type="float">
            <text:p>-84.0771529412</text:p>
          </table:table-cell>
          <table:table-cell table:number-columns-repeated="3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85.0856" calcext:value-type="float">
            <text:p>-85.0856</text:p>
          </table:table-cell>
          <table:table-cell table:formula="of:=AVERAGE([.B1853:.B1903])" office:value-type="float" office:value="-83.8163980392157" calcext:value-type="float">
            <text:p>-83.8163980392</text:p>
          </table:table-cell>
          <table:table-cell table:number-columns-repeated="3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86.0715" calcext:value-type="float">
            <text:p>-86.0715</text:p>
          </table:table-cell>
          <table:table-cell table:formula="of:=AVERAGE([.B1854:.B1904])" office:value-type="float" office:value="-83.6784058823529" calcext:value-type="float">
            <text:p>-83.6784058824</text:p>
          </table:table-cell>
          <table:table-cell table:number-columns-repeated="3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84.9068" calcext:value-type="float">
            <text:p>-84.9068</text:p>
          </table:table-cell>
          <table:table-cell table:formula="of:=AVERAGE([.B1855:.B1905])" office:value-type="float" office:value="-83.5189803921569" calcext:value-type="float">
            <text:p>-83.5189803922</text:p>
          </table:table-cell>
          <table:table-cell table:number-columns-repeated="3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85.8996" calcext:value-type="float">
            <text:p>-85.8996</text:p>
          </table:table-cell>
          <table:table-cell table:formula="of:=AVERAGE([.B1856:.B1906])" office:value-type="float" office:value="-83.3986901960784" calcext:value-type="float">
            <text:p>-83.3986901961</text:p>
          </table:table-cell>
          <table:table-cell table:number-columns-repeated="3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86.0493" calcext:value-type="float">
            <text:p>-86.0493</text:p>
          </table:table-cell>
          <table:table-cell table:formula="of:=AVERAGE([.B1857:.B1907])" office:value-type="float" office:value="-83.2182411764706" calcext:value-type="float">
            <text:p>-83.2182411765</text:p>
          </table:table-cell>
          <table:table-cell table:number-columns-repeated="3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83.5134" calcext:value-type="float">
            <text:p>-83.5134</text:p>
          </table:table-cell>
          <table:table-cell table:formula="of:=AVERAGE([.B1858:.B1908])" office:value-type="float" office:value="-83.1307431372549" calcext:value-type="float">
            <text:p>-83.1307431373</text:p>
          </table:table-cell>
          <table:table-cell table:number-columns-repeated="3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89.7747" calcext:value-type="float">
            <text:p>-89.7747</text:p>
          </table:table-cell>
          <table:table-cell table:formula="of:=AVERAGE([.B1859:.B1909])" office:value-type="float" office:value="-82.9916509803921" calcext:value-type="float">
            <text:p>-82.9916509804</text:p>
          </table:table-cell>
          <table:table-cell table:number-columns-repeated="3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85.6898" calcext:value-type="float">
            <text:p>-85.6898</text:p>
          </table:table-cell>
          <table:table-cell table:formula="of:=AVERAGE([.B1860:.B1910])" office:value-type="float" office:value="-82.7400352941176" calcext:value-type="float">
            <text:p>-82.7400352941</text:p>
          </table:table-cell>
          <table:table-cell table:number-columns-repeated="3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86.1243" calcext:value-type="float">
            <text:p>-86.1243</text:p>
          </table:table-cell>
          <table:table-cell table:formula="of:=AVERAGE([.B1861:.B1911])" office:value-type="float" office:value="-82.6144470588235" calcext:value-type="float">
            <text:p>-82.6144470588</text:p>
          </table:table-cell>
          <table:table-cell table:number-columns-repeated="3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84.0292" calcext:value-type="float">
            <text:p>-84.0292</text:p>
          </table:table-cell>
          <table:table-cell table:formula="of:=AVERAGE([.B1862:.B1912])" office:value-type="float" office:value="-82.4341470588235" calcext:value-type="float">
            <text:p>-82.4341470588</text:p>
          </table:table-cell>
          <table:table-cell table:number-columns-repeated="3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86.9953" calcext:value-type="float">
            <text:p>-86.9953</text:p>
          </table:table-cell>
          <table:table-cell table:formula="of:=AVERAGE([.B1863:.B1913])" office:value-type="float" office:value="-82.265194117647" calcext:value-type="float">
            <text:p>-82.2651941176</text:p>
          </table:table-cell>
          <table:table-cell table:number-columns-repeated="3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85.0693" calcext:value-type="float">
            <text:p>-85.0693</text:p>
          </table:table-cell>
          <table:table-cell table:formula="of:=AVERAGE([.B1864:.B1914])" office:value-type="float" office:value="-82.1261196078431" calcext:value-type="float">
            <text:p>-82.1261196078</text:p>
          </table:table-cell>
          <table:table-cell table:number-columns-repeated="3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86.4986" calcext:value-type="float">
            <text:p>-86.4986</text:p>
          </table:table-cell>
          <table:table-cell table:formula="of:=AVERAGE([.B1865:.B1915])" office:value-type="float" office:value="-82.0170549019608" calcext:value-type="float">
            <text:p>-82.017054902</text:p>
          </table:table-cell>
          <table:table-cell table:number-columns-repeated="3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87.2458" calcext:value-type="float">
            <text:p>-87.2458</text:p>
          </table:table-cell>
          <table:table-cell table:formula="of:=AVERAGE([.B1866:.B1916])" office:value-type="float" office:value="-81.8226568627451" calcext:value-type="float">
            <text:p>-81.8226568627</text:p>
          </table:table-cell>
          <table:table-cell table:number-columns-repeated="3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83.7232" calcext:value-type="float">
            <text:p>-83.7232</text:p>
          </table:table-cell>
          <table:table-cell table:formula="of:=AVERAGE([.B1867:.B1917])" office:value-type="float" office:value="-81.6219352941176" calcext:value-type="float">
            <text:p>-81.6219352941</text:p>
          </table:table-cell>
          <table:table-cell table:number-columns-repeated="3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87.383" calcext:value-type="float">
            <text:p>-87.383</text:p>
          </table:table-cell>
          <table:table-cell table:formula="of:=AVERAGE([.B1868:.B1918])" office:value-type="float" office:value="-81.5222549019608" calcext:value-type="float">
            <text:p>-81.522254902</text:p>
          </table:table-cell>
          <table:table-cell table:number-columns-repeated="3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83.7337" calcext:value-type="float">
            <text:p>-83.7337</text:p>
          </table:table-cell>
          <table:table-cell table:formula="of:=AVERAGE([.B1869:.B1919])" office:value-type="float" office:value="-81.3017705882353" calcext:value-type="float">
            <text:p>-81.3017705882</text:p>
          </table:table-cell>
          <table:table-cell table:number-columns-repeated="3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85.1589" calcext:value-type="float">
            <text:p>-85.1589</text:p>
          </table:table-cell>
          <table:table-cell table:formula="of:=AVERAGE([.B1870:.B1920])" office:value-type="float" office:value="-81.1903764705882" calcext:value-type="float">
            <text:p>-81.1903764706</text:p>
          </table:table-cell>
          <table:table-cell table:number-columns-repeated="3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85.1399" calcext:value-type="float">
            <text:p>-85.1399</text:p>
          </table:table-cell>
          <table:table-cell table:formula="of:=AVERAGE([.B1871:.B1921])" office:value-type="float" office:value="-81.0510823529412" calcext:value-type="float">
            <text:p>-81.0510823529</text:p>
          </table:table-cell>
          <table:table-cell table:number-columns-repeated="3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81.5694" calcext:value-type="float">
            <text:p>-81.5694</text:p>
          </table:table-cell>
          <table:table-cell table:formula="of:=AVERAGE([.B1872:.B1922])" office:value-type="float" office:value="-80.9504568627451" calcext:value-type="float">
            <text:p>-80.9504568627</text:p>
          </table:table-cell>
          <table:table-cell table:number-columns-repeated="3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85.2897" calcext:value-type="float">
            <text:p>-85.2897</text:p>
          </table:table-cell>
          <table:table-cell table:formula="of:=AVERAGE([.B1873:.B1923])" office:value-type="float" office:value="-80.8801568627451" calcext:value-type="float">
            <text:p>-80.8801568627</text:p>
          </table:table-cell>
          <table:table-cell table:number-columns-repeated="3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83.3385" calcext:value-type="float">
            <text:p>-83.3385</text:p>
          </table:table-cell>
          <table:table-cell table:formula="of:=AVERAGE([.B1874:.B1924])" office:value-type="float" office:value="-80.7349" calcext:value-type="float">
            <text:p>-80.7349</text:p>
          </table:table-cell>
          <table:table-cell table:number-columns-repeated="3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85.5496" calcext:value-type="float">
            <text:p>-85.5496</text:p>
          </table:table-cell>
          <table:table-cell table:formula="of:=AVERAGE([.B1875:.B1925])" office:value-type="float" office:value="-80.6583333333333" calcext:value-type="float">
            <text:p>-80.6583333333</text:p>
          </table:table-cell>
          <table:table-cell table:number-columns-repeated="3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86.552" calcext:value-type="float">
            <text:p>-86.552</text:p>
          </table:table-cell>
          <table:table-cell table:formula="of:=AVERAGE([.B1876:.B1926])" office:value-type="float" office:value="-80.5027352941176" calcext:value-type="float">
            <text:p>-80.5027352941</text:p>
          </table:table-cell>
          <table:table-cell table:number-columns-repeated="3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86.0742" calcext:value-type="float">
            <text:p>-86.0742</text:p>
          </table:table-cell>
          <table:table-cell table:formula="of:=AVERAGE([.B1877:.B1927])" office:value-type="float" office:value="-80.3231549019608" calcext:value-type="float">
            <text:p>-80.323154902</text:p>
          </table:table-cell>
          <table:table-cell table:number-columns-repeated="3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85.227" calcext:value-type="float">
            <text:p>-85.227</text:p>
          </table:table-cell>
          <table:table-cell table:formula="of:=AVERAGE([.B1878:.B1928])" office:value-type="float" office:value="-80.1618921568627" calcext:value-type="float">
            <text:p>-80.1618921569</text:p>
          </table:table-cell>
          <table:table-cell table:number-columns-repeated="3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85.7201" calcext:value-type="float">
            <text:p>-85.7201</text:p>
          </table:table-cell>
          <table:table-cell table:formula="of:=AVERAGE([.B1879:.B1929])" office:value-type="float" office:value="-80.0682196078432" calcext:value-type="float">
            <text:p>-80.0682196078</text:p>
          </table:table-cell>
          <table:table-cell table:number-columns-repeated="3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83.6785" calcext:value-type="float">
            <text:p>-83.6785</text:p>
          </table:table-cell>
          <table:table-cell table:formula="of:=AVERAGE([.B1880:.B1930])" office:value-type="float" office:value="-79.9068019607843" calcext:value-type="float">
            <text:p>-79.9068019608</text:p>
          </table:table-cell>
          <table:table-cell table:number-columns-repeated="3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87.1488" calcext:value-type="float">
            <text:p>-87.1488</text:p>
          </table:table-cell>
          <table:table-cell table:formula="of:=AVERAGE([.B1881:.B1931])" office:value-type="float" office:value="-79.7681745098039" calcext:value-type="float">
            <text:p>-79.7681745098</text:p>
          </table:table-cell>
          <table:table-cell table:number-columns-repeated="3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86.7858" calcext:value-type="float">
            <text:p>-86.7858</text:p>
          </table:table-cell>
          <table:table-cell table:formula="of:=AVERAGE([.B1882:.B1932])" office:value-type="float" office:value="-79.6111647058824" calcext:value-type="float">
            <text:p>-79.6111647059</text:p>
          </table:table-cell>
          <table:table-cell table:number-columns-repeated="3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86.6082" calcext:value-type="float">
            <text:p>-86.6082</text:p>
          </table:table-cell>
          <table:table-cell table:formula="of:=AVERAGE([.B1883:.B1933])" office:value-type="float" office:value="-79.4329235294118" calcext:value-type="float">
            <text:p>-79.4329235294</text:p>
          </table:table-cell>
          <table:table-cell table:number-columns-repeated="3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85.5276" calcext:value-type="float">
            <text:p>-85.5276</text:p>
          </table:table-cell>
          <table:table-cell table:formula="of:=AVERAGE([.B1884:.B1934])" office:value-type="float" office:value="-79.2702901960784" calcext:value-type="float">
            <text:p>-79.2702901961</text:p>
          </table:table-cell>
          <table:table-cell table:number-columns-repeated="3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86.0159" calcext:value-type="float">
            <text:p>-86.0159</text:p>
          </table:table-cell>
          <table:table-cell table:formula="of:=AVERAGE([.B1885:.B1935])" office:value-type="float" office:value="-79.1378274509804" calcext:value-type="float">
            <text:p>-79.137827451</text:p>
          </table:table-cell>
          <table:table-cell table:number-columns-repeated="3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84.9122" calcext:value-type="float">
            <text:p>-84.9122</text:p>
          </table:table-cell>
          <table:table-cell table:formula="of:=AVERAGE([.B1886:.B1936])" office:value-type="float" office:value="-78.9380352941176" calcext:value-type="float">
            <text:p>-78.9380352941</text:p>
          </table:table-cell>
          <table:table-cell table:number-columns-repeated="3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88.3909" calcext:value-type="float">
            <text:p>-88.3909</text:p>
          </table:table-cell>
          <table:table-cell table:formula="of:=AVERAGE([.B1887:.B1937])" office:value-type="float" office:value="-78.7583647058823" calcext:value-type="float">
            <text:p>-78.7583647059</text:p>
          </table:table-cell>
          <table:table-cell table:number-columns-repeated="3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86.0132" calcext:value-type="float">
            <text:p>-86.0132</text:p>
          </table:table-cell>
          <table:table-cell table:formula="of:=AVERAGE([.B1888:.B1938])" office:value-type="float" office:value="-78.5414078431372" calcext:value-type="float">
            <text:p>-78.5414078431</text:p>
          </table:table-cell>
          <table:table-cell table:number-columns-repeated="3"/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-84.5246" calcext:value-type="float">
            <text:p>-84.5246</text:p>
          </table:table-cell>
          <table:table-cell table:formula="of:=AVERAGE([.B1889:.B1939])" office:value-type="float" office:value="-78.370237254902" calcext:value-type="float">
            <text:p>-78.3702372549</text:p>
          </table:table-cell>
          <table:table-cell table:number-columns-repeated="3"/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-84.6588" calcext:value-type="float">
            <text:p>-84.6588</text:p>
          </table:table-cell>
          <table:table-cell table:formula="of:=AVERAGE([.B1890:.B1940])" office:value-type="float" office:value="-78.2209117647059" calcext:value-type="float">
            <text:p>-78.2209117647</text:p>
          </table:table-cell>
          <table:table-cell table:number-columns-repeated="3"/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-80.2705" calcext:value-type="float">
            <text:p>-80.2705</text:p>
          </table:table-cell>
          <table:table-cell table:formula="of:=AVERAGE([.B1891:.B1941])" office:value-type="float" office:value="-78.0766921568627" calcext:value-type="float">
            <text:p>-78.0766921569</text:p>
          </table:table-cell>
          <table:table-cell table:number-columns-repeated="3"/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-83.0323" calcext:value-type="float">
            <text:p>-83.0323</text:p>
          </table:table-cell>
          <table:table-cell table:formula="of:=AVERAGE([.B1892:.B1942])" office:value-type="float" office:value="-77.9083784313725" calcext:value-type="float">
            <text:p>-77.9083784314</text:p>
          </table:table-cell>
          <table:table-cell table:number-columns-repeated="3"/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-79.9073" calcext:value-type="float">
            <text:p>-79.9073</text:p>
          </table:table-cell>
          <table:table-cell table:formula="of:=AVERAGE([.B1893:.B1943])" office:value-type="float" office:value="-77.707862745098" calcext:value-type="float">
            <text:p>-77.7078627451</text:p>
          </table:table-cell>
          <table:table-cell table:number-columns-repeated="3"/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-78.6488" calcext:value-type="float">
            <text:p>-78.6488</text:p>
          </table:table-cell>
          <table:table-cell table:formula="of:=AVERAGE([.B1894:.B1944])" office:value-type="float" office:value="-77.5194" calcext:value-type="float">
            <text:p>-77.5194</text:p>
          </table:table-cell>
          <table:table-cell table:number-columns-repeated="3"/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-81.5419" calcext:value-type="float">
            <text:p>-81.5419</text:p>
          </table:table-cell>
          <table:table-cell table:formula="of:=AVERAGE([.B1895:.B1945])" office:value-type="float" office:value="-77.3827705882353" calcext:value-type="float">
            <text:p>-77.3827705882</text:p>
          </table:table-cell>
          <table:table-cell table:number-columns-repeated="3"/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-78.5399" calcext:value-type="float">
            <text:p>-78.5399</text:p>
          </table:table-cell>
          <table:table-cell table:formula="of:=AVERAGE([.B1896:.B1946])" office:value-type="float" office:value="-77.1587039215686" calcext:value-type="float">
            <text:p>-77.1587039216</text:p>
          </table:table-cell>
          <table:table-cell table:number-columns-repeated="3"/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-77.578" calcext:value-type="float">
            <text:p>-77.578</text:p>
          </table:table-cell>
          <table:table-cell table:formula="of:=AVERAGE([.B1897:.B1947])" office:value-type="float" office:value="-76.9858803921569" calcext:value-type="float">
            <text:p>-76.9858803922</text:p>
          </table:table-cell>
          <table:table-cell table:number-columns-repeated="3"/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-79.1648" calcext:value-type="float">
            <text:p>-79.1648</text:p>
          </table:table-cell>
          <table:table-cell table:formula="of:=AVERAGE([.B1898:.B1948])" office:value-type="float" office:value="-76.867268627451" calcext:value-type="float">
            <text:p>-76.8672686275</text:p>
          </table:table-cell>
          <table:table-cell table:number-columns-repeated="3"/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-77.2454" calcext:value-type="float">
            <text:p>-77.2454</text:p>
          </table:table-cell>
          <table:table-cell table:formula="of:=AVERAGE([.B1899:.B1949])" office:value-type="float" office:value="-76.6513392156863" calcext:value-type="float">
            <text:p>-76.6513392157</text:p>
          </table:table-cell>
          <table:table-cell table:number-columns-repeated="3"/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-75.2276" calcext:value-type="float">
            <text:p>-75.2276</text:p>
          </table:table-cell>
          <table:table-cell table:formula="of:=AVERAGE([.B1900:.B1950])" office:value-type="float" office:value="-76.4969627450981" calcext:value-type="float">
            <text:p>-76.4969627451</text:p>
          </table:table-cell>
          <table:table-cell table:number-columns-repeated="3"/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-78.9422" calcext:value-type="float">
            <text:p>-78.9422</text:p>
          </table:table-cell>
          <table:table-cell table:formula="of:=AVERAGE([.B1901:.B1951])" office:value-type="float" office:value="-76.3884784313725" calcext:value-type="float">
            <text:p>-76.3884784314</text:p>
          </table:table-cell>
          <table:table-cell table:number-columns-repeated="3"/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-77.648" calcext:value-type="float">
            <text:p>-77.648</text:p>
          </table:table-cell>
          <table:table-cell table:formula="of:=AVERAGE([.B1902:.B1952])" office:value-type="float" office:value="-76.1962470588235" calcext:value-type="float">
            <text:p>-76.1962470588</text:p>
          </table:table-cell>
          <table:table-cell table:number-columns-repeated="3"/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-75.2127" calcext:value-type="float">
            <text:p>-75.2127</text:p>
          </table:table-cell>
          <table:table-cell table:formula="of:=AVERAGE([.B1903:.B1953])" office:value-type="float" office:value="-76.0117" calcext:value-type="float">
            <text:p>-76.0117</text:p>
          </table:table-cell>
          <table:table-cell table:number-columns-repeated="3"/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-78.048" calcext:value-type="float">
            <text:p>-78.048</text:p>
          </table:table-cell>
          <table:table-cell table:formula="of:=AVERAGE([.B1904:.B1954])" office:value-type="float" office:value="-75.9047235294118" calcext:value-type="float">
            <text:p>-75.9047235294</text:p>
          </table:table-cell>
          <table:table-cell table:number-columns-repeated="3"/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-77.9408" calcext:value-type="float">
            <text:p>-77.9408</text:p>
          </table:table-cell>
          <table:table-cell table:formula="of:=AVERAGE([.B1905:.B1955])" office:value-type="float" office:value="-75.7744921568627" calcext:value-type="float">
            <text:p>-75.7744921569</text:p>
          </table:table-cell>
          <table:table-cell table:number-columns-repeated="3"/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-78.772" calcext:value-type="float">
            <text:p>-78.772</text:p>
          </table:table-cell>
          <table:table-cell table:formula="of:=AVERAGE([.B1906:.B1956])" office:value-type="float" office:value="-75.5725960784314" calcext:value-type="float">
            <text:p>-75.5725960784</text:p>
          </table:table-cell>
          <table:table-cell table:number-columns-repeated="3"/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-76.6967" calcext:value-type="float">
            <text:p>-76.6967</text:p>
          </table:table-cell>
          <table:table-cell table:formula="of:=AVERAGE([.B1907:.B1957])" office:value-type="float" office:value="-75.3903058823529" calcext:value-type="float">
            <text:p>-75.3903058824</text:p>
          </table:table-cell>
          <table:table-cell table:number-columns-repeated="3"/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-81.5869" calcext:value-type="float">
            <text:p>-81.5869</text:p>
          </table:table-cell>
          <table:table-cell table:formula="of:=AVERAGE([.B1908:.B1958])" office:value-type="float" office:value="-75.3142137254902" calcext:value-type="float">
            <text:p>-75.3142137255</text:p>
          </table:table-cell>
          <table:table-cell table:number-columns-repeated="3"/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-76.4197" calcext:value-type="float">
            <text:p>-76.4197</text:p>
          </table:table-cell>
          <table:table-cell table:formula="of:=AVERAGE([.B1909:.B1959])" office:value-type="float" office:value="-75.1428980392157" calcext:value-type="float">
            <text:p>-75.1428980392</text:p>
          </table:table-cell>
          <table:table-cell table:number-columns-repeated="3"/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-76.9423" calcext:value-type="float">
            <text:p>-76.9423</text:p>
          </table:table-cell>
          <table:table-cell table:formula="of:=AVERAGE([.B1910:.B1960])" office:value-type="float" office:value="-75.0498254901961" calcext:value-type="float">
            <text:p>-75.0498254902</text:p>
          </table:table-cell>
          <table:table-cell table:number-columns-repeated="3"/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-79.2848" calcext:value-type="float">
            <text:p>-79.2848</text:p>
          </table:table-cell>
          <table:table-cell table:formula="of:=AVERAGE([.B1911:.B1961])" office:value-type="float" office:value="-74.8992725490196" calcext:value-type="float">
            <text:p>-74.899272549</text:p>
          </table:table-cell>
          <table:table-cell table:number-columns-repeated="3"/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-76.929" calcext:value-type="float">
            <text:p>-76.929</text:p>
          </table:table-cell>
          <table:table-cell table:formula="of:=AVERAGE([.B1912:.B1962])" office:value-type="float" office:value="-74.6947568627451" calcext:value-type="float">
            <text:p>-74.6947568627</text:p>
          </table:table-cell>
          <table:table-cell table:number-columns-repeated="3"/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-75.4126" calcext:value-type="float">
            <text:p>-75.4126</text:p>
          </table:table-cell>
          <table:table-cell table:formula="of:=AVERAGE([.B1913:.B1963])" office:value-type="float" office:value="-74.5602372549019" calcext:value-type="float">
            <text:p>-74.5602372549</text:p>
          </table:table-cell>
          <table:table-cell table:number-columns-repeated="3"/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-79.9025" calcext:value-type="float">
            <text:p>-79.9025</text:p>
          </table:table-cell>
          <table:table-cell table:formula="of:=AVERAGE([.B1914:.B1964])" office:value-type="float" office:value="-74.4703764705882" calcext:value-type="float">
            <text:p>-74.4703764706</text:p>
          </table:table-cell>
          <table:table-cell table:number-columns-repeated="3"/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-79.507" calcext:value-type="float">
            <text:p>-79.507</text:p>
          </table:table-cell>
          <table:table-cell table:formula="of:=AVERAGE([.B1915:.B1965])" office:value-type="float" office:value="-74.3155411764706" calcext:value-type="float">
            <text:p>-74.3155411765</text:p>
          </table:table-cell>
          <table:table-cell table:number-columns-repeated="3"/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-76.5843" calcext:value-type="float">
            <text:p>-76.5843</text:p>
          </table:table-cell>
          <table:table-cell table:formula="of:=AVERAGE([.B1916:.B1966])" office:value-type="float" office:value="-74.1473921568627" calcext:value-type="float">
            <text:p>-74.1473921569</text:p>
          </table:table-cell>
          <table:table-cell table:number-columns-repeated="3"/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-77.009" calcext:value-type="float">
            <text:p>-77.009</text:p>
          </table:table-cell>
          <table:table-cell table:formula="of:=AVERAGE([.B1917:.B1967])" office:value-type="float" office:value="-74.0458235294117" calcext:value-type="float">
            <text:p>-74.0458235294</text:p>
          </table:table-cell>
          <table:table-cell table:number-columns-repeated="3"/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-78.6395" calcext:value-type="float">
            <text:p>-78.6395</text:p>
          </table:table-cell>
          <table:table-cell table:formula="of:=AVERAGE([.B1918:.B1968])" office:value-type="float" office:value="-73.9182352941176" calcext:value-type="float">
            <text:p>-73.9182352941</text:p>
          </table:table-cell>
          <table:table-cell table:number-columns-repeated="3"/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-76.1383" calcext:value-type="float">
            <text:p>-76.1383</text:p>
          </table:table-cell>
          <table:table-cell table:formula="of:=AVERAGE([.B1919:.B1969])" office:value-type="float" office:value="-73.7334156862745" calcext:value-type="float">
            <text:p>-73.7334156863</text:p>
          </table:table-cell>
          <table:table-cell table:number-columns-repeated="3"/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-78.0526" calcext:value-type="float">
            <text:p>-78.0526</text:p>
          </table:table-cell>
          <table:table-cell table:formula="of:=AVERAGE([.B1920:.B1970])" office:value-type="float" office:value="-73.6227156862745" calcext:value-type="float">
            <text:p>-73.6227156863</text:p>
          </table:table-cell>
          <table:table-cell table:number-columns-repeated="3"/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-78.0549" calcext:value-type="float">
            <text:p>-78.0549</text:p>
          </table:table-cell>
          <table:table-cell table:formula="of:=AVERAGE([.B1921:.B1971])" office:value-type="float" office:value="-73.5422490196078" calcext:value-type="float">
            <text:p>-73.5422490196</text:p>
          </table:table-cell>
          <table:table-cell table:number-columns-repeated="3"/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-80.008" calcext:value-type="float">
            <text:p>-80.008</text:p>
          </table:table-cell>
          <table:table-cell table:formula="of:=AVERAGE([.B1922:.B1972])" office:value-type="float" office:value="-73.3682235294117" calcext:value-type="float">
            <text:p>-73.3682235294</text:p>
          </table:table-cell>
          <table:table-cell table:number-columns-repeated="3"/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-77.9841" calcext:value-type="float">
            <text:p>-77.9841</text:p>
          </table:table-cell>
          <table:table-cell table:formula="of:=AVERAGE([.B1923:.B1973])" office:value-type="float" office:value="-73.1895490196078" calcext:value-type="float">
            <text:p>-73.1895490196</text:p>
          </table:table-cell>
          <table:table-cell table:number-columns-repeated="3"/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-77.8816" calcext:value-type="float">
            <text:p>-77.8816</text:p>
          </table:table-cell>
          <table:table-cell table:formula="of:=AVERAGE([.B1924:.B1974])" office:value-type="float" office:value="-73.0134725490196" calcext:value-type="float">
            <text:p>-73.013472549</text:p>
          </table:table-cell>
          <table:table-cell table:number-columns-repeated="3"/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-79.4336" calcext:value-type="float">
            <text:p>-79.4336</text:p>
          </table:table-cell>
          <table:table-cell table:formula="of:=AVERAGE([.B1925:.B1975])" office:value-type="float" office:value="-72.8448549019607" calcext:value-type="float">
            <text:p>-72.844854902</text:p>
          </table:table-cell>
          <table:table-cell table:number-columns-repeated="3"/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-77.6141" calcext:value-type="float">
            <text:p>-77.6141</text:p>
          </table:table-cell>
          <table:table-cell table:formula="of:=AVERAGE([.B1926:.B1976])" office:value-type="float" office:value="-72.6359588235294" calcext:value-type="float">
            <text:p>-72.6359588235</text:p>
          </table:table-cell>
          <table:table-cell table:number-columns-repeated="3"/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-77.3934" calcext:value-type="float">
            <text:p>-77.3934</text:p>
          </table:table-cell>
          <table:table-cell table:formula="of:=AVERAGE([.B1927:.B1977])" office:value-type="float" office:value="-72.5166392156862" calcext:value-type="float">
            <text:p>-72.5166392157</text:p>
          </table:table-cell>
          <table:table-cell table:number-columns-repeated="3"/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-77.8498" calcext:value-type="float">
            <text:p>-77.8498</text:p>
          </table:table-cell>
          <table:table-cell table:formula="of:=AVERAGE([.B1928:.B1978])" office:value-type="float" office:value="-72.4614254901961" calcext:value-type="float">
            <text:p>-72.4614254902</text:p>
          </table:table-cell>
          <table:table-cell table:number-columns-repeated="3"/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-80.4497" calcext:value-type="float">
            <text:p>-80.4497</text:p>
          </table:table-cell>
          <table:table-cell table:formula="of:=AVERAGE([.B1929:.B1979])" office:value-type="float" office:value="-72.2863392156862" calcext:value-type="float">
            <text:p>-72.2863392157</text:p>
          </table:table-cell>
          <table:table-cell table:number-columns-repeated="3"/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-77.4878" calcext:value-type="float">
            <text:p>-77.4878</text:p>
          </table:table-cell>
          <table:table-cell table:formula="of:=AVERAGE([.B1930:.B1980])" office:value-type="float" office:value="-72.0187352941176" calcext:value-type="float">
            <text:p>-72.0187352941</text:p>
          </table:table-cell>
          <table:table-cell table:number-columns-repeated="3"/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-76.6085" calcext:value-type="float">
            <text:p>-76.6085</text:p>
          </table:table-cell>
          <table:table-cell table:formula="of:=AVERAGE([.B1931:.B1981])" office:value-type="float" office:value="-71.843762745098" calcext:value-type="float">
            <text:p>-71.8437627451</text:p>
          </table:table-cell>
          <table:table-cell table:number-columns-repeated="3"/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-79.1413" calcext:value-type="float">
            <text:p>-79.1413</text:p>
          </table:table-cell>
          <table:table-cell table:formula="of:=AVERAGE([.B1932:.B1982])" office:value-type="float" office:value="-71.6835803921569" calcext:value-type="float">
            <text:p>-71.6835803922</text:p>
          </table:table-cell>
          <table:table-cell table:number-columns-repeated="3"/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-77.6955" calcext:value-type="float">
            <text:p>-77.6955</text:p>
          </table:table-cell>
          <table:table-cell table:formula="of:=AVERAGE([.B1933:.B1983])" office:value-type="float" office:value="-71.4754607843137" calcext:value-type="float">
            <text:p>-71.4754607843</text:p>
          </table:table-cell>
          <table:table-cell table:number-columns-repeated="3"/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-78.3139" calcext:value-type="float">
            <text:p>-78.3139</text:p>
          </table:table-cell>
          <table:table-cell table:formula="of:=AVERAGE([.B1934:.B1984])" office:value-type="float" office:value="-71.3528176470588" calcext:value-type="float">
            <text:p>-71.3528176471</text:p>
          </table:table-cell>
          <table:table-cell table:number-columns-repeated="3"/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-78.772" calcext:value-type="float">
            <text:p>-78.772</text:p>
          </table:table-cell>
          <table:table-cell table:formula="of:=AVERAGE([.B1935:.B1985])" office:value-type="float" office:value="-71.1513568627451" calcext:value-type="float">
            <text:p>-71.1513568627</text:p>
          </table:table-cell>
          <table:table-cell table:number-columns-repeated="3"/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-75.8265" calcext:value-type="float">
            <text:p>-75.8265</text:p>
          </table:table-cell>
          <table:table-cell table:formula="of:=AVERAGE([.B1936:.B1986])" office:value-type="float" office:value="-70.9374843137255" calcext:value-type="float">
            <text:p>-70.9374843137</text:p>
          </table:table-cell>
          <table:table-cell table:number-columns-repeated="3"/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-75.749" calcext:value-type="float">
            <text:p>-75.749</text:p>
          </table:table-cell>
          <table:table-cell table:formula="of:=AVERAGE([.B1937:.B1987])" office:value-type="float" office:value="-70.7910529411764" calcext:value-type="float">
            <text:p>-70.7910529412</text:p>
          </table:table-cell>
          <table:table-cell table:number-columns-repeated="3"/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-77.3261" calcext:value-type="float">
            <text:p>-77.3261</text:p>
          </table:table-cell>
          <table:table-cell table:formula="of:=AVERAGE([.B1938:.B1988])" office:value-type="float" office:value="-70.6438784313725" calcext:value-type="float">
            <text:p>-70.6438784314</text:p>
          </table:table-cell>
          <table:table-cell table:number-columns-repeated="3"/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-77.2835" calcext:value-type="float">
            <text:p>-77.2835</text:p>
          </table:table-cell>
          <table:table-cell table:formula="of:=AVERAGE([.B1939:.B1989])" office:value-type="float" office:value="-70.4828431372549" calcext:value-type="float">
            <text:p>-70.4828431373</text:p>
          </table:table-cell>
          <table:table-cell table:number-columns-repeated="3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76.909" calcext:value-type="float">
            <text:p>-76.909</text:p>
          </table:table-cell>
          <table:table-cell table:formula="of:=AVERAGE([.B1940:.B1990])" office:value-type="float" office:value="-70.3430352941176" calcext:value-type="float">
            <text:p>-70.3430352941</text:p>
          </table:table-cell>
          <table:table-cell table:number-columns-repeated="3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77.3036" calcext:value-type="float">
            <text:p>-77.3036</text:p>
          </table:table-cell>
          <table:table-cell table:formula="of:=AVERAGE([.B1941:.B1991])" office:value-type="float" office:value="-70.2220274509804" calcext:value-type="float">
            <text:p>-70.222027451</text:p>
          </table:table-cell>
          <table:table-cell table:number-columns-repeated="3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71.6865" calcext:value-type="float">
            <text:p>-71.6865</text:p>
          </table:table-cell>
          <table:table-cell table:formula="of:=AVERAGE([.B1942:.B1992])" office:value-type="float" office:value="-70.0471156862745" calcext:value-type="float">
            <text:p>-70.0471156863</text:p>
          </table:table-cell>
          <table:table-cell table:number-columns-repeated="3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72.806" calcext:value-type="float">
            <text:p>-72.806</text:p>
          </table:table-cell>
          <table:table-cell table:formula="of:=AVERAGE([.B1943:.B1993])" office:value-type="float" office:value="-69.9196411764706" calcext:value-type="float">
            <text:p>-69.9196411765</text:p>
          </table:table-cell>
          <table:table-cell table:number-columns-repeated="3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70.2957" calcext:value-type="float">
            <text:p>-70.2957</text:p>
          </table:table-cell>
          <table:table-cell table:formula="of:=AVERAGE([.B1944:.B1994])" office:value-type="float" office:value="-69.7147156862745" calcext:value-type="float">
            <text:p>-69.7147156863</text:p>
          </table:table-cell>
          <table:table-cell table:number-columns-repeated="3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71.6807" calcext:value-type="float">
            <text:p>-71.6807</text:p>
          </table:table-cell>
          <table:table-cell table:formula="of:=AVERAGE([.B1945:.B1995])" office:value-type="float" office:value="-69.6541" calcext:value-type="float">
            <text:p>-69.6541</text:p>
          </table:table-cell>
          <table:table-cell table:number-columns-repeated="3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70.1145" calcext:value-type="float">
            <text:p>-70.1145</text:p>
          </table:table-cell>
          <table:table-cell table:formula="of:=AVERAGE([.B1946:.B1996])" office:value-type="float" office:value="-69.4366529411765" calcext:value-type="float">
            <text:p>-69.4366529412</text:p>
          </table:table-cell>
          <table:table-cell table:number-columns-repeated="3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69.7259" calcext:value-type="float">
            <text:p>-69.7259</text:p>
          </table:table-cell>
          <table:table-cell table:formula="of:=AVERAGE([.B1947:.B1997])" office:value-type="float" office:value="-69.3135666666667" calcext:value-type="float">
            <text:p>-69.3135666667</text:p>
          </table:table-cell>
          <table:table-cell table:number-columns-repeated="3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71.5288" calcext:value-type="float">
            <text:p>-71.5288</text:p>
          </table:table-cell>
          <table:table-cell table:formula="of:=AVERAGE([.B1948:.B1998])" office:value-type="float" office:value="-69.1776725490196" calcext:value-type="float">
            <text:p>-69.177672549</text:p>
          </table:table-cell>
          <table:table-cell table:number-columns-repeated="3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68.1524" calcext:value-type="float">
            <text:p>-68.1524</text:p>
          </table:table-cell>
          <table:table-cell table:formula="of:=AVERAGE([.B1949:.B1999])" office:value-type="float" office:value="-69.0240137254902" calcext:value-type="float">
            <text:p>-69.0240137255</text:p>
          </table:table-cell>
          <table:table-cell table:number-columns-repeated="3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69.3722" calcext:value-type="float">
            <text:p>-69.3722</text:p>
          </table:table-cell>
          <table:table-cell table:formula="of:=AVERAGE([.B1950:.B2000])" office:value-type="float" office:value="-68.892668627451" calcext:value-type="float">
            <text:p>-68.8926686275</text:p>
          </table:table-cell>
          <table:table-cell table:number-columns-repeated="3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69.6949" calcext:value-type="float">
            <text:p>-69.6949</text:p>
          </table:table-cell>
          <table:table-cell table:formula="of:=AVERAGE([.B1951:.B2001])" office:value-type="float" office:value="-68.7531039215686" calcext:value-type="float">
            <text:p>-68.7531039216</text:p>
          </table:table-cell>
          <table:table-cell table:number-columns-repeated="3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69.1384" calcext:value-type="float">
            <text:p>-69.1384</text:p>
          </table:table-cell>
          <table:table-cell table:formula="of:=AVERAGE([.B1952:.B2002])" office:value-type="float" office:value="-68.627637254902" calcext:value-type="float">
            <text:p>-68.6276372549</text:p>
          </table:table-cell>
          <table:table-cell table:number-columns-repeated="3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68.2361" calcext:value-type="float">
            <text:p>-68.2361</text:p>
          </table:table-cell>
          <table:table-cell table:formula="of:=AVERAGE([.B1953:.B2003])" office:value-type="float" office:value="-68.5216862745098" calcext:value-type="float">
            <text:p>-68.5216862745</text:p>
          </table:table-cell>
          <table:table-cell table:number-columns-repeated="3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69.7569" calcext:value-type="float">
            <text:p>-69.7569</text:p>
          </table:table-cell>
          <table:table-cell table:formula="of:=AVERAGE([.B1954:.B2004])" office:value-type="float" office:value="-68.4006196078431" calcext:value-type="float">
            <text:p>-68.4006196078</text:p>
          </table:table-cell>
          <table:table-cell table:number-columns-repeated="3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71.4062" calcext:value-type="float">
            <text:p>-71.4062</text:p>
          </table:table-cell>
          <table:table-cell table:formula="of:=AVERAGE([.B1955:.B2005])" office:value-type="float" office:value="-68.2629019607843" calcext:value-type="float">
            <text:p>-68.2629019608</text:p>
          </table:table-cell>
          <table:table-cell table:number-columns-repeated="3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67.6441" calcext:value-type="float">
            <text:p>-67.6441</text:p>
          </table:table-cell>
          <table:table-cell table:formula="of:=AVERAGE([.B1956:.B2006])" office:value-type="float" office:value="-68.0956882352941" calcext:value-type="float">
            <text:p>-68.0956882353</text:p>
          </table:table-cell>
          <table:table-cell table:number-columns-repeated="3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69.4752" calcext:value-type="float">
            <text:p>-69.4752</text:p>
          </table:table-cell>
          <table:table-cell table:formula="of:=AVERAGE([.B1957:.B2007])" office:value-type="float" office:value="-67.998068627451" calcext:value-type="float">
            <text:p>-67.9980686275</text:p>
          </table:table-cell>
          <table:table-cell table:number-columns-repeated="3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72.816" calcext:value-type="float">
            <text:p>-72.816</text:p>
          </table:table-cell>
          <table:table-cell table:formula="of:=AVERAGE([.B1958:.B2008])" office:value-type="float" office:value="-67.8707843137255" calcext:value-type="float">
            <text:p>-67.8707843137</text:p>
          </table:table-cell>
          <table:table-cell table:number-columns-repeated="3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72.8498" calcext:value-type="float">
            <text:p>-72.8498</text:p>
          </table:table-cell>
          <table:table-cell table:formula="of:=AVERAGE([.B1959:.B2009])" office:value-type="float" office:value="-67.6670941176471" calcext:value-type="float">
            <text:p>-67.6670941176</text:p>
          </table:table-cell>
          <table:table-cell table:number-columns-repeated="3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71.673" calcext:value-type="float">
            <text:p>-71.673</text:p>
          </table:table-cell>
          <table:table-cell table:formula="of:=AVERAGE([.B1960:.B2010])" office:value-type="float" office:value="-67.4750431372549" calcext:value-type="float">
            <text:p>-67.4750431373</text:p>
          </table:table-cell>
          <table:table-cell table:number-columns-repeated="3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69.2641" calcext:value-type="float">
            <text:p>-69.2641</text:p>
          </table:table-cell>
          <table:table-cell table:formula="of:=AVERAGE([.B1961:.B2011])" office:value-type="float" office:value="-67.2916764705882" calcext:value-type="float">
            <text:p>-67.2916764706</text:p>
          </table:table-cell>
          <table:table-cell table:number-columns-repeated="3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68.8545" calcext:value-type="float">
            <text:p>-68.8545</text:p>
          </table:table-cell>
          <table:table-cell table:formula="of:=AVERAGE([.B1962:.B2012])" office:value-type="float" office:value="-67.108162745098" calcext:value-type="float">
            <text:p>-67.1081627451</text:p>
          </table:table-cell>
          <table:table-cell table:number-columns-repeated="3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70.0685" calcext:value-type="float">
            <text:p>-70.0685</text:p>
          </table:table-cell>
          <table:table-cell table:formula="of:=AVERAGE([.B1963:.B2013])" office:value-type="float" office:value="-66.9758196078431" calcext:value-type="float">
            <text:p>-66.9758196078</text:p>
          </table:table-cell>
          <table:table-cell table:number-columns-repeated="3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70.8297" calcext:value-type="float">
            <text:p>-70.8297</text:p>
          </table:table-cell>
          <table:table-cell table:formula="of:=AVERAGE([.B1964:.B2014])" office:value-type="float" office:value="-66.8106647058823" calcext:value-type="float">
            <text:p>-66.8106647059</text:p>
          </table:table-cell>
          <table:table-cell table:number-columns-repeated="3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72.0059" calcext:value-type="float">
            <text:p>-72.0059</text:p>
          </table:table-cell>
          <table:table-cell table:formula="of:=AVERAGE([.B1965:.B2015])" office:value-type="float" office:value="-66.5889803921569" calcext:value-type="float">
            <text:p>-66.5889803922</text:p>
          </table:table-cell>
          <table:table-cell table:number-columns-repeated="3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70.9314" calcext:value-type="float">
            <text:p>-70.9314</text:p>
          </table:table-cell>
          <table:table-cell table:formula="of:=AVERAGE([.B1966:.B2016])" office:value-type="float" office:value="-66.3440509803922" calcext:value-type="float">
            <text:p>-66.3440509804</text:p>
          </table:table-cell>
          <table:table-cell table:number-columns-repeated="3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71.4043" calcext:value-type="float">
            <text:p>-71.4043</text:p>
          </table:table-cell>
          <table:table-cell table:formula="of:=AVERAGE([.B1967:.B2017])" office:value-type="float" office:value="-66.1939568627451" calcext:value-type="float">
            <text:p>-66.1939568627</text:p>
          </table:table-cell>
          <table:table-cell table:number-columns-repeated="3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70.502" calcext:value-type="float">
            <text:p>-70.502</text:p>
          </table:table-cell>
          <table:table-cell table:formula="of:=AVERAGE([.B1968:.B2018])" office:value-type="float" office:value="-66.0273901960784" calcext:value-type="float">
            <text:p>-66.0273901961</text:p>
          </table:table-cell>
          <table:table-cell table:number-columns-repeated="3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69.2137" calcext:value-type="float">
            <text:p>-69.2137</text:p>
          </table:table-cell>
          <table:table-cell table:formula="of:=AVERAGE([.B1969:.B2019])" office:value-type="float" office:value="-65.8472039215686" calcext:value-type="float">
            <text:p>-65.8472039216</text:p>
          </table:table-cell>
          <table:table-cell table:number-columns-repeated="3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70.4926" calcext:value-type="float">
            <text:p>-70.4926</text:p>
          </table:table-cell>
          <table:table-cell table:formula="of:=AVERAGE([.B1970:.B2020])" office:value-type="float" office:value="-65.7075058823529" calcext:value-type="float">
            <text:p>-65.7075058824</text:p>
          </table:table-cell>
          <table:table-cell table:number-columns-repeated="3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73.9488" calcext:value-type="float">
            <text:p>-73.9488</text:p>
          </table:table-cell>
          <table:table-cell table:formula="of:=AVERAGE([.B1971:.B2021])" office:value-type="float" office:value="-65.5424764705882" calcext:value-type="float">
            <text:p>-65.5424764706</text:p>
          </table:table-cell>
          <table:table-cell table:number-columns-repeated="3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69.1796" calcext:value-type="float">
            <text:p>-69.1796</text:p>
          </table:table-cell>
          <table:table-cell table:formula="of:=AVERAGE([.B1972:.B2022])" office:value-type="float" office:value="-65.2973392156863" calcext:value-type="float">
            <text:p>-65.2973392157</text:p>
          </table:table-cell>
          <table:table-cell table:number-columns-repeated="3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70.8956" calcext:value-type="float">
            <text:p>-70.8956</text:p>
          </table:table-cell>
          <table:table-cell table:formula="of:=AVERAGE([.B1973:.B2023])" office:value-type="float" office:value="-65.1703039215686" calcext:value-type="float">
            <text:p>-65.1703039216</text:p>
          </table:table-cell>
          <table:table-cell table:number-columns-repeated="3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69.0042" calcext:value-type="float">
            <text:p>-69.0042</text:p>
          </table:table-cell>
          <table:table-cell table:formula="of:=AVERAGE([.B1974:.B2024])" office:value-type="float" office:value="-65.0223862745098" calcext:value-type="float">
            <text:p>-65.0223862745</text:p>
          </table:table-cell>
          <table:table-cell table:number-columns-repeated="3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69.2821" calcext:value-type="float">
            <text:p>-69.2821</text:p>
          </table:table-cell>
          <table:table-cell table:formula="of:=AVERAGE([.B1975:.B2025])" office:value-type="float" office:value="-64.8754803921569" calcext:value-type="float">
            <text:p>-64.8754803922</text:p>
          </table:table-cell>
          <table:table-cell table:number-columns-repeated="3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68.7799" calcext:value-type="float">
            <text:p>-68.7799</text:p>
          </table:table-cell>
          <table:table-cell table:formula="of:=AVERAGE([.B1976:.B2026])" office:value-type="float" office:value="-64.7258019607843" calcext:value-type="float">
            <text:p>-64.7258019608</text:p>
          </table:table-cell>
          <table:table-cell table:number-columns-repeated="3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71.5288" calcext:value-type="float">
            <text:p>-71.5288</text:p>
          </table:table-cell>
          <table:table-cell table:formula="of:=AVERAGE([.B1977:.B2027])" office:value-type="float" office:value="-64.5635627450981" calcext:value-type="float">
            <text:p>-64.5635627451</text:p>
          </table:table-cell>
          <table:table-cell table:number-columns-repeated="3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74.5775" calcext:value-type="float">
            <text:p>-74.5775</text:p>
          </table:table-cell>
          <table:table-cell table:formula="of:=AVERAGE([.B1978:.B2028])" office:value-type="float" office:value="-64.3591392156863" calcext:value-type="float">
            <text:p>-64.3591392157</text:p>
          </table:table-cell>
          <table:table-cell table:number-columns-repeated="3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68.9204" calcext:value-type="float">
            <text:p>-68.9204</text:p>
          </table:table-cell>
          <table:table-cell table:formula="of:=AVERAGE([.B1979:.B2029])" office:value-type="float" office:value="-64.0853235294118" calcext:value-type="float">
            <text:p>-64.0853235294</text:p>
          </table:table-cell>
          <table:table-cell table:number-columns-repeated="3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66.8019" calcext:value-type="float">
            <text:p>-66.8019</text:p>
          </table:table-cell>
          <table:table-cell table:formula="of:=AVERAGE([.B1980:.B2030])" office:value-type="float" office:value="-63.9210019607843" calcext:value-type="float">
            <text:p>-63.9210019608</text:p>
          </table:table-cell>
          <table:table-cell table:number-columns-repeated="3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68.5642" calcext:value-type="float">
            <text:p>-68.5642</text:p>
          </table:table-cell>
          <table:table-cell table:formula="of:=AVERAGE([.B1981:.B2031])" office:value-type="float" office:value="-63.8066333333333" calcext:value-type="float">
            <text:p>-63.8066333333</text:p>
          </table:table-cell>
          <table:table-cell table:number-columns-repeated="3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68.4392" calcext:value-type="float">
            <text:p>-68.4392</text:p>
          </table:table-cell>
          <table:table-cell table:formula="of:=AVERAGE([.B1982:.B2032])" office:value-type="float" office:value="-63.6146568627451" calcext:value-type="float">
            <text:p>-63.6146568627</text:p>
          </table:table-cell>
          <table:table-cell table:number-columns-repeated="3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68.5272" calcext:value-type="float">
            <text:p>-68.5272</text:p>
          </table:table-cell>
          <table:table-cell table:formula="of:=AVERAGE([.B1983:.B2033])" office:value-type="float" office:value="-63.4812823529412" calcext:value-type="float">
            <text:p>-63.4812823529</text:p>
          </table:table-cell>
          <table:table-cell table:number-columns-repeated="3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71.4407" calcext:value-type="float">
            <text:p>-71.4407</text:p>
          </table:table-cell>
          <table:table-cell table:formula="of:=AVERAGE([.B1984:.B2034])" office:value-type="float" office:value="-63.3878823529412" calcext:value-type="float">
            <text:p>-63.3878823529</text:p>
          </table:table-cell>
          <table:table-cell table:number-columns-repeated="3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68.0394" calcext:value-type="float">
            <text:p>-68.0394</text:p>
          </table:table-cell>
          <table:table-cell table:formula="of:=AVERAGE([.B1985:.B2035])" office:value-type="float" office:value="-63.1766274509804" calcext:value-type="float">
            <text:p>-63.176627451</text:p>
          </table:table-cell>
          <table:table-cell table:number-columns-repeated="3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67.8645" calcext:value-type="float">
            <text:p>-67.8645</text:p>
          </table:table-cell>
          <table:table-cell table:formula="of:=AVERAGE([.B1986:.B2036])" office:value-type="float" office:value="-63.0434862745098" calcext:value-type="float">
            <text:p>-63.0434862745</text:p>
          </table:table-cell>
          <table:table-cell table:number-columns-repeated="3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68.3585" calcext:value-type="float">
            <text:p>-68.3585</text:p>
          </table:table-cell>
          <table:table-cell table:formula="of:=AVERAGE([.B1987:.B2037])" office:value-type="float" office:value="-62.9355960784314" calcext:value-type="float">
            <text:p>-62.9355960784</text:p>
          </table:table-cell>
          <table:table-cell table:number-columns-repeated="3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68.2431" calcext:value-type="float">
            <text:p>-68.2431</text:p>
          </table:table-cell>
          <table:table-cell table:formula="of:=AVERAGE([.B1988:.B2038])" office:value-type="float" office:value="-62.7961431372549" calcext:value-type="float">
            <text:p>-62.7961431373</text:p>
          </table:table-cell>
          <table:table-cell table:number-columns-repeated="3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69.1133" calcext:value-type="float">
            <text:p>-69.1133</text:p>
          </table:table-cell>
          <table:table-cell table:formula="of:=AVERAGE([.B1989:.B2039])" office:value-type="float" office:value="-62.689005882353" calcext:value-type="float">
            <text:p>-62.6890058824</text:p>
          </table:table-cell>
          <table:table-cell table:number-columns-repeated="3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70.1533" calcext:value-type="float">
            <text:p>-70.1533</text:p>
          </table:table-cell>
          <table:table-cell table:formula="of:=AVERAGE([.B1990:.B2040])" office:value-type="float" office:value="-62.5665470588235" calcext:value-type="float">
            <text:p>-62.5665470588</text:p>
          </table:table-cell>
          <table:table-cell table:number-columns-repeated="3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-70.7376" calcext:value-type="float">
            <text:p>-70.7376</text:p>
          </table:table-cell>
          <table:table-cell table:formula="of:=AVERAGE([.B1991:.B2041])" office:value-type="float" office:value="-62.3948039215686" calcext:value-type="float">
            <text:p>-62.3948039216</text:p>
          </table:table-cell>
          <table:table-cell table:number-columns-repeated="3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-68.3831" calcext:value-type="float">
            <text:p>-68.3831</text:p>
          </table:table-cell>
          <table:table-cell table:formula="of:=AVERAGE([.B1992:.B2042])" office:value-type="float" office:value="-62.1615333333333" calcext:value-type="float">
            <text:p>-62.1615333333</text:p>
          </table:table-cell>
          <table:table-cell table:number-columns-repeated="3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-65.1853" calcext:value-type="float">
            <text:p>-65.1853</text:p>
          </table:table-cell>
          <table:table-cell table:formula="of:=AVERAGE([.B1993:.B2043])" office:value-type="float" office:value="-62.0104490196079" calcext:value-type="float">
            <text:p>-62.0104490196</text:p>
          </table:table-cell>
          <table:table-cell table:number-columns-repeated="3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-62.3548" calcext:value-type="float">
            <text:p>-62.3548</text:p>
          </table:table-cell>
          <table:table-cell table:formula="of:=AVERAGE([.B1994:.B2044])" office:value-type="float" office:value="-61.8952078431373" calcext:value-type="float">
            <text:p>-61.8952078431</text:p>
          </table:table-cell>
          <table:table-cell table:number-columns-repeated="3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-67.2043" calcext:value-type="float">
            <text:p>-67.2043</text:p>
          </table:table-cell>
          <table:table-cell table:formula="of:=AVERAGE([.B1995:.B2045])" office:value-type="float" office:value="-61.7613666666667" calcext:value-type="float">
            <text:p>-61.7613666667</text:p>
          </table:table-cell>
          <table:table-cell table:number-columns-repeated="3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-60.5909" calcext:value-type="float">
            <text:p>-60.5909</text:p>
          </table:table-cell>
          <table:table-cell table:formula="of:=AVERAGE([.B1996:.B2046])" office:value-type="float" office:value="-61.5283725490196" calcext:value-type="float">
            <text:p>-61.528372549</text:p>
          </table:table-cell>
          <table:table-cell table:number-columns-repeated="3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-63.8371" calcext:value-type="float">
            <text:p>-63.8371</text:p>
          </table:table-cell>
          <table:table-cell table:formula="of:=AVERAGE([.B1997:.B2047])" office:value-type="float" office:value="-61.4353431372549" calcext:value-type="float">
            <text:p>-61.4353431373</text:p>
          </table:table-cell>
          <table:table-cell table:number-columns-repeated="3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-62.7953" calcext:value-type="float">
            <text:p>-62.7953</text:p>
          </table:table-cell>
          <table:table-cell table:formula="of:=AVERAGE([.B1998:.B2048])" office:value-type="float" office:value="-61.2594666666667" calcext:value-type="float">
            <text:p>-61.2594666667</text:p>
          </table:table-cell>
          <table:table-cell table:number-columns-repeated="3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-63.6922" calcext:value-type="float">
            <text:p>-63.6922</text:p>
          </table:table-cell>
          <table:table-cell table:formula="of:=AVERAGE([.B1999:.B2049])" office:value-type="float" office:value="-61.0529098039216" calcext:value-type="float">
            <text:p>-61.0529098039</text:p>
          </table:table-cell>
          <table:table-cell table:number-columns-repeated="3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-61.4538" calcext:value-type="float">
            <text:p>-61.4538</text:p>
          </table:table-cell>
          <table:table-cell table:formula="of:=AVERAGE([.B2000:.B2050])" office:value-type="float" office:value="-60.834137254902" calcext:value-type="float">
            <text:p>-60.8341372549</text:p>
          </table:table-cell>
          <table:table-cell table:number-columns-repeated="3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-62.2544" calcext:value-type="float">
            <text:p>-62.2544</text:p>
          </table:table-cell>
          <table:table-cell table:formula="of:=AVERAGE([.B2001:.B2051])" office:value-type="float" office:value="-60.6810137254902" calcext:value-type="float">
            <text:p>-60.6810137255</text:p>
          </table:table-cell>
          <table:table-cell table:number-columns-repeated="3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-63.2961" calcext:value-type="float">
            <text:p>-63.2961</text:p>
          </table:table-cell>
          <table:table-cell table:formula="of:=AVERAGE([.B2002:.B2052])" office:value-type="float" office:value="-60.5241333333333" calcext:value-type="float">
            <text:p>-60.5241333333</text:p>
          </table:table-cell>
          <table:table-cell table:number-columns-repeated="3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-63.7349" calcext:value-type="float">
            <text:p>-63.7349</text:p>
          </table:table-cell>
          <table:table-cell table:formula="of:=AVERAGE([.B2003:.B2053])" office:value-type="float" office:value="-60.3393705882353" calcext:value-type="float">
            <text:p>-60.3393705882</text:p>
          </table:table-cell>
          <table:table-cell table:number-columns-repeated="3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-62.0617" calcext:value-type="float">
            <text:p>-62.0617</text:p>
          </table:table-cell>
          <table:table-cell table:formula="of:=AVERAGE([.B2004:.B2054])" office:value-type="float" office:value="-60.1368627450981" calcext:value-type="float">
            <text:p>-60.1368627451</text:p>
          </table:table-cell>
          <table:table-cell table:number-columns-repeated="3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-62.7333" calcext:value-type="float">
            <text:p>-62.7333</text:p>
          </table:table-cell>
          <table:table-cell table:formula="of:=AVERAGE([.B2005:.B2055])" office:value-type="float" office:value="-59.9479549019608" calcext:value-type="float">
            <text:p>-59.947954902</text:p>
          </table:table-cell>
          <table:table-cell table:number-columns-repeated="3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-62.8783" calcext:value-type="float">
            <text:p>-62.8783</text:p>
          </table:table-cell>
          <table:table-cell table:formula="of:=AVERAGE([.B2006:.B2056])" office:value-type="float" office:value="-59.7752941176471" calcext:value-type="float">
            <text:p>-59.7752941176</text:p>
          </table:table-cell>
          <table:table-cell table:number-columns-repeated="3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-62.6655" calcext:value-type="float">
            <text:p>-62.6655</text:p>
          </table:table-cell>
          <table:table-cell table:formula="of:=AVERAGE([.B2007:.B2057])" office:value-type="float" office:value="-59.6355137254902" calcext:value-type="float">
            <text:p>-59.6355137255</text:p>
          </table:table-cell>
          <table:table-cell table:number-columns-repeated="3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-62.9837" calcext:value-type="float">
            <text:p>-62.9837</text:p>
          </table:table-cell>
          <table:table-cell table:formula="of:=AVERAGE([.B2008:.B2058])" office:value-type="float" office:value="-59.5087529411765" calcext:value-type="float">
            <text:p>-59.5087529412</text:p>
          </table:table-cell>
          <table:table-cell table:number-columns-repeated="3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-62.4278" calcext:value-type="float">
            <text:p>-62.4278</text:p>
          </table:table-cell>
          <table:table-cell table:formula="of:=AVERAGE([.B2009:.B2059])" office:value-type="float" office:value="-59.2761666666667" calcext:value-type="float">
            <text:p>-59.2761666667</text:p>
          </table:table-cell>
          <table:table-cell table:number-columns-repeated="3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-63.0552" calcext:value-type="float">
            <text:p>-63.0552</text:p>
          </table:table-cell>
          <table:table-cell table:formula="of:=AVERAGE([.B2010:.B2060])" office:value-type="float" office:value="-59.1217392156863" calcext:value-type="float">
            <text:p>-59.1217392157</text:p>
          </table:table-cell>
          <table:table-cell table:number-columns-repeated="3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-62.3213" calcext:value-type="float">
            <text:p>-62.3213</text:p>
          </table:table-cell>
          <table:table-cell table:formula="of:=AVERAGE([.B2011:.B2061])" office:value-type="float" office:value="-58.9247117647059" calcext:value-type="float">
            <text:p>-58.9247117647</text:p>
          </table:table-cell>
          <table:table-cell table:number-columns-repeated="3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-59.9049" calcext:value-type="float">
            <text:p>-59.9049</text:p>
          </table:table-cell>
          <table:table-cell table:formula="of:=AVERAGE([.B2012:.B2062])" office:value-type="float" office:value="-58.7157764705882" calcext:value-type="float">
            <text:p>-58.7157764706</text:p>
          </table:table-cell>
          <table:table-cell table:number-columns-repeated="3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-62.105" calcext:value-type="float">
            <text:p>-62.105</text:p>
          </table:table-cell>
          <table:table-cell table:formula="of:=AVERAGE([.B2013:.B2063])" office:value-type="float" office:value="-58.5915862745098" calcext:value-type="float">
            <text:p>-58.5915862745</text:p>
          </table:table-cell>
          <table:table-cell table:number-columns-repeated="3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-61.6456" calcext:value-type="float">
            <text:p>-61.6456</text:p>
          </table:table-cell>
          <table:table-cell table:formula="of:=AVERAGE([.B2014:.B2064])" office:value-type="float" office:value="-58.4331725490196" calcext:value-type="float">
            <text:p>-58.433172549</text:p>
          </table:table-cell>
          <table:table-cell table:number-columns-repeated="3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-59.5238" calcext:value-type="float">
            <text:p>-59.5238</text:p>
          </table:table-cell>
          <table:table-cell table:formula="of:=AVERAGE([.B2015:.B2065])" office:value-type="float" office:value="-58.2841117647059" calcext:value-type="float">
            <text:p>-58.2841117647</text:p>
          </table:table-cell>
          <table:table-cell table:number-columns-repeated="3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-59.5145" calcext:value-type="float">
            <text:p>-59.5145</text:p>
          </table:table-cell>
          <table:table-cell table:formula="of:=AVERAGE([.B2016:.B2066])" office:value-type="float" office:value="-58.1919039215686" calcext:value-type="float">
            <text:p>-58.1919039216</text:p>
          </table:table-cell>
          <table:table-cell table:number-columns-repeated="3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-63.2766" calcext:value-type="float">
            <text:p>-63.2766</text:p>
          </table:table-cell>
          <table:table-cell table:formula="of:=AVERAGE([.B2017:.B2067])" office:value-type="float" office:value="-58.0995901960784" calcext:value-type="float">
            <text:p>-58.0995901961</text:p>
          </table:table-cell>
          <table:table-cell table:number-columns-repeated="3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-62.9094" calcext:value-type="float">
            <text:p>-62.9094</text:p>
          </table:table-cell>
          <table:table-cell table:formula="of:=AVERAGE([.B2018:.B2068])" office:value-type="float" office:value="-57.9004568627451" calcext:value-type="float">
            <text:p>-57.9004568627</text:p>
          </table:table-cell>
          <table:table-cell table:number-columns-repeated="3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-61.3125" calcext:value-type="float">
            <text:p>-61.3125</text:p>
          </table:table-cell>
          <table:table-cell table:formula="of:=AVERAGE([.B2019:.B2069])" office:value-type="float" office:value="-57.7092098039216" calcext:value-type="float">
            <text:p>-57.7092098039</text:p>
          </table:table-cell>
          <table:table-cell table:number-columns-repeated="3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-62.0891" calcext:value-type="float">
            <text:p>-62.0891</text:p>
          </table:table-cell>
          <table:table-cell table:formula="of:=AVERAGE([.B2020:.B2070])" office:value-type="float" office:value="-57.5789980392157" calcext:value-type="float">
            <text:p>-57.5789980392</text:p>
          </table:table-cell>
          <table:table-cell table:number-columns-repeated="3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-62.0761" calcext:value-type="float">
            <text:p>-62.0761</text:p>
          </table:table-cell>
          <table:table-cell table:formula="of:=AVERAGE([.B2021:.B2071])" office:value-type="float" office:value="-57.4317823529412" calcext:value-type="float">
            <text:p>-57.4317823529</text:p>
          </table:table-cell>
          <table:table-cell table:number-columns-repeated="3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-61.4468" calcext:value-type="float">
            <text:p>-61.4468</text:p>
          </table:table-cell>
          <table:table-cell table:formula="of:=AVERAGE([.B2022:.B2072])" office:value-type="float" office:value="-57.2417647058824" calcext:value-type="float">
            <text:p>-57.2417647059</text:p>
          </table:table-cell>
          <table:table-cell table:number-columns-repeated="3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-62.7008" calcext:value-type="float">
            <text:p>-62.7008</text:p>
          </table:table-cell>
          <table:table-cell table:formula="of:=AVERAGE([.B2023:.B2073])" office:value-type="float" office:value="-57.0906215686275" calcext:value-type="float">
            <text:p>-57.0906215686</text:p>
          </table:table-cell>
          <table:table-cell table:number-columns-repeated="3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-63.3518" calcext:value-type="float">
            <text:p>-63.3518</text:p>
          </table:table-cell>
          <table:table-cell table:formula="of:=AVERAGE([.B2024:.B2074])" office:value-type="float" office:value="-56.9346411764706" calcext:value-type="float">
            <text:p>-56.9346411765</text:p>
          </table:table-cell>
          <table:table-cell table:number-columns-repeated="3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-61.512" calcext:value-type="float">
            <text:p>-61.512</text:p>
          </table:table-cell>
          <table:table-cell table:formula="of:=AVERAGE([.B2025:.B2075])" office:value-type="float" office:value="-56.7211647058824" calcext:value-type="float">
            <text:p>-56.7211647059</text:p>
          </table:table-cell>
          <table:table-cell table:number-columns-repeated="3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-61.6485" calcext:value-type="float">
            <text:p>-61.6485</text:p>
          </table:table-cell>
          <table:table-cell table:formula="of:=AVERAGE([.B2026:.B2076])" office:value-type="float" office:value="-56.550937254902" calcext:value-type="float">
            <text:p>-56.5509372549</text:p>
          </table:table-cell>
          <table:table-cell table:number-columns-repeated="3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-60.5057" calcext:value-type="float">
            <text:p>-60.5057</text:p>
          </table:table-cell>
          <table:table-cell table:formula="of:=AVERAGE([.B2027:.B2077])" office:value-type="float" office:value="-56.3667862745098" calcext:value-type="float">
            <text:p>-56.3667862745</text:p>
          </table:table-cell>
          <table:table-cell table:number-columns-repeated="3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-61.1032" calcext:value-type="float">
            <text:p>-61.1032</text:p>
          </table:table-cell>
          <table:table-cell table:formula="of:=AVERAGE([.B2028:.B2078])" office:value-type="float" office:value="-56.216268627451" calcext:value-type="float">
            <text:p>-56.2162686275</text:p>
          </table:table-cell>
          <table:table-cell table:number-columns-repeated="3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-60.6129" calcext:value-type="float">
            <text:p>-60.6129</text:p>
          </table:table-cell>
          <table:table-cell table:formula="of:=AVERAGE([.B2029:.B2079])" office:value-type="float" office:value="-56.0434941176471" calcext:value-type="float">
            <text:p>-56.0434941176</text:p>
          </table:table-cell>
          <table:table-cell table:number-columns-repeated="3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-60.54" calcext:value-type="float">
            <text:p>-60.54</text:p>
          </table:table-cell>
          <table:table-cell table:formula="of:=AVERAGE([.B2030:.B2080])" office:value-type="float" office:value="-55.9092333333333" calcext:value-type="float">
            <text:p>-55.9092333333</text:p>
          </table:table-cell>
          <table:table-cell table:number-columns-repeated="3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-60.9691" calcext:value-type="float">
            <text:p>-60.9691</text:p>
          </table:table-cell>
          <table:table-cell table:formula="of:=AVERAGE([.B2031:.B2081])" office:value-type="float" office:value="-55.7486882352941" calcext:value-type="float">
            <text:p>-55.7486882353</text:p>
          </table:table-cell>
          <table:table-cell table:number-columns-repeated="3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-58.7734" calcext:value-type="float">
            <text:p>-58.7734</text:p>
          </table:table-cell>
          <table:table-cell table:formula="of:=AVERAGE([.B2032:.B2082])" office:value-type="float" office:value="-55.5855666666667" calcext:value-type="float">
            <text:p>-55.5855666667</text:p>
          </table:table-cell>
          <table:table-cell table:number-columns-repeated="3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-61.6371" calcext:value-type="float">
            <text:p>-61.6371</text:p>
          </table:table-cell>
          <table:table-cell table:formula="of:=AVERAGE([.B2033:.B2083])" office:value-type="float" office:value="-55.5058235294118" calcext:value-type="float">
            <text:p>-55.5058235294</text:p>
          </table:table-cell>
          <table:table-cell table:number-columns-repeated="3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-63.7638" calcext:value-type="float">
            <text:p>-63.7638</text:p>
          </table:table-cell>
          <table:table-cell table:formula="of:=AVERAGE([.B2034:.B2084])" office:value-type="float" office:value="-55.3455" calcext:value-type="float">
            <text:p>-55.3455</text:p>
          </table:table-cell>
          <table:table-cell table:number-columns-repeated="3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-60.6667" calcext:value-type="float">
            <text:p>-60.6667</text:p>
          </table:table-cell>
          <table:table-cell table:formula="of:=AVERAGE([.B2035:.B2085])" office:value-type="float" office:value="-55.1088882352941" calcext:value-type="float">
            <text:p>-55.1088882353</text:p>
          </table:table-cell>
          <table:table-cell table:number-columns-repeated="3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-61.2492" calcext:value-type="float">
            <text:p>-61.2492</text:p>
          </table:table-cell>
          <table:table-cell table:formula="of:=AVERAGE([.B2036:.B2086])" office:value-type="float" office:value="-54.9249529411765" calcext:value-type="float">
            <text:p>-54.9249529412</text:p>
          </table:table-cell>
          <table:table-cell table:number-columns-repeated="3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-62.3621" calcext:value-type="float">
            <text:p>-62.3621</text:p>
          </table:table-cell>
          <table:table-cell table:formula="of:=AVERAGE([.B2037:.B2087])" office:value-type="float" office:value="-54.7441745098039" calcext:value-type="float">
            <text:p>-54.7441745098</text:p>
          </table:table-cell>
          <table:table-cell table:number-columns-repeated="3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-61.2464" calcext:value-type="float">
            <text:p>-61.2464</text:p>
          </table:table-cell>
          <table:table-cell table:formula="of:=AVERAGE([.B2038:.B2088])" office:value-type="float" office:value="-54.5508941176471" calcext:value-type="float">
            <text:p>-54.5508941176</text:p>
          </table:table-cell>
          <table:table-cell table:number-columns-repeated="3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-62.7791" calcext:value-type="float">
            <text:p>-62.7791</text:p>
          </table:table-cell>
          <table:table-cell table:formula="of:=AVERAGE([.B2039:.B2089])" office:value-type="float" office:value="-54.3821529411765" calcext:value-type="float">
            <text:p>-54.3821529412</text:p>
          </table:table-cell>
          <table:table-cell table:number-columns-repeated="3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-62.8679" calcext:value-type="float">
            <text:p>-62.8679</text:p>
          </table:table-cell>
          <table:table-cell table:formula="of:=AVERAGE([.B2040:.B2090])" office:value-type="float" office:value="-54.1704607843137" calcext:value-type="float">
            <text:p>-54.1704607843</text:p>
          </table:table-cell>
          <table:table-cell table:number-columns-repeated="3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-61.3944" calcext:value-type="float">
            <text:p>-61.3944</text:p>
          </table:table-cell>
          <table:table-cell table:formula="of:=AVERAGE([.B2041:.B2091])" office:value-type="float" office:value="-53.9957392156863" calcext:value-type="float">
            <text:p>-53.9957392157</text:p>
          </table:table-cell>
          <table:table-cell table:number-columns-repeated="3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58.8408" calcext:value-type="float">
            <text:p>-58.8408</text:p>
          </table:table-cell>
          <table:table-cell table:formula="of:=AVERAGE([.B2042:.B2092])" office:value-type="float" office:value="-53.8206235294118" calcext:value-type="float">
            <text:p>-53.8206235294</text:p>
          </table:table-cell>
          <table:table-cell table:number-columns-repeated="3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60.6778" calcext:value-type="float">
            <text:p>-60.6778</text:p>
          </table:table-cell>
          <table:table-cell table:formula="of:=AVERAGE([.B2043:.B2093])" office:value-type="float" office:value="-53.6939823529412" calcext:value-type="float">
            <text:p>-53.6939823529</text:p>
          </table:table-cell>
          <table:table-cell table:number-columns-repeated="3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59.308" calcext:value-type="float">
            <text:p>-59.308</text:p>
          </table:table-cell>
          <table:table-cell table:formula="of:=AVERAGE([.B2044:.B2094])" office:value-type="float" office:value="-53.515137254902" calcext:value-type="float">
            <text:p>-53.5151372549</text:p>
          </table:table-cell>
          <table:table-cell table:number-columns-repeated="3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55.5289" calcext:value-type="float">
            <text:p>-55.5289</text:p>
          </table:table-cell>
          <table:table-cell table:formula="of:=AVERAGE([.B2045:.B2095])" office:value-type="float" office:value="-53.3164882352941" calcext:value-type="float">
            <text:p>-53.3164882353</text:p>
          </table:table-cell>
          <table:table-cell table:number-columns-repeated="3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55.3216" calcext:value-type="float">
            <text:p>-55.3216</text:p>
          </table:table-cell>
          <table:table-cell table:formula="of:=AVERAGE([.B2046:.B2096])" office:value-type="float" office:value="-53.1483549019608" calcext:value-type="float">
            <text:p>-53.148354902</text:p>
          </table:table-cell>
          <table:table-cell table:number-columns-repeated="3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55.8464" calcext:value-type="float">
            <text:p>-55.8464</text:p>
          </table:table-cell>
          <table:table-cell table:formula="of:=AVERAGE([.B2047:.B2097])" office:value-type="float" office:value="-53.0015450980392" calcext:value-type="float">
            <text:p>-53.001545098</text:p>
          </table:table-cell>
          <table:table-cell table:number-columns-repeated="3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54.8674" calcext:value-type="float">
            <text:p>-54.8674</text:p>
          </table:table-cell>
          <table:table-cell table:formula="of:=AVERAGE([.B2048:.B2098])" office:value-type="float" office:value="-52.8467215686275" calcext:value-type="float">
            <text:p>-52.8467215686</text:p>
          </table:table-cell>
          <table:table-cell table:number-columns-repeated="3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52.2609" calcext:value-type="float">
            <text:p>-52.2609</text:p>
          </table:table-cell>
          <table:table-cell table:formula="of:=AVERAGE([.B2049:.B2099])" office:value-type="float" office:value="-52.6546490196079" calcext:value-type="float">
            <text:p>-52.6546490196</text:p>
          </table:table-cell>
          <table:table-cell table:number-columns-repeated="3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52.5348" calcext:value-type="float">
            <text:p>-52.5348</text:p>
          </table:table-cell>
          <table:table-cell table:formula="of:=AVERAGE([.B2050:.B2100])" office:value-type="float" office:value="-52.5145666666667" calcext:value-type="float">
            <text:p>-52.5145666667</text:p>
          </table:table-cell>
          <table:table-cell table:number-columns-repeated="3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53.6445" calcext:value-type="float">
            <text:p>-53.6445</text:p>
          </table:table-cell>
          <table:table-cell table:formula="of:=AVERAGE([.B2051:.B2101])" office:value-type="float" office:value="-52.3726450980392" calcext:value-type="float">
            <text:p>-52.372645098</text:p>
          </table:table-cell>
          <table:table-cell table:number-columns-repeated="3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54.2535" calcext:value-type="float">
            <text:p>-54.2535</text:p>
          </table:table-cell>
          <table:table-cell table:formula="of:=AVERAGE([.B2052:.B2102])" office:value-type="float" office:value="-52.2386176470588" calcext:value-type="float">
            <text:p>-52.2386176471</text:p>
          </table:table-cell>
          <table:table-cell table:number-columns-repeated="3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53.8732" calcext:value-type="float">
            <text:p>-53.8732</text:p>
          </table:table-cell>
          <table:table-cell table:formula="of:=AVERAGE([.B2053:.B2103])" office:value-type="float" office:value="-52.0672549019608" calcext:value-type="float">
            <text:p>-52.067254902</text:p>
          </table:table-cell>
          <table:table-cell table:number-columns-repeated="3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53.407" calcext:value-type="float">
            <text:p>-53.407</text:p>
          </table:table-cell>
          <table:table-cell table:formula="of:=AVERAGE([.B2054:.B2104])" office:value-type="float" office:value="-51.8991352941177" calcext:value-type="float">
            <text:p>-51.8991352941</text:p>
          </table:table-cell>
          <table:table-cell table:number-columns-repeated="3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52.4274" calcext:value-type="float">
            <text:p>-52.4274</text:p>
          </table:table-cell>
          <table:table-cell table:formula="of:=AVERAGE([.B2055:.B2105])" office:value-type="float" office:value="-51.7273960784314" calcext:value-type="float">
            <text:p>-51.7273960784</text:p>
          </table:table-cell>
          <table:table-cell table:number-columns-repeated="3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53.9276" calcext:value-type="float">
            <text:p>-53.9276</text:p>
          </table:table-cell>
          <table:table-cell table:formula="of:=AVERAGE([.B2056:.B2106])" office:value-type="float" office:value="-51.5900156862745" calcext:value-type="float">
            <text:p>-51.5900156863</text:p>
          </table:table-cell>
          <table:table-cell table:number-columns-repeated="3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55.7495" calcext:value-type="float">
            <text:p>-55.7495</text:p>
          </table:table-cell>
          <table:table-cell table:formula="of:=AVERAGE([.B2057:.B2107])" office:value-type="float" office:value="-51.4175666666667" calcext:value-type="float">
            <text:p>-51.4175666667</text:p>
          </table:table-cell>
          <table:table-cell table:number-columns-repeated="3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56.2007" calcext:value-type="float">
            <text:p>-56.2007</text:p>
          </table:table-cell>
          <table:table-cell table:formula="of:=AVERAGE([.B2058:.B2108])" office:value-type="float" office:value="-51.2250647058824" calcext:value-type="float">
            <text:p>-51.2250647059</text:p>
          </table:table-cell>
          <table:table-cell table:number-columns-repeated="3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51.1218" calcext:value-type="float">
            <text:p>-51.1218</text:p>
          </table:table-cell>
          <table:table-cell table:formula="of:=AVERAGE([.B2059:.B2109])" office:value-type="float" office:value="-51.0034568627451" calcext:value-type="float">
            <text:p>-51.0034568627</text:p>
          </table:table-cell>
          <table:table-cell table:number-columns-repeated="3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54.552" calcext:value-type="float">
            <text:p>-54.552</text:p>
          </table:table-cell>
          <table:table-cell table:formula="of:=AVERAGE([.B2060:.B2110])" office:value-type="float" office:value="-50.8869235294118" calcext:value-type="float">
            <text:p>-50.8869235294</text:p>
          </table:table-cell>
          <table:table-cell table:number-columns-repeated="3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53.0068" calcext:value-type="float">
            <text:p>-53.0068</text:p>
          </table:table-cell>
          <table:table-cell table:formula="of:=AVERAGE([.B2061:.B2111])" office:value-type="float" office:value="-50.7139176470588" calcext:value-type="float">
            <text:p>-50.7139176471</text:p>
          </table:table-cell>
          <table:table-cell table:number-columns-repeated="3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51.6656" calcext:value-type="float">
            <text:p>-51.6656</text:p>
          </table:table-cell>
          <table:table-cell table:formula="of:=AVERAGE([.B2062:.B2112])" office:value-type="float" office:value="-50.5702411764706" calcext:value-type="float">
            <text:p>-50.5702411765</text:p>
          </table:table-cell>
          <table:table-cell table:number-columns-repeated="3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53.5712" calcext:value-type="float">
            <text:p>-53.5712</text:p>
          </table:table-cell>
          <table:table-cell table:formula="of:=AVERAGE([.B2063:.B2113])" office:value-type="float" office:value="-50.4603196078431" calcext:value-type="float">
            <text:p>-50.4603196078</text:p>
          </table:table-cell>
          <table:table-cell table:number-columns-repeated="3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54.0259" calcext:value-type="float">
            <text:p>-54.0259</text:p>
          </table:table-cell>
          <table:table-cell table:formula="of:=AVERAGE([.B2064:.B2114])" office:value-type="float" office:value="-50.2919490196079" calcext:value-type="float">
            <text:p>-50.2919490196</text:p>
          </table:table-cell>
          <table:table-cell table:number-columns-repeated="3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54.0435" calcext:value-type="float">
            <text:p>-54.0435</text:p>
          </table:table-cell>
          <table:table-cell table:formula="of:=AVERAGE([.B2065:.B2115])" office:value-type="float" office:value="-50.1282745098039" calcext:value-type="float">
            <text:p>-50.1282745098</text:p>
          </table:table-cell>
          <table:table-cell table:number-columns-repeated="3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54.8212" calcext:value-type="float">
            <text:p>-54.8212</text:p>
          </table:table-cell>
          <table:table-cell table:formula="of:=AVERAGE([.B2066:.B2116])" office:value-type="float" office:value="-49.9618529411765" calcext:value-type="float">
            <text:p>-49.9618529412</text:p>
          </table:table-cell>
          <table:table-cell table:number-columns-repeated="3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54.8065" calcext:value-type="float">
            <text:p>-54.8065</text:p>
          </table:table-cell>
          <table:table-cell table:formula="of:=AVERAGE([.B2067:.B2117])" office:value-type="float" office:value="-49.7690470588235" calcext:value-type="float">
            <text:p>-49.7690470588</text:p>
          </table:table-cell>
          <table:table-cell table:number-columns-repeated="3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53.1208" calcext:value-type="float">
            <text:p>-53.1208</text:p>
          </table:table-cell>
          <table:table-cell table:formula="of:=AVERAGE([.B2068:.B2118])" office:value-type="float" office:value="-49.6222019607843" calcext:value-type="float">
            <text:p>-49.6222019608</text:p>
          </table:table-cell>
          <table:table-cell table:number-columns-repeated="3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53.1558" calcext:value-type="float">
            <text:p>-53.1558</text:p>
          </table:table-cell>
          <table:table-cell table:formula="of:=AVERAGE([.B2069:.B2119])" office:value-type="float" office:value="-49.4843549019608" calcext:value-type="float">
            <text:p>-49.484354902</text:p>
          </table:table-cell>
          <table:table-cell table:number-columns-repeated="3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54.6717" calcext:value-type="float">
            <text:p>-54.6717</text:p>
          </table:table-cell>
          <table:table-cell table:formula="of:=AVERAGE([.B2070:.B2120])" office:value-type="float" office:value="-49.3387098039216" calcext:value-type="float">
            <text:p>-49.3387098039</text:p>
          </table:table-cell>
          <table:table-cell table:number-columns-repeated="3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54.5811" calcext:value-type="float">
            <text:p>-54.5811</text:p>
          </table:table-cell>
          <table:table-cell table:formula="of:=AVERAGE([.B2071:.B2121])" office:value-type="float" office:value="-49.1602450980392" calcext:value-type="float">
            <text:p>-49.160245098</text:p>
          </table:table-cell>
          <table:table-cell table:number-columns-repeated="3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52.3852" calcext:value-type="float">
            <text:p>-52.3852</text:p>
          </table:table-cell>
          <table:table-cell table:formula="of:=AVERAGE([.B2072:.B2122])" office:value-type="float" office:value="-48.9990450980392" calcext:value-type="float">
            <text:p>-48.999045098</text:p>
          </table:table-cell>
          <table:table-cell table:number-columns-repeated="3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53.7385" calcext:value-type="float">
            <text:p>-53.7385</text:p>
          </table:table-cell>
          <table:table-cell table:formula="of:=AVERAGE([.B2073:.B2123])" office:value-type="float" office:value="-48.8932019607843" calcext:value-type="float">
            <text:p>-48.8932019608</text:p>
          </table:table-cell>
          <table:table-cell table:number-columns-repeated="3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54.7458" calcext:value-type="float">
            <text:p>-54.7458</text:p>
          </table:table-cell>
          <table:table-cell table:formula="of:=AVERAGE([.B2074:.B2124])" office:value-type="float" office:value="-48.7353941176471" calcext:value-type="float">
            <text:p>-48.7353941176</text:p>
          </table:table-cell>
          <table:table-cell table:number-columns-repeated="3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52.4645" calcext:value-type="float">
            <text:p>-52.4645</text:p>
          </table:table-cell>
          <table:table-cell table:formula="of:=AVERAGE([.B2075:.B2125])" office:value-type="float" office:value="-48.5691352941177" calcext:value-type="float">
            <text:p>-48.5691352941</text:p>
          </table:table-cell>
          <table:table-cell table:number-columns-repeated="3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52.8304" calcext:value-type="float">
            <text:p>-52.8304</text:p>
          </table:table-cell>
          <table:table-cell table:formula="of:=AVERAGE([.B2076:.B2126])" office:value-type="float" office:value="-48.4008666666667" calcext:value-type="float">
            <text:p>-48.4008666667</text:p>
          </table:table-cell>
          <table:table-cell table:number-columns-repeated="3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52.2568" calcext:value-type="float">
            <text:p>-52.2568</text:p>
          </table:table-cell>
          <table:table-cell table:formula="of:=AVERAGE([.B2077:.B2127])" office:value-type="float" office:value="-48.2951117647059" calcext:value-type="float">
            <text:p>-48.2951117647</text:p>
          </table:table-cell>
          <table:table-cell table:number-columns-repeated="3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52.8293" calcext:value-type="float">
            <text:p>-52.8293</text:p>
          </table:table-cell>
          <table:table-cell table:formula="of:=AVERAGE([.B2078:.B2128])" office:value-type="float" office:value="-48.2181196078431" calcext:value-type="float">
            <text:p>-48.2181196078</text:p>
          </table:table-cell>
          <table:table-cell table:number-columns-repeated="3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52.2917" calcext:value-type="float">
            <text:p>-52.2917</text:p>
          </table:table-cell>
          <table:table-cell table:formula="of:=AVERAGE([.B2079:.B2129])" office:value-type="float" office:value="-48.0586470588235" calcext:value-type="float">
            <text:p>-48.0586470588</text:p>
          </table:table-cell>
          <table:table-cell table:number-columns-repeated="3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53.7656" calcext:value-type="float">
            <text:p>-53.7656</text:p>
          </table:table-cell>
          <table:table-cell table:formula="of:=AVERAGE([.B2080:.B2130])" office:value-type="float" office:value="-47.9432862745098" calcext:value-type="float">
            <text:p>-47.9432862745</text:p>
          </table:table-cell>
          <table:table-cell table:number-columns-repeated="3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52.3522" calcext:value-type="float">
            <text:p>-52.3522</text:p>
          </table:table-cell>
          <table:table-cell table:formula="of:=AVERAGE([.B2081:.B2131])" office:value-type="float" office:value="-47.7741647058823" calcext:value-type="float">
            <text:p>-47.7741647059</text:p>
          </table:table-cell>
          <table:table-cell table:number-columns-repeated="3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52.6499" calcext:value-type="float">
            <text:p>-52.6499</text:p>
          </table:table-cell>
          <table:table-cell table:formula="of:=AVERAGE([.B2082:.B2132])" office:value-type="float" office:value="-47.6274254901961" calcext:value-type="float">
            <text:p>-47.6274254902</text:p>
          </table:table-cell>
          <table:table-cell table:number-columns-repeated="3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54.7065" calcext:value-type="float">
            <text:p>-54.7065</text:p>
          </table:table-cell>
          <table:table-cell table:formula="of:=AVERAGE([.B2083:.B2133])" office:value-type="float" office:value="-47.581" calcext:value-type="float">
            <text:p>-47.581</text:p>
          </table:table-cell>
          <table:table-cell table:number-columns-repeated="3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53.4606" calcext:value-type="float">
            <text:p>-53.4606</text:p>
          </table:table-cell>
          <table:table-cell table:formula="of:=AVERAGE([.B2084:.B2134])" office:value-type="float" office:value="-47.3899803921569" calcext:value-type="float">
            <text:p>-47.3899803922</text:p>
          </table:table-cell>
          <table:table-cell table:number-columns-repeated="3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51.6966" calcext:value-type="float">
            <text:p>-51.6966</text:p>
          </table:table-cell>
          <table:table-cell table:formula="of:=AVERAGE([.B2085:.B2135])" office:value-type="float" office:value="-47.2560117647059" calcext:value-type="float">
            <text:p>-47.2560117647</text:p>
          </table:table-cell>
          <table:table-cell table:number-columns-repeated="3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51.286" calcext:value-type="float">
            <text:p>-51.286</text:p>
          </table:table-cell>
          <table:table-cell table:formula="of:=AVERAGE([.B2086:.B2136])" office:value-type="float" office:value="-47.1128843137255" calcext:value-type="float">
            <text:p>-47.1128843137</text:p>
          </table:table-cell>
          <table:table-cell table:number-columns-repeated="3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52.0295" calcext:value-type="float">
            <text:p>-52.0295</text:p>
          </table:table-cell>
          <table:table-cell table:formula="of:=AVERAGE([.B2087:.B2137])" office:value-type="float" office:value="-46.9954490196079" calcext:value-type="float">
            <text:p>-46.9954490196</text:p>
          </table:table-cell>
          <table:table-cell table:number-columns-repeated="3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52.5048" calcext:value-type="float">
            <text:p>-52.5048</text:p>
          </table:table-cell>
          <table:table-cell table:formula="of:=AVERAGE([.B2088:.B2138])" office:value-type="float" office:value="-46.8910137254902" calcext:value-type="float">
            <text:p>-46.8910137255</text:p>
          </table:table-cell>
          <table:table-cell table:number-columns-repeated="3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52.6406" calcext:value-type="float">
            <text:p>-52.6406</text:p>
          </table:table-cell>
          <table:table-cell table:formula="of:=AVERAGE([.B2089:.B2139])" office:value-type="float" office:value="-46.7426" calcext:value-type="float">
            <text:p>-46.7426</text:p>
          </table:table-cell>
          <table:table-cell table:number-columns-repeated="3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51.9828" calcext:value-type="float">
            <text:p>-51.9828</text:p>
          </table:table-cell>
          <table:table-cell table:formula="of:=AVERAGE([.B2090:.B2140])" office:value-type="float" office:value="-46.6018294117647" calcext:value-type="float">
            <text:p>-46.6018294118</text:p>
          </table:table-cell>
          <table:table-cell table:number-columns-repeated="3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53.9571" calcext:value-type="float">
            <text:p>-53.9571</text:p>
          </table:table-cell>
          <table:table-cell table:formula="of:=AVERAGE([.B2091:.B2141])" office:value-type="float" office:value="-46.4556333333333" calcext:value-type="float">
            <text:p>-46.4556333333</text:p>
          </table:table-cell>
          <table:table-cell table:number-columns-repeated="3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52.4635" calcext:value-type="float">
            <text:p>-52.4635</text:p>
          </table:table-cell>
          <table:table-cell table:formula="of:=AVERAGE([.B2092:.B2142])" office:value-type="float" office:value="-46.2792039215686" calcext:value-type="float">
            <text:p>-46.2792039216</text:p>
          </table:table-cell>
          <table:table-cell table:number-columns-repeated="3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-52.3821" calcext:value-type="float">
            <text:p>-52.3821</text:p>
          </table:table-cell>
          <table:table-cell table:formula="of:=AVERAGE([.B2093:.B2143])" office:value-type="float" office:value="-46.1760666666667" calcext:value-type="float">
            <text:p>-46.1760666667</text:p>
          </table:table-cell>
          <table:table-cell table:number-columns-repeated="3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-51.5567" calcext:value-type="float">
            <text:p>-51.5567</text:p>
          </table:table-cell>
          <table:table-cell table:formula="of:=AVERAGE([.B2094:.B2144])" office:value-type="float" office:value="-46.0148411764706" calcext:value-type="float">
            <text:p>-46.0148411765</text:p>
          </table:table-cell>
          <table:table-cell table:number-columns-repeated="3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-49.1769" calcext:value-type="float">
            <text:p>-49.1769</text:p>
          </table:table-cell>
          <table:table-cell table:formula="of:=AVERAGE([.B2095:.B2145])" office:value-type="float" office:value="-45.9099019607843" calcext:value-type="float">
            <text:p>-45.9099019608</text:p>
          </table:table-cell>
          <table:table-cell table:number-columns-repeated="3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-46.9541" calcext:value-type="float">
            <text:p>-46.9541</text:p>
          </table:table-cell>
          <table:table-cell table:formula="of:=AVERAGE([.B2096:.B2146])" office:value-type="float" office:value="-45.7437745098039" calcext:value-type="float">
            <text:p>-45.7437745098</text:p>
          </table:table-cell>
          <table:table-cell table:number-columns-repeated="3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-47.8343" calcext:value-type="float">
            <text:p>-47.8343</text:p>
          </table:table-cell>
          <table:table-cell table:formula="of:=AVERAGE([.B2097:.B2147])" office:value-type="float" office:value="-45.6257882352941" calcext:value-type="float">
            <text:p>-45.6257882353</text:p>
          </table:table-cell>
          <table:table-cell table:number-columns-repeated="3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-47.9504" calcext:value-type="float">
            <text:p>-47.9504</text:p>
          </table:table-cell>
          <table:table-cell table:formula="of:=AVERAGE([.B2098:.B2148])" office:value-type="float" office:value="-45.4470705882353" calcext:value-type="float">
            <text:p>-45.4470705882</text:p>
          </table:table-cell>
          <table:table-cell table:number-columns-repeated="3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-45.0717" calcext:value-type="float">
            <text:p>-45.0717</text:p>
          </table:table-cell>
          <table:table-cell table:formula="of:=AVERAGE([.B2099:.B2149])" office:value-type="float" office:value="-45.2840294117647" calcext:value-type="float">
            <text:p>-45.2840294118</text:p>
          </table:table-cell>
          <table:table-cell table:number-columns-repeated="3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-45.1167" calcext:value-type="float">
            <text:p>-45.1167</text:p>
          </table:table-cell>
          <table:table-cell table:formula="of:=AVERAGE([.B2100:.B2150])" office:value-type="float" office:value="-45.1806823529412" calcext:value-type="float">
            <text:p>-45.1806823529</text:p>
          </table:table-cell>
          <table:table-cell table:number-columns-repeated="3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-45.2968" calcext:value-type="float">
            <text:p>-45.2968</text:p>
          </table:table-cell>
          <table:table-cell table:formula="of:=AVERAGE([.B2101:.B2151])" office:value-type="float" office:value="-45.0128" calcext:value-type="float">
            <text:p>-45.0128</text:p>
          </table:table-cell>
          <table:table-cell table:number-columns-repeated="3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-46.8091" calcext:value-type="float">
            <text:p>-46.8091</text:p>
          </table:table-cell>
          <table:table-cell table:formula="of:=AVERAGE([.B2102:.B2152])" office:value-type="float" office:value="-44.851662745098" calcext:value-type="float">
            <text:p>-44.8516627451</text:p>
          </table:table-cell>
          <table:table-cell table:number-columns-repeated="3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-45.514" calcext:value-type="float">
            <text:p>-45.514</text:p>
          </table:table-cell>
          <table:table-cell table:formula="of:=AVERAGE([.B2103:.B2153])" office:value-type="float" office:value="-44.6833294117647" calcext:value-type="float">
            <text:p>-44.6833294118</text:p>
          </table:table-cell>
          <table:table-cell table:number-columns-repeated="3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-45.2991" calcext:value-type="float">
            <text:p>-45.2991</text:p>
          </table:table-cell>
          <table:table-cell table:formula="of:=AVERAGE([.B2104:.B2154])" office:value-type="float" office:value="-44.4948803921569" calcext:value-type="float">
            <text:p>-44.4948803922</text:p>
          </table:table-cell>
          <table:table-cell table:number-columns-repeated="3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-44.6483" calcext:value-type="float">
            <text:p>-44.6483</text:p>
          </table:table-cell>
          <table:table-cell table:formula="of:=AVERAGE([.B2105:.B2155])" office:value-type="float" office:value="-44.3437098039216" calcext:value-type="float">
            <text:p>-44.3437098039</text:p>
          </table:table-cell>
          <table:table-cell table:number-columns-repeated="3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-45.421" calcext:value-type="float">
            <text:p>-45.421</text:p>
          </table:table-cell>
          <table:table-cell table:formula="of:=AVERAGE([.B2106:.B2156])" office:value-type="float" office:value="-44.216137254902" calcext:value-type="float">
            <text:p>-44.2161372549</text:p>
          </table:table-cell>
          <table:table-cell table:number-columns-repeated="3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-45.1327" calcext:value-type="float">
            <text:p>-45.1327</text:p>
          </table:table-cell>
          <table:table-cell table:formula="of:=AVERAGE([.B2107:.B2157])" office:value-type="float" office:value="-44.0450411764706" calcext:value-type="float">
            <text:p>-44.0450411765</text:p>
          </table:table-cell>
          <table:table-cell table:number-columns-repeated="3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-45.9319" calcext:value-type="float">
            <text:p>-45.9319</text:p>
          </table:table-cell>
          <table:table-cell table:formula="of:=AVERAGE([.B2108:.B2158])" office:value-type="float" office:value="-43.9015019607843" calcext:value-type="float">
            <text:p>-43.9015019608</text:p>
          </table:table-cell>
          <table:table-cell table:number-columns-repeated="3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-44.8987" calcext:value-type="float">
            <text:p>-44.8987</text:p>
          </table:table-cell>
          <table:table-cell table:formula="of:=AVERAGE([.B2109:.B2159])" office:value-type="float" office:value="-43.690068627451" calcext:value-type="float">
            <text:p>-43.6900686275</text:p>
          </table:table-cell>
          <table:table-cell table:number-columns-repeated="3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-45.1786" calcext:value-type="float">
            <text:p>-45.1786</text:p>
          </table:table-cell>
          <table:table-cell table:formula="of:=AVERAGE([.B2110:.B2160])" office:value-type="float" office:value="-43.5339960784314" calcext:value-type="float">
            <text:p>-43.5339960784</text:p>
          </table:table-cell>
          <table:table-cell table:number-columns-repeated="3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-45.7287" calcext:value-type="float">
            <text:p>-45.7287</text:p>
          </table:table-cell>
          <table:table-cell table:formula="of:=AVERAGE([.B2111:.B2161])" office:value-type="float" office:value="-43.4143941176471" calcext:value-type="float">
            <text:p>-43.4143941176</text:p>
          </table:table-cell>
          <table:table-cell table:number-columns-repeated="3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-45.6793" calcext:value-type="float">
            <text:p>-45.6793</text:p>
          </table:table-cell>
          <table:table-cell table:formula="of:=AVERAGE([.B2112:.B2162])" office:value-type="float" office:value="-43.2242843137255" calcext:value-type="float">
            <text:p>-43.2242843137</text:p>
          </table:table-cell>
          <table:table-cell table:number-columns-repeated="3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-46.0596" calcext:value-type="float">
            <text:p>-46.0596</text:p>
          </table:table-cell>
          <table:table-cell table:formula="of:=AVERAGE([.B2113:.B2163])" office:value-type="float" office:value="-43.0739803921569" calcext:value-type="float">
            <text:p>-43.0739803922</text:p>
          </table:table-cell>
          <table:table-cell table:number-columns-repeated="3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-44.9843" calcext:value-type="float">
            <text:p>-44.9843</text:p>
          </table:table-cell>
          <table:table-cell table:formula="of:=AVERAGE([.B2114:.B2164])" office:value-type="float" office:value="-42.897268627451" calcext:value-type="float">
            <text:p>-42.8972686275</text:p>
          </table:table-cell>
          <table:table-cell table:number-columns-repeated="3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-45.6785" calcext:value-type="float">
            <text:p>-45.6785</text:p>
          </table:table-cell>
          <table:table-cell table:formula="of:=AVERAGE([.B2115:.B2165])" office:value-type="float" office:value="-42.7498274509804" calcext:value-type="float">
            <text:p>-42.749827451</text:p>
          </table:table-cell>
          <table:table-cell table:number-columns-repeated="3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-45.556" calcext:value-type="float">
            <text:p>-45.556</text:p>
          </table:table-cell>
          <table:table-cell table:formula="of:=AVERAGE([.B2116:.B2166])" office:value-type="float" office:value="-42.5719431372549" calcext:value-type="float">
            <text:p>-42.5719431373</text:p>
          </table:table-cell>
          <table:table-cell table:number-columns-repeated="3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-44.9881" calcext:value-type="float">
            <text:p>-44.9881</text:p>
          </table:table-cell>
          <table:table-cell table:formula="of:=AVERAGE([.B2117:.B2167])" office:value-type="float" office:value="-42.3714411764706" calcext:value-type="float">
            <text:p>-42.3714411765</text:p>
          </table:table-cell>
          <table:table-cell table:number-columns-repeated="3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-47.3174" calcext:value-type="float">
            <text:p>-47.3174</text:p>
          </table:table-cell>
          <table:table-cell table:formula="of:=AVERAGE([.B2118:.B2168])" office:value-type="float" office:value="-42.2385882352941" calcext:value-type="float">
            <text:p>-42.2385882353</text:p>
          </table:table-cell>
          <table:table-cell table:number-columns-repeated="3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-46.0906" calcext:value-type="float">
            <text:p>-46.0906</text:p>
          </table:table-cell>
          <table:table-cell table:formula="of:=AVERAGE([.B2119:.B2169])" office:value-type="float" office:value="-42.0203764705882" calcext:value-type="float">
            <text:p>-42.0203764706</text:p>
          </table:table-cell>
          <table:table-cell table:number-columns-repeated="3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-45.7279" calcext:value-type="float">
            <text:p>-45.7279</text:p>
          </table:table-cell>
          <table:table-cell table:formula="of:=AVERAGE([.B2120:.B2170])" office:value-type="float" office:value="-41.8208294117647" calcext:value-type="float">
            <text:p>-41.8208294118</text:p>
          </table:table-cell>
          <table:table-cell table:number-columns-repeated="3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-45.57" calcext:value-type="float">
            <text:p>-45.57</text:p>
          </table:table-cell>
          <table:table-cell table:formula="of:=AVERAGE([.B2121:.B2171])" office:value-type="float" office:value="-41.6403843137255" calcext:value-type="float">
            <text:p>-41.6403843137</text:p>
          </table:table-cell>
          <table:table-cell table:number-columns-repeated="3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-46.3599" calcext:value-type="float">
            <text:p>-46.3599</text:p>
          </table:table-cell>
          <table:table-cell table:formula="of:=AVERAGE([.B2122:.B2172])" office:value-type="float" office:value="-41.4432803921569" calcext:value-type="float">
            <text:p>-41.4432803922</text:p>
          </table:table-cell>
          <table:table-cell table:number-columns-repeated="3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-46.9872" calcext:value-type="float">
            <text:p>-46.9872</text:p>
          </table:table-cell>
          <table:table-cell table:formula="of:=AVERAGE([.B2123:.B2173])" office:value-type="float" office:value="-41.2806" calcext:value-type="float">
            <text:p>-41.2806</text:p>
          </table:table-cell>
          <table:table-cell table:number-columns-repeated="3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-45.6903" calcext:value-type="float">
            <text:p>-45.6903</text:p>
          </table:table-cell>
          <table:table-cell table:formula="of:=AVERAGE([.B2124:.B2174])" office:value-type="float" office:value="-41.0983607843137" calcext:value-type="float">
            <text:p>-41.0983607843</text:p>
          </table:table-cell>
          <table:table-cell table:number-columns-repeated="3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-46.2666" calcext:value-type="float">
            <text:p>-46.2666</text:p>
          </table:table-cell>
          <table:table-cell table:formula="of:=AVERAGE([.B2125:.B2175])" office:value-type="float" office:value="-40.9387823529412" calcext:value-type="float">
            <text:p>-40.9387823529</text:p>
          </table:table-cell>
          <table:table-cell table:number-columns-repeated="3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-43.8828" calcext:value-type="float">
            <text:p>-43.8828</text:p>
          </table:table-cell>
          <table:table-cell table:formula="of:=AVERAGE([.B2126:.B2176])" office:value-type="float" office:value="-40.7592862745098" calcext:value-type="float">
            <text:p>-40.7592862745</text:p>
          </table:table-cell>
          <table:table-cell table:number-columns-repeated="3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-47.4369" calcext:value-type="float">
            <text:p>-47.4369</text:p>
          </table:table-cell>
          <table:table-cell table:formula="of:=AVERAGE([.B2127:.B2177])" office:value-type="float" office:value="-40.6418764705882" calcext:value-type="float">
            <text:p>-40.6418764706</text:p>
          </table:table-cell>
          <table:table-cell table:number-columns-repeated="3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-48.3302" calcext:value-type="float">
            <text:p>-48.3302</text:p>
          </table:table-cell>
          <table:table-cell table:formula="of:=AVERAGE([.B2128:.B2178])" office:value-type="float" office:value="-40.4412411764706" calcext:value-type="float">
            <text:p>-40.4412411765</text:p>
          </table:table-cell>
          <table:table-cell table:number-columns-repeated="3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-44.6962" calcext:value-type="float">
            <text:p>-44.6962</text:p>
          </table:table-cell>
          <table:table-cell table:formula="of:=AVERAGE([.B2129:.B2179])" office:value-type="float" office:value="-40.2208058823529" calcext:value-type="float">
            <text:p>-40.2208058824</text:p>
          </table:table-cell>
          <table:table-cell table:number-columns-repeated="3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-46.4083" calcext:value-type="float">
            <text:p>-46.4083</text:p>
          </table:table-cell>
          <table:table-cell table:formula="of:=AVERAGE([.B2130:.B2180])" office:value-type="float" office:value="-40.0756941176471" calcext:value-type="float">
            <text:p>-40.0756941176</text:p>
          </table:table-cell>
          <table:table-cell table:number-columns-repeated="3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-45.1404" calcext:value-type="float">
            <text:p>-45.1404</text:p>
          </table:table-cell>
          <table:table-cell table:formula="of:=AVERAGE([.B2131:.B2181])" office:value-type="float" office:value="-39.9030764705882" calcext:value-type="float">
            <text:p>-39.9030764706</text:p>
          </table:table-cell>
          <table:table-cell table:number-columns-repeated="3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-44.8685" calcext:value-type="float">
            <text:p>-44.8685</text:p>
          </table:table-cell>
          <table:table-cell table:formula="of:=AVERAGE([.B2132:.B2182])" office:value-type="float" office:value="-39.7650431372549" calcext:value-type="float">
            <text:p>-39.7650431373</text:p>
          </table:table-cell>
          <table:table-cell table:number-columns-repeated="3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-50.2822" calcext:value-type="float">
            <text:p>-50.2822</text:p>
          </table:table-cell>
          <table:table-cell table:formula="of:=AVERAGE([.B2133:.B2183])" office:value-type="float" office:value="-39.621537254902" calcext:value-type="float">
            <text:p>-39.6215372549</text:p>
          </table:table-cell>
          <table:table-cell table:number-columns-repeated="3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-44.9645" calcext:value-type="float">
            <text:p>-44.9645</text:p>
          </table:table-cell>
          <table:table-cell table:formula="of:=AVERAGE([.B2134:.B2184])" office:value-type="float" office:value="-39.3617176470588" calcext:value-type="float">
            <text:p>-39.3617176471</text:p>
          </table:table-cell>
          <table:table-cell table:number-columns-repeated="3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-46.6282" calcext:value-type="float">
            <text:p>-46.6282</text:p>
          </table:table-cell>
          <table:table-cell table:formula="of:=AVERAGE([.B2135:.B2185])" office:value-type="float" office:value="-39.2228666666667" calcext:value-type="float">
            <text:p>-39.2228666667</text:p>
          </table:table-cell>
          <table:table-cell table:number-columns-repeated="3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-44.3971" calcext:value-type="float">
            <text:p>-44.3971</text:p>
          </table:table-cell>
          <table:table-cell table:formula="of:=AVERAGE([.B2136:.B2186])" office:value-type="float" office:value="-39.0646705882353" calcext:value-type="float">
            <text:p>-39.0646705882</text:p>
          </table:table-cell>
          <table:table-cell table:number-columns-repeated="3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-45.2968" calcext:value-type="float">
            <text:p>-45.2968</text:p>
          </table:table-cell>
          <table:table-cell table:formula="of:=AVERAGE([.B2137:.B2187])" office:value-type="float" office:value="-38.9636392156863" calcext:value-type="float">
            <text:p>-38.9636392157</text:p>
          </table:table-cell>
          <table:table-cell table:number-columns-repeated="3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-46.7033" calcext:value-type="float">
            <text:p>-46.7033</text:p>
          </table:table-cell>
          <table:table-cell table:formula="of:=AVERAGE([.B2138:.B2188])" office:value-type="float" office:value="-38.764731372549" calcext:value-type="float">
            <text:p>-38.7647313725</text:p>
          </table:table-cell>
          <table:table-cell table:number-columns-repeated="3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-44.9357" calcext:value-type="float">
            <text:p>-44.9357</text:p>
          </table:table-cell>
          <table:table-cell table:formula="of:=AVERAGE([.B2139:.B2189])" office:value-type="float" office:value="-38.5720843137255" calcext:value-type="float">
            <text:p>-38.5720843137</text:p>
          </table:table-cell>
          <table:table-cell table:number-columns-repeated="3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-45.4613" calcext:value-type="float">
            <text:p>-45.4613</text:p>
          </table:table-cell>
          <table:table-cell table:formula="of:=AVERAGE([.B2140:.B2190])" office:value-type="float" office:value="-38.4494764705882" calcext:value-type="float">
            <text:p>-38.4494764706</text:p>
          </table:table-cell>
          <table:table-cell table:number-columns-repeated="3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-44.5268" calcext:value-type="float">
            <text:p>-44.5268</text:p>
          </table:table-cell>
          <table:table-cell table:formula="of:=AVERAGE([.B2141:.B2191])" office:value-type="float" office:value="-38.266831372549" calcext:value-type="float">
            <text:p>-38.2668313725</text:p>
          </table:table-cell>
          <table:table-cell table:number-columns-repeated="3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-44.9592" calcext:value-type="float">
            <text:p>-44.9592</text:p>
          </table:table-cell>
          <table:table-cell table:formula="of:=AVERAGE([.B2142:.B2192])" office:value-type="float" office:value="-38.1316666666667" calcext:value-type="float">
            <text:p>-38.1316666667</text:p>
          </table:table-cell>
          <table:table-cell table:number-columns-repeated="3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-47.2035" calcext:value-type="float">
            <text:p>-47.2035</text:p>
          </table:table-cell>
          <table:table-cell table:formula="of:=AVERAGE([.B2143:.B2193])" office:value-type="float" office:value="-37.9762490196078" calcext:value-type="float">
            <text:p>-37.9762490196</text:p>
          </table:table-cell>
          <table:table-cell table:number-columns-repeated="3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44.1596" calcext:value-type="float">
            <text:p>-44.1596</text:p>
          </table:table-cell>
          <table:table-cell table:formula="of:=AVERAGE([.B2144:.B2194])" office:value-type="float" office:value="-37.8098019607843" calcext:value-type="float">
            <text:p>-37.8098019608</text:p>
          </table:table-cell>
          <table:table-cell table:number-columns-repeated="3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46.2048" calcext:value-type="float">
            <text:p>-46.2048</text:p>
          </table:table-cell>
          <table:table-cell table:formula="of:=AVERAGE([.B2145:.B2195])" office:value-type="float" office:value="-37.6891039215686" calcext:value-type="float">
            <text:p>-37.6891039216</text:p>
          </table:table-cell>
          <table:table-cell table:number-columns-repeated="3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40.7044" calcext:value-type="float">
            <text:p>-40.7044</text:p>
          </table:table-cell>
          <table:table-cell table:formula="of:=AVERAGE([.B2146:.B2196])" office:value-type="float" office:value="-37.5007725490196" calcext:value-type="float">
            <text:p>-37.500772549</text:p>
          </table:table-cell>
          <table:table-cell table:number-columns-repeated="3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40.9368" calcext:value-type="float">
            <text:p>-40.9368</text:p>
          </table:table-cell>
          <table:table-cell table:formula="of:=AVERAGE([.B2147:.B2197])" office:value-type="float" office:value="-37.4072176470588" calcext:value-type="float">
            <text:p>-37.4072176471</text:p>
          </table:table-cell>
          <table:table-cell table:number-columns-repeated="3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38.7197" calcext:value-type="float">
            <text:p>-38.7197</text:p>
          </table:table-cell>
          <table:table-cell table:formula="of:=AVERAGE([.B2148:.B2198])" office:value-type="float" office:value="-37.2763019607843" calcext:value-type="float">
            <text:p>-37.2763019608</text:p>
          </table:table-cell>
          <table:table-cell table:number-columns-repeated="3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39.6353" calcext:value-type="float">
            <text:p>-39.6353</text:p>
          </table:table-cell>
          <table:table-cell table:formula="of:=AVERAGE([.B2149:.B2199])" office:value-type="float" office:value="-37.1395254901961" calcext:value-type="float">
            <text:p>-37.1395254902</text:p>
          </table:table-cell>
          <table:table-cell table:number-columns-repeated="3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39.801" calcext:value-type="float">
            <text:p>-39.801</text:p>
          </table:table-cell>
          <table:table-cell table:formula="of:=AVERAGE([.B2150:.B2200])" office:value-type="float" office:value="-37.0249098039216" calcext:value-type="float">
            <text:p>-37.0249098039</text:p>
          </table:table-cell>
          <table:table-cell table:number-columns-repeated="3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36.5547" calcext:value-type="float">
            <text:p>-36.5547</text:p>
          </table:table-cell>
          <table:table-cell table:formula="of:=AVERAGE([.B2151:.B2201])" office:value-type="float" office:value="-36.857994117647" calcext:value-type="float">
            <text:p>-36.8579941176</text:p>
          </table:table-cell>
          <table:table-cell table:number-columns-repeated="3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37.0788" calcext:value-type="float">
            <text:p>-37.0788</text:p>
          </table:table-cell>
          <table:table-cell table:formula="of:=AVERAGE([.B2152:.B2202])" office:value-type="float" office:value="-36.7328039215686" calcext:value-type="float">
            <text:p>-36.7328039216</text:p>
          </table:table-cell>
          <table:table-cell table:number-columns-repeated="3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38.2241" calcext:value-type="float">
            <text:p>-38.2241</text:p>
          </table:table-cell>
          <table:table-cell table:formula="of:=AVERAGE([.B2153:.B2203])" office:value-type="float" office:value="-36.5966078431372" calcext:value-type="float">
            <text:p>-36.5966078431</text:p>
          </table:table-cell>
          <table:table-cell table:number-columns-repeated="3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35.9031" calcext:value-type="float">
            <text:p>-35.9031</text:p>
          </table:table-cell>
          <table:table-cell table:formula="of:=AVERAGE([.B2154:.B2204])" office:value-type="float" office:value="-36.4345117647059" calcext:value-type="float">
            <text:p>-36.4345117647</text:p>
          </table:table-cell>
          <table:table-cell table:number-columns-repeated="3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37.5894" calcext:value-type="float">
            <text:p>-37.5894</text:p>
          </table:table-cell>
          <table:table-cell table:formula="of:=AVERAGE([.B2155:.B2205])" office:value-type="float" office:value="-36.3012431372549" calcext:value-type="float">
            <text:p>-36.3012431373</text:p>
          </table:table-cell>
          <table:table-cell table:number-columns-repeated="3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38.1421" calcext:value-type="float">
            <text:p>-38.1421</text:p>
          </table:table-cell>
          <table:table-cell table:formula="of:=AVERAGE([.B2156:.B2206])" office:value-type="float" office:value="-36.1883549019608" calcext:value-type="float">
            <text:p>-36.188354902</text:p>
          </table:table-cell>
          <table:table-cell table:number-columns-repeated="3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36.6951" calcext:value-type="float">
            <text:p>-36.6951</text:p>
          </table:table-cell>
          <table:table-cell table:formula="of:=AVERAGE([.B2157:.B2207])" office:value-type="float" office:value="-36.0294333333333" calcext:value-type="float">
            <text:p>-36.0294333333</text:p>
          </table:table-cell>
          <table:table-cell table:number-columns-repeated="3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37.8122" calcext:value-type="float">
            <text:p>-37.8122</text:p>
          </table:table-cell>
          <table:table-cell table:formula="of:=AVERAGE([.B2158:.B2208])" office:value-type="float" office:value="-35.9184333333333" calcext:value-type="float">
            <text:p>-35.9184333333</text:p>
          </table:table-cell>
          <table:table-cell table:number-columns-repeated="3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35.1488" calcext:value-type="float">
            <text:p>-35.1488</text:p>
          </table:table-cell>
          <table:table-cell table:formula="of:=AVERAGE([.B2159:.B2209])" office:value-type="float" office:value="-35.7671843137255" calcext:value-type="float">
            <text:p>-35.7671843137</text:p>
          </table:table-cell>
          <table:table-cell table:number-columns-repeated="3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36.939" calcext:value-type="float">
            <text:p>-36.939</text:p>
          </table:table-cell>
          <table:table-cell table:formula="of:=AVERAGE([.B2160:.B2210])" office:value-type="float" office:value="-35.6648666666667" calcext:value-type="float">
            <text:p>-35.6648666667</text:p>
          </table:table-cell>
          <table:table-cell table:number-columns-repeated="3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39.0789" calcext:value-type="float">
            <text:p>-39.0789</text:p>
          </table:table-cell>
          <table:table-cell table:formula="of:=AVERAGE([.B2161:.B2211])" office:value-type="float" office:value="-35.4936176470588" calcext:value-type="float">
            <text:p>-35.4936176471</text:p>
          </table:table-cell>
          <table:table-cell table:number-columns-repeated="3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36.0331" calcext:value-type="float">
            <text:p>-36.0331</text:p>
          </table:table-cell>
          <table:table-cell table:formula="of:=AVERAGE([.B2162:.B2212])" office:value-type="float" office:value="-35.353262745098" calcext:value-type="float">
            <text:p>-35.3532627451</text:p>
          </table:table-cell>
          <table:table-cell table:number-columns-repeated="3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38.0138" calcext:value-type="float">
            <text:p>-38.0138</text:p>
          </table:table-cell>
          <table:table-cell table:formula="of:=AVERAGE([.B2163:.B2213])" office:value-type="float" office:value="-35.2164549019608" calcext:value-type="float">
            <text:p>-35.216454902</text:p>
          </table:table-cell>
          <table:table-cell table:number-columns-repeated="3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37.0473" calcext:value-type="float">
            <text:p>-37.0473</text:p>
          </table:table-cell>
          <table:table-cell table:formula="of:=AVERAGE([.B2164:.B2214])" office:value-type="float" office:value="-35.0772352941176" calcext:value-type="float">
            <text:p>-35.0772352941</text:p>
          </table:table-cell>
          <table:table-cell table:number-columns-repeated="3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37.4648" calcext:value-type="float">
            <text:p>-37.4648</text:p>
          </table:table-cell>
          <table:table-cell table:formula="of:=AVERAGE([.B2165:.B2215])" office:value-type="float" office:value="-34.942031372549" calcext:value-type="float">
            <text:p>-34.9420313725</text:p>
          </table:table-cell>
          <table:table-cell table:number-columns-repeated="3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36.6064" calcext:value-type="float">
            <text:p>-36.6064</text:p>
          </table:table-cell>
          <table:table-cell table:formula="of:=AVERAGE([.B2166:.B2216])" office:value-type="float" office:value="-34.8052941176471" calcext:value-type="float">
            <text:p>-34.8052941176</text:p>
          </table:table-cell>
          <table:table-cell table:number-columns-repeated="3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35.3304" calcext:value-type="float">
            <text:p>-35.3304</text:p>
          </table:table-cell>
          <table:table-cell table:formula="of:=AVERAGE([.B2167:.B2217])" office:value-type="float" office:value="-34.6640549019608" calcext:value-type="float">
            <text:p>-34.664054902</text:p>
          </table:table-cell>
          <table:table-cell table:number-columns-repeated="3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38.2126" calcext:value-type="float">
            <text:p>-38.2126</text:p>
          </table:table-cell>
          <table:table-cell table:formula="of:=AVERAGE([.B2168:.B2218])" office:value-type="float" office:value="-34.576" calcext:value-type="float">
            <text:p>-34.576</text:p>
          </table:table-cell>
          <table:table-cell table:number-columns-repeated="3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36.1886" calcext:value-type="float">
            <text:p>-36.1886</text:p>
          </table:table-cell>
          <table:table-cell table:formula="of:=AVERAGE([.B2169:.B2219])" office:value-type="float" office:value="-34.4075647058824" calcext:value-type="float">
            <text:p>-34.4075647059</text:p>
          </table:table-cell>
          <table:table-cell table:number-columns-repeated="3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35.9137" calcext:value-type="float">
            <text:p>-35.9137</text:p>
          </table:table-cell>
          <table:table-cell table:formula="of:=AVERAGE([.B2170:.B2220])" office:value-type="float" office:value="-34.2927019607843" calcext:value-type="float">
            <text:p>-34.2927019608</text:p>
          </table:table-cell>
          <table:table-cell table:number-columns-repeated="3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36.5252" calcext:value-type="float">
            <text:p>-36.5252</text:p>
          </table:table-cell>
          <table:table-cell table:formula="of:=AVERAGE([.B2171:.B2221])" office:value-type="float" office:value="-34.1558431372549" calcext:value-type="float">
            <text:p>-34.1558431373</text:p>
          </table:table-cell>
          <table:table-cell table:number-columns-repeated="3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35.5177" calcext:value-type="float">
            <text:p>-35.5177</text:p>
          </table:table-cell>
          <table:table-cell table:formula="of:=AVERAGE([.B2172:.B2222])" office:value-type="float" office:value="-34.0487627450981" calcext:value-type="float">
            <text:p>-34.0487627451</text:p>
          </table:table-cell>
          <table:table-cell table:number-columns-repeated="3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38.0632" calcext:value-type="float">
            <text:p>-38.0632</text:p>
          </table:table-cell>
          <table:table-cell table:formula="of:=AVERAGE([.B2173:.B2223])" office:value-type="float" office:value="-33.9370333333333" calcext:value-type="float">
            <text:p>-33.9370333333</text:p>
          </table:table-cell>
          <table:table-cell table:number-columns-repeated="3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37.693" calcext:value-type="float">
            <text:p>-37.693</text:p>
          </table:table-cell>
          <table:table-cell table:formula="of:=AVERAGE([.B2174:.B2224])" office:value-type="float" office:value="-33.7874901960784" calcext:value-type="float">
            <text:p>-33.7874901961</text:p>
          </table:table-cell>
          <table:table-cell table:number-columns-repeated="3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37.5518" calcext:value-type="float">
            <text:p>-37.5518</text:p>
          </table:table-cell>
          <table:table-cell table:formula="of:=AVERAGE([.B2175:.B2225])" office:value-type="float" office:value="-33.6182784313726" calcext:value-type="float">
            <text:p>-33.6182784314</text:p>
          </table:table-cell>
          <table:table-cell table:number-columns-repeated="3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37.1123" calcext:value-type="float">
            <text:p>-37.1123</text:p>
          </table:table-cell>
          <table:table-cell table:formula="of:=AVERAGE([.B2176:.B2226])" office:value-type="float" office:value="-33.4568921568628" calcext:value-type="float">
            <text:p>-33.4568921569</text:p>
          </table:table-cell>
          <table:table-cell table:number-columns-repeated="3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37.8949" calcext:value-type="float">
            <text:p>-37.8949</text:p>
          </table:table-cell>
          <table:table-cell table:formula="of:=AVERAGE([.B2177:.B2227])" office:value-type="float" office:value="-33.3069764705882" calcext:value-type="float">
            <text:p>-33.3069764706</text:p>
          </table:table-cell>
          <table:table-cell table:number-columns-repeated="3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37.2045" calcext:value-type="float">
            <text:p>-37.2045</text:p>
          </table:table-cell>
          <table:table-cell table:formula="of:=AVERAGE([.B2178:.B2228])" office:value-type="float" office:value="-33.1490529411765" calcext:value-type="float">
            <text:p>-33.1490529412</text:p>
          </table:table-cell>
          <table:table-cell table:number-columns-repeated="3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37.088" calcext:value-type="float">
            <text:p>-37.088</text:p>
          </table:table-cell>
          <table:table-cell table:formula="of:=AVERAGE([.B2179:.B2229])" office:value-type="float" office:value="-33.0078725490196" calcext:value-type="float">
            <text:p>-33.007872549</text:p>
          </table:table-cell>
          <table:table-cell table:number-columns-repeated="3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37.2955" calcext:value-type="float">
            <text:p>-37.2955</text:p>
          </table:table-cell>
          <table:table-cell table:formula="of:=AVERAGE([.B2180:.B2230])" office:value-type="float" office:value="-32.9038098039216" calcext:value-type="float">
            <text:p>-32.9038098039</text:p>
          </table:table-cell>
          <table:table-cell table:number-columns-repeated="3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37.6048" calcext:value-type="float">
            <text:p>-37.6048</text:p>
          </table:table-cell>
          <table:table-cell table:formula="of:=AVERAGE([.B2181:.B2231])" office:value-type="float" office:value="-32.7707470588235" calcext:value-type="float">
            <text:p>-32.7707470588</text:p>
          </table:table-cell>
          <table:table-cell table:number-columns-repeated="3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38.1007" calcext:value-type="float">
            <text:p>-38.1007</text:p>
          </table:table-cell>
          <table:table-cell table:formula="of:=AVERAGE([.B2182:.B2232])" office:value-type="float" office:value="-32.6499098039216" calcext:value-type="float">
            <text:p>-32.6499098039</text:p>
          </table:table-cell>
          <table:table-cell table:number-columns-repeated="3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37.5497" calcext:value-type="float">
            <text:p>-37.5497</text:p>
          </table:table-cell>
          <table:table-cell table:formula="of:=AVERAGE([.B2183:.B2233])" office:value-type="float" office:value="-32.4699901960784" calcext:value-type="float">
            <text:p>-32.4699901961</text:p>
          </table:table-cell>
          <table:table-cell table:number-columns-repeated="3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37.0314" calcext:value-type="float">
            <text:p>-37.0314</text:p>
          </table:table-cell>
          <table:table-cell table:formula="of:=AVERAGE([.B2184:.B2234])" office:value-type="float" office:value="-32.3135921568627" calcext:value-type="float">
            <text:p>-32.3135921569</text:p>
          </table:table-cell>
          <table:table-cell table:number-columns-repeated="3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37.8831" calcext:value-type="float">
            <text:p>-37.8831</text:p>
          </table:table-cell>
          <table:table-cell table:formula="of:=AVERAGE([.B2185:.B2235])" office:value-type="float" office:value="-32.1475980392157" calcext:value-type="float">
            <text:p>-32.1475980392</text:p>
          </table:table-cell>
          <table:table-cell table:number-columns-repeated="3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38.5602" calcext:value-type="float">
            <text:p>-38.5602</text:p>
          </table:table-cell>
          <table:table-cell table:formula="of:=AVERAGE([.B2186:.B2236])" office:value-type="float" office:value="-32.0094470588235" calcext:value-type="float">
            <text:p>-32.0094470588</text:p>
          </table:table-cell>
          <table:table-cell table:number-columns-repeated="3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39.2445" calcext:value-type="float">
            <text:p>-39.2445</text:p>
          </table:table-cell>
          <table:table-cell table:formula="of:=AVERAGE([.B2187:.B2237])" office:value-type="float" office:value="-31.8075588235294" calcext:value-type="float">
            <text:p>-31.8075588235</text:p>
          </table:table-cell>
          <table:table-cell table:number-columns-repeated="3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35.1525" calcext:value-type="float">
            <text:p>-35.1525</text:p>
          </table:table-cell>
          <table:table-cell table:formula="of:=AVERAGE([.B2188:.B2238])" office:value-type="float" office:value="-31.6287980392157" calcext:value-type="float">
            <text:p>-31.6287980392</text:p>
          </table:table-cell>
          <table:table-cell table:number-columns-repeated="3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36.8783" calcext:value-type="float">
            <text:p>-36.8783</text:p>
          </table:table-cell>
          <table:table-cell table:formula="of:=AVERAGE([.B2189:.B2239])" office:value-type="float" office:value="-31.5267176470588" calcext:value-type="float">
            <text:p>-31.5267176471</text:p>
          </table:table-cell>
          <table:table-cell table:number-columns-repeated="3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38.6827" calcext:value-type="float">
            <text:p>-38.6827</text:p>
          </table:table-cell>
          <table:table-cell table:formula="of:=AVERAGE([.B2190:.B2240])" office:value-type="float" office:value="-31.4256549019608" calcext:value-type="float">
            <text:p>-31.425654902</text:p>
          </table:table-cell>
          <table:table-cell table:number-columns-repeated="3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36.1464" calcext:value-type="float">
            <text:p>-36.1464</text:p>
          </table:table-cell>
          <table:table-cell table:formula="of:=AVERAGE([.B2191:.B2241])" office:value-type="float" office:value="-31.2215098039216" calcext:value-type="float">
            <text:p>-31.2215098039</text:p>
          </table:table-cell>
          <table:table-cell table:number-columns-repeated="3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37.6334" calcext:value-type="float">
            <text:p>-37.6334</text:p>
          </table:table-cell>
          <table:table-cell table:formula="of:=AVERAGE([.B2192:.B2242])" office:value-type="float" office:value="-31.0956921568627" calcext:value-type="float">
            <text:p>-31.0956921569</text:p>
          </table:table-cell>
          <table:table-cell table:number-columns-repeated="3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37.0329" calcext:value-type="float">
            <text:p>-37.0329</text:p>
          </table:table-cell>
          <table:table-cell table:formula="of:=AVERAGE([.B2193:.B2243])" office:value-type="float" office:value="-30.9048098039216" calcext:value-type="float">
            <text:p>-30.9048098039</text:p>
          </table:table-cell>
          <table:table-cell table:number-columns-repeated="3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38.7147" calcext:value-type="float">
            <text:p>-38.7147</text:p>
          </table:table-cell>
          <table:table-cell table:formula="of:=AVERAGE([.B2194:.B2244])" office:value-type="float" office:value="-30.7920254901961" calcext:value-type="float">
            <text:p>-30.7920254902</text:p>
          </table:table-cell>
          <table:table-cell table:number-columns-repeated="3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38.004" calcext:value-type="float">
            <text:p>-38.004</text:p>
          </table:table-cell>
          <table:table-cell table:formula="of:=AVERAGE([.B2195:.B2245])" office:value-type="float" office:value="-30.6302274509804" calcext:value-type="float">
            <text:p>-30.630227451</text:p>
          </table:table-cell>
          <table:table-cell table:number-columns-repeated="3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36.5999" calcext:value-type="float">
            <text:p>-36.5999</text:p>
          </table:table-cell>
          <table:table-cell table:formula="of:=AVERAGE([.B2196:.B2246])" office:value-type="float" office:value="-30.4689294117647" calcext:value-type="float">
            <text:p>-30.4689294118</text:p>
          </table:table-cell>
          <table:table-cell table:number-columns-repeated="3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35.9331" calcext:value-type="float">
            <text:p>-35.9331</text:p>
          </table:table-cell>
          <table:table-cell table:formula="of:=AVERAGE([.B2197:.B2247])" office:value-type="float" office:value="-30.3215549019608" calcext:value-type="float">
            <text:p>-30.321554902</text:p>
          </table:table-cell>
          <table:table-cell table:number-columns-repeated="3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34.2601" calcext:value-type="float">
            <text:p>-34.2601</text:p>
          </table:table-cell>
          <table:table-cell table:formula="of:=AVERAGE([.B2198:.B2248])" office:value-type="float" office:value="-30.1774333333333" calcext:value-type="float">
            <text:p>-30.1774333333</text:p>
          </table:table-cell>
          <table:table-cell table:number-columns-repeated="3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31.7441" calcext:value-type="float">
            <text:p>-31.7441</text:p>
          </table:table-cell>
          <table:table-cell table:formula="of:=AVERAGE([.B2199:.B2249])" office:value-type="float" office:value="-29.9951725490196" calcext:value-type="float">
            <text:p>-29.995172549</text:p>
          </table:table-cell>
          <table:table-cell table:number-columns-repeated="3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33.7899" calcext:value-type="float">
            <text:p>-33.7899</text:p>
          </table:table-cell>
          <table:table-cell table:formula="of:=AVERAGE([.B2200:.B2250])" office:value-type="float" office:value="-29.8130843137255" calcext:value-type="float">
            <text:p>-29.8130843137</text:p>
          </table:table-cell>
          <table:table-cell table:number-columns-repeated="3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31.2883" calcext:value-type="float">
            <text:p>-31.2883</text:p>
          </table:table-cell>
          <table:table-cell table:formula="of:=AVERAGE([.B2201:.B2251])" office:value-type="float" office:value="-29.5792431372549" calcext:value-type="float">
            <text:p>-29.5792431373</text:p>
          </table:table-cell>
          <table:table-cell table:number-columns-repeated="3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30.17" calcext:value-type="float">
            <text:p>-30.17</text:p>
          </table:table-cell>
          <table:table-cell table:formula="of:=AVERAGE([.B2202:.B2252])" office:value-type="float" office:value="-29.3898352941177" calcext:value-type="float">
            <text:p>-29.3898352941</text:p>
          </table:table-cell>
          <table:table-cell table:number-columns-repeated="3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30.1328" calcext:value-type="float">
            <text:p>-30.1328</text:p>
          </table:table-cell>
          <table:table-cell table:formula="of:=AVERAGE([.B2203:.B2253])" office:value-type="float" office:value="-29.2140098039216" calcext:value-type="float">
            <text:p>-29.2140098039</text:p>
          </table:table-cell>
          <table:table-cell table:number-columns-repeated="3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29.9572" calcext:value-type="float">
            <text:p>-29.9572</text:p>
          </table:table-cell>
          <table:table-cell table:formula="of:=AVERAGE([.B2204:.B2254])" office:value-type="float" office:value="-29.0365137254902" calcext:value-type="float">
            <text:p>-29.0365137255</text:p>
          </table:table-cell>
          <table:table-cell table:number-columns-repeated="3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29.1064" calcext:value-type="float">
            <text:p>-29.1064</text:p>
          </table:table-cell>
          <table:table-cell table:formula="of:=AVERAGE([.B2205:.B2255])" office:value-type="float" office:value="-28.8704078431373" calcext:value-type="float">
            <text:p>-28.8704078431</text:p>
          </table:table-cell>
          <table:table-cell table:number-columns-repeated="3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31.8321" calcext:value-type="float">
            <text:p>-31.8321</text:p>
          </table:table-cell>
          <table:table-cell table:formula="of:=AVERAGE([.B2206:.B2256])" office:value-type="float" office:value="-28.7437392156863" calcext:value-type="float">
            <text:p>-28.7437392157</text:p>
          </table:table-cell>
          <table:table-cell table:number-columns-repeated="3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30.0371" calcext:value-type="float">
            <text:p>-30.0371</text:p>
          </table:table-cell>
          <table:table-cell table:formula="of:=AVERAGE([.B2207:.B2257])" office:value-type="float" office:value="-28.5404607843137" calcext:value-type="float">
            <text:p>-28.5404607843</text:p>
          </table:table-cell>
          <table:table-cell table:number-columns-repeated="3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31.0341" calcext:value-type="float">
            <text:p>-31.0341</text:p>
          </table:table-cell>
          <table:table-cell table:formula="of:=AVERAGE([.B2208:.B2258])" office:value-type="float" office:value="-28.3710176470588" calcext:value-type="float">
            <text:p>-28.3710176471</text:p>
          </table:table-cell>
          <table:table-cell table:number-columns-repeated="3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30.0985" calcext:value-type="float">
            <text:p>-30.0985</text:p>
          </table:table-cell>
          <table:table-cell table:formula="of:=AVERAGE([.B2209:.B2259])" office:value-type="float" office:value="-28.1802509803922" calcext:value-type="float">
            <text:p>-28.1802509804</text:p>
          </table:table-cell>
          <table:table-cell table:number-columns-repeated="3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29.9306" calcext:value-type="float">
            <text:p>-29.9306</text:p>
          </table:table-cell>
          <table:table-cell table:formula="of:=AVERAGE([.B2210:.B2260])" office:value-type="float" office:value="-27.9886235294118" calcext:value-type="float">
            <text:p>-27.9886235294</text:p>
          </table:table-cell>
          <table:table-cell table:number-columns-repeated="3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28.2053" calcext:value-type="float">
            <text:p>-28.2053</text:p>
          </table:table-cell>
          <table:table-cell table:formula="of:=AVERAGE([.B2211:.B2261])" office:value-type="float" office:value="-27.8134039215686" calcext:value-type="float">
            <text:p>-27.8134039216</text:p>
          </table:table-cell>
          <table:table-cell table:number-columns-repeated="3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31.9208" calcext:value-type="float">
            <text:p>-31.9208</text:p>
          </table:table-cell>
          <table:table-cell table:formula="of:=AVERAGE([.B2212:.B2262])" office:value-type="float" office:value="-27.6624588235294" calcext:value-type="float">
            <text:p>-27.6624588235</text:p>
          </table:table-cell>
          <table:table-cell table:number-columns-repeated="3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29.0559" calcext:value-type="float">
            <text:p>-29.0559</text:p>
          </table:table-cell>
          <table:table-cell table:formula="of:=AVERAGE([.B2213:.B2263])" office:value-type="float" office:value="-27.4337039215686" calcext:value-type="float">
            <text:p>-27.4337039216</text:p>
          </table:table-cell>
          <table:table-cell table:number-columns-repeated="3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30.9136" calcext:value-type="float">
            <text:p>-30.9136</text:p>
          </table:table-cell>
          <table:table-cell table:formula="of:=AVERAGE([.B2214:.B2264])" office:value-type="float" office:value="-27.2897235294118" calcext:value-type="float">
            <text:p>-27.2897235294</text:p>
          </table:table-cell>
          <table:table-cell table:number-columns-repeated="3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30.1519" calcext:value-type="float">
            <text:p>-30.1519</text:p>
          </table:table-cell>
          <table:table-cell table:formula="of:=AVERAGE([.B2215:.B2265])" office:value-type="float" office:value="-27.0953549019608" calcext:value-type="float">
            <text:p>-27.095354902</text:p>
          </table:table-cell>
          <table:table-cell table:number-columns-repeated="3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30.4912" calcext:value-type="float">
            <text:p>-30.4912</text:p>
          </table:table-cell>
          <table:table-cell table:formula="of:=AVERAGE([.B2216:.B2266])" office:value-type="float" office:value="-26.9236333333333" calcext:value-type="float">
            <text:p>-26.9236333333</text:p>
          </table:table-cell>
          <table:table-cell table:number-columns-repeated="3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29.4032" calcext:value-type="float">
            <text:p>-29.4032</text:p>
          </table:table-cell>
          <table:table-cell table:formula="of:=AVERAGE([.B2217:.B2267])" office:value-type="float" office:value="-26.7589196078431" calcext:value-type="float">
            <text:p>-26.7589196078</text:p>
          </table:table-cell>
          <table:table-cell table:number-columns-repeated="3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30.8396" calcext:value-type="float">
            <text:p>-30.8396</text:p>
          </table:table-cell>
          <table:table-cell table:formula="of:=AVERAGE([.B2218:.B2268])" office:value-type="float" office:value="-26.6057294117647" calcext:value-type="float">
            <text:p>-26.6057294118</text:p>
          </table:table-cell>
          <table:table-cell table:number-columns-repeated="3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29.6224" calcext:value-type="float">
            <text:p>-29.6224</text:p>
          </table:table-cell>
          <table:table-cell table:formula="of:=AVERAGE([.B2219:.B2269])" office:value-type="float" office:value="-26.4135509803922" calcext:value-type="float">
            <text:p>-26.4135509804</text:p>
          </table:table-cell>
          <table:table-cell table:number-columns-repeated="3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30.3306" calcext:value-type="float">
            <text:p>-30.3306</text:p>
          </table:table-cell>
          <table:table-cell table:formula="of:=AVERAGE([.B2220:.B2270])" office:value-type="float" office:value="-26.2595294117647" calcext:value-type="float">
            <text:p>-26.2595294118</text:p>
          </table:table-cell>
          <table:table-cell table:number-columns-repeated="3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28.9339" calcext:value-type="float">
            <text:p>-28.9339</text:p>
          </table:table-cell>
          <table:table-cell table:formula="of:=AVERAGE([.B2221:.B2271])" office:value-type="float" office:value="-26.0548784313726" calcext:value-type="float">
            <text:p>-26.0548784314</text:p>
          </table:table-cell>
          <table:table-cell table:number-columns-repeated="3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31.0641" calcext:value-type="float">
            <text:p>-31.0641</text:p>
          </table:table-cell>
          <table:table-cell table:formula="of:=AVERAGE([.B2222:.B2272])" office:value-type="float" office:value="-25.8982549019608" calcext:value-type="float">
            <text:p>-25.898254902</text:p>
          </table:table-cell>
          <table:table-cell table:number-columns-repeated="3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29.8195" calcext:value-type="float">
            <text:p>-29.8195</text:p>
          </table:table-cell>
          <table:table-cell table:formula="of:=AVERAGE([.B2223:.B2273])" office:value-type="float" office:value="-25.6976509803922" calcext:value-type="float">
            <text:p>-25.6976509804</text:p>
          </table:table-cell>
          <table:table-cell table:number-columns-repeated="3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30.4365" calcext:value-type="float">
            <text:p>-30.4365</text:p>
          </table:table-cell>
          <table:table-cell table:formula="of:=AVERAGE([.B2224:.B2274])" office:value-type="float" office:value="-25.5076549019608" calcext:value-type="float">
            <text:p>-25.507654902</text:p>
          </table:table-cell>
          <table:table-cell table:number-columns-repeated="3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29.0632" calcext:value-type="float">
            <text:p>-29.0632</text:p>
          </table:table-cell>
          <table:table-cell table:formula="of:=AVERAGE([.B2225:.B2275])" office:value-type="float" office:value="-25.3417568627451" calcext:value-type="float">
            <text:p>-25.3417568627</text:p>
          </table:table-cell>
          <table:table-cell table:number-columns-repeated="3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29.3211" calcext:value-type="float">
            <text:p>-29.3211</text:p>
          </table:table-cell>
          <table:table-cell table:formula="of:=AVERAGE([.B2226:.B2276])" office:value-type="float" office:value="-25.1786137254902" calcext:value-type="float">
            <text:p>-25.1786137255</text:p>
          </table:table-cell>
          <table:table-cell table:number-columns-repeated="3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29.4666" calcext:value-type="float">
            <text:p>-29.4666</text:p>
          </table:table-cell>
          <table:table-cell table:formula="of:=AVERAGE([.B2227:.B2277])" office:value-type="float" office:value="-25.0135901960784" calcext:value-type="float">
            <text:p>-25.0135901961</text:p>
          </table:table-cell>
          <table:table-cell table:number-columns-repeated="3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29.8408" calcext:value-type="float">
            <text:p>-29.8408</text:p>
          </table:table-cell>
          <table:table-cell table:formula="of:=AVERAGE([.B2228:.B2278])" office:value-type="float" office:value="-24.8759196078431" calcext:value-type="float">
            <text:p>-24.8759196078</text:p>
          </table:table-cell>
          <table:table-cell table:number-columns-repeated="3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30.0043" calcext:value-type="float">
            <text:p>-30.0043</text:p>
          </table:table-cell>
          <table:table-cell table:formula="of:=AVERAGE([.B2229:.B2279])" office:value-type="float" office:value="-24.7285156862745" calcext:value-type="float">
            <text:p>-24.7285156863</text:p>
          </table:table-cell>
          <table:table-cell table:number-columns-repeated="3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31.7808" calcext:value-type="float">
            <text:p>-31.7808</text:p>
          </table:table-cell>
          <table:table-cell table:formula="of:=AVERAGE([.B2230:.B2280])" office:value-type="float" office:value="-24.5552039215686" calcext:value-type="float">
            <text:p>-24.5552039216</text:p>
          </table:table-cell>
          <table:table-cell table:number-columns-repeated="3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30.5093" calcext:value-type="float">
            <text:p>-30.5093</text:p>
          </table:table-cell>
          <table:table-cell table:formula="of:=AVERAGE([.B2231:.B2281])" office:value-type="float" office:value="-24.3734980392157" calcext:value-type="float">
            <text:p>-24.3734980392</text:p>
          </table:table-cell>
          <table:table-cell table:number-columns-repeated="3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31.4421" calcext:value-type="float">
            <text:p>-31.4421</text:p>
          </table:table-cell>
          <table:table-cell table:formula="of:=AVERAGE([.B2232:.B2282])" office:value-type="float" office:value="-24.1858784313726" calcext:value-type="float">
            <text:p>-24.1858784314</text:p>
          </table:table-cell>
          <table:table-cell table:number-columns-repeated="3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28.9248" calcext:value-type="float">
            <text:p>-28.9248</text:p>
          </table:table-cell>
          <table:table-cell table:formula="of:=AVERAGE([.B2233:.B2283])" office:value-type="float" office:value="-23.9771509803922" calcext:value-type="float">
            <text:p>-23.9771509804</text:p>
          </table:table-cell>
          <table:table-cell table:number-columns-repeated="3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29.5734" calcext:value-type="float">
            <text:p>-29.5734</text:p>
          </table:table-cell>
          <table:table-cell table:formula="of:=AVERAGE([.B2234:.B2284])" office:value-type="float" office:value="-23.8301058823529" calcext:value-type="float">
            <text:p>-23.8301058824</text:p>
          </table:table-cell>
          <table:table-cell table:number-columns-repeated="3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28.5657" calcext:value-type="float">
            <text:p>-28.5657</text:p>
          </table:table-cell>
          <table:table-cell table:formula="of:=AVERAGE([.B2235:.B2285])" office:value-type="float" office:value="-23.657668627451" calcext:value-type="float">
            <text:p>-23.6576686275</text:p>
          </table:table-cell>
          <table:table-cell table:number-columns-repeated="3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30.8374" calcext:value-type="float">
            <text:p>-30.8374</text:p>
          </table:table-cell>
          <table:table-cell table:formula="of:=AVERAGE([.B2236:.B2286])" office:value-type="float" office:value="-23.5196431372549" calcext:value-type="float">
            <text:p>-23.5196431373</text:p>
          </table:table-cell>
          <table:table-cell table:number-columns-repeated="3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28.2639" calcext:value-type="float">
            <text:p>-28.2639</text:p>
          </table:table-cell>
          <table:table-cell table:formula="of:=AVERAGE([.B2237:.B2287])" office:value-type="float" office:value="-23.3348647058824" calcext:value-type="float">
            <text:p>-23.3348647059</text:p>
          </table:table-cell>
          <table:table-cell table:number-columns-repeated="3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30.1277" calcext:value-type="float">
            <text:p>-30.1277</text:p>
          </table:table-cell>
          <table:table-cell table:formula="of:=AVERAGE([.B2238:.B2288])" office:value-type="float" office:value="-23.1953921568627" calcext:value-type="float">
            <text:p>-23.1953921569</text:p>
          </table:table-cell>
          <table:table-cell table:number-columns-repeated="3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29.9464" calcext:value-type="float">
            <text:p>-29.9464</text:p>
          </table:table-cell>
          <table:table-cell table:formula="of:=AVERAGE([.B2239:.B2289])" office:value-type="float" office:value="-23.0440450980392" calcext:value-type="float">
            <text:p>-23.044045098</text:p>
          </table:table-cell>
          <table:table-cell table:number-columns-repeated="3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31.7241" calcext:value-type="float">
            <text:p>-31.7241</text:p>
          </table:table-cell>
          <table:table-cell table:formula="of:=AVERAGE([.B2240:.B2290])" office:value-type="float" office:value="-22.9109509803922" calcext:value-type="float">
            <text:p>-22.9109509804</text:p>
          </table:table-cell>
          <table:table-cell table:number-columns-repeated="3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28.2713" calcext:value-type="float">
            <text:p>-28.2713</text:p>
          </table:table-cell>
          <table:table-cell table:formula="of:=AVERAGE([.B2241:.B2291])" office:value-type="float" office:value="-22.7054647058823" calcext:value-type="float">
            <text:p>-22.7054647059</text:p>
          </table:table-cell>
          <table:table-cell table:number-columns-repeated="3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29.7297" calcext:value-type="float">
            <text:p>-29.7297</text:p>
          </table:table-cell>
          <table:table-cell table:formula="of:=AVERAGE([.B2242:.B2292])" office:value-type="float" office:value="-22.6016470588235" calcext:value-type="float">
            <text:p>-22.6016470588</text:p>
          </table:table-cell>
          <table:table-cell table:number-columns-repeated="3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27.8984" calcext:value-type="float">
            <text:p>-27.8984</text:p>
          </table:table-cell>
          <table:table-cell table:formula="of:=AVERAGE([.B2243:.B2293])" office:value-type="float" office:value="-22.4270784313725" calcext:value-type="float">
            <text:p>-22.4270784314</text:p>
          </table:table-cell>
          <table:table-cell table:number-columns-repeated="3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31.2809" calcext:value-type="float">
            <text:p>-31.2809</text:p>
          </table:table-cell>
          <table:table-cell table:formula="of:=AVERAGE([.B2244:.B2294])" office:value-type="float" office:value="-22.2963568627451" calcext:value-type="float">
            <text:p>-22.2963568627</text:p>
          </table:table-cell>
          <table:table-cell table:number-columns-repeated="3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30.463" calcext:value-type="float">
            <text:p>-30.463</text:p>
          </table:table-cell>
          <table:table-cell table:formula="of:=AVERAGE([.B2245:.B2295])" office:value-type="float" office:value="-22.1037490196078" calcext:value-type="float">
            <text:p>-22.1037490196</text:p>
          </table:table-cell>
          <table:table-cell table:number-columns-repeated="3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29.7778" calcext:value-type="float">
            <text:p>-29.7778</text:p>
          </table:table-cell>
          <table:table-cell table:formula="of:=AVERAGE([.B2246:.B2296])" office:value-type="float" office:value="-21.9189470588235" calcext:value-type="float">
            <text:p>-21.9189470588</text:p>
          </table:table-cell>
          <table:table-cell table:number-columns-repeated="3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29.0838" calcext:value-type="float">
            <text:p>-29.0838</text:p>
          </table:table-cell>
          <table:table-cell table:formula="of:=AVERAGE([.B2247:.B2297])" office:value-type="float" office:value="-21.7476784313725" calcext:value-type="float">
            <text:p>-21.7476784314</text:p>
          </table:table-cell>
          <table:table-cell table:number-columns-repeated="3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28.5829" calcext:value-type="float">
            <text:p>-28.5829</text:p>
          </table:table-cell>
          <table:table-cell table:formula="of:=AVERAGE([.B2248:.B2298])" office:value-type="float" office:value="-21.6062647058823" calcext:value-type="float">
            <text:p>-21.6062647059</text:p>
          </table:table-cell>
          <table:table-cell table:number-columns-repeated="3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24.9648" calcext:value-type="float">
            <text:p>-24.9648</text:p>
          </table:table-cell>
          <table:table-cell table:formula="of:=AVERAGE([.B2249:.B2299])" office:value-type="float" office:value="-21.4327607843137" calcext:value-type="float">
            <text:p>-21.4327607843</text:p>
          </table:table-cell>
          <table:table-cell table:number-columns-repeated="3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22.4576" calcext:value-type="float">
            <text:p>-22.4576</text:p>
          </table:table-cell>
          <table:table-cell table:formula="of:=AVERAGE([.B2250:.B2300])" office:value-type="float" office:value="-21.2735607843137" calcext:value-type="float">
            <text:p>-21.2735607843</text:p>
          </table:table-cell>
          <table:table-cell table:number-columns-repeated="3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21.864" calcext:value-type="float">
            <text:p>-21.864</text:p>
          </table:table-cell>
          <table:table-cell table:formula="of:=AVERAGE([.B2251:.B2301])" office:value-type="float" office:value="-21.1681254901961" calcext:value-type="float">
            <text:p>-21.1681254902</text:p>
          </table:table-cell>
          <table:table-cell table:number-columns-repeated="3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21.6285" calcext:value-type="float">
            <text:p>-21.6285</text:p>
          </table:table-cell>
          <table:table-cell table:formula="of:=AVERAGE([.B2252:.B2302])" office:value-type="float" office:value="-21.049131372549" calcext:value-type="float">
            <text:p>-21.0491313725</text:p>
          </table:table-cell>
          <table:table-cell table:number-columns-repeated="3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21.2029" calcext:value-type="float">
            <text:p>-21.2029</text:p>
          </table:table-cell>
          <table:table-cell table:formula="of:=AVERAGE([.B2253:.B2303])" office:value-type="float" office:value="-20.9169176470588" calcext:value-type="float">
            <text:p>-20.9169176471</text:p>
          </table:table-cell>
          <table:table-cell table:number-columns-repeated="3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21.0805" calcext:value-type="float">
            <text:p>-21.0805</text:p>
          </table:table-cell>
          <table:table-cell table:formula="of:=AVERAGE([.B2254:.B2304])" office:value-type="float" office:value="-20.7909470588235" calcext:value-type="float">
            <text:p>-20.7909470588</text:p>
          </table:table-cell>
          <table:table-cell table:number-columns-repeated="3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21.4858" calcext:value-type="float">
            <text:p>-21.4858</text:p>
          </table:table-cell>
          <table:table-cell table:formula="of:=AVERAGE([.B2255:.B2305])" office:value-type="float" office:value="-20.6534803921568" calcext:value-type="float">
            <text:p>-20.6534803922</text:p>
          </table:table-cell>
          <table:table-cell table:number-columns-repeated="3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22.6463" calcext:value-type="float">
            <text:p>-22.6463</text:p>
          </table:table-cell>
          <table:table-cell table:formula="of:=AVERAGE([.B2256:.B2306])" office:value-type="float" office:value="-20.5089450980392" calcext:value-type="float">
            <text:p>-20.508945098</text:p>
          </table:table-cell>
          <table:table-cell table:number-columns-repeated="3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21.4649" calcext:value-type="float">
            <text:p>-21.4649</text:p>
          </table:table-cell>
          <table:table-cell table:formula="of:=AVERAGE([.B2257:.B2307])" office:value-type="float" office:value="-20.3207392156863" calcext:value-type="float">
            <text:p>-20.3207392157</text:p>
          </table:table-cell>
          <table:table-cell table:number-columns-repeated="3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21.3955" calcext:value-type="float">
            <text:p>-21.3955</text:p>
          </table:table-cell>
          <table:table-cell table:formula="of:=AVERAGE([.B2258:.B2308])" office:value-type="float" office:value="-20.1711078431372" calcext:value-type="float">
            <text:p>-20.1711078431</text:p>
          </table:table-cell>
          <table:table-cell table:number-columns-repeated="3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21.305" calcext:value-type="float">
            <text:p>-21.305</text:p>
          </table:table-cell>
          <table:table-cell table:formula="of:=AVERAGE([.B2259:.B2309])" office:value-type="float" office:value="-20.0140588235294" calcext:value-type="float">
            <text:p>-20.0140588235</text:p>
          </table:table-cell>
          <table:table-cell table:number-columns-repeated="3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20.3255" calcext:value-type="float">
            <text:p>-20.3255</text:p>
          </table:table-cell>
          <table:table-cell table:formula="of:=AVERAGE([.B2260:.B2310])" office:value-type="float" office:value="-19.875368627451" calcext:value-type="float">
            <text:p>-19.8753686275</text:p>
          </table:table-cell>
          <table:table-cell table:number-columns-repeated="3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20.9944" calcext:value-type="float">
            <text:p>-20.9944</text:p>
          </table:table-cell>
          <table:table-cell table:formula="of:=AVERAGE([.B2261:.B2311])" office:value-type="float" office:value="-19.7439078431373" calcext:value-type="float">
            <text:p>-19.7439078431</text:p>
          </table:table-cell>
          <table:table-cell table:number-columns-repeated="3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20.5071" calcext:value-type="float">
            <text:p>-20.5071</text:p>
          </table:table-cell>
          <table:table-cell table:formula="of:=AVERAGE([.B2262:.B2312])" office:value-type="float" office:value="-19.5961960784314" calcext:value-type="float">
            <text:p>-19.5961960784</text:p>
          </table:table-cell>
          <table:table-cell table:number-columns-repeated="3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20.2543" calcext:value-type="float">
            <text:p>-20.2543</text:p>
          </table:table-cell>
          <table:table-cell table:formula="of:=AVERAGE([.B2263:.B2313])" office:value-type="float" office:value="-19.4673274509804" calcext:value-type="float">
            <text:p>-19.467327451</text:p>
          </table:table-cell>
          <table:table-cell table:number-columns-repeated="3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21.7129" calcext:value-type="float">
            <text:p>-21.7129</text:p>
          </table:table-cell>
          <table:table-cell table:formula="of:=AVERAGE([.B2264:.B2314])" office:value-type="float" office:value="-19.3775509803922" calcext:value-type="float">
            <text:p>-19.3775509804</text:p>
          </table:table-cell>
          <table:table-cell table:number-columns-repeated="3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21.0008" calcext:value-type="float">
            <text:p>-21.0008</text:p>
          </table:table-cell>
          <table:table-cell table:formula="of:=AVERAGE([.B2265:.B2315])" office:value-type="float" office:value="-19.2513745098039" calcext:value-type="float">
            <text:p>-19.2513745098</text:p>
          </table:table-cell>
          <table:table-cell table:number-columns-repeated="3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21.3941" calcext:value-type="float">
            <text:p>-21.3941</text:p>
          </table:table-cell>
          <table:table-cell table:formula="of:=AVERAGE([.B2266:.B2316])" office:value-type="float" office:value="-19.1139529411765" calcext:value-type="float">
            <text:p>-19.1139529412</text:p>
          </table:table-cell>
          <table:table-cell table:number-columns-repeated="3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22.0908" calcext:value-type="float">
            <text:p>-22.0908</text:p>
          </table:table-cell>
          <table:table-cell table:formula="of:=AVERAGE([.B2267:.B2317])" office:value-type="float" office:value="-18.9715196078431" calcext:value-type="float">
            <text:p>-18.9715196078</text:p>
          </table:table-cell>
          <table:table-cell table:number-columns-repeated="3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21.5905" calcext:value-type="float">
            <text:p>-21.5905</text:p>
          </table:table-cell>
          <table:table-cell table:formula="of:=AVERAGE([.B2268:.B2318])" office:value-type="float" office:value="-18.8256098039216" calcext:value-type="float">
            <text:p>-18.8256098039</text:p>
          </table:table-cell>
          <table:table-cell table:number-columns-repeated="3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21.0385" calcext:value-type="float">
            <text:p>-21.0385</text:p>
          </table:table-cell>
          <table:table-cell table:formula="of:=AVERAGE([.B2269:.B2319])" office:value-type="float" office:value="-18.6778509803922" calcext:value-type="float">
            <text:p>-18.6778509804</text:p>
          </table:table-cell>
          <table:table-cell table:number-columns-repeated="3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21.7673" calcext:value-type="float">
            <text:p>-21.7673</text:p>
          </table:table-cell>
          <table:table-cell table:formula="of:=AVERAGE([.B2270:.B2320])" office:value-type="float" office:value="-18.5412431372549" calcext:value-type="float">
            <text:p>-18.5412431373</text:p>
          </table:table-cell>
          <table:table-cell table:number-columns-repeated="3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19.8934" calcext:value-type="float">
            <text:p>-19.8934</text:p>
          </table:table-cell>
          <table:table-cell table:formula="of:=AVERAGE([.B2271:.B2321])" office:value-type="float" office:value="-18.4013352941177" calcext:value-type="float">
            <text:p>-18.4013352941</text:p>
          </table:table-cell>
          <table:table-cell table:number-columns-repeated="3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20.9461" calcext:value-type="float">
            <text:p>-20.9461</text:p>
          </table:table-cell>
          <table:table-cell table:formula="of:=AVERAGE([.B2272:.B2322])" office:value-type="float" office:value="-18.2836882352941" calcext:value-type="float">
            <text:p>-18.2836882353</text:p>
          </table:table-cell>
          <table:table-cell table:number-columns-repeated="3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20.8333" calcext:value-type="float">
            <text:p>-20.8333</text:p>
          </table:table-cell>
          <table:table-cell table:formula="of:=AVERAGE([.B2273:.B2323])" office:value-type="float" office:value="-18.1569274509804" calcext:value-type="float">
            <text:p>-18.156927451</text:p>
          </table:table-cell>
          <table:table-cell table:number-columns-repeated="3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20.1297" calcext:value-type="float">
            <text:p>-20.1297</text:p>
          </table:table-cell>
          <table:table-cell table:formula="of:=AVERAGE([.B2274:.B2324])" office:value-type="float" office:value="-18.0043745098039" calcext:value-type="float">
            <text:p>-18.0043745098</text:p>
          </table:table-cell>
          <table:table-cell table:number-columns-repeated="3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21.9757" calcext:value-type="float">
            <text:p>-21.9757</text:p>
          </table:table-cell>
          <table:table-cell table:formula="of:=AVERAGE([.B2275:.B2325])" office:value-type="float" office:value="-17.8818862745098" calcext:value-type="float">
            <text:p>-17.8818862745</text:p>
          </table:table-cell>
          <table:table-cell table:number-columns-repeated="3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20.7429" calcext:value-type="float">
            <text:p>-20.7429</text:p>
          </table:table-cell>
          <table:table-cell table:formula="of:=AVERAGE([.B2276:.B2326])" office:value-type="float" office:value="-17.7216117647059" calcext:value-type="float">
            <text:p>-17.7216117647</text:p>
          </table:table-cell>
          <table:table-cell table:number-columns-repeated="3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20.9049" calcext:value-type="float">
            <text:p>-20.9049</text:p>
          </table:table-cell>
          <table:table-cell table:formula="of:=AVERAGE([.B2277:.B2327])" office:value-type="float" office:value="-17.5944058823529" calcext:value-type="float">
            <text:p>-17.5944058824</text:p>
          </table:table-cell>
          <table:table-cell table:number-columns-repeated="3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22.4454" calcext:value-type="float">
            <text:p>-22.4454</text:p>
          </table:table-cell>
          <table:table-cell table:formula="of:=AVERAGE([.B2278:.B2328])" office:value-type="float" office:value="-17.4599431372549" calcext:value-type="float">
            <text:p>-17.4599431373</text:p>
          </table:table-cell>
          <table:table-cell table:number-columns-repeated="3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22.3232" calcext:value-type="float">
            <text:p>-22.3232</text:p>
          </table:table-cell>
          <table:table-cell table:formula="of:=AVERAGE([.B2279:.B2329])" office:value-type="float" office:value="-17.2862666666667" calcext:value-type="float">
            <text:p>-17.2862666667</text:p>
          </table:table-cell>
          <table:table-cell table:number-columns-repeated="3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21.1654" calcext:value-type="float">
            <text:p>-21.1654</text:p>
          </table:table-cell>
          <table:table-cell table:formula="of:=AVERAGE([.B2280:.B2330])" office:value-type="float" office:value="-17.1172019607843" calcext:value-type="float">
            <text:p>-17.1172019608</text:p>
          </table:table-cell>
          <table:table-cell table:number-columns-repeated="3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22.5138" calcext:value-type="float">
            <text:p>-22.5138</text:p>
          </table:table-cell>
          <table:table-cell table:formula="of:=AVERAGE([.B2281:.B2331])" office:value-type="float" office:value="-17.0140607843137" calcext:value-type="float">
            <text:p>-17.0140607843</text:p>
          </table:table-cell>
          <table:table-cell table:number-columns-repeated="3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20.9407" calcext:value-type="float">
            <text:p>-20.9407</text:p>
          </table:table-cell>
          <table:table-cell table:formula="of:=AVERAGE([.B2282:.B2332])" office:value-type="float" office:value="-16.8712862745098" calcext:value-type="float">
            <text:p>-16.8712862745</text:p>
          </table:table-cell>
          <table:table-cell table:number-columns-repeated="3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20.797" calcext:value-type="float">
            <text:p>-20.797</text:p>
          </table:table-cell>
          <table:table-cell table:formula="of:=AVERAGE([.B2283:.B2333])" office:value-type="float" office:value="-16.7437490196078" calcext:value-type="float">
            <text:p>-16.7437490196</text:p>
          </table:table-cell>
          <table:table-cell table:number-columns-repeated="3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21.4255" calcext:value-type="float">
            <text:p>-21.4255</text:p>
          </table:table-cell>
          <table:table-cell table:formula="of:=AVERAGE([.B2284:.B2334])" office:value-type="float" office:value="-16.6110450980392" calcext:value-type="float">
            <text:p>-16.611045098</text:p>
          </table:table-cell>
          <table:table-cell table:number-columns-repeated="3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20.7791" calcext:value-type="float">
            <text:p>-20.7791</text:p>
          </table:table-cell>
          <table:table-cell table:formula="of:=AVERAGE([.B2285:.B2335])" office:value-type="float" office:value="-16.479462745098" calcext:value-type="float">
            <text:p>-16.4794627451</text:p>
          </table:table-cell>
          <table:table-cell table:number-columns-repeated="3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21.5264" calcext:value-type="float">
            <text:p>-21.5264</text:p>
          </table:table-cell>
          <table:table-cell table:formula="of:=AVERAGE([.B2286:.B2336])" office:value-type="float" office:value="-16.3579588235294" calcext:value-type="float">
            <text:p>-16.3579588235</text:p>
          </table:table-cell>
          <table:table-cell table:number-columns-repeated="3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21.4137" calcext:value-type="float">
            <text:p>-21.4137</text:p>
          </table:table-cell>
          <table:table-cell table:formula="of:=AVERAGE([.B2287:.B2337])" office:value-type="float" office:value="-16.2135274509804" calcext:value-type="float">
            <text:p>-16.213527451</text:p>
          </table:table-cell>
          <table:table-cell table:number-columns-repeated="3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21.1508" calcext:value-type="float">
            <text:p>-21.1508</text:p>
          </table:table-cell>
          <table:table-cell table:formula="of:=AVERAGE([.B2288:.B2338])" office:value-type="float" office:value="-16.0765" calcext:value-type="float">
            <text:p>-16.0765</text:p>
          </table:table-cell>
          <table:table-cell table:number-columns-repeated="3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22.409" calcext:value-type="float">
            <text:p>-22.409</text:p>
          </table:table-cell>
          <table:table-cell table:formula="of:=AVERAGE([.B2289:.B2339])" office:value-type="float" office:value="-15.9228" calcext:value-type="float">
            <text:p>-15.9228</text:p>
          </table:table-cell>
          <table:table-cell table:number-columns-repeated="3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23.1586" calcext:value-type="float">
            <text:p>-23.1586</text:p>
          </table:table-cell>
          <table:table-cell table:formula="of:=AVERAGE([.B2290:.B2340])" office:value-type="float" office:value="-15.7673215686275" calcext:value-type="float">
            <text:p>-15.7673215686</text:p>
          </table:table-cell>
          <table:table-cell table:number-columns-repeated="3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21.2443" calcext:value-type="float">
            <text:p>-21.2443</text:p>
          </table:table-cell>
          <table:table-cell table:formula="of:=AVERAGE([.B2291:.B2341])" office:value-type="float" office:value="-15.5794431372549" calcext:value-type="float">
            <text:p>-15.5794431373</text:p>
          </table:table-cell>
          <table:table-cell table:number-columns-repeated="3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22.9766" calcext:value-type="float">
            <text:p>-22.9766</text:p>
          </table:table-cell>
          <table:table-cell table:formula="of:=AVERAGE([.B2292:.B2342])" office:value-type="float" office:value="-15.4361294117647" calcext:value-type="float">
            <text:p>-15.4361294118</text:p>
          </table:table-cell>
          <table:table-cell table:number-columns-repeated="3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20.8267" calcext:value-type="float">
            <text:p>-20.8267</text:p>
          </table:table-cell>
          <table:table-cell table:formula="of:=AVERAGE([.B2293:.B2343])" office:value-type="float" office:value="-15.2747588235294" calcext:value-type="float">
            <text:p>-15.2747588235</text:p>
          </table:table-cell>
          <table:table-cell table:number-columns-repeated="3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21.2316" calcext:value-type="float">
            <text:p>-21.2316</text:p>
          </table:table-cell>
          <table:table-cell table:formula="of:=AVERAGE([.B2294:.B2344])" office:value-type="float" office:value="-15.1394137254902" calcext:value-type="float">
            <text:p>-15.1394137255</text:p>
          </table:table-cell>
          <table:table-cell table:number-columns-repeated="3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21.4579" calcext:value-type="float">
            <text:p>-21.4579</text:p>
          </table:table-cell>
          <table:table-cell table:formula="of:=AVERAGE([.B2295:.B2345])" office:value-type="float" office:value="-14.9957764705882" calcext:value-type="float">
            <text:p>-14.9957764706</text:p>
          </table:table-cell>
          <table:table-cell table:number-columns-repeated="3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21.0381" calcext:value-type="float">
            <text:p>-21.0381</text:p>
          </table:table-cell>
          <table:table-cell table:formula="of:=AVERAGE([.B2296:.B2346])" office:value-type="float" office:value="-14.845162745098" calcext:value-type="float">
            <text:p>-14.8451627451</text:p>
          </table:table-cell>
          <table:table-cell table:number-columns-repeated="3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21.0431" calcext:value-type="float">
            <text:p>-21.0431</text:p>
          </table:table-cell>
          <table:table-cell table:formula="of:=AVERAGE([.B2297:.B2347])" office:value-type="float" office:value="-14.7150705882353" calcext:value-type="float">
            <text:p>-14.7150705882</text:p>
          </table:table-cell>
          <table:table-cell table:number-columns-repeated="3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21.8717" calcext:value-type="float">
            <text:p>-21.8717</text:p>
          </table:table-cell>
          <table:table-cell table:formula="of:=AVERAGE([.B2298:.B2348])" office:value-type="float" office:value="-14.615268627451" calcext:value-type="float">
            <text:p>-14.6152686275</text:p>
          </table:table-cell>
          <table:table-cell table:number-columns-repeated="3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19.7342" calcext:value-type="float">
            <text:p>-19.7342</text:p>
          </table:table-cell>
          <table:table-cell table:formula="of:=AVERAGE([.B2299:.B2349])" office:value-type="float" office:value="-14.4749960784314" calcext:value-type="float">
            <text:p>-14.4749960784</text:p>
          </table:table-cell>
          <table:table-cell table:number-columns-repeated="3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16.8456" calcext:value-type="float">
            <text:p>-16.8456</text:p>
          </table:table-cell>
          <table:table-cell table:formula="of:=AVERAGE([.B2300:.B2350])" office:value-type="float" office:value="-14.3535666666667" calcext:value-type="float">
            <text:p>-14.3535666667</text:p>
          </table:table-cell>
          <table:table-cell table:number-columns-repeated="3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17.0804" calcext:value-type="float">
            <text:p>-17.0804</text:p>
          </table:table-cell>
          <table:table-cell table:formula="of:=AVERAGE([.B2301:.B2351])" office:value-type="float" office:value="-14.2636254901961" calcext:value-type="float">
            <text:p>-14.2636254902</text:p>
          </table:table-cell>
          <table:table-cell table:number-columns-repeated="3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15.7953" calcext:value-type="float">
            <text:p>-15.7953</text:p>
          </table:table-cell>
          <table:table-cell table:formula="of:=AVERAGE([.B2302:.B2352])" office:value-type="float" office:value="-14.1265039215686" calcext:value-type="float">
            <text:p>-14.1265039216</text:p>
          </table:table-cell>
          <table:table-cell table:number-columns-repeated="3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14.8856" calcext:value-type="float">
            <text:p>-14.8856</text:p>
          </table:table-cell>
          <table:table-cell table:formula="of:=AVERAGE([.B2303:.B2353])" office:value-type="float" office:value="-13.9845035294118" calcext:value-type="float">
            <text:p>-13.9845035294</text:p>
          </table:table-cell>
          <table:table-cell table:number-columns-repeated="3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14.7784" calcext:value-type="float">
            <text:p>-14.7784</text:p>
          </table:table-cell>
          <table:table-cell table:formula="of:=AVERAGE([.B2304:.B2354])" office:value-type="float" office:value="-13.8403450980392" calcext:value-type="float">
            <text:p>-13.840345098</text:p>
          </table:table-cell>
          <table:table-cell table:number-columns-repeated="3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14.0697" calcext:value-type="float">
            <text:p>-14.0697</text:p>
          </table:table-cell>
          <table:table-cell table:formula="of:=AVERAGE([.B2305:.B2355])" office:value-type="float" office:value="-13.7207068627451" calcext:value-type="float">
            <text:p>-13.7207068627</text:p>
          </table:table-cell>
          <table:table-cell table:number-columns-repeated="3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14.1145" calcext:value-type="float">
            <text:p>-14.1145</text:p>
          </table:table-cell>
          <table:table-cell table:formula="of:=AVERAGE([.B2306:.B2356])" office:value-type="float" office:value="-13.5855352941177" calcext:value-type="float">
            <text:p>-13.5855352941</text:p>
          </table:table-cell>
          <table:table-cell table:number-columns-repeated="3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13.0478" calcext:value-type="float">
            <text:p>-13.0478</text:p>
          </table:table-cell>
          <table:table-cell table:formula="of:=AVERAGE([.B2307:.B2357])" office:value-type="float" office:value="-13.4554915686275" calcext:value-type="float">
            <text:p>-13.4554915686</text:p>
          </table:table-cell>
          <table:table-cell table:number-columns-repeated="3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13.8337" calcext:value-type="float">
            <text:p>-13.8337</text:p>
          </table:table-cell>
          <table:table-cell table:formula="of:=AVERAGE([.B2308:.B2358])" office:value-type="float" office:value="-13.3539396078431" calcext:value-type="float">
            <text:p>-13.3539396078</text:p>
          </table:table-cell>
          <table:table-cell table:number-columns-repeated="3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13.386" calcext:value-type="float">
            <text:p>-13.386</text:p>
          </table:table-cell>
          <table:table-cell table:formula="of:=AVERAGE([.B2309:.B2359])" office:value-type="float" office:value="-13.2369778431373" calcext:value-type="float">
            <text:p>-13.2369778431</text:p>
          </table:table-cell>
          <table:table-cell table:number-columns-repeated="3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14.2318" calcext:value-type="float">
            <text:p>-14.2318</text:p>
          </table:table-cell>
          <table:table-cell table:formula="of:=AVERAGE([.B2310:.B2360])" office:value-type="float" office:value="-13.0842945098039" calcext:value-type="float">
            <text:p>-13.0842945098</text:p>
          </table:table-cell>
          <table:table-cell table:number-columns-repeated="3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13.621" calcext:value-type="float">
            <text:p>-13.621</text:p>
          </table:table-cell>
          <table:table-cell table:formula="of:=AVERAGE([.B2311:.B2361])" office:value-type="float" office:value="-12.9309552941176" calcext:value-type="float">
            <text:p>-12.9309552941</text:p>
          </table:table-cell>
          <table:table-cell table:number-columns-repeated="3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13.4611" calcext:value-type="float">
            <text:p>-13.4611</text:p>
          </table:table-cell>
          <table:table-cell table:formula="of:=AVERAGE([.B2312:.B2362])" office:value-type="float" office:value="-12.8258025490196" calcext:value-type="float">
            <text:p>-12.825802549</text:p>
          </table:table-cell>
          <table:table-cell table:number-columns-repeated="3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13.9348" calcext:value-type="float">
            <text:p>-13.9348</text:p>
          </table:table-cell>
          <table:table-cell table:formula="of:=AVERAGE([.B2313:.B2363])" office:value-type="float" office:value="-12.7237850980392" calcext:value-type="float">
            <text:p>-12.723785098</text:p>
          </table:table-cell>
          <table:table-cell table:number-columns-repeated="3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15.6757" calcext:value-type="float">
            <text:p>-15.6757</text:p>
          </table:table-cell>
          <table:table-cell table:formula="of:=AVERAGE([.B2314:.B2364])" office:value-type="float" office:value="-12.5480325490196" calcext:value-type="float">
            <text:p>-12.548032549</text:p>
          </table:table-cell>
          <table:table-cell table:number-columns-repeated="3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15.2779" calcext:value-type="float">
            <text:p>-15.2779</text:p>
          </table:table-cell>
          <table:table-cell table:formula="of:=AVERAGE([.B2315:.B2365])" office:value-type="float" office:value="-12.3854456862745" calcext:value-type="float">
            <text:p>-12.3854456863</text:p>
          </table:table-cell>
          <table:table-cell table:number-columns-repeated="3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13.9923" calcext:value-type="float">
            <text:p>-13.9923</text:p>
          </table:table-cell>
          <table:table-cell table:formula="of:=AVERAGE([.B2316:.B2366])" office:value-type="float" office:value="-12.2288635294118" calcext:value-type="float">
            <text:p>-12.2288635294</text:p>
          </table:table-cell>
          <table:table-cell table:number-columns-repeated="3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14.13" calcext:value-type="float">
            <text:p>-14.13</text:p>
          </table:table-cell>
          <table:table-cell table:formula="of:=AVERAGE([.B2317:.B2367])" office:value-type="float" office:value="-12.0670050980392" calcext:value-type="float">
            <text:p>-12.067005098</text:p>
          </table:table-cell>
          <table:table-cell table:number-columns-repeated="3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14.6494" calcext:value-type="float">
            <text:p>-14.6494</text:p>
          </table:table-cell>
          <table:table-cell table:formula="of:=AVERAGE([.B2318:.B2368])" office:value-type="float" office:value="-11.9457574509804" calcext:value-type="float">
            <text:p>-11.945757451</text:p>
          </table:table-cell>
          <table:table-cell table:number-columns-repeated="3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14.0548" calcext:value-type="float">
            <text:p>-14.0548</text:p>
          </table:table-cell>
          <table:table-cell table:formula="of:=AVERAGE([.B2319:.B2369])" office:value-type="float" office:value="-11.8143254901961" calcext:value-type="float">
            <text:p>-11.8143254902</text:p>
          </table:table-cell>
          <table:table-cell table:number-columns-repeated="3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14.0715" calcext:value-type="float">
            <text:p>-14.0715</text:p>
          </table:table-cell>
          <table:table-cell table:formula="of:=AVERAGE([.B2320:.B2370])" office:value-type="float" office:value="-11.6777382352941" calcext:value-type="float">
            <text:p>-11.6777382353</text:p>
          </table:table-cell>
          <table:table-cell table:number-columns-repeated="3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14.632" calcext:value-type="float">
            <text:p>-14.632</text:p>
          </table:table-cell>
          <table:table-cell table:formula="of:=AVERAGE([.B2321:.B2371])" office:value-type="float" office:value="-11.523911372549" calcext:value-type="float">
            <text:p>-11.5239113725</text:p>
          </table:table-cell>
          <table:table-cell table:number-columns-repeated="3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13.8934" calcext:value-type="float">
            <text:p>-13.8934</text:p>
          </table:table-cell>
          <table:table-cell table:formula="of:=AVERAGE([.B2322:.B2372])" office:value-type="float" office:value="-11.3872825490196" calcext:value-type="float">
            <text:p>-11.387282549</text:p>
          </table:table-cell>
          <table:table-cell table:number-columns-repeated="3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14.4813" calcext:value-type="float">
            <text:p>-14.4813</text:p>
          </table:table-cell>
          <table:table-cell table:formula="of:=AVERAGE([.B2323:.B2373])" office:value-type="float" office:value="-11.226537254902" calcext:value-type="float">
            <text:p>-11.2265372549</text:p>
          </table:table-cell>
          <table:table-cell table:number-columns-repeated="3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13.0531" calcext:value-type="float">
            <text:p>-13.0531</text:p>
          </table:table-cell>
          <table:table-cell table:formula="of:=AVERAGE([.B2324:.B2374])" office:value-type="float" office:value="-11.0542645098039" calcext:value-type="float">
            <text:p>-11.0542645098</text:p>
          </table:table-cell>
          <table:table-cell table:number-columns-repeated="3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13.8828" calcext:value-type="float">
            <text:p>-13.8828</text:p>
          </table:table-cell>
          <table:table-cell table:formula="of:=AVERAGE([.B2325:.B2375])" office:value-type="float" office:value="-10.9211890196078" calcext:value-type="float">
            <text:p>-10.9211890196</text:p>
          </table:table-cell>
          <table:table-cell table:number-columns-repeated="3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13.8017" calcext:value-type="float">
            <text:p>-13.8017</text:p>
          </table:table-cell>
          <table:table-cell table:formula="of:=AVERAGE([.B2326:.B2376])" office:value-type="float" office:value="-10.7907478431373" calcext:value-type="float">
            <text:p>-10.7907478431</text:p>
          </table:table-cell>
          <table:table-cell table:number-columns-repeated="3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14.2554" calcext:value-type="float">
            <text:p>-14.2554</text:p>
          </table:table-cell>
          <table:table-cell table:formula="of:=AVERAGE([.B2327:.B2377])" office:value-type="float" office:value="-10.6455041176471" calcext:value-type="float">
            <text:p>-10.6455041176</text:p>
          </table:table-cell>
          <table:table-cell table:number-columns-repeated="3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14.0473" calcext:value-type="float">
            <text:p>-14.0473</text:p>
          </table:table-cell>
          <table:table-cell table:formula="of:=AVERAGE([.B2328:.B2378])" office:value-type="float" office:value="-10.5277705882353" calcext:value-type="float">
            <text:p>-10.5277705882</text:p>
          </table:table-cell>
          <table:table-cell table:number-columns-repeated="3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13.5879" calcext:value-type="float">
            <text:p>-13.5879</text:p>
          </table:table-cell>
          <table:table-cell table:formula="of:=AVERAGE([.B2329:.B2379])" office:value-type="float" office:value="-10.4293835294118" calcext:value-type="float">
            <text:p>-10.4293835294</text:p>
          </table:table-cell>
          <table:table-cell table:number-columns-repeated="3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13.7009" calcext:value-type="float">
            <text:p>-13.7009</text:p>
          </table:table-cell>
          <table:table-cell table:formula="of:=AVERAGE([.B2330:.B2380])" office:value-type="float" office:value="-10.2968215686275" calcext:value-type="float">
            <text:p>-10.2968215686</text:p>
          </table:table-cell>
          <table:table-cell table:number-columns-repeated="3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15.9052" calcext:value-type="float">
            <text:p>-15.9052</text:p>
          </table:table-cell>
          <table:table-cell table:formula="of:=AVERAGE([.B2331:.B2381])" office:value-type="float" office:value="-10.1725345098039" calcext:value-type="float">
            <text:p>-10.1725345098</text:p>
          </table:table-cell>
          <table:table-cell table:number-columns-repeated="3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15.2323" calcext:value-type="float">
            <text:p>-15.2323</text:p>
          </table:table-cell>
          <table:table-cell table:formula="of:=AVERAGE([.B2332:.B2382])" office:value-type="float" office:value="-10.0050258823529" calcext:value-type="float">
            <text:p>-10.0050258824</text:p>
          </table:table-cell>
          <table:table-cell table:number-columns-repeated="3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14.4363" calcext:value-type="float">
            <text:p>-14.4363</text:p>
          </table:table-cell>
          <table:table-cell table:formula="of:=AVERAGE([.B2333:.B2383])" office:value-type="float" office:value="-9.85801137254902" calcext:value-type="float">
            <text:p>-9.8580113725</text:p>
          </table:table-cell>
          <table:table-cell table:number-columns-repeated="3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14.0291" calcext:value-type="float">
            <text:p>-14.0291</text:p>
          </table:table-cell>
          <table:table-cell table:formula="of:=AVERAGE([.B2334:.B2384])" office:value-type="float" office:value="-9.70033235294118" calcext:value-type="float">
            <text:p>-9.7003323529</text:p>
          </table:table-cell>
          <table:table-cell table:number-columns-repeated="3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14.7148" calcext:value-type="float">
            <text:p>-14.7148</text:p>
          </table:table-cell>
          <table:table-cell table:formula="of:=AVERAGE([.B2335:.B2385])" office:value-type="float" office:value="-9.56689450980393" calcext:value-type="float">
            <text:p>-9.5668945098</text:p>
          </table:table-cell>
          <table:table-cell table:number-columns-repeated="3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14.5824" calcext:value-type="float">
            <text:p>-14.5824</text:p>
          </table:table-cell>
          <table:table-cell table:formula="of:=AVERAGE([.B2336:.B2386])" office:value-type="float" office:value="-9.41836450980393" calcext:value-type="float">
            <text:p>-9.4183645098</text:p>
          </table:table-cell>
          <table:table-cell table:number-columns-repeated="3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14.1604" calcext:value-type="float">
            <text:p>-14.1604</text:p>
          </table:table-cell>
          <table:table-cell table:formula="of:=AVERAGE([.B2337:.B2387])" office:value-type="float" office:value="-9.2724305882353" calcext:value-type="float">
            <text:p>-9.2724305882</text:p>
          </table:table-cell>
          <table:table-cell table:number-columns-repeated="3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14.4253" calcext:value-type="float">
            <text:p>-14.4253</text:p>
          </table:table-cell>
          <table:table-cell table:formula="of:=AVERAGE([.B2338:.B2388])" office:value-type="float" office:value="-9.11049352941177" calcext:value-type="float">
            <text:p>-9.1104935294</text:p>
          </table:table-cell>
          <table:table-cell table:number-columns-repeated="3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13.3121" calcext:value-type="float">
            <text:p>-13.3121</text:p>
          </table:table-cell>
          <table:table-cell table:formula="of:=AVERAGE([.B2339:.B2389])" office:value-type="float" office:value="-8.98910549019608" calcext:value-type="float">
            <text:p>-8.9891054902</text:p>
          </table:table-cell>
          <table:table-cell table:number-columns-repeated="3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14.4796" calcext:value-type="float">
            <text:p>-14.4796</text:p>
          </table:table-cell>
          <table:table-cell table:formula="of:=AVERAGE([.B2340:.B2390])" office:value-type="float" office:value="-8.88047431372549" calcext:value-type="float">
            <text:p>-8.8804743137</text:p>
          </table:table-cell>
          <table:table-cell table:number-columns-repeated="3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13.5768" calcext:value-type="float">
            <text:p>-13.5768</text:p>
          </table:table-cell>
          <table:table-cell table:formula="of:=AVERAGE([.B2341:.B2391])" office:value-type="float" office:value="-8.73173607843137" calcext:value-type="float">
            <text:p>-8.7317360784</text:p>
          </table:table-cell>
          <table:table-cell table:number-columns-repeated="3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13.9353" calcext:value-type="float">
            <text:p>-13.9353</text:p>
          </table:table-cell>
          <table:table-cell table:formula="of:=AVERAGE([.B2342:.B2392])" office:value-type="float" office:value="-8.61889549019608" calcext:value-type="float">
            <text:p>-8.6188954902</text:p>
          </table:table-cell>
          <table:table-cell table:number-columns-repeated="3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14.7467" calcext:value-type="float">
            <text:p>-14.7467</text:p>
          </table:table-cell>
          <table:table-cell table:formula="of:=AVERAGE([.B2343:.B2393])" office:value-type="float" office:value="-8.47705039215686" calcext:value-type="float">
            <text:p>-8.4770503922</text:p>
          </table:table-cell>
          <table:table-cell table:number-columns-repeated="3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13.9241" calcext:value-type="float">
            <text:p>-13.9241</text:p>
          </table:table-cell>
          <table:table-cell table:formula="of:=AVERAGE([.B2344:.B2394])" office:value-type="float" office:value="-8.31929549019608" calcext:value-type="float">
            <text:p>-8.3192954902</text:p>
          </table:table-cell>
          <table:table-cell table:number-columns-repeated="3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13.9061" calcext:value-type="float">
            <text:p>-13.9061</text:p>
          </table:table-cell>
          <table:table-cell table:formula="of:=AVERAGE([.B2345:.B2395])" office:value-type="float" office:value="-8.14828647058823" calcext:value-type="float">
            <text:p>-8.1482864706</text:p>
          </table:table-cell>
          <table:table-cell table:number-columns-repeated="3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13.7766" calcext:value-type="float">
            <text:p>-13.7766</text:p>
          </table:table-cell>
          <table:table-cell table:formula="of:=AVERAGE([.B2346:.B2396])" office:value-type="float" office:value="-8.02970254901961" calcext:value-type="float">
            <text:p>-8.029702549</text:p>
          </table:table-cell>
          <table:table-cell table:number-columns-repeated="3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14.4034" calcext:value-type="float">
            <text:p>-14.4034</text:p>
          </table:table-cell>
          <table:table-cell table:formula="of:=AVERAGE([.B2347:.B2397])" office:value-type="float" office:value="-7.86828960784314" calcext:value-type="float">
            <text:p>-7.8682896078</text:p>
          </table:table-cell>
          <table:table-cell table:number-columns-repeated="3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15.9532" calcext:value-type="float">
            <text:p>-15.9532</text:p>
          </table:table-cell>
          <table:table-cell table:formula="of:=AVERAGE([.B2348:.B2398])" office:value-type="float" office:value="-7.69458647058824" calcext:value-type="float">
            <text:p>-7.6945864706</text:p>
          </table:table-cell>
          <table:table-cell table:number-columns-repeated="3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14.7178" calcext:value-type="float">
            <text:p>-14.7178</text:p>
          </table:table-cell>
          <table:table-cell table:formula="of:=AVERAGE([.B2349:.B2399])" office:value-type="float" office:value="-7.50822137254902" calcext:value-type="float">
            <text:p>-7.5082213725</text:p>
          </table:table-cell>
          <table:table-cell table:number-columns-repeated="3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13.5413" calcext:value-type="float">
            <text:p>-13.5413</text:p>
          </table:table-cell>
          <table:table-cell table:formula="of:=AVERAGE([.B2350:.B2400])" office:value-type="float" office:value="-7.37234333333333" calcext:value-type="float">
            <text:p>-7.3723433333</text:p>
          </table:table-cell>
          <table:table-cell table:number-columns-repeated="3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12.2586" calcext:value-type="float">
            <text:p>-12.2586</text:p>
          </table:table-cell>
          <table:table-cell table:formula="of:=AVERAGE([.B2351:.B2401])" office:value-type="float" office:value="-7.21577098039216" calcext:value-type="float">
            <text:p>-7.2157709804</text:p>
          </table:table-cell>
          <table:table-cell table:number-columns-repeated="3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10.0872" calcext:value-type="float">
            <text:p>-10.0872</text:p>
          </table:table-cell>
          <table:table-cell table:formula="of:=AVERAGE([.B2352:.B2402])" office:value-type="float" office:value="-7.08434960784313" calcext:value-type="float">
            <text:p>-7.0843496078</text:p>
          </table:table-cell>
          <table:table-cell table:number-columns-repeated="3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8.55328" calcext:value-type="float">
            <text:p>-8.55328</text:p>
          </table:table-cell>
          <table:table-cell table:formula="of:=AVERAGE([.B2353:.B2403])" office:value-type="float" office:value="-6.99550470588235" calcext:value-type="float">
            <text:p>-6.9955047059</text:p>
          </table:table-cell>
          <table:table-cell table:number-columns-repeated="3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7.53352" calcext:value-type="float">
            <text:p>-7.53352</text:p>
          </table:table-cell>
          <table:table-cell table:formula="of:=AVERAGE([.B2354:.B2404])" office:value-type="float" office:value="-6.93673666666667" calcext:value-type="float">
            <text:p>-6.9367366667</text:p>
          </table:table-cell>
          <table:table-cell table:number-columns-repeated="3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8.67685" calcext:value-type="float">
            <text:p>-8.67685</text:p>
          </table:table-cell>
          <table:table-cell table:formula="of:=AVERAGE([.B2355:.B2405])" office:value-type="float" office:value="-6.89796392156862" calcext:value-type="float">
            <text:p>-6.8979639216</text:p>
          </table:table-cell>
          <table:table-cell table:number-columns-repeated="3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7.17595" calcext:value-type="float">
            <text:p>-7.17595</text:p>
          </table:table-cell>
          <table:table-cell table:formula="of:=AVERAGE([.B2356:.B2406])" office:value-type="float" office:value="-6.72782960784314" calcext:value-type="float">
            <text:p>-6.7278296078</text:p>
          </table:table-cell>
          <table:table-cell table:number-columns-repeated="3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7.48227" calcext:value-type="float">
            <text:p>-7.48227</text:p>
          </table:table-cell>
          <table:table-cell table:formula="of:=AVERAGE([.B2357:.B2407])" office:value-type="float" office:value="-6.58712470588235" calcext:value-type="float">
            <text:p>-6.5871247059</text:p>
          </table:table-cell>
          <table:table-cell table:number-columns-repeated="3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7.86865" calcext:value-type="float">
            <text:p>-7.86865</text:p>
          </table:table-cell>
          <table:table-cell table:formula="of:=AVERAGE([.B2358:.B2408])" office:value-type="float" office:value="-6.44041352941176" calcext:value-type="float">
            <text:p>-6.4404135294</text:p>
          </table:table-cell>
          <table:table-cell table:number-columns-repeated="3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7.86865" calcext:value-type="float">
            <text:p>-7.86865</text:p>
          </table:table-cell>
          <table:table-cell table:formula="of:=AVERAGE([.B2359:.B2409])" office:value-type="float" office:value="-6.2861262745098" calcext:value-type="float">
            <text:p>-6.2861262745</text:p>
          </table:table-cell>
          <table:table-cell table:number-columns-repeated="3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5.59915" calcext:value-type="float">
            <text:p>-5.59915</text:p>
          </table:table-cell>
          <table:table-cell table:formula="of:=AVERAGE([.B2360:.B2410])" office:value-type="float" office:value="-6.13183901960784" calcext:value-type="float">
            <text:p>-6.1318390196</text:p>
          </table:table-cell>
          <table:table-cell table:number-columns-repeated="3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6.4115" calcext:value-type="float">
            <text:p>-6.4115</text:p>
          </table:table-cell>
          <table:table-cell table:formula="of:=AVERAGE([.B2361:.B2411])" office:value-type="float" office:value="-6.02205176470588" calcext:value-type="float">
            <text:p>-6.0220517647</text:p>
          </table:table-cell>
          <table:table-cell table:number-columns-repeated="3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8.25821" calcext:value-type="float">
            <text:p>-8.25821</text:p>
          </table:table-cell>
          <table:table-cell table:formula="of:=AVERAGE([.B2362:.B2412])" office:value-type="float" office:value="-5.89633607843137" calcext:value-type="float">
            <text:p>-5.8963360784</text:p>
          </table:table-cell>
          <table:table-cell table:number-columns-repeated="3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8.25821" calcext:value-type="float">
            <text:p>-8.25821</text:p>
          </table:table-cell>
          <table:table-cell table:formula="of:=AVERAGE([.B2363:.B2413])" office:value-type="float" office:value="-5.73441039215686" calcext:value-type="float">
            <text:p>-5.7344103922</text:p>
          </table:table-cell>
          <table:table-cell table:number-columns-repeated="3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4.97142" calcext:value-type="float">
            <text:p>-4.97142</text:p>
          </table:table-cell>
          <table:table-cell table:formula="of:=AVERAGE([.B2364:.B2414])" office:value-type="float" office:value="-5.57248470588235" calcext:value-type="float">
            <text:p>-5.5724847059</text:p>
          </table:table-cell>
          <table:table-cell table:number-columns-repeated="3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7.38377" calcext:value-type="float">
            <text:p>-7.38377</text:p>
          </table:table-cell>
          <table:table-cell table:formula="of:=AVERAGE([.B2365:.B2415])" office:value-type="float" office:value="-5.47500588235294" calcext:value-type="float">
            <text:p>-5.4750058824</text:p>
          </table:table-cell>
          <table:table-cell table:number-columns-repeated="3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7.29221" calcext:value-type="float">
            <text:p>-7.29221</text:p>
          </table:table-cell>
          <table:table-cell table:formula="of:=AVERAGE([.B2366:.B2416])" office:value-type="float" office:value="-5.33022607843137" calcext:value-type="float">
            <text:p>-5.3302260784</text:p>
          </table:table-cell>
          <table:table-cell table:number-columns-repeated="3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5.73752" calcext:value-type="float">
            <text:p>-5.73752</text:p>
          </table:table-cell>
          <table:table-cell table:formula="of:=AVERAGE([.B2367:.B2417])" office:value-type="float" office:value="-5.18724156862745" calcext:value-type="float">
            <text:p>-5.1872415686</text:p>
          </table:table-cell>
          <table:table-cell table:number-columns-repeated="3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7.94637" calcext:value-type="float">
            <text:p>-7.94637</text:p>
          </table:table-cell>
          <table:table-cell table:formula="of:=AVERAGE([.B2368:.B2418])" office:value-type="float" office:value="-5.07474117647059" calcext:value-type="float">
            <text:p>-5.0747411765</text:p>
          </table:table-cell>
          <table:table-cell table:number-columns-repeated="3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7.94637" calcext:value-type="float">
            <text:p>-7.94637</text:p>
          </table:table-cell>
          <table:table-cell table:formula="of:=AVERAGE([.B2369:.B2419])" office:value-type="float" office:value="-4.91893" calcext:value-type="float">
            <text:p>-4.91893</text:p>
          </table:table-cell>
          <table:table-cell table:number-columns-repeated="3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7.08885" calcext:value-type="float">
            <text:p>-7.08885</text:p>
          </table:table-cell>
          <table:table-cell table:formula="of:=AVERAGE([.B2370:.B2420])" office:value-type="float" office:value="-4.76311882352941" calcext:value-type="float">
            <text:p>-4.7631188235</text:p>
          </table:table-cell>
          <table:table-cell table:number-columns-repeated="3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6.22633" calcext:value-type="float">
            <text:p>-6.22633</text:p>
          </table:table-cell>
          <table:table-cell table:formula="of:=AVERAGE([.B2371:.B2421])" office:value-type="float" office:value="-4.62412176470588" calcext:value-type="float">
            <text:p>-4.6241217647</text:p>
          </table:table-cell>
          <table:table-cell table:number-columns-repeated="3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7.66393" calcext:value-type="float">
            <text:p>-7.66393</text:p>
          </table:table-cell>
          <table:table-cell table:formula="of:=AVERAGE([.B2372:.B2422])" office:value-type="float" office:value="-4.5020368627451" calcext:value-type="float">
            <text:p>-4.5020368627</text:p>
          </table:table-cell>
          <table:table-cell table:number-columns-repeated="3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5.69539" calcext:value-type="float">
            <text:p>-5.69539</text:p>
          </table:table-cell>
          <table:table-cell table:formula="of:=AVERAGE([.B2373:.B2423])" office:value-type="float" office:value="-4.3517637254902" calcext:value-type="float">
            <text:p>-4.3517637255</text:p>
          </table:table-cell>
          <table:table-cell table:number-columns-repeated="3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5.69539" calcext:value-type="float">
            <text:p>-5.69539</text:p>
          </table:table-cell>
          <table:table-cell table:formula="of:=AVERAGE([.B2374:.B2424])" office:value-type="float" office:value="-4.24008941176471" calcext:value-type="float">
            <text:p>-4.2400894118</text:p>
          </table:table-cell>
          <table:table-cell table:number-columns-repeated="3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6.26625" calcext:value-type="float">
            <text:p>-6.26625</text:p>
          </table:table-cell>
          <table:table-cell table:formula="of:=AVERAGE([.B2375:.B2425])" office:value-type="float" office:value="-4.12841509803922" calcext:value-type="float">
            <text:p>-4.128415098</text:p>
          </table:table-cell>
          <table:table-cell table:number-columns-repeated="3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7.2303" calcext:value-type="float">
            <text:p>-7.2303</text:p>
          </table:table-cell>
          <table:table-cell table:formula="of:=AVERAGE([.B2376:.B2426])" office:value-type="float" office:value="-4.00554745098039" calcext:value-type="float">
            <text:p>-4.005547451</text:p>
          </table:table-cell>
          <table:table-cell table:number-columns-repeated="3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6.39427" calcext:value-type="float">
            <text:p>-6.39427</text:p>
          </table:table-cell>
          <table:table-cell table:formula="of:=AVERAGE([.B2377:.B2427])" office:value-type="float" office:value="-3.8637768627451" calcext:value-type="float">
            <text:p>-3.8637768627</text:p>
          </table:table-cell>
          <table:table-cell table:number-columns-repeated="3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8.25099" calcext:value-type="float">
            <text:p>-8.25099</text:p>
          </table:table-cell>
          <table:table-cell table:formula="of:=AVERAGE([.B2378:.B2428])" office:value-type="float" office:value="-3.73839901960784" calcext:value-type="float">
            <text:p>-3.7383990196</text:p>
          </table:table-cell>
          <table:table-cell table:number-columns-repeated="3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9.02956" calcext:value-type="float">
            <text:p>-9.02956</text:p>
          </table:table-cell>
          <table:table-cell table:formula="of:=AVERAGE([.B2379:.B2429])" office:value-type="float" office:value="-3.57661490196078" calcext:value-type="float">
            <text:p>-3.576614902</text:p>
          </table:table-cell>
          <table:table-cell table:number-columns-repeated="3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6.82724" calcext:value-type="float">
            <text:p>-6.82724</text:p>
          </table:table-cell>
          <table:table-cell table:formula="of:=AVERAGE([.B2380:.B2430])" office:value-type="float" office:value="-3.39956470588235" calcext:value-type="float">
            <text:p>-3.3995647059</text:p>
          </table:table-cell>
          <table:table-cell table:number-columns-repeated="3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7.36226" calcext:value-type="float">
            <text:p>-7.36226</text:p>
          </table:table-cell>
          <table:table-cell table:formula="of:=AVERAGE([.B2381:.B2431])" office:value-type="float" office:value="-3.26569725490196" calcext:value-type="float">
            <text:p>-3.2656972549</text:p>
          </table:table-cell>
          <table:table-cell table:number-columns-repeated="3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7.36226" calcext:value-type="float">
            <text:p>-7.36226</text:p>
          </table:table-cell>
          <table:table-cell table:formula="of:=AVERAGE([.B2382:.B2432])" office:value-type="float" office:value="-3.12133921568627" calcext:value-type="float">
            <text:p>-3.1213392157</text:p>
          </table:table-cell>
          <table:table-cell table:number-columns-repeated="3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7.73456" calcext:value-type="float">
            <text:p>-7.73456</text:p>
          </table:table-cell>
          <table:table-cell table:formula="of:=AVERAGE([.B2383:.B2433])" office:value-type="float" office:value="-2.97698117647059" calcext:value-type="float">
            <text:p>-2.9769811765</text:p>
          </table:table-cell>
          <table:table-cell table:number-columns-repeated="3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6.39467" calcext:value-type="float">
            <text:p>-6.39467</text:p>
          </table:table-cell>
          <table:table-cell table:formula="of:=AVERAGE([.B2384:.B2434])" office:value-type="float" office:value="-2.8253231372549" calcext:value-type="float">
            <text:p>-2.8253231373</text:p>
          </table:table-cell>
          <table:table-cell table:number-columns-repeated="3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7.22377" calcext:value-type="float">
            <text:p>-7.22377</text:p>
          </table:table-cell>
          <table:table-cell table:formula="of:=AVERAGE([.B2385:.B2435])" office:value-type="float" office:value="-2.69993745098039" calcext:value-type="float">
            <text:p>-2.699937451</text:p>
          </table:table-cell>
          <table:table-cell table:number-columns-repeated="3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7.13977" calcext:value-type="float">
            <text:p>-7.13977</text:p>
          </table:table-cell>
          <table:table-cell table:formula="of:=AVERAGE([.B2386:.B2436])" office:value-type="float" office:value="-2.55829490196078" calcext:value-type="float">
            <text:p>-2.558294902</text:p>
          </table:table-cell>
          <table:table-cell table:number-columns-repeated="3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7.13977" calcext:value-type="float">
            <text:p>-7.13977</text:p>
          </table:table-cell>
          <table:table-cell table:formula="of:=AVERAGE([.B2387:.B2437])" office:value-type="float" office:value="-2.41829941176471" calcext:value-type="float">
            <text:p>-2.4182994118</text:p>
          </table:table-cell>
          <table:table-cell table:number-columns-repeated="3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5.90161" calcext:value-type="float">
            <text:p>-5.90161</text:p>
          </table:table-cell>
          <table:table-cell table:formula="of:=AVERAGE([.B2388:.B2438])" office:value-type="float" office:value="-2.27830392156863" calcext:value-type="float">
            <text:p>-2.2783039216</text:p>
          </table:table-cell>
          <table:table-cell table:number-columns-repeated="3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8.23451" calcext:value-type="float">
            <text:p>-8.23451</text:p>
          </table:table-cell>
          <table:table-cell table:formula="of:=AVERAGE([.B2389:.B2439])" office:value-type="float" office:value="-2.16258607843137" calcext:value-type="float">
            <text:p>-2.1625860784</text:p>
          </table:table-cell>
          <table:table-cell table:number-columns-repeated="3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7.77191" calcext:value-type="float">
            <text:p>-7.77191</text:p>
          </table:table-cell>
          <table:table-cell table:formula="of:=AVERAGE([.B2390:.B2440])" office:value-type="float" office:value="-2.00112509803922" calcext:value-type="float">
            <text:p>-2.001125098</text:p>
          </table:table-cell>
          <table:table-cell table:number-columns-repeated="3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6.89395" calcext:value-type="float">
            <text:p>-6.89395</text:p>
          </table:table-cell>
          <table:table-cell table:formula="of:=AVERAGE([.B2391:.B2441])" office:value-type="float" office:value="-1.84873470588235" calcext:value-type="float">
            <text:p>-1.8487347059</text:p>
          </table:table-cell>
          <table:table-cell table:number-columns-repeated="3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7.82193" calcext:value-type="float">
            <text:p>-7.82193</text:p>
          </table:table-cell>
          <table:table-cell table:formula="of:=AVERAGE([.B2392:.B2442])" office:value-type="float" office:value="-1.71355921568628" calcext:value-type="float">
            <text:p>-1.7135592157</text:p>
          </table:table-cell>
          <table:table-cell table:number-columns-repeated="3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6.7012" calcext:value-type="float">
            <text:p>-6.7012</text:p>
          </table:table-cell>
          <table:table-cell table:formula="of:=AVERAGE([.B2393:.B2443])" office:value-type="float" office:value="-1.56018803921569" calcext:value-type="float">
            <text:p>-1.5601880392</text:p>
          </table:table-cell>
          <table:table-cell table:number-columns-repeated="3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6.7012" calcext:value-type="float">
            <text:p>-6.7012</text:p>
          </table:table-cell>
          <table:table-cell table:formula="of:=AVERAGE([.B2394:.B2444])" office:value-type="float" office:value="-1.42879196078431" calcext:value-type="float">
            <text:p>-1.4287919608</text:p>
          </table:table-cell>
          <table:table-cell table:number-columns-repeated="3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5.20264" calcext:value-type="float">
            <text:p>-5.20264</text:p>
          </table:table-cell>
          <table:table-cell table:formula="of:=AVERAGE([.B2395:.B2445])" office:value-type="float" office:value="-1.29739588235294" calcext:value-type="float">
            <text:p>-1.2973958824</text:p>
          </table:table-cell>
          <table:table-cell table:number-columns-repeated="3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7.85832" calcext:value-type="float">
            <text:p>-7.85832</text:p>
          </table:table-cell>
          <table:table-cell table:formula="of:=AVERAGE([.B2396:.B2446])" office:value-type="float" office:value="-1.19538333333333" calcext:value-type="float">
            <text:p>-1.1953833333</text:p>
          </table:table-cell>
          <table:table-cell table:number-columns-repeated="3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5.54454" calcext:value-type="float">
            <text:p>-5.54454</text:p>
          </table:table-cell>
          <table:table-cell table:formula="of:=AVERAGE([.B2397:.B2447])" office:value-type="float" office:value="-1.04129862745098" calcext:value-type="float">
            <text:p>-1.0412986275</text:p>
          </table:table-cell>
          <table:table-cell table:number-columns-repeated="3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5.54454" calcext:value-type="float">
            <text:p>-5.54454</text:p>
          </table:table-cell>
          <table:table-cell table:formula="of:=AVERAGE([.B2398:.B2448])" office:value-type="float" office:value="-0.932582156862745" calcext:value-type="float">
            <text:p>-0.9325821569</text:p>
          </table:table-cell>
          <table:table-cell table:number-columns-repeated="3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-6.44858" calcext:value-type="float">
            <text:p>-6.44858</text:p>
          </table:table-cell>
          <table:table-cell table:formula="of:=AVERAGE([.B2399:.B2449])" office:value-type="float" office:value="-0.82386568627451" calcext:value-type="float">
            <text:p>-0.8238656863</text:p>
          </table:table-cell>
          <table:table-cell table:number-columns-repeated="3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-7.78802" calcext:value-type="float">
            <text:p>-7.78802</text:p>
          </table:table-cell>
          <table:table-cell table:formula="of:=AVERAGE([.B2400:.B2450])" office:value-type="float" office:value="-0.697422941176471" calcext:value-type="float">
            <text:p>-0.6974229412</text:p>
          </table:table-cell>
          <table:table-cell table:number-columns-repeated="3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-5.55611" calcext:value-type="float">
            <text:p>-5.55611</text:p>
          </table:table-cell>
          <table:table-cell table:formula="of:=AVERAGE([.B2401:.B2451])" office:value-type="float" office:value="-0.544716666666667" calcext:value-type="float">
            <text:p>-0.5447166667</text:p>
          </table:table-cell>
          <table:table-cell table:number-columns-repeated="3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-5.55611" calcext:value-type="float">
            <text:p>-5.55611</text:p>
          </table:table-cell>
          <table:table-cell table:formula="of:=AVERAGE([.B2402:.B2452])" office:value-type="float" office:value="-0.435773333333333" calcext:value-type="float">
            <text:p>-0.4357733333</text:p>
          </table:table-cell>
          <table:table-cell table:number-columns-repeated="3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-5.55611" calcext:value-type="float">
            <text:p>-5.55611</text:p>
          </table:table-cell>
          <table:table-cell table:formula="of:=AVERAGE([.B2403:.B2453])" office:value-type="float" office:value="-0.32683" calcext:value-type="float">
            <text:p>-0.32683</text:p>
          </table:table-cell>
          <table:table-cell table:number-columns-repeated="3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-5.55611" calcext:value-type="float">
            <text:p>-5.55611</text:p>
          </table:table-cell>
          <table:table-cell table:formula="of:=AVERAGE([.B2404:.B2454])" office:value-type="float" office:value="-0.217886666666667" calcext:value-type="float">
            <text:p>-0.2178866667</text:p>
          </table:table-cell>
          <table:table-cell table:number-columns-repeated="3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-5.55611" calcext:value-type="float">
            <text:p>-5.55611</text:p>
          </table:table-cell>
          <table:table-cell table:formula="of:=AVERAGE([.B2405:.B2455])" office:value-type="float" office:value="-0.108943333333333" calcext:value-type="float">
            <text:p>-0.1089433333</text:p>
          </table:table-cell>
          <table:table-cell table:number-columns-repeated="3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table:formula="of:=AVERAGE([.B2406:.B245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table:formula="of:=AVERAGE([.B2407:.B245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table:formula="of:=AVERAGE([.B2408:.B245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table:formula="of:=AVERAGE([.B2409:.B245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table:formula="of:=AVERAGE([.B2410:.B246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table:formula="of:=AVERAGE([.B2411:.B246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table:formula="of:=AVERAGE([.B2412:.B246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table:formula="of:=AVERAGE([.B2413:.B246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table:formula="of:=AVERAGE([.B2414:.B246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table:formula="of:=AVERAGE([.B2415:.B246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table:formula="of:=AVERAGE([.B2416:.B246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table:formula="of:=AVERAGE([.B2417:.B246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table:formula="of:=AVERAGE([.B2418:.B246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table:formula="of:=AVERAGE([.B2419:.B246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table:formula="of:=AVERAGE([.B2420:.B247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table:formula="of:=AVERAGE([.B2421:.B247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table:formula="of:=AVERAGE([.B2422:.B247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table:formula="of:=AVERAGE([.B2423:.B247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table:formula="of:=AVERAGE([.B2424:.B247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table:formula="of:=AVERAGE([.B2425:.B247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table:formula="of:=AVERAGE([.B2426:.B247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table:formula="of:=AVERAGE([.B2427:.B247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table:formula="of:=AVERAGE([.B2428:.B247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table:formula="of:=AVERAGE([.B2429:.B247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table:formula="of:=AVERAGE([.B2430:.B248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table:formula="of:=AVERAGE([.B2431:.B248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table:formula="of:=AVERAGE([.B2432:.B248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table:formula="of:=AVERAGE([.B2433:.B248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table:formula="of:=AVERAGE([.B2434:.B248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table:formula="of:=AVERAGE([.B2435:.B248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table:formula="of:=AVERAGE([.B2436:.B248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table:formula="of:=AVERAGE([.B2437:.B248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table:formula="of:=AVERAGE([.B2438:.B248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table:formula="of:=AVERAGE([.B2439:.B248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table:formula="of:=AVERAGE([.B2440:.B249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table:formula="of:=AVERAGE([.B2441:.B249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table:formula="of:=AVERAGE([.B2442:.B249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table:formula="of:=AVERAGE([.B2443:.B249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table:formula="of:=AVERAGE([.B2444:.B249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table:formula="of:=AVERAGE([.B2445:.B249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table:formula="of:=AVERAGE([.B2446:.B249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table:formula="of:=AVERAGE([.B2447:.B249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table:formula="of:=AVERAGE([.B2448:.B249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table:formula="of:=AVERAGE([.B2449:.B249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table:formula="of:=AVERAGE([.B2450:.B250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table:formula="of:=AVERAGE([.B2451:.B250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table:formula="of:=AVERAGE([.B2452:.B250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table:formula="of:=AVERAGE([.B2453:.B250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table:formula="of:=AVERAGE([.B2454:.B250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table:formula="of:=AVERAGE([.B2455:.B250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table:formula="of:=AVERAGE([.B2456:.B250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table:formula="of:=AVERAGE([.B2457:.B250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table:formula="of:=AVERAGE([.B2458:.B250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table:formula="of:=AVERAGE([.B2459:.B250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table:formula="of:=AVERAGE([.B2460:.B251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table:formula="of:=AVERAGE([.B2461:.B251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table:formula="of:=AVERAGE([.B2462:.B251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table:formula="of:=AVERAGE([.B2463:.B251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table:formula="of:=AVERAGE([.B2464:.B251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table:formula="of:=AVERAGE([.B2465:.B251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table:formula="of:=AVERAGE([.B2466:.B251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table:formula="of:=AVERAGE([.B2467:.B251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table:formula="of:=AVERAGE([.B2468:.B251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table:formula="of:=AVERAGE([.B2469:.B251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table:formula="of:=AVERAGE([.B2470:.B252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table:formula="of:=AVERAGE([.B2471:.B252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table:formula="of:=AVERAGE([.B2472:.B252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table:formula="of:=AVERAGE([.B2473:.B252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table:formula="of:=AVERAGE([.B2474:.B252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table:formula="of:=AVERAGE([.B2475:.B252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table:formula="of:=AVERAGE([.B2476:.B252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table:formula="of:=AVERAGE([.B2477:.B252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table:formula="of:=AVERAGE([.B2478:.B252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table:formula="of:=AVERAGE([.B2479:.B252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table:formula="of:=AVERAGE([.B2480:.B253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table:formula="of:=AVERAGE([.B2481:.B253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table:formula="of:=AVERAGE([.B2482:.B253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table:formula="of:=AVERAGE([.B2483:.B253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table:formula="of:=AVERAGE([.B2484:.B253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table:formula="of:=AVERAGE([.B2485:.B253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table:formula="of:=AVERAGE([.B2486:.B253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table:formula="of:=AVERAGE([.B2487:.B253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table:formula="of:=AVERAGE([.B2488:.B253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table:formula="of:=AVERAGE([.B2489:.B253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table:formula="of:=AVERAGE([.B2490:.B254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table:formula="of:=AVERAGE([.B2491:.B254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table:formula="of:=AVERAGE([.B2492:.B254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table:formula="of:=AVERAGE([.B2493:.B254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table:formula="of:=AVERAGE([.B2494:.B254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table:formula="of:=AVERAGE([.B2495:.B254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table:formula="of:=AVERAGE([.B2496:.B254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table:formula="of:=AVERAGE([.B2497:.B254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table:formula="of:=AVERAGE([.B2498:.B254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table:formula="of:=AVERAGE([.B2499:.B254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table:formula="of:=AVERAGE([.B2500:.B255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table:formula="of:=AVERAGE([.B2501:.B255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table:formula="of:=AVERAGE([.B2502:.B255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table:formula="of:=AVERAGE([.B2503:.B255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table:formula="of:=AVERAGE([.B2504:.B255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table:formula="of:=AVERAGE([.B2505:.B255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table:formula="of:=AVERAGE([.B2506:.B255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table:formula="of:=AVERAGE([.B2507:.B255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table:formula="of:=AVERAGE([.B2508:.B255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table:formula="of:=AVERAGE([.B2509:.B255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table:formula="of:=AVERAGE([.B2510:.B256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table:formula="of:=AVERAGE([.B2511:.B256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table:formula="of:=AVERAGE([.B2512:.B256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table:formula="of:=AVERAGE([.B2513:.B256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table:formula="of:=AVERAGE([.B2514:.B256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table:formula="of:=AVERAGE([.B2515:.B256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table:formula="of:=AVERAGE([.B2516:.B256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table:formula="of:=AVERAGE([.B2517:.B256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table:formula="of:=AVERAGE([.B2518:.B256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table:formula="of:=AVERAGE([.B2519:.B256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table:formula="of:=AVERAGE([.B2520:.B257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table:formula="of:=AVERAGE([.B2521:.B257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table:formula="of:=AVERAGE([.B2522:.B257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table:formula="of:=AVERAGE([.B2523:.B257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table:formula="of:=AVERAGE([.B2524:.B257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table:formula="of:=AVERAGE([.B2525:.B257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table:formula="of:=AVERAGE([.B2526:.B257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table:formula="of:=AVERAGE([.B2527:.B257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table:formula="of:=AVERAGE([.B2528:.B257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table:formula="of:=AVERAGE([.B2529:.B257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table:formula="of:=AVERAGE([.B2530:.B258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table:formula="of:=AVERAGE([.B2531:.B258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table:formula="of:=AVERAGE([.B2532:.B258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table:formula="of:=AVERAGE([.B2533:.B258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table:formula="of:=AVERAGE([.B2534:.B258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table:formula="of:=AVERAGE([.B2535:.B258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table:formula="of:=AVERAGE([.B2536:.B258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table:formula="of:=AVERAGE([.B2537:.B258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table:formula="of:=AVERAGE([.B2538:.B258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table:formula="of:=AVERAGE([.B2539:.B258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table:formula="of:=AVERAGE([.B2540:.B259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table:formula="of:=AVERAGE([.B2541:.B259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table:formula="of:=AVERAGE([.B2542:.B259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table:formula="of:=AVERAGE([.B2543:.B259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table:formula="of:=AVERAGE([.B2544:.B259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table:formula="of:=AVERAGE([.B2545:.B259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table:formula="of:=AVERAGE([.B2546:.B259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table:formula="of:=AVERAGE([.B2547:.B259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table:formula="of:=AVERAGE([.B2548:.B259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table:formula="of:=AVERAGE([.B2549:.B259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table:formula="of:=AVERAGE([.B2550:.B260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table:formula="of:=AVERAGE([.B2551:.B260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.17562E-016" calcext:value-type="float">
            <text:p>6.17562E-16</text:p>
          </table:table-cell>
          <table:table-cell office:value-type="float" office:value="0" calcext:value-type="float">
            <text:p>0</text:p>
          </table:table-cell>
          <table:table-cell table:formula="of:=AVERAGE([.B2552:.B260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.17562E-016" calcext:value-type="float">
            <text:p>6.17562E-16</text:p>
          </table:table-cell>
          <table:table-cell office:value-type="float" office:value="0" calcext:value-type="float">
            <text:p>0</text:p>
          </table:table-cell>
          <table:table-cell table:formula="of:=AVERAGE([.B2553:.B260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.17562E-016" calcext:value-type="float">
            <text:p>6.17562E-16</text:p>
          </table:table-cell>
          <table:table-cell office:value-type="float" office:value="0" calcext:value-type="float">
            <text:p>0</text:p>
          </table:table-cell>
          <table:table-cell table:formula="of:=AVERAGE([.B2554:.B260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.17562E-016" calcext:value-type="float">
            <text:p>6.17562E-16</text:p>
          </table:table-cell>
          <table:table-cell office:value-type="float" office:value="0" calcext:value-type="float">
            <text:p>0</text:p>
          </table:table-cell>
          <table:table-cell table:formula="of:=AVERAGE([.B2555:.B260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.17562E-016" calcext:value-type="float">
            <text:p>6.17562E-16</text:p>
          </table:table-cell>
          <table:table-cell office:value-type="float" office:value="0" calcext:value-type="float">
            <text:p>0</text:p>
          </table:table-cell>
          <table:table-cell table:formula="of:=AVERAGE([.B2556:.B260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.17562E-016" calcext:value-type="float">
            <text:p>6.17562E-16</text:p>
          </table:table-cell>
          <table:table-cell office:value-type="float" office:value="0" calcext:value-type="float">
            <text:p>0</text:p>
          </table:table-cell>
          <table:table-cell table:formula="of:=AVERAGE([.B2557:.B260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.17562E-016" calcext:value-type="float">
            <text:p>6.17562E-16</text:p>
          </table:table-cell>
          <table:table-cell office:value-type="float" office:value="0" calcext:value-type="float">
            <text:p>0</text:p>
          </table:table-cell>
          <table:table-cell table:formula="of:=AVERAGE([.B2558:.B260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.17562E-016" calcext:value-type="float">
            <text:p>6.17562E-16</text:p>
          </table:table-cell>
          <table:table-cell office:value-type="float" office:value="0" calcext:value-type="float">
            <text:p>0</text:p>
          </table:table-cell>
          <table:table-cell table:formula="of:=AVERAGE([.B2559:.B260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.17562E-016" calcext:value-type="float">
            <text:p>6.17562E-16</text:p>
          </table:table-cell>
          <table:table-cell office:value-type="float" office:value="0" calcext:value-type="float">
            <text:p>0</text:p>
          </table:table-cell>
          <table:table-cell table:formula="of:=AVERAGE([.B2560:.B261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.17562E-016" calcext:value-type="float">
            <text:p>6.17562E-16</text:p>
          </table:table-cell>
          <table:table-cell office:value-type="float" office:value="0" calcext:value-type="float">
            <text:p>0</text:p>
          </table:table-cell>
          <table:table-cell table:formula="of:=AVERAGE([.B2561:.B261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.17562E-016" calcext:value-type="float">
            <text:p>6.17562E-16</text:p>
          </table:table-cell>
          <table:table-cell office:value-type="float" office:value="0" calcext:value-type="float">
            <text:p>0</text:p>
          </table:table-cell>
          <table:table-cell table:formula="of:=AVERAGE([.B2562:.B261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.17562E-016" calcext:value-type="float">
            <text:p>6.17562E-16</text:p>
          </table:table-cell>
          <table:table-cell office:value-type="float" office:value="0" calcext:value-type="float">
            <text:p>0</text:p>
          </table:table-cell>
          <table:table-cell table:formula="of:=AVERAGE([.B2563:.B261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.17562E-016" calcext:value-type="float">
            <text:p>6.17562E-16</text:p>
          </table:table-cell>
          <table:table-cell office:value-type="float" office:value="0" calcext:value-type="float">
            <text:p>0</text:p>
          </table:table-cell>
          <table:table-cell table:formula="of:=AVERAGE([.B2564:.B261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.17562E-016" calcext:value-type="float">
            <text:p>6.17562E-16</text:p>
          </table:table-cell>
          <table:table-cell office:value-type="float" office:value="0" calcext:value-type="float">
            <text:p>0</text:p>
          </table:table-cell>
          <table:table-cell table:formula="of:=AVERAGE([.B2565:.B261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.17562E-016" calcext:value-type="float">
            <text:p>6.17562E-16</text:p>
          </table:table-cell>
          <table:table-cell office:value-type="float" office:value="0" calcext:value-type="float">
            <text:p>0</text:p>
          </table:table-cell>
          <table:table-cell table:formula="of:=AVERAGE([.B2566:.B261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.17562E-016" calcext:value-type="float">
            <text:p>6.17562E-16</text:p>
          </table:table-cell>
          <table:table-cell office:value-type="float" office:value="0" calcext:value-type="float">
            <text:p>0</text:p>
          </table:table-cell>
          <table:table-cell table:formula="of:=AVERAGE([.B2567:.B261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.17562E-016" calcext:value-type="float">
            <text:p>6.17562E-16</text:p>
          </table:table-cell>
          <table:table-cell office:value-type="float" office:value="0" calcext:value-type="float">
            <text:p>0</text:p>
          </table:table-cell>
          <table:table-cell table:formula="of:=AVERAGE([.B2568:.B261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.17562E-016" calcext:value-type="float">
            <text:p>6.17562E-16</text:p>
          </table:table-cell>
          <table:table-cell office:value-type="float" office:value="0" calcext:value-type="float">
            <text:p>0</text:p>
          </table:table-cell>
          <table:table-cell table:formula="of:=AVERAGE([.B2569:.B261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.17562E-016" calcext:value-type="float">
            <text:p>6.17562E-16</text:p>
          </table:table-cell>
          <table:table-cell office:value-type="float" office:value="0" calcext:value-type="float">
            <text:p>0</text:p>
          </table:table-cell>
          <table:table-cell table:formula="of:=AVERAGE([.B2570:.B262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.17562E-016" calcext:value-type="float">
            <text:p>6.17562E-16</text:p>
          </table:table-cell>
          <table:table-cell office:value-type="float" office:value="0" calcext:value-type="float">
            <text:p>0</text:p>
          </table:table-cell>
          <table:table-cell table:formula="of:=AVERAGE([.B2571:.B262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.17562E-016" calcext:value-type="float">
            <text:p>6.17562E-16</text:p>
          </table:table-cell>
          <table:table-cell office:value-type="float" office:value="0" calcext:value-type="float">
            <text:p>0</text:p>
          </table:table-cell>
          <table:table-cell table:formula="of:=AVERAGE([.B2572:.B262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.17562E-016" calcext:value-type="float">
            <text:p>6.17562E-16</text:p>
          </table:table-cell>
          <table:table-cell office:value-type="float" office:value="0" calcext:value-type="float">
            <text:p>0</text:p>
          </table:table-cell>
          <table:table-cell table:formula="of:=AVERAGE([.B2573:.B262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.17562E-016" calcext:value-type="float">
            <text:p>6.17562E-16</text:p>
          </table:table-cell>
          <table:table-cell office:value-type="float" office:value="0" calcext:value-type="float">
            <text:p>0</text:p>
          </table:table-cell>
          <table:table-cell table:formula="of:=AVERAGE([.B2574:.B262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.17562E-016" calcext:value-type="float">
            <text:p>6.17562E-16</text:p>
          </table:table-cell>
          <table:table-cell office:value-type="float" office:value="0" calcext:value-type="float">
            <text:p>0</text:p>
          </table:table-cell>
          <table:table-cell table:formula="of:=AVERAGE([.B2575:.B262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.17562E-016" calcext:value-type="float">
            <text:p>6.17562E-16</text:p>
          </table:table-cell>
          <table:table-cell office:value-type="float" office:value="0" calcext:value-type="float">
            <text:p>0</text:p>
          </table:table-cell>
          <table:table-cell table:formula="of:=AVERAGE([.B2576:.B262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.17562E-016" calcext:value-type="float">
            <text:p>6.17562E-16</text:p>
          </table:table-cell>
          <table:table-cell office:value-type="float" office:value="0" calcext:value-type="float">
            <text:p>0</text:p>
          </table:table-cell>
          <table:table-cell table:formula="of:=AVERAGE([.B2577:.B262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.17562E-016" calcext:value-type="float">
            <text:p>6.17562E-16</text:p>
          </table:table-cell>
          <table:table-cell office:value-type="float" office:value="0" calcext:value-type="float">
            <text:p>0</text:p>
          </table:table-cell>
          <table:table-cell table:formula="of:=AVERAGE([.B2578:.B262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.17562E-016" calcext:value-type="float">
            <text:p>6.17562E-16</text:p>
          </table:table-cell>
          <table:table-cell office:value-type="float" office:value="0" calcext:value-type="float">
            <text:p>0</text:p>
          </table:table-cell>
          <table:table-cell table:formula="of:=AVERAGE([.B2579:.B262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.17562E-016" calcext:value-type="float">
            <text:p>6.17562E-16</text:p>
          </table:table-cell>
          <table:table-cell office:value-type="float" office:value="0" calcext:value-type="float">
            <text:p>0</text:p>
          </table:table-cell>
          <table:table-cell table:formula="of:=AVERAGE([.B2580:.B263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.17562E-016" calcext:value-type="float">
            <text:p>6.17562E-16</text:p>
          </table:table-cell>
          <table:table-cell office:value-type="float" office:value="0" calcext:value-type="float">
            <text:p>0</text:p>
          </table:table-cell>
          <table:table-cell table:formula="of:=AVERAGE([.B2581:.B263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.17562E-016" calcext:value-type="float">
            <text:p>6.17562E-16</text:p>
          </table:table-cell>
          <table:table-cell office:value-type="float" office:value="0" calcext:value-type="float">
            <text:p>0</text:p>
          </table:table-cell>
          <table:table-cell table:formula="of:=AVERAGE([.B2582:.B263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.17562E-016" calcext:value-type="float">
            <text:p>6.17562E-16</text:p>
          </table:table-cell>
          <table:table-cell office:value-type="float" office:value="0" calcext:value-type="float">
            <text:p>0</text:p>
          </table:table-cell>
          <table:table-cell table:formula="of:=AVERAGE([.B2583:.B263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.17562E-016" calcext:value-type="float">
            <text:p>6.17562E-16</text:p>
          </table:table-cell>
          <table:table-cell office:value-type="float" office:value="0" calcext:value-type="float">
            <text:p>0</text:p>
          </table:table-cell>
          <table:table-cell table:formula="of:=AVERAGE([.B2584:.B263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.17562E-016" calcext:value-type="float">
            <text:p>6.17562E-16</text:p>
          </table:table-cell>
          <table:table-cell office:value-type="float" office:value="0" calcext:value-type="float">
            <text:p>0</text:p>
          </table:table-cell>
          <table:table-cell table:formula="of:=AVERAGE([.B2585:.B263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.17562E-016" calcext:value-type="float">
            <text:p>6.17562E-16</text:p>
          </table:table-cell>
          <table:table-cell office:value-type="float" office:value="0" calcext:value-type="float">
            <text:p>0</text:p>
          </table:table-cell>
          <table:table-cell table:formula="of:=AVERAGE([.B2586:.B263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.17562E-016" calcext:value-type="float">
            <text:p>6.17562E-16</text:p>
          </table:table-cell>
          <table:table-cell office:value-type="float" office:value="0" calcext:value-type="float">
            <text:p>0</text:p>
          </table:table-cell>
          <table:table-cell table:formula="of:=AVERAGE([.B2587:.B263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.17562E-016" calcext:value-type="float">
            <text:p>6.17562E-16</text:p>
          </table:table-cell>
          <table:table-cell office:value-type="float" office:value="0" calcext:value-type="float">
            <text:p>0</text:p>
          </table:table-cell>
          <table:table-cell table:formula="of:=AVERAGE([.B2588:.B263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.17562E-016" calcext:value-type="float">
            <text:p>6.17562E-16</text:p>
          </table:table-cell>
          <table:table-cell office:value-type="float" office:value="0" calcext:value-type="float">
            <text:p>0</text:p>
          </table:table-cell>
          <table:table-cell table:formula="of:=AVERAGE([.B2589:.B263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.17562E-016" calcext:value-type="float">
            <text:p>6.17562E-16</text:p>
          </table:table-cell>
          <table:table-cell office:value-type="float" office:value="0" calcext:value-type="float">
            <text:p>0</text:p>
          </table:table-cell>
          <table:table-cell table:formula="of:=AVERAGE([.B2590:.B264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.17562E-016" calcext:value-type="float">
            <text:p>6.17562E-16</text:p>
          </table:table-cell>
          <table:table-cell office:value-type="float" office:value="0" calcext:value-type="float">
            <text:p>0</text:p>
          </table:table-cell>
          <table:table-cell table:formula="of:=AVERAGE([.B2591:.B264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.17562E-016" calcext:value-type="float">
            <text:p>6.17562E-16</text:p>
          </table:table-cell>
          <table:table-cell office:value-type="float" office:value="0" calcext:value-type="float">
            <text:p>0</text:p>
          </table:table-cell>
          <table:table-cell table:formula="of:=AVERAGE([.B2592:.B264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.17562E-016" calcext:value-type="float">
            <text:p>6.17562E-16</text:p>
          </table:table-cell>
          <table:table-cell office:value-type="float" office:value="0" calcext:value-type="float">
            <text:p>0</text:p>
          </table:table-cell>
          <table:table-cell table:formula="of:=AVERAGE([.B2593:.B264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.17562E-016" calcext:value-type="float">
            <text:p>6.17562E-16</text:p>
          </table:table-cell>
          <table:table-cell office:value-type="float" office:value="0" calcext:value-type="float">
            <text:p>0</text:p>
          </table:table-cell>
          <table:table-cell table:formula="of:=AVERAGE([.B2594:.B264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.17562E-016" calcext:value-type="float">
            <text:p>6.17562E-16</text:p>
          </table:table-cell>
          <table:table-cell office:value-type="float" office:value="0" calcext:value-type="float">
            <text:p>0</text:p>
          </table:table-cell>
          <table:table-cell table:formula="of:=AVERAGE([.B2595:.B264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.17562E-016" calcext:value-type="float">
            <text:p>6.17562E-16</text:p>
          </table:table-cell>
          <table:table-cell office:value-type="float" office:value="0" calcext:value-type="float">
            <text:p>0</text:p>
          </table:table-cell>
          <table:table-cell table:formula="of:=AVERAGE([.B2596:.B264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.17562E-016" calcext:value-type="float">
            <text:p>6.17562E-16</text:p>
          </table:table-cell>
          <table:table-cell office:value-type="float" office:value="0" calcext:value-type="float">
            <text:p>0</text:p>
          </table:table-cell>
          <table:table-cell table:formula="of:=AVERAGE([.B2597:.B264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.17562E-016" calcext:value-type="float">
            <text:p>6.17562E-16</text:p>
          </table:table-cell>
          <table:table-cell office:value-type="float" office:value="0" calcext:value-type="float">
            <text:p>0</text:p>
          </table:table-cell>
          <table:table-cell table:formula="of:=AVERAGE([.B2598:.B264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.17562E-016" calcext:value-type="float">
            <text:p>6.17562E-16</text:p>
          </table:table-cell>
          <table:table-cell office:value-type="float" office:value="0" calcext:value-type="float">
            <text:p>0</text:p>
          </table:table-cell>
          <table:table-cell table:formula="of:=AVERAGE([.B2599:.B264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.17562E-016" calcext:value-type="float">
            <text:p>6.17562E-16</text:p>
          </table:table-cell>
          <table:table-cell office:value-type="float" office:value="0" calcext:value-type="float">
            <text:p>0</text:p>
          </table:table-cell>
          <table:table-cell table:formula="of:=AVERAGE([.B2600:.B265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.17562E-016" calcext:value-type="float">
            <text:p>6.17562E-16</text:p>
          </table:table-cell>
          <table:table-cell office:value-type="float" office:value="0" calcext:value-type="float">
            <text:p>0</text:p>
          </table:table-cell>
          <table:table-cell table:formula="of:=AVERAGE([.B2601:.B265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.17562E-016" calcext:value-type="float">
            <text:p>6.17562E-16</text:p>
          </table:table-cell>
          <table:table-cell office:value-type="float" office:value="0" calcext:value-type="float">
            <text:p>0</text:p>
          </table:table-cell>
          <table:table-cell table:formula="of:=AVERAGE([.B2602:.B265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AVERAGE([.B2603:.B265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AVERAGE([.B2604:.B265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AVERAGE([.B2605:.B265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AVERAGE([.B2606:.B265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AVERAGE([.B2607:.B265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AVERAGE([.B2608:.B265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AVERAGE([.B2609:.B265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AVERAGE([.B2610:.B266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AVERAGE([.B2611:.B266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AVERAGE([.B2612:.B266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AVERAGE([.B2613:.B266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AVERAGE([.B2614:.B266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AVERAGE([.B2615:.B266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AVERAGE([.B2616:.B266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AVERAGE([.B2617:.B266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AVERAGE([.B2618:.B266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AVERAGE([.B2619:.B266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AVERAGE([.B2620:.B267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AVERAGE([.B2621:.B267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AVERAGE([.B2622:.B267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AVERAGE([.B2623:.B267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AVERAGE([.B2624:.B267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AVERAGE([.B2625:.B267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AVERAGE([.B2626:.B267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AVERAGE([.B2627:.B267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AVERAGE([.B2628:.B267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AVERAGE([.B2629:.B267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AVERAGE([.B2630:.B268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AVERAGE([.B2631:.B268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AVERAGE([.B2632:.B268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AVERAGE([.B2633:.B268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AVERAGE([.B2634:.B268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AVERAGE([.B2635:.B268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AVERAGE([.B2636:.B268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AVERAGE([.B2637:.B268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AVERAGE([.B2638:.B268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AVERAGE([.B2639:.B268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AVERAGE([.B2640:.B269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AVERAGE([.B2641:.B269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AVERAGE([.B2642:.B269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AVERAGE([.B2643:.B269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AVERAGE([.B2644:.B269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AVERAGE([.B2645:.B269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AVERAGE([.B2646:.B269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AVERAGE([.B2647:.B269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AVERAGE([.B2648:.B269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AVERAGE([.B2649:.B269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AVERAGE([.B2650:.B270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AVERAGE([.B2651:.B270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AVERAGE([.B2652:.B270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AVERAGE([.B2653:.B270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formula="of:=AVERAGE([.B2654:.B270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formula="of:=AVERAGE([.B2655:.B270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formula="of:=AVERAGE([.B2656:.B270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formula="of:=AVERAGE([.B2657:.B270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formula="of:=AVERAGE([.B2658:.B270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formula="of:=AVERAGE([.B2659:.B270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formula="of:=AVERAGE([.B2660:.B271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formula="of:=AVERAGE([.B2661:.B271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formula="of:=AVERAGE([.B2662:.B271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formula="of:=AVERAGE([.B2663:.B271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formula="of:=AVERAGE([.B2664:.B271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formula="of:=AVERAGE([.B2665:.B271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formula="of:=AVERAGE([.B2666:.B271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formula="of:=AVERAGE([.B2667:.B271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formula="of:=AVERAGE([.B2668:.B271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formula="of:=AVERAGE([.B2669:.B271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formula="of:=AVERAGE([.B2670:.B272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formula="of:=AVERAGE([.B2671:.B272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formula="of:=AVERAGE([.B2672:.B272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formula="of:=AVERAGE([.B2673:.B272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formula="of:=AVERAGE([.B2674:.B272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formula="of:=AVERAGE([.B2675:.B272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formula="of:=AVERAGE([.B2676:.B272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formula="of:=AVERAGE([.B2677:.B272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formula="of:=AVERAGE([.B2678:.B272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formula="of:=AVERAGE([.B2679:.B272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formula="of:=AVERAGE([.B2680:.B273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formula="of:=AVERAGE([.B2681:.B273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formula="of:=AVERAGE([.B2682:.B273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formula="of:=AVERAGE([.B2683:.B273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formula="of:=AVERAGE([.B2684:.B273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formula="of:=AVERAGE([.B2685:.B273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formula="of:=AVERAGE([.B2686:.B273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formula="of:=AVERAGE([.B2687:.B273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formula="of:=AVERAGE([.B2688:.B273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formula="of:=AVERAGE([.B2689:.B273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formula="of:=AVERAGE([.B2690:.B274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formula="of:=AVERAGE([.B2691:.B274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formula="of:=AVERAGE([.B2692:.B274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formula="of:=AVERAGE([.B2693:.B274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formula="of:=AVERAGE([.B2694:.B274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formula="of:=AVERAGE([.B2695:.B274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formula="of:=AVERAGE([.B2696:.B274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formula="of:=AVERAGE([.B2697:.B274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formula="of:=AVERAGE([.B2698:.B274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formula="of:=AVERAGE([.B2699:.B274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formula="of:=AVERAGE([.B2700:.B275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formula="of:=AVERAGE([.B2701:.B275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formula="of:=AVERAGE([.B2702:.B275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formula="of:=AVERAGE([.B2703:.B275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formula="of:=AVERAGE([.B2704:.B275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formula="of:=AVERAGE([.B2705:.B275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formula="of:=AVERAGE([.B2706:.B275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formula="of:=AVERAGE([.B2707:.B275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formula="of:=AVERAGE([.B2708:.B275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formula="of:=AVERAGE([.B2709:.B275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formula="of:=AVERAGE([.B2710:.B276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formula="of:=AVERAGE([.B2711:.B276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formula="of:=AVERAGE([.B2712:.B276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formula="of:=AVERAGE([.B2713:.B276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formula="of:=AVERAGE([.B2714:.B276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formula="of:=AVERAGE([.B2715:.B276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formula="of:=AVERAGE([.B2716:.B2766])" office:value-type="float" office:value="0.0411511764705882" calcext:value-type="float">
            <text:p>0.0411511765</text:p>
          </table:table-cell>
          <table:table-cell table:number-columns-repeated="3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formula="of:=AVERAGE([.B2717:.B2767])" office:value-type="float" office:value="0.0823023529411765" calcext:value-type="float">
            <text:p>0.0823023529</text:p>
          </table:table-cell>
          <table:table-cell table:number-columns-repeated="3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formula="of:=AVERAGE([.B2718:.B2768])" office:value-type="float" office:value="0.123453529411765" calcext:value-type="float">
            <text:p>0.1234535294</text:p>
          </table:table-cell>
          <table:table-cell table:number-columns-repeated="3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formula="of:=AVERAGE([.B2719:.B2769])" office:value-type="float" office:value="0.164604705882353" calcext:value-type="float">
            <text:p>0.1646047059</text:p>
          </table:table-cell>
          <table:table-cell table:number-columns-repeated="3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formula="of:=AVERAGE([.B2720:.B2770])" office:value-type="float" office:value="0.214695098039216" calcext:value-type="float">
            <text:p>0.214695098</text:p>
          </table:table-cell>
          <table:table-cell table:number-columns-repeated="3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formula="of:=AVERAGE([.B2721:.B2771])" office:value-type="float" office:value="0.264785490196078" calcext:value-type="float">
            <text:p>0.2647854902</text:p>
          </table:table-cell>
          <table:table-cell table:number-columns-repeated="3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formula="of:=AVERAGE([.B2722:.B2772])" office:value-type="float" office:value="0.214695098039216" calcext:value-type="float">
            <text:p>0.214695098</text:p>
          </table:table-cell>
          <table:table-cell table:number-columns-repeated="3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formula="of:=AVERAGE([.B2723:.B2773])" office:value-type="float" office:value="0.257122941176471" calcext:value-type="float">
            <text:p>0.2571229412</text:p>
          </table:table-cell>
          <table:table-cell table:number-columns-repeated="3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formula="of:=AVERAGE([.B2724:.B2774])" office:value-type="float" office:value="0.299550784313725" calcext:value-type="float">
            <text:p>0.2995507843</text:p>
          </table:table-cell>
          <table:table-cell table:number-columns-repeated="3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formula="of:=AVERAGE([.B2725:.B2775])" office:value-type="float" office:value="0.34197862745098" calcext:value-type="float">
            <text:p>0.3419786275</text:p>
          </table:table-cell>
          <table:table-cell table:number-columns-repeated="3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formula="of:=AVERAGE([.B2726:.B2776])" office:value-type="float" office:value="0.41616568627451" calcext:value-type="float">
            <text:p>0.4161656863</text:p>
          </table:table-cell>
          <table:table-cell table:number-columns-repeated="3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formula="of:=AVERAGE([.B2727:.B2777])" office:value-type="float" office:value="0.490352745098039" calcext:value-type="float">
            <text:p>0.4903527451</text:p>
          </table:table-cell>
          <table:table-cell table:number-columns-repeated="3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formula="of:=AVERAGE([.B2728:.B2778])" office:value-type="float" office:value="0.558779411764706" calcext:value-type="float">
            <text:p>0.5587794118</text:p>
          </table:table-cell>
          <table:table-cell table:number-columns-repeated="3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formula="of:=AVERAGE([.B2729:.B2779])" office:value-type="float" office:value="0.627206078431372" calcext:value-type="float">
            <text:p>0.6272060784</text:p>
          </table:table-cell>
          <table:table-cell table:number-columns-repeated="3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formula="of:=AVERAGE([.B2730:.B2780])" office:value-type="float" office:value="0.702794901960784" calcext:value-type="float">
            <text:p>0.702794902</text:p>
          </table:table-cell>
          <table:table-cell table:number-columns-repeated="3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formula="of:=AVERAGE([.B2731:.B2781])" office:value-type="float" office:value="0.778383725490196" calcext:value-type="float">
            <text:p>0.7783837255</text:p>
          </table:table-cell>
          <table:table-cell table:number-columns-repeated="3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formula="of:=AVERAGE([.B2732:.B2782])" office:value-type="float" office:value="0.857914705882353" calcext:value-type="float">
            <text:p>0.8579147059</text:p>
          </table:table-cell>
          <table:table-cell table:number-columns-repeated="3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formula="of:=AVERAGE([.B2733:.B2783])" office:value-type="float" office:value="0.93744568627451" calcext:value-type="float">
            <text:p>0.9374456863</text:p>
          </table:table-cell>
          <table:table-cell table:number-columns-repeated="3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formula="of:=AVERAGE([.B2734:.B2784])" office:value-type="float" office:value="1.04577137254902" calcext:value-type="float">
            <text:p>1.0457713725</text:p>
          </table:table-cell>
          <table:table-cell table:number-columns-repeated="3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formula="of:=AVERAGE([.B2735:.B2785])" office:value-type="float" office:value="1.14378882352941" calcext:value-type="float">
            <text:p>1.1437888235</text:p>
          </table:table-cell>
          <table:table-cell table:number-columns-repeated="3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formula="of:=AVERAGE([.B2736:.B2786])" office:value-type="float" office:value="1.2418062745098" calcext:value-type="float">
            <text:p>1.2418062745</text:p>
          </table:table-cell>
          <table:table-cell table:number-columns-repeated="3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formula="of:=AVERAGE([.B2737:.B2787])" office:value-type="float" office:value="1.3398237254902" calcext:value-type="float">
            <text:p>1.3398237255</text:p>
          </table:table-cell>
          <table:table-cell table:number-columns-repeated="3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formula="of:=AVERAGE([.B2738:.B2788])" office:value-type="float" office:value="1.40279921568627" calcext:value-type="float">
            <text:p>1.4027992157</text:p>
          </table:table-cell>
          <table:table-cell table:number-columns-repeated="3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formula="of:=AVERAGE([.B2739:.B2789])" office:value-type="float" office:value="1.46577470588235" calcext:value-type="float">
            <text:p>1.4657747059</text:p>
          </table:table-cell>
          <table:table-cell table:number-columns-repeated="3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formula="of:=AVERAGE([.B2740:.B2790])" office:value-type="float" office:value="1.54528078431373" calcext:value-type="float">
            <text:p>1.5452807843</text:p>
          </table:table-cell>
          <table:table-cell table:number-columns-repeated="3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formula="of:=AVERAGE([.B2741:.B2791])" office:value-type="float" office:value="1.6247868627451" calcext:value-type="float">
            <text:p>1.6247868627</text:p>
          </table:table-cell>
          <table:table-cell table:number-columns-repeated="3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formula="of:=AVERAGE([.B2742:.B2792])" office:value-type="float" office:value="1.70429294117647" calcext:value-type="float">
            <text:p>1.7042929412</text:p>
          </table:table-cell>
          <table:table-cell table:number-columns-repeated="3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formula="of:=AVERAGE([.B2743:.B2793])" office:value-type="float" office:value="1.76151490196078" calcext:value-type="float">
            <text:p>1.761514902</text:p>
          </table:table-cell>
          <table:table-cell table:number-columns-repeated="3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formula="of:=AVERAGE([.B2744:.B2794])" office:value-type="float" office:value="1.8187368627451" calcext:value-type="float">
            <text:p>1.8187368627</text:p>
          </table:table-cell>
          <table:table-cell table:number-columns-repeated="3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formula="of:=AVERAGE([.B2745:.B2795])" office:value-type="float" office:value="1.89095764705882" calcext:value-type="float">
            <text:p>1.8909576471</text:p>
          </table:table-cell>
          <table:table-cell table:number-columns-repeated="3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formula="of:=AVERAGE([.B2746:.B2796])" office:value-type="float" office:value="1.96317843137255" calcext:value-type="float">
            <text:p>1.9631784314</text:p>
          </table:table-cell>
          <table:table-cell table:number-columns-repeated="3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formula="of:=AVERAGE([.B2747:.B2797])" office:value-type="float" office:value="1.89095764705882" calcext:value-type="float">
            <text:p>1.8909576471</text:p>
          </table:table-cell>
          <table:table-cell table:number-columns-repeated="3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formula="of:=AVERAGE([.B2748:.B2798])" office:value-type="float" office:value="1.8187368627451" calcext:value-type="float">
            <text:p>1.8187368627</text:p>
          </table:table-cell>
          <table:table-cell table:number-columns-repeated="3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formula="of:=AVERAGE([.B2749:.B2799])" office:value-type="float" office:value="1.74651607843137" calcext:value-type="float">
            <text:p>1.7465160784</text:p>
          </table:table-cell>
          <table:table-cell table:number-columns-repeated="3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formula="of:=AVERAGE([.B2750:.B2800])" office:value-type="float" office:value="1.74651607843137" calcext:value-type="float">
            <text:p>1.7465160784</text:p>
          </table:table-cell>
          <table:table-cell table:number-columns-repeated="3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formula="of:=AVERAGE([.B2751:.B2801])" office:value-type="float" office:value="1.74651607843137" calcext:value-type="float">
            <text:p>1.7465160784</text:p>
          </table:table-cell>
          <table:table-cell table:number-columns-repeated="3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formula="of:=AVERAGE([.B2752:.B2802])" office:value-type="float" office:value="1.74651607843137" calcext:value-type="float">
            <text:p>1.7465160784</text:p>
          </table:table-cell>
          <table:table-cell table:number-columns-repeated="3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formula="of:=AVERAGE([.B2753:.B2803])" office:value-type="float" office:value="1.74651607843137" calcext:value-type="float">
            <text:p>1.7465160784</text:p>
          </table:table-cell>
          <table:table-cell table:number-columns-repeated="3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formula="of:=AVERAGE([.B2754:.B2804])" office:value-type="float" office:value="1.74651607843137" calcext:value-type="float">
            <text:p>1.7465160784</text:p>
          </table:table-cell>
          <table:table-cell table:number-columns-repeated="3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formula="of:=AVERAGE([.B2755:.B2805])" office:value-type="float" office:value="1.74651607843137" calcext:value-type="float">
            <text:p>1.7465160784</text:p>
          </table:table-cell>
          <table:table-cell table:number-columns-repeated="3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formula="of:=AVERAGE([.B2756:.B2806])" office:value-type="float" office:value="1.74651607843137" calcext:value-type="float">
            <text:p>1.7465160784</text:p>
          </table:table-cell>
          <table:table-cell table:number-columns-repeated="3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formula="of:=AVERAGE([.B2757:.B2807])" office:value-type="float" office:value="1.74651607843137" calcext:value-type="float">
            <text:p>1.7465160784</text:p>
          </table:table-cell>
          <table:table-cell table:number-columns-repeated="3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formula="of:=AVERAGE([.B2758:.B2808])" office:value-type="float" office:value="1.74651607843137" calcext:value-type="float">
            <text:p>1.7465160784</text:p>
          </table:table-cell>
          <table:table-cell table:number-columns-repeated="3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formula="of:=AVERAGE([.B2759:.B2809])" office:value-type="float" office:value="1.74651607843137" calcext:value-type="float">
            <text:p>1.7465160784</text:p>
          </table:table-cell>
          <table:table-cell table:number-columns-repeated="3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formula="of:=AVERAGE([.B2760:.B2810])" office:value-type="float" office:value="1.74651607843137" calcext:value-type="float">
            <text:p>1.7465160784</text:p>
          </table:table-cell>
          <table:table-cell table:number-columns-repeated="3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formula="of:=AVERAGE([.B2761:.B2811])" office:value-type="float" office:value="1.74651607843137" calcext:value-type="float">
            <text:p>1.7465160784</text:p>
          </table:table-cell>
          <table:table-cell table:number-columns-repeated="3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formula="of:=AVERAGE([.B2762:.B2812])" office:value-type="float" office:value="1.74651607843137" calcext:value-type="float">
            <text:p>1.7465160784</text:p>
          </table:table-cell>
          <table:table-cell table:number-columns-repeated="3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formula="of:=AVERAGE([.B2763:.B2813])" office:value-type="float" office:value="1.74651607843137" calcext:value-type="float">
            <text:p>1.7465160784</text:p>
          </table:table-cell>
          <table:table-cell table:number-columns-repeated="3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formula="of:=AVERAGE([.B2764:.B2814])" office:value-type="float" office:value="1.74651607843137" calcext:value-type="float">
            <text:p>1.7465160784</text:p>
          </table:table-cell>
          <table:table-cell table:number-columns-repeated="3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formula="of:=AVERAGE([.B2765:.B2815])" office:value-type="float" office:value="1.74651607843137" calcext:value-type="float">
            <text:p>1.7465160784</text:p>
          </table:table-cell>
          <table:table-cell table:number-columns-repeated="3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2.09871" calcext:value-type="float">
            <text:p>2.09871</text:p>
          </table:table-cell>
          <table:table-cell table:formula="of:=AVERAGE([.B2766:.B2816])" office:value-type="float" office:value="1.74651607843137" calcext:value-type="float">
            <text:p>1.7465160784</text:p>
          </table:table-cell>
          <table:table-cell table:number-columns-repeated="3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2.09871" calcext:value-type="float">
            <text:p>2.09871</text:p>
          </table:table-cell>
          <table:table-cell table:formula="of:=AVERAGE([.B2767:.B2817])" office:value-type="float" office:value="1.70536490196078" calcext:value-type="float">
            <text:p>1.705364902</text:p>
          </table:table-cell>
          <table:table-cell table:number-columns-repeated="3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2.09871" calcext:value-type="float">
            <text:p>2.09871</text:p>
          </table:table-cell>
          <table:table-cell table:formula="of:=AVERAGE([.B2768:.B2818])" office:value-type="float" office:value="1.6642137254902" calcext:value-type="float">
            <text:p>1.6642137255</text:p>
          </table:table-cell>
          <table:table-cell table:number-columns-repeated="3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2.09871" calcext:value-type="float">
            <text:p>2.09871</text:p>
          </table:table-cell>
          <table:table-cell table:formula="of:=AVERAGE([.B2769:.B2819])" office:value-type="float" office:value="1.62306254901961" calcext:value-type="float">
            <text:p>1.623062549</text:p>
          </table:table-cell>
          <table:table-cell table:number-columns-repeated="3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2.55461" calcext:value-type="float">
            <text:p>2.55461</text:p>
          </table:table-cell>
          <table:table-cell table:formula="of:=AVERAGE([.B2770:.B2820])" office:value-type="float" office:value="1.58191137254902" calcext:value-type="float">
            <text:p>1.5819113725</text:p>
          </table:table-cell>
          <table:table-cell table:number-columns-repeated="3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2.55461" calcext:value-type="float">
            <text:p>2.55461</text:p>
          </table:table-cell>
          <table:table-cell table:formula="of:=AVERAGE([.B2771:.B2821])" office:value-type="float" office:value="1.53182098039216" calcext:value-type="float">
            <text:p>1.5318209804</text:p>
          </table:table-cell>
          <table:table-cell table:number-columns-repeated="3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-2.55461" calcext:value-type="float">
            <text:p>-2.55461</text:p>
          </table:table-cell>
          <table:table-cell table:formula="of:=AVERAGE([.B2772:.B2822])" office:value-type="float" office:value="1.48173058823529" calcext:value-type="float">
            <text:p>1.4817305882</text:p>
          </table:table-cell>
          <table:table-cell table:number-columns-repeated="3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2.16382" calcext:value-type="float">
            <text:p>2.16382</text:p>
          </table:table-cell>
          <table:table-cell table:formula="of:=AVERAGE([.B2773:.B2823])" office:value-type="float" office:value="1.53182098039216" calcext:value-type="float">
            <text:p>1.5318209804</text:p>
          </table:table-cell>
          <table:table-cell table:number-columns-repeated="3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2.16382" calcext:value-type="float">
            <text:p>2.16382</text:p>
          </table:table-cell>
          <table:table-cell table:formula="of:=AVERAGE([.B2774:.B2824])" office:value-type="float" office:value="1.4893931372549" calcext:value-type="float">
            <text:p>1.4893931373</text:p>
          </table:table-cell>
          <table:table-cell table:number-columns-repeated="3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2.16382" calcext:value-type="float">
            <text:p>2.16382</text:p>
          </table:table-cell>
          <table:table-cell table:formula="of:=AVERAGE([.B2775:.B2825])" office:value-type="float" office:value="1.61742352941176" calcext:value-type="float">
            <text:p>1.6174235294</text:p>
          </table:table-cell>
          <table:table-cell table:number-columns-repeated="3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3.78354" calcext:value-type="float">
            <text:p>3.78354</text:p>
          </table:table-cell>
          <table:table-cell table:formula="of:=AVERAGE([.B2776:.B2826])" office:value-type="float" office:value="1.76181509803922" calcext:value-type="float">
            <text:p>1.761815098</text:p>
          </table:table-cell>
          <table:table-cell table:number-columns-repeated="3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3.78354" calcext:value-type="float">
            <text:p>3.78354</text:p>
          </table:table-cell>
          <table:table-cell table:formula="of:=AVERAGE([.B2777:.B2827])" office:value-type="float" office:value="1.85504843137255" calcext:value-type="float">
            <text:p>1.8550484314</text:p>
          </table:table-cell>
          <table:table-cell table:number-columns-repeated="3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3.48976" calcext:value-type="float">
            <text:p>3.48976</text:p>
          </table:table-cell>
          <table:table-cell table:formula="of:=AVERAGE([.B2778:.B2828])" office:value-type="float" office:value="1.95210450980392" calcext:value-type="float">
            <text:p>1.9521045098</text:p>
          </table:table-cell>
          <table:table-cell table:number-columns-repeated="3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3.48976" calcext:value-type="float">
            <text:p>3.48976</text:p>
          </table:table-cell>
          <table:table-cell table:formula="of:=AVERAGE([.B2779:.B2829])" office:value-type="float" office:value="2.04043882352941" calcext:value-type="float">
            <text:p>2.0404388235</text:p>
          </table:table-cell>
          <table:table-cell table:number-columns-repeated="3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3.85503" calcext:value-type="float">
            <text:p>3.85503</text:p>
          </table:table-cell>
          <table:table-cell table:formula="of:=AVERAGE([.B2780:.B2830])" office:value-type="float" office:value="2.12878666666667" calcext:value-type="float">
            <text:p>2.1287866667</text:p>
          </table:table-cell>
          <table:table-cell table:number-columns-repeated="3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3.85503" calcext:value-type="float">
            <text:p>3.85503</text:p>
          </table:table-cell>
          <table:table-cell table:formula="of:=AVERAGE([.B2781:.B2831])" office:value-type="float" office:value="2.23519549019608" calcext:value-type="float">
            <text:p>2.2351954902</text:p>
          </table:table-cell>
          <table:table-cell table:number-columns-repeated="3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4.05608" calcext:value-type="float">
            <text:p>4.05608</text:p>
          </table:table-cell>
          <table:table-cell table:formula="of:=AVERAGE([.B2782:.B2832])" office:value-type="float" office:value="2.33686137254902" calcext:value-type="float">
            <text:p>2.3368613725</text:p>
          </table:table-cell>
          <table:table-cell table:number-columns-repeated="3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4.05608" calcext:value-type="float">
            <text:p>4.05608</text:p>
          </table:table-cell>
          <table:table-cell table:formula="of:=AVERAGE([.B2783:.B2833])" office:value-type="float" office:value="2.44561705882353" calcext:value-type="float">
            <text:p>2.4456170588</text:p>
          </table:table-cell>
          <table:table-cell table:number-columns-repeated="3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5.52461" calcext:value-type="float">
            <text:p>5.52461</text:p>
          </table:table-cell>
          <table:table-cell table:formula="of:=AVERAGE([.B2784:.B2834])" office:value-type="float" office:value="2.55581901960784" calcext:value-type="float">
            <text:p>2.5558190196</text:p>
          </table:table-cell>
          <table:table-cell table:number-columns-repeated="3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4.99889" calcext:value-type="float">
            <text:p>4.99889</text:p>
          </table:table-cell>
          <table:table-cell table:formula="of:=AVERAGE([.B2785:.B2835])" office:value-type="float" office:value="2.63482019607843" calcext:value-type="float">
            <text:p>2.6348201961</text:p>
          </table:table-cell>
          <table:table-cell table:number-columns-repeated="3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4.99889" calcext:value-type="float">
            <text:p>4.99889</text:p>
          </table:table-cell>
          <table:table-cell table:formula="of:=AVERAGE([.B2786:.B2836])" office:value-type="float" office:value="2.77105764705882" calcext:value-type="float">
            <text:p>2.7710576471</text:p>
          </table:table-cell>
          <table:table-cell table:number-columns-repeated="3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4.99889" calcext:value-type="float">
            <text:p>4.99889</text:p>
          </table:table-cell>
          <table:table-cell table:formula="of:=AVERAGE([.B2787:.B2837])" office:value-type="float" office:value="2.8917362745098" calcext:value-type="float">
            <text:p>2.8917362745</text:p>
          </table:table-cell>
          <table:table-cell table:number-columns-repeated="3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3.21175" calcext:value-type="float">
            <text:p>3.21175</text:p>
          </table:table-cell>
          <table:table-cell table:formula="of:=AVERAGE([.B2788:.B2838])" office:value-type="float" office:value="3.01074823529412" calcext:value-type="float">
            <text:p>3.0107482353</text:p>
          </table:table-cell>
          <table:table-cell table:number-columns-repeated="3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3.21175" calcext:value-type="float">
            <text:p>3.21175</text:p>
          </table:table-cell>
          <table:table-cell table:formula="of:=AVERAGE([.B2789:.B2839])" office:value-type="float" office:value="3.17281" calcext:value-type="float">
            <text:p>3.17281</text:p>
          </table:table-cell>
          <table:table-cell table:number-columns-repeated="3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4.05481" calcext:value-type="float">
            <text:p>4.05481</text:p>
          </table:table-cell>
          <table:table-cell table:formula="of:=AVERAGE([.B2790:.B2840])" office:value-type="float" office:value="3.32627176470588" calcext:value-type="float">
            <text:p>3.3262717647</text:p>
          </table:table-cell>
          <table:table-cell table:number-columns-repeated="3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4.05481" calcext:value-type="float">
            <text:p>4.05481</text:p>
          </table:table-cell>
          <table:table-cell table:formula="of:=AVERAGE([.B2791:.B2841])" office:value-type="float" office:value="3.47294803921569" calcext:value-type="float">
            <text:p>3.4729480392</text:p>
          </table:table-cell>
          <table:table-cell table:number-columns-repeated="3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4.05481" calcext:value-type="float">
            <text:p>4.05481</text:p>
          </table:table-cell>
          <table:table-cell table:formula="of:=AVERAGE([.B2792:.B2842])" office:value-type="float" office:value="3.62317137254902" calcext:value-type="float">
            <text:p>3.6231713725</text:p>
          </table:table-cell>
          <table:table-cell table:number-columns-repeated="3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2.91832" calcext:value-type="float">
            <text:p>2.91832</text:p>
          </table:table-cell>
          <table:table-cell table:formula="of:=AVERAGE([.B2793:.B2843])" office:value-type="float" office:value="3.77737509803922" calcext:value-type="float">
            <text:p>3.777375098</text:p>
          </table:table-cell>
          <table:table-cell table:number-columns-repeated="3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2.91832" calcext:value-type="float">
            <text:p>2.91832</text:p>
          </table:table-cell>
          <table:table-cell table:formula="of:=AVERAGE([.B2794:.B2844])" office:value-type="float" office:value="3.95225901960784" calcext:value-type="float">
            <text:p>3.9522590196</text:p>
          </table:table-cell>
          <table:table-cell table:number-columns-repeated="3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3.68326" calcext:value-type="float">
            <text:p>3.68326</text:p>
          </table:table-cell>
          <table:table-cell table:formula="of:=AVERAGE([.B2795:.B2845])" office:value-type="float" office:value="4.13378215686274" calcext:value-type="float">
            <text:p>4.1337821569</text:p>
          </table:table-cell>
          <table:table-cell table:number-columns-repeated="3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3.68326" calcext:value-type="float">
            <text:p>3.68326</text:p>
          </table:table-cell>
          <table:table-cell table:formula="of:=AVERAGE([.B2796:.B2846])" office:value-type="float" office:value="4.29686725490196" calcext:value-type="float">
            <text:p>4.2968672549</text:p>
          </table:table-cell>
          <table:table-cell table:number-columns-repeated="3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-3.68326" calcext:value-type="float">
            <text:p>-3.68326</text:p>
          </table:table-cell>
          <table:table-cell table:formula="of:=AVERAGE([.B2797:.B2847])" office:value-type="float" office:value="4.46691509803922" calcext:value-type="float">
            <text:p>4.466915098</text:p>
          </table:table-cell>
          <table:table-cell table:number-columns-repeated="3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-3.68326" calcext:value-type="float">
            <text:p>-3.68326</text:p>
          </table:table-cell>
          <table:table-cell table:formula="of:=AVERAGE([.B2798:.B2848])" office:value-type="float" office:value="4.77475156862745" calcext:value-type="float">
            <text:p>4.7747515686</text:p>
          </table:table-cell>
          <table:table-cell table:number-columns-repeated="3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-3.68326" calcext:value-type="float">
            <text:p>-3.68326</text:p>
          </table:table-cell>
          <table:table-cell table:formula="of:=AVERAGE([.B2799:.B2849])" office:value-type="float" office:value="5.09415666666667" calcext:value-type="float">
            <text:p>5.0941566667</text:p>
          </table:table-cell>
          <table:table-cell table:number-columns-repeated="3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formula="of:=AVERAGE([.B2800:.B2850])" office:value-type="float" office:value="5.38338137254902" calcext:value-type="float">
            <text:p>5.3833813725</text:p>
          </table:table-cell>
          <table:table-cell table:number-columns-repeated="3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formula="of:=AVERAGE([.B2801:.B2851])" office:value-type="float" office:value="5.60039509803922" calcext:value-type="float">
            <text:p>5.600395098</text:p>
          </table:table-cell>
          <table:table-cell table:number-columns-repeated="3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formula="of:=AVERAGE([.B2802:.B2852])" office:value-type="float" office:value="5.81925196078431" calcext:value-type="float">
            <text:p>5.8192519608</text:p>
          </table:table-cell>
          <table:table-cell table:number-columns-repeated="3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formula="of:=AVERAGE([.B2803:.B2853])" office:value-type="float" office:value="6.04938333333333" calcext:value-type="float">
            <text:p>6.0493833333</text:p>
          </table:table-cell>
          <table:table-cell table:number-columns-repeated="3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formula="of:=AVERAGE([.B2804:.B2854])" office:value-type="float" office:value="6.28228529411765" calcext:value-type="float">
            <text:p>6.2822852941</text:p>
          </table:table-cell>
          <table:table-cell table:number-columns-repeated="3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formula="of:=AVERAGE([.B2805:.B2855])" office:value-type="float" office:value="6.49002450980392" calcext:value-type="float">
            <text:p>6.4900245098</text:p>
          </table:table-cell>
          <table:table-cell table:number-columns-repeated="3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formula="of:=AVERAGE([.B2806:.B2856])" office:value-type="float" office:value="6.72526960784314" calcext:value-type="float">
            <text:p>6.7252696078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AVERAGE([.B2807:.B2857])" office:value-type="float" office:value="6.94451274509804" calcext:value-type="float">
            <text:p>6.9445127451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AVERAGE([.B2808:.B2858])" office:value-type="float" office:value="7.15958137254902" calcext:value-type="float">
            <text:p>7.1595813725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AVERAGE([.B2809:.B2859])" office:value-type="float" office:value="7.39425588235294" calcext:value-type="float">
            <text:p>7.3942558824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AVERAGE([.B2810:.B2860])" office:value-type="float" office:value="7.65358725490196" calcext:value-type="float">
            <text:p>7.6535872549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AVERAGE([.B2811:.B2861])" office:value-type="float" office:value="7.97726176470588" calcext:value-type="float">
            <text:p>7.9772617647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AVERAGE([.B2812:.B2862])" office:value-type="float" office:value="8.34289705882353" calcext:value-type="float">
            <text:p>8.3428970588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AVERAGE([.B2813:.B2863])" office:value-type="float" office:value="8.70328529411765" calcext:value-type="float">
            <text:p>8.7032852941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AVERAGE([.B2814:.B2864])" office:value-type="float" office:value="9.05799901960784" calcext:value-type="float">
            <text:p>9.0579990196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AVERAGE([.B2815:.B2865])" office:value-type="float" office:value="9.41920294117647" calcext:value-type="float">
            <text:p>9.4192029412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AVERAGE([.B2816:.B2866])" office:value-type="float" office:value="9.78400098039216" calcext:value-type="float">
            <text:p>9.7840009804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AVERAGE([.B2817:.B2867])" office:value-type="float" office:value="10.1222343137255" calcext:value-type="float">
            <text:p>10.1222343137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AVERAGE([.B2818:.B2868])" office:value-type="float" office:value="10.4782539215686" calcext:value-type="float">
            <text:p>10.4782539216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AVERAGE([.B2819:.B2869])" office:value-type="float" office:value="10.8356754901961" calcext:value-type="float">
            <text:p>10.8356754902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AVERAGE([.B2820:.B2870])" office:value-type="float" office:value="11.1828990196078" calcext:value-type="float">
            <text:p>11.1828990196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AVERAGE([.B2821:.B2871])" office:value-type="float" office:value="11.5534049019608" calcext:value-type="float">
            <text:p>11.553404902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AVERAGE([.B2822:.B2872])" office:value-type="float" office:value="11.9213088235294" calcext:value-type="float">
            <text:p>11.9213088235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AVERAGE([.B2823:.B2873])" office:value-type="float" office:value="12.2956578431373" calcext:value-type="float">
            <text:p>12.2956578431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AVERAGE([.B2824:.B2874])" office:value-type="float" office:value="12.6684303921569" calcext:value-type="float">
            <text:p>12.6684303922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8.69337" calcext:value-type="float">
            <text:p>8.69337</text:p>
          </table:table-cell>
          <table:table-cell table:formula="of:=AVERAGE([.B2825:.B2875])" office:value-type="float" office:value="13.0527343137255" calcext:value-type="float">
            <text:p>13.0527343137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9.52779" calcext:value-type="float">
            <text:p>9.52779</text:p>
          </table:table-cell>
          <table:table-cell table:formula="of:=AVERAGE([.B2826:.B2876])" office:value-type="float" office:value="13.2514819607843" calcext:value-type="float">
            <text:p>13.2514819608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8.53844" calcext:value-type="float">
            <text:p>8.53844</text:p>
          </table:table-cell>
          <table:table-cell table:formula="of:=AVERAGE([.B2827:.B2877])" office:value-type="float" office:value="13.4296743137255" calcext:value-type="float">
            <text:p>13.4296743137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8.7334" calcext:value-type="float">
            <text:p>8.7334</text:p>
          </table:table-cell>
          <table:table-cell table:formula="of:=AVERAGE([.B2828:.B2878])" office:value-type="float" office:value="13.6296794117647" calcext:value-type="float">
            <text:p>13.6296794118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7.99481" calcext:value-type="float">
            <text:p>7.99481</text:p>
          </table:table-cell>
          <table:table-cell table:formula="of:=AVERAGE([.B2829:.B2879])" office:value-type="float" office:value="13.8238519607843" calcext:value-type="float">
            <text:p>13.8238519608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7.9955" calcext:value-type="float">
            <text:p>7.9955</text:p>
          </table:table-cell>
          <table:table-cell table:formula="of:=AVERAGE([.B2830:.B2880])" office:value-type="float" office:value="14.0209282352941" calcext:value-type="float">
            <text:p>14.0209282353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9.28188" calcext:value-type="float">
            <text:p>9.28188</text:p>
          </table:table-cell>
          <table:table-cell table:formula="of:=AVERAGE([.B2831:.B2881])" office:value-type="float" office:value="14.2387145098039" calcext:value-type="float">
            <text:p>14.2387145098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9.03999" calcext:value-type="float">
            <text:p>9.03999</text:p>
          </table:table-cell>
          <table:table-cell table:formula="of:=AVERAGE([.B2832:.B2882])" office:value-type="float" office:value="14.4269992156863" calcext:value-type="float">
            <text:p>14.4269992157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9.60262" calcext:value-type="float">
            <text:p>9.60262</text:p>
          </table:table-cell>
          <table:table-cell table:formula="of:=AVERAGE([.B2833:.B2883])" office:value-type="float" office:value="14.623732745098" calcext:value-type="float">
            <text:p>14.6237327451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9.67638" calcext:value-type="float">
            <text:p>9.67638</text:p>
          </table:table-cell>
          <table:table-cell table:formula="of:=AVERAGE([.B2834:.B2884])" office:value-type="float" office:value="14.8044029411765" calcext:value-type="float">
            <text:p>14.8044029412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9.55367" calcext:value-type="float">
            <text:p>9.55367</text:p>
          </table:table-cell>
          <table:table-cell table:formula="of:=AVERAGE([.B2835:.B2885])" office:value-type="float" office:value="14.9943170588235" calcext:value-type="float">
            <text:p>14.9943170588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1.947" calcext:value-type="float">
            <text:p>11.947</text:p>
          </table:table-cell>
          <table:table-cell table:formula="of:=AVERAGE([.B2836:.B2886])" office:value-type="float" office:value="15.1902039215686" calcext:value-type="float">
            <text:p>15.1902039216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1.1535" calcext:value-type="float">
            <text:p>11.1535</text:p>
          </table:table-cell>
          <table:table-cell table:formula="of:=AVERAGE([.B2837:.B2887])" office:value-type="float" office:value="15.3380117647059" calcext:value-type="float">
            <text:p>15.3380117647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1.0685" calcext:value-type="float">
            <text:p>11.0685</text:p>
          </table:table-cell>
          <table:table-cell table:formula="of:=AVERAGE([.B2838:.B2888])" office:value-type="float" office:value="15.4955156862745" calcext:value-type="float">
            <text:p>15.4955156863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1.4769" calcext:value-type="float">
            <text:p>11.4769</text:p>
          </table:table-cell>
          <table:table-cell table:formula="of:=AVERAGE([.B2839:.B2889])" office:value-type="float" office:value="15.6424647058824" calcext:value-type="float">
            <text:p>15.6424647059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1.0383" calcext:value-type="float">
            <text:p>11.0383</text:p>
          </table:table-cell>
          <table:table-cell table:formula="of:=AVERAGE([.B2840:.B2890])" office:value-type="float" office:value="15.7852039215686" calcext:value-type="float">
            <text:p>15.7852039216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1.5353" calcext:value-type="float">
            <text:p>11.5353</text:p>
          </table:table-cell>
          <table:table-cell table:formula="of:=AVERAGE([.B2841:.B2891])" office:value-type="float" office:value="15.9386490196078" calcext:value-type="float">
            <text:p>15.9386490196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1.7162" calcext:value-type="float">
            <text:p>11.7162</text:p>
          </table:table-cell>
          <table:table-cell table:formula="of:=AVERAGE([.B2842:.B2892])" office:value-type="float" office:value="16.0811176470588" calcext:value-type="float">
            <text:p>16.0811176471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1.9192" calcext:value-type="float">
            <text:p>11.9192</text:p>
          </table:table-cell>
          <table:table-cell table:formula="of:=AVERAGE([.B2843:.B2893])" office:value-type="float" office:value="16.2054176470588" calcext:value-type="float">
            <text:p>16.2054176471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1.8374" calcext:value-type="float">
            <text:p>11.8374</text:p>
          </table:table-cell>
          <table:table-cell table:formula="of:=AVERAGE([.B2844:.B2894])" office:value-type="float" office:value="16.3449450980392" calcext:value-type="float">
            <text:p>16.344945098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2.176" calcext:value-type="float">
            <text:p>12.176</text:p>
          </table:table-cell>
          <table:table-cell table:formula="of:=AVERAGE([.B2845:.B2895])" office:value-type="float" office:value="16.4720745098039" calcext:value-type="float">
            <text:p>16.4720745098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2.0006" calcext:value-type="float">
            <text:p>12.0006</text:p>
          </table:table-cell>
          <table:table-cell table:formula="of:=AVERAGE([.B2846:.B2896])" office:value-type="float" office:value="16.5972294117647" calcext:value-type="float">
            <text:p>16.5972294118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2.3557" calcext:value-type="float">
            <text:p>12.3557</text:p>
          </table:table-cell>
          <table:table-cell table:formula="of:=AVERAGE([.B2847:.B2897])" office:value-type="float" office:value="16.7268098039216" calcext:value-type="float">
            <text:p>16.7268098039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2.0164" calcext:value-type="float">
            <text:p>12.0164</text:p>
          </table:table-cell>
          <table:table-cell table:formula="of:=AVERAGE([.B2848:.B2898])" office:value-type="float" office:value="16.8589098039216" calcext:value-type="float">
            <text:p>16.8589098039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2.6064" calcext:value-type="float">
            <text:p>12.6064</text:p>
          </table:table-cell>
          <table:table-cell table:formula="of:=AVERAGE([.B2849:.B2899])" office:value-type="float" office:value="16.9898901960784" calcext:value-type="float">
            <text:p>16.9898901961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1.0672" calcext:value-type="float">
            <text:p>11.0672</text:p>
          </table:table-cell>
          <table:table-cell table:formula="of:=AVERAGE([.B2850:.B2900])" office:value-type="float" office:value="17.127268627451" calcext:value-type="float">
            <text:p>17.1272686275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1.0677" calcext:value-type="float">
            <text:p>11.0677</text:p>
          </table:table-cell>
          <table:table-cell table:formula="of:=AVERAGE([.B2851:.B2901])" office:value-type="float" office:value="17.274668627451" calcext:value-type="float">
            <text:p>17.2746686275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1.1617" calcext:value-type="float">
            <text:p>11.1617</text:p>
          </table:table-cell>
          <table:table-cell table:formula="of:=AVERAGE([.B2852:.B2902])" office:value-type="float" office:value="17.4174137254902" calcext:value-type="float">
            <text:p>17.4174137255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1.7367" calcext:value-type="float">
            <text:p>11.7367</text:p>
          </table:table-cell>
          <table:table-cell table:formula="of:=AVERAGE([.B2853:.B2903])" office:value-type="float" office:value="17.5609882352941" calcext:value-type="float">
            <text:p>17.5609882353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1.878" calcext:value-type="float">
            <text:p>11.878</text:p>
          </table:table-cell>
          <table:table-cell table:formula="of:=AVERAGE([.B2854:.B2904])" office:value-type="float" office:value="17.6908196078431" calcext:value-type="float">
            <text:p>17.6908196078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0.5947" calcext:value-type="float">
            <text:p>10.5947</text:p>
          </table:table-cell>
          <table:table-cell table:formula="of:=AVERAGE([.B2855:.B2905])" office:value-type="float" office:value="17.8172803921569" calcext:value-type="float">
            <text:p>17.8172803922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1.9975" calcext:value-type="float">
            <text:p>11.9975</text:p>
          </table:table-cell>
          <table:table-cell table:formula="of:=AVERAGE([.B2856:.B2906])" office:value-type="float" office:value="17.9747745098039" calcext:value-type="float">
            <text:p>17.9747745098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1.1814" calcext:value-type="float">
            <text:p>11.1814</text:p>
          </table:table-cell>
          <table:table-cell table:formula="of:=AVERAGE([.B2857:.B2907])" office:value-type="float" office:value="18.1024411764706" calcext:value-type="float">
            <text:p>18.1024411765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0.9685" calcext:value-type="float">
            <text:p>10.9685</text:p>
          </table:table-cell>
          <table:table-cell table:formula="of:=AVERAGE([.B2858:.B2908])" office:value-type="float" office:value="18.2586490196078" calcext:value-type="float">
            <text:p>18.2586490196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1.9684" calcext:value-type="float">
            <text:p>11.9684</text:p>
          </table:table-cell>
          <table:table-cell table:formula="of:=AVERAGE([.B2859:.B2909])" office:value-type="float" office:value="18.4089137254902" calcext:value-type="float">
            <text:p>18.4089137255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3.2259" calcext:value-type="float">
            <text:p>13.2259</text:p>
          </table:table-cell>
          <table:table-cell table:formula="of:=AVERAGE([.B2860:.B2910])" office:value-type="float" office:value="18.5572509803922" calcext:value-type="float">
            <text:p>18.5572509804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6.5074" calcext:value-type="float">
            <text:p>16.5074</text:p>
          </table:table-cell>
          <table:table-cell table:formula="of:=AVERAGE([.B2861:.B2911])" office:value-type="float" office:value="18.7525862745098" calcext:value-type="float">
            <text:p>18.7525862745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8.6474" calcext:value-type="float">
            <text:p>18.6474</text:p>
          </table:table-cell>
          <table:table-cell table:formula="of:=AVERAGE([.B2862:.B2912])" office:value-type="float" office:value="18.9243176470588" calcext:value-type="float">
            <text:p>18.9243176471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8.3798" calcext:value-type="float">
            <text:p>18.3798</text:p>
          </table:table-cell>
          <table:table-cell table:formula="of:=AVERAGE([.B2863:.B2913])" office:value-type="float" office:value="19.0719705882353" calcext:value-type="float">
            <text:p>19.0719705882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8.0904" calcext:value-type="float">
            <text:p>18.0904</text:p>
          </table:table-cell>
          <table:table-cell table:formula="of:=AVERAGE([.B2864:.B2914])" office:value-type="float" office:value="19.2178666666667" calcext:value-type="float">
            <text:p>19.2178666667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8.4214" calcext:value-type="float">
            <text:p>18.4214</text:p>
          </table:table-cell>
          <table:table-cell table:formula="of:=AVERAGE([.B2865:.B2915])" office:value-type="float" office:value="19.3829882352941" calcext:value-type="float">
            <text:p>19.3829882353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8.6047" calcext:value-type="float">
            <text:p>18.6047</text:p>
          </table:table-cell>
          <table:table-cell table:formula="of:=AVERAGE([.B2866:.B2916])" office:value-type="float" office:value="19.5341352941176" calcext:value-type="float">
            <text:p>19.5341352941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7.2499" calcext:value-type="float">
            <text:p>17.2499</text:p>
          </table:table-cell>
          <table:table-cell table:formula="of:=AVERAGE([.B2867:.B2917])" office:value-type="float" office:value="19.6976549019608" calcext:value-type="float">
            <text:p>19.697654902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8.157" calcext:value-type="float">
            <text:p>18.157</text:p>
          </table:table-cell>
          <table:table-cell table:formula="of:=AVERAGE([.B2868:.B2918])" office:value-type="float" office:value="19.8881980392157" calcext:value-type="float">
            <text:p>19.8881980392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8.2285" calcext:value-type="float">
            <text:p>18.2285</text:p>
          </table:table-cell>
          <table:table-cell table:formula="of:=AVERAGE([.B2869:.B2919])" office:value-type="float" office:value="20.0519450980392" calcext:value-type="float">
            <text:p>20.051945098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7.7084" calcext:value-type="float">
            <text:p>17.7084</text:p>
          </table:table-cell>
          <table:table-cell table:formula="of:=AVERAGE([.B2870:.B2920])" office:value-type="float" office:value="20.226962745098" calcext:value-type="float">
            <text:p>20.2269627451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8.8958" calcext:value-type="float">
            <text:p>18.8958</text:p>
          </table:table-cell>
          <table:table-cell table:formula="of:=AVERAGE([.B2871:.B2921])" office:value-type="float" office:value="20.4082862745098" calcext:value-type="float">
            <text:p>20.4082862745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8.7631" calcext:value-type="float">
            <text:p>18.7631</text:p>
          </table:table-cell>
          <table:table-cell table:formula="of:=AVERAGE([.B2872:.B2922])" office:value-type="float" office:value="20.5746960784314" calcext:value-type="float">
            <text:p>20.5746960784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9.0918" calcext:value-type="float">
            <text:p>19.0918</text:p>
          </table:table-cell>
          <table:table-cell table:formula="of:=AVERAGE([.B2873:.B2923])" office:value-type="float" office:value="20.7232333333333" calcext:value-type="float">
            <text:p>20.7232333333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9.0114" calcext:value-type="float">
            <text:p>19.0114</text:p>
          </table:table-cell>
          <table:table-cell table:formula="of:=AVERAGE([.B2874:.B2924])" office:value-type="float" office:value="20.9000450980392" calcext:value-type="float">
            <text:p>20.900045098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9.5995" calcext:value-type="float">
            <text:p>19.5995</text:p>
          </table:table-cell>
          <table:table-cell table:formula="of:=AVERAGE([.B2875:.B2925])" office:value-type="float" office:value="21.0534098039216" calcext:value-type="float">
            <text:p>21.0534098039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8.8295" calcext:value-type="float">
            <text:p>18.8295</text:p>
          </table:table-cell>
          <table:table-cell table:formula="of:=AVERAGE([.B2876:.B2926])" office:value-type="float" office:value="21.2012019607843" calcext:value-type="float">
            <text:p>21.2012019608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8.6156" calcext:value-type="float">
            <text:p>18.6156</text:p>
          </table:table-cell>
          <table:table-cell table:formula="of:=AVERAGE([.B2877:.B2927])" office:value-type="float" office:value="21.3672196078431" calcext:value-type="float">
            <text:p>21.3672196078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8.7387" calcext:value-type="float">
            <text:p>18.7387</text:p>
          </table:table-cell>
          <table:table-cell table:formula="of:=AVERAGE([.B2878:.B2928])" office:value-type="float" office:value="21.5321901960784" calcext:value-type="float">
            <text:p>21.5321901961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8.6362" calcext:value-type="float">
            <text:p>18.6362</text:p>
          </table:table-cell>
          <table:table-cell table:formula="of:=AVERAGE([.B2879:.B2929])" office:value-type="float" office:value="21.7012352941176" calcext:value-type="float">
            <text:p>21.7012352941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8.0457" calcext:value-type="float">
            <text:p>18.0457</text:p>
          </table:table-cell>
          <table:table-cell table:formula="of:=AVERAGE([.B2880:.B2930])" office:value-type="float" office:value="21.8536098039216" calcext:value-type="float">
            <text:p>21.8536098039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9.1026" calcext:value-type="float">
            <text:p>19.1026</text:p>
          </table:table-cell>
          <table:table-cell table:formula="of:=AVERAGE([.B2881:.B2931])" office:value-type="float" office:value="22.0169745098039" calcext:value-type="float">
            <text:p>22.0169745098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8.8844" calcext:value-type="float">
            <text:p>18.8844</text:p>
          </table:table-cell>
          <table:table-cell table:formula="of:=AVERAGE([.B2882:.B2932])" office:value-type="float" office:value="22.1665588235294" calcext:value-type="float">
            <text:p>22.1665588235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9.0734" calcext:value-type="float">
            <text:p>19.0734</text:p>
          </table:table-cell>
          <table:table-cell table:formula="of:=AVERAGE([.B2883:.B2933])" office:value-type="float" office:value="22.3286549019608" calcext:value-type="float">
            <text:p>22.328654902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8.8168" calcext:value-type="float">
            <text:p>18.8168</text:p>
          </table:table-cell>
          <table:table-cell table:formula="of:=AVERAGE([.B2884:.B2934])" office:value-type="float" office:value="22.4808411764706" calcext:value-type="float">
            <text:p>22.4808411765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9.362" calcext:value-type="float">
            <text:p>19.362</text:p>
          </table:table-cell>
          <table:table-cell table:formula="of:=AVERAGE([.B2885:.B2935])" office:value-type="float" office:value="22.6408058823529" calcext:value-type="float">
            <text:p>22.6408058824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9.5439" calcext:value-type="float">
            <text:p>19.5439</text:p>
          </table:table-cell>
          <table:table-cell table:formula="of:=AVERAGE([.B2886:.B2936])" office:value-type="float" office:value="22.7681941176471" calcext:value-type="float">
            <text:p>22.7681941176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9.4852" calcext:value-type="float">
            <text:p>19.4852</text:p>
          </table:table-cell>
          <table:table-cell table:formula="of:=AVERAGE([.B2887:.B2937])" office:value-type="float" office:value="22.9153176470588" calcext:value-type="float">
            <text:p>22.9153176471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9.1862" calcext:value-type="float">
            <text:p>19.1862</text:p>
          </table:table-cell>
          <table:table-cell table:formula="of:=AVERAGE([.B2888:.B2938])" office:value-type="float" office:value="23.0692196078431" calcext:value-type="float">
            <text:p>23.0692196078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8.5629" calcext:value-type="float">
            <text:p>18.5629</text:p>
          </table:table-cell>
          <table:table-cell table:formula="of:=AVERAGE([.B2889:.B2939])" office:value-type="float" office:value="23.2089" calcext:value-type="float">
            <text:p>23.2089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8.7566" calcext:value-type="float">
            <text:p>18.7566</text:p>
          </table:table-cell>
          <table:table-cell table:formula="of:=AVERAGE([.B2890:.B2940])" office:value-type="float" office:value="23.3785392156863" calcext:value-type="float">
            <text:p>23.3785392157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8.864" calcext:value-type="float">
            <text:p>18.864</text:p>
          </table:table-cell>
          <table:table-cell table:formula="of:=AVERAGE([.B2891:.B2941])" office:value-type="float" office:value="23.5220980392157" calcext:value-type="float">
            <text:p>23.5220980392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8.8012" calcext:value-type="float">
            <text:p>18.8012</text:p>
          </table:table-cell>
          <table:table-cell table:formula="of:=AVERAGE([.B2892:.B2942])" office:value-type="float" office:value="23.6868039215686" calcext:value-type="float">
            <text:p>23.6868039216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8.0555" calcext:value-type="float">
            <text:p>18.0555</text:p>
          </table:table-cell>
          <table:table-cell table:formula="of:=AVERAGE([.B2893:.B2943])" office:value-type="float" office:value="23.8380490196078" calcext:value-type="float">
            <text:p>23.8380490196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9.0351" calcext:value-type="float">
            <text:p>19.0351</text:p>
          </table:table-cell>
          <table:table-cell table:formula="of:=AVERAGE([.B2894:.B2944])" office:value-type="float" office:value="24.0295568627451" calcext:value-type="float">
            <text:p>24.0295568627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8.321" calcext:value-type="float">
            <text:p>18.321</text:p>
          </table:table-cell>
          <table:table-cell table:formula="of:=AVERAGE([.B2895:.B2945])" office:value-type="float" office:value="24.1701372549019" calcext:value-type="float">
            <text:p>24.1701372549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8.5589" calcext:value-type="float">
            <text:p>18.5589</text:p>
          </table:table-cell>
          <table:table-cell table:formula="of:=AVERAGE([.B2896:.B2946])" office:value-type="float" office:value="24.3471352941176" calcext:value-type="float">
            <text:p>24.3471352941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8.6092" calcext:value-type="float">
            <text:p>18.6092</text:p>
          </table:table-cell>
          <table:table-cell table:formula="of:=AVERAGE([.B2897:.B2947])" office:value-type="float" office:value="24.5123823529412" calcext:value-type="float">
            <text:p>24.5123823529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9.0928" calcext:value-type="float">
            <text:p>19.0928</text:p>
          </table:table-cell>
          <table:table-cell table:formula="of:=AVERAGE([.B2898:.B2948])" office:value-type="float" office:value="24.6688019607843" calcext:value-type="float">
            <text:p>24.6688019608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8.6964" calcext:value-type="float">
            <text:p>18.6964</text:p>
          </table:table-cell>
          <table:table-cell table:formula="of:=AVERAGE([.B2899:.B2949])" office:value-type="float" office:value="24.813762745098" calcext:value-type="float">
            <text:p>24.8137627451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9.6127" calcext:value-type="float">
            <text:p>19.6127</text:p>
          </table:table-cell>
          <table:table-cell table:formula="of:=AVERAGE([.B2900:.B2950])" office:value-type="float" office:value="24.9618176470588" calcext:value-type="float">
            <text:p>24.9618176471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8.5846" calcext:value-type="float">
            <text:p>18.5846</text:p>
          </table:table-cell>
          <table:table-cell table:formula="of:=AVERAGE([.B2901:.B2951])" office:value-type="float" office:value="25.1200509803922" calcext:value-type="float">
            <text:p>25.1200509804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8.3477" calcext:value-type="float">
            <text:p>18.3477</text:p>
          </table:table-cell>
          <table:table-cell table:formula="of:=AVERAGE([.B2902:.B2952])" office:value-type="float" office:value="25.2703196078431" calcext:value-type="float">
            <text:p>25.2703196078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8.484" calcext:value-type="float">
            <text:p>18.484</text:p>
          </table:table-cell>
          <table:table-cell table:formula="of:=AVERAGE([.B2903:.B2953])" office:value-type="float" office:value="25.4531156862745" calcext:value-type="float">
            <text:p>25.4531156863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8.3581" calcext:value-type="float">
            <text:p>18.3581</text:p>
          </table:table-cell>
          <table:table-cell table:formula="of:=AVERAGE([.B2904:.B2954])" office:value-type="float" office:value="25.6107411764706" calcext:value-type="float">
            <text:p>25.6107411765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8.3275" calcext:value-type="float">
            <text:p>18.3275</text:p>
          </table:table-cell>
          <table:table-cell table:formula="of:=AVERAGE([.B2905:.B2955])" office:value-type="float" office:value="25.7919901960784" calcext:value-type="float">
            <text:p>25.7919901961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8.6269" calcext:value-type="float">
            <text:p>18.6269</text:p>
          </table:table-cell>
          <table:table-cell table:formula="of:=AVERAGE([.B2906:.B2956])" office:value-type="float" office:value="25.9691294117647" calcext:value-type="float">
            <text:p>25.9691294118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8.5085" calcext:value-type="float">
            <text:p>18.5085</text:p>
          </table:table-cell>
          <table:table-cell table:formula="of:=AVERAGE([.B2907:.B2957])" office:value-type="float" office:value="26.1321392156863" calcext:value-type="float">
            <text:p>26.1321392157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9.148" calcext:value-type="float">
            <text:p>19.148</text:p>
          </table:table-cell>
          <table:table-cell table:formula="of:=AVERAGE([.B2908:.B2958])" office:value-type="float" office:value="26.2944098039216" calcext:value-type="float">
            <text:p>26.2944098039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8.632" calcext:value-type="float">
            <text:p>18.632</text:p>
          </table:table-cell>
          <table:table-cell table:formula="of:=AVERAGE([.B2909:.B2959])" office:value-type="float" office:value="26.4433549019608" calcext:value-type="float">
            <text:p>26.443354902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9.5336" calcext:value-type="float">
            <text:p>19.5336</text:p>
          </table:table-cell>
          <table:table-cell table:formula="of:=AVERAGE([.B2910:.B2960])" office:value-type="float" office:value="26.6475529411765" calcext:value-type="float">
            <text:p>26.6475529412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3.188" calcext:value-type="float">
            <text:p>23.188</text:p>
          </table:table-cell>
          <table:table-cell table:formula="of:=AVERAGE([.B2911:.B2961])" office:value-type="float" office:value="26.7832098039216" calcext:value-type="float">
            <text:p>26.7832098039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5.2657" calcext:value-type="float">
            <text:p>25.2657</text:p>
          </table:table-cell>
          <table:table-cell table:formula="of:=AVERAGE([.B2912:.B2962])" office:value-type="float" office:value="26.964668627451" calcext:value-type="float">
            <text:p>26.9646686275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6.1777" calcext:value-type="float">
            <text:p>26.1777</text:p>
          </table:table-cell>
          <table:table-cell table:formula="of:=AVERAGE([.B2913:.B2963])" office:value-type="float" office:value="27.1298274509804" calcext:value-type="float">
            <text:p>27.129827451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5.8205" calcext:value-type="float">
            <text:p>25.8205</text:p>
          </table:table-cell>
          <table:table-cell table:formula="of:=AVERAGE([.B2914:.B2964])" office:value-type="float" office:value="27.3065941176471" calcext:value-type="float">
            <text:p>27.3065941176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6.5116" calcext:value-type="float">
            <text:p>26.5116</text:p>
          </table:table-cell>
          <table:table-cell table:formula="of:=AVERAGE([.B2915:.B2965])" office:value-type="float" office:value="27.4980254901961" calcext:value-type="float">
            <text:p>27.4980254902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6.1299" calcext:value-type="float">
            <text:p>26.1299</text:p>
          </table:table-cell>
          <table:table-cell table:formula="of:=AVERAGE([.B2916:.B2966])" office:value-type="float" office:value="27.6586803921569" calcext:value-type="float">
            <text:p>27.6586803922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6.9442" calcext:value-type="float">
            <text:p>26.9442</text:p>
          </table:table-cell>
          <table:table-cell table:formula="of:=AVERAGE([.B2917:.B2967])" office:value-type="float" office:value="27.8810254901961" calcext:value-type="float">
            <text:p>27.8810254902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6.9676" calcext:value-type="float">
            <text:p>26.9676</text:p>
          </table:table-cell>
          <table:table-cell table:formula="of:=AVERAGE([.B2918:.B2968])" office:value-type="float" office:value="28.0436666666667" calcext:value-type="float">
            <text:p>28.0436666667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6.5081" calcext:value-type="float">
            <text:p>26.5081</text:p>
          </table:table-cell>
          <table:table-cell table:formula="of:=AVERAGE([.B2919:.B2969])" office:value-type="float" office:value="28.2216215686274" calcext:value-type="float">
            <text:p>28.2216215686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7.1544" calcext:value-type="float">
            <text:p>27.1544</text:p>
          </table:table-cell>
          <table:table-cell table:formula="of:=AVERAGE([.B2920:.B2970])" office:value-type="float" office:value="28.4127568627451" calcext:value-type="float">
            <text:p>28.4127568627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6.9559" calcext:value-type="float">
            <text:p>26.9559</text:p>
          </table:table-cell>
          <table:table-cell table:formula="of:=AVERAGE([.B2921:.B2971])" office:value-type="float" office:value="28.5858196078431" calcext:value-type="float">
            <text:p>28.5858196078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7.3827" calcext:value-type="float">
            <text:p>27.3827</text:p>
          </table:table-cell>
          <table:table-cell table:formula="of:=AVERAGE([.B2922:.B2972])" office:value-type="float" office:value="28.7874647058823" calcext:value-type="float">
            <text:p>28.7874647059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6.3385" calcext:value-type="float">
            <text:p>26.3385</text:p>
          </table:table-cell>
          <table:table-cell table:formula="of:=AVERAGE([.B2923:.B2973])" office:value-type="float" office:value="28.9396490196078" calcext:value-type="float">
            <text:p>28.9396490196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8.1092" calcext:value-type="float">
            <text:p>28.1092</text:p>
          </table:table-cell>
          <table:table-cell table:formula="of:=AVERAGE([.B2924:.B2974])" office:value-type="float" office:value="29.1333176470588" calcext:value-type="float">
            <text:p>29.1333176471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6.833" calcext:value-type="float">
            <text:p>26.833</text:p>
          </table:table-cell>
          <table:table-cell table:formula="of:=AVERAGE([.B2925:.B2975])" office:value-type="float" office:value="29.2826411764706" calcext:value-type="float">
            <text:p>29.2826411765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7.1369" calcext:value-type="float">
            <text:p>27.1369</text:p>
          </table:table-cell>
          <table:table-cell table:formula="of:=AVERAGE([.B2926:.B2976])" office:value-type="float" office:value="29.4550411764706" calcext:value-type="float">
            <text:p>29.4550411765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7.2964" calcext:value-type="float">
            <text:p>27.2964</text:p>
          </table:table-cell>
          <table:table-cell table:formula="of:=AVERAGE([.B2927:.B2977])" office:value-type="float" office:value="29.645368627451" calcext:value-type="float">
            <text:p>29.6453686275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7.0291" calcext:value-type="float">
            <text:p>27.0291</text:p>
          </table:table-cell>
          <table:table-cell table:formula="of:=AVERAGE([.B2928:.B2978])" office:value-type="float" office:value="29.8085509803922" calcext:value-type="float">
            <text:p>29.8085509804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7.36" calcext:value-type="float">
            <text:p>27.36</text:p>
          </table:table-cell>
          <table:table-cell table:formula="of:=AVERAGE([.B2929:.B2979])" office:value-type="float" office:value="29.9680882352941" calcext:value-type="float">
            <text:p>29.9680882353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6.4073" calcext:value-type="float">
            <text:p>26.4073</text:p>
          </table:table-cell>
          <table:table-cell table:formula="of:=AVERAGE([.B2930:.B2980])" office:value-type="float" office:value="30.1233156862745" calcext:value-type="float">
            <text:p>30.1233156863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6.3773" calcext:value-type="float">
            <text:p>26.3773</text:p>
          </table:table-cell>
          <table:table-cell table:formula="of:=AVERAGE([.B2931:.B2981])" office:value-type="float" office:value="30.3036803921569" calcext:value-type="float">
            <text:p>30.3036803922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6.7314" calcext:value-type="float">
            <text:p>26.7314</text:p>
          </table:table-cell>
          <table:table-cell table:formula="of:=AVERAGE([.B2932:.B2982])" office:value-type="float" office:value="30.5008764705882" calcext:value-type="float">
            <text:p>30.5008764706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7.1513" calcext:value-type="float">
            <text:p>27.1513</text:p>
          </table:table-cell>
          <table:table-cell table:formula="of:=AVERAGE([.B2933:.B2983])" office:value-type="float" office:value="30.6634333333333" calcext:value-type="float">
            <text:p>30.6634333333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6.8349" calcext:value-type="float">
            <text:p>26.8349</text:p>
          </table:table-cell>
          <table:table-cell table:formula="of:=AVERAGE([.B2934:.B2984])" office:value-type="float" office:value="30.8315" calcext:value-type="float">
            <text:p>30.8315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6.975" calcext:value-type="float">
            <text:p>26.975</text:p>
          </table:table-cell>
          <table:table-cell table:formula="of:=AVERAGE([.B2935:.B2985])" office:value-type="float" office:value="30.9881529411765" calcext:value-type="float">
            <text:p>30.9881529412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5.8588" calcext:value-type="float">
            <text:p>25.8588</text:p>
          </table:table-cell>
          <table:table-cell table:formula="of:=AVERAGE([.B2936:.B2986])" office:value-type="float" office:value="31.1455019607843" calcext:value-type="float">
            <text:p>31.1455019608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7.0472" calcext:value-type="float">
            <text:p>27.0472</text:p>
          </table:table-cell>
          <table:table-cell table:formula="of:=AVERAGE([.B2937:.B2987])" office:value-type="float" office:value="31.3410196078431" calcext:value-type="float">
            <text:p>31.3410196078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7.3342" calcext:value-type="float">
            <text:p>27.3342</text:p>
          </table:table-cell>
          <table:table-cell table:formula="of:=AVERAGE([.B2938:.B2988])" office:value-type="float" office:value="31.5055803921569" calcext:value-type="float">
            <text:p>31.5055803922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6.3099" calcext:value-type="float">
            <text:p>26.3099</text:p>
          </table:table-cell>
          <table:table-cell table:formula="of:=AVERAGE([.B2939:.B2989])" office:value-type="float" office:value="31.6706156862745" calcext:value-type="float">
            <text:p>31.6706156863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7.2145" calcext:value-type="float">
            <text:p>27.2145</text:p>
          </table:table-cell>
          <table:table-cell table:formula="of:=AVERAGE([.B2940:.B2990])" office:value-type="float" office:value="31.8709941176471" calcext:value-type="float">
            <text:p>31.8709941176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6.0781" calcext:value-type="float">
            <text:p>26.0781</text:p>
          </table:table-cell>
          <table:table-cell table:formula="of:=AVERAGE([.B2941:.B2991])" office:value-type="float" office:value="32.0402235294118" calcext:value-type="float">
            <text:p>32.0402235294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7.264" calcext:value-type="float">
            <text:p>27.264</text:p>
          </table:table-cell>
          <table:table-cell table:formula="of:=AVERAGE([.B2942:.B2992])" office:value-type="float" office:value="32.2360215686274" calcext:value-type="float">
            <text:p>32.2360215686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6.5147" calcext:value-type="float">
            <text:p>26.5147</text:p>
          </table:table-cell>
          <table:table-cell table:formula="of:=AVERAGE([.B2943:.B2993])" office:value-type="float" office:value="32.3945529411765" calcext:value-type="float">
            <text:p>32.3945529412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7.8224" calcext:value-type="float">
            <text:p>27.8224</text:p>
          </table:table-cell>
          <table:table-cell table:formula="of:=AVERAGE([.B2944:.B2994])" office:value-type="float" office:value="32.5761921568627" calcext:value-type="float">
            <text:p>32.5761921569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6.2047" calcext:value-type="float">
            <text:p>26.2047</text:p>
          </table:table-cell>
          <table:table-cell table:formula="of:=AVERAGE([.B2945:.B2995])" office:value-type="float" office:value="32.7276921568627" calcext:value-type="float">
            <text:p>32.7276921569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7.3479" calcext:value-type="float">
            <text:p>27.3479</text:p>
          </table:table-cell>
          <table:table-cell table:formula="of:=AVERAGE([.B2946:.B2996])" office:value-type="float" office:value="32.9140666666667" calcext:value-type="float">
            <text:p>32.9140666667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6.9865" calcext:value-type="float">
            <text:p>26.9865</text:p>
          </table:table-cell>
          <table:table-cell table:formula="of:=AVERAGE([.B2947:.B2997])" office:value-type="float" office:value="33.1041509803922" calcext:value-type="float">
            <text:p>33.1041509804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6.5866" calcext:value-type="float">
            <text:p>26.5866</text:p>
          </table:table-cell>
          <table:table-cell table:formula="of:=AVERAGE([.B2948:.B2998])" office:value-type="float" office:value="33.2781431372549" calcext:value-type="float">
            <text:p>33.2781431373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6.4858" calcext:value-type="float">
            <text:p>26.4858</text:p>
          </table:table-cell>
          <table:table-cell table:formula="of:=AVERAGE([.B2949:.B2999])" office:value-type="float" office:value="33.4725764705882" calcext:value-type="float">
            <text:p>33.4725764706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6.2472" calcext:value-type="float">
            <text:p>26.2472</text:p>
          </table:table-cell>
          <table:table-cell table:formula="of:=AVERAGE([.B2950:.B3000])" office:value-type="float" office:value="33.6459254901961" calcext:value-type="float">
            <text:p>33.6459254902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7.6826" calcext:value-type="float">
            <text:p>27.6826</text:p>
          </table:table-cell>
          <table:table-cell table:formula="of:=AVERAGE([.B2951:.B3001])" office:value-type="float" office:value="33.8307745098039" calcext:value-type="float">
            <text:p>33.8307745098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6.2483" calcext:value-type="float">
            <text:p>26.2483</text:p>
          </table:table-cell>
          <table:table-cell table:formula="of:=AVERAGE([.B2952:.B3002])" office:value-type="float" office:value="33.9766431372549" calcext:value-type="float">
            <text:p>33.9766431373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7.6703" calcext:value-type="float">
            <text:p>27.6703</text:p>
          </table:table-cell>
          <table:table-cell table:formula="of:=AVERAGE([.B2953:.B3003])" office:value-type="float" office:value="34.148068627451" calcext:value-type="float">
            <text:p>34.1480686275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6.5229" calcext:value-type="float">
            <text:p>26.5229</text:p>
          </table:table-cell>
          <table:table-cell table:formula="of:=AVERAGE([.B2954:.B3004])" office:value-type="float" office:value="34.2994607843137" calcext:value-type="float">
            <text:p>34.2994607843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7.6018" calcext:value-type="float">
            <text:p>27.6018</text:p>
          </table:table-cell>
          <table:table-cell table:formula="of:=AVERAGE([.B2955:.B3005])" office:value-type="float" office:value="34.4432039215686" calcext:value-type="float">
            <text:p>34.4432039216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7.3616" calcext:value-type="float">
            <text:p>27.3616</text:p>
          </table:table-cell>
          <table:table-cell table:formula="of:=AVERAGE([.B2956:.B3006])" office:value-type="float" office:value="34.5597960784314" calcext:value-type="float">
            <text:p>34.5597960784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6.9404" calcext:value-type="float">
            <text:p>26.9404</text:p>
          </table:table-cell>
          <table:table-cell table:formula="of:=AVERAGE([.B2957:.B3007])" office:value-type="float" office:value="34.7023705882353" calcext:value-type="float">
            <text:p>34.7023705882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6.7843" calcext:value-type="float">
            <text:p>26.7843</text:p>
          </table:table-cell>
          <table:table-cell table:formula="of:=AVERAGE([.B2958:.B3008])" office:value-type="float" office:value="34.8537431372549" calcext:value-type="float">
            <text:p>34.8537431373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6.7442" calcext:value-type="float">
            <text:p>26.7442</text:p>
          </table:table-cell>
          <table:table-cell table:formula="of:=AVERAGE([.B2959:.B3009])" office:value-type="float" office:value="35.028031372549" calcext:value-type="float">
            <text:p>35.0280313725</text:p>
          </table:table-cell>
          <table:table-cell table:number-columns-repeated="3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29.0461" calcext:value-type="float">
            <text:p>29.0461</text:p>
          </table:table-cell>
          <table:table-cell table:formula="of:=AVERAGE([.B2960:.B3010])" office:value-type="float" office:value="35.2154176470588" calcext:value-type="float">
            <text:p>35.2154176471</text:p>
          </table:table-cell>
          <table:table-cell table:number-columns-repeated="3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26.4521" calcext:value-type="float">
            <text:p>26.4521</text:p>
          </table:table-cell>
          <table:table-cell table:formula="of:=AVERAGE([.B2961:.B3011])" office:value-type="float" office:value="35.3617529411765" calcext:value-type="float">
            <text:p>35.3617529412</text:p>
          </table:table-cell>
          <table:table-cell table:number-columns-repeated="3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2.4424" calcext:value-type="float">
            <text:p>32.4424</text:p>
          </table:table-cell>
          <table:table-cell table:formula="of:=AVERAGE([.B2962:.B3012])" office:value-type="float" office:value="35.5388784313726" calcext:value-type="float">
            <text:p>35.5388784314</text:p>
          </table:table-cell>
          <table:table-cell table:number-columns-repeated="3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3.6888" calcext:value-type="float">
            <text:p>33.6888</text:p>
          </table:table-cell>
          <table:table-cell table:formula="of:=AVERAGE([.B2963:.B3013])" office:value-type="float" office:value="35.6995764705882" calcext:value-type="float">
            <text:p>35.6995764706</text:p>
          </table:table-cell>
          <table:table-cell table:number-columns-repeated="3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5.1928" calcext:value-type="float">
            <text:p>35.1928</text:p>
          </table:table-cell>
          <table:table-cell table:formula="of:=AVERAGE([.B2964:.B3014])" office:value-type="float" office:value="35.8687098039216" calcext:value-type="float">
            <text:p>35.8687098039</text:p>
          </table:table-cell>
          <table:table-cell table:number-columns-repeated="3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5.5835" calcext:value-type="float">
            <text:p>35.5835</text:p>
          </table:table-cell>
          <table:table-cell table:formula="of:=AVERAGE([.B2965:.B3015])" office:value-type="float" office:value="36.0002176470588" calcext:value-type="float">
            <text:p>36.0002176471</text:p>
          </table:table-cell>
          <table:table-cell table:number-columns-repeated="3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4.705" calcext:value-type="float">
            <text:p>34.705</text:p>
          </table:table-cell>
          <table:table-cell table:formula="of:=AVERAGE([.B2966:.B3016])" office:value-type="float" office:value="36.1634294117647" calcext:value-type="float">
            <text:p>36.1634294118</text:p>
          </table:table-cell>
          <table:table-cell table:number-columns-repeated="3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7.4695" calcext:value-type="float">
            <text:p>37.4695</text:p>
          </table:table-cell>
          <table:table-cell table:formula="of:=AVERAGE([.B2967:.B3017])" office:value-type="float" office:value="36.3426490196078" calcext:value-type="float">
            <text:p>36.3426490196</text:p>
          </table:table-cell>
          <table:table-cell table:number-columns-repeated="3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5.2389" calcext:value-type="float">
            <text:p>35.2389</text:p>
          </table:table-cell>
          <table:table-cell table:formula="of:=AVERAGE([.B2968:.B3018])" office:value-type="float" office:value="36.4768784313726" calcext:value-type="float">
            <text:p>36.4768784314</text:p>
          </table:table-cell>
          <table:table-cell table:number-columns-repeated="3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6.0433" calcext:value-type="float">
            <text:p>36.0433</text:p>
          </table:table-cell>
          <table:table-cell table:formula="of:=AVERAGE([.B2969:.B3019])" office:value-type="float" office:value="36.6347019607843" calcext:value-type="float">
            <text:p>36.6347019608</text:p>
          </table:table-cell>
          <table:table-cell table:number-columns-repeated="3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6.256" calcext:value-type="float">
            <text:p>36.256</text:p>
          </table:table-cell>
          <table:table-cell table:formula="of:=AVERAGE([.B2970:.B3020])" office:value-type="float" office:value="36.7659117647059" calcext:value-type="float">
            <text:p>36.7659117647</text:p>
          </table:table-cell>
          <table:table-cell table:number-columns-repeated="3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5.9806" calcext:value-type="float">
            <text:p>35.9806</text:p>
          </table:table-cell>
          <table:table-cell table:formula="of:=AVERAGE([.B2971:.B3021])" office:value-type="float" office:value="36.8946882352941" calcext:value-type="float">
            <text:p>36.8946882353</text:p>
          </table:table-cell>
          <table:table-cell table:number-columns-repeated="3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7.2398" calcext:value-type="float">
            <text:p>37.2398</text:p>
          </table:table-cell>
          <table:table-cell table:formula="of:=AVERAGE([.B2972:.B3022])" office:value-type="float" office:value="36.9998333333333" calcext:value-type="float">
            <text:p>36.9998333333</text:p>
          </table:table-cell>
          <table:table-cell table:number-columns-repeated="3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5.1441" calcext:value-type="float">
            <text:p>35.1441</text:p>
          </table:table-cell>
          <table:table-cell table:formula="of:=AVERAGE([.B2973:.B3023])" office:value-type="float" office:value="37.0860862745098" calcext:value-type="float">
            <text:p>37.0860862745</text:p>
          </table:table-cell>
          <table:table-cell table:number-columns-repeated="3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6.2156" calcext:value-type="float">
            <text:p>36.2156</text:p>
          </table:table-cell>
          <table:table-cell table:formula="of:=AVERAGE([.B2974:.B3024])" office:value-type="float" office:value="37.2117764705882" calcext:value-type="float">
            <text:p>37.2117764706</text:p>
          </table:table-cell>
          <table:table-cell table:number-columns-repeated="3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5.7247" calcext:value-type="float">
            <text:p>35.7247</text:p>
          </table:table-cell>
          <table:table-cell table:formula="of:=AVERAGE([.B2975:.B3025])" office:value-type="float" office:value="37.3401058823529" calcext:value-type="float">
            <text:p>37.3401058824</text:p>
          </table:table-cell>
          <table:table-cell table:number-columns-repeated="3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5.6254" calcext:value-type="float">
            <text:p>35.6254</text:p>
          </table:table-cell>
          <table:table-cell table:formula="of:=AVERAGE([.B2976:.B3026])" office:value-type="float" office:value="37.4784235294118" calcext:value-type="float">
            <text:p>37.4784235294</text:p>
          </table:table-cell>
          <table:table-cell table:number-columns-repeated="3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6.8436" calcext:value-type="float">
            <text:p>36.8436</text:p>
          </table:table-cell>
          <table:table-cell table:formula="of:=AVERAGE([.B2977:.B3027])" office:value-type="float" office:value="37.5939039215686" calcext:value-type="float">
            <text:p>37.5939039216</text:p>
          </table:table-cell>
          <table:table-cell table:number-columns-repeated="3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5.6187" calcext:value-type="float">
            <text:p>35.6187</text:p>
          </table:table-cell>
          <table:table-cell table:formula="of:=AVERAGE([.B2978:.B3028])" office:value-type="float" office:value="37.7134019607843" calcext:value-type="float">
            <text:p>37.7134019608</text:p>
          </table:table-cell>
          <table:table-cell table:number-columns-repeated="3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5.1655" calcext:value-type="float">
            <text:p>35.1655</text:p>
          </table:table-cell>
          <table:table-cell table:formula="of:=AVERAGE([.B2979:.B3029])" office:value-type="float" office:value="37.8046" calcext:value-type="float">
            <text:p>37.8046</text:p>
          </table:table-cell>
          <table:table-cell table:number-columns-repeated="3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5.2766" calcext:value-type="float">
            <text:p>35.2766</text:p>
          </table:table-cell>
          <table:table-cell table:formula="of:=AVERAGE([.B2980:.B3030])" office:value-type="float" office:value="37.9347254901961" calcext:value-type="float">
            <text:p>37.9347254902</text:p>
          </table:table-cell>
          <table:table-cell table:number-columns-repeated="3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5.6059" calcext:value-type="float">
            <text:p>35.6059</text:p>
          </table:table-cell>
          <table:table-cell table:formula="of:=AVERAGE([.B2981:.B3031])" office:value-type="float" office:value="38.0725411764706" calcext:value-type="float">
            <text:p>38.0725411765</text:p>
          </table:table-cell>
          <table:table-cell table:number-columns-repeated="3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6.4343" calcext:value-type="float">
            <text:p>36.4343</text:p>
          </table:table-cell>
          <table:table-cell table:formula="of:=AVERAGE([.B2982:.B3032])" office:value-type="float" office:value="38.2290666666667" calcext:value-type="float">
            <text:p>38.2290666667</text:p>
          </table:table-cell>
          <table:table-cell table:number-columns-repeated="3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5.0218" calcext:value-type="float">
            <text:p>35.0218</text:p>
          </table:table-cell>
          <table:table-cell table:formula="of:=AVERAGE([.B2983:.B3033])" office:value-type="float" office:value="38.3052509803921" calcext:value-type="float">
            <text:p>38.3052509804</text:p>
          </table:table-cell>
          <table:table-cell table:number-columns-repeated="3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5.7227" calcext:value-type="float">
            <text:p>35.7227</text:p>
          </table:table-cell>
          <table:table-cell table:formula="of:=AVERAGE([.B2984:.B3034])" office:value-type="float" office:value="38.4360784313725" calcext:value-type="float">
            <text:p>38.4360784314</text:p>
          </table:table-cell>
          <table:table-cell table:number-columns-repeated="3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4.8242" calcext:value-type="float">
            <text:p>34.8242</text:p>
          </table:table-cell>
          <table:table-cell table:formula="of:=AVERAGE([.B2985:.B3035])" office:value-type="float" office:value="38.5717529411765" calcext:value-type="float">
            <text:p>38.5717529412</text:p>
          </table:table-cell>
          <table:table-cell table:number-columns-repeated="3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4.9998" calcext:value-type="float">
            <text:p>34.9998</text:p>
          </table:table-cell>
          <table:table-cell table:formula="of:=AVERAGE([.B2986:.B3036])" office:value-type="float" office:value="38.6920156862745" calcext:value-type="float">
            <text:p>38.6920156863</text:p>
          </table:table-cell>
          <table:table-cell table:number-columns-repeated="3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5.8302" calcext:value-type="float">
            <text:p>35.8302</text:p>
          </table:table-cell>
          <table:table-cell table:formula="of:=AVERAGE([.B2987:.B3037])" office:value-type="float" office:value="38.8345098039216" calcext:value-type="float">
            <text:p>38.8345098039</text:p>
          </table:table-cell>
          <table:table-cell table:number-columns-repeated="3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5.4398" calcext:value-type="float">
            <text:p>35.4398</text:p>
          </table:table-cell>
          <table:table-cell table:formula="of:=AVERAGE([.B2988:.B3038])" office:value-type="float" office:value="38.9724039215686" calcext:value-type="float">
            <text:p>38.9724039216</text:p>
          </table:table-cell>
          <table:table-cell table:number-columns-repeated="3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5.751" calcext:value-type="float">
            <text:p>35.751</text:p>
          </table:table-cell>
          <table:table-cell table:formula="of:=AVERAGE([.B2989:.B3039])" office:value-type="float" office:value="39.0541960784314" calcext:value-type="float">
            <text:p>39.0541960784</text:p>
          </table:table-cell>
          <table:table-cell table:number-columns-repeated="3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6.5292" calcext:value-type="float">
            <text:p>36.5292</text:p>
          </table:table-cell>
          <table:table-cell table:formula="of:=AVERAGE([.B2990:.B3040])" office:value-type="float" office:value="39.1883274509804" calcext:value-type="float">
            <text:p>39.188327451</text:p>
          </table:table-cell>
          <table:table-cell table:number-columns-repeated="3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5.8452" calcext:value-type="float">
            <text:p>35.8452</text:p>
          </table:table-cell>
          <table:table-cell table:formula="of:=AVERAGE([.B2991:.B3041])" office:value-type="float" office:value="39.2806843137255" calcext:value-type="float">
            <text:p>39.2806843137</text:p>
          </table:table-cell>
          <table:table-cell table:number-columns-repeated="3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6.0638" calcext:value-type="float">
            <text:p>36.0638</text:p>
          </table:table-cell>
          <table:table-cell table:formula="of:=AVERAGE([.B2992:.B3042])" office:value-type="float" office:value="39.402262745098" calcext:value-type="float">
            <text:p>39.4022627451</text:p>
          </table:table-cell>
          <table:table-cell table:number-columns-repeated="3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5.3491" calcext:value-type="float">
            <text:p>35.3491</text:p>
          </table:table-cell>
          <table:table-cell table:formula="of:=AVERAGE([.B2993:.B3043])" office:value-type="float" office:value="39.5185431372549" calcext:value-type="float">
            <text:p>39.5185431373</text:p>
          </table:table-cell>
          <table:table-cell table:number-columns-repeated="3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5.7783" calcext:value-type="float">
            <text:p>35.7783</text:p>
          </table:table-cell>
          <table:table-cell table:formula="of:=AVERAGE([.B2994:.B3044])" office:value-type="float" office:value="39.660594117647" calcext:value-type="float">
            <text:p>39.6605941176</text:p>
          </table:table-cell>
          <table:table-cell table:number-columns-repeated="3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5.5489" calcext:value-type="float">
            <text:p>35.5489</text:p>
          </table:table-cell>
          <table:table-cell table:formula="of:=AVERAGE([.B2995:.B3045])" office:value-type="float" office:value="39.7845" calcext:value-type="float">
            <text:p>39.7845</text:p>
          </table:table-cell>
          <table:table-cell table:number-columns-repeated="3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5.7098" calcext:value-type="float">
            <text:p>35.7098</text:p>
          </table:table-cell>
          <table:table-cell table:formula="of:=AVERAGE([.B2996:.B3046])" office:value-type="float" office:value="39.900062745098" calcext:value-type="float">
            <text:p>39.9000627451</text:p>
          </table:table-cell>
          <table:table-cell table:number-columns-repeated="3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7.0422" calcext:value-type="float">
            <text:p>37.0422</text:p>
          </table:table-cell>
          <table:table-cell table:formula="of:=AVERAGE([.B2997:.B3047])" office:value-type="float" office:value="40.020968627451" calcext:value-type="float">
            <text:p>40.0209686275</text:p>
          </table:table-cell>
          <table:table-cell table:number-columns-repeated="3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5.8601" calcext:value-type="float">
            <text:p>35.8601</text:p>
          </table:table-cell>
          <table:table-cell table:formula="of:=AVERAGE([.B2998:.B3048])" office:value-type="float" office:value="40.1456019607843" calcext:value-type="float">
            <text:p>40.1456019608</text:p>
          </table:table-cell>
          <table:table-cell table:number-columns-repeated="3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6.5027" calcext:value-type="float">
            <text:p>36.5027</text:p>
          </table:table-cell>
          <table:table-cell table:formula="of:=AVERAGE([.B2999:.B3049])" office:value-type="float" office:value="40.2660196078431" calcext:value-type="float">
            <text:p>40.2660196078</text:p>
          </table:table-cell>
          <table:table-cell table:number-columns-repeated="3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5.3266" calcext:value-type="float">
            <text:p>35.3266</text:p>
          </table:table-cell>
          <table:table-cell table:formula="of:=AVERAGE([.B3000:.B3050])" office:value-type="float" office:value="40.3763215686274" calcext:value-type="float">
            <text:p>40.3763215686</text:p>
          </table:table-cell>
          <table:table-cell table:number-columns-repeated="3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5.6745" calcext:value-type="float">
            <text:p>35.6745</text:p>
          </table:table-cell>
          <table:table-cell table:formula="of:=AVERAGE([.B3001:.B3051])" office:value-type="float" office:value="40.5206862745098" calcext:value-type="float">
            <text:p>40.5206862745</text:p>
          </table:table-cell>
          <table:table-cell table:number-columns-repeated="3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5.1219" calcext:value-type="float">
            <text:p>35.1219</text:p>
          </table:table-cell>
          <table:table-cell table:formula="of:=AVERAGE([.B3002:.B3052])" office:value-type="float" office:value="40.6088862745098" calcext:value-type="float">
            <text:p>40.6088862745</text:p>
          </table:table-cell>
          <table:table-cell table:number-columns-repeated="3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4.991" calcext:value-type="float">
            <text:p>34.991</text:p>
          </table:table-cell>
          <table:table-cell table:formula="of:=AVERAGE([.B3003:.B3053])" office:value-type="float" office:value="40.7544725490196" calcext:value-type="float">
            <text:p>40.754472549</text:p>
          </table:table-cell>
          <table:table-cell table:number-columns-repeated="3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5.3913" calcext:value-type="float">
            <text:p>35.3913</text:p>
          </table:table-cell>
          <table:table-cell table:formula="of:=AVERAGE([.B3004:.B3054])" office:value-type="float" office:value="40.8902607843137" calcext:value-type="float">
            <text:p>40.8902607843</text:p>
          </table:table-cell>
          <table:table-cell table:number-columns-repeated="3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3.8538" calcext:value-type="float">
            <text:p>33.8538</text:p>
          </table:table-cell>
          <table:table-cell table:formula="of:=AVERAGE([.B3005:.B3055])" office:value-type="float" office:value="41.0422274509804" calcext:value-type="float">
            <text:p>41.042227451</text:p>
          </table:table-cell>
          <table:table-cell table:number-columns-repeated="3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3.548" calcext:value-type="float">
            <text:p>33.548</text:p>
          </table:table-cell>
          <table:table-cell table:formula="of:=AVERAGE([.B3006:.B3056])" office:value-type="float" office:value="41.1989980392157" calcext:value-type="float">
            <text:p>41.1989980392</text:p>
          </table:table-cell>
          <table:table-cell table:number-columns-repeated="3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4.6329" calcext:value-type="float">
            <text:p>34.6329</text:p>
          </table:table-cell>
          <table:table-cell table:formula="of:=AVERAGE([.B3007:.B3057])" office:value-type="float" office:value="41.3611333333333" calcext:value-type="float">
            <text:p>41.3611333333</text:p>
          </table:table-cell>
          <table:table-cell table:number-columns-repeated="3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4.6604" calcext:value-type="float">
            <text:p>34.6604</text:p>
          </table:table-cell>
          <table:table-cell table:formula="of:=AVERAGE([.B3008:.B3058])" office:value-type="float" office:value="41.5194490196079" calcext:value-type="float">
            <text:p>41.5194490196</text:p>
          </table:table-cell>
          <table:table-cell table:number-columns-repeated="3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5.673" calcext:value-type="float">
            <text:p>35.673</text:p>
          </table:table-cell>
          <table:table-cell table:formula="of:=AVERAGE([.B3009:.B3059])" office:value-type="float" office:value="41.6577725490196" calcext:value-type="float">
            <text:p>41.657772549</text:p>
          </table:table-cell>
          <table:table-cell table:number-columns-repeated="3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6.3009" calcext:value-type="float">
            <text:p>36.3009</text:p>
          </table:table-cell>
          <table:table-cell table:formula="of:=AVERAGE([.B3010:.B3060])" office:value-type="float" office:value="41.7965803921569" calcext:value-type="float">
            <text:p>41.7965803922</text:p>
          </table:table-cell>
          <table:table-cell table:number-columns-repeated="3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36.5092" calcext:value-type="float">
            <text:p>36.5092</text:p>
          </table:table-cell>
          <table:table-cell table:formula="of:=AVERAGE([.B3011:.B3061])" office:value-type="float" office:value="41.9164764705882" calcext:value-type="float">
            <text:p>41.9164764706</text:p>
          </table:table-cell>
          <table:table-cell table:number-columns-repeated="3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35.4855" calcext:value-type="float">
            <text:p>35.4855</text:p>
          </table:table-cell>
          <table:table-cell table:formula="of:=AVERAGE([.B3012:.B3062])" office:value-type="float" office:value="42.0189960784314" calcext:value-type="float">
            <text:p>42.0189960784</text:p>
          </table:table-cell>
          <table:table-cell table:number-columns-repeated="3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0.638" calcext:value-type="float">
            <text:p>40.638</text:p>
          </table:table-cell>
          <table:table-cell table:formula="of:=AVERAGE([.B3013:.B3063])" office:value-type="float" office:value="42.1478490196078" calcext:value-type="float">
            <text:p>42.1478490196</text:p>
          </table:table-cell>
          <table:table-cell table:number-columns-repeated="3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2.3146" calcext:value-type="float">
            <text:p>42.3146</text:p>
          </table:table-cell>
          <table:table-cell table:formula="of:=AVERAGE([.B3014:.B3064])" office:value-type="float" office:value="42.2294549019608" calcext:value-type="float">
            <text:p>42.229454902</text:p>
          </table:table-cell>
          <table:table-cell table:number-columns-repeated="3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1.8997" calcext:value-type="float">
            <text:p>41.8997</text:p>
          </table:table-cell>
          <table:table-cell table:formula="of:=AVERAGE([.B3015:.B3065])" office:value-type="float" office:value="42.3384254901961" calcext:value-type="float">
            <text:p>42.3384254902</text:p>
          </table:table-cell>
          <table:table-cell table:number-columns-repeated="3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3.9073" calcext:value-type="float">
            <text:p>43.9073</text:p>
          </table:table-cell>
          <table:table-cell table:formula="of:=AVERAGE([.B3016:.B3066])" office:value-type="float" office:value="42.4657176470588" calcext:value-type="float">
            <text:p>42.4657176471</text:p>
          </table:table-cell>
          <table:table-cell table:number-columns-repeated="3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3.8452" calcext:value-type="float">
            <text:p>43.8452</text:p>
          </table:table-cell>
          <table:table-cell table:formula="of:=AVERAGE([.B3017:.B3067])" office:value-type="float" office:value="42.540737254902" calcext:value-type="float">
            <text:p>42.5407372549</text:p>
          </table:table-cell>
          <table:table-cell table:number-columns-repeated="3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4.3152" calcext:value-type="float">
            <text:p>44.3152</text:p>
          </table:table-cell>
          <table:table-cell table:formula="of:=AVERAGE([.B3018:.B3068])" office:value-type="float" office:value="42.6202352941177" calcext:value-type="float">
            <text:p>42.6202352941</text:p>
          </table:table-cell>
          <table:table-cell table:number-columns-repeated="3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3.2879" calcext:value-type="float">
            <text:p>43.2879</text:p>
          </table:table-cell>
          <table:table-cell table:formula="of:=AVERAGE([.B3019:.B3069])" office:value-type="float" office:value="42.7042980392157" calcext:value-type="float">
            <text:p>42.7042980392</text:p>
          </table:table-cell>
          <table:table-cell table:number-columns-repeated="3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2.735" calcext:value-type="float">
            <text:p>42.735</text:p>
          </table:table-cell>
          <table:table-cell table:formula="of:=AVERAGE([.B3020:.B3070])" office:value-type="float" office:value="42.8403823529412" calcext:value-type="float">
            <text:p>42.8403823529</text:p>
          </table:table-cell>
          <table:table-cell table:number-columns-repeated="3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2.8236" calcext:value-type="float">
            <text:p>42.8236</text:p>
          </table:table-cell>
          <table:table-cell table:formula="of:=AVERAGE([.B3021:.B3071])" office:value-type="float" office:value="43.0050019607843" calcext:value-type="float">
            <text:p>43.0050019608</text:p>
          </table:table-cell>
          <table:table-cell table:number-columns-repeated="3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1.343" calcext:value-type="float">
            <text:p>41.343</text:p>
          </table:table-cell>
          <table:table-cell table:formula="of:=AVERAGE([.B3022:.B3072])" office:value-type="float" office:value="43.1179647058823" calcext:value-type="float">
            <text:p>43.1179647059</text:p>
          </table:table-cell>
          <table:table-cell table:number-columns-repeated="3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1.6387" calcext:value-type="float">
            <text:p>41.6387</text:p>
          </table:table-cell>
          <table:table-cell table:formula="of:=AVERAGE([.B3023:.B3073])" office:value-type="float" office:value="43.2671098039216" calcext:value-type="float">
            <text:p>43.2671098039</text:p>
          </table:table-cell>
          <table:table-cell table:number-columns-repeated="3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1.5543" calcext:value-type="float">
            <text:p>41.5543</text:p>
          </table:table-cell>
          <table:table-cell table:formula="of:=AVERAGE([.B3024:.B3074])" office:value-type="float" office:value="43.4171803921569" calcext:value-type="float">
            <text:p>43.4171803922</text:p>
          </table:table-cell>
          <table:table-cell table:number-columns-repeated="3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2.7604" calcext:value-type="float">
            <text:p>42.7604</text:p>
          </table:table-cell>
          <table:table-cell table:formula="of:=AVERAGE([.B3025:.B3075])" office:value-type="float" office:value="43.5523647058824" calcext:value-type="float">
            <text:p>43.5523647059</text:p>
          </table:table-cell>
          <table:table-cell table:number-columns-repeated="3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2.7789" calcext:value-type="float">
            <text:p>42.7789</text:p>
          </table:table-cell>
          <table:table-cell table:formula="of:=AVERAGE([.B3026:.B3076])" office:value-type="float" office:value="43.6806921568627" calcext:value-type="float">
            <text:p>43.6806921569</text:p>
          </table:table-cell>
          <table:table-cell table:number-columns-repeated="3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1.5149" calcext:value-type="float">
            <text:p>41.5149</text:p>
          </table:table-cell>
          <table:table-cell table:formula="of:=AVERAGE([.B3027:.B3077])" office:value-type="float" office:value="43.7917450980392" calcext:value-type="float">
            <text:p>43.791745098</text:p>
          </table:table-cell>
          <table:table-cell table:number-columns-repeated="3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2.938" calcext:value-type="float">
            <text:p>42.938</text:p>
          </table:table-cell>
          <table:table-cell table:formula="of:=AVERAGE([.B3028:.B3078])" office:value-type="float" office:value="43.9292058823529" calcext:value-type="float">
            <text:p>43.9292058824</text:p>
          </table:table-cell>
          <table:table-cell table:number-columns-repeated="3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0.2698" calcext:value-type="float">
            <text:p>40.2698</text:p>
          </table:table-cell>
          <table:table-cell table:formula="of:=AVERAGE([.B3029:.B3079])" office:value-type="float" office:value="44.0556980392157" calcext:value-type="float">
            <text:p>44.0556980392</text:p>
          </table:table-cell>
          <table:table-cell table:number-columns-repeated="3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1.8019" calcext:value-type="float">
            <text:p>41.8019</text:p>
          </table:table-cell>
          <table:table-cell table:formula="of:=AVERAGE([.B3030:.B3080])" office:value-type="float" office:value="44.2192039215686" calcext:value-type="float">
            <text:p>44.2192039216</text:p>
          </table:table-cell>
          <table:table-cell table:number-columns-repeated="3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2.3052" calcext:value-type="float">
            <text:p>42.3052</text:p>
          </table:table-cell>
          <table:table-cell table:formula="of:=AVERAGE([.B3031:.B3081])" office:value-type="float" office:value="44.335337254902" calcext:value-type="float">
            <text:p>44.3353372549</text:p>
          </table:table-cell>
          <table:table-cell table:number-columns-repeated="3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3.5887" calcext:value-type="float">
            <text:p>43.5887</text:p>
          </table:table-cell>
          <table:table-cell table:formula="of:=AVERAGE([.B3032:.B3082])" office:value-type="float" office:value="44.4778745098039" calcext:value-type="float">
            <text:p>44.4778745098</text:p>
          </table:table-cell>
          <table:table-cell table:number-columns-repeated="3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0.3197" calcext:value-type="float">
            <text:p>40.3197</text:p>
          </table:table-cell>
          <table:table-cell table:formula="of:=AVERAGE([.B3033:.B3083])" office:value-type="float" office:value="44.5617960784314" calcext:value-type="float">
            <text:p>44.5617960784</text:p>
          </table:table-cell>
          <table:table-cell table:number-columns-repeated="3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1.694" calcext:value-type="float">
            <text:p>41.694</text:p>
          </table:table-cell>
          <table:table-cell table:formula="of:=AVERAGE([.B3034:.B3084])" office:value-type="float" office:value="44.7380156862745" calcext:value-type="float">
            <text:p>44.7380156863</text:p>
          </table:table-cell>
          <table:table-cell table:number-columns-repeated="3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2.6421" calcext:value-type="float">
            <text:p>42.6421</text:p>
          </table:table-cell>
          <table:table-cell table:formula="of:=AVERAGE([.B3035:.B3085])" office:value-type="float" office:value="44.8714117647059" calcext:value-type="float">
            <text:p>44.8714117647</text:p>
          </table:table-cell>
          <table:table-cell table:number-columns-repeated="3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0.9576" calcext:value-type="float">
            <text:p>40.9576</text:p>
          </table:table-cell>
          <table:table-cell table:formula="of:=AVERAGE([.B3036:.B3086])" office:value-type="float" office:value="44.9682" calcext:value-type="float">
            <text:p>44.9682</text:p>
          </table:table-cell>
          <table:table-cell table:number-columns-repeated="3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2.267" calcext:value-type="float">
            <text:p>42.267</text:p>
          </table:table-cell>
          <table:table-cell table:formula="of:=AVERAGE([.B3037:.B3087])" office:value-type="float" office:value="45.1392254901961" calcext:value-type="float">
            <text:p>45.1392254902</text:p>
          </table:table-cell>
          <table:table-cell table:number-columns-repeated="3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2.8628" calcext:value-type="float">
            <text:p>42.8628</text:p>
          </table:table-cell>
          <table:table-cell table:formula="of:=AVERAGE([.B3038:.B3088])" office:value-type="float" office:value="45.2906196078431" calcext:value-type="float">
            <text:p>45.2906196078</text:p>
          </table:table-cell>
          <table:table-cell table:number-columns-repeated="3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39.6112" calcext:value-type="float">
            <text:p>39.6112</text:p>
          </table:table-cell>
          <table:table-cell table:formula="of:=AVERAGE([.B3039:.B3089])" office:value-type="float" office:value="45.3992156862745" calcext:value-type="float">
            <text:p>45.3992156863</text:p>
          </table:table-cell>
          <table:table-cell table:number-columns-repeated="3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2.5917" calcext:value-type="float">
            <text:p>42.5917</text:p>
          </table:table-cell>
          <table:table-cell table:formula="of:=AVERAGE([.B3040:.B3090])" office:value-type="float" office:value="45.5983137254902" calcext:value-type="float">
            <text:p>45.5983137255</text:p>
          </table:table-cell>
          <table:table-cell table:number-columns-repeated="3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1.2394" calcext:value-type="float">
            <text:p>41.2394</text:p>
          </table:table-cell>
          <table:table-cell table:formula="of:=AVERAGE([.B3041:.B3091])" office:value-type="float" office:value="45.7025411764706" calcext:value-type="float">
            <text:p>45.7025411765</text:p>
          </table:table-cell>
          <table:table-cell table:number-columns-repeated="3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2.0457" calcext:value-type="float">
            <text:p>42.0457</text:p>
          </table:table-cell>
          <table:table-cell table:formula="of:=AVERAGE([.B3042:.B3092])" office:value-type="float" office:value="45.856368627451" calcext:value-type="float">
            <text:p>45.8563686275</text:p>
          </table:table-cell>
          <table:table-cell table:number-columns-repeated="3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1.9941" calcext:value-type="float">
            <text:p>41.9941</text:p>
          </table:table-cell>
          <table:table-cell table:formula="of:=AVERAGE([.B3043:.B3093])" office:value-type="float" office:value="46.0118823529412" calcext:value-type="float">
            <text:p>46.0118823529</text:p>
          </table:table-cell>
          <table:table-cell table:number-columns-repeated="3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2.5937" calcext:value-type="float">
            <text:p>42.5937</text:p>
          </table:table-cell>
          <table:table-cell table:formula="of:=AVERAGE([.B3044:.B3094])" office:value-type="float" office:value="46.1426215686275" calcext:value-type="float">
            <text:p>46.1426215686</text:p>
          </table:table-cell>
          <table:table-cell table:number-columns-repeated="3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2.0975" calcext:value-type="float">
            <text:p>42.0975</text:p>
          </table:table-cell>
          <table:table-cell table:formula="of:=AVERAGE([.B3045:.B3095])" office:value-type="float" office:value="46.2717215686275" calcext:value-type="float">
            <text:p>46.2717215686</text:p>
          </table:table-cell>
          <table:table-cell table:number-columns-repeated="3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1.4426" calcext:value-type="float">
            <text:p>41.4426</text:p>
          </table:table-cell>
          <table:table-cell table:formula="of:=AVERAGE([.B3046:.B3096])" office:value-type="float" office:value="46.4152509803922" calcext:value-type="float">
            <text:p>46.4152509804</text:p>
          </table:table-cell>
          <table:table-cell table:number-columns-repeated="3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1.876" calcext:value-type="float">
            <text:p>41.876</text:p>
          </table:table-cell>
          <table:table-cell table:formula="of:=AVERAGE([.B3047:.B3097])" office:value-type="float" office:value="46.5438196078432" calcext:value-type="float">
            <text:p>46.5438196078</text:p>
          </table:table-cell>
          <table:table-cell table:number-columns-repeated="3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3.3985" calcext:value-type="float">
            <text:p>43.3985</text:p>
          </table:table-cell>
          <table:table-cell table:formula="of:=AVERAGE([.B3048:.B3098])" office:value-type="float" office:value="46.7000784313726" calcext:value-type="float">
            <text:p>46.7000784314</text:p>
          </table:table-cell>
          <table:table-cell table:number-columns-repeated="3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2.0014" calcext:value-type="float">
            <text:p>42.0014</text:p>
          </table:table-cell>
          <table:table-cell table:formula="of:=AVERAGE([.B3049:.B3099])" office:value-type="float" office:value="46.8037333333333" calcext:value-type="float">
            <text:p>46.8037333333</text:p>
          </table:table-cell>
          <table:table-cell table:number-columns-repeated="3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2.1281" calcext:value-type="float">
            <text:p>42.1281</text:p>
          </table:table-cell>
          <table:table-cell table:formula="of:=AVERAGE([.B3050:.B3100])" office:value-type="float" office:value="46.9539470588235" calcext:value-type="float">
            <text:p>46.9539470588</text:p>
          </table:table-cell>
          <table:table-cell table:number-columns-repeated="3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2.6892" calcext:value-type="float">
            <text:p>42.6892</text:p>
          </table:table-cell>
          <table:table-cell table:formula="of:=AVERAGE([.B3051:.B3101])" office:value-type="float" office:value="47.0838901960784" calcext:value-type="float">
            <text:p>47.0838901961</text:p>
          </table:table-cell>
          <table:table-cell table:number-columns-repeated="3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0.1727" calcext:value-type="float">
            <text:p>40.1727</text:p>
          </table:table-cell>
          <table:table-cell table:formula="of:=AVERAGE([.B3052:.B3102])" office:value-type="float" office:value="47.1998" calcext:value-type="float">
            <text:p>47.1998</text:p>
          </table:table-cell>
          <table:table-cell table:number-columns-repeated="3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2.5468" calcext:value-type="float">
            <text:p>42.5468</text:p>
          </table:table-cell>
          <table:table-cell table:formula="of:=AVERAGE([.B3053:.B3103])" office:value-type="float" office:value="47.4027705882353" calcext:value-type="float">
            <text:p>47.4027705882</text:p>
          </table:table-cell>
          <table:table-cell table:number-columns-repeated="3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1.9162" calcext:value-type="float">
            <text:p>41.9162</text:p>
          </table:table-cell>
          <table:table-cell table:formula="of:=AVERAGE([.B3054:.B3104])" office:value-type="float" office:value="47.5572235294118" calcext:value-type="float">
            <text:p>47.5572235294</text:p>
          </table:table-cell>
          <table:table-cell table:number-columns-repeated="3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3.1416" calcext:value-type="float">
            <text:p>43.1416</text:p>
          </table:table-cell>
          <table:table-cell table:formula="of:=AVERAGE([.B3055:.B3105])" office:value-type="float" office:value="47.6801450980392" calcext:value-type="float">
            <text:p>47.680145098</text:p>
          </table:table-cell>
          <table:table-cell table:number-columns-repeated="3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1.8491" calcext:value-type="float">
            <text:p>41.8491</text:p>
          </table:table-cell>
          <table:table-cell table:formula="of:=AVERAGE([.B3056:.B3106])" office:value-type="float" office:value="47.8009803921569" calcext:value-type="float">
            <text:p>47.8009803922</text:p>
          </table:table-cell>
          <table:table-cell table:number-columns-repeated="3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1.8169" calcext:value-type="float">
            <text:p>41.8169</text:p>
          </table:table-cell>
          <table:table-cell table:formula="of:=AVERAGE([.B3057:.B3107])" office:value-type="float" office:value="47.9353647058824" calcext:value-type="float">
            <text:p>47.9353647059</text:p>
          </table:table-cell>
          <table:table-cell table:number-columns-repeated="3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2.707" calcext:value-type="float">
            <text:p>42.707</text:p>
          </table:table-cell>
          <table:table-cell table:formula="of:=AVERAGE([.B3058:.B3108])" office:value-type="float" office:value="48.0839823529412" calcext:value-type="float">
            <text:p>48.0839823529</text:p>
          </table:table-cell>
          <table:table-cell table:number-columns-repeated="3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1.7149" calcext:value-type="float">
            <text:p>41.7149</text:p>
          </table:table-cell>
          <table:table-cell table:formula="of:=AVERAGE([.B3059:.B3109])" office:value-type="float" office:value="48.2277431372549" calcext:value-type="float">
            <text:p>48.2277431373</text:p>
          </table:table-cell>
          <table:table-cell table:number-columns-repeated="3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2.7522" calcext:value-type="float">
            <text:p>42.7522</text:p>
          </table:table-cell>
          <table:table-cell table:formula="of:=AVERAGE([.B3060:.B3110])" office:value-type="float" office:value="48.3796549019608" calcext:value-type="float">
            <text:p>48.379654902</text:p>
          </table:table-cell>
          <table:table-cell table:number-columns-repeated="3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2.4156" calcext:value-type="float">
            <text:p>42.4156</text:p>
          </table:table-cell>
          <table:table-cell table:formula="of:=AVERAGE([.B3061:.B3111])" office:value-type="float" office:value="48.4964176470588" calcext:value-type="float">
            <text:p>48.4964176471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1.7377" calcext:value-type="float">
            <text:p>41.7377</text:p>
          </table:table-cell>
          <table:table-cell table:formula="of:=AVERAGE([.B3062:.B3112])" office:value-type="float" office:value="48.632168627451" calcext:value-type="float">
            <text:p>48.6321686275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2.057" calcext:value-type="float">
            <text:p>42.057</text:p>
          </table:table-cell>
          <table:table-cell table:formula="of:=AVERAGE([.B3063:.B3113])" office:value-type="float" office:value="48.7857431372549" calcext:value-type="float">
            <text:p>48.7857431373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4.7999" calcext:value-type="float">
            <text:p>44.7999</text:p>
          </table:table-cell>
          <table:table-cell table:formula="of:=AVERAGE([.B3064:.B3114])" office:value-type="float" office:value="48.9525549019608" calcext:value-type="float">
            <text:p>48.952554902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7.8721" calcext:value-type="float">
            <text:p>47.8721</text:p>
          </table:table-cell>
          <table:table-cell table:formula="of:=AVERAGE([.B3065:.B3115])" office:value-type="float" office:value="49.1338862745098" calcext:value-type="float">
            <text:p>49.1338862745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8.3916" calcext:value-type="float">
            <text:p>48.3916</text:p>
          </table:table-cell>
          <table:table-cell table:formula="of:=AVERAGE([.B3066:.B3116])" office:value-type="float" office:value="49.2830019607843" calcext:value-type="float">
            <text:p>49.2830019608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7.7333" calcext:value-type="float">
            <text:p>47.7333</text:p>
          </table:table-cell>
          <table:table-cell table:formula="of:=AVERAGE([.B3067:.B3117])" office:value-type="float" office:value="49.442662745098" calcext:value-type="float">
            <text:p>49.4426627451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7.8996" calcext:value-type="float">
            <text:p>47.8996</text:p>
          </table:table-cell>
          <table:table-cell table:formula="of:=AVERAGE([.B3068:.B3118])" office:value-type="float" office:value="49.6200941176471" calcext:value-type="float">
            <text:p>49.6200941176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8.6024" calcext:value-type="float">
            <text:p>48.6024</text:p>
          </table:table-cell>
          <table:table-cell table:formula="of:=AVERAGE([.B3069:.B3119])" office:value-type="float" office:value="49.806462745098" calcext:value-type="float">
            <text:p>49.8064627451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0.2282" calcext:value-type="float">
            <text:p>50.2282</text:p>
          </table:table-cell>
          <table:table-cell table:formula="of:=AVERAGE([.B3070:.B3120])" office:value-type="float" office:value="49.9821862745098" calcext:value-type="float">
            <text:p>49.9821862745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1.1306" calcext:value-type="float">
            <text:p>51.1306</text:p>
          </table:table-cell>
          <table:table-cell table:formula="of:=AVERAGE([.B3071:.B3121])" office:value-type="float" office:value="50.1260803921569" calcext:value-type="float">
            <text:p>50.1260803922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8.5847" calcext:value-type="float">
            <text:p>48.5847</text:p>
          </table:table-cell>
          <table:table-cell table:formula="of:=AVERAGE([.B3072:.B3122])" office:value-type="float" office:value="50.2606254901961" calcext:value-type="float">
            <text:p>50.2606254902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8.9494" calcext:value-type="float">
            <text:p>48.9494</text:p>
          </table:table-cell>
          <table:table-cell table:formula="of:=AVERAGE([.B3073:.B3123])" office:value-type="float" office:value="50.4505078431373" calcext:value-type="float">
            <text:p>50.4505078431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9.2923" calcext:value-type="float">
            <text:p>49.2923</text:p>
          </table:table-cell>
          <table:table-cell table:formula="of:=AVERAGE([.B3074:.B3124])" office:value-type="float" office:value="50.6158568627451" calcext:value-type="float">
            <text:p>50.6158568627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8.4487" calcext:value-type="float">
            <text:p>48.4487</text:p>
          </table:table-cell>
          <table:table-cell table:formula="of:=AVERAGE([.B3075:.B3125])" office:value-type="float" office:value="50.7804705882353" calcext:value-type="float">
            <text:p>50.7804705882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9.3051" calcext:value-type="float">
            <text:p>49.3051</text:p>
          </table:table-cell>
          <table:table-cell table:formula="of:=AVERAGE([.B3076:.B3126])" office:value-type="float" office:value="50.9580882352941" calcext:value-type="float">
            <text:p>50.9580882353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8.4426" calcext:value-type="float">
            <text:p>48.4426</text:p>
          </table:table-cell>
          <table:table-cell table:formula="of:=AVERAGE([.B3077:.B3127])" office:value-type="float" office:value="51.1140235294118" calcext:value-type="float">
            <text:p>51.1140235294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8.5254" calcext:value-type="float">
            <text:p>48.5254</text:p>
          </table:table-cell>
          <table:table-cell table:formula="of:=AVERAGE([.B3078:.B3128])" office:value-type="float" office:value="51.2652156862745" calcext:value-type="float">
            <text:p>51.2652156863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9.3891" calcext:value-type="float">
            <text:p>49.3891</text:p>
          </table:table-cell>
          <table:table-cell table:formula="of:=AVERAGE([.B3079:.B3129])" office:value-type="float" office:value="51.4312078431373" calcext:value-type="float">
            <text:p>51.4312078431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8.6086" calcext:value-type="float">
            <text:p>48.6086</text:p>
          </table:table-cell>
          <table:table-cell table:formula="of:=AVERAGE([.B3080:.B3130])" office:value-type="float" office:value="51.5738529411765" calcext:value-type="float">
            <text:p>51.5738529412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7.7247" calcext:value-type="float">
            <text:p>47.7247</text:p>
          </table:table-cell>
          <table:table-cell table:formula="of:=AVERAGE([.B3081:.B3131])" office:value-type="float" office:value="51.731" calcext:value-type="float">
            <text:p>51.731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9.5746" calcext:value-type="float">
            <text:p>49.5746</text:p>
          </table:table-cell>
          <table:table-cell table:formula="of:=AVERAGE([.B3082:.B3132])" office:value-type="float" office:value="51.9027745098039" calcext:value-type="float">
            <text:p>51.9027745098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7.8687" calcext:value-type="float">
            <text:p>47.8687</text:p>
          </table:table-cell>
          <table:table-cell table:formula="of:=AVERAGE([.B3083:.B3133])" office:value-type="float" office:value="52.0450274509804" calcext:value-type="float">
            <text:p>52.045027451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9.3069" calcext:value-type="float">
            <text:p>49.3069</text:p>
          </table:table-cell>
          <table:table-cell table:formula="of:=AVERAGE([.B3084:.B3134])" office:value-type="float" office:value="52.2196607843137" calcext:value-type="float">
            <text:p>52.2196607843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8.4972" calcext:value-type="float">
            <text:p>48.4972</text:p>
          </table:table-cell>
          <table:table-cell table:formula="of:=AVERAGE([.B3085:.B3135])" office:value-type="float" office:value="52.3866862745098" calcext:value-type="float">
            <text:p>52.3866862745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7.5783" calcext:value-type="float">
            <text:p>47.5783</text:p>
          </table:table-cell>
          <table:table-cell table:formula="of:=AVERAGE([.B3086:.B3136])" office:value-type="float" office:value="52.5766392156863" calcext:value-type="float">
            <text:p>52.5766392157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9.6799" calcext:value-type="float">
            <text:p>49.6799</text:p>
          </table:table-cell>
          <table:table-cell table:formula="of:=AVERAGE([.B3087:.B3137])" office:value-type="float" office:value="52.8058588235294" calcext:value-type="float">
            <text:p>52.8058588235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9.9881" calcext:value-type="float">
            <text:p>49.9881</text:p>
          </table:table-cell>
          <table:table-cell table:formula="of:=AVERAGE([.B3088:.B3138])" office:value-type="float" office:value="52.9755156862745" calcext:value-type="float">
            <text:p>52.9755156863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8.4012" calcext:value-type="float">
            <text:p>48.4012</text:p>
          </table:table-cell>
          <table:table-cell table:formula="of:=AVERAGE([.B3089:.B3139])" office:value-type="float" office:value="53.152137254902" calcext:value-type="float">
            <text:p>53.1521372549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9.7652" calcext:value-type="float">
            <text:p>49.7652</text:p>
          </table:table-cell>
          <table:table-cell table:formula="of:=AVERAGE([.B3090:.B3140])" office:value-type="float" office:value="53.3450431372549" calcext:value-type="float">
            <text:p>53.3450431373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7.9073" calcext:value-type="float">
            <text:p>47.9073</text:p>
          </table:table-cell>
          <table:table-cell table:formula="of:=AVERAGE([.B3091:.B3141])" office:value-type="float" office:value="53.5158117647059" calcext:value-type="float">
            <text:p>53.5158117647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9.0846" calcext:value-type="float">
            <text:p>49.0846</text:p>
          </table:table-cell>
          <table:table-cell table:formula="of:=AVERAGE([.B3092:.B3142])" office:value-type="float" office:value="53.6937098039216" calcext:value-type="float">
            <text:p>53.6937098039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9.9769" calcext:value-type="float">
            <text:p>49.9769</text:p>
          </table:table-cell>
          <table:table-cell table:formula="of:=AVERAGE([.B3093:.B3143])" office:value-type="float" office:value="53.8591745098039" calcext:value-type="float">
            <text:p>53.8591745098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8.6618" calcext:value-type="float">
            <text:p>48.6618</text:p>
          </table:table-cell>
          <table:table-cell table:formula="of:=AVERAGE([.B3094:.B3144])" office:value-type="float" office:value="53.9848215686275" calcext:value-type="float">
            <text:p>53.9848215686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9.1778" calcext:value-type="float">
            <text:p>49.1778</text:p>
          </table:table-cell>
          <table:table-cell table:formula="of:=AVERAGE([.B3095:.B3145])" office:value-type="float" office:value="54.1390431372549" calcext:value-type="float">
            <text:p>54.1390431373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9.4175" calcext:value-type="float">
            <text:p>49.4175</text:p>
          </table:table-cell>
          <table:table-cell table:formula="of:=AVERAGE([.B3096:.B3146])" office:value-type="float" office:value="54.3044352941177" calcext:value-type="float">
            <text:p>54.3044352941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7.9996" calcext:value-type="float">
            <text:p>47.9996</text:p>
          </table:table-cell>
          <table:table-cell table:formula="of:=AVERAGE([.B3097:.B3147])" office:value-type="float" office:value="54.4814176470588" calcext:value-type="float">
            <text:p>54.4814176471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9.8452" calcext:value-type="float">
            <text:p>49.8452</text:p>
          </table:table-cell>
          <table:table-cell table:formula="of:=AVERAGE([.B3098:.B3148])" office:value-type="float" office:value="54.6634078431373" calcext:value-type="float">
            <text:p>54.6634078431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8.6849" calcext:value-type="float">
            <text:p>48.6849</text:p>
          </table:table-cell>
          <table:table-cell table:formula="of:=AVERAGE([.B3099:.B3149])" office:value-type="float" office:value="54.8201" calcext:value-type="float">
            <text:p>54.8201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9.6623" calcext:value-type="float">
            <text:p>49.6623</text:p>
          </table:table-cell>
          <table:table-cell table:formula="of:=AVERAGE([.B3100:.B3150])" office:value-type="float" office:value="54.9997392156863" calcext:value-type="float">
            <text:p>54.9997392157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8.7552" calcext:value-type="float">
            <text:p>48.7552</text:p>
          </table:table-cell>
          <table:table-cell table:formula="of:=AVERAGE([.B3101:.B3151])" office:value-type="float" office:value="55.2081705882353" calcext:value-type="float">
            <text:p>55.2081705882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8.6006" calcext:value-type="float">
            <text:p>48.6006</text:p>
          </table:table-cell>
          <table:table-cell table:formula="of:=AVERAGE([.B3102:.B3152])" office:value-type="float" office:value="55.3608431372549" calcext:value-type="float">
            <text:p>55.3608431373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0.5242" calcext:value-type="float">
            <text:p>50.5242</text:p>
          </table:table-cell>
          <table:table-cell table:formula="of:=AVERAGE([.B3103:.B3153])" office:value-type="float" office:value="55.5160529411765" calcext:value-type="float">
            <text:p>55.5160529412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0.4239" calcext:value-type="float">
            <text:p>50.4239</text:p>
          </table:table-cell>
          <table:table-cell table:formula="of:=AVERAGE([.B3104:.B3154])" office:value-type="float" office:value="55.6501607843137" calcext:value-type="float">
            <text:p>55.6501607843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8.1852" calcext:value-type="float">
            <text:p>48.1852</text:p>
          </table:table-cell>
          <table:table-cell table:formula="of:=AVERAGE([.B3105:.B3155])" office:value-type="float" office:value="55.7892196078431" calcext:value-type="float">
            <text:p>55.7892196078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9.3042" calcext:value-type="float">
            <text:p>49.3042</text:p>
          </table:table-cell>
          <table:table-cell table:formula="of:=AVERAGE([.B3106:.B3156])" office:value-type="float" office:value="55.9806784313725" calcext:value-type="float">
            <text:p>55.9806784314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8.7027" calcext:value-type="float">
            <text:p>48.7027</text:p>
          </table:table-cell>
          <table:table-cell table:formula="of:=AVERAGE([.B3107:.B3157])" office:value-type="float" office:value="56.1348745098039" calcext:value-type="float">
            <text:p>56.1348745098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9.3964" calcext:value-type="float">
            <text:p>49.3964</text:p>
          </table:table-cell>
          <table:table-cell table:formula="of:=AVERAGE([.B3108:.B3158])" office:value-type="float" office:value="56.3197274509804" calcext:value-type="float">
            <text:p>56.319727451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0.0388" calcext:value-type="float">
            <text:p>50.0388</text:p>
          </table:table-cell>
          <table:table-cell table:formula="of:=AVERAGE([.B3109:.B3159])" office:value-type="float" office:value="56.5051156862745" calcext:value-type="float">
            <text:p>56.5051156863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9.4624" calcext:value-type="float">
            <text:p>49.4624</text:p>
          </table:table-cell>
          <table:table-cell table:formula="of:=AVERAGE([.B3110:.B3160])" office:value-type="float" office:value="56.6677098039216" calcext:value-type="float">
            <text:p>56.6677098039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8.7071" calcext:value-type="float">
            <text:p>48.7071</text:p>
          </table:table-cell>
          <table:table-cell table:formula="of:=AVERAGE([.B3111:.B3161])" office:value-type="float" office:value="56.8344215686274" calcext:value-type="float">
            <text:p>56.8344215686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9.3389" calcext:value-type="float">
            <text:p>49.3389</text:p>
          </table:table-cell>
          <table:table-cell table:formula="of:=AVERAGE([.B3112:.B3162])" office:value-type="float" office:value="57.0381078431373" calcext:value-type="float">
            <text:p>57.0381078431</text:p>
          </table:table-cell>
          <table:table-cell table:number-columns-repeated="3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49.57" calcext:value-type="float">
            <text:p>49.57</text:p>
          </table:table-cell>
          <table:table-cell table:formula="of:=AVERAGE([.B3113:.B3163])" office:value-type="float" office:value="57.233968627451" calcext:value-type="float">
            <text:p>57.2339686275</text:p>
          </table:table-cell>
          <table:table-cell table:number-columns-repeated="3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50.5644" calcext:value-type="float">
            <text:p>50.5644</text:p>
          </table:table-cell>
          <table:table-cell table:formula="of:=AVERAGE([.B3114:.B3164])" office:value-type="float" office:value="57.4163352941177" calcext:value-type="float">
            <text:p>57.4163352941</text:p>
          </table:table-cell>
          <table:table-cell table:number-columns-repeated="3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54.0478" calcext:value-type="float">
            <text:p>54.0478</text:p>
          </table:table-cell>
          <table:table-cell table:formula="of:=AVERAGE([.B3115:.B3165])" office:value-type="float" office:value="57.6068901960784" calcext:value-type="float">
            <text:p>57.6068901961</text:p>
          </table:table-cell>
          <table:table-cell table:number-columns-repeated="3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55.477" calcext:value-type="float">
            <text:p>55.477</text:p>
          </table:table-cell>
          <table:table-cell table:formula="of:=AVERAGE([.B3116:.B3166])" office:value-type="float" office:value="57.8078" calcext:value-type="float">
            <text:p>57.8078</text:p>
          </table:table-cell>
          <table:table-cell table:number-columns-repeated="3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56.5343" calcext:value-type="float">
            <text:p>56.5343</text:p>
          </table:table-cell>
          <table:table-cell table:formula="of:=AVERAGE([.B3117:.B3167])" office:value-type="float" office:value="57.9868862745098" calcext:value-type="float">
            <text:p>57.9868862745</text:p>
          </table:table-cell>
          <table:table-cell table:number-columns-repeated="3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56.7823" calcext:value-type="float">
            <text:p>56.7823</text:p>
          </table:table-cell>
          <table:table-cell table:formula="of:=AVERAGE([.B3118:.B3168])" office:value-type="float" office:value="58.1252725490196" calcext:value-type="float">
            <text:p>58.125272549</text:p>
          </table:table-cell>
          <table:table-cell table:number-columns-repeated="3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57.4044" calcext:value-type="float">
            <text:p>57.4044</text:p>
          </table:table-cell>
          <table:table-cell table:formula="of:=AVERAGE([.B3119:.B3169])" office:value-type="float" office:value="58.296537254902" calcext:value-type="float">
            <text:p>58.2965372549</text:p>
          </table:table-cell>
          <table:table-cell table:number-columns-repeated="3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57.5643" calcext:value-type="float">
            <text:p>57.5643</text:p>
          </table:table-cell>
          <table:table-cell table:formula="of:=AVERAGE([.B3120:.B3170])" office:value-type="float" office:value="58.4500431372549" calcext:value-type="float">
            <text:p>58.4500431373</text:p>
          </table:table-cell>
          <table:table-cell table:number-columns-repeated="3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57.5668" calcext:value-type="float">
            <text:p>57.5668</text:p>
          </table:table-cell>
          <table:table-cell table:formula="of:=AVERAGE([.B3121:.B3171])" office:value-type="float" office:value="58.5904784313726" calcext:value-type="float">
            <text:p>58.5904784314</text:p>
          </table:table-cell>
          <table:table-cell table:number-columns-repeated="3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57.9924" calcext:value-type="float">
            <text:p>57.9924</text:p>
          </table:table-cell>
          <table:table-cell table:formula="of:=AVERAGE([.B3122:.B3172])" office:value-type="float" office:value="58.7270568627451" calcext:value-type="float">
            <text:p>58.7270568627</text:p>
          </table:table-cell>
          <table:table-cell table:number-columns-repeated="3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58.2687" calcext:value-type="float">
            <text:p>58.2687</text:p>
          </table:table-cell>
          <table:table-cell table:formula="of:=AVERAGE([.B3123:.B3173])" office:value-type="float" office:value="58.875037254902" calcext:value-type="float">
            <text:p>58.8750372549</text:p>
          </table:table-cell>
          <table:table-cell table:number-columns-repeated="3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57.3822" calcext:value-type="float">
            <text:p>57.3822</text:p>
          </table:table-cell>
          <table:table-cell table:formula="of:=AVERAGE([.B3124:.B3174])" office:value-type="float" office:value="59.0284921568628" calcext:value-type="float">
            <text:p>59.0284921569</text:p>
          </table:table-cell>
          <table:table-cell table:number-columns-repeated="3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57.6876" calcext:value-type="float">
            <text:p>57.6876</text:p>
          </table:table-cell>
          <table:table-cell table:formula="of:=AVERAGE([.B3125:.B3175])" office:value-type="float" office:value="59.1866078431373" calcext:value-type="float">
            <text:p>59.1866078431</text:p>
          </table:table-cell>
          <table:table-cell table:number-columns-repeated="3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57.5072" calcext:value-type="float">
            <text:p>57.5072</text:p>
          </table:table-cell>
          <table:table-cell table:formula="of:=AVERAGE([.B3126:.B3176])" office:value-type="float" office:value="59.3377274509804" calcext:value-type="float">
            <text:p>59.337727451</text:p>
          </table:table-cell>
          <table:table-cell table:number-columns-repeated="3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57.2578" calcext:value-type="float">
            <text:p>57.2578</text:p>
          </table:table-cell>
          <table:table-cell table:formula="of:=AVERAGE([.B3127:.B3177])" office:value-type="float" office:value="59.495031372549" calcext:value-type="float">
            <text:p>59.4950313725</text:p>
          </table:table-cell>
          <table:table-cell table:number-columns-repeated="3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56.1534" calcext:value-type="float">
            <text:p>56.1534</text:p>
          </table:table-cell>
          <table:table-cell table:formula="of:=AVERAGE([.B3128:.B3178])" office:value-type="float" office:value="59.6915235294118" calcext:value-type="float">
            <text:p>59.6915235294</text:p>
          </table:table-cell>
          <table:table-cell table:number-columns-repeated="3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56.991" calcext:value-type="float">
            <text:p>56.991</text:p>
          </table:table-cell>
          <table:table-cell table:formula="of:=AVERAGE([.B3129:.B3179])" office:value-type="float" office:value="59.8804450980392" calcext:value-type="float">
            <text:p>59.880445098</text:p>
          </table:table-cell>
          <table:table-cell table:number-columns-repeated="3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56.664" calcext:value-type="float">
            <text:p>56.664</text:p>
          </table:table-cell>
          <table:table-cell table:formula="of:=AVERAGE([.B3130:.B3180])" office:value-type="float" office:value="60.0424" calcext:value-type="float">
            <text:p>60.0424</text:p>
          </table:table-cell>
          <table:table-cell table:number-columns-repeated="3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56.6231" calcext:value-type="float">
            <text:p>56.6231</text:p>
          </table:table-cell>
          <table:table-cell table:formula="of:=AVERAGE([.B3131:.B3181])" office:value-type="float" office:value="60.1964039215686" calcext:value-type="float">
            <text:p>60.1964039216</text:p>
          </table:table-cell>
          <table:table-cell table:number-columns-repeated="3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56.4852" calcext:value-type="float">
            <text:p>56.4852</text:p>
          </table:table-cell>
          <table:table-cell table:formula="of:=AVERAGE([.B3132:.B3182])" office:value-type="float" office:value="60.3316235294118" calcext:value-type="float">
            <text:p>60.3316235294</text:p>
          </table:table-cell>
          <table:table-cell table:number-columns-repeated="3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56.8295" calcext:value-type="float">
            <text:p>56.8295</text:p>
          </table:table-cell>
          <table:table-cell table:formula="of:=AVERAGE([.B3133:.B3183])" office:value-type="float" office:value="60.4776392156863" calcext:value-type="float">
            <text:p>60.4776392157</text:p>
          </table:table-cell>
          <table:table-cell table:number-columns-repeated="3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56.775" calcext:value-type="float">
            <text:p>56.775</text:p>
          </table:table-cell>
          <table:table-cell table:formula="of:=AVERAGE([.B3134:.B3184])" office:value-type="float" office:value="60.6383627450981" calcext:value-type="float">
            <text:p>60.6383627451</text:p>
          </table:table-cell>
          <table:table-cell table:number-columns-repeated="3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57.8252" calcext:value-type="float">
            <text:p>57.8252</text:p>
          </table:table-cell>
          <table:table-cell table:formula="of:=AVERAGE([.B3135:.B3185])" office:value-type="float" office:value="60.7841588235294" calcext:value-type="float">
            <text:p>60.7841588235</text:p>
          </table:table-cell>
          <table:table-cell table:number-columns-repeated="3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58.1848" calcext:value-type="float">
            <text:p>58.1848</text:p>
          </table:table-cell>
          <table:table-cell table:formula="of:=AVERAGE([.B3136:.B3186])" office:value-type="float" office:value="60.9184" calcext:value-type="float">
            <text:p>60.9184</text:p>
          </table:table-cell>
          <table:table-cell table:number-columns-repeated="3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59.2685" calcext:value-type="float">
            <text:p>59.2685</text:p>
          </table:table-cell>
          <table:table-cell table:formula="of:=AVERAGE([.B3137:.B3187])" office:value-type="float" office:value="61.0548215686275" calcext:value-type="float">
            <text:p>61.0548215686</text:p>
          </table:table-cell>
          <table:table-cell table:number-columns-repeated="3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58.3324" calcext:value-type="float">
            <text:p>58.3324</text:p>
          </table:table-cell>
          <table:table-cell table:formula="of:=AVERAGE([.B3138:.B3188])" office:value-type="float" office:value="61.1812647058824" calcext:value-type="float">
            <text:p>61.1812647059</text:p>
          </table:table-cell>
          <table:table-cell table:number-columns-repeated="3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58.9958" calcext:value-type="float">
            <text:p>58.9958</text:p>
          </table:table-cell>
          <table:table-cell table:formula="of:=AVERAGE([.B3139:.B3189])" office:value-type="float" office:value="61.3351764705882" calcext:value-type="float">
            <text:p>61.3351764706</text:p>
          </table:table-cell>
          <table:table-cell table:number-columns-repeated="3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58.2394" calcext:value-type="float">
            <text:p>58.2394</text:p>
          </table:table-cell>
          <table:table-cell table:formula="of:=AVERAGE([.B3140:.B3190])" office:value-type="float" office:value="61.4454823529412" calcext:value-type="float">
            <text:p>61.4454823529</text:p>
          </table:table-cell>
          <table:table-cell table:number-columns-repeated="3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58.4744" calcext:value-type="float">
            <text:p>58.4744</text:p>
          </table:table-cell>
          <table:table-cell table:formula="of:=AVERAGE([.B3141:.B3191])" office:value-type="float" office:value="61.6039274509804" calcext:value-type="float">
            <text:p>61.603927451</text:p>
          </table:table-cell>
          <table:table-cell table:number-columns-repeated="3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56.9801" calcext:value-type="float">
            <text:p>56.9801</text:p>
          </table:table-cell>
          <table:table-cell table:formula="of:=AVERAGE([.B3142:.B3192])" office:value-type="float" office:value="61.7359196078431" calcext:value-type="float">
            <text:p>61.7359196078</text:p>
          </table:table-cell>
          <table:table-cell table:number-columns-repeated="3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57.5233" calcext:value-type="float">
            <text:p>57.5233</text:p>
          </table:table-cell>
          <table:table-cell table:formula="of:=AVERAGE([.B3143:.B3193])" office:value-type="float" office:value="61.8644647058823" calcext:value-type="float">
            <text:p>61.8644647059</text:p>
          </table:table-cell>
          <table:table-cell table:number-columns-repeated="3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56.3849" calcext:value-type="float">
            <text:p>56.3849</text:p>
          </table:table-cell>
          <table:table-cell table:formula="of:=AVERAGE([.B3144:.B3194])" office:value-type="float" office:value="61.9835470588235" calcext:value-type="float">
            <text:p>61.9835470588</text:p>
          </table:table-cell>
          <table:table-cell table:number-columns-repeated="3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56.5271" calcext:value-type="float">
            <text:p>56.5271</text:p>
          </table:table-cell>
          <table:table-cell table:formula="of:=AVERAGE([.B3145:.B3195])" office:value-type="float" office:value="62.1625411764706" calcext:value-type="float">
            <text:p>62.1625411765</text:p>
          </table:table-cell>
          <table:table-cell table:number-columns-repeated="3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57.6128" calcext:value-type="float">
            <text:p>57.6128</text:p>
          </table:table-cell>
          <table:table-cell table:formula="of:=AVERAGE([.B3146:.B3196])" office:value-type="float" office:value="62.3195352941177" calcext:value-type="float">
            <text:p>62.3195352941</text:p>
          </table:table-cell>
          <table:table-cell table:number-columns-repeated="3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58.4436" calcext:value-type="float">
            <text:p>58.4436</text:p>
          </table:table-cell>
          <table:table-cell table:formula="of:=AVERAGE([.B3147:.B3197])" office:value-type="float" office:value="62.4458490196078" calcext:value-type="float">
            <text:p>62.4458490196</text:p>
          </table:table-cell>
          <table:table-cell table:number-columns-repeated="3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57.2811" calcext:value-type="float">
            <text:p>57.2811</text:p>
          </table:table-cell>
          <table:table-cell table:formula="of:=AVERAGE([.B3148:.B3198])" office:value-type="float" office:value="62.5716039215686" calcext:value-type="float">
            <text:p>62.5716039216</text:p>
          </table:table-cell>
          <table:table-cell table:number-columns-repeated="3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57.8365" calcext:value-type="float">
            <text:p>57.8365</text:p>
          </table:table-cell>
          <table:table-cell table:formula="of:=AVERAGE([.B3149:.B3199])" office:value-type="float" office:value="62.7187019607843" calcext:value-type="float">
            <text:p>62.7187019608</text:p>
          </table:table-cell>
          <table:table-cell table:number-columns-repeated="3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57.8465" calcext:value-type="float">
            <text:p>57.8465</text:p>
          </table:table-cell>
          <table:table-cell table:formula="of:=AVERAGE([.B3150:.B3200])" office:value-type="float" office:value="62.8687294117647" calcext:value-type="float">
            <text:p>62.8687294118</text:p>
          </table:table-cell>
          <table:table-cell table:number-columns-repeated="3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60.2923" calcext:value-type="float">
            <text:p>60.2923</text:p>
          </table:table-cell>
          <table:table-cell table:formula="of:=AVERAGE([.B3151:.B3201])" office:value-type="float" office:value="63.0353960784314" calcext:value-type="float">
            <text:p>63.0353960784</text:p>
          </table:table-cell>
          <table:table-cell table:number-columns-repeated="3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56.5415" calcext:value-type="float">
            <text:p>56.5415</text:p>
          </table:table-cell>
          <table:table-cell table:formula="of:=AVERAGE([.B3152:.B3202])" office:value-type="float" office:value="63.1669196078431" calcext:value-type="float">
            <text:p>63.1669196078</text:p>
          </table:table-cell>
          <table:table-cell table:number-columns-repeated="3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56.5163" calcext:value-type="float">
            <text:p>56.5163</text:p>
          </table:table-cell>
          <table:table-cell table:formula="of:=AVERAGE([.B3153:.B3203])" office:value-type="float" office:value="63.3540490196078" calcext:value-type="float">
            <text:p>63.3540490196</text:p>
          </table:table-cell>
          <table:table-cell table:number-columns-repeated="3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57.3637" calcext:value-type="float">
            <text:p>57.3637</text:p>
          </table:table-cell>
          <table:table-cell table:formula="of:=AVERAGE([.B3154:.B3204])" office:value-type="float" office:value="63.4998450980392" calcext:value-type="float">
            <text:p>63.499845098</text:p>
          </table:table-cell>
          <table:table-cell table:number-columns-repeated="3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57.5159" calcext:value-type="float">
            <text:p>57.5159</text:p>
          </table:table-cell>
          <table:table-cell table:formula="of:=AVERAGE([.B3155:.B3205])" office:value-type="float" office:value="63.6381117647059" calcext:value-type="float">
            <text:p>63.6381117647</text:p>
          </table:table-cell>
          <table:table-cell table:number-columns-repeated="3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57.9496" calcext:value-type="float">
            <text:p>57.9496</text:p>
          </table:table-cell>
          <table:table-cell table:formula="of:=AVERAGE([.B3156:.B3206])" office:value-type="float" office:value="63.7923784313726" calcext:value-type="float">
            <text:p>63.7923784314</text:p>
          </table:table-cell>
          <table:table-cell table:number-columns-repeated="3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57.1682" calcext:value-type="float">
            <text:p>57.1682</text:p>
          </table:table-cell>
          <table:table-cell table:formula="of:=AVERAGE([.B3157:.B3207])" office:value-type="float" office:value="63.9599764705882" calcext:value-type="float">
            <text:p>63.9599764706</text:p>
          </table:table-cell>
          <table:table-cell table:number-columns-repeated="3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58.1302" calcext:value-type="float">
            <text:p>58.1302</text:p>
          </table:table-cell>
          <table:table-cell table:formula="of:=AVERAGE([.B3158:.B3208])" office:value-type="float" office:value="64.116331372549" calcext:value-type="float">
            <text:p>64.1163313725</text:p>
          </table:table-cell>
          <table:table-cell table:number-columns-repeated="3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58.8512" calcext:value-type="float">
            <text:p>58.8512</text:p>
          </table:table-cell>
          <table:table-cell table:formula="of:=AVERAGE([.B3159:.B3209])" office:value-type="float" office:value="64.2765941176471" calcext:value-type="float">
            <text:p>64.2765941176</text:p>
          </table:table-cell>
          <table:table-cell table:number-columns-repeated="3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58.3311" calcext:value-type="float">
            <text:p>58.3311</text:p>
          </table:table-cell>
          <table:table-cell table:formula="of:=AVERAGE([.B3160:.B3210])" office:value-type="float" office:value="64.4228176470588" calcext:value-type="float">
            <text:p>64.4228176471</text:p>
          </table:table-cell>
          <table:table-cell table:number-columns-repeated="3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57.9647" calcext:value-type="float">
            <text:p>57.9647</text:p>
          </table:table-cell>
          <table:table-cell table:formula="of:=AVERAGE([.B3161:.B3211])" office:value-type="float" office:value="64.5602215686275" calcext:value-type="float">
            <text:p>64.5602215686</text:p>
          </table:table-cell>
          <table:table-cell table:number-columns-repeated="3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59.0951" calcext:value-type="float">
            <text:p>59.0951</text:p>
          </table:table-cell>
          <table:table-cell table:formula="of:=AVERAGE([.B3162:.B3212])" office:value-type="float" office:value="64.7365588235294" calcext:value-type="float">
            <text:p>64.7365588235</text:p>
          </table:table-cell>
          <table:table-cell table:number-columns-repeated="3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59.3278" calcext:value-type="float">
            <text:p>59.3278</text:p>
          </table:table-cell>
          <table:table-cell table:formula="of:=AVERAGE([.B3163:.B3213])" office:value-type="float" office:value="64.9063098039216" calcext:value-type="float">
            <text:p>64.9063098039</text:p>
          </table:table-cell>
          <table:table-cell table:number-columns-repeated="3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58.8707" calcext:value-type="float">
            <text:p>58.8707</text:p>
          </table:table-cell>
          <table:table-cell table:formula="of:=AVERAGE([.B3164:.B3214])" office:value-type="float" office:value="65.0398980392157" calcext:value-type="float">
            <text:p>65.0398980392</text:p>
          </table:table-cell>
          <table:table-cell table:number-columns-repeated="3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0.2827" calcext:value-type="float">
            <text:p>60.2827</text:p>
          </table:table-cell>
          <table:table-cell table:formula="of:=AVERAGE([.B3165:.B3215])" office:value-type="float" office:value="65.1811647058824" calcext:value-type="float">
            <text:p>65.1811647059</text:p>
          </table:table-cell>
          <table:table-cell table:number-columns-repeated="3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4.2942" calcext:value-type="float">
            <text:p>64.2942</text:p>
          </table:table-cell>
          <table:table-cell table:formula="of:=AVERAGE([.B3166:.B3216])" office:value-type="float" office:value="65.3014568627451" calcext:value-type="float">
            <text:p>65.3014568627</text:p>
          </table:table-cell>
          <table:table-cell table:number-columns-repeated="3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4.6104" calcext:value-type="float">
            <text:p>64.6104</text:p>
          </table:table-cell>
          <table:table-cell table:formula="of:=AVERAGE([.B3167:.B3217])" office:value-type="float" office:value="65.3978823529412" calcext:value-type="float">
            <text:p>65.3978823529</text:p>
          </table:table-cell>
          <table:table-cell table:number-columns-repeated="3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3.592" calcext:value-type="float">
            <text:p>63.592</text:p>
          </table:table-cell>
          <table:table-cell table:formula="of:=AVERAGE([.B3168:.B3218])" office:value-type="float" office:value="65.5250862745098" calcext:value-type="float">
            <text:p>65.5250862745</text:p>
          </table:table-cell>
          <table:table-cell table:number-columns-repeated="3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5.5168" calcext:value-type="float">
            <text:p>65.5168</text:p>
          </table:table-cell>
          <table:table-cell table:formula="of:=AVERAGE([.B3169:.B3219])" office:value-type="float" office:value="65.6799215686274" calcext:value-type="float">
            <text:p>65.6799215686</text:p>
          </table:table-cell>
          <table:table-cell table:number-columns-repeated="3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5.2332" calcext:value-type="float">
            <text:p>65.2332</text:p>
          </table:table-cell>
          <table:table-cell table:formula="of:=AVERAGE([.B3170:.B3220])" office:value-type="float" office:value="65.8376156862745" calcext:value-type="float">
            <text:p>65.8376156863</text:p>
          </table:table-cell>
          <table:table-cell table:number-columns-repeated="3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4.7265" calcext:value-type="float">
            <text:p>64.7265</text:p>
          </table:table-cell>
          <table:table-cell table:formula="of:=AVERAGE([.B3171:.B3221])" office:value-type="float" office:value="65.9763862745098" calcext:value-type="float">
            <text:p>65.9763862745</text:p>
          </table:table-cell>
          <table:table-cell table:number-columns-repeated="3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4.5323" calcext:value-type="float">
            <text:p>64.5323</text:p>
          </table:table-cell>
          <table:table-cell table:formula="of:=AVERAGE([.B3172:.B3222])" office:value-type="float" office:value="66.1183568627451" calcext:value-type="float">
            <text:p>66.1183568627</text:p>
          </table:table-cell>
          <table:table-cell table:number-columns-repeated="3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5.5394" calcext:value-type="float">
            <text:p>65.5394</text:p>
          </table:table-cell>
          <table:table-cell table:formula="of:=AVERAGE([.B3173:.B3223])" office:value-type="float" office:value="66.2903980392157" calcext:value-type="float">
            <text:p>66.2903980392</text:p>
          </table:table-cell>
          <table:table-cell table:number-columns-repeated="3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6.0949" calcext:value-type="float">
            <text:p>66.0949</text:p>
          </table:table-cell>
          <table:table-cell table:formula="of:=AVERAGE([.B3174:.B3224])" office:value-type="float" office:value="66.4750549019608" calcext:value-type="float">
            <text:p>66.475054902</text:p>
          </table:table-cell>
          <table:table-cell table:number-columns-repeated="3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5.4461" calcext:value-type="float">
            <text:p>65.4461</text:p>
          </table:table-cell>
          <table:table-cell table:formula="of:=AVERAGE([.B3175:.B3225])" office:value-type="float" office:value="66.6066450980392" calcext:value-type="float">
            <text:p>66.606645098</text:p>
          </table:table-cell>
          <table:table-cell table:number-columns-repeated="3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5.3947" calcext:value-type="float">
            <text:p>65.3947</text:p>
          </table:table-cell>
          <table:table-cell table:formula="of:=AVERAGE([.B3176:.B3226])" office:value-type="float" office:value="66.7390529411765" calcext:value-type="float">
            <text:p>66.7390529412</text:p>
          </table:table-cell>
          <table:table-cell table:number-columns-repeated="3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5.5297" calcext:value-type="float">
            <text:p>65.5297</text:p>
          </table:table-cell>
          <table:table-cell table:formula="of:=AVERAGE([.B3177:.B3227])" office:value-type="float" office:value="66.9027705882353" calcext:value-type="float">
            <text:p>66.9027705882</text:p>
          </table:table-cell>
          <table:table-cell table:number-columns-repeated="3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7.2789" calcext:value-type="float">
            <text:p>67.2789</text:p>
          </table:table-cell>
          <table:table-cell table:formula="of:=AVERAGE([.B3178:.B3228])" office:value-type="float" office:value="67.0535176470588" calcext:value-type="float">
            <text:p>67.0535176471</text:p>
          </table:table-cell>
          <table:table-cell table:number-columns-repeated="3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5.7884" calcext:value-type="float">
            <text:p>65.7884</text:p>
          </table:table-cell>
          <table:table-cell table:formula="of:=AVERAGE([.B3179:.B3229])" office:value-type="float" office:value="67.1910039215686" calcext:value-type="float">
            <text:p>67.1910039216</text:p>
          </table:table-cell>
          <table:table-cell table:number-columns-repeated="3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5.2507" calcext:value-type="float">
            <text:p>65.2507</text:p>
          </table:table-cell>
          <table:table-cell table:formula="of:=AVERAGE([.B3180:.B3230])" office:value-type="float" office:value="67.3211215686275" calcext:value-type="float">
            <text:p>67.3211215686</text:p>
          </table:table-cell>
          <table:table-cell table:number-columns-repeated="3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4.5182" calcext:value-type="float">
            <text:p>64.5182</text:p>
          </table:table-cell>
          <table:table-cell table:formula="of:=AVERAGE([.B3181:.B3231])" office:value-type="float" office:value="67.4470117647059" calcext:value-type="float">
            <text:p>67.4470117647</text:p>
          </table:table-cell>
          <table:table-cell table:number-columns-repeated="3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3.5193" calcext:value-type="float">
            <text:p>63.5193</text:p>
          </table:table-cell>
          <table:table-cell table:formula="of:=AVERAGE([.B3182:.B3232])" office:value-type="float" office:value="67.6210294117647" calcext:value-type="float">
            <text:p>67.6210294118</text:p>
          </table:table-cell>
          <table:table-cell table:number-columns-repeated="3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3.932" calcext:value-type="float">
            <text:p>63.932</text:p>
          </table:table-cell>
          <table:table-cell table:formula="of:=AVERAGE([.B3183:.B3233])" office:value-type="float" office:value="67.8603215686274" calcext:value-type="float">
            <text:p>67.8603215686</text:p>
          </table:table-cell>
          <table:table-cell table:number-columns-repeated="3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5.0264" calcext:value-type="float">
            <text:p>65.0264</text:p>
          </table:table-cell>
          <table:table-cell table:formula="of:=AVERAGE([.B3184:.B3234])" office:value-type="float" office:value="68.0186705882353" calcext:value-type="float">
            <text:p>68.0186705882</text:p>
          </table:table-cell>
          <table:table-cell table:number-columns-repeated="3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4.2106" calcext:value-type="float">
            <text:p>64.2106</text:p>
          </table:table-cell>
          <table:table-cell table:formula="of:=AVERAGE([.B3185:.B3235])" office:value-type="float" office:value="68.1450784313725" calcext:value-type="float">
            <text:p>68.1450784314</text:p>
          </table:table-cell>
          <table:table-cell table:number-columns-repeated="3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4.6715" calcext:value-type="float">
            <text:p>64.6715</text:p>
          </table:table-cell>
          <table:table-cell table:formula="of:=AVERAGE([.B3186:.B3236])" office:value-type="float" office:value="68.3010215686275" calcext:value-type="float">
            <text:p>68.3010215686</text:p>
          </table:table-cell>
          <table:table-cell table:number-columns-repeated="3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5.1423" calcext:value-type="float">
            <text:p>65.1423</text:p>
          </table:table-cell>
          <table:table-cell table:formula="of:=AVERAGE([.B3187:.B3237])" office:value-type="float" office:value="68.4541588235294" calcext:value-type="float">
            <text:p>68.4541588235</text:p>
          </table:table-cell>
          <table:table-cell table:number-columns-repeated="3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5.7171" calcext:value-type="float">
            <text:p>65.7171</text:p>
          </table:table-cell>
          <table:table-cell table:formula="of:=AVERAGE([.B3188:.B3238])" office:value-type="float" office:value="68.6390803921568" calcext:value-type="float">
            <text:p>68.6390803922</text:p>
          </table:table-cell>
          <table:table-cell table:number-columns-repeated="3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6.1819" calcext:value-type="float">
            <text:p>66.1819</text:p>
          </table:table-cell>
          <table:table-cell table:formula="of:=AVERAGE([.B3189:.B3239])" office:value-type="float" office:value="68.7678254901961" calcext:value-type="float">
            <text:p>68.7678254902</text:p>
          </table:table-cell>
          <table:table-cell table:number-columns-repeated="3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4.6214" calcext:value-type="float">
            <text:p>64.6214</text:p>
          </table:table-cell>
          <table:table-cell table:formula="of:=AVERAGE([.B3190:.B3240])" office:value-type="float" office:value="68.8809921568627" calcext:value-type="float">
            <text:p>68.8809921569</text:p>
          </table:table-cell>
          <table:table-cell table:number-columns-repeated="3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6.3201" calcext:value-type="float">
            <text:p>66.3201</text:p>
          </table:table-cell>
          <table:table-cell table:formula="of:=AVERAGE([.B3191:.B3241])" office:value-type="float" office:value="69.0288431372549" calcext:value-type="float">
            <text:p>69.0288431373</text:p>
          </table:table-cell>
          <table:table-cell table:number-columns-repeated="3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5.206" calcext:value-type="float">
            <text:p>65.206</text:p>
          </table:table-cell>
          <table:table-cell table:formula="of:=AVERAGE([.B3192:.B3242])" office:value-type="float" office:value="69.1675294117647" calcext:value-type="float">
            <text:p>69.1675294118</text:p>
          </table:table-cell>
          <table:table-cell table:number-columns-repeated="3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3.5359" calcext:value-type="float">
            <text:p>63.5359</text:p>
          </table:table-cell>
          <table:table-cell table:formula="of:=AVERAGE([.B3193:.B3243])" office:value-type="float" office:value="69.3431490196078" calcext:value-type="float">
            <text:p>69.3431490196</text:p>
          </table:table-cell>
          <table:table-cell table:number-columns-repeated="3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3.5965" calcext:value-type="float">
            <text:p>63.5965</text:p>
          </table:table-cell>
          <table:table-cell table:formula="of:=AVERAGE([.B3194:.B3244])" office:value-type="float" office:value="69.5141235294117" calcext:value-type="float">
            <text:p>69.5141235294</text:p>
          </table:table-cell>
          <table:table-cell table:number-columns-repeated="3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5.5136" calcext:value-type="float">
            <text:p>65.5136</text:p>
          </table:table-cell>
          <table:table-cell table:formula="of:=AVERAGE([.B3195:.B3245])" office:value-type="float" office:value="69.6910098039215" calcext:value-type="float">
            <text:p>69.6910098039</text:p>
          </table:table-cell>
          <table:table-cell table:number-columns-repeated="3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4.5338" calcext:value-type="float">
            <text:p>64.5338</text:p>
          </table:table-cell>
          <table:table-cell table:formula="of:=AVERAGE([.B3196:.B3246])" office:value-type="float" office:value="69.8725862745098" calcext:value-type="float">
            <text:p>69.8725862745</text:p>
          </table:table-cell>
          <table:table-cell table:number-columns-repeated="3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4.0548" calcext:value-type="float">
            <text:p>64.0548</text:p>
          </table:table-cell>
          <table:table-cell table:formula="of:=AVERAGE([.B3197:.B3247])" office:value-type="float" office:value="70.0654019607843" calcext:value-type="float">
            <text:p>70.0654019608</text:p>
          </table:table-cell>
          <table:table-cell table:number-columns-repeated="3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4.8571" calcext:value-type="float">
            <text:p>64.8571</text:p>
          </table:table-cell>
          <table:table-cell table:formula="of:=AVERAGE([.B3198:.B3248])" office:value-type="float" office:value="70.2650921568627" calcext:value-type="float">
            <text:p>70.2650921569</text:p>
          </table:table-cell>
          <table:table-cell table:number-columns-repeated="3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4.7831" calcext:value-type="float">
            <text:p>64.7831</text:p>
          </table:table-cell>
          <table:table-cell table:formula="of:=AVERAGE([.B3199:.B3249])" office:value-type="float" office:value="70.4272176470588" calcext:value-type="float">
            <text:p>70.4272176471</text:p>
          </table:table-cell>
          <table:table-cell table:number-columns-repeated="3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5.4879" calcext:value-type="float">
            <text:p>65.4879</text:p>
          </table:table-cell>
          <table:table-cell table:formula="of:=AVERAGE([.B3200:.B3250])" office:value-type="float" office:value="70.5955274509804" calcext:value-type="float">
            <text:p>70.595527451</text:p>
          </table:table-cell>
          <table:table-cell table:number-columns-repeated="3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6.3465" calcext:value-type="float">
            <text:p>66.3465</text:p>
          </table:table-cell>
          <table:table-cell table:formula="of:=AVERAGE([.B3201:.B3251])" office:value-type="float" office:value="70.7795431372549" calcext:value-type="float">
            <text:p>70.7795431373</text:p>
          </table:table-cell>
          <table:table-cell table:number-columns-repeated="3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7" calcext:value-type="float">
            <text:p>67</text:p>
          </table:table-cell>
          <table:table-cell table:formula="of:=AVERAGE([.B3202:.B3252])" office:value-type="float" office:value="70.9426137254902" calcext:value-type="float">
            <text:p>70.9426137255</text:p>
          </table:table-cell>
          <table:table-cell table:number-columns-repeated="3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6.0851" calcext:value-type="float">
            <text:p>66.0851</text:p>
          </table:table-cell>
          <table:table-cell table:formula="of:=AVERAGE([.B3203:.B3253])" office:value-type="float" office:value="71.0551333333333" calcext:value-type="float">
            <text:p>71.0551333333</text:p>
          </table:table-cell>
          <table:table-cell table:number-columns-repeated="3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3.9519" calcext:value-type="float">
            <text:p>63.9519</text:p>
          </table:table-cell>
          <table:table-cell table:formula="of:=AVERAGE([.B3204:.B3254])" office:value-type="float" office:value="71.190668627451" calcext:value-type="float">
            <text:p>71.1906686275</text:p>
          </table:table-cell>
          <table:table-cell table:number-columns-repeated="3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4.4153" calcext:value-type="float">
            <text:p>64.4153</text:p>
          </table:table-cell>
          <table:table-cell table:formula="of:=AVERAGE([.B3205:.B3255])" office:value-type="float" office:value="71.3956274509804" calcext:value-type="float">
            <text:p>71.395627451</text:p>
          </table:table-cell>
          <table:table-cell table:number-columns-repeated="3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5.3835" calcext:value-type="float">
            <text:p>65.3835</text:p>
          </table:table-cell>
          <table:table-cell table:formula="of:=AVERAGE([.B3206:.B3256])" office:value-type="float" office:value="71.621662745098" calcext:value-type="float">
            <text:p>71.6216627451</text:p>
          </table:table-cell>
          <table:table-cell table:number-columns-repeated="3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6.4971" calcext:value-type="float">
            <text:p>66.4971</text:p>
          </table:table-cell>
          <table:table-cell table:formula="of:=AVERAGE([.B3207:.B3257])" office:value-type="float" office:value="71.7684509803922" calcext:value-type="float">
            <text:p>71.7684509804</text:p>
          </table:table-cell>
          <table:table-cell table:number-columns-repeated="3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5.1423" calcext:value-type="float">
            <text:p>65.1423</text:p>
          </table:table-cell>
          <table:table-cell table:formula="of:=AVERAGE([.B3208:.B3258])" office:value-type="float" office:value="71.903231372549" calcext:value-type="float">
            <text:p>71.9032313725</text:p>
          </table:table-cell>
          <table:table-cell table:number-columns-repeated="3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6.3036" calcext:value-type="float">
            <text:p>66.3036</text:p>
          </table:table-cell>
          <table:table-cell table:formula="of:=AVERAGE([.B3209:.B3259])" office:value-type="float" office:value="72.0913901960784" calcext:value-type="float">
            <text:p>72.0913901961</text:p>
          </table:table-cell>
          <table:table-cell table:number-columns-repeated="3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6.3086" calcext:value-type="float">
            <text:p>66.3086</text:p>
          </table:table-cell>
          <table:table-cell table:formula="of:=AVERAGE([.B3210:.B3260])" office:value-type="float" office:value="72.2364862745098" calcext:value-type="float">
            <text:p>72.2364862745</text:p>
          </table:table-cell>
          <table:table-cell table:number-columns-repeated="3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5.3387" calcext:value-type="float">
            <text:p>65.3387</text:p>
          </table:table-cell>
          <table:table-cell table:formula="of:=AVERAGE([.B3211:.B3261])" office:value-type="float" office:value="72.3940549019608" calcext:value-type="float">
            <text:p>72.394054902</text:p>
          </table:table-cell>
          <table:table-cell table:number-columns-repeated="3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6.9579" calcext:value-type="float">
            <text:p>66.9579</text:p>
          </table:table-cell>
          <table:table-cell table:formula="of:=AVERAGE([.B3212:.B3262])" office:value-type="float" office:value="72.5486254901961" calcext:value-type="float">
            <text:p>72.5486254902</text:p>
          </table:table-cell>
          <table:table-cell table:number-columns-repeated="3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7.7524" calcext:value-type="float">
            <text:p>67.7524</text:p>
          </table:table-cell>
          <table:table-cell table:formula="of:=AVERAGE([.B3213:.B3263])" office:value-type="float" office:value="72.6665764705882" calcext:value-type="float">
            <text:p>72.6665764706</text:p>
          </table:table-cell>
          <table:table-cell table:number-columns-repeated="3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6.1408" calcext:value-type="float">
            <text:p>66.1408</text:p>
          </table:table-cell>
          <table:table-cell table:formula="of:=AVERAGE([.B3214:.B3264])" office:value-type="float" office:value="72.775637254902" calcext:value-type="float">
            <text:p>72.7756372549</text:p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66.0753" calcext:value-type="float">
            <text:p>66.0753</text:p>
          </table:table-cell>
          <table:table-cell table:formula="of:=AVERAGE([.B3215:.B3265])" office:value-type="float" office:value="72.9404078431373" calcext:value-type="float">
            <text:p>72.9404078431</text:p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66.4176" calcext:value-type="float">
            <text:p>66.4176</text:p>
          </table:table-cell>
          <table:table-cell table:formula="of:=AVERAGE([.B3216:.B3266])" office:value-type="float" office:value="73.0662509803922" calcext:value-type="float">
            <text:p>73.0662509804</text:p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69.2119" calcext:value-type="float">
            <text:p>69.2119</text:p>
          </table:table-cell>
          <table:table-cell table:formula="of:=AVERAGE([.B3217:.B3267])" office:value-type="float" office:value="73.1874725490196" calcext:value-type="float">
            <text:p>73.187472549</text:p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1.0978" calcext:value-type="float">
            <text:p>71.0978</text:p>
          </table:table-cell>
          <table:table-cell table:formula="of:=AVERAGE([.B3218:.B3268])" office:value-type="float" office:value="73.3443352941177" calcext:value-type="float">
            <text:p>73.3443352941</text:p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1.4886" calcext:value-type="float">
            <text:p>71.4886</text:p>
          </table:table-cell>
          <table:table-cell table:formula="of:=AVERAGE([.B3219:.B3269])" office:value-type="float" office:value="73.4854666666667" calcext:value-type="float">
            <text:p>73.4854666667</text:p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3.5592" calcext:value-type="float">
            <text:p>73.5592</text:p>
          </table:table-cell>
          <table:table-cell table:formula="of:=AVERAGE([.B3220:.B3270])" office:value-type="float" office:value="73.6141274509804" calcext:value-type="float">
            <text:p>73.614127451</text:p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2.3105" calcext:value-type="float">
            <text:p>72.3105</text:p>
          </table:table-cell>
          <table:table-cell table:formula="of:=AVERAGE([.B3221:.B3271])" office:value-type="float" office:value="73.7382254901961" calcext:value-type="float">
            <text:p>73.7382254902</text:p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1.967" calcext:value-type="float">
            <text:p>71.967</text:p>
          </table:table-cell>
          <table:table-cell table:formula="of:=AVERAGE([.B3222:.B3272])" office:value-type="float" office:value="73.9351333333334" calcext:value-type="float">
            <text:p>73.9351333333</text:p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3.3064" calcext:value-type="float">
            <text:p>73.3064</text:p>
          </table:table-cell>
          <table:table-cell table:formula="of:=AVERAGE([.B3223:.B3273])" office:value-type="float" office:value="74.0768196078431" calcext:value-type="float">
            <text:p>74.0768196078</text:p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4.9569" calcext:value-type="float">
            <text:p>74.9569</text:p>
          </table:table-cell>
          <table:table-cell table:formula="of:=AVERAGE([.B3224:.B3274])" office:value-type="float" office:value="74.2074235294118" calcext:value-type="float">
            <text:p>74.2074235294</text:p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2.806" calcext:value-type="float">
            <text:p>72.806</text:p>
          </table:table-cell>
          <table:table-cell table:formula="of:=AVERAGE([.B3225:.B3275])" office:value-type="float" office:value="74.3142215686275" calcext:value-type="float">
            <text:p>74.3142215686</text:p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2.1989" calcext:value-type="float">
            <text:p>72.1989</text:p>
          </table:table-cell>
          <table:table-cell table:formula="of:=AVERAGE([.B3226:.B3276])" office:value-type="float" office:value="74.4327549019608" calcext:value-type="float">
            <text:p>74.432754902</text:p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3.7443" calcext:value-type="float">
            <text:p>73.7443</text:p>
          </table:table-cell>
          <table:table-cell table:formula="of:=AVERAGE([.B3227:.B3277])" office:value-type="float" office:value="74.5952019607843" calcext:value-type="float">
            <text:p>74.5952019608</text:p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3.2178" calcext:value-type="float">
            <text:p>73.2178</text:p>
          </table:table-cell>
          <table:table-cell table:formula="of:=AVERAGE([.B3228:.B3278])" office:value-type="float" office:value="74.7237352941177" calcext:value-type="float">
            <text:p>74.7237352941</text:p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4.2907" calcext:value-type="float">
            <text:p>74.2907</text:p>
          </table:table-cell>
          <table:table-cell table:formula="of:=AVERAGE([.B3229:.B3279])" office:value-type="float" office:value="74.8310450980392" calcext:value-type="float">
            <text:p>74.831045098</text:p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2.4244" calcext:value-type="float">
            <text:p>72.4244</text:p>
          </table:table-cell>
          <table:table-cell table:formula="of:=AVERAGE([.B3230:.B3280])" office:value-type="float" office:value="74.9521431372549" calcext:value-type="float">
            <text:p>74.9521431373</text:p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1.6711" calcext:value-type="float">
            <text:p>71.6711</text:p>
          </table:table-cell>
          <table:table-cell table:formula="of:=AVERAGE([.B3231:.B3281])" office:value-type="float" office:value="75.0961490196079" calcext:value-type="float">
            <text:p>75.0961490196</text:p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3.3931" calcext:value-type="float">
            <text:p>73.3931</text:p>
          </table:table-cell>
          <table:table-cell table:formula="of:=AVERAGE([.B3232:.B3282])" office:value-type="float" office:value="75.2538960784314" calcext:value-type="float">
            <text:p>75.2538960784</text:p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5.7232" calcext:value-type="float">
            <text:p>75.7232</text:p>
          </table:table-cell>
          <table:table-cell table:formula="of:=AVERAGE([.B3233:.B3283])" office:value-type="float" office:value="75.4083176470588" calcext:value-type="float">
            <text:p>75.4083176471</text:p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2.0078" calcext:value-type="float">
            <text:p>72.0078</text:p>
          </table:table-cell>
          <table:table-cell table:formula="of:=AVERAGE([.B3234:.B3284])" office:value-type="float" office:value="75.4975745098039" calcext:value-type="float">
            <text:p>75.4975745098</text:p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1.4732" calcext:value-type="float">
            <text:p>71.4732</text:p>
          </table:table-cell>
          <table:table-cell table:formula="of:=AVERAGE([.B3235:.B3285])" office:value-type="float" office:value="75.6543" calcext:value-type="float">
            <text:p>75.6543</text:p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2.1637" calcext:value-type="float">
            <text:p>72.1637</text:p>
          </table:table-cell>
          <table:table-cell table:formula="of:=AVERAGE([.B3236:.B3286])" office:value-type="float" office:value="75.8585019607843" calcext:value-type="float">
            <text:p>75.8585019608</text:p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2.4815" calcext:value-type="float">
            <text:p>72.4815</text:p>
          </table:table-cell>
          <table:table-cell table:formula="of:=AVERAGE([.B3237:.B3287])" office:value-type="float" office:value="76.0304529411765" calcext:value-type="float">
            <text:p>76.0304529412</text:p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4.5733" calcext:value-type="float">
            <text:p>74.5733</text:p>
          </table:table-cell>
          <table:table-cell table:formula="of:=AVERAGE([.B3238:.B3288])" office:value-type="float" office:value="76.2042078431372" calcext:value-type="float">
            <text:p>76.2042078431</text:p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2.2831" calcext:value-type="float">
            <text:p>72.2831</text:p>
          </table:table-cell>
          <table:table-cell table:formula="of:=AVERAGE([.B3239:.B3289])" office:value-type="float" office:value="76.3743411764706" calcext:value-type="float">
            <text:p>76.3743411765</text:p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1.9534" calcext:value-type="float">
            <text:p>71.9534</text:p>
          </table:table-cell>
          <table:table-cell table:formula="of:=AVERAGE([.B3240:.B3290])" office:value-type="float" office:value="76.5423137254902" calcext:value-type="float">
            <text:p>76.5423137255</text:p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2.1618" calcext:value-type="float">
            <text:p>72.1618</text:p>
          </table:table-cell>
          <table:table-cell table:formula="of:=AVERAGE([.B3241:.B3291])" office:value-type="float" office:value="76.7272019607843" calcext:value-type="float">
            <text:p>76.7272019608</text:p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3.3931" calcext:value-type="float">
            <text:p>73.3931</text:p>
          </table:table-cell>
          <table:table-cell table:formula="of:=AVERAGE([.B3242:.B3292])" office:value-type="float" office:value="76.9635392156863" calcext:value-type="float">
            <text:p>76.9635392157</text:p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4.1626" calcext:value-type="float">
            <text:p>74.1626</text:p>
          </table:table-cell>
          <table:table-cell table:formula="of:=AVERAGE([.B3243:.B3293])" office:value-type="float" office:value="77.1102294117647" calcext:value-type="float">
            <text:p>77.1102294118</text:p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2.2556" calcext:value-type="float">
            <text:p>72.2556</text:p>
          </table:table-cell>
          <table:table-cell table:formula="of:=AVERAGE([.B3244:.B3294])" office:value-type="float" office:value="77.2400529411765" calcext:value-type="float">
            <text:p>77.2400529412</text:p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2.6177" calcext:value-type="float">
            <text:p>72.6177</text:p>
          </table:table-cell>
          <table:table-cell table:formula="of:=AVERAGE([.B3245:.B3295])" office:value-type="float" office:value="77.4607941176471" calcext:value-type="float">
            <text:p>77.4607941176</text:p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4.774" calcext:value-type="float">
            <text:p>74.774</text:p>
          </table:table-cell>
          <table:table-cell table:formula="of:=AVERAGE([.B3246:.B3296])" office:value-type="float" office:value="77.6311" calcext:value-type="float">
            <text:p>77.6311</text:p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4.3674" calcext:value-type="float">
            <text:p>74.3674</text:p>
          </table:table-cell>
          <table:table-cell table:formula="of:=AVERAGE([.B3247:.B3297])" office:value-type="float" office:value="77.7708764705882" calcext:value-type="float">
            <text:p>77.7708764706</text:p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4.239" calcext:value-type="float">
            <text:p>74.239</text:p>
          </table:table-cell>
          <table:table-cell table:formula="of:=AVERAGE([.B3248:.B3298])" office:value-type="float" office:value="77.9241196078431" calcext:value-type="float">
            <text:p>77.9241196078</text:p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3.1255" calcext:value-type="float">
            <text:p>73.1255</text:p>
          </table:table-cell>
          <table:table-cell table:formula="of:=AVERAGE([.B3249:.B3299])" office:value-type="float" office:value="78.0383196078431" calcext:value-type="float">
            <text:p>78.0383196078</text:p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3.3669" calcext:value-type="float">
            <text:p>73.3669</text:p>
          </table:table-cell>
          <table:table-cell table:formula="of:=AVERAGE([.B3250:.B3300])" office:value-type="float" office:value="78.2020294117647" calcext:value-type="float">
            <text:p>78.2020294118</text:p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4.8727" calcext:value-type="float">
            <text:p>74.8727</text:p>
          </table:table-cell>
          <table:table-cell table:formula="of:=AVERAGE([.B3251:.B3301])" office:value-type="float" office:value="78.3555568627451" calcext:value-type="float">
            <text:p>78.3555568627</text:p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4.6631" calcext:value-type="float">
            <text:p>74.6631</text:p>
          </table:table-cell>
          <table:table-cell table:formula="of:=AVERAGE([.B3252:.B3302])" office:value-type="float" office:value="78.4650529411765" calcext:value-type="float">
            <text:p>78.4650529412</text:p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2.7385" calcext:value-type="float">
            <text:p>72.7385</text:p>
          </table:table-cell>
          <table:table-cell table:formula="of:=AVERAGE([.B3253:.B3303])" office:value-type="float" office:value="78.6046392156863" calcext:value-type="float">
            <text:p>78.6046392157</text:p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2.9974" calcext:value-type="float">
            <text:p>72.9974</text:p>
          </table:table-cell>
          <table:table-cell table:formula="of:=AVERAGE([.B3254:.B3304])" office:value-type="float" office:value="78.7607568627451" calcext:value-type="float">
            <text:p>78.7607568627</text:p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4.4048" calcext:value-type="float">
            <text:p>74.4048</text:p>
          </table:table-cell>
          <table:table-cell table:formula="of:=AVERAGE([.B3255:.B3305])" office:value-type="float" office:value="78.8970431372549" calcext:value-type="float">
            <text:p>78.8970431373</text:p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5.9431" calcext:value-type="float">
            <text:p>75.9431</text:p>
          </table:table-cell>
          <table:table-cell table:formula="of:=AVERAGE([.B3256:.B3306])" office:value-type="float" office:value="79.0913823529412" calcext:value-type="float">
            <text:p>79.0913823529</text:p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2.8697" calcext:value-type="float">
            <text:p>72.8697</text:p>
          </table:table-cell>
          <table:table-cell table:formula="of:=AVERAGE([.B3257:.B3307])" office:value-type="float" office:value="79.1732549019608" calcext:value-type="float">
            <text:p>79.173254902</text:p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3.3709" calcext:value-type="float">
            <text:p>73.3709</text:p>
          </table:table-cell>
          <table:table-cell table:formula="of:=AVERAGE([.B3258:.B3308])" office:value-type="float" office:value="79.3011705882353" calcext:value-type="float">
            <text:p>79.3011705882</text:p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4.7384" calcext:value-type="float">
            <text:p>74.7384</text:p>
          </table:table-cell>
          <table:table-cell table:formula="of:=AVERAGE([.B3259:.B3309])" office:value-type="float" office:value="79.4875235294118" calcext:value-type="float">
            <text:p>79.4875235294</text:p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3.7035" calcext:value-type="float">
            <text:p>73.7035</text:p>
          </table:table-cell>
          <table:table-cell table:formula="of:=AVERAGE([.B3260:.B3310])" office:value-type="float" office:value="79.5738098039216" calcext:value-type="float">
            <text:p>79.5738098039</text:p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4.3446" calcext:value-type="float">
            <text:p>74.3446</text:p>
          </table:table-cell>
          <table:table-cell table:formula="of:=AVERAGE([.B3261:.B3311])" office:value-type="float" office:value="79.6859803921569" calcext:value-type="float">
            <text:p>79.6859803922</text:p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3.2218" calcext:value-type="float">
            <text:p>73.2218</text:p>
          </table:table-cell>
          <table:table-cell table:formula="of:=AVERAGE([.B3262:.B3312])" office:value-type="float" office:value="79.8411607843137" calcext:value-type="float">
            <text:p>79.8411607843</text:p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2.9734" calcext:value-type="float">
            <text:p>72.9734</text:p>
          </table:table-cell>
          <table:table-cell table:formula="of:=AVERAGE([.B3263:.B3313])" office:value-type="float" office:value="79.9448941176471" calcext:value-type="float">
            <text:p>79.9448941176</text:p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3.3145" calcext:value-type="float">
            <text:p>73.3145</text:p>
          </table:table-cell>
          <table:table-cell table:formula="of:=AVERAGE([.B3264:.B3314])" office:value-type="float" office:value="80.0472235294118" calcext:value-type="float">
            <text:p>80.0472235294</text:p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4.5441" calcext:value-type="float">
            <text:p>74.5441</text:p>
          </table:table-cell>
          <table:table-cell table:formula="of:=AVERAGE([.B3265:.B3315])" office:value-type="float" office:value="80.2512117647059" calcext:value-type="float">
            <text:p>80.2512117647</text:p>
          </table:table-cell>
          <table:table-cell table:number-columns-repeated="3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72.4933" calcext:value-type="float">
            <text:p>72.4933</text:p>
          </table:table-cell>
          <table:table-cell table:formula="of:=AVERAGE([.B3266:.B3316])" office:value-type="float" office:value="80.3277490196079" calcext:value-type="float">
            <text:p>80.3277490196</text:p>
          </table:table-cell>
          <table:table-cell table:number-columns-repeated="3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72.5999" calcext:value-type="float">
            <text:p>72.5999</text:p>
          </table:table-cell>
          <table:table-cell table:formula="of:=AVERAGE([.B3267:.B3317])" office:value-type="float" office:value="80.4641117647059" calcext:value-type="float">
            <text:p>80.4641117647</text:p>
          </table:table-cell>
          <table:table-cell table:number-columns-repeated="3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77.2119" calcext:value-type="float">
            <text:p>77.2119</text:p>
          </table:table-cell>
          <table:table-cell table:formula="of:=AVERAGE([.B3268:.B3318])" office:value-type="float" office:value="80.6881117647059" calcext:value-type="float">
            <text:p>80.6881117647</text:p>
          </table:table-cell>
          <table:table-cell table:number-columns-repeated="3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78.2955" calcext:value-type="float">
            <text:p>78.2955</text:p>
          </table:table-cell>
          <table:table-cell table:formula="of:=AVERAGE([.B3269:.B3319])" office:value-type="float" office:value="80.796831372549" calcext:value-type="float">
            <text:p>80.7968313725</text:p>
          </table:table-cell>
          <table:table-cell table:number-columns-repeated="3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78.0503" calcext:value-type="float">
            <text:p>78.0503</text:p>
          </table:table-cell>
          <table:table-cell table:formula="of:=AVERAGE([.B3270:.B3320])" office:value-type="float" office:value="80.9479411764706" calcext:value-type="float">
            <text:p>80.9479411765</text:p>
          </table:table-cell>
          <table:table-cell table:number-columns-repeated="3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79.8882" calcext:value-type="float">
            <text:p>79.8882</text:p>
          </table:table-cell>
          <table:table-cell table:formula="of:=AVERAGE([.B3271:.B3321])" office:value-type="float" office:value="81.1269019607843" calcext:value-type="float">
            <text:p>81.1269019608</text:p>
          </table:table-cell>
          <table:table-cell table:number-columns-repeated="3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82.3528" calcext:value-type="float">
            <text:p>82.3528</text:p>
          </table:table-cell>
          <table:table-cell table:formula="of:=AVERAGE([.B3272:.B3322])" office:value-type="float" office:value="81.2902392156863" calcext:value-type="float">
            <text:p>81.2902392157</text:p>
          </table:table-cell>
          <table:table-cell table:number-columns-repeated="3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79.193" calcext:value-type="float">
            <text:p>79.193</text:p>
          </table:table-cell>
          <table:table-cell table:formula="of:=AVERAGE([.B3273:.B3323])" office:value-type="float" office:value="81.4342274509804" calcext:value-type="float">
            <text:p>81.434227451</text:p>
          </table:table-cell>
          <table:table-cell table:number-columns-repeated="3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79.9672" calcext:value-type="float">
            <text:p>79.9672</text:p>
          </table:table-cell>
          <table:table-cell table:formula="of:=AVERAGE([.B3274:.B3324])" office:value-type="float" office:value="81.6188980392157" calcext:value-type="float">
            <text:p>81.6188980392</text:p>
          </table:table-cell>
          <table:table-cell table:number-columns-repeated="3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80.4036" calcext:value-type="float">
            <text:p>80.4036</text:p>
          </table:table-cell>
          <table:table-cell table:formula="of:=AVERAGE([.B3275:.B3325])" office:value-type="float" office:value="81.8236745098039" calcext:value-type="float">
            <text:p>81.8236745098</text:p>
          </table:table-cell>
          <table:table-cell table:number-columns-repeated="3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78.8512" calcext:value-type="float">
            <text:p>78.8512</text:p>
          </table:table-cell>
          <table:table-cell table:formula="of:=AVERAGE([.B3276:.B3326])" office:value-type="float" office:value="81.9927294117647" calcext:value-type="float">
            <text:p>81.9927294118</text:p>
          </table:table-cell>
          <table:table-cell table:number-columns-repeated="3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80.4837" calcext:value-type="float">
            <text:p>80.4837</text:p>
          </table:table-cell>
          <table:table-cell table:formula="of:=AVERAGE([.B3277:.B3327])" office:value-type="float" office:value="82.2046058823529" calcext:value-type="float">
            <text:p>82.2046058824</text:p>
          </table:table-cell>
          <table:table-cell table:number-columns-repeated="3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80.2995" calcext:value-type="float">
            <text:p>80.2995</text:p>
          </table:table-cell>
          <table:table-cell table:formula="of:=AVERAGE([.B3278:.B3328])" office:value-type="float" office:value="82.3919529411765" calcext:value-type="float">
            <text:p>82.3919529412</text:p>
          </table:table-cell>
          <table:table-cell table:number-columns-repeated="3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78.6906" calcext:value-type="float">
            <text:p>78.6906</text:p>
          </table:table-cell>
          <table:table-cell table:formula="of:=AVERAGE([.B3279:.B3329])" office:value-type="float" office:value="82.6140294117647" calcext:value-type="float">
            <text:p>82.6140294118</text:p>
          </table:table-cell>
          <table:table-cell table:number-columns-repeated="3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80.4667" calcext:value-type="float">
            <text:p>80.4667</text:p>
          </table:table-cell>
          <table:table-cell table:formula="of:=AVERAGE([.B3280:.B3330])" office:value-type="float" office:value="82.8330843137255" calcext:value-type="float">
            <text:p>82.8330843137</text:p>
          </table:table-cell>
          <table:table-cell table:number-columns-repeated="3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79.7687" calcext:value-type="float">
            <text:p>79.7687</text:p>
          </table:table-cell>
          <table:table-cell table:formula="of:=AVERAGE([.B3281:.B3331])" office:value-type="float" office:value="83.0766019607843" calcext:value-type="float">
            <text:p>83.0766019608</text:p>
          </table:table-cell>
          <table:table-cell table:number-columns-repeated="3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79.7162" calcext:value-type="float">
            <text:p>79.7162</text:p>
          </table:table-cell>
          <table:table-cell table:formula="of:=AVERAGE([.B3282:.B3332])" office:value-type="float" office:value="83.2778490196079" calcext:value-type="float">
            <text:p>83.2778490196</text:p>
          </table:table-cell>
          <table:table-cell table:number-columns-repeated="3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81.2686" calcext:value-type="float">
            <text:p>81.2686</text:p>
          </table:table-cell>
          <table:table-cell table:formula="of:=AVERAGE([.B3283:.B3333])" office:value-type="float" office:value="83.4957588235294" calcext:value-type="float">
            <text:p>83.4957588235</text:p>
          </table:table-cell>
          <table:table-cell table:number-columns-repeated="3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80.2753" calcext:value-type="float">
            <text:p>80.2753</text:p>
          </table:table-cell>
          <table:table-cell table:formula="of:=AVERAGE([.B3284:.B3334])" office:value-type="float" office:value="83.6686098039216" calcext:value-type="float">
            <text:p>83.6686098039</text:p>
          </table:table-cell>
          <table:table-cell table:number-columns-repeated="3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80.0008" calcext:value-type="float">
            <text:p>80.0008</text:p>
          </table:table-cell>
          <table:table-cell table:formula="of:=AVERAGE([.B3285:.B3335])" office:value-type="float" office:value="83.8877725490196" calcext:value-type="float">
            <text:p>83.887772549</text:p>
          </table:table-cell>
          <table:table-cell table:number-columns-repeated="3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81.8875" calcext:value-type="float">
            <text:p>81.8875</text:p>
          </table:table-cell>
          <table:table-cell table:formula="of:=AVERAGE([.B3286:.B3336])" office:value-type="float" office:value="84.0857803921568" calcext:value-type="float">
            <text:p>84.0857803922</text:p>
          </table:table-cell>
          <table:table-cell table:number-columns-repeated="3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80.9332" calcext:value-type="float">
            <text:p>80.9332</text:p>
          </table:table-cell>
          <table:table-cell table:formula="of:=AVERAGE([.B3287:.B3337])" office:value-type="float" office:value="84.2327607843137" calcext:value-type="float">
            <text:p>84.2327607843</text:p>
          </table:table-cell>
          <table:table-cell table:number-columns-repeated="3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81.343" calcext:value-type="float">
            <text:p>81.343</text:p>
          </table:table-cell>
          <table:table-cell table:formula="of:=AVERAGE([.B3288:.B3338])" office:value-type="float" office:value="84.3707588235294" calcext:value-type="float">
            <text:p>84.3707588235</text:p>
          </table:table-cell>
          <table:table-cell table:number-columns-repeated="3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83.2501" calcext:value-type="float">
            <text:p>83.2501</text:p>
          </table:table-cell>
          <table:table-cell table:formula="of:=AVERAGE([.B3289:.B3339])" office:value-type="float" office:value="84.5600529411765" calcext:value-type="float">
            <text:p>84.5600529412</text:p>
          </table:table-cell>
          <table:table-cell table:number-columns-repeated="3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80.8497" calcext:value-type="float">
            <text:p>80.8497</text:p>
          </table:table-cell>
          <table:table-cell table:formula="of:=AVERAGE([.B3290:.B3340])" office:value-type="float" office:value="84.6698039215686" calcext:value-type="float">
            <text:p>84.6698039216</text:p>
          </table:table-cell>
          <table:table-cell table:number-columns-repeated="3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81.3827" calcext:value-type="float">
            <text:p>81.3827</text:p>
          </table:table-cell>
          <table:table-cell table:formula="of:=AVERAGE([.B3291:.B3341])" office:value-type="float" office:value="84.8634882352941" calcext:value-type="float">
            <text:p>84.8634882353</text:p>
          </table:table-cell>
          <table:table-cell table:number-columns-repeated="3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84.215" calcext:value-type="float">
            <text:p>84.215</text:p>
          </table:table-cell>
          <table:table-cell table:formula="of:=AVERAGE([.B3292:.B3342])" office:value-type="float" office:value="85.0063803921569" calcext:value-type="float">
            <text:p>85.0063803922</text:p>
          </table:table-cell>
          <table:table-cell table:number-columns-repeated="3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80.8743" calcext:value-type="float">
            <text:p>80.8743</text:p>
          </table:table-cell>
          <table:table-cell table:formula="of:=AVERAGE([.B3293:.B3343])" office:value-type="float" office:value="85.0845921568628" calcext:value-type="float">
            <text:p>85.0845921569</text:p>
          </table:table-cell>
          <table:table-cell table:number-columns-repeated="3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80.7836" calcext:value-type="float">
            <text:p>80.7836</text:p>
          </table:table-cell>
          <table:table-cell table:formula="of:=AVERAGE([.B3294:.B3344])" office:value-type="float" office:value="85.2468098039216" calcext:value-type="float">
            <text:p>85.2468098039</text:p>
          </table:table-cell>
          <table:table-cell table:number-columns-repeated="3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83.5134" calcext:value-type="float">
            <text:p>83.5134</text:p>
          </table:table-cell>
          <table:table-cell table:formula="of:=AVERAGE([.B3295:.B3345])" office:value-type="float" office:value="85.3825215686274" calcext:value-type="float">
            <text:p>85.3825215686</text:p>
          </table:table-cell>
          <table:table-cell table:number-columns-repeated="3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81.3033" calcext:value-type="float">
            <text:p>81.3033</text:p>
          </table:table-cell>
          <table:table-cell table:formula="of:=AVERAGE([.B3296:.B3346])" office:value-type="float" office:value="85.4626745098039" calcext:value-type="float">
            <text:p>85.4626745098</text:p>
          </table:table-cell>
          <table:table-cell table:number-columns-repeated="3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81.9026" calcext:value-type="float">
            <text:p>81.9026</text:p>
          </table:table-cell>
          <table:table-cell table:formula="of:=AVERAGE([.B3297:.B3347])" office:value-type="float" office:value="85.5915960784314" calcext:value-type="float">
            <text:p>85.5915960784</text:p>
          </table:table-cell>
          <table:table-cell table:number-columns-repeated="3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82.1828" calcext:value-type="float">
            <text:p>82.1828</text:p>
          </table:table-cell>
          <table:table-cell table:formula="of:=AVERAGE([.B3298:.B3348])" office:value-type="float" office:value="85.6772156862745" calcext:value-type="float">
            <text:p>85.6772156863</text:p>
          </table:table-cell>
          <table:table-cell table:number-columns-repeated="3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80.0632" calcext:value-type="float">
            <text:p>80.0632</text:p>
          </table:table-cell>
          <table:table-cell table:formula="of:=AVERAGE([.B3299:.B3349])" office:value-type="float" office:value="85.8124921568627" calcext:value-type="float">
            <text:p>85.8124921569</text:p>
          </table:table-cell>
          <table:table-cell table:number-columns-repeated="3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81.4747" calcext:value-type="float">
            <text:p>81.4747</text:p>
          </table:table-cell>
          <table:table-cell table:formula="of:=AVERAGE([.B3300:.B3350])" office:value-type="float" office:value="85.9531019607843" calcext:value-type="float">
            <text:p>85.9531019608</text:p>
          </table:table-cell>
          <table:table-cell table:number-columns-repeated="3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81.1968" calcext:value-type="float">
            <text:p>81.1968</text:p>
          </table:table-cell>
          <table:table-cell table:formula="of:=AVERAGE([.B3301:.B3351])" office:value-type="float" office:value="86.0825333333333" calcext:value-type="float">
            <text:p>86.0825333333</text:p>
          </table:table-cell>
          <table:table-cell table:number-columns-repeated="3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80.457" calcext:value-type="float">
            <text:p>80.457</text:p>
          </table:table-cell>
          <table:table-cell table:formula="of:=AVERAGE([.B3302:.B3352])" office:value-type="float" office:value="86.1957843137255" calcext:value-type="float">
            <text:p>86.1957843137</text:p>
          </table:table-cell>
          <table:table-cell table:number-columns-repeated="3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81.782" calcext:value-type="float">
            <text:p>81.782</text:p>
          </table:table-cell>
          <table:table-cell table:formula="of:=AVERAGE([.B3303:.B3353])" office:value-type="float" office:value="86.3435176470588" calcext:value-type="float">
            <text:p>86.3435176471</text:p>
          </table:table-cell>
          <table:table-cell table:number-columns-repeated="3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80.7005" calcext:value-type="float">
            <text:p>80.7005</text:p>
          </table:table-cell>
          <table:table-cell table:formula="of:=AVERAGE([.B3304:.B3354])" office:value-type="float" office:value="86.4475215686275" calcext:value-type="float">
            <text:p>86.4475215686</text:p>
          </table:table-cell>
          <table:table-cell table:number-columns-repeated="3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79.948" calcext:value-type="float">
            <text:p>79.948</text:p>
          </table:table-cell>
          <table:table-cell table:formula="of:=AVERAGE([.B3305:.B3355])" office:value-type="float" office:value="86.6650745098039" calcext:value-type="float">
            <text:p>86.6650745098</text:p>
          </table:table-cell>
          <table:table-cell table:number-columns-repeated="3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84.3161" calcext:value-type="float">
            <text:p>84.3161</text:p>
          </table:table-cell>
          <table:table-cell table:formula="of:=AVERAGE([.B3306:.B3356])" office:value-type="float" office:value="86.8108019607843" calcext:value-type="float">
            <text:p>86.8108019608</text:p>
          </table:table-cell>
          <table:table-cell table:number-columns-repeated="3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80.1186" calcext:value-type="float">
            <text:p>80.1186</text:p>
          </table:table-cell>
          <table:table-cell table:formula="of:=AVERAGE([.B3307:.B3357])" office:value-type="float" office:value="86.9357313725491" calcext:value-type="float">
            <text:p>86.9357313725</text:p>
          </table:table-cell>
          <table:table-cell table:number-columns-repeated="3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79.3934" calcext:value-type="float">
            <text:p>79.3934</text:p>
          </table:table-cell>
          <table:table-cell table:formula="of:=AVERAGE([.B3308:.B3358])" office:value-type="float" office:value="87.1015607843137" calcext:value-type="float">
            <text:p>87.1015607843</text:p>
          </table:table-cell>
          <table:table-cell table:number-columns-repeated="3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82.8749" calcext:value-type="float">
            <text:p>82.8749</text:p>
          </table:table-cell>
          <table:table-cell table:formula="of:=AVERAGE([.B3309:.B3359])" office:value-type="float" office:value="87.3369705882353" calcext:value-type="float">
            <text:p>87.3369705882</text:p>
          </table:table-cell>
          <table:table-cell table:number-columns-repeated="3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79.139" calcext:value-type="float">
            <text:p>79.139</text:p>
          </table:table-cell>
          <table:table-cell table:formula="of:=AVERAGE([.B3310:.B3360])" office:value-type="float" office:value="87.4731490196078" calcext:value-type="float">
            <text:p>87.4731490196</text:p>
          </table:table-cell>
          <table:table-cell table:number-columns-repeated="3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79.4242" calcext:value-type="float">
            <text:p>79.4242</text:p>
          </table:table-cell>
          <table:table-cell table:formula="of:=AVERAGE([.B3311:.B3361])" office:value-type="float" office:value="87.6526078431373" calcext:value-type="float">
            <text:p>87.6526078431</text:p>
          </table:table-cell>
          <table:table-cell table:number-columns-repeated="3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82.2588" calcext:value-type="float">
            <text:p>82.2588</text:p>
          </table:table-cell>
          <table:table-cell table:formula="of:=AVERAGE([.B3312:.B3362])" office:value-type="float" office:value="87.8444862745098" calcext:value-type="float">
            <text:p>87.8444862745</text:p>
          </table:table-cell>
          <table:table-cell table:number-columns-repeated="3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78.5122" calcext:value-type="float">
            <text:p>78.5122</text:p>
          </table:table-cell>
          <table:table-cell table:formula="of:=AVERAGE([.B3313:.B3363])" office:value-type="float" office:value="88.0063156862745" calcext:value-type="float">
            <text:p>88.0063156863</text:p>
          </table:table-cell>
          <table:table-cell table:number-columns-repeated="3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78.1922" calcext:value-type="float">
            <text:p>78.1922</text:p>
          </table:table-cell>
          <table:table-cell table:formula="of:=AVERAGE([.B3314:.B3364])" office:value-type="float" office:value="88.2203" calcext:value-type="float">
            <text:p>88.2203</text:p>
          </table:table-cell>
          <table:table-cell table:number-columns-repeated="3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83.7179" calcext:value-type="float">
            <text:p>83.7179</text:p>
          </table:table-cell>
          <table:table-cell table:formula="of:=AVERAGE([.B3315:.B3365])" office:value-type="float" office:value="88.5002058823529" calcext:value-type="float">
            <text:p>88.5002058824</text:p>
          </table:table-cell>
          <table:table-cell table:number-columns-repeated="3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78.4475" calcext:value-type="float">
            <text:p>78.4475</text:p>
          </table:table-cell>
          <table:table-cell table:formula="of:=AVERAGE([.B3316:.B3366])" office:value-type="float" office:value="88.602237254902" calcext:value-type="float">
            <text:p>88.6022372549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79.4478" calcext:value-type="float">
            <text:p>79.4478</text:p>
          </table:table-cell>
          <table:table-cell table:formula="of:=AVERAGE([.B3317:.B3367])" office:value-type="float" office:value="88.8369313725491" calcext:value-type="float">
            <text:p>88.8369313725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84.0239" calcext:value-type="float">
            <text:p>84.0239</text:p>
          </table:table-cell>
          <table:table-cell table:formula="of:=AVERAGE([.B3318:.B3368])" office:value-type="float" office:value="89.0383529411765" calcext:value-type="float">
            <text:p>89.0383529412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82.7566" calcext:value-type="float">
            <text:p>82.7566</text:p>
          </table:table-cell>
          <table:table-cell table:formula="of:=AVERAGE([.B3319:.B3369])" office:value-type="float" office:value="89.1672607843137" calcext:value-type="float">
            <text:p>89.1672607843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86.0021" calcext:value-type="float">
            <text:p>86.0021</text:p>
          </table:table-cell>
          <table:table-cell table:formula="of:=AVERAGE([.B3320:.B3370])" office:value-type="float" office:value="89.3684823529412" calcext:value-type="float">
            <text:p>89.3684823529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87.1773" calcext:value-type="float">
            <text:p>87.1773</text:p>
          </table:table-cell>
          <table:table-cell table:formula="of:=AVERAGE([.B3321:.B3371])" office:value-type="float" office:value="89.5651137254902" calcext:value-type="float">
            <text:p>89.5651137255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88.2184" calcext:value-type="float">
            <text:p>88.2184</text:p>
          </table:table-cell>
          <table:table-cell table:formula="of:=AVERAGE([.B3322:.B3372])" office:value-type="float" office:value="89.748105882353" calcext:value-type="float">
            <text:p>89.7481058824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89.6962" calcext:value-type="float">
            <text:p>89.6962</text:p>
          </table:table-cell>
          <table:table-cell table:formula="of:=AVERAGE([.B3323:.B3373])" office:value-type="float" office:value="89.972205882353" calcext:value-type="float">
            <text:p>89.9722058824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88.6112" calcext:value-type="float">
            <text:p>88.6112</text:p>
          </table:table-cell>
          <table:table-cell table:formula="of:=AVERAGE([.B3324:.B3374])" office:value-type="float" office:value="90.2686333333334" calcext:value-type="float">
            <text:p>90.2686333333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90.4108" calcext:value-type="float">
            <text:p>90.4108</text:p>
          </table:table-cell>
          <table:table-cell table:formula="of:=AVERAGE([.B3325:.B3375])" office:value-type="float" office:value="90.4892019607843" calcext:value-type="float">
            <text:p>90.4892019608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89.0254" calcext:value-type="float">
            <text:p>89.0254</text:p>
          </table:table-cell>
          <table:table-cell table:formula="of:=AVERAGE([.B3326:.B3376])" office:value-type="float" office:value="90.7065980392157" calcext:value-type="float">
            <text:p>90.7065980392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89.6569" calcext:value-type="float">
            <text:p>89.6569</text:p>
          </table:table-cell>
          <table:table-cell table:formula="of:=AVERAGE([.B3327:.B3377])" office:value-type="float" office:value="90.973531372549" calcext:value-type="float">
            <text:p>90.9735313725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90.0384" calcext:value-type="float">
            <text:p>90.0384</text:p>
          </table:table-cell>
          <table:table-cell table:formula="of:=AVERAGE([.B3328:.B3378])" office:value-type="float" office:value="91.1735235294118" calcext:value-type="float">
            <text:p>91.1735235294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91.6254" calcext:value-type="float">
            <text:p>91.6254</text:p>
          </table:table-cell>
          <table:table-cell table:formula="of:=AVERAGE([.B3329:.B3379])" office:value-type="float" office:value="91.3675745098039" calcext:value-type="float">
            <text:p>91.3675745098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89.8624" calcext:value-type="float">
            <text:p>89.8624</text:p>
          </table:table-cell>
          <table:table-cell table:formula="of:=AVERAGE([.B3330:.B3380])" office:value-type="float" office:value="91.5574490196079" calcext:value-type="float">
            <text:p>91.5574490196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92.8861" calcext:value-type="float">
            <text:p>92.8861</text:p>
          </table:table-cell>
          <table:table-cell table:formula="of:=AVERAGE([.B3331:.B3381])" office:value-type="float" office:value="91.7160843137255" calcext:value-type="float">
            <text:p>91.7160843137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90.0323" calcext:value-type="float">
            <text:p>90.0323</text:p>
          </table:table-cell>
          <table:table-cell table:formula="of:=AVERAGE([.B3332:.B3382])" office:value-type="float" office:value="91.8183274509804" calcext:value-type="float">
            <text:p>91.818327451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90.8296" calcext:value-type="float">
            <text:p>90.8296</text:p>
          </table:table-cell>
          <table:table-cell table:formula="of:=AVERAGE([.B3333:.B3383])" office:value-type="float" office:value="92.0067882352941" calcext:value-type="float">
            <text:p>92.0067882353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90.084" calcext:value-type="float">
            <text:p>90.084</text:p>
          </table:table-cell>
          <table:table-cell table:formula="of:=AVERAGE([.B3334:.B3384])" office:value-type="float" office:value="92.1557450980392" calcext:value-type="float">
            <text:p>92.155745098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91.4526" calcext:value-type="float">
            <text:p>91.4526</text:p>
          </table:table-cell>
          <table:table-cell table:formula="of:=AVERAGE([.B3335:.B3385])" office:value-type="float" office:value="92.2904823529412" calcext:value-type="float">
            <text:p>92.2904823529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90.0992" calcext:value-type="float">
            <text:p>90.0992</text:p>
          </table:table-cell>
          <table:table-cell table:formula="of:=AVERAGE([.B3336:.B3386])" office:value-type="float" office:value="92.4740588235294" calcext:value-type="float">
            <text:p>92.4740588235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89.3835" calcext:value-type="float">
            <text:p>89.3835</text:p>
          </table:table-cell>
          <table:table-cell table:formula="of:=AVERAGE([.B3337:.B3387])" office:value-type="float" office:value="92.6140431372549" calcext:value-type="float">
            <text:p>92.6140431373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87.9711" calcext:value-type="float">
            <text:p>87.9711</text:p>
          </table:table-cell>
          <table:table-cell table:formula="of:=AVERAGE([.B3338:.B3388])" office:value-type="float" office:value="92.7685470588235" calcext:value-type="float">
            <text:p>92.7685470588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90.997" calcext:value-type="float">
            <text:p>90.997</text:p>
          </table:table-cell>
          <table:table-cell table:formula="of:=AVERAGE([.B3339:.B3389])" office:value-type="float" office:value="93.0594862745098" calcext:value-type="float">
            <text:p>93.0594862745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88.8474" calcext:value-type="float">
            <text:p>88.8474</text:p>
          </table:table-cell>
          <table:table-cell table:formula="of:=AVERAGE([.B3340:.B3390])" office:value-type="float" office:value="93.175631372549" calcext:value-type="float">
            <text:p>93.1756313725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90.7276" calcext:value-type="float">
            <text:p>90.7276</text:p>
          </table:table-cell>
          <table:table-cell table:formula="of:=AVERAGE([.B3341:.B3391])" office:value-type="float" office:value="93.358905882353" calcext:value-type="float">
            <text:p>93.3589058824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88.6702" calcext:value-type="float">
            <text:p>88.6702</text:p>
          </table:table-cell>
          <table:table-cell table:formula="of:=AVERAGE([.B3342:.B3392])" office:value-type="float" office:value="93.5003647058824" calcext:value-type="float">
            <text:p>93.5003647059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88.2038" calcext:value-type="float">
            <text:p>88.2038</text:p>
          </table:table-cell>
          <table:table-cell table:formula="of:=AVERAGE([.B3343:.B3393])" office:value-type="float" office:value="93.664068627451" calcext:value-type="float">
            <text:p>93.6640686275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89.1474" calcext:value-type="float">
            <text:p>89.1474</text:p>
          </table:table-cell>
          <table:table-cell table:formula="of:=AVERAGE([.B3344:.B3394])" office:value-type="float" office:value="93.8940196078432" calcext:value-type="float">
            <text:p>93.8940196078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87.7049" calcext:value-type="float">
            <text:p>87.7049</text:p>
          </table:table-cell>
          <table:table-cell table:formula="of:=AVERAGE([.B3345:.B3395])" office:value-type="float" office:value="94.0590156862745" calcext:value-type="float">
            <text:p>94.0590156863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87.6012" calcext:value-type="float">
            <text:p>87.6012</text:p>
          </table:table-cell>
          <table:table-cell table:formula="of:=AVERAGE([.B3346:.B3396])" office:value-type="float" office:value="94.2985294117647" calcext:value-type="float">
            <text:p>94.2985294118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87.8783" calcext:value-type="float">
            <text:p>87.8783</text:p>
          </table:table-cell>
          <table:table-cell table:formula="of:=AVERAGE([.B3347:.B3397])" office:value-type="float" office:value="94.5946235294118" calcext:value-type="float">
            <text:p>94.5946235294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86.2692" calcext:value-type="float">
            <text:p>86.2692</text:p>
          </table:table-cell>
          <table:table-cell table:formula="of:=AVERAGE([.B3348:.B3398])" office:value-type="float" office:value="94.7765568627451" calcext:value-type="float">
            <text:p>94.7765568627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89.0819" calcext:value-type="float">
            <text:p>89.0819</text:p>
          </table:table-cell>
          <table:table-cell table:formula="of:=AVERAGE([.B3349:.B3399])" office:value-type="float" office:value="95.0133666666667" calcext:value-type="float">
            <text:p>95.0133666667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87.2343" calcext:value-type="float">
            <text:p>87.2343</text:p>
          </table:table-cell>
          <table:table-cell table:formula="of:=AVERAGE([.B3350:.B3400])" office:value-type="float" office:value="95.240368627451" calcext:value-type="float">
            <text:p>95.2403686275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88.0757" calcext:value-type="float">
            <text:p>88.0757</text:p>
          </table:table-cell>
          <table:table-cell table:formula="of:=AVERAGE([.B3351:.B3401])" office:value-type="float" office:value="95.4453980392157" calcext:value-type="float">
            <text:p>95.4453980392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86.9726" calcext:value-type="float">
            <text:p>86.9726</text:p>
          </table:table-cell>
          <table:table-cell table:formula="of:=AVERAGE([.B3352:.B3402])" office:value-type="float" office:value="95.658305882353" calcext:value-type="float">
            <text:p>95.6583058824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87.9914" calcext:value-type="float">
            <text:p>87.9914</text:p>
          </table:table-cell>
          <table:table-cell table:formula="of:=AVERAGE([.B3353:.B3403])" office:value-type="float" office:value="95.8738862745098" calcext:value-type="float">
            <text:p>95.8738862745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87.0862" calcext:value-type="float">
            <text:p>87.0862</text:p>
          </table:table-cell>
          <table:table-cell table:formula="of:=AVERAGE([.B3354:.B3404])" office:value-type="float" office:value="96.0557568627451" calcext:value-type="float">
            <text:p>96.0557568627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91.7957" calcext:value-type="float">
            <text:p>91.7957</text:p>
          </table:table-cell>
          <table:table-cell table:formula="of:=AVERAGE([.B3355:.B3405])" office:value-type="float" office:value="96.2364352941176" calcext:value-type="float">
            <text:p>96.2364352941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87.3801" calcext:value-type="float">
            <text:p>87.3801</text:p>
          </table:table-cell>
          <table:table-cell table:formula="of:=AVERAGE([.B3356:.B3406])" office:value-type="float" office:value="96.3994215686275" calcext:value-type="float">
            <text:p>96.3994215686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90.6875" calcext:value-type="float">
            <text:p>90.6875</text:p>
          </table:table-cell>
          <table:table-cell table:formula="of:=AVERAGE([.B3357:.B3407])" office:value-type="float" office:value="96.6104039215687" calcext:value-type="float">
            <text:p>96.6104039216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88.5759" calcext:value-type="float">
            <text:p>88.5759</text:p>
          </table:table-cell>
          <table:table-cell table:formula="of:=AVERAGE([.B3358:.B3408])" office:value-type="float" office:value="96.750605882353" calcext:value-type="float">
            <text:p>96.7506058824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91.3993" calcext:value-type="float">
            <text:p>91.3993</text:p>
          </table:table-cell>
          <table:table-cell table:formula="of:=AVERAGE([.B3359:.B3409])" office:value-type="float" office:value="96.9458921568628" calcext:value-type="float">
            <text:p>96.9458921569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89.82" calcext:value-type="float">
            <text:p>89.82</text:p>
          </table:table-cell>
          <table:table-cell table:formula="of:=AVERAGE([.B3360:.B3410])" office:value-type="float" office:value="97.0282588235294" calcext:value-type="float">
            <text:p>97.0282588235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88.2914" calcext:value-type="float">
            <text:p>88.2914</text:p>
          </table:table-cell>
          <table:table-cell table:formula="of:=AVERAGE([.B3361:.B3411])" office:value-type="float" office:value="97.2482784313726" calcext:value-type="float">
            <text:p>97.2482784314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89.21" calcext:value-type="float">
            <text:p>89.21</text:p>
          </table:table-cell>
          <table:table-cell table:formula="of:=AVERAGE([.B3362:.B3412])" office:value-type="float" office:value="97.389905882353" calcext:value-type="float">
            <text:p>97.3899058824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90.5121" calcext:value-type="float">
            <text:p>90.5121</text:p>
          </table:table-cell>
          <table:table-cell table:formula="of:=AVERAGE([.B3363:.B3413])" office:value-type="float" office:value="97.5355803921569" calcext:value-type="float">
            <text:p>97.5355803922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89.4254" calcext:value-type="float">
            <text:p>89.4254</text:p>
          </table:table-cell>
          <table:table-cell table:formula="of:=AVERAGE([.B3364:.B3414])" office:value-type="float" office:value="97.7681078431373" calcext:value-type="float">
            <text:p>97.7681078431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92.4674" calcext:value-type="float">
            <text:p>92.4674</text:p>
          </table:table-cell>
          <table:table-cell table:formula="of:=AVERAGE([.B3365:.B3415])" office:value-type="float" office:value="97.9028529411765" calcext:value-type="float">
            <text:p>97.9028529412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88.9215" calcext:value-type="float">
            <text:p>88.9215</text:p>
          </table:table-cell>
          <table:table-cell table:formula="of:=AVERAGE([.B3366:.B3416])" office:value-type="float" office:value="97.9962627450981" calcext:value-type="float">
            <text:p>97.9962627451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90.4169" calcext:value-type="float">
            <text:p>90.4169</text:p>
          </table:table-cell>
          <table:table-cell table:formula="of:=AVERAGE([.B3367:.B3417])" office:value-type="float" office:value="98.1689117647059" calcext:value-type="float">
            <text:p>98.1689117647</text:p>
          </table:table-cell>
          <table:table-cell table:number-columns-repeated="3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89.7203" calcext:value-type="float">
            <text:p>89.7203</text:p>
          </table:table-cell>
          <table:table-cell table:formula="of:=AVERAGE([.B3368:.B3418])" office:value-type="float" office:value="98.2972607843137" calcext:value-type="float">
            <text:p>98.2972607843</text:p>
          </table:table-cell>
          <table:table-cell table:number-columns-repeated="3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90.5982" calcext:value-type="float">
            <text:p>90.5982</text:p>
          </table:table-cell>
          <table:table-cell table:formula="of:=AVERAGE([.B3369:.B3419])" office:value-type="float" office:value="98.4990196078432" calcext:value-type="float">
            <text:p>98.4990196078</text:p>
          </table:table-cell>
          <table:table-cell table:number-columns-repeated="3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93.0189" calcext:value-type="float">
            <text:p>93.0189</text:p>
          </table:table-cell>
          <table:table-cell table:formula="of:=AVERAGE([.B3370:.B3420])" office:value-type="float" office:value="98.6454156862745" calcext:value-type="float">
            <text:p>98.6454156863</text:p>
          </table:table-cell>
          <table:table-cell table:number-columns-repeated="3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96.0303" calcext:value-type="float">
            <text:p>96.0303</text:p>
          </table:table-cell>
          <table:table-cell table:formula="of:=AVERAGE([.B3371:.B3421])" office:value-type="float" office:value="98.7940450980392" calcext:value-type="float">
            <text:p>98.794045098</text:p>
          </table:table-cell>
          <table:table-cell table:number-columns-repeated="3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96.5099" calcext:value-type="float">
            <text:p>96.5099</text:p>
          </table:table-cell>
          <table:table-cell table:formula="of:=AVERAGE([.B3372:.B3422])" office:value-type="float" office:value="98.9845294117647" calcext:value-type="float">
            <text:p>98.9845294118</text:p>
          </table:table-cell>
          <table:table-cell table:number-columns-repeated="3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99.6475" calcext:value-type="float">
            <text:p>99.6475</text:p>
          </table:table-cell>
          <table:table-cell table:formula="of:=AVERAGE([.B3373:.B3423])" office:value-type="float" office:value="99.1405901960784" calcext:value-type="float">
            <text:p>99.1405901961</text:p>
          </table:table-cell>
          <table:table-cell table:number-columns-repeated="3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04.814" calcext:value-type="float">
            <text:p>104.814</text:p>
          </table:table-cell>
          <table:table-cell table:formula="of:=AVERAGE([.B3374:.B3424])" office:value-type="float" office:value="99.1925411764706" calcext:value-type="float">
            <text:p>99.1925411765</text:p>
          </table:table-cell>
          <table:table-cell table:number-columns-repeated="3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99.8602" calcext:value-type="float">
            <text:p>99.8602</text:p>
          </table:table-cell>
          <table:table-cell table:formula="of:=AVERAGE([.B3375:.B3425])" office:value-type="float" office:value="99.2274431372549" calcext:value-type="float">
            <text:p>99.2274431373</text:p>
          </table:table-cell>
          <table:table-cell table:number-columns-repeated="3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01.498" calcext:value-type="float">
            <text:p>101.498</text:p>
          </table:table-cell>
          <table:table-cell table:formula="of:=AVERAGE([.B3376:.B3426])" office:value-type="float" office:value="99.3973411764706" calcext:value-type="float">
            <text:p>99.3973411765</text:p>
          </table:table-cell>
          <table:table-cell table:number-columns-repeated="3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02.639" calcext:value-type="float">
            <text:p>102.639</text:p>
          </table:table-cell>
          <table:table-cell table:formula="of:=AVERAGE([.B3377:.B3427])" office:value-type="float" office:value="99.4710274509804" calcext:value-type="float">
            <text:p>99.471027451</text:p>
          </table:table-cell>
          <table:table-cell table:number-columns-repeated="3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99.8565" calcext:value-type="float">
            <text:p>99.8565</text:p>
          </table:table-cell>
          <table:table-cell table:formula="of:=AVERAGE([.B3378:.B3428])" office:value-type="float" office:value="99.5164196078431" calcext:value-type="float">
            <text:p>99.5164196078</text:p>
          </table:table-cell>
          <table:table-cell table:number-columns-repeated="3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99.935" calcext:value-type="float">
            <text:p>99.935</text:p>
          </table:table-cell>
          <table:table-cell table:formula="of:=AVERAGE([.B3379:.B3429])" office:value-type="float" office:value="99.6515470588235" calcext:value-type="float">
            <text:p>99.6515470588</text:p>
          </table:table-cell>
          <table:table-cell table:number-columns-repeated="3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01.309" calcext:value-type="float">
            <text:p>101.309</text:p>
          </table:table-cell>
          <table:table-cell table:formula="of:=AVERAGE([.B3380:.B3430])" office:value-type="float" office:value="99.7675274509804" calcext:value-type="float">
            <text:p>99.767527451</text:p>
          </table:table-cell>
          <table:table-cell table:number-columns-repeated="3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97.9528" calcext:value-type="float">
            <text:p>97.9528</text:p>
          </table:table-cell>
          <table:table-cell table:formula="of:=AVERAGE([.B3381:.B3431])" office:value-type="float" office:value="99.8498215686275" calcext:value-type="float">
            <text:p>99.8498215686</text:p>
          </table:table-cell>
          <table:table-cell table:number-columns-repeated="3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98.1005" calcext:value-type="float">
            <text:p>98.1005</text:p>
          </table:table-cell>
          <table:table-cell table:formula="of:=AVERAGE([.B3382:.B3432])" office:value-type="float" office:value="99.9561392156863" calcext:value-type="float">
            <text:p>99.9561392157</text:p>
          </table:table-cell>
          <table:table-cell table:number-columns-repeated="3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99.6438" calcext:value-type="float">
            <text:p>99.6438</text:p>
          </table:table-cell>
          <table:table-cell table:formula="of:=AVERAGE([.B3383:.B3433])" office:value-type="float" office:value="100.0906" calcext:value-type="float">
            <text:p>100.0906</text:p>
          </table:table-cell>
          <table:table-cell table:number-columns-repeated="3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98.4264" calcext:value-type="float">
            <text:p>98.4264</text:p>
          </table:table-cell>
          <table:table-cell table:formula="of:=AVERAGE([.B3384:.B3434])" office:value-type="float" office:value="100.216662745098" calcext:value-type="float">
            <text:p>100.2166627451</text:p>
          </table:table-cell>
          <table:table-cell table:number-columns-repeated="3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96.9556" calcext:value-type="float">
            <text:p>96.9556</text:p>
          </table:table-cell>
          <table:table-cell table:formula="of:=AVERAGE([.B3385:.B3435])" office:value-type="float" office:value="100.340615686275" calcext:value-type="float">
            <text:p>100.3406156863</text:p>
          </table:table-cell>
          <table:table-cell table:number-columns-repeated="3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00.815" calcext:value-type="float">
            <text:p>100.815</text:p>
          </table:table-cell>
          <table:table-cell table:formula="of:=AVERAGE([.B3386:.B3436])" office:value-type="float" office:value="100.500525490196" calcext:value-type="float">
            <text:p>100.5005254902</text:p>
          </table:table-cell>
          <table:table-cell table:number-columns-repeated="3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97.2384" calcext:value-type="float">
            <text:p>97.2384</text:p>
          </table:table-cell>
          <table:table-cell table:formula="of:=AVERAGE([.B3387:.B3437])" office:value-type="float" office:value="100.608505882353" calcext:value-type="float">
            <text:p>100.6085058824</text:p>
          </table:table-cell>
          <table:table-cell table:number-columns-repeated="3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97.2632" calcext:value-type="float">
            <text:p>97.2632</text:p>
          </table:table-cell>
          <table:table-cell table:formula="of:=AVERAGE([.B3388:.B3438])" office:value-type="float" office:value="100.73008627451" calcext:value-type="float">
            <text:p>100.7300862745</text:p>
          </table:table-cell>
          <table:table-cell table:number-columns-repeated="3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02.809" calcext:value-type="float">
            <text:p>102.809</text:p>
          </table:table-cell>
          <table:table-cell table:formula="of:=AVERAGE([.B3389:.B3439])" office:value-type="float" office:value="100.932866666667" calcext:value-type="float">
            <text:p>100.9328666667</text:p>
          </table:table-cell>
          <table:table-cell table:number-columns-repeated="3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96.9204" calcext:value-type="float">
            <text:p>96.9204</text:p>
          </table:table-cell>
          <table:table-cell table:formula="of:=AVERAGE([.B3390:.B3440])" office:value-type="float" office:value="100.943337254902" calcext:value-type="float">
            <text:p>100.9433372549</text:p>
          </table:table-cell>
          <table:table-cell table:number-columns-repeated="3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98.1944" calcext:value-type="float">
            <text:p>98.1944</text:p>
          </table:table-cell>
          <table:table-cell table:formula="of:=AVERAGE([.B3391:.B3441])" office:value-type="float" office:value="101.106858823529" calcext:value-type="float">
            <text:p>101.1068588235</text:p>
          </table:table-cell>
          <table:table-cell table:number-columns-repeated="3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97.942" calcext:value-type="float">
            <text:p>97.942</text:p>
          </table:table-cell>
          <table:table-cell table:formula="of:=AVERAGE([.B3392:.B3442])" office:value-type="float" office:value="101.221498039216" calcext:value-type="float">
            <text:p>101.2214980392</text:p>
          </table:table-cell>
          <table:table-cell table:number-columns-repeated="3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97.0191" calcext:value-type="float">
            <text:p>97.0191</text:p>
          </table:table-cell>
          <table:table-cell table:formula="of:=AVERAGE([.B3393:.B3443])" office:value-type="float" office:value="101.389890196078" calcext:value-type="float">
            <text:p>101.3898901961</text:p>
          </table:table-cell>
          <table:table-cell table:number-columns-repeated="3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99.9313" calcext:value-type="float">
            <text:p>99.9313</text:p>
          </table:table-cell>
          <table:table-cell table:formula="of:=AVERAGE([.B3394:.B3444])" office:value-type="float" office:value="101.534201960784" calcext:value-type="float">
            <text:p>101.5342019608</text:p>
          </table:table-cell>
          <table:table-cell table:number-columns-repeated="3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97.5622" calcext:value-type="float">
            <text:p>97.5622</text:p>
          </table:table-cell>
          <table:table-cell table:formula="of:=AVERAGE([.B3395:.B3445])" office:value-type="float" office:value="101.634470588235" calcext:value-type="float">
            <text:p>101.6344705882</text:p>
          </table:table-cell>
          <table:table-cell table:number-columns-repeated="3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99.9201" calcext:value-type="float">
            <text:p>99.9201</text:p>
          </table:table-cell>
          <table:table-cell table:formula="of:=AVERAGE([.B3396:.B3446])" office:value-type="float" office:value="101.776094117647" calcext:value-type="float">
            <text:p>101.7760941176</text:p>
          </table:table-cell>
          <table:table-cell table:number-columns-repeated="3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02.702" calcext:value-type="float">
            <text:p>102.702</text:p>
          </table:table-cell>
          <table:table-cell table:formula="of:=AVERAGE([.B3397:.B3447])" office:value-type="float" office:value="101.950288235294" calcext:value-type="float">
            <text:p>101.9502882353</text:p>
          </table:table-cell>
          <table:table-cell table:number-columns-repeated="3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97.1569" calcext:value-type="float">
            <text:p>97.1569</text:p>
          </table:table-cell>
          <table:table-cell table:formula="of:=AVERAGE([.B3398:.B3448])" office:value-type="float" office:value="102.010601960784" calcext:value-type="float">
            <text:p>102.0106019608</text:p>
          </table:table-cell>
          <table:table-cell table:number-columns-repeated="3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98.3465" calcext:value-type="float">
            <text:p>98.3465</text:p>
          </table:table-cell>
          <table:table-cell table:formula="of:=AVERAGE([.B3399:.B3449])" office:value-type="float" office:value="102.157819607843" calcext:value-type="float">
            <text:p>102.1578196078</text:p>
          </table:table-cell>
          <table:table-cell table:number-columns-repeated="3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00.659" calcext:value-type="float">
            <text:p>100.659</text:p>
          </table:table-cell>
          <table:table-cell table:formula="of:=AVERAGE([.B3400:.B3450])" office:value-type="float" office:value="102.305594117647" calcext:value-type="float">
            <text:p>102.3055941176</text:p>
          </table:table-cell>
          <table:table-cell table:number-columns-repeated="3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97.6908" calcext:value-type="float">
            <text:p>97.6908</text:p>
          </table:table-cell>
          <table:table-cell table:formula="of:=AVERAGE([.B3401:.B3451])" office:value-type="float" office:value="102.440339215686" calcext:value-type="float">
            <text:p>102.4403392157</text:p>
          </table:table-cell>
          <table:table-cell table:number-columns-repeated="3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98.934" calcext:value-type="float">
            <text:p>98.934</text:p>
          </table:table-cell>
          <table:table-cell table:formula="of:=AVERAGE([.B3402:.B3452])" office:value-type="float" office:value="102.64612745098" calcext:value-type="float">
            <text:p>102.646127451</text:p>
          </table:table-cell>
          <table:table-cell table:number-columns-repeated="3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97.9672" calcext:value-type="float">
            <text:p>97.9672</text:p>
          </table:table-cell>
          <table:table-cell table:formula="of:=AVERAGE([.B3403:.B3453])" office:value-type="float" office:value="102.735009803922" calcext:value-type="float">
            <text:p>102.7350098039</text:p>
          </table:table-cell>
          <table:table-cell table:number-columns-repeated="3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97.2668" calcext:value-type="float">
            <text:p>97.2668</text:p>
          </table:table-cell>
          <table:table-cell table:formula="of:=AVERAGE([.B3404:.B3454])" office:value-type="float" office:value="102.916849019608" calcext:value-type="float">
            <text:p>102.9168490196</text:p>
          </table:table-cell>
          <table:table-cell table:number-columns-repeated="3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96.3008" calcext:value-type="float">
            <text:p>96.3008</text:p>
          </table:table-cell>
          <table:table-cell table:formula="of:=AVERAGE([.B3405:.B3455])" office:value-type="float" office:value="103.130950980392" calcext:value-type="float">
            <text:p>103.1309509804</text:p>
          </table:table-cell>
          <table:table-cell table:number-columns-repeated="3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00.108" calcext:value-type="float">
            <text:p>100.108</text:p>
          </table:table-cell>
          <table:table-cell table:formula="of:=AVERAGE([.B3406:.B3456])" office:value-type="float" office:value="103.352425490196" calcext:value-type="float">
            <text:p>103.3524254902</text:p>
          </table:table-cell>
          <table:table-cell table:number-columns-repeated="3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98.1402" calcext:value-type="float">
            <text:p>98.1402</text:p>
          </table:table-cell>
          <table:table-cell table:formula="of:=AVERAGE([.B3407:.B3457])" office:value-type="float" office:value="103.428111764706" calcext:value-type="float">
            <text:p>103.4281117647</text:p>
          </table:table-cell>
          <table:table-cell table:number-columns-repeated="3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97.8378" calcext:value-type="float">
            <text:p>97.8378</text:p>
          </table:table-cell>
          <table:table-cell table:formula="of:=AVERAGE([.B3408:.B3458])" office:value-type="float" office:value="103.589794117647" calcext:value-type="float">
            <text:p>103.5897941176</text:p>
          </table:table-cell>
          <table:table-cell table:number-columns-repeated="3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98.5355" calcext:value-type="float">
            <text:p>98.5355</text:p>
          </table:table-cell>
          <table:table-cell table:formula="of:=AVERAGE([.B3409:.B3459])" office:value-type="float" office:value="103.733131372549" calcext:value-type="float">
            <text:p>103.7331313725</text:p>
          </table:table-cell>
          <table:table-cell table:number-columns-repeated="3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95.6" calcext:value-type="float">
            <text:p>95.6</text:p>
          </table:table-cell>
          <table:table-cell table:formula="of:=AVERAGE([.B3410:.B3460])" office:value-type="float" office:value="103.953160784314" calcext:value-type="float">
            <text:p>103.9531607843</text:p>
          </table:table-cell>
          <table:table-cell table:number-columns-repeated="3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01.041" calcext:value-type="float">
            <text:p>101.041</text:p>
          </table:table-cell>
          <table:table-cell table:formula="of:=AVERAGE([.B3411:.B3461])" office:value-type="float" office:value="104.115003921569" calcext:value-type="float">
            <text:p>104.1150039216</text:p>
          </table:table-cell>
          <table:table-cell table:number-columns-repeated="3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95.5144" calcext:value-type="float">
            <text:p>95.5144</text:p>
          </table:table-cell>
          <table:table-cell table:formula="of:=AVERAGE([.B3412:.B3462])" office:value-type="float" office:value="104.167945098039" calcext:value-type="float">
            <text:p>104.167945098</text:p>
          </table:table-cell>
          <table:table-cell table:number-columns-repeated="3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96.6394" calcext:value-type="float">
            <text:p>96.6394</text:p>
          </table:table-cell>
          <table:table-cell table:formula="of:=AVERAGE([.B3413:.B3463])" office:value-type="float" office:value="104.43717254902" calcext:value-type="float">
            <text:p>104.437172549</text:p>
          </table:table-cell>
          <table:table-cell table:number-columns-repeated="3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02.371" calcext:value-type="float">
            <text:p>102.371</text:p>
          </table:table-cell>
          <table:table-cell table:formula="of:=AVERAGE([.B3414:.B3464])" office:value-type="float" office:value="104.565949019608" calcext:value-type="float">
            <text:p>104.5659490196</text:p>
          </table:table-cell>
          <table:table-cell table:number-columns-repeated="3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96.2974" calcext:value-type="float">
            <text:p>96.2974</text:p>
          </table:table-cell>
          <table:table-cell table:formula="of:=AVERAGE([.B3415:.B3465])" office:value-type="float" office:value="104.637458823529" calcext:value-type="float">
            <text:p>104.6374588235</text:p>
          </table:table-cell>
          <table:table-cell table:number-columns-repeated="3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97.2313" calcext:value-type="float">
            <text:p>97.2313</text:p>
          </table:table-cell>
          <table:table-cell table:formula="of:=AVERAGE([.B3416:.B3466])" office:value-type="float" office:value="104.793509803922" calcext:value-type="float">
            <text:p>104.7935098039</text:p>
          </table:table-cell>
          <table:table-cell table:number-columns-repeated="3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97.7266" calcext:value-type="float">
            <text:p>97.7266</text:p>
          </table:table-cell>
          <table:table-cell table:formula="of:=AVERAGE([.B3417:.B3467])" office:value-type="float" office:value="104.9687" calcext:value-type="float">
            <text:p>104.9687</text:p>
          </table:table-cell>
          <table:table-cell table:number-columns-repeated="3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96.9627" calcext:value-type="float">
            <text:p>96.9627</text:p>
          </table:table-cell>
          <table:table-cell table:formula="of:=AVERAGE([.B3418:.B3468])" office:value-type="float" office:value="105.091080392157" calcext:value-type="float">
            <text:p>105.0910803922</text:p>
          </table:table-cell>
          <table:table-cell table:number-columns-repeated="3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00.01" calcext:value-type="float">
            <text:p>100.01</text:p>
          </table:table-cell>
          <table:table-cell table:formula="of:=AVERAGE([.B3419:.B3469])" office:value-type="float" office:value="105.337282352941" calcext:value-type="float">
            <text:p>105.3372823529</text:p>
          </table:table-cell>
          <table:table-cell table:number-columns-repeated="3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98.0644" calcext:value-type="float">
            <text:p>98.0644</text:p>
          </table:table-cell>
          <table:table-cell table:formula="of:=AVERAGE([.B3420:.B3470])" office:value-type="float" office:value="105.421733333333" calcext:value-type="float">
            <text:p>105.4217333333</text:p>
          </table:table-cell>
          <table:table-cell table:number-columns-repeated="3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00.599" calcext:value-type="float">
            <text:p>100.599</text:p>
          </table:table-cell>
          <table:table-cell table:formula="of:=AVERAGE([.B3421:.B3471])" office:value-type="float" office:value="105.599568627451" calcext:value-type="float">
            <text:p>105.5995686275</text:p>
          </table:table-cell>
          <table:table-cell table:number-columns-repeated="3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05.745" calcext:value-type="float">
            <text:p>105.745</text:p>
          </table:table-cell>
          <table:table-cell table:formula="of:=AVERAGE([.B3422:.B3472])" office:value-type="float" office:value="105.752039215686" calcext:value-type="float">
            <text:p>105.7520392157</text:p>
          </table:table-cell>
          <table:table-cell table:number-columns-repeated="3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04.469" calcext:value-type="float">
            <text:p>104.469</text:p>
          </table:table-cell>
          <table:table-cell table:formula="of:=AVERAGE([.B3423:.B3473])" office:value-type="float" office:value="105.877137254902" calcext:value-type="float">
            <text:p>105.8771372549</text:p>
          </table:table-cell>
          <table:table-cell table:number-columns-repeated="3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02.297" calcext:value-type="float">
            <text:p>102.297</text:p>
          </table:table-cell>
          <table:table-cell table:formula="of:=AVERAGE([.B3424:.B3474])" office:value-type="float" office:value="106.03662745098" calcext:value-type="float">
            <text:p>106.036627451</text:p>
          </table:table-cell>
          <table:table-cell table:number-columns-repeated="3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06.594" calcext:value-type="float">
            <text:p>106.594</text:p>
          </table:table-cell>
          <table:table-cell table:formula="of:=AVERAGE([.B3425:.B3475])" office:value-type="float" office:value="106.226098039216" calcext:value-type="float">
            <text:p>106.2260980392</text:p>
          </table:table-cell>
          <table:table-cell table:number-columns-repeated="3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08.525" calcext:value-type="float">
            <text:p>108.525</text:p>
          </table:table-cell>
          <table:table-cell table:formula="of:=AVERAGE([.B3426:.B3476])" office:value-type="float" office:value="106.331862745098" calcext:value-type="float">
            <text:p>106.3318627451</text:p>
          </table:table-cell>
          <table:table-cell table:number-columns-repeated="3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05.256" calcext:value-type="float">
            <text:p>105.256</text:p>
          </table:table-cell>
          <table:table-cell table:formula="of:=AVERAGE([.B3427:.B3477])" office:value-type="float" office:value="106.416490196078" calcext:value-type="float">
            <text:p>106.4164901961</text:p>
          </table:table-cell>
          <table:table-cell table:number-columns-repeated="3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04.954" calcext:value-type="float">
            <text:p>104.954</text:p>
          </table:table-cell>
          <table:table-cell table:formula="of:=AVERAGE([.B3428:.B3478])" office:value-type="float" office:value="106.628196078431" calcext:value-type="float">
            <text:p>106.6281960784</text:p>
          </table:table-cell>
          <table:table-cell table:number-columns-repeated="3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06.748" calcext:value-type="float">
            <text:p>106.748</text:p>
          </table:table-cell>
          <table:table-cell table:formula="of:=AVERAGE([.B3429:.B3479])" office:value-type="float" office:value="106.824921568627" calcext:value-type="float">
            <text:p>106.8249215686</text:p>
          </table:table-cell>
          <table:table-cell table:number-columns-repeated="3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05.85" calcext:value-type="float">
            <text:p>105.85</text:p>
          </table:table-cell>
          <table:table-cell table:formula="of:=AVERAGE([.B3430:.B3480])" office:value-type="float" office:value="107.000862745098" calcext:value-type="float">
            <text:p>107.0008627451</text:p>
          </table:table-cell>
          <table:table-cell table:number-columns-repeated="3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05.506" calcext:value-type="float">
            <text:p>105.506</text:p>
          </table:table-cell>
          <table:table-cell table:formula="of:=AVERAGE([.B3431:.B3481])" office:value-type="float" office:value="107.157882352941" calcext:value-type="float">
            <text:p>107.1578823529</text:p>
          </table:table-cell>
          <table:table-cell table:number-columns-repeated="3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03.375" calcext:value-type="float">
            <text:p>103.375</text:p>
          </table:table-cell>
          <table:table-cell table:formula="of:=AVERAGE([.B3432:.B3482])" office:value-type="float" office:value="107.390215686275" calcext:value-type="float">
            <text:p>107.3902156863</text:p>
          </table:table-cell>
          <table:table-cell table:number-columns-repeated="3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04.958" calcext:value-type="float">
            <text:p>104.958</text:p>
          </table:table-cell>
          <table:table-cell table:formula="of:=AVERAGE([.B3433:.B3483])" office:value-type="float" office:value="107.574137254902" calcext:value-type="float">
            <text:p>107.5741372549</text:p>
          </table:table-cell>
          <table:table-cell table:number-columns-repeated="3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06.073" calcext:value-type="float">
            <text:p>106.073</text:p>
          </table:table-cell>
          <table:table-cell table:formula="of:=AVERAGE([.B3434:.B3484])" office:value-type="float" office:value="107.728431372549" calcext:value-type="float">
            <text:p>107.7284313725</text:p>
          </table:table-cell>
          <table:table-cell table:number-columns-repeated="3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04.748" calcext:value-type="float">
            <text:p>104.748</text:p>
          </table:table-cell>
          <table:table-cell table:formula="of:=AVERAGE([.B3435:.B3485])" office:value-type="float" office:value="107.85368627451" calcext:value-type="float">
            <text:p>107.8536862745</text:p>
          </table:table-cell>
          <table:table-cell table:number-columns-repeated="3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05.111" calcext:value-type="float">
            <text:p>105.111</text:p>
          </table:table-cell>
          <table:table-cell table:formula="of:=AVERAGE([.B3436:.B3486])" office:value-type="float" office:value="107.983" calcext:value-type="float">
            <text:p>107.983</text:p>
          </table:table-cell>
          <table:table-cell table:number-columns-repeated="3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06.322" calcext:value-type="float">
            <text:p>106.322</text:p>
          </table:table-cell>
          <table:table-cell table:formula="of:=AVERAGE([.B3437:.B3487])" office:value-type="float" office:value="108.148333333333" calcext:value-type="float">
            <text:p>108.1483333333</text:p>
          </table:table-cell>
          <table:table-cell table:number-columns-repeated="3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03.439" calcext:value-type="float">
            <text:p>103.439</text:p>
          </table:table-cell>
          <table:table-cell table:formula="of:=AVERAGE([.B3438:.B3488])" office:value-type="float" office:value="108.323588235294" calcext:value-type="float">
            <text:p>108.3235882353</text:p>
          </table:table-cell>
          <table:table-cell table:number-columns-repeated="3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07.605" calcext:value-type="float">
            <text:p>107.605</text:p>
          </table:table-cell>
          <table:table-cell table:formula="of:=AVERAGE([.B3439:.B3489])" office:value-type="float" office:value="108.519901960784" calcext:value-type="float">
            <text:p>108.5199019608</text:p>
          </table:table-cell>
          <table:table-cell table:number-columns-repeated="3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03.343" calcext:value-type="float">
            <text:p>103.343</text:p>
          </table:table-cell>
          <table:table-cell table:formula="of:=AVERAGE([.B3440:.B3490])" office:value-type="float" office:value="108.642803921569" calcext:value-type="float">
            <text:p>108.6428039216</text:p>
          </table:table-cell>
          <table:table-cell table:number-columns-repeated="3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05.26" calcext:value-type="float">
            <text:p>105.26</text:p>
          </table:table-cell>
          <table:table-cell table:formula="of:=AVERAGE([.B3441:.B3491])" office:value-type="float" office:value="108.864823529412" calcext:value-type="float">
            <text:p>108.8648235294</text:p>
          </table:table-cell>
          <table:table-cell table:number-columns-repeated="3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04.041" calcext:value-type="float">
            <text:p>104.041</text:p>
          </table:table-cell>
          <table:table-cell table:formula="of:=AVERAGE([.B3442:.B3492])" office:value-type="float" office:value="109.070529411765" calcext:value-type="float">
            <text:p>109.0705294118</text:p>
          </table:table-cell>
          <table:table-cell table:number-columns-repeated="3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06.53" calcext:value-type="float">
            <text:p>106.53</text:p>
          </table:table-cell>
          <table:table-cell table:formula="of:=AVERAGE([.B3443:.B3493])" office:value-type="float" office:value="109.32131372549" calcext:value-type="float">
            <text:p>109.3213137255</text:p>
          </table:table-cell>
          <table:table-cell table:number-columns-repeated="3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04.379" calcext:value-type="float">
            <text:p>104.379</text:p>
          </table:table-cell>
          <table:table-cell table:formula="of:=AVERAGE([.B3444:.B3494])" office:value-type="float" office:value="109.469862745098" calcext:value-type="float">
            <text:p>109.4698627451</text:p>
          </table:table-cell>
          <table:table-cell table:number-columns-repeated="3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05.045" calcext:value-type="float">
            <text:p>105.045</text:p>
          </table:table-cell>
          <table:table-cell table:formula="of:=AVERAGE([.B3445:.B3495])" office:value-type="float" office:value="109.659156862745" calcext:value-type="float">
            <text:p>109.6591568627</text:p>
          </table:table-cell>
          <table:table-cell table:number-columns-repeated="3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04.785" calcext:value-type="float">
            <text:p>104.785</text:p>
          </table:table-cell>
          <table:table-cell table:formula="of:=AVERAGE([.B3446:.B3496])" office:value-type="float" office:value="109.768333333333" calcext:value-type="float">
            <text:p>109.7683333333</text:p>
          </table:table-cell>
          <table:table-cell table:number-columns-repeated="3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08.804" calcext:value-type="float">
            <text:p>108.804</text:p>
          </table:table-cell>
          <table:table-cell table:formula="of:=AVERAGE([.B3447:.B3497])" office:value-type="float" office:value="109.951196078431" calcext:value-type="float">
            <text:p>109.9511960784</text:p>
          </table:table-cell>
          <table:table-cell table:number-columns-repeated="3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05.778" calcext:value-type="float">
            <text:p>105.778</text:p>
          </table:table-cell>
          <table:table-cell table:formula="of:=AVERAGE([.B3448:.B3498])" office:value-type="float" office:value="110.023274509804" calcext:value-type="float">
            <text:p>110.0232745098</text:p>
          </table:table-cell>
          <table:table-cell table:number-columns-repeated="3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04.665" calcext:value-type="float">
            <text:p>104.665</text:p>
          </table:table-cell>
          <table:table-cell table:formula="of:=AVERAGE([.B3449:.B3499])" office:value-type="float" office:value="110.198215686275" calcext:value-type="float">
            <text:p>110.1982156863</text:p>
          </table:table-cell>
          <table:table-cell table:number-columns-repeated="3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05.883" calcext:value-type="float">
            <text:p>105.883</text:p>
          </table:table-cell>
          <table:table-cell table:formula="of:=AVERAGE([.B3450:.B3500])" office:value-type="float" office:value="110.393431372549" calcext:value-type="float">
            <text:p>110.3934313725</text:p>
          </table:table-cell>
          <table:table-cell table:number-columns-repeated="3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07.531" calcext:value-type="float">
            <text:p>107.531</text:p>
          </table:table-cell>
          <table:table-cell table:formula="of:=AVERAGE([.B3451:.B3501])" office:value-type="float" office:value="110.571745098039" calcext:value-type="float">
            <text:p>110.571745098</text:p>
          </table:table-cell>
          <table:table-cell table:number-columns-repeated="3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08.186" calcext:value-type="float">
            <text:p>108.186</text:p>
          </table:table-cell>
          <table:table-cell table:formula="of:=AVERAGE([.B3452:.B3502])" office:value-type="float" office:value="110.742019607843" calcext:value-type="float">
            <text:p>110.7420196078</text:p>
          </table:table-cell>
          <table:table-cell table:number-columns-repeated="3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03.467" calcext:value-type="float">
            <text:p>103.467</text:p>
          </table:table-cell>
          <table:table-cell table:formula="of:=AVERAGE([.B3453:.B3503])" office:value-type="float" office:value="110.849137254902" calcext:value-type="float">
            <text:p>110.8491372549</text:p>
          </table:table-cell>
          <table:table-cell table:number-columns-repeated="3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07.241" calcext:value-type="float">
            <text:p>107.241</text:p>
          </table:table-cell>
          <table:table-cell table:formula="of:=AVERAGE([.B3454:.B3504])" office:value-type="float" office:value="111.046137254902" calcext:value-type="float">
            <text:p>111.0461372549</text:p>
          </table:table-cell>
          <table:table-cell table:number-columns-repeated="3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08.186" calcext:value-type="float">
            <text:p>108.186</text:p>
          </table:table-cell>
          <table:table-cell table:formula="of:=AVERAGE([.B3455:.B3505])" office:value-type="float" office:value="111.156705882353" calcext:value-type="float">
            <text:p>111.1567058824</text:p>
          </table:table-cell>
          <table:table-cell table:number-columns-repeated="3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07.596" calcext:value-type="float">
            <text:p>107.596</text:p>
          </table:table-cell>
          <table:table-cell table:formula="of:=AVERAGE([.B3456:.B3506])" office:value-type="float" office:value="111.237745098039" calcext:value-type="float">
            <text:p>111.237745098</text:p>
          </table:table-cell>
          <table:table-cell table:number-columns-repeated="3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03.968" calcext:value-type="float">
            <text:p>103.968</text:p>
          </table:table-cell>
          <table:table-cell table:formula="of:=AVERAGE([.B3457:.B3507])" office:value-type="float" office:value="111.373470588235" calcext:value-type="float">
            <text:p>111.3734705882</text:p>
          </table:table-cell>
          <table:table-cell table:number-columns-repeated="3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06.386" calcext:value-type="float">
            <text:p>106.386</text:p>
          </table:table-cell>
          <table:table-cell table:formula="of:=AVERAGE([.B3458:.B3508])" office:value-type="float" office:value="111.577921568628" calcext:value-type="float">
            <text:p>111.5779215686</text:p>
          </table:table-cell>
          <table:table-cell table:number-columns-repeated="3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05.148" calcext:value-type="float">
            <text:p>105.148</text:p>
          </table:table-cell>
          <table:table-cell table:formula="of:=AVERAGE([.B3459:.B3509])" office:value-type="float" office:value="111.744431372549" calcext:value-type="float">
            <text:p>111.7444313725</text:p>
          </table:table-cell>
          <table:table-cell table:number-columns-repeated="3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09.757" calcext:value-type="float">
            <text:p>109.757</text:p>
          </table:table-cell>
          <table:table-cell table:formula="of:=AVERAGE([.B3460:.B3510])" office:value-type="float" office:value="111.905529411765" calcext:value-type="float">
            <text:p>111.9055294118</text:p>
          </table:table-cell>
          <table:table-cell table:number-columns-repeated="3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03.854" calcext:value-type="float">
            <text:p>103.854</text:p>
          </table:table-cell>
          <table:table-cell table:formula="of:=AVERAGE([.B3461:.B3511])" office:value-type="float" office:value="111.994941176471" calcext:value-type="float">
            <text:p>111.9949411765</text:p>
          </table:table-cell>
          <table:table-cell table:number-columns-repeated="3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03.741" calcext:value-type="float">
            <text:p>103.741</text:p>
          </table:table-cell>
          <table:table-cell table:formula="of:=AVERAGE([.B3462:.B3512])" office:value-type="float" office:value="112.208588235294" calcext:value-type="float">
            <text:p>112.2085882353</text:p>
          </table:table-cell>
          <table:table-cell table:number-columns-repeated="3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09.245" calcext:value-type="float">
            <text:p>109.245</text:p>
          </table:table-cell>
          <table:table-cell table:formula="of:=AVERAGE([.B3463:.B3513])" office:value-type="float" office:value="112.449705882353" calcext:value-type="float">
            <text:p>112.4497058824</text:p>
          </table:table-cell>
          <table:table-cell table:number-columns-repeated="3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03.207" calcext:value-type="float">
            <text:p>103.207</text:p>
          </table:table-cell>
          <table:table-cell table:formula="of:=AVERAGE([.B3464:.B3514])" office:value-type="float" office:value="112.510333333333" calcext:value-type="float">
            <text:p>112.5103333333</text:p>
          </table:table-cell>
          <table:table-cell table:number-columns-repeated="3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06.018" calcext:value-type="float">
            <text:p>106.018</text:p>
          </table:table-cell>
          <table:table-cell table:formula="of:=AVERAGE([.B3465:.B3515])" office:value-type="float" office:value="112.689450980392" calcext:value-type="float">
            <text:p>112.6894509804</text:p>
          </table:table-cell>
          <table:table-cell table:number-columns-repeated="3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04.256" calcext:value-type="float">
            <text:p>104.256</text:p>
          </table:table-cell>
          <table:table-cell table:formula="of:=AVERAGE([.B3466:.B3516])" office:value-type="float" office:value="112.844607843137" calcext:value-type="float">
            <text:p>112.8446078431</text:p>
          </table:table-cell>
          <table:table-cell table:number-columns-repeated="3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06.166" calcext:value-type="float">
            <text:p>106.166</text:p>
          </table:table-cell>
          <table:table-cell table:formula="of:=AVERAGE([.B3467:.B3517])" office:value-type="float" office:value="113.011254901961" calcext:value-type="float">
            <text:p>113.011254902</text:p>
          </table:table-cell>
          <table:table-cell table:number-columns-repeated="3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03.968" calcext:value-type="float">
            <text:p>103.968</text:p>
          </table:table-cell>
          <table:table-cell table:formula="of:=AVERAGE([.B3468:.B3518])" office:value-type="float" office:value="113.160549019608" calcext:value-type="float">
            <text:p>113.1605490196</text:p>
          </table:table-cell>
          <table:table-cell table:number-columns-repeated="3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09.519" calcext:value-type="float">
            <text:p>109.519</text:p>
          </table:table-cell>
          <table:table-cell table:formula="of:=AVERAGE([.B3469:.B3519])" office:value-type="float" office:value="113.337823529412" calcext:value-type="float">
            <text:p>113.3378235294</text:p>
          </table:table-cell>
          <table:table-cell table:number-columns-repeated="3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04.317" calcext:value-type="float">
            <text:p>104.317</text:p>
          </table:table-cell>
          <table:table-cell table:formula="of:=AVERAGE([.B3470:.B3520])" office:value-type="float" office:value="113.397" calcext:value-type="float">
            <text:p>113.397</text:p>
          </table:table-cell>
          <table:table-cell table:number-columns-repeated="3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07.134" calcext:value-type="float">
            <text:p>107.134</text:p>
          </table:table-cell>
          <table:table-cell table:formula="of:=AVERAGE([.B3471:.B3521])" office:value-type="float" office:value="113.568078431373" calcext:value-type="float">
            <text:p>113.5680784314</text:p>
          </table:table-cell>
          <table:table-cell table:number-columns-repeated="3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08.375" calcext:value-type="float">
            <text:p>108.375</text:p>
          </table:table-cell>
          <table:table-cell table:formula="of:=AVERAGE([.B3472:.B3522])" office:value-type="float" office:value="113.70862745098" calcext:value-type="float">
            <text:p>113.708627451</text:p>
          </table:table-cell>
          <table:table-cell table:number-columns-repeated="3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2.125" calcext:value-type="float">
            <text:p>112.125</text:p>
          </table:table-cell>
          <table:table-cell table:formula="of:=AVERAGE([.B3473:.B3523])" office:value-type="float" office:value="113.909803921569" calcext:value-type="float">
            <text:p>113.9098039216</text:p>
          </table:table-cell>
          <table:table-cell table:number-columns-repeated="3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2.603" calcext:value-type="float">
            <text:p>112.603</text:p>
          </table:table-cell>
          <table:table-cell table:formula="of:=AVERAGE([.B3474:.B3524])" office:value-type="float" office:value="113.992882352941" calcext:value-type="float">
            <text:p>113.9928823529</text:p>
          </table:table-cell>
          <table:table-cell table:number-columns-repeated="3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1.96" calcext:value-type="float">
            <text:p>111.96</text:p>
          </table:table-cell>
          <table:table-cell table:formula="of:=AVERAGE([.B3475:.B3525])" office:value-type="float" office:value="114.119450980392" calcext:value-type="float">
            <text:p>114.1194509804</text:p>
          </table:table-cell>
          <table:table-cell table:number-columns-repeated="3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1.988" calcext:value-type="float">
            <text:p>111.988</text:p>
          </table:table-cell>
          <table:table-cell table:formula="of:=AVERAGE([.B3476:.B3526])" office:value-type="float" office:value="114.302156862745" calcext:value-type="float">
            <text:p>114.3021568627</text:p>
          </table:table-cell>
          <table:table-cell table:number-columns-repeated="3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2.841" calcext:value-type="float">
            <text:p>112.841</text:p>
          </table:table-cell>
          <table:table-cell table:formula="of:=AVERAGE([.B3477:.B3527])" office:value-type="float" office:value="114.531647058824" calcext:value-type="float">
            <text:p>114.5316470588</text:p>
          </table:table-cell>
          <table:table-cell table:number-columns-repeated="3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6.053" calcext:value-type="float">
            <text:p>116.053</text:p>
          </table:table-cell>
          <table:table-cell table:formula="of:=AVERAGE([.B3478:.B3528])" office:value-type="float" office:value="114.701843137255" calcext:value-type="float">
            <text:p>114.7018431373</text:p>
          </table:table-cell>
          <table:table-cell table:number-columns-repeated="3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4.987" calcext:value-type="float">
            <text:p>114.987</text:p>
          </table:table-cell>
          <table:table-cell table:formula="of:=AVERAGE([.B3479:.B3529])" office:value-type="float" office:value="114.897117647059" calcext:value-type="float">
            <text:p>114.8971176471</text:p>
          </table:table-cell>
          <table:table-cell table:number-columns-repeated="3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5.721" calcext:value-type="float">
            <text:p>115.721</text:p>
          </table:table-cell>
          <table:table-cell table:formula="of:=AVERAGE([.B3480:.B3530])" office:value-type="float" office:value="115.101784313726" calcext:value-type="float">
            <text:p>115.1017843137</text:p>
          </table:table-cell>
          <table:table-cell table:number-columns-repeated="3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3.858" calcext:value-type="float">
            <text:p>113.858</text:p>
          </table:table-cell>
          <table:table-cell table:formula="of:=AVERAGE([.B3481:.B3531])" office:value-type="float" office:value="115.288019607843" calcext:value-type="float">
            <text:p>115.2880196078</text:p>
          </table:table-cell>
          <table:table-cell table:number-columns-repeated="3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7.355" calcext:value-type="float">
            <text:p>117.355</text:p>
          </table:table-cell>
          <table:table-cell table:formula="of:=AVERAGE([.B3482:.B3532])" office:value-type="float" office:value="115.520156862745" calcext:value-type="float">
            <text:p>115.5201568627</text:p>
          </table:table-cell>
          <table:table-cell table:number-columns-repeated="3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2.755" calcext:value-type="float">
            <text:p>112.755</text:p>
          </table:table-cell>
          <table:table-cell table:formula="of:=AVERAGE([.B3483:.B3533])" office:value-type="float" office:value="115.668490196078" calcext:value-type="float">
            <text:p>115.6684901961</text:p>
          </table:table-cell>
          <table:table-cell table:number-columns-repeated="3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2.827" calcext:value-type="float">
            <text:p>112.827</text:p>
          </table:table-cell>
          <table:table-cell table:formula="of:=AVERAGE([.B3484:.B3534])" office:value-type="float" office:value="115.868294117647" calcext:value-type="float">
            <text:p>115.8682941176</text:p>
          </table:table-cell>
          <table:table-cell table:number-columns-repeated="3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2.461" calcext:value-type="float">
            <text:p>112.461</text:p>
          </table:table-cell>
          <table:table-cell table:formula="of:=AVERAGE([.B3485:.B3535])" office:value-type="float" office:value="116.075705882353" calcext:value-type="float">
            <text:p>116.0757058824</text:p>
          </table:table-cell>
          <table:table-cell table:number-columns-repeated="3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1.343" calcext:value-type="float">
            <text:p>111.343</text:p>
          </table:table-cell>
          <table:table-cell table:formula="of:=AVERAGE([.B3486:.B3536])" office:value-type="float" office:value="116.274176470588" calcext:value-type="float">
            <text:p>116.2741764706</text:p>
          </table:table-cell>
          <table:table-cell table:number-columns-repeated="3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3.543" calcext:value-type="float">
            <text:p>113.543</text:p>
          </table:table-cell>
          <table:table-cell table:formula="of:=AVERAGE([.B3487:.B3537])" office:value-type="float" office:value="116.53" calcext:value-type="float">
            <text:p>116.53</text:p>
          </table:table-cell>
          <table:table-cell table:number-columns-repeated="3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5.26" calcext:value-type="float">
            <text:p>115.26</text:p>
          </table:table-cell>
          <table:table-cell table:formula="of:=AVERAGE([.B3488:.B3538])" office:value-type="float" office:value="116.677784313725" calcext:value-type="float">
            <text:p>116.6777843137</text:p>
          </table:table-cell>
          <table:table-cell table:number-columns-repeated="3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3.451" calcext:value-type="float">
            <text:p>113.451</text:p>
          </table:table-cell>
          <table:table-cell table:formula="of:=AVERAGE([.B3489:.B3539])" office:value-type="float" office:value="116.842764705882" calcext:value-type="float">
            <text:p>116.8427647059</text:p>
          </table:table-cell>
          <table:table-cell table:number-columns-repeated="3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3.873" calcext:value-type="float">
            <text:p>113.873</text:p>
          </table:table-cell>
          <table:table-cell table:formula="of:=AVERAGE([.B3490:.B3540])" office:value-type="float" office:value="117.023137254902" calcext:value-type="float">
            <text:p>117.0231372549</text:p>
          </table:table-cell>
          <table:table-cell table:number-columns-repeated="3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4.666" calcext:value-type="float">
            <text:p>114.666</text:p>
          </table:table-cell>
          <table:table-cell table:formula="of:=AVERAGE([.B3491:.B3541])" office:value-type="float" office:value="117.222431372549" calcext:value-type="float">
            <text:p>117.2224313725</text:p>
          </table:table-cell>
          <table:table-cell table:number-columns-repeated="3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5.751" calcext:value-type="float">
            <text:p>115.751</text:p>
          </table:table-cell>
          <table:table-cell table:formula="of:=AVERAGE([.B3492:.B3542])" office:value-type="float" office:value="117.327039215686" calcext:value-type="float">
            <text:p>117.3270392157</text:p>
          </table:table-cell>
          <table:table-cell table:number-columns-repeated="3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6.831" calcext:value-type="float">
            <text:p>116.831</text:p>
          </table:table-cell>
          <table:table-cell table:formula="of:=AVERAGE([.B3493:.B3543])" office:value-type="float" office:value="117.393666666667" calcext:value-type="float">
            <text:p>117.3936666667</text:p>
          </table:table-cell>
          <table:table-cell table:number-columns-repeated="3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4.106" calcext:value-type="float">
            <text:p>114.106</text:p>
          </table:table-cell>
          <table:table-cell table:formula="of:=AVERAGE([.B3494:.B3544])" office:value-type="float" office:value="117.458274509804" calcext:value-type="float">
            <text:p>117.4582745098</text:p>
          </table:table-cell>
          <table:table-cell table:number-columns-repeated="3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4.033" calcext:value-type="float">
            <text:p>114.033</text:p>
          </table:table-cell>
          <table:table-cell table:formula="of:=AVERAGE([.B3495:.B3545])" office:value-type="float" office:value="117.582901960784" calcext:value-type="float">
            <text:p>117.5829019608</text:p>
          </table:table-cell>
          <table:table-cell table:number-columns-repeated="3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0.613" calcext:value-type="float">
            <text:p>110.613</text:p>
          </table:table-cell>
          <table:table-cell table:formula="of:=AVERAGE([.B3496:.B3546])" office:value-type="float" office:value="117.728549019608" calcext:value-type="float">
            <text:p>117.7285490196</text:p>
          </table:table-cell>
          <table:table-cell table:number-columns-repeated="3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4.111" calcext:value-type="float">
            <text:p>114.111</text:p>
          </table:table-cell>
          <table:table-cell table:formula="of:=AVERAGE([.B3497:.B3547])" office:value-type="float" office:value="117.930235294118" calcext:value-type="float">
            <text:p>117.9302352941</text:p>
          </table:table-cell>
          <table:table-cell table:number-columns-repeated="3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2.48" calcext:value-type="float">
            <text:p>112.48</text:p>
          </table:table-cell>
          <table:table-cell table:formula="of:=AVERAGE([.B3498:.B3548])" office:value-type="float" office:value="118.125764705882" calcext:value-type="float">
            <text:p>118.1257647059</text:p>
          </table:table-cell>
          <table:table-cell table:number-columns-repeated="3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4.7" calcext:value-type="float">
            <text:p>114.7</text:p>
          </table:table-cell>
          <table:table-cell table:formula="of:=AVERAGE([.B3499:.B3549])" office:value-type="float" office:value="118.308607843137" calcext:value-type="float">
            <text:p>118.3086078431</text:p>
          </table:table-cell>
          <table:table-cell table:number-columns-repeated="3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4.621" calcext:value-type="float">
            <text:p>114.621</text:p>
          </table:table-cell>
          <table:table-cell table:formula="of:=AVERAGE([.B3500:.B3550])" office:value-type="float" office:value="118.524235294118" calcext:value-type="float">
            <text:p>118.5242352941</text:p>
          </table:table-cell>
          <table:table-cell table:number-columns-repeated="3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4.977" calcext:value-type="float">
            <text:p>114.977</text:p>
          </table:table-cell>
          <table:table-cell table:formula="of:=AVERAGE([.B3501:.B3551])" office:value-type="float" office:value="118.638019607843" calcext:value-type="float">
            <text:p>118.6380196078</text:p>
          </table:table-cell>
          <table:table-cell table:number-columns-repeated="3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6.215" calcext:value-type="float">
            <text:p>116.215</text:p>
          </table:table-cell>
          <table:table-cell table:formula="of:=AVERAGE([.B3502:.B3552])" office:value-type="float" office:value="118.854745098039" calcext:value-type="float">
            <text:p>118.854745098</text:p>
          </table:table-cell>
          <table:table-cell table:number-columns-repeated="3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3.649" calcext:value-type="float">
            <text:p>113.649</text:p>
          </table:table-cell>
          <table:table-cell table:formula="of:=AVERAGE([.B3503:.B3553])" office:value-type="float" office:value="118.98837254902" calcext:value-type="float">
            <text:p>118.988372549</text:p>
          </table:table-cell>
          <table:table-cell table:number-columns-repeated="3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3.514" calcext:value-type="float">
            <text:p>113.514</text:p>
          </table:table-cell>
          <table:table-cell table:formula="of:=AVERAGE([.B3504:.B3554])" office:value-type="float" office:value="119.221137254902" calcext:value-type="float">
            <text:p>119.2211372549</text:p>
          </table:table-cell>
          <table:table-cell table:number-columns-repeated="3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2.88" calcext:value-type="float">
            <text:p>112.88</text:p>
          </table:table-cell>
          <table:table-cell table:formula="of:=AVERAGE([.B3505:.B3555])" office:value-type="float" office:value="119.431549019608" calcext:value-type="float">
            <text:p>119.4315490196</text:p>
          </table:table-cell>
          <table:table-cell table:number-columns-repeated="3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2.319" calcext:value-type="float">
            <text:p>112.319</text:p>
          </table:table-cell>
          <table:table-cell table:formula="of:=AVERAGE([.B3506:.B3556])" office:value-type="float" office:value="119.639392156863" calcext:value-type="float">
            <text:p>119.6393921569</text:p>
          </table:table-cell>
          <table:table-cell table:number-columns-repeated="3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4.518" calcext:value-type="float">
            <text:p>114.518</text:p>
          </table:table-cell>
          <table:table-cell table:formula="of:=AVERAGE([.B3507:.B3557])" office:value-type="float" office:value="119.836901960784" calcext:value-type="float">
            <text:p>119.8369019608</text:p>
          </table:table-cell>
          <table:table-cell table:number-columns-repeated="3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4.395" calcext:value-type="float">
            <text:p>114.395</text:p>
          </table:table-cell>
          <table:table-cell table:formula="of:=AVERAGE([.B3508:.B3558])" office:value-type="float" office:value="120.018568627451" calcext:value-type="float">
            <text:p>120.0185686275</text:p>
          </table:table-cell>
          <table:table-cell table:number-columns-repeated="3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4.878" calcext:value-type="float">
            <text:p>114.878</text:p>
          </table:table-cell>
          <table:table-cell table:formula="of:=AVERAGE([.B3509:.B3559])" office:value-type="float" office:value="120.229529411765" calcext:value-type="float">
            <text:p>120.2295294118</text:p>
          </table:table-cell>
          <table:table-cell table:number-columns-repeated="3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3.364" calcext:value-type="float">
            <text:p>113.364</text:p>
          </table:table-cell>
          <table:table-cell table:formula="of:=AVERAGE([.B3510:.B3560])" office:value-type="float" office:value="120.385588235294" calcext:value-type="float">
            <text:p>120.3855882353</text:p>
          </table:table-cell>
          <table:table-cell table:number-columns-repeated="3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4.317" calcext:value-type="float">
            <text:p>114.317</text:p>
          </table:table-cell>
          <table:table-cell table:formula="of:=AVERAGE([.B3511:.B3561])" office:value-type="float" office:value="120.584823529412" calcext:value-type="float">
            <text:p>120.5848235294</text:p>
          </table:table-cell>
          <table:table-cell table:number-columns-repeated="3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4.75" calcext:value-type="float">
            <text:p>114.75</text:p>
          </table:table-cell>
          <table:table-cell table:formula="of:=AVERAGE([.B3512:.B3562])" office:value-type="float" office:value="120.760901960784" calcext:value-type="float">
            <text:p>120.7609019608</text:p>
          </table:table-cell>
          <table:table-cell table:number-columns-repeated="3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6.038" calcext:value-type="float">
            <text:p>116.038</text:p>
          </table:table-cell>
          <table:table-cell table:formula="of:=AVERAGE([.B3513:.B3563])" office:value-type="float" office:value="120.897588235294" calcext:value-type="float">
            <text:p>120.8975882353</text:p>
          </table:table-cell>
          <table:table-cell table:number-columns-repeated="3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2.337" calcext:value-type="float">
            <text:p>112.337</text:p>
          </table:table-cell>
          <table:table-cell table:formula="of:=AVERAGE([.B3514:.B3564])" office:value-type="float" office:value="120.979333333333" calcext:value-type="float">
            <text:p>120.9793333333</text:p>
          </table:table-cell>
          <table:table-cell table:number-columns-repeated="3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2.342" calcext:value-type="float">
            <text:p>112.342</text:p>
          </table:table-cell>
          <table:table-cell table:formula="of:=AVERAGE([.B3515:.B3565])" office:value-type="float" office:value="121.144843137255" calcext:value-type="float">
            <text:p>121.1448431373</text:p>
          </table:table-cell>
          <table:table-cell table:number-columns-repeated="3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3.931" calcext:value-type="float">
            <text:p>113.931</text:p>
          </table:table-cell>
          <table:table-cell table:formula="of:=AVERAGE([.B3516:.B3566])" office:value-type="float" office:value="121.295980392157" calcext:value-type="float">
            <text:p>121.2959803922</text:p>
          </table:table-cell>
          <table:table-cell table:number-columns-repeated="3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2.755" calcext:value-type="float">
            <text:p>112.755</text:p>
          </table:table-cell>
          <table:table-cell table:formula="of:=AVERAGE([.B3517:.B3567])" office:value-type="float" office:value="121.472058823529" calcext:value-type="float">
            <text:p>121.4720588235</text:p>
          </table:table-cell>
          <table:table-cell table:number-columns-repeated="3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3.78" calcext:value-type="float">
            <text:p>113.78</text:p>
          </table:table-cell>
          <table:table-cell table:formula="of:=AVERAGE([.B3518:.B3568])" office:value-type="float" office:value="121.619764705882" calcext:value-type="float">
            <text:p>121.6197647059</text:p>
          </table:table-cell>
          <table:table-cell table:number-columns-repeated="3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3.009" calcext:value-type="float">
            <text:p>113.009</text:p>
          </table:table-cell>
          <table:table-cell table:formula="of:=AVERAGE([.B3519:.B3569])" office:value-type="float" office:value="121.840039215686" calcext:value-type="float">
            <text:p>121.8400392157</text:p>
          </table:table-cell>
          <table:table-cell table:number-columns-repeated="3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2.537" calcext:value-type="float">
            <text:p>112.537</text:p>
          </table:table-cell>
          <table:table-cell table:formula="of:=AVERAGE([.B3520:.B3570])" office:value-type="float" office:value="121.975137254902" calcext:value-type="float">
            <text:p>121.9751372549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13.042" calcext:value-type="float">
            <text:p>113.042</text:p>
          </table:table-cell>
          <table:table-cell table:formula="of:=AVERAGE([.B3521:.B3571])" office:value-type="float" office:value="122.258058823529" calcext:value-type="float">
            <text:p>122.2580588235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14.302" calcext:value-type="float">
            <text:p>114.302</text:p>
          </table:table-cell>
          <table:table-cell table:formula="of:=AVERAGE([.B3522:.B3572])" office:value-type="float" office:value="122.484901960784" calcext:value-type="float">
            <text:p>122.484901960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18.635" calcext:value-type="float">
            <text:p>118.635</text:p>
          </table:table-cell>
          <table:table-cell table:formula="of:=AVERAGE([.B3523:.B3573])" office:value-type="float" office:value="122.659941176471" calcext:value-type="float">
            <text:p>122.6599411765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16.362" calcext:value-type="float">
            <text:p>116.362</text:p>
          </table:table-cell>
          <table:table-cell table:formula="of:=AVERAGE([.B3524:.B3574])" office:value-type="float" office:value="122.788470588235" calcext:value-type="float">
            <text:p>122.7884705882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19.058" calcext:value-type="float">
            <text:p>119.058</text:p>
          </table:table-cell>
          <table:table-cell table:formula="of:=AVERAGE([.B3525:.B3575])" office:value-type="float" office:value="123.022745098039" calcext:value-type="float">
            <text:p>123.02274509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21.278" calcext:value-type="float">
            <text:p>121.278</text:p>
          </table:table-cell>
          <table:table-cell table:formula="of:=AVERAGE([.B3526:.B3576])" office:value-type="float" office:value="123.178392156863" calcext:value-type="float">
            <text:p>123.1783921569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23.692" calcext:value-type="float">
            <text:p>123.692</text:p>
          </table:table-cell>
          <table:table-cell table:formula="of:=AVERAGE([.B3527:.B3577])" office:value-type="float" office:value="123.402019607843" calcext:value-type="float">
            <text:p>123.402019607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21.521" calcext:value-type="float">
            <text:p>121.521</text:p>
          </table:table-cell>
          <table:table-cell table:formula="of:=AVERAGE([.B3528:.B3578])" office:value-type="float" office:value="123.523333333333" calcext:value-type="float">
            <text:p>123.5233333333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26.012" calcext:value-type="float">
            <text:p>126.012</text:p>
          </table:table-cell>
          <table:table-cell table:formula="of:=AVERAGE([.B3529:.B3579])" office:value-type="float" office:value="123.768215686275" calcext:value-type="float">
            <text:p>123.7682156863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25.425" calcext:value-type="float">
            <text:p>125.425</text:p>
          </table:table-cell>
          <table:table-cell table:formula="of:=AVERAGE([.B3530:.B3580])" office:value-type="float" office:value="123.913215686275" calcext:value-type="float">
            <text:p>123.9132156863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25.219" calcext:value-type="float">
            <text:p>125.219</text:p>
          </table:table-cell>
          <table:table-cell table:formula="of:=AVERAGE([.B3531:.B3581])" office:value-type="float" office:value="124.071294117647" calcext:value-type="float">
            <text:p>124.0712941176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25.697" calcext:value-type="float">
            <text:p>125.697</text:p>
          </table:table-cell>
          <table:table-cell table:formula="of:=AVERAGE([.B3532:.B3582])" office:value-type="float" office:value="124.211058823529" calcext:value-type="float">
            <text:p>124.2110588235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24.92" calcext:value-type="float">
            <text:p>124.92</text:p>
          </table:table-cell>
          <table:table-cell table:formula="of:=AVERAGE([.B3533:.B3583])" office:value-type="float" office:value="124.326215686275" calcext:value-type="float">
            <text:p>124.3262156863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22.945" calcext:value-type="float">
            <text:p>122.945</text:p>
          </table:table-cell>
          <table:table-cell table:formula="of:=AVERAGE([.B3534:.B3584])" office:value-type="float" office:value="124.503392156863" calcext:value-type="float">
            <text:p>124.5033921569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23.405" calcext:value-type="float">
            <text:p>123.405</text:p>
          </table:table-cell>
          <table:table-cell table:formula="of:=AVERAGE([.B3535:.B3585])" office:value-type="float" office:value="124.720215686275" calcext:value-type="float">
            <text:p>124.7202156863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22.583" calcext:value-type="float">
            <text:p>122.583</text:p>
          </table:table-cell>
          <table:table-cell table:formula="of:=AVERAGE([.B3536:.B3586])" office:value-type="float" office:value="124.880705882353" calcext:value-type="float">
            <text:p>124.8807058824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24.39" calcext:value-type="float">
            <text:p>124.39</text:p>
          </table:table-cell>
          <table:table-cell table:formula="of:=AVERAGE([.B3537:.B3587])" office:value-type="float" office:value="125.071647058824" calcext:value-type="float">
            <text:p>125.071647058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21.08" calcext:value-type="float">
            <text:p>121.08</text:p>
          </table:table-cell>
          <table:table-cell table:formula="of:=AVERAGE([.B3538:.B3588])" office:value-type="float" office:value="125.207352941176" calcext:value-type="float">
            <text:p>125.2073529412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23.674" calcext:value-type="float">
            <text:p>123.674</text:p>
          </table:table-cell>
          <table:table-cell table:formula="of:=AVERAGE([.B3539:.B3589])" office:value-type="float" office:value="125.482588235294" calcext:value-type="float">
            <text:p>125.4825882353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22.65" calcext:value-type="float">
            <text:p>122.65</text:p>
          </table:table-cell>
          <table:table-cell table:formula="of:=AVERAGE([.B3540:.B3590])" office:value-type="float" office:value="125.640725490196" calcext:value-type="float">
            <text:p>125.6407254902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24.037" calcext:value-type="float">
            <text:p>124.037</text:p>
          </table:table-cell>
          <table:table-cell table:formula="of:=AVERAGE([.B3541:.B3591])" office:value-type="float" office:value="125.795294117647" calcext:value-type="float">
            <text:p>125.7952941176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20.001" calcext:value-type="float">
            <text:p>120.001</text:p>
          </table:table-cell>
          <table:table-cell table:formula="of:=AVERAGE([.B3542:.B3592])" office:value-type="float" office:value="125.924941176471" calcext:value-type="float">
            <text:p>125.9249411765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19.149" calcext:value-type="float">
            <text:p>119.149</text:p>
          </table:table-cell>
          <table:table-cell table:formula="of:=AVERAGE([.B3543:.B3593])" office:value-type="float" office:value="126.069470588235" calcext:value-type="float">
            <text:p>126.0694705882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20.126" calcext:value-type="float">
            <text:p>120.126</text:p>
          </table:table-cell>
          <table:table-cell table:formula="of:=AVERAGE([.B3544:.B3594])" office:value-type="float" office:value="126.339" calcext:value-type="float">
            <text:p>126.339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20.462" calcext:value-type="float">
            <text:p>120.462</text:p>
          </table:table-cell>
          <table:table-cell table:formula="of:=AVERAGE([.B3545:.B3595])" office:value-type="float" office:value="126.545705882353" calcext:value-type="float">
            <text:p>126.5457058824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21.461" calcext:value-type="float">
            <text:p>121.461</text:p>
          </table:table-cell>
          <table:table-cell table:formula="of:=AVERAGE([.B3546:.B3596])" office:value-type="float" office:value="126.716411764706" calcext:value-type="float">
            <text:p>126.7164117647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20.899" calcext:value-type="float">
            <text:p>120.899</text:p>
          </table:table-cell>
          <table:table-cell table:formula="of:=AVERAGE([.B3547:.B3597])" office:value-type="float" office:value="126.950254901961" calcext:value-type="float">
            <text:p>126.950254902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24.083" calcext:value-type="float">
            <text:p>124.083</text:p>
          </table:table-cell>
          <table:table-cell table:formula="of:=AVERAGE([.B3548:.B3598])" office:value-type="float" office:value="127.135784313725" calcext:value-type="float">
            <text:p>127.1357843137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21.805" calcext:value-type="float">
            <text:p>121.805</text:p>
          </table:table-cell>
          <table:table-cell table:formula="of:=AVERAGE([.B3549:.B3599])" office:value-type="float" office:value="127.262764705882" calcext:value-type="float">
            <text:p>127.2627647059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25.697" calcext:value-type="float">
            <text:p>125.697</text:p>
          </table:table-cell>
          <table:table-cell table:formula="of:=AVERAGE([.B3550:.B3600])" office:value-type="float" office:value="127.503" calcext:value-type="float">
            <text:p>127.503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20.424" calcext:value-type="float">
            <text:p>120.424</text:p>
          </table:table-cell>
          <table:table-cell table:formula="of:=AVERAGE([.B3551:.B3601])" office:value-type="float" office:value="127.602980392157" calcext:value-type="float">
            <text:p>127.6029803922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26.03" calcext:value-type="float">
            <text:p>126.03</text:p>
          </table:table-cell>
          <table:table-cell table:formula="of:=AVERAGE([.B3552:.B3602])" office:value-type="float" office:value="127.862254901961" calcext:value-type="float">
            <text:p>127.862254902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23.03" calcext:value-type="float">
            <text:p>123.03</text:p>
          </table:table-cell>
          <table:table-cell table:formula="of:=AVERAGE([.B3553:.B3603])" office:value-type="float" office:value="127.959725490196" calcext:value-type="float">
            <text:p>127.9597254902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25.52" calcext:value-type="float">
            <text:p>125.52</text:p>
          </table:table-cell>
          <table:table-cell table:formula="of:=AVERAGE([.B3554:.B3604])" office:value-type="float" office:value="128.103098039216" calcext:value-type="float">
            <text:p>128.1030980392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24.245" calcext:value-type="float">
            <text:p>124.245</text:p>
          </table:table-cell>
          <table:table-cell table:formula="of:=AVERAGE([.B3555:.B3605])" office:value-type="float" office:value="128.197529411765" calcext:value-type="float">
            <text:p>128.197529411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23.48" calcext:value-type="float">
            <text:p>123.48</text:p>
          </table:table-cell>
          <table:table-cell table:formula="of:=AVERAGE([.B3556:.B3606])" office:value-type="float" office:value="128.379784313726" calcext:value-type="float">
            <text:p>128.3797843137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22.392" calcext:value-type="float">
            <text:p>122.392</text:p>
          </table:table-cell>
          <table:table-cell table:formula="of:=AVERAGE([.B3557:.B3607])" office:value-type="float" office:value="128.520725490196" calcext:value-type="float">
            <text:p>128.5207254902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23.783" calcext:value-type="float">
            <text:p>123.783</text:p>
          </table:table-cell>
          <table:table-cell table:formula="of:=AVERAGE([.B3558:.B3608])" office:value-type="float" office:value="128.799274509804" calcext:value-type="float">
            <text:p>128.799274509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25.154" calcext:value-type="float">
            <text:p>125.154</text:p>
          </table:table-cell>
          <table:table-cell table:formula="of:=AVERAGE([.B3559:.B3609])" office:value-type="float" office:value="128.929509803922" calcext:value-type="float">
            <text:p>128.9295098039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22.837" calcext:value-type="float">
            <text:p>122.837</text:p>
          </table:table-cell>
          <table:table-cell table:formula="of:=AVERAGE([.B3560:.B3610])" office:value-type="float" office:value="129.020156862745" calcext:value-type="float">
            <text:p>129.0201568627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23.525" calcext:value-type="float">
            <text:p>123.525</text:p>
          </table:table-cell>
          <table:table-cell table:formula="of:=AVERAGE([.B3561:.B3611])" office:value-type="float" office:value="129.197529411765" calcext:value-type="float">
            <text:p>129.197529411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23.297" calcext:value-type="float">
            <text:p>123.297</text:p>
          </table:table-cell>
          <table:table-cell table:formula="of:=AVERAGE([.B3562:.B3612])" office:value-type="float" office:value="129.329078431373" calcext:value-type="float">
            <text:p>129.3290784314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21.721" calcext:value-type="float">
            <text:p>121.721</text:p>
          </table:table-cell>
          <table:table-cell table:formula="of:=AVERAGE([.B3563:.B3613])" office:value-type="float" office:value="129.450470588235" calcext:value-type="float">
            <text:p>129.4504705882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20.207" calcext:value-type="float">
            <text:p>120.207</text:p>
          </table:table-cell>
          <table:table-cell table:formula="of:=AVERAGE([.B3564:.B3614])" office:value-type="float" office:value="129.589745098039" calcext:value-type="float">
            <text:p>129.58974509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20.778" calcext:value-type="float">
            <text:p>120.778</text:p>
          </table:table-cell>
          <table:table-cell table:formula="of:=AVERAGE([.B3565:.B3615])" office:value-type="float" office:value="129.838784313726" calcext:value-type="float">
            <text:p>129.8387843137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20.05" calcext:value-type="float">
            <text:p>120.05</text:p>
          </table:table-cell>
          <table:table-cell table:formula="of:=AVERAGE([.B3566:.B3616])" office:value-type="float" office:value="130.044294117647" calcext:value-type="float">
            <text:p>130.0442941176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22.911" calcext:value-type="float">
            <text:p>122.911</text:p>
          </table:table-cell>
          <table:table-cell table:formula="of:=AVERAGE([.B3567:.B3617])" office:value-type="float" office:value="130.240490196078" calcext:value-type="float">
            <text:p>130.2404901961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20.288" calcext:value-type="float">
            <text:p>120.288</text:p>
          </table:table-cell>
          <table:table-cell table:formula="of:=AVERAGE([.B3568:.B3618])" office:value-type="float" office:value="130.391078431373" calcext:value-type="float">
            <text:p>130.3910784314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25.014" calcext:value-type="float">
            <text:p>125.014</text:p>
          </table:table-cell>
          <table:table-cell table:formula="of:=AVERAGE([.B3569:.B3619])" office:value-type="float" office:value="130.588705882353" calcext:value-type="float">
            <text:p>130.5887058824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19.899" calcext:value-type="float">
            <text:p>119.899</text:p>
          </table:table-cell>
          <table:table-cell table:formula="of:=AVERAGE([.B3570:.B3620])" office:value-type="float" office:value="130.679019607843" calcext:value-type="float">
            <text:p>130.679019607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26.966" calcext:value-type="float">
            <text:p>126.966</text:p>
          </table:table-cell>
          <table:table-cell table:formula="of:=AVERAGE([.B3571:.B3621])" office:value-type="float" office:value="130.931117647059" calcext:value-type="float">
            <text:p>130.9311176471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24.611" calcext:value-type="float">
            <text:p>124.611</text:p>
          </table:table-cell>
          <table:table-cell table:formula="of:=AVERAGE([.B3572:.B3622])" office:value-type="float" office:value="131.052705882353" calcext:value-type="float">
            <text:p>131.0527058824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23.229" calcext:value-type="float">
            <text:p>123.229</text:p>
          </table:table-cell>
          <table:table-cell table:formula="of:=AVERAGE([.B3573:.B3623])" office:value-type="float" office:value="131.147098039216" calcext:value-type="float">
            <text:p>131.1470980392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25.19" calcext:value-type="float">
            <text:p>125.19</text:p>
          </table:table-cell>
          <table:table-cell table:formula="of:=AVERAGE([.B3574:.B3624])" office:value-type="float" office:value="131.274764705882" calcext:value-type="float">
            <text:p>131.2747647059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28.31" calcext:value-type="float">
            <text:p>128.31</text:p>
          </table:table-cell>
          <table:table-cell table:formula="of:=AVERAGE([.B3575:.B3625])" office:value-type="float" office:value="131.486294117647" calcext:value-type="float">
            <text:p>131.4862941176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26.996" calcext:value-type="float">
            <text:p>126.996</text:p>
          </table:table-cell>
          <table:table-cell table:formula="of:=AVERAGE([.B3576:.B3626])" office:value-type="float" office:value="131.707980392157" calcext:value-type="float">
            <text:p>131.7079803922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32.683" calcext:value-type="float">
            <text:p>132.683</text:p>
          </table:table-cell>
          <table:table-cell table:formula="of:=AVERAGE([.B3577:.B3627])" office:value-type="float" office:value="131.929450980392" calcext:value-type="float">
            <text:p>131.9294509804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29.879" calcext:value-type="float">
            <text:p>129.879</text:p>
          </table:table-cell>
          <table:table-cell table:formula="of:=AVERAGE([.B3578:.B3628])" office:value-type="float" office:value="132.038431372549" calcext:value-type="float">
            <text:p>132.0384313725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34.01" calcext:value-type="float">
            <text:p>134.01</text:p>
          </table:table-cell>
          <table:table-cell table:formula="of:=AVERAGE([.B3579:.B3629])" office:value-type="float" office:value="132.223196078431" calcext:value-type="float">
            <text:p>132.2231960784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33.407" calcext:value-type="float">
            <text:p>133.407</text:p>
          </table:table-cell>
          <table:table-cell table:formula="of:=AVERAGE([.B3580:.B3630])" office:value-type="float" office:value="132.31631372549" calcext:value-type="float">
            <text:p>132.3163137255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33.487" calcext:value-type="float">
            <text:p>133.487</text:p>
          </table:table-cell>
          <table:table-cell table:formula="of:=AVERAGE([.B3581:.B3631])" office:value-type="float" office:value="132.451607843137" calcext:value-type="float">
            <text:p>132.4516078431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32.347" calcext:value-type="float">
            <text:p>132.347</text:p>
          </table:table-cell>
          <table:table-cell table:formula="of:=AVERAGE([.B3582:.B3632])" office:value-type="float" office:value="132.611333333333" calcext:value-type="float">
            <text:p>132.6113333333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31.57" calcext:value-type="float">
            <text:p>131.57</text:p>
          </table:table-cell>
          <table:table-cell table:formula="of:=AVERAGE([.B3583:.B3633])" office:value-type="float" office:value="132.75" calcext:value-type="float">
            <text:p>132.75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33.956" calcext:value-type="float">
            <text:p>133.956</text:p>
          </table:table-cell>
          <table:table-cell table:formula="of:=AVERAGE([.B3584:.B3634])" office:value-type="float" office:value="132.933509803922" calcext:value-type="float">
            <text:p>132.9335098039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34.003" calcext:value-type="float">
            <text:p>134.003</text:p>
          </table:table-cell>
          <table:table-cell table:formula="of:=AVERAGE([.B3585:.B3635])" office:value-type="float" office:value="132.959901960784" calcext:value-type="float">
            <text:p>132.9599019608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31.59" calcext:value-type="float">
            <text:p>131.59</text:p>
          </table:table-cell>
          <table:table-cell table:formula="of:=AVERAGE([.B3586:.B3636])" office:value-type="float" office:value="133.060960784314" calcext:value-type="float">
            <text:p>133.0609607843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32.321" calcext:value-type="float">
            <text:p>132.321</text:p>
          </table:table-cell>
          <table:table-cell table:formula="of:=AVERAGE([.B3587:.B3637])" office:value-type="float" office:value="133.207058823529" calcext:value-type="float">
            <text:p>133.2070588235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31.311" calcext:value-type="float">
            <text:p>131.311</text:p>
          </table:table-cell>
          <table:table-cell table:formula="of:=AVERAGE([.B3588:.B3638])" office:value-type="float" office:value="133.27931372549" calcext:value-type="float">
            <text:p>133.2793137255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35.117" calcext:value-type="float">
            <text:p>135.117</text:p>
          </table:table-cell>
          <table:table-cell table:formula="of:=AVERAGE([.B3589:.B3639])" office:value-type="float" office:value="133.454098039216" calcext:value-type="float">
            <text:p>133.4540980392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31.739" calcext:value-type="float">
            <text:p>131.739</text:p>
          </table:table-cell>
          <table:table-cell table:formula="of:=AVERAGE([.B3590:.B3640])" office:value-type="float" office:value="133.506392156863" calcext:value-type="float">
            <text:p>133.5063921569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30.533" calcext:value-type="float">
            <text:p>130.533</text:p>
          </table:table-cell>
          <table:table-cell table:formula="of:=AVERAGE([.B3591:.B3641])" office:value-type="float" office:value="133.641215686275" calcext:value-type="float">
            <text:p>133.6412156863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30.649" calcext:value-type="float">
            <text:p>130.649</text:p>
          </table:table-cell>
          <table:table-cell table:formula="of:=AVERAGE([.B3592:.B3642])" office:value-type="float" office:value="133.861666666667" calcext:value-type="float">
            <text:p>133.8616666667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27.372" calcext:value-type="float">
            <text:p>127.372</text:p>
          </table:table-cell>
          <table:table-cell table:formula="of:=AVERAGE([.B3593:.B3643])" office:value-type="float" office:value="133.992235294118" calcext:value-type="float">
            <text:p>133.9922352941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32.895" calcext:value-type="float">
            <text:p>132.895</text:p>
          </table:table-cell>
          <table:table-cell table:formula="of:=AVERAGE([.B3594:.B3644])" office:value-type="float" office:value="134.220039215686" calcext:value-type="float">
            <text:p>134.2200392157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30.668" calcext:value-type="float">
            <text:p>130.668</text:p>
          </table:table-cell>
          <table:table-cell table:formula="of:=AVERAGE([.B3595:.B3645])" office:value-type="float" office:value="134.348392156863" calcext:value-type="float">
            <text:p>134.3483921569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29.168" calcext:value-type="float">
            <text:p>129.168</text:p>
          </table:table-cell>
          <table:table-cell table:formula="of:=AVERAGE([.B3596:.B3646])" office:value-type="float" office:value="134.503215686275" calcext:value-type="float">
            <text:p>134.5032156863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33.387" calcext:value-type="float">
            <text:p>133.387</text:p>
          </table:table-cell>
          <table:table-cell table:formula="of:=AVERAGE([.B3597:.B3647])" office:value-type="float" office:value="134.710078431373" calcext:value-type="float">
            <text:p>134.7100784314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30.361" calcext:value-type="float">
            <text:p>130.361</text:p>
          </table:table-cell>
          <table:table-cell table:formula="of:=AVERAGE([.B3598:.B3648])" office:value-type="float" office:value="134.811725490196" calcext:value-type="float">
            <text:p>134.8117254902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30.559" calcext:value-type="float">
            <text:p>130.559</text:p>
          </table:table-cell>
          <table:table-cell table:formula="of:=AVERAGE([.B3599:.B3649])" office:value-type="float" office:value="135.006882352941" calcext:value-type="float">
            <text:p>135.0068823529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34.057" calcext:value-type="float">
            <text:p>134.057</text:p>
          </table:table-cell>
          <table:table-cell table:formula="of:=AVERAGE([.B3600:.B3650])" office:value-type="float" office:value="135.199450980392" calcext:value-type="float">
            <text:p>135.1994509804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30.796" calcext:value-type="float">
            <text:p>130.796</text:p>
          </table:table-cell>
          <table:table-cell table:formula="of:=AVERAGE([.B3601:.B3651])" office:value-type="float" office:value="135.313470588235" calcext:value-type="float">
            <text:p>135.3134705882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33.647" calcext:value-type="float">
            <text:p>133.647</text:p>
          </table:table-cell>
          <table:table-cell table:formula="of:=AVERAGE([.B3602:.B3652])" office:value-type="float" office:value="135.452725490196" calcext:value-type="float">
            <text:p>135.4527254902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31.001" calcext:value-type="float">
            <text:p>131.001</text:p>
          </table:table-cell>
          <table:table-cell table:formula="of:=AVERAGE([.B3603:.B3653])" office:value-type="float" office:value="135.553941176471" calcext:value-type="float">
            <text:p>135.5539411765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30.342" calcext:value-type="float">
            <text:p>130.342</text:p>
          </table:table-cell>
          <table:table-cell table:formula="of:=AVERAGE([.B3604:.B3654])" office:value-type="float" office:value="135.743941176471" calcext:value-type="float">
            <text:p>135.7439411765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30.336" calcext:value-type="float">
            <text:p>130.336</text:p>
          </table:table-cell>
          <table:table-cell table:formula="of:=AVERAGE([.B3605:.B3655])" office:value-type="float" office:value="135.891666666667" calcext:value-type="float">
            <text:p>135.8916666667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33.54" calcext:value-type="float">
            <text:p>133.54</text:p>
          </table:table-cell>
          <table:table-cell table:formula="of:=AVERAGE([.B3606:.B3656])" office:value-type="float" office:value="136.052862745098" calcext:value-type="float">
            <text:p>136.0528627451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30.668" calcext:value-type="float">
            <text:p>130.668</text:p>
          </table:table-cell>
          <table:table-cell table:formula="of:=AVERAGE([.B3607:.B3657])" office:value-type="float" office:value="136.139294117647" calcext:value-type="float">
            <text:p>136.1392941176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36.598" calcext:value-type="float">
            <text:p>136.598</text:p>
          </table:table-cell>
          <table:table-cell table:formula="of:=AVERAGE([.B3608:.B3658])" office:value-type="float" office:value="136.285254901961" calcext:value-type="float">
            <text:p>136.285254902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30.425" calcext:value-type="float">
            <text:p>130.425</text:p>
          </table:table-cell>
          <table:table-cell table:formula="of:=AVERAGE([.B3609:.B3659])" office:value-type="float" office:value="136.361450980392" calcext:value-type="float">
            <text:p>136.3614509804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29.777" calcext:value-type="float">
            <text:p>129.777</text:p>
          </table:table-cell>
          <table:table-cell table:formula="of:=AVERAGE([.B3610:.B3660])" office:value-type="float" office:value="136.467745098039" calcext:value-type="float">
            <text:p>136.467745098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31.883" calcext:value-type="float">
            <text:p>131.883</text:p>
          </table:table-cell>
          <table:table-cell table:formula="of:=AVERAGE([.B3611:.B3661])" office:value-type="float" office:value="136.614176470588" calcext:value-type="float">
            <text:p>136.6141764706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30.234" calcext:value-type="float">
            <text:p>130.234</text:p>
          </table:table-cell>
          <table:table-cell table:formula="of:=AVERAGE([.B3612:.B3662])" office:value-type="float" office:value="136.741509803922" calcext:value-type="float">
            <text:p>136.7415098039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29.488" calcext:value-type="float">
            <text:p>129.488</text:p>
          </table:table-cell>
          <table:table-cell table:formula="of:=AVERAGE([.B3613:.B3663])" office:value-type="float" office:value="136.887450980392" calcext:value-type="float">
            <text:p>136.8874509804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28.824" calcext:value-type="float">
            <text:p>128.824</text:p>
          </table:table-cell>
          <table:table-cell table:formula="of:=AVERAGE([.B3614:.B3664])" office:value-type="float" office:value="137.11837254902" calcext:value-type="float">
            <text:p>137.118372549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32.908" calcext:value-type="float">
            <text:p>132.908</text:p>
          </table:table-cell>
          <table:table-cell table:formula="of:=AVERAGE([.B3615:.B3665])" office:value-type="float" office:value="137.256470588235" calcext:value-type="float">
            <text:p>137.2564705882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31.259" calcext:value-type="float">
            <text:p>131.259</text:p>
          </table:table-cell>
          <table:table-cell table:formula="of:=AVERAGE([.B3616:.B3666])" office:value-type="float" office:value="137.404431372549" calcext:value-type="float">
            <text:p>137.4044313725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30.056" calcext:value-type="float">
            <text:p>130.056</text:p>
          </table:table-cell>
          <table:table-cell table:formula="of:=AVERAGE([.B3617:.B3667])" office:value-type="float" office:value="137.58937254902" calcext:value-type="float">
            <text:p>137.589372549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30.591" calcext:value-type="float">
            <text:p>130.591</text:p>
          </table:table-cell>
          <table:table-cell table:formula="of:=AVERAGE([.B3618:.B3668])" office:value-type="float" office:value="137.829117647059" calcext:value-type="float">
            <text:p>137.8291176471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30.367" calcext:value-type="float">
            <text:p>130.367</text:p>
          </table:table-cell>
          <table:table-cell table:formula="of:=AVERAGE([.B3619:.B3669])" office:value-type="float" office:value="138.029490196078" calcext:value-type="float">
            <text:p>138.0294901961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29.62" calcext:value-type="float">
            <text:p>129.62</text:p>
          </table:table-cell>
          <table:table-cell table:formula="of:=AVERAGE([.B3620:.B3670])" office:value-type="float" office:value="138.274803921569" calcext:value-type="float">
            <text:p>138.2748039216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32.756" calcext:value-type="float">
            <text:p>132.756</text:p>
          </table:table-cell>
          <table:table-cell table:formula="of:=AVERAGE([.B3621:.B3671])" office:value-type="float" office:value="138.507117647059" calcext:value-type="float">
            <text:p>138.5071176471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33.167" calcext:value-type="float">
            <text:p>133.167</text:p>
          </table:table-cell>
          <table:table-cell table:formula="of:=AVERAGE([.B3622:.B3672])" office:value-type="float" office:value="138.63562745098" calcext:value-type="float">
            <text:p>138.635627451</text:p>
          </table:table-cell>
          <table:table-cell table:number-columns-repeated="3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29.425" calcext:value-type="float">
            <text:p>129.425</text:p>
          </table:table-cell>
          <table:table-cell table:formula="of:=AVERAGE([.B3623:.B3673])" office:value-type="float" office:value="138.794117647059" calcext:value-type="float">
            <text:p>138.7941176471</text:p>
          </table:table-cell>
          <table:table-cell table:number-columns-repeated="3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29.74" calcext:value-type="float">
            <text:p>129.74</text:p>
          </table:table-cell>
          <table:table-cell table:formula="of:=AVERAGE([.B3624:.B3674])" office:value-type="float" office:value="139.010529411765" calcext:value-type="float">
            <text:p>139.0105294118</text:p>
          </table:table-cell>
          <table:table-cell table:number-columns-repeated="3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35.978" calcext:value-type="float">
            <text:p>135.978</text:p>
          </table:table-cell>
          <table:table-cell table:formula="of:=AVERAGE([.B3625:.B3675])" office:value-type="float" office:value="139.226274509804" calcext:value-type="float">
            <text:p>139.2262745098</text:p>
          </table:table-cell>
          <table:table-cell table:number-columns-repeated="3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39.616" calcext:value-type="float">
            <text:p>139.616</text:p>
          </table:table-cell>
          <table:table-cell table:formula="of:=AVERAGE([.B3626:.B3676])" office:value-type="float" office:value="139.339666666667" calcext:value-type="float">
            <text:p>139.3396666667</text:p>
          </table:table-cell>
          <table:table-cell table:number-columns-repeated="3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38.291" calcext:value-type="float">
            <text:p>138.291</text:p>
          </table:table-cell>
          <table:table-cell table:formula="of:=AVERAGE([.B3627:.B3677])" office:value-type="float" office:value="139.377294117647" calcext:value-type="float">
            <text:p>139.3772941176</text:p>
          </table:table-cell>
          <table:table-cell table:number-columns-repeated="3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38.241" calcext:value-type="float">
            <text:p>138.241</text:p>
          </table:table-cell>
          <table:table-cell table:formula="of:=AVERAGE([.B3628:.B3678])" office:value-type="float" office:value="139.545921568627" calcext:value-type="float">
            <text:p>139.5459215686</text:p>
          </table:table-cell>
          <table:table-cell table:number-columns-repeated="3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39.302" calcext:value-type="float">
            <text:p>139.302</text:p>
          </table:table-cell>
          <table:table-cell table:formula="of:=AVERAGE([.B3629:.B3679])" office:value-type="float" office:value="139.693176470588" calcext:value-type="float">
            <text:p>139.6931764706</text:p>
          </table:table-cell>
          <table:table-cell table:number-columns-repeated="3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38.759" calcext:value-type="float">
            <text:p>138.759</text:p>
          </table:table-cell>
          <table:table-cell table:formula="of:=AVERAGE([.B3630:.B3680])" office:value-type="float" office:value="139.783705882353" calcext:value-type="float">
            <text:p>139.7837058824</text:p>
          </table:table-cell>
          <table:table-cell table:number-columns-repeated="3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40.307" calcext:value-type="float">
            <text:p>140.307</text:p>
          </table:table-cell>
          <table:table-cell table:formula="of:=AVERAGE([.B3631:.B3681])" office:value-type="float" office:value="139.920490196078" calcext:value-type="float">
            <text:p>139.9204901961</text:p>
          </table:table-cell>
          <table:table-cell table:number-columns-repeated="3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41.633" calcext:value-type="float">
            <text:p>141.633</text:p>
          </table:table-cell>
          <table:table-cell table:formula="of:=AVERAGE([.B3632:.B3682])" office:value-type="float" office:value="139.984470588235" calcext:value-type="float">
            <text:p>139.9844705882</text:p>
          </table:table-cell>
          <table:table-cell table:number-columns-repeated="3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39.419" calcext:value-type="float">
            <text:p>139.419</text:p>
          </table:table-cell>
          <table:table-cell table:formula="of:=AVERAGE([.B3633:.B3683])" office:value-type="float" office:value="140.023058823529" calcext:value-type="float">
            <text:p>140.0230588235</text:p>
          </table:table-cell>
          <table:table-cell table:number-columns-repeated="3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40.929" calcext:value-type="float">
            <text:p>140.929</text:p>
          </table:table-cell>
          <table:table-cell table:formula="of:=AVERAGE([.B3634:.B3684])" office:value-type="float" office:value="140.183450980392" calcext:value-type="float">
            <text:p>140.1834509804</text:p>
          </table:table-cell>
          <table:table-cell table:number-columns-repeated="3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35.302" calcext:value-type="float">
            <text:p>135.302</text:p>
          </table:table-cell>
          <table:table-cell table:formula="of:=AVERAGE([.B3635:.B3685])" office:value-type="float" office:value="140.307352941176" calcext:value-type="float">
            <text:p>140.3073529412</text:p>
          </table:table-cell>
          <table:table-cell table:number-columns-repeated="3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39.157" calcext:value-type="float">
            <text:p>139.157</text:p>
          </table:table-cell>
          <table:table-cell table:formula="of:=AVERAGE([.B3636:.B3686])" office:value-type="float" office:value="140.527941176471" calcext:value-type="float">
            <text:p>140.5279411765</text:p>
          </table:table-cell>
          <table:table-cell table:number-columns-repeated="3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39.041" calcext:value-type="float">
            <text:p>139.041</text:p>
          </table:table-cell>
          <table:table-cell table:formula="of:=AVERAGE([.B3637:.B3687])" office:value-type="float" office:value="140.744490196078" calcext:value-type="float">
            <text:p>140.7444901961</text:p>
          </table:table-cell>
          <table:table-cell table:number-columns-repeated="3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36.006" calcext:value-type="float">
            <text:p>136.006</text:p>
          </table:table-cell>
          <table:table-cell table:formula="of:=AVERAGE([.B3638:.B3688])" office:value-type="float" office:value="140.91968627451" calcext:value-type="float">
            <text:p>140.9196862745</text:p>
          </table:table-cell>
          <table:table-cell table:number-columns-repeated="3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40.225" calcext:value-type="float">
            <text:p>140.225</text:p>
          </table:table-cell>
          <table:table-cell table:formula="of:=AVERAGE([.B3639:.B3689])" office:value-type="float" office:value="141.16731372549" calcext:value-type="float">
            <text:p>141.1673137255</text:p>
          </table:table-cell>
          <table:table-cell table:number-columns-repeated="3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37.784" calcext:value-type="float">
            <text:p>137.784</text:p>
          </table:table-cell>
          <table:table-cell table:formula="of:=AVERAGE([.B3640:.B3690])" office:value-type="float" office:value="141.338254901961" calcext:value-type="float">
            <text:p>141.338254902</text:p>
          </table:table-cell>
          <table:table-cell table:number-columns-repeated="3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38.615" calcext:value-type="float">
            <text:p>138.615</text:p>
          </table:table-cell>
          <table:table-cell table:formula="of:=AVERAGE([.B3641:.B3691])" office:value-type="float" office:value="141.533098039216" calcext:value-type="float">
            <text:p>141.5330980392</text:p>
          </table:table-cell>
          <table:table-cell table:number-columns-repeated="3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41.776" calcext:value-type="float">
            <text:p>141.776</text:p>
          </table:table-cell>
          <table:table-cell table:formula="of:=AVERAGE([.B3642:.B3692])" office:value-type="float" office:value="141.70031372549" calcext:value-type="float">
            <text:p>141.7003137255</text:p>
          </table:table-cell>
          <table:table-cell table:number-columns-repeated="3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37.308" calcext:value-type="float">
            <text:p>137.308</text:p>
          </table:table-cell>
          <table:table-cell table:formula="of:=AVERAGE([.B3643:.B3693])" office:value-type="float" office:value="141.861196078431" calcext:value-type="float">
            <text:p>141.8611960784</text:p>
          </table:table-cell>
          <table:table-cell table:number-columns-repeated="3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38.99" calcext:value-type="float">
            <text:p>138.99</text:p>
          </table:table-cell>
          <table:table-cell table:formula="of:=AVERAGE([.B3644:.B3694])" office:value-type="float" office:value="142.152490196078" calcext:value-type="float">
            <text:p>142.1524901961</text:p>
          </table:table-cell>
          <table:table-cell table:number-columns-repeated="3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39.441" calcext:value-type="float">
            <text:p>139.441</text:p>
          </table:table-cell>
          <table:table-cell table:formula="of:=AVERAGE([.B3645:.B3695])" office:value-type="float" office:value="142.423960784314" calcext:value-type="float">
            <text:p>142.4239607843</text:p>
          </table:table-cell>
          <table:table-cell table:number-columns-repeated="3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38.564" calcext:value-type="float">
            <text:p>138.564</text:p>
          </table:table-cell>
          <table:table-cell table:formula="of:=AVERAGE([.B3646:.B3696])" office:value-type="float" office:value="142.690019607843" calcext:value-type="float">
            <text:p>142.6900196078</text:p>
          </table:table-cell>
          <table:table-cell table:number-columns-repeated="3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39.718" calcext:value-type="float">
            <text:p>139.718</text:p>
          </table:table-cell>
          <table:table-cell table:formula="of:=AVERAGE([.B3647:.B3697])" office:value-type="float" office:value="142.95462745098" calcext:value-type="float">
            <text:p>142.954627451</text:p>
          </table:table-cell>
          <table:table-cell table:number-columns-repeated="3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38.571" calcext:value-type="float">
            <text:p>138.571</text:p>
          </table:table-cell>
          <table:table-cell table:formula="of:=AVERAGE([.B3648:.B3698])" office:value-type="float" office:value="143.157862745098" calcext:value-type="float">
            <text:p>143.1578627451</text:p>
          </table:table-cell>
          <table:table-cell table:number-columns-repeated="3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40.314" calcext:value-type="float">
            <text:p>140.314</text:p>
          </table:table-cell>
          <table:table-cell table:formula="of:=AVERAGE([.B3649:.B3699])" office:value-type="float" office:value="143.488196078431" calcext:value-type="float">
            <text:p>143.4881960784</text:p>
          </table:table-cell>
          <table:table-cell table:number-columns-repeated="3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40.38" calcext:value-type="float">
            <text:p>140.38</text:p>
          </table:table-cell>
          <table:table-cell table:formula="of:=AVERAGE([.B3650:.B3700])" office:value-type="float" office:value="143.623529411765" calcext:value-type="float">
            <text:p>143.6235294118</text:p>
          </table:table-cell>
          <table:table-cell table:number-columns-repeated="3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39.872" calcext:value-type="float">
            <text:p>139.872</text:p>
          </table:table-cell>
          <table:table-cell table:formula="of:=AVERAGE([.B3651:.B3701])" office:value-type="float" office:value="143.836470588235" calcext:value-type="float">
            <text:p>143.8364705882</text:p>
          </table:table-cell>
          <table:table-cell table:number-columns-repeated="3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37.898" calcext:value-type="float">
            <text:p>137.898</text:p>
          </table:table-cell>
          <table:table-cell table:formula="of:=AVERAGE([.B3652:.B3702])" office:value-type="float" office:value="143.986058823529" calcext:value-type="float">
            <text:p>143.9860588235</text:p>
          </table:table-cell>
          <table:table-cell table:number-columns-repeated="3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38.809" calcext:value-type="float">
            <text:p>138.809</text:p>
          </table:table-cell>
          <table:table-cell table:formula="of:=AVERAGE([.B3653:.B3703])" office:value-type="float" office:value="144.177235294118" calcext:value-type="float">
            <text:p>144.1772352941</text:p>
          </table:table-cell>
          <table:table-cell table:number-columns-repeated="3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40.691" calcext:value-type="float">
            <text:p>140.691</text:p>
          </table:table-cell>
          <table:table-cell table:formula="of:=AVERAGE([.B3654:.B3704])" office:value-type="float" office:value="144.321666666667" calcext:value-type="float">
            <text:p>144.3216666667</text:p>
          </table:table-cell>
          <table:table-cell table:number-columns-repeated="3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37.876" calcext:value-type="float">
            <text:p>137.876</text:p>
          </table:table-cell>
          <table:table-cell table:formula="of:=AVERAGE([.B3655:.B3705])" office:value-type="float" office:value="144.406431372549" calcext:value-type="float">
            <text:p>144.4064313725</text:p>
          </table:table-cell>
          <table:table-cell table:number-columns-repeated="3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38.557" calcext:value-type="float">
            <text:p>138.557</text:p>
          </table:table-cell>
          <table:table-cell table:formula="of:=AVERAGE([.B3656:.B3706])" office:value-type="float" office:value="144.580823529412" calcext:value-type="float">
            <text:p>144.5808235294</text:p>
          </table:table-cell>
          <table:table-cell table:number-columns-repeated="3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37.948" calcext:value-type="float">
            <text:p>137.948</text:p>
          </table:table-cell>
          <table:table-cell table:formula="of:=AVERAGE([.B3657:.B3707])" office:value-type="float" office:value="144.732705882353" calcext:value-type="float">
            <text:p>144.7327058824</text:p>
          </table:table-cell>
          <table:table-cell table:number-columns-repeated="3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38.112" calcext:value-type="float">
            <text:p>138.112</text:p>
          </table:table-cell>
          <table:table-cell table:formula="of:=AVERAGE([.B3658:.B3708])" office:value-type="float" office:value="144.90268627451" calcext:value-type="float">
            <text:p>144.9026862745</text:p>
          </table:table-cell>
          <table:table-cell table:number-columns-repeated="3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40.484" calcext:value-type="float">
            <text:p>140.484</text:p>
          </table:table-cell>
          <table:table-cell table:formula="of:=AVERAGE([.B3659:.B3709])" office:value-type="float" office:value="145.130470588235" calcext:value-type="float">
            <text:p>145.1304705882</text:p>
          </table:table-cell>
          <table:table-cell table:number-columns-repeated="3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35.846" calcext:value-type="float">
            <text:p>135.846</text:p>
          </table:table-cell>
          <table:table-cell table:formula="of:=AVERAGE([.B3660:.B3710])" office:value-type="float" office:value="145.335843137255" calcext:value-type="float">
            <text:p>145.3358431373</text:p>
          </table:table-cell>
          <table:table-cell table:number-columns-repeated="3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37.245" calcext:value-type="float">
            <text:p>137.245</text:p>
          </table:table-cell>
          <table:table-cell table:formula="of:=AVERAGE([.B3661:.B3711])" office:value-type="float" office:value="145.639882352941" calcext:value-type="float">
            <text:p>145.6398823529</text:p>
          </table:table-cell>
          <table:table-cell table:number-columns-repeated="3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38.377" calcext:value-type="float">
            <text:p>138.377</text:p>
          </table:table-cell>
          <table:table-cell table:formula="of:=AVERAGE([.B3662:.B3712])" office:value-type="float" office:value="145.884490196078" calcext:value-type="float">
            <text:p>145.8844901961</text:p>
          </table:table-cell>
          <table:table-cell table:number-columns-repeated="3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37.677" calcext:value-type="float">
            <text:p>137.677</text:p>
          </table:table-cell>
          <table:table-cell table:formula="of:=AVERAGE([.B3663:.B3713])" office:value-type="float" office:value="146.085803921569" calcext:value-type="float">
            <text:p>146.0858039216</text:p>
          </table:table-cell>
          <table:table-cell table:number-columns-repeated="3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41.265" calcext:value-type="float">
            <text:p>141.265</text:p>
          </table:table-cell>
          <table:table-cell table:formula="of:=AVERAGE([.B3664:.B3714])" office:value-type="float" office:value="146.301156862745" calcext:value-type="float">
            <text:p>146.3011568627</text:p>
          </table:table-cell>
          <table:table-cell table:number-columns-repeated="3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35.867" calcext:value-type="float">
            <text:p>135.867</text:p>
          </table:table-cell>
          <table:table-cell table:formula="of:=AVERAGE([.B3665:.B3715])" office:value-type="float" office:value="146.387882352941" calcext:value-type="float">
            <text:p>146.3878823529</text:p>
          </table:table-cell>
          <table:table-cell table:number-columns-repeated="3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40.454" calcext:value-type="float">
            <text:p>140.454</text:p>
          </table:table-cell>
          <table:table-cell table:formula="of:=AVERAGE([.B3666:.B3716])" office:value-type="float" office:value="146.656392156863" calcext:value-type="float">
            <text:p>146.6563921569</text:p>
          </table:table-cell>
          <table:table-cell table:number-columns-repeated="3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40.691" calcext:value-type="float">
            <text:p>140.691</text:p>
          </table:table-cell>
          <table:table-cell table:formula="of:=AVERAGE([.B3667:.B3717])" office:value-type="float" office:value="146.744254901961" calcext:value-type="float">
            <text:p>146.744254902</text:p>
          </table:table-cell>
          <table:table-cell table:number-columns-repeated="3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42.283" calcext:value-type="float">
            <text:p>142.283</text:p>
          </table:table-cell>
          <table:table-cell table:formula="of:=AVERAGE([.B3668:.B3718])" office:value-type="float" office:value="146.873470588235" calcext:value-type="float">
            <text:p>146.8734705882</text:p>
          </table:table-cell>
          <table:table-cell table:number-columns-repeated="3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40.81" calcext:value-type="float">
            <text:p>140.81</text:p>
          </table:table-cell>
          <table:table-cell table:formula="of:=AVERAGE([.B3669:.B3719])" office:value-type="float" office:value="146.937882352941" calcext:value-type="float">
            <text:p>146.9378823529</text:p>
          </table:table-cell>
          <table:table-cell table:number-columns-repeated="3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42.878" calcext:value-type="float">
            <text:p>142.878</text:p>
          </table:table-cell>
          <table:table-cell table:formula="of:=AVERAGE([.B3670:.B3720])" office:value-type="float" office:value="147.032274509804" calcext:value-type="float">
            <text:p>147.0322745098</text:p>
          </table:table-cell>
          <table:table-cell table:number-columns-repeated="3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41.468" calcext:value-type="float">
            <text:p>141.468</text:p>
          </table:table-cell>
          <table:table-cell table:formula="of:=AVERAGE([.B3671:.B3721])" office:value-type="float" office:value="147.140450980392" calcext:value-type="float">
            <text:p>147.1404509804</text:p>
          </table:table-cell>
          <table:table-cell table:number-columns-repeated="3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39.31" calcext:value-type="float">
            <text:p>139.31</text:p>
          </table:table-cell>
          <table:table-cell table:formula="of:=AVERAGE([.B3672:.B3722])" office:value-type="float" office:value="147.22662745098" calcext:value-type="float">
            <text:p>147.226627451</text:p>
          </table:table-cell>
          <table:table-cell table:number-columns-repeated="3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41.25" calcext:value-type="float">
            <text:p>141.25</text:p>
          </table:table-cell>
          <table:table-cell table:formula="of:=AVERAGE([.B3673:.B3723])" office:value-type="float" office:value="147.382764705882" calcext:value-type="float">
            <text:p>147.3827647059</text:p>
          </table:table-cell>
          <table:table-cell table:number-columns-repeated="3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40.462" calcext:value-type="float">
            <text:p>140.462</text:p>
          </table:table-cell>
          <table:table-cell table:formula="of:=AVERAGE([.B3674:.B3724])" office:value-type="float" office:value="147.53637254902" calcext:value-type="float">
            <text:p>147.536372549</text:p>
          </table:table-cell>
          <table:table-cell table:number-columns-repeated="3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40.743" calcext:value-type="float">
            <text:p>140.743</text:p>
          </table:table-cell>
          <table:table-cell table:formula="of:=AVERAGE([.B3675:.B3725])" office:value-type="float" office:value="147.744176470588" calcext:value-type="float">
            <text:p>147.7441764706</text:p>
          </table:table-cell>
          <table:table-cell table:number-columns-repeated="3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41.761" calcext:value-type="float">
            <text:p>141.761</text:p>
          </table:table-cell>
          <table:table-cell table:formula="of:=AVERAGE([.B3676:.B3726])" office:value-type="float" office:value="147.870137254902" calcext:value-type="float">
            <text:p>147.8701372549</text:p>
          </table:table-cell>
          <table:table-cell table:number-columns-repeated="3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41.535" calcext:value-type="float">
            <text:p>141.535</text:p>
          </table:table-cell>
          <table:table-cell table:formula="of:=AVERAGE([.B3677:.B3727])" office:value-type="float" office:value="148.094509803922" calcext:value-type="float">
            <text:p>148.0945098039</text:p>
          </table:table-cell>
          <table:table-cell table:number-columns-repeated="3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46.891" calcext:value-type="float">
            <text:p>146.891</text:p>
          </table:table-cell>
          <table:table-cell table:formula="of:=AVERAGE([.B3678:.B3728])" office:value-type="float" office:value="148.338392156863" calcext:value-type="float">
            <text:p>148.3383921569</text:p>
          </table:table-cell>
          <table:table-cell table:number-columns-repeated="3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45.751" calcext:value-type="float">
            <text:p>145.751</text:p>
          </table:table-cell>
          <table:table-cell table:formula="of:=AVERAGE([.B3679:.B3729])" office:value-type="float" office:value="148.531921568628" calcext:value-type="float">
            <text:p>148.5319215686</text:p>
          </table:table-cell>
          <table:table-cell table:number-columns-repeated="3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43.919" calcext:value-type="float">
            <text:p>143.919</text:p>
          </table:table-cell>
          <table:table-cell table:formula="of:=AVERAGE([.B3680:.B3730])" office:value-type="float" office:value="148.722549019608" calcext:value-type="float">
            <text:p>148.7225490196</text:p>
          </table:table-cell>
          <table:table-cell table:number-columns-repeated="3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45.735" calcext:value-type="float">
            <text:p>145.735</text:p>
          </table:table-cell>
          <table:table-cell table:formula="of:=AVERAGE([.B3681:.B3731])" office:value-type="float" office:value="148.961764705882" calcext:value-type="float">
            <text:p>148.9617647059</text:p>
          </table:table-cell>
          <table:table-cell table:number-columns-repeated="3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43.57" calcext:value-type="float">
            <text:p>143.57</text:p>
          </table:table-cell>
          <table:table-cell table:formula="of:=AVERAGE([.B3682:.B3732])" office:value-type="float" office:value="149.174725490196" calcext:value-type="float">
            <text:p>149.1747254902</text:p>
          </table:table-cell>
          <table:table-cell table:number-columns-repeated="3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43.601" calcext:value-type="float">
            <text:p>143.601</text:p>
          </table:table-cell>
          <table:table-cell table:formula="of:=AVERAGE([.B3683:.B3733])" office:value-type="float" office:value="149.406156862745" calcext:value-type="float">
            <text:p>149.4061568627</text:p>
          </table:table-cell>
          <table:table-cell table:number-columns-repeated="3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47.599" calcext:value-type="float">
            <text:p>147.599</text:p>
          </table:table-cell>
          <table:table-cell table:formula="of:=AVERAGE([.B3684:.B3734])" office:value-type="float" office:value="149.73537254902" calcext:value-type="float">
            <text:p>149.735372549</text:p>
          </table:table-cell>
          <table:table-cell table:number-columns-repeated="3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47.248" calcext:value-type="float">
            <text:p>147.248</text:p>
          </table:table-cell>
          <table:table-cell table:formula="of:=AVERAGE([.B3685:.B3735])" office:value-type="float" office:value="149.920823529412" calcext:value-type="float">
            <text:p>149.9208235294</text:p>
          </table:table-cell>
          <table:table-cell table:number-columns-repeated="3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46.552" calcext:value-type="float">
            <text:p>146.552</text:p>
          </table:table-cell>
          <table:table-cell table:formula="of:=AVERAGE([.B3686:.B3736])" office:value-type="float" office:value="150.081196078431" calcext:value-type="float">
            <text:p>150.0811960784</text:p>
          </table:table-cell>
          <table:table-cell table:number-columns-repeated="3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50.201" calcext:value-type="float">
            <text:p>150.201</text:p>
          </table:table-cell>
          <table:table-cell table:formula="of:=AVERAGE([.B3687:.B3737])" office:value-type="float" office:value="150.24937254902" calcext:value-type="float">
            <text:p>150.249372549</text:p>
          </table:table-cell>
          <table:table-cell table:number-columns-repeated="3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47.976" calcext:value-type="float">
            <text:p>147.976</text:p>
          </table:table-cell>
          <table:table-cell table:formula="of:=AVERAGE([.B3688:.B3738])" office:value-type="float" office:value="150.357549019608" calcext:value-type="float">
            <text:p>150.3575490196</text:p>
          </table:table-cell>
          <table:table-cell table:number-columns-repeated="3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48.635" calcext:value-type="float">
            <text:p>148.635</text:p>
          </table:table-cell>
          <table:table-cell table:formula="of:=AVERAGE([.B3689:.B3739])" office:value-type="float" office:value="150.58331372549" calcext:value-type="float">
            <text:p>150.5833137255</text:p>
          </table:table-cell>
          <table:table-cell table:number-columns-repeated="3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48.943" calcext:value-type="float">
            <text:p>148.943</text:p>
          </table:table-cell>
          <table:table-cell table:formula="of:=AVERAGE([.B3690:.B3740])" office:value-type="float" office:value="150.734725490196" calcext:value-type="float">
            <text:p>150.7347254902</text:p>
          </table:table-cell>
          <table:table-cell table:number-columns-repeated="3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47.721" calcext:value-type="float">
            <text:p>147.721</text:p>
          </table:table-cell>
          <table:table-cell table:formula="of:=AVERAGE([.B3691:.B3741])" office:value-type="float" office:value="150.897823529412" calcext:value-type="float">
            <text:p>150.8978235294</text:p>
          </table:table-cell>
          <table:table-cell table:number-columns-repeated="3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47.143" calcext:value-type="float">
            <text:p>147.143</text:p>
          </table:table-cell>
          <table:table-cell table:formula="of:=AVERAGE([.B3692:.B3742])" office:value-type="float" office:value="151.142294117647" calcext:value-type="float">
            <text:p>151.1422941176</text:p>
          </table:table-cell>
          <table:table-cell table:number-columns-repeated="3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49.981" calcext:value-type="float">
            <text:p>149.981</text:p>
          </table:table-cell>
          <table:table-cell table:formula="of:=AVERAGE([.B3693:.B3743])" office:value-type="float" office:value="151.317039215686" calcext:value-type="float">
            <text:p>151.3170392157</text:p>
          </table:table-cell>
          <table:table-cell table:number-columns-repeated="3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52.164" calcext:value-type="float">
            <text:p>152.164</text:p>
          </table:table-cell>
          <table:table-cell table:formula="of:=AVERAGE([.B3694:.B3744])" office:value-type="float" office:value="151.451803921569" calcext:value-type="float">
            <text:p>151.4518039216</text:p>
          </table:table-cell>
          <table:table-cell table:number-columns-repeated="3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52.835" calcext:value-type="float">
            <text:p>152.835</text:p>
          </table:table-cell>
          <table:table-cell table:formula="of:=AVERAGE([.B3695:.B3745])" office:value-type="float" office:value="151.508176470588" calcext:value-type="float">
            <text:p>151.5081764706</text:p>
          </table:table-cell>
          <table:table-cell table:number-columns-repeated="3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53.01" calcext:value-type="float">
            <text:p>153.01</text:p>
          </table:table-cell>
          <table:table-cell table:formula="of:=AVERAGE([.B3696:.B3746])" office:value-type="float" office:value="151.570588235294" calcext:value-type="float">
            <text:p>151.5705882353</text:p>
          </table:table-cell>
          <table:table-cell table:number-columns-repeated="3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52.059" calcext:value-type="float">
            <text:p>152.059</text:p>
          </table:table-cell>
          <table:table-cell table:formula="of:=AVERAGE([.B3697:.B3747])" office:value-type="float" office:value="151.656294117647" calcext:value-type="float">
            <text:p>151.6562941176</text:p>
          </table:table-cell>
          <table:table-cell table:number-columns-repeated="3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50.083" calcext:value-type="float">
            <text:p>150.083</text:p>
          </table:table-cell>
          <table:table-cell table:formula="of:=AVERAGE([.B3698:.B3748])" office:value-type="float" office:value="151.779529411765" calcext:value-type="float">
            <text:p>151.7795294118</text:p>
          </table:table-cell>
          <table:table-cell table:number-columns-repeated="3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55.418" calcext:value-type="float">
            <text:p>155.418</text:p>
          </table:table-cell>
          <table:table-cell table:formula="of:=AVERAGE([.B3699:.B3749])" office:value-type="float" office:value="151.890196078431" calcext:value-type="float">
            <text:p>151.8901960784</text:p>
          </table:table-cell>
          <table:table-cell table:number-columns-repeated="3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47.216" calcext:value-type="float">
            <text:p>147.216</text:p>
          </table:table-cell>
          <table:table-cell table:formula="of:=AVERAGE([.B3700:.B3750])" office:value-type="float" office:value="151.912745098039" calcext:value-type="float">
            <text:p>151.912745098</text:p>
          </table:table-cell>
          <table:table-cell table:number-columns-repeated="3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51.24" calcext:value-type="float">
            <text:p>151.24</text:p>
          </table:table-cell>
          <table:table-cell table:formula="of:=AVERAGE([.B3701:.B3751])" office:value-type="float" office:value="152.07962745098" calcext:value-type="float">
            <text:p>152.079627451</text:p>
          </table:table-cell>
          <table:table-cell table:number-columns-repeated="3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47.501" calcext:value-type="float">
            <text:p>147.501</text:p>
          </table:table-cell>
          <table:table-cell table:formula="of:=AVERAGE([.B3702:.B3752])" office:value-type="float" office:value="152.213019607843" calcext:value-type="float">
            <text:p>152.2130196078</text:p>
          </table:table-cell>
          <table:table-cell table:number-columns-repeated="3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47.648" calcext:value-type="float">
            <text:p>147.648</text:p>
          </table:table-cell>
          <table:table-cell table:formula="of:=AVERAGE([.B3703:.B3753])" office:value-type="float" office:value="152.422117647059" calcext:value-type="float">
            <text:p>152.4221176471</text:p>
          </table:table-cell>
          <table:table-cell table:number-columns-repeated="3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46.175" calcext:value-type="float">
            <text:p>146.175</text:p>
          </table:table-cell>
          <table:table-cell table:formula="of:=AVERAGE([.B3704:.B3754])" office:value-type="float" office:value="152.558392156863" calcext:value-type="float">
            <text:p>152.5583921569</text:p>
          </table:table-cell>
          <table:table-cell table:number-columns-repeated="3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45.014" calcext:value-type="float">
            <text:p>145.014</text:p>
          </table:table-cell>
          <table:table-cell table:formula="of:=AVERAGE([.B3705:.B3755])" office:value-type="float" office:value="152.764333333333" calcext:value-type="float">
            <text:p>152.7643333333</text:p>
          </table:table-cell>
          <table:table-cell table:number-columns-repeated="3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46.77" calcext:value-type="float">
            <text:p>146.77</text:p>
          </table:table-cell>
          <table:table-cell table:formula="of:=AVERAGE([.B3706:.B3756])" office:value-type="float" office:value="152.947" calcext:value-type="float">
            <text:p>152.947</text:p>
          </table:table-cell>
          <table:table-cell table:number-columns-repeated="3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46.303" calcext:value-type="float">
            <text:p>146.303</text:p>
          </table:table-cell>
          <table:table-cell table:formula="of:=AVERAGE([.B3707:.B3757])" office:value-type="float" office:value="153.162725490196" calcext:value-type="float">
            <text:p>153.1627254902</text:p>
          </table:table-cell>
          <table:table-cell table:number-columns-repeated="3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46.617" calcext:value-type="float">
            <text:p>146.617</text:p>
          </table:table-cell>
          <table:table-cell table:formula="of:=AVERAGE([.B3708:.B3758])" office:value-type="float" office:value="153.350176470588" calcext:value-type="float">
            <text:p>153.3501764706</text:p>
          </table:table-cell>
          <table:table-cell table:number-columns-repeated="3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49.729" calcext:value-type="float">
            <text:p>149.729</text:p>
          </table:table-cell>
          <table:table-cell table:formula="of:=AVERAGE([.B3709:.B3759])" office:value-type="float" office:value="153.493725490196" calcext:value-type="float">
            <text:p>153.4937254902</text:p>
          </table:table-cell>
          <table:table-cell table:number-columns-repeated="3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50.958" calcext:value-type="float">
            <text:p>150.958</text:p>
          </table:table-cell>
          <table:table-cell table:formula="of:=AVERAGE([.B3710:.B3760])" office:value-type="float" office:value="153.642862745098" calcext:value-type="float">
            <text:p>153.6428627451</text:p>
          </table:table-cell>
          <table:table-cell table:number-columns-repeated="3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51.352" calcext:value-type="float">
            <text:p>151.352</text:p>
          </table:table-cell>
          <table:table-cell table:formula="of:=AVERAGE([.B3711:.B3761])" office:value-type="float" office:value="153.732274509804" calcext:value-type="float">
            <text:p>153.7322745098</text:p>
          </table:table-cell>
          <table:table-cell table:number-columns-repeated="3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49.72" calcext:value-type="float">
            <text:p>149.72</text:p>
          </table:table-cell>
          <table:table-cell table:formula="of:=AVERAGE([.B3712:.B3762])" office:value-type="float" office:value="153.820725490196" calcext:value-type="float">
            <text:p>153.8207254902</text:p>
          </table:table-cell>
          <table:table-cell table:number-columns-repeated="3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48.644" calcext:value-type="float">
            <text:p>148.644</text:p>
          </table:table-cell>
          <table:table-cell table:formula="of:=AVERAGE([.B3713:.B3763])" office:value-type="float" office:value="153.952294117647" calcext:value-type="float">
            <text:p>153.9522941176</text:p>
          </table:table-cell>
          <table:table-cell table:number-columns-repeated="3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48.66" calcext:value-type="float">
            <text:p>148.66</text:p>
          </table:table-cell>
          <table:table-cell table:formula="of:=AVERAGE([.B3714:.B3764])" office:value-type="float" office:value="154.054882352941" calcext:value-type="float">
            <text:p>154.0548823529</text:p>
          </table:table-cell>
          <table:table-cell table:number-columns-repeated="3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45.688" calcext:value-type="float">
            <text:p>145.688</text:p>
          </table:table-cell>
          <table:table-cell table:formula="of:=AVERAGE([.B3715:.B3765])" office:value-type="float" office:value="154.215352941177" calcext:value-type="float">
            <text:p>154.2153529412</text:p>
          </table:table-cell>
          <table:table-cell table:number-columns-repeated="3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49.561" calcext:value-type="float">
            <text:p>149.561</text:p>
          </table:table-cell>
          <table:table-cell table:formula="of:=AVERAGE([.B3716:.B3766])" office:value-type="float" office:value="154.436450980392" calcext:value-type="float">
            <text:p>154.4364509804</text:p>
          </table:table-cell>
          <table:table-cell table:number-columns-repeated="3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44.935" calcext:value-type="float">
            <text:p>144.935</text:p>
          </table:table-cell>
          <table:table-cell table:formula="of:=AVERAGE([.B3717:.B3767])" office:value-type="float" office:value="154.610137254902" calcext:value-type="float">
            <text:p>154.6101372549</text:p>
          </table:table-cell>
          <table:table-cell table:number-columns-repeated="3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47.281" calcext:value-type="float">
            <text:p>147.281</text:p>
          </table:table-cell>
          <table:table-cell table:formula="of:=AVERAGE([.B3718:.B3768])" office:value-type="float" office:value="154.836254901961" calcext:value-type="float">
            <text:p>154.836254902</text:p>
          </table:table-cell>
          <table:table-cell table:number-columns-repeated="3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45.568" calcext:value-type="float">
            <text:p>145.568</text:p>
          </table:table-cell>
          <table:table-cell table:formula="of:=AVERAGE([.B3719:.B3769])" office:value-type="float" office:value="155.025392156863" calcext:value-type="float">
            <text:p>155.0253921569</text:p>
          </table:table-cell>
          <table:table-cell table:number-columns-repeated="3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45.624" calcext:value-type="float">
            <text:p>145.624</text:p>
          </table:table-cell>
          <table:table-cell table:formula="of:=AVERAGE([.B3720:.B3770])" office:value-type="float" office:value="155.286803921569" calcext:value-type="float">
            <text:p>155.2868039216</text:p>
          </table:table-cell>
          <table:table-cell table:number-columns-repeated="3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48.395" calcext:value-type="float">
            <text:p>148.395</text:p>
          </table:table-cell>
          <table:table-cell table:formula="of:=AVERAGE([.B3721:.B3771])" office:value-type="float" office:value="155.546568627451" calcext:value-type="float">
            <text:p>155.5465686275</text:p>
          </table:table-cell>
          <table:table-cell table:number-columns-repeated="3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45.863" calcext:value-type="float">
            <text:p>145.863</text:p>
          </table:table-cell>
          <table:table-cell table:formula="of:=AVERAGE([.B3722:.B3772])" office:value-type="float" office:value="155.701058823529" calcext:value-type="float">
            <text:p>155.7010588235</text:p>
          </table:table-cell>
          <table:table-cell table:number-columns-repeated="3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47.273" calcext:value-type="float">
            <text:p>147.273</text:p>
          </table:table-cell>
          <table:table-cell table:formula="of:=AVERAGE([.B3723:.B3773])" office:value-type="float" office:value="155.909882352941" calcext:value-type="float">
            <text:p>155.9098823529</text:p>
          </table:table-cell>
          <table:table-cell table:number-columns-repeated="3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49.084" calcext:value-type="float">
            <text:p>149.084</text:p>
          </table:table-cell>
          <table:table-cell table:formula="of:=AVERAGE([.B3724:.B3774])" office:value-type="float" office:value="156.056156862745" calcext:value-type="float">
            <text:p>156.0561568627</text:p>
          </table:table-cell>
          <table:table-cell table:number-columns-repeated="3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51.06" calcext:value-type="float">
            <text:p>151.06</text:p>
          </table:table-cell>
          <table:table-cell table:formula="of:=AVERAGE([.B3725:.B3775])" office:value-type="float" office:value="156.278254901961" calcext:value-type="float">
            <text:p>156.278254902</text:p>
          </table:table-cell>
          <table:table-cell table:number-columns-repeated="3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47.167" calcext:value-type="float">
            <text:p>147.167</text:p>
          </table:table-cell>
          <table:table-cell table:formula="of:=AVERAGE([.B3726:.B3776])" office:value-type="float" office:value="156.431607843137" calcext:value-type="float">
            <text:p>156.4316078431</text:p>
          </table:table-cell>
          <table:table-cell table:number-columns-repeated="3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53.204" calcext:value-type="float">
            <text:p>153.204</text:p>
          </table:table-cell>
          <table:table-cell table:formula="of:=AVERAGE([.B3727:.B3777])" office:value-type="float" office:value="156.616490196078" calcext:value-type="float">
            <text:p>156.6164901961</text:p>
          </table:table-cell>
          <table:table-cell table:number-columns-repeated="3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53.973" calcext:value-type="float">
            <text:p>153.973</text:p>
          </table:table-cell>
          <table:table-cell table:formula="of:=AVERAGE([.B3728:.B3778])" office:value-type="float" office:value="156.710098039216" calcext:value-type="float">
            <text:p>156.7100980392</text:p>
          </table:table-cell>
          <table:table-cell table:number-columns-repeated="3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56.761" calcext:value-type="float">
            <text:p>156.761</text:p>
          </table:table-cell>
          <table:table-cell table:formula="of:=AVERAGE([.B3729:.B3779])" office:value-type="float" office:value="156.804117647059" calcext:value-type="float">
            <text:p>156.8041176471</text:p>
          </table:table-cell>
          <table:table-cell table:number-columns-repeated="3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55.473" calcext:value-type="float">
            <text:p>155.473</text:p>
          </table:table-cell>
          <table:table-cell table:formula="of:=AVERAGE([.B3730:.B3780])" office:value-type="float" office:value="156.887254901961" calcext:value-type="float">
            <text:p>156.887254902</text:p>
          </table:table-cell>
          <table:table-cell table:number-columns-repeated="3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56.119" calcext:value-type="float">
            <text:p>156.119</text:p>
          </table:table-cell>
          <table:table-cell table:formula="of:=AVERAGE([.B3731:.B3781])" office:value-type="float" office:value="157.042274509804" calcext:value-type="float">
            <text:p>157.0422745098</text:p>
          </table:table-cell>
          <table:table-cell table:number-columns-repeated="3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56.596" calcext:value-type="float">
            <text:p>156.596</text:p>
          </table:table-cell>
          <table:table-cell table:formula="of:=AVERAGE([.B3732:.B3782])" office:value-type="float" office:value="157.140862745098" calcext:value-type="float">
            <text:p>157.1408627451</text:p>
          </table:table-cell>
          <table:table-cell table:number-columns-repeated="3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55.373" calcext:value-type="float">
            <text:p>155.373</text:p>
          </table:table-cell>
          <table:table-cell table:formula="of:=AVERAGE([.B3733:.B3783])" office:value-type="float" office:value="157.248156862745" calcext:value-type="float">
            <text:p>157.2481568627</text:p>
          </table:table-cell>
          <table:table-cell table:number-columns-repeated="3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60.391" calcext:value-type="float">
            <text:p>160.391</text:p>
          </table:table-cell>
          <table:table-cell table:formula="of:=AVERAGE([.B3734:.B3784])" office:value-type="float" office:value="157.443862745098" calcext:value-type="float">
            <text:p>157.4438627451</text:p>
          </table:table-cell>
          <table:table-cell table:number-columns-repeated="3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57.057" calcext:value-type="float">
            <text:p>157.057</text:p>
          </table:table-cell>
          <table:table-cell table:formula="of:=AVERAGE([.B3735:.B3785])" office:value-type="float" office:value="157.492470588235" calcext:value-type="float">
            <text:p>157.4924705882</text:p>
          </table:table-cell>
          <table:table-cell table:number-columns-repeated="3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55.427" calcext:value-type="float">
            <text:p>155.427</text:p>
          </table:table-cell>
          <table:table-cell table:formula="of:=AVERAGE([.B3736:.B3786])" office:value-type="float" office:value="157.610941176471" calcext:value-type="float">
            <text:p>157.6109411765</text:p>
          </table:table-cell>
          <table:table-cell table:number-columns-repeated="3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55.129" calcext:value-type="float">
            <text:p>155.129</text:p>
          </table:table-cell>
          <table:table-cell table:formula="of:=AVERAGE([.B3737:.B3787])" office:value-type="float" office:value="157.774137254902" calcext:value-type="float">
            <text:p>157.7741372549</text:p>
          </table:table-cell>
          <table:table-cell table:number-columns-repeated="3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55.718" calcext:value-type="float">
            <text:p>155.718</text:p>
          </table:table-cell>
          <table:table-cell table:formula="of:=AVERAGE([.B3738:.B3788])" office:value-type="float" office:value="158.036078431373" calcext:value-type="float">
            <text:p>158.0360784314</text:p>
          </table:table-cell>
          <table:table-cell table:number-columns-repeated="3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59.49" calcext:value-type="float">
            <text:p>159.49</text:p>
          </table:table-cell>
          <table:table-cell table:formula="of:=AVERAGE([.B3739:.B3789])" office:value-type="float" office:value="158.200490196078" calcext:value-type="float">
            <text:p>158.2004901961</text:p>
          </table:table-cell>
          <table:table-cell table:number-columns-repeated="3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56.357" calcext:value-type="float">
            <text:p>156.357</text:p>
          </table:table-cell>
          <table:table-cell table:formula="of:=AVERAGE([.B3740:.B3790])" office:value-type="float" office:value="158.288352941176" calcext:value-type="float">
            <text:p>158.2883529412</text:p>
          </table:table-cell>
          <table:table-cell table:number-columns-repeated="3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57.261" calcext:value-type="float">
            <text:p>157.261</text:p>
          </table:table-cell>
          <table:table-cell table:formula="of:=AVERAGE([.B3741:.B3791])" office:value-type="float" office:value="158.476470588235" calcext:value-type="float">
            <text:p>158.4764705882</text:p>
          </table:table-cell>
          <table:table-cell table:number-columns-repeated="3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60.189" calcext:value-type="float">
            <text:p>160.189</text:p>
          </table:table-cell>
          <table:table-cell table:formula="of:=AVERAGE([.B3742:.B3792])" office:value-type="float" office:value="158.597019607843" calcext:value-type="float">
            <text:p>158.5970196078</text:p>
          </table:table-cell>
          <table:table-cell table:number-columns-repeated="3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56.055" calcext:value-type="float">
            <text:p>156.055</text:p>
          </table:table-cell>
          <table:table-cell table:formula="of:=AVERAGE([.B3743:.B3793])" office:value-type="float" office:value="158.695294117647" calcext:value-type="float">
            <text:p>158.6952941176</text:p>
          </table:table-cell>
          <table:table-cell table:number-columns-repeated="3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56.854" calcext:value-type="float">
            <text:p>156.854</text:p>
          </table:table-cell>
          <table:table-cell table:formula="of:=AVERAGE([.B3744:.B3794])" office:value-type="float" office:value="158.858843137255" calcext:value-type="float">
            <text:p>158.8588431373</text:p>
          </table:table-cell>
          <table:table-cell table:number-columns-repeated="3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55.039" calcext:value-type="float">
            <text:p>155.039</text:p>
          </table:table-cell>
          <table:table-cell table:formula="of:=AVERAGE([.B3745:.B3795])" office:value-type="float" office:value="159.013294117647" calcext:value-type="float">
            <text:p>159.0132941176</text:p>
          </table:table-cell>
          <table:table-cell table:number-columns-repeated="3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56.018" calcext:value-type="float">
            <text:p>156.018</text:p>
          </table:table-cell>
          <table:table-cell table:formula="of:=AVERAGE([.B3746:.B3796])" office:value-type="float" office:value="159.196568627451" calcext:value-type="float">
            <text:p>159.1965686275</text:p>
          </table:table-cell>
          <table:table-cell table:number-columns-repeated="3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57.381" calcext:value-type="float">
            <text:p>157.381</text:p>
          </table:table-cell>
          <table:table-cell table:formula="of:=AVERAGE([.B3747:.B3797])" office:value-type="float" office:value="159.413549019608" calcext:value-type="float">
            <text:p>159.4135490196</text:p>
          </table:table-cell>
          <table:table-cell table:number-columns-repeated="3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58.344" calcext:value-type="float">
            <text:p>158.344</text:p>
          </table:table-cell>
          <table:table-cell table:formula="of:=AVERAGE([.B3748:.B3798])" office:value-type="float" office:value="159.532137254902" calcext:value-type="float">
            <text:p>159.5321372549</text:p>
          </table:table-cell>
          <table:table-cell table:number-columns-repeated="3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55.727" calcext:value-type="float">
            <text:p>155.727</text:p>
          </table:table-cell>
          <table:table-cell table:formula="of:=AVERAGE([.B3749:.B3799])" office:value-type="float" office:value="159.597254901961" calcext:value-type="float">
            <text:p>159.597254902</text:p>
          </table:table-cell>
          <table:table-cell table:number-columns-repeated="3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56.568" calcext:value-type="float">
            <text:p>156.568</text:p>
          </table:table-cell>
          <table:table-cell table:formula="of:=AVERAGE([.B3750:.B3800])" office:value-type="float" office:value="159.719666666667" calcext:value-type="float">
            <text:p>159.7196666667</text:p>
          </table:table-cell>
          <table:table-cell table:number-columns-repeated="3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55.727" calcext:value-type="float">
            <text:p>155.727</text:p>
          </table:table-cell>
          <table:table-cell table:formula="of:=AVERAGE([.B3751:.B3801])" office:value-type="float" office:value="159.888941176471" calcext:value-type="float">
            <text:p>159.8889411765</text:p>
          </table:table-cell>
          <table:table-cell table:number-columns-repeated="3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58.043" calcext:value-type="float">
            <text:p>158.043</text:p>
          </table:table-cell>
          <table:table-cell table:formula="of:=AVERAGE([.B3752:.B3802])" office:value-type="float" office:value="160.142098039216" calcext:value-type="float">
            <text:p>160.1420980392</text:p>
          </table:table-cell>
          <table:table-cell table:number-columns-repeated="3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58.165" calcext:value-type="float">
            <text:p>158.165</text:p>
          </table:table-cell>
          <table:table-cell table:formula="of:=AVERAGE([.B3753:.B3803])" office:value-type="float" office:value="160.282039215686" calcext:value-type="float">
            <text:p>160.2820392157</text:p>
          </table:table-cell>
          <table:table-cell table:number-columns-repeated="3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54.598" calcext:value-type="float">
            <text:p>154.598</text:p>
          </table:table-cell>
          <table:table-cell table:formula="of:=AVERAGE([.B3754:.B3804])" office:value-type="float" office:value="160.417588235294" calcext:value-type="float">
            <text:p>160.4175882353</text:p>
          </table:table-cell>
          <table:table-cell table:number-columns-repeated="3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56.678" calcext:value-type="float">
            <text:p>156.678</text:p>
          </table:table-cell>
          <table:table-cell table:formula="of:=AVERAGE([.B3755:.B3805])" office:value-type="float" office:value="160.637764705882" calcext:value-type="float">
            <text:p>160.6377647059</text:p>
          </table:table-cell>
          <table:table-cell table:number-columns-repeated="3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54.33" calcext:value-type="float">
            <text:p>154.33</text:p>
          </table:table-cell>
          <table:table-cell table:formula="of:=AVERAGE([.B3756:.B3806])" office:value-type="float" office:value="160.799058823529" calcext:value-type="float">
            <text:p>160.7990588235</text:p>
          </table:table-cell>
          <table:table-cell table:number-columns-repeated="3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57.772" calcext:value-type="float">
            <text:p>157.772</text:p>
          </table:table-cell>
          <table:table-cell table:formula="of:=AVERAGE([.B3757:.B3807])" office:value-type="float" office:value="160.982784313726" calcext:value-type="float">
            <text:p>160.9827843137</text:p>
          </table:table-cell>
          <table:table-cell table:number-columns-repeated="3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55.863" calcext:value-type="float">
            <text:p>155.863</text:p>
          </table:table-cell>
          <table:table-cell table:formula="of:=AVERAGE([.B3758:.B3808])" office:value-type="float" office:value="161.117450980392" calcext:value-type="float">
            <text:p>161.1174509804</text:p>
          </table:table-cell>
          <table:table-cell table:number-columns-repeated="3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53.938" calcext:value-type="float">
            <text:p>153.938</text:p>
          </table:table-cell>
          <table:table-cell table:formula="of:=AVERAGE([.B3759:.B3809])" office:value-type="float" office:value="161.264039215686" calcext:value-type="float">
            <text:p>161.2640392157</text:p>
          </table:table-cell>
          <table:table-cell table:number-columns-repeated="3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57.335" calcext:value-type="float">
            <text:p>157.335</text:p>
          </table:table-cell>
          <table:table-cell table:formula="of:=AVERAGE([.B3760:.B3810])" office:value-type="float" office:value="161.455254901961" calcext:value-type="float">
            <text:p>161.455254902</text:p>
          </table:table-cell>
          <table:table-cell table:number-columns-repeated="3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55.518" calcext:value-type="float">
            <text:p>155.518</text:p>
          </table:table-cell>
          <table:table-cell table:formula="of:=AVERAGE([.B3761:.B3811])" office:value-type="float" office:value="161.677705882353" calcext:value-type="float">
            <text:p>161.6777058824</text:p>
          </table:table-cell>
          <table:table-cell table:number-columns-repeated="3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55.863" calcext:value-type="float">
            <text:p>155.863</text:p>
          </table:table-cell>
          <table:table-cell table:formula="of:=AVERAGE([.B3762:.B3812])" office:value-type="float" office:value="161.823215686275" calcext:value-type="float">
            <text:p>161.8232156863</text:p>
          </table:table-cell>
          <table:table-cell table:number-columns-repeated="3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56.43" calcext:value-type="float">
            <text:p>156.43</text:p>
          </table:table-cell>
          <table:table-cell table:formula="of:=AVERAGE([.B3763:.B3813])" office:value-type="float" office:value="161.945647058824" calcext:value-type="float">
            <text:p>161.9456470588</text:p>
          </table:table-cell>
          <table:table-cell table:number-columns-repeated="3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53.876" calcext:value-type="float">
            <text:p>153.876</text:p>
          </table:table-cell>
          <table:table-cell table:formula="of:=AVERAGE([.B3764:.B3814])" office:value-type="float" office:value="162.036235294118" calcext:value-type="float">
            <text:p>162.0362352941</text:p>
          </table:table-cell>
          <table:table-cell table:number-columns-repeated="3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56.844" calcext:value-type="float">
            <text:p>156.844</text:p>
          </table:table-cell>
          <table:table-cell table:formula="of:=AVERAGE([.B3765:.B3815])" office:value-type="float" office:value="162.285" calcext:value-type="float">
            <text:p>162.285</text:p>
          </table:table-cell>
          <table:table-cell table:number-columns-repeated="3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56.964" calcext:value-type="float">
            <text:p>156.964</text:p>
          </table:table-cell>
          <table:table-cell table:formula="of:=AVERAGE([.B3766:.B3816])" office:value-type="float" office:value="162.386274509804" calcext:value-type="float">
            <text:p>162.3862745098</text:p>
          </table:table-cell>
          <table:table-cell table:number-columns-repeated="3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58.419" calcext:value-type="float">
            <text:p>158.419</text:p>
          </table:table-cell>
          <table:table-cell table:formula="of:=AVERAGE([.B3767:.B3817])" office:value-type="float" office:value="162.601431372549" calcext:value-type="float">
            <text:p>162.6014313725</text:p>
          </table:table-cell>
          <table:table-cell table:number-columns-repeated="3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56.467" calcext:value-type="float">
            <text:p>156.467</text:p>
          </table:table-cell>
          <table:table-cell table:formula="of:=AVERAGE([.B3768:.B3818])" office:value-type="float" office:value="162.698882352941" calcext:value-type="float">
            <text:p>162.6988823529</text:p>
          </table:table-cell>
          <table:table-cell table:number-columns-repeated="3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56.927" calcext:value-type="float">
            <text:p>156.927</text:p>
          </table:table-cell>
          <table:table-cell table:formula="of:=AVERAGE([.B3769:.B3819])" office:value-type="float" office:value="162.847019607843" calcext:value-type="float">
            <text:p>162.8470196078</text:p>
          </table:table-cell>
          <table:table-cell table:number-columns-repeated="3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58.9" calcext:value-type="float">
            <text:p>158.9</text:p>
          </table:table-cell>
          <table:table-cell table:formula="of:=AVERAGE([.B3770:.B3820])" office:value-type="float" office:value="163.009254901961" calcext:value-type="float">
            <text:p>163.009254902</text:p>
          </table:table-cell>
          <table:table-cell table:number-columns-repeated="3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58.872" calcext:value-type="float">
            <text:p>158.872</text:p>
          </table:table-cell>
          <table:table-cell table:formula="of:=AVERAGE([.B3771:.B3821])" office:value-type="float" office:value="163.126392156863" calcext:value-type="float">
            <text:p>163.1263921569</text:p>
          </table:table-cell>
          <table:table-cell table:number-columns-repeated="3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56.274" calcext:value-type="float">
            <text:p>156.274</text:p>
          </table:table-cell>
          <table:table-cell table:formula="of:=AVERAGE([.B3772:.B3822])" office:value-type="float" office:value="163.248882352941" calcext:value-type="float">
            <text:p>163.2488823529</text:p>
          </table:table-cell>
          <table:table-cell table:number-columns-repeated="3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56.513" calcext:value-type="float">
            <text:p>156.513</text:p>
          </table:table-cell>
          <table:table-cell table:formula="of:=AVERAGE([.B3773:.B3823])" office:value-type="float" office:value="163.404156862745" calcext:value-type="float">
            <text:p>163.4041568627</text:p>
          </table:table-cell>
          <table:table-cell table:number-columns-repeated="3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54.733" calcext:value-type="float">
            <text:p>154.733</text:p>
          </table:table-cell>
          <table:table-cell table:formula="of:=AVERAGE([.B3774:.B3824])" office:value-type="float" office:value="163.57268627451" calcext:value-type="float">
            <text:p>163.5726862745</text:p>
          </table:table-cell>
          <table:table-cell table:number-columns-repeated="3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60.411" calcext:value-type="float">
            <text:p>160.411</text:p>
          </table:table-cell>
          <table:table-cell table:formula="of:=AVERAGE([.B3775:.B3825])" office:value-type="float" office:value="163.773921568628" calcext:value-type="float">
            <text:p>163.7739215686</text:p>
          </table:table-cell>
          <table:table-cell table:number-columns-repeated="3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58.881" calcext:value-type="float">
            <text:p>158.881</text:p>
          </table:table-cell>
          <table:table-cell table:formula="of:=AVERAGE([.B3776:.B3826])" office:value-type="float" office:value="163.89331372549" calcext:value-type="float">
            <text:p>163.8933137255</text:p>
          </table:table-cell>
          <table:table-cell table:number-columns-repeated="3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56.596" calcext:value-type="float">
            <text:p>156.596</text:p>
          </table:table-cell>
          <table:table-cell table:formula="of:=AVERAGE([.B3777:.B3827])" office:value-type="float" office:value="164.070039215686" calcext:value-type="float">
            <text:p>164.0700392157</text:p>
          </table:table-cell>
          <table:table-cell table:number-columns-repeated="3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57.978" calcext:value-type="float">
            <text:p>157.978</text:p>
          </table:table-cell>
          <table:table-cell table:formula="of:=AVERAGE([.B3778:.B3828])" office:value-type="float" office:value="164.214843137255" calcext:value-type="float">
            <text:p>164.2148431373</text:p>
          </table:table-cell>
          <table:table-cell table:number-columns-repeated="3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58.768" calcext:value-type="float">
            <text:p>158.768</text:p>
          </table:table-cell>
          <table:table-cell table:formula="of:=AVERAGE([.B3779:.B3829])" office:value-type="float" office:value="164.394431372549" calcext:value-type="float">
            <text:p>164.3944313725</text:p>
          </table:table-cell>
          <table:table-cell table:number-columns-repeated="3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61.001" calcext:value-type="float">
            <text:p>161.001</text:p>
          </table:table-cell>
          <table:table-cell table:formula="of:=AVERAGE([.B3780:.B3830])" office:value-type="float" office:value="164.520156862745" calcext:value-type="float">
            <text:p>164.5201568627</text:p>
          </table:table-cell>
          <table:table-cell table:number-columns-repeated="3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63.379" calcext:value-type="float">
            <text:p>163.379</text:p>
          </table:table-cell>
          <table:table-cell table:formula="of:=AVERAGE([.B3781:.B3831])" office:value-type="float" office:value="164.796705882353" calcext:value-type="float">
            <text:p>164.7967058824</text:p>
          </table:table-cell>
          <table:table-cell table:number-columns-repeated="3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61.147" calcext:value-type="float">
            <text:p>161.147</text:p>
          </table:table-cell>
          <table:table-cell table:formula="of:=AVERAGE([.B3782:.B3832])" office:value-type="float" office:value="165.076941176471" calcext:value-type="float">
            <text:p>165.0769411765</text:p>
          </table:table-cell>
          <table:table-cell table:number-columns-repeated="3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62.068" calcext:value-type="float">
            <text:p>162.068</text:p>
          </table:table-cell>
          <table:table-cell table:formula="of:=AVERAGE([.B3783:.B3833])" office:value-type="float" office:value="165.225901960784" calcext:value-type="float">
            <text:p>165.2259019608</text:p>
          </table:table-cell>
          <table:table-cell table:number-columns-repeated="3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65.354" calcext:value-type="float">
            <text:p>165.354</text:p>
          </table:table-cell>
          <table:table-cell table:formula="of:=AVERAGE([.B3784:.B3834])" office:value-type="float" office:value="165.41237254902" calcext:value-type="float">
            <text:p>165.412372549</text:p>
          </table:table-cell>
          <table:table-cell table:number-columns-repeated="3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62.87" calcext:value-type="float">
            <text:p>162.87</text:p>
          </table:table-cell>
          <table:table-cell table:formula="of:=AVERAGE([.B3785:.B3835])" office:value-type="float" office:value="165.587843137255" calcext:value-type="float">
            <text:p>165.5878431373</text:p>
          </table:table-cell>
          <table:table-cell table:number-columns-repeated="3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63.099" calcext:value-type="float">
            <text:p>163.099</text:p>
          </table:table-cell>
          <table:table-cell table:formula="of:=AVERAGE([.B3786:.B3836])" office:value-type="float" office:value="165.722196078431" calcext:value-type="float">
            <text:p>165.7221960784</text:p>
          </table:table-cell>
          <table:table-cell table:number-columns-repeated="3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63.75" calcext:value-type="float">
            <text:p>163.75</text:p>
          </table:table-cell>
          <table:table-cell table:formula="of:=AVERAGE([.B3787:.B3837])" office:value-type="float" office:value="165.966862745098" calcext:value-type="float">
            <text:p>165.9668627451</text:p>
          </table:table-cell>
          <table:table-cell table:number-columns-repeated="3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68.488" calcext:value-type="float">
            <text:p>168.488</text:p>
          </table:table-cell>
          <table:table-cell table:formula="of:=AVERAGE([.B3788:.B3838])" office:value-type="float" office:value="166.151823529412" calcext:value-type="float">
            <text:p>166.1518235294</text:p>
          </table:table-cell>
          <table:table-cell table:number-columns-repeated="3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64.103" calcext:value-type="float">
            <text:p>164.103</text:p>
          </table:table-cell>
          <table:table-cell table:formula="of:=AVERAGE([.B3789:.B3839])" office:value-type="float" office:value="166.321705882353" calcext:value-type="float">
            <text:p>166.3217058824</text:p>
          </table:table-cell>
          <table:table-cell table:number-columns-repeated="3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63.971" calcext:value-type="float">
            <text:p>163.971</text:p>
          </table:table-cell>
          <table:table-cell table:formula="of:=AVERAGE([.B3790:.B3840])" office:value-type="float" office:value="166.478490196078" calcext:value-type="float">
            <text:p>166.4784901961</text:p>
          </table:table-cell>
          <table:table-cell table:number-columns-repeated="3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65.951" calcext:value-type="float">
            <text:p>165.951</text:p>
          </table:table-cell>
          <table:table-cell table:formula="of:=AVERAGE([.B3791:.B3841])" office:value-type="float" office:value="166.72337254902" calcext:value-type="float">
            <text:p>166.723372549</text:p>
          </table:table-cell>
          <table:table-cell table:number-columns-repeated="3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63.409" calcext:value-type="float">
            <text:p>163.409</text:p>
          </table:table-cell>
          <table:table-cell table:formula="of:=AVERAGE([.B3792:.B3842])" office:value-type="float" office:value="166.871352941176" calcext:value-type="float">
            <text:p>166.8713529412</text:p>
          </table:table-cell>
          <table:table-cell table:number-columns-repeated="3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65.201" calcext:value-type="float">
            <text:p>165.201</text:p>
          </table:table-cell>
          <table:table-cell table:formula="of:=AVERAGE([.B3793:.B3843])" office:value-type="float" office:value="167.016666666667" calcext:value-type="float">
            <text:p>167.0166666667</text:p>
          </table:table-cell>
          <table:table-cell table:number-columns-repeated="3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64.396" calcext:value-type="float">
            <text:p>164.396</text:p>
          </table:table-cell>
          <table:table-cell table:formula="of:=AVERAGE([.B3794:.B3844])" office:value-type="float" office:value="167.174941176471" calcext:value-type="float">
            <text:p>167.1749411765</text:p>
          </table:table-cell>
          <table:table-cell table:number-columns-repeated="3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64.731" calcext:value-type="float">
            <text:p>164.731</text:p>
          </table:table-cell>
          <table:table-cell table:formula="of:=AVERAGE([.B3795:.B3845])" office:value-type="float" office:value="167.308215686274" calcext:value-type="float">
            <text:p>167.3082156863</text:p>
          </table:table-cell>
          <table:table-cell table:number-columns-repeated="3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64.386" calcext:value-type="float">
            <text:p>164.386</text:p>
          </table:table-cell>
          <table:table-cell table:formula="of:=AVERAGE([.B3796:.B3846])" office:value-type="float" office:value="167.502843137255" calcext:value-type="float">
            <text:p>167.5028431373</text:p>
          </table:table-cell>
          <table:table-cell table:number-columns-repeated="3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67.084" calcext:value-type="float">
            <text:p>167.084</text:p>
          </table:table-cell>
          <table:table-cell table:formula="of:=AVERAGE([.B3797:.B3847])" office:value-type="float" office:value="167.692607843137" calcext:value-type="float">
            <text:p>167.6926078431</text:p>
          </table:table-cell>
          <table:table-cell table:number-columns-repeated="3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63.429" calcext:value-type="float">
            <text:p>163.429</text:p>
          </table:table-cell>
          <table:table-cell table:formula="of:=AVERAGE([.B3798:.B3848])" office:value-type="float" office:value="167.866411764706" calcext:value-type="float">
            <text:p>167.8664117647</text:p>
          </table:table-cell>
          <table:table-cell table:number-columns-repeated="3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61.665" calcext:value-type="float">
            <text:p>161.665</text:p>
          </table:table-cell>
          <table:table-cell table:formula="of:=AVERAGE([.B3799:.B3849])" office:value-type="float" office:value="168.005549019608" calcext:value-type="float">
            <text:p>168.0055490196</text:p>
          </table:table-cell>
          <table:table-cell table:number-columns-repeated="3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61.97" calcext:value-type="float">
            <text:p>161.97</text:p>
          </table:table-cell>
          <table:table-cell table:formula="of:=AVERAGE([.B3800:.B3850])" office:value-type="float" office:value="168.189352941176" calcext:value-type="float">
            <text:p>168.1893529412</text:p>
          </table:table-cell>
          <table:table-cell table:number-columns-repeated="3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65.201" calcext:value-type="float">
            <text:p>165.201</text:p>
          </table:table-cell>
          <table:table-cell table:formula="of:=AVERAGE([.B3801:.B3851])" office:value-type="float" office:value="168.366960784314" calcext:value-type="float">
            <text:p>168.3669607843</text:p>
          </table:table-cell>
          <table:table-cell table:number-columns-repeated="3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68.638" calcext:value-type="float">
            <text:p>168.638</text:p>
          </table:table-cell>
          <table:table-cell table:formula="of:=AVERAGE([.B3802:.B3852])" office:value-type="float" office:value="168.456450980392" calcext:value-type="float">
            <text:p>168.4564509804</text:p>
          </table:table-cell>
          <table:table-cell table:number-columns-repeated="3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65.18" calcext:value-type="float">
            <text:p>165.18</text:p>
          </table:table-cell>
          <table:table-cell table:formula="of:=AVERAGE([.B3803:.B3853])" office:value-type="float" office:value="168.473039215686" calcext:value-type="float">
            <text:p>168.4730392157</text:p>
          </table:table-cell>
          <table:table-cell table:number-columns-repeated="3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65.078" calcext:value-type="float">
            <text:p>165.078</text:p>
          </table:table-cell>
          <table:table-cell table:formula="of:=AVERAGE([.B3804:.B3854])" office:value-type="float" office:value="168.601960784314" calcext:value-type="float">
            <text:p>168.6019607843</text:p>
          </table:table-cell>
          <table:table-cell table:number-columns-repeated="3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65.827" calcext:value-type="float">
            <text:p>165.827</text:p>
          </table:table-cell>
          <table:table-cell table:formula="of:=AVERAGE([.B3805:.B3855])" office:value-type="float" office:value="168.781294117647" calcext:value-type="float">
            <text:p>168.7812941176</text:p>
          </table:table-cell>
          <table:table-cell table:number-columns-repeated="3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64.904" calcext:value-type="float">
            <text:p>164.904</text:p>
          </table:table-cell>
          <table:table-cell table:formula="of:=AVERAGE([.B3806:.B3856])" office:value-type="float" office:value="169.014235294118" calcext:value-type="float">
            <text:p>169.0142352941</text:p>
          </table:table-cell>
          <table:table-cell table:number-columns-repeated="3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63.7" calcext:value-type="float">
            <text:p>163.7</text:p>
          </table:table-cell>
          <table:table-cell table:formula="of:=AVERAGE([.B3807:.B3857])" office:value-type="float" office:value="169.199647058824" calcext:value-type="float">
            <text:p>169.1996470588</text:p>
          </table:table-cell>
          <table:table-cell table:number-columns-repeated="3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64.64" calcext:value-type="float">
            <text:p>164.64</text:p>
          </table:table-cell>
          <table:table-cell table:formula="of:=AVERAGE([.B3808:.B3858])" office:value-type="float" office:value="169.412254901961" calcext:value-type="float">
            <text:p>169.412254902</text:p>
          </table:table-cell>
          <table:table-cell table:number-columns-repeated="3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63.339" calcext:value-type="float">
            <text:p>163.339</text:p>
          </table:table-cell>
          <table:table-cell table:formula="of:=AVERAGE([.B3809:.B3859])" office:value-type="float" office:value="169.568333333333" calcext:value-type="float">
            <text:p>169.5683333333</text:p>
          </table:table-cell>
          <table:table-cell table:number-columns-repeated="3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63.69" calcext:value-type="float">
            <text:p>163.69</text:p>
          </table:table-cell>
          <table:table-cell table:formula="of:=AVERAGE([.B3810:.B3860])" office:value-type="float" office:value="169.777745098039" calcext:value-type="float">
            <text:p>169.777745098</text:p>
          </table:table-cell>
          <table:table-cell table:number-columns-repeated="3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68.68" calcext:value-type="float">
            <text:p>168.68</text:p>
          </table:table-cell>
          <table:table-cell table:formula="of:=AVERAGE([.B3811:.B3861])" office:value-type="float" office:value="169.934588235294" calcext:value-type="float">
            <text:p>169.9345882353</text:p>
          </table:table-cell>
          <table:table-cell table:number-columns-repeated="3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62.939" calcext:value-type="float">
            <text:p>162.939</text:p>
          </table:table-cell>
          <table:table-cell table:formula="of:=AVERAGE([.B3812:.B3862])" office:value-type="float" office:value="169.981705882353" calcext:value-type="float">
            <text:p>169.9817058824</text:p>
          </table:table-cell>
          <table:table-cell table:number-columns-repeated="3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62.107" calcext:value-type="float">
            <text:p>162.107</text:p>
          </table:table-cell>
          <table:table-cell table:formula="of:=AVERAGE([.B3813:.B3863])" office:value-type="float" office:value="170.164784313726" calcext:value-type="float">
            <text:p>170.1647843137</text:p>
          </table:table-cell>
          <table:table-cell table:number-columns-repeated="3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61.05" calcext:value-type="float">
            <text:p>161.05</text:p>
          </table:table-cell>
          <table:table-cell table:formula="of:=AVERAGE([.B3814:.B3864])" office:value-type="float" office:value="170.433215686275" calcext:value-type="float">
            <text:p>170.4332156863</text:p>
          </table:table-cell>
          <table:table-cell table:number-columns-repeated="3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66.563" calcext:value-type="float">
            <text:p>166.563</text:p>
          </table:table-cell>
          <table:table-cell table:formula="of:=AVERAGE([.B3815:.B3865])" office:value-type="float" office:value="170.751019607843" calcext:value-type="float">
            <text:p>170.7510196078</text:p>
          </table:table-cell>
          <table:table-cell table:number-columns-repeated="3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62.009" calcext:value-type="float">
            <text:p>162.009</text:p>
          </table:table-cell>
          <table:table-cell table:formula="of:=AVERAGE([.B3816:.B3866])" office:value-type="float" office:value="170.842450980392" calcext:value-type="float">
            <text:p>170.8424509804</text:p>
          </table:table-cell>
          <table:table-cell table:number-columns-repeated="3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67.937" calcext:value-type="float">
            <text:p>167.937</text:p>
          </table:table-cell>
          <table:table-cell table:formula="of:=AVERAGE([.B3817:.B3867])" office:value-type="float" office:value="171.043333333333" calcext:value-type="float">
            <text:p>171.0433333333</text:p>
          </table:table-cell>
          <table:table-cell table:number-columns-repeated="3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63.389" calcext:value-type="float">
            <text:p>163.389</text:p>
          </table:table-cell>
          <table:table-cell table:formula="of:=AVERAGE([.B3818:.B3868])" office:value-type="float" office:value="171.097490196078" calcext:value-type="float">
            <text:p>171.0974901961</text:p>
          </table:table-cell>
          <table:table-cell table:number-columns-repeated="3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64.022" calcext:value-type="float">
            <text:p>164.022</text:p>
          </table:table-cell>
          <table:table-cell table:formula="of:=AVERAGE([.B3819:.B3869])" office:value-type="float" office:value="171.302352941177" calcext:value-type="float">
            <text:p>171.3023529412</text:p>
          </table:table-cell>
          <table:table-cell table:number-columns-repeated="3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65.201" calcext:value-type="float">
            <text:p>165.201</text:p>
          </table:table-cell>
          <table:table-cell table:formula="of:=AVERAGE([.B3820:.B3870])" office:value-type="float" office:value="171.380980392157" calcext:value-type="float">
            <text:p>171.3809803922</text:p>
          </table:table-cell>
          <table:table-cell table:number-columns-repeated="3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64.874" calcext:value-type="float">
            <text:p>164.874</text:p>
          </table:table-cell>
          <table:table-cell table:formula="of:=AVERAGE([.B3821:.B3871])" office:value-type="float" office:value="171.479176470588" calcext:value-type="float">
            <text:p>171.4791764706</text:p>
          </table:table-cell>
          <table:table-cell table:number-columns-repeated="3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65.119" calcext:value-type="float">
            <text:p>165.119</text:p>
          </table:table-cell>
          <table:table-cell table:formula="of:=AVERAGE([.B3822:.B3872])" office:value-type="float" office:value="171.611705882353" calcext:value-type="float">
            <text:p>171.6117058824</text:p>
          </table:table-cell>
          <table:table-cell table:number-columns-repeated="3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64.193" calcext:value-type="float">
            <text:p>164.193</text:p>
          </table:table-cell>
          <table:table-cell table:formula="of:=AVERAGE([.B3823:.B3873])" office:value-type="float" office:value="171.753568627451" calcext:value-type="float">
            <text:p>171.7535686275</text:p>
          </table:table-cell>
          <table:table-cell table:number-columns-repeated="3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65.108" calcext:value-type="float">
            <text:p>165.108</text:p>
          </table:table-cell>
          <table:table-cell table:formula="of:=AVERAGE([.B3824:.B3874])" office:value-type="float" office:value="171.91468627451" calcext:value-type="float">
            <text:p>171.9146862745</text:p>
          </table:table-cell>
          <table:table-cell table:number-columns-repeated="3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64.996" calcext:value-type="float">
            <text:p>164.996</text:p>
          </table:table-cell>
          <table:table-cell table:formula="of:=AVERAGE([.B3825:.B3875])" office:value-type="float" office:value="172.046529411765" calcext:value-type="float">
            <text:p>172.0465294118</text:p>
          </table:table-cell>
          <table:table-cell table:number-columns-repeated="3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66.5" calcext:value-type="float">
            <text:p>166.5</text:p>
          </table:table-cell>
          <table:table-cell table:formula="of:=AVERAGE([.B3826:.B3876])" office:value-type="float" office:value="172.233490196079" calcext:value-type="float">
            <text:p>172.2334901961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67.894" calcext:value-type="float">
            <text:p>167.894</text:p>
          </table:table-cell>
          <table:table-cell table:formula="of:=AVERAGE([.B3827:.B3877])" office:value-type="float" office:value="172.395235294118" calcext:value-type="float">
            <text:p>172.3952352941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63.981" calcext:value-type="float">
            <text:p>163.981</text:p>
          </table:table-cell>
          <table:table-cell table:formula="of:=AVERAGE([.B3828:.B3878])" office:value-type="float" office:value="172.491450980392" calcext:value-type="float">
            <text:p>172.4914509804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67.137" calcext:value-type="float">
            <text:p>167.137</text:p>
          </table:table-cell>
          <table:table-cell table:formula="of:=AVERAGE([.B3829:.B3879])" office:value-type="float" office:value="172.667901960784" calcext:value-type="float">
            <text:p>172.6679019608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65.18" calcext:value-type="float">
            <text:p>165.18</text:p>
          </table:table-cell>
          <table:table-cell table:formula="of:=AVERAGE([.B3830:.B3880])" office:value-type="float" office:value="172.839294117647" calcext:value-type="float">
            <text:p>172.8392941176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5.105" calcext:value-type="float">
            <text:p>175.105</text:p>
          </table:table-cell>
          <table:table-cell table:formula="of:=AVERAGE([.B3831:.B3881])" office:value-type="float" office:value="173.125078431373" calcext:value-type="float">
            <text:p>173.1250784314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7.671" calcext:value-type="float">
            <text:p>177.671</text:p>
          </table:table-cell>
          <table:table-cell table:formula="of:=AVERAGE([.B3832:.B3882])" office:value-type="float" office:value="173.21768627451" calcext:value-type="float">
            <text:p>173.2176862745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68.744" calcext:value-type="float">
            <text:p>168.744</text:p>
          </table:table-cell>
          <table:table-cell table:formula="of:=AVERAGE([.B3833:.B3883])" office:value-type="float" office:value="173.265921568627" calcext:value-type="float">
            <text:p>173.2659215686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1.578" calcext:value-type="float">
            <text:p>171.578</text:p>
          </table:table-cell>
          <table:table-cell table:formula="of:=AVERAGE([.B3834:.B3884])" office:value-type="float" office:value="173.510333333333" calcext:value-type="float">
            <text:p>173.5103333333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4.303" calcext:value-type="float">
            <text:p>174.303</text:p>
          </table:table-cell>
          <table:table-cell table:formula="of:=AVERAGE([.B3835:.B3885])" office:value-type="float" office:value="173.664745098039" calcext:value-type="float">
            <text:p>173.664745098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69.722" calcext:value-type="float">
            <text:p>169.722</text:p>
          </table:table-cell>
          <table:table-cell table:formula="of:=AVERAGE([.B3836:.B3886])" office:value-type="float" office:value="173.744294117647" calcext:value-type="float">
            <text:p>173.7442941176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5.577" calcext:value-type="float">
            <text:p>175.577</text:p>
          </table:table-cell>
          <table:table-cell table:formula="of:=AVERAGE([.B3837:.B3887])" office:value-type="float" office:value="173.935333333333" calcext:value-type="float">
            <text:p>173.9353333333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3.183" calcext:value-type="float">
            <text:p>173.183</text:p>
          </table:table-cell>
          <table:table-cell table:formula="of:=AVERAGE([.B3838:.B3888])" office:value-type="float" office:value="173.996705882353" calcext:value-type="float">
            <text:p>173.9967058824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7.152" calcext:value-type="float">
            <text:p>177.152</text:p>
          </table:table-cell>
          <table:table-cell table:formula="of:=AVERAGE([.B3839:.B3889])" office:value-type="float" office:value="174.156725490196" calcext:value-type="float">
            <text:p>174.1567254902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2.099" calcext:value-type="float">
            <text:p>172.099</text:p>
          </table:table-cell>
          <table:table-cell table:formula="of:=AVERAGE([.B3840:.B3890])" office:value-type="float" office:value="174.260568627451" calcext:value-type="float">
            <text:p>174.2605686275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6.46" calcext:value-type="float">
            <text:p>176.46</text:p>
          </table:table-cell>
          <table:table-cell table:formula="of:=AVERAGE([.B3841:.B3891])" office:value-type="float" office:value="174.441607843137" calcext:value-type="float">
            <text:p>174.4416078431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3.498" calcext:value-type="float">
            <text:p>173.498</text:p>
          </table:table-cell>
          <table:table-cell table:formula="of:=AVERAGE([.B3842:.B3892])" office:value-type="float" office:value="174.558058823529" calcext:value-type="float">
            <text:p>174.5580588235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0.82" calcext:value-type="float">
            <text:p>170.82</text:p>
          </table:table-cell>
          <table:table-cell table:formula="of:=AVERAGE([.B3843:.B3893])" office:value-type="float" office:value="174.721607843137" calcext:value-type="float">
            <text:p>174.7216078431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3.273" calcext:value-type="float">
            <text:p>173.273</text:p>
          </table:table-cell>
          <table:table-cell table:formula="of:=AVERAGE([.B3844:.B3894])" office:value-type="float" office:value="174.948882352941" calcext:value-type="float">
            <text:p>174.9488823529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1.193" calcext:value-type="float">
            <text:p>171.193</text:p>
          </table:table-cell>
          <table:table-cell table:formula="of:=AVERAGE([.B3845:.B3895])" office:value-type="float" office:value="175.129529411765" calcext:value-type="float">
            <text:p>175.1295294118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4.657" calcext:value-type="float">
            <text:p>174.657</text:p>
          </table:table-cell>
          <table:table-cell table:formula="of:=AVERAGE([.B3846:.B3896])" office:value-type="float" office:value="175.278509803922" calcext:value-type="float">
            <text:p>175.2785098039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4.064" calcext:value-type="float">
            <text:p>174.064</text:p>
          </table:table-cell>
          <table:table-cell table:formula="of:=AVERAGE([.B3847:.B3897])" office:value-type="float" office:value="175.400235294118" calcext:value-type="float">
            <text:p>175.4002352941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5.948" calcext:value-type="float">
            <text:p>175.948</text:p>
          </table:table-cell>
          <table:table-cell table:formula="of:=AVERAGE([.B3848:.B3898])" office:value-type="float" office:value="175.503058823529" calcext:value-type="float">
            <text:p>175.5030588235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0.525" calcext:value-type="float">
            <text:p>170.525</text:p>
          </table:table-cell>
          <table:table-cell table:formula="of:=AVERAGE([.B3849:.B3899])" office:value-type="float" office:value="175.563274509804" calcext:value-type="float">
            <text:p>175.5632745098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1.039" calcext:value-type="float">
            <text:p>171.039</text:p>
          </table:table-cell>
          <table:table-cell table:formula="of:=AVERAGE([.B3850:.B3900])" office:value-type="float" office:value="175.730764705882" calcext:value-type="float">
            <text:p>175.7307647059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1.028" calcext:value-type="float">
            <text:p>171.028</text:p>
          </table:table-cell>
          <table:table-cell table:formula="of:=AVERAGE([.B3851:.B3901])" office:value-type="float" office:value="175.866156862745" calcext:value-type="float">
            <text:p>175.8661568627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69.765" calcext:value-type="float">
            <text:p>169.765</text:p>
          </table:table-cell>
          <table:table-cell table:formula="of:=AVERAGE([.B3852:.B3902])" office:value-type="float" office:value="175.998960784314" calcext:value-type="float">
            <text:p>175.9989607843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69.484" calcext:value-type="float">
            <text:p>169.484</text:p>
          </table:table-cell>
          <table:table-cell table:formula="of:=AVERAGE([.B3853:.B3903])" office:value-type="float" office:value="176.167254901961" calcext:value-type="float">
            <text:p>176.167254902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1.755" calcext:value-type="float">
            <text:p>171.755</text:p>
          </table:table-cell>
          <table:table-cell table:formula="of:=AVERAGE([.B3854:.B3904])" office:value-type="float" office:value="176.345980392157" calcext:value-type="float">
            <text:p>176.3459803922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4.224" calcext:value-type="float">
            <text:p>174.224</text:p>
          </table:table-cell>
          <table:table-cell table:formula="of:=AVERAGE([.B3855:.B3905])" office:value-type="float" office:value="176.451117647059" calcext:value-type="float">
            <text:p>176.4511176471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7.707" calcext:value-type="float">
            <text:p>177.707</text:p>
          </table:table-cell>
          <table:table-cell table:formula="of:=AVERAGE([.B3856:.B3906])" office:value-type="float" office:value="176.591450980392" calcext:value-type="float">
            <text:p>176.5914509804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4.36" calcext:value-type="float">
            <text:p>174.36</text:p>
          </table:table-cell>
          <table:table-cell table:formula="of:=AVERAGE([.B3857:.B3907])" office:value-type="float" office:value="176.647607843137" calcext:value-type="float">
            <text:p>176.6476078431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4.543" calcext:value-type="float">
            <text:p>174.543</text:p>
          </table:table-cell>
          <table:table-cell table:formula="of:=AVERAGE([.B3858:.B3908])" office:value-type="float" office:value="176.761490196078" calcext:value-type="float">
            <text:p>176.7614901961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2.6" calcext:value-type="float">
            <text:p>172.6</text:p>
          </table:table-cell>
          <table:table-cell table:formula="of:=AVERAGE([.B3859:.B3909])" office:value-type="float" office:value="176.936921568627" calcext:value-type="float">
            <text:p>176.9369215686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4.019" calcext:value-type="float">
            <text:p>174.019</text:p>
          </table:table-cell>
          <table:table-cell table:formula="of:=AVERAGE([.B3860:.B3910])" office:value-type="float" office:value="177.124411764706" calcext:value-type="float">
            <text:p>177.1244117647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1.689" calcext:value-type="float">
            <text:p>171.689</text:p>
          </table:table-cell>
          <table:table-cell table:formula="of:=AVERAGE([.B3861:.B3911])" office:value-type="float" office:value="177.246647058824" calcext:value-type="float">
            <text:p>177.2466470588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1.083" calcext:value-type="float">
            <text:p>171.083</text:p>
          </table:table-cell>
          <table:table-cell table:formula="of:=AVERAGE([.B3862:.B3912])" office:value-type="float" office:value="177.456156862745" calcext:value-type="float">
            <text:p>177.4561568627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2.276" calcext:value-type="float">
            <text:p>172.276</text:p>
          </table:table-cell>
          <table:table-cell table:formula="of:=AVERAGE([.B3863:.B3913])" office:value-type="float" office:value="177.681941176471" calcext:value-type="float">
            <text:p>177.6819411765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5.797" calcext:value-type="float">
            <text:p>175.797</text:p>
          </table:table-cell>
          <table:table-cell table:formula="of:=AVERAGE([.B3864:.B3914])" office:value-type="float" office:value="177.835254901961" calcext:value-type="float">
            <text:p>177.835254902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7.258" calcext:value-type="float">
            <text:p>177.258</text:p>
          </table:table-cell>
          <table:table-cell table:formula="of:=AVERAGE([.B3865:.B3915])" office:value-type="float" office:value="177.938235294118" calcext:value-type="float">
            <text:p>177.9382352941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1.226" calcext:value-type="float">
            <text:p>171.226</text:p>
          </table:table-cell>
          <table:table-cell table:formula="of:=AVERAGE([.B3866:.B3916])" office:value-type="float" office:value="177.957274509804" calcext:value-type="float">
            <text:p>177.9572745098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2.254" calcext:value-type="float">
            <text:p>172.254</text:p>
          </table:table-cell>
          <table:table-cell table:formula="of:=AVERAGE([.B3867:.B3917])" office:value-type="float" office:value="178.148666666667" calcext:value-type="float">
            <text:p>178.1486666667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0.699" calcext:value-type="float">
            <text:p>170.699</text:p>
          </table:table-cell>
          <table:table-cell table:formula="of:=AVERAGE([.B3868:.B3918])" office:value-type="float" office:value="178.276843137255" calcext:value-type="float">
            <text:p>178.2768431373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3.837" calcext:value-type="float">
            <text:p>173.837</text:p>
          </table:table-cell>
          <table:table-cell table:formula="of:=AVERAGE([.B3869:.B3919])" office:value-type="float" office:value="178.466098039216" calcext:value-type="float">
            <text:p>178.4660980392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68.032" calcext:value-type="float">
            <text:p>168.032</text:p>
          </table:table-cell>
          <table:table-cell table:formula="of:=AVERAGE([.B3870:.B3920])" office:value-type="float" office:value="178.592137254902" calcext:value-type="float">
            <text:p>178.5921372549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0.209" calcext:value-type="float">
            <text:p>170.209</text:p>
          </table:table-cell>
          <table:table-cell table:formula="of:=AVERAGE([.B3871:.B3921])" office:value-type="float" office:value="178.789509803922" calcext:value-type="float">
            <text:p>178.7895098039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1.633" calcext:value-type="float">
            <text:p>171.633</text:p>
          </table:table-cell>
          <table:table-cell table:formula="of:=AVERAGE([.B3872:.B3922])" office:value-type="float" office:value="178.985019607843" calcext:value-type="float">
            <text:p>178.9850196078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2.354" calcext:value-type="float">
            <text:p>172.354</text:p>
          </table:table-cell>
          <table:table-cell table:formula="of:=AVERAGE([.B3873:.B3923])" office:value-type="float" office:value="179.186843137255" calcext:value-type="float">
            <text:p>179.1868431373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2.41" calcext:value-type="float">
            <text:p>172.41</text:p>
          </table:table-cell>
          <table:table-cell table:formula="of:=AVERAGE([.B3874:.B3924])" office:value-type="float" office:value="179.366019607843" calcext:value-type="float">
            <text:p>179.3660196078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1.832" calcext:value-type="float">
            <text:p>171.832</text:p>
          </table:table-cell>
          <table:table-cell table:formula="of:=AVERAGE([.B3875:.B3925])" office:value-type="float" office:value="179.524352941177" calcext:value-type="float">
            <text:p>179.5243529412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4.531" calcext:value-type="float">
            <text:p>174.531</text:p>
          </table:table-cell>
          <table:table-cell table:formula="of:=AVERAGE([.B3876:.B3926])" office:value-type="float" office:value="179.682568627451" calcext:value-type="float">
            <text:p>179.6825686275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4.749" calcext:value-type="float">
            <text:p>174.749</text:p>
          </table:table-cell>
          <table:table-cell table:formula="of:=AVERAGE([.B3877:.B3927])" office:value-type="float" office:value="179.86668627451" calcext:value-type="float">
            <text:p>179.8666862745</text:p>
          </table:table-cell>
          <table:table-cell table:number-columns-repeated="3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72.801" calcext:value-type="float">
            <text:p>172.801</text:p>
          </table:table-cell>
          <table:table-cell table:formula="of:=AVERAGE([.B3878:.B3928])" office:value-type="float" office:value="179.995529411765" calcext:value-type="float">
            <text:p>179.9955294118</text:p>
          </table:table-cell>
          <table:table-cell table:number-columns-repeated="3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72.98" calcext:value-type="float">
            <text:p>172.98</text:p>
          </table:table-cell>
          <table:table-cell table:formula="of:=AVERAGE([.B3879:.B3929])" office:value-type="float" office:value="180.152666666667" calcext:value-type="float">
            <text:p>180.1526666667</text:p>
          </table:table-cell>
          <table:table-cell table:number-columns-repeated="3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75.878" calcext:value-type="float">
            <text:p>175.878</text:p>
          </table:table-cell>
          <table:table-cell table:formula="of:=AVERAGE([.B3880:.B3930])" office:value-type="float" office:value="180.344941176471" calcext:value-type="float">
            <text:p>180.3449411765</text:p>
          </table:table-cell>
          <table:table-cell table:number-columns-repeated="3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79.755" calcext:value-type="float">
            <text:p>179.755</text:p>
          </table:table-cell>
          <table:table-cell table:formula="of:=AVERAGE([.B3881:.B3931])" office:value-type="float" office:value="180.628509803922" calcext:value-type="float">
            <text:p>180.6285098039</text:p>
          </table:table-cell>
          <table:table-cell table:number-columns-repeated="3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79.828" calcext:value-type="float">
            <text:p>179.828</text:p>
          </table:table-cell>
          <table:table-cell table:formula="of:=AVERAGE([.B3882:.B3932])" office:value-type="float" office:value="180.867764705882" calcext:value-type="float">
            <text:p>180.8677647059</text:p>
          </table:table-cell>
          <table:table-cell table:number-columns-repeated="3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80.131" calcext:value-type="float">
            <text:p>180.131</text:p>
          </table:table-cell>
          <table:table-cell table:formula="of:=AVERAGE([.B3883:.B3933])" office:value-type="float" office:value="180.960490196078" calcext:value-type="float">
            <text:p>180.9604901961</text:p>
          </table:table-cell>
          <table:table-cell table:number-columns-repeated="3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81.209" calcext:value-type="float">
            <text:p>181.209</text:p>
          </table:table-cell>
          <table:table-cell table:formula="of:=AVERAGE([.B3884:.B3934])" office:value-type="float" office:value="181.043784313726" calcext:value-type="float">
            <text:p>181.0437843137</text:p>
          </table:table-cell>
          <table:table-cell table:number-columns-repeated="3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79.453" calcext:value-type="float">
            <text:p>179.453</text:p>
          </table:table-cell>
          <table:table-cell table:formula="of:=AVERAGE([.B3885:.B3935])" office:value-type="float" office:value="181.108941176471" calcext:value-type="float">
            <text:p>181.1089411765</text:p>
          </table:table-cell>
          <table:table-cell table:number-columns-repeated="3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78.36" calcext:value-type="float">
            <text:p>178.36</text:p>
          </table:table-cell>
          <table:table-cell table:formula="of:=AVERAGE([.B3886:.B3936])" office:value-type="float" office:value="181.289411764706" calcext:value-type="float">
            <text:p>181.2894117647</text:p>
          </table:table-cell>
          <table:table-cell table:number-columns-repeated="3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79.465" calcext:value-type="float">
            <text:p>179.465</text:p>
          </table:table-cell>
          <table:table-cell table:formula="of:=AVERAGE([.B3887:.B3937])" office:value-type="float" office:value="181.46868627451" calcext:value-type="float">
            <text:p>181.4686862745</text:p>
          </table:table-cell>
          <table:table-cell table:number-columns-repeated="3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78.707" calcext:value-type="float">
            <text:p>178.707</text:p>
          </table:table-cell>
          <table:table-cell table:formula="of:=AVERAGE([.B3888:.B3938])" office:value-type="float" office:value="181.690745098039" calcext:value-type="float">
            <text:p>181.690745098</text:p>
          </table:table-cell>
          <table:table-cell table:number-columns-repeated="3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81.344" calcext:value-type="float">
            <text:p>181.344</text:p>
          </table:table-cell>
          <table:table-cell table:formula="of:=AVERAGE([.B3889:.B3939])" office:value-type="float" office:value="181.901607843137" calcext:value-type="float">
            <text:p>181.9016078431</text:p>
          </table:table-cell>
          <table:table-cell table:number-columns-repeated="3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82.448" calcext:value-type="float">
            <text:p>182.448</text:p>
          </table:table-cell>
          <table:table-cell table:formula="of:=AVERAGE([.B3890:.B3940])" office:value-type="float" office:value="182.113509803922" calcext:value-type="float">
            <text:p>182.1135098039</text:p>
          </table:table-cell>
          <table:table-cell table:number-columns-repeated="3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81.332" calcext:value-type="float">
            <text:p>181.332</text:p>
          </table:table-cell>
          <table:table-cell table:formula="of:=AVERAGE([.B3891:.B3941])" office:value-type="float" office:value="182.194882352941" calcext:value-type="float">
            <text:p>182.1948823529</text:p>
          </table:table-cell>
          <table:table-cell table:number-columns-repeated="3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82.399" calcext:value-type="float">
            <text:p>182.399</text:p>
          </table:table-cell>
          <table:table-cell table:formula="of:=AVERAGE([.B3892:.B3942])" office:value-type="float" office:value="182.380333333333" calcext:value-type="float">
            <text:p>182.3803333333</text:p>
          </table:table-cell>
          <table:table-cell table:number-columns-repeated="3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81.839" calcext:value-type="float">
            <text:p>181.839</text:p>
          </table:table-cell>
          <table:table-cell table:formula="of:=AVERAGE([.B3893:.B3943])" office:value-type="float" office:value="182.549137254902" calcext:value-type="float">
            <text:p>182.5491372549</text:p>
          </table:table-cell>
          <table:table-cell table:number-columns-repeated="3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82.411" calcext:value-type="float">
            <text:p>182.411</text:p>
          </table:table-cell>
          <table:table-cell table:formula="of:=AVERAGE([.B3894:.B3944])" office:value-type="float" office:value="182.676039215686" calcext:value-type="float">
            <text:p>182.6760392157</text:p>
          </table:table-cell>
          <table:table-cell table:number-columns-repeated="3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82.486" calcext:value-type="float">
            <text:p>182.486</text:p>
          </table:table-cell>
          <table:table-cell table:formula="of:=AVERAGE([.B3895:.B3945])" office:value-type="float" office:value="182.963058823529" calcext:value-type="float">
            <text:p>182.9630588235</text:p>
          </table:table-cell>
          <table:table-cell table:number-columns-repeated="3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78.791" calcext:value-type="float">
            <text:p>178.791</text:p>
          </table:table-cell>
          <table:table-cell table:formula="of:=AVERAGE([.B3896:.B3946])" office:value-type="float" office:value="183.074666666667" calcext:value-type="float">
            <text:p>183.0746666667</text:p>
          </table:table-cell>
          <table:table-cell table:number-columns-repeated="3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80.865" calcext:value-type="float">
            <text:p>180.865</text:p>
          </table:table-cell>
          <table:table-cell table:formula="of:=AVERAGE([.B3897:.B3947])" office:value-type="float" office:value="183.241352941176" calcext:value-type="float">
            <text:p>183.2413529412</text:p>
          </table:table-cell>
          <table:table-cell table:number-columns-repeated="3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79.308" calcext:value-type="float">
            <text:p>179.308</text:p>
          </table:table-cell>
          <table:table-cell table:formula="of:=AVERAGE([.B3898:.B3948])" office:value-type="float" office:value="183.348137254902" calcext:value-type="float">
            <text:p>183.3481372549</text:p>
          </table:table-cell>
          <table:table-cell table:number-columns-repeated="3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79.019" calcext:value-type="float">
            <text:p>179.019</text:p>
          </table:table-cell>
          <table:table-cell table:formula="of:=AVERAGE([.B3899:.B3949])" office:value-type="float" office:value="183.550392156863" calcext:value-type="float">
            <text:p>183.5503921569</text:p>
          </table:table-cell>
          <table:table-cell table:number-columns-repeated="3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79.067" calcext:value-type="float">
            <text:p>179.067</text:p>
          </table:table-cell>
          <table:table-cell table:formula="of:=AVERAGE([.B3900:.B3950])" office:value-type="float" office:value="183.750666666667" calcext:value-type="float">
            <text:p>183.7506666667</text:p>
          </table:table-cell>
          <table:table-cell table:number-columns-repeated="3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77.944" calcext:value-type="float">
            <text:p>177.944</text:p>
          </table:table-cell>
          <table:table-cell table:formula="of:=AVERAGE([.B3901:.B3951])" office:value-type="float" office:value="183.936607843137" calcext:value-type="float">
            <text:p>183.9366078431</text:p>
          </table:table-cell>
          <table:table-cell table:number-columns-repeated="3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77.801" calcext:value-type="float">
            <text:p>177.801</text:p>
          </table:table-cell>
          <table:table-cell table:formula="of:=AVERAGE([.B3902:.B3952])" office:value-type="float" office:value="184.184196078431" calcext:value-type="float">
            <text:p>184.1841960784</text:p>
          </table:table-cell>
          <table:table-cell table:number-columns-repeated="3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78.348" calcext:value-type="float">
            <text:p>178.348</text:p>
          </table:table-cell>
          <table:table-cell table:formula="of:=AVERAGE([.B3903:.B3953])" office:value-type="float" office:value="184.373647058824" calcext:value-type="float">
            <text:p>184.3736470588</text:p>
          </table:table-cell>
          <table:table-cell table:number-columns-repeated="3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78.599" calcext:value-type="float">
            <text:p>178.599</text:p>
          </table:table-cell>
          <table:table-cell table:formula="of:=AVERAGE([.B3904:.B3954])" office:value-type="float" office:value="184.522392156863" calcext:value-type="float">
            <text:p>184.5223921569</text:p>
          </table:table-cell>
          <table:table-cell table:number-columns-repeated="3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77.117" calcext:value-type="float">
            <text:p>177.117</text:p>
          </table:table-cell>
          <table:table-cell table:formula="of:=AVERAGE([.B3905:.B3955])" office:value-type="float" office:value="184.700607843137" calcext:value-type="float">
            <text:p>184.7006078431</text:p>
          </table:table-cell>
          <table:table-cell table:number-columns-repeated="3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81.381" calcext:value-type="float">
            <text:p>181.381</text:p>
          </table:table-cell>
          <table:table-cell table:formula="of:=AVERAGE([.B3906:.B3956])" office:value-type="float" office:value="184.975392156863" calcext:value-type="float">
            <text:p>184.9753921569</text:p>
          </table:table-cell>
          <table:table-cell table:number-columns-repeated="3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80.571" calcext:value-type="float">
            <text:p>180.571</text:p>
          </table:table-cell>
          <table:table-cell table:formula="of:=AVERAGE([.B3907:.B3957])" office:value-type="float" office:value="185.093098039216" calcext:value-type="float">
            <text:p>185.0930980392</text:p>
          </table:table-cell>
          <table:table-cell table:number-columns-repeated="3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80.168" calcext:value-type="float">
            <text:p>180.168</text:p>
          </table:table-cell>
          <table:table-cell table:formula="of:=AVERAGE([.B3908:.B3958])" office:value-type="float" office:value="185.324490196078" calcext:value-type="float">
            <text:p>185.3244901961</text:p>
          </table:table-cell>
          <table:table-cell table:number-columns-repeated="3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83.49" calcext:value-type="float">
            <text:p>183.49</text:p>
          </table:table-cell>
          <table:table-cell table:formula="of:=AVERAGE([.B3909:.B3959])" office:value-type="float" office:value="185.525274509804" calcext:value-type="float">
            <text:p>185.5252745098</text:p>
          </table:table-cell>
          <table:table-cell table:number-columns-repeated="3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82.162" calcext:value-type="float">
            <text:p>182.162</text:p>
          </table:table-cell>
          <table:table-cell table:formula="of:=AVERAGE([.B3910:.B3960])" office:value-type="float" office:value="185.612" calcext:value-type="float">
            <text:p>185.612</text:p>
          </table:table-cell>
          <table:table-cell table:number-columns-repeated="3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80.253" calcext:value-type="float">
            <text:p>180.253</text:p>
          </table:table-cell>
          <table:table-cell table:formula="of:=AVERAGE([.B3911:.B3961])" office:value-type="float" office:value="185.706921568627" calcext:value-type="float">
            <text:p>185.7069215686</text:p>
          </table:table-cell>
          <table:table-cell table:number-columns-repeated="3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82.374" calcext:value-type="float">
            <text:p>182.374</text:p>
          </table:table-cell>
          <table:table-cell table:formula="of:=AVERAGE([.B3912:.B3962])" office:value-type="float" office:value="185.885882352941" calcext:value-type="float">
            <text:p>185.8858823529</text:p>
          </table:table-cell>
          <table:table-cell table:number-columns-repeated="3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82.598" calcext:value-type="float">
            <text:p>182.598</text:p>
          </table:table-cell>
          <table:table-cell table:formula="of:=AVERAGE([.B3913:.B3963])" office:value-type="float" office:value="186.066490196078" calcext:value-type="float">
            <text:p>186.0664901961</text:p>
          </table:table-cell>
          <table:table-cell table:number-columns-repeated="3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80.095" calcext:value-type="float">
            <text:p>180.095</text:p>
          </table:table-cell>
          <table:table-cell table:formula="of:=AVERAGE([.B3914:.B3964])" office:value-type="float" office:value="186.238117647059" calcext:value-type="float">
            <text:p>186.2381176471</text:p>
          </table:table-cell>
          <table:table-cell table:number-columns-repeated="3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81.049" calcext:value-type="float">
            <text:p>181.049</text:p>
          </table:table-cell>
          <table:table-cell table:formula="of:=AVERAGE([.B3915:.B3965])" office:value-type="float" office:value="186.417019607843" calcext:value-type="float">
            <text:p>186.4170196078</text:p>
          </table:table-cell>
          <table:table-cell table:number-columns-repeated="3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78.229" calcext:value-type="float">
            <text:p>178.229</text:p>
          </table:table-cell>
          <table:table-cell table:formula="of:=AVERAGE([.B3916:.B3966])" office:value-type="float" office:value="186.572745098039" calcext:value-type="float">
            <text:p>186.572745098</text:p>
          </table:table-cell>
          <table:table-cell table:number-columns-repeated="3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80.987" calcext:value-type="float">
            <text:p>180.987</text:p>
          </table:table-cell>
          <table:table-cell table:formula="of:=AVERAGE([.B3917:.B3967])" office:value-type="float" office:value="186.701098039216" calcext:value-type="float">
            <text:p>186.7010980392</text:p>
          </table:table-cell>
          <table:table-cell table:number-columns-repeated="3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78.791" calcext:value-type="float">
            <text:p>178.791</text:p>
          </table:table-cell>
          <table:table-cell table:formula="of:=AVERAGE([.B3918:.B3968])" office:value-type="float" office:value="186.82937254902" calcext:value-type="float">
            <text:p>186.829372549</text:p>
          </table:table-cell>
          <table:table-cell table:number-columns-repeated="3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80.351" calcext:value-type="float">
            <text:p>180.351</text:p>
          </table:table-cell>
          <table:table-cell table:formula="of:=AVERAGE([.B3919:.B3969])" office:value-type="float" office:value="187.044666666667" calcext:value-type="float">
            <text:p>187.0446666667</text:p>
          </table:table-cell>
          <table:table-cell table:number-columns-repeated="3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80.265" calcext:value-type="float">
            <text:p>180.265</text:p>
          </table:table-cell>
          <table:table-cell table:formula="of:=AVERAGE([.B3920:.B3970])" office:value-type="float" office:value="187.213823529412" calcext:value-type="float">
            <text:p>187.2138235294</text:p>
          </table:table-cell>
          <table:table-cell table:number-columns-repeated="3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78.098" calcext:value-type="float">
            <text:p>178.098</text:p>
          </table:table-cell>
          <table:table-cell table:formula="of:=AVERAGE([.B3921:.B3971])" office:value-type="float" office:value="187.445784313725" calcext:value-type="float">
            <text:p>187.4457843137</text:p>
          </table:table-cell>
          <table:table-cell table:number-columns-repeated="3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80.18" calcext:value-type="float">
            <text:p>180.18</text:p>
          </table:table-cell>
          <table:table-cell table:formula="of:=AVERAGE([.B3922:.B3972])" office:value-type="float" office:value="187.655450980392" calcext:value-type="float">
            <text:p>187.6554509804</text:p>
          </table:table-cell>
          <table:table-cell table:number-columns-repeated="3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81.926" calcext:value-type="float">
            <text:p>181.926</text:p>
          </table:table-cell>
          <table:table-cell table:formula="of:=AVERAGE([.B3923:.B3973])" office:value-type="float" office:value="187.829" calcext:value-type="float">
            <text:p>187.829</text:p>
          </table:table-cell>
          <table:table-cell table:number-columns-repeated="3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81.492" calcext:value-type="float">
            <text:p>181.492</text:p>
          </table:table-cell>
          <table:table-cell table:formula="of:=AVERAGE([.B3924:.B3974])" office:value-type="float" office:value="187.931901960784" calcext:value-type="float">
            <text:p>187.9319019608</text:p>
          </table:table-cell>
          <table:table-cell table:number-columns-repeated="3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80.485" calcext:value-type="float">
            <text:p>180.485</text:p>
          </table:table-cell>
          <table:table-cell table:formula="of:=AVERAGE([.B3925:.B3975])" office:value-type="float" office:value="188.104862745098" calcext:value-type="float">
            <text:p>188.1048627451</text:p>
          </table:table-cell>
          <table:table-cell table:number-columns-repeated="3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79.901" calcext:value-type="float">
            <text:p>179.901</text:p>
          </table:table-cell>
          <table:table-cell table:formula="of:=AVERAGE([.B3926:.B3976])" office:value-type="float" office:value="188.288274509804" calcext:value-type="float">
            <text:p>188.2882745098</text:p>
          </table:table-cell>
          <table:table-cell table:number-columns-repeated="3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83.921" calcext:value-type="float">
            <text:p>183.921</text:p>
          </table:table-cell>
          <table:table-cell table:formula="of:=AVERAGE([.B3927:.B3977])" office:value-type="float" office:value="188.435" calcext:value-type="float">
            <text:p>188.435</text:p>
          </table:table-cell>
          <table:table-cell table:number-columns-repeated="3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81.32" calcext:value-type="float">
            <text:p>181.32</text:p>
          </table:table-cell>
          <table:table-cell table:formula="of:=AVERAGE([.B3928:.B3978])" office:value-type="float" office:value="188.612450980392" calcext:value-type="float">
            <text:p>188.6124509804</text:p>
          </table:table-cell>
          <table:table-cell table:number-columns-repeated="3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80.815" calcext:value-type="float">
            <text:p>180.815</text:p>
          </table:table-cell>
          <table:table-cell table:formula="of:=AVERAGE([.B3929:.B3979])" office:value-type="float" office:value="188.713882352941" calcext:value-type="float">
            <text:p>188.7138823529</text:p>
          </table:table-cell>
          <table:table-cell table:number-columns-repeated="3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82.786" calcext:value-type="float">
            <text:p>182.786</text:p>
          </table:table-cell>
          <table:table-cell table:formula="of:=AVERAGE([.B3930:.B3980])" office:value-type="float" office:value="188.851235294118" calcext:value-type="float">
            <text:p>188.8512352941</text:p>
          </table:table-cell>
          <table:table-cell table:number-columns-repeated="3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90.34" calcext:value-type="float">
            <text:p>190.34</text:p>
          </table:table-cell>
          <table:table-cell table:formula="of:=AVERAGE([.B3931:.B3981])" office:value-type="float" office:value="188.85368627451" calcext:value-type="float">
            <text:p>188.8536862745</text:p>
          </table:table-cell>
          <table:table-cell table:number-columns-repeated="3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91.957" calcext:value-type="float">
            <text:p>191.957</text:p>
          </table:table-cell>
          <table:table-cell table:formula="of:=AVERAGE([.B3932:.B3982])" office:value-type="float" office:value="188.879980392157" calcext:value-type="float">
            <text:p>188.8799803922</text:p>
          </table:table-cell>
          <table:table-cell table:number-columns-repeated="3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84.557" calcext:value-type="float">
            <text:p>184.557</text:p>
          </table:table-cell>
          <table:table-cell table:formula="of:=AVERAGE([.B3933:.B3983])" office:value-type="float" office:value="189.00337254902" calcext:value-type="float">
            <text:p>189.003372549</text:p>
          </table:table-cell>
          <table:table-cell table:number-columns-repeated="3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84.379" calcext:value-type="float">
            <text:p>184.379</text:p>
          </table:table-cell>
          <table:table-cell table:formula="of:=AVERAGE([.B3934:.B3984])" office:value-type="float" office:value="189.206803921569" calcext:value-type="float">
            <text:p>189.2068039216</text:p>
          </table:table-cell>
          <table:table-cell table:number-columns-repeated="3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84.532" calcext:value-type="float">
            <text:p>184.532</text:p>
          </table:table-cell>
          <table:table-cell table:formula="of:=AVERAGE([.B3935:.B3985])" office:value-type="float" office:value="189.411764705882" calcext:value-type="float">
            <text:p>189.4117647059</text:p>
          </table:table-cell>
          <table:table-cell table:number-columns-repeated="3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88.657" calcext:value-type="float">
            <text:p>188.657</text:p>
          </table:table-cell>
          <table:table-cell table:formula="of:=AVERAGE([.B3936:.B3986])" office:value-type="float" office:value="189.631666666667" calcext:value-type="float">
            <text:p>189.6316666667</text:p>
          </table:table-cell>
          <table:table-cell table:number-columns-repeated="3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87.503" calcext:value-type="float">
            <text:p>187.503</text:p>
          </table:table-cell>
          <table:table-cell table:formula="of:=AVERAGE([.B3937:.B3987])" office:value-type="float" office:value="189.867745098039" calcext:value-type="float">
            <text:p>189.867745098</text:p>
          </table:table-cell>
          <table:table-cell table:number-columns-repeated="3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90.79" calcext:value-type="float">
            <text:p>190.79</text:p>
          </table:table-cell>
          <table:table-cell table:formula="of:=AVERAGE([.B3938:.B3988])" office:value-type="float" office:value="190.06437254902" calcext:value-type="float">
            <text:p>190.064372549</text:p>
          </table:table-cell>
          <table:table-cell table:number-columns-repeated="3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89.461" calcext:value-type="float">
            <text:p>189.461</text:p>
          </table:table-cell>
          <table:table-cell table:formula="of:=AVERAGE([.B3939:.B3989])" office:value-type="float" office:value="190.20862745098" calcext:value-type="float">
            <text:p>190.208627451</text:p>
          </table:table-cell>
          <table:table-cell table:number-columns-repeated="3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92.151" calcext:value-type="float">
            <text:p>192.151</text:p>
          </table:table-cell>
          <table:table-cell table:formula="of:=AVERAGE([.B3940:.B3990])" office:value-type="float" office:value="190.354568627451" calcext:value-type="float">
            <text:p>190.3545686275</text:p>
          </table:table-cell>
          <table:table-cell table:number-columns-repeated="3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86.598" calcext:value-type="float">
            <text:p>186.598</text:p>
          </table:table-cell>
          <table:table-cell table:formula="of:=AVERAGE([.B3941:.B3991])" office:value-type="float" office:value="190.495666666667" calcext:value-type="float">
            <text:p>190.4956666667</text:p>
          </table:table-cell>
          <table:table-cell table:number-columns-repeated="3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90.79" calcext:value-type="float">
            <text:p>190.79</text:p>
          </table:table-cell>
          <table:table-cell table:formula="of:=AVERAGE([.B3942:.B3992])" office:value-type="float" office:value="190.720098039216" calcext:value-type="float">
            <text:p>190.7200980392</text:p>
          </table:table-cell>
          <table:table-cell table:number-columns-repeated="3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91.008" calcext:value-type="float">
            <text:p>191.008</text:p>
          </table:table-cell>
          <table:table-cell table:formula="of:=AVERAGE([.B3943:.B3993])" office:value-type="float" office:value="190.88437254902" calcext:value-type="float">
            <text:p>190.884372549</text:p>
          </table:table-cell>
          <table:table-cell table:number-columns-repeated="3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88.311" calcext:value-type="float">
            <text:p>188.311</text:p>
          </table:table-cell>
          <table:table-cell table:formula="of:=AVERAGE([.B3944:.B3994])" office:value-type="float" office:value="191.115058823529" calcext:value-type="float">
            <text:p>191.1150588235</text:p>
          </table:table-cell>
          <table:table-cell table:number-columns-repeated="3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97.049" calcext:value-type="float">
            <text:p>197.049</text:p>
          </table:table-cell>
          <table:table-cell table:formula="of:=AVERAGE([.B3945:.B3995])" office:value-type="float" office:value="191.207803921569" calcext:value-type="float">
            <text:p>191.2078039216</text:p>
          </table:table-cell>
          <table:table-cell table:number-columns-repeated="3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88.178" calcext:value-type="float">
            <text:p>188.178</text:p>
          </table:table-cell>
          <table:table-cell table:formula="of:=AVERAGE([.B3946:.B3996])" office:value-type="float" office:value="191.220411764706" calcext:value-type="float">
            <text:p>191.2204117647</text:p>
          </table:table-cell>
          <table:table-cell table:number-columns-repeated="3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87.292" calcext:value-type="float">
            <text:p>187.292</text:p>
          </table:table-cell>
          <table:table-cell table:formula="of:=AVERAGE([.B3947:.B3997])" office:value-type="float" office:value="191.42862745098" calcext:value-type="float">
            <text:p>191.428627451</text:p>
          </table:table-cell>
          <table:table-cell table:number-columns-repeated="3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86.311" calcext:value-type="float">
            <text:p>186.311</text:p>
          </table:table-cell>
          <table:table-cell table:formula="of:=AVERAGE([.B3948:.B3998])" office:value-type="float" office:value="191.719823529412" calcext:value-type="float">
            <text:p>191.7198235294</text:p>
          </table:table-cell>
          <table:table-cell table:number-columns-repeated="3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89.623" calcext:value-type="float">
            <text:p>189.623</text:p>
          </table:table-cell>
          <table:table-cell table:formula="of:=AVERAGE([.B3949:.B3999])" office:value-type="float" office:value="191.931803921569" calcext:value-type="float">
            <text:p>191.9318039216</text:p>
          </table:table-cell>
          <table:table-cell table:number-columns-repeated="3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89.233" calcext:value-type="float">
            <text:p>189.233</text:p>
          </table:table-cell>
          <table:table-cell table:formula="of:=AVERAGE([.B3950:.B4000])" office:value-type="float" office:value="192.06262745098" calcext:value-type="float">
            <text:p>192.062627451</text:p>
          </table:table-cell>
          <table:table-cell table:number-columns-repeated="3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88.55" calcext:value-type="float">
            <text:p>188.55</text:p>
          </table:table-cell>
          <table:table-cell table:formula="of:=AVERAGE([.B3951:.B4001])" office:value-type="float" office:value="192.253078431372" calcext:value-type="float">
            <text:p>192.2530784314</text:p>
          </table:table-cell>
          <table:table-cell table:number-columns-repeated="3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90.571" calcext:value-type="float">
            <text:p>190.571</text:p>
          </table:table-cell>
          <table:table-cell table:formula="of:=AVERAGE([.B3952:.B4002])" office:value-type="float" office:value="192.40068627451" calcext:value-type="float">
            <text:p>192.4006862745</text:p>
          </table:table-cell>
          <table:table-cell table:number-columns-repeated="3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87.463" calcext:value-type="float">
            <text:p>187.463</text:p>
          </table:table-cell>
          <table:table-cell table:formula="of:=AVERAGE([.B3953:.B4003])" office:value-type="float" office:value="192.568098039216" calcext:value-type="float">
            <text:p>192.5680980392</text:p>
          </table:table-cell>
          <table:table-cell table:number-columns-repeated="3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85.934" calcext:value-type="float">
            <text:p>185.934</text:p>
          </table:table-cell>
          <table:table-cell table:formula="of:=AVERAGE([.B3954:.B4004])" office:value-type="float" office:value="192.840666666667" calcext:value-type="float">
            <text:p>192.8406666667</text:p>
          </table:table-cell>
          <table:table-cell table:number-columns-repeated="3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87.688" calcext:value-type="float">
            <text:p>187.688</text:p>
          </table:table-cell>
          <table:table-cell table:formula="of:=AVERAGE([.B3955:.B4005])" office:value-type="float" office:value="193.097549019608" calcext:value-type="float">
            <text:p>193.0975490196</text:p>
          </table:table-cell>
          <table:table-cell table:number-columns-repeated="3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91.131" calcext:value-type="float">
            <text:p>191.131</text:p>
          </table:table-cell>
          <table:table-cell table:formula="of:=AVERAGE([.B3956:.B4006])" office:value-type="float" office:value="193.340235294118" calcext:value-type="float">
            <text:p>193.3402352941</text:p>
          </table:table-cell>
          <table:table-cell table:number-columns-repeated="3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87.384" calcext:value-type="float">
            <text:p>187.384</text:p>
          </table:table-cell>
          <table:table-cell table:formula="of:=AVERAGE([.B3957:.B4007])" office:value-type="float" office:value="193.513058823529" calcext:value-type="float">
            <text:p>193.5130588235</text:p>
          </table:table-cell>
          <table:table-cell table:number-columns-repeated="3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92.372" calcext:value-type="float">
            <text:p>192.372</text:p>
          </table:table-cell>
          <table:table-cell table:formula="of:=AVERAGE([.B3958:.B4008])" office:value-type="float" office:value="193.701137254902" calcext:value-type="float">
            <text:p>193.7011372549</text:p>
          </table:table-cell>
          <table:table-cell table:number-columns-repeated="3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90.408" calcext:value-type="float">
            <text:p>190.408</text:p>
          </table:table-cell>
          <table:table-cell table:formula="of:=AVERAGE([.B3959:.B4009])" office:value-type="float" office:value="193.803156862745" calcext:value-type="float">
            <text:p>193.8031568627</text:p>
          </table:table-cell>
          <table:table-cell table:number-columns-repeated="3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87.913" calcext:value-type="float">
            <text:p>187.913</text:p>
          </table:table-cell>
          <table:table-cell table:formula="of:=AVERAGE([.B3960:.B4010])" office:value-type="float" office:value="194.043490196079" calcext:value-type="float">
            <text:p>194.0434901961</text:p>
          </table:table-cell>
          <table:table-cell table:number-columns-repeated="3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87.003" calcext:value-type="float">
            <text:p>187.003</text:p>
          </table:table-cell>
          <table:table-cell table:formula="of:=AVERAGE([.B3961:.B4011])" office:value-type="float" office:value="194.181392156863" calcext:value-type="float">
            <text:p>194.1813921569</text:p>
          </table:table-cell>
          <table:table-cell table:number-columns-repeated="3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89.38" calcext:value-type="float">
            <text:p>189.38</text:p>
          </table:table-cell>
          <table:table-cell table:formula="of:=AVERAGE([.B3962:.B4012])" office:value-type="float" office:value="194.358215686275" calcext:value-type="float">
            <text:p>194.3582156863</text:p>
          </table:table-cell>
          <table:table-cell table:number-columns-repeated="3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91.585" calcext:value-type="float">
            <text:p>191.585</text:p>
          </table:table-cell>
          <table:table-cell table:formula="of:=AVERAGE([.B3963:.B4013])" office:value-type="float" office:value="194.550137254902" calcext:value-type="float">
            <text:p>194.5501372549</text:p>
          </table:table-cell>
          <table:table-cell table:number-columns-repeated="3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91.351" calcext:value-type="float">
            <text:p>191.351</text:p>
          </table:table-cell>
          <table:table-cell table:formula="of:=AVERAGE([.B3964:.B4014])" office:value-type="float" office:value="194.623882352941" calcext:value-type="float">
            <text:p>194.6238823529</text:p>
          </table:table-cell>
          <table:table-cell table:number-columns-repeated="3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89.219" calcext:value-type="float">
            <text:p>189.219</text:p>
          </table:table-cell>
          <table:table-cell table:formula="of:=AVERAGE([.B3965:.B4015])" office:value-type="float" office:value="194.677960784314" calcext:value-type="float">
            <text:p>194.6779607843</text:p>
          </table:table-cell>
          <table:table-cell table:number-columns-repeated="3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88.991" calcext:value-type="float">
            <text:p>188.991</text:p>
          </table:table-cell>
          <table:table-cell table:formula="of:=AVERAGE([.B3966:.B4016])" office:value-type="float" office:value="194.839784313725" calcext:value-type="float">
            <text:p>194.8397843137</text:p>
          </table:table-cell>
          <table:table-cell table:number-columns-repeated="3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84.775" calcext:value-type="float">
            <text:p>184.775</text:p>
          </table:table-cell>
          <table:table-cell table:formula="of:=AVERAGE([.B3967:.B4017])" office:value-type="float" office:value="195.010392156863" calcext:value-type="float">
            <text:p>195.0103921569</text:p>
          </table:table-cell>
          <table:table-cell table:number-columns-repeated="3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87.529" calcext:value-type="float">
            <text:p>187.529</text:p>
          </table:table-cell>
          <table:table-cell table:formula="of:=AVERAGE([.B3968:.B4018])" office:value-type="float" office:value="195.260803921569" calcext:value-type="float">
            <text:p>195.2608039216</text:p>
          </table:table-cell>
          <table:table-cell table:number-columns-repeated="3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89.771" calcext:value-type="float">
            <text:p>189.771</text:p>
          </table:table-cell>
          <table:table-cell table:formula="of:=AVERAGE([.B3969:.B4019])" office:value-type="float" office:value="195.476529411765" calcext:value-type="float">
            <text:p>195.4765294118</text:p>
          </table:table-cell>
          <table:table-cell table:number-columns-repeated="3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88.978" calcext:value-type="float">
            <text:p>188.978</text:p>
          </table:table-cell>
          <table:table-cell table:formula="of:=AVERAGE([.B3970:.B4020])" office:value-type="float" office:value="195.65031372549" calcext:value-type="float">
            <text:p>195.6503137255</text:p>
          </table:table-cell>
          <table:table-cell table:number-columns-repeated="3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92.095" calcext:value-type="float">
            <text:p>192.095</text:p>
          </table:table-cell>
          <table:table-cell table:formula="of:=AVERAGE([.B3971:.B4021])" office:value-type="float" office:value="195.847509803922" calcext:value-type="float">
            <text:p>195.8475098039</text:p>
          </table:table-cell>
          <table:table-cell table:number-columns-repeated="3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88.791" calcext:value-type="float">
            <text:p>188.791</text:p>
          </table:table-cell>
          <table:table-cell table:formula="of:=AVERAGE([.B3972:.B4022])" office:value-type="float" office:value="195.955235294118" calcext:value-type="float">
            <text:p>195.9552352941</text:p>
          </table:table-cell>
          <table:table-cell table:number-columns-repeated="3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89.031" calcext:value-type="float">
            <text:p>189.031</text:p>
          </table:table-cell>
          <table:table-cell table:formula="of:=AVERAGE([.B3973:.B4023])" office:value-type="float" office:value="196.142156862745" calcext:value-type="float">
            <text:p>196.1421568627</text:p>
          </table:table-cell>
          <table:table-cell table:number-columns-repeated="3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87.174" calcext:value-type="float">
            <text:p>187.174</text:p>
          </table:table-cell>
          <table:table-cell table:formula="of:=AVERAGE([.B3974:.B4024])" office:value-type="float" office:value="196.367352941176" calcext:value-type="float">
            <text:p>196.3673529412</text:p>
          </table:table-cell>
          <table:table-cell table:number-columns-repeated="3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90.313" calcext:value-type="float">
            <text:p>190.313</text:p>
          </table:table-cell>
          <table:table-cell table:formula="of:=AVERAGE([.B3975:.B4025])" office:value-type="float" office:value="196.546196078431" calcext:value-type="float">
            <text:p>196.5461960784</text:p>
          </table:table-cell>
          <table:table-cell table:number-columns-repeated="3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89.839" calcext:value-type="float">
            <text:p>189.839</text:p>
          </table:table-cell>
          <table:table-cell table:formula="of:=AVERAGE([.B3976:.B4026])" office:value-type="float" office:value="196.685431372549" calcext:value-type="float">
            <text:p>196.6854313725</text:p>
          </table:table-cell>
          <table:table-cell table:number-columns-repeated="3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87.384" calcext:value-type="float">
            <text:p>187.384</text:p>
          </table:table-cell>
          <table:table-cell table:formula="of:=AVERAGE([.B3977:.B4027])" office:value-type="float" office:value="196.872156862745" calcext:value-type="float">
            <text:p>196.8721568627</text:p>
          </table:table-cell>
          <table:table-cell table:number-columns-repeated="3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92.971" calcext:value-type="float">
            <text:p>192.971</text:p>
          </table:table-cell>
          <table:table-cell table:formula="of:=AVERAGE([.B3978:.B4028])" office:value-type="float" office:value="197.034176470588" calcext:value-type="float">
            <text:p>197.0341764706</text:p>
          </table:table-cell>
          <table:table-cell table:number-columns-repeated="3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86.493" calcext:value-type="float">
            <text:p>186.493</text:p>
          </table:table-cell>
          <table:table-cell table:formula="of:=AVERAGE([.B3979:.B4029])" office:value-type="float" office:value="197.115" calcext:value-type="float">
            <text:p>197.115</text:p>
          </table:table-cell>
          <table:table-cell table:number-columns-repeated="3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87.82" calcext:value-type="float">
            <text:p>187.82</text:p>
          </table:table-cell>
          <table:table-cell table:formula="of:=AVERAGE([.B3980:.B4030])" office:value-type="float" office:value="197.394117647059" calcext:value-type="float">
            <text:p>197.3941176471</text:p>
          </table:table-cell>
          <table:table-cell table:number-columns-repeated="3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82.911" calcext:value-type="float">
            <text:p>182.911</text:p>
          </table:table-cell>
          <table:table-cell table:formula="of:=AVERAGE([.B3981:.B4031])" office:value-type="float" office:value="197.573078431373" calcext:value-type="float">
            <text:p>197.5730784314</text:p>
          </table:table-cell>
          <table:table-cell table:number-columns-repeated="3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91.681" calcext:value-type="float">
            <text:p>191.681</text:p>
          </table:table-cell>
          <table:table-cell table:formula="of:=AVERAGE([.B3982:.B4032])" office:value-type="float" office:value="197.934019607843" calcext:value-type="float">
            <text:p>197.9340196078</text:p>
          </table:table-cell>
          <table:table-cell table:number-columns-repeated="3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98.25" calcext:value-type="float">
            <text:p>198.25</text:p>
          </table:table-cell>
          <table:table-cell table:formula="of:=AVERAGE([.B3983:.B4033])" office:value-type="float" office:value="198.180431372549" calcext:value-type="float">
            <text:p>198.1804313725</text:p>
          </table:table-cell>
          <table:table-cell table:number-columns-repeated="3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94.932" calcext:value-type="float">
            <text:p>194.932</text:p>
          </table:table-cell>
          <table:table-cell table:formula="of:=AVERAGE([.B3984:.B4034])" office:value-type="float" office:value="198.286117647059" calcext:value-type="float">
            <text:p>198.2861176471</text:p>
          </table:table-cell>
          <table:table-cell table:number-columns-repeated="3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94.832" calcext:value-type="float">
            <text:p>194.832</text:p>
          </table:table-cell>
          <table:table-cell table:formula="of:=AVERAGE([.B3985:.B4035])" office:value-type="float" office:value="198.455647058823" calcext:value-type="float">
            <text:p>198.4556470588</text:p>
          </table:table-cell>
          <table:table-cell table:number-columns-repeated="3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95.747" calcext:value-type="float">
            <text:p>195.747</text:p>
          </table:table-cell>
          <table:table-cell table:formula="of:=AVERAGE([.B3986:.B4036])" office:value-type="float" office:value="198.659078431372" calcext:value-type="float">
            <text:p>198.6590784314</text:p>
          </table:table-cell>
          <table:table-cell table:number-columns-repeated="3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200.697" calcext:value-type="float">
            <text:p>200.697</text:p>
          </table:table-cell>
          <table:table-cell table:formula="of:=AVERAGE([.B3987:.B4037])" office:value-type="float" office:value="198.843960784314" calcext:value-type="float">
            <text:p>198.8439607843</text:p>
          </table:table-cell>
          <table:table-cell table:number-columns-repeated="3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97.531" calcext:value-type="float">
            <text:p>197.531</text:p>
          </table:table-cell>
          <table:table-cell table:formula="of:=AVERAGE([.B3988:.B4038])" office:value-type="float" office:value="199.022294117647" calcext:value-type="float">
            <text:p>199.0222941176</text:p>
          </table:table-cell>
          <table:table-cell table:number-columns-repeated="3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98.147" calcext:value-type="float">
            <text:p>198.147</text:p>
          </table:table-cell>
          <table:table-cell table:formula="of:=AVERAGE([.B3989:.B4039])" office:value-type="float" office:value="199.09031372549" calcext:value-type="float">
            <text:p>199.0903137255</text:p>
          </table:table-cell>
          <table:table-cell table:number-columns-repeated="3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96.904" calcext:value-type="float">
            <text:p>196.904</text:p>
          </table:table-cell>
          <table:table-cell table:formula="of:=AVERAGE([.B3990:.B4040])" office:value-type="float" office:value="199.248980392157" calcext:value-type="float">
            <text:p>199.2489803922</text:p>
          </table:table-cell>
          <table:table-cell table:number-columns-repeated="3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99.347" calcext:value-type="float">
            <text:p>199.347</text:p>
          </table:table-cell>
          <table:table-cell table:formula="of:=AVERAGE([.B3991:.B4041])" office:value-type="float" office:value="199.326019607843" calcext:value-type="float">
            <text:p>199.3260196078</text:p>
          </table:table-cell>
          <table:table-cell table:number-columns-repeated="3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98.044" calcext:value-type="float">
            <text:p>198.044</text:p>
          </table:table-cell>
          <table:table-cell table:formula="of:=AVERAGE([.B3992:.B4042])" office:value-type="float" office:value="199.419980392157" calcext:value-type="float">
            <text:p>199.4199803922</text:p>
          </table:table-cell>
          <table:table-cell table:number-columns-repeated="3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99.168" calcext:value-type="float">
            <text:p>199.168</text:p>
          </table:table-cell>
          <table:table-cell table:formula="of:=AVERAGE([.B3993:.B4043])" office:value-type="float" office:value="199.583784313725" calcext:value-type="float">
            <text:p>199.5837843137</text:p>
          </table:table-cell>
          <table:table-cell table:number-columns-repeated="3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202.773" calcext:value-type="float">
            <text:p>202.773</text:p>
          </table:table-cell>
          <table:table-cell table:formula="of:=AVERAGE([.B3994:.B4044])" office:value-type="float" office:value="199.744431372549" calcext:value-type="float">
            <text:p>199.7444313725</text:p>
          </table:table-cell>
          <table:table-cell table:number-columns-repeated="3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93.041" calcext:value-type="float">
            <text:p>193.041</text:p>
          </table:table-cell>
          <table:table-cell table:formula="of:=AVERAGE([.B3995:.B4045])" office:value-type="float" office:value="199.807705882353" calcext:value-type="float">
            <text:p>199.8077058824</text:p>
          </table:table-cell>
          <table:table-cell table:number-columns-repeated="3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97.692" calcext:value-type="float">
            <text:p>197.692</text:p>
          </table:table-cell>
          <table:table-cell table:formula="of:=AVERAGE([.B3996:.B4046])" office:value-type="float" office:value="200.017980392157" calcext:value-type="float">
            <text:p>200.0179803922</text:p>
          </table:table-cell>
          <table:table-cell table:number-columns-repeated="3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98.797" calcext:value-type="float">
            <text:p>198.797</text:p>
          </table:table-cell>
          <table:table-cell table:formula="of:=AVERAGE([.B3997:.B4047])" office:value-type="float" office:value="200.150843137255" calcext:value-type="float">
            <text:p>200.1508431373</text:p>
          </table:table-cell>
          <table:table-cell table:number-columns-repeated="3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202.143" calcext:value-type="float">
            <text:p>202.143</text:p>
          </table:table-cell>
          <table:table-cell table:formula="of:=AVERAGE([.B3998:.B4048])" office:value-type="float" office:value="200.341980392157" calcext:value-type="float">
            <text:p>200.3419803922</text:p>
          </table:table-cell>
          <table:table-cell table:number-columns-repeated="3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97.122" calcext:value-type="float">
            <text:p>197.122</text:p>
          </table:table-cell>
          <table:table-cell table:formula="of:=AVERAGE([.B3999:.B4049])" office:value-type="float" office:value="200.466235294118" calcext:value-type="float">
            <text:p>200.4662352941</text:p>
          </table:table-cell>
          <table:table-cell table:number-columns-repeated="3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96.295" calcext:value-type="float">
            <text:p>196.295</text:p>
          </table:table-cell>
          <table:table-cell table:formula="of:=AVERAGE([.B4000:.B4050])" office:value-type="float" office:value="200.682549019608" calcext:value-type="float">
            <text:p>200.6825490196</text:p>
          </table:table-cell>
          <table:table-cell table:number-columns-repeated="3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98.946" calcext:value-type="float">
            <text:p>198.946</text:p>
          </table:table-cell>
          <table:table-cell table:formula="of:=AVERAGE([.B4001:.B4051])" office:value-type="float" office:value="200.812901960784" calcext:value-type="float">
            <text:p>200.8129019608</text:p>
          </table:table-cell>
          <table:table-cell table:number-columns-repeated="3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96.078" calcext:value-type="float">
            <text:p>196.078</text:p>
          </table:table-cell>
          <table:table-cell table:formula="of:=AVERAGE([.B4002:.B4052])" office:value-type="float" office:value="201.101705882353" calcext:value-type="float">
            <text:p>201.1017058824</text:p>
          </table:table-cell>
          <table:table-cell table:number-columns-repeated="3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99.109" calcext:value-type="float">
            <text:p>199.109</text:p>
          </table:table-cell>
          <table:table-cell table:formula="of:=AVERAGE([.B4003:.B4053])" office:value-type="float" office:value="201.280392156863" calcext:value-type="float">
            <text:p>201.2803921569</text:p>
          </table:table-cell>
          <table:table-cell table:number-columns-repeated="3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201.364" calcext:value-type="float">
            <text:p>201.364</text:p>
          </table:table-cell>
          <table:table-cell table:formula="of:=AVERAGE([.B4004:.B4054])" office:value-type="float" office:value="201.544294117647" calcext:value-type="float">
            <text:p>201.5442941176</text:p>
          </table:table-cell>
          <table:table-cell table:number-columns-repeated="3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99.035" calcext:value-type="float">
            <text:p>199.035</text:p>
          </table:table-cell>
          <table:table-cell table:formula="of:=AVERAGE([.B4005:.B4055])" office:value-type="float" office:value="201.619960784314" calcext:value-type="float">
            <text:p>201.6199607843</text:p>
          </table:table-cell>
          <table:table-cell table:number-columns-repeated="3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200.065" calcext:value-type="float">
            <text:p>200.065</text:p>
          </table:table-cell>
          <table:table-cell table:formula="of:=AVERAGE([.B4006:.B4056])" office:value-type="float" office:value="201.879352941176" calcext:value-type="float">
            <text:p>201.8793529412</text:p>
          </table:table-cell>
          <table:table-cell table:number-columns-repeated="3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99.945" calcext:value-type="float">
            <text:p>199.945</text:p>
          </table:table-cell>
          <table:table-cell table:formula="of:=AVERAGE([.B4007:.B4057])" office:value-type="float" office:value="201.90662745098" calcext:value-type="float">
            <text:p>201.906627451</text:p>
          </table:table-cell>
          <table:table-cell table:number-columns-repeated="3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96.976" calcext:value-type="float">
            <text:p>196.976</text:p>
          </table:table-cell>
          <table:table-cell table:formula="of:=AVERAGE([.B4008:.B4058])" office:value-type="float" office:value="201.986725490196" calcext:value-type="float">
            <text:p>201.9867254902</text:p>
          </table:table-cell>
          <table:table-cell table:number-columns-repeated="3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97.575" calcext:value-type="float">
            <text:p>197.575</text:p>
          </table:table-cell>
          <table:table-cell table:formula="of:=AVERAGE([.B4009:.B4059])" office:value-type="float" office:value="202.188156862745" calcext:value-type="float">
            <text:p>202.1881568627</text:p>
          </table:table-cell>
          <table:table-cell table:number-columns-repeated="3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202.665" calcext:value-type="float">
            <text:p>202.665</text:p>
          </table:table-cell>
          <table:table-cell table:formula="of:=AVERAGE([.B4010:.B4060])" office:value-type="float" office:value="202.308" calcext:value-type="float">
            <text:p>202.308</text:p>
          </table:table-cell>
          <table:table-cell table:number-columns-repeated="3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94.946" calcext:value-type="float">
            <text:p>194.946</text:p>
          </table:table-cell>
          <table:table-cell table:formula="of:=AVERAGE([.B4011:.B4061])" office:value-type="float" office:value="202.402941176471" calcext:value-type="float">
            <text:p>202.4029411765</text:p>
          </table:table-cell>
          <table:table-cell table:number-columns-repeated="3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96.021" calcext:value-type="float">
            <text:p>196.021</text:p>
          </table:table-cell>
          <table:table-cell table:formula="of:=AVERAGE([.B4012:.B4062])" office:value-type="float" office:value="202.62562745098" calcext:value-type="float">
            <text:p>202.625627451</text:p>
          </table:table-cell>
          <table:table-cell table:number-columns-repeated="3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99.168" calcext:value-type="float">
            <text:p>199.168</text:p>
          </table:table-cell>
          <table:table-cell table:formula="of:=AVERAGE([.B4013:.B4063])" office:value-type="float" office:value="202.818490196078" calcext:value-type="float">
            <text:p>202.8184901961</text:p>
          </table:table-cell>
          <table:table-cell table:number-columns-repeated="3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95.346" calcext:value-type="float">
            <text:p>195.346</text:p>
          </table:table-cell>
          <table:table-cell table:formula="of:=AVERAGE([.B4014:.B4064])" office:value-type="float" office:value="202.94062745098" calcext:value-type="float">
            <text:p>202.940627451</text:p>
          </table:table-cell>
          <table:table-cell table:number-columns-repeated="3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94.109" calcext:value-type="float">
            <text:p>194.109</text:p>
          </table:table-cell>
          <table:table-cell table:formula="of:=AVERAGE([.B4015:.B4065])" office:value-type="float" office:value="203.176529411765" calcext:value-type="float">
            <text:p>203.1765294118</text:p>
          </table:table-cell>
          <table:table-cell table:number-columns-repeated="3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97.472" calcext:value-type="float">
            <text:p>197.472</text:p>
          </table:table-cell>
          <table:table-cell table:formula="of:=AVERAGE([.B4016:.B4066])" office:value-type="float" office:value="203.41468627451" calcext:value-type="float">
            <text:p>203.4146862745</text:p>
          </table:table-cell>
          <table:table-cell table:number-columns-repeated="3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97.692" calcext:value-type="float">
            <text:p>197.692</text:p>
          </table:table-cell>
          <table:table-cell table:formula="of:=AVERAGE([.B4017:.B4067])" office:value-type="float" office:value="203.607960784314" calcext:value-type="float">
            <text:p>203.6079607843</text:p>
          </table:table-cell>
          <table:table-cell table:number-columns-repeated="3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97.546" calcext:value-type="float">
            <text:p>197.546</text:p>
          </table:table-cell>
          <table:table-cell table:formula="of:=AVERAGE([.B4018:.B4068])" office:value-type="float" office:value="203.866352941176" calcext:value-type="float">
            <text:p>203.8663529412</text:p>
          </table:table-cell>
          <table:table-cell table:number-columns-repeated="3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98.531" calcext:value-type="float">
            <text:p>198.531</text:p>
          </table:table-cell>
          <table:table-cell table:formula="of:=AVERAGE([.B4019:.B4069])" office:value-type="float" office:value="203.960392156863" calcext:value-type="float">
            <text:p>203.9603921569</text:p>
          </table:table-cell>
          <table:table-cell table:number-columns-repeated="3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98.634" calcext:value-type="float">
            <text:p>198.634</text:p>
          </table:table-cell>
          <table:table-cell table:formula="of:=AVERAGE([.B4020:.B4070])" office:value-type="float" office:value="204.128176470588" calcext:value-type="float">
            <text:p>204.1281764706</text:p>
          </table:table-cell>
          <table:table-cell table:number-columns-repeated="3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99.035" calcext:value-type="float">
            <text:p>199.035</text:p>
          </table:table-cell>
          <table:table-cell table:formula="of:=AVERAGE([.B4021:.B4071])" office:value-type="float" office:value="204.209333333333" calcext:value-type="float">
            <text:p>204.2093333333</text:p>
          </table:table-cell>
          <table:table-cell table:number-columns-repeated="3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97.589" calcext:value-type="float">
            <text:p>197.589</text:p>
          </table:table-cell>
          <table:table-cell table:formula="of:=AVERAGE([.B4022:.B4072])" office:value-type="float" office:value="204.419941176471" calcext:value-type="float">
            <text:p>204.4199411765</text:p>
          </table:table-cell>
          <table:table-cell table:number-columns-repeated="3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98.324" calcext:value-type="float">
            <text:p>198.324</text:p>
          </table:table-cell>
          <table:table-cell table:formula="of:=AVERAGE([.B4023:.B4073])" office:value-type="float" office:value="204.468490196078" calcext:value-type="float">
            <text:p>204.4684901961</text:p>
          </table:table-cell>
          <table:table-cell table:number-columns-repeated="3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200.516" calcext:value-type="float">
            <text:p>200.516</text:p>
          </table:table-cell>
          <table:table-cell table:formula="of:=AVERAGE([.B4024:.B4074])" office:value-type="float" office:value="204.54637254902" calcext:value-type="float">
            <text:p>204.546372549</text:p>
          </table:table-cell>
          <table:table-cell table:number-columns-repeated="3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96.295" calcext:value-type="float">
            <text:p>196.295</text:p>
          </table:table-cell>
          <table:table-cell table:formula="of:=AVERAGE([.B4025:.B4075])" office:value-type="float" office:value="204.614647058824" calcext:value-type="float">
            <text:p>204.6146470588</text:p>
          </table:table-cell>
          <table:table-cell table:number-columns-repeated="3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97.414" calcext:value-type="float">
            <text:p>197.414</text:p>
          </table:table-cell>
          <table:table-cell table:formula="of:=AVERAGE([.B4026:.B4076])" office:value-type="float" office:value="204.816196078431" calcext:value-type="float">
            <text:p>204.8161960784</text:p>
          </table:table-cell>
          <table:table-cell table:number-columns-repeated="3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99.362" calcext:value-type="float">
            <text:p>199.362</text:p>
          </table:table-cell>
          <table:table-cell table:formula="of:=AVERAGE([.B4027:.B4077])" office:value-type="float" office:value="205.001156862745" calcext:value-type="float">
            <text:p>205.0011568627</text:p>
          </table:table-cell>
          <table:table-cell table:number-columns-repeated="3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95.647" calcext:value-type="float">
            <text:p>195.647</text:p>
          </table:table-cell>
          <table:table-cell table:formula="of:=AVERAGE([.B4028:.B4078])" office:value-type="float" office:value="205.150431372549" calcext:value-type="float">
            <text:p>205.1504313725</text:p>
          </table:table-cell>
          <table:table-cell table:number-columns-repeated="3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97.093" calcext:value-type="float">
            <text:p>197.093</text:p>
          </table:table-cell>
          <table:table-cell table:formula="of:=AVERAGE([.B4029:.B4079])" office:value-type="float" office:value="205.434274509804" calcext:value-type="float">
            <text:p>205.4342745098</text:p>
          </table:table-cell>
          <table:table-cell table:number-columns-repeated="3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200.728" calcext:value-type="float">
            <text:p>200.728</text:p>
          </table:table-cell>
          <table:table-cell table:formula="of:=AVERAGE([.B4030:.B4080])" office:value-type="float" office:value="205.577647058824" calcext:value-type="float">
            <text:p>205.5776470588</text:p>
          </table:table-cell>
          <table:table-cell table:number-columns-repeated="3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96.947" calcext:value-type="float">
            <text:p>196.947</text:p>
          </table:table-cell>
          <table:table-cell table:formula="of:=AVERAGE([.B4031:.B4081])" office:value-type="float" office:value="205.695411764706" calcext:value-type="float">
            <text:p>205.6954117647</text:p>
          </table:table-cell>
          <table:table-cell table:number-columns-repeated="3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01.319" calcext:value-type="float">
            <text:p>201.319</text:p>
          </table:table-cell>
          <table:table-cell table:formula="of:=AVERAGE([.B4032:.B4082])" office:value-type="float" office:value="205.848725490196" calcext:value-type="float">
            <text:p>205.8487254902</text:p>
          </table:table-cell>
          <table:table-cell table:number-columns-repeated="3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04.248" calcext:value-type="float">
            <text:p>204.248</text:p>
          </table:table-cell>
          <table:table-cell table:formula="of:=AVERAGE([.B4033:.B4083])" office:value-type="float" office:value="205.962156862745" calcext:value-type="float">
            <text:p>205.9621568627</text:p>
          </table:table-cell>
          <table:table-cell table:number-columns-repeated="3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03.64" calcext:value-type="float">
            <text:p>203.64</text:p>
          </table:table-cell>
          <table:table-cell table:formula="of:=AVERAGE([.B4034:.B4084])" office:value-type="float" office:value="206.070862745098" calcext:value-type="float">
            <text:p>206.0708627451</text:p>
          </table:table-cell>
          <table:table-cell table:number-columns-repeated="3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03.578" calcext:value-type="float">
            <text:p>203.578</text:p>
          </table:table-cell>
          <table:table-cell table:formula="of:=AVERAGE([.B4035:.B4085])" office:value-type="float" office:value="206.12431372549" calcext:value-type="float">
            <text:p>206.1243137255</text:p>
          </table:table-cell>
          <table:table-cell table:number-columns-repeated="3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05.207" calcext:value-type="float">
            <text:p>205.207</text:p>
          </table:table-cell>
          <table:table-cell table:formula="of:=AVERAGE([.B4036:.B4086])" office:value-type="float" office:value="206.206411764706" calcext:value-type="float">
            <text:p>206.2064117647</text:p>
          </table:table-cell>
          <table:table-cell table:number-columns-repeated="3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05.176" calcext:value-type="float">
            <text:p>205.176</text:p>
          </table:table-cell>
          <table:table-cell table:formula="of:=AVERAGE([.B4037:.B4087])" office:value-type="float" office:value="206.323352941176" calcext:value-type="float">
            <text:p>206.3233529412</text:p>
          </table:table-cell>
          <table:table-cell table:number-columns-repeated="3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09.792" calcext:value-type="float">
            <text:p>209.792</text:p>
          </table:table-cell>
          <table:table-cell table:formula="of:=AVERAGE([.B4038:.B4088])" office:value-type="float" office:value="206.414196078431" calcext:value-type="float">
            <text:p>206.4141960784</text:p>
          </table:table-cell>
          <table:table-cell table:number-columns-repeated="3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01" calcext:value-type="float">
            <text:p>201</text:p>
          </table:table-cell>
          <table:table-cell table:formula="of:=AVERAGE([.B4039:.B4089])" office:value-type="float" office:value="206.532039215686" calcext:value-type="float">
            <text:p>206.5320392157</text:p>
          </table:table-cell>
          <table:table-cell table:number-columns-repeated="3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06.239" calcext:value-type="float">
            <text:p>206.239</text:p>
          </table:table-cell>
          <table:table-cell table:formula="of:=AVERAGE([.B4040:.B4090])" office:value-type="float" office:value="206.770529411765" calcext:value-type="float">
            <text:p>206.7705294118</text:p>
          </table:table-cell>
          <table:table-cell table:number-columns-repeated="3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00.833" calcext:value-type="float">
            <text:p>200.833</text:p>
          </table:table-cell>
          <table:table-cell table:formula="of:=AVERAGE([.B4041:.B4091])" office:value-type="float" office:value="206.962156862745" calcext:value-type="float">
            <text:p>206.9621568627</text:p>
          </table:table-cell>
          <table:table-cell table:number-columns-repeated="3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04.139" calcext:value-type="float">
            <text:p>204.139</text:p>
          </table:table-cell>
          <table:table-cell table:formula="of:=AVERAGE([.B4042:.B4092])" office:value-type="float" office:value="207.265274509804" calcext:value-type="float">
            <text:p>207.2652745098</text:p>
          </table:table-cell>
          <table:table-cell table:number-columns-repeated="3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06.398" calcext:value-type="float">
            <text:p>206.398</text:p>
          </table:table-cell>
          <table:table-cell table:formula="of:=AVERAGE([.B4043:.B4093])" office:value-type="float" office:value="207.489509803922" calcext:value-type="float">
            <text:p>207.4895098039</text:p>
          </table:table-cell>
          <table:table-cell table:number-columns-repeated="3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07.361" calcext:value-type="float">
            <text:p>207.361</text:p>
          </table:table-cell>
          <table:table-cell table:formula="of:=AVERAGE([.B4044:.B4094])" office:value-type="float" office:value="207.669117647059" calcext:value-type="float">
            <text:p>207.6691176471</text:p>
          </table:table-cell>
          <table:table-cell table:number-columns-repeated="3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06" calcext:value-type="float">
            <text:p>206</text:p>
          </table:table-cell>
          <table:table-cell table:formula="of:=AVERAGE([.B4045:.B4095])" office:value-type="float" office:value="207.802352941176" calcext:value-type="float">
            <text:p>207.8023529412</text:p>
          </table:table-cell>
          <table:table-cell table:number-columns-repeated="3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03.765" calcext:value-type="float">
            <text:p>203.765</text:p>
          </table:table-cell>
          <table:table-cell table:formula="of:=AVERAGE([.B4046:.B4096])" office:value-type="float" office:value="208.04268627451" calcext:value-type="float">
            <text:p>208.0426862745</text:p>
          </table:table-cell>
          <table:table-cell table:number-columns-repeated="3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04.468" calcext:value-type="float">
            <text:p>204.468</text:p>
          </table:table-cell>
          <table:table-cell table:formula="of:=AVERAGE([.B4047:.B4097])" office:value-type="float" office:value="208.246764705882" calcext:value-type="float">
            <text:p>208.2467647059</text:p>
          </table:table-cell>
          <table:table-cell table:number-columns-repeated="3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08.545" calcext:value-type="float">
            <text:p>208.545</text:p>
          </table:table-cell>
          <table:table-cell table:formula="of:=AVERAGE([.B4048:.B4098])" office:value-type="float" office:value="208.435039215686" calcext:value-type="float">
            <text:p>208.4350392157</text:p>
          </table:table-cell>
          <table:table-cell table:number-columns-repeated="3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08.48" calcext:value-type="float">
            <text:p>208.48</text:p>
          </table:table-cell>
          <table:table-cell table:formula="of:=AVERAGE([.B4049:.B4099])" office:value-type="float" office:value="208.490137254902" calcext:value-type="float">
            <text:p>208.4901372549</text:p>
          </table:table-cell>
          <table:table-cell table:number-columns-repeated="3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08.154" calcext:value-type="float">
            <text:p>208.154</text:p>
          </table:table-cell>
          <table:table-cell table:formula="of:=AVERAGE([.B4050:.B4100])" office:value-type="float" office:value="208.491098039216" calcext:value-type="float">
            <text:p>208.4910980392</text:p>
          </table:table-cell>
          <table:table-cell table:number-columns-repeated="3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02.943" calcext:value-type="float">
            <text:p>202.943</text:p>
          </table:table-cell>
          <table:table-cell table:formula="of:=AVERAGE([.B4051:.B4101])" office:value-type="float" office:value="208.559117647059" calcext:value-type="float">
            <text:p>208.5591176471</text:p>
          </table:table-cell>
          <table:table-cell table:number-columns-repeated="3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13.675" calcext:value-type="float">
            <text:p>213.675</text:p>
          </table:table-cell>
          <table:table-cell table:formula="of:=AVERAGE([.B4052:.B4102])" office:value-type="float" office:value="208.679215686274" calcext:value-type="float">
            <text:p>208.6792156863</text:p>
          </table:table-cell>
          <table:table-cell table:number-columns-repeated="3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05.191" calcext:value-type="float">
            <text:p>205.191</text:p>
          </table:table-cell>
          <table:table-cell table:formula="of:=AVERAGE([.B4053:.B4103])" office:value-type="float" office:value="208.740882352941" calcext:value-type="float">
            <text:p>208.7408823529</text:p>
          </table:table-cell>
          <table:table-cell table:number-columns-repeated="3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12.568" calcext:value-type="float">
            <text:p>212.568</text:p>
          </table:table-cell>
          <table:table-cell table:formula="of:=AVERAGE([.B4054:.B4104])" office:value-type="float" office:value="208.956490196078" calcext:value-type="float">
            <text:p>208.9564901961</text:p>
          </table:table-cell>
          <table:table-cell table:number-columns-repeated="3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05.223" calcext:value-type="float">
            <text:p>205.223</text:p>
          </table:table-cell>
          <table:table-cell table:formula="of:=AVERAGE([.B4055:.B4105])" office:value-type="float" office:value="208.987274509804" calcext:value-type="float">
            <text:p>208.9872745098</text:p>
          </table:table-cell>
          <table:table-cell table:number-columns-repeated="3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12.264" calcext:value-type="float">
            <text:p>212.264</text:p>
          </table:table-cell>
          <table:table-cell table:formula="of:=AVERAGE([.B4056:.B4106])" office:value-type="float" office:value="209.175274509804" calcext:value-type="float">
            <text:p>209.1752745098</text:p>
          </table:table-cell>
          <table:table-cell table:number-columns-repeated="3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01.456" calcext:value-type="float">
            <text:p>201.456</text:p>
          </table:table-cell>
          <table:table-cell table:formula="of:=AVERAGE([.B4057:.B4107])" office:value-type="float" office:value="209.229294117647" calcext:value-type="float">
            <text:p>209.2292941176</text:p>
          </table:table-cell>
          <table:table-cell table:number-columns-repeated="3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04.03" calcext:value-type="float">
            <text:p>204.03</text:p>
          </table:table-cell>
          <table:table-cell table:formula="of:=AVERAGE([.B4058:.B4108])" office:value-type="float" office:value="209.495568627451" calcext:value-type="float">
            <text:p>209.4955686275</text:p>
          </table:table-cell>
          <table:table-cell table:number-columns-repeated="3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07.249" calcext:value-type="float">
            <text:p>207.249</text:p>
          </table:table-cell>
          <table:table-cell table:formula="of:=AVERAGE([.B4059:.B4109])" office:value-type="float" office:value="209.66331372549" calcext:value-type="float">
            <text:p>209.6633137255</text:p>
          </table:table-cell>
          <table:table-cell table:number-columns-repeated="3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03.687" calcext:value-type="float">
            <text:p>203.687</text:p>
          </table:table-cell>
          <table:table-cell table:formula="of:=AVERAGE([.B4060:.B4110])" office:value-type="float" office:value="209.844764705882" calcext:value-type="float">
            <text:p>209.8447647059</text:p>
          </table:table-cell>
          <table:table-cell table:number-columns-repeated="3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07.507" calcext:value-type="float">
            <text:p>207.507</text:p>
          </table:table-cell>
          <table:table-cell table:formula="of:=AVERAGE([.B4061:.B4111])" office:value-type="float" office:value="210.054764705882" calcext:value-type="float">
            <text:p>210.0547647059</text:p>
          </table:table-cell>
          <table:table-cell table:number-columns-repeated="3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06.303" calcext:value-type="float">
            <text:p>206.303</text:p>
          </table:table-cell>
          <table:table-cell table:formula="of:=AVERAGE([.B4062:.B4112])" office:value-type="float" office:value="210.197980392157" calcext:value-type="float">
            <text:p>210.1979803922</text:p>
          </table:table-cell>
          <table:table-cell table:number-columns-repeated="3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05.857" calcext:value-type="float">
            <text:p>205.857</text:p>
          </table:table-cell>
          <table:table-cell table:formula="of:=AVERAGE([.B4063:.B4113])" office:value-type="float" office:value="210.325156862745" calcext:value-type="float">
            <text:p>210.3251568627</text:p>
          </table:table-cell>
          <table:table-cell table:number-columns-repeated="3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05.397" calcext:value-type="float">
            <text:p>205.397</text:p>
          </table:table-cell>
          <table:table-cell table:formula="of:=AVERAGE([.B4064:.B4114])" office:value-type="float" office:value="210.406843137255" calcext:value-type="float">
            <text:p>210.4068431373</text:p>
          </table:table-cell>
          <table:table-cell table:number-columns-repeated="3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07.377" calcext:value-type="float">
            <text:p>207.377</text:p>
          </table:table-cell>
          <table:table-cell table:formula="of:=AVERAGE([.B4065:.B4115])" office:value-type="float" office:value="210.467607843137" calcext:value-type="float">
            <text:p>210.4676078431</text:p>
          </table:table-cell>
          <table:table-cell table:number-columns-repeated="3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06.255" calcext:value-type="float">
            <text:p>206.255</text:p>
          </table:table-cell>
          <table:table-cell table:formula="of:=AVERAGE([.B4066:.B4116])" office:value-type="float" office:value="210.628019607843" calcext:value-type="float">
            <text:p>210.6280196078</text:p>
          </table:table-cell>
          <table:table-cell table:number-columns-repeated="3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07.329" calcext:value-type="float">
            <text:p>207.329</text:p>
          </table:table-cell>
          <table:table-cell table:formula="of:=AVERAGE([.B4067:.B4117])" office:value-type="float" office:value="210.737235294118" calcext:value-type="float">
            <text:p>210.7372352941</text:p>
          </table:table-cell>
          <table:table-cell table:number-columns-repeated="3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10.87" calcext:value-type="float">
            <text:p>210.87</text:p>
          </table:table-cell>
          <table:table-cell table:formula="of:=AVERAGE([.B4068:.B4118])" office:value-type="float" office:value="210.952921568627" calcext:value-type="float">
            <text:p>210.9529215686</text:p>
          </table:table-cell>
          <table:table-cell table:number-columns-repeated="3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02.342" calcext:value-type="float">
            <text:p>202.342</text:p>
          </table:table-cell>
          <table:table-cell table:formula="of:=AVERAGE([.B4069:.B4119])" office:value-type="float" office:value="211.022411764706" calcext:value-type="float">
            <text:p>211.0224117647</text:p>
          </table:table-cell>
          <table:table-cell table:number-columns-repeated="3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07.088" calcext:value-type="float">
            <text:p>207.088</text:p>
          </table:table-cell>
          <table:table-cell table:formula="of:=AVERAGE([.B4070:.B4120])" office:value-type="float" office:value="211.322254901961" calcext:value-type="float">
            <text:p>211.322254902</text:p>
          </table:table-cell>
          <table:table-cell table:number-columns-repeated="3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02.773" calcext:value-type="float">
            <text:p>202.773</text:p>
          </table:table-cell>
          <table:table-cell table:formula="of:=AVERAGE([.B4071:.B4121])" office:value-type="float" office:value="211.461176470588" calcext:value-type="float">
            <text:p>211.4611764706</text:p>
          </table:table-cell>
          <table:table-cell table:number-columns-repeated="3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09.776" calcext:value-type="float">
            <text:p>209.776</text:p>
          </table:table-cell>
          <table:table-cell table:formula="of:=AVERAGE([.B4072:.B4122])" office:value-type="float" office:value="211.786607843137" calcext:value-type="float">
            <text:p>211.7866078431</text:p>
          </table:table-cell>
          <table:table-cell table:number-columns-repeated="3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00.065" calcext:value-type="float">
            <text:p>200.065</text:p>
          </table:table-cell>
          <table:table-cell table:formula="of:=AVERAGE([.B4073:.B4123])" office:value-type="float" office:value="211.85837254902" calcext:value-type="float">
            <text:p>211.858372549</text:p>
          </table:table-cell>
          <table:table-cell table:number-columns-repeated="3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02.296" calcext:value-type="float">
            <text:p>202.296</text:p>
          </table:table-cell>
          <table:table-cell table:formula="of:=AVERAGE([.B4074:.B4124])" office:value-type="float" office:value="212.172078431373" calcext:value-type="float">
            <text:p>212.1720784314</text:p>
          </table:table-cell>
          <table:table-cell table:number-columns-repeated="3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03.998" calcext:value-type="float">
            <text:p>203.998</text:p>
          </table:table-cell>
          <table:table-cell table:formula="of:=AVERAGE([.B4075:.B4125])" office:value-type="float" office:value="212.416450980392" calcext:value-type="float">
            <text:p>212.4164509804</text:p>
          </table:table-cell>
          <table:table-cell table:number-columns-repeated="3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06.574" calcext:value-type="float">
            <text:p>206.574</text:p>
          </table:table-cell>
          <table:table-cell table:formula="of:=AVERAGE([.B4076:.B4126])" office:value-type="float" office:value="212.628137254902" calcext:value-type="float">
            <text:p>212.6281372549</text:p>
          </table:table-cell>
          <table:table-cell table:number-columns-repeated="3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06.847" calcext:value-type="float">
            <text:p>206.847</text:p>
          </table:table-cell>
          <table:table-cell table:formula="of:=AVERAGE([.B4077:.B4127])" office:value-type="float" office:value="212.867392156863" calcext:value-type="float">
            <text:p>212.8673921569</text:p>
          </table:table-cell>
          <table:table-cell table:number-columns-repeated="3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06.975" calcext:value-type="float">
            <text:p>206.975</text:p>
          </table:table-cell>
          <table:table-cell table:formula="of:=AVERAGE([.B4078:.B4128])" office:value-type="float" office:value="212.869901960784" calcext:value-type="float">
            <text:p>212.8699019608</text:p>
          </table:table-cell>
          <table:table-cell table:number-columns-repeated="3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10.123" calcext:value-type="float">
            <text:p>210.123</text:p>
          </table:table-cell>
          <table:table-cell table:formula="of:=AVERAGE([.B4079:.B4129])" office:value-type="float" office:value="213.037176470588" calcext:value-type="float">
            <text:p>213.0371764706</text:p>
          </table:table-cell>
          <table:table-cell table:number-columns-repeated="3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04.405" calcext:value-type="float">
            <text:p>204.405</text:p>
          </table:table-cell>
          <table:table-cell table:formula="of:=AVERAGE([.B4080:.B4130])" office:value-type="float" office:value="213.050196078431" calcext:value-type="float">
            <text:p>213.0501960784</text:p>
          </table:table-cell>
          <table:table-cell table:number-columns-repeated="3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06.734" calcext:value-type="float">
            <text:p>206.734</text:p>
          </table:table-cell>
          <table:table-cell table:formula="of:=AVERAGE([.B4081:.B4131])" office:value-type="float" office:value="213.313078431373" calcext:value-type="float">
            <text:p>213.3130784314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04.766" calcext:value-type="float">
            <text:p>204.766</text:p>
          </table:table-cell>
          <table:table-cell table:formula="of:=AVERAGE([.B4082:.B4132])" office:value-type="float" office:value="213.501176470588" calcext:value-type="float">
            <text:p>213.5011764706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07.104" calcext:value-type="float">
            <text:p>207.104</text:p>
          </table:table-cell>
          <table:table-cell table:formula="of:=AVERAGE([.B4083:.B4133])" office:value-type="float" office:value="213.695431372549" calcext:value-type="float">
            <text:p>213.6954313725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09.792" calcext:value-type="float">
            <text:p>209.792</text:p>
          </table:table-cell>
          <table:table-cell table:formula="of:=AVERAGE([.B4084:.B4134])" office:value-type="float" office:value="213.88662745098" calcext:value-type="float">
            <text:p>213.886627451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06.366" calcext:value-type="float">
            <text:p>206.366</text:p>
          </table:table-cell>
          <table:table-cell table:formula="of:=AVERAGE([.B4085:.B4135])" office:value-type="float" office:value="214.015117647059" calcext:value-type="float">
            <text:p>214.0151176471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07.765" calcext:value-type="float">
            <text:p>207.765</text:p>
          </table:table-cell>
          <table:table-cell table:formula="of:=AVERAGE([.B4086:.B4136])" office:value-type="float" office:value="214.323843137255" calcext:value-type="float">
            <text:p>214.3238431373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11.171" calcext:value-type="float">
            <text:p>211.171</text:p>
          </table:table-cell>
          <table:table-cell table:formula="of:=AVERAGE([.B4087:.B4137])" office:value-type="float" office:value="214.562745098039" calcext:value-type="float">
            <text:p>214.562745098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09.809" calcext:value-type="float">
            <text:p>209.809</text:p>
          </table:table-cell>
          <table:table-cell table:formula="of:=AVERAGE([.B4088:.B4138])" office:value-type="float" office:value="214.738078431373" calcext:value-type="float">
            <text:p>214.7380784314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15.802" calcext:value-type="float">
            <text:p>215.802</text:p>
          </table:table-cell>
          <table:table-cell table:formula="of:=AVERAGE([.B4089:.B4139])" office:value-type="float" office:value="214.957274509804" calcext:value-type="float">
            <text:p>214.9572745098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13.163" calcext:value-type="float">
            <text:p>213.163</text:p>
          </table:table-cell>
          <table:table-cell table:formula="of:=AVERAGE([.B4090:.B4140])" office:value-type="float" office:value="215.110941176471" calcext:value-type="float">
            <text:p>215.1109411765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16.012" calcext:value-type="float">
            <text:p>216.012</text:p>
          </table:table-cell>
          <table:table-cell table:formula="of:=AVERAGE([.B4091:.B4141])" office:value-type="float" office:value="215.219254901961" calcext:value-type="float">
            <text:p>215.219254902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16.292" calcext:value-type="float">
            <text:p>216.292</text:p>
          </table:table-cell>
          <table:table-cell table:formula="of:=AVERAGE([.B4092:.B4142])" office:value-type="float" office:value="215.275568627451" calcext:value-type="float">
            <text:p>215.2755686275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15.575" calcext:value-type="float">
            <text:p>215.575</text:p>
          </table:table-cell>
          <table:table-cell table:formula="of:=AVERAGE([.B4093:.B4143])" office:value-type="float" office:value="215.556137254902" calcext:value-type="float">
            <text:p>215.5561372549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15.558" calcext:value-type="float">
            <text:p>215.558</text:p>
          </table:table-cell>
          <table:table-cell table:formula="of:=AVERAGE([.B4094:.B4144])" office:value-type="float" office:value="215.695568627451" calcext:value-type="float">
            <text:p>215.6955686275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14.156" calcext:value-type="float">
            <text:p>214.156</text:p>
          </table:table-cell>
          <table:table-cell table:formula="of:=AVERAGE([.B4095:.B4145])" office:value-type="float" office:value="215.834607843137" calcext:value-type="float">
            <text:p>215.8346078431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18.257" calcext:value-type="float">
            <text:p>218.257</text:p>
          </table:table-cell>
          <table:table-cell table:formula="of:=AVERAGE([.B4096:.B4146])" office:value-type="float" office:value="216.068117647059" calcext:value-type="float">
            <text:p>216.0681176471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14.173" calcext:value-type="float">
            <text:p>214.173</text:p>
          </table:table-cell>
          <table:table-cell table:formula="of:=AVERAGE([.B4097:.B4147])" office:value-type="float" office:value="216.167392156863" calcext:value-type="float">
            <text:p>216.1673921569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14.07" calcext:value-type="float">
            <text:p>214.07</text:p>
          </table:table-cell>
          <table:table-cell table:formula="of:=AVERAGE([.B4098:.B4148])" office:value-type="float" office:value="216.378137254902" calcext:value-type="float">
            <text:p>216.3781372549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11.355" calcext:value-type="float">
            <text:p>211.355</text:p>
          </table:table-cell>
          <table:table-cell table:formula="of:=AVERAGE([.B4099:.B4149])" office:value-type="float" office:value="216.535450980392" calcext:value-type="float">
            <text:p>216.5354509804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08.529" calcext:value-type="float">
            <text:p>208.529</text:p>
          </table:table-cell>
          <table:table-cell table:formula="of:=AVERAGE([.B4100:.B4150])" office:value-type="float" office:value="216.839725490196" calcext:value-type="float">
            <text:p>216.8397254902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11.623" calcext:value-type="float">
            <text:p>211.623</text:p>
          </table:table-cell>
          <table:table-cell table:formula="of:=AVERAGE([.B4101:.B4151])" office:value-type="float" office:value="217.104588235294" calcext:value-type="float">
            <text:p>217.1045882353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09.068" calcext:value-type="float">
            <text:p>209.068</text:p>
          </table:table-cell>
          <table:table-cell table:formula="of:=AVERAGE([.B4102:.B4152])" office:value-type="float" office:value="217.297215686275" calcext:value-type="float">
            <text:p>217.2972156863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16.82" calcext:value-type="float">
            <text:p>216.82</text:p>
          </table:table-cell>
          <table:table-cell table:formula="of:=AVERAGE([.B4103:.B4153])" office:value-type="float" office:value="217.518058823529" calcext:value-type="float">
            <text:p>217.5180588235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16.187" calcext:value-type="float">
            <text:p>216.187</text:p>
          </table:table-cell>
          <table:table-cell table:formula="of:=AVERAGE([.B4104:.B4154])" office:value-type="float" office:value="217.696705882353" calcext:value-type="float">
            <text:p>217.6967058824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14.138" calcext:value-type="float">
            <text:p>214.138</text:p>
          </table:table-cell>
          <table:table-cell table:formula="of:=AVERAGE([.B4105:.B4155])" office:value-type="float" office:value="217.747470588235" calcext:value-type="float">
            <text:p>217.7474705882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14.811" calcext:value-type="float">
            <text:p>214.811</text:p>
          </table:table-cell>
          <table:table-cell table:formula="of:=AVERAGE([.B4106:.B4156])" office:value-type="float" office:value="217.860352941176" calcext:value-type="float">
            <text:p>217.8603529412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15.019" calcext:value-type="float">
            <text:p>215.019</text:p>
          </table:table-cell>
          <table:table-cell table:formula="of:=AVERAGE([.B4107:.B4157])" office:value-type="float" office:value="218.067156862745" calcext:value-type="float">
            <text:p>218.0671568627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15.036" calcext:value-type="float">
            <text:p>215.036</text:p>
          </table:table-cell>
          <table:table-cell table:formula="of:=AVERAGE([.B4108:.B4158])" office:value-type="float" office:value="218.193196078431" calcext:value-type="float">
            <text:p>218.1931960784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12.585" calcext:value-type="float">
            <text:p>212.585</text:p>
          </table:table-cell>
          <table:table-cell table:formula="of:=AVERAGE([.B4109:.B4159])" office:value-type="float" office:value="218.298098039216" calcext:value-type="float">
            <text:p>218.2980980392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16.503" calcext:value-type="float">
            <text:p>216.503</text:p>
          </table:table-cell>
          <table:table-cell table:formula="of:=AVERAGE([.B4110:.B4160])" office:value-type="float" office:value="218.533294117647" calcext:value-type="float">
            <text:p>218.5332941176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14.397" calcext:value-type="float">
            <text:p>214.397</text:p>
          </table:table-cell>
          <table:table-cell table:formula="of:=AVERAGE([.B4111:.B4161])" office:value-type="float" office:value="218.688705882353" calcext:value-type="float">
            <text:p>218.6887058824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14.811" calcext:value-type="float">
            <text:p>214.811</text:p>
          </table:table-cell>
          <table:table-cell table:formula="of:=AVERAGE([.B4112:.B4162])" office:value-type="float" office:value="218.879862745098" calcext:value-type="float">
            <text:p>218.8798627451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12.789" calcext:value-type="float">
            <text:p>212.789</text:p>
          </table:table-cell>
          <table:table-cell table:formula="of:=AVERAGE([.B4113:.B4163])" office:value-type="float" office:value="219.031" calcext:value-type="float">
            <text:p>219.031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10.023" calcext:value-type="float">
            <text:p>210.023</text:p>
          </table:table-cell>
          <table:table-cell table:formula="of:=AVERAGE([.B4114:.B4164])" office:value-type="float" office:value="219.26962745098" calcext:value-type="float">
            <text:p>219.269627451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08.496" calcext:value-type="float">
            <text:p>208.496</text:p>
          </table:table-cell>
          <table:table-cell table:formula="of:=AVERAGE([.B4115:.B4165])" office:value-type="float" office:value="219.502294117647" calcext:value-type="float">
            <text:p>219.5022941176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15.558" calcext:value-type="float">
            <text:p>215.558</text:p>
          </table:table-cell>
          <table:table-cell table:formula="of:=AVERAGE([.B4116:.B4166])" office:value-type="float" office:value="219.701764705882" calcext:value-type="float">
            <text:p>219.7017647059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11.825" calcext:value-type="float">
            <text:p>211.825</text:p>
          </table:table-cell>
          <table:table-cell table:formula="of:=AVERAGE([.B4117:.B4167])" office:value-type="float" office:value="219.854333333333" calcext:value-type="float">
            <text:p>219.8543333333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18.329" calcext:value-type="float">
            <text:p>218.329</text:p>
          </table:table-cell>
          <table:table-cell table:formula="of:=AVERAGE([.B4118:.B4168])" office:value-type="float" office:value="220.102960784314" calcext:value-type="float">
            <text:p>220.1029607843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14.414" calcext:value-type="float">
            <text:p>214.414</text:p>
          </table:table-cell>
          <table:table-cell table:formula="of:=AVERAGE([.B4119:.B4169])" office:value-type="float" office:value="220.12231372549" calcext:value-type="float">
            <text:p>220.1223137255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17.634" calcext:value-type="float">
            <text:p>217.634</text:p>
          </table:table-cell>
          <table:table-cell table:formula="of:=AVERAGE([.B4120:.B4170])" office:value-type="float" office:value="220.293274509804" calcext:value-type="float">
            <text:p>220.2932745098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14.173" calcext:value-type="float">
            <text:p>214.173</text:p>
          </table:table-cell>
          <table:table-cell table:formula="of:=AVERAGE([.B4121:.B4171])" office:value-type="float" office:value="220.403294117647" calcext:value-type="float">
            <text:p>220.4032941176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19.37" calcext:value-type="float">
            <text:p>219.37</text:p>
          </table:table-cell>
          <table:table-cell table:formula="of:=AVERAGE([.B4122:.B4172])" office:value-type="float" office:value="220.605882352941" calcext:value-type="float">
            <text:p>220.6058823529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13.436" calcext:value-type="float">
            <text:p>213.436</text:p>
          </table:table-cell>
          <table:table-cell table:formula="of:=AVERAGE([.B4123:.B4173])" office:value-type="float" office:value="220.657450980392" calcext:value-type="float">
            <text:p>220.6574509804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16.064" calcext:value-type="float">
            <text:p>216.064</text:p>
          </table:table-cell>
          <table:table-cell table:formula="of:=AVERAGE([.B4124:.B4174])" office:value-type="float" office:value="220.862294117647" calcext:value-type="float">
            <text:p>220.8622941176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14.759" calcext:value-type="float">
            <text:p>214.759</text:p>
          </table:table-cell>
          <table:table-cell table:formula="of:=AVERAGE([.B4125:.B4175])" office:value-type="float" office:value="221.137960784314" calcext:value-type="float">
            <text:p>221.1379607843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14.794" calcext:value-type="float">
            <text:p>214.794</text:p>
          </table:table-cell>
          <table:table-cell table:formula="of:=AVERAGE([.B4126:.B4176])" office:value-type="float" office:value="221.317588235294" calcext:value-type="float">
            <text:p>221.3175882353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18.776" calcext:value-type="float">
            <text:p>218.776</text:p>
          </table:table-cell>
          <table:table-cell table:formula="of:=AVERAGE([.B4127:.B4177])" office:value-type="float" office:value="221.425803921569" calcext:value-type="float">
            <text:p>221.4258039216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06.975" calcext:value-type="float">
            <text:p>206.975</text:p>
          </table:table-cell>
          <table:table-cell table:formula="of:=AVERAGE([.B4128:.B4178])" office:value-type="float" office:value="221.554117647059" calcext:value-type="float">
            <text:p>221.5541176471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15.506" calcext:value-type="float">
            <text:p>215.506</text:p>
          </table:table-cell>
          <table:table-cell table:formula="of:=AVERAGE([.B4129:.B4179])" office:value-type="float" office:value="221.91831372549" calcext:value-type="float">
            <text:p>221.9183137255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10.787" calcext:value-type="float">
            <text:p>210.787</text:p>
          </table:table-cell>
          <table:table-cell table:formula="of:=AVERAGE([.B4130:.B4180])" office:value-type="float" office:value="222.010431372549" calcext:value-type="float">
            <text:p>222.0104313725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17.812" calcext:value-type="float">
            <text:p>217.812</text:p>
          </table:table-cell>
          <table:table-cell table:formula="of:=AVERAGE([.B4131:.B4181])" office:value-type="float" office:value="222.173078431373" calcext:value-type="float">
            <text:p>222.1730784314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16.327" calcext:value-type="float">
            <text:p>216.327</text:p>
          </table:table-cell>
          <table:table-cell table:formula="of:=AVERAGE([.B4132:.B4182])" office:value-type="float" office:value="222.346960784314" calcext:value-type="float">
            <text:p>222.3469607843</text:p>
          </table:table-cell>
          <table:table-cell table:number-columns-repeated="3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14.673" calcext:value-type="float">
            <text:p>214.673</text:p>
          </table:table-cell>
          <table:table-cell table:formula="of:=AVERAGE([.B4133:.B4183])" office:value-type="float" office:value="222.44231372549" calcext:value-type="float">
            <text:p>222.4423137255</text:p>
          </table:table-cell>
          <table:table-cell table:number-columns-repeated="3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16.855" calcext:value-type="float">
            <text:p>216.855</text:p>
          </table:table-cell>
          <table:table-cell table:formula="of:=AVERAGE([.B4134:.B4184])" office:value-type="float" office:value="222.564" calcext:value-type="float">
            <text:p>222.564</text:p>
          </table:table-cell>
          <table:table-cell table:number-columns-repeated="3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16.345" calcext:value-type="float">
            <text:p>216.345</text:p>
          </table:table-cell>
          <table:table-cell table:formula="of:=AVERAGE([.B4135:.B4185])" office:value-type="float" office:value="222.754392156863" calcext:value-type="float">
            <text:p>222.7543921569</text:p>
          </table:table-cell>
          <table:table-cell table:number-columns-repeated="3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22.111" calcext:value-type="float">
            <text:p>222.111</text:p>
          </table:table-cell>
          <table:table-cell table:formula="of:=AVERAGE([.B4136:.B4186])" office:value-type="float" office:value="222.982509803922" calcext:value-type="float">
            <text:p>222.9825098039</text:p>
          </table:table-cell>
          <table:table-cell table:number-columns-repeated="3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19.949" calcext:value-type="float">
            <text:p>219.949</text:p>
          </table:table-cell>
          <table:table-cell table:formula="of:=AVERAGE([.B4137:.B4187])" office:value-type="float" office:value="223.133784313726" calcext:value-type="float">
            <text:p>223.1337843137</text:p>
          </table:table-cell>
          <table:table-cell table:number-columns-repeated="3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20.113" calcext:value-type="float">
            <text:p>220.113</text:p>
          </table:table-cell>
          <table:table-cell table:formula="of:=AVERAGE([.B4138:.B4188])" office:value-type="float" office:value="223.305803921569" calcext:value-type="float">
            <text:p>223.3058039216</text:p>
          </table:table-cell>
          <table:table-cell table:number-columns-repeated="3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20.988" calcext:value-type="float">
            <text:p>220.988</text:p>
          </table:table-cell>
          <table:table-cell table:formula="of:=AVERAGE([.B4139:.B4189])" office:value-type="float" office:value="223.537" calcext:value-type="float">
            <text:p>223.537</text:p>
          </table:table-cell>
          <table:table-cell table:number-columns-repeated="3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23.639" calcext:value-type="float">
            <text:p>223.639</text:p>
          </table:table-cell>
          <table:table-cell table:formula="of:=AVERAGE([.B4140:.B4190])" office:value-type="float" office:value="223.75737254902" calcext:value-type="float">
            <text:p>223.757372549</text:p>
          </table:table-cell>
          <table:table-cell table:number-columns-repeated="3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18.687" calcext:value-type="float">
            <text:p>218.687</text:p>
          </table:table-cell>
          <table:table-cell table:formula="of:=AVERAGE([.B4141:.B4191])" office:value-type="float" office:value="224.063450980392" calcext:value-type="float">
            <text:p>224.0634509804</text:p>
          </table:table-cell>
          <table:table-cell table:number-columns-repeated="3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18.884" calcext:value-type="float">
            <text:p>218.884</text:p>
          </table:table-cell>
          <table:table-cell table:formula="of:=AVERAGE([.B4142:.B4192])" office:value-type="float" office:value="224.371784313725" calcext:value-type="float">
            <text:p>224.3717843137</text:p>
          </table:table-cell>
          <table:table-cell table:number-columns-repeated="3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30.601" calcext:value-type="float">
            <text:p>230.601</text:p>
          </table:table-cell>
          <table:table-cell table:formula="of:=AVERAGE([.B4143:.B4193])" office:value-type="float" office:value="224.582450980392" calcext:value-type="float">
            <text:p>224.5824509804</text:p>
          </table:table-cell>
          <table:table-cell table:number-columns-repeated="3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22.686" calcext:value-type="float">
            <text:p>222.686</text:p>
          </table:table-cell>
          <table:table-cell table:formula="of:=AVERAGE([.B4144:.B4194])" office:value-type="float" office:value="224.495019607843" calcext:value-type="float">
            <text:p>224.4950196078</text:p>
          </table:table-cell>
          <table:table-cell table:number-columns-repeated="3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22.649" calcext:value-type="float">
            <text:p>222.649</text:p>
          </table:table-cell>
          <table:table-cell table:formula="of:=AVERAGE([.B4145:.B4195])" office:value-type="float" office:value="224.535509803922" calcext:value-type="float">
            <text:p>224.5355098039</text:p>
          </table:table-cell>
          <table:table-cell table:number-columns-repeated="3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26.065" calcext:value-type="float">
            <text:p>226.065</text:p>
          </table:table-cell>
          <table:table-cell table:formula="of:=AVERAGE([.B4146:.B4196])" office:value-type="float" office:value="224.666921568628" calcext:value-type="float">
            <text:p>224.6669215686</text:p>
          </table:table-cell>
          <table:table-cell table:number-columns-repeated="3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23.32" calcext:value-type="float">
            <text:p>223.32</text:p>
          </table:table-cell>
          <table:table-cell table:formula="of:=AVERAGE([.B4147:.B4197])" office:value-type="float" office:value="224.751176470588" calcext:value-type="float">
            <text:p>224.7511764706</text:p>
          </table:table-cell>
          <table:table-cell table:number-columns-repeated="3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24.921" calcext:value-type="float">
            <text:p>224.921</text:p>
          </table:table-cell>
          <table:table-cell table:formula="of:=AVERAGE([.B4148:.B4198])" office:value-type="float" office:value="224.989352941176" calcext:value-type="float">
            <text:p>224.9893529412</text:p>
          </table:table-cell>
          <table:table-cell table:number-columns-repeated="3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22.093" calcext:value-type="float">
            <text:p>222.093</text:p>
          </table:table-cell>
          <table:table-cell table:formula="of:=AVERAGE([.B4149:.B4199])" office:value-type="float" office:value="225.16737254902" calcext:value-type="float">
            <text:p>225.167372549</text:p>
          </table:table-cell>
          <table:table-cell table:number-columns-repeated="3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26.873" calcext:value-type="float">
            <text:p>226.873</text:p>
          </table:table-cell>
          <table:table-cell table:formula="of:=AVERAGE([.B4150:.B4200])" office:value-type="float" office:value="225.402058823529" calcext:value-type="float">
            <text:p>225.4020588235</text:p>
          </table:table-cell>
          <table:table-cell table:number-columns-repeated="3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22.037" calcext:value-type="float">
            <text:p>222.037</text:p>
          </table:table-cell>
          <table:table-cell table:formula="of:=AVERAGE([.B4151:.B4201])" office:value-type="float" office:value="225.515" calcext:value-type="float">
            <text:p>225.515</text:p>
          </table:table-cell>
          <table:table-cell table:number-columns-repeated="3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21.447" calcext:value-type="float">
            <text:p>221.447</text:p>
          </table:table-cell>
          <table:table-cell table:formula="of:=AVERAGE([.B4152:.B4202])" office:value-type="float" office:value="225.689568627451" calcext:value-type="float">
            <text:p>225.6895686275</text:p>
          </table:table-cell>
          <table:table-cell table:number-columns-repeated="3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20.331" calcext:value-type="float">
            <text:p>220.331</text:p>
          </table:table-cell>
          <table:table-cell table:formula="of:=AVERAGE([.B4153:.B4203])" office:value-type="float" office:value="225.905705882353" calcext:value-type="float">
            <text:p>225.9057058824</text:p>
          </table:table-cell>
          <table:table-cell table:number-columns-repeated="3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25.931" calcext:value-type="float">
            <text:p>225.931</text:p>
          </table:table-cell>
          <table:table-cell table:formula="of:=AVERAGE([.B4154:.B4204])" office:value-type="float" office:value="226.08837254902" calcext:value-type="float">
            <text:p>226.088372549</text:p>
          </table:table-cell>
          <table:table-cell table:number-columns-repeated="3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18.776" calcext:value-type="float">
            <text:p>218.776</text:p>
          </table:table-cell>
          <table:table-cell table:formula="of:=AVERAGE([.B4155:.B4205])" office:value-type="float" office:value="226.251019607843" calcext:value-type="float">
            <text:p>226.2510196078</text:p>
          </table:table-cell>
          <table:table-cell table:number-columns-repeated="3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19.895" calcext:value-type="float">
            <text:p>219.895</text:p>
          </table:table-cell>
          <table:table-cell table:formula="of:=AVERAGE([.B4156:.B4206])" office:value-type="float" office:value="226.583196078431" calcext:value-type="float">
            <text:p>226.5831960784</text:p>
          </table:table-cell>
          <table:table-cell table:number-columns-repeated="3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25.358" calcext:value-type="float">
            <text:p>225.358</text:p>
          </table:table-cell>
          <table:table-cell table:formula="of:=AVERAGE([.B4157:.B4207])" office:value-type="float" office:value="226.70268627451" calcext:value-type="float">
            <text:p>226.7026862745</text:p>
          </table:table-cell>
          <table:table-cell table:number-columns-repeated="3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21.447" calcext:value-type="float">
            <text:p>221.447</text:p>
          </table:table-cell>
          <table:table-cell table:formula="of:=AVERAGE([.B4158:.B4208])" office:value-type="float" office:value="226.787176470588" calcext:value-type="float">
            <text:p>226.7871764706</text:p>
          </table:table-cell>
          <table:table-cell table:number-columns-repeated="3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20.386" calcext:value-type="float">
            <text:p>220.386</text:p>
          </table:table-cell>
          <table:table-cell table:formula="of:=AVERAGE([.B4159:.B4209])" office:value-type="float" office:value="226.879235294118" calcext:value-type="float">
            <text:p>226.8792352941</text:p>
          </table:table-cell>
          <table:table-cell table:number-columns-repeated="3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24.58" calcext:value-type="float">
            <text:p>224.58</text:p>
          </table:table-cell>
          <table:table-cell table:formula="of:=AVERAGE([.B4160:.B4210])" office:value-type="float" office:value="226.998117647059" calcext:value-type="float">
            <text:p>226.9981176471</text:p>
          </table:table-cell>
          <table:table-cell table:number-columns-repeated="3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24.429" calcext:value-type="float">
            <text:p>224.429</text:p>
          </table:table-cell>
          <table:table-cell table:formula="of:=AVERAGE([.B4161:.B4211])" office:value-type="float" office:value="227.144490196078" calcext:value-type="float">
            <text:p>227.1444901961</text:p>
          </table:table-cell>
          <table:table-cell table:number-columns-repeated="3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24.146" calcext:value-type="float">
            <text:p>224.146</text:p>
          </table:table-cell>
          <table:table-cell table:formula="of:=AVERAGE([.B4162:.B4212])" office:value-type="float" office:value="227.343862745098" calcext:value-type="float">
            <text:p>227.3438627451</text:p>
          </table:table-cell>
          <table:table-cell table:number-columns-repeated="3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22.519" calcext:value-type="float">
            <text:p>222.519</text:p>
          </table:table-cell>
          <table:table-cell table:formula="of:=AVERAGE([.B4163:.B4213])" office:value-type="float" office:value="227.531450980392" calcext:value-type="float">
            <text:p>227.5314509804</text:p>
          </table:table-cell>
          <table:table-cell table:number-columns-repeated="3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24.959" calcext:value-type="float">
            <text:p>224.959</text:p>
          </table:table-cell>
          <table:table-cell table:formula="of:=AVERAGE([.B4164:.B4214])" office:value-type="float" office:value="227.793921568627" calcext:value-type="float">
            <text:p>227.7939215686</text:p>
          </table:table-cell>
          <table:table-cell table:number-columns-repeated="3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21.889" calcext:value-type="float">
            <text:p>221.889</text:p>
          </table:table-cell>
          <table:table-cell table:formula="of:=AVERAGE([.B4165:.B4215])" office:value-type="float" office:value="227.963156862745" calcext:value-type="float">
            <text:p>227.9631568627</text:p>
          </table:table-cell>
          <table:table-cell table:number-columns-repeated="3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18.669" calcext:value-type="float">
            <text:p>218.669</text:p>
          </table:table-cell>
          <table:table-cell table:formula="of:=AVERAGE([.B4166:.B4216])" office:value-type="float" office:value="228.112960784314" calcext:value-type="float">
            <text:p>228.1129607843</text:p>
          </table:table-cell>
          <table:table-cell table:number-columns-repeated="3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23.339" calcext:value-type="float">
            <text:p>223.339</text:p>
          </table:table-cell>
          <table:table-cell table:formula="of:=AVERAGE([.B4167:.B4217])" office:value-type="float" office:value="228.370490196078" calcext:value-type="float">
            <text:p>228.3704901961</text:p>
          </table:table-cell>
          <table:table-cell table:number-columns-repeated="3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24.505" calcext:value-type="float">
            <text:p>224.505</text:p>
          </table:table-cell>
          <table:table-cell table:formula="of:=AVERAGE([.B4168:.B4218])" office:value-type="float" office:value="228.505450980392" calcext:value-type="float">
            <text:p>228.5054509804</text:p>
          </table:table-cell>
          <table:table-cell table:number-columns-repeated="3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19.316" calcext:value-type="float">
            <text:p>219.316</text:p>
          </table:table-cell>
          <table:table-cell table:formula="of:=AVERAGE([.B4169:.B4219])" office:value-type="float" office:value="228.586980392157" calcext:value-type="float">
            <text:p>228.5869803922</text:p>
          </table:table-cell>
          <table:table-cell table:number-columns-repeated="3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23.133" calcext:value-type="float">
            <text:p>223.133</text:p>
          </table:table-cell>
          <table:table-cell table:formula="of:=AVERAGE([.B4170:.B4220])" office:value-type="float" office:value="228.885803921569" calcext:value-type="float">
            <text:p>228.8858039216</text:p>
          </table:table-cell>
          <table:table-cell table:number-columns-repeated="3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23.245" calcext:value-type="float">
            <text:p>223.245</text:p>
          </table:table-cell>
          <table:table-cell table:formula="of:=AVERAGE([.B4171:.B4221])" office:value-type="float" office:value="229.173764705882" calcext:value-type="float">
            <text:p>229.1737647059</text:p>
          </table:table-cell>
          <table:table-cell table:number-columns-repeated="3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24.505" calcext:value-type="float">
            <text:p>224.505</text:p>
          </table:table-cell>
          <table:table-cell table:formula="of:=AVERAGE([.B4172:.B4222])" office:value-type="float" office:value="229.410568627451" calcext:value-type="float">
            <text:p>229.4105686275</text:p>
          </table:table-cell>
          <table:table-cell table:number-columns-repeated="3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22" calcext:value-type="float">
            <text:p>222</text:p>
          </table:table-cell>
          <table:table-cell table:formula="of:=AVERAGE([.B4173:.B4223])" office:value-type="float" office:value="229.491333333333" calcext:value-type="float">
            <text:p>229.4913333333</text:p>
          </table:table-cell>
          <table:table-cell table:number-columns-repeated="3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23.883" calcext:value-type="float">
            <text:p>223.883</text:p>
          </table:table-cell>
          <table:table-cell table:formula="of:=AVERAGE([.B4174:.B4224])" office:value-type="float" office:value="229.644392156863" calcext:value-type="float">
            <text:p>229.6443921569</text:p>
          </table:table-cell>
          <table:table-cell table:number-columns-repeated="3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30.123" calcext:value-type="float">
            <text:p>230.123</text:p>
          </table:table-cell>
          <table:table-cell table:formula="of:=AVERAGE([.B4175:.B4225])" office:value-type="float" office:value="229.787470588235" calcext:value-type="float">
            <text:p>229.7874705882</text:p>
          </table:table-cell>
          <table:table-cell table:number-columns-repeated="3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23.92" calcext:value-type="float">
            <text:p>223.92</text:p>
          </table:table-cell>
          <table:table-cell table:formula="of:=AVERAGE([.B4176:.B4226])" office:value-type="float" office:value="229.781254901961" calcext:value-type="float">
            <text:p>229.781254902</text:p>
          </table:table-cell>
          <table:table-cell table:number-columns-repeated="3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20.313" calcext:value-type="float">
            <text:p>220.313</text:p>
          </table:table-cell>
          <table:table-cell table:formula="of:=AVERAGE([.B4177:.B4227])" office:value-type="float" office:value="230.012980392157" calcext:value-type="float">
            <text:p>230.0129803922</text:p>
          </table:table-cell>
          <table:table-cell table:number-columns-repeated="3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25.32" calcext:value-type="float">
            <text:p>225.32</text:p>
          </table:table-cell>
          <table:table-cell table:formula="of:=AVERAGE([.B4178:.B4228])" office:value-type="float" office:value="230.42031372549" calcext:value-type="float">
            <text:p>230.4203137255</text:p>
          </table:table-cell>
          <table:table-cell table:number-columns-repeated="3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25.549" calcext:value-type="float">
            <text:p>225.549</text:p>
          </table:table-cell>
          <table:table-cell table:formula="of:=AVERAGE([.B4179:.B4229])" office:value-type="float" office:value="230.642215686274" calcext:value-type="float">
            <text:p>230.6422156863</text:p>
          </table:table-cell>
          <table:table-cell table:number-columns-repeated="3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20.204" calcext:value-type="float">
            <text:p>220.204</text:p>
          </table:table-cell>
          <table:table-cell table:formula="of:=AVERAGE([.B4180:.B4230])" office:value-type="float" office:value="230.781117647059" calcext:value-type="float">
            <text:p>230.7811176471</text:p>
          </table:table-cell>
          <table:table-cell table:number-columns-repeated="3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19.082" calcext:value-type="float">
            <text:p>219.082</text:p>
          </table:table-cell>
          <table:table-cell table:formula="of:=AVERAGE([.B4181:.B4231])" office:value-type="float" office:value="230.94237254902" calcext:value-type="float">
            <text:p>230.942372549</text:p>
          </table:table-cell>
          <table:table-cell table:number-columns-repeated="3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26.68" calcext:value-type="float">
            <text:p>226.68</text:p>
          </table:table-cell>
          <table:table-cell table:formula="of:=AVERAGE([.B4182:.B4232])" office:value-type="float" office:value="231.106901960784" calcext:value-type="float">
            <text:p>231.1069019608</text:p>
          </table:table-cell>
          <table:table-cell table:number-columns-repeated="3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21.19" calcext:value-type="float">
            <text:p>221.19</text:p>
          </table:table-cell>
          <table:table-cell table:formula="of:=AVERAGE([.B4183:.B4233])" office:value-type="float" office:value="231.174803921569" calcext:value-type="float">
            <text:p>231.1748039216</text:p>
          </table:table-cell>
          <table:table-cell table:number-columns-repeated="3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20.879" calcext:value-type="float">
            <text:p>220.879</text:p>
          </table:table-cell>
          <table:table-cell table:formula="of:=AVERAGE([.B4184:.B4234])" office:value-type="float" office:value="231.310588235294" calcext:value-type="float">
            <text:p>231.3105882353</text:p>
          </table:table-cell>
          <table:table-cell table:number-columns-repeated="3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26.565" calcext:value-type="float">
            <text:p>226.565</text:p>
          </table:table-cell>
          <table:table-cell table:formula="of:=AVERAGE([.B4185:.B4235])" office:value-type="float" office:value="231.503941176471" calcext:value-type="float">
            <text:p>231.5039411765</text:p>
          </table:table-cell>
          <table:table-cell table:number-columns-repeated="3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27.979" calcext:value-type="float">
            <text:p>227.979</text:p>
          </table:table-cell>
          <table:table-cell table:formula="of:=AVERAGE([.B4186:.B4236])" office:value-type="float" office:value="231.652960784314" calcext:value-type="float">
            <text:p>231.6529607843</text:p>
          </table:table-cell>
          <table:table-cell table:number-columns-repeated="3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29.826" calcext:value-type="float">
            <text:p>229.826</text:p>
          </table:table-cell>
          <table:table-cell table:formula="of:=AVERAGE([.B4187:.B4237])" office:value-type="float" office:value="231.923274509804" calcext:value-type="float">
            <text:p>231.9232745098</text:p>
          </table:table-cell>
          <table:table-cell table:number-columns-repeated="3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28.722" calcext:value-type="float">
            <text:p>228.722</text:p>
          </table:table-cell>
          <table:table-cell table:formula="of:=AVERAGE([.B4188:.B4238])" office:value-type="float" office:value="232.106352941176" calcext:value-type="float">
            <text:p>232.1063529412</text:p>
          </table:table-cell>
          <table:table-cell table:number-columns-repeated="3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31.904" calcext:value-type="float">
            <text:p>231.904</text:p>
          </table:table-cell>
          <table:table-cell table:formula="of:=AVERAGE([.B4189:.B4239])" office:value-type="float" office:value="232.239019607843" calcext:value-type="float">
            <text:p>232.2390196078</text:p>
          </table:table-cell>
          <table:table-cell table:number-columns-repeated="3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32.227" calcext:value-type="float">
            <text:p>232.227</text:p>
          </table:table-cell>
          <table:table-cell table:formula="of:=AVERAGE([.B4190:.B4240])" office:value-type="float" office:value="232.428941176471" calcext:value-type="float">
            <text:p>232.4289411765</text:p>
          </table:table-cell>
          <table:table-cell table:number-columns-repeated="3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39.249" calcext:value-type="float">
            <text:p>239.249</text:p>
          </table:table-cell>
          <table:table-cell table:formula="of:=AVERAGE([.B4191:.B4241])" office:value-type="float" office:value="232.611235294118" calcext:value-type="float">
            <text:p>232.6112352941</text:p>
          </table:table-cell>
          <table:table-cell table:number-columns-repeated="3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34.412" calcext:value-type="float">
            <text:p>234.412</text:p>
          </table:table-cell>
          <table:table-cell table:formula="of:=AVERAGE([.B4192:.B4242])" office:value-type="float" office:value="232.661" calcext:value-type="float">
            <text:p>232.661</text:p>
          </table:table-cell>
          <table:table-cell table:number-columns-repeated="3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29.628" calcext:value-type="float">
            <text:p>229.628</text:p>
          </table:table-cell>
          <table:table-cell table:formula="of:=AVERAGE([.B4193:.B4243])" office:value-type="float" office:value="232.782509803922" calcext:value-type="float">
            <text:p>232.7825098039</text:p>
          </table:table-cell>
          <table:table-cell table:number-columns-repeated="3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26.142" calcext:value-type="float">
            <text:p>226.142</text:p>
          </table:table-cell>
          <table:table-cell table:formula="of:=AVERAGE([.B4194:.B4244])" office:value-type="float" office:value="232.972" calcext:value-type="float">
            <text:p>232.972</text:p>
          </table:table-cell>
          <table:table-cell table:number-columns-repeated="3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24.751" calcext:value-type="float">
            <text:p>224.751</text:p>
          </table:table-cell>
          <table:table-cell table:formula="of:=AVERAGE([.B4195:.B4245])" office:value-type="float" office:value="233.263333333333" calcext:value-type="float">
            <text:p>233.2633333333</text:p>
          </table:table-cell>
          <table:table-cell table:number-columns-repeated="3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29.351" calcext:value-type="float">
            <text:p>229.351</text:p>
          </table:table-cell>
          <table:table-cell table:formula="of:=AVERAGE([.B4196:.B4246])" office:value-type="float" office:value="233.628960784314" calcext:value-type="float">
            <text:p>233.6289607843</text:p>
          </table:table-cell>
          <table:table-cell table:number-columns-repeated="3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30.362" calcext:value-type="float">
            <text:p>230.362</text:p>
          </table:table-cell>
          <table:table-cell table:formula="of:=AVERAGE([.B4197:.B4247])" office:value-type="float" office:value="233.875803921569" calcext:value-type="float">
            <text:p>233.8758039216</text:p>
          </table:table-cell>
          <table:table-cell table:number-columns-repeated="3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35.467" calcext:value-type="float">
            <text:p>235.467</text:p>
          </table:table-cell>
          <table:table-cell table:formula="of:=AVERAGE([.B4198:.B4248])" office:value-type="float" office:value="234.155921568627" calcext:value-type="float">
            <text:p>234.1559215686</text:p>
          </table:table-cell>
          <table:table-cell table:number-columns-repeated="3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34" calcext:value-type="float">
            <text:p>234</text:p>
          </table:table-cell>
          <table:table-cell table:formula="of:=AVERAGE([.B4199:.B4249])" office:value-type="float" office:value="234.350509803922" calcext:value-type="float">
            <text:p>234.3505098039</text:p>
          </table:table-cell>
          <table:table-cell table:number-columns-repeated="3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34.062" calcext:value-type="float">
            <text:p>234.062</text:p>
          </table:table-cell>
          <table:table-cell table:formula="of:=AVERAGE([.B4200:.B4250])" office:value-type="float" office:value="234.474137254902" calcext:value-type="float">
            <text:p>234.4741372549</text:p>
          </table:table-cell>
          <table:table-cell table:number-columns-repeated="3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32.633" calcext:value-type="float">
            <text:p>232.633</text:p>
          </table:table-cell>
          <table:table-cell table:formula="of:=AVERAGE([.B4201:.B4251])" office:value-type="float" office:value="234.616156862745" calcext:value-type="float">
            <text:p>234.6161568627</text:p>
          </table:table-cell>
          <table:table-cell table:number-columns-repeated="3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30.94" calcext:value-type="float">
            <text:p>230.94</text:p>
          </table:table-cell>
          <table:table-cell table:formula="of:=AVERAGE([.B4202:.B4252])" office:value-type="float" office:value="234.782352941176" calcext:value-type="float">
            <text:p>234.7823529412</text:p>
          </table:table-cell>
          <table:table-cell table:number-columns-repeated="3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32.47" calcext:value-type="float">
            <text:p>232.47</text:p>
          </table:table-cell>
          <table:table-cell table:formula="of:=AVERAGE([.B4203:.B4253])" office:value-type="float" office:value="234.966411764706" calcext:value-type="float">
            <text:p>234.9664117647</text:p>
          </table:table-cell>
          <table:table-cell table:number-columns-repeated="3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29.647" calcext:value-type="float">
            <text:p>229.647</text:p>
          </table:table-cell>
          <table:table-cell table:formula="of:=AVERAGE([.B4204:.B4254])" office:value-type="float" office:value="235.091352941176" calcext:value-type="float">
            <text:p>235.0913529412</text:p>
          </table:table-cell>
          <table:table-cell table:number-columns-repeated="3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34.226" calcext:value-type="float">
            <text:p>234.226</text:p>
          </table:table-cell>
          <table:table-cell table:formula="of:=AVERAGE([.B4205:.B4255])" office:value-type="float" office:value="235.249509803922" calcext:value-type="float">
            <text:p>235.2495098039</text:p>
          </table:table-cell>
          <table:table-cell table:number-columns-repeated="3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35.717" calcext:value-type="float">
            <text:p>235.717</text:p>
          </table:table-cell>
          <table:table-cell table:formula="of:=AVERAGE([.B4206:.B4256])" office:value-type="float" office:value="235.463137254902" calcext:value-type="float">
            <text:p>235.4631372549</text:p>
          </table:table-cell>
          <table:table-cell table:number-columns-repeated="3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25.989" calcext:value-type="float">
            <text:p>225.989</text:p>
          </table:table-cell>
          <table:table-cell table:formula="of:=AVERAGE([.B4207:.B4257])" office:value-type="float" office:value="235.526921568627" calcext:value-type="float">
            <text:p>235.5269215686</text:p>
          </table:table-cell>
          <table:table-cell table:number-columns-repeated="3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29.667" calcext:value-type="float">
            <text:p>229.667</text:p>
          </table:table-cell>
          <table:table-cell table:formula="of:=AVERAGE([.B4208:.B4258])" office:value-type="float" office:value="235.90337254902" calcext:value-type="float">
            <text:p>235.903372549</text:p>
          </table:table-cell>
          <table:table-cell table:number-columns-repeated="3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26.142" calcext:value-type="float">
            <text:p>226.142</text:p>
          </table:table-cell>
          <table:table-cell table:formula="of:=AVERAGE([.B4209:.B4259])" office:value-type="float" office:value="236.146607843137" calcext:value-type="float">
            <text:p>236.1466078431</text:p>
          </table:table-cell>
          <table:table-cell table:number-columns-repeated="3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26.449" calcext:value-type="float">
            <text:p>226.449</text:p>
          </table:table-cell>
          <table:table-cell table:formula="of:=AVERAGE([.B4210:.B4260])" office:value-type="float" office:value="236.455098039216" calcext:value-type="float">
            <text:p>236.4550980392</text:p>
          </table:table-cell>
          <table:table-cell table:number-columns-repeated="3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32.045" calcext:value-type="float">
            <text:p>232.045</text:p>
          </table:table-cell>
          <table:table-cell table:formula="of:=AVERAGE([.B4211:.B4261])" office:value-type="float" office:value="236.817235294118" calcext:value-type="float">
            <text:p>236.8172352941</text:p>
          </table:table-cell>
          <table:table-cell table:number-columns-repeated="3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34.597" calcext:value-type="float">
            <text:p>234.597</text:p>
          </table:table-cell>
          <table:table-cell table:formula="of:=AVERAGE([.B4212:.B4262])" office:value-type="float" office:value="236.92962745098" calcext:value-type="float">
            <text:p>236.929627451</text:p>
          </table:table-cell>
          <table:table-cell table:number-columns-repeated="3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33.713" calcext:value-type="float">
            <text:p>233.713</text:p>
          </table:table-cell>
          <table:table-cell table:formula="of:=AVERAGE([.B4213:.B4263])" office:value-type="float" office:value="237.087431372549" calcext:value-type="float">
            <text:p>237.0874313725</text:p>
          </table:table-cell>
          <table:table-cell table:number-columns-repeated="3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35.905" calcext:value-type="float">
            <text:p>235.905</text:p>
          </table:table-cell>
          <table:table-cell table:formula="of:=AVERAGE([.B4214:.B4264])" office:value-type="float" office:value="237.262568627451" calcext:value-type="float">
            <text:p>237.2625686275</text:p>
          </table:table-cell>
          <table:table-cell table:number-columns-repeated="3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33.59" calcext:value-type="float">
            <text:p>233.59</text:p>
          </table:table-cell>
          <table:table-cell table:formula="of:=AVERAGE([.B4215:.B4265])" office:value-type="float" office:value="237.426980392157" calcext:value-type="float">
            <text:p>237.4269803922</text:p>
          </table:table-cell>
          <table:table-cell table:number-columns-repeated="3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29.529" calcext:value-type="float">
            <text:p>229.529</text:p>
          </table:table-cell>
          <table:table-cell table:formula="of:=AVERAGE([.B4216:.B4266])" office:value-type="float" office:value="237.58468627451" calcext:value-type="float">
            <text:p>237.5846862745</text:p>
          </table:table-cell>
          <table:table-cell table:number-columns-repeated="3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31.803" calcext:value-type="float">
            <text:p>231.803</text:p>
          </table:table-cell>
          <table:table-cell table:formula="of:=AVERAGE([.B4217:.B4267])" office:value-type="float" office:value="237.886862745098" calcext:value-type="float">
            <text:p>237.8868627451</text:p>
          </table:table-cell>
          <table:table-cell table:number-columns-repeated="3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30.222" calcext:value-type="float">
            <text:p>230.222</text:p>
          </table:table-cell>
          <table:table-cell table:formula="of:=AVERAGE([.B4218:.B4268])" office:value-type="float" office:value="238.078333333333" calcext:value-type="float">
            <text:p>238.0783333333</text:p>
          </table:table-cell>
          <table:table-cell table:number-columns-repeated="3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28.663" calcext:value-type="float">
            <text:p>228.663</text:p>
          </table:table-cell>
          <table:table-cell table:formula="of:=AVERAGE([.B4219:.B4269])" office:value-type="float" office:value="238.406058823529" calcext:value-type="float">
            <text:p>238.4060588235</text:p>
          </table:table-cell>
          <table:table-cell table:number-columns-repeated="3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34.556" calcext:value-type="float">
            <text:p>234.556</text:p>
          </table:table-cell>
          <table:table-cell table:formula="of:=AVERAGE([.B4220:.B4270])" office:value-type="float" office:value="238.755862745098" calcext:value-type="float">
            <text:p>238.7558627451</text:p>
          </table:table-cell>
          <table:table-cell table:number-columns-repeated="3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37.819" calcext:value-type="float">
            <text:p>237.819</text:p>
          </table:table-cell>
          <table:table-cell table:formula="of:=AVERAGE([.B4221:.B4271])" office:value-type="float" office:value="238.819431372549" calcext:value-type="float">
            <text:p>238.8194313725</text:p>
          </table:table-cell>
          <table:table-cell table:number-columns-repeated="3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35.322" calcext:value-type="float">
            <text:p>235.322</text:p>
          </table:table-cell>
          <table:table-cell table:formula="of:=AVERAGE([.B4222:.B4272])" office:value-type="float" office:value="239.023" calcext:value-type="float">
            <text:p>239.023</text:p>
          </table:table-cell>
          <table:table-cell table:number-columns-repeated="3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28.624" calcext:value-type="float">
            <text:p>228.624</text:p>
          </table:table-cell>
          <table:table-cell table:formula="of:=AVERAGE([.B4223:.B4273])" office:value-type="float" office:value="239.309725490196" calcext:value-type="float">
            <text:p>239.3097254902</text:p>
          </table:table-cell>
          <table:table-cell table:number-columns-repeated="3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29.806" calcext:value-type="float">
            <text:p>229.806</text:p>
          </table:table-cell>
          <table:table-cell table:formula="of:=AVERAGE([.B4224:.B4274])" office:value-type="float" office:value="239.601588235294" calcext:value-type="float">
            <text:p>239.6015882353</text:p>
          </table:table-cell>
          <table:table-cell table:number-columns-repeated="3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31.18" calcext:value-type="float">
            <text:p>231.18</text:p>
          </table:table-cell>
          <table:table-cell table:formula="of:=AVERAGE([.B4225:.B4275])" office:value-type="float" office:value="239.937470588235" calcext:value-type="float">
            <text:p>239.9374705882</text:p>
          </table:table-cell>
          <table:table-cell table:number-columns-repeated="3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29.806" calcext:value-type="float">
            <text:p>229.806</text:p>
          </table:table-cell>
          <table:table-cell table:formula="of:=AVERAGE([.B4226:.B4276])" office:value-type="float" office:value="240.147588235294" calcext:value-type="float">
            <text:p>240.1475882353</text:p>
          </table:table-cell>
          <table:table-cell table:number-columns-repeated="3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35.738" calcext:value-type="float">
            <text:p>235.738</text:p>
          </table:table-cell>
          <table:table-cell table:formula="of:=AVERAGE([.B4227:.B4277])" office:value-type="float" office:value="240.449196078431" calcext:value-type="float">
            <text:p>240.4491960784</text:p>
          </table:table-cell>
          <table:table-cell table:number-columns-repeated="3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41.087" calcext:value-type="float">
            <text:p>241.087</text:p>
          </table:table-cell>
          <table:table-cell table:formula="of:=AVERAGE([.B4228:.B4278])" office:value-type="float" office:value="240.504607843137" calcext:value-type="float">
            <text:p>240.5046078431</text:p>
          </table:table-cell>
          <table:table-cell table:number-columns-repeated="3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36.637" calcext:value-type="float">
            <text:p>236.637</text:p>
          </table:table-cell>
          <table:table-cell table:formula="of:=AVERAGE([.B4229:.B4279])" office:value-type="float" office:value="240.663196078431" calcext:value-type="float">
            <text:p>240.6631960784</text:p>
          </table:table-cell>
          <table:table-cell table:number-columns-repeated="3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32.633" calcext:value-type="float">
            <text:p>232.633</text:p>
          </table:table-cell>
          <table:table-cell table:formula="of:=AVERAGE([.B4230:.B4280])" office:value-type="float" office:value="240.862450980392" calcext:value-type="float">
            <text:p>240.8624509804</text:p>
          </table:table-cell>
          <table:table-cell table:number-columns-repeated="3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28.428" calcext:value-type="float">
            <text:p>228.428</text:p>
          </table:table-cell>
          <table:table-cell table:formula="of:=AVERAGE([.B4231:.B4281])" office:value-type="float" office:value="241.181333333333" calcext:value-type="float">
            <text:p>241.1813333333</text:p>
          </table:table-cell>
          <table:table-cell table:number-columns-repeated="3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27.473" calcext:value-type="float">
            <text:p>227.473</text:p>
          </table:table-cell>
          <table:table-cell table:formula="of:=AVERAGE([.B4232:.B4282])" office:value-type="float" office:value="241.375470588235" calcext:value-type="float">
            <text:p>241.3754705882</text:p>
          </table:table-cell>
          <table:table-cell table:number-columns-repeated="3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30.143" calcext:value-type="float">
            <text:p>230.143</text:p>
          </table:table-cell>
          <table:table-cell table:formula="of:=AVERAGE([.B4233:.B4283])" office:value-type="float" office:value="241.761588235294" calcext:value-type="float">
            <text:p>241.7615882353</text:p>
          </table:table-cell>
          <table:table-cell table:number-columns-repeated="3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28.115" calcext:value-type="float">
            <text:p>228.115</text:p>
          </table:table-cell>
          <table:table-cell table:formula="of:=AVERAGE([.B4234:.B4284])" office:value-type="float" office:value="242.061019607843" calcext:value-type="float">
            <text:p>242.0610196078</text:p>
          </table:table-cell>
          <table:table-cell table:number-columns-repeated="3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30.74" calcext:value-type="float">
            <text:p>230.74</text:p>
          </table:table-cell>
          <table:table-cell table:formula="of:=AVERAGE([.B4235:.B4285])" office:value-type="float" office:value="242.305568627451" calcext:value-type="float">
            <text:p>242.3055686275</text:p>
          </table:table-cell>
          <table:table-cell table:number-columns-repeated="3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34.165" calcext:value-type="float">
            <text:p>234.165</text:p>
          </table:table-cell>
          <table:table-cell table:formula="of:=AVERAGE([.B4236:.B4286])" office:value-type="float" office:value="242.623588235294" calcext:value-type="float">
            <text:p>242.6235882353</text:p>
          </table:table-cell>
          <table:table-cell table:number-columns-repeated="3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41.765" calcext:value-type="float">
            <text:p>241.765</text:p>
          </table:table-cell>
          <table:table-cell table:formula="of:=AVERAGE([.B4237:.B4287])" office:value-type="float" office:value="242.829588235294" calcext:value-type="float">
            <text:p>242.8295882353</text:p>
          </table:table-cell>
          <table:table-cell table:number-columns-repeated="3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39.163" calcext:value-type="float">
            <text:p>239.163</text:p>
          </table:table-cell>
          <table:table-cell table:formula="of:=AVERAGE([.B4238:.B4288])" office:value-type="float" office:value="242.953960784314" calcext:value-type="float">
            <text:p>242.9539607843</text:p>
          </table:table-cell>
          <table:table-cell table:number-columns-repeated="3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35.488" calcext:value-type="float">
            <text:p>235.488</text:p>
          </table:table-cell>
          <table:table-cell table:formula="of:=AVERAGE([.B4239:.B4289])" office:value-type="float" office:value="243.196352941177" calcext:value-type="float">
            <text:p>243.1963529412</text:p>
          </table:table-cell>
          <table:table-cell table:number-columns-repeated="3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41.59" calcext:value-type="float">
            <text:p>241.59</text:p>
          </table:table-cell>
          <table:table-cell table:formula="of:=AVERAGE([.B4240:.B4290])" office:value-type="float" office:value="243.484882352941" calcext:value-type="float">
            <text:p>243.4848823529</text:p>
          </table:table-cell>
          <table:table-cell table:number-columns-repeated="3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41.524" calcext:value-type="float">
            <text:p>241.524</text:p>
          </table:table-cell>
          <table:table-cell table:formula="of:=AVERAGE([.B4241:.B4291])" office:value-type="float" office:value="243.595098039216" calcext:value-type="float">
            <text:p>243.5950980392</text:p>
          </table:table-cell>
          <table:table-cell table:number-columns-repeated="3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41.787" calcext:value-type="float">
            <text:p>241.787</text:p>
          </table:table-cell>
          <table:table-cell table:formula="of:=AVERAGE([.B4242:.B4292])" office:value-type="float" office:value="243.672254901961" calcext:value-type="float">
            <text:p>243.672254902</text:p>
          </table:table-cell>
          <table:table-cell table:number-columns-repeated="3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40.609" calcext:value-type="float">
            <text:p>240.609</text:p>
          </table:table-cell>
          <table:table-cell table:formula="of:=AVERAGE([.B4243:.B4293])" office:value-type="float" office:value="243.776823529412" calcext:value-type="float">
            <text:p>243.7768235294</text:p>
          </table:table-cell>
          <table:table-cell table:number-columns-repeated="3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39.292" calcext:value-type="float">
            <text:p>239.292</text:p>
          </table:table-cell>
          <table:table-cell table:formula="of:=AVERAGE([.B4244:.B4294])" office:value-type="float" office:value="243.840666666667" calcext:value-type="float">
            <text:p>243.8406666667</text:p>
          </table:table-cell>
          <table:table-cell table:number-columns-repeated="3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41" calcext:value-type="float">
            <text:p>241</text:p>
          </table:table-cell>
          <table:table-cell table:formula="of:=AVERAGE([.B4245:.B4295])" office:value-type="float" office:value="244.04862745098" calcext:value-type="float">
            <text:p>244.048627451</text:p>
          </table:table-cell>
          <table:table-cell table:number-columns-repeated="3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43.398" calcext:value-type="float">
            <text:p>243.398</text:p>
          </table:table-cell>
          <table:table-cell table:formula="of:=AVERAGE([.B4246:.B4296])" office:value-type="float" office:value="244.192529411765" calcext:value-type="float">
            <text:p>244.1925294118</text:p>
          </table:table-cell>
          <table:table-cell table:number-columns-repeated="3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41.94" calcext:value-type="float">
            <text:p>241.94</text:p>
          </table:table-cell>
          <table:table-cell table:formula="of:=AVERAGE([.B4247:.B4297])" office:value-type="float" office:value="244.356078431373" calcext:value-type="float">
            <text:p>244.3560784314</text:p>
          </table:table-cell>
          <table:table-cell table:number-columns-repeated="3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44.648" calcext:value-type="float">
            <text:p>244.648</text:p>
          </table:table-cell>
          <table:table-cell table:formula="of:=AVERAGE([.B4248:.B4298])" office:value-type="float" office:value="244.348352941176" calcext:value-type="float">
            <text:p>244.3483529412</text:p>
          </table:table-cell>
          <table:table-cell table:number-columns-repeated="3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45.391" calcext:value-type="float">
            <text:p>245.391</text:p>
          </table:table-cell>
          <table:table-cell table:formula="of:=AVERAGE([.B4249:.B4299])" office:value-type="float" office:value="244.435274509804" calcext:value-type="float">
            <text:p>244.4352745098</text:p>
          </table:table-cell>
          <table:table-cell table:number-columns-repeated="3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40.305" calcext:value-type="float">
            <text:p>240.305</text:p>
          </table:table-cell>
          <table:table-cell table:formula="of:=AVERAGE([.B4250:.B4300])" office:value-type="float" office:value="244.488098039216" calcext:value-type="float">
            <text:p>244.4880980392</text:p>
          </table:table-cell>
          <table:table-cell table:number-columns-repeated="3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41.305" calcext:value-type="float">
            <text:p>241.305</text:p>
          </table:table-cell>
          <table:table-cell table:formula="of:=AVERAGE([.B4251:.B4301])" office:value-type="float" office:value="244.601588235294" calcext:value-type="float">
            <text:p>244.6015882353</text:p>
          </table:table-cell>
          <table:table-cell table:number-columns-repeated="3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41.109" calcext:value-type="float">
            <text:p>241.109</text:p>
          </table:table-cell>
          <table:table-cell table:formula="of:=AVERAGE([.B4252:.B4302])" office:value-type="float" office:value="244.789921568627" calcext:value-type="float">
            <text:p>244.7899215686</text:p>
          </table:table-cell>
          <table:table-cell table:number-columns-repeated="3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40.327" calcext:value-type="float">
            <text:p>240.327</text:p>
          </table:table-cell>
          <table:table-cell table:formula="of:=AVERAGE([.B4253:.B4303])" office:value-type="float" office:value="244.978392156863" calcext:value-type="float">
            <text:p>244.9783921569</text:p>
          </table:table-cell>
          <table:table-cell table:number-columns-repeated="3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38.842" calcext:value-type="float">
            <text:p>238.842</text:p>
          </table:table-cell>
          <table:table-cell table:formula="of:=AVERAGE([.B4254:.B4304])" office:value-type="float" office:value="245.218980392157" calcext:value-type="float">
            <text:p>245.2189803922</text:p>
          </table:table-cell>
          <table:table-cell table:number-columns-repeated="3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37.713" calcext:value-type="float">
            <text:p>237.713</text:p>
          </table:table-cell>
          <table:table-cell table:formula="of:=AVERAGE([.B4255:.B4305])" office:value-type="float" office:value="245.530803921569" calcext:value-type="float">
            <text:p>245.5308039216</text:p>
          </table:table-cell>
          <table:table-cell table:number-columns-repeated="3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45.121" calcext:value-type="float">
            <text:p>245.121</text:p>
          </table:table-cell>
          <table:table-cell table:formula="of:=AVERAGE([.B4256:.B4306])" office:value-type="float" office:value="245.666352941176" calcext:value-type="float">
            <text:p>245.6663529412</text:p>
          </table:table-cell>
          <table:table-cell table:number-columns-repeated="3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38.97" calcext:value-type="float">
            <text:p>238.97</text:p>
          </table:table-cell>
          <table:table-cell table:formula="of:=AVERAGE([.B4257:.B4307])" office:value-type="float" office:value="245.666784313725" calcext:value-type="float">
            <text:p>245.6667843137</text:p>
          </table:table-cell>
          <table:table-cell table:number-columns-repeated="3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45.188" calcext:value-type="float">
            <text:p>245.188</text:p>
          </table:table-cell>
          <table:table-cell table:formula="of:=AVERAGE([.B4258:.B4308])" office:value-type="float" office:value="245.760156862745" calcext:value-type="float">
            <text:p>245.7601568627</text:p>
          </table:table-cell>
          <table:table-cell table:number-columns-repeated="3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42.072" calcext:value-type="float">
            <text:p>242.072</text:p>
          </table:table-cell>
          <table:table-cell table:formula="of:=AVERAGE([.B4259:.B4309])" office:value-type="float" office:value="245.719392156863" calcext:value-type="float">
            <text:p>245.7193921569</text:p>
          </table:table-cell>
          <table:table-cell table:number-columns-repeated="3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41.875" calcext:value-type="float">
            <text:p>241.875</text:p>
          </table:table-cell>
          <table:table-cell table:formula="of:=AVERAGE([.B4260:.B4310])" office:value-type="float" office:value="245.77562745098" calcext:value-type="float">
            <text:p>245.775627451</text:p>
          </table:table-cell>
          <table:table-cell table:number-columns-repeated="3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44.918" calcext:value-type="float">
            <text:p>244.918</text:p>
          </table:table-cell>
          <table:table-cell table:formula="of:=AVERAGE([.B4261:.B4311])" office:value-type="float" office:value="245.92837254902" calcext:value-type="float">
            <text:p>245.928372549</text:p>
          </table:table-cell>
          <table:table-cell table:number-columns-repeated="3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37.777" calcext:value-type="float">
            <text:p>237.777</text:p>
          </table:table-cell>
          <table:table-cell table:formula="of:=AVERAGE([.B4262:.B4312])" office:value-type="float" office:value="246.05931372549" calcext:value-type="float">
            <text:p>246.0593137255</text:p>
          </table:table-cell>
          <table:table-cell table:number-columns-repeated="3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42.645" calcext:value-type="float">
            <text:p>242.645</text:p>
          </table:table-cell>
          <table:table-cell table:formula="of:=AVERAGE([.B4263:.B4313])" office:value-type="float" office:value="246.283254901961" calcext:value-type="float">
            <text:p>246.283254902</text:p>
          </table:table-cell>
          <table:table-cell table:number-columns-repeated="3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42.645" calcext:value-type="float">
            <text:p>242.645</text:p>
          </table:table-cell>
          <table:table-cell table:formula="of:=AVERAGE([.B4264:.B4314])" office:value-type="float" office:value="246.375039215686" calcext:value-type="float">
            <text:p>246.3750392157</text:p>
          </table:table-cell>
          <table:table-cell table:number-columns-repeated="3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44.29" calcext:value-type="float">
            <text:p>244.29</text:p>
          </table:table-cell>
          <table:table-cell table:formula="of:=AVERAGE([.B4265:.B4315])" office:value-type="float" office:value="246.46862745098" calcext:value-type="float">
            <text:p>246.468627451</text:p>
          </table:table-cell>
          <table:table-cell table:number-columns-repeated="3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41.633" calcext:value-type="float">
            <text:p>241.633</text:p>
          </table:table-cell>
          <table:table-cell table:formula="of:=AVERAGE([.B4266:.B4316])" office:value-type="float" office:value="246.525" calcext:value-type="float">
            <text:p>246.525</text:p>
          </table:table-cell>
          <table:table-cell table:number-columns-repeated="3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44.94" calcext:value-type="float">
            <text:p>244.94</text:p>
          </table:table-cell>
          <table:table-cell table:formula="of:=AVERAGE([.B4267:.B4317])" office:value-type="float" office:value="246.649254901961" calcext:value-type="float">
            <text:p>246.649254902</text:p>
          </table:table-cell>
          <table:table-cell table:number-columns-repeated="3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41.568" calcext:value-type="float">
            <text:p>241.568</text:p>
          </table:table-cell>
          <table:table-cell table:formula="of:=AVERAGE([.B4268:.B4318])" office:value-type="float" office:value="246.896980392157" calcext:value-type="float">
            <text:p>246.8969803922</text:p>
          </table:table-cell>
          <table:table-cell table:number-columns-repeated="3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46.936" calcext:value-type="float">
            <text:p>246.936</text:p>
          </table:table-cell>
          <table:table-cell table:formula="of:=AVERAGE([.B4269:.B4319])" office:value-type="float" office:value="247.149156862745" calcext:value-type="float">
            <text:p>247.1491568627</text:p>
          </table:table-cell>
          <table:table-cell table:number-columns-repeated="3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46.503" calcext:value-type="float">
            <text:p>246.503</text:p>
          </table:table-cell>
          <table:table-cell table:formula="of:=AVERAGE([.B4270:.B4320])" office:value-type="float" office:value="247.12862745098" calcext:value-type="float">
            <text:p>247.128627451</text:p>
          </table:table-cell>
          <table:table-cell table:number-columns-repeated="3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37.798" calcext:value-type="float">
            <text:p>237.798</text:p>
          </table:table-cell>
          <table:table-cell table:formula="of:=AVERAGE([.B4271:.B4321])" office:value-type="float" office:value="247.212254901961" calcext:value-type="float">
            <text:p>247.212254902</text:p>
          </table:table-cell>
          <table:table-cell table:number-columns-repeated="3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48.201" calcext:value-type="float">
            <text:p>248.201</text:p>
          </table:table-cell>
          <table:table-cell table:formula="of:=AVERAGE([.B4272:.B4322])" office:value-type="float" office:value="247.241117647059" calcext:value-type="float">
            <text:p>247.2411176471</text:p>
          </table:table-cell>
          <table:table-cell table:number-columns-repeated="3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49.945" calcext:value-type="float">
            <text:p>249.945</text:p>
          </table:table-cell>
          <table:table-cell table:formula="of:=AVERAGE([.B4273:.B4323])" office:value-type="float" office:value="247.181607843137" calcext:value-type="float">
            <text:p>247.1816078431</text:p>
          </table:table-cell>
          <table:table-cell table:number-columns-repeated="3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43.509" calcext:value-type="float">
            <text:p>243.509</text:p>
          </table:table-cell>
          <table:table-cell table:formula="of:=AVERAGE([.B4274:.B4324])" office:value-type="float" office:value="247.144235294118" calcext:value-type="float">
            <text:p>247.1442352941</text:p>
          </table:table-cell>
          <table:table-cell table:number-columns-repeated="3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46.936" calcext:value-type="float">
            <text:p>246.936</text:p>
          </table:table-cell>
          <table:table-cell table:formula="of:=AVERAGE([.B4275:.B4325])" office:value-type="float" office:value="247.31868627451" calcext:value-type="float">
            <text:p>247.3186862745</text:p>
          </table:table-cell>
          <table:table-cell table:number-columns-repeated="3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41.896" calcext:value-type="float">
            <text:p>241.896</text:p>
          </table:table-cell>
          <table:table-cell table:formula="of:=AVERAGE([.B4276:.B4326])" office:value-type="float" office:value="247.494333333333" calcext:value-type="float">
            <text:p>247.4943333333</text:p>
          </table:table-cell>
          <table:table-cell table:number-columns-repeated="3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45.188" calcext:value-type="float">
            <text:p>245.188</text:p>
          </table:table-cell>
          <table:table-cell table:formula="of:=AVERAGE([.B4277:.B4327])" office:value-type="float" office:value="247.693862745098" calcext:value-type="float">
            <text:p>247.6938627451</text:p>
          </table:table-cell>
          <table:table-cell table:number-columns-repeated="3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38.564" calcext:value-type="float">
            <text:p>238.564</text:p>
          </table:table-cell>
          <table:table-cell table:formula="of:=AVERAGE([.B4278:.B4328])" office:value-type="float" office:value="247.76837254902" calcext:value-type="float">
            <text:p>247.768372549</text:p>
          </table:table-cell>
          <table:table-cell table:number-columns-repeated="3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49.175" calcext:value-type="float">
            <text:p>249.175</text:p>
          </table:table-cell>
          <table:table-cell table:formula="of:=AVERAGE([.B4279:.B4329])" office:value-type="float" office:value="247.965941176471" calcext:value-type="float">
            <text:p>247.9659411765</text:p>
          </table:table-cell>
          <table:table-cell table:number-columns-repeated="3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46.799" calcext:value-type="float">
            <text:p>246.799</text:p>
          </table:table-cell>
          <table:table-cell table:formula="of:=AVERAGE([.B4280:.B4330])" office:value-type="float" office:value="247.876745098039" calcext:value-type="float">
            <text:p>247.876745098</text:p>
          </table:table-cell>
          <table:table-cell table:number-columns-repeated="3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48.896" calcext:value-type="float">
            <text:p>248.896</text:p>
          </table:table-cell>
          <table:table-cell table:formula="of:=AVERAGE([.B4281:.B4331])" office:value-type="float" office:value="247.871392156863" calcext:value-type="float">
            <text:p>247.8713921569</text:p>
          </table:table-cell>
          <table:table-cell table:number-columns-repeated="3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38.329" calcext:value-type="float">
            <text:p>238.329</text:p>
          </table:table-cell>
          <table:table-cell table:formula="of:=AVERAGE([.B4282:.B4332])" office:value-type="float" office:value="247.966588235294" calcext:value-type="float">
            <text:p>247.9665882353</text:p>
          </table:table-cell>
          <table:table-cell table:number-columns-repeated="3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47.165" calcext:value-type="float">
            <text:p>247.165</text:p>
          </table:table-cell>
          <table:table-cell table:formula="of:=AVERAGE([.B4283:.B4333])" office:value-type="float" office:value="248.183823529412" calcext:value-type="float">
            <text:p>248.1838235294</text:p>
          </table:table-cell>
          <table:table-cell table:number-columns-repeated="3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45.414" calcext:value-type="float">
            <text:p>245.414</text:p>
          </table:table-cell>
          <table:table-cell table:formula="of:=AVERAGE([.B4284:.B4334])" office:value-type="float" office:value="248.235588235294" calcext:value-type="float">
            <text:p>248.2355882353</text:p>
          </table:table-cell>
          <table:table-cell table:number-columns-repeated="3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40.587" calcext:value-type="float">
            <text:p>240.587</text:p>
          </table:table-cell>
          <table:table-cell table:formula="of:=AVERAGE([.B4285:.B4335])" office:value-type="float" office:value="248.258725490196" calcext:value-type="float">
            <text:p>248.2587254902</text:p>
          </table:table-cell>
          <table:table-cell table:number-columns-repeated="3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46.959" calcext:value-type="float">
            <text:p>246.959</text:p>
          </table:table-cell>
          <table:table-cell table:formula="of:=AVERAGE([.B4286:.B4336])" office:value-type="float" office:value="248.432137254902" calcext:value-type="float">
            <text:p>248.4321372549</text:p>
          </table:table-cell>
          <table:table-cell table:number-columns-repeated="3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44.671" calcext:value-type="float">
            <text:p>244.671</text:p>
          </table:table-cell>
          <table:table-cell table:formula="of:=AVERAGE([.B4287:.B4337])" office:value-type="float" office:value="248.481980392157" calcext:value-type="float">
            <text:p>248.4819803922</text:p>
          </table:table-cell>
          <table:table-cell table:number-columns-repeated="3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48.108" calcext:value-type="float">
            <text:p>248.108</text:p>
          </table:table-cell>
          <table:table-cell table:formula="of:=AVERAGE([.B4288:.B4338])" office:value-type="float" office:value="248.674725490196" calcext:value-type="float">
            <text:p>248.6747254902</text:p>
          </table:table-cell>
          <table:table-cell table:number-columns-repeated="3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51.525" calcext:value-type="float">
            <text:p>251.525</text:p>
          </table:table-cell>
          <table:table-cell table:formula="of:=AVERAGE([.B4289:.B4339])" office:value-type="float" office:value="248.907607843137" calcext:value-type="float">
            <text:p>248.9076078431</text:p>
          </table:table-cell>
          <table:table-cell table:number-columns-repeated="3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50.203" calcext:value-type="float">
            <text:p>250.203</text:p>
          </table:table-cell>
          <table:table-cell table:formula="of:=AVERAGE([.B4290:.B4340])" office:value-type="float" office:value="248.968352941176" calcext:value-type="float">
            <text:p>248.9683529412</text:p>
          </table:table-cell>
          <table:table-cell table:number-columns-repeated="3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47.211" calcext:value-type="float">
            <text:p>247.211</text:p>
          </table:table-cell>
          <table:table-cell table:formula="of:=AVERAGE([.B4291:.B4341])" office:value-type="float" office:value="249.075117647059" calcext:value-type="float">
            <text:p>249.0751176471</text:p>
          </table:table-cell>
          <table:table-cell table:number-columns-repeated="3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45.459" calcext:value-type="float">
            <text:p>245.459</text:p>
          </table:table-cell>
          <table:table-cell table:formula="of:=AVERAGE([.B4292:.B4342])" office:value-type="float" office:value="249.140235294118" calcext:value-type="float">
            <text:p>249.1402352941</text:p>
          </table:table-cell>
          <table:table-cell table:number-columns-repeated="3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47.12" calcext:value-type="float">
            <text:p>247.12</text:p>
          </table:table-cell>
          <table:table-cell table:formula="of:=AVERAGE([.B4293:.B4343])" office:value-type="float" office:value="249.388549019608" calcext:value-type="float">
            <text:p>249.3885490196</text:p>
          </table:table-cell>
          <table:table-cell table:number-columns-repeated="3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43.865" calcext:value-type="float">
            <text:p>243.865</text:p>
          </table:table-cell>
          <table:table-cell table:formula="of:=AVERAGE([.B4294:.B4344])" office:value-type="float" office:value="249.460078431373" calcext:value-type="float">
            <text:p>249.4600784314</text:p>
          </table:table-cell>
          <table:table-cell table:number-columns-repeated="3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49.898" calcext:value-type="float">
            <text:p>249.898</text:p>
          </table:table-cell>
          <table:table-cell table:formula="of:=AVERAGE([.B4295:.B4345])" office:value-type="float" office:value="249.657235294118" calcext:value-type="float">
            <text:p>249.6572352941</text:p>
          </table:table-cell>
          <table:table-cell table:number-columns-repeated="3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48.339" calcext:value-type="float">
            <text:p>248.339</text:p>
          </table:table-cell>
          <table:table-cell table:formula="of:=AVERAGE([.B4296:.B4346])" office:value-type="float" office:value="249.718607843137" calcext:value-type="float">
            <text:p>249.7186078431</text:p>
          </table:table-cell>
          <table:table-cell table:number-columns-repeated="3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51.739" calcext:value-type="float">
            <text:p>251.739</text:p>
          </table:table-cell>
          <table:table-cell table:formula="of:=AVERAGE([.B4297:.B4347])" office:value-type="float" office:value="249.911431372549" calcext:value-type="float">
            <text:p>249.9114313725</text:p>
          </table:table-cell>
          <table:table-cell table:number-columns-repeated="3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41.546" calcext:value-type="float">
            <text:p>241.546</text:p>
          </table:table-cell>
          <table:table-cell table:formula="of:=AVERAGE([.B4298:.B4348])" office:value-type="float" office:value="250.037098039216" calcext:value-type="float">
            <text:p>250.0370980392</text:p>
          </table:table-cell>
          <table:table-cell table:number-columns-repeated="3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49.081" calcext:value-type="float">
            <text:p>249.081</text:p>
          </table:table-cell>
          <table:table-cell table:formula="of:=AVERAGE([.B4299:.B4349])" office:value-type="float" office:value="250.392196078431" calcext:value-type="float">
            <text:p>250.3921960784</text:p>
          </table:table-cell>
          <table:table-cell table:number-columns-repeated="3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48.085" calcext:value-type="float">
            <text:p>248.085</text:p>
          </table:table-cell>
          <table:table-cell table:formula="of:=AVERAGE([.B4300:.B4350])" office:value-type="float" office:value="250.58768627451" calcext:value-type="float">
            <text:p>250.5876862745</text:p>
          </table:table-cell>
          <table:table-cell table:number-columns-repeated="3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46.093" calcext:value-type="float">
            <text:p>246.093</text:p>
          </table:table-cell>
          <table:table-cell table:formula="of:=AVERAGE([.B4301:.B4351])" office:value-type="float" office:value="250.828980392157" calcext:value-type="float">
            <text:p>250.8289803922</text:p>
          </table:table-cell>
          <table:table-cell table:number-columns-repeated="3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50.91" calcext:value-type="float">
            <text:p>250.91</text:p>
          </table:table-cell>
          <table:table-cell table:formula="of:=AVERAGE([.B4302:.B4352])" office:value-type="float" office:value="250.933156862745" calcext:value-type="float">
            <text:p>250.9331568627</text:p>
          </table:table-cell>
          <table:table-cell table:number-columns-repeated="3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50.721" calcext:value-type="float">
            <text:p>250.721</text:p>
          </table:table-cell>
          <table:table-cell table:formula="of:=AVERAGE([.B4303:.B4353])" office:value-type="float" office:value="251.014549019608" calcext:value-type="float">
            <text:p>251.0145490196</text:p>
          </table:table-cell>
          <table:table-cell table:number-columns-repeated="3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52.597" calcext:value-type="float">
            <text:p>252.597</text:p>
          </table:table-cell>
          <table:table-cell table:formula="of:=AVERAGE([.B4304:.B4354])" office:value-type="float" office:value="251.208647058824" calcext:value-type="float">
            <text:p>251.2086470588</text:p>
          </table:table-cell>
          <table:table-cell table:number-columns-repeated="3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54.745" calcext:value-type="float">
            <text:p>254.745</text:p>
          </table:table-cell>
          <table:table-cell table:formula="of:=AVERAGE([.B4305:.B4355])" office:value-type="float" office:value="251.199745098039" calcext:value-type="float">
            <text:p>251.199745098</text:p>
          </table:table-cell>
          <table:table-cell table:number-columns-repeated="3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44.626" calcext:value-type="float">
            <text:p>244.626</text:p>
          </table:table-cell>
          <table:table-cell table:formula="of:=AVERAGE([.B4306:.B4356])" office:value-type="float" office:value="251.112529411765" calcext:value-type="float">
            <text:p>251.1125294118</text:p>
          </table:table-cell>
          <table:table-cell table:number-columns-repeated="3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45.143" calcext:value-type="float">
            <text:p>245.143</text:p>
          </table:table-cell>
          <table:table-cell table:formula="of:=AVERAGE([.B4307:.B4357])" office:value-type="float" office:value="251.312843137255" calcext:value-type="float">
            <text:p>251.3128431373</text:p>
          </table:table-cell>
          <table:table-cell table:number-columns-repeated="3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43.732" calcext:value-type="float">
            <text:p>243.732</text:p>
          </table:table-cell>
          <table:table-cell table:formula="of:=AVERAGE([.B4308:.B4358])" office:value-type="float" office:value="251.591960784314" calcext:value-type="float">
            <text:p>251.5919607843</text:p>
          </table:table-cell>
          <table:table-cell table:number-columns-repeated="3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43.109" calcext:value-type="float">
            <text:p>243.109</text:p>
          </table:table-cell>
          <table:table-cell table:formula="of:=AVERAGE([.B4309:.B4359])" office:value-type="float" office:value="251.804078431373" calcext:value-type="float">
            <text:p>251.8040784314</text:p>
          </table:table-cell>
          <table:table-cell table:number-columns-repeated="3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44.94" calcext:value-type="float">
            <text:p>244.94</text:p>
          </table:table-cell>
          <table:table-cell table:formula="of:=AVERAGE([.B4310:.B4360])" office:value-type="float" office:value="252.079921568628" calcext:value-type="float">
            <text:p>252.0799215686</text:p>
          </table:table-cell>
          <table:table-cell table:number-columns-repeated="3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49.665" calcext:value-type="float">
            <text:p>249.665</text:p>
          </table:table-cell>
          <table:table-cell table:formula="of:=AVERAGE([.B4311:.B4361])" office:value-type="float" office:value="252.293254901961" calcext:value-type="float">
            <text:p>252.293254902</text:p>
          </table:table-cell>
          <table:table-cell table:number-columns-repeated="3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51.596" calcext:value-type="float">
            <text:p>251.596</text:p>
          </table:table-cell>
          <table:table-cell table:formula="of:=AVERAGE([.B4312:.B4362])" office:value-type="float" office:value="252.543274509804" calcext:value-type="float">
            <text:p>252.5432745098</text:p>
          </table:table-cell>
          <table:table-cell table:number-columns-repeated="3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49.198" calcext:value-type="float">
            <text:p>249.198</text:p>
          </table:table-cell>
          <table:table-cell table:formula="of:=AVERAGE([.B4313:.B4363])" office:value-type="float" office:value="252.653666666667" calcext:value-type="float">
            <text:p>252.6536666667</text:p>
          </table:table-cell>
          <table:table-cell table:number-columns-repeated="3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47.326" calcext:value-type="float">
            <text:p>247.326</text:p>
          </table:table-cell>
          <table:table-cell table:formula="of:=AVERAGE([.B4314:.B4364])" office:value-type="float" office:value="252.778705882353" calcext:value-type="float">
            <text:p>252.7787058824</text:p>
          </table:table-cell>
          <table:table-cell table:number-columns-repeated="3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47.418" calcext:value-type="float">
            <text:p>247.418</text:p>
          </table:table-cell>
          <table:table-cell table:formula="of:=AVERAGE([.B4315:.B4365])" office:value-type="float" office:value="253.037882352941" calcext:value-type="float">
            <text:p>253.0378823529</text:p>
          </table:table-cell>
          <table:table-cell table:number-columns-repeated="3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47.165" calcext:value-type="float">
            <text:p>247.165</text:p>
          </table:table-cell>
          <table:table-cell table:formula="of:=AVERAGE([.B4316:.B4366])" office:value-type="float" office:value="253.130529411765" calcext:value-type="float">
            <text:p>253.1305294118</text:p>
          </table:table-cell>
          <table:table-cell table:number-columns-repeated="3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47.97" calcext:value-type="float">
            <text:p>247.97</text:p>
          </table:table-cell>
          <table:table-cell table:formula="of:=AVERAGE([.B4317:.B4367])" office:value-type="float" office:value="253.163549019608" calcext:value-type="float">
            <text:p>253.1635490196</text:p>
          </table:table-cell>
          <table:table-cell table:number-columns-repeated="3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57.574" calcext:value-type="float">
            <text:p>257.574</text:p>
          </table:table-cell>
          <table:table-cell table:formula="of:=AVERAGE([.B4318:.B4368])" office:value-type="float" office:value="253.516078431373" calcext:value-type="float">
            <text:p>253.5160784314</text:p>
          </table:table-cell>
          <table:table-cell table:number-columns-repeated="3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54.429" calcext:value-type="float">
            <text:p>254.429</text:p>
          </table:table-cell>
          <table:table-cell table:formula="of:=AVERAGE([.B4319:.B4369])" office:value-type="float" office:value="253.457254901961" calcext:value-type="float">
            <text:p>253.457254902</text:p>
          </table:table-cell>
          <table:table-cell table:number-columns-repeated="3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45.889" calcext:value-type="float">
            <text:p>245.889</text:p>
          </table:table-cell>
          <table:table-cell table:formula="of:=AVERAGE([.B4320:.B4370])" office:value-type="float" office:value="253.397529411765" calcext:value-type="float">
            <text:p>253.3975294118</text:p>
          </table:table-cell>
          <table:table-cell table:number-columns-repeated="3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50.768" calcext:value-type="float">
            <text:p>250.768</text:p>
          </table:table-cell>
          <table:table-cell table:formula="of:=AVERAGE([.B4321:.B4371])" office:value-type="float" office:value="253.628607843137" calcext:value-type="float">
            <text:p>253.6286078431</text:p>
          </table:table-cell>
          <table:table-cell table:number-columns-repeated="3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39.27" calcext:value-type="float">
            <text:p>239.27</text:p>
          </table:table-cell>
          <table:table-cell table:formula="of:=AVERAGE([.B4322:.B4372])" office:value-type="float" office:value="253.858" calcext:value-type="float">
            <text:p>253.858</text:p>
          </table:table-cell>
          <table:table-cell table:number-columns-repeated="3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45.166" calcext:value-type="float">
            <text:p>245.166</text:p>
          </table:table-cell>
          <table:table-cell table:formula="of:=AVERAGE([.B4323:.B4373])" office:value-type="float" office:value="254.161901960784" calcext:value-type="float">
            <text:p>254.1619019608</text:p>
          </table:table-cell>
          <table:table-cell table:number-columns-repeated="3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48.039" calcext:value-type="float">
            <text:p>248.039</text:p>
          </table:table-cell>
          <table:table-cell table:formula="of:=AVERAGE([.B4324:.B4374])" office:value-type="float" office:value="254.40862745098" calcext:value-type="float">
            <text:p>254.408627451</text:p>
          </table:table-cell>
          <table:table-cell table:number-columns-repeated="3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52.406" calcext:value-type="float">
            <text:p>252.406</text:p>
          </table:table-cell>
          <table:table-cell table:formula="of:=AVERAGE([.B4325:.B4375])" office:value-type="float" office:value="254.557352941177" calcext:value-type="float">
            <text:p>254.5573529412</text:p>
          </table:table-cell>
          <table:table-cell table:number-columns-repeated="3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55.894" calcext:value-type="float">
            <text:p>255.894</text:p>
          </table:table-cell>
          <table:table-cell table:formula="of:=AVERAGE([.B4326:.B4376])" office:value-type="float" office:value="254.725921568627" calcext:value-type="float">
            <text:p>254.7259215686</text:p>
          </table:table-cell>
          <table:table-cell table:number-columns-repeated="3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52.072" calcext:value-type="float">
            <text:p>252.072</text:p>
          </table:table-cell>
          <table:table-cell table:formula="of:=AVERAGE([.B4327:.B4377])" office:value-type="float" office:value="254.699568627451" calcext:value-type="float">
            <text:p>254.6995686275</text:p>
          </table:table-cell>
          <table:table-cell table:number-columns-repeated="3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48.988" calcext:value-type="float">
            <text:p>248.988</text:p>
          </table:table-cell>
          <table:table-cell table:formula="of:=AVERAGE([.B4328:.B4378])" office:value-type="float" office:value="254.682333333333" calcext:value-type="float">
            <text:p>254.6823333333</text:p>
          </table:table-cell>
          <table:table-cell table:number-columns-repeated="3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48.64" calcext:value-type="float">
            <text:p>248.64</text:p>
          </table:table-cell>
          <table:table-cell table:formula="of:=AVERAGE([.B4329:.B4379])" office:value-type="float" office:value="254.922431372549" calcext:value-type="float">
            <text:p>254.9224313725</text:p>
          </table:table-cell>
          <table:table-cell table:number-columns-repeated="3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44.626" calcext:value-type="float">
            <text:p>244.626</text:p>
          </table:table-cell>
          <table:table-cell table:formula="of:=AVERAGE([.B4330:.B4380])" office:value-type="float" office:value="255.099568627451" calcext:value-type="float">
            <text:p>255.0995686275</text:p>
          </table:table-cell>
          <table:table-cell table:number-columns-repeated="3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46.526" calcext:value-type="float">
            <text:p>246.526</text:p>
          </table:table-cell>
          <table:table-cell table:formula="of:=AVERAGE([.B4331:.B4381])" office:value-type="float" office:value="255.205254901961" calcext:value-type="float">
            <text:p>255.205254902</text:p>
          </table:table-cell>
          <table:table-cell table:number-columns-repeated="3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53.751" calcext:value-type="float">
            <text:p>253.751</text:p>
          </table:table-cell>
          <table:table-cell table:formula="of:=AVERAGE([.B4332:.B4382])" office:value-type="float" office:value="255.357352941176" calcext:value-type="float">
            <text:p>255.3573529412</text:p>
          </table:table-cell>
          <table:table-cell table:number-columns-repeated="3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49.408" calcext:value-type="float">
            <text:p>249.408</text:p>
          </table:table-cell>
          <table:table-cell table:formula="of:=AVERAGE([.B4333:.B4383])" office:value-type="float" office:value="255.497039215686" calcext:value-type="float">
            <text:p>255.4970392157</text:p>
          </table:table-cell>
          <table:table-cell table:number-columns-repeated="3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49.805" calcext:value-type="float">
            <text:p>249.805</text:p>
          </table:table-cell>
          <table:table-cell table:formula="of:=AVERAGE([.B4334:.B4384])" office:value-type="float" office:value="255.70194117647" calcext:value-type="float">
            <text:p>255.7019411765</text:p>
          </table:table-cell>
          <table:table-cell table:number-columns-repeated="3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46.594" calcext:value-type="float">
            <text:p>246.594</text:p>
          </table:table-cell>
          <table:table-cell table:formula="of:=AVERAGE([.B4335:.B4385])" office:value-type="float" office:value="255.837745098039" calcext:value-type="float">
            <text:p>255.837745098</text:p>
          </table:table-cell>
          <table:table-cell table:number-columns-repeated="3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49.431" calcext:value-type="float">
            <text:p>249.431</text:p>
          </table:table-cell>
          <table:table-cell table:formula="of:=AVERAGE([.B4336:.B4386])" office:value-type="float" office:value="256.073607843137" calcext:value-type="float">
            <text:p>256.0736078431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49.501" calcext:value-type="float">
            <text:p>249.501</text:p>
          </table:table-cell>
          <table:table-cell table:formula="of:=AVERAGE([.B4337:.B4387])" office:value-type="float" office:value="256.254352941176" calcext:value-type="float">
            <text:p>256.2543529412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54.501" calcext:value-type="float">
            <text:p>254.501</text:p>
          </table:table-cell>
          <table:table-cell table:formula="of:=AVERAGE([.B4338:.B4388])" office:value-type="float" office:value="256.466882352941" calcext:value-type="float">
            <text:p>256.4668823529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59.985" calcext:value-type="float">
            <text:p>259.985</text:p>
          </table:table-cell>
          <table:table-cell table:formula="of:=AVERAGE([.B4339:.B4389])" office:value-type="float" office:value="256.426745098039" calcext:value-type="float">
            <text:p>256.426745098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54.623" calcext:value-type="float">
            <text:p>254.623</text:p>
          </table:table-cell>
          <table:table-cell table:formula="of:=AVERAGE([.B4340:.B4390])" office:value-type="float" office:value="256.524509803921" calcext:value-type="float">
            <text:p>256.5245098039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55.648" calcext:value-type="float">
            <text:p>255.648</text:p>
          </table:table-cell>
          <table:table-cell table:formula="of:=AVERAGE([.B4341:.B4391])" office:value-type="float" office:value="256.571176470588" calcext:value-type="float">
            <text:p>256.5711764706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50.532" calcext:value-type="float">
            <text:p>250.532</text:p>
          </table:table-cell>
          <table:table-cell table:formula="of:=AVERAGE([.B4342:.B4392])" office:value-type="float" office:value="256.719117647059" calcext:value-type="float">
            <text:p>256.7191176471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58.123" calcext:value-type="float">
            <text:p>258.123</text:p>
          </table:table-cell>
          <table:table-cell table:formula="of:=AVERAGE([.B4343:.B4393])" office:value-type="float" office:value="257.016215686274" calcext:value-type="float">
            <text:p>257.0162156863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50.768" calcext:value-type="float">
            <text:p>250.768</text:p>
          </table:table-cell>
          <table:table-cell table:formula="of:=AVERAGE([.B4344:.B4394])" office:value-type="float" office:value="257.063176470588" calcext:value-type="float">
            <text:p>257.0631764706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53.92" calcext:value-type="float">
            <text:p>253.92</text:p>
          </table:table-cell>
          <table:table-cell table:formula="of:=AVERAGE([.B4345:.B4395])" office:value-type="float" office:value="257.355117647059" calcext:value-type="float">
            <text:p>257.3551176471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53.028" calcext:value-type="float">
            <text:p>253.028</text:p>
          </table:table-cell>
          <table:table-cell table:formula="of:=AVERAGE([.B4346:.B4396])" office:value-type="float" office:value="257.53031372549" calcext:value-type="float">
            <text:p>257.5303137255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58.173" calcext:value-type="float">
            <text:p>258.173</text:p>
          </table:table-cell>
          <table:table-cell table:formula="of:=AVERAGE([.B4347:.B4397])" office:value-type="float" office:value="257.743921568627" calcext:value-type="float">
            <text:p>257.7439215686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58.148" calcext:value-type="float">
            <text:p>258.148</text:p>
          </table:table-cell>
          <table:table-cell table:formula="of:=AVERAGE([.B4348:.B4398])" office:value-type="float" office:value="257.896392156863" calcext:value-type="float">
            <text:p>257.8963921569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59.656" calcext:value-type="float">
            <text:p>259.656</text:p>
          </table:table-cell>
          <table:table-cell table:formula="of:=AVERAGE([.B4349:.B4399])" office:value-type="float" office:value="257.989705882353" calcext:value-type="float">
            <text:p>257.9897058824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59.051" calcext:value-type="float">
            <text:p>259.051</text:p>
          </table:table-cell>
          <table:table-cell table:formula="of:=AVERAGE([.B4350:.B4400])" office:value-type="float" office:value="258.199803921568" calcext:value-type="float">
            <text:p>258.1998039216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60.391" calcext:value-type="float">
            <text:p>260.391</text:p>
          </table:table-cell>
          <table:table-cell table:formula="of:=AVERAGE([.B4351:.B4401])" office:value-type="float" office:value="258.304549019608" calcext:value-type="float">
            <text:p>258.3045490196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51.406" calcext:value-type="float">
            <text:p>251.406</text:p>
          </table:table-cell>
          <table:table-cell table:formula="of:=AVERAGE([.B4352:.B4402])" office:value-type="float" office:value="258.401588235294" calcext:value-type="float">
            <text:p>258.4015882353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55.061" calcext:value-type="float">
            <text:p>255.061</text:p>
          </table:table-cell>
          <table:table-cell table:formula="of:=AVERAGE([.B4353:.B4403])" office:value-type="float" office:value="258.724450980392" calcext:value-type="float">
            <text:p>258.7244509804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60.62" calcext:value-type="float">
            <text:p>260.62</text:p>
          </table:table-cell>
          <table:table-cell table:formula="of:=AVERAGE([.B4354:.B4404])" office:value-type="float" office:value="258.999490196078" calcext:value-type="float">
            <text:p>258.9994901961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52.143" calcext:value-type="float">
            <text:p>252.143</text:p>
          </table:table-cell>
          <table:table-cell table:formula="of:=AVERAGE([.B4355:.B4405])" office:value-type="float" office:value="259.125901960784" calcext:value-type="float">
            <text:p>259.1259019608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50.297" calcext:value-type="float">
            <text:p>250.297</text:p>
          </table:table-cell>
          <table:table-cell table:formula="of:=AVERAGE([.B4356:.B4406])" office:value-type="float" office:value="259.304647058823" calcext:value-type="float">
            <text:p>259.3046470588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54.842" calcext:value-type="float">
            <text:p>254.842</text:p>
          </table:table-cell>
          <table:table-cell table:formula="of:=AVERAGE([.B4357:.B4407])" office:value-type="float" office:value="259.709019607843" calcext:value-type="float">
            <text:p>259.7090196078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59.378" calcext:value-type="float">
            <text:p>259.378</text:p>
          </table:table-cell>
          <table:table-cell table:formula="of:=AVERAGE([.B4358:.B4408])" office:value-type="float" office:value="259.928352941176" calcext:value-type="float">
            <text:p>259.9283529412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54.55" calcext:value-type="float">
            <text:p>254.55</text:p>
          </table:table-cell>
          <table:table-cell table:formula="of:=AVERAGE([.B4359:.B4409])" office:value-type="float" office:value="260.067078431372" calcext:value-type="float">
            <text:p>260.0670784314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57.177" calcext:value-type="float">
            <text:p>257.177</text:p>
          </table:table-cell>
          <table:table-cell table:formula="of:=AVERAGE([.B4360:.B4410])" office:value-type="float" office:value="260.266254901961" calcext:value-type="float">
            <text:p>260.266254902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55.82" calcext:value-type="float">
            <text:p>255.82</text:p>
          </table:table-cell>
          <table:table-cell table:formula="of:=AVERAGE([.B4361:.B4411])" office:value-type="float" office:value="260.539509803921" calcext:value-type="float">
            <text:p>260.5395098039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62.416" calcext:value-type="float">
            <text:p>262.416</text:p>
          </table:table-cell>
          <table:table-cell table:formula="of:=AVERAGE([.B4362:.B4412])" office:value-type="float" office:value="260.657215686274" calcext:value-type="float">
            <text:p>260.6572156863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57.226" calcext:value-type="float">
            <text:p>257.226</text:p>
          </table:table-cell>
          <table:table-cell table:formula="of:=AVERAGE([.B4363:.B4413])" office:value-type="float" office:value="260.628" calcext:value-type="float">
            <text:p>260.628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55.575" calcext:value-type="float">
            <text:p>255.575</text:p>
          </table:table-cell>
          <table:table-cell table:formula="of:=AVERAGE([.B4364:.B4414])" office:value-type="float" office:value="260.733294117647" calcext:value-type="float">
            <text:p>260.7332941176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60.544" calcext:value-type="float">
            <text:p>260.544</text:p>
          </table:table-cell>
          <table:table-cell table:formula="of:=AVERAGE([.B4365:.B4415])" office:value-type="float" office:value="260.799960784314" calcext:value-type="float">
            <text:p>260.7999607843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52.143" calcext:value-type="float">
            <text:p>252.143</text:p>
          </table:table-cell>
          <table:table-cell table:formula="of:=AVERAGE([.B4366:.B4416])" office:value-type="float" office:value="260.990490196078" calcext:value-type="float">
            <text:p>260.9904901961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48.849" calcext:value-type="float">
            <text:p>248.849</text:p>
          </table:table-cell>
          <table:table-cell table:formula="of:=AVERAGE([.B4367:.B4417])" office:value-type="float" office:value="261.236862745098" calcext:value-type="float">
            <text:p>261.2368627451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65.949" calcext:value-type="float">
            <text:p>265.949</text:p>
          </table:table-cell>
          <table:table-cell table:formula="of:=AVERAGE([.B4368:.B4418])" office:value-type="float" office:value="261.689137254902" calcext:value-type="float">
            <text:p>261.6891372549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54.574" calcext:value-type="float">
            <text:p>254.574</text:p>
          </table:table-cell>
          <table:table-cell table:formula="of:=AVERAGE([.B4369:.B4419])" office:value-type="float" office:value="261.661196078431" calcext:value-type="float">
            <text:p>261.6611960784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51.383" calcext:value-type="float">
            <text:p>251.383</text:p>
          </table:table-cell>
          <table:table-cell table:formula="of:=AVERAGE([.B4370:.B4420])" office:value-type="float" office:value="261.942607843137" calcext:value-type="float">
            <text:p>261.9426078431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57.674" calcext:value-type="float">
            <text:p>257.674</text:p>
          </table:table-cell>
          <table:table-cell table:formula="of:=AVERAGE([.B4371:.B4421])" office:value-type="float" office:value="262.171117647059" calcext:value-type="float">
            <text:p>262.1711176471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62.467" calcext:value-type="float">
            <text:p>262.467</text:p>
          </table:table-cell>
          <table:table-cell table:formula="of:=AVERAGE([.B4372:.B4422])" office:value-type="float" office:value="262.315235294118" calcext:value-type="float">
            <text:p>262.3152352941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54.769" calcext:value-type="float">
            <text:p>254.769</text:p>
          </table:table-cell>
          <table:table-cell table:formula="of:=AVERAGE([.B4373:.B4423])" office:value-type="float" office:value="262.469137254902" calcext:value-type="float">
            <text:p>262.4691372549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57.749" calcext:value-type="float">
            <text:p>257.749</text:p>
          </table:table-cell>
          <table:table-cell table:formula="of:=AVERAGE([.B4374:.B4424])" office:value-type="float" office:value="262.674333333333" calcext:value-type="float">
            <text:p>262.6743333333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55.624" calcext:value-type="float">
            <text:p>255.624</text:p>
          </table:table-cell>
          <table:table-cell table:formula="of:=AVERAGE([.B4375:.B4425])" office:value-type="float" office:value="262.95862745098" calcext:value-type="float">
            <text:p>262.958627451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61.003" calcext:value-type="float">
            <text:p>261.003</text:p>
          </table:table-cell>
          <table:table-cell table:formula="of:=AVERAGE([.B4376:.B4426])" office:value-type="float" office:value="263.053098039216" calcext:value-type="float">
            <text:p>263.0530980392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54.55" calcext:value-type="float">
            <text:p>254.55</text:p>
          </table:table-cell>
          <table:table-cell table:formula="of:=AVERAGE([.B4377:.B4427])" office:value-type="float" office:value="263.194647058824" calcext:value-type="float">
            <text:p>263.1946470588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51.193" calcext:value-type="float">
            <text:p>251.193</text:p>
          </table:table-cell>
          <table:table-cell table:formula="of:=AVERAGE([.B4378:.B4428])" office:value-type="float" office:value="263.424392156863" calcext:value-type="float">
            <text:p>263.4243921569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61.233" calcext:value-type="float">
            <text:p>261.233</text:p>
          </table:table-cell>
          <table:table-cell table:formula="of:=AVERAGE([.B4379:.B4429])" office:value-type="float" office:value="263.761470588235" calcext:value-type="float">
            <text:p>263.7614705882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57.674" calcext:value-type="float">
            <text:p>257.674</text:p>
          </table:table-cell>
          <table:table-cell table:formula="of:=AVERAGE([.B4380:.B4430])" office:value-type="float" office:value="263.840450980392" calcext:value-type="float">
            <text:p>263.8404509804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50.016" calcext:value-type="float">
            <text:p>250.016</text:p>
          </table:table-cell>
          <table:table-cell table:formula="of:=AVERAGE([.B4381:.B4431])" office:value-type="float" office:value="264.039352941176" calcext:value-type="float">
            <text:p>264.0393529412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54.283" calcext:value-type="float">
            <text:p>254.283</text:p>
          </table:table-cell>
          <table:table-cell table:formula="of:=AVERAGE([.B4382:.B4432])" office:value-type="float" office:value="264.455725490196" calcext:value-type="float">
            <text:p>264.4557254902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60.875" calcext:value-type="float">
            <text:p>260.875</text:p>
          </table:table-cell>
          <table:table-cell table:formula="of:=AVERAGE([.B4383:.B4433])" office:value-type="float" office:value="264.653450980392" calcext:value-type="float">
            <text:p>264.6534509804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59.858" calcext:value-type="float">
            <text:p>259.858</text:p>
          </table:table-cell>
          <table:table-cell table:formula="of:=AVERAGE([.B4384:.B4434])" office:value-type="float" office:value="264.803862745098" calcext:value-type="float">
            <text:p>264.8038627451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56.731" calcext:value-type="float">
            <text:p>256.731</text:p>
          </table:table-cell>
          <table:table-cell table:formula="of:=AVERAGE([.B4385:.B4435])" office:value-type="float" office:value="264.903078431373" calcext:value-type="float">
            <text:p>264.9030784314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58.623" calcext:value-type="float">
            <text:p>258.623</text:p>
          </table:table-cell>
          <table:table-cell table:formula="of:=AVERAGE([.B4386:.B4436])" office:value-type="float" office:value="264.974352941176" calcext:value-type="float">
            <text:p>264.9743529412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58.649" calcext:value-type="float">
            <text:p>258.649</text:p>
          </table:table-cell>
          <table:table-cell table:formula="of:=AVERAGE([.B4387:.B4437])" office:value-type="float" office:value="265.084411764706" calcext:value-type="float">
            <text:p>265.0844117647</text:p>
          </table:table-cell>
          <table:table-cell table:number-columns-repeated="3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60.34" calcext:value-type="float">
            <text:p>260.34</text:p>
          </table:table-cell>
          <table:table-cell table:formula="of:=AVERAGE([.B4388:.B4438])" office:value-type="float" office:value="265.104647058824" calcext:value-type="float">
            <text:p>265.1046470588</text:p>
          </table:table-cell>
          <table:table-cell table:number-columns-repeated="3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52.454" calcext:value-type="float">
            <text:p>252.454</text:p>
          </table:table-cell>
          <table:table-cell table:formula="of:=AVERAGE([.B4389:.B4439])" office:value-type="float" office:value="265.237607843137" calcext:value-type="float">
            <text:p>265.2376078431</text:p>
          </table:table-cell>
          <table:table-cell table:number-columns-repeated="3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64.971" calcext:value-type="float">
            <text:p>264.971</text:p>
          </table:table-cell>
          <table:table-cell table:formula="of:=AVERAGE([.B4390:.B4440])" office:value-type="float" office:value="265.466568627451" calcext:value-type="float">
            <text:p>265.4665686275</text:p>
          </table:table-cell>
          <table:table-cell table:number-columns-repeated="3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57.003" calcext:value-type="float">
            <text:p>257.003</text:p>
          </table:table-cell>
          <table:table-cell table:formula="of:=AVERAGE([.B4391:.B4441])" office:value-type="float" office:value="265.574588235294" calcext:value-type="float">
            <text:p>265.5745882353</text:p>
          </table:table-cell>
          <table:table-cell table:number-columns-repeated="3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63.193" calcext:value-type="float">
            <text:p>263.193</text:p>
          </table:table-cell>
          <table:table-cell table:formula="of:=AVERAGE([.B4392:.B4442])" office:value-type="float" office:value="265.791411764706" calcext:value-type="float">
            <text:p>265.7914117647</text:p>
          </table:table-cell>
          <table:table-cell table:number-columns-repeated="3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65.684" calcext:value-type="float">
            <text:p>265.684</text:p>
          </table:table-cell>
          <table:table-cell table:formula="of:=AVERAGE([.B4393:.B4443])" office:value-type="float" office:value="265.998549019608" calcext:value-type="float">
            <text:p>265.9985490196</text:p>
          </table:table-cell>
          <table:table-cell table:number-columns-repeated="3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60.518" calcext:value-type="float">
            <text:p>260.518</text:p>
          </table:table-cell>
          <table:table-cell table:formula="of:=AVERAGE([.B4394:.B4444])" office:value-type="float" office:value="266.106078431373" calcext:value-type="float">
            <text:p>266.1060784314</text:p>
          </table:table-cell>
          <table:table-cell table:number-columns-repeated="3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65.657" calcext:value-type="float">
            <text:p>265.657</text:p>
          </table:table-cell>
          <table:table-cell table:formula="of:=AVERAGE([.B4395:.B4445])" office:value-type="float" office:value="266.409549019608" calcext:value-type="float">
            <text:p>266.4095490196</text:p>
          </table:table-cell>
          <table:table-cell table:number-columns-repeated="3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62.855" calcext:value-type="float">
            <text:p>262.855</text:p>
          </table:table-cell>
          <table:table-cell table:formula="of:=AVERAGE([.B4396:.B4446])" office:value-type="float" office:value="266.53768627451" calcext:value-type="float">
            <text:p>266.5376862745</text:p>
          </table:table-cell>
          <table:table-cell table:number-columns-repeated="3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63.922" calcext:value-type="float">
            <text:p>263.922</text:p>
          </table:table-cell>
          <table:table-cell table:formula="of:=AVERAGE([.B4397:.B4447])" office:value-type="float" office:value="266.72731372549" calcext:value-type="float">
            <text:p>266.7273137255</text:p>
          </table:table-cell>
          <table:table-cell table:number-columns-repeated="3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65.949" calcext:value-type="float">
            <text:p>265.949</text:p>
          </table:table-cell>
          <table:table-cell table:formula="of:=AVERAGE([.B4398:.B4448])" office:value-type="float" office:value="266.830215686275" calcext:value-type="float">
            <text:p>266.8302156863</text:p>
          </table:table-cell>
          <table:table-cell table:number-columns-repeated="3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62.907" calcext:value-type="float">
            <text:p>262.907</text:p>
          </table:table-cell>
          <table:table-cell table:formula="of:=AVERAGE([.B4399:.B4449])" office:value-type="float" office:value="266.862117647059" calcext:value-type="float">
            <text:p>266.8621176471</text:p>
          </table:table-cell>
          <table:table-cell table:number-columns-repeated="3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70.371" calcext:value-type="float">
            <text:p>270.371</text:p>
          </table:table-cell>
          <table:table-cell table:formula="of:=AVERAGE([.B4400:.B4450])" office:value-type="float" office:value="267.050176470588" calcext:value-type="float">
            <text:p>267.0501764706</text:p>
          </table:table-cell>
          <table:table-cell table:number-columns-repeated="3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64.393" calcext:value-type="float">
            <text:p>264.393</text:p>
          </table:table-cell>
          <table:table-cell table:formula="of:=AVERAGE([.B4401:.B4451])" office:value-type="float" office:value="267.123196078431" calcext:value-type="float">
            <text:p>267.1231960784</text:p>
          </table:table-cell>
          <table:table-cell table:number-columns-repeated="3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65.34" calcext:value-type="float">
            <text:p>265.34</text:p>
          </table:table-cell>
          <table:table-cell table:formula="of:=AVERAGE([.B4402:.B4452])" office:value-type="float" office:value="267.410725490196" calcext:value-type="float">
            <text:p>267.4107254902</text:p>
          </table:table-cell>
          <table:table-cell table:number-columns-repeated="3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67.872" calcext:value-type="float">
            <text:p>267.872</text:p>
          </table:table-cell>
          <table:table-cell table:formula="of:=AVERAGE([.B4403:.B4453])" office:value-type="float" office:value="267.547803921569" calcext:value-type="float">
            <text:p>267.5478039216</text:p>
          </table:table-cell>
          <table:table-cell table:number-columns-repeated="3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69.088" calcext:value-type="float">
            <text:p>269.088</text:p>
          </table:table-cell>
          <table:table-cell table:formula="of:=AVERAGE([.B4404:.B4454])" office:value-type="float" office:value="267.729588235294" calcext:value-type="float">
            <text:p>267.7295882353</text:p>
          </table:table-cell>
          <table:table-cell table:number-columns-repeated="3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67.067" calcext:value-type="float">
            <text:p>267.067</text:p>
          </table:table-cell>
          <table:table-cell table:formula="of:=AVERAGE([.B4405:.B4455])" office:value-type="float" office:value="267.787725490196" calcext:value-type="float">
            <text:p>267.7877254902</text:p>
          </table:table-cell>
          <table:table-cell table:number-columns-repeated="3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61.259" calcext:value-type="float">
            <text:p>261.259</text:p>
          </table:table-cell>
          <table:table-cell table:formula="of:=AVERAGE([.B4406:.B4456])" office:value-type="float" office:value="267.891490196078" calcext:value-type="float">
            <text:p>267.8914901961</text:p>
          </table:table-cell>
          <table:table-cell table:number-columns-repeated="3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70.92" calcext:value-type="float">
            <text:p>270.92</text:p>
          </table:table-cell>
          <table:table-cell table:formula="of:=AVERAGE([.B4407:.B4457])" office:value-type="float" office:value="268.09337254902" calcext:value-type="float">
            <text:p>268.093372549</text:p>
          </table:table-cell>
          <table:table-cell table:number-columns-repeated="3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66.028" calcext:value-type="float">
            <text:p>266.028</text:p>
          </table:table-cell>
          <table:table-cell table:formula="of:=AVERAGE([.B4408:.B4458])" office:value-type="float" office:value="268.096607843137" calcext:value-type="float">
            <text:p>268.0966078431</text:p>
          </table:table-cell>
          <table:table-cell table:number-columns-repeated="3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66.453" calcext:value-type="float">
            <text:p>266.453</text:p>
          </table:table-cell>
          <table:table-cell table:formula="of:=AVERAGE([.B4409:.B4459])" office:value-type="float" office:value="268.331529411765" calcext:value-type="float">
            <text:p>268.3315294118</text:p>
          </table:table-cell>
          <table:table-cell table:number-columns-repeated="3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64.708" calcext:value-type="float">
            <text:p>264.708</text:p>
          </table:table-cell>
          <table:table-cell table:formula="of:=AVERAGE([.B4410:.B4460])" office:value-type="float" office:value="268.399764705882" calcext:value-type="float">
            <text:p>268.3997647059</text:p>
          </table:table-cell>
          <table:table-cell table:number-columns-repeated="3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71.113" calcext:value-type="float">
            <text:p>271.113</text:p>
          </table:table-cell>
          <table:table-cell table:formula="of:=AVERAGE([.B4411:.B4461])" office:value-type="float" office:value="268.636803921569" calcext:value-type="float">
            <text:p>268.6368039216</text:p>
          </table:table-cell>
          <table:table-cell table:number-columns-repeated="3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61.823" calcext:value-type="float">
            <text:p>261.823</text:p>
          </table:table-cell>
          <table:table-cell table:formula="of:=AVERAGE([.B4412:.B4462])" office:value-type="float" office:value="268.68368627451" calcext:value-type="float">
            <text:p>268.6836862745</text:p>
          </table:table-cell>
          <table:table-cell table:number-columns-repeated="3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60.926" calcext:value-type="float">
            <text:p>260.926</text:p>
          </table:table-cell>
          <table:table-cell table:formula="of:=AVERAGE([.B4413:.B4463])" office:value-type="float" office:value="268.918235294118" calcext:value-type="float">
            <text:p>268.9182352941</text:p>
          </table:table-cell>
          <table:table-cell table:number-columns-repeated="3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62.596" calcext:value-type="float">
            <text:p>262.596</text:p>
          </table:table-cell>
          <table:table-cell table:formula="of:=AVERAGE([.B4414:.B4464])" office:value-type="float" office:value="269.168725490196" calcext:value-type="float">
            <text:p>269.1687254902</text:p>
          </table:table-cell>
          <table:table-cell table:number-columns-repeated="3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58.975" calcext:value-type="float">
            <text:p>258.975</text:p>
          </table:table-cell>
          <table:table-cell table:formula="of:=AVERAGE([.B4415:.B4465])" office:value-type="float" office:value="269.401941176471" calcext:value-type="float">
            <text:p>269.4019411765</text:p>
          </table:table-cell>
          <table:table-cell table:number-columns-repeated="3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70.261" calcext:value-type="float">
            <text:p>270.261</text:p>
          </table:table-cell>
          <table:table-cell table:formula="of:=AVERAGE([.B4416:.B4466])" office:value-type="float" office:value="269.831431372549" calcext:value-type="float">
            <text:p>269.8314313725</text:p>
          </table:table-cell>
          <table:table-cell table:number-columns-repeated="3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64.708" calcext:value-type="float">
            <text:p>264.708</text:p>
          </table:table-cell>
          <table:table-cell table:formula="of:=AVERAGE([.B4417:.B4467])" office:value-type="float" office:value="269.873117647059" calcext:value-type="float">
            <text:p>269.8731176471</text:p>
          </table:table-cell>
          <table:table-cell table:number-columns-repeated="3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71.915" calcext:value-type="float">
            <text:p>271.915</text:p>
          </table:table-cell>
          <table:table-cell table:formula="of:=AVERAGE([.B4418:.B4468])" office:value-type="float" office:value="269.99331372549" calcext:value-type="float">
            <text:p>269.9933137255</text:p>
          </table:table-cell>
          <table:table-cell table:number-columns-repeated="3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64.524" calcext:value-type="float">
            <text:p>264.524</text:p>
          </table:table-cell>
          <table:table-cell table:formula="of:=AVERAGE([.B4419:.B4469])" office:value-type="float" office:value="269.983" calcext:value-type="float">
            <text:p>269.983</text:p>
          </table:table-cell>
          <table:table-cell table:number-columns-repeated="3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68.926" calcext:value-type="float">
            <text:p>268.926</text:p>
          </table:table-cell>
          <table:table-cell table:formula="of:=AVERAGE([.B4420:.B4470])" office:value-type="float" office:value="270.151941176471" calcext:value-type="float">
            <text:p>270.1519411765</text:p>
          </table:table-cell>
          <table:table-cell table:number-columns-repeated="3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63.037" calcext:value-type="float">
            <text:p>263.037</text:p>
          </table:table-cell>
          <table:table-cell table:formula="of:=AVERAGE([.B4421:.B4471])" office:value-type="float" office:value="270.166862745098" calcext:value-type="float">
            <text:p>270.1668627451</text:p>
          </table:table-cell>
          <table:table-cell table:number-columns-repeated="3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65.024" calcext:value-type="float">
            <text:p>265.024</text:p>
          </table:table-cell>
          <table:table-cell table:formula="of:=AVERAGE([.B4422:.B4472])" office:value-type="float" office:value="270.337137254902" calcext:value-type="float">
            <text:p>270.3371372549</text:p>
          </table:table-cell>
          <table:table-cell table:number-columns-repeated="3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70.316" calcext:value-type="float">
            <text:p>270.316</text:p>
          </table:table-cell>
          <table:table-cell table:formula="of:=AVERAGE([.B4423:.B4473])" office:value-type="float" office:value="270.578156862745" calcext:value-type="float">
            <text:p>270.5781568627</text:p>
          </table:table-cell>
          <table:table-cell table:number-columns-repeated="3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65.234" calcext:value-type="float">
            <text:p>265.234</text:p>
          </table:table-cell>
          <table:table-cell table:formula="of:=AVERAGE([.B4424:.B4474])" office:value-type="float" office:value="270.590549019608" calcext:value-type="float">
            <text:p>270.5905490196</text:p>
          </table:table-cell>
          <table:table-cell table:number-columns-repeated="3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72.248" calcext:value-type="float">
            <text:p>272.248</text:p>
          </table:table-cell>
          <table:table-cell table:formula="of:=AVERAGE([.B4425:.B4475])" office:value-type="float" office:value="270.893254901961" calcext:value-type="float">
            <text:p>270.893254902</text:p>
          </table:table-cell>
          <table:table-cell table:number-columns-repeated="3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60.442" calcext:value-type="float">
            <text:p>260.442</text:p>
          </table:table-cell>
          <table:table-cell table:formula="of:=AVERAGE([.B4426:.B4476])" office:value-type="float" office:value="270.935" calcext:value-type="float">
            <text:p>270.935</text:p>
          </table:table-cell>
          <table:table-cell table:number-columns-repeated="3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68.222" calcext:value-type="float">
            <text:p>268.222</text:p>
          </table:table-cell>
          <table:table-cell table:formula="of:=AVERAGE([.B4427:.B4477])" office:value-type="float" office:value="271.241647058824" calcext:value-type="float">
            <text:p>271.2416470588</text:p>
          </table:table-cell>
          <table:table-cell table:number-columns-repeated="3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66.267" calcext:value-type="float">
            <text:p>266.267</text:p>
          </table:table-cell>
          <table:table-cell table:formula="of:=AVERAGE([.B4428:.B4478])" office:value-type="float" office:value="271.317862745098" calcext:value-type="float">
            <text:p>271.3178627451</text:p>
          </table:table-cell>
          <table:table-cell table:number-columns-repeated="3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68.384" calcext:value-type="float">
            <text:p>268.384</text:p>
          </table:table-cell>
          <table:table-cell table:formula="of:=AVERAGE([.B4429:.B4479])" office:value-type="float" office:value="271.474117647059" calcext:value-type="float">
            <text:p>271.4741176471</text:p>
          </table:table-cell>
          <table:table-cell table:number-columns-repeated="3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65.261" calcext:value-type="float">
            <text:p>265.261</text:p>
          </table:table-cell>
          <table:table-cell table:formula="of:=AVERAGE([.B4430:.B4480])" office:value-type="float" office:value="271.724352941176" calcext:value-type="float">
            <text:p>271.7243529412</text:p>
          </table:table-cell>
          <table:table-cell table:number-columns-repeated="3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67.818" calcext:value-type="float">
            <text:p>267.818</text:p>
          </table:table-cell>
          <table:table-cell table:formula="of:=AVERAGE([.B4431:.B4481])" office:value-type="float" office:value="271.911411764706" calcext:value-type="float">
            <text:p>271.9114117647</text:p>
          </table:table-cell>
          <table:table-cell table:number-columns-repeated="3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71.251" calcext:value-type="float">
            <text:p>271.251</text:p>
          </table:table-cell>
          <table:table-cell table:formula="of:=AVERAGE([.B4432:.B4482])" office:value-type="float" office:value="272.043882352941" calcext:value-type="float">
            <text:p>272.0438823529</text:p>
          </table:table-cell>
          <table:table-cell table:number-columns-repeated="3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64.367" calcext:value-type="float">
            <text:p>264.367</text:p>
          </table:table-cell>
          <table:table-cell table:formula="of:=AVERAGE([.B4433:.B4483])" office:value-type="float" office:value="272.023392156863" calcext:value-type="float">
            <text:p>272.0233921569</text:p>
          </table:table-cell>
          <table:table-cell table:number-columns-repeated="3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68.546" calcext:value-type="float">
            <text:p>268.546</text:p>
          </table:table-cell>
          <table:table-cell table:formula="of:=AVERAGE([.B4434:.B4484])" office:value-type="float" office:value="272.247470588235" calcext:value-type="float">
            <text:p>272.2474705882</text:p>
          </table:table-cell>
          <table:table-cell table:number-columns-repeated="3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64.918" calcext:value-type="float">
            <text:p>264.918</text:p>
          </table:table-cell>
          <table:table-cell table:formula="of:=AVERAGE([.B4435:.B4485])" office:value-type="float" office:value="272.341392156863" calcext:value-type="float">
            <text:p>272.3413921569</text:p>
          </table:table-cell>
          <table:table-cell table:number-columns-repeated="3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60.366" calcext:value-type="float">
            <text:p>260.366</text:p>
          </table:table-cell>
          <table:table-cell table:formula="of:=AVERAGE([.B4436:.B4486])" office:value-type="float" office:value="272.502058823529" calcext:value-type="float">
            <text:p>272.5020588235</text:p>
          </table:table-cell>
          <table:table-cell table:number-columns-repeated="3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64.236" calcext:value-type="float">
            <text:p>264.236</text:p>
          </table:table-cell>
          <table:table-cell table:formula="of:=AVERAGE([.B4437:.B4487])" office:value-type="float" office:value="272.798450980392" calcext:value-type="float">
            <text:p>272.7984509804</text:p>
          </table:table-cell>
          <table:table-cell table:number-columns-repeated="3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59.681" calcext:value-type="float">
            <text:p>259.681</text:p>
          </table:table-cell>
          <table:table-cell table:formula="of:=AVERAGE([.B4438:.B4488])" office:value-type="float" office:value="273.032392156863" calcext:value-type="float">
            <text:p>273.0323921569</text:p>
          </table:table-cell>
          <table:table-cell table:number-columns-repeated="3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67.121" calcext:value-type="float">
            <text:p>267.121</text:p>
          </table:table-cell>
          <table:table-cell table:formula="of:=AVERAGE([.B4439:.B4489])" office:value-type="float" office:value="273.45037254902" calcext:value-type="float">
            <text:p>273.450372549</text:p>
          </table:table-cell>
          <table:table-cell table:number-columns-repeated="3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64.131" calcext:value-type="float">
            <text:p>264.131</text:p>
          </table:table-cell>
          <table:table-cell table:formula="of:=AVERAGE([.B4440:.B4490])" office:value-type="float" office:value="273.536764705882" calcext:value-type="float">
            <text:p>273.5367647059</text:p>
          </table:table-cell>
          <table:table-cell table:number-columns-repeated="3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70.48" calcext:value-type="float">
            <text:p>270.48</text:p>
          </table:table-cell>
          <table:table-cell table:formula="of:=AVERAGE([.B4441:.B4491])" office:value-type="float" office:value="273.680705882353" calcext:value-type="float">
            <text:p>273.6807058824</text:p>
          </table:table-cell>
          <table:table-cell table:number-columns-repeated="3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68.061" calcext:value-type="float">
            <text:p>268.061</text:p>
          </table:table-cell>
          <table:table-cell table:formula="of:=AVERAGE([.B4442:.B4492])" office:value-type="float" office:value="273.712647058823" calcext:value-type="float">
            <text:p>273.7126470588</text:p>
          </table:table-cell>
          <table:table-cell table:number-columns-repeated="3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73.757" calcext:value-type="float">
            <text:p>273.757</text:p>
          </table:table-cell>
          <table:table-cell table:formula="of:=AVERAGE([.B4443:.B4493])" office:value-type="float" office:value="273.803470588235" calcext:value-type="float">
            <text:p>273.8034705882</text:p>
          </table:table-cell>
          <table:table-cell table:number-columns-repeated="3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71.168" calcext:value-type="float">
            <text:p>271.168</text:p>
          </table:table-cell>
          <table:table-cell table:formula="of:=AVERAGE([.B4444:.B4494])" office:value-type="float" office:value="273.861392156863" calcext:value-type="float">
            <text:p>273.8613921569</text:p>
          </table:table-cell>
          <table:table-cell table:number-columns-repeated="3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75.995" calcext:value-type="float">
            <text:p>275.995</text:p>
          </table:table-cell>
          <table:table-cell table:formula="of:=AVERAGE([.B4445:.B4495])" office:value-type="float" office:value="274.028117647059" calcext:value-type="float">
            <text:p>274.0281176471</text:p>
          </table:table-cell>
          <table:table-cell table:number-columns-repeated="3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72.192" calcext:value-type="float">
            <text:p>272.192</text:p>
          </table:table-cell>
          <table:table-cell table:formula="of:=AVERAGE([.B4446:.B4496])" office:value-type="float" office:value="274.092745098039" calcext:value-type="float">
            <text:p>274.092745098</text:p>
          </table:table-cell>
          <table:table-cell table:number-columns-repeated="3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72.526" calcext:value-type="float">
            <text:p>272.526</text:p>
          </table:table-cell>
          <table:table-cell table:formula="of:=AVERAGE([.B4447:.B4497])" office:value-type="float" office:value="274.303980392157" calcext:value-type="float">
            <text:p>274.3039803922</text:p>
          </table:table-cell>
          <table:table-cell table:number-columns-repeated="3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69.17" calcext:value-type="float">
            <text:p>269.17</text:p>
          </table:table-cell>
          <table:table-cell table:formula="of:=AVERAGE([.B4448:.B4498])" office:value-type="float" office:value="274.480568627451" calcext:value-type="float">
            <text:p>274.4805686275</text:p>
          </table:table-cell>
          <table:table-cell table:number-columns-repeated="3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67.576" calcext:value-type="float">
            <text:p>267.576</text:p>
          </table:table-cell>
          <table:table-cell table:formula="of:=AVERAGE([.B4449:.B4499])" office:value-type="float" office:value="274.765235294118" calcext:value-type="float">
            <text:p>274.7652352941</text:p>
          </table:table-cell>
          <table:table-cell table:number-columns-repeated="3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72.498" calcext:value-type="float">
            <text:p>272.498</text:p>
          </table:table-cell>
          <table:table-cell table:formula="of:=AVERAGE([.B4450:.B4500])" office:value-type="float" office:value="275.05231372549" calcext:value-type="float">
            <text:p>275.0523137255</text:p>
          </table:table-cell>
          <table:table-cell table:number-columns-repeated="3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74.095" calcext:value-type="float">
            <text:p>274.095</text:p>
          </table:table-cell>
          <table:table-cell table:formula="of:=AVERAGE([.B4451:.B4501])" office:value-type="float" office:value="275.220137254902" calcext:value-type="float">
            <text:p>275.2201372549</text:p>
          </table:table-cell>
          <table:table-cell table:number-columns-repeated="3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79.057" calcext:value-type="float">
            <text:p>279.057</text:p>
          </table:table-cell>
          <table:table-cell table:formula="of:=AVERAGE([.B4452:.B4502])" office:value-type="float" office:value="275.112411764706" calcext:value-type="float">
            <text:p>275.1124117647</text:p>
          </table:table-cell>
          <table:table-cell table:number-columns-repeated="3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72.331" calcext:value-type="float">
            <text:p>272.331</text:p>
          </table:table-cell>
          <table:table-cell table:formula="of:=AVERAGE([.B4453:.B4503])" office:value-type="float" office:value="275.161509803921" calcext:value-type="float">
            <text:p>275.1615098039</text:p>
          </table:table-cell>
          <table:table-cell table:number-columns-repeated="3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77.143" calcext:value-type="float">
            <text:p>277.143</text:p>
          </table:table-cell>
          <table:table-cell table:formula="of:=AVERAGE([.B4454:.B4504])" office:value-type="float" office:value="275.54368627451" calcext:value-type="float">
            <text:p>275.5436862745</text:p>
          </table:table-cell>
          <table:table-cell table:number-columns-repeated="3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72.053" calcext:value-type="float">
            <text:p>272.053</text:p>
          </table:table-cell>
          <table:table-cell table:formula="of:=AVERAGE([.B4455:.B4505])" office:value-type="float" office:value="275.60362745098" calcext:value-type="float">
            <text:p>275.603627451</text:p>
          </table:table-cell>
          <table:table-cell table:number-columns-repeated="3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72.359" calcext:value-type="float">
            <text:p>272.359</text:p>
          </table:table-cell>
          <table:table-cell table:formula="of:=AVERAGE([.B4456:.B4506])" office:value-type="float" office:value="275.862705882353" calcext:value-type="float">
            <text:p>275.8627058824</text:p>
          </table:table-cell>
          <table:table-cell table:number-columns-repeated="3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71.555" calcext:value-type="float">
            <text:p>271.555</text:p>
          </table:table-cell>
          <table:table-cell table:formula="of:=AVERAGE([.B4457:.B4507])" office:value-type="float" office:value="276.145862745098" calcext:value-type="float">
            <text:p>276.1458627451</text:p>
          </table:table-cell>
          <table:table-cell table:number-columns-repeated="3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71.085" calcext:value-type="float">
            <text:p>271.085</text:p>
          </table:table-cell>
          <table:table-cell table:formula="of:=AVERAGE([.B4458:.B4508])" office:value-type="float" office:value="276.361960784314" calcext:value-type="float">
            <text:p>276.3619607843</text:p>
          </table:table-cell>
          <table:table-cell table:number-columns-repeated="3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78.009" calcext:value-type="float">
            <text:p>278.009</text:p>
          </table:table-cell>
          <table:table-cell table:formula="of:=AVERAGE([.B4459:.B4509])" office:value-type="float" office:value="276.504" calcext:value-type="float">
            <text:p>276.504</text:p>
          </table:table-cell>
          <table:table-cell table:number-columns-repeated="3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69.933" calcext:value-type="float">
            <text:p>269.933</text:p>
          </table:table-cell>
          <table:table-cell table:formula="of:=AVERAGE([.B4460:.B4510])" office:value-type="float" office:value="276.689705882353" calcext:value-type="float">
            <text:p>276.6897058824</text:p>
          </table:table-cell>
          <table:table-cell table:number-columns-repeated="3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76.797" calcext:value-type="float">
            <text:p>276.797</text:p>
          </table:table-cell>
          <table:table-cell table:formula="of:=AVERAGE([.B4461:.B4511])" office:value-type="float" office:value="276.864607843137" calcext:value-type="float">
            <text:p>276.8646078431</text:p>
          </table:table-cell>
          <table:table-cell table:number-columns-repeated="3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73.504" calcext:value-type="float">
            <text:p>273.504</text:p>
          </table:table-cell>
          <table:table-cell table:formula="of:=AVERAGE([.B4462:.B4512])" office:value-type="float" office:value="276.848882352941" calcext:value-type="float">
            <text:p>276.8488823529</text:p>
          </table:table-cell>
          <table:table-cell table:number-columns-repeated="3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73.785" calcext:value-type="float">
            <text:p>273.785</text:p>
          </table:table-cell>
          <table:table-cell table:formula="of:=AVERAGE([.B4463:.B4513])" office:value-type="float" office:value="277.009784313725" calcext:value-type="float">
            <text:p>277.0097843137</text:p>
          </table:table-cell>
          <table:table-cell table:number-columns-repeated="3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73.701" calcext:value-type="float">
            <text:p>273.701</text:p>
          </table:table-cell>
          <table:table-cell table:formula="of:=AVERAGE([.B4464:.B4514])" office:value-type="float" office:value="277.164" calcext:value-type="float">
            <text:p>277.164</text:p>
          </table:table-cell>
          <table:table-cell table:number-columns-repeated="3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74.49" calcext:value-type="float">
            <text:p>274.49</text:p>
          </table:table-cell>
          <table:table-cell table:formula="of:=AVERAGE([.B4465:.B4515])" office:value-type="float" office:value="277.344470588235" calcext:value-type="float">
            <text:p>277.3444705882</text:p>
          </table:table-cell>
          <table:table-cell table:number-columns-repeated="3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80.879" calcext:value-type="float">
            <text:p>280.879</text:p>
          </table:table-cell>
          <table:table-cell table:formula="of:=AVERAGE([.B4466:.B4516])" office:value-type="float" office:value="277.501254901961" calcext:value-type="float">
            <text:p>277.501254902</text:p>
          </table:table-cell>
          <table:table-cell table:number-columns-repeated="3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72.387" calcext:value-type="float">
            <text:p>272.387</text:p>
          </table:table-cell>
          <table:table-cell table:formula="of:=AVERAGE([.B4467:.B4517])" office:value-type="float" office:value="277.505901960784" calcext:value-type="float">
            <text:p>277.5059019608</text:p>
          </table:table-cell>
          <table:table-cell table:number-columns-repeated="3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70.838" calcext:value-type="float">
            <text:p>270.838</text:p>
          </table:table-cell>
          <table:table-cell table:formula="of:=AVERAGE([.B4468:.B4518])" office:value-type="float" office:value="277.758431372549" calcext:value-type="float">
            <text:p>277.7584313725</text:p>
          </table:table-cell>
          <table:table-cell table:number-columns-repeated="3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71.389" calcext:value-type="float">
            <text:p>271.389</text:p>
          </table:table-cell>
          <table:table-cell table:formula="of:=AVERAGE([.B4469:.B4519])" office:value-type="float" office:value="277.964607843137" calcext:value-type="float">
            <text:p>277.9646078431</text:p>
          </table:table-cell>
          <table:table-cell table:number-columns-repeated="3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73.14" calcext:value-type="float">
            <text:p>273.14</text:p>
          </table:table-cell>
          <table:table-cell table:formula="of:=AVERAGE([.B4470:.B4520])" office:value-type="float" office:value="278.300862745098" calcext:value-type="float">
            <text:p>278.3008627451</text:p>
          </table:table-cell>
          <table:table-cell table:number-columns-repeated="3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69.687" calcext:value-type="float">
            <text:p>269.687</text:p>
          </table:table-cell>
          <table:table-cell table:formula="of:=AVERAGE([.B4471:.B4521])" office:value-type="float" office:value="278.430647058824" calcext:value-type="float">
            <text:p>278.4306470588</text:p>
          </table:table-cell>
          <table:table-cell table:number-columns-repeated="3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71.721" calcext:value-type="float">
            <text:p>271.721</text:p>
          </table:table-cell>
          <table:table-cell table:formula="of:=AVERAGE([.B4472:.B4522])" office:value-type="float" office:value="278.607509803922" calcext:value-type="float">
            <text:p>278.6075098039</text:p>
          </table:table-cell>
          <table:table-cell table:number-columns-repeated="3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77.316" calcext:value-type="float">
            <text:p>277.316</text:p>
          </table:table-cell>
          <table:table-cell table:formula="of:=AVERAGE([.B4473:.B4523])" office:value-type="float" office:value="278.716078431373" calcext:value-type="float">
            <text:p>278.7160784314</text:p>
          </table:table-cell>
          <table:table-cell table:number-columns-repeated="3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70.948" calcext:value-type="float">
            <text:p>270.948</text:p>
          </table:table-cell>
          <table:table-cell table:formula="of:=AVERAGE([.B4474:.B4524])" office:value-type="float" office:value="278.854666666667" calcext:value-type="float">
            <text:p>278.8546666667</text:p>
          </table:table-cell>
          <table:table-cell table:number-columns-repeated="3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80.672" calcext:value-type="float">
            <text:p>280.672</text:p>
          </table:table-cell>
          <table:table-cell table:formula="of:=AVERAGE([.B4475:.B4525])" office:value-type="float" office:value="279.033196078431" calcext:value-type="float">
            <text:p>279.0331960784</text:p>
          </table:table-cell>
          <table:table-cell table:number-columns-repeated="3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74.377" calcext:value-type="float">
            <text:p>274.377</text:p>
          </table:table-cell>
          <table:table-cell table:formula="of:=AVERAGE([.B4476:.B4526])" office:value-type="float" office:value="279.02337254902" calcext:value-type="float">
            <text:p>279.023372549</text:p>
          </table:table-cell>
          <table:table-cell table:number-columns-repeated="3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76.081" calcext:value-type="float">
            <text:p>276.081</text:p>
          </table:table-cell>
          <table:table-cell table:formula="of:=AVERAGE([.B4477:.B4527])" office:value-type="float" office:value="279.226137254902" calcext:value-type="float">
            <text:p>279.2261372549</text:p>
          </table:table-cell>
          <table:table-cell table:number-columns-repeated="3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72.109" calcext:value-type="float">
            <text:p>272.109</text:p>
          </table:table-cell>
          <table:table-cell table:formula="of:=AVERAGE([.B4478:.B4528])" office:value-type="float" office:value="279.263941176471" calcext:value-type="float">
            <text:p>279.2639411765</text:p>
          </table:table-cell>
          <table:table-cell table:number-columns-repeated="3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74.236" calcext:value-type="float">
            <text:p>274.236</text:p>
          </table:table-cell>
          <table:table-cell table:formula="of:=AVERAGE([.B4479:.B4529])" office:value-type="float" office:value="279.49631372549" calcext:value-type="float">
            <text:p>279.4963137255</text:p>
          </table:table-cell>
          <table:table-cell table:number-columns-repeated="3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81.146" calcext:value-type="float">
            <text:p>281.146</text:p>
          </table:table-cell>
          <table:table-cell table:formula="of:=AVERAGE([.B4480:.B4530])" office:value-type="float" office:value="279.754784313725" calcext:value-type="float">
            <text:p>279.7547843137</text:p>
          </table:table-cell>
          <table:table-cell table:number-columns-repeated="3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74.801" calcext:value-type="float">
            <text:p>274.801</text:p>
          </table:table-cell>
          <table:table-cell table:formula="of:=AVERAGE([.B4481:.B4531])" office:value-type="float" office:value="279.761176470588" calcext:value-type="float">
            <text:p>279.7611764706</text:p>
          </table:table-cell>
          <table:table-cell table:number-columns-repeated="3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74.574" calcext:value-type="float">
            <text:p>274.574</text:p>
          </table:table-cell>
          <table:table-cell table:formula="of:=AVERAGE([.B4482:.B4532])" office:value-type="float" office:value="279.826352941176" calcext:value-type="float">
            <text:p>279.8263529412</text:p>
          </table:table-cell>
          <table:table-cell table:number-columns-repeated="3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70.206" calcext:value-type="float">
            <text:p>270.206</text:p>
          </table:table-cell>
          <table:table-cell table:formula="of:=AVERAGE([.B4483:.B4533])" office:value-type="float" office:value="279.972705882353" calcext:value-type="float">
            <text:p>279.9727058824</text:p>
          </table:table-cell>
          <table:table-cell table:number-columns-repeated="3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75.795" calcext:value-type="float">
            <text:p>275.795</text:p>
          </table:table-cell>
          <table:table-cell table:formula="of:=AVERAGE([.B4484:.B4534])" office:value-type="float" office:value="280.531137254902" calcext:value-type="float">
            <text:p>280.5311372549</text:p>
          </table:table-cell>
          <table:table-cell table:number-columns-repeated="3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73.336" calcext:value-type="float">
            <text:p>273.336</text:p>
          </table:table-cell>
          <table:table-cell table:formula="of:=AVERAGE([.B4485:.B4535])" office:value-type="float" office:value="280.59968627451" calcext:value-type="float">
            <text:p>280.5996862745</text:p>
          </table:table-cell>
          <table:table-cell table:number-columns-repeated="3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73.112" calcext:value-type="float">
            <text:p>273.112</text:p>
          </table:table-cell>
          <table:table-cell table:formula="of:=AVERAGE([.B4486:.B4536])" office:value-type="float" office:value="280.74468627451" calcext:value-type="float">
            <text:p>280.7446862745</text:p>
          </table:table-cell>
          <table:table-cell table:number-columns-repeated="3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75.482" calcext:value-type="float">
            <text:p>275.482</text:p>
          </table:table-cell>
          <table:table-cell table:formula="of:=AVERAGE([.B4487:.B4537])" office:value-type="float" office:value="281.001" calcext:value-type="float">
            <text:p>281.001</text:p>
          </table:table-cell>
          <table:table-cell table:number-columns-repeated="3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76.167" calcext:value-type="float">
            <text:p>276.167</text:p>
          </table:table-cell>
          <table:table-cell table:formula="of:=AVERAGE([.B4488:.B4538])" office:value-type="float" office:value="281.075098039216" calcext:value-type="float">
            <text:p>281.0750980392</text:p>
          </table:table-cell>
          <table:table-cell table:number-columns-repeated="3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80.998" calcext:value-type="float">
            <text:p>280.998</text:p>
          </table:table-cell>
          <table:table-cell table:formula="of:=AVERAGE([.B4489:.B4539])" office:value-type="float" office:value="281.22731372549" calcext:value-type="float">
            <text:p>281.2273137255</text:p>
          </table:table-cell>
          <table:table-cell table:number-columns-repeated="3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71.527" calcext:value-type="float">
            <text:p>271.527</text:p>
          </table:table-cell>
          <table:table-cell table:formula="of:=AVERAGE([.B4490:.B4540])" office:value-type="float" office:value="281.434529411765" calcext:value-type="float">
            <text:p>281.4345294118</text:p>
          </table:table-cell>
          <table:table-cell table:number-columns-repeated="3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71.472" calcext:value-type="float">
            <text:p>271.472</text:p>
          </table:table-cell>
          <table:table-cell table:formula="of:=AVERAGE([.B4491:.B4541])" office:value-type="float" office:value="281.638862745098" calcext:value-type="float">
            <text:p>281.6388627451</text:p>
          </table:table-cell>
          <table:table-cell table:number-columns-repeated="3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72.109" calcext:value-type="float">
            <text:p>272.109</text:p>
          </table:table-cell>
          <table:table-cell table:formula="of:=AVERAGE([.B4492:.B4542])" office:value-type="float" office:value="281.766470588235" calcext:value-type="float">
            <text:p>281.7664705882</text:p>
          </table:table-cell>
          <table:table-cell table:number-columns-repeated="3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72.693" calcext:value-type="float">
            <text:p>272.693</text:p>
          </table:table-cell>
          <table:table-cell table:formula="of:=AVERAGE([.B4493:.B4543])" office:value-type="float" office:value="282.010117647059" calcext:value-type="float">
            <text:p>282.0101176471</text:p>
          </table:table-cell>
          <table:table-cell table:number-columns-repeated="3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76.711" calcext:value-type="float">
            <text:p>276.711</text:p>
          </table:table-cell>
          <table:table-cell table:formula="of:=AVERAGE([.B4494:.B4544])" office:value-type="float" office:value="282.278274509804" calcext:value-type="float">
            <text:p>282.2782745098</text:p>
          </table:table-cell>
          <table:table-cell table:number-columns-repeated="3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79.671" calcext:value-type="float">
            <text:p>279.671</text:p>
          </table:table-cell>
          <table:table-cell table:formula="of:=AVERAGE([.B4495:.B4545])" office:value-type="float" office:value="282.481549019608" calcext:value-type="float">
            <text:p>282.4815490196</text:p>
          </table:table-cell>
          <table:table-cell table:number-columns-repeated="3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79.291" calcext:value-type="float">
            <text:p>279.291</text:p>
          </table:table-cell>
          <table:table-cell table:formula="of:=AVERAGE([.B4496:.B4546])" office:value-type="float" office:value="282.575745098039" calcext:value-type="float">
            <text:p>282.575745098</text:p>
          </table:table-cell>
          <table:table-cell table:number-columns-repeated="3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82.965" calcext:value-type="float">
            <text:p>282.965</text:p>
          </table:table-cell>
          <table:table-cell table:formula="of:=AVERAGE([.B4497:.B4547])" office:value-type="float" office:value="282.747882352941" calcext:value-type="float">
            <text:p>282.7478823529</text:p>
          </table:table-cell>
          <table:table-cell table:number-columns-repeated="3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81.532" calcext:value-type="float">
            <text:p>281.532</text:p>
          </table:table-cell>
          <table:table-cell table:formula="of:=AVERAGE([.B4498:.B4548])" office:value-type="float" office:value="282.900960784314" calcext:value-type="float">
            <text:p>282.9009607843</text:p>
          </table:table-cell>
          <table:table-cell table:number-columns-repeated="3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83.688" calcext:value-type="float">
            <text:p>283.688</text:p>
          </table:table-cell>
          <table:table-cell table:formula="of:=AVERAGE([.B4499:.B4549])" office:value-type="float" office:value="283.149431372549" calcext:value-type="float">
            <text:p>283.1494313725</text:p>
          </table:table-cell>
          <table:table-cell table:number-columns-repeated="3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82.217" calcext:value-type="float">
            <text:p>282.217</text:p>
          </table:table-cell>
          <table:table-cell table:formula="of:=AVERAGE([.B4500:.B4550])" office:value-type="float" office:value="283.279019607843" calcext:value-type="float">
            <text:p>283.2790196078</text:p>
          </table:table-cell>
          <table:table-cell table:number-columns-repeated="3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81.057" calcext:value-type="float">
            <text:p>281.057</text:p>
          </table:table-cell>
          <table:table-cell table:formula="of:=AVERAGE([.B4501:.B4551])" office:value-type="float" office:value="283.393784313726" calcext:value-type="float">
            <text:p>283.3937843137</text:p>
          </table:table-cell>
          <table:table-cell table:number-columns-repeated="3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68.601" calcext:value-type="float">
            <text:p>268.601</text:p>
          </table:table-cell>
          <table:table-cell table:formula="of:=AVERAGE([.B4502:.B4552])" office:value-type="float" office:value="283.563823529412" calcext:value-type="float">
            <text:p>283.5638235294</text:p>
          </table:table-cell>
          <table:table-cell table:number-columns-repeated="3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81.561" calcext:value-type="float">
            <text:p>281.561</text:p>
          </table:table-cell>
          <table:table-cell table:formula="of:=AVERAGE([.B4503:.B4553])" office:value-type="float" office:value="284.065215686274" calcext:value-type="float">
            <text:p>284.0652156863</text:p>
          </table:table-cell>
          <table:table-cell table:number-columns-repeated="3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91.822" calcext:value-type="float">
            <text:p>291.822</text:p>
          </table:table-cell>
          <table:table-cell table:formula="of:=AVERAGE([.B4504:.B4554])" office:value-type="float" office:value="284.117" calcext:value-type="float">
            <text:p>284.117</text:p>
          </table:table-cell>
          <table:table-cell table:number-columns-repeated="3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80.2" calcext:value-type="float">
            <text:p>280.2</text:p>
          </table:table-cell>
          <table:table-cell table:formula="of:=AVERAGE([.B4505:.B4555])" office:value-type="float" office:value="284.346235294118" calcext:value-type="float">
            <text:p>284.3462352941</text:p>
          </table:table-cell>
          <table:table-cell table:number-columns-repeated="3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85.266" calcext:value-type="float">
            <text:p>285.266</text:p>
          </table:table-cell>
          <table:table-cell table:formula="of:=AVERAGE([.B4506:.B4556])" office:value-type="float" office:value="284.465392156863" calcext:value-type="float">
            <text:p>284.4653921569</text:p>
          </table:table-cell>
          <table:table-cell table:number-columns-repeated="3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86.8" calcext:value-type="float">
            <text:p>286.8</text:p>
          </table:table-cell>
          <table:table-cell table:formula="of:=AVERAGE([.B4507:.B4557])" office:value-type="float" office:value="284.455235294118" calcext:value-type="float">
            <text:p>284.4552352941</text:p>
          </table:table-cell>
          <table:table-cell table:number-columns-repeated="3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82.576" calcext:value-type="float">
            <text:p>282.576</text:p>
          </table:table-cell>
          <table:table-cell table:formula="of:=AVERAGE([.B4508:.B4558])" office:value-type="float" office:value="284.514529411765" calcext:value-type="float">
            <text:p>284.5145294118</text:p>
          </table:table-cell>
          <table:table-cell table:number-columns-repeated="3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78.329" calcext:value-type="float">
            <text:p>278.329</text:p>
          </table:table-cell>
          <table:table-cell table:formula="of:=AVERAGE([.B4509:.B4559])" office:value-type="float" office:value="284.685196078431" calcext:value-type="float">
            <text:p>284.6851960784</text:p>
          </table:table-cell>
          <table:table-cell table:number-columns-repeated="3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87.48" calcext:value-type="float">
            <text:p>287.48</text:p>
          </table:table-cell>
          <table:table-cell table:formula="of:=AVERAGE([.B4510:.B4560])" office:value-type="float" office:value="284.995196078431" calcext:value-type="float">
            <text:p>284.9951960784</text:p>
          </table:table-cell>
          <table:table-cell table:number-columns-repeated="3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78.853" calcext:value-type="float">
            <text:p>278.853</text:p>
          </table:table-cell>
          <table:table-cell table:formula="of:=AVERAGE([.B4511:.B4561])" office:value-type="float" office:value="284.948803921569" calcext:value-type="float">
            <text:p>284.9488039216</text:p>
          </table:table-cell>
          <table:table-cell table:number-columns-repeated="3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75.995" calcext:value-type="float">
            <text:p>275.995</text:p>
          </table:table-cell>
          <table:table-cell table:formula="of:=AVERAGE([.B4512:.B4562])" office:value-type="float" office:value="285.16762745098" calcext:value-type="float">
            <text:p>285.167627451</text:p>
          </table:table-cell>
          <table:table-cell table:number-columns-repeated="3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81.71" calcext:value-type="float">
            <text:p>281.71</text:p>
          </table:table-cell>
          <table:table-cell table:formula="of:=AVERAGE([.B4513:.B4563])" office:value-type="float" office:value="285.398294117647" calcext:value-type="float">
            <text:p>285.3982941176</text:p>
          </table:table-cell>
          <table:table-cell table:number-columns-repeated="3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81.65" calcext:value-type="float">
            <text:p>281.65</text:p>
          </table:table-cell>
          <table:table-cell table:formula="of:=AVERAGE([.B4514:.B4564])" office:value-type="float" office:value="285.567901960784" calcext:value-type="float">
            <text:p>285.5679019608</text:p>
          </table:table-cell>
          <table:table-cell table:number-columns-repeated="3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82.905" calcext:value-type="float">
            <text:p>282.905</text:p>
          </table:table-cell>
          <table:table-cell table:formula="of:=AVERAGE([.B4515:.B4565])" office:value-type="float" office:value="285.644196078431" calcext:value-type="float">
            <text:p>285.6441960784</text:p>
          </table:table-cell>
          <table:table-cell table:number-columns-repeated="3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82.486" calcext:value-type="float">
            <text:p>282.486</text:p>
          </table:table-cell>
          <table:table-cell table:formula="of:=AVERAGE([.B4516:.B4566])" office:value-type="float" office:value="285.795960784314" calcext:value-type="float">
            <text:p>285.7959607843</text:p>
          </table:table-cell>
          <table:table-cell table:number-columns-repeated="3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81.116" calcext:value-type="float">
            <text:p>281.116</text:p>
          </table:table-cell>
          <table:table-cell table:formula="of:=AVERAGE([.B4517:.B4567])" office:value-type="float" office:value="286.025725490196" calcext:value-type="float">
            <text:p>286.0257254902</text:p>
          </table:table-cell>
          <table:table-cell table:number-columns-repeated="3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85.266" calcext:value-type="float">
            <text:p>285.266</text:p>
          </table:table-cell>
          <table:table-cell table:formula="of:=AVERAGE([.B4518:.B4568])" office:value-type="float" office:value="286.131137254902" calcext:value-type="float">
            <text:p>286.1311372549</text:p>
          </table:table-cell>
          <table:table-cell table:number-columns-repeated="3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81.353" calcext:value-type="float">
            <text:p>281.353</text:p>
          </table:table-cell>
          <table:table-cell table:formula="of:=AVERAGE([.B4519:.B4569])" office:value-type="float" office:value="286.15637254902" calcext:value-type="float">
            <text:p>286.156372549</text:p>
          </table:table-cell>
          <table:table-cell table:number-columns-repeated="3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88.538" calcext:value-type="float">
            <text:p>288.538</text:p>
          </table:table-cell>
          <table:table-cell table:formula="of:=AVERAGE([.B4520:.B4570])" office:value-type="float" office:value="286.366019607843" calcext:value-type="float">
            <text:p>286.3660196078</text:p>
          </table:table-cell>
          <table:table-cell table:number-columns-repeated="3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79.759" calcext:value-type="float">
            <text:p>279.759</text:p>
          </table:table-cell>
          <table:table-cell table:formula="of:=AVERAGE([.B4521:.B4571])" office:value-type="float" office:value="286.433529411765" calcext:value-type="float">
            <text:p>286.4335294118</text:p>
          </table:table-cell>
          <table:table-cell table:number-columns-repeated="3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78.707" calcext:value-type="float">
            <text:p>278.707</text:p>
          </table:table-cell>
          <table:table-cell table:formula="of:=AVERAGE([.B4522:.B4572])" office:value-type="float" office:value="286.715490196078" calcext:value-type="float">
            <text:p>286.7154901961</text:p>
          </table:table-cell>
          <table:table-cell table:number-columns-repeated="3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77.258" calcext:value-type="float">
            <text:p>277.258</text:p>
          </table:table-cell>
          <table:table-cell table:formula="of:=AVERAGE([.B4523:.B4573])" office:value-type="float" office:value="287.072666666667" calcext:value-type="float">
            <text:p>287.0726666667</text:p>
          </table:table-cell>
          <table:table-cell table:number-columns-repeated="3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84.384" calcext:value-type="float">
            <text:p>284.384</text:p>
          </table:table-cell>
          <table:table-cell table:formula="of:=AVERAGE([.B4524:.B4574])" office:value-type="float" office:value="287.279803921569" calcext:value-type="float">
            <text:p>287.2798039216</text:p>
          </table:table-cell>
          <table:table-cell table:number-columns-repeated="3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80.053" calcext:value-type="float">
            <text:p>280.053</text:p>
          </table:table-cell>
          <table:table-cell table:formula="of:=AVERAGE([.B4525:.B4575])" office:value-type="float" office:value="287.330803921569" calcext:value-type="float">
            <text:p>287.3308039216</text:p>
          </table:table-cell>
          <table:table-cell table:number-columns-repeated="3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80.171" calcext:value-type="float">
            <text:p>280.171</text:p>
          </table:table-cell>
          <table:table-cell table:formula="of:=AVERAGE([.B4526:.B4576])" office:value-type="float" office:value="287.511294117647" calcext:value-type="float">
            <text:p>287.5112941176</text:p>
          </table:table-cell>
          <table:table-cell table:number-columns-repeated="3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84.718" calcext:value-type="float">
            <text:p>284.718</text:p>
          </table:table-cell>
          <table:table-cell table:formula="of:=AVERAGE([.B4527:.B4577])" office:value-type="float" office:value="287.625" calcext:value-type="float">
            <text:p>287.625</text:p>
          </table:table-cell>
          <table:table-cell table:number-columns-repeated="3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78.009" calcext:value-type="float">
            <text:p>278.009</text:p>
          </table:table-cell>
          <table:table-cell table:formula="of:=AVERAGE([.B4528:.B4578])" office:value-type="float" office:value="287.77368627451" calcext:value-type="float">
            <text:p>287.7736862745</text:p>
          </table:table-cell>
          <table:table-cell table:number-columns-repeated="3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83.96" calcext:value-type="float">
            <text:p>283.96</text:p>
          </table:table-cell>
          <table:table-cell table:formula="of:=AVERAGE([.B4529:.B4579])" office:value-type="float" office:value="288.170588235294" calcext:value-type="float">
            <text:p>288.1705882353</text:p>
          </table:table-cell>
          <table:table-cell table:number-columns-repeated="3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87.418" calcext:value-type="float">
            <text:p>287.418</text:p>
          </table:table-cell>
          <table:table-cell table:formula="of:=AVERAGE([.B4530:.B4580])" office:value-type="float" office:value="288.301039215686" calcext:value-type="float">
            <text:p>288.3010392157</text:p>
          </table:table-cell>
          <table:table-cell table:number-columns-repeated="3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81.472" calcext:value-type="float">
            <text:p>281.472</text:p>
          </table:table-cell>
          <table:table-cell table:formula="of:=AVERAGE([.B4531:.B4581])" office:value-type="float" office:value="288.357490196078" calcext:value-type="float">
            <text:p>288.3574901961</text:p>
          </table:table-cell>
          <table:table-cell table:number-columns-repeated="3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78.125" calcext:value-type="float">
            <text:p>278.125</text:p>
          </table:table-cell>
          <table:table-cell table:formula="of:=AVERAGE([.B4532:.B4582])" office:value-type="float" office:value="288.416960784314" calcext:value-type="float">
            <text:p>288.4169607843</text:p>
          </table:table-cell>
          <table:table-cell table:number-columns-repeated="3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82.038" calcext:value-type="float">
            <text:p>282.038</text:p>
          </table:table-cell>
          <table:table-cell table:formula="of:=AVERAGE([.B4533:.B4583])" office:value-type="float" office:value="288.648823529412" calcext:value-type="float">
            <text:p>288.6488235294</text:p>
          </table:table-cell>
          <table:table-cell table:number-columns-repeated="3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98.686" calcext:value-type="float">
            <text:p>298.686</text:p>
          </table:table-cell>
          <table:table-cell table:formula="of:=AVERAGE([.B4534:.B4584])" office:value-type="float" office:value="288.977882352941" calcext:value-type="float">
            <text:p>288.9778823529</text:p>
          </table:table-cell>
          <table:table-cell table:number-columns-repeated="3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79.291" calcext:value-type="float">
            <text:p>279.291</text:p>
          </table:table-cell>
          <table:table-cell table:formula="of:=AVERAGE([.B4535:.B4585])" office:value-type="float" office:value="288.886823529412" calcext:value-type="float">
            <text:p>288.8868235294</text:p>
          </table:table-cell>
          <table:table-cell table:number-columns-repeated="3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80.731" calcext:value-type="float">
            <text:p>280.731</text:p>
          </table:table-cell>
          <table:table-cell table:formula="of:=AVERAGE([.B4536:.B4586])" office:value-type="float" office:value="289.007568627451" calcext:value-type="float">
            <text:p>289.0075686275</text:p>
          </table:table-cell>
          <table:table-cell table:number-columns-repeated="3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86.184" calcext:value-type="float">
            <text:p>286.184</text:p>
          </table:table-cell>
          <table:table-cell table:formula="of:=AVERAGE([.B4537:.B4587])" office:value-type="float" office:value="289.190803921569" calcext:value-type="float">
            <text:p>289.1908039216</text:p>
          </table:table-cell>
          <table:table-cell table:number-columns-repeated="3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79.261" calcext:value-type="float">
            <text:p>279.261</text:p>
          </table:table-cell>
          <table:table-cell table:formula="of:=AVERAGE([.B4538:.B4588])" office:value-type="float" office:value="289.264019607843" calcext:value-type="float">
            <text:p>289.2640196078</text:p>
          </table:table-cell>
          <table:table-cell table:number-columns-repeated="3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83.93" calcext:value-type="float">
            <text:p>283.93</text:p>
          </table:table-cell>
          <table:table-cell table:formula="of:=AVERAGE([.B4539:.B4589])" office:value-type="float" office:value="289.527901960784" calcext:value-type="float">
            <text:p>289.5279019608</text:p>
          </table:table-cell>
          <table:table-cell table:number-columns-repeated="3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91.566" calcext:value-type="float">
            <text:p>291.566</text:p>
          </table:table-cell>
          <table:table-cell table:formula="of:=AVERAGE([.B4540:.B4590])" office:value-type="float" office:value="289.672647058823" calcext:value-type="float">
            <text:p>289.6726470588</text:p>
          </table:table-cell>
          <table:table-cell table:number-columns-repeated="3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81.948" calcext:value-type="float">
            <text:p>281.948</text:p>
          </table:table-cell>
          <table:table-cell table:formula="of:=AVERAGE([.B4541:.B4591])" office:value-type="float" office:value="289.743529411765" calcext:value-type="float">
            <text:p>289.7435294118</text:p>
          </table:table-cell>
          <table:table-cell table:number-columns-repeated="3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77.98" calcext:value-type="float">
            <text:p>277.98</text:p>
          </table:table-cell>
          <table:table-cell table:formula="of:=AVERAGE([.B4542:.B4592])" office:value-type="float" office:value="289.913431372549" calcext:value-type="float">
            <text:p>289.9134313725</text:p>
          </table:table-cell>
          <table:table-cell table:number-columns-repeated="3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84.535" calcext:value-type="float">
            <text:p>284.535</text:p>
          </table:table-cell>
          <table:table-cell table:formula="of:=AVERAGE([.B4543:.B4593])" office:value-type="float" office:value="290.135784313725" calcext:value-type="float">
            <text:p>290.1357843137</text:p>
          </table:table-cell>
          <table:table-cell table:number-columns-repeated="3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86.369" calcext:value-type="float">
            <text:p>286.369</text:p>
          </table:table-cell>
          <table:table-cell table:formula="of:=AVERAGE([.B4544:.B4594])" office:value-type="float" office:value="290.222235294118" calcext:value-type="float">
            <text:p>290.2222352941</text:p>
          </table:table-cell>
          <table:table-cell table:number-columns-repeated="3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87.078" calcext:value-type="float">
            <text:p>287.078</text:p>
          </table:table-cell>
          <table:table-cell table:formula="of:=AVERAGE([.B4545:.B4595])" office:value-type="float" office:value="290.327274509804" calcext:value-type="float">
            <text:p>290.3272745098</text:p>
          </table:table-cell>
          <table:table-cell table:number-columns-repeated="3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84.475" calcext:value-type="float">
            <text:p>284.475</text:p>
          </table:table-cell>
          <table:table-cell table:formula="of:=AVERAGE([.B4546:.B4596])" office:value-type="float" office:value="290.455568627451" calcext:value-type="float">
            <text:p>290.4555686275</text:p>
          </table:table-cell>
          <table:table-cell table:number-columns-repeated="3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88.07" calcext:value-type="float">
            <text:p>288.07</text:p>
          </table:table-cell>
          <table:table-cell table:formula="of:=AVERAGE([.B4547:.B4597])" office:value-type="float" office:value="290.636803921569" calcext:value-type="float">
            <text:p>290.6368039216</text:p>
          </table:table-cell>
          <table:table-cell table:number-columns-repeated="3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90.772" calcext:value-type="float">
            <text:p>290.772</text:p>
          </table:table-cell>
          <table:table-cell table:formula="of:=AVERAGE([.B4548:.B4598])" office:value-type="float" office:value="290.834470588235" calcext:value-type="float">
            <text:p>290.8344705882</text:p>
          </table:table-cell>
          <table:table-cell table:number-columns-repeated="3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94.204" calcext:value-type="float">
            <text:p>294.204</text:p>
          </table:table-cell>
          <table:table-cell table:formula="of:=AVERAGE([.B4549:.B4599])" office:value-type="float" office:value="291.097196078431" calcext:value-type="float">
            <text:p>291.0971960784</text:p>
          </table:table-cell>
          <table:table-cell table:number-columns-repeated="3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90.297" calcext:value-type="float">
            <text:p>290.297</text:p>
          </table:table-cell>
          <table:table-cell table:formula="of:=AVERAGE([.B4550:.B4600])" office:value-type="float" office:value="291.242039215686" calcext:value-type="float">
            <text:p>291.2420392157</text:p>
          </table:table-cell>
          <table:table-cell table:number-columns-repeated="3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88.07" calcext:value-type="float">
            <text:p>288.07</text:p>
          </table:table-cell>
          <table:table-cell table:formula="of:=AVERAGE([.B4551:.B4601])" office:value-type="float" office:value="291.532509803922" calcext:value-type="float">
            <text:p>291.5325098039</text:p>
          </table:table-cell>
          <table:table-cell table:number-columns-repeated="3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89.729" calcext:value-type="float">
            <text:p>289.729</text:p>
          </table:table-cell>
          <table:table-cell table:formula="of:=AVERAGE([.B4552:.B4602])" office:value-type="float" office:value="291.852294117647" calcext:value-type="float">
            <text:p>291.8522941176</text:p>
          </table:table-cell>
          <table:table-cell table:number-columns-repeated="3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94.172" calcext:value-type="float">
            <text:p>294.172</text:p>
          </table:table-cell>
          <table:table-cell table:formula="of:=AVERAGE([.B4553:.B4603])" office:value-type="float" office:value="292.112431372549" calcext:value-type="float">
            <text:p>292.1124313725</text:p>
          </table:table-cell>
          <table:table-cell table:number-columns-repeated="3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84.202" calcext:value-type="float">
            <text:p>284.202</text:p>
          </table:table-cell>
          <table:table-cell table:formula="of:=AVERAGE([.B4554:.B4604])" office:value-type="float" office:value="292.286803921569" calcext:value-type="float">
            <text:p>292.2868039216</text:p>
          </table:table-cell>
          <table:table-cell table:number-columns-repeated="3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303.513" calcext:value-type="float">
            <text:p>303.513</text:p>
          </table:table-cell>
          <table:table-cell table:formula="of:=AVERAGE([.B4555:.B4605])" office:value-type="float" office:value="292.559019607843" calcext:value-type="float">
            <text:p>292.5590196078</text:p>
          </table:table-cell>
          <table:table-cell table:number-columns-repeated="3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86.277" calcext:value-type="float">
            <text:p>286.277</text:p>
          </table:table-cell>
          <table:table-cell table:formula="of:=AVERAGE([.B4556:.B4606])" office:value-type="float" office:value="292.518666666667" calcext:value-type="float">
            <text:p>292.5186666667</text:p>
          </table:table-cell>
          <table:table-cell table:number-columns-repeated="3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84.748" calcext:value-type="float">
            <text:p>284.748</text:p>
          </table:table-cell>
          <table:table-cell table:formula="of:=AVERAGE([.B4557:.B4607])" office:value-type="float" office:value="292.766568627451" calcext:value-type="float">
            <text:p>292.7665686275</text:p>
          </table:table-cell>
          <table:table-cell table:number-columns-repeated="3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89.824" calcext:value-type="float">
            <text:p>289.824</text:p>
          </table:table-cell>
          <table:table-cell table:formula="of:=AVERAGE([.B4558:.B4608])" office:value-type="float" office:value="293.088137254902" calcext:value-type="float">
            <text:p>293.0881372549</text:p>
          </table:table-cell>
          <table:table-cell table:number-columns-repeated="3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91.28" calcext:value-type="float">
            <text:p>291.28</text:p>
          </table:table-cell>
          <table:table-cell table:formula="of:=AVERAGE([.B4559:.B4609])" office:value-type="float" office:value="293.352490196078" calcext:value-type="float">
            <text:p>293.3524901961</text:p>
          </table:table-cell>
          <table:table-cell table:number-columns-repeated="3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94.139" calcext:value-type="float">
            <text:p>294.139</text:p>
          </table:table-cell>
          <table:table-cell table:formula="of:=AVERAGE([.B4560:.B4610])" office:value-type="float" office:value="293.534" calcext:value-type="float">
            <text:p>293.534</text:p>
          </table:table-cell>
          <table:table-cell table:number-columns-repeated="3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85.114" calcext:value-type="float">
            <text:p>285.114</text:p>
          </table:table-cell>
          <table:table-cell table:formula="of:=AVERAGE([.B4561:.B4611])" office:value-type="float" office:value="293.727980392157" calcext:value-type="float">
            <text:p>293.7279803922</text:p>
          </table:table-cell>
          <table:table-cell table:number-columns-repeated="3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90.013" calcext:value-type="float">
            <text:p>290.013</text:p>
          </table:table-cell>
          <table:table-cell table:formula="of:=AVERAGE([.B4562:.B4612])" office:value-type="float" office:value="294.107784313725" calcext:value-type="float">
            <text:p>294.1077843137</text:p>
          </table:table-cell>
          <table:table-cell table:number-columns-repeated="3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87.759" calcext:value-type="float">
            <text:p>287.759</text:p>
          </table:table-cell>
          <table:table-cell table:formula="of:=AVERAGE([.B4563:.B4613])" office:value-type="float" office:value="294.407235294118" calcext:value-type="float">
            <text:p>294.4072352941</text:p>
          </table:table-cell>
          <table:table-cell table:number-columns-repeated="3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90.36" calcext:value-type="float">
            <text:p>290.36</text:p>
          </table:table-cell>
          <table:table-cell table:formula="of:=AVERAGE([.B4564:.B4614])" office:value-type="float" office:value="294.809019607843" calcext:value-type="float">
            <text:p>294.8090196078</text:p>
          </table:table-cell>
          <table:table-cell table:number-columns-repeated="3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85.541" calcext:value-type="float">
            <text:p>285.541</text:p>
          </table:table-cell>
          <table:table-cell table:formula="of:=AVERAGE([.B4565:.B4615])" office:value-type="float" office:value="295.12437254902" calcext:value-type="float">
            <text:p>295.124372549</text:p>
          </table:table-cell>
          <table:table-cell table:number-columns-repeated="3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90.645" calcext:value-type="float">
            <text:p>290.645</text:p>
          </table:table-cell>
          <table:table-cell table:formula="of:=AVERAGE([.B4566:.B4616])" office:value-type="float" office:value="295.48762745098" calcext:value-type="float">
            <text:p>295.487627451</text:p>
          </table:table-cell>
          <table:table-cell table:number-columns-repeated="3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94.204" calcext:value-type="float">
            <text:p>294.204</text:p>
          </table:table-cell>
          <table:table-cell table:formula="of:=AVERAGE([.B4567:.B4617])" office:value-type="float" office:value="295.697568627451" calcext:value-type="float">
            <text:p>295.6975686275</text:p>
          </table:table-cell>
          <table:table-cell table:number-columns-repeated="3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86.492" calcext:value-type="float">
            <text:p>286.492</text:p>
          </table:table-cell>
          <table:table-cell table:formula="of:=AVERAGE([.B4568:.B4618])" office:value-type="float" office:value="295.90731372549" calcext:value-type="float">
            <text:p>295.9073137255</text:p>
          </table:table-cell>
          <table:table-cell table:number-columns-repeated="3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86.553" calcext:value-type="float">
            <text:p>286.553</text:p>
          </table:table-cell>
          <table:table-cell table:formula="of:=AVERAGE([.B4569:.B4619])" office:value-type="float" office:value="296.145098039216" calcext:value-type="float">
            <text:p>296.1450980392</text:p>
          </table:table-cell>
          <table:table-cell table:number-columns-repeated="3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92.045" calcext:value-type="float">
            <text:p>292.045</text:p>
          </table:table-cell>
          <table:table-cell table:formula="of:=AVERAGE([.B4570:.B4620])" office:value-type="float" office:value="296.382333333333" calcext:value-type="float">
            <text:p>296.3823333333</text:p>
          </table:table-cell>
          <table:table-cell table:number-columns-repeated="3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91.981" calcext:value-type="float">
            <text:p>291.981</text:p>
          </table:table-cell>
          <table:table-cell table:formula="of:=AVERAGE([.B4571:.B4621])" office:value-type="float" office:value="296.487725490196" calcext:value-type="float">
            <text:p>296.4877254902</text:p>
          </table:table-cell>
          <table:table-cell table:number-columns-repeated="3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94.139" calcext:value-type="float">
            <text:p>294.139</text:p>
          </table:table-cell>
          <table:table-cell table:formula="of:=AVERAGE([.B4572:.B4622])" office:value-type="float" office:value="296.606745098039" calcext:value-type="float">
            <text:p>296.606745098</text:p>
          </table:table-cell>
          <table:table-cell table:number-columns-repeated="3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96.923" calcext:value-type="float">
            <text:p>296.923</text:p>
          </table:table-cell>
          <table:table-cell table:formula="of:=AVERAGE([.B4573:.B4623])" office:value-type="float" office:value="296.663921568627" calcext:value-type="float">
            <text:p>296.6639215686</text:p>
          </table:table-cell>
          <table:table-cell table:number-columns-repeated="3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87.822" calcext:value-type="float">
            <text:p>287.822</text:p>
          </table:table-cell>
          <table:table-cell table:formula="of:=AVERAGE([.B4574:.B4624])" office:value-type="float" office:value="296.649058823529" calcext:value-type="float">
            <text:p>296.6490588235</text:p>
          </table:table-cell>
          <table:table-cell table:number-columns-repeated="3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86.985" calcext:value-type="float">
            <text:p>286.985</text:p>
          </table:table-cell>
          <table:table-cell table:formula="of:=AVERAGE([.B4575:.B4625])" office:value-type="float" office:value="296.894392156863" calcext:value-type="float">
            <text:p>296.8943921569</text:p>
          </table:table-cell>
          <table:table-cell table:number-columns-repeated="3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89.258" calcext:value-type="float">
            <text:p>289.258</text:p>
          </table:table-cell>
          <table:table-cell table:formula="of:=AVERAGE([.B4576:.B4626])" office:value-type="float" office:value="297.256647058823" calcext:value-type="float">
            <text:p>297.2566470588</text:p>
          </table:table-cell>
          <table:table-cell table:number-columns-repeated="3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85.97" calcext:value-type="float">
            <text:p>285.97</text:p>
          </table:table-cell>
          <table:table-cell table:formula="of:=AVERAGE([.B4577:.B4627])" office:value-type="float" office:value="297.451352941176" calcext:value-type="float">
            <text:p>297.4513529412</text:p>
          </table:table-cell>
          <table:table-cell table:number-columns-repeated="3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92.301" calcext:value-type="float">
            <text:p>292.301</text:p>
          </table:table-cell>
          <table:table-cell table:formula="of:=AVERAGE([.B4578:.B4628])" office:value-type="float" office:value="297.664823529412" calcext:value-type="float">
            <text:p>297.6648235294</text:p>
          </table:table-cell>
          <table:table-cell table:number-columns-repeated="3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98.251" calcext:value-type="float">
            <text:p>298.251</text:p>
          </table:table-cell>
          <table:table-cell table:formula="of:=AVERAGE([.B4579:.B4629])" office:value-type="float" office:value="297.773" calcext:value-type="float">
            <text:p>297.773</text:p>
          </table:table-cell>
          <table:table-cell table:number-columns-repeated="3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90.613" calcext:value-type="float">
            <text:p>290.613</text:p>
          </table:table-cell>
          <table:table-cell table:formula="of:=AVERAGE([.B4580:.B4630])" office:value-type="float" office:value="297.794666666667" calcext:value-type="float">
            <text:p>297.7946666667</text:p>
          </table:table-cell>
          <table:table-cell table:number-columns-repeated="3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90.297" calcext:value-type="float">
            <text:p>290.297</text:p>
          </table:table-cell>
          <table:table-cell table:formula="of:=AVERAGE([.B4581:.B4631])" office:value-type="float" office:value="297.905450980392" calcext:value-type="float">
            <text:p>297.9054509804</text:p>
          </table:table-cell>
          <table:table-cell table:number-columns-repeated="3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84.505" calcext:value-type="float">
            <text:p>284.505</text:p>
          </table:table-cell>
          <table:table-cell table:formula="of:=AVERAGE([.B4582:.B4632])" office:value-type="float" office:value="298.085058823529" calcext:value-type="float">
            <text:p>298.0850588235</text:p>
          </table:table-cell>
          <table:table-cell table:number-columns-repeated="3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89.95" calcext:value-type="float">
            <text:p>289.95</text:p>
          </table:table-cell>
          <table:table-cell table:formula="of:=AVERAGE([.B4583:.B4633])" office:value-type="float" office:value="298.384843137255" calcext:value-type="float">
            <text:p>298.3848431373</text:p>
          </table:table-cell>
          <table:table-cell table:number-columns-repeated="3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98.82" calcext:value-type="float">
            <text:p>298.82</text:p>
          </table:table-cell>
          <table:table-cell table:formula="of:=AVERAGE([.B4584:.B4634])" office:value-type="float" office:value="298.524823529412" calcext:value-type="float">
            <text:p>298.5248235294</text:p>
          </table:table-cell>
          <table:table-cell table:number-columns-repeated="3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94.042" calcext:value-type="float">
            <text:p>294.042</text:p>
          </table:table-cell>
          <table:table-cell table:formula="of:=AVERAGE([.B4585:.B4635])" office:value-type="float" office:value="298.446431372549" calcext:value-type="float">
            <text:p>298.4464313725</text:p>
          </table:table-cell>
          <table:table-cell table:number-columns-repeated="3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85.449" calcext:value-type="float">
            <text:p>285.449</text:p>
          </table:table-cell>
          <table:table-cell table:formula="of:=AVERAGE([.B4586:.B4636])" office:value-type="float" office:value="298.487411764706" calcext:value-type="float">
            <text:p>298.4874117647</text:p>
          </table:table-cell>
          <table:table-cell table:number-columns-repeated="3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90.076" calcext:value-type="float">
            <text:p>290.076</text:p>
          </table:table-cell>
          <table:table-cell table:formula="of:=AVERAGE([.B4587:.B4637])" office:value-type="float" office:value="298.716294117647" calcext:value-type="float">
            <text:p>298.7162941176</text:p>
          </table:table-cell>
          <table:table-cell table:number-columns-repeated="3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89.918" calcext:value-type="float">
            <text:p>289.918</text:p>
          </table:table-cell>
          <table:table-cell table:formula="of:=AVERAGE([.B4588:.B4638])" office:value-type="float" office:value="298.78137254902" calcext:value-type="float">
            <text:p>298.781372549</text:p>
          </table:table-cell>
          <table:table-cell table:number-columns-repeated="3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92.719" calcext:value-type="float">
            <text:p>292.719</text:p>
          </table:table-cell>
          <table:table-cell table:formula="of:=AVERAGE([.B4589:.B4639])" office:value-type="float" office:value="298.929764705882" calcext:value-type="float">
            <text:p>298.9297647059</text:p>
          </table:table-cell>
          <table:table-cell table:number-columns-repeated="3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91.312" calcext:value-type="float">
            <text:p>291.312</text:p>
          </table:table-cell>
          <table:table-cell table:formula="of:=AVERAGE([.B4590:.B4640])" office:value-type="float" office:value="299.044137254902" calcext:value-type="float">
            <text:p>299.0441372549</text:p>
          </table:table-cell>
          <table:table-cell table:number-columns-repeated="3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95.181" calcext:value-type="float">
            <text:p>295.181</text:p>
          </table:table-cell>
          <table:table-cell table:formula="of:=AVERAGE([.B4591:.B4641])" office:value-type="float" office:value="299.184784313725" calcext:value-type="float">
            <text:p>299.1847843137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90.613" calcext:value-type="float">
            <text:p>290.613</text:p>
          </table:table-cell>
          <table:table-cell table:formula="of:=AVERAGE([.B4592:.B4642])" office:value-type="float" office:value="299.239764705882" calcext:value-type="float">
            <text:p>299.2397647059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89.32" calcext:value-type="float">
            <text:p>289.32</text:p>
          </table:table-cell>
          <table:table-cell table:formula="of:=AVERAGE([.B4593:.B4643])" office:value-type="float" office:value="299.340882352941" calcext:value-type="float">
            <text:p>299.3408823529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88.944" calcext:value-type="float">
            <text:p>288.944</text:p>
          </table:table-cell>
          <table:table-cell table:formula="of:=AVERAGE([.B4594:.B4644])" office:value-type="float" office:value="299.48931372549" calcext:value-type="float">
            <text:p>299.4893137255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91.726" calcext:value-type="float">
            <text:p>291.726</text:p>
          </table:table-cell>
          <table:table-cell table:formula="of:=AVERAGE([.B4595:.B4645])" office:value-type="float" office:value="299.747333333333" calcext:value-type="float">
            <text:p>299.7473333333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93.621" calcext:value-type="float">
            <text:p>293.621</text:p>
          </table:table-cell>
          <table:table-cell table:formula="of:=AVERAGE([.B4596:.B4646])" office:value-type="float" office:value="299.857019607843" calcext:value-type="float">
            <text:p>299.8570196078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93.718" calcext:value-type="float">
            <text:p>293.718</text:p>
          </table:table-cell>
          <table:table-cell table:formula="of:=AVERAGE([.B4597:.B4647])" office:value-type="float" office:value="300.008607843137" calcext:value-type="float">
            <text:p>300.0086078431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98.151" calcext:value-type="float">
            <text:p>298.151</text:p>
          </table:table-cell>
          <table:table-cell table:formula="of:=AVERAGE([.B4598:.B4648])" office:value-type="float" office:value="300.202705882353" calcext:value-type="float">
            <text:p>300.2027058824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04.171" calcext:value-type="float">
            <text:p>304.171</text:p>
          </table:table-cell>
          <table:table-cell table:formula="of:=AVERAGE([.B4599:.B4649])" office:value-type="float" office:value="300.411215686275" calcext:value-type="float">
            <text:p>300.4112156863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01.591" calcext:value-type="float">
            <text:p>301.591</text:p>
          </table:table-cell>
          <table:table-cell table:formula="of:=AVERAGE([.B4600:.B4650])" office:value-type="float" office:value="300.426215686275" calcext:value-type="float">
            <text:p>300.4262156863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05.111" calcext:value-type="float">
            <text:p>305.111</text:p>
          </table:table-cell>
          <table:table-cell table:formula="of:=AVERAGE([.B4601:.B4651])" office:value-type="float" office:value="300.741823529412" calcext:value-type="float">
            <text:p>300.7418235294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04.379" calcext:value-type="float">
            <text:p>304.379</text:p>
          </table:table-cell>
          <table:table-cell table:formula="of:=AVERAGE([.B4602:.B4652])" office:value-type="float" office:value="300.837078431373" calcext:value-type="float">
            <text:p>300.8370784314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02.996" calcext:value-type="float">
            <text:p>302.996</text:p>
          </table:table-cell>
          <table:table-cell table:formula="of:=AVERAGE([.B4603:.B4653])" office:value-type="float" office:value="300.877549019608" calcext:value-type="float">
            <text:p>300.8775490196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03.065" calcext:value-type="float">
            <text:p>303.065</text:p>
          </table:table-cell>
          <table:table-cell table:formula="of:=AVERAGE([.B4604:.B4654])" office:value-type="float" office:value="300.981960784314" calcext:value-type="float">
            <text:p>300.9819607843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98.085" calcext:value-type="float">
            <text:p>298.085</text:p>
          </table:table-cell>
          <table:table-cell table:formula="of:=AVERAGE([.B4605:.B4655])" office:value-type="float" office:value="301.017960784314" calcext:value-type="float">
            <text:p>301.0179607843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01.455" calcext:value-type="float">
            <text:p>301.455</text:p>
          </table:table-cell>
          <table:table-cell table:formula="of:=AVERAGE([.B4606:.B4656])" office:value-type="float" office:value="301.06937254902" calcext:value-type="float">
            <text:p>301.069372549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98.92" calcext:value-type="float">
            <text:p>298.92</text:p>
          </table:table-cell>
          <table:table-cell table:formula="of:=AVERAGE([.B4607:.B4657])" office:value-type="float" office:value="301.107019607843" calcext:value-type="float">
            <text:p>301.1070196078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01.148" calcext:value-type="float">
            <text:p>301.148</text:p>
          </table:table-cell>
          <table:table-cell table:formula="of:=AVERAGE([.B4608:.B4658])" office:value-type="float" office:value="301.300450980392" calcext:value-type="float">
            <text:p>301.3004509804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03.306" calcext:value-type="float">
            <text:p>303.306</text:p>
          </table:table-cell>
          <table:table-cell table:formula="of:=AVERAGE([.B4609:.B4659])" office:value-type="float" office:value="301.539117647059" calcext:value-type="float">
            <text:p>301.5391176471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00.537" calcext:value-type="float">
            <text:p>300.537</text:p>
          </table:table-cell>
          <table:table-cell table:formula="of:=AVERAGE([.B4610:.B4660])" office:value-type="float" office:value="301.606156862745" calcext:value-type="float">
            <text:p>301.6061568627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04.032" calcext:value-type="float">
            <text:p>304.032</text:p>
          </table:table-cell>
          <table:table-cell table:formula="of:=AVERAGE([.B4611:.B4661])" office:value-type="float" office:value="301.823784313725" calcext:value-type="float">
            <text:p>301.8237843137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04.484" calcext:value-type="float">
            <text:p>304.484</text:p>
          </table:table-cell>
          <table:table-cell table:formula="of:=AVERAGE([.B4612:.B4662])" office:value-type="float" office:value="301.850411764706" calcext:value-type="float">
            <text:p>301.8504117647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05.285" calcext:value-type="float">
            <text:p>305.285</text:p>
          </table:table-cell>
          <table:table-cell table:formula="of:=AVERAGE([.B4613:.B4663])" office:value-type="float" office:value="301.926333333333" calcext:value-type="float">
            <text:p>301.9263333333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08.25" calcext:value-type="float">
            <text:p>308.25</text:p>
          </table:table-cell>
          <table:table-cell table:formula="of:=AVERAGE([.B4614:.B4664])" office:value-type="float" office:value="301.960098039216" calcext:value-type="float">
            <text:p>301.9600980392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06.443" calcext:value-type="float">
            <text:p>306.443</text:p>
          </table:table-cell>
          <table:table-cell table:formula="of:=AVERAGE([.B4615:.B4665])" office:value-type="float" office:value="301.892392156863" calcext:value-type="float">
            <text:p>301.8923921569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04.067" calcext:value-type="float">
            <text:p>304.067</text:p>
          </table:table-cell>
          <table:table-cell table:formula="of:=AVERAGE([.B4616:.B4666])" office:value-type="float" office:value="301.723274509804" calcext:value-type="float">
            <text:p>301.7232745098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01.352" calcext:value-type="float">
            <text:p>301.352</text:p>
          </table:table-cell>
          <table:table-cell table:formula="of:=AVERAGE([.B4617:.B4667])" office:value-type="float" office:value="301.945392156863" calcext:value-type="float">
            <text:p>301.9453921569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04.901" calcext:value-type="float">
            <text:p>304.901</text:p>
          </table:table-cell>
          <table:table-cell table:formula="of:=AVERAGE([.B4618:.B4668])" office:value-type="float" office:value="302.203235294118" calcext:value-type="float">
            <text:p>302.2032352941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98.619" calcext:value-type="float">
            <text:p>298.619</text:p>
          </table:table-cell>
          <table:table-cell table:formula="of:=AVERAGE([.B4619:.B4669])" office:value-type="float" office:value="302.329588235294" calcext:value-type="float">
            <text:p>302.3295882353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98.652" calcext:value-type="float">
            <text:p>298.652</text:p>
          </table:table-cell>
          <table:table-cell table:formula="of:=AVERAGE([.B4620:.B4670])" office:value-type="float" office:value="302.509352941176" calcext:value-type="float">
            <text:p>302.5093529412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97.42" calcext:value-type="float">
            <text:p>297.42</text:p>
          </table:table-cell>
          <table:table-cell table:formula="of:=AVERAGE([.B4621:.B4671])" office:value-type="float" office:value="302.723509803921" calcext:value-type="float">
            <text:p>302.7235098039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98.051" calcext:value-type="float">
            <text:p>298.051</text:p>
          </table:table-cell>
          <table:table-cell table:formula="of:=AVERAGE([.B4622:.B4672])" office:value-type="float" office:value="302.796607843137" calcext:value-type="float">
            <text:p>302.7966078431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97.055" calcext:value-type="float">
            <text:p>297.055</text:p>
          </table:table-cell>
          <table:table-cell table:formula="of:=AVERAGE([.B4623:.B4673])" office:value-type="float" office:value="302.965294117647" calcext:value-type="float">
            <text:p>302.9652941176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96.165" calcext:value-type="float">
            <text:p>296.165</text:p>
          </table:table-cell>
          <table:table-cell table:formula="of:=AVERAGE([.B4624:.B4674])" office:value-type="float" office:value="303.154901960784" calcext:value-type="float">
            <text:p>303.1549019608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00.334" calcext:value-type="float">
            <text:p>300.334</text:p>
          </table:table-cell>
          <table:table-cell table:formula="of:=AVERAGE([.B4625:.B4675])" office:value-type="float" office:value="303.255941176471" calcext:value-type="float">
            <text:p>303.2559411765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05.46" calcext:value-type="float">
            <text:p>305.46</text:p>
          </table:table-cell>
          <table:table-cell table:formula="of:=AVERAGE([.B4626:.B4676])" office:value-type="float" office:value="303.563725490196" calcext:value-type="float">
            <text:p>303.5637254902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99.188" calcext:value-type="float">
            <text:p>299.188</text:p>
          </table:table-cell>
          <table:table-cell table:formula="of:=AVERAGE([.B4627:.B4677])" office:value-type="float" office:value="303.659215686275" calcext:value-type="float">
            <text:p>303.6592156863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96.857" calcext:value-type="float">
            <text:p>296.857</text:p>
          </table:table-cell>
          <table:table-cell table:formula="of:=AVERAGE([.B4628:.B4678])" office:value-type="float" office:value="303.802156862745" calcext:value-type="float">
            <text:p>303.8021568627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97.818" calcext:value-type="float">
            <text:p>297.818</text:p>
          </table:table-cell>
          <table:table-cell table:formula="of:=AVERAGE([.B4629:.B4679])" office:value-type="float" office:value="303.970843137255" calcext:value-type="float">
            <text:p>303.9708431373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99.356" calcext:value-type="float">
            <text:p>299.356</text:p>
          </table:table-cell>
          <table:table-cell table:formula="of:=AVERAGE([.B4630:.B4680])" office:value-type="float" office:value="304.12962745098" calcext:value-type="float">
            <text:p>304.129627451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96.263" calcext:value-type="float">
            <text:p>296.263</text:p>
          </table:table-cell>
          <table:table-cell table:formula="of:=AVERAGE([.B4631:.B4681])" office:value-type="float" office:value="304.269960784314" calcext:value-type="float">
            <text:p>304.2699607843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99.457" calcext:value-type="float">
            <text:p>299.457</text:p>
          </table:table-cell>
          <table:table-cell table:formula="of:=AVERAGE([.B4632:.B4682])" office:value-type="float" office:value="304.355098039216" calcext:value-type="float">
            <text:p>304.3550980392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99.794" calcext:value-type="float">
            <text:p>299.794</text:p>
          </table:table-cell>
          <table:table-cell table:formula="of:=AVERAGE([.B4633:.B4683])" office:value-type="float" office:value="304.547823529412" calcext:value-type="float">
            <text:p>304.5478235294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97.089" calcext:value-type="float">
            <text:p>297.089</text:p>
          </table:table-cell>
          <table:table-cell table:formula="of:=AVERAGE([.B4634:.B4684])" office:value-type="float" office:value="304.749470588235" calcext:value-type="float">
            <text:p>304.7494705882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94.822" calcext:value-type="float">
            <text:p>294.822</text:p>
          </table:table-cell>
          <table:table-cell table:formula="of:=AVERAGE([.B4635:.B4685])" office:value-type="float" office:value="304.948117647059" calcext:value-type="float">
            <text:p>304.9481176471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96.132" calcext:value-type="float">
            <text:p>296.132</text:p>
          </table:table-cell>
          <table:table-cell table:formula="of:=AVERAGE([.B4636:.B4686])" office:value-type="float" office:value="305.240882352941" calcext:value-type="float">
            <text:p>305.2408823529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97.122" calcext:value-type="float">
            <text:p>297.122</text:p>
          </table:table-cell>
          <table:table-cell table:formula="of:=AVERAGE([.B4637:.B4687])" office:value-type="float" office:value="305.433411764706" calcext:value-type="float">
            <text:p>305.4334117647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93.395" calcext:value-type="float">
            <text:p>293.395</text:p>
          </table:table-cell>
          <table:table-cell table:formula="of:=AVERAGE([.B4638:.B4688])" office:value-type="float" office:value="305.614803921569" calcext:value-type="float">
            <text:p>305.6148039216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97.486" calcext:value-type="float">
            <text:p>297.486</text:p>
          </table:table-cell>
          <table:table-cell table:formula="of:=AVERAGE([.B4639:.B4689])" office:value-type="float" office:value="305.845882352941" calcext:value-type="float">
            <text:p>305.8458823529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98.552" calcext:value-type="float">
            <text:p>298.552</text:p>
          </table:table-cell>
          <table:table-cell table:formula="of:=AVERAGE([.B4640:.B4690])" office:value-type="float" office:value="306.042294117647" calcext:value-type="float">
            <text:p>306.0422941176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98.485" calcext:value-type="float">
            <text:p>298.485</text:p>
          </table:table-cell>
          <table:table-cell table:formula="of:=AVERAGE([.B4641:.B4691])" office:value-type="float" office:value="306.158607843137" calcext:value-type="float">
            <text:p>306.1586078431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97.985" calcext:value-type="float">
            <text:p>297.985</text:p>
          </table:table-cell>
          <table:table-cell table:formula="of:=AVERAGE([.B4642:.B4692])" office:value-type="float" office:value="306.545529411765" calcext:value-type="float">
            <text:p>306.5455294118</text:p>
          </table:table-cell>
          <table:table-cell table:number-columns-repeated="3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295.77" calcext:value-type="float">
            <text:p>295.77</text:p>
          </table:table-cell>
          <table:table-cell table:formula="of:=AVERAGE([.B4643:.B4693])" office:value-type="float" office:value="306.806764705882" calcext:value-type="float">
            <text:p>306.8067647059</text:p>
          </table:table-cell>
          <table:table-cell table:number-columns-repeated="3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296.89" calcext:value-type="float">
            <text:p>296.89</text:p>
          </table:table-cell>
          <table:table-cell table:formula="of:=AVERAGE([.B4644:.B4694])" office:value-type="float" office:value="307.112156862745" calcext:value-type="float">
            <text:p>307.1121568627</text:p>
          </table:table-cell>
          <table:table-cell table:number-columns-repeated="3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02.103" calcext:value-type="float">
            <text:p>302.103</text:p>
          </table:table-cell>
          <table:table-cell table:formula="of:=AVERAGE([.B4645:.B4695])" office:value-type="float" office:value="307.261058823529" calcext:value-type="float">
            <text:p>307.2610588235</text:p>
          </table:table-cell>
          <table:table-cell table:number-columns-repeated="3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297.32" calcext:value-type="float">
            <text:p>297.32</text:p>
          </table:table-cell>
          <table:table-cell table:formula="of:=AVERAGE([.B4646:.B4696])" office:value-type="float" office:value="307.399803921569" calcext:value-type="float">
            <text:p>307.3998039216</text:p>
          </table:table-cell>
          <table:table-cell table:number-columns-repeated="3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01.352" calcext:value-type="float">
            <text:p>301.352</text:p>
          </table:table-cell>
          <table:table-cell table:formula="of:=AVERAGE([.B4647:.B4697])" office:value-type="float" office:value="307.605745098039" calcext:value-type="float">
            <text:p>307.605745098</text:p>
          </table:table-cell>
          <table:table-cell table:number-columns-repeated="3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03.617" calcext:value-type="float">
            <text:p>303.617</text:p>
          </table:table-cell>
          <table:table-cell table:formula="of:=AVERAGE([.B4648:.B4698])" office:value-type="float" office:value="307.762725490196" calcext:value-type="float">
            <text:p>307.7627254902</text:p>
          </table:table-cell>
          <table:table-cell table:number-columns-repeated="3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08.785" calcext:value-type="float">
            <text:p>308.785</text:p>
          </table:table-cell>
          <table:table-cell table:formula="of:=AVERAGE([.B4649:.B4699])" office:value-type="float" office:value="307.987098039216" calcext:value-type="float">
            <text:p>307.9870980392</text:p>
          </table:table-cell>
          <table:table-cell table:number-columns-repeated="3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04.936" calcext:value-type="float">
            <text:p>304.936</text:p>
          </table:table-cell>
          <table:table-cell table:formula="of:=AVERAGE([.B4650:.B4700])" office:value-type="float" office:value="308.13137254902" calcext:value-type="float">
            <text:p>308.131372549</text:p>
          </table:table-cell>
          <table:table-cell table:number-columns-repeated="3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17.687" calcext:value-type="float">
            <text:p>317.687</text:p>
          </table:table-cell>
          <table:table-cell table:formula="of:=AVERAGE([.B4651:.B4701])" office:value-type="float" office:value="308.270607843137" calcext:value-type="float">
            <text:p>308.2706078431</text:p>
          </table:table-cell>
          <table:table-cell table:number-columns-repeated="3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09.969" calcext:value-type="float">
            <text:p>309.969</text:p>
          </table:table-cell>
          <table:table-cell table:formula="of:=AVERAGE([.B4652:.B4702])" office:value-type="float" office:value="308.255058823529" calcext:value-type="float">
            <text:p>308.2550588235</text:p>
          </table:table-cell>
          <table:table-cell table:number-columns-repeated="3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06.443" calcext:value-type="float">
            <text:p>306.443</text:p>
          </table:table-cell>
          <table:table-cell table:formula="of:=AVERAGE([.B4653:.B4703])" office:value-type="float" office:value="308.489117647059" calcext:value-type="float">
            <text:p>308.4891176471</text:p>
          </table:table-cell>
          <table:table-cell table:number-columns-repeated="3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08.321" calcext:value-type="float">
            <text:p>308.321</text:p>
          </table:table-cell>
          <table:table-cell table:formula="of:=AVERAGE([.B4654:.B4704])" office:value-type="float" office:value="308.575980392157" calcext:value-type="float">
            <text:p>308.5759803922</text:p>
          </table:table-cell>
          <table:table-cell table:number-columns-repeated="3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04.901" calcext:value-type="float">
            <text:p>304.901</text:p>
          </table:table-cell>
          <table:table-cell table:formula="of:=AVERAGE([.B4655:.B4705])" office:value-type="float" office:value="308.587176470588" calcext:value-type="float">
            <text:p>308.5871764706</text:p>
          </table:table-cell>
          <table:table-cell table:number-columns-repeated="3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00.707" calcext:value-type="float">
            <text:p>300.707</text:p>
          </table:table-cell>
          <table:table-cell table:formula="of:=AVERAGE([.B4656:.B4706])" office:value-type="float" office:value="308.732823529412" calcext:value-type="float">
            <text:p>308.7328235294</text:p>
          </table:table-cell>
          <table:table-cell table:number-columns-repeated="3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03.375" calcext:value-type="float">
            <text:p>303.375</text:p>
          </table:table-cell>
          <table:table-cell table:formula="of:=AVERAGE([.B4657:.B4707])" office:value-type="float" office:value="309.046529411765" calcext:value-type="float">
            <text:p>309.0465294118</text:p>
          </table:table-cell>
          <table:table-cell table:number-columns-repeated="3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08.785" calcext:value-type="float">
            <text:p>308.785</text:p>
          </table:table-cell>
          <table:table-cell table:formula="of:=AVERAGE([.B4658:.B4708])" office:value-type="float" office:value="309.303509803922" calcext:value-type="float">
            <text:p>309.3035098039</text:p>
          </table:table-cell>
          <table:table-cell table:number-columns-repeated="3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13.32" calcext:value-type="float">
            <text:p>313.32</text:p>
          </table:table-cell>
          <table:table-cell table:formula="of:=AVERAGE([.B4659:.B4709])" office:value-type="float" office:value="309.414156862745" calcext:value-type="float">
            <text:p>309.4141568627</text:p>
          </table:table-cell>
          <table:table-cell table:number-columns-repeated="3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06.725" calcext:value-type="float">
            <text:p>306.725</text:p>
          </table:table-cell>
          <table:table-cell table:formula="of:=AVERAGE([.B4660:.B4710])" office:value-type="float" office:value="309.412705882353" calcext:value-type="float">
            <text:p>309.4127058824</text:p>
          </table:table-cell>
          <table:table-cell table:number-columns-repeated="3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11.636" calcext:value-type="float">
            <text:p>311.636</text:p>
          </table:table-cell>
          <table:table-cell table:formula="of:=AVERAGE([.B4661:.B4711])" office:value-type="float" office:value="309.727176470588" calcext:value-type="float">
            <text:p>309.7271764706</text:p>
          </table:table-cell>
          <table:table-cell table:number-columns-repeated="3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05.39" calcext:value-type="float">
            <text:p>305.39</text:p>
          </table:table-cell>
          <table:table-cell table:formula="of:=AVERAGE([.B4662:.B4712])" office:value-type="float" office:value="309.822176470588" calcext:value-type="float">
            <text:p>309.8221764706</text:p>
          </table:table-cell>
          <table:table-cell table:number-columns-repeated="3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08.356" calcext:value-type="float">
            <text:p>308.356</text:p>
          </table:table-cell>
          <table:table-cell table:formula="of:=AVERAGE([.B4663:.B4713])" office:value-type="float" office:value="309.931098039216" calcext:value-type="float">
            <text:p>309.9310980392</text:p>
          </table:table-cell>
          <table:table-cell table:number-columns-repeated="3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07.007" calcext:value-type="float">
            <text:p>307.007</text:p>
          </table:table-cell>
          <table:table-cell table:formula="of:=AVERAGE([.B4664:.B4714])" office:value-type="float" office:value="309.998980392157" calcext:value-type="float">
            <text:p>309.9989803922</text:p>
          </table:table-cell>
          <table:table-cell table:number-columns-repeated="3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04.797" calcext:value-type="float">
            <text:p>304.797</text:p>
          </table:table-cell>
          <table:table-cell table:formula="of:=AVERAGE([.B4665:.B4715])" office:value-type="float" office:value="310.20468627451" calcext:value-type="float">
            <text:p>310.2046862745</text:p>
          </table:table-cell>
          <table:table-cell table:number-columns-repeated="3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297.818" calcext:value-type="float">
            <text:p>297.818</text:p>
          </table:table-cell>
          <table:table-cell table:formula="of:=AVERAGE([.B4666:.B4716])" office:value-type="float" office:value="310.355254901961" calcext:value-type="float">
            <text:p>310.355254902</text:p>
          </table:table-cell>
          <table:table-cell table:number-columns-repeated="3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15.395" calcext:value-type="float">
            <text:p>315.395</text:p>
          </table:table-cell>
          <table:table-cell table:formula="of:=AVERAGE([.B4667:.B4717])" office:value-type="float" office:value="310.733745098039" calcext:value-type="float">
            <text:p>310.733745098</text:p>
          </table:table-cell>
          <table:table-cell table:number-columns-repeated="3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14.502" calcext:value-type="float">
            <text:p>314.502</text:p>
          </table:table-cell>
          <table:table-cell table:formula="of:=AVERAGE([.B4668:.B4718])" office:value-type="float" office:value="310.766098039216" calcext:value-type="float">
            <text:p>310.7660980392</text:p>
          </table:table-cell>
          <table:table-cell table:number-columns-repeated="3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11.345" calcext:value-type="float">
            <text:p>311.345</text:p>
          </table:table-cell>
          <table:table-cell table:formula="of:=AVERAGE([.B4669:.B4719])" office:value-type="float" office:value="310.948058823529" calcext:value-type="float">
            <text:p>310.9480588235</text:p>
          </table:table-cell>
          <table:table-cell table:number-columns-repeated="3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07.787" calcext:value-type="float">
            <text:p>307.787</text:p>
          </table:table-cell>
          <table:table-cell table:formula="of:=AVERAGE([.B4670:.B4720])" office:value-type="float" office:value="311.056862745098" calcext:value-type="float">
            <text:p>311.0568627451</text:p>
          </table:table-cell>
          <table:table-cell table:number-columns-repeated="3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09.574" calcext:value-type="float">
            <text:p>309.574</text:p>
          </table:table-cell>
          <table:table-cell table:formula="of:=AVERAGE([.B4671:.B4721])" office:value-type="float" office:value="311.217039215686" calcext:value-type="float">
            <text:p>311.2170392157</text:p>
          </table:table-cell>
          <table:table-cell table:number-columns-repeated="3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01.148" calcext:value-type="float">
            <text:p>301.148</text:p>
          </table:table-cell>
          <table:table-cell table:formula="of:=AVERAGE([.B4672:.B4722])" office:value-type="float" office:value="311.370196078431" calcext:value-type="float">
            <text:p>311.3701960784</text:p>
          </table:table-cell>
          <table:table-cell table:number-columns-repeated="3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06.654" calcext:value-type="float">
            <text:p>306.654</text:p>
          </table:table-cell>
          <table:table-cell table:formula="of:=AVERAGE([.B4673:.B4723])" office:value-type="float" office:value="311.714588235294" calcext:value-type="float">
            <text:p>311.7145882353</text:p>
          </table:table-cell>
          <table:table-cell table:number-columns-repeated="3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06.725" calcext:value-type="float">
            <text:p>306.725</text:p>
          </table:table-cell>
          <table:table-cell table:formula="of:=AVERAGE([.B4674:.B4724])" office:value-type="float" office:value="311.761980392157" calcext:value-type="float">
            <text:p>311.7619803922</text:p>
          </table:table-cell>
          <table:table-cell table:number-columns-repeated="3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01.318" calcext:value-type="float">
            <text:p>301.318</text:p>
          </table:table-cell>
          <table:table-cell table:formula="of:=AVERAGE([.B4675:.B4725])" office:value-type="float" office:value="311.800274509804" calcext:value-type="float">
            <text:p>311.8002745098</text:p>
          </table:table-cell>
          <table:table-cell table:number-columns-repeated="3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16.031" calcext:value-type="float">
            <text:p>316.031</text:p>
          </table:table-cell>
          <table:table-cell table:formula="of:=AVERAGE([.B4676:.B4726])" office:value-type="float" office:value="312.164588235294" calcext:value-type="float">
            <text:p>312.1645882353</text:p>
          </table:table-cell>
          <table:table-cell table:number-columns-repeated="3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10.33" calcext:value-type="float">
            <text:p>310.33</text:p>
          </table:table-cell>
          <table:table-cell table:formula="of:=AVERAGE([.B4677:.B4727])" office:value-type="float" office:value="312.182254901961" calcext:value-type="float">
            <text:p>312.182254902</text:p>
          </table:table-cell>
          <table:table-cell table:number-columns-repeated="3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06.478" calcext:value-type="float">
            <text:p>306.478</text:p>
          </table:table-cell>
          <table:table-cell table:formula="of:=AVERAGE([.B4678:.B4728])" office:value-type="float" office:value="312.258980392157" calcext:value-type="float">
            <text:p>312.2589803922</text:p>
          </table:table-cell>
          <table:table-cell table:number-columns-repeated="3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05.46" calcext:value-type="float">
            <text:p>305.46</text:p>
          </table:table-cell>
          <table:table-cell table:formula="of:=AVERAGE([.B4679:.B4729])" office:value-type="float" office:value="312.440411764706" calcext:value-type="float">
            <text:p>312.4404117647</text:p>
          </table:table-cell>
          <table:table-cell table:number-columns-repeated="3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05.916" calcext:value-type="float">
            <text:p>305.916</text:p>
          </table:table-cell>
          <table:table-cell table:formula="of:=AVERAGE([.B4680:.B4730])" office:value-type="float" office:value="312.626450980392" calcext:value-type="float">
            <text:p>312.6264509804</text:p>
          </table:table-cell>
          <table:table-cell table:number-columns-repeated="3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06.513" calcext:value-type="float">
            <text:p>306.513</text:p>
          </table:table-cell>
          <table:table-cell table:formula="of:=AVERAGE([.B4681:.B4731])" office:value-type="float" office:value="312.869156862745" calcext:value-type="float">
            <text:p>312.8691568627</text:p>
          </table:table-cell>
          <table:table-cell table:number-columns-repeated="3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00.605" calcext:value-type="float">
            <text:p>300.605</text:p>
          </table:table-cell>
          <table:table-cell table:formula="of:=AVERAGE([.B4682:.B4732])" office:value-type="float" office:value="312.977470588235" calcext:value-type="float">
            <text:p>312.9774705882</text:p>
          </table:table-cell>
          <table:table-cell table:number-columns-repeated="3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09.286" calcext:value-type="float">
            <text:p>309.286</text:p>
          </table:table-cell>
          <table:table-cell table:formula="of:=AVERAGE([.B4683:.B4733])" office:value-type="float" office:value="313.18662745098" calcext:value-type="float">
            <text:p>313.186627451</text:p>
          </table:table-cell>
          <table:table-cell table:number-columns-repeated="3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10.078" calcext:value-type="float">
            <text:p>310.078</text:p>
          </table:table-cell>
          <table:table-cell table:formula="of:=AVERAGE([.B4684:.B4734])" office:value-type="float" office:value="313.332117647059" calcext:value-type="float">
            <text:p>313.3321176471</text:p>
          </table:table-cell>
          <table:table-cell table:number-columns-repeated="3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07.22" calcext:value-type="float">
            <text:p>307.22</text:p>
          </table:table-cell>
          <table:table-cell table:formula="of:=AVERAGE([.B4685:.B4735])" office:value-type="float" office:value="313.523901960784" calcext:value-type="float">
            <text:p>313.5239019608</text:p>
          </table:table-cell>
          <table:table-cell table:number-columns-repeated="3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09.753" calcext:value-type="float">
            <text:p>309.753</text:p>
          </table:table-cell>
          <table:table-cell table:formula="of:=AVERAGE([.B4686:.B4736])" office:value-type="float" office:value="313.720980392157" calcext:value-type="float">
            <text:p>313.7209803922</text:p>
          </table:table-cell>
          <table:table-cell table:number-columns-repeated="3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05.951" calcext:value-type="float">
            <text:p>305.951</text:p>
          </table:table-cell>
          <table:table-cell table:formula="of:=AVERAGE([.B4687:.B4737])" office:value-type="float" office:value="313.85068627451" calcext:value-type="float">
            <text:p>313.8506862745</text:p>
          </table:table-cell>
          <table:table-cell table:number-columns-repeated="3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06.373" calcext:value-type="float">
            <text:p>306.373</text:p>
          </table:table-cell>
          <table:table-cell table:formula="of:=AVERAGE([.B4688:.B4738])" office:value-type="float" office:value="314.181098039216" calcext:value-type="float">
            <text:p>314.1810980392</text:p>
          </table:table-cell>
          <table:table-cell table:number-columns-repeated="3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05.18" calcext:value-type="float">
            <text:p>305.18</text:p>
          </table:table-cell>
          <table:table-cell table:formula="of:=AVERAGE([.B4689:.B4739])" office:value-type="float" office:value="314.325980392157" calcext:value-type="float">
            <text:p>314.3259803922</text:p>
          </table:table-cell>
          <table:table-cell table:number-columns-repeated="3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07.503" calcext:value-type="float">
            <text:p>307.503</text:p>
          </table:table-cell>
          <table:table-cell table:formula="of:=AVERAGE([.B4690:.B4740])" office:value-type="float" office:value="314.444" calcext:value-type="float">
            <text:p>314.444</text:p>
          </table:table-cell>
          <table:table-cell table:number-columns-repeated="3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04.484" calcext:value-type="float">
            <text:p>304.484</text:p>
          </table:table-cell>
          <table:table-cell table:formula="of:=AVERAGE([.B4691:.B4741])" office:value-type="float" office:value="314.553725490196" calcext:value-type="float">
            <text:p>314.5537254902</text:p>
          </table:table-cell>
          <table:table-cell table:number-columns-repeated="3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18.218" calcext:value-type="float">
            <text:p>318.218</text:p>
          </table:table-cell>
          <table:table-cell table:formula="of:=AVERAGE([.B4692:.B4742])" office:value-type="float" office:value="314.674019607843" calcext:value-type="float">
            <text:p>314.6740196078</text:p>
          </table:table-cell>
          <table:table-cell table:number-columns-repeated="3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11.308" calcext:value-type="float">
            <text:p>311.308</text:p>
          </table:table-cell>
          <table:table-cell table:formula="of:=AVERAGE([.B4693:.B4743])" office:value-type="float" office:value="314.651764705882" calcext:value-type="float">
            <text:p>314.6517647059</text:p>
          </table:table-cell>
          <table:table-cell table:number-columns-repeated="3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11.345" calcext:value-type="float">
            <text:p>311.345</text:p>
          </table:table-cell>
          <table:table-cell table:formula="of:=AVERAGE([.B4694:.B4744])" office:value-type="float" office:value="314.72168627451" calcext:value-type="float">
            <text:p>314.7216862745</text:p>
          </table:table-cell>
          <table:table-cell table:number-columns-repeated="3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04.484" calcext:value-type="float">
            <text:p>304.484</text:p>
          </table:table-cell>
          <table:table-cell table:formula="of:=AVERAGE([.B4695:.B4745])" office:value-type="float" office:value="314.745294117647" calcext:value-type="float">
            <text:p>314.7452941176</text:p>
          </table:table-cell>
          <table:table-cell table:number-columns-repeated="3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09.179" calcext:value-type="float">
            <text:p>309.179</text:p>
          </table:table-cell>
          <table:table-cell table:formula="of:=AVERAGE([.B4696:.B4746])" office:value-type="float" office:value="315.020549019608" calcext:value-type="float">
            <text:p>315.0205490196</text:p>
          </table:table-cell>
          <table:table-cell table:number-columns-repeated="3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07.823" calcext:value-type="float">
            <text:p>307.823</text:p>
          </table:table-cell>
          <table:table-cell table:formula="of:=AVERAGE([.B4697:.B4747])" office:value-type="float" office:value="315.235235294118" calcext:value-type="float">
            <text:p>315.2352352941</text:p>
          </table:table-cell>
          <table:table-cell table:number-columns-repeated="3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09.358" calcext:value-type="float">
            <text:p>309.358</text:p>
          </table:table-cell>
          <table:table-cell table:formula="of:=AVERAGE([.B4698:.B4748])" office:value-type="float" office:value="315.391764705882" calcext:value-type="float">
            <text:p>315.3917647059</text:p>
          </table:table-cell>
          <table:table-cell table:number-columns-repeated="3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15.06" calcext:value-type="float">
            <text:p>315.06</text:p>
          </table:table-cell>
          <table:table-cell table:formula="of:=AVERAGE([.B4699:.B4749])" office:value-type="float" office:value="315.565490196079" calcext:value-type="float">
            <text:p>315.5654901961</text:p>
          </table:table-cell>
          <table:table-cell table:number-columns-repeated="3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16.143" calcext:value-type="float">
            <text:p>316.143</text:p>
          </table:table-cell>
          <table:table-cell table:formula="of:=AVERAGE([.B4700:.B4750])" office:value-type="float" office:value="315.715764705882" calcext:value-type="float">
            <text:p>315.7157647059</text:p>
          </table:table-cell>
          <table:table-cell table:number-columns-repeated="3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12.037" calcext:value-type="float">
            <text:p>312.037</text:p>
          </table:table-cell>
          <table:table-cell table:formula="of:=AVERAGE([.B4701:.B4751])" office:value-type="float" office:value="315.793156862745" calcext:value-type="float">
            <text:p>315.7931568627</text:p>
          </table:table-cell>
          <table:table-cell table:number-columns-repeated="3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16.894" calcext:value-type="float">
            <text:p>316.894</text:p>
          </table:table-cell>
          <table:table-cell table:formula="of:=AVERAGE([.B4702:.B4752])" office:value-type="float" office:value="316.272588235294" calcext:value-type="float">
            <text:p>316.2725882353</text:p>
          </table:table-cell>
          <table:table-cell table:number-columns-repeated="3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21.906" calcext:value-type="float">
            <text:p>321.906</text:p>
          </table:table-cell>
          <table:table-cell table:formula="of:=AVERAGE([.B4703:.B4753])" office:value-type="float" office:value="316.250529411765" calcext:value-type="float">
            <text:p>316.2505294118</text:p>
          </table:table-cell>
          <table:table-cell table:number-columns-repeated="3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10.873" calcext:value-type="float">
            <text:p>310.873</text:p>
          </table:table-cell>
          <table:table-cell table:formula="of:=AVERAGE([.B4704:.B4754])" office:value-type="float" office:value="316.117745098039" calcext:value-type="float">
            <text:p>316.117745098</text:p>
          </table:table-cell>
          <table:table-cell table:number-columns-repeated="3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08.892" calcext:value-type="float">
            <text:p>308.892</text:p>
          </table:table-cell>
          <table:table-cell table:formula="of:=AVERAGE([.B4705:.B4755])" office:value-type="float" office:value="316.389411764706" calcext:value-type="float">
            <text:p>316.3894117647</text:p>
          </table:table-cell>
          <table:table-cell table:number-columns-repeated="3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12.329" calcext:value-type="float">
            <text:p>312.329</text:p>
          </table:table-cell>
          <table:table-cell table:formula="of:=AVERAGE([.B4706:.B4756])" office:value-type="float" office:value="316.615" calcext:value-type="float">
            <text:p>316.615</text:p>
          </table:table-cell>
          <table:table-cell table:number-columns-repeated="3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16.706" calcext:value-type="float">
            <text:p>316.706</text:p>
          </table:table-cell>
          <table:table-cell table:formula="of:=AVERAGE([.B4707:.B4757])" office:value-type="float" office:value="317.058862745098" calcext:value-type="float">
            <text:p>317.0588627451</text:p>
          </table:table-cell>
          <table:table-cell table:number-columns-repeated="3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16.481" calcext:value-type="float">
            <text:p>316.481</text:p>
          </table:table-cell>
          <table:table-cell table:formula="of:=AVERAGE([.B4708:.B4758])" office:value-type="float" office:value="317.243411764706" calcext:value-type="float">
            <text:p>317.2434117647</text:p>
          </table:table-cell>
          <table:table-cell table:number-columns-repeated="3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14.428" calcext:value-type="float">
            <text:p>314.428</text:p>
          </table:table-cell>
          <table:table-cell table:formula="of:=AVERAGE([.B4709:.B4759])" office:value-type="float" office:value="317.349019607843" calcext:value-type="float">
            <text:p>317.3490196078</text:p>
          </table:table-cell>
          <table:table-cell table:number-columns-repeated="3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13.246" calcext:value-type="float">
            <text:p>313.246</text:p>
          </table:table-cell>
          <table:table-cell table:formula="of:=AVERAGE([.B4710:.B4760])" office:value-type="float" office:value="317.561862745098" calcext:value-type="float">
            <text:p>317.5618627451</text:p>
          </table:table-cell>
          <table:table-cell table:number-columns-repeated="3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22.763" calcext:value-type="float">
            <text:p>322.763</text:p>
          </table:table-cell>
          <table:table-cell table:formula="of:=AVERAGE([.B4711:.B4761])" office:value-type="float" office:value="317.714941176471" calcext:value-type="float">
            <text:p>317.7149411765</text:p>
          </table:table-cell>
          <table:table-cell table:number-columns-repeated="3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16.481" calcext:value-type="float">
            <text:p>316.481</text:p>
          </table:table-cell>
          <table:table-cell table:formula="of:=AVERAGE([.B4712:.B4762])" office:value-type="float" office:value="317.624333333333" calcext:value-type="float">
            <text:p>317.6243333333</text:p>
          </table:table-cell>
          <table:table-cell table:number-columns-repeated="3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10.945" calcext:value-type="float">
            <text:p>310.945</text:p>
          </table:table-cell>
          <table:table-cell table:formula="of:=AVERAGE([.B4713:.B4763])" office:value-type="float" office:value="317.756705882353" calcext:value-type="float">
            <text:p>317.7567058824</text:p>
          </table:table-cell>
          <table:table-cell table:number-columns-repeated="3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11.818" calcext:value-type="float">
            <text:p>311.818</text:p>
          </table:table-cell>
          <table:table-cell table:formula="of:=AVERAGE([.B4714:.B4764])" office:value-type="float" office:value="317.897823529412" calcext:value-type="float">
            <text:p>317.8978235294</text:p>
          </table:table-cell>
          <table:table-cell table:number-columns-repeated="3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17.498" calcext:value-type="float">
            <text:p>317.498</text:p>
          </table:table-cell>
          <table:table-cell table:formula="of:=AVERAGE([.B4715:.B4765])" office:value-type="float" office:value="318.275058823529" calcext:value-type="float">
            <text:p>318.2750588235</text:p>
          </table:table-cell>
          <table:table-cell table:number-columns-repeated="3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12.476" calcext:value-type="float">
            <text:p>312.476</text:p>
          </table:table-cell>
          <table:table-cell table:formula="of:=AVERAGE([.B4716:.B4766])" office:value-type="float" office:value="318.384431372549" calcext:value-type="float">
            <text:p>318.3844313725</text:p>
          </table:table-cell>
          <table:table-cell table:number-columns-repeated="3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17.121" calcext:value-type="float">
            <text:p>317.121</text:p>
          </table:table-cell>
          <table:table-cell table:formula="of:=AVERAGE([.B4717:.B4767])" office:value-type="float" office:value="318.52168627451" calcext:value-type="float">
            <text:p>318.5216862745</text:p>
          </table:table-cell>
          <table:table-cell table:number-columns-repeated="3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17.045" calcext:value-type="float">
            <text:p>317.045</text:p>
          </table:table-cell>
          <table:table-cell table:formula="of:=AVERAGE([.B4718:.B4768])" office:value-type="float" office:value="318.691058823529" calcext:value-type="float">
            <text:p>318.6910588235</text:p>
          </table:table-cell>
          <table:table-cell table:number-columns-repeated="3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23.782" calcext:value-type="float">
            <text:p>323.782</text:p>
          </table:table-cell>
          <table:table-cell table:formula="of:=AVERAGE([.B4719:.B4769])" office:value-type="float" office:value="318.785607843137" calcext:value-type="float">
            <text:p>318.7856078431</text:p>
          </table:table-cell>
          <table:table-cell table:number-columns-repeated="3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16.894" calcext:value-type="float">
            <text:p>316.894</text:p>
          </table:table-cell>
          <table:table-cell table:formula="of:=AVERAGE([.B4720:.B4770])" office:value-type="float" office:value="318.692941176471" calcext:value-type="float">
            <text:p>318.6929411765</text:p>
          </table:table-cell>
          <table:table-cell table:number-columns-repeated="3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15.956" calcext:value-type="float">
            <text:p>315.956</text:p>
          </table:table-cell>
          <table:table-cell table:formula="of:=AVERAGE([.B4721:.B4771])" office:value-type="float" office:value="318.824137254902" calcext:value-type="float">
            <text:p>318.8241372549</text:p>
          </table:table-cell>
          <table:table-cell table:number-columns-repeated="3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17.385" calcext:value-type="float">
            <text:p>317.385</text:p>
          </table:table-cell>
          <table:table-cell table:formula="of:=AVERAGE([.B4722:.B4772])" office:value-type="float" office:value="318.896156862745" calcext:value-type="float">
            <text:p>318.8961568627</text:p>
          </table:table-cell>
          <table:table-cell table:number-columns-repeated="3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18.712" calcext:value-type="float">
            <text:p>318.712</text:p>
          </table:table-cell>
          <table:table-cell table:formula="of:=AVERAGE([.B4723:.B4773])" office:value-type="float" office:value="319.094098039216" calcext:value-type="float">
            <text:p>319.0940980392</text:p>
          </table:table-cell>
          <table:table-cell table:number-columns-repeated="3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09.071" calcext:value-type="float">
            <text:p>309.071</text:p>
          </table:table-cell>
          <table:table-cell table:formula="of:=AVERAGE([.B4724:.B4774])" office:value-type="float" office:value="319.110588235294" calcext:value-type="float">
            <text:p>319.1105882353</text:p>
          </table:table-cell>
          <table:table-cell table:number-columns-repeated="3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08.678" calcext:value-type="float">
            <text:p>308.678</text:p>
          </table:table-cell>
          <table:table-cell table:formula="of:=AVERAGE([.B4725:.B4775])" office:value-type="float" office:value="319.329647058823" calcext:value-type="float">
            <text:p>319.3296470588</text:p>
          </table:table-cell>
          <table:table-cell table:number-columns-repeated="3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19.898" calcext:value-type="float">
            <text:p>319.898</text:p>
          </table:table-cell>
          <table:table-cell table:formula="of:=AVERAGE([.B4726:.B4776])" office:value-type="float" office:value="319.729215686275" calcext:value-type="float">
            <text:p>319.7292156863</text:p>
          </table:table-cell>
          <table:table-cell table:number-columns-repeated="3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16.932" calcext:value-type="float">
            <text:p>316.932</text:p>
          </table:table-cell>
          <table:table-cell table:formula="of:=AVERAGE([.B4727:.B4777])" office:value-type="float" office:value="319.802294117647" calcext:value-type="float">
            <text:p>319.8022941176</text:p>
          </table:table-cell>
          <table:table-cell table:number-columns-repeated="3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14.243" calcext:value-type="float">
            <text:p>314.243</text:p>
          </table:table-cell>
          <table:table-cell table:formula="of:=AVERAGE([.B4728:.B4778])" office:value-type="float" office:value="320.005176470588" calcext:value-type="float">
            <text:p>320.0051764706</text:p>
          </table:table-cell>
          <table:table-cell table:number-columns-repeated="3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15.731" calcext:value-type="float">
            <text:p>315.731</text:p>
          </table:table-cell>
          <table:table-cell table:formula="of:=AVERAGE([.B4729:.B4779])" office:value-type="float" office:value="320.193745098039" calcext:value-type="float">
            <text:p>320.193745098</text:p>
          </table:table-cell>
          <table:table-cell table:number-columns-repeated="3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14.948" calcext:value-type="float">
            <text:p>314.948</text:p>
          </table:table-cell>
          <table:table-cell table:formula="of:=AVERAGE([.B4730:.B4780])" office:value-type="float" office:value="320.263431372549" calcext:value-type="float">
            <text:p>320.2634313725</text:p>
          </table:table-cell>
          <table:table-cell table:number-columns-repeated="3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18.294" calcext:value-type="float">
            <text:p>318.294</text:p>
          </table:table-cell>
          <table:table-cell table:formula="of:=AVERAGE([.B4731:.B4781])" office:value-type="float" office:value="320.456745098039" calcext:value-type="float">
            <text:p>320.456745098</text:p>
          </table:table-cell>
          <table:table-cell table:number-columns-repeated="3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12.037" calcext:value-type="float">
            <text:p>312.037</text:p>
          </table:table-cell>
          <table:table-cell table:formula="of:=AVERAGE([.B4732:.B4782])" office:value-type="float" office:value="320.482176470588" calcext:value-type="float">
            <text:p>320.4821764706</text:p>
          </table:table-cell>
          <table:table-cell table:number-columns-repeated="3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11.272" calcext:value-type="float">
            <text:p>311.272</text:p>
          </table:table-cell>
          <table:table-cell table:formula="of:=AVERAGE([.B4733:.B4783])" office:value-type="float" office:value="320.71631372549" calcext:value-type="float">
            <text:p>320.7163137255</text:p>
          </table:table-cell>
          <table:table-cell table:number-columns-repeated="3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16.706" calcext:value-type="float">
            <text:p>316.706</text:p>
          </table:table-cell>
          <table:table-cell table:formula="of:=AVERAGE([.B4734:.B4784])" office:value-type="float" office:value="320.95237254902" calcext:value-type="float">
            <text:p>320.952372549</text:p>
          </table:table-cell>
          <table:table-cell table:number-columns-repeated="3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19.859" calcext:value-type="float">
            <text:p>319.859</text:p>
          </table:table-cell>
          <table:table-cell table:formula="of:=AVERAGE([.B4735:.B4785])" office:value-type="float" office:value="321.113549019608" calcext:value-type="float">
            <text:p>321.1135490196</text:p>
          </table:table-cell>
          <table:table-cell table:number-columns-repeated="3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17.271" calcext:value-type="float">
            <text:p>317.271</text:p>
          </table:table-cell>
          <table:table-cell table:formula="of:=AVERAGE([.B4736:.B4786])" office:value-type="float" office:value="321.200509803922" calcext:value-type="float">
            <text:p>321.2005098039</text:p>
          </table:table-cell>
          <table:table-cell table:number-columns-repeated="3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16.368" calcext:value-type="float">
            <text:p>316.368</text:p>
          </table:table-cell>
          <table:table-cell table:formula="of:=AVERAGE([.B4737:.B4787])" office:value-type="float" office:value="321.320470588235" calcext:value-type="float">
            <text:p>321.3204705882</text:p>
          </table:table-cell>
          <table:table-cell table:number-columns-repeated="3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22.802" calcext:value-type="float">
            <text:p>322.802</text:p>
          </table:table-cell>
          <table:table-cell table:formula="of:=AVERAGE([.B4738:.B4788])" office:value-type="float" office:value="321.631941176471" calcext:value-type="float">
            <text:p>321.6319411765</text:p>
          </table:table-cell>
          <table:table-cell table:number-columns-repeated="3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13.762" calcext:value-type="float">
            <text:p>313.762</text:p>
          </table:table-cell>
          <table:table-cell table:formula="of:=AVERAGE([.B4739:.B4789])" office:value-type="float" office:value="321.523490196079" calcext:value-type="float">
            <text:p>321.5234901961</text:p>
          </table:table-cell>
          <table:table-cell table:number-columns-repeated="3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11.199" calcext:value-type="float">
            <text:p>311.199</text:p>
          </table:table-cell>
          <table:table-cell table:formula="of:=AVERAGE([.B4740:.B4790])" office:value-type="float" office:value="321.625784313725" calcext:value-type="float">
            <text:p>321.6257843137</text:p>
          </table:table-cell>
          <table:table-cell table:number-columns-repeated="3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13.099" calcext:value-type="float">
            <text:p>313.099</text:p>
          </table:table-cell>
          <table:table-cell table:formula="of:=AVERAGE([.B4741:.B4791])" office:value-type="float" office:value="321.907392156863" calcext:value-type="float">
            <text:p>321.9073921569</text:p>
          </table:table-cell>
          <table:table-cell table:number-columns-repeated="3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10.619" calcext:value-type="float">
            <text:p>310.619</text:p>
          </table:table-cell>
          <table:table-cell table:formula="of:=AVERAGE([.B4742:.B4792])" office:value-type="float" office:value="322.089235294118" calcext:value-type="float">
            <text:p>322.0892352941</text:p>
          </table:table-cell>
          <table:table-cell table:number-columns-repeated="3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17.083" calcext:value-type="float">
            <text:p>317.083</text:p>
          </table:table-cell>
          <table:table-cell table:formula="of:=AVERAGE([.B4743:.B4793])" office:value-type="float" office:value="322.374431372549" calcext:value-type="float">
            <text:p>322.3744313725</text:p>
          </table:table-cell>
          <table:table-cell table:number-columns-repeated="3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14.874" calcext:value-type="float">
            <text:p>314.874</text:p>
          </table:table-cell>
          <table:table-cell table:formula="of:=AVERAGE([.B4744:.B4794])" office:value-type="float" office:value="322.454549019608" calcext:value-type="float">
            <text:p>322.4545490196</text:p>
          </table:table-cell>
          <table:table-cell table:number-columns-repeated="3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12.549" calcext:value-type="float">
            <text:p>312.549</text:p>
          </table:table-cell>
          <table:table-cell table:formula="of:=AVERAGE([.B4745:.B4795])" office:value-type="float" office:value="322.623823529412" calcext:value-type="float">
            <text:p>322.6238235294</text:p>
          </table:table-cell>
          <table:table-cell table:number-columns-repeated="3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18.522" calcext:value-type="float">
            <text:p>318.522</text:p>
          </table:table-cell>
          <table:table-cell table:formula="of:=AVERAGE([.B4746:.B4796])" office:value-type="float" office:value="322.889098039216" calcext:value-type="float">
            <text:p>322.8890980392</text:p>
          </table:table-cell>
          <table:table-cell table:number-columns-repeated="3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20.128" calcext:value-type="float">
            <text:p>320.128</text:p>
          </table:table-cell>
          <table:table-cell table:formula="of:=AVERAGE([.B4747:.B4797])" office:value-type="float" office:value="322.929647058824" calcext:value-type="float">
            <text:p>322.9296470588</text:p>
          </table:table-cell>
          <table:table-cell table:number-columns-repeated="3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15.806" calcext:value-type="float">
            <text:p>315.806</text:p>
          </table:table-cell>
          <table:table-cell table:formula="of:=AVERAGE([.B4748:.B4798])" office:value-type="float" office:value="323.136705882353" calcext:value-type="float">
            <text:p>323.1367058824</text:p>
          </table:table-cell>
          <table:table-cell table:number-columns-repeated="3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18.218" calcext:value-type="float">
            <text:p>318.218</text:p>
          </table:table-cell>
          <table:table-cell table:formula="of:=AVERAGE([.B4749:.B4799])" office:value-type="float" office:value="323.238823529412" calcext:value-type="float">
            <text:p>323.2388235294</text:p>
          </table:table-cell>
          <table:table-cell table:number-columns-repeated="3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22.724" calcext:value-type="float">
            <text:p>322.724</text:p>
          </table:table-cell>
          <table:table-cell table:formula="of:=AVERAGE([.B4750:.B4800])" office:value-type="float" office:value="323.614588235294" calcext:value-type="float">
            <text:p>323.6145882353</text:p>
          </table:table-cell>
          <table:table-cell table:number-columns-repeated="3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20.09" calcext:value-type="float">
            <text:p>320.09</text:p>
          </table:table-cell>
          <table:table-cell table:formula="of:=AVERAGE([.B4751:.B4801])" office:value-type="float" office:value="323.671764705882" calcext:value-type="float">
            <text:p>323.6717647059</text:p>
          </table:table-cell>
          <table:table-cell table:number-columns-repeated="3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36.488" calcext:value-type="float">
            <text:p>336.488</text:p>
          </table:table-cell>
          <table:table-cell table:formula="of:=AVERAGE([.B4752:.B4802])" office:value-type="float" office:value="323.892450980392" calcext:value-type="float">
            <text:p>323.8924509804</text:p>
          </table:table-cell>
          <table:table-cell table:number-columns-repeated="3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15.769" calcext:value-type="float">
            <text:p>315.769</text:p>
          </table:table-cell>
          <table:table-cell table:formula="of:=AVERAGE([.B4753:.B4803])" office:value-type="float" office:value="323.877490196078" calcext:value-type="float">
            <text:p>323.8774901961</text:p>
          </table:table-cell>
          <table:table-cell table:number-columns-repeated="3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15.134" calcext:value-type="float">
            <text:p>315.134</text:p>
          </table:table-cell>
          <table:table-cell table:formula="of:=AVERAGE([.B4754:.B4804])" office:value-type="float" office:value="324.239098039216" calcext:value-type="float">
            <text:p>324.2390980392</text:p>
          </table:table-cell>
          <table:table-cell table:number-columns-repeated="3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24.728" calcext:value-type="float">
            <text:p>324.728</text:p>
          </table:table-cell>
          <table:table-cell table:formula="of:=AVERAGE([.B4755:.B4805])" office:value-type="float" office:value="324.582078431372" calcext:value-type="float">
            <text:p>324.5820784314</text:p>
          </table:table-cell>
          <table:table-cell table:number-columns-repeated="3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20.397" calcext:value-type="float">
            <text:p>320.397</text:p>
          </table:table-cell>
          <table:table-cell table:formula="of:=AVERAGE([.B4756:.B4806])" office:value-type="float" office:value="324.698137254902" calcext:value-type="float">
            <text:p>324.6981372549</text:p>
          </table:table-cell>
          <table:table-cell table:number-columns-repeated="3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34.966" calcext:value-type="float">
            <text:p>334.966</text:p>
          </table:table-cell>
          <table:table-cell table:formula="of:=AVERAGE([.B4757:.B4807])" office:value-type="float" office:value="324.881470588235" calcext:value-type="float">
            <text:p>324.8814705882</text:p>
          </table:table-cell>
          <table:table-cell table:number-columns-repeated="3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26.118" calcext:value-type="float">
            <text:p>326.118</text:p>
          </table:table-cell>
          <table:table-cell table:formula="of:=AVERAGE([.B4758:.B4808])" office:value-type="float" office:value="324.933019607843" calcext:value-type="float">
            <text:p>324.9330196078</text:p>
          </table:table-cell>
          <table:table-cell table:number-columns-repeated="3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21.867" calcext:value-type="float">
            <text:p>321.867</text:p>
          </table:table-cell>
          <table:table-cell table:formula="of:=AVERAGE([.B4759:.B4809])" office:value-type="float" office:value="324.940843137255" calcext:value-type="float">
            <text:p>324.9408431373</text:p>
          </table:table-cell>
          <table:table-cell table:number-columns-repeated="3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25.283" calcext:value-type="float">
            <text:p>325.283</text:p>
          </table:table-cell>
          <table:table-cell table:formula="of:=AVERAGE([.B4760:.B4810])" office:value-type="float" office:value="325.239196078431" calcext:value-type="float">
            <text:p>325.2391960784</text:p>
          </table:table-cell>
          <table:table-cell table:number-columns-repeated="3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21.053" calcext:value-type="float">
            <text:p>321.053</text:p>
          </table:table-cell>
          <table:table-cell table:formula="of:=AVERAGE([.B4761:.B4811])" office:value-type="float" office:value="325.300450980392" calcext:value-type="float">
            <text:p>325.3004509804</text:p>
          </table:table-cell>
          <table:table-cell table:number-columns-repeated="3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18.142" calcext:value-type="float">
            <text:p>318.142</text:p>
          </table:table-cell>
          <table:table-cell table:formula="of:=AVERAGE([.B4762:.B4812])" office:value-type="float" office:value="325.61394117647" calcext:value-type="float">
            <text:p>325.6139411765</text:p>
          </table:table-cell>
          <table:table-cell table:number-columns-repeated="3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23.232" calcext:value-type="float">
            <text:p>323.232</text:p>
          </table:table-cell>
          <table:table-cell table:formula="of:=AVERAGE([.B4763:.B4813])" office:value-type="float" office:value="325.837509803921" calcext:value-type="float">
            <text:p>325.8375098039</text:p>
          </table:table-cell>
          <table:table-cell table:number-columns-repeated="3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18.142" calcext:value-type="float">
            <text:p>318.142</text:p>
          </table:table-cell>
          <table:table-cell table:formula="of:=AVERAGE([.B4764:.B4814])" office:value-type="float" office:value="326.047862745098" calcext:value-type="float">
            <text:p>326.0478627451</text:p>
          </table:table-cell>
          <table:table-cell table:number-columns-repeated="3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31.057" calcext:value-type="float">
            <text:p>331.057</text:p>
          </table:table-cell>
          <table:table-cell table:formula="of:=AVERAGE([.B4765:.B4815])" office:value-type="float" office:value="326.436019607843" calcext:value-type="float">
            <text:p>326.4360196078</text:p>
          </table:table-cell>
          <table:table-cell table:number-columns-repeated="3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23.076" calcext:value-type="float">
            <text:p>323.076</text:p>
          </table:table-cell>
          <table:table-cell table:formula="of:=AVERAGE([.B4766:.B4816])" office:value-type="float" office:value="326.392803921568" calcext:value-type="float">
            <text:p>326.3928039216</text:p>
          </table:table-cell>
          <table:table-cell table:number-columns-repeated="3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19.476" calcext:value-type="float">
            <text:p>319.476</text:p>
          </table:table-cell>
          <table:table-cell table:formula="of:=AVERAGE([.B4767:.B4817])" office:value-type="float" office:value="326.787392156863" calcext:value-type="float">
            <text:p>326.7873921569</text:p>
          </table:table-cell>
          <table:table-cell table:number-columns-repeated="3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25.759" calcext:value-type="float">
            <text:p>325.759</text:p>
          </table:table-cell>
          <table:table-cell table:formula="of:=AVERAGE([.B4768:.B4818])" office:value-type="float" office:value="326.987196078431" calcext:value-type="float">
            <text:p>326.9871960784</text:p>
          </table:table-cell>
          <table:table-cell table:number-columns-repeated="3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21.867" calcext:value-type="float">
            <text:p>321.867</text:p>
          </table:table-cell>
          <table:table-cell table:formula="of:=AVERAGE([.B4769:.B4819])" office:value-type="float" office:value="327.113725490196" calcext:value-type="float">
            <text:p>327.1137254902</text:p>
          </table:table-cell>
          <table:table-cell table:number-columns-repeated="3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19.056" calcext:value-type="float">
            <text:p>319.056</text:p>
          </table:table-cell>
          <table:table-cell table:formula="of:=AVERAGE([.B4770:.B4820])" office:value-type="float" office:value="327.287490196078" calcext:value-type="float">
            <text:p>327.2874901961</text:p>
          </table:table-cell>
          <table:table-cell table:number-columns-repeated="3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23.585" calcext:value-type="float">
            <text:p>323.585</text:p>
          </table:table-cell>
          <table:table-cell table:formula="of:=AVERAGE([.B4771:.B4821])" office:value-type="float" office:value="327.597803921568" calcext:value-type="float">
            <text:p>327.5978039216</text:p>
          </table:table-cell>
          <table:table-cell table:number-columns-repeated="3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19.629" calcext:value-type="float">
            <text:p>319.629</text:p>
          </table:table-cell>
          <table:table-cell table:formula="of:=AVERAGE([.B4772:.B4822])" office:value-type="float" office:value="327.811078431372" calcext:value-type="float">
            <text:p>327.8110784314</text:p>
          </table:table-cell>
          <table:table-cell table:number-columns-repeated="3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27.48" calcext:value-type="float">
            <text:p>327.48</text:p>
          </table:table-cell>
          <table:table-cell table:formula="of:=AVERAGE([.B4773:.B4823])" office:value-type="float" office:value="328.163352941176" calcext:value-type="float">
            <text:p>328.1633529412</text:p>
          </table:table-cell>
          <table:table-cell table:number-columns-repeated="3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19.553" calcext:value-type="float">
            <text:p>319.553</text:p>
          </table:table-cell>
          <table:table-cell table:formula="of:=AVERAGE([.B4774:.B4824])" office:value-type="float" office:value="328.153117647059" calcext:value-type="float">
            <text:p>328.1531176471</text:p>
          </table:table-cell>
          <table:table-cell table:number-columns-repeated="3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20.243" calcext:value-type="float">
            <text:p>320.243</text:p>
          </table:table-cell>
          <table:table-cell table:formula="of:=AVERAGE([.B4775:.B4825])" office:value-type="float" office:value="328.355411764706" calcext:value-type="float">
            <text:p>328.3554117647</text:p>
          </table:table-cell>
          <table:table-cell table:number-columns-repeated="3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29.056" calcext:value-type="float">
            <text:p>329.056</text:p>
          </table:table-cell>
          <table:table-cell table:formula="of:=AVERAGE([.B4776:.B4826])" office:value-type="float" office:value="328.431745098039" calcext:value-type="float">
            <text:p>328.431745098</text:p>
          </table:table-cell>
          <table:table-cell table:number-columns-repeated="3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23.625" calcext:value-type="float">
            <text:p>323.625</text:p>
          </table:table-cell>
          <table:table-cell table:formula="of:=AVERAGE([.B4777:.B4827])" office:value-type="float" office:value="328.567490196078" calcext:value-type="float">
            <text:p>328.5674901961</text:p>
          </table:table-cell>
          <table:table-cell table:number-columns-repeated="3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27.279" calcext:value-type="float">
            <text:p>327.279</text:p>
          </table:table-cell>
          <table:table-cell table:formula="of:=AVERAGE([.B4778:.B4828])" office:value-type="float" office:value="328.673176470588" calcext:value-type="float">
            <text:p>328.6731764706</text:p>
          </table:table-cell>
          <table:table-cell table:number-columns-repeated="3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23.86" calcext:value-type="float">
            <text:p>323.86</text:p>
          </table:table-cell>
          <table:table-cell table:formula="of:=AVERAGE([.B4779:.B4829])" office:value-type="float" office:value="328.877137254902" calcext:value-type="float">
            <text:p>328.8771372549</text:p>
          </table:table-cell>
          <table:table-cell table:number-columns-repeated="3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19.285" calcext:value-type="float">
            <text:p>319.285</text:p>
          </table:table-cell>
          <table:table-cell table:formula="of:=AVERAGE([.B4780:.B4830])" office:value-type="float" office:value="329.019882352941" calcext:value-type="float">
            <text:p>329.0198823529</text:p>
          </table:table-cell>
          <table:table-cell table:number-columns-repeated="3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24.807" calcext:value-type="float">
            <text:p>324.807</text:p>
          </table:table-cell>
          <table:table-cell table:formula="of:=AVERAGE([.B4781:.B4831])" office:value-type="float" office:value="329.314176470588" calcext:value-type="float">
            <text:p>329.3141764706</text:p>
          </table:table-cell>
          <table:table-cell table:number-columns-repeated="3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19.591" calcext:value-type="float">
            <text:p>319.591</text:p>
          </table:table-cell>
          <table:table-cell table:formula="of:=AVERAGE([.B4782:.B4832])" office:value-type="float" office:value="329.599470588235" calcext:value-type="float">
            <text:p>329.5994705882</text:p>
          </table:table-cell>
          <table:table-cell table:number-columns-repeated="3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23.978" calcext:value-type="float">
            <text:p>323.978</text:p>
          </table:table-cell>
          <table:table-cell table:formula="of:=AVERAGE([.B4783:.B4833])" office:value-type="float" office:value="329.714176470588" calcext:value-type="float">
            <text:p>329.7141764706</text:p>
          </table:table-cell>
          <table:table-cell table:number-columns-repeated="3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23.311" calcext:value-type="float">
            <text:p>323.311</text:p>
          </table:table-cell>
          <table:table-cell table:formula="of:=AVERAGE([.B4784:.B4834])" office:value-type="float" office:value="329.781254901961" calcext:value-type="float">
            <text:p>329.781254902</text:p>
          </table:table-cell>
          <table:table-cell table:number-columns-repeated="3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24.926" calcext:value-type="float">
            <text:p>324.926</text:p>
          </table:table-cell>
          <table:table-cell table:formula="of:=AVERAGE([.B4785:.B4835])" office:value-type="float" office:value="329.851196078431" calcext:value-type="float">
            <text:p>329.8511960784</text:p>
          </table:table-cell>
          <table:table-cell table:number-columns-repeated="3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24.294" calcext:value-type="float">
            <text:p>324.294</text:p>
          </table:table-cell>
          <table:table-cell table:formula="of:=AVERAGE([.B4786:.B4836])" office:value-type="float" office:value="330.027509803922" calcext:value-type="float">
            <text:p>330.0275098039</text:p>
          </table:table-cell>
          <table:table-cell table:number-columns-repeated="3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23.389" calcext:value-type="float">
            <text:p>323.389</text:p>
          </table:table-cell>
          <table:table-cell table:formula="of:=AVERAGE([.B4787:.B4837])" office:value-type="float" office:value="330.180333333333" calcext:value-type="float">
            <text:p>330.1803333333</text:p>
          </table:table-cell>
          <table:table-cell table:number-columns-repeated="3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32.253" calcext:value-type="float">
            <text:p>332.253</text:p>
          </table:table-cell>
          <table:table-cell table:formula="of:=AVERAGE([.B4788:.B4838])" office:value-type="float" office:value="330.436333333333" calcext:value-type="float">
            <text:p>330.4363333333</text:p>
          </table:table-cell>
          <table:table-cell table:number-columns-repeated="3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17.271" calcext:value-type="float">
            <text:p>317.271</text:p>
          </table:table-cell>
          <table:table-cell table:formula="of:=AVERAGE([.B4789:.B4839])" office:value-type="float" office:value="330.460784313725" calcext:value-type="float">
            <text:p>330.4607843137</text:p>
          </table:table-cell>
          <table:table-cell table:number-columns-repeated="3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18.979" calcext:value-type="float">
            <text:p>318.979</text:p>
          </table:table-cell>
          <table:table-cell table:formula="of:=AVERAGE([.B4790:.B4840])" office:value-type="float" office:value="330.695039215686" calcext:value-type="float">
            <text:p>330.6950392157</text:p>
          </table:table-cell>
          <table:table-cell table:number-columns-repeated="3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25.561" calcext:value-type="float">
            <text:p>325.561</text:p>
          </table:table-cell>
          <table:table-cell table:formula="of:=AVERAGE([.B4791:.B4841])" office:value-type="float" office:value="330.932666666667" calcext:value-type="float">
            <text:p>330.9326666667</text:p>
          </table:table-cell>
          <table:table-cell table:number-columns-repeated="3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22.373" calcext:value-type="float">
            <text:p>322.373</text:p>
          </table:table-cell>
          <table:table-cell table:formula="of:=AVERAGE([.B4792:.B4842])" office:value-type="float" office:value="331.094882352941" calcext:value-type="float">
            <text:p>331.0948823529</text:p>
          </table:table-cell>
          <table:table-cell table:number-columns-repeated="3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25.164" calcext:value-type="float">
            <text:p>325.164</text:p>
          </table:table-cell>
          <table:table-cell table:formula="of:=AVERAGE([.B4793:.B4843])" office:value-type="float" office:value="331.159725490196" calcext:value-type="float">
            <text:p>331.1597254902</text:p>
          </table:table-cell>
          <table:table-cell table:number-columns-repeated="3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21.169" calcext:value-type="float">
            <text:p>321.169</text:p>
          </table:table-cell>
          <table:table-cell table:formula="of:=AVERAGE([.B4794:.B4844])" office:value-type="float" office:value="331.310941176471" calcext:value-type="float">
            <text:p>331.3109411765</text:p>
          </table:table-cell>
          <table:table-cell table:number-columns-repeated="3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23.507" calcext:value-type="float">
            <text:p>323.507</text:p>
          </table:table-cell>
          <table:table-cell table:formula="of:=AVERAGE([.B4795:.B4845])" office:value-type="float" office:value="331.437039215686" calcext:value-type="float">
            <text:p>331.4370392157</text:p>
          </table:table-cell>
          <table:table-cell table:number-columns-repeated="3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26.078" calcext:value-type="float">
            <text:p>326.078</text:p>
          </table:table-cell>
          <table:table-cell table:formula="of:=AVERAGE([.B4796:.B4846])" office:value-type="float" office:value="331.594764705882" calcext:value-type="float">
            <text:p>331.5947647059</text:p>
          </table:table-cell>
          <table:table-cell table:number-columns-repeated="3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20.59" calcext:value-type="float">
            <text:p>320.59</text:p>
          </table:table-cell>
          <table:table-cell table:formula="of:=AVERAGE([.B4797:.B4847])" office:value-type="float" office:value="331.699666666667" calcext:value-type="float">
            <text:p>331.6996666667</text:p>
          </table:table-cell>
          <table:table-cell table:number-columns-repeated="3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30.688" calcext:value-type="float">
            <text:p>330.688</text:p>
          </table:table-cell>
          <table:table-cell table:formula="of:=AVERAGE([.B4798:.B4848])" office:value-type="float" office:value="331.936490196078" calcext:value-type="float">
            <text:p>331.9364901961</text:p>
          </table:table-cell>
          <table:table-cell table:number-columns-repeated="3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21.014" calcext:value-type="float">
            <text:p>321.014</text:p>
          </table:table-cell>
          <table:table-cell table:formula="of:=AVERAGE([.B4799:.B4849])" office:value-type="float" office:value="332.242117647059" calcext:value-type="float">
            <text:p>332.2421176471</text:p>
          </table:table-cell>
          <table:table-cell table:number-columns-repeated="3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37.382" calcext:value-type="float">
            <text:p>337.382</text:p>
          </table:table-cell>
          <table:table-cell table:formula="of:=AVERAGE([.B4800:.B4850])" office:value-type="float" office:value="332.533901960784" calcext:value-type="float">
            <text:p>332.5339019608</text:p>
          </table:table-cell>
          <table:table-cell table:number-columns-repeated="3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25.64" calcext:value-type="float">
            <text:p>325.64</text:p>
          </table:table-cell>
          <table:table-cell table:formula="of:=AVERAGE([.B4801:.B4851])" office:value-type="float" office:value="332.609235294118" calcext:value-type="float">
            <text:p>332.6092352941</text:p>
          </table:table-cell>
          <table:table-cell table:number-columns-repeated="3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31.345" calcext:value-type="float">
            <text:p>331.345</text:p>
          </table:table-cell>
          <table:table-cell table:formula="of:=AVERAGE([.B4802:.B4852])" office:value-type="float" office:value="332.834450980392" calcext:value-type="float">
            <text:p>332.8344509804</text:p>
          </table:table-cell>
          <table:table-cell table:number-columns-repeated="3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35.725" calcext:value-type="float">
            <text:p>335.725</text:p>
          </table:table-cell>
          <table:table-cell table:formula="of:=AVERAGE([.B4803:.B4853])" office:value-type="float" office:value="332.858764705882" calcext:value-type="float">
            <text:p>332.8587647059</text:p>
          </table:table-cell>
          <table:table-cell table:number-columns-repeated="3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34.211" calcext:value-type="float">
            <text:p>334.211</text:p>
          </table:table-cell>
          <table:table-cell table:formula="of:=AVERAGE([.B4804:.B4854])" office:value-type="float" office:value="332.836470588235" calcext:value-type="float">
            <text:p>332.8364705882</text:p>
          </table:table-cell>
          <table:table-cell table:number-columns-repeated="3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32.626" calcext:value-type="float">
            <text:p>332.626</text:p>
          </table:table-cell>
          <table:table-cell table:formula="of:=AVERAGE([.B4805:.B4855])" office:value-type="float" office:value="332.978274509804" calcext:value-type="float">
            <text:p>332.9782745098</text:p>
          </table:table-cell>
          <table:table-cell table:number-columns-repeated="3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30.647" calcext:value-type="float">
            <text:p>330.647</text:p>
          </table:table-cell>
          <table:table-cell table:formula="of:=AVERAGE([.B4806:.B4856])" office:value-type="float" office:value="333.16231372549" calcext:value-type="float">
            <text:p>333.1623137255</text:p>
          </table:table-cell>
          <table:table-cell table:number-columns-repeated="3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29.747" calcext:value-type="float">
            <text:p>329.747</text:p>
          </table:table-cell>
          <table:table-cell table:formula="of:=AVERAGE([.B4807:.B4857])" office:value-type="float" office:value="333.377431372549" calcext:value-type="float">
            <text:p>333.3774313725</text:p>
          </table:table-cell>
          <table:table-cell table:number-columns-repeated="3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37.595" calcext:value-type="float">
            <text:p>337.595</text:p>
          </table:table-cell>
          <table:table-cell table:formula="of:=AVERAGE([.B4808:.B4858])" office:value-type="float" office:value="333.665568627451" calcext:value-type="float">
            <text:p>333.6655686275</text:p>
          </table:table-cell>
          <table:table-cell table:number-columns-repeated="3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26.517" calcext:value-type="float">
            <text:p>326.517</text:p>
          </table:table-cell>
          <table:table-cell table:formula="of:=AVERAGE([.B4809:.B4859])" office:value-type="float" office:value="333.683215686275" calcext:value-type="float">
            <text:p>333.6832156863</text:p>
          </table:table-cell>
          <table:table-cell table:number-columns-repeated="3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37.083" calcext:value-type="float">
            <text:p>337.083</text:p>
          </table:table-cell>
          <table:table-cell table:formula="of:=AVERAGE([.B4810:.B4860])" office:value-type="float" office:value="333.939215686274" calcext:value-type="float">
            <text:p>333.9392156863</text:p>
          </table:table-cell>
          <table:table-cell table:number-columns-repeated="3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28.407" calcext:value-type="float">
            <text:p>328.407</text:p>
          </table:table-cell>
          <table:table-cell table:formula="of:=AVERAGE([.B4811:.B4861])" office:value-type="float" office:value="334.096607843137" calcext:value-type="float">
            <text:p>334.0966078431</text:p>
          </table:table-cell>
          <table:table-cell table:number-columns-repeated="3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37.041" calcext:value-type="float">
            <text:p>337.041</text:p>
          </table:table-cell>
          <table:table-cell table:formula="of:=AVERAGE([.B4812:.B4862])" office:value-type="float" office:value="334.307078431373" calcext:value-type="float">
            <text:p>334.3070784314</text:p>
          </table:table-cell>
          <table:table-cell table:number-columns-repeated="3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29.544" calcext:value-type="float">
            <text:p>329.544</text:p>
          </table:table-cell>
          <table:table-cell table:formula="of:=AVERAGE([.B4813:.B4863])" office:value-type="float" office:value="334.261450980392" calcext:value-type="float">
            <text:p>334.2614509804</text:p>
          </table:table-cell>
          <table:table-cell table:number-columns-repeated="3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33.96" calcext:value-type="float">
            <text:p>333.96</text:p>
          </table:table-cell>
          <table:table-cell table:formula="of:=AVERAGE([.B4814:.B4864])" office:value-type="float" office:value="334.610745098039" calcext:value-type="float">
            <text:p>334.610745098</text:p>
          </table:table-cell>
          <table:table-cell table:number-columns-repeated="3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37.938" calcext:value-type="float">
            <text:p>337.938</text:p>
          </table:table-cell>
          <table:table-cell table:formula="of:=AVERAGE([.B4815:.B4865])" office:value-type="float" office:value="334.730137254902" calcext:value-type="float">
            <text:p>334.7301372549</text:p>
          </table:table-cell>
          <table:table-cell table:number-columns-repeated="3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28.853" calcext:value-type="float">
            <text:p>328.853</text:p>
          </table:table-cell>
          <table:table-cell table:formula="of:=AVERAGE([.B4816:.B4866])" office:value-type="float" office:value="334.730980392157" calcext:value-type="float">
            <text:p>334.7309803922</text:p>
          </table:table-cell>
          <table:table-cell table:number-columns-repeated="3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43.2" calcext:value-type="float">
            <text:p>343.2</text:p>
          </table:table-cell>
          <table:table-cell table:formula="of:=AVERAGE([.B4817:.B4867])" office:value-type="float" office:value="335.128607843137" calcext:value-type="float">
            <text:p>335.1286078431</text:p>
          </table:table-cell>
          <table:table-cell table:number-columns-repeated="3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29.666" calcext:value-type="float">
            <text:p>329.666</text:p>
          </table:table-cell>
          <table:table-cell table:formula="of:=AVERAGE([.B4818:.B4868])" office:value-type="float" office:value="335.004490196078" calcext:value-type="float">
            <text:p>335.0044901961</text:p>
          </table:table-cell>
          <table:table-cell table:number-columns-repeated="3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32.212" calcext:value-type="float">
            <text:p>332.212</text:p>
          </table:table-cell>
          <table:table-cell table:formula="of:=AVERAGE([.B4819:.B4869])" office:value-type="float" office:value="335.171725490196" calcext:value-type="float">
            <text:p>335.1717254902</text:p>
          </table:table-cell>
          <table:table-cell table:number-columns-repeated="3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30.729" calcext:value-type="float">
            <text:p>330.729</text:p>
          </table:table-cell>
          <table:table-cell table:formula="of:=AVERAGE([.B4820:.B4870])" office:value-type="float" office:value="335.200254901961" calcext:value-type="float">
            <text:p>335.200254902</text:p>
          </table:table-cell>
          <table:table-cell table:number-columns-repeated="3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34.882" calcext:value-type="float">
            <text:p>334.882</text:p>
          </table:table-cell>
          <table:table-cell table:formula="of:=AVERAGE([.B4821:.B4871])" office:value-type="float" office:value="335.349176470588" calcext:value-type="float">
            <text:p>335.3491764706</text:p>
          </table:table-cell>
          <table:table-cell table:number-columns-repeated="3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34.462" calcext:value-type="float">
            <text:p>334.462</text:p>
          </table:table-cell>
          <table:table-cell table:formula="of:=AVERAGE([.B4822:.B4872])" office:value-type="float" office:value="335.299254901961" calcext:value-type="float">
            <text:p>335.299254902</text:p>
          </table:table-cell>
          <table:table-cell table:number-columns-repeated="3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37.595" calcext:value-type="float">
            <text:p>337.595</text:p>
          </table:table-cell>
          <table:table-cell table:formula="of:=AVERAGE([.B4823:.B4873])" office:value-type="float" office:value="335.396921568627" calcext:value-type="float">
            <text:p>335.3969215686</text:p>
          </table:table-cell>
          <table:table-cell table:number-columns-repeated="3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26.958" calcext:value-type="float">
            <text:p>326.958</text:p>
          </table:table-cell>
          <table:table-cell table:formula="of:=AVERAGE([.B4824:.B4874])" office:value-type="float" office:value="335.444196078431" calcext:value-type="float">
            <text:p>335.4441960784</text:p>
          </table:table-cell>
          <table:table-cell table:number-columns-repeated="3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29.87" calcext:value-type="float">
            <text:p>329.87</text:p>
          </table:table-cell>
          <table:table-cell table:formula="of:=AVERAGE([.B4825:.B4875])" office:value-type="float" office:value="335.618588235294" calcext:value-type="float">
            <text:p>335.6185882353</text:p>
          </table:table-cell>
          <table:table-cell table:number-columns-repeated="3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24.136" calcext:value-type="float">
            <text:p>324.136</text:p>
          </table:table-cell>
          <table:table-cell table:formula="of:=AVERAGE([.B4826:.B4876])" office:value-type="float" office:value="335.836078431372" calcext:value-type="float">
            <text:p>335.8360784314</text:p>
          </table:table-cell>
          <table:table-cell table:number-columns-repeated="3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35.979" calcext:value-type="float">
            <text:p>335.979</text:p>
          </table:table-cell>
          <table:table-cell table:formula="of:=AVERAGE([.B4827:.B4877])" office:value-type="float" office:value="336.173705882353" calcext:value-type="float">
            <text:p>336.1737058824</text:p>
          </table:table-cell>
          <table:table-cell table:number-columns-repeated="3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29.015" calcext:value-type="float">
            <text:p>329.015</text:p>
          </table:table-cell>
          <table:table-cell table:formula="of:=AVERAGE([.B4828:.B4878])" office:value-type="float" office:value="336.155490196078" calcext:value-type="float">
            <text:p>336.1554901961</text:p>
          </table:table-cell>
          <table:table-cell table:number-columns-repeated="3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37.681" calcext:value-type="float">
            <text:p>337.681</text:p>
          </table:table-cell>
          <table:table-cell table:formula="of:=AVERAGE([.B4829:.B4879])" office:value-type="float" office:value="336.38205882353" calcext:value-type="float">
            <text:p>336.3820588235</text:p>
          </table:table-cell>
          <table:table-cell table:number-columns-repeated="3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31.14" calcext:value-type="float">
            <text:p>331.14</text:p>
          </table:table-cell>
          <table:table-cell table:formula="of:=AVERAGE([.B4830:.B4880])" office:value-type="float" office:value="336.396333333333" calcext:value-type="float">
            <text:p>336.3963333333</text:p>
          </table:table-cell>
          <table:table-cell table:number-columns-repeated="3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34.294" calcext:value-type="float">
            <text:p>334.294</text:p>
          </table:table-cell>
          <table:table-cell table:formula="of:=AVERAGE([.B4831:.B4881])" office:value-type="float" office:value="336.518725490196" calcext:value-type="float">
            <text:p>336.5187254902</text:p>
          </table:table-cell>
          <table:table-cell table:number-columns-repeated="3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39.357" calcext:value-type="float">
            <text:p>339.357</text:p>
          </table:table-cell>
          <table:table-cell table:formula="of:=AVERAGE([.B4832:.B4882])" office:value-type="float" office:value="336.692490196078" calcext:value-type="float">
            <text:p>336.6924901961</text:p>
          </table:table-cell>
          <table:table-cell table:number-columns-repeated="3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25.441" calcext:value-type="float">
            <text:p>325.441</text:p>
          </table:table-cell>
          <table:table-cell table:formula="of:=AVERAGE([.B4833:.B4883])" office:value-type="float" office:value="336.699274509804" calcext:value-type="float">
            <text:p>336.6992745098</text:p>
          </table:table-cell>
          <table:table-cell table:number-columns-repeated="3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27.399" calcext:value-type="float">
            <text:p>327.399</text:p>
          </table:table-cell>
          <table:table-cell table:formula="of:=AVERAGE([.B4834:.B4884])" office:value-type="float" office:value="337.015607843137" calcext:value-type="float">
            <text:p>337.0156078431</text:p>
          </table:table-cell>
          <table:table-cell table:number-columns-repeated="3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26.878" calcext:value-type="float">
            <text:p>326.878</text:p>
          </table:table-cell>
          <table:table-cell table:formula="of:=AVERAGE([.B4835:.B4885])" office:value-type="float" office:value="337.341058823529" calcext:value-type="float">
            <text:p>337.3410588235</text:p>
          </table:table-cell>
          <table:table-cell table:number-columns-repeated="3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33.918" calcext:value-type="float">
            <text:p>333.918</text:p>
          </table:table-cell>
          <table:table-cell table:formula="of:=AVERAGE([.B4836:.B4886])" office:value-type="float" office:value="337.576450980392" calcext:value-type="float">
            <text:p>337.5764509804</text:p>
          </table:table-cell>
          <table:table-cell table:number-columns-repeated="3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32.088" calcext:value-type="float">
            <text:p>332.088</text:p>
          </table:table-cell>
          <table:table-cell table:formula="of:=AVERAGE([.B4837:.B4887])" office:value-type="float" office:value="337.681411764706" calcext:value-type="float">
            <text:p>337.6814117647</text:p>
          </table:table-cell>
          <table:table-cell table:number-columns-repeated="3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36.445" calcext:value-type="float">
            <text:p>336.445</text:p>
          </table:table-cell>
          <table:table-cell table:formula="of:=AVERAGE([.B4838:.B4888])" office:value-type="float" office:value="337.827333333333" calcext:value-type="float">
            <text:p>337.8273333333</text:p>
          </table:table-cell>
          <table:table-cell table:number-columns-repeated="3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33.5" calcext:value-type="float">
            <text:p>333.5</text:p>
          </table:table-cell>
          <table:table-cell table:formula="of:=AVERAGE([.B4839:.B4889])" office:value-type="float" office:value="337.785980392157" calcext:value-type="float">
            <text:p>337.7859803922</text:p>
          </table:table-cell>
          <table:table-cell table:number-columns-repeated="3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29.218" calcext:value-type="float">
            <text:p>329.218</text:p>
          </table:table-cell>
          <table:table-cell table:formula="of:=AVERAGE([.B4840:.B4890])" office:value-type="float" office:value="337.829607843137" calcext:value-type="float">
            <text:p>337.8296078431</text:p>
          </table:table-cell>
          <table:table-cell table:number-columns-repeated="3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31.098" calcext:value-type="float">
            <text:p>331.098</text:p>
          </table:table-cell>
          <table:table-cell table:formula="of:=AVERAGE([.B4841:.B4891])" office:value-type="float" office:value="338.166705882353" calcext:value-type="float">
            <text:p>338.1667058824</text:p>
          </table:table-cell>
          <table:table-cell table:number-columns-repeated="3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33.834" calcext:value-type="float">
            <text:p>333.834</text:p>
          </table:table-cell>
          <table:table-cell table:formula="of:=AVERAGE([.B4842:.B4892])" office:value-type="float" office:value="338.321039215686" calcext:value-type="float">
            <text:p>338.3210392157</text:p>
          </table:table-cell>
          <table:table-cell table:number-columns-repeated="3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25.68" calcext:value-type="float">
            <text:p>325.68</text:p>
          </table:table-cell>
          <table:table-cell table:formula="of:=AVERAGE([.B4843:.B4893])" office:value-type="float" office:value="338.409078431373" calcext:value-type="float">
            <text:p>338.4090784314</text:p>
          </table:table-cell>
          <table:table-cell table:number-columns-repeated="3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32.876" calcext:value-type="float">
            <text:p>332.876</text:p>
          </table:table-cell>
          <table:table-cell table:formula="of:=AVERAGE([.B4844:.B4894])" office:value-type="float" office:value="338.760411764706" calcext:value-type="float">
            <text:p>338.7604117647</text:p>
          </table:table-cell>
          <table:table-cell table:number-columns-repeated="3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27.6" calcext:value-type="float">
            <text:p>327.6</text:p>
          </table:table-cell>
          <table:table-cell table:formula="of:=AVERAGE([.B4845:.B4895])" office:value-type="float" office:value="338.81794117647" calcext:value-type="float">
            <text:p>338.8179411765</text:p>
          </table:table-cell>
          <table:table-cell table:number-columns-repeated="3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31.551" calcext:value-type="float">
            <text:p>331.551</text:p>
          </table:table-cell>
          <table:table-cell table:formula="of:=AVERAGE([.B4846:.B4896])" office:value-type="float" office:value="339.165666666667" calcext:value-type="float">
            <text:p>339.1656666667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31.428" calcext:value-type="float">
            <text:p>331.428</text:p>
          </table:table-cell>
          <table:table-cell table:formula="of:=AVERAGE([.B4847:.B4897])" office:value-type="float" office:value="339.250843137255" calcext:value-type="float">
            <text:p>339.2508431373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32.668" calcext:value-type="float">
            <text:p>332.668</text:p>
          </table:table-cell>
          <table:table-cell table:formula="of:=AVERAGE([.B4848:.B4898])" office:value-type="float" office:value="339.376803921569" calcext:value-type="float">
            <text:p>339.3768039216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46.275" calcext:value-type="float">
            <text:p>346.275</text:p>
          </table:table-cell>
          <table:table-cell table:formula="of:=AVERAGE([.B4849:.B4899])" office:value-type="float" office:value="339.481803921569" calcext:value-type="float">
            <text:p>339.4818039216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35.895" calcext:value-type="float">
            <text:p>335.895</text:p>
          </table:table-cell>
          <table:table-cell table:formula="of:=AVERAGE([.B4850:.B4900])" office:value-type="float" office:value="339.688019607843" calcext:value-type="float">
            <text:p>339.6880196078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41.224" calcext:value-type="float">
            <text:p>341.224</text:p>
          </table:table-cell>
          <table:table-cell table:formula="of:=AVERAGE([.B4851:.B4901])" office:value-type="float" office:value="339.810549019608" calcext:value-type="float">
            <text:p>339.8105490196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37.126" calcext:value-type="float">
            <text:p>337.126</text:p>
          </table:table-cell>
          <table:table-cell table:formula="of:=AVERAGE([.B4852:.B4902])" office:value-type="float" office:value="339.92994117647" calcext:value-type="float">
            <text:p>339.9299411765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32.585" calcext:value-type="float">
            <text:p>332.585</text:p>
          </table:table-cell>
          <table:table-cell table:formula="of:=AVERAGE([.B4853:.B4903])" office:value-type="float" office:value="340.248803921569" calcext:value-type="float">
            <text:p>340.2488039216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34.588" calcext:value-type="float">
            <text:p>334.588</text:p>
          </table:table-cell>
          <table:table-cell table:formula="of:=AVERAGE([.B4854:.B4904])" office:value-type="float" office:value="340.511960784314" calcext:value-type="float">
            <text:p>340.5119607843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41.443" calcext:value-type="float">
            <text:p>341.443</text:p>
          </table:table-cell>
          <table:table-cell table:formula="of:=AVERAGE([.B4855:.B4905])" office:value-type="float" office:value="340.679098039216" calcext:value-type="float">
            <text:p>340.6790980392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42.012" calcext:value-type="float">
            <text:p>342.012</text:p>
          </table:table-cell>
          <table:table-cell table:formula="of:=AVERAGE([.B4856:.B4906])" office:value-type="float" office:value="340.685098039216" calcext:value-type="float">
            <text:p>340.6850980392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41.618" calcext:value-type="float">
            <text:p>341.618</text:p>
          </table:table-cell>
          <table:table-cell table:formula="of:=AVERAGE([.B4857:.B4907])" office:value-type="float" office:value="340.717941176471" calcext:value-type="float">
            <text:p>340.7179411765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44.442" calcext:value-type="float">
            <text:p>344.442</text:p>
          </table:table-cell>
          <table:table-cell table:formula="of:=AVERAGE([.B4858:.B4908])" office:value-type="float" office:value="340.827823529412" calcext:value-type="float">
            <text:p>340.8278235294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38.495" calcext:value-type="float">
            <text:p>338.495</text:p>
          </table:table-cell>
          <table:table-cell table:formula="of:=AVERAGE([.B4859:.B4909])" office:value-type="float" office:value="341.036450980392" calcext:value-type="float">
            <text:p>341.0364509804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39.573" calcext:value-type="float">
            <text:p>339.573</text:p>
          </table:table-cell>
          <table:table-cell table:formula="of:=AVERAGE([.B4860:.B4910])" office:value-type="float" office:value="341.313803921569" calcext:value-type="float">
            <text:p>341.3138039216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45.11" calcext:value-type="float">
            <text:p>345.11</text:p>
          </table:table-cell>
          <table:table-cell table:formula="of:=AVERAGE([.B4861:.B4911])" office:value-type="float" office:value="341.435529411765" calcext:value-type="float">
            <text:p>341.4355294118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39.141" calcext:value-type="float">
            <text:p>339.141</text:p>
          </table:table-cell>
          <table:table-cell table:formula="of:=AVERAGE([.B4862:.B4912])" office:value-type="float" office:value="341.472509803922" calcext:value-type="float">
            <text:p>341.4725098039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34.714" calcext:value-type="float">
            <text:p>334.714</text:p>
          </table:table-cell>
          <table:table-cell table:formula="of:=AVERAGE([.B4863:.B4913])" office:value-type="float" office:value="341.563392156863" calcext:value-type="float">
            <text:p>341.5633921569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47.358" calcext:value-type="float">
            <text:p>347.358</text:p>
          </table:table-cell>
          <table:table-cell table:formula="of:=AVERAGE([.B4864:.B4914])" office:value-type="float" office:value="341.71337254902" calcext:value-type="float">
            <text:p>341.713372549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40.049" calcext:value-type="float">
            <text:p>340.049</text:p>
          </table:table-cell>
          <table:table-cell table:formula="of:=AVERAGE([.B4865:.B4915])" office:value-type="float" office:value="341.920901960784" calcext:value-type="float">
            <text:p>341.9209019608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37.981" calcext:value-type="float">
            <text:p>337.981</text:p>
          </table:table-cell>
          <table:table-cell table:formula="of:=AVERAGE([.B4866:.B4916])" office:value-type="float" office:value="341.97837254902" calcext:value-type="float">
            <text:p>341.978372549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49.132" calcext:value-type="float">
            <text:p>349.132</text:p>
          </table:table-cell>
          <table:table-cell table:formula="of:=AVERAGE([.B4867:.B4917])" office:value-type="float" office:value="342.214078431373" calcext:value-type="float">
            <text:p>342.2140784314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36.87" calcext:value-type="float">
            <text:p>336.87</text:p>
          </table:table-cell>
          <table:table-cell table:formula="of:=AVERAGE([.B4868:.B4918])" office:value-type="float" office:value="342.182843137255" calcext:value-type="float">
            <text:p>342.1828431373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38.195" calcext:value-type="float">
            <text:p>338.195</text:p>
          </table:table-cell>
          <table:table-cell table:formula="of:=AVERAGE([.B4869:.B4919])" office:value-type="float" office:value="342.476549019608" calcext:value-type="float">
            <text:p>342.4765490196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33.667" calcext:value-type="float">
            <text:p>333.667</text:p>
          </table:table-cell>
          <table:table-cell table:formula="of:=AVERAGE([.B4870:.B4920])" office:value-type="float" office:value="342.645588235294" calcext:value-type="float">
            <text:p>342.6455882353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38.324" calcext:value-type="float">
            <text:p>338.324</text:p>
          </table:table-cell>
          <table:table-cell table:formula="of:=AVERAGE([.B4871:.B4921])" office:value-type="float" office:value="343.106529411765" calcext:value-type="float">
            <text:p>343.1065294118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32.336" calcext:value-type="float">
            <text:p>332.336</text:p>
          </table:table-cell>
          <table:table-cell table:formula="of:=AVERAGE([.B4872:.B4922])" office:value-type="float" office:value="343.236098039216" calcext:value-type="float">
            <text:p>343.2360980392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39.443" calcext:value-type="float">
            <text:p>339.443</text:p>
          </table:table-cell>
          <table:table-cell table:formula="of:=AVERAGE([.B4873:.B4923])" office:value-type="float" office:value="343.462137254902" calcext:value-type="float">
            <text:p>343.4621372549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40.006" calcext:value-type="float">
            <text:p>340.006</text:p>
          </table:table-cell>
          <table:table-cell table:formula="of:=AVERAGE([.B4874:.B4924])" office:value-type="float" office:value="343.586411764706" calcext:value-type="float">
            <text:p>343.5864117647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35.852" calcext:value-type="float">
            <text:p>335.852</text:p>
          </table:table-cell>
          <table:table-cell table:formula="of:=AVERAGE([.B4875:.B4925])" office:value-type="float" office:value="343.777921568627" calcext:value-type="float">
            <text:p>343.7779215686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40.962" calcext:value-type="float">
            <text:p>340.962</text:p>
          </table:table-cell>
          <table:table-cell table:formula="of:=AVERAGE([.B4876:.B4926])" office:value-type="float" office:value="343.97437254902" calcext:value-type="float">
            <text:p>343.974372549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41.355" calcext:value-type="float">
            <text:p>341.355</text:p>
          </table:table-cell>
          <table:table-cell table:formula="of:=AVERAGE([.B4877:.B4927])" office:value-type="float" office:value="344.096235294118" calcext:value-type="float">
            <text:p>344.0962352941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35.05" calcext:value-type="float">
            <text:p>335.05</text:p>
          </table:table-cell>
          <table:table-cell table:formula="of:=AVERAGE([.B4878:.B4928])" office:value-type="float" office:value="344.204196078431" calcext:value-type="float">
            <text:p>344.2041960784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40.57" calcext:value-type="float">
            <text:p>340.57</text:p>
          </table:table-cell>
          <table:table-cell table:formula="of:=AVERAGE([.B4879:.B4929])" office:value-type="float" office:value="344.477607843137" calcext:value-type="float">
            <text:p>344.4776078431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38.409" calcext:value-type="float">
            <text:p>338.409</text:p>
          </table:table-cell>
          <table:table-cell table:formula="of:=AVERAGE([.B4880:.B4930])" office:value-type="float" office:value="344.644588235294" calcext:value-type="float">
            <text:p>344.6445882353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37.382" calcext:value-type="float">
            <text:p>337.382</text:p>
          </table:table-cell>
          <table:table-cell table:formula="of:=AVERAGE([.B4881:.B4931])" office:value-type="float" office:value="344.716098039216" calcext:value-type="float">
            <text:p>344.7160980392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43.156" calcext:value-type="float">
            <text:p>343.156</text:p>
          </table:table-cell>
          <table:table-cell table:formula="of:=AVERAGE([.B4882:.B4932])" office:value-type="float" office:value="344.886960784314" calcext:value-type="float">
            <text:p>344.8869607843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39.703" calcext:value-type="float">
            <text:p>339.703</text:p>
          </table:table-cell>
          <table:table-cell table:formula="of:=AVERAGE([.B4883:.B4933])" office:value-type="float" office:value="344.803176470588" calcext:value-type="float">
            <text:p>344.8031764706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41.574" calcext:value-type="float">
            <text:p>341.574</text:p>
          </table:table-cell>
          <table:table-cell table:formula="of:=AVERAGE([.B4884:.B4934])" office:value-type="float" office:value="344.983568627451" calcext:value-type="float">
            <text:p>344.9835686275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43.997" calcext:value-type="float">
            <text:p>343.997</text:p>
          </table:table-cell>
          <table:table-cell table:formula="of:=AVERAGE([.B4885:.B4935])" office:value-type="float" office:value="345.063431372549" calcext:value-type="float">
            <text:p>345.0634313725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38.883" calcext:value-type="float">
            <text:p>338.883</text:p>
          </table:table-cell>
          <table:table-cell table:formula="of:=AVERAGE([.B4886:.B4936])" office:value-type="float" office:value="345.368078431373" calcext:value-type="float">
            <text:p>345.3680784314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39.271" calcext:value-type="float">
            <text:p>339.271</text:p>
          </table:table-cell>
          <table:table-cell table:formula="of:=AVERAGE([.B4887:.B4937])" office:value-type="float" office:value="345.443215686274" calcext:value-type="float">
            <text:p>345.4432156863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39.53" calcext:value-type="float">
            <text:p>339.53</text:p>
          </table:table-cell>
          <table:table-cell table:formula="of:=AVERAGE([.B4888:.B4938])" office:value-type="float" office:value="345.608" calcext:value-type="float">
            <text:p>345.608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34.336" calcext:value-type="float">
            <text:p>334.336</text:p>
          </table:table-cell>
          <table:table-cell table:formula="of:=AVERAGE([.B4889:.B4939])" office:value-type="float" office:value="345.660098039216" calcext:value-type="float">
            <text:p>345.6600980392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35.725" calcext:value-type="float">
            <text:p>335.725</text:p>
          </table:table-cell>
          <table:table-cell table:formula="of:=AVERAGE([.B4890:.B4940])" office:value-type="float" office:value="345.91631372549" calcext:value-type="float">
            <text:p>345.9163137255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46.41" calcext:value-type="float">
            <text:p>346.41</text:p>
          </table:table-cell>
          <table:table-cell table:formula="of:=AVERAGE([.B4891:.B4941])" office:value-type="float" office:value="346.086352941177" calcext:value-type="float">
            <text:p>346.0863529412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38.969" calcext:value-type="float">
            <text:p>338.969</text:p>
          </table:table-cell>
          <table:table-cell table:formula="of:=AVERAGE([.B4892:.B4942])" office:value-type="float" office:value="346.12362745098" calcext:value-type="float">
            <text:p>346.123627451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38.324" calcext:value-type="float">
            <text:p>338.324</text:p>
          </table:table-cell>
          <table:table-cell table:formula="of:=AVERAGE([.B4893:.B4943])" office:value-type="float" office:value="346.219607843137" calcext:value-type="float">
            <text:p>346.2196078431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43.598" calcext:value-type="float">
            <text:p>343.598</text:p>
          </table:table-cell>
          <table:table-cell table:formula="of:=AVERAGE([.B4894:.B4944])" office:value-type="float" office:value="346.493921568628" calcext:value-type="float">
            <text:p>346.4939215686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35.81" calcext:value-type="float">
            <text:p>335.81</text:p>
          </table:table-cell>
          <table:table-cell table:formula="of:=AVERAGE([.B4895:.B4945])" office:value-type="float" office:value="346.545529411765" calcext:value-type="float">
            <text:p>346.5455294118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45.334" calcext:value-type="float">
            <text:p>345.334</text:p>
          </table:table-cell>
          <table:table-cell table:formula="of:=AVERAGE([.B4896:.B4946])" office:value-type="float" office:value="346.969137254902" calcext:value-type="float">
            <text:p>346.9691372549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35.895" calcext:value-type="float">
            <text:p>335.895</text:p>
          </table:table-cell>
          <table:table-cell table:formula="of:=AVERAGE([.B4897:.B4947])" office:value-type="float" office:value="346.975274509804" calcext:value-type="float">
            <text:p>346.9752745098</text:p>
          </table:table-cell>
          <table:table-cell table:number-columns-repeated="3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37.852" calcext:value-type="float">
            <text:p>337.852</text:p>
          </table:table-cell>
          <table:table-cell table:formula="of:=AVERAGE([.B4898:.B4948])" office:value-type="float" office:value="347.175294117647" calcext:value-type="float">
            <text:p>347.1752941176</text:p>
          </table:table-cell>
          <table:table-cell table:number-columns-repeated="3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38.023" calcext:value-type="float">
            <text:p>338.023</text:p>
          </table:table-cell>
          <table:table-cell table:formula="of:=AVERAGE([.B4899:.B4949])" office:value-type="float" office:value="347.246549019608" calcext:value-type="float">
            <text:p>347.2465490196</text:p>
          </table:table-cell>
          <table:table-cell table:number-columns-repeated="3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56.792" calcext:value-type="float">
            <text:p>356.792</text:p>
          </table:table-cell>
          <table:table-cell table:formula="of:=AVERAGE([.B4900:.B4950])" office:value-type="float" office:value="347.449156862745" calcext:value-type="float">
            <text:p>347.4491568627</text:p>
          </table:table-cell>
          <table:table-cell table:number-columns-repeated="3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42.144" calcext:value-type="float">
            <text:p>342.144</text:p>
          </table:table-cell>
          <table:table-cell table:formula="of:=AVERAGE([.B4901:.B4951])" office:value-type="float" office:value="347.457607843137" calcext:value-type="float">
            <text:p>347.4576078431</text:p>
          </table:table-cell>
          <table:table-cell table:number-columns-repeated="3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47.313" calcext:value-type="float">
            <text:p>347.313</text:p>
          </table:table-cell>
          <table:table-cell table:formula="of:=AVERAGE([.B4902:.B4952])" office:value-type="float" office:value="347.650647058824" calcext:value-type="float">
            <text:p>347.6506470588</text:p>
          </table:table-cell>
          <table:table-cell table:number-columns-repeated="3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53.388" calcext:value-type="float">
            <text:p>353.388</text:p>
          </table:table-cell>
          <table:table-cell table:formula="of:=AVERAGE([.B4903:.B4953])" office:value-type="float" office:value="347.731411764706" calcext:value-type="float">
            <text:p>347.7314117647</text:p>
          </table:table-cell>
          <table:table-cell table:number-columns-repeated="3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46.006" calcext:value-type="float">
            <text:p>346.006</text:p>
          </table:table-cell>
          <table:table-cell table:formula="of:=AVERAGE([.B4904:.B4954])" office:value-type="float" office:value="347.712176470588" calcext:value-type="float">
            <text:p>347.7121764706</text:p>
          </table:table-cell>
          <table:table-cell table:number-columns-repeated="3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43.112" calcext:value-type="float">
            <text:p>343.112</text:p>
          </table:table-cell>
          <table:table-cell table:formula="of:=AVERAGE([.B4905:.B4955])" office:value-type="float" office:value="347.900352941176" calcext:value-type="float">
            <text:p>347.9003529412</text:p>
          </table:table-cell>
          <table:table-cell table:number-columns-repeated="3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41.749" calcext:value-type="float">
            <text:p>341.749</text:p>
          </table:table-cell>
          <table:table-cell table:formula="of:=AVERAGE([.B4906:.B4956])" office:value-type="float" office:value="348.04537254902" calcext:value-type="float">
            <text:p>348.045372549</text:p>
          </table:table-cell>
          <table:table-cell table:number-columns-repeated="3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43.687" calcext:value-type="float">
            <text:p>343.687</text:p>
          </table:table-cell>
          <table:table-cell table:formula="of:=AVERAGE([.B4907:.B4957])" office:value-type="float" office:value="348.173137254902" calcext:value-type="float">
            <text:p>348.1731372549</text:p>
          </table:table-cell>
          <table:table-cell table:number-columns-repeated="3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47.222" calcext:value-type="float">
            <text:p>347.222</text:p>
          </table:table-cell>
          <table:table-cell table:formula="of:=AVERAGE([.B4908:.B4958])" office:value-type="float" office:value="348.517294117647" calcext:value-type="float">
            <text:p>348.5172941176</text:p>
          </table:table-cell>
          <table:table-cell table:number-columns-repeated="3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55.082" calcext:value-type="float">
            <text:p>355.082</text:p>
          </table:table-cell>
          <table:table-cell table:formula="of:=AVERAGE([.B4909:.B4959])" office:value-type="float" office:value="348.670490196078" calcext:value-type="float">
            <text:p>348.6704901961</text:p>
          </table:table-cell>
          <table:table-cell table:number-columns-repeated="3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52.64" calcext:value-type="float">
            <text:p>352.64</text:p>
          </table:table-cell>
          <table:table-cell table:formula="of:=AVERAGE([.B4910:.B4960])" office:value-type="float" office:value="348.816254901961" calcext:value-type="float">
            <text:p>348.816254902</text:p>
          </table:table-cell>
          <table:table-cell table:number-columns-repeated="3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45.781" calcext:value-type="float">
            <text:p>345.781</text:p>
          </table:table-cell>
          <table:table-cell table:formula="of:=AVERAGE([.B4911:.B4961])" office:value-type="float" office:value="348.888333333333" calcext:value-type="float">
            <text:p>348.8883333333</text:p>
          </table:table-cell>
          <table:table-cell table:number-columns-repeated="3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46.996" calcext:value-type="float">
            <text:p>346.996</text:p>
          </table:table-cell>
          <table:table-cell table:formula="of:=AVERAGE([.B4912:.B4962])" office:value-type="float" office:value="349.210666666667" calcext:value-type="float">
            <text:p>349.2106666667</text:p>
          </table:table-cell>
          <table:table-cell table:number-columns-repeated="3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43.776" calcext:value-type="float">
            <text:p>343.776</text:p>
          </table:table-cell>
          <table:table-cell table:formula="of:=AVERAGE([.B4913:.B4963])" office:value-type="float" office:value="349.394333333333" calcext:value-type="float">
            <text:p>349.3943333333</text:p>
          </table:table-cell>
          <table:table-cell table:number-columns-repeated="3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42.363" calcext:value-type="float">
            <text:p>342.363</text:p>
          </table:table-cell>
          <table:table-cell table:formula="of:=AVERAGE([.B4914:.B4964])" office:value-type="float" office:value="349.601215686275" calcext:value-type="float">
            <text:p>349.6012156863</text:p>
          </table:table-cell>
          <table:table-cell table:number-columns-repeated="3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57.942" calcext:value-type="float">
            <text:p>357.942</text:p>
          </table:table-cell>
          <table:table-cell table:formula="of:=AVERAGE([.B4915:.B4965])" office:value-type="float" office:value="349.722294117647" calcext:value-type="float">
            <text:p>349.7222941176</text:p>
          </table:table-cell>
          <table:table-cell table:number-columns-repeated="3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42.98" calcext:value-type="float">
            <text:p>342.98</text:p>
          </table:table-cell>
          <table:table-cell table:formula="of:=AVERAGE([.B4916:.B4966])" office:value-type="float" office:value="349.650490196078" calcext:value-type="float">
            <text:p>349.6504901961</text:p>
          </table:table-cell>
          <table:table-cell table:number-columns-repeated="3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50.002" calcext:value-type="float">
            <text:p>350.002</text:p>
          </table:table-cell>
          <table:table-cell table:formula="of:=AVERAGE([.B4917:.B4967])" office:value-type="float" office:value="349.71862745098" calcext:value-type="float">
            <text:p>349.718627451</text:p>
          </table:table-cell>
          <table:table-cell table:number-columns-repeated="3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47.539" calcext:value-type="float">
            <text:p>347.539</text:p>
          </table:table-cell>
          <table:table-cell table:formula="of:=AVERAGE([.B4918:.B4968])" office:value-type="float" office:value="349.932254901961" calcext:value-type="float">
            <text:p>349.932254902</text:p>
          </table:table-cell>
          <table:table-cell table:number-columns-repeated="3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51.849" calcext:value-type="float">
            <text:p>351.849</text:p>
          </table:table-cell>
          <table:table-cell table:formula="of:=AVERAGE([.B4919:.B4969])" office:value-type="float" office:value="350.104352941176" calcext:value-type="float">
            <text:p>350.1043529412</text:p>
          </table:table-cell>
          <table:table-cell table:number-columns-repeated="3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46.816" calcext:value-type="float">
            <text:p>346.816</text:p>
          </table:table-cell>
          <table:table-cell table:formula="of:=AVERAGE([.B4920:.B4970])" office:value-type="float" office:value="350.269333333333" calcext:value-type="float">
            <text:p>350.2693333333</text:p>
          </table:table-cell>
          <table:table-cell table:number-columns-repeated="3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57.175" calcext:value-type="float">
            <text:p>357.175</text:p>
          </table:table-cell>
          <table:table-cell table:formula="of:=AVERAGE([.B4921:.B4971])" office:value-type="float" office:value="350.468705882353" calcext:value-type="float">
            <text:p>350.4687058824</text:p>
          </table:table-cell>
          <table:table-cell table:number-columns-repeated="3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44.932" calcext:value-type="float">
            <text:p>344.932</text:p>
          </table:table-cell>
          <table:table-cell table:formula="of:=AVERAGE([.B4922:.B4972])" office:value-type="float" office:value="350.433235294118" calcext:value-type="float">
            <text:p>350.4332352941</text:p>
          </table:table-cell>
          <table:table-cell table:number-columns-repeated="3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43.864" calcext:value-type="float">
            <text:p>343.864</text:p>
          </table:table-cell>
          <table:table-cell table:formula="of:=AVERAGE([.B4923:.B4973])" office:value-type="float" office:value="350.655509803922" calcext:value-type="float">
            <text:p>350.6555098039</text:p>
          </table:table-cell>
          <table:table-cell table:number-columns-repeated="3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45.781" calcext:value-type="float">
            <text:p>345.781</text:p>
          </table:table-cell>
          <table:table-cell table:formula="of:=AVERAGE([.B4924:.B4974])" office:value-type="float" office:value="350.924960784314" calcext:value-type="float">
            <text:p>350.9249607843</text:p>
          </table:table-cell>
          <table:table-cell table:number-columns-repeated="3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49.773" calcext:value-type="float">
            <text:p>349.773</text:p>
          </table:table-cell>
          <table:table-cell table:formula="of:=AVERAGE([.B4925:.B4975])" office:value-type="float" office:value="351.004137254902" calcext:value-type="float">
            <text:p>351.0041372549</text:p>
          </table:table-cell>
          <table:table-cell table:number-columns-repeated="3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45.871" calcext:value-type="float">
            <text:p>345.871</text:p>
          </table:table-cell>
          <table:table-cell table:formula="of:=AVERAGE([.B4926:.B4976])" office:value-type="float" office:value="351.241450980392" calcext:value-type="float">
            <text:p>351.2414509804</text:p>
          </table:table-cell>
          <table:table-cell table:number-columns-repeated="3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47.177" calcext:value-type="float">
            <text:p>347.177</text:p>
          </table:table-cell>
          <table:table-cell table:formula="of:=AVERAGE([.B4927:.B4977])" office:value-type="float" office:value="351.437862745098" calcext:value-type="float">
            <text:p>351.4378627451</text:p>
          </table:table-cell>
          <table:table-cell table:number-columns-repeated="3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46.861" calcext:value-type="float">
            <text:p>346.861</text:p>
          </table:table-cell>
          <table:table-cell table:formula="of:=AVERAGE([.B4928:.B4978])" office:value-type="float" office:value="351.57068627451" calcext:value-type="float">
            <text:p>351.5706862745</text:p>
          </table:table-cell>
          <table:table-cell table:number-columns-repeated="3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48.994" calcext:value-type="float">
            <text:p>348.994</text:p>
          </table:table-cell>
          <table:table-cell table:formula="of:=AVERAGE([.B4929:.B4979])" office:value-type="float" office:value="351.695" calcext:value-type="float">
            <text:p>351.695</text:p>
          </table:table-cell>
          <table:table-cell table:number-columns-repeated="3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49.086" calcext:value-type="float">
            <text:p>349.086</text:p>
          </table:table-cell>
          <table:table-cell table:formula="of:=AVERAGE([.B4930:.B4980])" office:value-type="float" office:value="351.775647058823" calcext:value-type="float">
            <text:p>351.7756470588</text:p>
          </table:table-cell>
          <table:table-cell table:number-columns-repeated="3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42.056" calcext:value-type="float">
            <text:p>342.056</text:p>
          </table:table-cell>
          <table:table-cell table:formula="of:=AVERAGE([.B4931:.B4981])" office:value-type="float" office:value="351.86368627451" calcext:value-type="float">
            <text:p>351.8636862745</text:p>
          </table:table-cell>
          <table:table-cell table:number-columns-repeated="3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46.096" calcext:value-type="float">
            <text:p>346.096</text:p>
          </table:table-cell>
          <table:table-cell table:formula="of:=AVERAGE([.B4932:.B4982])" office:value-type="float" office:value="351.996156862745" calcext:value-type="float">
            <text:p>351.9961568627</text:p>
          </table:table-cell>
          <table:table-cell table:number-columns-repeated="3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38.883" calcext:value-type="float">
            <text:p>338.883</text:p>
          </table:table-cell>
          <table:table-cell table:formula="of:=AVERAGE([.B4933:.B4983])" office:value-type="float" office:value="352.064647058824" calcext:value-type="float">
            <text:p>352.0646470588</text:p>
          </table:table-cell>
          <table:table-cell table:number-columns-repeated="3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48.903" calcext:value-type="float">
            <text:p>348.903</text:p>
          </table:table-cell>
          <table:table-cell table:formula="of:=AVERAGE([.B4934:.B4984])" office:value-type="float" office:value="352.366549019608" calcext:value-type="float">
            <text:p>352.3665490196</text:p>
          </table:table-cell>
          <table:table-cell table:number-columns-repeated="3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45.647" calcext:value-type="float">
            <text:p>345.647</text:p>
          </table:table-cell>
          <table:table-cell table:formula="of:=AVERAGE([.B4935:.B4985])" office:value-type="float" office:value="352.530607843137" calcext:value-type="float">
            <text:p>352.5306078431</text:p>
          </table:table-cell>
          <table:table-cell table:number-columns-repeated="3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59.534" calcext:value-type="float">
            <text:p>359.534</text:p>
          </table:table-cell>
          <table:table-cell table:formula="of:=AVERAGE([.B4936:.B4986])" office:value-type="float" office:value="352.766039215686" calcext:value-type="float">
            <text:p>352.7660392157</text:p>
          </table:table-cell>
          <table:table-cell table:number-columns-repeated="3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42.715" calcext:value-type="float">
            <text:p>342.715</text:p>
          </table:table-cell>
          <table:table-cell table:formula="of:=AVERAGE([.B4937:.B4987])" office:value-type="float" office:value="352.731058823529" calcext:value-type="float">
            <text:p>352.7310588235</text:p>
          </table:table-cell>
          <table:table-cell table:number-columns-repeated="3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47.675" calcext:value-type="float">
            <text:p>347.675</text:p>
          </table:table-cell>
          <table:table-cell table:formula="of:=AVERAGE([.B4938:.B4988])" office:value-type="float" office:value="353.08468627451" calcext:value-type="float">
            <text:p>353.0846862745</text:p>
          </table:table-cell>
          <table:table-cell table:number-columns-repeated="3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42.187" calcext:value-type="float">
            <text:p>342.187</text:p>
          </table:table-cell>
          <table:table-cell table:formula="of:=AVERAGE([.B4939:.B4989])" office:value-type="float" office:value="353.322941176471" calcext:value-type="float">
            <text:p>353.3229411765</text:p>
          </table:table-cell>
          <table:table-cell table:number-columns-repeated="3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47.403" calcext:value-type="float">
            <text:p>347.403</text:p>
          </table:table-cell>
          <table:table-cell table:formula="of:=AVERAGE([.B4940:.B4990])" office:value-type="float" office:value="353.530647058824" calcext:value-type="float">
            <text:p>353.5306470588</text:p>
          </table:table-cell>
          <table:table-cell table:number-columns-repeated="3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44.397" calcext:value-type="float">
            <text:p>344.397</text:p>
          </table:table-cell>
          <table:table-cell table:formula="of:=AVERAGE([.B4941:.B4991])" office:value-type="float" office:value="354.088470588235" calcext:value-type="float">
            <text:p>354.0884705882</text:p>
          </table:table-cell>
          <table:table-cell table:number-columns-repeated="3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48.311" calcext:value-type="float">
            <text:p>348.311</text:p>
          </table:table-cell>
          <table:table-cell table:formula="of:=AVERAGE([.B4942:.B4992])" office:value-type="float" office:value="354.290568627451" calcext:value-type="float">
            <text:p>354.2905686275</text:p>
          </table:table-cell>
          <table:table-cell table:number-columns-repeated="3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43.864" calcext:value-type="float">
            <text:p>343.864</text:p>
          </table:table-cell>
          <table:table-cell table:formula="of:=AVERAGE([.B4943:.B4993])" office:value-type="float" office:value="354.437274509804" calcext:value-type="float">
            <text:p>354.4372745098</text:p>
          </table:table-cell>
          <table:table-cell table:number-columns-repeated="3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52.314" calcext:value-type="float">
            <text:p>352.314</text:p>
          </table:table-cell>
          <table:table-cell table:formula="of:=AVERAGE([.B4944:.B4994])" office:value-type="float" office:value="354.582941176471" calcext:value-type="float">
            <text:p>354.5829411765</text:p>
          </table:table-cell>
          <table:table-cell table:number-columns-repeated="3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46.23" calcext:value-type="float">
            <text:p>346.23</text:p>
          </table:table-cell>
          <table:table-cell table:formula="of:=AVERAGE([.B4945:.B4995])" office:value-type="float" office:value="354.738803921569" calcext:value-type="float">
            <text:p>354.7388039216</text:p>
          </table:table-cell>
          <table:table-cell table:number-columns-repeated="3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57.414" calcext:value-type="float">
            <text:p>357.414</text:p>
          </table:table-cell>
          <table:table-cell table:formula="of:=AVERAGE([.B4946:.B4996])" office:value-type="float" office:value="354.913294117647" calcext:value-type="float">
            <text:p>354.9132941176</text:p>
          </table:table-cell>
          <table:table-cell table:number-columns-repeated="3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45.647" calcext:value-type="float">
            <text:p>345.647</text:p>
          </table:table-cell>
          <table:table-cell table:formula="of:=AVERAGE([.B4947:.B4997])" office:value-type="float" office:value="354.902039215686" calcext:value-type="float">
            <text:p>354.9020392157</text:p>
          </table:table-cell>
          <table:table-cell table:number-columns-repeated="3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46.096" calcext:value-type="float">
            <text:p>346.096</text:p>
          </table:table-cell>
          <table:table-cell table:formula="of:=AVERAGE([.B4948:.B4998])" office:value-type="float" office:value="355.030039215686" calcext:value-type="float">
            <text:p>355.0300392157</text:p>
          </table:table-cell>
          <table:table-cell table:number-columns-repeated="3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41.486" calcext:value-type="float">
            <text:p>341.486</text:p>
          </table:table-cell>
          <table:table-cell table:formula="of:=AVERAGE([.B4949:.B4999])" office:value-type="float" office:value="355.122882352941" calcext:value-type="float">
            <text:p>355.1228823529</text:p>
          </table:table-cell>
          <table:table-cell table:number-columns-repeated="3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48.356" calcext:value-type="float">
            <text:p>348.356</text:p>
          </table:table-cell>
          <table:table-cell table:formula="of:=AVERAGE([.B4950:.B5000])" office:value-type="float" office:value="355.337941176471" calcext:value-type="float">
            <text:p>355.3379411765</text:p>
          </table:table-cell>
          <table:table-cell table:number-columns-repeated="3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57.223" calcext:value-type="float">
            <text:p>357.223</text:p>
          </table:table-cell>
          <table:table-cell table:formula="of:=AVERAGE([.B4951:.B5001])" office:value-type="float" office:value="355.59631372549" calcext:value-type="float">
            <text:p>355.5963137255</text:p>
          </table:table-cell>
          <table:table-cell table:number-columns-repeated="3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51.989" calcext:value-type="float">
            <text:p>351.989</text:p>
          </table:table-cell>
          <table:table-cell table:formula="of:=AVERAGE([.B4952:.B5002])" office:value-type="float" office:value="355.59537254902" calcext:value-type="float">
            <text:p>355.595372549</text:p>
          </table:table-cell>
          <table:table-cell table:number-columns-repeated="3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51.432" calcext:value-type="float">
            <text:p>351.432</text:p>
          </table:table-cell>
          <table:table-cell table:formula="of:=AVERAGE([.B4953:.B5003])" office:value-type="float" office:value="355.896764705882" calcext:value-type="float">
            <text:p>355.8967647059</text:p>
          </table:table-cell>
          <table:table-cell table:number-columns-repeated="3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52.407" calcext:value-type="float">
            <text:p>352.407</text:p>
          </table:table-cell>
          <table:table-cell table:formula="of:=AVERAGE([.B4954:.B5004])" office:value-type="float" office:value="356.038568627451" calcext:value-type="float">
            <text:p>356.0385686275</text:p>
          </table:table-cell>
          <table:table-cell table:number-columns-repeated="3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55.603" calcext:value-type="float">
            <text:p>355.603</text:p>
          </table:table-cell>
          <table:table-cell table:formula="of:=AVERAGE([.B4955:.B5005])" office:value-type="float" office:value="356.22231372549" calcext:value-type="float">
            <text:p>356.2223137255</text:p>
          </table:table-cell>
          <table:table-cell table:number-columns-repeated="3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50.508" calcext:value-type="float">
            <text:p>350.508</text:p>
          </table:table-cell>
          <table:table-cell table:formula="of:=AVERAGE([.B4956:.B5006])" office:value-type="float" office:value="356.355921568628" calcext:value-type="float">
            <text:p>356.3559215686</text:p>
          </table:table-cell>
          <table:table-cell table:number-columns-repeated="3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48.265" calcext:value-type="float">
            <text:p>348.265</text:p>
          </table:table-cell>
          <table:table-cell table:formula="of:=AVERAGE([.B4957:.B5007])" office:value-type="float" office:value="356.599117647059" calcext:value-type="float">
            <text:p>356.5991176471</text:p>
          </table:table-cell>
          <table:table-cell table:number-columns-repeated="3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61.239" calcext:value-type="float">
            <text:p>361.239</text:p>
          </table:table-cell>
          <table:table-cell table:formula="of:=AVERAGE([.B4958:.B5008])" office:value-type="float" office:value="356.79262745098" calcext:value-type="float">
            <text:p>356.792627451</text:p>
          </table:table-cell>
          <table:table-cell table:number-columns-repeated="3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55.035" calcext:value-type="float">
            <text:p>355.035</text:p>
          </table:table-cell>
          <table:table-cell table:formula="of:=AVERAGE([.B4959:.B5009])" office:value-type="float" office:value="356.782098039216" calcext:value-type="float">
            <text:p>356.7820980392</text:p>
          </table:table-cell>
          <table:table-cell table:number-columns-repeated="3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62.516" calcext:value-type="float">
            <text:p>362.516</text:p>
          </table:table-cell>
          <table:table-cell table:formula="of:=AVERAGE([.B4960:.B5010])" office:value-type="float" office:value="356.934588235294" calcext:value-type="float">
            <text:p>356.9345882353</text:p>
          </table:table-cell>
          <table:table-cell table:number-columns-repeated="3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56.316" calcext:value-type="float">
            <text:p>356.316</text:p>
          </table:table-cell>
          <table:table-cell table:formula="of:=AVERAGE([.B4961:.B5011])" office:value-type="float" office:value="356.964666666667" calcext:value-type="float">
            <text:p>356.9646666667</text:p>
          </table:table-cell>
          <table:table-cell table:number-columns-repeated="3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62.22" calcext:value-type="float">
            <text:p>362.22</text:p>
          </table:table-cell>
          <table:table-cell table:formula="of:=AVERAGE([.B4962:.B5012])" office:value-type="float" office:value="357.092039215686" calcext:value-type="float">
            <text:p>357.0920392157</text:p>
          </table:table-cell>
          <table:table-cell table:number-columns-repeated="3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56.363" calcext:value-type="float">
            <text:p>356.363</text:p>
          </table:table-cell>
          <table:table-cell table:formula="of:=AVERAGE([.B4963:.B5013])" office:value-type="float" office:value="357.148450980392" calcext:value-type="float">
            <text:p>357.1484509804</text:p>
          </table:table-cell>
          <table:table-cell table:number-columns-repeated="3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54.327" calcext:value-type="float">
            <text:p>354.327</text:p>
          </table:table-cell>
          <table:table-cell table:formula="of:=AVERAGE([.B4964:.B5014])" office:value-type="float" office:value="357.356156862745" calcext:value-type="float">
            <text:p>357.3561568627</text:p>
          </table:table-cell>
          <table:table-cell table:number-columns-repeated="3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48.538" calcext:value-type="float">
            <text:p>348.538</text:p>
          </table:table-cell>
          <table:table-cell table:formula="of:=AVERAGE([.B4965:.B5015])" office:value-type="float" office:value="357.490725490196" calcext:value-type="float">
            <text:p>357.4907254902</text:p>
          </table:table-cell>
          <table:table-cell table:number-columns-repeated="3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54.28" calcext:value-type="float">
            <text:p>354.28</text:p>
          </table:table-cell>
          <table:table-cell table:formula="of:=AVERAGE([.B4966:.B5016])" office:value-type="float" office:value="357.771568627451" calcext:value-type="float">
            <text:p>357.7715686275</text:p>
          </table:table-cell>
          <table:table-cell table:number-columns-repeated="3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46.455" calcext:value-type="float">
            <text:p>346.455</text:p>
          </table:table-cell>
          <table:table-cell table:formula="of:=AVERAGE([.B4967:.B5017])" office:value-type="float" office:value="357.91762745098" calcext:value-type="float">
            <text:p>357.917627451</text:p>
          </table:table-cell>
          <table:table-cell table:number-columns-repeated="3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60.897" calcext:value-type="float">
            <text:p>360.897</text:p>
          </table:table-cell>
          <table:table-cell table:formula="of:=AVERAGE([.B4968:.B5018])" office:value-type="float" office:value="358.337470588235" calcext:value-type="float">
            <text:p>358.3374705882</text:p>
          </table:table-cell>
          <table:table-cell table:number-columns-repeated="3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56.316" calcext:value-type="float">
            <text:p>356.316</text:p>
          </table:table-cell>
          <table:table-cell table:formula="of:=AVERAGE([.B4969:.B5019])" office:value-type="float" office:value="358.363411764706" calcext:value-type="float">
            <text:p>358.3634117647</text:p>
          </table:table-cell>
          <table:table-cell table:number-columns-repeated="3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60.263" calcext:value-type="float">
            <text:p>360.263</text:p>
          </table:table-cell>
          <table:table-cell table:formula="of:=AVERAGE([.B4970:.B5020])" office:value-type="float" office:value="358.591882352941" calcext:value-type="float">
            <text:p>358.5918823529</text:p>
          </table:table-cell>
          <table:table-cell table:number-columns-repeated="3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56.984" calcext:value-type="float">
            <text:p>356.984</text:p>
          </table:table-cell>
          <table:table-cell table:formula="of:=AVERAGE([.B4971:.B5021])" office:value-type="float" office:value="358.726078431373" calcext:value-type="float">
            <text:p>358.7260784314</text:p>
          </table:table-cell>
          <table:table-cell table:number-columns-repeated="3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55.366" calcext:value-type="float">
            <text:p>355.366</text:p>
          </table:table-cell>
          <table:table-cell table:formula="of:=AVERAGE([.B4972:.B5022])" office:value-type="float" office:value="358.967431372549" calcext:value-type="float">
            <text:p>358.9674313725</text:p>
          </table:table-cell>
          <table:table-cell table:number-columns-repeated="3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56.268" calcext:value-type="float">
            <text:p>356.268</text:p>
          </table:table-cell>
          <table:table-cell table:formula="of:=AVERAGE([.B4973:.B5023])" office:value-type="float" office:value="359.048215686274" calcext:value-type="float">
            <text:p>359.0482156863</text:p>
          </table:table-cell>
          <table:table-cell table:number-columns-repeated="3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57.606" calcext:value-type="float">
            <text:p>357.606</text:p>
          </table:table-cell>
          <table:table-cell table:formula="of:=AVERAGE([.B4974:.B5024])" office:value-type="float" office:value="359.119882352941" calcext:value-type="float">
            <text:p>359.1198823529</text:p>
          </table:table-cell>
          <table:table-cell table:number-columns-repeated="3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49.819" calcext:value-type="float">
            <text:p>349.819</text:p>
          </table:table-cell>
          <table:table-cell table:formula="of:=AVERAGE([.B4975:.B5025])" office:value-type="float" office:value="359.190156862745" calcext:value-type="float">
            <text:p>359.1901568627</text:p>
          </table:table-cell>
          <table:table-cell table:number-columns-repeated="3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61.876" calcext:value-type="float">
            <text:p>361.876</text:p>
          </table:table-cell>
          <table:table-cell table:formula="of:=AVERAGE([.B4976:.B5026])" office:value-type="float" office:value="359.418882352941" calcext:value-type="float">
            <text:p>359.4188823529</text:p>
          </table:table-cell>
          <table:table-cell table:number-columns-repeated="3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55.888" calcext:value-type="float">
            <text:p>355.888</text:p>
          </table:table-cell>
          <table:table-cell table:formula="of:=AVERAGE([.B4977:.B5027])" office:value-type="float" office:value="359.42562745098" calcext:value-type="float">
            <text:p>359.425627451</text:p>
          </table:table-cell>
          <table:table-cell table:number-columns-repeated="3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53.951" calcext:value-type="float">
            <text:p>353.951</text:p>
          </table:table-cell>
          <table:table-cell table:formula="of:=AVERAGE([.B4978:.B5028])" office:value-type="float" office:value="359.546901960784" calcext:value-type="float">
            <text:p>359.5469019608</text:p>
          </table:table-cell>
          <table:table-cell table:number-columns-repeated="3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53.201" calcext:value-type="float">
            <text:p>353.201</text:p>
          </table:table-cell>
          <table:table-cell table:formula="of:=AVERAGE([.B4979:.B5029])" office:value-type="float" office:value="359.904333333333" calcext:value-type="float">
            <text:p>359.9043333333</text:p>
          </table:table-cell>
          <table:table-cell table:number-columns-repeated="3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53.107" calcext:value-type="float">
            <text:p>353.107</text:p>
          </table:table-cell>
          <table:table-cell table:formula="of:=AVERAGE([.B4980:.B5030])" office:value-type="float" office:value="360.254117647059" calcext:value-type="float">
            <text:p>360.2541176471</text:p>
          </table:table-cell>
          <table:table-cell table:number-columns-repeated="3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53.576" calcext:value-type="float">
            <text:p>353.576</text:p>
          </table:table-cell>
          <table:table-cell table:formula="of:=AVERAGE([.B4981:.B5031])" office:value-type="float" office:value="360.429921568627" calcext:value-type="float">
            <text:p>360.4299215686</text:p>
          </table:table-cell>
          <table:table-cell table:number-columns-repeated="3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48.812" calcext:value-type="float">
            <text:p>348.812</text:p>
          </table:table-cell>
          <table:table-cell table:formula="of:=AVERAGE([.B4982:.B5032])" office:value-type="float" office:value="360.641137254902" calcext:value-type="float">
            <text:p>360.6411372549</text:p>
          </table:table-cell>
          <table:table-cell table:number-columns-repeated="3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49.589" calcext:value-type="float">
            <text:p>349.589</text:p>
          </table:table-cell>
          <table:table-cell table:formula="of:=AVERAGE([.B4983:.B5033])" office:value-type="float" office:value="360.920490196079" calcext:value-type="float">
            <text:p>360.9204901961</text:p>
          </table:table-cell>
          <table:table-cell table:number-columns-repeated="3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54.28" calcext:value-type="float">
            <text:p>354.28</text:p>
          </table:table-cell>
          <table:table-cell table:formula="of:=AVERAGE([.B4984:.B5034])" office:value-type="float" office:value="361.205980392157" calcext:value-type="float">
            <text:p>361.2059803922</text:p>
          </table:table-cell>
          <table:table-cell table:number-columns-repeated="3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57.27" calcext:value-type="float">
            <text:p>357.27</text:p>
          </table:table-cell>
          <table:table-cell table:formula="of:=AVERAGE([.B4985:.B5035])" office:value-type="float" office:value="361.350117647059" calcext:value-type="float">
            <text:p>361.3501176471</text:p>
          </table:table-cell>
          <table:table-cell table:number-columns-repeated="3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57.654" calcext:value-type="float">
            <text:p>357.654</text:p>
          </table:table-cell>
          <table:table-cell table:formula="of:=AVERAGE([.B4986:.B5036])" office:value-type="float" office:value="361.50162745098" calcext:value-type="float">
            <text:p>361.501627451</text:p>
          </table:table-cell>
          <table:table-cell table:number-columns-repeated="3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57.75" calcext:value-type="float">
            <text:p>357.75</text:p>
          </table:table-cell>
          <table:table-cell table:formula="of:=AVERAGE([.B4987:.B5037])" office:value-type="float" office:value="361.607607843137" calcext:value-type="float">
            <text:p>361.6076078431</text:p>
          </table:table-cell>
          <table:table-cell table:number-columns-repeated="3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60.75" calcext:value-type="float">
            <text:p>360.75</text:p>
          </table:table-cell>
          <table:table-cell table:formula="of:=AVERAGE([.B4988:.B5038])" office:value-type="float" office:value="361.749705882353" calcext:value-type="float">
            <text:p>361.7497058824</text:p>
          </table:table-cell>
          <table:table-cell table:number-columns-repeated="3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59.826" calcext:value-type="float">
            <text:p>359.826</text:p>
          </table:table-cell>
          <table:table-cell table:formula="of:=AVERAGE([.B4989:.B5039])" office:value-type="float" office:value="361.810509803922" calcext:value-type="float">
            <text:p>361.8105098039</text:p>
          </table:table-cell>
          <table:table-cell table:number-columns-repeated="3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52.78" calcext:value-type="float">
            <text:p>352.78</text:p>
          </table:table-cell>
          <table:table-cell table:formula="of:=AVERAGE([.B4990:.B5040])" office:value-type="float" office:value="361.873901960784" calcext:value-type="float">
            <text:p>361.8739019608</text:p>
          </table:table-cell>
          <table:table-cell table:number-columns-repeated="3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75.852" calcext:value-type="float">
            <text:p>375.852</text:p>
          </table:table-cell>
          <table:table-cell table:formula="of:=AVERAGE([.B4991:.B5041])" office:value-type="float" office:value="362.112470588235" calcext:value-type="float">
            <text:p>362.1124705882</text:p>
          </table:table-cell>
          <table:table-cell table:number-columns-repeated="3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54.704" calcext:value-type="float">
            <text:p>354.704</text:p>
          </table:table-cell>
          <table:table-cell table:formula="of:=AVERAGE([.B4992:.B5042])" office:value-type="float" office:value="361.836509803922" calcext:value-type="float">
            <text:p>361.8365098039</text:p>
          </table:table-cell>
          <table:table-cell table:number-columns-repeated="3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55.793" calcext:value-type="float">
            <text:p>355.793</text:p>
          </table:table-cell>
          <table:table-cell table:formula="of:=AVERAGE([.B4993:.B5043])" office:value-type="float" office:value="362.110568627451" calcext:value-type="float">
            <text:p>362.1105686275</text:p>
          </table:table-cell>
          <table:table-cell table:number-columns-repeated="3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51.293" calcext:value-type="float">
            <text:p>351.293</text:p>
          </table:table-cell>
          <table:table-cell table:formula="of:=AVERAGE([.B4994:.B5044])" office:value-type="float" office:value="362.289078431373" calcext:value-type="float">
            <text:p>362.2890784314</text:p>
          </table:table-cell>
          <table:table-cell table:number-columns-repeated="3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60.263" calcext:value-type="float">
            <text:p>360.263</text:p>
          </table:table-cell>
          <table:table-cell table:formula="of:=AVERAGE([.B4995:.B5045])" office:value-type="float" office:value="362.708823529412" calcext:value-type="float">
            <text:p>362.7088235294</text:p>
          </table:table-cell>
          <table:table-cell table:number-columns-repeated="3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55.129" calcext:value-type="float">
            <text:p>355.129</text:p>
          </table:table-cell>
          <table:table-cell table:formula="of:=AVERAGE([.B4996:.B5046])" office:value-type="float" office:value="362.798705882353" calcext:value-type="float">
            <text:p>362.7987058824</text:p>
          </table:table-cell>
          <table:table-cell table:number-columns-repeated="3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56.84" calcext:value-type="float">
            <text:p>356.84</text:p>
          </table:table-cell>
          <table:table-cell table:formula="of:=AVERAGE([.B4997:.B5047])" office:value-type="float" office:value="363.049470588235" calcext:value-type="float">
            <text:p>363.0494705882</text:p>
          </table:table-cell>
          <table:table-cell table:number-columns-repeated="3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52.175" calcext:value-type="float">
            <text:p>352.175</text:p>
          </table:table-cell>
          <table:table-cell table:formula="of:=AVERAGE([.B4998:.B5048])" office:value-type="float" office:value="363.059784313725" calcext:value-type="float">
            <text:p>363.0597843137</text:p>
          </table:table-cell>
          <table:table-cell table:number-columns-repeated="3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50.831" calcext:value-type="float">
            <text:p>350.831</text:p>
          </table:table-cell>
          <table:table-cell table:formula="of:=AVERAGE([.B4999:.B5049])" office:value-type="float" office:value="363.326901960784" calcext:value-type="float">
            <text:p>363.3269019608</text:p>
          </table:table-cell>
          <table:table-cell table:number-columns-repeated="3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52.454" calcext:value-type="float">
            <text:p>352.454</text:p>
          </table:table-cell>
          <table:table-cell table:formula="of:=AVERAGE([.B5000:.B5050])" office:value-type="float" office:value="363.615450980392" calcext:value-type="float">
            <text:p>363.6154509804</text:p>
          </table:table-cell>
          <table:table-cell table:number-columns-repeated="3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61.533" calcext:value-type="float">
            <text:p>361.533</text:p>
          </table:table-cell>
          <table:table-cell table:formula="of:=AVERAGE([.B5001:.B5051])" office:value-type="float" office:value="363.816607843137" calcext:value-type="float">
            <text:p>363.8166078431</text:p>
          </table:table-cell>
          <table:table-cell table:number-columns-repeated="3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57.175" calcext:value-type="float">
            <text:p>357.175</text:p>
          </table:table-cell>
          <table:table-cell table:formula="of:=AVERAGE([.B5002:.B5052])" office:value-type="float" office:value="364.24031372549" calcext:value-type="float">
            <text:p>364.2403137255</text:p>
          </table:table-cell>
          <table:table-cell table:number-columns-repeated="3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67.36" calcext:value-type="float">
            <text:p>367.36</text:p>
          </table:table-cell>
          <table:table-cell table:formula="of:=AVERAGE([.B5003:.B5053])" office:value-type="float" office:value="364.701196078431" calcext:value-type="float">
            <text:p>364.7011960784</text:p>
          </table:table-cell>
          <table:table-cell table:number-columns-repeated="3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58.664" calcext:value-type="float">
            <text:p>358.664</text:p>
          </table:table-cell>
          <table:table-cell table:formula="of:=AVERAGE([.B5004:.B5054])" office:value-type="float" office:value="365.011725490196" calcext:value-type="float">
            <text:p>365.0117254902</text:p>
          </table:table-cell>
          <table:table-cell table:number-columns-repeated="3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61.778" calcext:value-type="float">
            <text:p>361.778</text:p>
          </table:table-cell>
          <table:table-cell table:formula="of:=AVERAGE([.B5005:.B5055])" office:value-type="float" office:value="365.66731372549" calcext:value-type="float">
            <text:p>365.6673137255</text:p>
          </table:table-cell>
          <table:table-cell table:number-columns-repeated="3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62.417" calcext:value-type="float">
            <text:p>362.417</text:p>
          </table:table-cell>
          <table:table-cell table:formula="of:=AVERAGE([.B5006:.B5056])" office:value-type="float" office:value="366.173568627451" calcext:value-type="float">
            <text:p>366.1735686275</text:p>
          </table:table-cell>
          <table:table-cell table:number-columns-repeated="3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62.911" calcext:value-type="float">
            <text:p>362.911</text:p>
          </table:table-cell>
          <table:table-cell table:formula="of:=AVERAGE([.B5007:.B5057])" office:value-type="float" office:value="366.608098039216" calcext:value-type="float">
            <text:p>366.6080980392</text:p>
          </table:table-cell>
          <table:table-cell table:number-columns-repeated="3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58.134" calcext:value-type="float">
            <text:p>358.134</text:p>
          </table:table-cell>
          <table:table-cell table:formula="of:=AVERAGE([.B5008:.B5058])" office:value-type="float" office:value="367.003705882353" calcext:value-type="float">
            <text:p>367.0037058824</text:p>
          </table:table-cell>
          <table:table-cell table:number-columns-repeated="3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60.702" calcext:value-type="float">
            <text:p>360.702</text:p>
          </table:table-cell>
          <table:table-cell table:formula="of:=AVERAGE([.B5009:.B5059])" office:value-type="float" office:value="367.641529411765" calcext:value-type="float">
            <text:p>367.6415294118</text:p>
          </table:table-cell>
          <table:table-cell table:number-columns-repeated="3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62.812" calcext:value-type="float">
            <text:p>362.812</text:p>
          </table:table-cell>
          <table:table-cell table:formula="of:=AVERAGE([.B5010:.B5060])" office:value-type="float" office:value="368.236862745098" calcext:value-type="float">
            <text:p>368.2368627451</text:p>
          </table:table-cell>
          <table:table-cell table:number-columns-repeated="3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64.05" calcext:value-type="float">
            <text:p>364.05</text:p>
          </table:table-cell>
          <table:table-cell table:formula="of:=AVERAGE([.B5011:.B5061])" office:value-type="float" office:value="368.830392156863" calcext:value-type="float">
            <text:p>368.8303921569</text:p>
          </table:table-cell>
          <table:table-cell table:number-columns-repeated="3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62.812" calcext:value-type="float">
            <text:p>362.812</text:p>
          </table:table-cell>
          <table:table-cell table:formula="of:=AVERAGE([.B5012:.B5062])" office:value-type="float" office:value="369.30537254902" calcext:value-type="float">
            <text:p>369.305372549</text:p>
          </table:table-cell>
          <table:table-cell table:number-columns-repeated="3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65.097" calcext:value-type="float">
            <text:p>365.097</text:p>
          </table:table-cell>
          <table:table-cell table:formula="of:=AVERAGE([.B5013:.B5063])" office:value-type="float" office:value="369.734333333333" calcext:value-type="float">
            <text:p>369.7343333333</text:p>
          </table:table-cell>
          <table:table-cell table:number-columns-repeated="3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66.956" calcext:value-type="float">
            <text:p>366.956</text:p>
          </table:table-cell>
          <table:table-cell table:formula="of:=AVERAGE([.B5014:.B5064])" office:value-type="float" office:value="370.076294117647" calcext:value-type="float">
            <text:p>370.0762941176</text:p>
          </table:table-cell>
          <table:table-cell table:number-columns-repeated="3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61.19" calcext:value-type="float">
            <text:p>361.19</text:p>
          </table:table-cell>
          <table:table-cell table:formula="of:=AVERAGE([.B5015:.B5065])" office:value-type="float" office:value="370.563647058824" calcext:value-type="float">
            <text:p>370.5636470588</text:p>
          </table:table-cell>
          <table:table-cell table:number-columns-repeated="3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62.861" calcext:value-type="float">
            <text:p>362.861</text:p>
          </table:table-cell>
          <table:table-cell table:formula="of:=AVERAGE([.B5016:.B5066])" office:value-type="float" office:value="371.161803921569" calcext:value-type="float">
            <text:p>371.1618039216</text:p>
          </table:table-cell>
          <table:table-cell table:number-columns-repeated="3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61.729" calcext:value-type="float">
            <text:p>361.729</text:p>
          </table:table-cell>
          <table:table-cell table:formula="of:=AVERAGE([.B5017:.B5067])" office:value-type="float" office:value="371.602882352941" calcext:value-type="float">
            <text:p>371.6028823529</text:p>
          </table:table-cell>
          <table:table-cell table:number-columns-repeated="3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67.867" calcext:value-type="float">
            <text:p>367.867</text:p>
          </table:table-cell>
          <table:table-cell table:formula="of:=AVERAGE([.B5018:.B5068])" office:value-type="float" office:value="372.232431372549" calcext:value-type="float">
            <text:p>372.2324313725</text:p>
          </table:table-cell>
          <table:table-cell table:number-columns-repeated="3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62.22" calcext:value-type="float">
            <text:p>362.22</text:p>
          </table:table-cell>
          <table:table-cell table:formula="of:=AVERAGE([.B5019:.B5069])" office:value-type="float" office:value="372.751921568628" calcext:value-type="float">
            <text:p>372.7519215686</text:p>
          </table:table-cell>
          <table:table-cell table:number-columns-repeated="3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67.968" calcext:value-type="float">
            <text:p>367.968</text:p>
          </table:table-cell>
          <table:table-cell table:formula="of:=AVERAGE([.B5020:.B5070])" office:value-type="float" office:value="373.324254901961" calcext:value-type="float">
            <text:p>373.324254902</text:p>
          </table:table-cell>
          <table:table-cell table:number-columns-repeated="3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67.107" calcext:value-type="float">
            <text:p>367.107</text:p>
          </table:table-cell>
          <table:table-cell table:formula="of:=AVERAGE([.B5021:.B5071])" office:value-type="float" office:value="373.688196078431" calcext:value-type="float">
            <text:p>373.6881960784</text:p>
          </table:table-cell>
          <table:table-cell table:number-columns-repeated="3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69.293" calcext:value-type="float">
            <text:p>369.293</text:p>
          </table:table-cell>
          <table:table-cell table:formula="of:=AVERAGE([.B5022:.B5072])" office:value-type="float" office:value="374.083333333333" calcext:value-type="float">
            <text:p>374.0833333333</text:p>
          </table:table-cell>
          <table:table-cell table:number-columns-repeated="3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59.486" calcext:value-type="float">
            <text:p>359.486</text:p>
          </table:table-cell>
          <table:table-cell table:formula="of:=AVERAGE([.B5023:.B5073])" office:value-type="float" office:value="374.305549019608" calcext:value-type="float">
            <text:p>374.3055490196</text:p>
          </table:table-cell>
          <table:table-cell table:number-columns-repeated="3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59.923" calcext:value-type="float">
            <text:p>359.923</text:p>
          </table:table-cell>
          <table:table-cell table:formula="of:=AVERAGE([.B5024:.B5074])" office:value-type="float" office:value="374.967705882353" calcext:value-type="float">
            <text:p>374.9677058824</text:p>
          </table:table-cell>
          <table:table-cell table:number-columns-repeated="3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61.19" calcext:value-type="float">
            <text:p>361.19</text:p>
          </table:table-cell>
          <table:table-cell table:formula="of:=AVERAGE([.B5025:.B5075])" office:value-type="float" office:value="375.555901960784" calcext:value-type="float">
            <text:p>375.5559019608</text:p>
          </table:table-cell>
          <table:table-cell table:number-columns-repeated="3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61.484" calcext:value-type="float">
            <text:p>361.484</text:p>
          </table:table-cell>
          <table:table-cell table:formula="of:=AVERAGE([.B5026:.B5076])" office:value-type="float" office:value="376.118137254902" calcext:value-type="float">
            <text:p>376.1181372549</text:p>
          </table:table-cell>
          <table:table-cell table:number-columns-repeated="3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62.22" calcext:value-type="float">
            <text:p>362.22</text:p>
          </table:table-cell>
          <table:table-cell table:formula="of:=AVERAGE([.B5027:.B5077])" office:value-type="float" office:value="376.67237254902" calcext:value-type="float">
            <text:p>376.672372549</text:p>
          </table:table-cell>
          <table:table-cell table:number-columns-repeated="3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62.073" calcext:value-type="float">
            <text:p>362.073</text:p>
          </table:table-cell>
          <table:table-cell table:formula="of:=AVERAGE([.B5028:.B5078])" office:value-type="float" office:value="377.27068627451" calcext:value-type="float">
            <text:p>377.2706862745</text:p>
          </table:table-cell>
          <table:table-cell table:number-columns-repeated="3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72.18" calcext:value-type="float">
            <text:p>372.18</text:p>
          </table:table-cell>
          <table:table-cell table:formula="of:=AVERAGE([.B5029:.B5079])" office:value-type="float" office:value="377.784431372549" calcext:value-type="float">
            <text:p>377.7844313725</text:p>
          </table:table-cell>
          <table:table-cell table:number-columns-repeated="3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71.04" calcext:value-type="float">
            <text:p>371.04</text:p>
          </table:table-cell>
          <table:table-cell table:formula="of:=AVERAGE([.B5030:.B5080])" office:value-type="float" office:value="378.143490196078" calcext:value-type="float">
            <text:p>378.1434901961</text:p>
          </table:table-cell>
          <table:table-cell table:number-columns-repeated="3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62.073" calcext:value-type="float">
            <text:p>362.073</text:p>
          </table:table-cell>
          <table:table-cell table:formula="of:=AVERAGE([.B5031:.B5081])" office:value-type="float" office:value="378.413294117647" calcext:value-type="float">
            <text:p>378.4132941176</text:p>
          </table:table-cell>
          <table:table-cell table:number-columns-repeated="3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64.348" calcext:value-type="float">
            <text:p>364.348</text:p>
          </table:table-cell>
          <table:table-cell table:formula="of:=AVERAGE([.B5032:.B5082])" office:value-type="float" office:value="379.054392156863" calcext:value-type="float">
            <text:p>379.0543921569</text:p>
          </table:table-cell>
          <table:table-cell table:number-columns-repeated="3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63.059" calcext:value-type="float">
            <text:p>363.059</text:p>
          </table:table-cell>
          <table:table-cell table:formula="of:=AVERAGE([.B5033:.B5083])" office:value-type="float" office:value="379.645156862745" calcext:value-type="float">
            <text:p>379.6451568627</text:p>
          </table:table-cell>
          <table:table-cell table:number-columns-repeated="3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64.149" calcext:value-type="float">
            <text:p>364.149</text:p>
          </table:table-cell>
          <table:table-cell table:formula="of:=AVERAGE([.B5034:.B5084])" office:value-type="float" office:value="380.286450980392" calcext:value-type="float">
            <text:p>380.2864509804</text:p>
          </table:table-cell>
          <table:table-cell table:number-columns-repeated="3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61.631" calcext:value-type="float">
            <text:p>361.631</text:p>
          </table:table-cell>
          <table:table-cell table:formula="of:=AVERAGE([.B5035:.B5085])" office:value-type="float" office:value="380.745117647059" calcext:value-type="float">
            <text:p>380.7451176471</text:p>
          </table:table-cell>
          <table:table-cell table:number-columns-repeated="3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64.997" calcext:value-type="float">
            <text:p>364.997</text:p>
          </table:table-cell>
          <table:table-cell table:formula="of:=AVERAGE([.B5036:.B5086])" office:value-type="float" office:value="381.298705882353" calcext:value-type="float">
            <text:p>381.2987058824</text:p>
          </table:table-cell>
          <table:table-cell table:number-columns-repeated="3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63.059" calcext:value-type="float">
            <text:p>363.059</text:p>
          </table:table-cell>
          <table:table-cell table:formula="of:=AVERAGE([.B5037:.B5087])" office:value-type="float" office:value="381.693549019608" calcext:value-type="float">
            <text:p>381.6935490196</text:p>
          </table:table-cell>
          <table:table-cell table:number-columns-repeated="3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64.997" calcext:value-type="float">
            <text:p>364.997</text:p>
          </table:table-cell>
          <table:table-cell table:formula="of:=AVERAGE([.B5038:.B5088])" office:value-type="float" office:value="382.201294117647" calcext:value-type="float">
            <text:p>382.2012941176</text:p>
          </table:table-cell>
          <table:table-cell table:number-columns-repeated="3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63.851" calcext:value-type="float">
            <text:p>363.851</text:p>
          </table:table-cell>
          <table:table-cell table:formula="of:=AVERAGE([.B5039:.B5089])" office:value-type="float" office:value="382.630098039216" calcext:value-type="float">
            <text:p>382.6300980392</text:p>
          </table:table-cell>
          <table:table-cell table:number-columns-repeated="3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63.059" calcext:value-type="float">
            <text:p>363.059</text:p>
          </table:table-cell>
          <table:table-cell table:formula="of:=AVERAGE([.B5040:.B5090])" office:value-type="float" office:value="383.167058823529" calcext:value-type="float">
            <text:p>383.1670588235</text:p>
          </table:table-cell>
          <table:table-cell table:number-columns-repeated="3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64.947" calcext:value-type="float">
            <text:p>364.947</text:p>
          </table:table-cell>
          <table:table-cell table:formula="of:=AVERAGE([.B5041:.B5091])" office:value-type="float" office:value="383.721803921569" calcext:value-type="float">
            <text:p>383.7218039216</text:p>
          </table:table-cell>
          <table:table-cell table:number-columns-repeated="3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61.778" calcext:value-type="float">
            <text:p>361.778</text:p>
          </table:table-cell>
          <table:table-cell table:formula="of:=AVERAGE([.B5042:.B5092])" office:value-type="float" office:value="384.333" calcext:value-type="float">
            <text:p>384.333</text:p>
          </table:table-cell>
          <table:table-cell table:number-columns-repeated="3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68.681" calcext:value-type="float">
            <text:p>368.681</text:p>
          </table:table-cell>
          <table:table-cell table:formula="of:=AVERAGE([.B5043:.B5093])" office:value-type="float" office:value="384.866960784314" calcext:value-type="float">
            <text:p>384.8669607843</text:p>
          </table:table-cell>
          <table:table-cell table:number-columns-repeated="3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64.897" calcext:value-type="float">
            <text:p>364.897</text:p>
          </table:table-cell>
          <table:table-cell table:formula="of:=AVERAGE([.B5044:.B5094])" office:value-type="float" office:value="385.267803921569" calcext:value-type="float">
            <text:p>385.2678039216</text:p>
          </table:table-cell>
          <table:table-cell table:number-columns-repeated="3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72.7" calcext:value-type="float">
            <text:p>372.7</text:p>
          </table:table-cell>
          <table:table-cell table:formula="of:=AVERAGE([.B5045:.B5095])" office:value-type="float" office:value="385.711803921569" calcext:value-type="float">
            <text:p>385.7118039216</text:p>
          </table:table-cell>
          <table:table-cell table:number-columns-repeated="3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64.847" calcext:value-type="float">
            <text:p>364.847</text:p>
          </table:table-cell>
          <table:table-cell table:formula="of:=AVERAGE([.B5046:.B5096])" office:value-type="float" office:value="386.013862745098" calcext:value-type="float">
            <text:p>386.0138627451</text:p>
          </table:table-cell>
          <table:table-cell table:number-columns-repeated="3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67.918" calcext:value-type="float">
            <text:p>367.918</text:p>
          </table:table-cell>
          <table:table-cell table:formula="of:=AVERAGE([.B5047:.B5097])" office:value-type="float" office:value="386.492117647059" calcext:value-type="float">
            <text:p>386.4921176471</text:p>
          </table:table-cell>
          <table:table-cell table:number-columns-repeated="3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57.366" calcext:value-type="float">
            <text:p>357.366</text:p>
          </table:table-cell>
          <table:table-cell table:formula="of:=AVERAGE([.B5048:.B5098])" office:value-type="float" office:value="387.055450980392" calcext:value-type="float">
            <text:p>387.0554509804</text:p>
          </table:table-cell>
          <table:table-cell table:number-columns-repeated="3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65.798" calcext:value-type="float">
            <text:p>365.798</text:p>
          </table:table-cell>
          <table:table-cell table:formula="of:=AVERAGE([.B5049:.B5099])" office:value-type="float" office:value="387.713960784314" calcext:value-type="float">
            <text:p>387.7139607843</text:p>
          </table:table-cell>
          <table:table-cell table:number-columns-repeated="3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65.547" calcext:value-type="float">
            <text:p>365.547</text:p>
          </table:table-cell>
          <table:table-cell table:formula="of:=AVERAGE([.B5050:.B5100])" office:value-type="float" office:value="388.275156862745" calcext:value-type="float">
            <text:p>388.2751568627</text:p>
          </table:table-cell>
          <table:table-cell table:number-columns-repeated="3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62.713" calcext:value-type="float">
            <text:p>362.713</text:p>
          </table:table-cell>
          <table:table-cell table:formula="of:=AVERAGE([.B5051:.B5101])" office:value-type="float" office:value="388.685470588235" calcext:value-type="float">
            <text:p>388.6854705882</text:p>
          </table:table-cell>
          <table:table-cell table:number-columns-repeated="3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83.142" calcext:value-type="float">
            <text:p>383.142</text:p>
          </table:table-cell>
          <table:table-cell table:formula="of:=AVERAGE([.B5052:.B5102])" office:value-type="float" office:value="389.20492" calcext:value-type="float">
            <text:p>389.20492</text:p>
          </table:table-cell>
          <table:table-cell table:number-columns-repeated="3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80.68" calcext:value-type="float">
            <text:p>380.68</text:p>
          </table:table-cell>
          <table:table-cell table:formula="of:=AVERAGE([.B5053:.B5103])" office:value-type="float" office:value="389.328653061225" calcext:value-type="float">
            <text:p>389.3286530612</text:p>
          </table:table-cell>
          <table:table-cell table:number-columns-repeated="3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83.197" calcext:value-type="float">
            <text:p>383.197</text:p>
          </table:table-cell>
          <table:table-cell table:formula="of:=AVERAGE([.B5054:.B5104])" office:value-type="float" office:value="389.508833333333" calcext:value-type="float">
            <text:p>389.5088333333</text:p>
          </table:table-cell>
          <table:table-cell table:number-columns-repeated="3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92.099" calcext:value-type="float">
            <text:p>392.099</text:p>
          </table:table-cell>
          <table:table-cell table:formula="of:=AVERAGE([.B5055:.B5105])" office:value-type="float" office:value="389.643127659574" calcext:value-type="float">
            <text:p>389.6431276596</text:p>
          </table:table-cell>
          <table:table-cell table:number-columns-repeated="3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87.597" calcext:value-type="float">
            <text:p>387.597</text:p>
          </table:table-cell>
          <table:table-cell table:formula="of:=AVERAGE([.B5056:.B5106])" office:value-type="float" office:value="389.589739130435" calcext:value-type="float">
            <text:p>389.5897391304</text:p>
          </table:table-cell>
          <table:table-cell table:number-columns-repeated="3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84.578" calcext:value-type="float">
            <text:p>384.578</text:p>
          </table:table-cell>
          <table:table-cell table:formula="of:=AVERAGE([.B5057:.B5107])" office:value-type="float" office:value="389.634022222222" calcext:value-type="float">
            <text:p>389.6340222222</text:p>
          </table:table-cell>
          <table:table-cell table:number-columns-repeated="3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83.087" calcext:value-type="float">
            <text:p>383.087</text:p>
          </table:table-cell>
          <table:table-cell table:formula="of:=AVERAGE([.B5058:.B5108])" office:value-type="float" office:value="389.748931818182" calcext:value-type="float">
            <text:p>389.7489318182</text:p>
          </table:table-cell>
          <table:table-cell table:number-columns-repeated="3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90.663" calcext:value-type="float">
            <text:p>390.663</text:p>
          </table:table-cell>
          <table:table-cell table:formula="of:=AVERAGE([.B5059:.B5109])" office:value-type="float" office:value="389.903860465116" calcext:value-type="float">
            <text:p>389.9038604651</text:p>
          </table:table-cell>
          <table:table-cell table:number-columns-repeated="3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91.064" calcext:value-type="float">
            <text:p>391.064</text:p>
          </table:table-cell>
          <table:table-cell table:formula="of:=AVERAGE([.B5060:.B5110])" office:value-type="float" office:value="389.885785714286" calcext:value-type="float">
            <text:p>389.8857857143</text:p>
          </table:table-cell>
          <table:table-cell table:number-columns-repeated="3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93.082" calcext:value-type="float">
            <text:p>393.082</text:p>
          </table:table-cell>
          <table:table-cell table:formula="of:=AVERAGE([.B5061:.B5111])" office:value-type="float" office:value="389.857048780488" calcext:value-type="float">
            <text:p>389.8570487805</text:p>
          </table:table-cell>
          <table:table-cell table:number-columns-repeated="3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88.274" calcext:value-type="float">
            <text:p>388.274</text:p>
          </table:table-cell>
          <table:table-cell table:formula="of:=AVERAGE([.B5062:.B5112])" office:value-type="float" office:value="389.776425" calcext:value-type="float">
            <text:p>389.776425</text:p>
          </table:table-cell>
          <table:table-cell table:number-columns-repeated="3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84.689" calcext:value-type="float">
            <text:p>384.689</text:p>
          </table:table-cell>
          <table:table-cell table:formula="of:=AVERAGE([.B5063:.B5113])" office:value-type="float" office:value="389.814948717949" calcext:value-type="float">
            <text:p>389.8149487179</text:p>
          </table:table-cell>
          <table:table-cell table:number-columns-repeated="3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82.537" calcext:value-type="float">
            <text:p>382.537</text:p>
          </table:table-cell>
          <table:table-cell table:formula="of:=AVERAGE([.B5064:.B5114])" office:value-type="float" office:value="389.949842105263" calcext:value-type="float">
            <text:p>389.9498421053</text:p>
          </table:table-cell>
          <table:table-cell table:number-columns-repeated="3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91.811" calcext:value-type="float">
            <text:p>391.811</text:p>
          </table:table-cell>
          <table:table-cell table:formula="of:=AVERAGE([.B5065:.B5115])" office:value-type="float" office:value="390.150189189189" calcext:value-type="float">
            <text:p>390.1501891892</text:p>
          </table:table-cell>
          <table:table-cell table:number-columns-repeated="3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91.696" calcext:value-type="float">
            <text:p>391.696</text:p>
          </table:table-cell>
          <table:table-cell table:formula="of:=AVERAGE([.B5066:.B5116])" office:value-type="float" office:value="390.104055555556" calcext:value-type="float">
            <text:p>390.1040555556</text:p>
          </table:table-cell>
          <table:table-cell table:number-columns-repeated="3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85.356" calcext:value-type="float">
            <text:p>385.356</text:p>
          </table:table-cell>
          <table:table-cell table:formula="of:=AVERAGE([.B5067:.B5117])" office:value-type="float" office:value="390.058571428571" calcext:value-type="float">
            <text:p>390.0585714286</text:p>
          </table:table-cell>
          <table:table-cell table:number-columns-repeated="3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93.836" calcext:value-type="float">
            <text:p>393.836</text:p>
          </table:table-cell>
          <table:table-cell table:formula="of:=AVERAGE([.B5068:.B5118])" office:value-type="float" office:value="390.196882352941" calcext:value-type="float">
            <text:p>390.1968823529</text:p>
          </table:table-cell>
          <table:table-cell table:number-columns-repeated="3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94.361" calcext:value-type="float">
            <text:p>394.361</text:p>
          </table:table-cell>
          <table:table-cell table:formula="of:=AVERAGE([.B5069:.B5119])" office:value-type="float" office:value="390.086606060606" calcext:value-type="float">
            <text:p>390.0866060606</text:p>
          </table:table-cell>
          <table:table-cell table:number-columns-repeated="3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91.409" calcext:value-type="float">
            <text:p>391.409</text:p>
          </table:table-cell>
          <table:table-cell table:formula="of:=AVERAGE([.B5070:.B5120])" office:value-type="float" office:value="389.95303125" calcext:value-type="float">
            <text:p>389.95303125</text:p>
          </table:table-cell>
          <table:table-cell table:number-columns-repeated="3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86.529" calcext:value-type="float">
            <text:p>386.529</text:p>
          </table:table-cell>
          <table:table-cell table:formula="of:=AVERAGE([.B5071:.B5121])" office:value-type="float" office:value="389.906064516129" calcext:value-type="float">
            <text:p>389.9060645161</text:p>
          </table:table-cell>
          <table:table-cell table:number-columns-repeated="3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87.259" calcext:value-type="float">
            <text:p>387.259</text:p>
          </table:table-cell>
          <table:table-cell table:formula="of:=AVERAGE([.B5072:.B5122])" office:value-type="float" office:value="390.018633333333" calcext:value-type="float">
            <text:p>390.0186333333</text:p>
          </table:table-cell>
          <table:table-cell table:number-columns-repeated="3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80.626" calcext:value-type="float">
            <text:p>380.626</text:p>
          </table:table-cell>
          <table:table-cell table:formula="of:=AVERAGE([.B5073:.B5123])" office:value-type="float" office:value="390.113793103448" calcext:value-type="float">
            <text:p>390.1137931034</text:p>
          </table:table-cell>
          <table:table-cell table:number-columns-repeated="3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93.256" calcext:value-type="float">
            <text:p>393.256</text:p>
          </table:table-cell>
          <table:table-cell table:formula="of:=AVERAGE([.B5074:.B5124])" office:value-type="float" office:value="390.452642857143" calcext:value-type="float">
            <text:p>390.4526428571</text:p>
          </table:table-cell>
          <table:table-cell table:number-columns-repeated="3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89.921" calcext:value-type="float">
            <text:p>389.921</text:p>
          </table:table-cell>
          <table:table-cell table:formula="of:=AVERAGE([.B5075:.B5125])" office:value-type="float" office:value="390.348814814815" calcext:value-type="float">
            <text:p>390.3488148148</text:p>
          </table:table-cell>
          <table:table-cell table:number-columns-repeated="3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89.864" calcext:value-type="float">
            <text:p>389.864</text:p>
          </table:table-cell>
          <table:table-cell table:formula="of:=AVERAGE([.B5076:.B5126])" office:value-type="float" office:value="390.365269230769" calcext:value-type="float">
            <text:p>390.3652692308</text:p>
          </table:table-cell>
          <table:table-cell table:number-columns-repeated="3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89.75" calcext:value-type="float">
            <text:p>389.75</text:p>
          </table:table-cell>
          <table:table-cell table:formula="of:=AVERAGE([.B5077:.B5127])" office:value-type="float" office:value="390.38532" calcext:value-type="float">
            <text:p>390.38532</text:p>
          </table:table-cell>
          <table:table-cell table:number-columns-repeated="3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92.734" calcext:value-type="float">
            <text:p>392.734</text:p>
          </table:table-cell>
          <table:table-cell table:formula="of:=AVERAGE([.B5078:.B5128])" office:value-type="float" office:value="390.411791666667" calcext:value-type="float">
            <text:p>390.4117916667</text:p>
          </table:table-cell>
          <table:table-cell table:number-columns-repeated="3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88.274" calcext:value-type="float">
            <text:p>388.274</text:p>
          </table:table-cell>
          <table:table-cell table:formula="of:=AVERAGE([.B5079:.B5129])" office:value-type="float" office:value="390.310826086957" calcext:value-type="float">
            <text:p>390.310826087</text:p>
          </table:table-cell>
          <table:table-cell table:number-columns-repeated="3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90.492" calcext:value-type="float">
            <text:p>390.492</text:p>
          </table:table-cell>
          <table:table-cell table:formula="of:=AVERAGE([.B5080:.B5130])" office:value-type="float" office:value="390.403409090909" calcext:value-type="float">
            <text:p>390.4034090909</text:p>
          </table:table-cell>
          <table:table-cell table:number-columns-repeated="3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84.8" calcext:value-type="float">
            <text:p>384.8</text:p>
          </table:table-cell>
          <table:table-cell table:formula="of:=AVERAGE([.B5081:.B5131])" office:value-type="float" office:value="390.399190476191" calcext:value-type="float">
            <text:p>390.3991904762</text:p>
          </table:table-cell>
          <table:table-cell table:number-columns-repeated="3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94.769" calcext:value-type="float">
            <text:p>394.769</text:p>
          </table:table-cell>
          <table:table-cell table:formula="of:=AVERAGE([.B5082:.B5132])" office:value-type="float" office:value="390.67915" calcext:value-type="float">
            <text:p>390.67915</text:p>
          </table:table-cell>
          <table:table-cell table:number-columns-repeated="3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94.477" calcext:value-type="float">
            <text:p>394.477</text:p>
          </table:table-cell>
          <table:table-cell table:formula="of:=AVERAGE([.B5083:.B5133])" office:value-type="float" office:value="390.463894736842" calcext:value-type="float">
            <text:p>390.4638947368</text:p>
          </table:table-cell>
          <table:table-cell table:number-columns-repeated="3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95.765" calcext:value-type="float">
            <text:p>395.765</text:p>
          </table:table-cell>
          <table:table-cell table:formula="of:=AVERAGE([.B5084:.B5134])" office:value-type="float" office:value="390.240944444444" calcext:value-type="float">
            <text:p>390.2409444444</text:p>
          </table:table-cell>
          <table:table-cell table:number-columns-repeated="3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87.541" calcext:value-type="float">
            <text:p>387.541</text:p>
          </table:table-cell>
          <table:table-cell table:formula="of:=AVERAGE([.B5085:.B5135])" office:value-type="float" office:value="389.916" calcext:value-type="float">
            <text:p>389.916</text:p>
          </table:table-cell>
          <table:table-cell table:number-columns-repeated="3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89.864" calcext:value-type="float">
            <text:p>389.864</text:p>
          </table:table-cell>
          <table:table-cell table:formula="of:=AVERAGE([.B5086:.B5136])" office:value-type="float" office:value="390.0644375" calcext:value-type="float">
            <text:p>390.0644375</text:p>
          </table:table-cell>
          <table:table-cell table:number-columns-repeated="3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85.134" calcext:value-type="float">
            <text:p>385.134</text:p>
          </table:table-cell>
          <table:table-cell table:formula="of:=AVERAGE([.B5087:.B5137])" office:value-type="float" office:value="390.0778" calcext:value-type="float">
            <text:p>390.0778</text:p>
          </table:table-cell>
          <table:table-cell table:number-columns-repeated="3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88.954" calcext:value-type="float">
            <text:p>388.954</text:p>
          </table:table-cell>
          <table:table-cell table:formula="of:=AVERAGE([.B5088:.B5138])" office:value-type="float" office:value="390.430928571429" calcext:value-type="float">
            <text:p>390.4309285714</text:p>
          </table:table-cell>
          <table:table-cell table:number-columns-repeated="3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86.866" calcext:value-type="float">
            <text:p>386.866</text:p>
          </table:table-cell>
          <table:table-cell table:formula="of:=AVERAGE([.B5089:.B5139])" office:value-type="float" office:value="390.544538461538" calcext:value-type="float">
            <text:p>390.5445384615</text:p>
          </table:table-cell>
          <table:table-cell table:number-columns-repeated="3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91.236" calcext:value-type="float">
            <text:p>391.236</text:p>
          </table:table-cell>
          <table:table-cell table:formula="of:=AVERAGE([.B5090:.B5140])" office:value-type="float" office:value="390.851083333333" calcext:value-type="float">
            <text:p>390.8510833333</text:p>
          </table:table-cell>
          <table:table-cell table:number-columns-repeated="3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91.351" calcext:value-type="float">
            <text:p>391.351</text:p>
          </table:table-cell>
          <table:table-cell table:formula="of:=AVERAGE([.B5091:.B5141])" office:value-type="float" office:value="390.816090909091" calcext:value-type="float">
            <text:p>390.8160909091</text:p>
          </table:table-cell>
          <table:table-cell table:number-columns-repeated="3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96.118" calcext:value-type="float">
            <text:p>396.118</text:p>
          </table:table-cell>
          <table:table-cell table:formula="of:=AVERAGE([.B5092:.B5142])" office:value-type="float" office:value="390.7626" calcext:value-type="float">
            <text:p>390.7626</text:p>
          </table:table-cell>
          <table:table-cell table:number-columns-repeated="3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89.01" calcext:value-type="float">
            <text:p>389.01</text:p>
          </table:table-cell>
          <table:table-cell table:formula="of:=AVERAGE([.B5093:.B5143])" office:value-type="float" office:value="390.167555555555" calcext:value-type="float">
            <text:p>390.1675555556</text:p>
          </table:table-cell>
          <table:table-cell table:number-columns-repeated="3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89.124" calcext:value-type="float">
            <text:p>389.124</text:p>
          </table:table-cell>
          <table:table-cell table:formula="of:=AVERAGE([.B5094:.B5144])" office:value-type="float" office:value="390.31225" calcext:value-type="float">
            <text:p>390.31225</text:p>
          </table:table-cell>
          <table:table-cell table:number-columns-repeated="3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87.541" calcext:value-type="float">
            <text:p>387.541</text:p>
          </table:table-cell>
          <table:table-cell table:formula="of:=AVERAGE([.B5095:.B5145])" office:value-type="float" office:value="390.482" calcext:value-type="float">
            <text:p>390.482</text:p>
          </table:table-cell>
          <table:table-cell table:number-columns-repeated="3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88.105" calcext:value-type="float">
            <text:p>388.105</text:p>
          </table:table-cell>
          <table:table-cell table:formula="of:=AVERAGE([.B5096:.B5146])" office:value-type="float" office:value="390.972166666667" calcext:value-type="float">
            <text:p>390.9721666667</text:p>
          </table:table-cell>
          <table:table-cell table:number-columns-repeated="3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89.238" calcext:value-type="float">
            <text:p>389.238</text:p>
          </table:table-cell>
          <table:table-cell table:formula="of:=AVERAGE([.B5097:.B5147])" office:value-type="float" office:value="391.5456" calcext:value-type="float">
            <text:p>391.5456</text:p>
          </table:table-cell>
          <table:table-cell table:number-columns-repeated="3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96.648" calcext:value-type="float">
            <text:p>396.648</text:p>
          </table:table-cell>
          <table:table-cell table:formula="of:=AVERAGE([.B5098:.B5148])" office:value-type="float" office:value="392.1225" calcext:value-type="float">
            <text:p>392.1225</text:p>
          </table:table-cell>
          <table:table-cell table:number-columns-repeated="3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90.95" calcext:value-type="float">
            <text:p>390.95</text:p>
          </table:table-cell>
          <table:table-cell table:formula="of:=AVERAGE([.B5099:.B5149])" office:value-type="float" office:value="390.614" calcext:value-type="float">
            <text:p>390.614</text:p>
          </table:table-cell>
          <table:table-cell table:number-columns-repeated="3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94.419" calcext:value-type="float">
            <text:p>394.419</text:p>
          </table:table-cell>
          <table:table-cell table:formula="of:=AVERAGE([.B5100:.B5150])" office:value-type="float" office:value="390.446" calcext:value-type="float">
            <text:p>390.446</text:p>
          </table:table-cell>
          <table:table-cell table:number-columns-repeated="3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86.473" calcext:value-type="float">
            <text:p>386.473</text:p>
          </table:table-cell>
          <table:table-cell table:formula="of:=AVERAGE([.B5101:.B5151])" office:value-type="float" office:value="386.473" calcext:value-type="float">
            <text:p>386.47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1">00/00/0000</text:date>, <text:time style:data-style-name="N2" text:time-value="20:45:58.0216246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21T22:51:36.514729343</dc:date>
    <meta:editing-duration>PT2H11M12S</meta:editing-duration>
    <meta:editing-cycles>2</meta:editing-cycles>
    <meta:generator>LibreOffice/5.1.6.2$Linux_X86_64 LibreOffice_project/10m0$Build-2</meta:generator>
    <meta:document-statistic meta:table-count="1" meta:cell-count="1550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317cm" svg:height="10.679cm" xlink:href=".." xlink:type="simple" chart:class="chart:scatter" chart:style-name="ch1">
        <chart:legend chart:legend-position="end" svg:x="16.253cm" svg:y="4.791cm" style:legend-expansion="high" chart:style-name="ch2"/>
        <chart:plot-area chart:style-name="ch3" table:cell-range-address="left_motor.F1:left_motor.F52 left_motor.E2:left_motor.E52" chart:data-source-has-labels="row" svg:x="0.386cm" svg:y="0.213cm" svg:width="15.481cm" svg:height="10.253cm">
          <chartooo:coordinate-region svg:x="0.717cm" svg:y="0.412cm" svg:width="15.057cm" svg:height="9.85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eft_motor.E2:left_motor.E52" chart:label-cell-address="left_motor.F1:left_motor.F1" chart:class="chart:scatter">
            <chart:domain table:cell-range-address="left_motor.F2:left_motor.F52"/>
            <chart:regression-curve chart:style-name="ch7">
              <chart:equation chart:display-equation="true" chart:display-r-square="false" svg:x="0.807cm" svg:y="0.835cm"/>
            </chart:regression-curve>
            <chart:data-point chart:repeated="32"/>
            <chart:data-point chart:style-name="ch8"/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Vel</text:p>
                <draw:g>
                  <svg:desc>left_motor.F1:left_motor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63.091098039216">
                <text:p>-363.091098039216</text:p>
                <draw:g>
                  <svg:desc>left_motor.F2:left_motor.F52</svg:desc>
                </draw:g>
              </table:table-cell>
              <table:table-cell office:value-type="float" office:value="-1">
                <text:p>-1</text:p>
                <draw:g>
                  <svg:desc>left_motor.E2:left_motor.E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88.164862745098">
                <text:p>-388.164862745098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65.140215686274">
                <text:p>-365.140215686274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55.519117647059">
                <text:p>-355.519117647059</text:p>
              </table:table-cell>
              <table:table-cell office:value-type="float" office:value="-0.94">
                <text:p>-0.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47.408098039216">
                <text:p>-347.408098039216</text:p>
              </table:table-cell>
              <table:table-cell office:value-type="float" office:value="-0.92">
                <text:p>-0.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41.304470588235">
                <text:p>-341.304470588235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33.243509803921">
                <text:p>-333.243509803921</text:p>
              </table:table-cell>
              <table:table-cell office:value-type="float" office:value="-0.88">
                <text:p>-0.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24.30337254902">
                <text:p>-324.30337254902</text:p>
              </table:table-cell>
              <table:table-cell office:value-type="float" office:value="-0.86">
                <text:p>-0.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15.772">
                <text:p>-315.772</text:p>
              </table:table-cell>
              <table:table-cell office:value-type="float" office:value="-0.84">
                <text:p>-0.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08.691745098039">
                <text:p>-308.691745098039</text:p>
              </table:table-cell>
              <table:table-cell office:value-type="float" office:value="-0.82">
                <text:p>-0.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00.119352941176">
                <text:p>-300.119352941176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91.735254901961">
                <text:p>-291.735254901961</text:p>
              </table:table-cell>
              <table:table-cell office:value-type="float" office:value="-0.78">
                <text:p>-0.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84.328647058823">
                <text:p>-284.328647058823</text:p>
              </table:table-cell>
              <table:table-cell office:value-type="float" office:value="-0.76">
                <text:p>-0.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76.081666666667">
                <text:p>-276.081666666667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68.231549019608">
                <text:p>-268.231549019608</text:p>
              </table:table-cell>
              <table:table-cell office:value-type="float" office:value="-0.72">
                <text:p>-0.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58.869156862745">
                <text:p>-258.869156862745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50.310529411765">
                <text:p>-250.310529411765</text:p>
              </table:table-cell>
              <table:table-cell office:value-type="float" office:value="-0.68">
                <text:p>-0.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43.071764705882">
                <text:p>-243.071764705882</text:p>
              </table:table-cell>
              <table:table-cell office:value-type="float" office:value="-0.66">
                <text:p>-0.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34.892137254902">
                <text:p>-234.892137254902</text:p>
              </table:table-cell>
              <table:table-cell office:value-type="float" office:value="-0.64">
                <text:p>-0.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25.760862745098">
                <text:p>-225.760862745098</text:p>
              </table:table-cell>
              <table:table-cell office:value-type="float" office:value="-0.62">
                <text:p>-0.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17.443647058823">
                <text:p>-217.443647058823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09.584862745098">
                <text:p>-209.584862745098</text:p>
              </table:table-cell>
              <table:table-cell office:value-type="float" office:value="-0.58">
                <text:p>-0.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01.096490196078">
                <text:p>-201.096490196078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92.674274509804">
                <text:p>-192.674274509804</text:p>
              </table:table-cell>
              <table:table-cell office:value-type="float" office:value="-0.54">
                <text:p>-0.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85.377098039216">
                <text:p>-185.377098039216</text:p>
              </table:table-cell>
              <table:table-cell office:value-type="float" office:value="-0.519999999999999">
                <text:p>-0.5199999999999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75.991352941176">
                <text:p>-175.991352941176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68.514980392157">
                <text:p>-168.514980392157</text:p>
              </table:table-cell>
              <table:table-cell office:value-type="float" office:value="-0.479999999999999">
                <text:p>-0.4799999999999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60.181431372549">
                <text:p>-160.181431372549</text:p>
              </table:table-cell>
              <table:table-cell office:value-type="float" office:value="-0.459999999999999">
                <text:p>-0.4599999999999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51.794588235294">
                <text:p>-151.794588235294</text:p>
              </table:table-cell>
              <table:table-cell office:value-type="float" office:value="-0.439999999999999">
                <text:p>-0.4399999999999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43.029352941177">
                <text:p>-143.029352941177</text:p>
              </table:table-cell>
              <table:table-cell office:value-type="float" office:value="-0.419999999999999">
                <text:p>-0.4199999999999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35.495392156863">
                <text:p>-135.495392156863</text:p>
              </table:table-cell>
              <table:table-cell office:value-type="float" office:value="-0.399999999999999">
                <text:p>-0.3999999999999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27.363333333333">
                <text:p>-127.363333333333</text:p>
              </table:table-cell>
              <table:table-cell office:value-type="float" office:value="-0.379999999999999">
                <text:p>-0.3799999999999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19.223078431373">
                <text:p>-119.223078431373</text:p>
              </table:table-cell>
              <table:table-cell office:value-type="float" office:value="-0.359999999999999">
                <text:p>-0.3599999999999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11.098823529412">
                <text:p>-111.098823529412</text:p>
              </table:table-cell>
              <table:table-cell office:value-type="float" office:value="-0.339999999999999">
                <text:p>-0.3399999999999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03.057756862745">
                <text:p>-103.057756862745</text:p>
              </table:table-cell>
              <table:table-cell office:value-type="float" office:value="-0.319999999999999">
                <text:p>-0.3199999999999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95.2933411764706">
                <text:p>-95.2933411764706</text:p>
              </table:table-cell>
              <table:table-cell office:value-type="float" office:value="-0.299999999999999">
                <text:p>-0.2999999999999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86.3556176470588">
                <text:p>-86.3556176470588</text:p>
              </table:table-cell>
              <table:table-cell office:value-type="float" office:value="-0.279999999999999">
                <text:p>-0.2799999999999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78.370237254902">
                <text:p>-78.370237254902</text:p>
              </table:table-cell>
              <table:table-cell office:value-type="float" office:value="-0.259999999999999">
                <text:p>-0.2599999999999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70.3430352941176">
                <text:p>-70.3430352941176</text:p>
              </table:table-cell>
              <table:table-cell office:value-type="float" office:value="-0.239999999999999">
                <text:p>-0.2399999999999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2.3948039215686">
                <text:p>-62.3948039215686</text:p>
              </table:table-cell>
              <table:table-cell office:value-type="float" office:value="-0.219999999999999">
                <text:p>-0.2199999999999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53.8206235294118">
                <text:p>-53.8206235294118</text:p>
              </table:table-cell>
              <table:table-cell office:value-type="float" office:value="-0.199999999999999">
                <text:p>-0.1999999999999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46.1760666666667">
                <text:p>-46.1760666666667</text:p>
              </table:table-cell>
              <table:table-cell office:value-type="float" office:value="-0.179999999999999">
                <text:p>-0.1799999999999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37.8098019607843">
                <text:p>-37.8098019607843</text:p>
              </table:table-cell>
              <table:table-cell office:value-type="float" office:value="-0.159999999999999">
                <text:p>-0.1599999999999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0.6302274509804">
                <text:p>-30.6302274509804</text:p>
              </table:table-cell>
              <table:table-cell office:value-type="float" office:value="-0.139999999999999">
                <text:p>-0.1399999999999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21.9189470588235">
                <text:p>-21.9189470588235</text:p>
              </table:table-cell>
              <table:table-cell office:value-type="float" office:value="-0.119999999999999">
                <text:p>-0.1199999999999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4.7150705882353">
                <text:p>-14.7150705882353</text:p>
              </table:table-cell>
              <table:table-cell office:value-type="float" office:value="-0.0999999999999991">
                <text:p>-0.09999999999999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7.69458647058824">
                <text:p>-7.69458647058824</text:p>
              </table:table-cell>
              <table:table-cell office:value-type="float" office:value="-0.0799999999999991">
                <text:p>-0.07999999999999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82386568627451">
                <text:p>-0.82386568627451</text:p>
              </table:table-cell>
              <table:table-cell office:value-type="float" office:value="-0.0599999999999991">
                <text:p>-0.05999999999999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-0.0399999999999989">
                <text:p>-0.03999999999999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-0.0199999999999989">
                <text:p>-0.01999999999999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1.11022302462516E-015">
                <text:p>1.11022302462516E-0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559cm" svg:height="25.341cm" xlink:href=".." xlink:type="simple" chart:class="chart:scatter" chart:column-mapping="1 0" chart:style-name="ch1">
        <chart:legend chart:legend-position="end" svg:x="21.463cm" svg:y="12.122cm" style:legend-expansion="high" chart:style-name="ch2"/>
        <chart:plot-area chart:style-name="ch3" table:cell-range-address="left_motor.E52:left_motor.F101" svg:x="0.511cm" svg:y="0.506cm" svg:width="20.441cm" svg:height="24.329cm">
          <chartooo:coordinate-region svg:x="1.238cm" svg:y="0.705cm" svg:width="19.434cm" svg:height="23.48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eft_motor.E52:left_motor.E101" chart:class="chart:scatter">
            <chart:domain table:cell-range-address="left_motor.F52:left_motor.F101"/>
            <chart:regression-curve chart:style-name="ch7">
              <chart:equation chart:display-equation="true" chart:display-r-square="false" svg:x="2.523cm" svg:y="2.113cm"/>
            </chart:regression-curve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left_motor.F52:left_motor.F101</svg:desc>
                </draw:g>
              </table:table-cell>
              <table:table-cell office:value-type="float" office:value="1.11022302462516E-015">
                <text:p>1.11022302462516E-015</text:p>
                <draw:g>
                  <svg:desc>left_motor.E52:left_motor.E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0200000000000011">
                <text:p>0.02000000000000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0400000000000011">
                <text:p>0.04000000000000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0600000000000012">
                <text:p>0.06000000000000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74651607843137">
                <text:p>1.74651607843137</text:p>
              </table:table-cell>
              <table:table-cell office:value-type="float" office:value="0.0800000000000012">
                <text:p>0.08000000000000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94451274509804">
                <text:p>6.94451274509804</text:p>
              </table:table-cell>
              <table:table-cell office:value-type="float" office:value="0.100000000000001">
                <text:p>0.100000000000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.2586490196078">
                <text:p>18.2586490196078</text:p>
              </table:table-cell>
              <table:table-cell office:value-type="float" office:value="0.120000000000001">
                <text:p>0.12000000000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.4433549019608">
                <text:p>26.4433549019608</text:p>
              </table:table-cell>
              <table:table-cell office:value-type="float" office:value="0.140000000000001">
                <text:p>0.1400000000000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.2154176470588">
                <text:p>35.2154176470588</text:p>
              </table:table-cell>
              <table:table-cell office:value-type="float" office:value="0.160000000000001">
                <text:p>0.1600000000000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.9164764705882">
                <text:p>41.9164764705882</text:p>
              </table:table-cell>
              <table:table-cell office:value-type="float" office:value="0.180000000000001">
                <text:p>0.180000000000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8.632168627451">
                <text:p>48.632168627451</text:p>
              </table:table-cell>
              <table:table-cell office:value-type="float" office:value="0.200000000000001">
                <text:p>0.200000000000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.233968627451">
                <text:p>57.233968627451</text:p>
              </table:table-cell>
              <table:table-cell office:value-type="float" office:value="0.220000000000001">
                <text:p>0.2200000000000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.0398980392157">
                <text:p>65.0398980392157</text:p>
              </table:table-cell>
              <table:table-cell office:value-type="float" office:value="0.240000000000001">
                <text:p>0.2400000000000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2.9404078431373">
                <text:p>72.9404078431373</text:p>
              </table:table-cell>
              <table:table-cell office:value-type="float" office:value="0.260000000000001">
                <text:p>0.2600000000000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.3277490196079">
                <text:p>80.3277490196079</text:p>
              </table:table-cell>
              <table:table-cell office:value-type="float" office:value="0.280000000000001">
                <text:p>0.2800000000000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8.8369313725491">
                <text:p>88.8369313725491</text:p>
              </table:table-cell>
              <table:table-cell office:value-type="float" office:value="0.300000000000001">
                <text:p>0.3000000000000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8.2972607843137">
                <text:p>98.2972607843137</text:p>
              </table:table-cell>
              <table:table-cell office:value-type="float" office:value="0.320000000000001">
                <text:p>0.3200000000000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5.337282352941">
                <text:p>105.337282352941</text:p>
              </table:table-cell>
              <table:table-cell office:value-type="float" office:value="0.340000000000001">
                <text:p>0.3400000000000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3.397">
                <text:p>113.397</text:p>
              </table:table-cell>
              <table:table-cell office:value-type="float" office:value="0.360000000000001">
                <text:p>0.3600000000000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2.258058823529">
                <text:p>122.258058823529</text:p>
              </table:table-cell>
              <table:table-cell office:value-type="float" office:value="0.380000000000001">
                <text:p>0.3800000000000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1.052705882353">
                <text:p>131.052705882353</text:p>
              </table:table-cell>
              <table:table-cell office:value-type="float" office:value="0.400000000000001">
                <text:p>0.4000000000000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8.794117647059">
                <text:p>138.794117647059</text:p>
              </table:table-cell>
              <table:table-cell office:value-type="float" office:value="0.420000000000001">
                <text:p>0.4200000000000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7.53637254902">
                <text:p>147.53637254902</text:p>
              </table:table-cell>
              <table:table-cell office:value-type="float" office:value="0.440000000000001">
                <text:p>0.4400000000000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6.278254901961">
                <text:p>156.278254901961</text:p>
              </table:table-cell>
              <table:table-cell office:value-type="float" office:value="0.460000000000002">
                <text:p>0.4600000000000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3.89331372549">
                <text:p>163.89331372549</text:p>
              </table:table-cell>
              <table:table-cell office:value-type="float" office:value="0.480000000000002">
                <text:p>0.4800000000000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2.395235294118">
                <text:p>172.395235294118</text:p>
              </table:table-cell>
              <table:table-cell office:value-type="float" office:value="0.500000000000002">
                <text:p>0.5000000000000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9.995529411765">
                <text:p>179.995529411765</text:p>
              </table:table-cell>
              <table:table-cell office:value-type="float" office:value="0.520000000000002">
                <text:p>0.5200000000000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8.713882352941">
                <text:p>188.713882352941</text:p>
              </table:table-cell>
              <table:table-cell office:value-type="float" office:value="0.540000000000002">
                <text:p>0.5400000000000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7.394117647059">
                <text:p>197.394117647059</text:p>
              </table:table-cell>
              <table:table-cell office:value-type="float" office:value="0.560000000000002">
                <text:p>0.5600000000000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5.695411764706">
                <text:p>205.695411764706</text:p>
              </table:table-cell>
              <table:table-cell office:value-type="float" office:value="0.580000000000002">
                <text:p>0.5800000000000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3.501176470588">
                <text:p>213.501176470588</text:p>
              </table:table-cell>
              <table:table-cell office:value-type="float" office:value="0.600000000000002">
                <text:p>0.6000000000000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2.44231372549">
                <text:p>222.44231372549</text:p>
              </table:table-cell>
              <table:table-cell office:value-type="float" office:value="0.620000000000002">
                <text:p>0.6200000000000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1.310588235294">
                <text:p>231.310588235294</text:p>
              </table:table-cell>
              <table:table-cell office:value-type="float" office:value="0.640000000000002">
                <text:p>0.6400000000000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2.305568627451">
                <text:p>242.305568627451</text:p>
              </table:table-cell>
              <table:table-cell office:value-type="float" office:value="0.660000000000002">
                <text:p>0.6600000000000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8.432137254902">
                <text:p>248.432137254902</text:p>
              </table:table-cell>
              <table:table-cell office:value-type="float" office:value="0.680000000000002">
                <text:p>0.6800000000000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6.254352941176">
                <text:p>256.254352941176</text:p>
              </table:table-cell>
              <table:table-cell office:value-type="float" office:value="0.700000000000002">
                <text:p>0.7000000000000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5.104647058824">
                <text:p>265.104647058824</text:p>
              </table:table-cell>
              <table:table-cell office:value-type="float" office:value="0.720000000000002">
                <text:p>0.7200000000000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73.45037254902">
                <text:p>273.45037254902</text:p>
              </table:table-cell>
              <table:table-cell office:value-type="float" office:value="0.740000000000002">
                <text:p>0.7400000000000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81.434529411765">
                <text:p>281.434529411765</text:p>
              </table:table-cell>
              <table:table-cell office:value-type="float" office:value="0.760000000000002">
                <text:p>0.7600000000000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9.743529411765">
                <text:p>289.743529411765</text:p>
              </table:table-cell>
              <table:table-cell office:value-type="float" office:value="0.780000000000002">
                <text:p>0.7800000000000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99.239764705882">
                <text:p>299.239764705882</text:p>
              </table:table-cell>
              <table:table-cell office:value-type="float" office:value="0.800000000000002">
                <text:p>0.8000000000000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6.806764705882">
                <text:p>306.806764705882</text:p>
              </table:table-cell>
              <table:table-cell office:value-type="float" office:value="0.820000000000002">
                <text:p>0.8200000000000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14.72168627451">
                <text:p>314.72168627451</text:p>
              </table:table-cell>
              <table:table-cell office:value-type="float" office:value="0.840000000000002">
                <text:p>0.8400000000000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22.623823529412">
                <text:p>322.623823529412</text:p>
              </table:table-cell>
              <table:table-cell office:value-type="float" office:value="0.860000000000002">
                <text:p>0.8600000000000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31.594764705882">
                <text:p>331.594764705882</text:p>
              </table:table-cell>
              <table:table-cell office:value-type="float" office:value="0.880000000000002">
                <text:p>0.8800000000000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39.250843137255">
                <text:p>339.250843137255</text:p>
              </table:table-cell>
              <table:table-cell office:value-type="float" office:value="0.900000000000002">
                <text:p>0.9000000000000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47.175294117647">
                <text:p>347.175294117647</text:p>
              </table:table-cell>
              <table:table-cell office:value-type="float" office:value="0.920000000000002">
                <text:p>0.9200000000000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55.122882352941">
                <text:p>355.122882352941</text:p>
              </table:table-cell>
              <table:table-cell office:value-type="float" office:value="0.940000000000002">
                <text:p>0.9400000000000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63.615450980392">
                <text:p>363.615450980392</text:p>
              </table:table-cell>
              <table:table-cell office:value-type="float" office:value="0.960000000000002">
                <text:p>0.9600000000000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